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HD14818</text:p>
          </table:table-cell>
          <table:table-cell table:number-columns-repeated="2"/>
          <table:table-cell table:style-name="Default" office:value-type="string" calcext:value-type="string">
            <text:p>HD</text:p>
          </table:table-cell>
          <table:table-cell table:style-name="Default"/>
          <table:table-cell table:number-columns-repeated="7"/>
          <table:table-cell office:value-type="string" calcext:value-type="string">
            <text:p>20A interpo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wavelength in A</text:p>
          </table:table-cell>
          <table:table-cell office:value-type="string" calcext:value-type="string">
            <text:p>Flux</text:p>
          </table:table-cell>
          <table:table-cell/>
          <table:table-cell office:value-type="string" calcext:value-type="string">
            <text:p><text:s/>wavelength in A</text:p>
          </table:table-cell>
          <table:table-cell office:value-type="string" calcext:value-type="string">
            <text:p>Flux</text:p>
          </table:table-cell>
          <table:table-cell/>
          <table:table-cell table:style-name="ce1" office:value-type="string" calcext:value-type="string">
            <text:p>1/ wavelength</text:p>
          </table:table-cell>
          <table:table-cell table:style-name="ce1" office:value-type="string" calcext:value-type="string">
            <text:p>extinction</text:p>
          </table:table-cell>
          <table:table-cell table:number-columns-repeated="2"/>
          <table:table-cell office:value-type="float" office:value="14818" calcext:value-type="float">
            <text:p>14818</text:p>
          </table:table-cell>
          <table:table-cell table:number-columns-repeated="5"/>
        </table:table-row>
        <table:table-row table:style-name="ro1">
          <table:table-cell office:value-type="float" office:value="1150" calcext:value-type="float">
            <text:p>1.15E+03</text:p>
          </table:table-cell>
          <table:table-cell office:value-type="float" office:value="0.00000000000394681804747923" calcext:value-type="float">
            <text:p>3.95E-12</text:p>
          </table:table-cell>
          <table:table-cell/>
          <table:table-cell office:value-type="float" office:value="1150" calcext:value-type="float">
            <text:p>1.15E+03</text:p>
          </table:table-cell>
          <table:table-cell office:value-type="float" office:value="0.00000000209315570668237" calcext:value-type="float">
            <text:p>2.09E-09</text:p>
          </table:table-cell>
          <table:table-cell/>
          <table:table-cell table:formula="of:=(1/[.D3])*(10^4)" office:value-type="float" office:value="8.69565217391304" calcext:value-type="float">
            <text:p>8.69565217391304</text:p>
          </table:table-cell>
          <table:table-cell table:formula="of:=(2.5*LOG(([.E3]/[.B3]);10)-2.6)/0.38" office:value-type="float" office:value="11.0825949383602" calcext:value-type="float">
            <text:p>11.0825949383602</text:p>
          </table:table-cell>
          <table:table-cell table:number-columns-repeated="2"/>
          <table:table-cell table:style-name="ce1" office:value-type="string" calcext:value-type="string">
            <text:p><text:s/>wavelength in A</text:p>
          </table:table-cell>
          <table:table-cell table:style-name="ce1" office:value-type="string" calcext:value-type="string">
            <text:p>Flux</text:p>
          </table:table-cell>
          <table:table-cell/>
          <table:table-cell table:style-name="ce1" office:value-type="string" calcext:value-type="string">
            <text:p><text:s/>wavelength in A</text:p>
          </table:table-cell>
          <table:table-cell table:style-name="ce1" office:value-type="string" calcext:value-type="string">
            <text:p>Flux</text:p>
          </table:table-cell>
          <table:table-cell table:style-name="ce1" office:value-type="string" calcext:value-type="string">
            <text:p>extinction</text:p>
          </table:table-cell>
        </table:table-row>
        <table:table-row table:style-name="ro1">
          <table:table-cell office:value-type="float" office:value="1151" calcext:value-type="float">
            <text:p>1.15E+03</text:p>
          </table:table-cell>
          <table:table-cell office:value-type="float" office:value="0.0000000000045764759" calcext:value-type="float">
            <text:p>4.58E-12</text:p>
          </table:table-cell>
          <table:table-cell/>
          <table:table-cell office:value-type="float" office:value="1151" calcext:value-type="float">
            <text:p>1.15E+03</text:p>
          </table:table-cell>
          <table:table-cell office:value-type="float" office:value="0.0000000019693172" calcext:value-type="float">
            <text:p>1.97E-09</text:p>
          </table:table-cell>
          <table:table-cell/>
          <table:table-cell table:formula="of:=(1/[.D4])*(10^4)" office:value-type="float" office:value="8.68809730668984" calcext:value-type="float">
            <text:p>8.68809730668984</text:p>
          </table:table-cell>
          <table:table-cell table:formula="of:=(2.5*LOG(([.E4]/[.B4]);10)-2.6)/0.38" office:value-type="float" office:value="10.4854243049998" calcext:value-type="float">
            <text:p>10.4854243049998</text:p>
          </table:table-cell>
          <table:table-cell table:number-columns-repeated="2"/>
          <table:table-cell table:style-name="ce1" office:value-type="float" office:value="1170" calcext:value-type="float">
            <text:p>1.17E+03</text:p>
          </table:table-cell>
          <table:table-cell table:style-name="ce1" office:value-type="float" office:value="0.00000000000427727187105011" calcext:value-type="float">
            <text:p>4.28E-12</text:p>
          </table:table-cell>
          <table:table-cell/>
          <table:table-cell table:style-name="ce1" office:value-type="float" office:value="1170" calcext:value-type="float">
            <text:p>1.17E+03</text:p>
          </table:table-cell>
          <table:table-cell table:style-name="ce1" office:value-type="float" office:value="0.00000000166616559877811" calcext:value-type="float">
            <text:p>1.67E-09</text:p>
          </table:table-cell>
          <table:table-cell table:formula="of:=(2.5*LOG(([.O4]/[.L4]);10)-2.6)/0.38" office:value-type="float" office:value="10.2009954454342" calcext:value-type="float">
            <text:p>10.2009954454342</text:p>
          </table:table-cell>
        </table:table-row>
        <table:table-row table:style-name="ro1">
          <table:table-cell office:value-type="float" office:value="1152" calcext:value-type="float">
            <text:p>1.15E+03</text:p>
          </table:table-cell>
          <table:table-cell office:value-type="float" office:value="0.00000000000470111371645003" calcext:value-type="float">
            <text:p>4.70E-12</text:p>
          </table:table-cell>
          <table:table-cell/>
          <table:table-cell office:value-type="float" office:value="1152" calcext:value-type="float">
            <text:p>1.15E+03</text:p>
          </table:table-cell>
          <table:table-cell office:value-type="float" office:value="0.00000000192437098024999" calcext:value-type="float">
            <text:p>1.92E-09</text:p>
          </table:table-cell>
          <table:table-cell/>
          <table:table-cell table:formula="of:=(1/[.D5])*(10^4)" office:value-type="float" office:value="8.68055555555555" calcext:value-type="float">
            <text:p>8.68055555555555</text:p>
          </table:table-cell>
          <table:table-cell table:formula="of:=(2.5*LOG(([.E5]/[.B5]);10)-2.6)/0.38" office:value-type="float" office:value="10.3426844900631" calcext:value-type="float">
            <text:p>10.3426844900631</text:p>
          </table:table-cell>
          <table:table-cell table:number-columns-repeated="2"/>
          <table:table-cell table:style-name="ce1" office:value-type="float" office:value="1190" calcext:value-type="float">
            <text:p>1.19E+03</text:p>
          </table:table-cell>
          <table:table-cell table:style-name="ce1" office:value-type="float" office:value="0.00000000000408190074203615" calcext:value-type="float">
            <text:p>4.08E-12</text:p>
          </table:table-cell>
          <table:table-cell/>
          <table:table-cell table:style-name="ce1" office:value-type="float" office:value="1190" calcext:value-type="float">
            <text:p>1.19E+03</text:p>
          </table:table-cell>
          <table:table-cell table:style-name="ce1" office:value-type="float" office:value="0.00000000144240216212557" calcext:value-type="float">
            <text:p>1.44E-09</text:p>
          </table:table-cell>
          <table:table-cell table:formula="of:=(2.5*LOG(([.O5]/[.L5]);10)-2.6)/0.38" office:value-type="float" office:value="9.92252582085606" calcext:value-type="float">
            <text:p>9.92252582085606</text:p>
          </table:table-cell>
        </table:table-row>
        <table:table-row table:style-name="ro1">
          <table:table-cell office:value-type="float" office:value="1153" calcext:value-type="float">
            <text:p>1.15E+03</text:p>
          </table:table-cell>
          <table:table-cell office:value-type="float" office:value="0.000000000004884604" calcext:value-type="float">
            <text:p>4.88E-12</text:p>
          </table:table-cell>
          <table:table-cell/>
          <table:table-cell office:value-type="float" office:value="1153" calcext:value-type="float">
            <text:p>1.15E+03</text:p>
          </table:table-cell>
          <table:table-cell office:value-type="float" office:value="0.0000000018582017" calcext:value-type="float">
            <text:p>1.86E-09</text:p>
          </table:table-cell>
          <table:table-cell/>
          <table:table-cell table:formula="of:=(1/[.D6])*(10^4)" office:value-type="float" office:value="8.67302688638335" calcext:value-type="float">
            <text:p>8.67302688638335</text:p>
          </table:table-cell>
          <table:table-cell table:formula="of:=(2.5*LOG(([.E6]/[.B6]);10)-2.6)/0.38" office:value-type="float" office:value="10.1333124492797" calcext:value-type="float">
            <text:p>10.1333124492797</text:p>
          </table:table-cell>
          <table:table-cell table:number-columns-repeated="2"/>
          <table:table-cell table:style-name="ce1" office:value-type="float" office:value="1210" calcext:value-type="float">
            <text:p>1.21E+03</text:p>
          </table:table-cell>
          <table:table-cell table:style-name="ce1" office:value-type="float" office:value="0.00000000000188878608785526" calcext:value-type="float">
            <text:p>1.89E-12</text:p>
          </table:table-cell>
          <table:table-cell/>
          <table:table-cell table:style-name="ce1" office:value-type="float" office:value="1210" calcext:value-type="float">
            <text:p>1.21E+03</text:p>
          </table:table-cell>
          <table:table-cell table:style-name="ce1" office:value-type="float" office:value="0.000000000416120121363786" calcext:value-type="float">
            <text:p>4.16E-10</text:p>
          </table:table-cell>
          <table:table-cell table:formula="of:=(2.5*LOG(([.O6]/[.L6]);10)-2.6)/0.38" office:value-type="float" office:value="8.57260487671486" calcext:value-type="float">
            <text:p>8.57260487671486</text:p>
          </table:table-cell>
        </table:table-row>
        <table:table-row table:style-name="ro1">
          <table:table-cell office:value-type="float" office:value="1154" calcext:value-type="float">
            <text:p>1.15E+03</text:p>
          </table:table-cell>
          <table:table-cell office:value-type="float" office:value="0.00000000000501678666880001" calcext:value-type="float">
            <text:p>5.02E-12</text:p>
          </table:table-cell>
          <table:table-cell/>
          <table:table-cell office:value-type="float" office:value="1154" calcext:value-type="float">
            <text:p>1.15E+03</text:p>
          </table:table-cell>
          <table:table-cell office:value-type="float" office:value="0.000000001887897912" calcext:value-type="float">
            <text:p>1.89E-09</text:p>
          </table:table-cell>
          <table:table-cell/>
          <table:table-cell table:formula="of:=(1/[.D7])*(10^4)" office:value-type="float" office:value="8.66551126516464" calcext:value-type="float">
            <text:p>8.66551126516464</text:p>
          </table:table-cell>
          <table:table-cell table:formula="of:=(2.5*LOG(([.E7]/[.B7]);10)-2.6)/0.38" office:value-type="float" office:value="10.1023215291521" calcext:value-type="float">
            <text:p>10.1023215291521</text:p>
          </table:table-cell>
          <table:table-cell table:number-columns-repeated="2"/>
          <table:table-cell table:style-name="ce1" office:value-type="float" office:value="1230" calcext:value-type="float">
            <text:p>1.23E+03</text:p>
          </table:table-cell>
          <table:table-cell table:style-name="ce1" office:value-type="float" office:value="0.00000000000432773161888987" calcext:value-type="float">
            <text:p>4.33E-12</text:p>
          </table:table-cell>
          <table:table-cell/>
          <table:table-cell table:style-name="ce1" office:value-type="float" office:value="1230" calcext:value-type="float">
            <text:p>1.23E+03</text:p>
          </table:table-cell>
          <table:table-cell table:style-name="ce1" office:value-type="float" office:value="0.00000000143917281782303" calcext:value-type="float">
            <text:p>1.44E-09</text:p>
          </table:table-cell>
          <table:table-cell table:formula="of:=(2.5*LOG(([.O7]/[.L7]);10)-2.6)/0.38" office:value-type="float" office:value="9.74903044249444" calcext:value-type="float">
            <text:p>9.74903044249444</text:p>
          </table:table-cell>
        </table:table-row>
        <table:table-row table:style-name="ro1">
          <table:table-cell office:value-type="float" office:value="1155" calcext:value-type="float">
            <text:p>1.16E+03</text:p>
          </table:table-cell>
          <table:table-cell office:value-type="float" office:value="0.00000000000509505064910002" calcext:value-type="float">
            <text:p>5.10E-12</text:p>
          </table:table-cell>
          <table:table-cell/>
          <table:table-cell office:value-type="float" office:value="1155" calcext:value-type="float">
            <text:p>1.16E+03</text:p>
          </table:table-cell>
          <table:table-cell office:value-type="float" office:value="0.0000000018983984368" calcext:value-type="float">
            <text:p>1.90E-09</text:p>
          </table:table-cell>
          <table:table-cell/>
          <table:table-cell table:formula="of:=(1/[.D8])*(10^4)" office:value-type="float" office:value="8.65800865800866" calcext:value-type="float">
            <text:p>8.65800865800866</text:p>
          </table:table-cell>
          <table:table-cell table:formula="of:=(2.5*LOG(([.E8]/[.B8]);10)-2.6)/0.38" office:value-type="float" office:value="10.0739398814515" calcext:value-type="float">
            <text:p>10.0739398814515</text:p>
          </table:table-cell>
          <table:table-cell table:number-columns-repeated="2"/>
          <table:table-cell table:style-name="ce1" office:value-type="float" office:value="1250" calcext:value-type="float">
            <text:p>1.25E+03</text:p>
          </table:table-cell>
          <table:table-cell table:style-name="ce1" office:value-type="float" office:value="0.00000000000774010687054607" calcext:value-type="float">
            <text:p>7.74E-12</text:p>
          </table:table-cell>
          <table:table-cell/>
          <table:table-cell table:style-name="ce1" office:value-type="float" office:value="1250" calcext:value-type="float">
            <text:p>1.25E+03</text:p>
          </table:table-cell>
          <table:table-cell table:style-name="ce1" office:value-type="float" office:value="0.00000000198071260755406" calcext:value-type="float">
            <text:p>1.98E-09</text:p>
          </table:table-cell>
          <table:table-cell table:formula="of:=(2.5*LOG(([.O8]/[.L8]);10)-2.6)/0.38" office:value-type="float" office:value="9.00049018916493" calcext:value-type="float">
            <text:p>9.00049018916493</text:p>
          </table:table-cell>
        </table:table-row>
        <table:table-row table:style-name="ro1">
          <table:table-cell office:value-type="float" office:value="1156" calcext:value-type="float">
            <text:p>1.16E+03</text:p>
          </table:table-cell>
          <table:table-cell office:value-type="float" office:value="0.000000000005626893" calcext:value-type="float">
            <text:p>5.63E-12</text:p>
          </table:table-cell>
          <table:table-cell/>
          <table:table-cell office:value-type="float" office:value="1156" calcext:value-type="float">
            <text:p>1.16E+03</text:p>
          </table:table-cell>
          <table:table-cell office:value-type="float" office:value="0.0000000018874444" calcext:value-type="float">
            <text:p>1.89E-09</text:p>
          </table:table-cell>
          <table:table-cell/>
          <table:table-cell table:formula="of:=(1/[.D9])*(10^4)" office:value-type="float" office:value="8.65051903114187" calcext:value-type="float">
            <text:p>8.65051903114187</text:p>
          </table:table-cell>
          <table:table-cell table:formula="of:=(2.5*LOG(([.E9]/[.B9]);10)-2.6)/0.38" office:value-type="float" office:value="9.77372046286028" calcext:value-type="float">
            <text:p>9.77372046286028</text:p>
          </table:table-cell>
          <table:table-cell table:number-columns-repeated="2"/>
          <table:table-cell table:style-name="ce1" office:value-type="float" office:value="1270" calcext:value-type="float">
            <text:p>1.27E+03</text:p>
          </table:table-cell>
          <table:table-cell table:style-name="ce1" office:value-type="float" office:value="0.00000000000861336840359893" calcext:value-type="float">
            <text:p>8.61E-12</text:p>
          </table:table-cell>
          <table:table-cell/>
          <table:table-cell table:style-name="ce1" office:value-type="float" office:value="1270" calcext:value-type="float">
            <text:p>1.27E+03</text:p>
          </table:table-cell>
          <table:table-cell table:style-name="ce1" office:value-type="float" office:value="0.00000000206975605481804" calcext:value-type="float">
            <text:p>2.07E-09</text:p>
          </table:table-cell>
          <table:table-cell table:formula="of:=(2.5*LOG(([.O9]/[.L9]);10)-2.6)/0.38" office:value-type="float" office:value="8.82069828196048" calcext:value-type="float">
            <text:p>8.82069828196048</text:p>
          </table:table-cell>
        </table:table-row>
        <table:table-row table:style-name="ro1">
          <table:table-cell office:value-type="float" office:value="1157" calcext:value-type="float">
            <text:p>1.16E+03</text:p>
          </table:table-cell>
          <table:table-cell office:value-type="float" office:value="0.0000000000049644557153052" calcext:value-type="float">
            <text:p>4.96E-12</text:p>
          </table:table-cell>
          <table:table-cell/>
          <table:table-cell office:value-type="float" office:value="1157" calcext:value-type="float">
            <text:p>1.16E+03</text:p>
          </table:table-cell>
          <table:table-cell office:value-type="float" office:value="0.0000000019586327515156" calcext:value-type="float">
            <text:p>1.96E-09</text:p>
          </table:table-cell>
          <table:table-cell/>
          <table:table-cell table:formula="of:=(1/[.D10])*(10^4)" office:value-type="float" office:value="8.64304235090752" calcext:value-type="float">
            <text:p>8.64304235090752</text:p>
          </table:table-cell>
          <table:table-cell table:formula="of:=(2.5*LOG(([.E10]/[.B10]);10)-2.6)/0.38" office:value-type="float" office:value="10.2373774430897" calcext:value-type="float">
            <text:p>10.2373774430897</text:p>
          </table:table-cell>
          <table:table-cell table:number-columns-repeated="2"/>
          <table:table-cell table:style-name="ce1" office:value-type="float" office:value="1290" calcext:value-type="float">
            <text:p>1.29E+03</text:p>
          </table:table-cell>
          <table:table-cell table:style-name="ce1" office:value-type="float" office:value="0.00000000000824736920346776" calcext:value-type="float">
            <text:p>8.25E-12</text:p>
          </table:table-cell>
          <table:table-cell/>
          <table:table-cell table:style-name="ce1" office:value-type="float" office:value="1290" calcext:value-type="float">
            <text:p>1.29E+03</text:p>
          </table:table-cell>
          <table:table-cell table:style-name="ce1" office:value-type="float" office:value="0.00000000179116627922707" calcext:value-type="float">
            <text:p>1.79E-09</text:p>
          </table:table-cell>
          <table:table-cell table:formula="of:=(2.5*LOG(([.O10]/[.L10]);10)-2.6)/0.38" office:value-type="float" office:value="8.53171360418654" calcext:value-type="float">
            <text:p>8.53171360418654</text:p>
          </table:table-cell>
        </table:table-row>
        <table:table-row table:style-name="ro1">
          <table:table-cell office:value-type="float" office:value="1158" calcext:value-type="float">
            <text:p>1.16E+03</text:p>
          </table:table-cell>
          <table:table-cell office:value-type="float" office:value="0.0000000000038600642" calcext:value-type="float">
            <text:p>3.86E-12</text:p>
          </table:table-cell>
          <table:table-cell/>
          <table:table-cell office:value-type="float" office:value="1158" calcext:value-type="float">
            <text:p>1.16E+03</text:p>
          </table:table-cell>
          <table:table-cell office:value-type="float" office:value="0.0000000020773154" calcext:value-type="float">
            <text:p>2.08E-09</text:p>
          </table:table-cell>
          <table:table-cell/>
          <table:table-cell table:formula="of:=(1/[.D11])*(10^4)" office:value-type="float" office:value="8.63557858376511" calcext:value-type="float">
            <text:p>8.63557858376511</text:p>
          </table:table-cell>
          <table:table-cell table:formula="of:=(2.5*LOG(([.E11]/[.B11]);10)-2.6)/0.38" office:value-type="float" office:value="11.1243941636351" calcext:value-type="float">
            <text:p>11.1243941636351</text:p>
          </table:table-cell>
          <table:table-cell table:number-columns-repeated="2"/>
          <table:table-cell table:style-name="ce1" office:value-type="float" office:value="1310" calcext:value-type="float">
            <text:p>1.31E+03</text:p>
          </table:table-cell>
          <table:table-cell table:style-name="ce1" office:value-type="float" office:value="0.00000000000997526845594453" calcext:value-type="float">
            <text:p>9.98E-12</text:p>
          </table:table-cell>
          <table:table-cell/>
          <table:table-cell table:style-name="ce1" office:value-type="float" office:value="1310" calcext:value-type="float">
            <text:p>1.31E+03</text:p>
          </table:table-cell>
          <table:table-cell table:style-name="ce1" office:value-type="float" office:value="0.0000000019958330786429" calcext:value-type="float">
            <text:p>2.00E-09</text:p>
          </table:table-cell>
          <table:table-cell table:formula="of:=(2.5*LOG(([.O11]/[.L11]);10)-2.6)/0.38" office:value-type="float" office:value="8.29736594715027" calcext:value-type="float">
            <text:p>8.29736594715027</text:p>
          </table:table-cell>
        </table:table-row>
        <table:table-row table:style-name="ro1">
          <table:table-cell office:value-type="float" office:value="1159" calcext:value-type="float">
            <text:p>1.16E+03</text:p>
          </table:table-cell>
          <table:table-cell office:value-type="float" office:value="0.00000000000448215385420911" calcext:value-type="float">
            <text:p>4.48E-12</text:p>
          </table:table-cell>
          <table:table-cell/>
          <table:table-cell office:value-type="float" office:value="1159" calcext:value-type="float">
            <text:p>1.16E+03</text:p>
          </table:table-cell>
          <table:table-cell office:value-type="float" office:value="0.00000000203438197155089" calcext:value-type="float">
            <text:p>2.03E-09</text:p>
          </table:table-cell>
          <table:table-cell/>
          <table:table-cell table:formula="of:=(1/[.D12])*(10^4)" office:value-type="float" office:value="8.62812769628991" calcext:value-type="float">
            <text:p>8.62812769628991</text:p>
          </table:table-cell>
          <table:table-cell table:formula="of:=(2.5*LOG(([.E12]/[.B12]);10)-2.6)/0.38" office:value-type="float" office:value="10.6378009111287" calcext:value-type="float">
            <text:p>10.6378009111287</text:p>
          </table:table-cell>
          <table:table-cell table:number-columns-repeated="2"/>
          <table:table-cell table:style-name="ce1" office:value-type="float" office:value="1330" calcext:value-type="float">
            <text:p>1.33E+03</text:p>
          </table:table-cell>
          <table:table-cell table:style-name="ce1" office:value-type="float" office:value="0.00000000000980870804074155" calcext:value-type="float">
            <text:p>9.81E-12</text:p>
          </table:table-cell>
          <table:table-cell/>
          <table:table-cell table:style-name="ce1" office:value-type="float" office:value="1330" calcext:value-type="float">
            <text:p>1.33E+03</text:p>
          </table:table-cell>
          <table:table-cell table:style-name="ce1" office:value-type="float" office:value="0.00000000193172559069229" calcext:value-type="float">
            <text:p>1.93E-09</text:p>
          </table:table-cell>
          <table:table-cell table:formula="of:=(2.5*LOG(([.O12]/[.L12]);10)-2.6)/0.38" office:value-type="float" office:value="8.25219490385507" calcext:value-type="float">
            <text:p>8.25219490385507</text:p>
          </table:table-cell>
        </table:table-row>
        <table:table-row table:style-name="ro1">
          <table:table-cell office:value-type="float" office:value="1160" calcext:value-type="float">
            <text:p>1.16E+03</text:p>
          </table:table-cell>
          <table:table-cell office:value-type="float" office:value="0.00000000000475901690625001" calcext:value-type="float">
            <text:p>4.76E-12</text:p>
          </table:table-cell>
          <table:table-cell/>
          <table:table-cell office:value-type="float" office:value="1160" calcext:value-type="float">
            <text:p>1.16E+03</text:p>
          </table:table-cell>
          <table:table-cell office:value-type="float" office:value="0.0000000020146214975" calcext:value-type="float">
            <text:p>2.01E-09</text:p>
          </table:table-cell>
          <table:table-cell/>
          <table:table-cell table:formula="of:=(1/[.D13])*(10^4)" office:value-type="float" office:value="8.62068965517241" calcext:value-type="float">
            <text:p>8.62068965517241</text:p>
          </table:table-cell>
          <table:table-cell table:formula="of:=(2.5*LOG(([.E13]/[.B13]);10)-2.6)/0.38" office:value-type="float" office:value="10.4386593175285" calcext:value-type="float">
            <text:p>10.4386593175285</text:p>
          </table:table-cell>
          <table:table-cell table:number-columns-repeated="2"/>
          <table:table-cell table:style-name="ce1" office:value-type="float" office:value="1350" calcext:value-type="float">
            <text:p>1.35E+03</text:p>
          </table:table-cell>
          <table:table-cell table:style-name="ce1" office:value-type="float" office:value="0.000000000012083397118648" calcext:value-type="float">
            <text:p>1.21E-11</text:p>
          </table:table-cell>
          <table:table-cell/>
          <table:table-cell table:style-name="ce1" office:value-type="float" office:value="1350" calcext:value-type="float">
            <text:p>1.35E+03</text:p>
          </table:table-cell>
          <table:table-cell table:style-name="ce1" office:value-type="float" office:value="0.00000000206077809910176" calcext:value-type="float">
            <text:p>2.06E-09</text:p>
          </table:table-cell>
          <table:table-cell table:formula="of:=(2.5*LOG(([.O13]/[.L13]);10)-2.6)/0.38" office:value-type="float" office:value="7.84106698365602" calcext:value-type="float">
            <text:p>7.84106698365602</text:p>
          </table:table-cell>
        </table:table-row>
        <table:table-row table:style-name="ro1">
          <table:table-cell office:value-type="float" office:value="1161" calcext:value-type="float">
            <text:p>1.16E+03</text:p>
          </table:table-cell>
          <table:table-cell office:value-type="float" office:value="0.0000000000051526977" calcext:value-type="float">
            <text:p>5.15E-12</text:p>
          </table:table-cell>
          <table:table-cell/>
          <table:table-cell office:value-type="float" office:value="1161" calcext:value-type="float">
            <text:p>1.16E+03</text:p>
          </table:table-cell>
          <table:table-cell office:value-type="float" office:value="0.0000000019590907" calcext:value-type="float">
            <text:p>1.96E-09</text:p>
          </table:table-cell>
          <table:table-cell/>
          <table:table-cell table:formula="of:=(1/[.D14])*(10^4)" office:value-type="float" office:value="8.61326442721792" calcext:value-type="float">
            <text:p>8.61326442721792</text:p>
          </table:table-cell>
          <table:table-cell table:formula="of:=(2.5*LOG(([.E14]/[.B14]);10)-2.6)/0.38" office:value-type="float" office:value="10.1317097308959" calcext:value-type="float">
            <text:p>10.1317097308959</text:p>
          </table:table-cell>
          <table:table-cell table:number-columns-repeated="2"/>
          <table:table-cell table:style-name="ce1" office:value-type="float" office:value="1370" calcext:value-type="float">
            <text:p>1.37E+03</text:p>
          </table:table-cell>
          <table:table-cell table:style-name="ce1" office:value-type="float" office:value="0.0000000000120419767822103" calcext:value-type="float">
            <text:p>1.20E-11</text:p>
          </table:table-cell>
          <table:table-cell/>
          <table:table-cell table:style-name="ce1" office:value-type="float" office:value="1370" calcext:value-type="float">
            <text:p>1.37E+03</text:p>
          </table:table-cell>
          <table:table-cell table:style-name="ce1" office:value-type="float" office:value="0.00000000192714446787574" calcext:value-type="float">
            <text:p>1.93E-09</text:p>
          </table:table-cell>
          <table:table-cell table:formula="of:=(2.5*LOG(([.O14]/[.L14]);10)-2.6)/0.38" office:value-type="float" office:value="7.65931899424781" calcext:value-type="float">
            <text:p>7.65931899424781</text:p>
          </table:table-cell>
        </table:table-row>
        <table:table-row table:style-name="ro1">
          <table:table-cell office:value-type="float" office:value="1162" calcext:value-type="float">
            <text:p>1.16E+03</text:p>
          </table:table-cell>
          <table:table-cell office:value-type="float" office:value="0.0000000000053008468036" calcext:value-type="float">
            <text:p>5.30E-12</text:p>
          </table:table-cell>
          <table:table-cell/>
          <table:table-cell office:value-type="float" office:value="1162" calcext:value-type="float">
            <text:p>1.16E+03</text:p>
          </table:table-cell>
          <table:table-cell office:value-type="float" office:value="0.0000000020382766406" calcext:value-type="float">
            <text:p>2.04E-09</text:p>
          </table:table-cell>
          <table:table-cell/>
          <table:table-cell table:formula="of:=(1/[.D15])*(10^4)" office:value-type="float" office:value="8.60585197934596" calcext:value-type="float">
            <text:p>8.60585197934596</text:p>
          </table:table-cell>
          <table:table-cell table:formula="of:=(2.5*LOG(([.E15]/[.B15]);10)-2.6)/0.38" office:value-type="float" office:value="10.1639333828407" calcext:value-type="float">
            <text:p>10.1639333828407</text:p>
          </table:table-cell>
          <table:table-cell table:number-columns-repeated="2"/>
          <table:table-cell table:style-name="ce1" office:value-type="float" office:value="1390" calcext:value-type="float">
            <text:p>1.39E+03</text:p>
          </table:table-cell>
          <table:table-cell table:style-name="ce1" office:value-type="float" office:value="0.00000000000930359156798698" calcext:value-type="float">
            <text:p>9.30E-12</text:p>
          </table:table-cell>
          <table:table-cell/>
          <table:table-cell table:style-name="ce1" office:value-type="float" office:value="1390" calcext:value-type="float">
            <text:p>1.39E+03</text:p>
          </table:table-cell>
          <table:table-cell table:style-name="ce1" office:value-type="float" office:value="0.00000000131923329338565" calcext:value-type="float">
            <text:p>1.32E-09</text:p>
          </table:table-cell>
          <table:table-cell table:formula="of:=(2.5*LOG(([.O15]/[.L15]);10)-2.6)/0.38" office:value-type="float" office:value="7.3136247804057" calcext:value-type="float">
            <text:p>7.3136247804057</text:p>
          </table:table-cell>
        </table:table-row>
        <table:table-row table:style-name="ro1">
          <table:table-cell office:value-type="float" office:value="1163" calcext:value-type="float">
            <text:p>1.16E+03</text:p>
          </table:table-cell>
          <table:table-cell office:value-type="float" office:value="0.0000000000055808743" calcext:value-type="float">
            <text:p>5.58E-12</text:p>
          </table:table-cell>
          <table:table-cell/>
          <table:table-cell office:value-type="float" office:value="1163" calcext:value-type="float">
            <text:p>1.16E+03</text:p>
          </table:table-cell>
          <table:table-cell office:value-type="float" office:value="0.0000000021879518" calcext:value-type="float">
            <text:p>2.19E-09</text:p>
          </table:table-cell>
          <table:table-cell/>
          <table:table-cell table:formula="of:=(1/[.D16])*(10^4)" office:value-type="float" office:value="8.59845227858985" calcext:value-type="float">
            <text:p>8.59845227858985</text:p>
          </table:table-cell>
          <table:table-cell table:formula="of:=(2.5*LOG(([.E16]/[.B16]);10)-2.6)/0.38" office:value-type="float" office:value="10.219312562599" calcext:value-type="float">
            <text:p>10.219312562599</text:p>
          </table:table-cell>
          <table:table-cell table:number-columns-repeated="2"/>
          <table:table-cell table:style-name="ce1" office:value-type="float" office:value="1410" calcext:value-type="float">
            <text:p>1.41E+03</text:p>
          </table:table-cell>
          <table:table-cell table:style-name="ce1" office:value-type="float" office:value="0.0000000000122749292446545" calcext:value-type="float">
            <text:p>1.23E-11</text:p>
          </table:table-cell>
          <table:table-cell/>
          <table:table-cell table:style-name="ce1" office:value-type="float" office:value="1410" calcext:value-type="float">
            <text:p>1.41E+03</text:p>
          </table:table-cell>
          <table:table-cell table:style-name="ce1" office:value-type="float" office:value="0.00000000157037471982318" calcext:value-type="float">
            <text:p>1.57E-09</text:p>
          </table:table-cell>
          <table:table-cell table:formula="of:=(2.5*LOG(([.O16]/[.L16]);10)-2.6)/0.38" office:value-type="float" office:value="7.0196335385658" calcext:value-type="float">
            <text:p>7.0196335385658</text:p>
          </table:table-cell>
        </table:table-row>
        <table:table-row table:style-name="ro1">
          <table:table-cell office:value-type="float" office:value="1164" calcext:value-type="float">
            <text:p>1.16E+03</text:p>
          </table:table-cell>
          <table:table-cell office:value-type="float" office:value="0.00000000000551720156945" calcext:value-type="float">
            <text:p>5.52E-12</text:p>
          </table:table-cell>
          <table:table-cell/>
          <table:table-cell office:value-type="float" office:value="1164" calcext:value-type="float">
            <text:p>1.16E+03</text:p>
          </table:table-cell>
          <table:table-cell office:value-type="float" office:value="0.0000000021160239336" calcext:value-type="float">
            <text:p>2.12E-09</text:p>
          </table:table-cell>
          <table:table-cell/>
          <table:table-cell table:formula="of:=(1/[.D17])*(10^4)" office:value-type="float" office:value="8.59106529209622" calcext:value-type="float">
            <text:p>8.59106529209622</text:p>
          </table:table-cell>
          <table:table-cell table:formula="of:=(2.5*LOG(([.E17]/[.B17]);10)-2.6)/0.38" office:value-type="float" office:value="10.1565902925321" calcext:value-type="float">
            <text:p>10.1565902925321</text:p>
          </table:table-cell>
          <table:table-cell table:number-columns-repeated="2"/>
          <table:table-cell table:style-name="ce1" office:value-type="float" office:value="1430" calcext:value-type="float">
            <text:p>1.43E+03</text:p>
          </table:table-cell>
          <table:table-cell table:style-name="ce1" office:value-type="float" office:value="0.0000000000137617587441664" calcext:value-type="float">
            <text:p>1.38E-11</text:p>
          </table:table-cell>
          <table:table-cell/>
          <table:table-cell table:style-name="ce1" office:value-type="float" office:value="1430" calcext:value-type="float">
            <text:p>1.43E+03</text:p>
          </table:table-cell>
          <table:table-cell table:style-name="ce1" office:value-type="float" office:value="0.00000000170835406510532" calcext:value-type="float">
            <text:p>1.71E-09</text:p>
          </table:table-cell>
          <table:table-cell table:formula="of:=(2.5*LOG(([.O17]/[.L17]);10)-2.6)/0.38" office:value-type="float" office:value="6.93357858829954" calcext:value-type="float">
            <text:p>6.93357858829954</text:p>
          </table:table-cell>
        </table:table-row>
        <table:table-row table:style-name="ro1">
          <table:table-cell office:value-type="float" office:value="1165" calcext:value-type="float">
            <text:p>1.17E+03</text:p>
          </table:table-cell>
          <table:table-cell office:value-type="float" office:value="0.0000000000054857694" calcext:value-type="float">
            <text:p>5.49E-12</text:p>
          </table:table-cell>
          <table:table-cell/>
          <table:table-cell office:value-type="float" office:value="1165" calcext:value-type="float">
            <text:p>1.17E+03</text:p>
          </table:table-cell>
          <table:table-cell office:value-type="float" office:value="0.0000000020805166" calcext:value-type="float">
            <text:p>2.08E-09</text:p>
          </table:table-cell>
          <table:table-cell/>
          <table:table-cell table:formula="of:=(1/[.D18])*(10^4)" office:value-type="float" office:value="8.58369098712446" calcext:value-type="float">
            <text:p>8.58369098712446</text:p>
          </table:table-cell>
          <table:table-cell table:formula="of:=(2.5*LOG(([.E18]/[.B18]);10)-2.6)/0.38" office:value-type="float" office:value="10.1245634056084" calcext:value-type="float">
            <text:p>10.1245634056084</text:p>
          </table:table-cell>
          <table:table-cell table:number-columns-repeated="2"/>
          <table:table-cell table:style-name="ce1" office:value-type="float" office:value="1450" calcext:value-type="float">
            <text:p>1.45E+03</text:p>
          </table:table-cell>
          <table:table-cell table:style-name="ce1" office:value-type="float" office:value="0.0000000000149925114128525" calcext:value-type="float">
            <text:p>1.50E-11</text:p>
          </table:table-cell>
          <table:table-cell/>
          <table:table-cell table:style-name="ce1" office:value-type="float" office:value="1450" calcext:value-type="float">
            <text:p>1.45E+03</text:p>
          </table:table-cell>
          <table:table-cell table:style-name="ce1" office:value-type="float" office:value="0.0000000017839900583491" calcext:value-type="float">
            <text:p>1.78E-09</text:p>
          </table:table-cell>
          <table:table-cell table:formula="of:=(2.5*LOG(([.O18]/[.L18]);10)-2.6)/0.38" office:value-type="float" office:value="6.8126186956629" calcext:value-type="float">
            <text:p>6.8126186956629</text:p>
          </table:table-cell>
        </table:table-row>
        <table:table-row table:style-name="ro1">
          <table:table-cell office:value-type="float" office:value="1166" calcext:value-type="float">
            <text:p>1.17E+03</text:p>
          </table:table-cell>
          <table:table-cell office:value-type="float" office:value="0.0000000000047869049069426" calcext:value-type="float">
            <text:p>4.79E-12</text:p>
          </table:table-cell>
          <table:table-cell/>
          <table:table-cell office:value-type="float" office:value="1166" calcext:value-type="float">
            <text:p>1.17E+03</text:p>
          </table:table-cell>
          <table:table-cell office:value-type="float" office:value="0.00000000186575160429493" calcext:value-type="float">
            <text:p>1.87E-09</text:p>
          </table:table-cell>
          <table:table-cell/>
          <table:table-cell table:formula="of:=(1/[.D19])*(10^4)" office:value-type="float" office:value="8.57632933104631" calcext:value-type="float">
            <text:p>8.57632933104631</text:p>
          </table:table-cell>
          <table:table-cell table:formula="of:=(2.5*LOG(([.E19]/[.B19]);10)-2.6)/0.38" office:value-type="float" office:value="10.2026251547872" calcext:value-type="float">
            <text:p>10.2026251547872</text:p>
          </table:table-cell>
          <table:table-cell table:number-columns-repeated="2"/>
          <table:table-cell table:style-name="ce1" office:value-type="float" office:value="1470" calcext:value-type="float">
            <text:p>1.47E+03</text:p>
          </table:table-cell>
          <table:table-cell table:style-name="ce1" office:value-type="float" office:value="0.0000000000139265505728746" calcext:value-type="float">
            <text:p>1.39E-11</text:p>
          </table:table-cell>
          <table:table-cell/>
          <table:table-cell table:style-name="ce1" office:value-type="float" office:value="1470" calcext:value-type="float">
            <text:p>1.47E+03</text:p>
          </table:table-cell>
          <table:table-cell table:style-name="ce1" office:value-type="float" office:value="0.00000000159381178929614" calcext:value-type="float">
            <text:p>1.59E-09</text:p>
          </table:table-cell>
          <table:table-cell table:formula="of:=(2.5*LOG(([.O19]/[.L19]);10)-2.6)/0.38" office:value-type="float" office:value="6.70127285753677" calcext:value-type="float">
            <text:p>6.70127285753677</text:p>
          </table:table-cell>
        </table:table-row>
        <table:table-row table:style-name="ro1">
          <table:table-cell office:value-type="float" office:value="1167" calcext:value-type="float">
            <text:p>1.17E+03</text:p>
          </table:table-cell>
          <table:table-cell office:value-type="float" office:value="0.00000000000467678555561451" calcext:value-type="float">
            <text:p>4.68E-12</text:p>
          </table:table-cell>
          <table:table-cell/>
          <table:table-cell office:value-type="float" office:value="1167" calcext:value-type="float">
            <text:p>1.17E+03</text:p>
          </table:table-cell>
          <table:table-cell office:value-type="float" office:value="0.00000000184002006061276" calcext:value-type="float">
            <text:p>1.84E-09</text:p>
          </table:table-cell>
          <table:table-cell/>
          <table:table-cell table:formula="of:=(1/[.D20])*(10^4)" office:value-type="float" office:value="8.56898029134533" calcext:value-type="float">
            <text:p>8.56898029134533</text:p>
          </table:table-cell>
          <table:table-cell table:formula="of:=(2.5*LOG(([.E20]/[.B20]);10)-2.6)/0.38" office:value-type="float" office:value="10.2294414552486" calcext:value-type="float">
            <text:p>10.2294414552486</text:p>
          </table:table-cell>
          <table:table-cell table:number-columns-repeated="2"/>
          <table:table-cell table:style-name="ce1" office:value-type="float" office:value="1490" calcext:value-type="float">
            <text:p>1.49E+03</text:p>
          </table:table-cell>
          <table:table-cell table:style-name="ce1" office:value-type="float" office:value="0.0000000000134480291389404" calcext:value-type="float">
            <text:p>1.34E-11</text:p>
          </table:table-cell>
          <table:table-cell/>
          <table:table-cell table:style-name="ce1" office:value-type="float" office:value="1490" calcext:value-type="float">
            <text:p>1.49E+03</text:p>
          </table:table-cell>
          <table:table-cell table:style-name="ce1" office:value-type="float" office:value="0.00000000152349460457163" calcext:value-type="float">
            <text:p>1.52E-09</text:p>
          </table:table-cell>
          <table:table-cell table:formula="of:=(2.5*LOG(([.O20]/[.L20]);10)-2.6)/0.38" office:value-type="float" office:value="6.67225183593258" calcext:value-type="float">
            <text:p>6.67225183593258</text:p>
          </table:table-cell>
        </table:table-row>
        <table:table-row table:style-name="ro1">
          <table:table-cell office:value-type="float" office:value="1168" calcext:value-type="float">
            <text:p>1.17E+03</text:p>
          </table:table-cell>
          <table:table-cell office:value-type="float" office:value="0.0000000000044502106" calcext:value-type="float">
            <text:p>4.45E-12</text:p>
          </table:table-cell>
          <table:table-cell/>
          <table:table-cell office:value-type="float" office:value="1168" calcext:value-type="float">
            <text:p>1.17E+03</text:p>
          </table:table-cell>
          <table:table-cell office:value-type="float" office:value="0.000000001787858" calcext:value-type="float">
            <text:p>1.79E-09</text:p>
          </table:table-cell>
          <table:table-cell/>
          <table:table-cell table:formula="of:=(1/[.D21])*(10^4)" office:value-type="float" office:value="8.56164383561644" calcext:value-type="float">
            <text:p>8.56164383561644</text:p>
          </table:table-cell>
          <table:table-cell table:formula="of:=(2.5*LOG(([.E21]/[.B21]);10)-2.6)/0.38" office:value-type="float" office:value="10.2891609098323" calcext:value-type="float">
            <text:p>10.2891609098323</text:p>
          </table:table-cell>
          <table:table-cell table:number-columns-repeated="2"/>
          <table:table-cell table:style-name="ce1" office:value-type="float" office:value="1510" calcext:value-type="float">
            <text:p>1.51E+03</text:p>
          </table:table-cell>
          <table:table-cell table:style-name="ce1" office:value-type="float" office:value="0.0000000000120745313762879" calcext:value-type="float">
            <text:p>1.21E-11</text:p>
          </table:table-cell>
          <table:table-cell/>
          <table:table-cell table:style-name="ce1" office:value-type="float" office:value="1510" calcext:value-type="float">
            <text:p>1.51E+03</text:p>
          </table:table-cell>
          <table:table-cell table:style-name="ce1" office:value-type="float" office:value="0.00000000130491347329958" calcext:value-type="float">
            <text:p>1.30E-09</text:p>
          </table:table-cell>
          <table:table-cell table:formula="of:=(2.5*LOG(([.O21]/[.L21]);10)-2.6)/0.38" office:value-type="float" office:value="6.53757520318455" calcext:value-type="float">
            <text:p>6.53757520318455</text:p>
          </table:table-cell>
        </table:table-row>
        <table:table-row table:style-name="ro1">
          <table:table-cell office:value-type="float" office:value="1169" calcext:value-type="float">
            <text:p>1.17E+03</text:p>
          </table:table-cell>
          <table:table-cell office:value-type="float" office:value="0.00000000000386435863645002" calcext:value-type="float">
            <text:p>3.86E-12</text:p>
          </table:table-cell>
          <table:table-cell/>
          <table:table-cell office:value-type="float" office:value="1169" calcext:value-type="float">
            <text:p>1.17E+03</text:p>
          </table:table-cell>
          <table:table-cell office:value-type="float" office:value="0.00000000165456668345001" calcext:value-type="float">
            <text:p>1.65E-09</text:p>
          </table:table-cell>
          <table:table-cell/>
          <table:table-cell table:formula="of:=(1/[.D22])*(10^4)" office:value-type="float" office:value="8.55431993156544" calcext:value-type="float">
            <text:p>8.55431993156544</text:p>
          </table:table-cell>
          <table:table-cell table:formula="of:=(2.5*LOG(([.E22]/[.B22]);10)-2.6)/0.38" office:value-type="float" office:value="10.4710976989407" calcext:value-type="float">
            <text:p>10.4710976989407</text:p>
          </table:table-cell>
          <table:table-cell table:number-columns-repeated="2"/>
          <table:table-cell table:style-name="ce1" office:value-type="float" office:value="1530" calcext:value-type="float">
            <text:p>1.53E+03</text:p>
          </table:table-cell>
          <table:table-cell table:style-name="ce1" office:value-type="float" office:value="0.0000000000106815168374497" calcext:value-type="float">
            <text:p>1.07E-11</text:p>
          </table:table-cell>
          <table:table-cell/>
          <table:table-cell table:style-name="ce1" office:value-type="float" office:value="1530" calcext:value-type="float">
            <text:p>1.53E+03</text:p>
          </table:table-cell>
          <table:table-cell table:style-name="ce1" office:value-type="float" office:value="0.00000000108280609400017" calcext:value-type="float">
            <text:p>1.08E-09</text:p>
          </table:table-cell>
          <table:table-cell table:formula="of:=(2.5*LOG(([.O22]/[.L22]);10)-2.6)/0.38" office:value-type="float" office:value="6.35472211769823" calcext:value-type="float">
            <text:p>6.35472211769823</text:p>
          </table:table-cell>
        </table:table-row>
        <table:table-row table:style-name="ro1">
          <table:table-cell office:value-type="float" office:value="1170" calcext:value-type="float">
            <text:p>1.17E+03</text:p>
          </table:table-cell>
          <table:table-cell office:value-type="float" office:value="0.0000000000035355315" calcext:value-type="float">
            <text:p>3.54E-12</text:p>
          </table:table-cell>
          <table:table-cell/>
          <table:table-cell office:value-type="float" office:value="1170" calcext:value-type="float">
            <text:p>1.17E+03</text:p>
          </table:table-cell>
          <table:table-cell office:value-type="float" office:value="0.0000000015797529" calcext:value-type="float">
            <text:p>1.58E-09</text:p>
          </table:table-cell>
          <table:table-cell/>
          <table:table-cell table:formula="of:=(1/[.D23])*(10^4)" office:value-type="float" office:value="8.54700854700855" calcext:value-type="float">
            <text:p>8.54700854700855</text:p>
          </table:table-cell>
          <table:table-cell table:formula="of:=(2.5*LOG(([.E23]/[.B23]);10)-2.6)/0.38" office:value-type="float" office:value="10.5929898047232" calcext:value-type="float">
            <text:p>10.5929898047232</text:p>
          </table:table-cell>
          <table:table-cell table:number-columns-repeated="2"/>
          <table:table-cell table:style-name="ce1" office:value-type="float" office:value="1550" calcext:value-type="float">
            <text:p>1.55E+03</text:p>
          </table:table-cell>
          <table:table-cell table:style-name="ce1" office:value-type="float" office:value="0.0000000000105378095634329" calcext:value-type="float">
            <text:p>1.05E-11</text:p>
          </table:table-cell>
          <table:table-cell/>
          <table:table-cell table:style-name="ce1" office:value-type="float" office:value="1550" calcext:value-type="float">
            <text:p>1.55E+03</text:p>
          </table:table-cell>
          <table:table-cell table:style-name="ce1" office:value-type="float" office:value="0.00000000090815366222661" calcext:value-type="float">
            <text:p>9.08E-10</text:p>
          </table:table-cell>
          <table:table-cell table:formula="of:=(2.5*LOG(([.O23]/[.L23]);10)-2.6)/0.38" office:value-type="float" office:value="5.8908486366514" calcext:value-type="float">
            <text:p>5.8908486366514</text:p>
          </table:table-cell>
        </table:table-row>
        <table:table-row table:style-name="ro1">
          <table:table-cell office:value-type="float" office:value="1171" calcext:value-type="float">
            <text:p>1.17E+03</text:p>
          </table:table-cell>
          <table:table-cell office:value-type="float" office:value="0.00000000000379775164639998" calcext:value-type="float">
            <text:p>3.80E-12</text:p>
          </table:table-cell>
          <table:table-cell/>
          <table:table-cell office:value-type="float" office:value="1171" calcext:value-type="float">
            <text:p>1.17E+03</text:p>
          </table:table-cell>
          <table:table-cell office:value-type="float" office:value="0.00000000127286995880002" calcext:value-type="float">
            <text:p>1.27E-09</text:p>
          </table:table-cell>
          <table:table-cell/>
          <table:table-cell table:formula="of:=(1/[.D24])*(10^4)" office:value-type="float" office:value="8.5397096498719" calcext:value-type="float">
            <text:p>8.5397096498719</text:p>
          </table:table-cell>
          <table:table-cell table:formula="of:=(2.5*LOG(([.E24]/[.B24]);10)-2.6)/0.38" office:value-type="float" office:value="9.77143076363245" calcext:value-type="float">
            <text:p>9.77143076363245</text:p>
          </table:table-cell>
          <table:table-cell table:number-columns-repeated="2"/>
          <table:table-cell table:style-name="ce1" office:value-type="float" office:value="1570" calcext:value-type="float">
            <text:p>1.57E+03</text:p>
          </table:table-cell>
          <table:table-cell table:style-name="ce1" office:value-type="float" office:value="0.0000000000121573668369899" calcext:value-type="float">
            <text:p>1.22E-11</text:p>
          </table:table-cell>
          <table:table-cell/>
          <table:table-cell table:style-name="ce1" office:value-type="float" office:value="1570" calcext:value-type="float">
            <text:p>1.57E+03</text:p>
          </table:table-cell>
          <table:table-cell table:style-name="ce1" office:value-type="float" office:value="0.00000000114043465349604" calcext:value-type="float">
            <text:p>1.14E-09</text:p>
          </table:table-cell>
          <table:table-cell table:formula="of:=(2.5*LOG(([.O24]/[.L24]);10)-2.6)/0.38" office:value-type="float" office:value="6.13309792162081" calcext:value-type="float">
            <text:p>6.13309792162081</text:p>
          </table:table-cell>
        </table:table-row>
        <table:table-row table:style-name="ro1">
          <table:table-cell office:value-type="float" office:value="1172" calcext:value-type="float">
            <text:p>1.17E+03</text:p>
          </table:table-cell>
          <table:table-cell office:value-type="float" office:value="0.00000000000340474159250013" calcext:value-type="float">
            <text:p>3.40E-12</text:p>
          </table:table-cell>
          <table:table-cell/>
          <table:table-cell office:value-type="float" office:value="1172" calcext:value-type="float">
            <text:p>1.17E+03</text:p>
          </table:table-cell>
          <table:table-cell office:value-type="float" office:value="0.00000000120735396500002" calcext:value-type="float">
            <text:p>1.21E-09</text:p>
          </table:table-cell>
          <table:table-cell/>
          <table:table-cell table:formula="of:=(1/[.D25])*(10^4)" office:value-type="float" office:value="8.53242320819113" calcext:value-type="float">
            <text:p>8.53242320819113</text:p>
          </table:table-cell>
          <table:table-cell table:formula="of:=(2.5*LOG(([.E25]/[.B25]);10)-2.6)/0.38" office:value-type="float" office:value="9.93256879317185" calcext:value-type="float">
            <text:p>9.93256879317185</text:p>
          </table:table-cell>
          <table:table-cell table:number-columns-repeated="2"/>
          <table:table-cell table:style-name="ce1" office:value-type="float" office:value="1590" calcext:value-type="float">
            <text:p>1.59E+03</text:p>
          </table:table-cell>
          <table:table-cell table:style-name="ce1" office:value-type="float" office:value="0.0000000000136367178637456" calcext:value-type="float">
            <text:p>1.36E-11</text:p>
          </table:table-cell>
          <table:table-cell/>
          <table:table-cell table:style-name="ce1" office:value-type="float" office:value="1590" calcext:value-type="float">
            <text:p>1.59E+03</text:p>
          </table:table-cell>
          <table:table-cell table:style-name="ce1" office:value-type="float" office:value="0.00000000122018283667684" calcext:value-type="float">
            <text:p>1.22E-09</text:p>
          </table:table-cell>
          <table:table-cell table:formula="of:=(2.5*LOG(([.O25]/[.L25]);10)-2.6)/0.38" office:value-type="float" office:value="5.99812537206182" calcext:value-type="float">
            <text:p>5.99812537206182</text:p>
          </table:table-cell>
        </table:table-row>
        <table:table-row table:style-name="ro1">
          <table:table-cell office:value-type="float" office:value="1173" calcext:value-type="float">
            <text:p>1.17E+03</text:p>
          </table:table-cell>
          <table:table-cell office:value-type="float" office:value="0.0000000000024064919" calcext:value-type="float">
            <text:p>2.41E-12</text:p>
          </table:table-cell>
          <table:table-cell/>
          <table:table-cell office:value-type="float" office:value="1173" calcext:value-type="float">
            <text:p>1.17E+03</text:p>
          </table:table-cell>
          <table:table-cell office:value-type="float" office:value="0.00000000107339" calcext:value-type="float">
            <text:p>1.07E-09</text:p>
          </table:table-cell>
          <table:table-cell/>
          <table:table-cell table:formula="of:=(1/[.D26])*(10^4)" office:value-type="float" office:value="8.52514919011083" calcext:value-type="float">
            <text:p>8.52514919011083</text:p>
          </table:table-cell>
          <table:table-cell table:formula="of:=(2.5*LOG(([.E26]/[.B26]);10)-2.6)/0.38" office:value-type="float" office:value="10.5879811890497" calcext:value-type="float">
            <text:p>10.5879811890497</text:p>
          </table:table-cell>
          <table:table-cell table:number-columns-repeated="2"/>
          <table:table-cell table:style-name="ce1" office:value-type="float" office:value="1610" calcext:value-type="float">
            <text:p>1.61E+03</text:p>
          </table:table-cell>
          <table:table-cell table:style-name="ce1" office:value-type="float" office:value="0.0000000000124176345405996" calcext:value-type="float">
            <text:p>1.24E-11</text:p>
          </table:table-cell>
          <table:table-cell/>
          <table:table-cell table:style-name="ce1" office:value-type="float" office:value="1610" calcext:value-type="float">
            <text:p>1.61E+03</text:p>
          </table:table-cell>
          <table:table-cell table:style-name="ce1" office:value-type="float" office:value="0.00000000116576723795373" calcext:value-type="float">
            <text:p>1.17E-09</text:p>
          </table:table-cell>
          <table:table-cell table:formula="of:=(2.5*LOG(([.O26]/[.L26]);10)-2.6)/0.38" office:value-type="float" office:value="6.13534849919478" calcext:value-type="float">
            <text:p>6.13534849919478</text:p>
          </table:table-cell>
        </table:table-row>
        <table:table-row table:style-name="ro1">
          <table:table-cell office:value-type="float" office:value="1174" calcext:value-type="float">
            <text:p>1.17E+03</text:p>
          </table:table-cell>
          <table:table-cell office:value-type="float" office:value="0.00000000000256766471077604" calcext:value-type="float">
            <text:p>2.57E-12</text:p>
          </table:table-cell>
          <table:table-cell/>
          <table:table-cell office:value-type="float" office:value="1174" calcext:value-type="float">
            <text:p>1.17E+03</text:p>
          </table:table-cell>
          <table:table-cell office:value-type="float" office:value="0.0000000011603327255863" calcext:value-type="float">
            <text:p>1.16E-09</text:p>
          </table:table-cell>
          <table:table-cell/>
          <table:table-cell table:formula="of:=(1/[.D27])*(10^4)" office:value-type="float" office:value="8.51788756388416" calcext:value-type="float">
            <text:p>8.51788756388416</text:p>
          </table:table-cell>
          <table:table-cell table:formula="of:=(2.5*LOG(([.E27]/[.B27]);10)-2.6)/0.38" office:value-type="float" office:value="10.6252909787622" calcext:value-type="float">
            <text:p>10.6252909787622</text:p>
          </table:table-cell>
          <table:table-cell table:number-columns-repeated="2"/>
          <table:table-cell table:style-name="ce1" office:value-type="float" office:value="1630" calcext:value-type="float">
            <text:p>1.63E+03</text:p>
          </table:table-cell>
          <table:table-cell table:style-name="ce1" office:value-type="float" office:value="0.0000000000142601439192919" calcext:value-type="float">
            <text:p>1.43E-11</text:p>
          </table:table-cell>
          <table:table-cell/>
          <table:table-cell table:style-name="ce1" office:value-type="float" office:value="1630" calcext:value-type="float">
            <text:p>1.63E+03</text:p>
          </table:table-cell>
          <table:table-cell table:style-name="ce1" office:value-type="float" office:value="0.0000000012768734558714" calcext:value-type="float">
            <text:p>1.28E-09</text:p>
          </table:table-cell>
          <table:table-cell table:formula="of:=(2.5*LOG(([.O27]/[.L27]);10)-2.6)/0.38" office:value-type="float" office:value="6.00015756687163" calcext:value-type="float">
            <text:p>6.00015756687163</text:p>
          </table:table-cell>
        </table:table-row>
        <table:table-row table:style-name="ro1">
          <table:table-cell office:value-type="float" office:value="1175" calcext:value-type="float">
            <text:p>1.18E+03</text:p>
          </table:table-cell>
          <table:table-cell office:value-type="float" office:value="0.0000000000026703078" calcext:value-type="float">
            <text:p>2.67E-12</text:p>
          </table:table-cell>
          <table:table-cell/>
          <table:table-cell office:value-type="float" office:value="1175" calcext:value-type="float">
            <text:p>1.18E+03</text:p>
          </table:table-cell>
          <table:table-cell office:value-type="float" office:value="0.0000000012157023" calcext:value-type="float">
            <text:p>1.22E-09</text:p>
          </table:table-cell>
          <table:table-cell/>
          <table:table-cell table:formula="of:=(1/[.D28])*(10^4)" office:value-type="float" office:value="8.51063829787234" calcext:value-type="float">
            <text:p>8.51063829787234</text:p>
          </table:table-cell>
          <table:table-cell table:formula="of:=(2.5*LOG(([.E28]/[.B28]);10)-2.6)/0.38" office:value-type="float" office:value="10.6464862763638" calcext:value-type="float">
            <text:p>10.6464862763638</text:p>
          </table:table-cell>
          <table:table-cell table:number-columns-repeated="2"/>
          <table:table-cell table:style-name="ce1" office:value-type="float" office:value="1650" calcext:value-type="float">
            <text:p>1.65E+03</text:p>
          </table:table-cell>
          <table:table-cell table:style-name="ce1" office:value-type="float" office:value="0.00000000001545212393403" calcext:value-type="float">
            <text:p>1.55E-11</text:p>
          </table:table-cell>
          <table:table-cell/>
          <table:table-cell table:style-name="ce1" office:value-type="float" office:value="1650" calcext:value-type="float">
            <text:p>1.65E+03</text:p>
          </table:table-cell>
          <table:table-cell table:style-name="ce1" office:value-type="float" office:value="0.00000000137990066519487" calcext:value-type="float">
            <text:p>1.38E-09</text:p>
          </table:table-cell>
          <table:table-cell table:formula="of:=(2.5*LOG(([.O28]/[.L28]);10)-2.6)/0.38" office:value-type="float" office:value="5.9924976397968" calcext:value-type="float">
            <text:p>5.9924976397968</text:p>
          </table:table-cell>
        </table:table-row>
        <table:table-row table:style-name="ro1">
          <table:table-cell office:value-type="float" office:value="1176" calcext:value-type="float">
            <text:p>1.18E+03</text:p>
          </table:table-cell>
          <table:table-cell office:value-type="float" office:value="0.0000000000035935130939114" calcext:value-type="float">
            <text:p>3.59E-12</text:p>
          </table:table-cell>
          <table:table-cell/>
          <table:table-cell office:value-type="float" office:value="1176" calcext:value-type="float">
            <text:p>1.18E+03</text:p>
          </table:table-cell>
          <table:table-cell office:value-type="float" office:value="0.00000000138704175352235" calcext:value-type="float">
            <text:p>1.39E-09</text:p>
          </table:table-cell>
          <table:table-cell/>
          <table:table-cell table:formula="of:=(1/[.D29])*(10^4)" office:value-type="float" office:value="8.50340136054422" calcext:value-type="float">
            <text:p>8.50340136054422</text:p>
          </table:table-cell>
          <table:table-cell table:formula="of:=(2.5*LOG(([.E29]/[.B29]);10)-2.6)/0.38" office:value-type="float" office:value="10.1748046249237" calcext:value-type="float">
            <text:p>10.1748046249237</text:p>
          </table:table-cell>
          <table:table-cell table:number-columns-repeated="2"/>
          <table:table-cell table:style-name="ce1" office:value-type="float" office:value="1670" calcext:value-type="float">
            <text:p>1.67E+03</text:p>
          </table:table-cell>
          <table:table-cell table:style-name="ce1" office:value-type="float" office:value="0.0000000000151388249862535" calcext:value-type="float">
            <text:p>1.51E-11</text:p>
          </table:table-cell>
          <table:table-cell/>
          <table:table-cell table:style-name="ce1" office:value-type="float" office:value="1670" calcext:value-type="float">
            <text:p>1.67E+03</text:p>
          </table:table-cell>
          <table:table-cell table:style-name="ce1" office:value-type="float" office:value="0.00000000136968847523576" calcext:value-type="float">
            <text:p>1.37E-09</text:p>
          </table:table-cell>
          <table:table-cell table:formula="of:=(2.5*LOG(([.O29]/[.L29]);10)-2.6)/0.38" office:value-type="float" office:value="6.02980021874125" calcext:value-type="float">
            <text:p>6.02980021874125</text:p>
          </table:table-cell>
        </table:table-row>
        <table:table-row table:style-name="ro1">
          <table:table-cell office:value-type="float" office:value="1177" calcext:value-type="float">
            <text:p>1.18E+03</text:p>
          </table:table-cell>
          <table:table-cell office:value-type="float" office:value="0.00000000000402535452529988" calcext:value-type="float">
            <text:p>4.03E-12</text:p>
          </table:table-cell>
          <table:table-cell/>
          <table:table-cell office:value-type="float" office:value="1177" calcext:value-type="float">
            <text:p>1.18E+03</text:p>
          </table:table-cell>
          <table:table-cell office:value-type="float" office:value="0.00000000145303405909998" calcext:value-type="float">
            <text:p>1.45E-09</text:p>
          </table:table-cell>
          <table:table-cell/>
          <table:table-cell table:formula="of:=(1/[.D30])*(10^4)" office:value-type="float" office:value="8.49617672047579" calcext:value-type="float">
            <text:p>8.49617672047579</text:p>
          </table:table-cell>
          <table:table-cell table:formula="of:=(2.5*LOG(([.E30]/[.B30]);10)-2.6)/0.38" office:value-type="float" office:value="9.98336617263928" calcext:value-type="float">
            <text:p>9.98336617263928</text:p>
          </table:table-cell>
          <table:table-cell table:number-columns-repeated="2"/>
          <table:table-cell table:style-name="ce1" office:value-type="float" office:value="1690" calcext:value-type="float">
            <text:p>1.69E+03</text:p>
          </table:table-cell>
          <table:table-cell table:style-name="ce1" office:value-type="float" office:value="0.0000000000151459900505022" calcext:value-type="float">
            <text:p>1.51E-11</text:p>
          </table:table-cell>
          <table:table-cell/>
          <table:table-cell table:style-name="ce1" office:value-type="float" office:value="1690" calcext:value-type="float">
            <text:p>1.69E+03</text:p>
          </table:table-cell>
          <table:table-cell table:style-name="ce1" office:value-type="float" office:value="0.0000000013318283615409" calcext:value-type="float">
            <text:p>1.33E-09</text:p>
          </table:table-cell>
          <table:table-cell table:formula="of:=(2.5*LOG(([.O30]/[.L30]);10)-2.6)/0.38" office:value-type="float" office:value="5.94835915685254" calcext:value-type="float">
            <text:p>5.94835915685254</text:p>
          </table:table-cell>
        </table:table-row>
        <table:table-row table:style-name="ro1">
          <table:table-cell office:value-type="float" office:value="1178" calcext:value-type="float">
            <text:p>1.18E+03</text:p>
          </table:table-cell>
          <table:table-cell office:value-type="float" office:value="0.0000000000050800358" calcext:value-type="float">
            <text:p>5.08E-12</text:p>
          </table:table-cell>
          <table:table-cell/>
          <table:table-cell office:value-type="float" office:value="1178" calcext:value-type="float">
            <text:p>1.18E+03</text:p>
          </table:table-cell>
          <table:table-cell office:value-type="float" office:value="0.0000000016081741" calcext:value-type="float">
            <text:p>1.61E-09</text:p>
          </table:table-cell>
          <table:table-cell/>
          <table:table-cell table:formula="of:=(1/[.D31])*(10^4)" office:value-type="float" office:value="8.48896434634974" calcext:value-type="float">
            <text:p>8.48896434634974</text:p>
          </table:table-cell>
          <table:table-cell table:formula="of:=(2.5*LOG(([.E31]/[.B31]);10)-2.6)/0.38" office:value-type="float" office:value="9.60833085904756" calcext:value-type="float">
            <text:p>9.60833085904756</text:p>
          </table:table-cell>
          <table:table-cell table:number-columns-repeated="2"/>
          <table:table-cell table:style-name="ce1" office:value-type="float" office:value="1710" calcext:value-type="float">
            <text:p>1.71E+03</text:p>
          </table:table-cell>
          <table:table-cell table:style-name="ce1" office:value-type="float" office:value="0.0000000000121865295971862" calcext:value-type="float">
            <text:p>1.22E-11</text:p>
          </table:table-cell>
          <table:table-cell/>
          <table:table-cell table:style-name="ce1" office:value-type="float" office:value="1710" calcext:value-type="float">
            <text:p>1.71E+03</text:p>
          </table:table-cell>
          <table:table-cell table:style-name="ce1" office:value-type="float" office:value="0.00000000110829749938254" calcext:value-type="float">
            <text:p>1.11E-09</text:p>
          </table:table-cell>
          <table:table-cell table:formula="of:=(2.5*LOG(([.O31]/[.L31]);10)-2.6)/0.38" office:value-type="float" office:value="6.04458095895638" calcext:value-type="float">
            <text:p>6.04458095895638</text:p>
          </table:table-cell>
        </table:table-row>
        <table:table-row table:style-name="ro1">
          <table:table-cell office:value-type="float" office:value="1179" calcext:value-type="float">
            <text:p>1.18E+03</text:p>
          </table:table-cell>
          <table:table-cell office:value-type="float" office:value="0.00000000000489415943360004" calcext:value-type="float">
            <text:p>4.89E-12</text:p>
          </table:table-cell>
          <table:table-cell/>
          <table:table-cell office:value-type="float" office:value="1179" calcext:value-type="float">
            <text:p>1.18E+03</text:p>
          </table:table-cell>
          <table:table-cell office:value-type="float" office:value="0.00000000167069213259999" calcext:value-type="float">
            <text:p>1.67E-09</text:p>
          </table:table-cell>
          <table:table-cell/>
          <table:table-cell table:formula="of:=(1/[.D32])*(10^4)" office:value-type="float" office:value="8.48176420695505" calcext:value-type="float">
            <text:p>8.48176420695505</text:p>
          </table:table-cell>
          <table:table-cell table:formula="of:=(2.5*LOG(([.E32]/[.B32]);10)-2.6)/0.38" office:value-type="float" office:value="9.82380470091913" calcext:value-type="float">
            <text:p>9.82380470091913</text:p>
          </table:table-cell>
          <table:table-cell table:number-columns-repeated="2"/>
          <table:table-cell table:style-name="ce1" office:value-type="float" office:value="1730" calcext:value-type="float">
            <text:p>1.73E+03</text:p>
          </table:table-cell>
          <table:table-cell table:style-name="ce1" office:value-type="float" office:value="0.0000000000128666605946189" calcext:value-type="float">
            <text:p>1.29E-11</text:p>
          </table:table-cell>
          <table:table-cell/>
          <table:table-cell table:style-name="ce1" office:value-type="float" office:value="1730" calcext:value-type="float">
            <text:p>1.73E+03</text:p>
          </table:table-cell>
          <table:table-cell table:style-name="ce1" office:value-type="float" office:value="0.00000000115673314588623" calcext:value-type="float">
            <text:p>1.16E-09</text:p>
          </table:table-cell>
          <table:table-cell table:formula="of:=(2.5*LOG(([.O32]/[.L32]);10)-2.6)/0.38" office:value-type="float" office:value="6.01162720628833" calcext:value-type="float">
            <text:p>6.01162720628833</text:p>
          </table:table-cell>
        </table:table-row>
        <table:table-row table:style-name="ro1">
          <table:table-cell office:value-type="float" office:value="1180" calcext:value-type="float">
            <text:p>1.18E+03</text:p>
          </table:table-cell>
          <table:table-cell office:value-type="float" office:value="0.0000000000047606606" calcext:value-type="float">
            <text:p>4.76E-12</text:p>
          </table:table-cell>
          <table:table-cell/>
          <table:table-cell office:value-type="float" office:value="1180" calcext:value-type="float">
            <text:p>1.18E+03</text:p>
          </table:table-cell>
          <table:table-cell office:value-type="float" office:value="0.0000000017155934" calcext:value-type="float">
            <text:p>1.72E-09</text:p>
          </table:table-cell>
          <table:table-cell/>
          <table:table-cell table:formula="of:=(1/[.D33])*(10^4)" office:value-type="float" office:value="8.47457627118644" calcext:value-type="float">
            <text:p>8.47457627118644</text:p>
          </table:table-cell>
          <table:table-cell table:formula="of:=(2.5*LOG(([.E33]/[.B33]);10)-2.6)/0.38" office:value-type="float" office:value="9.97859964623227" calcext:value-type="float">
            <text:p>9.97859964623227</text:p>
          </table:table-cell>
          <table:table-cell table:number-columns-repeated="2"/>
          <table:table-cell table:style-name="ce1" office:value-type="float" office:value="1750" calcext:value-type="float">
            <text:p>1.75E+03</text:p>
          </table:table-cell>
          <table:table-cell table:style-name="ce1" office:value-type="float" office:value="0.0000000000129782964193094" calcext:value-type="float">
            <text:p>1.30E-11</text:p>
          </table:table-cell>
          <table:table-cell/>
          <table:table-cell table:style-name="ce1" office:value-type="float" office:value="1750" calcext:value-type="float">
            <text:p>1.75E+03</text:p>
          </table:table-cell>
          <table:table-cell table:style-name="ce1" office:value-type="float" office:value="0.00000000117783952612078" calcext:value-type="float">
            <text:p>1.18E-09</text:p>
          </table:table-cell>
          <table:table-cell table:formula="of:=(2.5*LOG(([.O33]/[.L33]);10)-2.6)/0.38" office:value-type="float" office:value="6.03860812693558" calcext:value-type="float">
            <text:p>6.03860812693558</text:p>
          </table:table-cell>
        </table:table-row>
        <table:table-row table:style-name="ro1">
          <table:table-cell office:value-type="float" office:value="1181" calcext:value-type="float">
            <text:p>1.18E+03</text:p>
          </table:table-cell>
          <table:table-cell office:value-type="float" office:value="0.00000000000468710475235001" calcext:value-type="float">
            <text:p>4.69E-12</text:p>
          </table:table-cell>
          <table:table-cell/>
          <table:table-cell office:value-type="float" office:value="1181" calcext:value-type="float">
            <text:p>1.18E+03</text:p>
          </table:table-cell>
          <table:table-cell office:value-type="float" office:value="0.00000000167907512830001" calcext:value-type="float">
            <text:p>1.68E-09</text:p>
          </table:table-cell>
          <table:table-cell/>
          <table:table-cell table:formula="of:=(1/[.D34])*(10^4)" office:value-type="float" office:value="8.46740050804403" calcext:value-type="float">
            <text:p>8.46740050804403</text:p>
          </table:table-cell>
          <table:table-cell table:formula="of:=(2.5*LOG(([.E34]/[.B34]);10)-2.6)/0.38" office:value-type="float" office:value="9.96161492687381" calcext:value-type="float">
            <text:p>9.96161492687381</text:p>
          </table:table-cell>
          <table:table-cell table:number-columns-repeated="2"/>
          <table:table-cell table:style-name="ce1" office:value-type="float" office:value="1770" calcext:value-type="float">
            <text:p>1.77E+03</text:p>
          </table:table-cell>
          <table:table-cell table:style-name="ce1" office:value-type="float" office:value="0.0000000000128281519791127" calcext:value-type="float">
            <text:p>1.28E-11</text:p>
          </table:table-cell>
          <table:table-cell/>
          <table:table-cell table:style-name="ce1" office:value-type="float" office:value="1770" calcext:value-type="float">
            <text:p>1.77E+03</text:p>
          </table:table-cell>
          <table:table-cell table:style-name="ce1" office:value-type="float" office:value="0.00000000117616346851105" calcext:value-type="float">
            <text:p>1.18E-09</text:p>
          </table:table-cell>
          <table:table-cell table:formula="of:=(2.5*LOG(([.O34]/[.L34]);10)-2.6)/0.38" office:value-type="float" office:value="6.06778677391303" calcext:value-type="float">
            <text:p>6.06778677391303</text:p>
          </table:table-cell>
        </table:table-row>
        <table:table-row table:style-name="ro1">
          <table:table-cell office:value-type="float" office:value="1182" calcext:value-type="float">
            <text:p>1.18E+03</text:p>
          </table:table-cell>
          <table:table-cell office:value-type="float" office:value="0.00000000000483791611121221" calcext:value-type="float">
            <text:p>4.84E-12</text:p>
          </table:table-cell>
          <table:table-cell/>
          <table:table-cell office:value-type="float" office:value="1182" calcext:value-type="float">
            <text:p>1.18E+03</text:p>
          </table:table-cell>
          <table:table-cell office:value-type="float" office:value="0.00000000169600852921074" calcext:value-type="float">
            <text:p>1.70E-09</text:p>
          </table:table-cell>
          <table:table-cell/>
          <table:table-cell table:formula="of:=(1/[.D35])*(10^4)" office:value-type="float" office:value="8.46023688663283" calcext:value-type="float">
            <text:p>8.46023688663283</text:p>
          </table:table-cell>
          <table:table-cell table:formula="of:=(2.5*LOG(([.E35]/[.B35]);10)-2.6)/0.38" office:value-type="float" office:value="9.89980064804829" calcext:value-type="float">
            <text:p>9.89980064804829</text:p>
          </table:table-cell>
          <table:table-cell table:number-columns-repeated="2"/>
          <table:table-cell table:style-name="ce1" office:value-type="float" office:value="1790" calcext:value-type="float">
            <text:p>1.79E+03</text:p>
          </table:table-cell>
          <table:table-cell table:style-name="ce1" office:value-type="float" office:value="0.0000000000140578375957811" calcext:value-type="float">
            <text:p>1.41E-11</text:p>
          </table:table-cell>
          <table:table-cell/>
          <table:table-cell table:style-name="ce1" office:value-type="float" office:value="1790" calcext:value-type="float">
            <text:p>1.79E+03</text:p>
          </table:table-cell>
          <table:table-cell table:style-name="ce1" office:value-type="float" office:value="0.00000000121384895511992" calcext:value-type="float">
            <text:p>1.21E-09</text:p>
          </table:table-cell>
          <table:table-cell table:formula="of:=(2.5*LOG(([.O35]/[.L35]);10)-2.6)/0.38" office:value-type="float" office:value="5.89635609885276" calcext:value-type="float">
            <text:p>5.89635609885276</text:p>
          </table:table-cell>
        </table:table-row>
        <table:table-row table:style-name="ro1">
          <table:table-cell office:value-type="float" office:value="1183" calcext:value-type="float">
            <text:p>1.18E+03</text:p>
          </table:table-cell>
          <table:table-cell office:value-type="float" office:value="0.000000000005371674" calcext:value-type="float">
            <text:p>5.37E-12</text:p>
          </table:table-cell>
          <table:table-cell/>
          <table:table-cell office:value-type="float" office:value="1183" calcext:value-type="float">
            <text:p>1.18E+03</text:p>
          </table:table-cell>
          <table:table-cell office:value-type="float" office:value="0.0000000017658723" calcext:value-type="float">
            <text:p>1.77E-09</text:p>
          </table:table-cell>
          <table:table-cell/>
          <table:table-cell table:formula="of:=(1/[.D36])*(10^4)" office:value-type="float" office:value="8.4530853761623" calcext:value-type="float">
            <text:p>8.4530853761623</text:p>
          </table:table-cell>
          <table:table-cell table:formula="of:=(2.5*LOG(([.E36]/[.B36]);10)-2.6)/0.38" office:value-type="float" office:value="9.71611609287842" calcext:value-type="float">
            <text:p>9.71611609287842</text:p>
          </table:table-cell>
          <table:table-cell table:number-columns-repeated="2"/>
          <table:table-cell table:style-name="ce1" office:value-type="float" office:value="1810" calcext:value-type="float">
            <text:p>1.81E+03</text:p>
          </table:table-cell>
          <table:table-cell table:style-name="ce1" office:value-type="float" office:value="0.0000000000131512790976436" calcext:value-type="float">
            <text:p>1.32E-11</text:p>
          </table:table-cell>
          <table:table-cell/>
          <table:table-cell table:style-name="ce1" office:value-type="float" office:value="1810" calcext:value-type="float">
            <text:p>1.81E+03</text:p>
          </table:table-cell>
          <table:table-cell table:style-name="ce1" office:value-type="float" office:value="0.00000000115123620418626" calcext:value-type="float">
            <text:p>1.15E-09</text:p>
          </table:table-cell>
          <table:table-cell table:formula="of:=(2.5*LOG(([.O36]/[.L36]);10)-2.6)/0.38" office:value-type="float" office:value="5.93550292352897" calcext:value-type="float">
            <text:p>5.93550292352897</text:p>
          </table:table-cell>
        </table:table-row>
        <table:table-row table:style-name="ro1">
          <table:table-cell office:value-type="float" office:value="1184" calcext:value-type="float">
            <text:p>1.18E+03</text:p>
          </table:table-cell>
          <table:table-cell office:value-type="float" office:value="0.00000000000530739892336776" calcext:value-type="float">
            <text:p>5.31E-12</text:p>
          </table:table-cell>
          <table:table-cell/>
          <table:table-cell office:value-type="float" office:value="1184" calcext:value-type="float">
            <text:p>1.18E+03</text:p>
          </table:table-cell>
          <table:table-cell office:value-type="float" office:value="0.00000000174419258400226" calcext:value-type="float">
            <text:p>1.74E-09</text:p>
          </table:table-cell>
          <table:table-cell/>
          <table:table-cell table:formula="of:=(1/[.D37])*(10^4)" office:value-type="float" office:value="8.44594594594595" calcext:value-type="float">
            <text:p>8.44594594594595</text:p>
          </table:table-cell>
          <table:table-cell table:formula="of:=(2.5*LOG(([.E37]/[.B37]);10)-2.6)/0.38" office:value-type="float" office:value="9.71521515532198" calcext:value-type="float">
            <text:p>9.71521515532198</text:p>
          </table:table-cell>
          <table:table-cell table:number-columns-repeated="2"/>
          <table:table-cell table:style-name="ce1" office:value-type="float" office:value="1830" calcext:value-type="float">
            <text:p>1.83E+03</text:p>
          </table:table-cell>
          <table:table-cell table:style-name="ce1" office:value-type="float" office:value="0.0000000000121724539061881" calcext:value-type="float">
            <text:p>1.22E-11</text:p>
          </table:table-cell>
          <table:table-cell/>
          <table:table-cell table:style-name="ce1" office:value-type="float" office:value="1830" calcext:value-type="float">
            <text:p>1.83E+03</text:p>
          </table:table-cell>
          <table:table-cell table:style-name="ce1" office:value-type="float" office:value="0.00000000108942290984664" calcext:value-type="float">
            <text:p>1.09E-09</text:p>
          </table:table-cell>
          <table:table-cell table:formula="of:=(2.5*LOG(([.O37]/[.L37]);10)-2.6)/0.38" office:value-type="float" office:value="5.99880503483986" calcext:value-type="float">
            <text:p>5.99880503483986</text:p>
          </table:table-cell>
        </table:table-row>
        <table:table-row table:style-name="ro1">
          <table:table-cell office:value-type="float" office:value="1185" calcext:value-type="float">
            <text:p>1.19E+03</text:p>
          </table:table-cell>
          <table:table-cell office:value-type="float" office:value="0.0000000000052554597" calcext:value-type="float">
            <text:p>5.26E-12</text:p>
          </table:table-cell>
          <table:table-cell/>
          <table:table-cell office:value-type="float" office:value="1185" calcext:value-type="float">
            <text:p>1.19E+03</text:p>
          </table:table-cell>
          <table:table-cell office:value-type="float" office:value="0.0000000017266737" calcext:value-type="float">
            <text:p>1.73E-09</text:p>
          </table:table-cell>
          <table:table-cell/>
          <table:table-cell table:formula="of:=(1/[.D38])*(10^4)" office:value-type="float" office:value="8.43881856540084" calcext:value-type="float">
            <text:p>8.43881856540084</text:p>
          </table:table-cell>
          <table:table-cell table:formula="of:=(2.5*LOG(([.E38]/[.B38]);10)-2.6)/0.38" office:value-type="float" office:value="9.71447081504597" calcext:value-type="float">
            <text:p>9.71447081504597</text:p>
          </table:table-cell>
          <table:table-cell table:number-columns-repeated="2"/>
          <table:table-cell table:style-name="ce1" office:value-type="float" office:value="1850" calcext:value-type="float">
            <text:p>1.85E+03</text:p>
          </table:table-cell>
          <table:table-cell table:style-name="ce1" office:value-type="float" office:value="0.00000000000795332968895365" calcext:value-type="float">
            <text:p>7.95E-12</text:p>
          </table:table-cell>
          <table:table-cell/>
          <table:table-cell table:style-name="ce1" office:value-type="float" office:value="1850" calcext:value-type="float">
            <text:p>1.85E+03</text:p>
          </table:table-cell>
          <table:table-cell table:style-name="ce1" office:value-type="float" office:value="0.000000000889112009232426" calcext:value-type="float">
            <text:p>8.89E-10</text:p>
          </table:table-cell>
          <table:table-cell table:formula="of:=(2.5*LOG(([.O38]/[.L38]);10)-2.6)/0.38" office:value-type="float" office:value="6.6342598071514" calcext:value-type="float">
            <text:p>6.6342598071514</text:p>
          </table:table-cell>
        </table:table-row>
        <table:table-row table:style-name="ro1">
          <table:table-cell office:value-type="float" office:value="1186" calcext:value-type="float">
            <text:p>1.19E+03</text:p>
          </table:table-cell>
          <table:table-cell office:value-type="float" office:value="0.00000000000469213481535011" calcext:value-type="float">
            <text:p>4.69E-12</text:p>
          </table:table-cell>
          <table:table-cell/>
          <table:table-cell office:value-type="float" office:value="1186" calcext:value-type="float">
            <text:p>1.19E+03</text:p>
          </table:table-cell>
          <table:table-cell office:value-type="float" office:value="0.00000000154651718880003" calcext:value-type="float">
            <text:p>1.55E-09</text:p>
          </table:table-cell>
          <table:table-cell/>
          <table:table-cell table:formula="of:=(1/[.D39])*(10^4)" office:value-type="float" office:value="8.43170320404722" calcext:value-type="float">
            <text:p>8.43170320404722</text:p>
          </table:table-cell>
          <table:table-cell table:formula="of:=(2.5*LOG(([.E39]/[.B39]);10)-2.6)/0.38" office:value-type="float" office:value="9.72358072028728" calcext:value-type="float">
            <text:p>9.72358072028728</text:p>
          </table:table-cell>
          <table:table-cell table:number-columns-repeated="2"/>
          <table:table-cell table:style-name="ce1" office:value-type="float" office:value="1870" calcext:value-type="float">
            <text:p>1.87E+03</text:p>
          </table:table-cell>
          <table:table-cell table:style-name="ce1" office:value-type="float" office:value="0.0000000000104680555639842" calcext:value-type="float">
            <text:p>1.05E-11</text:p>
          </table:table-cell>
          <table:table-cell/>
          <table:table-cell table:style-name="ce1" office:value-type="float" office:value="1870" calcext:value-type="float">
            <text:p>1.87E+03</text:p>
          </table:table-cell>
          <table:table-cell table:style-name="ce1" office:value-type="float" office:value="0.000000000929417226234916" calcext:value-type="float">
            <text:p>9.29E-10</text:p>
          </table:table-cell>
          <table:table-cell table:formula="of:=(2.5*LOG(([.O39]/[.L39]);10)-2.6)/0.38" office:value-type="float" office:value="5.97595196339194" calcext:value-type="float">
            <text:p>5.97595196339194</text:p>
          </table:table-cell>
        </table:table-row>
        <table:table-row table:style-name="ro1">
          <table:table-cell office:value-type="float" office:value="1187" calcext:value-type="float">
            <text:p>1.19E+03</text:p>
          </table:table-cell>
          <table:table-cell office:value-type="float" office:value="0.00000000000436705617999992" calcext:value-type="float">
            <text:p>4.37E-12</text:p>
          </table:table-cell>
          <table:table-cell/>
          <table:table-cell office:value-type="float" office:value="1187" calcext:value-type="float">
            <text:p>1.19E+03</text:p>
          </table:table-cell>
          <table:table-cell office:value-type="float" office:value="0.00000000148529145999999" calcext:value-type="float">
            <text:p>1.49E-09</text:p>
          </table:table-cell>
          <table:table-cell/>
          <table:table-cell table:formula="of:=(1/[.D40])*(10^4)" office:value-type="float" office:value="8.424599831508" calcext:value-type="float">
            <text:p>8.424599831508</text:p>
          </table:table-cell>
          <table:table-cell table:formula="of:=(2.5*LOG(([.E40]/[.B40]);10)-2.6)/0.38" office:value-type="float" office:value="9.81330858585773" calcext:value-type="float">
            <text:p>9.81330858585773</text:p>
          </table:table-cell>
          <table:table-cell table:number-columns-repeated="2"/>
          <table:table-cell table:style-name="ce1" office:value-type="float" office:value="1890" calcext:value-type="float">
            <text:p>1.89E+03</text:p>
          </table:table-cell>
          <table:table-cell table:style-name="ce1" office:value-type="float" office:value="0.00000000000678853744468429" calcext:value-type="float">
            <text:p>6.79E-12</text:p>
          </table:table-cell>
          <table:table-cell/>
          <table:table-cell table:style-name="ce1" office:value-type="float" office:value="1890" calcext:value-type="float">
            <text:p>1.89E+03</text:p>
          </table:table-cell>
          <table:table-cell table:style-name="ce1" office:value-type="float" office:value="0.000000000668979240678065" calcext:value-type="float">
            <text:p>6.69E-10</text:p>
          </table:table-cell>
          <table:table-cell table:formula="of:=(2.5*LOG(([.O40]/[.L40]);10)-2.6)/0.38" office:value-type="float" office:value="6.27392383803452" calcext:value-type="float">
            <text:p>6.27392383803452</text:p>
          </table:table-cell>
        </table:table-row>
        <table:table-row table:style-name="ro1">
          <table:table-cell office:value-type="float" office:value="1188" calcext:value-type="float">
            <text:p>1.19E+03</text:p>
          </table:table-cell>
          <table:table-cell office:value-type="float" office:value="0.0000000000033842345" calcext:value-type="float">
            <text:p>3.38E-12</text:p>
          </table:table-cell>
          <table:table-cell/>
          <table:table-cell office:value-type="float" office:value="1188" calcext:value-type="float">
            <text:p>1.19E+03</text:p>
          </table:table-cell>
          <table:table-cell office:value-type="float" office:value="0.0000000013419257" calcext:value-type="float">
            <text:p>1.34E-09</text:p>
          </table:table-cell>
          <table:table-cell/>
          <table:table-cell table:formula="of:=(1/[.D41])*(10^4)" office:value-type="float" office:value="8.41750841750842" calcext:value-type="float">
            <text:p>8.41750841750842</text:p>
          </table:table-cell>
          <table:table-cell table:formula="of:=(2.5*LOG(([.E41]/[.B41]);10)-2.6)/0.38" office:value-type="float" office:value="10.2517633019988" calcext:value-type="float">
            <text:p>10.2517633019988</text:p>
          </table:table-cell>
          <table:table-cell table:number-columns-repeated="2"/>
          <table:table-cell table:style-name="ce1" office:value-type="float" office:value="1910" calcext:value-type="float">
            <text:p>1.91E+03</text:p>
          </table:table-cell>
          <table:table-cell table:style-name="ce1" office:value-type="float" office:value="0.00000000000710497581652587" calcext:value-type="float">
            <text:p>7.10E-12</text:p>
          </table:table-cell>
          <table:table-cell/>
          <table:table-cell table:style-name="ce1" office:value-type="float" office:value="1910" calcext:value-type="float">
            <text:p>1.91E+03</text:p>
          </table:table-cell>
          <table:table-cell table:style-name="ce1" office:value-type="float" office:value="0.000000000694426501731246" calcext:value-type="float">
            <text:p>6.94E-10</text:p>
          </table:table-cell>
          <table:table-cell table:formula="of:=(2.5*LOG(([.O41]/[.L41]);10)-2.6)/0.38" office:value-type="float" office:value="6.25041896468137" calcext:value-type="float">
            <text:p>6.25041896468137</text:p>
          </table:table-cell>
        </table:table-row>
        <table:table-row table:style-name="ro1">
          <table:table-cell office:value-type="float" office:value="1189" calcext:value-type="float">
            <text:p>1.19E+03</text:p>
          </table:table-cell>
          <table:table-cell office:value-type="float" office:value="0.00000000000343260773225" calcext:value-type="float">
            <text:p>3.43E-12</text:p>
          </table:table-cell>
          <table:table-cell/>
          <table:table-cell office:value-type="float" office:value="1189" calcext:value-type="float">
            <text:p>1.19E+03</text:p>
          </table:table-cell>
          <table:table-cell office:value-type="float" office:value="0.0000000013634573597" calcext:value-type="float">
            <text:p>1.36E-09</text:p>
          </table:table-cell>
          <table:table-cell/>
          <table:table-cell table:formula="of:=(1/[.D42])*(10^4)" office:value-type="float" office:value="8.41042893187553" calcext:value-type="float">
            <text:p>8.41042893187553</text:p>
          </table:table-cell>
          <table:table-cell table:formula="of:=(2.5*LOG(([.E42]/[.B42]);10)-2.6)/0.38" office:value-type="float" office:value="10.2566933162884" calcext:value-type="float">
            <text:p>10.2566933162884</text:p>
          </table:table-cell>
          <table:table-cell table:number-columns-repeated="2"/>
          <table:table-cell table:style-name="ce1" office:value-type="float" office:value="1930" calcext:value-type="float">
            <text:p>1.93E+03</text:p>
          </table:table-cell>
          <table:table-cell table:style-name="ce1" office:value-type="float" office:value="0.00000000000658000260478978" calcext:value-type="float">
            <text:p>6.58E-12</text:p>
          </table:table-cell>
          <table:table-cell/>
          <table:table-cell table:style-name="ce1" office:value-type="float" office:value="1930" calcext:value-type="float">
            <text:p>1.93E+03</text:p>
          </table:table-cell>
          <table:table-cell table:style-name="ce1" office:value-type="float" office:value="0.000000000702017630931265" calcext:value-type="float">
            <text:p>7.02E-10</text:p>
          </table:table-cell>
          <table:table-cell table:formula="of:=(2.5*LOG(([.O42]/[.L42]);10)-2.6)/0.38" office:value-type="float" office:value="6.50080232820712" calcext:value-type="float">
            <text:p>6.50080232820712</text:p>
          </table:table-cell>
        </table:table-row>
        <table:table-row table:style-name="ro1">
          <table:table-cell office:value-type="float" office:value="1190" calcext:value-type="float">
            <text:p>1.19E+03</text:p>
          </table:table-cell>
          <table:table-cell office:value-type="float" office:value="0.000000000003476638" calcext:value-type="float">
            <text:p>3.48E-12</text:p>
          </table:table-cell>
          <table:table-cell/>
          <table:table-cell office:value-type="float" office:value="1190" calcext:value-type="float">
            <text:p>1.19E+03</text:p>
          </table:table-cell>
          <table:table-cell office:value-type="float" office:value="0.0000000013830559" calcext:value-type="float">
            <text:p>1.38E-09</text:p>
          </table:table-cell>
          <table:table-cell/>
          <table:table-cell table:formula="of:=(1/[.D43])*(10^4)" office:value-type="float" office:value="8.40336134453782" calcext:value-type="float">
            <text:p>8.40336134453782</text:p>
          </table:table-cell>
          <table:table-cell table:formula="of:=(2.5*LOG(([.E43]/[.B43]);10)-2.6)/0.38" office:value-type="float" office:value="10.2610543482038" calcext:value-type="float">
            <text:p>10.2610543482038</text:p>
          </table:table-cell>
          <table:table-cell table:number-columns-repeated="2"/>
          <table:table-cell table:style-name="ce1" office:value-type="float" office:value="1950" calcext:value-type="float">
            <text:p>1.95E+03</text:p>
          </table:table-cell>
          <table:table-cell table:style-name="ce1" office:value-type="float" office:value="0.00000000000610655804540764" calcext:value-type="float">
            <text:p>6.11E-12</text:p>
          </table:table-cell>
          <table:table-cell/>
          <table:table-cell table:style-name="ce1" office:value-type="float" office:value="1950" calcext:value-type="float">
            <text:p>1.95E+03</text:p>
          </table:table-cell>
          <table:table-cell table:style-name="ce1" office:value-type="float" office:value="0.000000000673669845382671" calcext:value-type="float">
            <text:p>6.74E-10</text:p>
          </table:table-cell>
          <table:table-cell table:formula="of:=(2.5*LOG(([.O43]/[.L43]);10)-2.6)/0.38" office:value-type="float" office:value="6.59638564746932" calcext:value-type="float">
            <text:p>6.59638564746932</text:p>
          </table:table-cell>
        </table:table-row>
        <table:table-row table:style-name="ro1">
          <table:table-cell office:value-type="float" office:value="1191" calcext:value-type="float">
            <text:p>1.19E+03</text:p>
          </table:table-cell>
          <table:table-cell office:value-type="float" office:value="0.00000000000351728375944905" calcext:value-type="float">
            <text:p>3.52E-12</text:p>
          </table:table-cell>
          <table:table-cell/>
          <table:table-cell office:value-type="float" office:value="1191" calcext:value-type="float">
            <text:p>1.19E+03</text:p>
          </table:table-cell>
          <table:table-cell office:value-type="float" office:value="0.00000000128197360483985" calcext:value-type="float">
            <text:p>1.28E-09</text:p>
          </table:table-cell>
          <table:table-cell/>
          <table:table-cell table:formula="of:=(1/[.D44])*(10^4)" office:value-type="float" office:value="8.39630562552477" calcext:value-type="float">
            <text:p>8.39630562552477</text:p>
          </table:table-cell>
          <table:table-cell table:formula="of:=(2.5*LOG(([.E44]/[.B44]);10)-2.6)/0.38" office:value-type="float" office:value="10.0109978725274" calcext:value-type="float">
            <text:p>10.0109978725274</text:p>
          </table:table-cell>
          <table:table-cell table:number-columns-repeated="2"/>
          <table:table-cell table:style-name="ce1" office:value-type="float" office:value="1970" calcext:value-type="float">
            <text:p>1.97E+03</text:p>
          </table:table-cell>
          <table:table-cell table:style-name="ce1" office:value-type="float" office:value="0.0000000000071533899087717" calcext:value-type="float">
            <text:p>7.15E-12</text:p>
          </table:table-cell>
          <table:table-cell/>
          <table:table-cell table:style-name="ce1" office:value-type="float" office:value="1970" calcext:value-type="float">
            <text:p>1.97E+03</text:p>
          </table:table-cell>
          <table:table-cell table:style-name="ce1" office:value-type="float" office:value="0.000000000730692913649927" calcext:value-type="float">
            <text:p>7.31E-10</text:p>
          </table:table-cell>
          <table:table-cell table:formula="of:=(2.5*LOG(([.O44]/[.L44]);10)-2.6)/0.38" office:value-type="float" office:value="6.37646709084931" calcext:value-type="float">
            <text:p>6.37646709084931</text:p>
          </table:table-cell>
        </table:table-row>
        <table:table-row table:style-name="ro1">
          <table:table-cell office:value-type="float" office:value="1192" calcext:value-type="float">
            <text:p>1.19E+03</text:p>
          </table:table-cell>
          <table:table-cell office:value-type="float" office:value="0.00000000000365839493748369" calcext:value-type="float">
            <text:p>3.66E-12</text:p>
          </table:table-cell>
          <table:table-cell/>
          <table:table-cell office:value-type="float" office:value="1192" calcext:value-type="float">
            <text:p>1.19E+03</text:p>
          </table:table-cell>
          <table:table-cell office:value-type="float" office:value="0.0000000012768137154513" calcext:value-type="float">
            <text:p>1.28E-09</text:p>
          </table:table-cell>
          <table:table-cell/>
          <table:table-cell table:formula="of:=(1/[.D45])*(10^4)" office:value-type="float" office:value="8.38926174496644" calcext:value-type="float">
            <text:p>8.38926174496644</text:p>
          </table:table-cell>
          <table:table-cell table:formula="of:=(2.5*LOG(([.E45]/[.B45]);10)-2.6)/0.38" office:value-type="float" office:value="9.88708520922646" calcext:value-type="float">
            <text:p>9.88708520922646</text:p>
          </table:table-cell>
          <table:table-cell table:number-columns-repeated="2"/>
          <table:table-cell table:style-name="ce1" office:value-type="float" office:value="1990" calcext:value-type="float">
            <text:p>1.99E+03</text:p>
          </table:table-cell>
          <table:table-cell table:style-name="ce1" office:value-type="float" office:value="0.00000000000457216940423314" calcext:value-type="float">
            <text:p>4.57E-12</text:p>
          </table:table-cell>
          <table:table-cell/>
          <table:table-cell table:style-name="ce1" office:value-type="float" office:value="1990" calcext:value-type="float">
            <text:p>1.99E+03</text:p>
          </table:table-cell>
          <table:table-cell table:style-name="ce1" office:value-type="float" office:value="0.000000000640563752269424" calcext:value-type="float">
            <text:p>6.41E-10</text:p>
          </table:table-cell>
          <table:table-cell table:formula="of:=(2.5*LOG(([.O45]/[.L45]);10)-2.6)/0.38" office:value-type="float" office:value="7.27921083131028" calcext:value-type="float">
            <text:p>7.27921083131028</text:p>
          </table:table-cell>
        </table:table-row>
        <table:table-row table:style-name="ro1">
          <table:table-cell office:value-type="float" office:value="1193" calcext:value-type="float">
            <text:p>1.19E+03</text:p>
          </table:table-cell>
          <table:table-cell office:value-type="float" office:value="0.0000000000043066969" calcext:value-type="float">
            <text:p>4.31E-12</text:p>
          </table:table-cell>
          <table:table-cell/>
          <table:table-cell office:value-type="float" office:value="1193" calcext:value-type="float">
            <text:p>1.19E+03</text:p>
          </table:table-cell>
          <table:table-cell office:value-type="float" office:value="0.0000000013403263" calcext:value-type="float">
            <text:p>1.34E-09</text:p>
          </table:table-cell>
          <table:table-cell/>
          <table:table-cell table:formula="of:=(1/[.D46])*(10^4)" office:value-type="float" office:value="8.38222967309304" calcext:value-type="float">
            <text:p>8.38222967309304</text:p>
          </table:table-cell>
          <table:table-cell table:formula="of:=(2.5*LOG(([.E46]/[.B46]);10)-2.6)/0.38" office:value-type="float" office:value="9.55964626124053" calcext:value-type="float">
            <text:p>9.55964626124053</text:p>
          </table:table-cell>
          <table:table-cell table:number-columns-repeated="2"/>
          <table:table-cell table:style-name="ce1" office:value-type="float" office:value="2010" calcext:value-type="float">
            <text:p>2.01E+03</text:p>
          </table:table-cell>
          <table:table-cell table:style-name="ce1" office:value-type="float" office:value="0.00000000000511373920015932" calcext:value-type="float">
            <text:p>5.11E-12</text:p>
          </table:table-cell>
          <table:table-cell/>
          <table:table-cell table:style-name="ce1" office:value-type="float" office:value="2010" calcext:value-type="float">
            <text:p>2.01E+03</text:p>
          </table:table-cell>
          <table:table-cell table:style-name="ce1" office:value-type="float" office:value="0.000000000723865590091142" calcext:value-type="float">
            <text:p>7.24E-10</text:p>
          </table:table-cell>
          <table:table-cell table:formula="of:=(2.5*LOG(([.O46]/[.L46]);10)-2.6)/0.38" office:value-type="float" office:value="7.30867998057045" calcext:value-type="float">
            <text:p>7.30867998057045</text:p>
          </table:table-cell>
        </table:table-row>
        <table:table-row table:style-name="ro1">
          <table:table-cell office:value-type="float" office:value="1194" calcext:value-type="float">
            <text:p>1.19E+03</text:p>
          </table:table-cell>
          <table:table-cell office:value-type="float" office:value="0.00000000000432097899955" calcext:value-type="float">
            <text:p>4.32E-12</text:p>
          </table:table-cell>
          <table:table-cell/>
          <table:table-cell office:value-type="float" office:value="1194" calcext:value-type="float">
            <text:p>1.19E+03</text:p>
          </table:table-cell>
          <table:table-cell office:value-type="float" office:value="0.0000000013812326257" calcext:value-type="float">
            <text:p>1.38E-09</text:p>
          </table:table-cell>
          <table:table-cell/>
          <table:table-cell table:formula="of:=(1/[.D47])*(10^4)" office:value-type="float" office:value="8.37520938023451" calcext:value-type="float">
            <text:p>8.37520938023451</text:p>
          </table:table-cell>
          <table:table-cell table:formula="of:=(2.5*LOG(([.E47]/[.B47]);10)-2.6)/0.38" office:value-type="float" office:value="9.63608337202858" calcext:value-type="float">
            <text:p>9.63608337202858</text:p>
          </table:table-cell>
          <table:table-cell table:number-columns-repeated="2"/>
          <table:table-cell table:style-name="ce1" office:value-type="float" office:value="2030" calcext:value-type="float">
            <text:p>2.03E+03</text:p>
          </table:table-cell>
          <table:table-cell table:style-name="ce1" office:value-type="float" office:value="0.00000000000531342162724583" calcext:value-type="float">
            <text:p>5.31E-12</text:p>
          </table:table-cell>
          <table:table-cell/>
          <table:table-cell table:style-name="ce1" office:value-type="float" office:value="2030" calcext:value-type="float">
            <text:p>2.03E+03</text:p>
          </table:table-cell>
          <table:table-cell table:style-name="ce1" office:value-type="float" office:value="0.000000000767819711421289" calcext:value-type="float">
            <text:p>7.68E-10</text:p>
          </table:table-cell>
          <table:table-cell table:formula="of:=(2.5*LOG(([.O47]/[.L47]);10)-2.6)/0.38" office:value-type="float" office:value="7.36766432875158" calcext:value-type="float">
            <text:p>7.36766432875158</text:p>
          </table:table-cell>
        </table:table-row>
        <table:table-row table:style-name="ro1">
          <table:table-cell office:value-type="float" office:value="1195" calcext:value-type="float">
            <text:p>1.20E+03</text:p>
          </table:table-cell>
          <table:table-cell office:value-type="float" office:value="0.0000000000043355788" calcext:value-type="float">
            <text:p>4.34E-12</text:p>
          </table:table-cell>
          <table:table-cell/>
          <table:table-cell office:value-type="float" office:value="1195" calcext:value-type="float">
            <text:p>1.20E+03</text:p>
          </table:table-cell>
          <table:table-cell office:value-type="float" office:value="0.0000000014230489" calcext:value-type="float">
            <text:p>1.42E-09</text:p>
          </table:table-cell>
          <table:table-cell/>
          <table:table-cell table:formula="of:=(1/[.D48])*(10^4)" office:value-type="float" office:value="8.36820083682008" calcext:value-type="float">
            <text:p>8.36820083682008</text:p>
          </table:table-cell>
          <table:table-cell table:formula="of:=(2.5*LOG(([.E48]/[.B48]);10)-2.6)/0.38" office:value-type="float" office:value="9.71166276258529" calcext:value-type="float">
            <text:p>9.71166276258529</text:p>
          </table:table-cell>
          <table:table-cell table:number-columns-repeated="2"/>
          <table:table-cell table:style-name="ce1" office:value-type="float" office:value="2050" calcext:value-type="float">
            <text:p>2.05E+03</text:p>
          </table:table-cell>
          <table:table-cell table:style-name="ce1" office:value-type="float" office:value="0.00000000000403597363013904" calcext:value-type="float">
            <text:p>4.04E-12</text:p>
          </table:table-cell>
          <table:table-cell/>
          <table:table-cell table:style-name="ce1" office:value-type="float" office:value="2050" calcext:value-type="float">
            <text:p>2.05E+03</text:p>
          </table:table-cell>
          <table:table-cell table:style-name="ce1" office:value-type="float" office:value="0.000000000669603003029198" calcext:value-type="float">
            <text:p>6.70E-10</text:p>
          </table:table-cell>
          <table:table-cell table:formula="of:=(2.5*LOG(([.O48]/[.L48]);10)-2.6)/0.38" office:value-type="float" office:value="7.76229653083696" calcext:value-type="float">
            <text:p>7.76229653083696</text:p>
          </table:table-cell>
        </table:table-row>
        <table:table-row table:style-name="ro1">
          <table:table-cell office:value-type="float" office:value="1196" calcext:value-type="float">
            <text:p>1.20E+03</text:p>
          </table:table-cell>
          <table:table-cell office:value-type="float" office:value="0.00000000000317665619560005" calcext:value-type="float">
            <text:p>3.18E-12</text:p>
          </table:table-cell>
          <table:table-cell/>
          <table:table-cell office:value-type="float" office:value="1196" calcext:value-type="float">
            <text:p>1.20E+03</text:p>
          </table:table-cell>
          <table:table-cell office:value-type="float" office:value="0.00000000126381325720001" calcext:value-type="float">
            <text:p>1.26E-09</text:p>
          </table:table-cell>
          <table:table-cell/>
          <table:table-cell table:formula="of:=(1/[.D49])*(10^4)" office:value-type="float" office:value="8.36120401337793" calcext:value-type="float">
            <text:p>8.36120401337793</text:p>
          </table:table-cell>
          <table:table-cell table:formula="of:=(2.5*LOG(([.E49]/[.B49]);10)-2.6)/0.38" office:value-type="float" office:value="10.2612677128678" calcext:value-type="float">
            <text:p>10.2612677128678</text:p>
          </table:table-cell>
          <table:table-cell table:number-columns-repeated="2"/>
          <table:table-cell table:style-name="ce1" office:value-type="float" office:value="2070" calcext:value-type="float">
            <text:p>2.07E+03</text:p>
          </table:table-cell>
          <table:table-cell table:style-name="ce1" office:value-type="float" office:value="0.00000000000436113264757016" calcext:value-type="float">
            <text:p>4.36E-12</text:p>
          </table:table-cell>
          <table:table-cell/>
          <table:table-cell table:style-name="ce1" office:value-type="float" office:value="2070" calcext:value-type="float">
            <text:p>2.07E+03</text:p>
          </table:table-cell>
          <table:table-cell table:style-name="ce1" office:value-type="float" office:value="0.00000000067864919648889" calcext:value-type="float">
            <text:p>6.79E-10</text:p>
          </table:table-cell>
          <table:table-cell table:formula="of:=(2.5*LOG(([.O49]/[.L49]);10)-2.6)/0.38" office:value-type="float" office:value="7.57925028236329" calcext:value-type="float">
            <text:p>7.57925028236329</text:p>
          </table:table-cell>
        </table:table-row>
        <table:table-row table:style-name="ro1">
          <table:table-cell office:value-type="float" office:value="1197" calcext:value-type="float">
            <text:p>1.20E+03</text:p>
          </table:table-cell>
          <table:table-cell office:value-type="float" office:value="0.00000000000283885566979989" calcext:value-type="float">
            <text:p>2.84E-12</text:p>
          </table:table-cell>
          <table:table-cell/>
          <table:table-cell office:value-type="float" office:value="1197" calcext:value-type="float">
            <text:p>1.20E+03</text:p>
          </table:table-cell>
          <table:table-cell office:value-type="float" office:value="0.00000000118567023835994" calcext:value-type="float">
            <text:p>1.19E-09</text:p>
          </table:table-cell>
          <table:table-cell/>
          <table:table-cell table:formula="of:=(1/[.D50])*(10^4)" office:value-type="float" office:value="8.35421888053467" calcext:value-type="float">
            <text:p>8.35421888053467</text:p>
          </table:table-cell>
          <table:table-cell table:formula="of:=(2.5*LOG(([.E50]/[.B50]);10)-2.6)/0.38" office:value-type="float" office:value="10.4001355631503" calcext:value-type="float">
            <text:p>10.4001355631503</text:p>
          </table:table-cell>
          <table:table-cell table:number-columns-repeated="2"/>
          <table:table-cell table:style-name="ce1" office:value-type="float" office:value="2090" calcext:value-type="float">
            <text:p>2.09E+03</text:p>
          </table:table-cell>
          <table:table-cell table:style-name="ce1" office:value-type="float" office:value="0.00000000000398552776414822" calcext:value-type="float">
            <text:p>3.99E-12</text:p>
          </table:table-cell>
          <table:table-cell/>
          <table:table-cell table:style-name="ce1" office:value-type="float" office:value="2090" calcext:value-type="float">
            <text:p>2.09E+03</text:p>
          </table:table-cell>
          <table:table-cell table:style-name="ce1" office:value-type="float" office:value="0.000000000653106128625966" calcext:value-type="float">
            <text:p>6.53E-10</text:p>
          </table:table-cell>
          <table:table-cell table:formula="of:=(2.5*LOG(([.O50]/[.L50]);10)-2.6)/0.38" office:value-type="float" office:value="7.72696000158909" calcext:value-type="float">
            <text:p>7.72696000158909</text:p>
          </table:table-cell>
        </table:table-row>
        <table:table-row table:style-name="ro1">
          <table:table-cell office:value-type="float" office:value="1198" calcext:value-type="float">
            <text:p>1.20E+03</text:p>
          </table:table-cell>
          <table:table-cell office:value-type="float" office:value="0.0000000000023538042" calcext:value-type="float">
            <text:p>2.35E-12</text:p>
          </table:table-cell>
          <table:table-cell/>
          <table:table-cell office:value-type="float" office:value="1198" calcext:value-type="float">
            <text:p>1.20E+03</text:p>
          </table:table-cell>
          <table:table-cell office:value-type="float" office:value="0.00000000092651814" calcext:value-type="float">
            <text:p>9.27E-10</text:p>
          </table:table-cell>
          <table:table-cell/>
          <table:table-cell table:formula="of:=(1/[.D51])*(10^4)" office:value-type="float" office:value="8.34724540901503" calcext:value-type="float">
            <text:p>8.34724540901503</text:p>
          </table:table-cell>
          <table:table-cell table:formula="of:=(2.5*LOG(([.E51]/[.B51]);10)-2.6)/0.38" office:value-type="float" office:value="10.2308131131877" calcext:value-type="float">
            <text:p>10.2308131131877</text:p>
          </table:table-cell>
          <table:table-cell table:number-columns-repeated="2"/>
          <table:table-cell table:style-name="ce1" office:value-type="float" office:value="2110" calcext:value-type="float">
            <text:p>2.11E+03</text:p>
          </table:table-cell>
          <table:table-cell table:style-name="ce1" office:value-type="float" office:value="0.00000000000329022610778041" calcext:value-type="float">
            <text:p>3.29E-12</text:p>
          </table:table-cell>
          <table:table-cell/>
          <table:table-cell table:style-name="ce1" office:value-type="float" office:value="2110" calcext:value-type="float">
            <text:p>2.11E+03</text:p>
          </table:table-cell>
          <table:table-cell table:style-name="ce1" office:value-type="float" office:value="0.000000000653772230040519" calcext:value-type="float">
            <text:p>6.54E-10</text:p>
          </table:table-cell>
          <table:table-cell table:formula="of:=(2.5*LOG(([.O51]/[.L51]);10)-2.6)/0.38" office:value-type="float" office:value="8.27763634985304" calcext:value-type="float">
            <text:p>8.27763634985304</text:p>
          </table:table-cell>
        </table:table-row>
        <table:table-row table:style-name="ro1">
          <table:table-cell office:value-type="float" office:value="1199" calcext:value-type="float">
            <text:p>1.20E+03</text:p>
          </table:table-cell>
          <table:table-cell office:value-type="float" office:value="0.000000000002079639457894" calcext:value-type="float">
            <text:p>2.08E-12</text:p>
          </table:table-cell>
          <table:table-cell/>
          <table:table-cell office:value-type="float" office:value="1199" calcext:value-type="float">
            <text:p>1.20E+03</text:p>
          </table:table-cell>
          <table:table-cell office:value-type="float" office:value="0.000000000808923008112715" calcext:value-type="float">
            <text:p>8.09E-10</text:p>
          </table:table-cell>
          <table:table-cell/>
          <table:table-cell table:formula="of:=(1/[.D52])*(10^4)" office:value-type="float" office:value="8.34028356964137" calcext:value-type="float">
            <text:p>8.34028356964137</text:p>
          </table:table-cell>
          <table:table-cell table:formula="of:=(2.5*LOG(([.E52]/[.B52]);10)-2.6)/0.38" office:value-type="float" office:value="10.1968364426899" calcext:value-type="float">
            <text:p>10.1968364426899</text:p>
          </table:table-cell>
          <table:table-cell table:number-columns-repeated="2"/>
          <table:table-cell table:style-name="ce1" office:value-type="float" office:value="2130" calcext:value-type="float">
            <text:p>2.13E+03</text:p>
          </table:table-cell>
          <table:table-cell table:style-name="ce1" office:value-type="float" office:value="0.00000000000390959052081438" calcext:value-type="float">
            <text:p>3.91E-12</text:p>
          </table:table-cell>
          <table:table-cell/>
          <table:table-cell table:style-name="ce1" office:value-type="float" office:value="2130" calcext:value-type="float">
            <text:p>2.13E+03</text:p>
          </table:table-cell>
          <table:table-cell table:style-name="ce1" office:value-type="float" office:value="0.000000000698633086136239" calcext:value-type="float">
            <text:p>6.99E-10</text:p>
          </table:table-cell>
          <table:table-cell table:formula="of:=(2.5*LOG(([.O52]/[.L52]);10)-2.6)/0.38" office:value-type="float" office:value="7.97445971212559" calcext:value-type="float">
            <text:p>7.97445971212559</text:p>
          </table:table-cell>
        </table:table-row>
        <table:table-row table:style-name="ro1">
          <table:table-cell office:value-type="float" office:value="1200" calcext:value-type="float">
            <text:p>1.20E+03</text:p>
          </table:table-cell>
          <table:table-cell office:value-type="float" office:value="0.0000000000017641085" calcext:value-type="float">
            <text:p>1.76E-12</text:p>
          </table:table-cell>
          <table:table-cell/>
          <table:table-cell office:value-type="float" office:value="1200" calcext:value-type="float">
            <text:p>1.20E+03</text:p>
          </table:table-cell>
          <table:table-cell office:value-type="float" office:value="0.00000000067358502" calcext:value-type="float">
            <text:p>6.74E-10</text:p>
          </table:table-cell>
          <table:table-cell/>
          <table:table-cell table:formula="of:=(1/[.D53])*(10^4)" office:value-type="float" office:value="8.33333333333333" calcext:value-type="float">
            <text:p>8.33333333333333</text:p>
          </table:table-cell>
          <table:table-cell table:formula="of:=(2.5*LOG(([.E53]/[.B53]);10)-2.6)/0.38" office:value-type="float" office:value="10.1438626822384" calcext:value-type="float">
            <text:p>10.1438626822384</text:p>
          </table:table-cell>
          <table:table-cell table:number-columns-repeated="2"/>
          <table:table-cell table:style-name="ce1" office:value-type="float" office:value="2150" calcext:value-type="float">
            <text:p>2.15E+03</text:p>
          </table:table-cell>
          <table:table-cell table:style-name="ce1" office:value-type="float" office:value="0.00000000000316913093073251" calcext:value-type="float">
            <text:p>3.17E-12</text:p>
          </table:table-cell>
          <table:table-cell/>
          <table:table-cell table:style-name="ce1" office:value-type="float" office:value="2150" calcext:value-type="float">
            <text:p>2.15E+03</text:p>
          </table:table-cell>
          <table:table-cell table:style-name="ce1" office:value-type="float" office:value="0.00000000065538258085134" calcext:value-type="float">
            <text:p>6.55E-10</text:p>
          </table:table-cell>
          <table:table-cell table:formula="of:=(2.5*LOG(([.O53]/[.L53]);10)-2.6)/0.38" office:value-type="float" office:value="8.39180731636067" calcext:value-type="float">
            <text:p>8.39180731636067</text:p>
          </table:table-cell>
        </table:table-row>
        <table:table-row table:style-name="ro1">
          <table:table-cell office:value-type="float" office:value="1201" calcext:value-type="float">
            <text:p>1.20E+03</text:p>
          </table:table-cell>
          <table:table-cell office:value-type="float" office:value="0.00000000000114710896114846" calcext:value-type="float">
            <text:p>1.15E-12</text:p>
          </table:table-cell>
          <table:table-cell/>
          <table:table-cell office:value-type="float" office:value="1201" calcext:value-type="float">
            <text:p>1.20E+03</text:p>
          </table:table-cell>
          <table:table-cell office:value-type="float" office:value="0.000000000632489428196989" calcext:value-type="float">
            <text:p>6.32E-10</text:p>
          </table:table-cell>
          <table:table-cell/>
          <table:table-cell table:formula="of:=(1/[.D54])*(10^4)" office:value-type="float" office:value="8.32639467110741" calcext:value-type="float">
            <text:p>8.32639467110741</text:p>
          </table:table-cell>
          <table:table-cell table:formula="of:=(2.5*LOG(([.E54]/[.B54]);10)-2.6)/0.38" office:value-type="float" office:value="11.1937407789081" calcext:value-type="float">
            <text:p>11.1937407789081</text:p>
          </table:table-cell>
          <table:table-cell table:number-columns-repeated="2"/>
          <table:table-cell table:style-name="ce1" office:value-type="float" office:value="2170" calcext:value-type="float">
            <text:p>2.17E+03</text:p>
          </table:table-cell>
          <table:table-cell table:style-name="ce1" office:value-type="float" office:value="0.00000000000354297613562568" calcext:value-type="float">
            <text:p>3.54E-12</text:p>
          </table:table-cell>
          <table:table-cell/>
          <table:table-cell table:style-name="ce1" office:value-type="float" office:value="2170" calcext:value-type="float">
            <text:p>2.17E+03</text:p>
          </table:table-cell>
          <table:table-cell table:style-name="ce1" office:value-type="float" office:value="0.000000000737950659529712" calcext:value-type="float">
            <text:p>7.38E-10</text:p>
          </table:table-cell>
          <table:table-cell table:formula="of:=(2.5*LOG(([.O54]/[.L54]);10)-2.6)/0.38" office:value-type="float" office:value="8.41223090889381" calcext:value-type="float">
            <text:p>8.41223090889381</text:p>
          </table:table-cell>
        </table:table-row>
        <table:table-row table:style-name="ro1">
          <table:table-cell office:value-type="float" office:value="1202" calcext:value-type="float">
            <text:p>1.20E+03</text:p>
          </table:table-cell>
          <table:table-cell office:value-type="float" office:value="0.000000000000959200099000009" calcext:value-type="float">
            <text:p>9.59E-13</text:p>
          </table:table-cell>
          <table:table-cell/>
          <table:table-cell office:value-type="float" office:value="1202" calcext:value-type="float">
            <text:p>1.20E+03</text:p>
          </table:table-cell>
          <table:table-cell office:value-type="float" office:value="0.000000000612557073250004" calcext:value-type="float">
            <text:p>6.13E-10</text:p>
          </table:table-cell>
          <table:table-cell/>
          <table:table-cell table:formula="of:=(1/[.D55])*(10^4)" office:value-type="float" office:value="8.31946755407654" calcext:value-type="float">
            <text:p>8.31946755407654</text:p>
          </table:table-cell>
          <table:table-cell table:formula="of:=(2.5*LOG(([.E55]/[.B55]);10)-2.6)/0.38" office:value-type="float" office:value="11.6134035799398" calcext:value-type="float">
            <text:p>11.6134035799398</text:p>
          </table:table-cell>
          <table:table-cell table:number-columns-repeated="2"/>
          <table:table-cell table:style-name="ce1" office:value-type="float" office:value="2190" calcext:value-type="float">
            <text:p>2.19E+03</text:p>
          </table:table-cell>
          <table:table-cell table:style-name="ce1" office:value-type="float" office:value="0.00000000000356759560028712" calcext:value-type="float">
            <text:p>3.57E-12</text:p>
          </table:table-cell>
          <table:table-cell/>
          <table:table-cell table:style-name="ce1" office:value-type="float" office:value="2190" calcext:value-type="float">
            <text:p>2.19E+03</text:p>
          </table:table-cell>
          <table:table-cell table:style-name="ce1" office:value-type="float" office:value="0.000000000689368685726769" calcext:value-type="float">
            <text:p>6.89E-10</text:p>
          </table:table-cell>
          <table:table-cell table:formula="of:=(2.5*LOG(([.O55]/[.L55]);10)-2.6)/0.38" office:value-type="float" office:value="8.19786797512835" calcext:value-type="float">
            <text:p>8.19786797512835</text:p>
          </table:table-cell>
        </table:table-row>
        <table:table-row table:style-name="ro1">
          <table:table-cell office:value-type="float" office:value="1203" calcext:value-type="float">
            <text:p>1.20E+03</text:p>
          </table:table-cell>
          <table:table-cell office:value-type="float" office:value="0.00000000000077810544" calcext:value-type="float">
            <text:p>7.78E-13</text:p>
          </table:table-cell>
          <table:table-cell/>
          <table:table-cell office:value-type="float" office:value="1203" calcext:value-type="float">
            <text:p>1.20E+03</text:p>
          </table:table-cell>
          <table:table-cell office:value-type="float" office:value="0.00000000054198657" calcext:value-type="float">
            <text:p>5.42E-10</text:p>
          </table:table-cell>
          <table:table-cell/>
          <table:table-cell table:formula="of:=(1/[.D56])*(10^4)" office:value-type="float" office:value="8.31255195344971" calcext:value-type="float">
            <text:p>8.31255195344971</text:p>
          </table:table-cell>
          <table:table-cell table:formula="of:=(2.5*LOG(([.E56]/[.B56]);10)-2.6)/0.38" office:value-type="float" office:value="11.8615136419098" calcext:value-type="float">
            <text:p>11.8615136419098</text:p>
          </table:table-cell>
          <table:table-cell table:number-columns-repeated="2"/>
          <table:table-cell table:style-name="ce1" office:value-type="float" office:value="2210" calcext:value-type="float">
            <text:p>2.21E+03</text:p>
          </table:table-cell>
          <table:table-cell table:style-name="ce1" office:value-type="float" office:value="0.00000000000362832768061594" calcext:value-type="float">
            <text:p>3.63E-12</text:p>
          </table:table-cell>
          <table:table-cell/>
          <table:table-cell table:style-name="ce1" office:value-type="float" office:value="2210" calcext:value-type="float">
            <text:p>2.21E+03</text:p>
          </table:table-cell>
          <table:table-cell table:style-name="ce1" office:value-type="float" office:value="0.000000000696672946426087" calcext:value-type="float">
            <text:p>6.97E-10</text:p>
          </table:table-cell>
          <table:table-cell table:formula="of:=(2.5*LOG(([.O56]/[.L56]);10)-2.6)/0.38" office:value-type="float" office:value="8.1797529214134" calcext:value-type="float">
            <text:p>8.1797529214134</text:p>
          </table:table-cell>
        </table:table-row>
        <table:table-row table:style-name="ro1">
          <table:table-cell office:value-type="float" office:value="1204" calcext:value-type="float">
            <text:p>1.20E+03</text:p>
          </table:table-cell>
          <table:table-cell office:value-type="float" office:value="0.000000000000825264364119988" calcext:value-type="float">
            <text:p>8.25E-13</text:p>
          </table:table-cell>
          <table:table-cell/>
          <table:table-cell office:value-type="float" office:value="1204" calcext:value-type="float">
            <text:p>1.20E+03</text:p>
          </table:table-cell>
          <table:table-cell office:value-type="float" office:value="0.000000000520483586280006" calcext:value-type="float">
            <text:p>5.20E-10</text:p>
          </table:table-cell>
          <table:table-cell/>
          <table:table-cell table:formula="of:=(1/[.D57])*(10^4)" office:value-type="float" office:value="8.30564784053156" calcext:value-type="float">
            <text:p>8.30564784053156</text:p>
          </table:table-cell>
          <table:table-cell table:formula="of:=(2.5*LOG(([.E57]/[.B57]);10)-2.6)/0.38" office:value-type="float" office:value="11.5777233301964" calcext:value-type="float">
            <text:p>11.5777233301964</text:p>
          </table:table-cell>
          <table:table-cell table:number-columns-repeated="2"/>
          <table:table-cell table:style-name="ce1" office:value-type="float" office:value="2230" calcext:value-type="float">
            <text:p>2.23E+03</text:p>
          </table:table-cell>
          <table:table-cell table:style-name="ce1" office:value-type="float" office:value="0.00000000000363334128246991" calcext:value-type="float">
            <text:p>3.63E-12</text:p>
          </table:table-cell>
          <table:table-cell/>
          <table:table-cell table:style-name="ce1" office:value-type="float" office:value="2230" calcext:value-type="float">
            <text:p>2.23E+03</text:p>
          </table:table-cell>
          <table:table-cell table:style-name="ce1" office:value-type="float" office:value="0.000000000683795447739687" calcext:value-type="float">
            <text:p>6.84E-10</text:p>
          </table:table-cell>
          <table:table-cell table:formula="of:=(2.5*LOG(([.O57]/[.L57]);10)-2.6)/0.38" office:value-type="float" office:value="8.12250007788346" calcext:value-type="float">
            <text:p>8.12250007788346</text:p>
          </table:table-cell>
        </table:table-row>
        <table:table-row table:style-name="ro1">
          <table:table-cell office:value-type="float" office:value="1205" calcext:value-type="float">
            <text:p>1.21E+03</text:p>
          </table:table-cell>
          <table:table-cell office:value-type="float" office:value="0.00000000000088626811" calcext:value-type="float">
            <text:p>8.86E-13</text:p>
          </table:table-cell>
          <table:table-cell/>
          <table:table-cell office:value-type="float" office:value="1205" calcext:value-type="float">
            <text:p>1.21E+03</text:p>
          </table:table-cell>
          <table:table-cell office:value-type="float" office:value="0.0000000004926678" calcext:value-type="float">
            <text:p>4.93E-10</text:p>
          </table:table-cell>
          <table:table-cell/>
          <table:table-cell table:formula="of:=(1/[.D58])*(10^4)" office:value-type="float" office:value="8.29875518672199" calcext:value-type="float">
            <text:p>8.29875518672199</text:p>
          </table:table-cell>
          <table:table-cell table:formula="of:=(2.5*LOG(([.E58]/[.B58]);10)-2.6)/0.38" office:value-type="float" office:value="11.2170332614317" calcext:value-type="float">
            <text:p>11.2170332614317</text:p>
          </table:table-cell>
          <table:table-cell table:number-columns-repeated="2"/>
          <table:table-cell table:style-name="ce1" office:value-type="float" office:value="2250" calcext:value-type="float">
            <text:p>2.25E+03</text:p>
          </table:table-cell>
          <table:table-cell table:style-name="ce1" office:value-type="float" office:value="0.00000000000401366223788224" calcext:value-type="float">
            <text:p>4.01E-12</text:p>
          </table:table-cell>
          <table:table-cell/>
          <table:table-cell table:style-name="ce1" office:value-type="float" office:value="2250" calcext:value-type="float">
            <text:p>2.25E+03</text:p>
          </table:table-cell>
          <table:table-cell table:style-name="ce1" office:value-type="float" office:value="0.000000000689962287734387" calcext:value-type="float">
            <text:p>6.90E-10</text:p>
          </table:table-cell>
          <table:table-cell table:formula="of:=(2.5*LOG(([.O58]/[.L58]);10)-2.6)/0.38" office:value-type="float" office:value="7.86371402014871" calcext:value-type="float">
            <text:p>7.86371402014871</text:p>
          </table:table-cell>
        </table:table-row>
        <table:table-row table:style-name="ro1">
          <table:table-cell office:value-type="float" office:value="1206" calcext:value-type="float">
            <text:p>1.21E+03</text:p>
          </table:table-cell>
          <table:table-cell office:value-type="float" office:value="0.00000000000161552238200514" calcext:value-type="float">
            <text:p>1.62E-12</text:p>
          </table:table-cell>
          <table:table-cell/>
          <table:table-cell office:value-type="float" office:value="1206" calcext:value-type="float">
            <text:p>1.21E+03</text:p>
          </table:table-cell>
          <table:table-cell office:value-type="float" office:value="0.000000000474926145824997" calcext:value-type="float">
            <text:p>4.75E-10</text:p>
          </table:table-cell>
          <table:table-cell/>
          <table:table-cell table:formula="of:=(1/[.D59])*(10^4)" office:value-type="float" office:value="8.29187396351576" calcext:value-type="float">
            <text:p>8.29187396351576</text:p>
          </table:table-cell>
          <table:table-cell table:formula="of:=(2.5*LOG(([.E59]/[.B59]);10)-2.6)/0.38" office:value-type="float" office:value="9.39679671008789" calcext:value-type="float">
            <text:p>9.39679671008789</text:p>
          </table:table-cell>
          <table:table-cell table:number-columns-repeated="2"/>
          <table:table-cell table:style-name="ce1" office:value-type="float" office:value="2270" calcext:value-type="float">
            <text:p>2.27E+03</text:p>
          </table:table-cell>
          <table:table-cell table:style-name="ce1" office:value-type="float" office:value="0.00000000000474722122872824" calcext:value-type="float">
            <text:p>4.75E-12</text:p>
          </table:table-cell>
          <table:table-cell/>
          <table:table-cell table:style-name="ce1" office:value-type="float" office:value="2270" calcext:value-type="float">
            <text:p>2.27E+03</text:p>
          </table:table-cell>
          <table:table-cell table:style-name="ce1" office:value-type="float" office:value="0.000000000708662377060413" calcext:value-type="float">
            <text:p>7.09E-10</text:p>
          </table:table-cell>
          <table:table-cell table:formula="of:=(2.5*LOG(([.O59]/[.L59]);10)-2.6)/0.38" office:value-type="float" office:value="7.46052569461635" calcext:value-type="float">
            <text:p>7.46052569461635</text:p>
          </table:table-cell>
        </table:table-row>
        <table:table-row table:style-name="ro1">
          <table:table-cell office:value-type="float" office:value="1207" calcext:value-type="float">
            <text:p>1.21E+03</text:p>
          </table:table-cell>
          <table:table-cell office:value-type="float" office:value="0.0000000000018253577376732" calcext:value-type="float">
            <text:p>1.83E-12</text:p>
          </table:table-cell>
          <table:table-cell/>
          <table:table-cell office:value-type="float" office:value="1207" calcext:value-type="float">
            <text:p>1.21E+03</text:p>
          </table:table-cell>
          <table:table-cell office:value-type="float" office:value="0.000000000462126693696767" calcext:value-type="float">
            <text:p>4.62E-10</text:p>
          </table:table-cell>
          <table:table-cell/>
          <table:table-cell table:formula="of:=(1/[.D60])*(10^4)" office:value-type="float" office:value="8.28500414250207" calcext:value-type="float">
            <text:p>8.28500414250207</text:p>
          </table:table-cell>
          <table:table-cell table:formula="of:=(2.5*LOG(([.E60]/[.B60]);10)-2.6)/0.38" office:value-type="float" office:value="8.96982279040932" calcext:value-type="float">
            <text:p>8.96982279040932</text:p>
          </table:table-cell>
          <table:table-cell table:number-columns-repeated="2"/>
          <table:table-cell table:style-name="ce1" office:value-type="float" office:value="2290" calcext:value-type="float">
            <text:p>2.29E+03</text:p>
          </table:table-cell>
          <table:table-cell table:style-name="ce1" office:value-type="float" office:value="0.00000000000522998330517537" calcext:value-type="float">
            <text:p>5.23E-12</text:p>
          </table:table-cell>
          <table:table-cell/>
          <table:table-cell table:style-name="ce1" office:value-type="float" office:value="2290" calcext:value-type="float">
            <text:p>2.29E+03</text:p>
          </table:table-cell>
          <table:table-cell table:style-name="ce1" office:value-type="float" office:value="0.000000000710456937550993" calcext:value-type="float">
            <text:p>7.10E-10</text:p>
          </table:table-cell>
          <table:table-cell table:formula="of:=(2.5*LOG(([.O60]/[.L60]);10)-2.6)/0.38" office:value-type="float" office:value="7.19103590078753" calcext:value-type="float">
            <text:p>7.19103590078753</text:p>
          </table:table-cell>
        </table:table-row>
        <table:table-row table:style-name="ro1">
          <table:table-cell office:value-type="float" office:value="1208" calcext:value-type="float">
            <text:p>1.21E+03</text:p>
          </table:table-cell>
          <table:table-cell office:value-type="float" office:value="0.0000000000015923132" calcext:value-type="float">
            <text:p>1.59E-12</text:p>
          </table:table-cell>
          <table:table-cell/>
          <table:table-cell office:value-type="float" office:value="1208" calcext:value-type="float">
            <text:p>1.21E+03</text:p>
          </table:table-cell>
          <table:table-cell office:value-type="float" office:value="0.00000000038276091" calcext:value-type="float">
            <text:p>3.83E-10</text:p>
          </table:table-cell>
          <table:table-cell/>
          <table:table-cell table:formula="of:=(1/[.D61])*(10^4)" office:value-type="float" office:value="8.27814569536424" calcext:value-type="float">
            <text:p>8.27814569536424</text:p>
          </table:table-cell>
          <table:table-cell table:formula="of:=(2.5*LOG(([.E61]/[.B61]);10)-2.6)/0.38" office:value-type="float" office:value="8.82170449398435" calcext:value-type="float">
            <text:p>8.82170449398435</text:p>
          </table:table-cell>
          <table:table-cell table:number-columns-repeated="2"/>
          <table:table-cell table:style-name="ce1" office:value-type="float" office:value="2310" calcext:value-type="float">
            <text:p>2.31E+03</text:p>
          </table:table-cell>
          <table:table-cell table:style-name="ce1" office:value-type="float" office:value="0.00000000000590962022397741" calcext:value-type="float">
            <text:p>5.91E-12</text:p>
          </table:table-cell>
          <table:table-cell/>
          <table:table-cell table:style-name="ce1" office:value-type="float" office:value="2310" calcext:value-type="float">
            <text:p>2.31E+03</text:p>
          </table:table-cell>
          <table:table-cell table:style-name="ce1" office:value-type="float" office:value="0.000000000729678716645379" calcext:value-type="float">
            <text:p>7.30E-10</text:p>
          </table:table-cell>
          <table:table-cell table:formula="of:=(2.5*LOG(([.O61]/[.L61]);10)-2.6)/0.38" office:value-type="float" office:value="6.9182375435613" calcext:value-type="float">
            <text:p>6.9182375435613</text:p>
          </table:table-cell>
        </table:table-row>
        <table:table-row table:style-name="ro1">
          <table:table-cell office:value-type="float" office:value="1209" calcext:value-type="float">
            <text:p>1.21E+03</text:p>
          </table:table-cell>
          <table:table-cell office:value-type="float" office:value="0.00000000000182643072441674" calcext:value-type="float">
            <text:p>1.83E-12</text:p>
          </table:table-cell>
          <table:table-cell/>
          <table:table-cell office:value-type="float" office:value="1209" calcext:value-type="float">
            <text:p>1.21E+03</text:p>
          </table:table-cell>
          <table:table-cell office:value-type="float" office:value="0.000000000330389681445404" calcext:value-type="float">
            <text:p>3.30E-10</text:p>
          </table:table-cell>
          <table:table-cell/>
          <table:table-cell table:formula="of:=(1/[.D62])*(10^4)" office:value-type="float" office:value="8.27129859387924" calcext:value-type="float">
            <text:p>8.27129859387924</text:p>
          </table:table-cell>
          <table:table-cell table:formula="of:=(2.5*LOG(([.E62]/[.B62]);10)-2.6)/0.38" office:value-type="float" office:value="8.00936362443032" calcext:value-type="float">
            <text:p>8.00936362443032</text:p>
          </table:table-cell>
          <table:table-cell table:number-columns-repeated="2"/>
          <table:table-cell table:style-name="ce1" office:value-type="float" office:value="2330" calcext:value-type="float">
            <text:p>2.33E+03</text:p>
          </table:table-cell>
          <table:table-cell table:style-name="ce1" office:value-type="float" office:value="0.00000000000599885498027763" calcext:value-type="float">
            <text:p>6.00E-12</text:p>
          </table:table-cell>
          <table:table-cell/>
          <table:table-cell table:style-name="ce1" office:value-type="float" office:value="2330" calcext:value-type="float">
            <text:p>2.33E+03</text:p>
          </table:table-cell>
          <table:table-cell table:style-name="ce1" office:value-type="float" office:value="0.000000000672709958948606" calcext:value-type="float">
            <text:p>6.73E-10</text:p>
          </table:table-cell>
          <table:table-cell table:formula="of:=(2.5*LOG(([.O62]/[.L62]);10)-2.6)/0.38" office:value-type="float" office:value="6.64315456539296" calcext:value-type="float">
            <text:p>6.64315456539296</text:p>
          </table:table-cell>
        </table:table-row>
        <table:table-row table:style-name="ro1">
          <table:table-cell office:value-type="float" office:value="1210" calcext:value-type="float">
            <text:p>1.21E+03</text:p>
          </table:table-cell>
          <table:table-cell office:value-type="float" office:value="0.0000000000021674388" calcext:value-type="float">
            <text:p>2.17E-12</text:p>
          </table:table-cell>
          <table:table-cell/>
          <table:table-cell office:value-type="float" office:value="1210" calcext:value-type="float">
            <text:p>1.21E+03</text:p>
          </table:table-cell>
          <table:table-cell office:value-type="float" office:value="0.00000000025410743" calcext:value-type="float">
            <text:p>2.54E-10</text:p>
          </table:table-cell>
          <table:table-cell/>
          <table:table-cell table:formula="of:=(1/[.D63])*(10^4)" office:value-type="float" office:value="8.26446280991735" calcext:value-type="float">
            <text:p>8.26446280991735</text:p>
          </table:table-cell>
          <table:table-cell table:formula="of:=(2.5*LOG(([.E63]/[.B63]);10)-2.6)/0.38" office:value-type="float" office:value="6.77020079138766" calcext:value-type="float">
            <text:p>6.77020079138766</text:p>
          </table:table-cell>
          <table:table-cell table:number-columns-repeated="2"/>
          <table:table-cell table:style-name="ce1" office:value-type="float" office:value="2350" calcext:value-type="float">
            <text:p>2.35E+03</text:p>
          </table:table-cell>
          <table:table-cell table:style-name="ce1" office:value-type="float" office:value="0.00000000000651911347902372" calcext:value-type="float">
            <text:p>6.52E-12</text:p>
          </table:table-cell>
          <table:table-cell/>
          <table:table-cell table:style-name="ce1" office:value-type="float" office:value="2350" calcext:value-type="float">
            <text:p>2.35E+03</text:p>
          </table:table-cell>
          <table:table-cell table:style-name="ce1" office:value-type="float" office:value="0.000000000633514472948903" calcext:value-type="float">
            <text:p>6.34E-10</text:p>
          </table:table-cell>
          <table:table-cell table:formula="of:=(2.5*LOG(([.O63]/[.L63]);10)-2.6)/0.38" office:value-type="float" office:value="6.23400000051923" calcext:value-type="float">
            <text:p>6.23400000051923</text:p>
          </table:table-cell>
        </table:table-row>
        <table:table-row table:style-name="ro1">
          <table:table-cell office:value-type="float" office:value="1211" calcext:value-type="float">
            <text:p>1.21E+03</text:p>
          </table:table-cell>
          <table:table-cell office:value-type="float" office:value="0.00000000000235736858085004" calcext:value-type="float">
            <text:p>2.36E-12</text:p>
          </table:table-cell>
          <table:table-cell/>
          <table:table-cell office:value-type="float" office:value="1211" calcext:value-type="float">
            <text:p>1.21E+03</text:p>
          </table:table-cell>
          <table:table-cell office:value-type="float" office:value="0.000000000200381434159989" calcext:value-type="float">
            <text:p>2.00E-10</text:p>
          </table:table-cell>
          <table:table-cell/>
          <table:table-cell table:formula="of:=(1/[.D64])*(10^4)" office:value-type="float" office:value="8.25763831544178" calcext:value-type="float">
            <text:p>8.25763831544178</text:p>
          </table:table-cell>
          <table:table-cell table:formula="of:=(2.5*LOG(([.E64]/[.B64]);10)-2.6)/0.38" office:value-type="float" office:value="5.85151308987093" calcext:value-type="float">
            <text:p>5.85151308987093</text:p>
          </table:table-cell>
          <table:table-cell table:number-columns-repeated="2"/>
          <table:table-cell table:style-name="ce1" office:value-type="float" office:value="2370" calcext:value-type="float">
            <text:p>2.37E+03</text:p>
          </table:table-cell>
          <table:table-cell table:style-name="ce1" office:value-type="float" office:value="0.00000000000759802373329151" calcext:value-type="float">
            <text:p>7.60E-12</text:p>
          </table:table-cell>
          <table:table-cell/>
          <table:table-cell table:style-name="ce1" office:value-type="float" office:value="2370" calcext:value-type="float">
            <text:p>2.37E+03</text:p>
          </table:table-cell>
          <table:table-cell table:style-name="ce1" office:value-type="float" office:value="0.00000000068999854599801" calcext:value-type="float">
            <text:p>6.90E-10</text:p>
          </table:table-cell>
          <table:table-cell table:formula="of:=(2.5*LOG(([.O64]/[.L64]);10)-2.6)/0.38" office:value-type="float" office:value="6.04044427487186" calcext:value-type="float">
            <text:p>6.04044427487186</text:p>
          </table:table-cell>
        </table:table-row>
        <table:table-row table:style-name="ro1">
          <table:table-cell office:value-type="float" office:value="1212" calcext:value-type="float">
            <text:p>1.21E+03</text:p>
          </table:table-cell>
          <table:table-cell office:value-type="float" office:value="0.00000000000245355501140004" calcext:value-type="float">
            <text:p>2.45E-12</text:p>
          </table:table-cell>
          <table:table-cell/>
          <table:table-cell office:value-type="float" office:value="1212" calcext:value-type="float">
            <text:p>1.21E+03</text:p>
          </table:table-cell>
          <table:table-cell office:value-type="float" office:value="0.000000000179699949839999" calcext:value-type="float">
            <text:p>1.80E-10</text:p>
          </table:table-cell>
          <table:table-cell/>
          <table:table-cell table:formula="of:=(1/[.D65])*(10^4)" office:value-type="float" office:value="8.25082508250825" calcext:value-type="float">
            <text:p>8.25082508250825</text:p>
          </table:table-cell>
          <table:table-cell table:formula="of:=(2.5*LOG(([.E65]/[.B65]);10)-2.6)/0.38" office:value-type="float" office:value="5.42600102695923" calcext:value-type="float">
            <text:p>5.42600102695923</text:p>
          </table:table-cell>
          <table:table-cell table:number-columns-repeated="2"/>
          <table:table-cell table:style-name="ce1" office:value-type="float" office:value="2390" calcext:value-type="float">
            <text:p>2.39E+03</text:p>
          </table:table-cell>
          <table:table-cell table:style-name="ce1" office:value-type="float" office:value="0.00000000000822857686394737" calcext:value-type="float">
            <text:p>8.23E-12</text:p>
          </table:table-cell>
          <table:table-cell/>
          <table:table-cell table:style-name="ce1" office:value-type="float" office:value="2390" calcext:value-type="float">
            <text:p>2.39E+03</text:p>
          </table:table-cell>
          <table:table-cell table:style-name="ce1" office:value-type="float" office:value="0.000000000695691396601993" calcext:value-type="float">
            <text:p>6.96E-10</text:p>
          </table:table-cell>
          <table:table-cell table:formula="of:=(2.5*LOG(([.O65]/[.L65]);10)-2.6)/0.38" office:value-type="float" office:value="5.83613093634908" calcext:value-type="float">
            <text:p>5.83613093634908</text:p>
          </table:table-cell>
        </table:table-row>
        <table:table-row table:style-name="ro1">
          <table:table-cell office:value-type="float" office:value="1213" calcext:value-type="float">
            <text:p>1.21E+03</text:p>
          </table:table-cell>
          <table:table-cell office:value-type="float" office:value="0.0000000000029110776" calcext:value-type="float">
            <text:p>2.91E-12</text:p>
          </table:table-cell>
          <table:table-cell/>
          <table:table-cell office:value-type="float" office:value="1213" calcext:value-type="float">
            <text:p>1.21E+03</text:p>
          </table:table-cell>
          <table:table-cell office:value-type="float" office:value="0.00000000016462351" calcext:value-type="float">
            <text:p>1.65E-10</text:p>
          </table:table-cell>
          <table:table-cell/>
          <table:table-cell table:formula="of:=(1/[.D66])*(10^4)" office:value-type="float" office:value="8.24402308326463" calcext:value-type="float">
            <text:p>8.24402308326463</text:p>
          </table:table-cell>
          <table:table-cell table:formula="of:=(2.5*LOG(([.E66]/[.B66]);10)-2.6)/0.38" office:value-type="float" office:value="4.6870925968125" calcext:value-type="float">
            <text:p>4.6870925968125</text:p>
          </table:table-cell>
          <table:table-cell table:number-columns-repeated="2"/>
          <table:table-cell table:style-name="ce1" office:value-type="float" office:value="2410" calcext:value-type="float">
            <text:p>2.41E+03</text:p>
          </table:table-cell>
          <table:table-cell table:style-name="ce1" office:value-type="float" office:value="0.00000000000893966002678627" calcext:value-type="float">
            <text:p>8.94E-12</text:p>
          </table:table-cell>
          <table:table-cell/>
          <table:table-cell table:style-name="ce1" office:value-type="float" office:value="2410" calcext:value-type="float">
            <text:p>2.41E+03</text:p>
          </table:table-cell>
          <table:table-cell table:style-name="ce1" office:value-type="float" office:value="0.000000000676242107987034" calcext:value-type="float">
            <text:p>6.76E-10</text:p>
          </table:table-cell>
          <table:table-cell table:formula="of:=(2.5*LOG(([.O66]/[.L66]);10)-2.6)/0.38" office:value-type="float" office:value="5.51829741292771" calcext:value-type="float">
            <text:p>5.51829741292771</text:p>
          </table:table-cell>
        </table:table-row>
        <table:table-row table:style-name="ro1">
          <table:table-cell office:value-type="float" office:value="1214" calcext:value-type="float">
            <text:p>1.21E+03</text:p>
          </table:table-cell>
          <table:table-cell office:value-type="float" office:value="0.00000000000293949983925" calcext:value-type="float">
            <text:p>2.94E-12</text:p>
          </table:table-cell>
          <table:table-cell/>
          <table:table-cell office:value-type="float" office:value="1214" calcext:value-type="float">
            <text:p>1.21E+03</text:p>
          </table:table-cell>
          <table:table-cell office:value-type="float" office:value="0.000000000183799234050003" calcext:value-type="float">
            <text:p>1.84E-10</text:p>
          </table:table-cell>
          <table:table-cell/>
          <table:table-cell table:formula="of:=(1/[.D67])*(10^4)" office:value-type="float" office:value="8.23723228995058" calcext:value-type="float">
            <text:p>8.23723228995058</text:p>
          </table:table-cell>
          <table:table-cell table:formula="of:=(2.5*LOG(([.E67]/[.B67]);10)-2.6)/0.38" office:value-type="float" office:value="4.97414642391527" calcext:value-type="float">
            <text:p>4.97414642391527</text:p>
          </table:table-cell>
          <table:table-cell table:number-columns-repeated="2"/>
          <table:table-cell table:style-name="ce1" office:value-type="float" office:value="2430" calcext:value-type="float">
            <text:p>2.43E+03</text:p>
          </table:table-cell>
          <table:table-cell table:style-name="ce1" office:value-type="float" office:value="0.0000000000100339576471556" calcext:value-type="float">
            <text:p>1.00E-11</text:p>
          </table:table-cell>
          <table:table-cell/>
          <table:table-cell table:style-name="ce1" office:value-type="float" office:value="2430" calcext:value-type="float">
            <text:p>2.43E+03</text:p>
          </table:table-cell>
          <table:table-cell table:style-name="ce1" office:value-type="float" office:value="0.000000000674832934174211" calcext:value-type="float">
            <text:p>6.75E-10</text:p>
          </table:table-cell>
          <table:table-cell table:formula="of:=(2.5*LOG(([.O67]/[.L67]);10)-2.6)/0.38" office:value-type="float" office:value="5.18239477593918" calcext:value-type="float">
            <text:p>5.18239477593918</text:p>
          </table:table-cell>
        </table:table-row>
        <table:table-row table:style-name="ro1">
          <table:table-cell office:value-type="float" office:value="1215" calcext:value-type="float">
            <text:p>1.22E+03</text:p>
          </table:table-cell>
          <table:table-cell office:value-type="float" office:value="0.0000000000029863683" calcext:value-type="float">
            <text:p>2.99E-12</text:p>
          </table:table-cell>
          <table:table-cell/>
          <table:table-cell office:value-type="float" office:value="1215" calcext:value-type="float">
            <text:p>1.22E+03</text:p>
          </table:table-cell>
          <table:table-cell office:value-type="float" office:value="0.00000000021542013" calcext:value-type="float">
            <text:p>2.15E-10</text:p>
          </table:table-cell>
          <table:table-cell/>
          <table:table-cell table:formula="of:=(1/[.D68])*(10^4)" office:value-type="float" office:value="8.23045267489712" calcext:value-type="float">
            <text:p>8.23045267489712</text:p>
          </table:table-cell>
          <table:table-cell table:formula="of:=(2.5*LOG(([.E68]/[.B68]);10)-2.6)/0.38" office:value-type="float" office:value="5.3825191887414" calcext:value-type="float">
            <text:p>5.3825191887414</text:p>
          </table:table-cell>
          <table:table-cell table:number-columns-repeated="2"/>
          <table:table-cell table:style-name="ce1" office:value-type="float" office:value="2450" calcext:value-type="float">
            <text:p>2.45E+03</text:p>
          </table:table-cell>
          <table:table-cell table:style-name="ce1" office:value-type="float" office:value="0.0000000000101522533371331" calcext:value-type="float">
            <text:p>1.02E-11</text:p>
          </table:table-cell>
          <table:table-cell/>
          <table:table-cell table:style-name="ce1" office:value-type="float" office:value="2450" calcext:value-type="float">
            <text:p>2.45E+03</text:p>
          </table:table-cell>
          <table:table-cell table:style-name="ce1" office:value-type="float" office:value="0.000000000668458336356755" calcext:value-type="float">
            <text:p>6.68E-10</text:p>
          </table:table-cell>
          <table:table-cell table:formula="of:=(2.5*LOG(([.O68]/[.L68]);10)-2.6)/0.38" office:value-type="float" office:value="5.121788797637" calcext:value-type="float">
            <text:p>5.121788797637</text:p>
          </table:table-cell>
        </table:table-row>
        <table:table-row table:style-name="ro1">
          <table:table-cell office:value-type="float" office:value="1216" calcext:value-type="float">
            <text:p>1.22E+03</text:p>
          </table:table-cell>
          <table:table-cell office:value-type="float" office:value="0.00000000000262790326725202" calcext:value-type="float">
            <text:p>2.63E-12</text:p>
          </table:table-cell>
          <table:table-cell/>
          <table:table-cell office:value-type="float" office:value="1216" calcext:value-type="float">
            <text:p>1.22E+03</text:p>
          </table:table-cell>
          <table:table-cell office:value-type="float" office:value="0.000000000334052788470239" calcext:value-type="float">
            <text:p>3.34E-10</text:p>
          </table:table-cell>
          <table:table-cell/>
          <table:table-cell table:formula="of:=(1/[.D69])*(10^4)" office:value-type="float" office:value="8.22368421052632" calcext:value-type="float">
            <text:p>8.22368421052632</text:p>
          </table:table-cell>
          <table:table-cell table:formula="of:=(2.5*LOG(([.E69]/[.B69]);10)-2.6)/0.38" office:value-type="float" office:value="7.00135346360891" calcext:value-type="float">
            <text:p>7.00135346360891</text:p>
          </table:table-cell>
          <table:table-cell table:number-columns-repeated="2"/>
          <table:table-cell table:style-name="ce1" office:value-type="float" office:value="2470" calcext:value-type="float">
            <text:p>2.47E+03</text:p>
          </table:table-cell>
          <table:table-cell table:style-name="ce1" office:value-type="float" office:value="0.0000000000106829974647685" calcext:value-type="float">
            <text:p>1.07E-11</text:p>
          </table:table-cell>
          <table:table-cell/>
          <table:table-cell table:style-name="ce1" office:value-type="float" office:value="2470" calcext:value-type="float">
            <text:p>2.47E+03</text:p>
          </table:table-cell>
          <table:table-cell table:style-name="ce1" office:value-type="float" office:value="0.000000000664599434584255" calcext:value-type="float">
            <text:p>6.65E-10</text:p>
          </table:table-cell>
          <table:table-cell table:formula="of:=(2.5*LOG(([.O69]/[.L69]);10)-2.6)/0.38" office:value-type="float" office:value="4.95965027718579" calcext:value-type="float">
            <text:p>4.95965027718579</text:p>
          </table:table-cell>
        </table:table-row>
        <table:table-row table:style-name="ro1">
          <table:table-cell office:value-type="float" office:value="1217" calcext:value-type="float">
            <text:p>1.22E+03</text:p>
          </table:table-cell>
          <table:table-cell office:value-type="float" office:value="0.00000000000245893694065745" calcext:value-type="float">
            <text:p>2.46E-12</text:p>
          </table:table-cell>
          <table:table-cell/>
          <table:table-cell office:value-type="float" office:value="1217" calcext:value-type="float">
            <text:p>1.22E+03</text:p>
          </table:table-cell>
          <table:table-cell office:value-type="float" office:value="0.000000000390557352831146" calcext:value-type="float">
            <text:p>3.91E-10</text:p>
          </table:table-cell>
          <table:table-cell/>
          <table:table-cell table:formula="of:=(1/[.D70])*(10^4)" office:value-type="float" office:value="8.21692686935086" calcext:value-type="float">
            <text:p>8.21692686935086</text:p>
          </table:table-cell>
          <table:table-cell table:formula="of:=(2.5*LOG(([.E70]/[.B70]);10)-2.6)/0.38" office:value-type="float" office:value="7.63774623059764" calcext:value-type="float">
            <text:p>7.63774623059764</text:p>
          </table:table-cell>
          <table:table-cell table:number-columns-repeated="2"/>
          <table:table-cell table:style-name="ce1" office:value-type="float" office:value="2490" calcext:value-type="float">
            <text:p>2.49E+03</text:p>
          </table:table-cell>
          <table:table-cell table:style-name="ce1" office:value-type="float" office:value="0.0000000000115326157188092" calcext:value-type="float">
            <text:p>1.15E-11</text:p>
          </table:table-cell>
          <table:table-cell/>
          <table:table-cell table:style-name="ce1" office:value-type="float" office:value="2490" calcext:value-type="float">
            <text:p>2.49E+03</text:p>
          </table:table-cell>
          <table:table-cell table:style-name="ce1" office:value-type="float" office:value="0.000000000686614942913252" calcext:value-type="float">
            <text:p>6.87E-10</text:p>
          </table:table-cell>
          <table:table-cell table:formula="of:=(2.5*LOG(([.O70]/[.L70]);10)-2.6)/0.38" office:value-type="float" office:value="4.83411466961145" calcext:value-type="float">
            <text:p>4.83411466961145</text:p>
          </table:table-cell>
        </table:table-row>
        <table:table-row table:style-name="ro1">
          <table:table-cell office:value-type="float" office:value="1218" calcext:value-type="float">
            <text:p>1.22E+03</text:p>
          </table:table-cell>
          <table:table-cell office:value-type="float" office:value="0.0000000000018342123" calcext:value-type="float">
            <text:p>1.83E-12</text:p>
          </table:table-cell>
          <table:table-cell/>
          <table:table-cell office:value-type="float" office:value="1218" calcext:value-type="float">
            <text:p>1.22E+03</text:p>
          </table:table-cell>
          <table:table-cell office:value-type="float" office:value="0.00000000062014671" calcext:value-type="float">
            <text:p>6.20E-10</text:p>
          </table:table-cell>
          <table:table-cell/>
          <table:table-cell table:formula="of:=(1/[.D71])*(10^4)" office:value-type="float" office:value="8.21018062397373" calcext:value-type="float">
            <text:p>8.21018062397373</text:p>
          </table:table-cell>
          <table:table-cell table:formula="of:=(2.5*LOG(([.E71]/[.B71]);10)-2.6)/0.38" office:value-type="float" office:value="9.79634764855241" calcext:value-type="float">
            <text:p>9.79634764855241</text:p>
          </table:table-cell>
          <table:table-cell table:number-columns-repeated="2"/>
          <table:table-cell table:style-name="ce1" office:value-type="float" office:value="2510" calcext:value-type="float">
            <text:p>2.51E+03</text:p>
          </table:table-cell>
          <table:table-cell table:style-name="ce1" office:value-type="float" office:value="0.0000000000122553152421468" calcext:value-type="float">
            <text:p>1.23E-11</text:p>
          </table:table-cell>
          <table:table-cell/>
          <table:table-cell table:style-name="ce1" office:value-type="float" office:value="2510" calcext:value-type="float">
            <text:p>2.51E+03</text:p>
          </table:table-cell>
          <table:table-cell table:style-name="ce1" office:value-type="float" office:value="0.000000000670553863910592" calcext:value-type="float">
            <text:p>6.71E-10</text:p>
          </table:table-cell>
          <table:table-cell table:formula="of:=(2.5*LOG(([.O71]/[.L71]);10)-2.6)/0.38" office:value-type="float" office:value="4.59282356798648" calcext:value-type="float">
            <text:p>4.59282356798648</text:p>
          </table:table-cell>
        </table:table-row>
        <table:table-row table:style-name="ro1">
          <table:table-cell office:value-type="float" office:value="1219" calcext:value-type="float">
            <text:p>1.22E+03</text:p>
          </table:table-cell>
          <table:table-cell office:value-type="float" office:value="0.00000000000166832333774997" calcext:value-type="float">
            <text:p>1.67E-12</text:p>
          </table:table-cell>
          <table:table-cell/>
          <table:table-cell office:value-type="float" office:value="1219" calcext:value-type="float">
            <text:p>1.22E+03</text:p>
          </table:table-cell>
          <table:table-cell office:value-type="float" office:value="0.000000000719392648035017" calcext:value-type="float">
            <text:p>7.19E-10</text:p>
          </table:table-cell>
          <table:table-cell/>
          <table:table-cell table:formula="of:=(1/[.D72])*(10^4)" office:value-type="float" office:value="8.20344544708778" calcext:value-type="float">
            <text:p>8.20344544708778</text:p>
          </table:table-cell>
          <table:table-cell table:formula="of:=(2.5*LOG(([.E72]/[.B72]);10)-2.6)/0.38" office:value-type="float" office:value="10.4913537505215" calcext:value-type="float">
            <text:p>10.4913537505215</text:p>
          </table:table-cell>
          <table:table-cell table:number-columns-repeated="2"/>
          <table:table-cell table:style-name="ce1" office:value-type="float" office:value="2530" calcext:value-type="float">
            <text:p>2.53E+03</text:p>
          </table:table-cell>
          <table:table-cell table:style-name="ce1" office:value-type="float" office:value="0.0000000000122377769475347" calcext:value-type="float">
            <text:p>1.22E-11</text:p>
          </table:table-cell>
          <table:table-cell/>
          <table:table-cell table:style-name="ce1" office:value-type="float" office:value="2530" calcext:value-type="float">
            <text:p>2.53E+03</text:p>
          </table:table-cell>
          <table:table-cell table:style-name="ce1" office:value-type="float" office:value="0.000000000666404545619476" calcext:value-type="float">
            <text:p>6.66E-10</text:p>
          </table:table-cell>
          <table:table-cell table:formula="of:=(2.5*LOG(([.O72]/[.L72]);10)-2.6)/0.38" office:value-type="float" office:value="4.57918037853625" calcext:value-type="float">
            <text:p>4.57918037853625</text:p>
          </table:table-cell>
        </table:table-row>
        <table:table-row table:style-name="ro1">
          <table:table-cell office:value-type="float" office:value="1220" calcext:value-type="float">
            <text:p>1.22E+03</text:p>
          </table:table-cell>
          <table:table-cell office:value-type="float" office:value="0.0000000000013582038" calcext:value-type="float">
            <text:p>1.36E-12</text:p>
          </table:table-cell>
          <table:table-cell/>
          <table:table-cell office:value-type="float" office:value="1220" calcext:value-type="float">
            <text:p>1.22E+03</text:p>
          </table:table-cell>
          <table:table-cell office:value-type="float" office:value="0.00000000090492702" calcext:value-type="float">
            <text:p>9.05E-10</text:p>
          </table:table-cell>
          <table:table-cell/>
          <table:table-cell table:formula="of:=(1/[.D73])*(10^4)" office:value-type="float" office:value="8.19672131147541" calcext:value-type="float">
            <text:p>8.19672131147541</text:p>
          </table:table-cell>
          <table:table-cell table:formula="of:=(2.5*LOG(([.E73]/[.B73]);10)-2.6)/0.38" office:value-type="float" office:value="11.7345303598356" calcext:value-type="float">
            <text:p>11.7345303598356</text:p>
          </table:table-cell>
          <table:table-cell table:number-columns-repeated="2"/>
          <table:table-cell table:style-name="ce1" office:value-type="float" office:value="2550" calcext:value-type="float">
            <text:p>2.55E+03</text:p>
          </table:table-cell>
          <table:table-cell table:style-name="ce1" office:value-type="float" office:value="0.0000000000126583860877266" calcext:value-type="float">
            <text:p>1.27E-11</text:p>
          </table:table-cell>
          <table:table-cell/>
          <table:table-cell table:style-name="ce1" office:value-type="float" office:value="2550" calcext:value-type="float">
            <text:p>2.55E+03</text:p>
          </table:table-cell>
          <table:table-cell table:style-name="ce1" office:value-type="float" office:value="0.000000000637691174681879" calcext:value-type="float">
            <text:p>6.38E-10</text:p>
          </table:table-cell>
          <table:table-cell table:formula="of:=(2.5*LOG(([.O73]/[.L73]);10)-2.6)/0.38" office:value-type="float" office:value="4.35678992668224" calcext:value-type="float">
            <text:p>4.35678992668224</text:p>
          </table:table-cell>
        </table:table-row>
        <table:table-row table:style-name="ro1">
          <table:table-cell office:value-type="float" office:value="1221" calcext:value-type="float">
            <text:p>1.22E+03</text:p>
          </table:table-cell>
          <table:table-cell office:value-type="float" office:value="0.000000000001455283608" calcext:value-type="float">
            <text:p>1.46E-12</text:p>
          </table:table-cell>
          <table:table-cell/>
          <table:table-cell office:value-type="float" office:value="1221" calcext:value-type="float">
            <text:p>1.22E+03</text:p>
          </table:table-cell>
          <table:table-cell office:value-type="float" office:value="0.00000000106497630576001" calcext:value-type="float">
            <text:p>1.06E-09</text:p>
          </table:table-cell>
          <table:table-cell/>
          <table:table-cell table:formula="of:=(1/[.D74])*(10^4)" office:value-type="float" office:value="8.19000819000819" calcext:value-type="float">
            <text:p>8.19000819000819</text:p>
          </table:table-cell>
          <table:table-cell table:formula="of:=(2.5*LOG(([.E74]/[.B74]);10)-2.6)/0.38" office:value-type="float" office:value="12.0025809727671" calcext:value-type="float">
            <text:p>12.0025809727671</text:p>
          </table:table-cell>
          <table:table-cell table:number-columns-repeated="2"/>
          <table:table-cell table:style-name="ce1" office:value-type="float" office:value="2570" calcext:value-type="float">
            <text:p>2.57E+03</text:p>
          </table:table-cell>
          <table:table-cell table:style-name="ce1" office:value-type="float" office:value="0.0000000000130841639638909" calcext:value-type="float">
            <text:p>1.31E-11</text:p>
          </table:table-cell>
          <table:table-cell/>
          <table:table-cell table:style-name="ce1" office:value-type="float" office:value="2570" calcext:value-type="float">
            <text:p>2.57E+03</text:p>
          </table:table-cell>
          <table:table-cell table:style-name="ce1" office:value-type="float" office:value="0.00000000062893663622065" calcext:value-type="float">
            <text:p>6.29E-10</text:p>
          </table:table-cell>
          <table:table-cell table:formula="of:=(2.5*LOG(([.O74]/[.L74]);10)-2.6)/0.38" office:value-type="float" office:value="4.22276918248519" calcext:value-type="float">
            <text:p>4.22276918248519</text:p>
          </table:table-cell>
        </table:table-row>
        <table:table-row table:style-name="ro1">
          <table:table-cell office:value-type="float" office:value="1222" calcext:value-type="float">
            <text:p>1.22E+03</text:p>
          </table:table-cell>
          <table:table-cell office:value-type="float" office:value="0.0000000000015026678" calcext:value-type="float">
            <text:p>1.50E-12</text:p>
          </table:table-cell>
          <table:table-cell/>
          <table:table-cell office:value-type="float" office:value="1222" calcext:value-type="float">
            <text:p>1.22E+03</text:p>
          </table:table-cell>
          <table:table-cell office:value-type="float" office:value="0.0000000011430956" calcext:value-type="float">
            <text:p>1.14E-09</text:p>
          </table:table-cell>
          <table:table-cell/>
          <table:table-cell table:formula="of:=(1/[.D75])*(10^4)" office:value-type="float" office:value="8.18330605564648" calcext:value-type="float">
            <text:p>8.18330605564648</text:p>
          </table:table-cell>
          <table:table-cell table:formula="of:=(2.5*LOG(([.E75]/[.B75]);10)-2.6)/0.38" office:value-type="float" office:value="12.1132866635764" calcext:value-type="float">
            <text:p>12.1132866635764</text:p>
          </table:table-cell>
          <table:table-cell table:number-columns-repeated="2"/>
          <table:table-cell table:style-name="ce1" office:value-type="float" office:value="2590" calcext:value-type="float">
            <text:p>2.59E+03</text:p>
          </table:table-cell>
          <table:table-cell table:style-name="ce1" office:value-type="float" office:value="0.0000000000131479722574422" calcext:value-type="float">
            <text:p>1.31E-11</text:p>
          </table:table-cell>
          <table:table-cell/>
          <table:table-cell table:style-name="ce1" office:value-type="float" office:value="2590" calcext:value-type="float">
            <text:p>2.59E+03</text:p>
          </table:table-cell>
          <table:table-cell table:style-name="ce1" office:value-type="float" office:value="0.000000000624645722756104" calcext:value-type="float">
            <text:p>6.25E-10</text:p>
          </table:table-cell>
          <table:table-cell table:formula="of:=(2.5*LOG(([.O75]/[.L75]);10)-2.6)/0.38" office:value-type="float" office:value="4.18930915437059" calcext:value-type="float">
            <text:p>4.18930915437059</text:p>
          </table:table-cell>
        </table:table-row>
        <table:table-row table:style-name="ro1">
          <table:table-cell office:value-type="float" office:value="1223" calcext:value-type="float">
            <text:p>1.22E+03</text:p>
          </table:table-cell>
          <table:table-cell office:value-type="float" office:value="0.00000000000220264197764999" calcext:value-type="float">
            <text:p>2.20E-12</text:p>
          </table:table-cell>
          <table:table-cell/>
          <table:table-cell office:value-type="float" office:value="1223" calcext:value-type="float">
            <text:p>1.22E+03</text:p>
          </table:table-cell>
          <table:table-cell office:value-type="float" office:value="0.0000000012970002982" calcext:value-type="float">
            <text:p>1.30E-09</text:p>
          </table:table-cell>
          <table:table-cell/>
          <table:table-cell table:formula="of:=(1/[.D76])*(10^4)" office:value-type="float" office:value="8.17661488143908" calcext:value-type="float">
            <text:p>8.17661488143908</text:p>
          </table:table-cell>
          <table:table-cell table:formula="of:=(2.5*LOG(([.E76]/[.B76]);10)-2.6)/0.38" office:value-type="float" office:value="11.3815537121286" calcext:value-type="float">
            <text:p>11.3815537121286</text:p>
          </table:table-cell>
          <table:table-cell table:number-columns-repeated="2"/>
          <table:table-cell table:style-name="ce1" office:value-type="float" office:value="2610" calcext:value-type="float">
            <text:p>2.61E+03</text:p>
          </table:table-cell>
          <table:table-cell table:style-name="ce1" office:value-type="float" office:value="0.0000000000131284917930656" calcext:value-type="float">
            <text:p>1.31E-11</text:p>
          </table:table-cell>
          <table:table-cell/>
          <table:table-cell table:style-name="ce1" office:value-type="float" office:value="2610" calcext:value-type="float">
            <text:p>2.61E+03</text:p>
          </table:table-cell>
          <table:table-cell table:style-name="ce1" office:value-type="float" office:value="0.000000000604804383343598" calcext:value-type="float">
            <text:p>6.05E-10</text:p>
          </table:table-cell>
          <table:table-cell table:formula="of:=(2.5*LOG(([.O76]/[.L76]);10)-2.6)/0.38" office:value-type="float" office:value="4.1013164016955" calcext:value-type="float">
            <text:p>4.1013164016955</text:p>
          </table:table-cell>
        </table:table-row>
        <table:table-row table:style-name="ro1">
          <table:table-cell office:value-type="float" office:value="1224" calcext:value-type="float">
            <text:p>1.22E+03</text:p>
          </table:table-cell>
          <table:table-cell office:value-type="float" office:value="0.00000000000243587900366172" calcext:value-type="float">
            <text:p>2.44E-12</text:p>
          </table:table-cell>
          <table:table-cell/>
          <table:table-cell office:value-type="float" office:value="1224" calcext:value-type="float">
            <text:p>1.22E+03</text:p>
          </table:table-cell>
          <table:table-cell office:value-type="float" office:value="0.00000000129140458847758" calcext:value-type="float">
            <text:p>1.29E-09</text:p>
          </table:table-cell>
          <table:table-cell/>
          <table:table-cell table:formula="of:=(1/[.D77])*(10^4)" office:value-type="float" office:value="8.16993464052288" calcext:value-type="float">
            <text:p>8.16993464052288</text:p>
          </table:table-cell>
          <table:table-cell table:formula="of:=(2.5*LOG(([.E77]/[.B77]);10)-2.6)/0.38" office:value-type="float" office:value="11.081622455138" calcext:value-type="float">
            <text:p>11.081622455138</text:p>
          </table:table-cell>
          <table:table-cell table:number-columns-repeated="2"/>
          <table:table-cell table:style-name="ce1" office:value-type="float" office:value="2630" calcext:value-type="float">
            <text:p>2.63E+03</text:p>
          </table:table-cell>
          <table:table-cell table:style-name="ce1" office:value-type="float" office:value="0.0000000000137491943986109" calcext:value-type="float">
            <text:p>1.37E-11</text:p>
          </table:table-cell>
          <table:table-cell/>
          <table:table-cell table:style-name="ce1" office:value-type="float" office:value="2630" calcext:value-type="float">
            <text:p>2.63E+03</text:p>
          </table:table-cell>
          <table:table-cell table:style-name="ce1" office:value-type="float" office:value="0.000000000617024091738583" calcext:value-type="float">
            <text:p>6.17E-10</text:p>
          </table:table-cell>
          <table:table-cell table:formula="of:=(2.5*LOG(([.O77]/[.L77]);10)-2.6)/0.38" office:value-type="float" office:value="4.02647940103563" calcext:value-type="float">
            <text:p>4.02647940103563</text:p>
          </table:table-cell>
        </table:table-row>
        <table:table-row table:style-name="ro1">
          <table:table-cell office:value-type="float" office:value="1225" calcext:value-type="float">
            <text:p>1.23E+03</text:p>
          </table:table-cell>
          <table:table-cell office:value-type="float" office:value="0.0000000000029271843" calcext:value-type="float">
            <text:p>2.93E-12</text:p>
          </table:table-cell>
          <table:table-cell/>
          <table:table-cell office:value-type="float" office:value="1225" calcext:value-type="float">
            <text:p>1.23E+03</text:p>
          </table:table-cell>
          <table:table-cell office:value-type="float" office:value="0.0000000012779697" calcext:value-type="float">
            <text:p>1.28E-09</text:p>
          </table:table-cell>
          <table:table-cell/>
          <table:table-cell table:formula="of:=(1/[.D78])*(10^4)" office:value-type="float" office:value="8.16326530612245" calcext:value-type="float">
            <text:p>8.16326530612245</text:p>
          </table:table-cell>
          <table:table-cell table:formula="of:=(2.5*LOG(([.E78]/[.B78]);10)-2.6)/0.38" office:value-type="float" office:value="10.5267795388667" calcext:value-type="float">
            <text:p>10.5267795388667</text:p>
          </table:table-cell>
          <table:table-cell table:number-columns-repeated="2"/>
          <table:table-cell table:style-name="ce1" office:value-type="float" office:value="2650" calcext:value-type="float">
            <text:p>2.65E+03</text:p>
          </table:table-cell>
          <table:table-cell table:style-name="ce1" office:value-type="float" office:value="0.0000000000150618805292206" calcext:value-type="float">
            <text:p>1.51E-11</text:p>
          </table:table-cell>
          <table:table-cell/>
          <table:table-cell table:style-name="ce1" office:value-type="float" office:value="2650" calcext:value-type="float">
            <text:p>2.65E+03</text:p>
          </table:table-cell>
          <table:table-cell table:style-name="ce1" office:value-type="float" office:value="0.000000000642903706882968" calcext:value-type="float">
            <text:p>6.43E-10</text:p>
          </table:table-cell>
          <table:table-cell table:formula="of:=(2.5*LOG(([.O78]/[.L78]);10)-2.6)/0.38" office:value-type="float" office:value="3.88333375912153" calcext:value-type="float">
            <text:p>3.88333375912153</text:p>
          </table:table-cell>
        </table:table-row>
        <table:table-row table:style-name="ro1">
          <table:table-cell office:value-type="float" office:value="1226" calcext:value-type="float">
            <text:p>1.23E+03</text:p>
          </table:table-cell>
          <table:table-cell office:value-type="float" office:value="0.00000000000323043725529296" calcext:value-type="float">
            <text:p>3.23E-12</text:p>
          </table:table-cell>
          <table:table-cell/>
          <table:table-cell office:value-type="float" office:value="1226" calcext:value-type="float">
            <text:p>1.23E+03</text:p>
          </table:table-cell>
          <table:table-cell office:value-type="float" office:value="0.00000000136827445461125" calcext:value-type="float">
            <text:p>1.37E-09</text:p>
          </table:table-cell>
          <table:table-cell/>
          <table:table-cell table:formula="of:=(1/[.D79])*(10^4)" office:value-type="float" office:value="8.15660685154976" calcext:value-type="float">
            <text:p>8.15660685154976</text:p>
          </table:table-cell>
          <table:table-cell table:formula="of:=(2.5*LOG(([.E79]/[.B79]);10)-2.6)/0.38" office:value-type="float" office:value="10.4402099255623" calcext:value-type="float">
            <text:p>10.4402099255623</text:p>
          </table:table-cell>
          <table:table-cell table:number-columns-repeated="2"/>
          <table:table-cell table:style-name="ce1" office:value-type="float" office:value="2670" calcext:value-type="float">
            <text:p>2.67E+03</text:p>
          </table:table-cell>
          <table:table-cell table:style-name="ce1" office:value-type="float" office:value="0.000000000014668358741821" calcext:value-type="float">
            <text:p>1.47E-11</text:p>
          </table:table-cell>
          <table:table-cell/>
          <table:table-cell table:style-name="ce1" office:value-type="float" office:value="2670" calcext:value-type="float">
            <text:p>2.67E+03</text:p>
          </table:table-cell>
          <table:table-cell table:style-name="ce1" office:value-type="float" office:value="0.00000000060804350361499" calcext:value-type="float">
            <text:p>6.08E-10</text:p>
          </table:table-cell>
          <table:table-cell table:formula="of:=(2.5*LOG(([.O79]/[.L79]);10)-2.6)/0.38" office:value-type="float" office:value="3.79969164412172" calcext:value-type="float">
            <text:p>3.79969164412172</text:p>
          </table:table-cell>
        </table:table-row>
        <table:table-row table:style-name="ro1">
          <table:table-cell office:value-type="float" office:value="1227" calcext:value-type="float">
            <text:p>1.23E+03</text:p>
          </table:table-cell>
          <table:table-cell office:value-type="float" office:value="0.0000000000033987561" calcext:value-type="float">
            <text:p>3.40E-12</text:p>
          </table:table-cell>
          <table:table-cell/>
          <table:table-cell office:value-type="float" office:value="1227" calcext:value-type="float">
            <text:p>1.23E+03</text:p>
          </table:table-cell>
          <table:table-cell office:value-type="float" office:value="0.0000000014183976" calcext:value-type="float">
            <text:p>1.42E-09</text:p>
          </table:table-cell>
          <table:table-cell/>
          <table:table-cell table:formula="of:=(1/[.D80])*(10^4)" office:value-type="float" office:value="8.14995925020375" calcext:value-type="float">
            <text:p>8.14995925020375</text:p>
          </table:table-cell>
          <table:table-cell table:formula="of:=(2.5*LOG(([.E80]/[.B80]);10)-2.6)/0.38" office:value-type="float" office:value="10.3978814979512" calcext:value-type="float">
            <text:p>10.3978814979512</text:p>
          </table:table-cell>
          <table:table-cell table:number-columns-repeated="2"/>
          <table:table-cell table:style-name="ce1" office:value-type="float" office:value="2690" calcext:value-type="float">
            <text:p>2.69E+03</text:p>
          </table:table-cell>
          <table:table-cell table:style-name="ce1" office:value-type="float" office:value="0.0000000000146149664725611" calcext:value-type="float">
            <text:p>1.46E-11</text:p>
          </table:table-cell>
          <table:table-cell/>
          <table:table-cell table:style-name="ce1" office:value-type="float" office:value="2690" calcext:value-type="float">
            <text:p>2.69E+03</text:p>
          </table:table-cell>
          <table:table-cell table:style-name="ce1" office:value-type="float" office:value="0.000000000617951987185917" calcext:value-type="float">
            <text:p>6.18E-10</text:p>
          </table:table-cell>
          <table:table-cell table:formula="of:=(2.5*LOG(([.O80]/[.L80]);10)-2.6)/0.38" office:value-type="float" office:value="3.85629545895239" calcext:value-type="float">
            <text:p>3.85629545895239</text:p>
          </table:table-cell>
        </table:table-row>
        <table:table-row table:style-name="ro1">
          <table:table-cell office:value-type="float" office:value="1228" calcext:value-type="float">
            <text:p>1.23E+03</text:p>
          </table:table-cell>
          <table:table-cell office:value-type="float" office:value="0.00000000000400213248165" calcext:value-type="float">
            <text:p>4.00E-12</text:p>
          </table:table-cell>
          <table:table-cell/>
          <table:table-cell office:value-type="float" office:value="1228" calcext:value-type="float">
            <text:p>1.23E+03</text:p>
          </table:table-cell>
          <table:table-cell office:value-type="float" office:value="0.0000000014961227568" calcext:value-type="float">
            <text:p>1.50E-09</text:p>
          </table:table-cell>
          <table:table-cell/>
          <table:table-cell table:formula="of:=(1/[.D81])*(10^4)" office:value-type="float" office:value="8.14332247557003" calcext:value-type="float">
            <text:p>8.14332247557003</text:p>
          </table:table-cell>
          <table:table-cell table:formula="of:=(2.5*LOG(([.E81]/[.B81]);10)-2.6)/0.38" office:value-type="float" office:value="10.0833932101676" calcext:value-type="float">
            <text:p>10.0833932101676</text:p>
          </table:table-cell>
          <table:table-cell table:number-columns-repeated="2"/>
          <table:table-cell table:style-name="ce1" office:value-type="float" office:value="2710" calcext:value-type="float">
            <text:p>2.71E+03</text:p>
          </table:table-cell>
          <table:table-cell table:style-name="ce1" office:value-type="float" office:value="0.0000000000147113319792693" calcext:value-type="float">
            <text:p>1.47E-11</text:p>
          </table:table-cell>
          <table:table-cell/>
          <table:table-cell table:style-name="ce1" office:value-type="float" office:value="2710" calcext:value-type="float">
            <text:p>2.71E+03</text:p>
          </table:table-cell>
          <table:table-cell table:style-name="ce1" office:value-type="float" office:value="0.000000000604602491747547" calcext:value-type="float">
            <text:p>6.05E-10</text:p>
          </table:table-cell>
          <table:table-cell table:formula="of:=(2.5*LOG(([.O81]/[.L81]);10)-2.6)/0.38" office:value-type="float" office:value="3.77511800474905" calcext:value-type="float">
            <text:p>3.77511800474905</text:p>
          </table:table-cell>
        </table:table-row>
        <table:table-row table:style-name="ro1">
          <table:table-cell office:value-type="float" office:value="1229" calcext:value-type="float">
            <text:p>1.23E+03</text:p>
          </table:table-cell>
          <table:table-cell office:value-type="float" office:value="0.00000000000432494078199996" calcext:value-type="float">
            <text:p>4.32E-12</text:p>
          </table:table-cell>
          <table:table-cell/>
          <table:table-cell office:value-type="float" office:value="1229" calcext:value-type="float">
            <text:p>1.23E+03</text:p>
          </table:table-cell>
          <table:table-cell office:value-type="float" office:value="0.000000001513723554" calcext:value-type="float">
            <text:p>1.51E-09</text:p>
          </table:table-cell>
          <table:table-cell/>
          <table:table-cell table:formula="of:=(1/[.D82])*(10^4)" office:value-type="float" office:value="8.1366965012205" calcext:value-type="float">
            <text:p>8.1366965012205</text:p>
          </table:table-cell>
          <table:table-cell table:formula="of:=(2.5*LOG(([.E82]/[.B82]);10)-2.6)/0.38" office:value-type="float" office:value="9.89517370621227" calcext:value-type="float">
            <text:p>9.89517370621227</text:p>
          </table:table-cell>
          <table:table-cell table:number-columns-repeated="2"/>
          <table:table-cell table:style-name="ce1" office:value-type="float" office:value="2730" calcext:value-type="float">
            <text:p>2.73E+03</text:p>
          </table:table-cell>
          <table:table-cell table:style-name="ce1" office:value-type="float" office:value="0.0000000000138620840131949" calcext:value-type="float">
            <text:p>1.39E-11</text:p>
          </table:table-cell>
          <table:table-cell/>
          <table:table-cell table:style-name="ce1" office:value-type="float" office:value="2730" calcext:value-type="float">
            <text:p>2.73E+03</text:p>
          </table:table-cell>
          <table:table-cell table:style-name="ce1" office:value-type="float" office:value="0.000000000596982719431733" calcext:value-type="float">
            <text:p>5.97E-10</text:p>
          </table:table-cell>
          <table:table-cell table:formula="of:=(2.5*LOG(([.O82]/[.L82]);10)-2.6)/0.38" office:value-type="float" office:value="3.90877127220909" calcext:value-type="float">
            <text:p>3.90877127220909</text:p>
          </table:table-cell>
        </table:table-row>
        <table:table-row table:style-name="ro1">
          <table:table-cell office:value-type="float" office:value="1230" calcext:value-type="float">
            <text:p>1.23E+03</text:p>
          </table:table-cell>
          <table:table-cell office:value-type="float" office:value="0.000000000005064062" calcext:value-type="float">
            <text:p>5.06E-12</text:p>
          </table:table-cell>
          <table:table-cell/>
          <table:table-cell office:value-type="float" office:value="1230" calcext:value-type="float">
            <text:p>1.23E+03</text:p>
          </table:table-cell>
          <table:table-cell office:value-type="float" office:value="0.0000000015502194" calcext:value-type="float">
            <text:p>1.55E-09</text:p>
          </table:table-cell>
          <table:table-cell/>
          <table:table-cell table:formula="of:=(1/[.D83])*(10^4)" office:value-type="float" office:value="8.13008130081301" calcext:value-type="float">
            <text:p>8.13008130081301</text:p>
          </table:table-cell>
          <table:table-cell table:formula="of:=(2.5*LOG(([.E83]/[.B83]);10)-2.6)/0.38" office:value-type="float" office:value="9.51246153509945" calcext:value-type="float">
            <text:p>9.51246153509945</text:p>
          </table:table-cell>
          <table:table-cell table:number-columns-repeated="2"/>
          <table:table-cell table:style-name="ce1" office:value-type="float" office:value="2750" calcext:value-type="float">
            <text:p>2.75E+03</text:p>
          </table:table-cell>
          <table:table-cell table:style-name="ce1" office:value-type="float" office:value="0.0000000000143336080165663" calcext:value-type="float">
            <text:p>1.43E-11</text:p>
          </table:table-cell>
          <table:table-cell/>
          <table:table-cell table:style-name="ce1" office:value-type="float" office:value="2750" calcext:value-type="float">
            <text:p>2.75E+03</text:p>
          </table:table-cell>
          <table:table-cell table:style-name="ce1" office:value-type="float" office:value="0.000000000587594620588126" calcext:value-type="float">
            <text:p>5.88E-10</text:p>
          </table:table-cell>
          <table:table-cell table:formula="of:=(2.5*LOG(([.O83]/[.L83]);10)-2.6)/0.38" office:value-type="float" office:value="3.76790978688502" calcext:value-type="float">
            <text:p>3.76790978688502</text:p>
          </table:table-cell>
        </table:table-row>
        <table:table-row table:style-name="ro1">
          <table:table-cell office:value-type="float" office:value="1231" calcext:value-type="float">
            <text:p>1.23E+03</text:p>
          </table:table-cell>
          <table:table-cell office:value-type="float" office:value="0.00000000000547266085279995" calcext:value-type="float">
            <text:p>5.47E-12</text:p>
          </table:table-cell>
          <table:table-cell/>
          <table:table-cell office:value-type="float" office:value="1231" calcext:value-type="float">
            <text:p>1.23E+03</text:p>
          </table:table-cell>
          <table:table-cell office:value-type="float" office:value="0.0000000015505185426" calcext:value-type="float">
            <text:p>1.55E-09</text:p>
          </table:table-cell>
          <table:table-cell/>
          <table:table-cell table:formula="of:=(1/[.D84])*(10^4)" office:value-type="float" office:value="8.12347684809098" calcext:value-type="float">
            <text:p>8.12347684809098</text:p>
          </table:table-cell>
          <table:table-cell table:formula="of:=(2.5*LOG(([.E84]/[.B84]);10)-2.6)/0.38" office:value-type="float" office:value="9.29130545446599" calcext:value-type="float">
            <text:p>9.29130545446599</text:p>
          </table:table-cell>
          <table:table-cell table:number-columns-repeated="2"/>
          <table:table-cell table:style-name="ce1" office:value-type="float" office:value="2770" calcext:value-type="float">
            <text:p>2.77E+03</text:p>
          </table:table-cell>
          <table:table-cell table:style-name="ce1" office:value-type="float" office:value="0.0000000000149807139568633" calcext:value-type="float">
            <text:p>1.50E-11</text:p>
          </table:table-cell>
          <table:table-cell/>
          <table:table-cell table:style-name="ce1" office:value-type="float" office:value="2770" calcext:value-type="float">
            <text:p>2.77E+03</text:p>
          </table:table-cell>
          <table:table-cell table:style-name="ce1" office:value-type="float" office:value="0.000000000578851051904868" calcext:value-type="float">
            <text:p>5.79E-10</text:p>
          </table:table-cell>
          <table:table-cell table:formula="of:=(2.5*LOG(([.O84]/[.L84]);10)-2.6)/0.38" office:value-type="float" office:value="3.5989099684429" calcext:value-type="float">
            <text:p>3.5989099684429</text:p>
          </table:table-cell>
        </table:table-row>
        <table:table-row table:style-name="ro1">
          <table:table-cell office:value-type="float" office:value="1232" calcext:value-type="float">
            <text:p>1.23E+03</text:p>
          </table:table-cell>
          <table:table-cell office:value-type="float" office:value="0.0000000000057300748" calcext:value-type="float">
            <text:p>5.73E-12</text:p>
          </table:table-cell>
          <table:table-cell/>
          <table:table-cell office:value-type="float" office:value="1232" calcext:value-type="float">
            <text:p>1.23E+03</text:p>
          </table:table-cell>
          <table:table-cell office:value-type="float" office:value="0.000000001550707" calcext:value-type="float">
            <text:p>1.55E-09</text:p>
          </table:table-cell>
          <table:table-cell/>
          <table:table-cell table:formula="of:=(1/[.D85])*(10^4)" office:value-type="float" office:value="8.11688311688312" calcext:value-type="float">
            <text:p>8.11688311688312</text:p>
          </table:table-cell>
          <table:table-cell table:formula="of:=(2.5*LOG(([.E85]/[.B85]);10)-2.6)/0.38" office:value-type="float" office:value="9.16032536890113" calcext:value-type="float">
            <text:p>9.16032536890113</text:p>
          </table:table-cell>
          <table:table-cell table:number-columns-repeated="2"/>
          <table:table-cell table:style-name="ce1" office:value-type="float" office:value="2790" calcext:value-type="float">
            <text:p>2.79E+03</text:p>
          </table:table-cell>
          <table:table-cell table:style-name="ce1" office:value-type="float" office:value="0.0000000000141005974141132" calcext:value-type="float">
            <text:p>1.41E-11</text:p>
          </table:table-cell>
          <table:table-cell/>
          <table:table-cell table:style-name="ce1" office:value-type="float" office:value="2790" calcext:value-type="float">
            <text:p>2.79E+03</text:p>
          </table:table-cell>
          <table:table-cell table:style-name="ce1" office:value-type="float" office:value="0.000000000535828757707877" calcext:value-type="float">
            <text:p>5.36E-10</text:p>
          </table:table-cell>
          <table:table-cell table:formula="of:=(2.5*LOG(([.O85]/[.L85]);10)-2.6)/0.38" office:value-type="float" office:value="3.55124016492839" calcext:value-type="float">
            <text:p>3.55124016492839</text:p>
          </table:table-cell>
        </table:table-row>
        <table:table-row table:style-name="ro1">
          <table:table-cell office:value-type="float" office:value="1233" calcext:value-type="float">
            <text:p>1.23E+03</text:p>
          </table:table-cell>
          <table:table-cell office:value-type="float" office:value="0.00000000000541251657012739" calcext:value-type="float">
            <text:p>5.41E-12</text:p>
          </table:table-cell>
          <table:table-cell/>
          <table:table-cell office:value-type="float" office:value="1233" calcext:value-type="float">
            <text:p>1.23E+03</text:p>
          </table:table-cell>
          <table:table-cell office:value-type="float" office:value="0.00000000156581462295601" calcext:value-type="float">
            <text:p>1.57E-09</text:p>
          </table:table-cell>
          <table:table-cell/>
          <table:table-cell table:formula="of:=(1/[.D86])*(10^4)" office:value-type="float" office:value="8.110300081103" calcext:value-type="float">
            <text:p>8.110300081103</text:p>
          </table:table-cell>
          <table:table-cell table:formula="of:=(2.5*LOG(([.E86]/[.B86]);10)-2.6)/0.38" office:value-type="float" office:value="9.35092832657517" calcext:value-type="float">
            <text:p>9.35092832657517</text:p>
          </table:table-cell>
          <table:table-cell table:number-columns-repeated="2"/>
          <table:table-cell table:style-name="ce1" office:value-type="float" office:value="2810" calcext:value-type="float">
            <text:p>2.81E+03</text:p>
          </table:table-cell>
          <table:table-cell table:style-name="ce1" office:value-type="float" office:value="0.0000000000140948450163817" calcext:value-type="float">
            <text:p>1.41E-11</text:p>
          </table:table-cell>
          <table:table-cell/>
          <table:table-cell table:style-name="ce1" office:value-type="float" office:value="2810" calcext:value-type="float">
            <text:p>2.81E+03</text:p>
          </table:table-cell>
          <table:table-cell table:style-name="ce1" office:value-type="float" office:value="0.00000000055071931621591" calcext:value-type="float">
            <text:p>5.51E-10</text:p>
          </table:table-cell>
          <table:table-cell table:formula="of:=(2.5*LOG(([.O86]/[.L86]);10)-2.6)/0.38" office:value-type="float" office:value="3.63072371437995" calcext:value-type="float">
            <text:p>3.63072371437995</text:p>
          </table:table-cell>
        </table:table-row>
        <table:table-row table:style-name="ro1">
          <table:table-cell office:value-type="float" office:value="1234" calcext:value-type="float">
            <text:p>1.23E+03</text:p>
          </table:table-cell>
          <table:table-cell office:value-type="float" office:value="0.0000000000056554062729264" calcext:value-type="float">
            <text:p>5.66E-12</text:p>
          </table:table-cell>
          <table:table-cell/>
          <table:table-cell office:value-type="float" office:value="1234" calcext:value-type="float">
            <text:p>1.23E+03</text:p>
          </table:table-cell>
          <table:table-cell office:value-type="float" office:value="0.0000000015648855080804" calcext:value-type="float">
            <text:p>1.56E-09</text:p>
          </table:table-cell>
          <table:table-cell/>
          <table:table-cell table:formula="of:=(1/[.D87])*(10^4)" office:value-type="float" office:value="8.10372771474878" calcext:value-type="float">
            <text:p>8.10372771474878</text:p>
          </table:table-cell>
          <table:table-cell table:formula="of:=(2.5*LOG(([.E87]/[.B87]);10)-2.6)/0.38" office:value-type="float" office:value="9.22380762818474" calcext:value-type="float">
            <text:p>9.22380762818474</text:p>
          </table:table-cell>
          <table:table-cell table:number-columns-repeated="2"/>
          <table:table-cell table:style-name="ce1" office:value-type="float" office:value="2830" calcext:value-type="float">
            <text:p>2.83E+03</text:p>
          </table:table-cell>
          <table:table-cell table:style-name="ce1" office:value-type="float" office:value="0.0000000000147789039666533" calcext:value-type="float">
            <text:p>1.48E-11</text:p>
          </table:table-cell>
          <table:table-cell/>
          <table:table-cell table:style-name="ce1" office:value-type="float" office:value="2830" calcext:value-type="float">
            <text:p>2.83E+03</text:p>
          </table:table-cell>
          <table:table-cell table:style-name="ce1" office:value-type="float" office:value="0.000000000540702052868542" calcext:value-type="float">
            <text:p>5.41E-10</text:p>
          </table:table-cell>
          <table:table-cell table:formula="of:=(2.5*LOG(([.O87]/[.L87]);10)-2.6)/0.38" office:value-type="float" office:value="3.44286704838734" calcext:value-type="float">
            <text:p>3.44286704838734</text:p>
          </table:table-cell>
        </table:table-row>
        <table:table-row table:style-name="ro1">
          <table:table-cell office:value-type="float" office:value="1235" calcext:value-type="float">
            <text:p>1.24E+03</text:p>
          </table:table-cell>
          <table:table-cell office:value-type="float" office:value="0.0000000000064033778" calcext:value-type="float">
            <text:p>6.40E-12</text:p>
          </table:table-cell>
          <table:table-cell/>
          <table:table-cell office:value-type="float" office:value="1235" calcext:value-type="float">
            <text:p>1.24E+03</text:p>
          </table:table-cell>
          <table:table-cell office:value-type="float" office:value="0.0000000015593795" calcext:value-type="float">
            <text:p>1.56E-09</text:p>
          </table:table-cell>
          <table:table-cell/>
          <table:table-cell table:formula="of:=(1/[.D88])*(10^4)" office:value-type="float" office:value="8.09716599190283" calcext:value-type="float">
            <text:p>8.09716599190283</text:p>
          </table:table-cell>
          <table:table-cell table:formula="of:=(2.5*LOG(([.E88]/[.B88]);10)-2.6)/0.38" office:value-type="float" office:value="8.85883351693204" calcext:value-type="float">
            <text:p>8.85883351693204</text:p>
          </table:table-cell>
          <table:table-cell table:number-columns-repeated="2"/>
          <table:table-cell table:style-name="ce1" office:value-type="float" office:value="2850" calcext:value-type="float">
            <text:p>2.85E+03</text:p>
          </table:table-cell>
          <table:table-cell table:style-name="ce1" office:value-type="float" office:value="0.000000000014472229411782" calcext:value-type="float">
            <text:p>1.45E-11</text:p>
          </table:table-cell>
          <table:table-cell/>
          <table:table-cell table:style-name="ce1" office:value-type="float" office:value="2850" calcext:value-type="float">
            <text:p>2.85E+03</text:p>
          </table:table-cell>
          <table:table-cell table:style-name="ce1" office:value-type="float" office:value="0.000000000511353543294431" calcext:value-type="float">
            <text:p>5.11E-10</text:p>
          </table:table-cell>
          <table:table-cell table:formula="of:=(2.5*LOG(([.O88]/[.L88]);10)-2.6)/0.38" office:value-type="float" office:value="3.34332783780114" calcext:value-type="float">
            <text:p>3.34332783780114</text:p>
          </table:table-cell>
        </table:table-row>
        <table:table-row table:style-name="ro1">
          <table:table-cell office:value-type="float" office:value="1236" calcext:value-type="float">
            <text:p>1.24E+03</text:p>
          </table:table-cell>
          <table:table-cell office:value-type="float" office:value="0.00000000000670987744239997" calcext:value-type="float">
            <text:p>6.71E-12</text:p>
          </table:table-cell>
          <table:table-cell/>
          <table:table-cell office:value-type="float" office:value="1236" calcext:value-type="float">
            <text:p>1.24E+03</text:p>
          </table:table-cell>
          <table:table-cell office:value-type="float" office:value="0.00000000166903351194999" calcext:value-type="float">
            <text:p>1.67E-09</text:p>
          </table:table-cell>
          <table:table-cell/>
          <table:table-cell table:formula="of:=(1/[.D89])*(10^4)" office:value-type="float" office:value="8.09061488673139" calcext:value-type="float">
            <text:p>8.09061488673139</text:p>
          </table:table-cell>
          <table:table-cell table:formula="of:=(2.5*LOG(([.E89]/[.B89]);10)-2.6)/0.38" office:value-type="float" office:value="8.91941098074295" calcext:value-type="float">
            <text:p>8.91941098074295</text:p>
          </table:table-cell>
          <table:table-cell table:number-columns-repeated="2"/>
          <table:table-cell table:style-name="ce1" office:value-type="float" office:value="2870" calcext:value-type="float">
            <text:p>2.87E+03</text:p>
          </table:table-cell>
          <table:table-cell table:style-name="ce1" office:value-type="float" office:value="0.0000000000149759031070831" calcext:value-type="float">
            <text:p>1.50E-11</text:p>
          </table:table-cell>
          <table:table-cell/>
          <table:table-cell table:style-name="ce1" office:value-type="float" office:value="2870" calcext:value-type="float">
            <text:p>2.87E+03</text:p>
          </table:table-cell>
          <table:table-cell table:style-name="ce1" office:value-type="float" office:value="0.000000000498852179246931" calcext:value-type="float">
            <text:p>4.99E-10</text:p>
          </table:table-cell>
          <table:table-cell table:formula="of:=(2.5*LOG(([.O89]/[.L89]);10)-2.6)/0.38" office:value-type="float" office:value="3.17486086994561" calcext:value-type="float">
            <text:p>3.17486086994561</text:p>
          </table:table-cell>
        </table:table-row>
        <table:table-row table:style-name="ro1">
          <table:table-cell office:value-type="float" office:value="1237" calcext:value-type="float">
            <text:p>1.24E+03</text:p>
          </table:table-cell>
          <table:table-cell office:value-type="float" office:value="0.000000000006927757" calcext:value-type="float">
            <text:p>6.93E-12</text:p>
          </table:table-cell>
          <table:table-cell/>
          <table:table-cell office:value-type="float" office:value="1237" calcext:value-type="float">
            <text:p>1.24E+03</text:p>
          </table:table-cell>
          <table:table-cell office:value-type="float" office:value="0.0000000017469826" calcext:value-type="float">
            <text:p>1.75E-09</text:p>
          </table:table-cell>
          <table:table-cell/>
          <table:table-cell table:formula="of:=(1/[.D90])*(10^4)" office:value-type="float" office:value="8.08407437348424" calcext:value-type="float">
            <text:p>8.08407437348424</text:p>
          </table:table-cell>
          <table:table-cell table:formula="of:=(2.5*LOG(([.E90]/[.B90]);10)-2.6)/0.38" office:value-type="float" office:value="8.95852587881626" calcext:value-type="float">
            <text:p>8.95852587881626</text:p>
          </table:table-cell>
          <table:table-cell table:number-columns-repeated="2"/>
          <table:table-cell table:style-name="ce1" office:value-type="float" office:value="2890" calcext:value-type="float">
            <text:p>2.89E+03</text:p>
          </table:table-cell>
          <table:table-cell table:style-name="ce1" office:value-type="float" office:value="0.0000000000153618704294692" calcext:value-type="float">
            <text:p>1.54E-11</text:p>
          </table:table-cell>
          <table:table-cell/>
          <table:table-cell table:style-name="ce1" office:value-type="float" office:value="2890" calcext:value-type="float">
            <text:p>2.89E+03</text:p>
          </table:table-cell>
          <table:table-cell table:style-name="ce1" office:value-type="float" office:value="0.000000000505326836252763" calcext:value-type="float">
            <text:p>5.05E-10</text:p>
          </table:table-cell>
          <table:table-cell table:formula="of:=(2.5*LOG(([.O90]/[.L90]);10)-2.6)/0.38" office:value-type="float" office:value="3.13900174406479" calcext:value-type="float">
            <text:p>3.13900174406479</text:p>
          </table:table-cell>
        </table:table-row>
        <table:table-row table:style-name="ro1">
          <table:table-cell office:value-type="float" office:value="1238" calcext:value-type="float">
            <text:p>1.24E+03</text:p>
          </table:table-cell>
          <table:table-cell office:value-type="float" office:value="0.00000000000770020258799992" calcext:value-type="float">
            <text:p>7.70E-12</text:p>
          </table:table-cell>
          <table:table-cell/>
          <table:table-cell office:value-type="float" office:value="1238" calcext:value-type="float">
            <text:p>1.24E+03</text:p>
          </table:table-cell>
          <table:table-cell office:value-type="float" office:value="0.00000000188900206279998" calcext:value-type="float">
            <text:p>1.89E-09</text:p>
          </table:table-cell>
          <table:table-cell/>
          <table:table-cell table:formula="of:=(1/[.D91])*(10^4)" office:value-type="float" office:value="8.07754442649435" calcext:value-type="float">
            <text:p>8.07754442649435</text:p>
          </table:table-cell>
          <table:table-cell table:formula="of:=(2.5*LOG(([.E91]/[.B91]);10)-2.6)/0.38" office:value-type="float" office:value="8.87980447899683" calcext:value-type="float">
            <text:p>8.87980447899683</text:p>
          </table:table-cell>
          <table:table-cell table:number-columns-repeated="2"/>
          <table:table-cell table:style-name="ce1" office:value-type="float" office:value="2910" calcext:value-type="float">
            <text:p>2.91E+03</text:p>
          </table:table-cell>
          <table:table-cell table:style-name="ce1" office:value-type="float" office:value="0.000000000016404975759713" calcext:value-type="float">
            <text:p>1.64E-11</text:p>
          </table:table-cell>
          <table:table-cell/>
          <table:table-cell table:style-name="ce1" office:value-type="float" office:value="2910" calcext:value-type="float">
            <text:p>2.91E+03</text:p>
          </table:table-cell>
          <table:table-cell table:style-name="ce1" office:value-type="float" office:value="0.000000000520648833060141" calcext:value-type="float">
            <text:p>5.21E-10</text:p>
          </table:table-cell>
          <table:table-cell table:formula="of:=(2.5*LOG(([.O91]/[.L91]);10)-2.6)/0.38" office:value-type="float" office:value="3.03664017325473" calcext:value-type="float">
            <text:p>3.03664017325473</text:p>
          </table:table-cell>
        </table:table-row>
        <table:table-row table:style-name="ro1">
          <table:table-cell office:value-type="float" office:value="1239" calcext:value-type="float">
            <text:p>1.24E+03</text:p>
          </table:table-cell>
          <table:table-cell office:value-type="float" office:value="0.00000000000795149038234989" calcext:value-type="float">
            <text:p>7.95E-12</text:p>
          </table:table-cell>
          <table:table-cell/>
          <table:table-cell office:value-type="float" office:value="1239" calcext:value-type="float">
            <text:p>1.24E+03</text:p>
          </table:table-cell>
          <table:table-cell office:value-type="float" office:value="0.00000000199950887949994" calcext:value-type="float">
            <text:p>2.00E-09</text:p>
          </table:table-cell>
          <table:table-cell/>
          <table:table-cell table:formula="of:=(1/[.D92])*(10^4)" office:value-type="float" office:value="8.07102502017756" calcext:value-type="float">
            <text:p>8.07102502017756</text:p>
          </table:table-cell>
          <table:table-cell table:formula="of:=(2.5*LOG(([.E92]/[.B92]);10)-2.6)/0.38" office:value-type="float" office:value="8.95049209947826" calcext:value-type="float">
            <text:p>8.95049209947826</text:p>
          </table:table-cell>
          <table:table-cell table:number-columns-repeated="2"/>
          <table:table-cell table:style-name="ce1" office:value-type="float" office:value="2930" calcext:value-type="float">
            <text:p>2.93E+03</text:p>
          </table:table-cell>
          <table:table-cell table:style-name="ce1" office:value-type="float" office:value="0.0000000000168059775603753" calcext:value-type="float">
            <text:p>1.68E-11</text:p>
          </table:table-cell>
          <table:table-cell/>
          <table:table-cell table:style-name="ce1" office:value-type="float" office:value="2930" calcext:value-type="float">
            <text:p>2.93E+03</text:p>
          </table:table-cell>
          <table:table-cell table:style-name="ce1" office:value-type="float" office:value="0.000000000521156403331265" calcext:value-type="float">
            <text:p>5.21E-10</text:p>
          </table:table-cell>
          <table:table-cell table:formula="of:=(2.5*LOG(([.O92]/[.L92]);10)-2.6)/0.38" office:value-type="float" office:value="2.97042301896951" calcext:value-type="float">
            <text:p>2.97042301896951</text:p>
          </table:table-cell>
        </table:table-row>
        <table:table-row table:style-name="ro1">
          <table:table-cell office:value-type="float" office:value="1240" calcext:value-type="float">
            <text:p>1.24E+03</text:p>
          </table:table-cell>
          <table:table-cell office:value-type="float" office:value="0.0000000000085258649" calcext:value-type="float">
            <text:p>8.53E-12</text:p>
          </table:table-cell>
          <table:table-cell/>
          <table:table-cell office:value-type="float" office:value="1240" calcext:value-type="float">
            <text:p>1.24E+03</text:p>
          </table:table-cell>
          <table:table-cell office:value-type="float" office:value="0.0000000023185847" calcext:value-type="float">
            <text:p>2.32E-09</text:p>
          </table:table-cell>
          <table:table-cell/>
          <table:table-cell table:formula="of:=(1/[.D93])*(10^4)" office:value-type="float" office:value="8.06451612903226" calcext:value-type="float">
            <text:p>8.06451612903226</text:p>
          </table:table-cell>
          <table:table-cell table:formula="of:=(2.5*LOG(([.E93]/[.B93]);10)-2.6)/0.38" office:value-type="float" office:value="9.17424025732711" calcext:value-type="float">
            <text:p>9.17424025732711</text:p>
          </table:table-cell>
          <table:table-cell table:number-columns-repeated="2"/>
          <table:table-cell table:style-name="ce1" office:value-type="float" office:value="2950" calcext:value-type="float">
            <text:p>2.95E+03</text:p>
          </table:table-cell>
          <table:table-cell table:style-name="ce1" office:value-type="float" office:value="0.0000000000168089005977465" calcext:value-type="float">
            <text:p>1.68E-11</text:p>
          </table:table-cell>
          <table:table-cell/>
          <table:table-cell table:style-name="ce1" office:value-type="float" office:value="2950" calcext:value-type="float">
            <text:p>2.95E+03</text:p>
          </table:table-cell>
          <table:table-cell table:style-name="ce1" office:value-type="float" office:value="0.000000000484393873256786" calcext:value-type="float">
            <text:p>4.84E-10</text:p>
          </table:table-cell>
          <table:table-cell table:formula="of:=(2.5*LOG(([.O93]/[.L93]);10)-2.6)/0.38" office:value-type="float" office:value="2.76091666125978" calcext:value-type="float">
            <text:p>2.76091666125978</text:p>
          </table:table-cell>
        </table:table-row>
        <table:table-row table:style-name="ro1">
          <table:table-cell office:value-type="float" office:value="1241" calcext:value-type="float">
            <text:p>1.24E+03</text:p>
          </table:table-cell>
          <table:table-cell office:value-type="float" office:value="0.00000000000876727239257099" calcext:value-type="float">
            <text:p>8.77E-12</text:p>
          </table:table-cell>
          <table:table-cell/>
          <table:table-cell office:value-type="float" office:value="1241" calcext:value-type="float">
            <text:p>1.24E+03</text:p>
          </table:table-cell>
          <table:table-cell office:value-type="float" office:value="0.00000000219549393810649" calcext:value-type="float">
            <text:p>2.20E-09</text:p>
          </table:table-cell>
          <table:table-cell/>
          <table:table-cell table:formula="of:=(1/[.D94])*(10^4)" office:value-type="float" office:value="8.058017727639" calcext:value-type="float">
            <text:p>8.058017727639</text:p>
          </table:table-cell>
          <table:table-cell table:formula="of:=(2.5*LOG(([.E94]/[.B94]);10)-2.6)/0.38" office:value-type="float" office:value="8.93860356816377" calcext:value-type="float">
            <text:p>8.93860356816377</text:p>
          </table:table-cell>
          <table:table-cell table:number-columns-repeated="2"/>
          <table:table-cell table:style-name="ce1" office:value-type="float" office:value="2970" calcext:value-type="float">
            <text:p>2.97E+03</text:p>
          </table:table-cell>
          <table:table-cell table:style-name="ce1" office:value-type="float" office:value="0.0000000000173359709159473" calcext:value-type="float">
            <text:p>1.73E-11</text:p>
          </table:table-cell>
          <table:table-cell/>
          <table:table-cell table:style-name="ce1" office:value-type="float" office:value="2970" calcext:value-type="float">
            <text:p>2.97E+03</text:p>
          </table:table-cell>
          <table:table-cell table:style-name="ce1" office:value-type="float" office:value="0.000000000479396327098502" calcext:value-type="float">
            <text:p>4.79E-10</text:p>
          </table:table-cell>
          <table:table-cell table:formula="of:=(2.5*LOG(([.O94]/[.L94]);10)-2.6)/0.38" office:value-type="float" office:value="2.64306929373747" calcext:value-type="float">
            <text:p>2.64306929373747</text:p>
          </table:table-cell>
        </table:table-row>
        <table:table-row table:style-name="ro1">
          <table:table-cell office:value-type="float" office:value="1242" calcext:value-type="float">
            <text:p>1.24E+03</text:p>
          </table:table-cell>
          <table:table-cell office:value-type="float" office:value="0.0000000000089608911" calcext:value-type="float">
            <text:p>8.96E-12</text:p>
          </table:table-cell>
          <table:table-cell/>
          <table:table-cell office:value-type="float" office:value="1242" calcext:value-type="float">
            <text:p>1.24E+03</text:p>
          </table:table-cell>
          <table:table-cell office:value-type="float" office:value="0.0000000020967701" calcext:value-type="float">
            <text:p>2.10E-09</text:p>
          </table:table-cell>
          <table:table-cell/>
          <table:table-cell table:formula="of:=(1/[.D95])*(10^4)" office:value-type="float" office:value="8.05152979066023" calcext:value-type="float">
            <text:p>8.05152979066023</text:p>
          </table:table-cell>
          <table:table-cell table:formula="of:=(2.5*LOG(([.E95]/[.B95]);10)-2.6)/0.38" office:value-type="float" office:value="8.74473431232514" calcext:value-type="float">
            <text:p>8.74473431232514</text:p>
          </table:table-cell>
          <table:table-cell table:number-columns-repeated="2"/>
          <table:table-cell table:style-name="ce1" office:value-type="float" office:value="2990" calcext:value-type="float">
            <text:p>2.99E+03</text:p>
          </table:table-cell>
          <table:table-cell table:style-name="ce1" office:value-type="float" office:value="0.0000000000177538174733267" calcext:value-type="float">
            <text:p>1.78E-11</text:p>
          </table:table-cell>
          <table:table-cell/>
          <table:table-cell table:style-name="ce1" office:value-type="float" office:value="2990" calcext:value-type="float">
            <text:p>2.99E+03</text:p>
          </table:table-cell>
          <table:table-cell table:style-name="ce1" office:value-type="float" office:value="0.000000000473921882330153" calcext:value-type="float">
            <text:p>4.74E-10</text:p>
          </table:table-cell>
          <table:table-cell table:formula="of:=(2.5*LOG(([.O95]/[.L95]);10)-2.6)/0.38" office:value-type="float" office:value="2.54220402097624" calcext:value-type="float">
            <text:p>2.54220402097624</text:p>
          </table:table-cell>
        </table:table-row>
        <table:table-row table:style-name="ro1">
          <table:table-cell office:value-type="float" office:value="1243" calcext:value-type="float">
            <text:p>1.24E+03</text:p>
          </table:table-cell>
          <table:table-cell office:value-type="float" office:value="0.00000000000863024744933412" calcext:value-type="float">
            <text:p>8.63E-12</text:p>
          </table:table-cell>
          <table:table-cell/>
          <table:table-cell office:value-type="float" office:value="1243" calcext:value-type="float">
            <text:p>1.24E+03</text:p>
          </table:table-cell>
          <table:table-cell office:value-type="float" office:value="0.00000000194475413388675" calcext:value-type="float">
            <text:p>1.94E-09</text:p>
          </table:table-cell>
          <table:table-cell/>
          <table:table-cell table:formula="of:=(1/[.D96])*(10^4)" office:value-type="float" office:value="8.0450522928399" calcext:value-type="float">
            <text:p>8.0450522928399</text:p>
          </table:table-cell>
          <table:table-cell table:formula="of:=(2.5*LOG(([.E96]/[.B96]);10)-2.6)/0.38" office:value-type="float" office:value="8.63711483680648" calcext:value-type="float">
            <text:p>8.63711483680648</text:p>
          </table:table-cell>
          <table:table-cell table:number-columns-repeated="2"/>
          <table:table-cell table:style-name="ce1" office:value-type="float" office:value="3010" calcext:value-type="float">
            <text:p>3.01E+03</text:p>
          </table:table-cell>
          <table:table-cell table:style-name="ce1" office:value-type="float" office:value="0.0000000000163578022762912" calcext:value-type="float">
            <text:p>1.64E-11</text:p>
          </table:table-cell>
          <table:table-cell/>
          <table:table-cell table:style-name="ce1" office:value-type="float" office:value="3010" calcext:value-type="float">
            <text:p>3.01E+03</text:p>
          </table:table-cell>
          <table:table-cell table:style-name="ce1" office:value-type="float" office:value="0.000000000470430858433224" calcext:value-type="float">
            <text:p>4.70E-10</text:p>
          </table:table-cell>
          <table:table-cell table:formula="of:=(2.5*LOG(([.O96]/[.L96]);10)-2.6)/0.38" office:value-type="float" office:value="2.75507136608869" calcext:value-type="float">
            <text:p>2.75507136608869</text:p>
          </table:table-cell>
        </table:table-row>
        <table:table-row table:style-name="ro1">
          <table:table-cell office:value-type="float" office:value="1244" calcext:value-type="float">
            <text:p>1.24E+03</text:p>
          </table:table-cell>
          <table:table-cell office:value-type="float" office:value="0.00000000000833360234350019" calcext:value-type="float">
            <text:p>8.33E-12</text:p>
          </table:table-cell>
          <table:table-cell/>
          <table:table-cell office:value-type="float" office:value="1244" calcext:value-type="float">
            <text:p>1.24E+03</text:p>
          </table:table-cell>
          <table:table-cell office:value-type="float" office:value="0.00000000192814244575" calcext:value-type="float">
            <text:p>1.93E-09</text:p>
          </table:table-cell>
          <table:table-cell/>
          <table:table-cell table:formula="of:=(1/[.D97])*(10^4)" office:value-type="float" office:value="8.03858520900322" calcext:value-type="float">
            <text:p>8.03858520900322</text:p>
          </table:table-cell>
          <table:table-cell table:formula="of:=(2.5*LOG(([.E97]/[.B97]);10)-2.6)/0.38" office:value-type="float" office:value="8.71254172320462" calcext:value-type="float">
            <text:p>8.71254172320462</text:p>
          </table:table-cell>
          <table:table-cell table:number-columns-repeated="2"/>
          <table:table-cell table:style-name="ce1" office:value-type="float" office:value="3030" calcext:value-type="float">
            <text:p>3.03E+03</text:p>
          </table:table-cell>
          <table:table-cell table:style-name="ce1" office:value-type="float" office:value="0.0000000000181830432930315" calcext:value-type="float">
            <text:p>1.82E-11</text:p>
          </table:table-cell>
          <table:table-cell/>
          <table:table-cell table:style-name="ce1" office:value-type="float" office:value="3030" calcext:value-type="float">
            <text:p>3.03E+03</text:p>
          </table:table-cell>
          <table:table-cell table:style-name="ce1" office:value-type="float" office:value="0.000000000481355070868069" calcext:value-type="float">
            <text:p>4.81E-10</text:p>
          </table:table-cell>
          <table:table-cell table:formula="of:=(2.5*LOG(([.O97]/[.L97]);10)-2.6)/0.38" office:value-type="float" office:value="2.51841433232406" calcext:value-type="float">
            <text:p>2.51841433232406</text:p>
          </table:table-cell>
        </table:table-row>
        <table:table-row table:style-name="ro1">
          <table:table-cell office:value-type="float" office:value="1245" calcext:value-type="float">
            <text:p>1.25E+03</text:p>
          </table:table-cell>
          <table:table-cell office:value-type="float" office:value="0.0000000000073445312" calcext:value-type="float">
            <text:p>7.34E-12</text:p>
          </table:table-cell>
          <table:table-cell/>
          <table:table-cell office:value-type="float" office:value="1245" calcext:value-type="float">
            <text:p>1.25E+03</text:p>
          </table:table-cell>
          <table:table-cell office:value-type="float" office:value="0.0000000019451087" calcext:value-type="float">
            <text:p>1.95E-09</text:p>
          </table:table-cell>
          <table:table-cell/>
          <table:table-cell table:formula="of:=(1/[.D98])*(10^4)" office:value-type="float" office:value="8.03212851405623" calcext:value-type="float">
            <text:p>8.03212851405623</text:p>
          </table:table-cell>
          <table:table-cell table:formula="of:=(2.5*LOG(([.E98]/[.B98]);10)-2.6)/0.38" office:value-type="float" office:value="9.09855129126783" calcext:value-type="float">
            <text:p>9.09855129126783</text:p>
          </table:table-cell>
          <table:table-cell table:number-columns-repeated="2"/>
          <table:table-cell table:style-name="ce1" office:value-type="float" office:value="3050" calcext:value-type="float">
            <text:p>3.05E+03</text:p>
          </table:table-cell>
          <table:table-cell table:style-name="ce1" office:value-type="float" office:value="0.000000000017179854719089" calcext:value-type="float">
            <text:p>1.72E-11</text:p>
          </table:table-cell>
          <table:table-cell/>
          <table:table-cell table:style-name="ce1" office:value-type="float" office:value="3050" calcext:value-type="float">
            <text:p>3.05E+03</text:p>
          </table:table-cell>
          <table:table-cell table:style-name="ce1" office:value-type="float" office:value="0.00000000047544902089636" calcext:value-type="float">
            <text:p>4.75E-10</text:p>
          </table:table-cell>
          <table:table-cell table:formula="of:=(2.5*LOG(([.O98]/[.L98]);10)-2.6)/0.38" office:value-type="float" office:value="2.64529256887664" calcext:value-type="float">
            <text:p>2.64529256887664</text:p>
          </table:table-cell>
        </table:table-row>
        <table:table-row table:style-name="ro1">
          <table:table-cell office:value-type="float" office:value="1246" calcext:value-type="float">
            <text:p>1.25E+03</text:p>
          </table:table-cell>
          <table:table-cell office:value-type="float" office:value="0.00000000000723205446339998" calcext:value-type="float">
            <text:p>7.23E-12</text:p>
          </table:table-cell>
          <table:table-cell/>
          <table:table-cell office:value-type="float" office:value="1246" calcext:value-type="float">
            <text:p>1.25E+03</text:p>
          </table:table-cell>
          <table:table-cell office:value-type="float" office:value="0.00000000187774756199999" calcext:value-type="float">
            <text:p>1.88E-09</text:p>
          </table:table-cell>
          <table:table-cell/>
          <table:table-cell table:formula="of:=(1/[.D99])*(10^4)" office:value-type="float" office:value="8.02568218298555" calcext:value-type="float">
            <text:p>8.02568218298555</text:p>
          </table:table-cell>
          <table:table-cell table:formula="of:=(2.5*LOG(([.E99]/[.B99]);10)-2.6)/0.38" office:value-type="float" office:value="9.04194420198077" calcext:value-type="float">
            <text:p>9.04194420198077</text:p>
          </table:table-cell>
          <table:table-cell table:number-columns-repeated="2"/>
          <table:table-cell table:style-name="ce1" office:value-type="float" office:value="3070" calcext:value-type="float">
            <text:p>3.07E+03</text:p>
          </table:table-cell>
          <table:table-cell table:style-name="ce1" office:value-type="float" office:value="0.0000000000168272399280001" calcext:value-type="float">
            <text:p>1.68E-11</text:p>
          </table:table-cell>
          <table:table-cell/>
          <table:table-cell table:style-name="ce1" office:value-type="float" office:value="3070" calcext:value-type="float">
            <text:p>3.07E+03</text:p>
          </table:table-cell>
          <table:table-cell table:style-name="ce1" office:value-type="float" office:value="0.000000000447831923502876" calcext:value-type="float">
            <text:p>4.48E-10</text:p>
          </table:table-cell>
          <table:table-cell table:formula="of:=(2.5*LOG(([.O99]/[.L99]);10)-2.6)/0.38" office:value-type="float" office:value="2.53356685368532" calcext:value-type="float">
            <text:p>2.53356685368532</text:p>
          </table:table-cell>
        </table:table-row>
        <table:table-row table:style-name="ro1">
          <table:table-cell office:value-type="float" office:value="1247" calcext:value-type="float">
            <text:p>1.25E+03</text:p>
          </table:table-cell>
          <table:table-cell office:value-type="float" office:value="0.0000000000071306971" calcext:value-type="float">
            <text:p>7.13E-12</text:p>
          </table:table-cell>
          <table:table-cell/>
          <table:table-cell office:value-type="float" office:value="1247" calcext:value-type="float">
            <text:p>1.25E+03</text:p>
          </table:table-cell>
          <table:table-cell office:value-type="float" office:value="0.0000000018170457" calcext:value-type="float">
            <text:p>1.82E-09</text:p>
          </table:table-cell>
          <table:table-cell/>
          <table:table-cell table:formula="of:=(1/[.D100])*(10^4)" office:value-type="float" office:value="8.01924619085806" calcext:value-type="float">
            <text:p>8.01924619085806</text:p>
          </table:table-cell>
          <table:table-cell table:formula="of:=(2.5*LOG(([.E100]/[.B100]);10)-2.6)/0.38" office:value-type="float" office:value="8.98838066789988" calcext:value-type="float">
            <text:p>8.98838066789988</text:p>
          </table:table-cell>
          <table:table-cell table:number-columns-repeated="2"/>
          <table:table-cell table:style-name="ce1" office:value-type="float" office:value="3090" calcext:value-type="float">
            <text:p>3.09E+03</text:p>
          </table:table-cell>
          <table:table-cell table:style-name="ce1" office:value-type="float" office:value="0.000000000015563956220309" calcext:value-type="float">
            <text:p>1.56E-11</text:p>
          </table:table-cell>
          <table:table-cell/>
          <table:table-cell table:style-name="ce1" office:value-type="float" office:value="3090" calcext:value-type="float">
            <text:p>3.09E+03</text:p>
          </table:table-cell>
          <table:table-cell table:style-name="ce1" office:value-type="float" office:value="0.000000000453861415411031" calcext:value-type="float">
            <text:p>4.54E-10</text:p>
          </table:table-cell>
          <table:table-cell table:formula="of:=(2.5*LOG(([.O100]/[.L100]);10)-2.6)/0.38" office:value-type="float" office:value="2.79475830707982" calcext:value-type="float">
            <text:p>2.79475830707982</text:p>
          </table:table-cell>
        </table:table-row>
        <table:table-row table:style-name="ro1">
          <table:table-cell office:value-type="float" office:value="1248" calcext:value-type="float">
            <text:p>1.25E+03</text:p>
          </table:table-cell>
          <table:table-cell office:value-type="float" office:value="0.00000000000755604633730002" calcext:value-type="float">
            <text:p>7.56E-12</text:p>
          </table:table-cell>
          <table:table-cell/>
          <table:table-cell office:value-type="float" office:value="1248" calcext:value-type="float">
            <text:p>1.25E+03</text:p>
          </table:table-cell>
          <table:table-cell office:value-type="float" office:value="0.0000000018221722626" calcext:value-type="float">
            <text:p>1.82E-09</text:p>
          </table:table-cell>
          <table:table-cell/>
          <table:table-cell table:formula="of:=(1/[.D101])*(10^4)" office:value-type="float" office:value="8.01282051282051" calcext:value-type="float">
            <text:p>8.01282051282051</text:p>
          </table:table-cell>
          <table:table-cell table:formula="of:=(2.5*LOG(([.E101]/[.B101]);10)-2.6)/0.38" office:value-type="float" office:value="8.83088696639197" calcext:value-type="float">
            <text:p>8.83088696639197</text:p>
          </table:table-cell>
          <table:table-cell table:number-columns-repeated="2"/>
          <table:table-cell table:style-name="ce1" office:value-type="float" office:value="3110" calcext:value-type="float">
            <text:p>3.11E+03</text:p>
          </table:table-cell>
          <table:table-cell table:style-name="ce1" office:value-type="float" office:value="0.0000000000164039414606921" calcext:value-type="float">
            <text:p>1.64E-11</text:p>
          </table:table-cell>
          <table:table-cell/>
          <table:table-cell table:style-name="ce1" office:value-type="float" office:value="3110" calcext:value-type="float">
            <text:p>3.11E+03</text:p>
          </table:table-cell>
          <table:table-cell table:style-name="ce1" office:value-type="float" office:value="0.000000000455513436516961" calcext:value-type="float">
            <text:p>4.56E-10</text:p>
          </table:table-cell>
          <table:table-cell table:formula="of:=(2.5*LOG(([.O101]/[.L101]);10)-2.6)/0.38" office:value-type="float" office:value="2.65495382446584" calcext:value-type="float">
            <text:p>2.65495382446584</text:p>
          </table:table-cell>
        </table:table-row>
        <table:table-row table:style-name="ro1">
          <table:table-cell office:value-type="float" office:value="1249" calcext:value-type="float">
            <text:p>1.25E+03</text:p>
          </table:table-cell>
          <table:table-cell office:value-type="float" office:value="0.00000000000758569529170825" calcext:value-type="float">
            <text:p>7.59E-12</text:p>
          </table:table-cell>
          <table:table-cell/>
          <table:table-cell office:value-type="float" office:value="1249" calcext:value-type="float">
            <text:p>1.25E+03</text:p>
          </table:table-cell>
          <table:table-cell office:value-type="float" office:value="0.00000000186679321626958" calcext:value-type="float">
            <text:p>1.87E-09</text:p>
          </table:table-cell>
          <table:table-cell/>
          <table:table-cell table:formula="of:=(1/[.D102])*(10^4)" office:value-type="float" office:value="8.00640512409928" calcext:value-type="float">
            <text:p>8.00640512409928</text:p>
          </table:table-cell>
          <table:table-cell table:formula="of:=(2.5*LOG(([.E102]/[.B102]);10)-2.6)/0.38" office:value-type="float" office:value="8.88882118689051" calcext:value-type="float">
            <text:p>8.88882118689051</text:p>
          </table:table-cell>
          <table:table-cell table:number-columns-repeated="2"/>
          <table:table-cell table:style-name="ce1" office:value-type="float" office:value="3130" calcext:value-type="float">
            <text:p>3.13E+03</text:p>
          </table:table-cell>
          <table:table-cell table:style-name="ce1" office:value-type="float" office:value="0.000000000017133104137555" calcext:value-type="float">
            <text:p>1.71E-11</text:p>
          </table:table-cell>
          <table:table-cell/>
          <table:table-cell table:style-name="ce1" office:value-type="float" office:value="3130" calcext:value-type="float">
            <text:p>3.13E+03</text:p>
          </table:table-cell>
          <table:table-cell table:style-name="ce1" office:value-type="float" office:value="0.000000000441110257499064" calcext:value-type="float">
            <text:p>4.41E-10</text:p>
          </table:table-cell>
          <table:table-cell table:formula="of:=(2.5*LOG(([.O102]/[.L102]);10)-2.6)/0.38" office:value-type="float" office:value="2.43888883094184" calcext:value-type="float">
            <text:p>2.43888883094184</text:p>
          </table:table-cell>
        </table:table-row>
        <table:table-row table:style-name="ro1">
          <table:table-cell office:value-type="float" office:value="1250" calcext:value-type="float">
            <text:p>1.25E+03</text:p>
          </table:table-cell>
          <table:table-cell office:value-type="float" office:value="0.0000000000073671338" calcext:value-type="float">
            <text:p>7.37E-12</text:p>
          </table:table-cell>
          <table:table-cell/>
          <table:table-cell office:value-type="float" office:value="1250" calcext:value-type="float">
            <text:p>1.25E+03</text:p>
          </table:table-cell>
          <table:table-cell office:value-type="float" office:value="0.0000000020758175" calcext:value-type="float">
            <text:p>2.08E-09</text:p>
          </table:table-cell>
          <table:table-cell/>
          <table:table-cell table:formula="of:=(1/[.D103])*(10^4)" office:value-type="float" office:value="8" calcext:value-type="float">
            <text:p>8</text:p>
          </table:table-cell>
          <table:table-cell table:formula="of:=(2.5*LOG(([.E103]/[.B103]);10)-2.6)/0.38" office:value-type="float" office:value="9.2755961279022" calcext:value-type="float">
            <text:p>9.2755961279022</text:p>
          </table:table-cell>
          <table:table-cell table:number-columns-repeated="2"/>
          <table:table-cell table:style-name="ce1" office:value-type="float" office:value="3150" calcext:value-type="float">
            <text:p>3.15E+03</text:p>
          </table:table-cell>
          <table:table-cell table:style-name="ce1" office:value-type="float" office:value="0.0000000000165137618825651" calcext:value-type="float">
            <text:p>1.65E-11</text:p>
          </table:table-cell>
          <table:table-cell/>
          <table:table-cell table:style-name="ce1" office:value-type="float" office:value="3150" calcext:value-type="float">
            <text:p>3.15E+03</text:p>
          </table:table-cell>
          <table:table-cell table:style-name="ce1" office:value-type="float" office:value="0.000000000432285544966468" calcext:value-type="float">
            <text:p>4.32E-10</text:p>
          </table:table-cell>
          <table:table-cell table:formula="of:=(2.5*LOG(([.O103]/[.L103]);10)-2.6)/0.38" office:value-type="float" office:value="2.48634668091202" calcext:value-type="float">
            <text:p>2.48634668091202</text:p>
          </table:table-cell>
        </table:table-row>
        <table:table-row table:style-name="ro1">
          <table:table-cell office:value-type="float" office:value="1251" calcext:value-type="float">
            <text:p>1.25E+03</text:p>
          </table:table-cell>
          <table:table-cell office:value-type="float" office:value="0.00000000000769447087414243" calcext:value-type="float">
            <text:p>7.69E-12</text:p>
          </table:table-cell>
          <table:table-cell/>
          <table:table-cell office:value-type="float" office:value="1251" calcext:value-type="float">
            <text:p>1.25E+03</text:p>
          </table:table-cell>
          <table:table-cell office:value-type="float" office:value="0.0000000020229135554194" calcext:value-type="float">
            <text:p>2.02E-09</text:p>
          </table:table-cell>
          <table:table-cell/>
          <table:table-cell table:formula="of:=(1/[.D104])*(10^4)" office:value-type="float" office:value="7.99360511590727" calcext:value-type="float">
            <text:p>7.99360511590727</text:p>
          </table:table-cell>
          <table:table-cell table:formula="of:=(2.5*LOG(([.E104]/[.B104]);10)-2.6)/0.38" office:value-type="float" office:value="9.07762213507304" calcext:value-type="float">
            <text:p>9.07762213507304</text:p>
          </table:table-cell>
          <table:table-cell table:number-columns-repeated="2"/>
          <table:table-cell table:style-name="ce1" office:value-type="float" office:value="3170" calcext:value-type="float">
            <text:p>3.17E+03</text:p>
          </table:table-cell>
          <table:table-cell table:style-name="ce1" office:value-type="float" office:value="0.0000000000156528495921202" calcext:value-type="float">
            <text:p>1.57E-11</text:p>
          </table:table-cell>
          <table:table-cell/>
          <table:table-cell table:style-name="ce1" office:value-type="float" office:value="3170" calcext:value-type="float">
            <text:p>3.17E+03</text:p>
          </table:table-cell>
          <table:table-cell table:style-name="ce1" office:value-type="float" office:value="0.000000000396218285310411" calcext:value-type="float">
            <text:p>3.96E-10</text:p>
          </table:table-cell>
          <table:table-cell table:formula="of:=(2.5*LOG(([.O104]/[.L104]);10)-2.6)/0.38" office:value-type="float" office:value="2.39040198710229" calcext:value-type="float">
            <text:p>2.39040198710229</text:p>
          </table:table-cell>
        </table:table-row>
        <table:table-row table:style-name="ro1">
          <table:table-cell office:value-type="float" office:value="1252" calcext:value-type="float">
            <text:p>1.25E+03</text:p>
          </table:table-cell>
          <table:table-cell office:value-type="float" office:value="0.0000000000080256609" calcext:value-type="float">
            <text:p>8.03E-12</text:p>
          </table:table-cell>
          <table:table-cell/>
          <table:table-cell office:value-type="float" office:value="1252" calcext:value-type="float">
            <text:p>1.25E+03</text:p>
          </table:table-cell>
          <table:table-cell office:value-type="float" office:value="0.0000000019693869" calcext:value-type="float">
            <text:p>1.97E-09</text:p>
          </table:table-cell>
          <table:table-cell/>
          <table:table-cell table:formula="of:=(1/[.D105])*(10^4)" office:value-type="float" office:value="7.98722044728434" calcext:value-type="float">
            <text:p>7.98722044728434</text:p>
          </table:table-cell>
          <table:table-cell table:formula="of:=(2.5*LOG(([.E105]/[.B105]);10)-2.6)/0.38" office:value-type="float" office:value="8.88059367604452" calcext:value-type="float">
            <text:p>8.88059367604452</text:p>
          </table:table-cell>
          <table:table-cell table:number-columns-repeated="2"/>
          <table:table-cell table:style-name="ce1" office:value-type="float" office:value="3190" calcext:value-type="float">
            <text:p>3.19E+03</text:p>
          </table:table-cell>
          <table:table-cell table:style-name="ce1" office:value-type="float" office:value="0.0000000000152283325192239" calcext:value-type="float">
            <text:p>1.52E-11</text:p>
          </table:table-cell>
          <table:table-cell/>
          <table:table-cell table:style-name="ce1" office:value-type="float" office:value="3190" calcext:value-type="float">
            <text:p>3.19E+03</text:p>
          </table:table-cell>
          <table:table-cell table:style-name="ce1" office:value-type="float" office:value="0.000000000395921803862043" calcext:value-type="float">
            <text:p>3.96E-10</text:p>
          </table:table-cell>
          <table:table-cell table:formula="of:=(2.5*LOG(([.O105]/[.L105]);10)-2.6)/0.38" office:value-type="float" office:value="2.46682281703293" calcext:value-type="float">
            <text:p>2.46682281703293</text:p>
          </table:table-cell>
        </table:table-row>
        <table:table-row table:style-name="ro1">
          <table:table-cell office:value-type="float" office:value="1253" calcext:value-type="float">
            <text:p>1.25E+03</text:p>
          </table:table-cell>
          <table:table-cell office:value-type="float" office:value="0.00000000000820216932150001" calcext:value-type="float">
            <text:p>8.20E-12</text:p>
          </table:table-cell>
          <table:table-cell/>
          <table:table-cell office:value-type="float" office:value="1253" calcext:value-type="float">
            <text:p>1.25E+03</text:p>
          </table:table-cell>
          <table:table-cell office:value-type="float" office:value="0.0000000020315360007" calcext:value-type="float">
            <text:p>2.03E-09</text:p>
          </table:table-cell>
          <table:table-cell/>
          <table:table-cell table:formula="of:=(1/[.D106])*(10^4)" office:value-type="float" office:value="7.98084596967279" calcext:value-type="float">
            <text:p>7.98084596967279</text:p>
          </table:table-cell>
          <table:table-cell table:formula="of:=(2.5*LOG(([.E106]/[.B106]);10)-2.6)/0.38" office:value-type="float" office:value="8.90720916071124" calcext:value-type="float">
            <text:p>8.90720916071124</text:p>
          </table:table-cell>
          <table:table-cell table:number-columns-repeated="2"/>
          <table:table-cell table:style-name="ce1" office:value-type="float" office:value="3210" calcext:value-type="float">
            <text:p>3.21E+03</text:p>
          </table:table-cell>
          <table:table-cell table:style-name="ce1" office:value-type="float" office:value="0.0000000000161324410156743" calcext:value-type="float">
            <text:p>1.61E-11</text:p>
          </table:table-cell>
          <table:table-cell/>
          <table:table-cell table:style-name="ce1" office:value-type="float" office:value="3210" calcext:value-type="float">
            <text:p>3.21E+03</text:p>
          </table:table-cell>
          <table:table-cell table:style-name="ce1" office:value-type="float" office:value="0.000000000403910414478795" calcext:value-type="float">
            <text:p>4.04E-10</text:p>
          </table:table-cell>
          <table:table-cell table:formula="of:=(2.5*LOG(([.O106]/[.L106]);10)-2.6)/0.38" office:value-type="float" office:value="2.3591116140093" calcext:value-type="float">
            <text:p>2.3591116140093</text:p>
          </table:table-cell>
        </table:table-row>
        <table:table-row table:style-name="ro1">
          <table:table-cell office:value-type="float" office:value="1254" calcext:value-type="float">
            <text:p>1.25E+03</text:p>
          </table:table-cell>
          <table:table-cell office:value-type="float" office:value="0.000000000008150962748" calcext:value-type="float">
            <text:p>8.15E-12</text:p>
          </table:table-cell>
          <table:table-cell/>
          <table:table-cell office:value-type="float" office:value="1254" calcext:value-type="float">
            <text:p>1.25E+03</text:p>
          </table:table-cell>
          <table:table-cell office:value-type="float" office:value="0.0000000020446380056" calcext:value-type="float">
            <text:p>2.04E-09</text:p>
          </table:table-cell>
          <table:table-cell/>
          <table:table-cell table:formula="of:=(1/[.D107])*(10^4)" office:value-type="float" office:value="7.97448165869219" calcext:value-type="float">
            <text:p>7.97448165869219</text:p>
          </table:table-cell>
          <table:table-cell table:formula="of:=(2.5*LOG(([.E107]/[.B107]);10)-2.6)/0.38" office:value-type="float" office:value="8.94347053202039" calcext:value-type="float">
            <text:p>8.94347053202039</text:p>
          </table:table-cell>
          <table:table-cell table:number-columns-repeated="2"/>
          <table:table-cell table:style-name="ce1" office:value-type="float" office:value="3230" calcext:value-type="float">
            <text:p>3.23E+03</text:p>
          </table:table-cell>
          <table:table-cell table:style-name="ce1" office:value-type="float" office:value="0.0000000000163813499490868" calcext:value-type="float">
            <text:p>1.64E-11</text:p>
          </table:table-cell>
          <table:table-cell/>
          <table:table-cell table:style-name="ce1" office:value-type="float" office:value="3230" calcext:value-type="float">
            <text:p>3.23E+03</text:p>
          </table:table-cell>
          <table:table-cell table:style-name="ce1" office:value-type="float" office:value="0.000000000363186759175778" calcext:value-type="float">
            <text:p>3.63E-10</text:p>
          </table:table-cell>
          <table:table-cell table:formula="of:=(2.5*LOG(([.O107]/[.L107]);10)-2.6)/0.38" office:value-type="float" office:value="2.01171262377541" calcext:value-type="float">
            <text:p>2.01171262377541</text:p>
          </table:table-cell>
        </table:table-row>
        <table:table-row table:style-name="ro1">
          <table:table-cell office:value-type="float" office:value="1255" calcext:value-type="float">
            <text:p>1.26E+03</text:p>
          </table:table-cell>
          <table:table-cell office:value-type="float" office:value="0.0000000000076170259" calcext:value-type="float">
            <text:p>7.62E-12</text:p>
          </table:table-cell>
          <table:table-cell/>
          <table:table-cell office:value-type="float" office:value="1255" calcext:value-type="float">
            <text:p>1.26E+03</text:p>
          </table:table-cell>
          <table:table-cell office:value-type="float" office:value="0.0000000020416997" calcext:value-type="float">
            <text:p>2.04E-09</text:p>
          </table:table-cell>
          <table:table-cell/>
          <table:table-cell table:formula="of:=(1/[.D108])*(10^4)" office:value-type="float" office:value="7.96812749003984" calcext:value-type="float">
            <text:p>7.96812749003984</text:p>
          </table:table-cell>
          <table:table-cell table:formula="of:=(2.5*LOG(([.E108]/[.B108]);10)-2.6)/0.38" office:value-type="float" office:value="9.13293705690769" calcext:value-type="float">
            <text:p>9.13293705690769</text:p>
          </table:table-cell>
          <table:table-cell table:number-columns-repeated="2"/>
          <table:table-cell table:style-name="ce1" office:value-type="float" office:value="3250" calcext:value-type="float">
            <text:p>3.25E+03</text:p>
          </table:table-cell>
          <table:table-cell table:style-name="ce1" office:value-type="float" office:value="0.000000000017638296248578" calcext:value-type="float">
            <text:p>1.76E-11</text:p>
          </table:table-cell>
          <table:table-cell/>
          <table:table-cell table:style-name="ce1" office:value-type="float" office:value="3250" calcext:value-type="float">
            <text:p>3.25E+03</text:p>
          </table:table-cell>
          <table:table-cell table:style-name="ce1" office:value-type="float" office:value="0.000000000468105473080257" calcext:value-type="float">
            <text:p>4.68E-10</text:p>
          </table:table-cell>
          <table:table-cell table:formula="of:=(2.5*LOG(([.O108]/[.L108]);10)-2.6)/0.38" office:value-type="float" office:value="2.52557293609237" calcext:value-type="float">
            <text:p>2.52557293609237</text:p>
          </table:table-cell>
        </table:table-row>
        <table:table-row table:style-name="ro1">
          <table:table-cell office:value-type="float" office:value="1256" calcext:value-type="float">
            <text:p>1.26E+03</text:p>
          </table:table-cell>
          <table:table-cell office:value-type="float" office:value="0.00000000000723410945950002" calcext:value-type="float">
            <text:p>7.23E-12</text:p>
          </table:table-cell>
          <table:table-cell/>
          <table:table-cell office:value-type="float" office:value="1256" calcext:value-type="float">
            <text:p>1.26E+03</text:p>
          </table:table-cell>
          <table:table-cell office:value-type="float" office:value="0.00000000191536226625001" calcext:value-type="float">
            <text:p>1.92E-09</text:p>
          </table:table-cell>
          <table:table-cell/>
          <table:table-cell table:formula="of:=(1/[.D109])*(10^4)" office:value-type="float" office:value="7.96178343949045" calcext:value-type="float">
            <text:p>7.96178343949045</text:p>
          </table:table-cell>
          <table:table-cell table:formula="of:=(2.5*LOG(([.E109]/[.B109]);10)-2.6)/0.38" office:value-type="float" office:value="9.09780165472372" calcext:value-type="float">
            <text:p>9.09780165472372</text:p>
          </table:table-cell>
          <table:table-cell table:number-columns-repeated="2"/>
          <table:table-cell table:style-name="ce1" office:value-type="float" office:value="3270" calcext:value-type="float">
            <text:p>3.27E+03</text:p>
          </table:table-cell>
          <table:table-cell table:style-name="ce1" office:value-type="float" office:value="0.0000000000189389170579952" calcext:value-type="float">
            <text:p>1.89E-11</text:p>
          </table:table-cell>
          <table:table-cell/>
          <table:table-cell table:style-name="ce1" office:value-type="float" office:value="3270" calcext:value-type="float">
            <text:p>3.27E+03</text:p>
          </table:table-cell>
          <table:table-cell table:style-name="ce1" office:value-type="float" office:value="0.00000000037835578429701" calcext:value-type="float">
            <text:p>3.78E-10</text:p>
          </table:table-cell>
          <table:table-cell table:formula="of:=(2.5*LOG(([.O109]/[.L109]);10)-2.6)/0.38" office:value-type="float" office:value="1.71411339315928" calcext:value-type="float">
            <text:p>1.71411339315928</text:p>
          </table:table-cell>
        </table:table-row>
        <table:table-row table:style-name="ro1">
          <table:table-cell office:value-type="float" office:value="1257" calcext:value-type="float">
            <text:p>1.26E+03</text:p>
          </table:table-cell>
          <table:table-cell office:value-type="float" office:value="0.0000000000067979533" calcext:value-type="float">
            <text:p>6.80E-12</text:p>
          </table:table-cell>
          <table:table-cell/>
          <table:table-cell office:value-type="float" office:value="1257" calcext:value-type="float">
            <text:p>1.26E+03</text:p>
          </table:table-cell>
          <table:table-cell office:value-type="float" office:value="0.0000000017714592" calcext:value-type="float">
            <text:p>1.77E-09</text:p>
          </table:table-cell>
          <table:table-cell/>
          <table:table-cell table:formula="of:=(1/[.D110])*(10^4)" office:value-type="float" office:value="7.95544948289578" calcext:value-type="float">
            <text:p>7.95544948289578</text:p>
          </table:table-cell>
          <table:table-cell table:formula="of:=(2.5*LOG(([.E110]/[.B110]);10)-2.6)/0.38" office:value-type="float" office:value="9.0523222197149" calcext:value-type="float">
            <text:p>9.0523222197149</text:p>
          </table:table-cell>
          <table:table-cell table:number-columns-repeated="2"/>
          <table:table-cell table:style-name="ce1" office:value-type="float" office:value="3290" calcext:value-type="float">
            <text:p>3.29E+03</text:p>
          </table:table-cell>
          <table:table-cell table:style-name="ce1" office:value-type="float" office:value="0.0000000000162372132274885" calcext:value-type="float">
            <text:p>1.62E-11</text:p>
          </table:table-cell>
          <table:table-cell/>
          <table:table-cell table:style-name="ce1" office:value-type="float" office:value="3290" calcext:value-type="float">
            <text:p>3.29E+03</text:p>
          </table:table-cell>
          <table:table-cell table:style-name="ce1" office:value-type="float" office:value="0.000000000437103124786824" calcext:value-type="float">
            <text:p>4.37E-10</text:p>
          </table:table-cell>
          <table:table-cell table:formula="of:=(2.5*LOG(([.O110]/[.L110]);10)-2.6)/0.38" office:value-type="float" office:value="2.56626590345145" calcext:value-type="float">
            <text:p>2.56626590345145</text:p>
          </table:table-cell>
        </table:table-row>
        <table:table-row table:style-name="ro1">
          <table:table-cell office:value-type="float" office:value="1258" calcext:value-type="float">
            <text:p>1.26E+03</text:p>
          </table:table-cell>
          <table:table-cell office:value-type="float" office:value="0.00000000000642205667686848" calcext:value-type="float">
            <text:p>6.42E-12</text:p>
          </table:table-cell>
          <table:table-cell/>
          <table:table-cell office:value-type="float" office:value="1258" calcext:value-type="float">
            <text:p>1.26E+03</text:p>
          </table:table-cell>
          <table:table-cell office:value-type="float" office:value="0.00000000190864002556092" calcext:value-type="float">
            <text:p>1.91E-09</text:p>
          </table:table-cell>
          <table:table-cell/>
          <table:table-cell table:formula="of:=(1/[.D111])*(10^4)" office:value-type="float" office:value="7.94912559618442" calcext:value-type="float">
            <text:p>7.94912559618442</text:p>
          </table:table-cell>
          <table:table-cell table:formula="of:=(2.5*LOG(([.E111]/[.B111]);10)-2.6)/0.38" office:value-type="float" office:value="9.42795982243085" calcext:value-type="float">
            <text:p>9.42795982243085</text:p>
          </table:table-cell>
          <table:table-cell table:number-columns-repeated="2"/>
          <table:table-cell table:style-name="ce1" office:value-type="float" office:value="3310" calcext:value-type="float">
            <text:p>3.31E+03</text:p>
          </table:table-cell>
          <table:table-cell table:style-name="ce1" office:value-type="float" office:value="0.0000000000214365500320986" calcext:value-type="float">
            <text:p>2.14E-11</text:p>
          </table:table-cell>
          <table:table-cell/>
          <table:table-cell table:style-name="ce1" office:value-type="float" office:value="3310" calcext:value-type="float">
            <text:p>3.31E+03</text:p>
          </table:table-cell>
          <table:table-cell table:style-name="ce1" office:value-type="float" office:value="0.00000000121818857215192" calcext:value-type="float">
            <text:p>1.22E-09</text:p>
          </table:table-cell>
          <table:table-cell table:formula="of:=(2.5*LOG(([.O111]/[.L111]);10)-2.6)/0.38" office:value-type="float" office:value="4.70105019179441" calcext:value-type="float">
            <text:p>4.70105019179441</text:p>
          </table:table-cell>
        </table:table-row>
        <table:table-row table:style-name="ro1">
          <table:table-cell office:value-type="float" office:value="1259" calcext:value-type="float">
            <text:p>1.26E+03</text:p>
          </table:table-cell>
          <table:table-cell office:value-type="float" office:value="0.00000000000632046858876679" calcext:value-type="float">
            <text:p>6.32E-12</text:p>
          </table:table-cell>
          <table:table-cell/>
          <table:table-cell office:value-type="float" office:value="1259" calcext:value-type="float">
            <text:p>1.26E+03</text:p>
          </table:table-cell>
          <table:table-cell office:value-type="float" office:value="0.00000000193825036964379" calcext:value-type="float">
            <text:p>1.94E-09</text:p>
          </table:table-cell>
          <table:table-cell/>
          <table:table-cell table:formula="of:=(1/[.D112])*(10^4)" office:value-type="float" office:value="7.9428117553614" calcext:value-type="float">
            <text:p>7.9428117553614</text:p>
          </table:table-cell>
          <table:table-cell table:formula="of:=(2.5*LOG(([.E112]/[.B112]);10)-2.6)/0.38" office:value-type="float" office:value="9.51750393511396" calcext:value-type="float">
            <text:p>9.51750393511396</text:p>
          </table:table-cell>
          <table:table-cell table:number-columns-repeated="2"/>
          <table:table-cell table:style-name="ce1" office:value-type="float" office:value="3330" calcext:value-type="float">
            <text:p>3.33E+03</text:p>
          </table:table-cell>
          <table:table-cell table:style-name="ce1" office:value-type="float" office:value="0.0000000000261702638568361" calcext:value-type="float">
            <text:p>2.62E-11</text:p>
          </table:table-cell>
          <table:table-cell/>
          <table:table-cell table:style-name="ce1" office:value-type="float" office:value="3330" calcext:value-type="float">
            <text:p>3.33E+03</text:p>
          </table:table-cell>
          <table:table-cell table:style-name="ce1" office:value-type="float" office:value="0.000000000431494746333877" calcext:value-type="float">
            <text:p>4.31E-10</text:p>
          </table:table-cell>
          <table:table-cell table:formula="of:=(2.5*LOG(([.O112]/[.L112]);10)-2.6)/0.38" office:value-type="float" office:value="1.16557507219412" calcext:value-type="float">
            <text:p>1.16557507219412</text:p>
          </table:table-cell>
        </table:table-row>
        <table:table-row table:style-name="ro1">
          <table:table-cell office:value-type="float" office:value="1260" calcext:value-type="float">
            <text:p>1.26E+03</text:p>
          </table:table-cell>
          <table:table-cell office:value-type="float" office:value="0.00000000000630325" calcext:value-type="float">
            <text:p>6.30E-12</text:p>
          </table:table-cell>
          <table:table-cell/>
          <table:table-cell office:value-type="float" office:value="1260" calcext:value-type="float">
            <text:p>1.26E+03</text:p>
          </table:table-cell>
          <table:table-cell office:value-type="float" office:value="0.0000000018871147" calcext:value-type="float">
            <text:p>1.89E-09</text:p>
          </table:table-cell>
          <table:table-cell/>
          <table:table-cell table:formula="of:=(1/[.D113])*(10^4)" office:value-type="float" office:value="7.93650793650794" calcext:value-type="float">
            <text:p>7.93650793650794</text:p>
          </table:table-cell>
          <table:table-cell table:formula="of:=(2.5*LOG(([.E113]/[.B113]);10)-2.6)/0.38" office:value-type="float" office:value="9.44890634977235" calcext:value-type="float">
            <text:p>9.44890634977235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float" office:value="1261" calcext:value-type="float">
            <text:p>1.26E+03</text:p>
          </table:table-cell>
          <table:table-cell office:value-type="float" office:value="0.00000000000673382792744998" calcext:value-type="float">
            <text:p>6.73E-12</text:p>
          </table:table-cell>
          <table:table-cell/>
          <table:table-cell office:value-type="float" office:value="1261" calcext:value-type="float">
            <text:p>1.26E+03</text:p>
          </table:table-cell>
          <table:table-cell office:value-type="float" office:value="0.00000000193683757435" calcext:value-type="float">
            <text:p>1.94E-09</text:p>
          </table:table-cell>
          <table:table-cell/>
          <table:table-cell table:formula="of:=(1/[.D114])*(10^4)" office:value-type="float" office:value="7.93021411578113" calcext:value-type="float">
            <text:p>7.93021411578113</text:p>
          </table:table-cell>
          <table:table-cell table:formula="of:=(2.5*LOG(([.E114]/[.B114]);10)-2.6)/0.38" office:value-type="float" office:value="9.33441570586013" calcext:value-type="float">
            <text:p>9.33441570586013</text:p>
          </table:table-cell>
          <table:table-cell table:number-columns-repeated="8"/>
        </table:table-row>
        <table:table-row table:style-name="ro1">
          <table:table-cell office:value-type="float" office:value="1262" calcext:value-type="float">
            <text:p>1.26E+03</text:p>
          </table:table-cell>
          <table:table-cell office:value-type="float" office:value="0.0000000000072851837" calcext:value-type="float">
            <text:p>7.29E-12</text:p>
          </table:table-cell>
          <table:table-cell/>
          <table:table-cell office:value-type="float" office:value="1262" calcext:value-type="float">
            <text:p>1.26E+03</text:p>
          </table:table-cell>
          <table:table-cell office:value-type="float" office:value="0.0000000020005078" calcext:value-type="float">
            <text:p>2.00E-09</text:p>
          </table:table-cell>
          <table:table-cell/>
          <table:table-cell table:formula="of:=(1/[.D115])*(10^4)" office:value-type="float" office:value="7.92393026941363" calcext:value-type="float">
            <text:p>7.92393026941363</text:p>
          </table:table-cell>
          <table:table-cell table:formula="of:=(2.5*LOG(([.E115]/[.B115]);10)-2.6)/0.38" office:value-type="float" office:value="9.20197198561464" calcext:value-type="float">
            <text:p>9.20197198561464</text:p>
          </table:table-cell>
          <table:table-cell table:number-columns-repeated="8"/>
        </table:table-row>
        <table:table-row table:style-name="ro1">
          <table:table-cell office:value-type="float" office:value="1263" calcext:value-type="float">
            <text:p>1.26E+03</text:p>
          </table:table-cell>
          <table:table-cell office:value-type="float" office:value="0.0000000000081789575791999" calcext:value-type="float">
            <text:p>8.18E-12</text:p>
          </table:table-cell>
          <table:table-cell/>
          <table:table-cell office:value-type="float" office:value="1263" calcext:value-type="float">
            <text:p>1.26E+03</text:p>
          </table:table-cell>
          <table:table-cell office:value-type="float" office:value="0.000000002041135735" calcext:value-type="float">
            <text:p>2.04E-09</text:p>
          </table:table-cell>
          <table:table-cell/>
          <table:table-cell table:formula="of:=(1/[.D116])*(10^4)" office:value-type="float" office:value="7.91765637371338" calcext:value-type="float">
            <text:p>7.91765637371338</text:p>
          </table:table-cell>
          <table:table-cell table:formula="of:=(2.5*LOG(([.E116]/[.B116]);10)-2.6)/0.38" office:value-type="float" office:value="8.92877585824253" calcext:value-type="float">
            <text:p>8.92877585824253</text:p>
          </table:table-cell>
          <table:table-cell table:number-columns-repeated="8"/>
        </table:table-row>
        <table:table-row table:style-name="ro1">
          <table:table-cell office:value-type="float" office:value="1264" calcext:value-type="float">
            <text:p>1.26E+03</text:p>
          </table:table-cell>
          <table:table-cell office:value-type="float" office:value="0.00000000000849836681045007" calcext:value-type="float">
            <text:p>8.50E-12</text:p>
          </table:table-cell>
          <table:table-cell/>
          <table:table-cell office:value-type="float" office:value="1264" calcext:value-type="float">
            <text:p>1.26E+03</text:p>
          </table:table-cell>
          <table:table-cell office:value-type="float" office:value="0.00000000205824329875001" calcext:value-type="float">
            <text:p>2.06E-09</text:p>
          </table:table-cell>
          <table:table-cell/>
          <table:table-cell table:formula="of:=(1/[.D117])*(10^4)" office:value-type="float" office:value="7.91139240506329" calcext:value-type="float">
            <text:p>7.91139240506329</text:p>
          </table:table-cell>
          <table:table-cell table:formula="of:=(2.5*LOG(([.E117]/[.B117]);10)-2.6)/0.38" office:value-type="float" office:value="8.84316603768052" calcext:value-type="float">
            <text:p>8.84316603768052</text:p>
          </table:table-cell>
          <table:table-cell table:number-columns-repeated="8"/>
        </table:table-row>
        <table:table-row table:style-name="ro1">
          <table:table-cell office:value-type="float" office:value="1265" calcext:value-type="float">
            <text:p>1.27E+03</text:p>
          </table:table-cell>
          <table:table-cell office:value-type="float" office:value="0.0000000000089288932" calcext:value-type="float">
            <text:p>8.93E-12</text:p>
          </table:table-cell>
          <table:table-cell/>
          <table:table-cell office:value-type="float" office:value="1265" calcext:value-type="float">
            <text:p>1.27E+03</text:p>
          </table:table-cell>
          <table:table-cell office:value-type="float" office:value="0.0000000021054978" calcext:value-type="float">
            <text:p>2.11E-09</text:p>
          </table:table-cell>
          <table:table-cell/>
          <table:table-cell table:formula="of:=(1/[.D118])*(10^4)" office:value-type="float" office:value="7.90513833992095" calcext:value-type="float">
            <text:p>7.90513833992095</text:p>
          </table:table-cell>
          <table:table-cell table:formula="of:=(2.5*LOG(([.E118]/[.B118]);10)-2.6)/0.38" office:value-type="float" office:value="8.76682344502175" calcext:value-type="float">
            <text:p>8.76682344502175</text:p>
          </table:table-cell>
          <table:table-cell table:number-columns-repeated="8"/>
        </table:table-row>
        <table:table-row table:style-name="ro1">
          <table:table-cell office:value-type="float" office:value="1266" calcext:value-type="float">
            <text:p>1.27E+03</text:p>
          </table:table-cell>
          <table:table-cell office:value-type="float" office:value="0.00000000000919410048670078" calcext:value-type="float">
            <text:p>9.19E-12</text:p>
          </table:table-cell>
          <table:table-cell/>
          <table:table-cell office:value-type="float" office:value="1266" calcext:value-type="float">
            <text:p>1.27E+03</text:p>
          </table:table-cell>
          <table:table-cell office:value-type="float" office:value="0.00000000211699448078976" calcext:value-type="float">
            <text:p>2.12E-09</text:p>
          </table:table-cell>
          <table:table-cell/>
          <table:table-cell table:formula="of:=(1/[.D119])*(10^4)" office:value-type="float" office:value="7.89889415481833" calcext:value-type="float">
            <text:p>7.89889415481833</text:p>
          </table:table-cell>
          <table:table-cell table:formula="of:=(2.5*LOG(([.E119]/[.B119]);10)-2.6)/0.38" office:value-type="float" office:value="8.69875315606338" calcext:value-type="float">
            <text:p>8.69875315606338</text:p>
          </table:table-cell>
          <table:table-cell table:number-columns-repeated="8"/>
        </table:table-row>
        <table:table-row table:style-name="ro1">
          <table:table-cell office:value-type="float" office:value="1267" calcext:value-type="float">
            <text:p>1.27E+03</text:p>
          </table:table-cell>
          <table:table-cell office:value-type="float" office:value="0.0000000000095774361" calcext:value-type="float">
            <text:p>9.58E-12</text:p>
          </table:table-cell>
          <table:table-cell/>
          <table:table-cell office:value-type="float" office:value="1267" calcext:value-type="float">
            <text:p>1.27E+03</text:p>
          </table:table-cell>
          <table:table-cell office:value-type="float" office:value="0.000000002133612" calcext:value-type="float">
            <text:p>2.13E-09</text:p>
          </table:table-cell>
          <table:table-cell/>
          <table:table-cell table:formula="of:=(1/[.D120])*(10^4)" office:value-type="float" office:value="7.89265982636148" calcext:value-type="float">
            <text:p>7.89265982636148</text:p>
          </table:table-cell>
          <table:table-cell table:formula="of:=(2.5*LOG(([.E120]/[.B120]);10)-2.6)/0.38" office:value-type="float" office:value="8.60438277759505" calcext:value-type="float">
            <text:p>8.60438277759505</text:p>
          </table:table-cell>
          <table:table-cell table:number-columns-repeated="8"/>
        </table:table-row>
        <table:table-row table:style-name="ro1">
          <table:table-cell office:value-type="float" office:value="1268" calcext:value-type="float">
            <text:p>1.27E+03</text:p>
          </table:table-cell>
          <table:table-cell office:value-type="float" office:value="0.00000000000957942745307181" calcext:value-type="float">
            <text:p>9.58E-12</text:p>
          </table:table-cell>
          <table:table-cell/>
          <table:table-cell office:value-type="float" office:value="1268" calcext:value-type="float">
            <text:p>1.27E+03</text:p>
          </table:table-cell>
          <table:table-cell office:value-type="float" office:value="0.00000000211053876777432" calcext:value-type="float">
            <text:p>2.11E-09</text:p>
          </table:table-cell>
          <table:table-cell/>
          <table:table-cell table:formula="of:=(1/[.D121])*(10^4)" office:value-type="float" office:value="7.88643533123028" calcext:value-type="float">
            <text:p>7.88643533123028</text:p>
          </table:table-cell>
          <table:table-cell table:formula="of:=(2.5*LOG(([.E121]/[.B121]);10)-2.6)/0.38" office:value-type="float" office:value="8.57272224472992" calcext:value-type="float">
            <text:p>8.57272224472992</text:p>
          </table:table-cell>
          <table:table-cell table:number-columns-repeated="8"/>
        </table:table-row>
        <table:table-row table:style-name="ro1">
          <table:table-cell office:value-type="float" office:value="1269" calcext:value-type="float">
            <text:p>1.27E+03</text:p>
          </table:table-cell>
          <table:table-cell office:value-type="float" office:value="0.00000000000957441978794999" calcext:value-type="float">
            <text:p>9.57E-12</text:p>
          </table:table-cell>
          <table:table-cell/>
          <table:table-cell office:value-type="float" office:value="1269" calcext:value-type="float">
            <text:p>1.27E+03</text:p>
          </table:table-cell>
          <table:table-cell office:value-type="float" office:value="0.00000000210630638870001" calcext:value-type="float">
            <text:p>2.11E-09</text:p>
          </table:table-cell>
          <table:table-cell/>
          <table:table-cell table:formula="of:=(1/[.D122])*(10^4)" office:value-type="float" office:value="7.88022064617809" calcext:value-type="float">
            <text:p>7.88022064617809</text:p>
          </table:table-cell>
          <table:table-cell table:formula="of:=(2.5*LOG(([.E122]/[.B122]);10)-2.6)/0.38" office:value-type="float" office:value="8.56848078904963" calcext:value-type="float">
            <text:p>8.56848078904963</text:p>
          </table:table-cell>
          <table:table-cell table:number-columns-repeated="8"/>
        </table:table-row>
        <table:table-row table:style-name="ro1">
          <table:table-cell office:value-type="float" office:value="1270" calcext:value-type="float">
            <text:p>1.27E+03</text:p>
          </table:table-cell>
          <table:table-cell office:value-type="float" office:value="0.0000000000094786869" calcext:value-type="float">
            <text:p>9.48E-12</text:p>
          </table:table-cell>
          <table:table-cell/>
          <table:table-cell office:value-type="float" office:value="1270" calcext:value-type="float">
            <text:p>1.27E+03</text:p>
          </table:table-cell>
          <table:table-cell office:value-type="float" office:value="0.0000000021759365" calcext:value-type="float">
            <text:p>2.18E-09</text:p>
          </table:table-cell>
          <table:table-cell/>
          <table:table-cell table:formula="of:=(1/[.D123])*(10^4)" office:value-type="float" office:value="7.8740157480315" calcext:value-type="float">
            <text:p>7.8740157480315</text:p>
          </table:table-cell>
          <table:table-cell table:formula="of:=(2.5*LOG(([.E123]/[.B123]);10)-2.6)/0.38" office:value-type="float" office:value="8.69011868011598" calcext:value-type="float">
            <text:p>8.69011868011598</text:p>
          </table:table-cell>
          <table:table-cell table:number-columns-repeated="8"/>
        </table:table-row>
        <table:table-row table:style-name="ro1">
          <table:table-cell office:value-type="float" office:value="1271" calcext:value-type="float">
            <text:p>1.27E+03</text:p>
          </table:table-cell>
          <table:table-cell office:value-type="float" office:value="0.0000000000091127163859999" calcext:value-type="float">
            <text:p>9.11E-12</text:p>
          </table:table-cell>
          <table:table-cell/>
          <table:table-cell office:value-type="float" office:value="1271" calcext:value-type="float">
            <text:p>1.27E+03</text:p>
          </table:table-cell>
          <table:table-cell office:value-type="float" office:value="0.00000000214654995999999" calcext:value-type="float">
            <text:p>2.15E-09</text:p>
          </table:table-cell>
          <table:table-cell/>
          <table:table-cell table:formula="of:=(1/[.D124])*(10^4)" office:value-type="float" office:value="7.86782061369001" calcext:value-type="float">
            <text:p>7.86782061369001</text:p>
          </table:table-cell>
          <table:table-cell table:formula="of:=(2.5*LOG(([.E124]/[.B124]);10)-2.6)/0.38" office:value-type="float" office:value="8.76377070366531" calcext:value-type="float">
            <text:p>8.76377070366531</text:p>
          </table:table-cell>
          <table:table-cell table:number-columns-repeated="8"/>
        </table:table-row>
        <table:table-row table:style-name="ro1">
          <table:table-cell office:value-type="float" office:value="1272" calcext:value-type="float">
            <text:p>1.27E+03</text:p>
          </table:table-cell>
          <table:table-cell office:value-type="float" office:value="0.0000000000085156066" calcext:value-type="float">
            <text:p>8.52E-12</text:p>
          </table:table-cell>
          <table:table-cell/>
          <table:table-cell office:value-type="float" office:value="1272" calcext:value-type="float">
            <text:p>1.27E+03</text:p>
          </table:table-cell>
          <table:table-cell office:value-type="float" office:value="0.0000000020986035" calcext:value-type="float">
            <text:p>2.10E-09</text:p>
          </table:table-cell>
          <table:table-cell/>
          <table:table-cell table:formula="of:=(1/[.D125])*(10^4)" office:value-type="float" office:value="7.86163522012579" calcext:value-type="float">
            <text:p>7.86163522012579</text:p>
          </table:table-cell>
          <table:table-cell table:formula="of:=(2.5*LOG(([.E125]/[.B125]);10)-2.6)/0.38" office:value-type="float" office:value="8.89286054563164" calcext:value-type="float">
            <text:p>8.89286054563164</text:p>
          </table:table-cell>
          <table:table-cell table:number-columns-repeated="8"/>
        </table:table-row>
        <table:table-row table:style-name="ro1">
          <table:table-cell office:value-type="float" office:value="1273" calcext:value-type="float">
            <text:p>1.27E+03</text:p>
          </table:table-cell>
          <table:table-cell office:value-type="float" office:value="0.00000000000874771397305003" calcext:value-type="float">
            <text:p>8.75E-12</text:p>
          </table:table-cell>
          <table:table-cell/>
          <table:table-cell office:value-type="float" office:value="1273" calcext:value-type="float">
            <text:p>1.27E+03</text:p>
          </table:table-cell>
          <table:table-cell office:value-type="float" office:value="0.00000000196883715629999" calcext:value-type="float">
            <text:p>1.97E-09</text:p>
          </table:table-cell>
          <table:table-cell/>
          <table:table-cell table:formula="of:=(1/[.D126])*(10^4)" office:value-type="float" office:value="7.85545954438334" calcext:value-type="float">
            <text:p>7.85545954438334</text:p>
          </table:table-cell>
          <table:table-cell table:formula="of:=(2.5*LOG(([.E126]/[.B126]);10)-2.6)/0.38" office:value-type="float" office:value="8.63365277988235" calcext:value-type="float">
            <text:p>8.63365277988235</text:p>
          </table:table-cell>
          <table:table-cell table:number-columns-repeated="8"/>
        </table:table-row>
        <table:table-row table:style-name="ro1">
          <table:table-cell office:value-type="float" office:value="1274" calcext:value-type="float">
            <text:p>1.27E+03</text:p>
          </table:table-cell>
          <table:table-cell office:value-type="float" office:value="0.00000000000883760715788217" calcext:value-type="float">
            <text:p>8.84E-12</text:p>
          </table:table-cell>
          <table:table-cell/>
          <table:table-cell office:value-type="float" office:value="1274" calcext:value-type="float">
            <text:p>1.27E+03</text:p>
          </table:table-cell>
          <table:table-cell office:value-type="float" office:value="0.00000000191674552812018" calcext:value-type="float">
            <text:p>1.92E-09</text:p>
          </table:table-cell>
          <table:table-cell/>
          <table:table-cell table:formula="of:=(1/[.D127])*(10^4)" office:value-type="float" office:value="7.84929356357928" calcext:value-type="float">
            <text:p>7.84929356357928</text:p>
          </table:table-cell>
          <table:table-cell table:formula="of:=(2.5*LOG(([.E127]/[.B127]);10)-2.6)/0.38" office:value-type="float" office:value="8.52782740752843" calcext:value-type="float">
            <text:p>8.52782740752843</text:p>
          </table:table-cell>
          <table:table-cell table:number-columns-repeated="8"/>
        </table:table-row>
        <table:table-row table:style-name="ro1">
          <table:table-cell office:value-type="float" office:value="1275" calcext:value-type="float">
            <text:p>1.28E+03</text:p>
          </table:table-cell>
          <table:table-cell office:value-type="float" office:value="0.0000000000085516854" calcext:value-type="float">
            <text:p>8.55E-12</text:p>
          </table:table-cell>
          <table:table-cell/>
          <table:table-cell office:value-type="float" office:value="1275" calcext:value-type="float">
            <text:p>1.28E+03</text:p>
          </table:table-cell>
          <table:table-cell office:value-type="float" office:value="0.000000002010478" calcext:value-type="float">
            <text:p>2.01E-09</text:p>
          </table:table-cell>
          <table:table-cell/>
          <table:table-cell table:formula="of:=(1/[.D128])*(10^4)" office:value-type="float" office:value="7.84313725490196" calcext:value-type="float">
            <text:p>7.84313725490196</text:p>
          </table:table-cell>
          <table:table-cell table:formula="of:=(2.5*LOG(([.E128]/[.B128]);10)-2.6)/0.38" office:value-type="float" office:value="8.75820795713355" calcext:value-type="float">
            <text:p>8.75820795713355</text:p>
          </table:table-cell>
          <table:table-cell table:number-columns-repeated="8"/>
        </table:table-row>
        <table:table-row table:style-name="ro1">
          <table:table-cell office:value-type="float" office:value="1276" calcext:value-type="float">
            <text:p>1.28E+03</text:p>
          </table:table-cell>
          <table:table-cell office:value-type="float" office:value="0.00000000000871448147218346" calcext:value-type="float">
            <text:p>8.71E-12</text:p>
          </table:table-cell>
          <table:table-cell/>
          <table:table-cell office:value-type="float" office:value="1276" calcext:value-type="float">
            <text:p>1.28E+03</text:p>
          </table:table-cell>
          <table:table-cell office:value-type="float" office:value="0.00000000210300080022892" calcext:value-type="float">
            <text:p>2.10E-09</text:p>
          </table:table-cell>
          <table:table-cell/>
          <table:table-cell table:formula="of:=(1/[.D129])*(10^4)" office:value-type="float" office:value="7.83699059561129" calcext:value-type="float">
            <text:p>7.83699059561129</text:p>
          </table:table-cell>
          <table:table-cell table:formula="of:=(2.5*LOG(([.E129]/[.B129]);10)-2.6)/0.38" office:value-type="float" office:value="8.83288083589309" calcext:value-type="float">
            <text:p>8.83288083589309</text:p>
          </table:table-cell>
          <table:table-cell table:number-columns-repeated="8"/>
        </table:table-row>
        <table:table-row table:style-name="ro1">
          <table:table-cell office:value-type="float" office:value="1277" calcext:value-type="float">
            <text:p>1.28E+03</text:p>
          </table:table-cell>
          <table:table-cell office:value-type="float" office:value="0.0000000000090154021" calcext:value-type="float">
            <text:p>9.02E-12</text:p>
          </table:table-cell>
          <table:table-cell/>
          <table:table-cell office:value-type="float" office:value="1277" calcext:value-type="float">
            <text:p>1.28E+03</text:p>
          </table:table-cell>
          <table:table-cell office:value-type="float" office:value="0.0000000022740247" calcext:value-type="float">
            <text:p>2.27E-09</text:p>
          </table:table-cell>
          <table:table-cell/>
          <table:table-cell table:formula="of:=(1/[.D130])*(10^4)" office:value-type="float" office:value="7.83085356303837" calcext:value-type="float">
            <text:p>7.83085356303837</text:p>
          </table:table-cell>
          <table:table-cell table:formula="of:=(2.5*LOG(([.E130]/[.B130]);10)-2.6)/0.38" office:value-type="float" office:value="8.95927681541527" calcext:value-type="float">
            <text:p>8.95927681541527</text:p>
          </table:table-cell>
          <table:table-cell table:number-columns-repeated="8"/>
        </table:table-row>
        <table:table-row table:style-name="ro1">
          <table:table-cell office:value-type="float" office:value="1278" calcext:value-type="float">
            <text:p>1.28E+03</text:p>
          </table:table-cell>
          <table:table-cell office:value-type="float" office:value="0.00000000000945045965875005" calcext:value-type="float">
            <text:p>9.45E-12</text:p>
          </table:table-cell>
          <table:table-cell/>
          <table:table-cell office:value-type="float" office:value="1278" calcext:value-type="float">
            <text:p>1.28E+03</text:p>
          </table:table-cell>
          <table:table-cell office:value-type="float" office:value="0.00000000217485512339999" calcext:value-type="float">
            <text:p>2.17E-09</text:p>
          </table:table-cell>
          <table:table-cell/>
          <table:table-cell table:formula="of:=(1/[.D131])*(10^4)" office:value-type="float" office:value="7.82472613458529" calcext:value-type="float">
            <text:p>7.82472613458529</text:p>
          </table:table-cell>
          <table:table-cell table:formula="of:=(2.5*LOG(([.E131]/[.B131]);10)-2.6)/0.38" office:value-type="float" office:value="8.69721973308228" calcext:value-type="float">
            <text:p>8.69721973308228</text:p>
          </table:table-cell>
          <table:table-cell table:number-columns-repeated="8"/>
        </table:table-row>
        <table:table-row table:style-name="ro1">
          <table:table-cell office:value-type="float" office:value="1279" calcext:value-type="float">
            <text:p>1.28E+03</text:p>
          </table:table-cell>
          <table:table-cell office:value-type="float" office:value="0.0000000000096604096" calcext:value-type="float">
            <text:p>9.66E-12</text:p>
          </table:table-cell>
          <table:table-cell/>
          <table:table-cell office:value-type="float" office:value="1279" calcext:value-type="float">
            <text:p>1.28E+03</text:p>
          </table:table-cell>
          <table:table-cell office:value-type="float" office:value="0.0000000021269979" calcext:value-type="float">
            <text:p>2.13E-09</text:p>
          </table:table-cell>
          <table:table-cell/>
          <table:table-cell table:formula="of:=(1/[.D132])*(10^4)" office:value-type="float" office:value="7.81860828772478" calcext:value-type="float">
            <text:p>7.81860828772478</text:p>
          </table:table-cell>
          <table:table-cell table:formula="of:=(2.5*LOG(([.E132]/[.B132]);10)-2.6)/0.38" office:value-type="float" office:value="8.57086526506898" calcext:value-type="float">
            <text:p>8.57086526506898</text:p>
          </table:table-cell>
          <table:table-cell table:number-columns-repeated="8"/>
        </table:table-row>
        <table:table-row table:style-name="ro1">
          <table:table-cell office:value-type="float" office:value="1280" calcext:value-type="float">
            <text:p>1.28E+03</text:p>
          </table:table-cell>
          <table:table-cell office:value-type="float" office:value="0.0000000000096099634944" calcext:value-type="float">
            <text:p>9.61E-12</text:p>
          </table:table-cell>
          <table:table-cell/>
          <table:table-cell office:value-type="float" office:value="1280" calcext:value-type="float">
            <text:p>1.28E+03</text:p>
          </table:table-cell>
          <table:table-cell office:value-type="float" office:value="0.0000000020971450254" calcext:value-type="float">
            <text:p>2.10E-09</text:p>
          </table:table-cell>
          <table:table-cell/>
          <table:table-cell table:formula="of:=(1/[.D133])*(10^4)" office:value-type="float" office:value="7.8125" calcext:value-type="float">
            <text:p>7.8125</text:p>
          </table:table-cell>
          <table:table-cell table:formula="of:=(2.5*LOG(([.E133]/[.B133]);10)-2.6)/0.38" office:value-type="float" office:value="8.5454389913174" calcext:value-type="float">
            <text:p>8.5454389913174</text:p>
          </table:table-cell>
          <table:table-cell table:number-columns-repeated="8"/>
        </table:table-row>
        <table:table-row table:style-name="ro1">
          <table:table-cell office:value-type="float" office:value="1281" calcext:value-type="float">
            <text:p>1.28E+03</text:p>
          </table:table-cell>
          <table:table-cell office:value-type="float" office:value="0.00000000000964632959845" calcext:value-type="float">
            <text:p>9.65E-12</text:p>
          </table:table-cell>
          <table:table-cell/>
          <table:table-cell office:value-type="float" office:value="1281" calcext:value-type="float">
            <text:p>1.28E+03</text:p>
          </table:table-cell>
          <table:table-cell office:value-type="float" office:value="0.0000000020693471445" calcext:value-type="float">
            <text:p>2.07E-09</text:p>
          </table:table-cell>
          <table:table-cell/>
          <table:table-cell table:formula="of:=(1/[.D134])*(10^4)" office:value-type="float" office:value="7.8064012490242" calcext:value-type="float">
            <text:p>7.8064012490242</text:p>
          </table:table-cell>
          <table:table-cell table:formula="of:=(2.5*LOG(([.E134]/[.B134]);10)-2.6)/0.38" office:value-type="float" office:value="8.49652141553067" calcext:value-type="float">
            <text:p>8.49652141553067</text:p>
          </table:table-cell>
          <table:table-cell table:number-columns-repeated="8"/>
        </table:table-row>
        <table:table-row table:style-name="ro1">
          <table:table-cell office:value-type="float" office:value="1282" calcext:value-type="float">
            <text:p>1.28E+03</text:p>
          </table:table-cell>
          <table:table-cell office:value-type="float" office:value="0.0000000000097232907" calcext:value-type="float">
            <text:p>9.72E-12</text:p>
          </table:table-cell>
          <table:table-cell/>
          <table:table-cell office:value-type="float" office:value="1282" calcext:value-type="float">
            <text:p>1.28E+03</text:p>
          </table:table-cell>
          <table:table-cell office:value-type="float" office:value="0.0000000020108082" calcext:value-type="float">
            <text:p>2.01E-09</text:p>
          </table:table-cell>
          <table:table-cell/>
          <table:table-cell table:formula="of:=(1/[.D135])*(10^4)" office:value-type="float" office:value="7.8003120124805" calcext:value-type="float">
            <text:p>7.8003120124805</text:p>
          </table:table-cell>
          <table:table-cell table:formula="of:=(2.5*LOG(([.E135]/[.B135]);10)-2.6)/0.38" office:value-type="float" office:value="8.39182485147362" calcext:value-type="float">
            <text:p>8.39182485147362</text:p>
          </table:table-cell>
          <table:table-cell table:number-columns-repeated="8"/>
        </table:table-row>
        <table:table-row table:style-name="ro1">
          <table:table-cell office:value-type="float" office:value="1283" calcext:value-type="float">
            <text:p>1.28E+03</text:p>
          </table:table-cell>
          <table:table-cell office:value-type="float" office:value="0.0000000000090750264471712" calcext:value-type="float">
            <text:p>9.08E-12</text:p>
          </table:table-cell>
          <table:table-cell/>
          <table:table-cell office:value-type="float" office:value="1283" calcext:value-type="float">
            <text:p>1.28E+03</text:p>
          </table:table-cell>
          <table:table-cell office:value-type="float" office:value="0.00000000205449316445991" calcext:value-type="float">
            <text:p>2.05E-09</text:p>
          </table:table-cell>
          <table:table-cell/>
          <table:table-cell table:formula="of:=(1/[.D136])*(10^4)" office:value-type="float" office:value="7.79423226812159" calcext:value-type="float">
            <text:p>7.79423226812159</text:p>
          </table:table-cell>
          <table:table-cell table:formula="of:=(2.5*LOG(([.E136]/[.B136]);10)-2.6)/0.38" office:value-type="float" office:value="8.65037369266888" calcext:value-type="float">
            <text:p>8.65037369266888</text:p>
          </table:table-cell>
          <table:table-cell table:number-columns-repeated="8"/>
        </table:table-row>
        <table:table-row table:style-name="ro1">
          <table:table-cell office:value-type="float" office:value="1284" calcext:value-type="float">
            <text:p>1.28E+03</text:p>
          </table:table-cell>
          <table:table-cell office:value-type="float" office:value="0.0000000000087181234" calcext:value-type="float">
            <text:p>8.72E-12</text:p>
          </table:table-cell>
          <table:table-cell/>
          <table:table-cell office:value-type="float" office:value="1284" calcext:value-type="float">
            <text:p>1.28E+03</text:p>
          </table:table-cell>
          <table:table-cell office:value-type="float" office:value="0.000000002078544" calcext:value-type="float">
            <text:p>2.08E-09</text:p>
          </table:table-cell>
          <table:table-cell/>
          <table:table-cell table:formula="of:=(1/[.D137])*(10^4)" office:value-type="float" office:value="7.78816199376947" calcext:value-type="float">
            <text:p>7.78816199376947</text:p>
          </table:table-cell>
          <table:table-cell table:formula="of:=(2.5*LOG(([.E137]/[.B137]);10)-2.6)/0.38" office:value-type="float" office:value="8.79826454250621" calcext:value-type="float">
            <text:p>8.79826454250621</text:p>
          </table:table-cell>
          <table:table-cell table:number-columns-repeated="8"/>
        </table:table-row>
        <table:table-row table:style-name="ro1">
          <table:table-cell office:value-type="float" office:value="1285" calcext:value-type="float">
            <text:p>1.29E+03</text:p>
          </table:table-cell>
          <table:table-cell office:value-type="float" office:value="0.0000000000090764516725068" calcext:value-type="float">
            <text:p>9.08E-12</text:p>
          </table:table-cell>
          <table:table-cell/>
          <table:table-cell office:value-type="float" office:value="1285" calcext:value-type="float">
            <text:p>1.29E+03</text:p>
          </table:table-cell>
          <table:table-cell office:value-type="float" office:value="0.00000000198533144290779" calcext:value-type="float">
            <text:p>1.99E-09</text:p>
          </table:table-cell>
          <table:table-cell/>
          <table:table-cell table:formula="of:=(1/[.D138])*(10^4)" office:value-type="float" office:value="7.78210116731517" calcext:value-type="float">
            <text:p>7.78210116731517</text:p>
          </table:table-cell>
          <table:table-cell table:formula="of:=(2.5*LOG(([.E138]/[.B138]);10)-2.6)/0.38" office:value-type="float" office:value="8.55208500809333" calcext:value-type="float">
            <text:p>8.55208500809333</text:p>
          </table:table-cell>
          <table:table-cell table:number-columns-repeated="8"/>
        </table:table-row>
        <table:table-row table:style-name="ro1">
          <table:table-cell office:value-type="float" office:value="1286" calcext:value-type="float">
            <text:p>1.29E+03</text:p>
          </table:table-cell>
          <table:table-cell office:value-type="float" office:value="0.0000000000090587506615" calcext:value-type="float">
            <text:p>9.06E-12</text:p>
          </table:table-cell>
          <table:table-cell/>
          <table:table-cell office:value-type="float" office:value="1286" calcext:value-type="float">
            <text:p>1.29E+03</text:p>
          </table:table-cell>
          <table:table-cell office:value-type="float" office:value="0.00000000199833492775" calcext:value-type="float">
            <text:p>2.00E-09</text:p>
          </table:table-cell>
          <table:table-cell/>
          <table:table-cell table:formula="of:=(1/[.D139])*(10^4)" office:value-type="float" office:value="7.77604976671851" calcext:value-type="float">
            <text:p>7.77604976671851</text:p>
          </table:table-cell>
          <table:table-cell table:formula="of:=(2.5*LOG(([.E139]/[.B139]);10)-2.6)/0.38" office:value-type="float" office:value="8.57631561307269" calcext:value-type="float">
            <text:p>8.57631561307269</text:p>
          </table:table-cell>
          <table:table-cell table:number-columns-repeated="8"/>
        </table:table-row>
        <table:table-row table:style-name="ro1">
          <table:table-cell office:value-type="float" office:value="1287" calcext:value-type="float">
            <text:p>1.29E+03</text:p>
          </table:table-cell>
          <table:table-cell office:value-type="float" office:value="0.0000000000089882156" calcext:value-type="float">
            <text:p>8.99E-12</text:p>
          </table:table-cell>
          <table:table-cell/>
          <table:table-cell office:value-type="float" office:value="1287" calcext:value-type="float">
            <text:p>1.29E+03</text:p>
          </table:table-cell>
          <table:table-cell office:value-type="float" office:value="0.0000000020369986" calcext:value-type="float">
            <text:p>2.04E-09</text:p>
          </table:table-cell>
          <table:table-cell/>
          <table:table-cell table:formula="of:=(1/[.D140])*(10^4)" office:value-type="float" office:value="7.77000777000777" calcext:value-type="float">
            <text:p>7.77000777000777</text:p>
          </table:table-cell>
          <table:table-cell table:formula="of:=(2.5*LOG(([.E140]/[.B140]);10)-2.6)/0.38" office:value-type="float" office:value="8.65340295551275" calcext:value-type="float">
            <text:p>8.65340295551275</text:p>
          </table:table-cell>
          <table:table-cell table:number-columns-repeated="8"/>
        </table:table-row>
        <table:table-row table:style-name="ro1">
          <table:table-cell office:value-type="float" office:value="1288" calcext:value-type="float">
            <text:p>1.29E+03</text:p>
          </table:table-cell>
          <table:table-cell office:value-type="float" office:value="0.0000000000091494048128" calcext:value-type="float">
            <text:p>9.15E-12</text:p>
          </table:table-cell>
          <table:table-cell/>
          <table:table-cell office:value-type="float" office:value="1288" calcext:value-type="float">
            <text:p>1.29E+03</text:p>
          </table:table-cell>
          <table:table-cell office:value-type="float" office:value="0.0000000019443769632" calcext:value-type="float">
            <text:p>1.94E-09</text:p>
          </table:table-cell>
          <table:table-cell/>
          <table:table-cell table:formula="of:=(1/[.D141])*(10^4)" office:value-type="float" office:value="7.7639751552795" calcext:value-type="float">
            <text:p>7.7639751552795</text:p>
          </table:table-cell>
          <table:table-cell table:formula="of:=(2.5*LOG(([.E141]/[.B141]);10)-2.6)/0.38" office:value-type="float" office:value="8.46965541905724" calcext:value-type="float">
            <text:p>8.46965541905724</text:p>
          </table:table-cell>
          <table:table-cell table:number-columns-repeated="8"/>
        </table:table-row>
        <table:table-row table:style-name="ro1">
          <table:table-cell office:value-type="float" office:value="1289" calcext:value-type="float">
            <text:p>1.29E+03</text:p>
          </table:table-cell>
          <table:table-cell office:value-type="float" office:value="0.0000000000092498864" calcext:value-type="float">
            <text:p>9.25E-12</text:p>
          </table:table-cell>
          <table:table-cell/>
          <table:table-cell office:value-type="float" office:value="1289" calcext:value-type="float">
            <text:p>1.29E+03</text:p>
          </table:table-cell>
          <table:table-cell office:value-type="float" office:value="0.0000000018866388" calcext:value-type="float">
            <text:p>1.89E-09</text:p>
          </table:table-cell>
          <table:table-cell/>
          <table:table-cell table:formula="of:=(1/[.D142])*(10^4)" office:value-type="float" office:value="7.75795190069821" calcext:value-type="float">
            <text:p>7.75795190069821</text:p>
          </table:table-cell>
          <table:table-cell table:formula="of:=(2.5*LOG(([.E142]/[.B142]);10)-2.6)/0.38" office:value-type="float" office:value="8.35231817534925" calcext:value-type="float">
            <text:p>8.35231817534925</text:p>
          </table:table-cell>
          <table:table-cell table:number-columns-repeated="8"/>
        </table:table-row>
        <table:table-row table:style-name="ro1">
          <table:table-cell office:value-type="float" office:value="1290" calcext:value-type="float">
            <text:p>1.29E+03</text:p>
          </table:table-cell>
          <table:table-cell office:value-type="float" office:value="0.00000000000784564572005007" calcext:value-type="float">
            <text:p>7.85E-12</text:p>
          </table:table-cell>
          <table:table-cell/>
          <table:table-cell office:value-type="float" office:value="1290" calcext:value-type="float">
            <text:p>1.29E+03</text:p>
          </table:table-cell>
          <table:table-cell office:value-type="float" office:value="0.00000000176067552540001" calcext:value-type="float">
            <text:p>1.76E-09</text:p>
          </table:table-cell>
          <table:table-cell/>
          <table:table-cell table:formula="of:=(1/[.D143])*(10^4)" office:value-type="float" office:value="7.75193798449612" calcext:value-type="float">
            <text:p>7.75193798449612</text:p>
          </table:table-cell>
          <table:table-cell table:formula="of:=(2.5*LOG(([.E143]/[.B143]);10)-2.6)/0.38" office:value-type="float" office:value="8.62533311945969" calcext:value-type="float">
            <text:p>8.62533311945969</text:p>
          </table:table-cell>
          <table:table-cell table:number-columns-repeated="8"/>
        </table:table-row>
        <table:table-row table:style-name="ro1">
          <table:table-cell office:value-type="float" office:value="1291" calcext:value-type="float">
            <text:p>1.29E+03</text:p>
          </table:table-cell>
          <table:table-cell office:value-type="float" office:value="0.0000000000077877373331813" calcext:value-type="float">
            <text:p>7.79E-12</text:p>
          </table:table-cell>
          <table:table-cell/>
          <table:table-cell office:value-type="float" office:value="1291" calcext:value-type="float">
            <text:p>1.29E+03</text:p>
          </table:table-cell>
          <table:table-cell office:value-type="float" office:value="0.00000000172525879486092" calcext:value-type="float">
            <text:p>1.73E-09</text:p>
          </table:table-cell>
          <table:table-cell/>
          <table:table-cell table:formula="of:=(1/[.D144])*(10^4)" office:value-type="float" office:value="7.74593338497289" calcext:value-type="float">
            <text:p>7.74593338497289</text:p>
          </table:table-cell>
          <table:table-cell table:formula="of:=(2.5*LOG(([.E144]/[.B144]);10)-2.6)/0.38" office:value-type="float" office:value="8.58844049270097" calcext:value-type="float">
            <text:p>8.58844049270097</text:p>
          </table:table-cell>
          <table:table-cell table:number-columns-repeated="8"/>
        </table:table-row>
        <table:table-row table:style-name="ro1">
          <table:table-cell office:value-type="float" office:value="1292" calcext:value-type="float">
            <text:p>1.29E+03</text:p>
          </table:table-cell>
          <table:table-cell office:value-type="float" office:value="0.000000000007878892" calcext:value-type="float">
            <text:p>7.88E-12</text:p>
          </table:table-cell>
          <table:table-cell/>
          <table:table-cell office:value-type="float" office:value="1292" calcext:value-type="float">
            <text:p>1.29E+03</text:p>
          </table:table-cell>
          <table:table-cell office:value-type="float" office:value="0.0000000016487191" calcext:value-type="float">
            <text:p>1.65E-09</text:p>
          </table:table-cell>
          <table:table-cell/>
          <table:table-cell table:formula="of:=(1/[.D145])*(10^4)" office:value-type="float" office:value="7.73993808049536" calcext:value-type="float">
            <text:p>7.73993808049536</text:p>
          </table:table-cell>
          <table:table-cell table:formula="of:=(2.5*LOG(([.E145]/[.B145]);10)-2.6)/0.38" office:value-type="float" office:value="8.42553632721823" calcext:value-type="float">
            <text:p>8.42553632721823</text:p>
          </table:table-cell>
          <table:table-cell table:number-columns-repeated="8"/>
        </table:table-row>
        <table:table-row table:style-name="ro1">
          <table:table-cell office:value-type="float" office:value="1293" calcext:value-type="float">
            <text:p>1.29E+03</text:p>
          </table:table-cell>
          <table:table-cell office:value-type="float" office:value="0.00000000000724678055736176" calcext:value-type="float">
            <text:p>7.25E-12</text:p>
          </table:table-cell>
          <table:table-cell/>
          <table:table-cell office:value-type="float" office:value="1293" calcext:value-type="float">
            <text:p>1.29E+03</text:p>
          </table:table-cell>
          <table:table-cell office:value-type="float" office:value="0.00000000155128282585475" calcext:value-type="float">
            <text:p>1.55E-09</text:p>
          </table:table-cell>
          <table:table-cell/>
          <table:table-cell table:formula="of:=(1/[.D146])*(10^4)" office:value-type="float" office:value="7.73395204949729" calcext:value-type="float">
            <text:p>7.73395204949729</text:p>
          </table:table-cell>
          <table:table-cell table:formula="of:=(2.5*LOG(([.E146]/[.B146]);10)-2.6)/0.38" office:value-type="float" office:value="8.49043338158062" calcext:value-type="float">
            <text:p>8.49043338158062</text:p>
          </table:table-cell>
          <table:table-cell table:number-columns-repeated="8"/>
        </table:table-row>
        <table:table-row table:style-name="ro1">
          <table:table-cell office:value-type="float" office:value="1294" calcext:value-type="float">
            <text:p>1.29E+03</text:p>
          </table:table-cell>
          <table:table-cell office:value-type="float" office:value="0.0000000000068021738" calcext:value-type="float">
            <text:p>6.80E-12</text:p>
          </table:table-cell>
          <table:table-cell/>
          <table:table-cell office:value-type="float" office:value="1294" calcext:value-type="float">
            <text:p>1.29E+03</text:p>
          </table:table-cell>
          <table:table-cell office:value-type="float" office:value="0.0000000014827493" calcext:value-type="float">
            <text:p>1.48E-09</text:p>
          </table:table-cell>
          <table:table-cell/>
          <table:table-cell table:formula="of:=(1/[.D147])*(10^4)" office:value-type="float" office:value="7.72797527047913" calcext:value-type="float">
            <text:p>7.72797527047913</text:p>
          </table:table-cell>
          <table:table-cell table:formula="of:=(2.5*LOG(([.E147]/[.B147]);10)-2.6)/0.38" office:value-type="float" office:value="8.54223686466802" calcext:value-type="float">
            <text:p>8.54223686466802</text:p>
          </table:table-cell>
          <table:table-cell table:number-columns-repeated="8"/>
        </table:table-row>
        <table:table-row table:style-name="ro1">
          <table:table-cell office:value-type="float" office:value="1295" calcext:value-type="float">
            <text:p>1.30E+03</text:p>
          </table:table-cell>
          <table:table-cell office:value-type="float" office:value="0.0000000000068951542421" calcext:value-type="float">
            <text:p>6.90E-12</text:p>
          </table:table-cell>
          <table:table-cell/>
          <table:table-cell office:value-type="float" office:value="1295" calcext:value-type="float">
            <text:p>1.30E+03</text:p>
          </table:table-cell>
          <table:table-cell office:value-type="float" office:value="0.000000001550943929" calcext:value-type="float">
            <text:p>1.55E-09</text:p>
          </table:table-cell>
          <table:table-cell/>
          <table:table-cell table:formula="of:=(1/[.D148])*(10^4)" office:value-type="float" office:value="7.72200772200772" calcext:value-type="float">
            <text:p>7.72200772200772</text:p>
          </table:table-cell>
          <table:table-cell table:formula="of:=(2.5*LOG(([.E148]/[.B148]);10)-2.6)/0.38" office:value-type="float" office:value="8.63192178615563" calcext:value-type="float">
            <text:p>8.63192178615563</text:p>
          </table:table-cell>
          <table:table-cell table:number-columns-repeated="8"/>
        </table:table-row>
        <table:table-row table:style-name="ro1">
          <table:table-cell office:value-type="float" office:value="1296" calcext:value-type="float">
            <text:p>1.30E+03</text:p>
          </table:table-cell>
          <table:table-cell office:value-type="float" office:value="0.000000000006907923574" calcext:value-type="float">
            <text:p>6.91E-12</text:p>
          </table:table-cell>
          <table:table-cell/>
          <table:table-cell office:value-type="float" office:value="1296" calcext:value-type="float">
            <text:p>1.30E+03</text:p>
          </table:table-cell>
          <table:table-cell office:value-type="float" office:value="0.00000000151531826780001" calcext:value-type="float">
            <text:p>1.52E-09</text:p>
          </table:table-cell>
          <table:table-cell/>
          <table:table-cell table:formula="of:=(1/[.D149])*(10^4)" office:value-type="float" office:value="7.71604938271605" calcext:value-type="float">
            <text:p>7.71604938271605</text:p>
          </table:table-cell>
          <table:table-cell table:formula="of:=(2.5*LOG(([.E149]/[.B149]);10)-2.6)/0.38" office:value-type="float" office:value="8.56023904456104" calcext:value-type="float">
            <text:p>8.56023904456104</text:p>
          </table:table-cell>
          <table:table-cell table:number-columns-repeated="8"/>
        </table:table-row>
        <table:table-row table:style-name="ro1">
          <table:table-cell office:value-type="float" office:value="1297" calcext:value-type="float">
            <text:p>1.30E+03</text:p>
          </table:table-cell>
          <table:table-cell office:value-type="float" office:value="0.000000000006919805" calcext:value-type="float">
            <text:p>6.92E-12</text:p>
          </table:table-cell>
          <table:table-cell/>
          <table:table-cell office:value-type="float" office:value="1297" calcext:value-type="float">
            <text:p>1.30E+03</text:p>
          </table:table-cell>
          <table:table-cell office:value-type="float" office:value="0.000000001376754" calcext:value-type="float">
            <text:p>1.38E-09</text:p>
          </table:table-cell>
          <table:table-cell/>
          <table:table-cell table:formula="of:=(1/[.D150])*(10^4)" office:value-type="float" office:value="7.71010023130301" calcext:value-type="float">
            <text:p>7.71010023130301</text:p>
          </table:table-cell>
          <table:table-cell table:formula="of:=(2.5*LOG(([.E150]/[.B150]);10)-2.6)/0.38" office:value-type="float" office:value="8.281332175858" calcext:value-type="float">
            <text:p>8.281332175858</text:p>
          </table:table-cell>
          <table:table-cell table:number-columns-repeated="8"/>
        </table:table-row>
        <table:table-row table:style-name="ro1">
          <table:table-cell office:value-type="float" office:value="1298" calcext:value-type="float">
            <text:p>1.30E+03</text:p>
          </table:table-cell>
          <table:table-cell office:value-type="float" office:value="0.00000000000647588993850009" calcext:value-type="float">
            <text:p>6.48E-12</text:p>
          </table:table-cell>
          <table:table-cell/>
          <table:table-cell office:value-type="float" office:value="1298" calcext:value-type="float">
            <text:p>1.30E+03</text:p>
          </table:table-cell>
          <table:table-cell office:value-type="float" office:value="0.00000000133512553075001" calcext:value-type="float">
            <text:p>1.34E-09</text:p>
          </table:table-cell>
          <table:table-cell/>
          <table:table-cell table:formula="of:=(1/[.D151])*(10^4)" office:value-type="float" office:value="7.70416024653313" calcext:value-type="float">
            <text:p>7.70416024653313</text:p>
          </table:table-cell>
          <table:table-cell table:formula="of:=(2.5*LOG(([.E151]/[.B151]);10)-2.6)/0.38" office:value-type="float" office:value="8.38304369513676" calcext:value-type="float">
            <text:p>8.38304369513676</text:p>
          </table:table-cell>
          <table:table-cell table:number-columns-repeated="8"/>
        </table:table-row>
        <table:table-row table:style-name="ro1">
          <table:table-cell office:value-type="float" office:value="1299" calcext:value-type="float">
            <text:p>1.30E+03</text:p>
          </table:table-cell>
          <table:table-cell office:value-type="float" office:value="0.0000000000061235448" calcext:value-type="float">
            <text:p>6.12E-12</text:p>
          </table:table-cell>
          <table:table-cell/>
          <table:table-cell office:value-type="float" office:value="1299" calcext:value-type="float">
            <text:p>1.30E+03</text:p>
          </table:table-cell>
          <table:table-cell office:value-type="float" office:value="0.0000000013020841" calcext:value-type="float">
            <text:p>1.30E-09</text:p>
          </table:table-cell>
          <table:table-cell/>
          <table:table-cell table:formula="of:=(1/[.D152])*(10^4)" office:value-type="float" office:value="7.69822940723634" calcext:value-type="float">
            <text:p>7.69822940723634</text:p>
          </table:table-cell>
          <table:table-cell table:formula="of:=(2.5*LOG(([.E152]/[.B152]);10)-2.6)/0.38" office:value-type="float" office:value="8.47129036961742" calcext:value-type="float">
            <text:p>8.47129036961742</text:p>
          </table:table-cell>
          <table:table-cell table:number-columns-repeated="8"/>
        </table:table-row>
        <table:table-row table:style-name="ro1">
          <table:table-cell office:value-type="float" office:value="1300" calcext:value-type="float">
            <text:p>1.30E+03</text:p>
          </table:table-cell>
          <table:table-cell office:value-type="float" office:value="0.00000000000559568173096895" calcext:value-type="float">
            <text:p>5.60E-12</text:p>
          </table:table-cell>
          <table:table-cell/>
          <table:table-cell office:value-type="float" office:value="1300" calcext:value-type="float">
            <text:p>1.30E+03</text:p>
          </table:table-cell>
          <table:table-cell office:value-type="float" office:value="0.00000000134411529404245" calcext:value-type="float">
            <text:p>1.34E-09</text:p>
          </table:table-cell>
          <table:table-cell/>
          <table:table-cell table:formula="of:=(1/[.D153])*(10^4)" office:value-type="float" office:value="7.69230769230769" calcext:value-type="float">
            <text:p>7.69230769230769</text:p>
          </table:table-cell>
          <table:table-cell table:formula="of:=(2.5*LOG(([.E153]/[.B153]);10)-2.6)/0.38" office:value-type="float" office:value="8.81962840698547" calcext:value-type="float">
            <text:p>8.81962840698547</text:p>
          </table:table-cell>
          <table:table-cell table:number-columns-repeated="8"/>
        </table:table-row>
        <table:table-row table:style-name="ro1">
          <table:table-cell office:value-type="float" office:value="1301" calcext:value-type="float">
            <text:p>1.30E+03</text:p>
          </table:table-cell>
          <table:table-cell office:value-type="float" office:value="0.00000000000574222485299699" calcext:value-type="float">
            <text:p>5.74E-12</text:p>
          </table:table-cell>
          <table:table-cell/>
          <table:table-cell office:value-type="float" office:value="1301" calcext:value-type="float">
            <text:p>1.30E+03</text:p>
          </table:table-cell>
          <table:table-cell office:value-type="float" office:value="0.00000000138912403962465" calcext:value-type="float">
            <text:p>1.39E-09</text:p>
          </table:table-cell>
          <table:table-cell/>
          <table:table-cell table:formula="of:=(1/[.D154])*(10^4)" office:value-type="float" office:value="7.68639508070715" calcext:value-type="float">
            <text:p>7.68639508070715</text:p>
          </table:table-cell>
          <table:table-cell table:formula="of:=(2.5*LOG(([.E154]/[.B154]);10)-2.6)/0.38" office:value-type="float" office:value="8.83987389860002" calcext:value-type="float">
            <text:p>8.83987389860002</text:p>
          </table:table-cell>
          <table:table-cell table:number-columns-repeated="8"/>
        </table:table-row>
        <table:table-row table:style-name="ro1">
          <table:table-cell office:value-type="float" office:value="1302" calcext:value-type="float">
            <text:p>1.30E+03</text:p>
          </table:table-cell>
          <table:table-cell office:value-type="float" office:value="0.0000000000065868634" calcext:value-type="float">
            <text:p>6.59E-12</text:p>
          </table:table-cell>
          <table:table-cell/>
          <table:table-cell office:value-type="float" office:value="1302" calcext:value-type="float">
            <text:p>1.30E+03</text:p>
          </table:table-cell>
          <table:table-cell office:value-type="float" office:value="0.0000000015416012" calcext:value-type="float">
            <text:p>1.54E-09</text:p>
          </table:table-cell>
          <table:table-cell/>
          <table:table-cell table:formula="of:=(1/[.D155])*(10^4)" office:value-type="float" office:value="7.68049155145929" calcext:value-type="float">
            <text:p>7.68049155145929</text:p>
          </table:table-cell>
          <table:table-cell table:formula="of:=(2.5*LOG(([.E155]/[.B155]);10)-2.6)/0.38" office:value-type="float" office:value="8.74535120183318" calcext:value-type="float">
            <text:p>8.74535120183318</text:p>
          </table:table-cell>
          <table:table-cell table:number-columns-repeated="8"/>
        </table:table-row>
        <table:table-row table:style-name="ro1">
          <table:table-cell office:value-type="float" office:value="1303" calcext:value-type="float">
            <text:p>1.30E+03</text:p>
          </table:table-cell>
          <table:table-cell office:value-type="float" office:value="0.00000000000781208981219976" calcext:value-type="float">
            <text:p>7.81E-12</text:p>
          </table:table-cell>
          <table:table-cell/>
          <table:table-cell office:value-type="float" office:value="1303" calcext:value-type="float">
            <text:p>1.30E+03</text:p>
          </table:table-cell>
          <table:table-cell office:value-type="float" office:value="0.00000000164167077239998" calcext:value-type="float">
            <text:p>1.64E-09</text:p>
          </table:table-cell>
          <table:table-cell/>
          <table:table-cell table:formula="of:=(1/[.D156])*(10^4)" office:value-type="float" office:value="7.67459708365311" calcext:value-type="float">
            <text:p>7.67459708365311</text:p>
          </table:table-cell>
          <table:table-cell table:formula="of:=(2.5*LOG(([.E156]/[.B156]);10)-2.6)/0.38" office:value-type="float" office:value="8.43762393897319" calcext:value-type="float">
            <text:p>8.43762393897319</text:p>
          </table:table-cell>
          <table:table-cell table:number-columns-repeated="8"/>
        </table:table-row>
        <table:table-row table:style-name="ro1">
          <table:table-cell office:value-type="float" office:value="1304" calcext:value-type="float">
            <text:p>1.30E+03</text:p>
          </table:table-cell>
          <table:table-cell office:value-type="float" office:value="0.0000000000089051726" calcext:value-type="float">
            <text:p>8.91E-12</text:p>
          </table:table-cell>
          <table:table-cell/>
          <table:table-cell office:value-type="float" office:value="1304" calcext:value-type="float">
            <text:p>1.30E+03</text:p>
          </table:table-cell>
          <table:table-cell office:value-type="float" office:value="0.0000000017309476" calcext:value-type="float">
            <text:p>1.73E-09</text:p>
          </table:table-cell>
          <table:table-cell/>
          <table:table-cell table:formula="of:=(1/[.D157])*(10^4)" office:value-type="float" office:value="7.66871165644172" calcext:value-type="float">
            <text:p>7.66871165644172</text:p>
          </table:table-cell>
          <table:table-cell table:formula="of:=(2.5*LOG(([.E157]/[.B157]);10)-2.6)/0.38" office:value-type="float" office:value="8.2147472338737" calcext:value-type="float">
            <text:p>8.2147472338737</text:p>
          </table:table-cell>
          <table:table-cell table:number-columns-repeated="8"/>
        </table:table-row>
        <table:table-row table:style-name="ro1">
          <table:table-cell office:value-type="float" office:value="1305" calcext:value-type="float">
            <text:p>1.31E+03</text:p>
          </table:table-cell>
          <table:table-cell office:value-type="float" office:value="0.0000000000101394687487998" calcext:value-type="float">
            <text:p>1.01E-11</text:p>
          </table:table-cell>
          <table:table-cell/>
          <table:table-cell office:value-type="float" office:value="1305" calcext:value-type="float">
            <text:p>1.31E+03</text:p>
          </table:table-cell>
          <table:table-cell office:value-type="float" office:value="0.00000000206138915439995" calcext:value-type="float">
            <text:p>2.06E-09</text:p>
          </table:table-cell>
          <table:table-cell/>
          <table:table-cell table:formula="of:=(1/[.D158])*(10^4)" office:value-type="float" office:value="7.66283524904214" calcext:value-type="float">
            <text:p>7.66283524904214</text:p>
          </table:table-cell>
          <table:table-cell table:formula="of:=(2.5*LOG(([.E158]/[.B158]);10)-2.6)/0.38" office:value-type="float" office:value="8.3430578010347" calcext:value-type="float">
            <text:p>8.3430578010347</text:p>
          </table:table-cell>
          <table:table-cell table:number-columns-repeated="8"/>
        </table:table-row>
        <table:table-row table:style-name="ro1">
          <table:table-cell office:value-type="float" office:value="1306" calcext:value-type="float">
            <text:p>1.31E+03</text:p>
          </table:table-cell>
          <table:table-cell office:value-type="float" office:value="0.0000000000106851395679996" calcext:value-type="float">
            <text:p>1.07E-11</text:p>
          </table:table-cell>
          <table:table-cell/>
          <table:table-cell office:value-type="float" office:value="1306" calcext:value-type="float">
            <text:p>1.31E+03</text:p>
          </table:table-cell>
          <table:table-cell office:value-type="float" office:value="0.00000000212338976029999" calcext:value-type="float">
            <text:p>2.12E-09</text:p>
          </table:table-cell>
          <table:table-cell/>
          <table:table-cell table:formula="of:=(1/[.D159])*(10^4)" office:value-type="float" office:value="7.65696784073507" calcext:value-type="float">
            <text:p>7.65696784073507</text:p>
          </table:table-cell>
          <table:table-cell table:formula="of:=(2.5*LOG(([.E159]/[.B159]);10)-2.6)/0.38" office:value-type="float" office:value="8.27795736495378" calcext:value-type="float">
            <text:p>8.27795736495378</text:p>
          </table:table-cell>
          <table:table-cell table:number-columns-repeated="8"/>
        </table:table-row>
        <table:table-row table:style-name="ro1">
          <table:table-cell office:value-type="float" office:value="1307" calcext:value-type="float">
            <text:p>1.31E+03</text:p>
          </table:table-cell>
          <table:table-cell office:value-type="float" office:value="0.000000000012241413" calcext:value-type="float">
            <text:p>1.22E-11</text:p>
          </table:table-cell>
          <table:table-cell/>
          <table:table-cell office:value-type="float" office:value="1307" calcext:value-type="float">
            <text:p>1.31E+03</text:p>
          </table:table-cell>
          <table:table-cell office:value-type="float" office:value="0.0000000021450004" calcext:value-type="float">
            <text:p>2.15E-09</text:p>
          </table:table-cell>
          <table:table-cell/>
          <table:table-cell table:formula="of:=(1/[.D160])*(10^4)" office:value-type="float" office:value="7.65110941086458" calcext:value-type="float">
            <text:p>7.65110941086458</text:p>
          </table:table-cell>
          <table:table-cell table:formula="of:=(2.5*LOG(([.E160]/[.B160]);10)-2.6)/0.38" office:value-type="float" office:value="7.91839359951454" calcext:value-type="float">
            <text:p>7.91839359951454</text:p>
          </table:table-cell>
          <table:table-cell table:number-columns-repeated="8"/>
        </table:table-row>
        <table:table-row table:style-name="ro1">
          <table:table-cell office:value-type="float" office:value="1308" calcext:value-type="float">
            <text:p>1.31E+03</text:p>
          </table:table-cell>
          <table:table-cell office:value-type="float" office:value="0.0000000000116338266016901" calcext:value-type="float">
            <text:p>1.16E-11</text:p>
          </table:table-cell>
          <table:table-cell/>
          <table:table-cell office:value-type="float" office:value="1308" calcext:value-type="float">
            <text:p>1.31E+03</text:p>
          </table:table-cell>
          <table:table-cell office:value-type="float" office:value="0.00000000217867641958085" calcext:value-type="float">
            <text:p>2.18E-09</text:p>
          </table:table-cell>
          <table:table-cell/>
          <table:table-cell table:formula="of:=(1/[.D161])*(10^4)" office:value-type="float" office:value="7.64525993883792" calcext:value-type="float">
            <text:p>7.64525993883792</text:p>
          </table:table-cell>
          <table:table-cell table:formula="of:=(2.5*LOG(([.E161]/[.B161]);10)-2.6)/0.38" office:value-type="float" office:value="8.10835622661892" calcext:value-type="float">
            <text:p>8.10835622661892</text:p>
          </table:table-cell>
          <table:table-cell table:number-columns-repeated="8"/>
        </table:table-row>
        <table:table-row table:style-name="ro1">
          <table:table-cell office:value-type="float" office:value="1309" calcext:value-type="float">
            <text:p>1.31E+03</text:p>
          </table:table-cell>
          <table:table-cell office:value-type="float" office:value="0.000000000011023623" calcext:value-type="float">
            <text:p>1.10E-11</text:p>
          </table:table-cell>
          <table:table-cell/>
          <table:table-cell office:value-type="float" office:value="1309" calcext:value-type="float">
            <text:p>1.31E+03</text:p>
          </table:table-cell>
          <table:table-cell office:value-type="float" office:value="0.0000000022124975" calcext:value-type="float">
            <text:p>2.21E-09</text:p>
          </table:table-cell>
          <table:table-cell/>
          <table:table-cell table:formula="of:=(1/[.D162])*(10^4)" office:value-type="float" office:value="7.63941940412529" calcext:value-type="float">
            <text:p>7.63941940412529</text:p>
          </table:table-cell>
          <table:table-cell table:formula="of:=(2.5*LOG(([.E162]/[.B162]);10)-2.6)/0.38" office:value-type="float" office:value="8.30630550252385" calcext:value-type="float">
            <text:p>8.30630550252385</text:p>
          </table:table-cell>
          <table:table-cell table:number-columns-repeated="8"/>
        </table:table-row>
        <table:table-row table:style-name="ro1">
          <table:table-cell office:value-type="float" office:value="1310" calcext:value-type="float">
            <text:p>1.31E+03</text:p>
          </table:table-cell>
          <table:table-cell office:value-type="float" office:value="0.000000000010944833050793" calcext:value-type="float">
            <text:p>1.09E-11</text:p>
          </table:table-cell>
          <table:table-cell/>
          <table:table-cell office:value-type="float" office:value="1310" calcext:value-type="float">
            <text:p>1.31E+03</text:p>
          </table:table-cell>
          <table:table-cell office:value-type="float" office:value="0.00000000221274638833845" calcext:value-type="float">
            <text:p>2.21E-09</text:p>
          </table:table-cell>
          <table:table-cell/>
          <table:table-cell table:formula="of:=(1/[.D163])*(10^4)" office:value-type="float" office:value="7.63358778625954" calcext:value-type="float">
            <text:p>7.63358778625954</text:p>
          </table:table-cell>
          <table:table-cell table:formula="of:=(2.5*LOG(([.E163]/[.B163]);10)-2.6)/0.38" office:value-type="float" office:value="8.32712170530108" calcext:value-type="float">
            <text:p>8.32712170530108</text:p>
          </table:table-cell>
          <table:table-cell table:number-columns-repeated="8"/>
        </table:table-row>
        <table:table-row table:style-name="ro1">
          <table:table-cell office:value-type="float" office:value="1311" calcext:value-type="float">
            <text:p>1.31E+03</text:p>
          </table:table-cell>
          <table:table-cell office:value-type="float" office:value="0.0000000000108853051570001" calcext:value-type="float">
            <text:p>1.09E-11</text:p>
          </table:table-cell>
          <table:table-cell/>
          <table:table-cell office:value-type="float" office:value="1311" calcext:value-type="float">
            <text:p>1.31E+03</text:p>
          </table:table-cell>
          <table:table-cell office:value-type="float" office:value="0.00000000220309579860001" calcext:value-type="float">
            <text:p>2.20E-09</text:p>
          </table:table-cell>
          <table:table-cell/>
          <table:table-cell table:formula="of:=(1/[.D164])*(10^4)" office:value-type="float" office:value="7.627765064836" calcext:value-type="float">
            <text:p>7.627765064836</text:p>
          </table:table-cell>
          <table:table-cell table:formula="of:=(2.5*LOG(([.E164]/[.B164]);10)-2.6)/0.38" office:value-type="float" office:value="8.33021561689322" calcext:value-type="float">
            <text:p>8.33021561689322</text:p>
          </table:table-cell>
          <table:table-cell table:number-columns-repeated="8"/>
        </table:table-row>
        <table:table-row table:style-name="ro1">
          <table:table-cell office:value-type="float" office:value="1312" calcext:value-type="float">
            <text:p>1.31E+03</text:p>
          </table:table-cell>
          <table:table-cell office:value-type="float" office:value="0.000000000010637191" calcext:value-type="float">
            <text:p>1.06E-11</text:p>
          </table:table-cell>
          <table:table-cell/>
          <table:table-cell office:value-type="float" office:value="1312" calcext:value-type="float">
            <text:p>1.31E+03</text:p>
          </table:table-cell>
          <table:table-cell office:value-type="float" office:value="0.0000000021465603" calcext:value-type="float">
            <text:p>2.15E-09</text:p>
          </table:table-cell>
          <table:table-cell/>
          <table:table-cell table:formula="of:=(1/[.D165])*(10^4)" office:value-type="float" office:value="7.6219512195122" calcext:value-type="float">
            <text:p>7.6219512195122</text:p>
          </table:table-cell>
          <table:table-cell table:formula="of:=(2.5*LOG(([.E165]/[.B165]);10)-2.6)/0.38" office:value-type="float" office:value="8.32181668095107" calcext:value-type="float">
            <text:p>8.32181668095107</text:p>
          </table:table-cell>
          <table:table-cell table:number-columns-repeated="8"/>
        </table:table-row>
        <table:table-row table:style-name="ro1">
          <table:table-cell office:value-type="float" office:value="1313" calcext:value-type="float">
            <text:p>1.31E+03</text:p>
          </table:table-cell>
          <table:table-cell office:value-type="float" office:value="0.0000000000105125282" calcext:value-type="float">
            <text:p>1.05E-11</text:p>
          </table:table-cell>
          <table:table-cell/>
          <table:table-cell office:value-type="float" office:value="1313" calcext:value-type="float">
            <text:p>1.31E+03</text:p>
          </table:table-cell>
          <table:table-cell office:value-type="float" office:value="0.000000002173735136" calcext:value-type="float">
            <text:p>2.17E-09</text:p>
          </table:table-cell>
          <table:table-cell/>
          <table:table-cell table:formula="of:=(1/[.D166])*(10^4)" office:value-type="float" office:value="7.61614623000762" calcext:value-type="float">
            <text:p>7.61614623000762</text:p>
          </table:table-cell>
          <table:table-cell table:formula="of:=(2.5*LOG(([.E166]/[.B166]);10)-2.6)/0.38" office:value-type="float" office:value="8.39144375991472" calcext:value-type="float">
            <text:p>8.39144375991472</text:p>
          </table:table-cell>
          <table:table-cell table:number-columns-repeated="8"/>
        </table:table-row>
        <table:table-row table:style-name="ro1">
          <table:table-cell office:value-type="float" office:value="1314" calcext:value-type="float">
            <text:p>1.31E+03</text:p>
          </table:table-cell>
          <table:table-cell office:value-type="float" office:value="0.000000000010371951" calcext:value-type="float">
            <text:p>1.04E-11</text:p>
          </table:table-cell>
          <table:table-cell/>
          <table:table-cell office:value-type="float" office:value="1314" calcext:value-type="float">
            <text:p>1.31E+03</text:p>
          </table:table-cell>
          <table:table-cell office:value-type="float" office:value="0.0000000022043791" calcext:value-type="float">
            <text:p>2.20E-09</text:p>
          </table:table-cell>
          <table:table-cell/>
          <table:table-cell table:formula="of:=(1/[.D167])*(10^4)" office:value-type="float" office:value="7.6103500761035" calcext:value-type="float">
            <text:p>7.6103500761035</text:p>
          </table:table-cell>
          <table:table-cell table:formula="of:=(2.5*LOG(([.E167]/[.B167]);10)-2.6)/0.38" office:value-type="float" office:value="8.46990676577636" calcext:value-type="float">
            <text:p>8.46990676577636</text:p>
          </table:table-cell>
          <table:table-cell table:number-columns-repeated="8"/>
        </table:table-row>
        <table:table-row table:style-name="ro1">
          <table:table-cell office:value-type="float" office:value="1315" calcext:value-type="float">
            <text:p>1.32E+03</text:p>
          </table:table-cell>
          <table:table-cell office:value-type="float" office:value="0.000000000011658535074" calcext:value-type="float">
            <text:p>1.17E-11</text:p>
          </table:table-cell>
          <table:table-cell/>
          <table:table-cell office:value-type="float" office:value="1315" calcext:value-type="float">
            <text:p>1.32E+03</text:p>
          </table:table-cell>
          <table:table-cell office:value-type="float" office:value="0.00000000224237640295" calcext:value-type="float">
            <text:p>2.24E-09</text:p>
          </table:table-cell>
          <table:table-cell/>
          <table:table-cell table:formula="of:=(1/[.D168])*(10^4)" office:value-type="float" office:value="7.60456273764259" calcext:value-type="float">
            <text:p>7.60456273764259</text:p>
          </table:table-cell>
          <table:table-cell table:formula="of:=(2.5*LOG(([.E168]/[.B168]);10)-2.6)/0.38" office:value-type="float" office:value="8.18463507238119" calcext:value-type="float">
            <text:p>8.18463507238119</text:p>
          </table:table-cell>
          <table:table-cell table:number-columns-repeated="8"/>
        </table:table-row>
        <table:table-row table:style-name="ro1">
          <table:table-cell office:value-type="float" office:value="1316" calcext:value-type="float">
            <text:p>1.32E+03</text:p>
          </table:table-cell>
          <table:table-cell office:value-type="float" office:value="0.0000000000119533191374399" calcext:value-type="float">
            <text:p>1.20E-11</text:p>
          </table:table-cell>
          <table:table-cell/>
          <table:table-cell office:value-type="float" office:value="1316" calcext:value-type="float">
            <text:p>1.32E+03</text:p>
          </table:table-cell>
          <table:table-cell office:value-type="float" office:value="0.00000000224534586202" calcext:value-type="float">
            <text:p>2.25E-09</text:p>
          </table:table-cell>
          <table:table-cell/>
          <table:table-cell table:formula="of:=(1/[.D169])*(10^4)" office:value-type="float" office:value="7.59878419452888" calcext:value-type="float">
            <text:p>7.59878419452888</text:p>
          </table:table-cell>
          <table:table-cell table:formula="of:=(2.5*LOG(([.E169]/[.B169]);10)-2.6)/0.38" office:value-type="float" office:value="8.11707060751059" calcext:value-type="float">
            <text:p>8.11707060751059</text:p>
          </table:table-cell>
          <table:table-cell table:number-columns-repeated="8"/>
        </table:table-row>
        <table:table-row table:style-name="ro1">
          <table:table-cell office:value-type="float" office:value="1317" calcext:value-type="float">
            <text:p>1.32E+03</text:p>
          </table:table-cell>
          <table:table-cell office:value-type="float" office:value="0.000000000011651078" calcext:value-type="float">
            <text:p>1.17E-11</text:p>
          </table:table-cell>
          <table:table-cell/>
          <table:table-cell office:value-type="float" office:value="1317" calcext:value-type="float">
            <text:p>1.32E+03</text:p>
          </table:table-cell>
          <table:table-cell office:value-type="float" office:value="0.000000002193113" calcext:value-type="float">
            <text:p>2.19E-09</text:p>
          </table:table-cell>
          <table:table-cell/>
          <table:table-cell table:formula="of:=(1/[.D170])*(10^4)" office:value-type="float" office:value="7.59301442672741" calcext:value-type="float">
            <text:p>7.59301442672741</text:p>
          </table:table-cell>
          <table:table-cell table:formula="of:=(2.5*LOG(([.E170]/[.B170]);10)-2.6)/0.38" office:value-type="float" office:value="8.12299276004033" calcext:value-type="float">
            <text:p>8.12299276004033</text:p>
          </table:table-cell>
          <table:table-cell table:number-columns-repeated="8"/>
        </table:table-row>
        <table:table-row table:style-name="ro1">
          <table:table-cell office:value-type="float" office:value="1318" calcext:value-type="float">
            <text:p>1.32E+03</text:p>
          </table:table-cell>
          <table:table-cell office:value-type="float" office:value="0.0000000000116445346741204" calcext:value-type="float">
            <text:p>1.16E-11</text:p>
          </table:table-cell>
          <table:table-cell/>
          <table:table-cell office:value-type="float" office:value="1318" calcext:value-type="float">
            <text:p>1.32E+03</text:p>
          </table:table-cell>
          <table:table-cell office:value-type="float" office:value="0.00000000218658572919708" calcext:value-type="float">
            <text:p>2.19E-09</text:p>
          </table:table-cell>
          <table:table-cell/>
          <table:table-cell table:formula="of:=(1/[.D171])*(10^4)" office:value-type="float" office:value="7.58725341426404" calcext:value-type="float">
            <text:p>7.58725341426404</text:p>
          </table:table-cell>
          <table:table-cell table:formula="of:=(2.5*LOG(([.E171]/[.B171]);10)-2.6)/0.38" office:value-type="float" office:value="8.11608138761915" calcext:value-type="float">
            <text:p>8.11608138761915</text:p>
          </table:table-cell>
          <table:table-cell table:number-columns-repeated="8"/>
        </table:table-row>
        <table:table-row table:style-name="ro1">
          <table:table-cell office:value-type="float" office:value="1319" calcext:value-type="float">
            <text:p>1.32E+03</text:p>
          </table:table-cell>
          <table:table-cell office:value-type="float" office:value="0.000000000011636243" calcext:value-type="float">
            <text:p>1.16E-11</text:p>
          </table:table-cell>
          <table:table-cell/>
          <table:table-cell office:value-type="float" office:value="1319" calcext:value-type="float">
            <text:p>1.32E+03</text:p>
          </table:table-cell>
          <table:table-cell office:value-type="float" office:value="0.0000000021783144" calcext:value-type="float">
            <text:p>2.18E-09</text:p>
          </table:table-cell>
          <table:table-cell/>
          <table:table-cell table:formula="of:=(1/[.D172])*(10^4)" office:value-type="float" office:value="7.58150113722517" calcext:value-type="float">
            <text:p>7.58150113722517</text:p>
          </table:table-cell>
          <table:table-cell table:formula="of:=(2.5*LOG(([.E172]/[.B172]);10)-2.6)/0.38" office:value-type="float" office:value="8.10728802885798" calcext:value-type="float">
            <text:p>8.10728802885798</text:p>
          </table:table-cell>
          <table:table-cell table:number-columns-repeated="8"/>
        </table:table-row>
        <table:table-row table:style-name="ro1">
          <table:table-cell office:value-type="float" office:value="1320" calcext:value-type="float">
            <text:p>1.32E+03</text:p>
          </table:table-cell>
          <table:table-cell office:value-type="float" office:value="0.0000000000111836949315" calcext:value-type="float">
            <text:p>1.12E-11</text:p>
          </table:table-cell>
          <table:table-cell/>
          <table:table-cell office:value-type="float" office:value="1320" calcext:value-type="float">
            <text:p>1.32E+03</text:p>
          </table:table-cell>
          <table:table-cell office:value-type="float" office:value="0.00000000209556744285" calcext:value-type="float">
            <text:p>2.10E-09</text:p>
          </table:table-cell>
          <table:table-cell/>
          <table:table-cell table:formula="of:=(1/[.D173])*(10^4)" office:value-type="float" office:value="7.57575757575758" calcext:value-type="float">
            <text:p>7.57575757575758</text:p>
          </table:table-cell>
          <table:table-cell table:formula="of:=(2.5*LOG(([.E173]/[.B173]);10)-2.6)/0.38" office:value-type="float" office:value="8.10997585955446" calcext:value-type="float">
            <text:p>8.10997585955446</text:p>
          </table:table-cell>
          <table:table-cell table:number-columns-repeated="8"/>
        </table:table-row>
        <table:table-row table:style-name="ro1">
          <table:table-cell office:value-type="float" office:value="1321" calcext:value-type="float">
            <text:p>1.32E+03</text:p>
          </table:table-cell>
          <table:table-cell office:value-type="float" office:value="0.000000000010987339744" calcext:value-type="float">
            <text:p>1.10E-11</text:p>
          </table:table-cell>
          <table:table-cell/>
          <table:table-cell office:value-type="float" office:value="1321" calcext:value-type="float">
            <text:p>1.32E+03</text:p>
          </table:table-cell>
          <table:table-cell office:value-type="float" office:value="0.0000000020615797072" calcext:value-type="float">
            <text:p>2.06E-09</text:p>
          </table:table-cell>
          <table:table-cell/>
          <table:table-cell table:formula="of:=(1/[.D174])*(10^4)" office:value-type="float" office:value="7.57002271006813" calcext:value-type="float">
            <text:p>7.57002271006813</text:p>
          </table:table-cell>
          <table:table-cell table:formula="of:=(2.5*LOG(([.E174]/[.B174]);10)-2.6)/0.38" office:value-type="float" office:value="8.11386563777813" calcext:value-type="float">
            <text:p>8.11386563777813</text:p>
          </table:table-cell>
          <table:table-cell table:number-columns-repeated="8"/>
        </table:table-row>
        <table:table-row table:style-name="ro1">
          <table:table-cell office:value-type="float" office:value="1322" calcext:value-type="float">
            <text:p>1.32E+03</text:p>
          </table:table-cell>
          <table:table-cell office:value-type="float" office:value="0.000000000010397128" calcext:value-type="float">
            <text:p>1.04E-11</text:p>
          </table:table-cell>
          <table:table-cell/>
          <table:table-cell office:value-type="float" office:value="1322" calcext:value-type="float">
            <text:p>1.32E+03</text:p>
          </table:table-cell>
          <table:table-cell office:value-type="float" office:value="0.0000000019735096" calcext:value-type="float">
            <text:p>1.97E-09</text:p>
          </table:table-cell>
          <table:table-cell/>
          <table:table-cell table:formula="of:=(1/[.D175])*(10^4)" office:value-type="float" office:value="7.5642965204236" calcext:value-type="float">
            <text:p>7.5642965204236</text:p>
          </table:table-cell>
          <table:table-cell table:formula="of:=(2.5*LOG(([.E175]/[.B175]);10)-2.6)/0.38" office:value-type="float" office:value="8.14688060978682" calcext:value-type="float">
            <text:p>8.14688060978682</text:p>
          </table:table-cell>
          <table:table-cell table:number-columns-repeated="8"/>
        </table:table-row>
        <table:table-row table:style-name="ro1">
          <table:table-cell office:value-type="float" office:value="1323" calcext:value-type="float">
            <text:p>1.32E+03</text:p>
          </table:table-cell>
          <table:table-cell office:value-type="float" office:value="0.0000000000100841870233999" calcext:value-type="float">
            <text:p>1.01E-11</text:p>
          </table:table-cell>
          <table:table-cell/>
          <table:table-cell office:value-type="float" office:value="1323" calcext:value-type="float">
            <text:p>1.32E+03</text:p>
          </table:table-cell>
          <table:table-cell office:value-type="float" office:value="0.00000000196323901264999" calcext:value-type="float">
            <text:p>1.96E-09</text:p>
          </table:table-cell>
          <table:table-cell/>
          <table:table-cell table:formula="of:=(1/[.D176])*(10^4)" office:value-type="float" office:value="7.55857898715042" calcext:value-type="float">
            <text:p>7.55857898715042</text:p>
          </table:table-cell>
          <table:table-cell table:formula="of:=(2.5*LOG(([.E176]/[.B176]);10)-2.6)/0.38" office:value-type="float" office:value="8.21929134204057" calcext:value-type="float">
            <text:p>8.21929134204057</text:p>
          </table:table-cell>
          <table:table-cell table:number-columns-repeated="8"/>
        </table:table-row>
        <table:table-row table:style-name="ro1">
          <table:table-cell office:value-type="float" office:value="1324" calcext:value-type="float">
            <text:p>1.32E+03</text:p>
          </table:table-cell>
          <table:table-cell office:value-type="float" office:value="0.0000000000096366396" calcext:value-type="float">
            <text:p>9.64E-12</text:p>
          </table:table-cell>
          <table:table-cell/>
          <table:table-cell office:value-type="float" office:value="1324" calcext:value-type="float">
            <text:p>1.32E+03</text:p>
          </table:table-cell>
          <table:table-cell office:value-type="float" office:value="0.0000000019485507" calcext:value-type="float">
            <text:p>1.95E-09</text:p>
          </table:table-cell>
          <table:table-cell/>
          <table:table-cell table:formula="of:=(1/[.D177])*(10^4)" office:value-type="float" office:value="7.55287009063444" calcext:value-type="float">
            <text:p>7.55287009063444</text:p>
          </table:table-cell>
          <table:table-cell table:formula="of:=(2.5*LOG(([.E177]/[.B177]);10)-2.6)/0.38" office:value-type="float" office:value="8.3275400867874" calcext:value-type="float">
            <text:p>8.3275400867874</text:p>
          </table:table-cell>
          <table:table-cell table:number-columns-repeated="8"/>
        </table:table-row>
        <table:table-row table:style-name="ro1">
          <table:table-cell office:value-type="float" office:value="1325" calcext:value-type="float">
            <text:p>1.33E+03</text:p>
          </table:table-cell>
          <table:table-cell office:value-type="float" office:value="0.00000000000975032555729755" calcext:value-type="float">
            <text:p>9.75E-12</text:p>
          </table:table-cell>
          <table:table-cell/>
          <table:table-cell office:value-type="float" office:value="1325" calcext:value-type="float">
            <text:p>1.33E+03</text:p>
          </table:table-cell>
          <table:table-cell office:value-type="float" office:value="0.00000000189842751560258" calcext:value-type="float">
            <text:p>1.90E-09</text:p>
          </table:table-cell>
          <table:table-cell/>
          <table:table-cell table:formula="of:=(1/[.D178])*(10^4)" office:value-type="float" office:value="7.54716981132075" calcext:value-type="float">
            <text:p>7.54716981132075</text:p>
          </table:table-cell>
          <table:table-cell table:formula="of:=(2.5*LOG(([.E178]/[.B178]);10)-2.6)/0.38" office:value-type="float" office:value="8.21957173098122" calcext:value-type="float">
            <text:p>8.21957173098122</text:p>
          </table:table-cell>
          <table:table-cell table:number-columns-repeated="8"/>
        </table:table-row>
        <table:table-row table:style-name="ro1">
          <table:table-cell office:value-type="float" office:value="1326" calcext:value-type="float">
            <text:p>1.33E+03</text:p>
          </table:table-cell>
          <table:table-cell office:value-type="float" office:value="0.00000000000974269927172243" calcext:value-type="float">
            <text:p>9.74E-12</text:p>
          </table:table-cell>
          <table:table-cell/>
          <table:table-cell office:value-type="float" office:value="1326" calcext:value-type="float">
            <text:p>1.33E+03</text:p>
          </table:table-cell>
          <table:table-cell office:value-type="float" office:value="0.00000000188488645398917" calcext:value-type="float">
            <text:p>1.88E-09</text:p>
          </table:table-cell>
          <table:table-cell/>
          <table:table-cell table:formula="of:=(1/[.D179])*(10^4)" office:value-type="float" office:value="7.54147812971342" calcext:value-type="float">
            <text:p>7.54147812971342</text:p>
          </table:table-cell>
          <table:table-cell table:formula="of:=(2.5*LOG(([.E179]/[.B179]);10)-2.6)/0.38" office:value-type="float" office:value="8.20135457864661" calcext:value-type="float">
            <text:p>8.20135457864661</text:p>
          </table:table-cell>
          <table:table-cell table:number-columns-repeated="8"/>
        </table:table-row>
        <table:table-row table:style-name="ro1">
          <table:table-cell office:value-type="float" office:value="1327" calcext:value-type="float">
            <text:p>1.33E+03</text:p>
          </table:table-cell>
          <table:table-cell office:value-type="float" office:value="0.0000000000089673659" calcext:value-type="float">
            <text:p>8.97E-12</text:p>
          </table:table-cell>
          <table:table-cell/>
          <table:table-cell office:value-type="float" office:value="1327" calcext:value-type="float">
            <text:p>1.33E+03</text:p>
          </table:table-cell>
          <table:table-cell office:value-type="float" office:value="0.0000000019572095" calcext:value-type="float">
            <text:p>1.96E-09</text:p>
          </table:table-cell>
          <table:table-cell/>
          <table:table-cell table:formula="of:=(1/[.D180])*(10^4)" office:value-type="float" office:value="7.53579502637528" calcext:value-type="float">
            <text:p>7.53579502637528</text:p>
          </table:table-cell>
          <table:table-cell table:formula="of:=(2.5*LOG(([.E180]/[.B180]);10)-2.6)/0.38" office:value-type="float" office:value="8.54587121206231" calcext:value-type="float">
            <text:p>8.54587121206231</text:p>
          </table:table-cell>
          <table:table-cell table:number-columns-repeated="8"/>
        </table:table-row>
        <table:table-row table:style-name="ro1">
          <table:table-cell office:value-type="float" office:value="1328" calcext:value-type="float">
            <text:p>1.33E+03</text:p>
          </table:table-cell>
          <table:table-cell office:value-type="float" office:value="0.00000000000850162766524976" calcext:value-type="float">
            <text:p>8.50E-12</text:p>
          </table:table-cell>
          <table:table-cell/>
          <table:table-cell office:value-type="float" office:value="1328" calcext:value-type="float">
            <text:p>1.33E+03</text:p>
          </table:table-cell>
          <table:table-cell office:value-type="float" office:value="0.00000000197068447775001" calcext:value-type="float">
            <text:p>1.97E-09</text:p>
          </table:table-cell>
          <table:table-cell/>
          <table:table-cell table:formula="of:=(1/[.D181])*(10^4)" office:value-type="float" office:value="7.53012048192771" calcext:value-type="float">
            <text:p>7.53012048192771</text:p>
          </table:table-cell>
          <table:table-cell table:formula="of:=(2.5*LOG(([.E181]/[.B181]);10)-2.6)/0.38" office:value-type="float" office:value="8.7178619409906" calcext:value-type="float">
            <text:p>8.7178619409906</text:p>
          </table:table-cell>
          <table:table-cell table:number-columns-repeated="8"/>
        </table:table-row>
        <table:table-row table:style-name="ro1">
          <table:table-cell office:value-type="float" office:value="1329" calcext:value-type="float">
            <text:p>1.33E+03</text:p>
          </table:table-cell>
          <table:table-cell office:value-type="float" office:value="0.0000000000077497496" calcext:value-type="float">
            <text:p>7.75E-12</text:p>
          </table:table-cell>
          <table:table-cell/>
          <table:table-cell office:value-type="float" office:value="1329" calcext:value-type="float">
            <text:p>1.33E+03</text:p>
          </table:table-cell>
          <table:table-cell office:value-type="float" office:value="0.0000000019924382" calcext:value-type="float">
            <text:p>1.99E-09</text:p>
          </table:table-cell>
          <table:table-cell/>
          <table:table-cell table:formula="of:=(1/[.D182])*(10^4)" office:value-type="float" office:value="7.52445447705041" calcext:value-type="float">
            <text:p>7.52445447705041</text:p>
          </table:table-cell>
          <table:table-cell table:formula="of:=(2.5*LOG(([.E182]/[.B182]);10)-2.6)/0.38" office:value-type="float" office:value="9.01379729790429" calcext:value-type="float">
            <text:p>9.01379729790429</text:p>
          </table:table-cell>
          <table:table-cell table:number-columns-repeated="8"/>
        </table:table-row>
        <table:table-row table:style-name="ro1">
          <table:table-cell office:value-type="float" office:value="1330" calcext:value-type="float">
            <text:p>1.33E+03</text:p>
          </table:table-cell>
          <table:table-cell office:value-type="float" office:value="0.00000000000634628775219974" calcext:value-type="float">
            <text:p>6.35E-12</text:p>
          </table:table-cell>
          <table:table-cell/>
          <table:table-cell office:value-type="float" office:value="1330" calcext:value-type="float">
            <text:p>1.33E+03</text:p>
          </table:table-cell>
          <table:table-cell office:value-type="float" office:value="0.00000000187139901839998" calcext:value-type="float">
            <text:p>1.87E-09</text:p>
          </table:table-cell>
          <table:table-cell/>
          <table:table-cell table:formula="of:=(1/[.D183])*(10^4)" office:value-type="float" office:value="7.5187969924812" calcext:value-type="float">
            <text:p>7.5187969924812</text:p>
          </table:table-cell>
          <table:table-cell table:formula="of:=(2.5*LOG(([.E183]/[.B183]);10)-2.6)/0.38" office:value-type="float" office:value="9.40556998309858" calcext:value-type="float">
            <text:p>9.40556998309858</text:p>
          </table:table-cell>
          <table:table-cell table:number-columns-repeated="8"/>
        </table:table-row>
        <table:table-row table:style-name="ro1">
          <table:table-cell office:value-type="float" office:value="1331" calcext:value-type="float">
            <text:p>1.33E+03</text:p>
          </table:table-cell>
          <table:table-cell office:value-type="float" office:value="0.00000000000578457384060008" calcext:value-type="float">
            <text:p>5.78E-12</text:p>
          </table:table-cell>
          <table:table-cell/>
          <table:table-cell office:value-type="float" office:value="1331" calcext:value-type="float">
            <text:p>1.33E+03</text:p>
          </table:table-cell>
          <table:table-cell office:value-type="float" office:value="0.00000000181722468289999" calcext:value-type="float">
            <text:p>1.82E-09</text:p>
          </table:table-cell>
          <table:table-cell/>
          <table:table-cell table:formula="of:=(1/[.D184])*(10^4)" office:value-type="float" office:value="7.51314800901578" calcext:value-type="float">
            <text:p>7.51314800901578</text:p>
          </table:table-cell>
          <table:table-cell table:formula="of:=(2.5*LOG(([.E184]/[.B184]);10)-2.6)/0.38" office:value-type="float" office:value="9.58642932790346" calcext:value-type="float">
            <text:p>9.58642932790346</text:p>
          </table:table-cell>
          <table:table-cell table:number-columns-repeated="8"/>
        </table:table-row>
        <table:table-row table:style-name="ro1">
          <table:table-cell office:value-type="float" office:value="1332" calcext:value-type="float">
            <text:p>1.33E+03</text:p>
          </table:table-cell>
          <table:table-cell office:value-type="float" office:value="0.0000000000065323701" calcext:value-type="float">
            <text:p>6.53E-12</text:p>
          </table:table-cell>
          <table:table-cell/>
          <table:table-cell office:value-type="float" office:value="1332" calcext:value-type="float">
            <text:p>1.33E+03</text:p>
          </table:table-cell>
          <table:table-cell office:value-type="float" office:value="0.0000000016932008" calcext:value-type="float">
            <text:p>1.69E-09</text:p>
          </table:table-cell>
          <table:table-cell/>
          <table:table-cell table:formula="of:=(1/[.D185])*(10^4)" office:value-type="float" office:value="7.50750750750751" calcext:value-type="float">
            <text:p>7.50750750750751</text:p>
          </table:table-cell>
          <table:table-cell table:formula="of:=(2.5*LOG(([.E185]/[.B185]);10)-2.6)/0.38" office:value-type="float" office:value="9.03709001783634" calcext:value-type="float">
            <text:p>9.03709001783634</text:p>
          </table:table-cell>
          <table:table-cell table:number-columns-repeated="8"/>
        </table:table-row>
        <table:table-row table:style-name="ro1">
          <table:table-cell office:value-type="float" office:value="1333" calcext:value-type="float">
            <text:p>1.33E+03</text:p>
          </table:table-cell>
          <table:table-cell office:value-type="float" office:value="0.00000000000774580894003577" calcext:value-type="float">
            <text:p>7.75E-12</text:p>
          </table:table-cell>
          <table:table-cell/>
          <table:table-cell office:value-type="float" office:value="1333" calcext:value-type="float">
            <text:p>1.33E+03</text:p>
          </table:table-cell>
          <table:table-cell office:value-type="float" office:value="0.00000000170133055050293" calcext:value-type="float">
            <text:p>1.70E-09</text:p>
          </table:table-cell>
          <table:table-cell/>
          <table:table-cell table:formula="of:=(1/[.D186])*(10^4)" office:value-type="float" office:value="7.50187546886722" calcext:value-type="float">
            <text:p>7.50187546886722</text:p>
          </table:table-cell>
          <table:table-cell table:formula="of:=(2.5*LOG(([.E186]/[.B186]);10)-2.6)/0.38" office:value-type="float" office:value="8.56396000168719" calcext:value-type="float">
            <text:p>8.56396000168719</text:p>
          </table:table-cell>
          <table:table-cell table:number-columns-repeated="8"/>
        </table:table-row>
        <table:table-row table:style-name="ro1">
          <table:table-cell office:value-type="float" office:value="1334" calcext:value-type="float">
            <text:p>1.33E+03</text:p>
          </table:table-cell>
          <table:table-cell office:value-type="float" office:value="0.0000000000099705374" calcext:value-type="float">
            <text:p>9.97E-12</text:p>
          </table:table-cell>
          <table:table-cell/>
          <table:table-cell office:value-type="float" office:value="1334" calcext:value-type="float">
            <text:p>1.33E+03</text:p>
          </table:table-cell>
          <table:table-cell office:value-type="float" office:value="0.0000000017162357" calcext:value-type="float">
            <text:p>1.72E-09</text:p>
          </table:table-cell>
          <table:table-cell/>
          <table:table-cell table:formula="of:=(1/[.D187])*(10^4)" office:value-type="float" office:value="7.49625187406297" calcext:value-type="float">
            <text:p>7.49625187406297</text:p>
          </table:table-cell>
          <table:table-cell table:formula="of:=(2.5*LOG(([.E187]/[.B187]);10)-2.6)/0.38" office:value-type="float" office:value="7.86748924172606" calcext:value-type="float">
            <text:p>7.86748924172606</text:p>
          </table:table-cell>
          <table:table-cell table:number-columns-repeated="8"/>
        </table:table-row>
        <table:table-row table:style-name="ro1">
          <table:table-cell office:value-type="float" office:value="1335" calcext:value-type="float">
            <text:p>1.34E+03</text:p>
          </table:table-cell>
          <table:table-cell office:value-type="float" office:value="0.0000000000121755821577856" calcext:value-type="float">
            <text:p>1.22E-11</text:p>
          </table:table-cell>
          <table:table-cell/>
          <table:table-cell office:value-type="float" office:value="1335" calcext:value-type="float">
            <text:p>1.34E+03</text:p>
          </table:table-cell>
          <table:table-cell office:value-type="float" office:value="0.00000000199518542078506" calcext:value-type="float">
            <text:p>2.00E-09</text:p>
          </table:table-cell>
          <table:table-cell/>
          <table:table-cell table:formula="of:=(1/[.D188])*(10^4)" office:value-type="float" office:value="7.49063670411985" calcext:value-type="float">
            <text:p>7.49063670411985</text:p>
          </table:table-cell>
          <table:table-cell table:formula="of:=(2.5*LOG(([.E188]/[.B188]);10)-2.6)/0.38" office:value-type="float" office:value="7.72693109951964" calcext:value-type="float">
            <text:p>7.72693109951964</text:p>
          </table:table-cell>
          <table:table-cell table:number-columns-repeated="8"/>
        </table:table-row>
        <table:table-row table:style-name="ro1">
          <table:table-cell office:value-type="float" office:value="1336" calcext:value-type="float">
            <text:p>1.34E+03</text:p>
          </table:table-cell>
          <table:table-cell office:value-type="float" office:value="0.0000000000132272619695" calcext:value-type="float">
            <text:p>1.32E-11</text:p>
          </table:table-cell>
          <table:table-cell/>
          <table:table-cell office:value-type="float" office:value="1336" calcext:value-type="float">
            <text:p>1.34E+03</text:p>
          </table:table-cell>
          <table:table-cell office:value-type="float" office:value="0.00000000212816884779999" calcext:value-type="float">
            <text:p>2.13E-09</text:p>
          </table:table-cell>
          <table:table-cell/>
          <table:table-cell table:formula="of:=(1/[.D189])*(10^4)" office:value-type="float" office:value="7.48502994011976" calcext:value-type="float">
            <text:p>7.48502994011976</text:p>
          </table:table-cell>
          <table:table-cell table:formula="of:=(2.5*LOG(([.E189]/[.B189]);10)-2.6)/0.38" office:value-type="float" office:value="7.67457978115481" calcext:value-type="float">
            <text:p>7.67457978115481</text:p>
          </table:table-cell>
          <table:table-cell table:number-columns-repeated="8"/>
        </table:table-row>
        <table:table-row table:style-name="ro1">
          <table:table-cell office:value-type="float" office:value="1337" calcext:value-type="float">
            <text:p>1.34E+03</text:p>
          </table:table-cell>
          <table:table-cell office:value-type="float" office:value="0.000000000013139245" calcext:value-type="float">
            <text:p>1.31E-11</text:p>
          </table:table-cell>
          <table:table-cell/>
          <table:table-cell office:value-type="float" office:value="1337" calcext:value-type="float">
            <text:p>1.34E+03</text:p>
          </table:table-cell>
          <table:table-cell office:value-type="float" office:value="0.0000000019979296" calcext:value-type="float">
            <text:p>2.00E-09</text:p>
          </table:table-cell>
          <table:table-cell/>
          <table:table-cell table:formula="of:=(1/[.D190])*(10^4)" office:value-type="float" office:value="7.4794315632012" calcext:value-type="float">
            <text:p>7.4794315632012</text:p>
          </table:table-cell>
          <table:table-cell table:formula="of:=(2.5*LOG(([.E190]/[.B190]);10)-2.6)/0.38" office:value-type="float" office:value="7.51322217368273" calcext:value-type="float">
            <text:p>7.51322217368273</text:p>
          </table:table-cell>
          <table:table-cell table:number-columns-repeated="8"/>
        </table:table-row>
        <table:table-row table:style-name="ro1">
          <table:table-cell office:value-type="float" office:value="1338" calcext:value-type="float">
            <text:p>1.34E+03</text:p>
          </table:table-cell>
          <table:table-cell office:value-type="float" office:value="0.0000000000126378216279999" calcext:value-type="float">
            <text:p>1.26E-11</text:p>
          </table:table-cell>
          <table:table-cell/>
          <table:table-cell office:value-type="float" office:value="1338" calcext:value-type="float">
            <text:p>1.34E+03</text:p>
          </table:table-cell>
          <table:table-cell office:value-type="float" office:value="0.00000000195137037879999" calcext:value-type="float">
            <text:p>1.95E-09</text:p>
          </table:table-cell>
          <table:table-cell/>
          <table:table-cell table:formula="of:=(1/[.D191])*(10^4)" office:value-type="float" office:value="7.47384155455904" calcext:value-type="float">
            <text:p>7.47384155455904</text:p>
          </table:table-cell>
          <table:table-cell table:formula="of:=(2.5*LOG(([.E191]/[.B191]);10)-2.6)/0.38" office:value-type="float" office:value="7.55702293993581" calcext:value-type="float">
            <text:p>7.55702293993581</text:p>
          </table:table-cell>
          <table:table-cell table:number-columns-repeated="8"/>
        </table:table-row>
        <table:table-row table:style-name="ro1">
          <table:table-cell office:value-type="float" office:value="1339" calcext:value-type="float">
            <text:p>1.34E+03</text:p>
          </table:table-cell>
          <table:table-cell office:value-type="float" office:value="0.000000000011591642" calcext:value-type="float">
            <text:p>1.16E-11</text:p>
          </table:table-cell>
          <table:table-cell/>
          <table:table-cell office:value-type="float" office:value="1339" calcext:value-type="float">
            <text:p>1.34E+03</text:p>
          </table:table-cell>
          <table:table-cell office:value-type="float" office:value="0.0000000018542283" calcext:value-type="float">
            <text:p>1.85E-09</text:p>
          </table:table-cell>
          <table:table-cell/>
          <table:table-cell table:formula="of:=(1/[.D192])*(10^4)" office:value-type="float" office:value="7.46825989544436" calcext:value-type="float">
            <text:p>7.46825989544436</text:p>
          </table:table-cell>
          <table:table-cell table:formula="of:=(2.5*LOG(([.E192]/[.B192]);10)-2.6)/0.38" office:value-type="float" office:value="7.65801477232499" calcext:value-type="float">
            <text:p>7.65801477232499</text:p>
          </table:table-cell>
          <table:table-cell table:number-columns-repeated="8"/>
        </table:table-row>
        <table:table-row table:style-name="ro1">
          <table:table-cell office:value-type="float" office:value="1340" calcext:value-type="float">
            <text:p>1.34E+03</text:p>
          </table:table-cell>
          <table:table-cell office:value-type="float" office:value="0.0000000000103446055624999" calcext:value-type="float">
            <text:p>1.03E-11</text:p>
          </table:table-cell>
          <table:table-cell/>
          <table:table-cell office:value-type="float" office:value="1340" calcext:value-type="float">
            <text:p>1.34E+03</text:p>
          </table:table-cell>
          <table:table-cell office:value-type="float" office:value="0.00000000185490409575" calcext:value-type="float">
            <text:p>1.85E-09</text:p>
          </table:table-cell>
          <table:table-cell/>
          <table:table-cell table:formula="of:=(1/[.D193])*(10^4)" office:value-type="float" office:value="7.46268656716418" calcext:value-type="float">
            <text:p>7.46268656716418</text:p>
          </table:table-cell>
          <table:table-cell table:formula="of:=(2.5*LOG(([.E193]/[.B193]);10)-2.6)/0.38" office:value-type="float" office:value="7.98426002897686" calcext:value-type="float">
            <text:p>7.98426002897686</text:p>
          </table:table-cell>
          <table:table-cell table:number-columns-repeated="8"/>
        </table:table-row>
        <table:table-row table:style-name="ro1">
          <table:table-cell office:value-type="float" office:value="1341" calcext:value-type="float">
            <text:p>1.34E+03</text:p>
          </table:table-cell>
          <table:table-cell office:value-type="float" office:value="0.000000000009665717" calcext:value-type="float">
            <text:p>9.67E-12</text:p>
          </table:table-cell>
          <table:table-cell/>
          <table:table-cell office:value-type="float" office:value="1341" calcext:value-type="float">
            <text:p>1.34E+03</text:p>
          </table:table-cell>
          <table:table-cell office:value-type="float" office:value="0.000000001855272" calcext:value-type="float">
            <text:p>1.86E-09</text:p>
          </table:table-cell>
          <table:table-cell/>
          <table:table-cell table:formula="of:=(1/[.D194])*(10^4)" office:value-type="float" office:value="7.45712155108128" calcext:value-type="float">
            <text:p>7.45712155108128</text:p>
          </table:table-cell>
          <table:table-cell table:formula="of:=(2.5*LOG(([.E194]/[.B194]);10)-2.6)/0.38" office:value-type="float" office:value="8.17877312371195" calcext:value-type="float">
            <text:p>8.17877312371195</text:p>
          </table:table-cell>
          <table:table-cell table:number-columns-repeated="8"/>
        </table:table-row>
        <table:table-row table:style-name="ro1">
          <table:table-cell office:value-type="float" office:value="1342" calcext:value-type="float">
            <text:p>1.34E+03</text:p>
          </table:table-cell>
          <table:table-cell office:value-type="float" office:value="0.00000000000993731752683411" calcext:value-type="float">
            <text:p>9.94E-12</text:p>
          </table:table-cell>
          <table:table-cell/>
          <table:table-cell office:value-type="float" office:value="1342" calcext:value-type="float">
            <text:p>1.34E+03</text:p>
          </table:table-cell>
          <table:table-cell office:value-type="float" office:value="0.00000000185012652131637" calcext:value-type="float">
            <text:p>1.85E-09</text:p>
          </table:table-cell>
          <table:table-cell/>
          <table:table-cell table:formula="of:=(1/[.D195])*(10^4)" office:value-type="float" office:value="7.45156482861401" calcext:value-type="float">
            <text:p>7.45156482861401</text:p>
          </table:table-cell>
          <table:table-cell table:formula="of:=(2.5*LOG(([.E195]/[.B195]);10)-2.6)/0.38" office:value-type="float" office:value="8.09165961646358" calcext:value-type="float">
            <text:p>8.09165961646358</text:p>
          </table:table-cell>
          <table:table-cell table:number-columns-repeated="8"/>
        </table:table-row>
        <table:table-row table:style-name="ro1">
          <table:table-cell office:value-type="float" office:value="1343" calcext:value-type="float">
            <text:p>1.34E+03</text:p>
          </table:table-cell>
          <table:table-cell office:value-type="float" office:value="0.0000000000101579805434281" calcext:value-type="float">
            <text:p>1.02E-11</text:p>
          </table:table-cell>
          <table:table-cell/>
          <table:table-cell office:value-type="float" office:value="1343" calcext:value-type="float">
            <text:p>1.34E+03</text:p>
          </table:table-cell>
          <table:table-cell office:value-type="float" office:value="0.00000000187210035802861" calcext:value-type="float">
            <text:p>1.87E-09</text:p>
          </table:table-cell>
          <table:table-cell/>
          <table:table-cell table:formula="of:=(1/[.D196])*(10^4)" office:value-type="float" office:value="7.44601638123604" calcext:value-type="float">
            <text:p>7.44601638123604</text:p>
          </table:table-cell>
          <table:table-cell table:formula="of:=(2.5*LOG(([.E196]/[.B196]);10)-2.6)/0.38" office:value-type="float" office:value="8.06264309002395" calcext:value-type="float">
            <text:p>8.06264309002395</text:p>
          </table:table-cell>
          <table:table-cell table:number-columns-repeated="8"/>
        </table:table-row>
        <table:table-row table:style-name="ro1">
          <table:table-cell office:value-type="float" office:value="1344" calcext:value-type="float">
            <text:p>1.34E+03</text:p>
          </table:table-cell>
          <table:table-cell office:value-type="float" office:value="0.000000000010665785" calcext:value-type="float">
            <text:p>1.07E-11</text:p>
          </table:table-cell>
          <table:table-cell/>
          <table:table-cell office:value-type="float" office:value="1344" calcext:value-type="float">
            <text:p>1.34E+03</text:p>
          </table:table-cell>
          <table:table-cell office:value-type="float" office:value="0.0000000019249657" calcext:value-type="float">
            <text:p>1.92E-09</text:p>
          </table:table-cell>
          <table:table-cell/>
          <table:table-cell table:formula="of:=(1/[.D197])*(10^4)" office:value-type="float" office:value="7.44047619047619" calcext:value-type="float">
            <text:p>7.44047619047619</text:p>
          </table:table-cell>
          <table:table-cell table:formula="of:=(2.5*LOG(([.E197]/[.B197]);10)-2.6)/0.38" office:value-type="float" office:value="8.00283006890925" calcext:value-type="float">
            <text:p>8.00283006890925</text:p>
          </table:table-cell>
          <table:table-cell table:number-columns-repeated="8"/>
        </table:table-row>
        <table:table-row table:style-name="ro1">
          <table:table-cell office:value-type="float" office:value="1345" calcext:value-type="float">
            <text:p>1.35E+03</text:p>
          </table:table-cell>
          <table:table-cell office:value-type="float" office:value="0.000000000011370586779" calcext:value-type="float">
            <text:p>1.14E-11</text:p>
          </table:table-cell>
          <table:table-cell/>
          <table:table-cell office:value-type="float" office:value="1345" calcext:value-type="float">
            <text:p>1.35E+03</text:p>
          </table:table-cell>
          <table:table-cell office:value-type="float" office:value="0.00000000206150637850001" calcext:value-type="float">
            <text:p>2.06E-09</text:p>
          </table:table-cell>
          <table:table-cell/>
          <table:table-cell table:formula="of:=(1/[.D198])*(10^4)" office:value-type="float" office:value="7.43494423791822" calcext:value-type="float">
            <text:p>7.43494423791822</text:p>
          </table:table-cell>
          <table:table-cell table:formula="of:=(2.5*LOG(([.E198]/[.B198]);10)-2.6)/0.38" office:value-type="float" office:value="8.01580135434725" calcext:value-type="float">
            <text:p>8.01580135434725</text:p>
          </table:table-cell>
          <table:table-cell table:number-columns-repeated="8"/>
        </table:table-row>
        <table:table-row table:style-name="ro1">
          <table:table-cell office:value-type="float" office:value="1346" calcext:value-type="float">
            <text:p>1.35E+03</text:p>
          </table:table-cell>
          <table:table-cell office:value-type="float" office:value="0.000000000011805319" calcext:value-type="float">
            <text:p>1.18E-11</text:p>
          </table:table-cell>
          <table:table-cell/>
          <table:table-cell office:value-type="float" office:value="1346" calcext:value-type="float">
            <text:p>1.35E+03</text:p>
          </table:table-cell>
          <table:table-cell office:value-type="float" office:value="0.0000000021457267" calcext:value-type="float">
            <text:p>2.15E-09</text:p>
          </table:table-cell>
          <table:table-cell/>
          <table:table-cell table:formula="of:=(1/[.D199])*(10^4)" office:value-type="float" office:value="7.42942050520059" calcext:value-type="float">
            <text:p>7.42942050520059</text:p>
          </table:table-cell>
          <table:table-cell table:formula="of:=(2.5*LOG(([.E199]/[.B199]);10)-2.6)/0.38" office:value-type="float" office:value="8.02300446284748" calcext:value-type="float">
            <text:p>8.02300446284748</text:p>
          </table:table-cell>
          <table:table-cell table:number-columns-repeated="8"/>
        </table:table-row>
        <table:table-row table:style-name="ro1">
          <table:table-cell office:value-type="float" office:value="1347" calcext:value-type="float">
            <text:p>1.35E+03</text:p>
          </table:table-cell>
          <table:table-cell office:value-type="float" office:value="0.000000000013183028854" calcext:value-type="float">
            <text:p>1.32E-11</text:p>
          </table:table-cell>
          <table:table-cell/>
          <table:table-cell office:value-type="float" office:value="1347" calcext:value-type="float">
            <text:p>1.35E+03</text:p>
          </table:table-cell>
          <table:table-cell office:value-type="float" office:value="0.000000002332696273" calcext:value-type="float">
            <text:p>2.33E-09</text:p>
          </table:table-cell>
          <table:table-cell/>
          <table:table-cell table:formula="of:=(1/[.D200])*(10^4)" office:value-type="float" office:value="7.42390497401633" calcext:value-type="float">
            <text:p>7.42390497401633</text:p>
          </table:table-cell>
          <table:table-cell table:formula="of:=(2.5*LOG(([.E200]/[.B200]);10)-2.6)/0.38" office:value-type="float" office:value="7.94633547929054" calcext:value-type="float">
            <text:p>7.94633547929054</text:p>
          </table:table-cell>
          <table:table-cell table:number-columns-repeated="8"/>
        </table:table-row>
        <table:table-row table:style-name="ro1">
          <table:table-cell office:value-type="float" office:value="1348" calcext:value-type="float">
            <text:p>1.35E+03</text:p>
          </table:table-cell>
          <table:table-cell office:value-type="float" office:value="0.0000000000132742149905" calcext:value-type="float">
            <text:p>1.33E-11</text:p>
          </table:table-cell>
          <table:table-cell/>
          <table:table-cell office:value-type="float" office:value="1348" calcext:value-type="float">
            <text:p>1.35E+03</text:p>
          </table:table-cell>
          <table:table-cell office:value-type="float" office:value="0.0000000022941493963" calcext:value-type="float">
            <text:p>2.29E-09</text:p>
          </table:table-cell>
          <table:table-cell/>
          <table:table-cell table:formula="of:=(1/[.D201])*(10^4)" office:value-type="float" office:value="7.41839762611276" calcext:value-type="float">
            <text:p>7.41839762611276</text:p>
          </table:table-cell>
          <table:table-cell table:formula="of:=(2.5*LOG(([.E201]/[.B201]);10)-2.6)/0.38" office:value-type="float" office:value="7.87903189965692" calcext:value-type="float">
            <text:p>7.87903189965692</text:p>
          </table:table-cell>
          <table:table-cell table:number-columns-repeated="8"/>
        </table:table-row>
        <table:table-row table:style-name="ro1">
          <table:table-cell office:value-type="float" office:value="1349" calcext:value-type="float">
            <text:p>1.35E+03</text:p>
          </table:table-cell>
          <table:table-cell office:value-type="float" office:value="0.000000000013291807" calcext:value-type="float">
            <text:p>1.33E-11</text:p>
          </table:table-cell>
          <table:table-cell/>
          <table:table-cell office:value-type="float" office:value="1349" calcext:value-type="float">
            <text:p>1.35E+03</text:p>
          </table:table-cell>
          <table:table-cell office:value-type="float" office:value="0.0000000021556628" calcext:value-type="float">
            <text:p>2.16E-09</text:p>
          </table:table-cell>
          <table:table-cell/>
          <table:table-cell table:formula="of:=(1/[.D202])*(10^4)" office:value-type="float" office:value="7.41289844329133" calcext:value-type="float">
            <text:p>7.41289844329133</text:p>
          </table:table-cell>
          <table:table-cell table:formula="of:=(2.5*LOG(([.E202]/[.B202]);10)-2.6)/0.38" office:value-type="float" office:value="7.69734737252246" calcext:value-type="float">
            <text:p>7.69734737252246</text:p>
          </table:table-cell>
          <table:table-cell table:number-columns-repeated="8"/>
        </table:table-row>
        <table:table-row table:style-name="ro1">
          <table:table-cell office:value-type="float" office:value="1350" calcext:value-type="float">
            <text:p>1.35E+03</text:p>
          </table:table-cell>
          <table:table-cell office:value-type="float" office:value="0.0000000000127733644439865" calcext:value-type="float">
            <text:p>1.28E-11</text:p>
          </table:table-cell>
          <table:table-cell/>
          <table:table-cell office:value-type="float" office:value="1350" calcext:value-type="float">
            <text:p>1.35E+03</text:p>
          </table:table-cell>
          <table:table-cell office:value-type="float" office:value="0.00000000210505323150951" calcext:value-type="float">
            <text:p>2.11E-09</text:p>
          </table:table-cell>
          <table:table-cell/>
          <table:table-cell table:formula="of:=(1/[.D203])*(10^4)" office:value-type="float" office:value="7.40740740740741" calcext:value-type="float">
            <text:p>7.40740740740741</text:p>
          </table:table-cell>
          <table:table-cell table:formula="of:=(2.5*LOG(([.E203]/[.B203]);10)-2.6)/0.38" office:value-type="float" office:value="7.74314328339952" calcext:value-type="float">
            <text:p>7.74314328339952</text:p>
          </table:table-cell>
          <table:table-cell table:number-columns-repeated="8"/>
        </table:table-row>
        <table:table-row table:style-name="ro1">
          <table:table-cell office:value-type="float" office:value="1351" calcext:value-type="float">
            <text:p>1.35E+03</text:p>
          </table:table-cell>
          <table:table-cell office:value-type="float" office:value="0.000000000012411491" calcext:value-type="float">
            <text:p>1.24E-11</text:p>
          </table:table-cell>
          <table:table-cell/>
          <table:table-cell office:value-type="float" office:value="1351" calcext:value-type="float">
            <text:p>1.35E+03</text:p>
          </table:table-cell>
          <table:table-cell office:value-type="float" office:value="0.0000000020697277" calcext:value-type="float">
            <text:p>2.07E-09</text:p>
          </table:table-cell>
          <table:table-cell/>
          <table:table-cell table:formula="of:=(1/[.D204])*(10^4)" office:value-type="float" office:value="7.4019245003701" calcext:value-type="float">
            <text:p>7.4019245003701</text:p>
          </table:table-cell>
          <table:table-cell table:formula="of:=(2.5*LOG(([.E204]/[.B204]);10)-2.6)/0.38" office:value-type="float" office:value="7.77690299571691" calcext:value-type="float">
            <text:p>7.77690299571691</text:p>
          </table:table-cell>
          <table:table-cell table:number-columns-repeated="8"/>
        </table:table-row>
        <table:table-row table:style-name="ro1">
          <table:table-cell office:value-type="float" office:value="1352" calcext:value-type="float">
            <text:p>1.35E+03</text:p>
          </table:table-cell>
          <table:table-cell office:value-type="float" office:value="0.0000000000130787186694984" calcext:value-type="float">
            <text:p>1.31E-11</text:p>
          </table:table-cell>
          <table:table-cell/>
          <table:table-cell office:value-type="float" office:value="1352" calcext:value-type="float">
            <text:p>1.35E+03</text:p>
          </table:table-cell>
          <table:table-cell office:value-type="float" office:value="0.00000000206403052347586" calcext:value-type="float">
            <text:p>2.06E-09</text:p>
          </table:table-cell>
          <table:table-cell/>
          <table:table-cell table:formula="of:=(1/[.D205])*(10^4)" office:value-type="float" office:value="7.39644970414201" calcext:value-type="float">
            <text:p>7.39644970414201</text:p>
          </table:table-cell>
          <table:table-cell table:formula="of:=(2.5*LOG(([.E205]/[.B205]);10)-2.6)/0.38" office:value-type="float" office:value="7.61941393100142" calcext:value-type="float">
            <text:p>7.61941393100142</text:p>
          </table:table-cell>
          <table:table-cell table:number-columns-repeated="8"/>
        </table:table-row>
        <table:table-row table:style-name="ro1">
          <table:table-cell office:value-type="float" office:value="1353" calcext:value-type="float">
            <text:p>1.35E+03</text:p>
          </table:table-cell>
          <table:table-cell office:value-type="float" office:value="0.0000000000130916673445" calcext:value-type="float">
            <text:p>1.31E-11</text:p>
          </table:table-cell>
          <table:table-cell/>
          <table:table-cell office:value-type="float" office:value="1353" calcext:value-type="float">
            <text:p>1.35E+03</text:p>
          </table:table-cell>
          <table:table-cell office:value-type="float" office:value="0.0000000020834501028" calcext:value-type="float">
            <text:p>2.08E-09</text:p>
          </table:table-cell>
          <table:table-cell/>
          <table:table-cell table:formula="of:=(1/[.D206])*(10^4)" office:value-type="float" office:value="7.3909830007391" calcext:value-type="float">
            <text:p>7.3909830007391</text:p>
          </table:table-cell>
          <table:table-cell table:formula="of:=(2.5*LOG(([.E206]/[.B206]);10)-2.6)/0.38" office:value-type="float" office:value="7.64334304200477" calcext:value-type="float">
            <text:p>7.64334304200477</text:p>
          </table:table-cell>
          <table:table-cell table:number-columns-repeated="8"/>
        </table:table-row>
        <table:table-row table:style-name="ro1">
          <table:table-cell office:value-type="float" office:value="1354" calcext:value-type="float">
            <text:p>1.35E+03</text:p>
          </table:table-cell>
          <table:table-cell office:value-type="float" office:value="0.000000000012928273" calcext:value-type="float">
            <text:p>1.29E-11</text:p>
          </table:table-cell>
          <table:table-cell/>
          <table:table-cell office:value-type="float" office:value="1354" calcext:value-type="float">
            <text:p>1.35E+03</text:p>
          </table:table-cell>
          <table:table-cell office:value-type="float" office:value="0.000000002147895" calcext:value-type="float">
            <text:p>2.15E-09</text:p>
          </table:table-cell>
          <table:table-cell/>
          <table:table-cell table:formula="of:=(1/[.D207])*(10^4)" office:value-type="float" office:value="7.38552437223043" calcext:value-type="float">
            <text:p>7.38552437223043</text:p>
          </table:table-cell>
          <table:table-cell table:formula="of:=(2.5*LOG(([.E207]/[.B207]);10)-2.6)/0.38" office:value-type="float" office:value="7.76626666262404" calcext:value-type="float">
            <text:p>7.76626666262404</text:p>
          </table:table-cell>
          <table:table-cell table:number-columns-repeated="8"/>
        </table:table-row>
        <table:table-row table:style-name="ro1">
          <table:table-cell office:value-type="float" office:value="1355" calcext:value-type="float">
            <text:p>1.36E+03</text:p>
          </table:table-cell>
          <table:table-cell office:value-type="float" office:value="0.00000000001317177276" calcext:value-type="float">
            <text:p>1.32E-11</text:p>
          </table:table-cell>
          <table:table-cell/>
          <table:table-cell office:value-type="float" office:value="1355" calcext:value-type="float">
            <text:p>1.36E+03</text:p>
          </table:table-cell>
          <table:table-cell office:value-type="float" office:value="0.000000002156261176" calcext:value-type="float">
            <text:p>2.16E-09</text:p>
          </table:table-cell>
          <table:table-cell/>
          <table:table-cell table:formula="of:=(1/[.D208])*(10^4)" office:value-type="float" office:value="7.38007380073801" calcext:value-type="float">
            <text:p>7.38007380073801</text:p>
          </table:table-cell>
          <table:table-cell table:formula="of:=(2.5*LOG(([.E208]/[.B208]);10)-2.6)/0.38" office:value-type="float" office:value="7.7240600904881" calcext:value-type="float">
            <text:p>7.7240600904881</text:p>
          </table:table-cell>
          <table:table-cell table:number-columns-repeated="8"/>
        </table:table-row>
        <table:table-row table:style-name="ro1">
          <table:table-cell office:value-type="float" office:value="1356" calcext:value-type="float">
            <text:p>1.36E+03</text:p>
          </table:table-cell>
          <table:table-cell office:value-type="float" office:value="0.000000000013363094" calcext:value-type="float">
            <text:p>1.34E-11</text:p>
          </table:table-cell>
          <table:table-cell/>
          <table:table-cell office:value-type="float" office:value="1356" calcext:value-type="float">
            <text:p>1.36E+03</text:p>
          </table:table-cell>
          <table:table-cell office:value-type="float" office:value="0.0000000021628346" calcext:value-type="float">
            <text:p>2.16E-09</text:p>
          </table:table-cell>
          <table:table-cell/>
          <table:table-cell table:formula="of:=(1/[.D209])*(10^4)" office:value-type="float" office:value="7.37463126843658" calcext:value-type="float">
            <text:p>7.37463126843658</text:p>
          </table:table-cell>
          <table:table-cell table:formula="of:=(2.5*LOG(([.E209]/[.B209]);10)-2.6)/0.38" office:value-type="float" office:value="7.69155450802583" calcext:value-type="float">
            <text:p>7.69155450802583</text:p>
          </table:table-cell>
          <table:table-cell table:number-columns-repeated="8"/>
        </table:table-row>
        <table:table-row table:style-name="ro1">
          <table:table-cell office:value-type="float" office:value="1357" calcext:value-type="float">
            <text:p>1.36E+03</text:p>
          </table:table-cell>
          <table:table-cell office:value-type="float" office:value="0.0000000000126007439375001" calcext:value-type="float">
            <text:p>1.26E-11</text:p>
          </table:table-cell>
          <table:table-cell/>
          <table:table-cell office:value-type="float" office:value="1357" calcext:value-type="float">
            <text:p>1.36E+03</text:p>
          </table:table-cell>
          <table:table-cell office:value-type="float" office:value="0.00000000204872094485001" calcext:value-type="float">
            <text:p>2.05E-09</text:p>
          </table:table-cell>
          <table:table-cell/>
          <table:table-cell table:formula="of:=(1/[.D210])*(10^4)" office:value-type="float" office:value="7.36919675755343" calcext:value-type="float">
            <text:p>7.36919675755343</text:p>
          </table:table-cell>
          <table:table-cell table:formula="of:=(2.5*LOG(([.E210]/[.B210]);10)-2.6)/0.38" office:value-type="float" office:value="7.70451724444875" calcext:value-type="float">
            <text:p>7.70451724444875</text:p>
          </table:table-cell>
          <table:table-cell table:number-columns-repeated="8"/>
        </table:table-row>
        <table:table-row table:style-name="ro1">
          <table:table-cell office:value-type="float" office:value="1358" calcext:value-type="float">
            <text:p>1.36E+03</text:p>
          </table:table-cell>
          <table:table-cell office:value-type="float" office:value="0.0000000000125018621912617" calcext:value-type="float">
            <text:p>1.25E-11</text:p>
          </table:table-cell>
          <table:table-cell/>
          <table:table-cell office:value-type="float" office:value="1358" calcext:value-type="float">
            <text:p>1.36E+03</text:p>
          </table:table-cell>
          <table:table-cell office:value-type="float" office:value="0.00000000204912145694413" calcext:value-type="float">
            <text:p>2.05E-09</text:p>
          </table:table-cell>
          <table:table-cell/>
          <table:table-cell table:formula="of:=(1/[.D211])*(10^4)" office:value-type="float" office:value="7.36377025036819" calcext:value-type="float">
            <text:p>7.36377025036819</text:p>
          </table:table-cell>
          <table:table-cell table:formula="of:=(2.5*LOG(([.E211]/[.B211]);10)-2.6)/0.38" office:value-type="float" office:value="7.72758548438562" calcext:value-type="float">
            <text:p>7.72758548438562</text:p>
          </table:table-cell>
          <table:table-cell table:number-columns-repeated="8"/>
        </table:table-row>
        <table:table-row table:style-name="ro1">
          <table:table-cell office:value-type="float" office:value="1359" calcext:value-type="float">
            <text:p>1.36E+03</text:p>
          </table:table-cell>
          <table:table-cell office:value-type="float" office:value="0.000000000012508159" calcext:value-type="float">
            <text:p>1.25E-11</text:p>
          </table:table-cell>
          <table:table-cell/>
          <table:table-cell office:value-type="float" office:value="1359" calcext:value-type="float">
            <text:p>1.36E+03</text:p>
          </table:table-cell>
          <table:table-cell office:value-type="float" office:value="0.0000000021083182" calcext:value-type="float">
            <text:p>2.11E-09</text:p>
          </table:table-cell>
          <table:table-cell/>
          <table:table-cell table:formula="of:=(1/[.D212])*(10^4)" office:value-type="float" office:value="7.35835172921266" calcext:value-type="float">
            <text:p>7.35835172921266</text:p>
          </table:table-cell>
          <table:table-cell table:formula="of:=(2.5*LOG(([.E212]/[.B212]);10)-2.6)/0.38" office:value-type="float" office:value="7.80751818803424" calcext:value-type="float">
            <text:p>7.80751818803424</text:p>
          </table:table-cell>
          <table:table-cell table:number-columns-repeated="8"/>
        </table:table-row>
        <table:table-row table:style-name="ro1">
          <table:table-cell office:value-type="float" office:value="1360" calcext:value-type="float">
            <text:p>1.36E+03</text:p>
          </table:table-cell>
          <table:table-cell office:value-type="float" office:value="0.000000000012097862691911" calcext:value-type="float">
            <text:p>1.21E-11</text:p>
          </table:table-cell>
          <table:table-cell/>
          <table:table-cell office:value-type="float" office:value="1360" calcext:value-type="float">
            <text:p>1.36E+03</text:p>
          </table:table-cell>
          <table:table-cell office:value-type="float" office:value="0.00000000205943047544229" calcext:value-type="float">
            <text:p>2.06E-09</text:p>
          </table:table-cell>
          <table:table-cell/>
          <table:table-cell table:formula="of:=(1/[.D213])*(10^4)" office:value-type="float" office:value="7.35294117647059" calcext:value-type="float">
            <text:p>7.35294117647059</text:p>
          </table:table-cell>
          <table:table-cell table:formula="of:=(2.5*LOG(([.E213]/[.B213]);10)-2.6)/0.38" office:value-type="float" office:value="7.83577950058434" calcext:value-type="float">
            <text:p>7.83577950058434</text:p>
          </table:table-cell>
          <table:table-cell table:number-columns-repeated="8"/>
        </table:table-row>
        <table:table-row table:style-name="ro1">
          <table:table-cell office:value-type="float" office:value="1361" calcext:value-type="float">
            <text:p>1.36E+03</text:p>
          </table:table-cell>
          <table:table-cell office:value-type="float" office:value="0.000000000011735581" calcext:value-type="float">
            <text:p>1.17E-11</text:p>
          </table:table-cell>
          <table:table-cell/>
          <table:table-cell office:value-type="float" office:value="1361" calcext:value-type="float">
            <text:p>1.36E+03</text:p>
          </table:table-cell>
          <table:table-cell office:value-type="float" office:value="0.0000000020162638" calcext:value-type="float">
            <text:p>2.02E-09</text:p>
          </table:table-cell>
          <table:table-cell/>
          <table:table-cell table:formula="of:=(1/[.D214])*(10^4)" office:value-type="float" office:value="7.34753857457752" calcext:value-type="float">
            <text:p>7.34753857457752</text:p>
          </table:table-cell>
          <table:table-cell table:formula="of:=(2.5*LOG(([.E214]/[.B214]);10)-2.6)/0.38" office:value-type="float" office:value="7.86212340486623" calcext:value-type="float">
            <text:p>7.86212340486623</text:p>
          </table:table-cell>
          <table:table-cell table:number-columns-repeated="8"/>
        </table:table-row>
        <table:table-row table:style-name="ro1">
          <table:table-cell office:value-type="float" office:value="1362" calcext:value-type="float">
            <text:p>1.36E+03</text:p>
          </table:table-cell>
          <table:table-cell office:value-type="float" office:value="0.0000000000121747230765" calcext:value-type="float">
            <text:p>1.22E-11</text:p>
          </table:table-cell>
          <table:table-cell/>
          <table:table-cell office:value-type="float" office:value="1362" calcext:value-type="float">
            <text:p>1.36E+03</text:p>
          </table:table-cell>
          <table:table-cell office:value-type="float" office:value="0.00000000199845473825" calcext:value-type="float">
            <text:p>2.00E-09</text:p>
          </table:table-cell>
          <table:table-cell/>
          <table:table-cell table:formula="of:=(1/[.D215])*(10^4)" office:value-type="float" office:value="7.34214390602056" calcext:value-type="float">
            <text:p>7.34214390602056</text:p>
          </table:table-cell>
          <table:table-cell table:formula="of:=(2.5*LOG(([.E215]/[.B215]);10)-2.6)/0.38" office:value-type="float" office:value="7.73181069084778" calcext:value-type="float">
            <text:p>7.73181069084778</text:p>
          </table:table-cell>
          <table:table-cell table:number-columns-repeated="8"/>
        </table:table-row>
        <table:table-row table:style-name="ro1">
          <table:table-cell office:value-type="float" office:value="1363" calcext:value-type="float">
            <text:p>1.36E+03</text:p>
          </table:table-cell>
          <table:table-cell office:value-type="float" office:value="0.000000000012274806574" calcext:value-type="float">
            <text:p>1.23E-11</text:p>
          </table:table-cell>
          <table:table-cell/>
          <table:table-cell office:value-type="float" office:value="1363" calcext:value-type="float">
            <text:p>1.36E+03</text:p>
          </table:table-cell>
          <table:table-cell office:value-type="float" office:value="0.00000000201601948099999" calcext:value-type="float">
            <text:p>2.02E-09</text:p>
          </table:table-cell>
          <table:table-cell/>
          <table:table-cell table:formula="of:=(1/[.D216])*(10^4)" office:value-type="float" office:value="7.33675715333823" calcext:value-type="float">
            <text:p>7.33675715333823</text:p>
          </table:table-cell>
          <table:table-cell table:formula="of:=(2.5*LOG(([.E216]/[.B216]);10)-2.6)/0.38" office:value-type="float" office:value="7.73342149456928" calcext:value-type="float">
            <text:p>7.73342149456928</text:p>
          </table:table-cell>
          <table:table-cell table:number-columns-repeated="8"/>
        </table:table-row>
        <table:table-row table:style-name="ro1">
          <table:table-cell office:value-type="float" office:value="1364" calcext:value-type="float">
            <text:p>1.36E+03</text:p>
          </table:table-cell>
          <table:table-cell office:value-type="float" office:value="0.000000000012391681" calcext:value-type="float">
            <text:p>1.24E-11</text:p>
          </table:table-cell>
          <table:table-cell/>
          <table:table-cell office:value-type="float" office:value="1364" calcext:value-type="float">
            <text:p>1.36E+03</text:p>
          </table:table-cell>
          <table:table-cell office:value-type="float" office:value="0.0000000021111368" calcext:value-type="float">
            <text:p>2.11E-09</text:p>
          </table:table-cell>
          <table:table-cell/>
          <table:table-cell table:formula="of:=(1/[.D217])*(10^4)" office:value-type="float" office:value="7.33137829912023" calcext:value-type="float">
            <text:p>7.33137829912023</text:p>
          </table:table-cell>
          <table:table-cell table:formula="of:=(2.5*LOG(([.E217]/[.B217]);10)-2.6)/0.38" office:value-type="float" office:value="7.83806678513664" calcext:value-type="float">
            <text:p>7.83806678513664</text:p>
          </table:table-cell>
          <table:table-cell table:number-columns-repeated="8"/>
        </table:table-row>
        <table:table-row table:style-name="ro1">
          <table:table-cell office:value-type="float" office:value="1365" calcext:value-type="float">
            <text:p>1.37E+03</text:p>
          </table:table-cell>
          <table:table-cell office:value-type="float" office:value="0.000000000012511663872" calcext:value-type="float">
            <text:p>1.25E-11</text:p>
          </table:table-cell>
          <table:table-cell/>
          <table:table-cell office:value-type="float" office:value="1365" calcext:value-type="float">
            <text:p>1.37E+03</text:p>
          </table:table-cell>
          <table:table-cell office:value-type="float" office:value="0.00000000206372794885002" calcext:value-type="float">
            <text:p>2.06E-09</text:p>
          </table:table-cell>
          <table:table-cell/>
          <table:table-cell table:formula="of:=(1/[.D218])*(10^4)" office:value-type="float" office:value="7.32600732600733" calcext:value-type="float">
            <text:p>7.32600732600733</text:p>
          </table:table-cell>
          <table:table-cell table:formula="of:=(2.5*LOG(([.E218]/[.B218]);10)-2.6)/0.38" office:value-type="float" office:value="7.74564064037411" calcext:value-type="float">
            <text:p>7.74564064037411</text:p>
          </table:table-cell>
          <table:table-cell table:number-columns-repeated="8"/>
        </table:table-row>
        <table:table-row table:style-name="ro1">
          <table:table-cell office:value-type="float" office:value="1366" calcext:value-type="float">
            <text:p>1.37E+03</text:p>
          </table:table-cell>
          <table:table-cell office:value-type="float" office:value="0.000000000012630929" calcext:value-type="float">
            <text:p>1.26E-11</text:p>
          </table:table-cell>
          <table:table-cell/>
          <table:table-cell office:value-type="float" office:value="1366" calcext:value-type="float">
            <text:p>1.37E+03</text:p>
          </table:table-cell>
          <table:table-cell office:value-type="float" office:value="0.0000000020166027" calcext:value-type="float">
            <text:p>2.02E-09</text:p>
          </table:table-cell>
          <table:table-cell/>
          <table:table-cell table:formula="of:=(1/[.D219])*(10^4)" office:value-type="float" office:value="7.32064421669107" calcext:value-type="float">
            <text:p>7.32064421669107</text:p>
          </table:table-cell>
          <table:table-cell table:formula="of:=(2.5*LOG(([.E219]/[.B219]);10)-2.6)/0.38" office:value-type="float" office:value="7.65253322632152" calcext:value-type="float">
            <text:p>7.65253322632152</text:p>
          </table:table-cell>
          <table:table-cell table:number-columns-repeated="8"/>
        </table:table-row>
        <table:table-row table:style-name="ro1">
          <table:table-cell office:value-type="float" office:value="1367" calcext:value-type="float">
            <text:p>1.37E+03</text:p>
          </table:table-cell>
          <table:table-cell office:value-type="float" office:value="0.0000000000122104699011761" calcext:value-type="float">
            <text:p>1.22E-11</text:p>
          </table:table-cell>
          <table:table-cell/>
          <table:table-cell office:value-type="float" office:value="1367" calcext:value-type="float">
            <text:p>1.37E+03</text:p>
          </table:table-cell>
          <table:table-cell office:value-type="float" office:value="0.00000000210638647510125" calcext:value-type="float">
            <text:p>2.11E-09</text:p>
          </table:table-cell>
          <table:table-cell/>
          <table:table-cell table:formula="of:=(1/[.D220])*(10^4)" office:value-type="float" office:value="7.31528895391368" calcext:value-type="float">
            <text:p>7.31528895391368</text:p>
          </table:table-cell>
          <table:table-cell table:formula="of:=(2.5*LOG(([.E220]/[.B220]);10)-2.6)/0.38" office:value-type="float" office:value="7.87372157975465" calcext:value-type="float">
            <text:p>7.87372157975465</text:p>
          </table:table-cell>
          <table:table-cell table:number-columns-repeated="8"/>
        </table:table-row>
        <table:table-row table:style-name="ro1">
          <table:table-cell office:value-type="float" office:value="1368" calcext:value-type="float">
            <text:p>1.37E+03</text:p>
          </table:table-cell>
          <table:table-cell office:value-type="float" office:value="0.00000000001225697376277" calcext:value-type="float">
            <text:p>1.23E-11</text:p>
          </table:table-cell>
          <table:table-cell/>
          <table:table-cell office:value-type="float" office:value="1368" calcext:value-type="float">
            <text:p>1.37E+03</text:p>
          </table:table-cell>
          <table:table-cell office:value-type="float" office:value="0.00000000212462042800117" calcext:value-type="float">
            <text:p>2.12E-09</text:p>
          </table:table-cell>
          <table:table-cell/>
          <table:table-cell table:formula="of:=(1/[.D221])*(10^4)" office:value-type="float" office:value="7.30994152046784" calcext:value-type="float">
            <text:p>7.30994152046784</text:p>
          </table:table-cell>
          <table:table-cell table:formula="of:=(2.5*LOG(([.E221]/[.B221]);10)-2.6)/0.38" office:value-type="float" office:value="7.88748747636713" calcext:value-type="float">
            <text:p>7.88748747636713</text:p>
          </table:table-cell>
          <table:table-cell table:number-columns-repeated="8"/>
        </table:table-row>
        <table:table-row table:style-name="ro1">
          <table:table-cell office:value-type="float" office:value="1369" calcext:value-type="float">
            <text:p>1.37E+03</text:p>
          </table:table-cell>
          <table:table-cell office:value-type="float" office:value="0.000000000013031888" calcext:value-type="float">
            <text:p>1.30E-11</text:p>
          </table:table-cell>
          <table:table-cell/>
          <table:table-cell office:value-type="float" office:value="1369" calcext:value-type="float">
            <text:p>1.37E+03</text:p>
          </table:table-cell>
          <table:table-cell office:value-type="float" office:value="0.0000000021199569" calcext:value-type="float">
            <text:p>2.12E-09</text:p>
          </table:table-cell>
          <table:table-cell/>
          <table:table-cell table:formula="of:=(1/[.D222])*(10^4)" office:value-type="float" office:value="7.30460189919649" calcext:value-type="float">
            <text:p>7.30460189919649</text:p>
          </table:table-cell>
          <table:table-cell table:formula="of:=(2.5*LOG(([.E222]/[.B222]);10)-2.6)/0.38" office:value-type="float" office:value="7.70605060981784" calcext:value-type="float">
            <text:p>7.70605060981784</text:p>
          </table:table-cell>
          <table:table-cell table:number-columns-repeated="8"/>
        </table:table-row>
        <table:table-row table:style-name="ro1">
          <table:table-cell office:value-type="float" office:value="1370" calcext:value-type="float">
            <text:p>1.37E+03</text:p>
          </table:table-cell>
          <table:table-cell office:value-type="float" office:value="0.0000000000129557753375" calcext:value-type="float">
            <text:p>1.30E-11</text:p>
          </table:table-cell>
          <table:table-cell/>
          <table:table-cell office:value-type="float" office:value="1370" calcext:value-type="float">
            <text:p>1.37E+03</text:p>
          </table:table-cell>
          <table:table-cell office:value-type="float" office:value="0.00000000200563552500004" calcext:value-type="float">
            <text:p>2.01E-09</text:p>
          </table:table-cell>
          <table:table-cell/>
          <table:table-cell table:formula="of:=(1/[.D223])*(10^4)" office:value-type="float" office:value="7.2992700729927" calcext:value-type="float">
            <text:p>7.2992700729927</text:p>
          </table:table-cell>
          <table:table-cell table:formula="of:=(2.5*LOG(([.E223]/[.B223]);10)-2.6)/0.38" office:value-type="float" office:value="7.56439871759831" calcext:value-type="float">
            <text:p>7.56439871759831</text:p>
          </table:table-cell>
          <table:table-cell table:number-columns-repeated="8"/>
        </table:table-row>
        <table:table-row table:style-name="ro1">
          <table:table-cell office:value-type="float" office:value="1371" calcext:value-type="float">
            <text:p>1.37E+03</text:p>
          </table:table-cell>
          <table:table-cell office:value-type="float" office:value="0.000000000012870803" calcext:value-type="float">
            <text:p>1.29E-11</text:p>
          </table:table-cell>
          <table:table-cell/>
          <table:table-cell office:value-type="float" office:value="1371" calcext:value-type="float">
            <text:p>1.37E+03</text:p>
          </table:table-cell>
          <table:table-cell office:value-type="float" office:value="0.0000000018780069" calcext:value-type="float">
            <text:p>1.88E-09</text:p>
          </table:table-cell>
          <table:table-cell/>
          <table:table-cell table:formula="of:=(1/[.D224])*(10^4)" office:value-type="float" office:value="7.29394602479942" calcext:value-type="float">
            <text:p>7.29394602479942</text:p>
          </table:table-cell>
          <table:table-cell table:formula="of:=(2.5*LOG(([.E224]/[.B224]);10)-2.6)/0.38" office:value-type="float" office:value="7.39533908231967" calcext:value-type="float">
            <text:p>7.39533908231967</text:p>
          </table:table-cell>
          <table:table-cell table:number-columns-repeated="8"/>
        </table:table-row>
        <table:table-row table:style-name="ro1">
          <table:table-cell office:value-type="float" office:value="1372" calcext:value-type="float">
            <text:p>1.37E+03</text:p>
          </table:table-cell>
          <table:table-cell office:value-type="float" office:value="0.0000000000119171671399999" calcext:value-type="float">
            <text:p>1.19E-11</text:p>
          </table:table-cell>
          <table:table-cell/>
          <table:table-cell office:value-type="float" office:value="1372" calcext:value-type="float">
            <text:p>1.37E+03</text:p>
          </table:table-cell>
          <table:table-cell office:value-type="float" office:value="0.00000000174487454679999" calcext:value-type="float">
            <text:p>1.74E-09</text:p>
          </table:table-cell>
          <table:table-cell/>
          <table:table-cell table:formula="of:=(1/[.D225])*(10^4)" office:value-type="float" office:value="7.28862973760933" calcext:value-type="float">
            <text:p>7.28862973760933</text:p>
          </table:table-cell>
          <table:table-cell table:formula="of:=(2.5*LOG(([.E225]/[.B225]);10)-2.6)/0.38" office:value-type="float" office:value="7.40520511203903" calcext:value-type="float">
            <text:p>7.40520511203903</text:p>
          </table:table-cell>
          <table:table-cell table:number-columns-repeated="8"/>
        </table:table-row>
        <table:table-row table:style-name="ro1">
          <table:table-cell office:value-type="float" office:value="1373" calcext:value-type="float">
            <text:p>1.37E+03</text:p>
          </table:table-cell>
          <table:table-cell office:value-type="float" office:value="0.000000000011602873645" calcext:value-type="float">
            <text:p>1.16E-11</text:p>
          </table:table-cell>
          <table:table-cell/>
          <table:table-cell office:value-type="float" office:value="1373" calcext:value-type="float">
            <text:p>1.37E+03</text:p>
          </table:table-cell>
          <table:table-cell office:value-type="float" office:value="0.0000000017118828259" calcext:value-type="float">
            <text:p>1.71E-09</text:p>
          </table:table-cell>
          <table:table-cell/>
          <table:table-cell table:formula="of:=(1/[.D226])*(10^4)" office:value-type="float" office:value="7.28332119446468" calcext:value-type="float">
            <text:p>7.28332119446468</text:p>
          </table:table-cell>
          <table:table-cell table:formula="of:=(2.5*LOG(([.E226]/[.B226]);10)-2.6)/0.38" office:value-type="float" office:value="7.42702942219041" calcext:value-type="float">
            <text:p>7.42702942219041</text:p>
          </table:table-cell>
          <table:table-cell table:number-columns-repeated="8"/>
        </table:table-row>
        <table:table-row table:style-name="ro1">
          <table:table-cell office:value-type="float" office:value="1374" calcext:value-type="float">
            <text:p>1.37E+03</text:p>
          </table:table-cell>
          <table:table-cell office:value-type="float" office:value="0.000000000011087878" calcext:value-type="float">
            <text:p>1.11E-11</text:p>
          </table:table-cell>
          <table:table-cell/>
          <table:table-cell office:value-type="float" office:value="1374" calcext:value-type="float">
            <text:p>1.37E+03</text:p>
          </table:table-cell>
          <table:table-cell office:value-type="float" office:value="0.0000000017201914" calcext:value-type="float">
            <text:p>1.72E-09</text:p>
          </table:table-cell>
          <table:table-cell/>
          <table:table-cell table:formula="of:=(1/[.D227])*(10^4)" office:value-type="float" office:value="7.27802037845706" calcext:value-type="float">
            <text:p>7.27802037845706</text:p>
          </table:table-cell>
          <table:table-cell table:formula="of:=(2.5*LOG(([.E227]/[.B227]);10)-2.6)/0.38" office:value-type="float" office:value="7.57058114049995" calcext:value-type="float">
            <text:p>7.57058114049995</text:p>
          </table:table-cell>
          <table:table-cell table:number-columns-repeated="8"/>
        </table:table-row>
        <table:table-row table:style-name="ro1">
          <table:table-cell office:value-type="float" office:value="1375" calcext:value-type="float">
            <text:p>1.38E+03</text:p>
          </table:table-cell>
          <table:table-cell office:value-type="float" office:value="0.000000000011260672889768" calcext:value-type="float">
            <text:p>1.13E-11</text:p>
          </table:table-cell>
          <table:table-cell/>
          <table:table-cell office:value-type="float" office:value="1375" calcext:value-type="float">
            <text:p>1.38E+03</text:p>
          </table:table-cell>
          <table:table-cell office:value-type="float" office:value="0.00000000176378970849301" calcext:value-type="float">
            <text:p>1.76E-09</text:p>
          </table:table-cell>
          <table:table-cell/>
          <table:table-cell table:formula="of:=(1/[.D228])*(10^4)" office:value-type="float" office:value="7.27272727272727" calcext:value-type="float">
            <text:p>7.27272727272727</text:p>
          </table:table-cell>
          <table:table-cell table:formula="of:=(2.5*LOG(([.E228]/[.B228]);10)-2.6)/0.38" office:value-type="float" office:value="7.59791092987367" calcext:value-type="float">
            <text:p>7.59791092987367</text:p>
          </table:table-cell>
          <table:table-cell table:number-columns-repeated="8"/>
        </table:table-row>
        <table:table-row table:style-name="ro1">
          <table:table-cell office:value-type="float" office:value="1376" calcext:value-type="float">
            <text:p>1.38E+03</text:p>
          </table:table-cell>
          <table:table-cell office:value-type="float" office:value="0.000000000011477999" calcext:value-type="float">
            <text:p>1.15E-11</text:p>
          </table:table-cell>
          <table:table-cell/>
          <table:table-cell office:value-type="float" office:value="1376" calcext:value-type="float">
            <text:p>1.38E+03</text:p>
          </table:table-cell>
          <table:table-cell office:value-type="float" office:value="0.0000000018186238" calcext:value-type="float">
            <text:p>1.82E-09</text:p>
          </table:table-cell>
          <table:table-cell/>
          <table:table-cell table:formula="of:=(1/[.D229])*(10^4)" office:value-type="float" office:value="7.26744186046512" calcext:value-type="float">
            <text:p>7.26744186046512</text:p>
          </table:table-cell>
          <table:table-cell table:formula="of:=(2.5*LOG(([.E229]/[.B229]);10)-2.6)/0.38" office:value-type="float" office:value="7.6307676825513" calcext:value-type="float">
            <text:p>7.6307676825513</text:p>
          </table:table-cell>
          <table:table-cell table:number-columns-repeated="8"/>
        </table:table-row>
        <table:table-row table:style-name="ro1">
          <table:table-cell office:value-type="float" office:value="1377" calcext:value-type="float">
            <text:p>1.38E+03</text:p>
          </table:table-cell>
          <table:table-cell office:value-type="float" office:value="0.0000000000113387535128298" calcext:value-type="float">
            <text:p>1.13E-11</text:p>
          </table:table-cell>
          <table:table-cell/>
          <table:table-cell office:value-type="float" office:value="1377" calcext:value-type="float">
            <text:p>1.38E+03</text:p>
          </table:table-cell>
          <table:table-cell office:value-type="float" office:value="0.00000000169148885719168" calcext:value-type="float">
            <text:p>1.69E-09</text:p>
          </table:table-cell>
          <table:table-cell/>
          <table:table-cell table:formula="of:=(1/[.D230])*(10^4)" office:value-type="float" office:value="7.26216412490922" calcext:value-type="float">
            <text:p>7.26216412490922</text:p>
          </table:table-cell>
          <table:table-cell table:formula="of:=(2.5*LOG(([.E230]/[.B230]);10)-2.6)/0.38" office:value-type="float" office:value="7.45857780715191" calcext:value-type="float">
            <text:p>7.45857780715191</text:p>
          </table:table-cell>
          <table:table-cell table:number-columns-repeated="8"/>
        </table:table-row>
        <table:table-row table:style-name="ro1">
          <table:table-cell office:value-type="float" office:value="1378" calcext:value-type="float">
            <text:p>1.38E+03</text:p>
          </table:table-cell>
          <table:table-cell office:value-type="float" office:value="0.000000000011267669805" calcext:value-type="float">
            <text:p>1.13E-11</text:p>
          </table:table-cell>
          <table:table-cell/>
          <table:table-cell office:value-type="float" office:value="1378" calcext:value-type="float">
            <text:p>1.38E+03</text:p>
          </table:table-cell>
          <table:table-cell office:value-type="float" office:value="0.00000000165937551625" calcext:value-type="float">
            <text:p>1.66E-09</text:p>
          </table:table-cell>
          <table:table-cell/>
          <table:table-cell table:formula="of:=(1/[.D231])*(10^4)" office:value-type="float" office:value="7.25689404934688" calcext:value-type="float">
            <text:p>7.25689404934688</text:p>
          </table:table-cell>
          <table:table-cell table:formula="of:=(2.5*LOG(([.E231]/[.B231]);10)-2.6)/0.38" office:value-type="float" office:value="7.42178004091012" calcext:value-type="float">
            <text:p>7.42178004091012</text:p>
          </table:table-cell>
          <table:table-cell table:number-columns-repeated="8"/>
        </table:table-row>
        <table:table-row table:style-name="ro1">
          <table:table-cell office:value-type="float" office:value="1379" calcext:value-type="float">
            <text:p>1.38E+03</text:p>
          </table:table-cell>
          <table:table-cell office:value-type="float" office:value="0.000000000010978276" calcext:value-type="float">
            <text:p>1.10E-11</text:p>
          </table:table-cell>
          <table:table-cell/>
          <table:table-cell office:value-type="float" office:value="1379" calcext:value-type="float">
            <text:p>1.38E+03</text:p>
          </table:table-cell>
          <table:table-cell office:value-type="float" office:value="0.0000000017246617" calcext:value-type="float">
            <text:p>1.72E-09</text:p>
          </table:table-cell>
          <table:table-cell/>
          <table:table-cell table:formula="of:=(1/[.D232])*(10^4)" office:value-type="float" office:value="7.25163161711385" calcext:value-type="float">
            <text:p>7.25163161711385</text:p>
          </table:table-cell>
          <table:table-cell table:formula="of:=(2.5*LOG(([.E232]/[.B232]);10)-2.6)/0.38" office:value-type="float" office:value="7.60638009207825" calcext:value-type="float">
            <text:p>7.60638009207825</text:p>
          </table:table-cell>
          <table:table-cell table:number-columns-repeated="8"/>
        </table:table-row>
        <table:table-row table:style-name="ro1">
          <table:table-cell office:value-type="float" office:value="1380" calcext:value-type="float">
            <text:p>1.38E+03</text:p>
          </table:table-cell>
          <table:table-cell office:value-type="float" office:value="0.000000000011208614836" calcext:value-type="float">
            <text:p>1.12E-11</text:p>
          </table:table-cell>
          <table:table-cell/>
          <table:table-cell office:value-type="float" office:value="1380" calcext:value-type="float">
            <text:p>1.38E+03</text:p>
          </table:table-cell>
          <table:table-cell office:value-type="float" office:value="0.0000000017162238004" calcext:value-type="float">
            <text:p>1.72E-09</text:p>
          </table:table-cell>
          <table:table-cell/>
          <table:table-cell table:formula="of:=(1/[.D233])*(10^4)" office:value-type="float" office:value="7.2463768115942" calcext:value-type="float">
            <text:p>7.2463768115942</text:p>
          </table:table-cell>
          <table:table-cell table:formula="of:=(2.5*LOG(([.E233]/[.B233]);10)-2.6)/0.38" office:value-type="float" office:value="7.5330393076106" calcext:value-type="float">
            <text:p>7.5330393076106</text:p>
          </table:table-cell>
          <table:table-cell table:number-columns-repeated="8"/>
        </table:table-row>
        <table:table-row table:style-name="ro1">
          <table:table-cell office:value-type="float" office:value="1381" calcext:value-type="float">
            <text:p>1.38E+03</text:p>
          </table:table-cell>
          <table:table-cell office:value-type="float" office:value="0.00000000001153465" calcext:value-type="float">
            <text:p>1.15E-11</text:p>
          </table:table-cell>
          <table:table-cell/>
          <table:table-cell office:value-type="float" office:value="1381" calcext:value-type="float">
            <text:p>1.38E+03</text:p>
          </table:table-cell>
          <table:table-cell office:value-type="float" office:value="0.0000000017042803" calcext:value-type="float">
            <text:p>1.70E-09</text:p>
          </table:table-cell>
          <table:table-cell/>
          <table:table-cell table:formula="of:=(1/[.D234])*(10^4)" office:value-type="float" office:value="7.24112961622013" calcext:value-type="float">
            <text:p>7.24112961622013</text:p>
          </table:table-cell>
          <table:table-cell table:formula="of:=(2.5*LOG(([.E234]/[.B234]);10)-2.6)/0.38" office:value-type="float" office:value="7.43116186088352" calcext:value-type="float">
            <text:p>7.43116186088352</text:p>
          </table:table-cell>
          <table:table-cell table:number-columns-repeated="8"/>
        </table:table-row>
        <table:table-row table:style-name="ro1">
          <table:table-cell office:value-type="float" office:value="1382" calcext:value-type="float">
            <text:p>1.38E+03</text:p>
          </table:table-cell>
          <table:table-cell office:value-type="float" office:value="0.000000000011005784325" calcext:value-type="float">
            <text:p>1.10E-11</text:p>
          </table:table-cell>
          <table:table-cell/>
          <table:table-cell office:value-type="float" office:value="1382" calcext:value-type="float">
            <text:p>1.38E+03</text:p>
          </table:table-cell>
          <table:table-cell office:value-type="float" office:value="0.00000000168575843" calcext:value-type="float">
            <text:p>1.69E-09</text:p>
          </table:table-cell>
          <table:table-cell/>
          <table:table-cell table:formula="of:=(1/[.D235])*(10^4)" office:value-type="float" office:value="7.23589001447178" calcext:value-type="float">
            <text:p>7.23589001447178</text:p>
          </table:table-cell>
          <table:table-cell table:formula="of:=(2.5*LOG(([.E235]/[.B235]);10)-2.6)/0.38" office:value-type="float" office:value="7.53404172524209" calcext:value-type="float">
            <text:p>7.53404172524209</text:p>
          </table:table-cell>
          <table:table-cell table:number-columns-repeated="8"/>
        </table:table-row>
        <table:table-row table:style-name="ro1">
          <table:table-cell office:value-type="float" office:value="1383" calcext:value-type="float">
            <text:p>1.38E+03</text:p>
          </table:table-cell>
          <table:table-cell office:value-type="float" office:value="0.0000000000108422230546252" calcext:value-type="float">
            <text:p>1.08E-11</text:p>
          </table:table-cell>
          <table:table-cell/>
          <table:table-cell office:value-type="float" office:value="1383" calcext:value-type="float">
            <text:p>1.38E+03</text:p>
          </table:table-cell>
          <table:table-cell office:value-type="float" office:value="0.00000000167521635968973" calcext:value-type="float">
            <text:p>1.68E-09</text:p>
          </table:table-cell>
          <table:table-cell/>
          <table:table-cell table:formula="of:=(1/[.D236])*(10^4)" office:value-type="float" office:value="7.23065798987708" calcext:value-type="float">
            <text:p>7.23065798987708</text:p>
          </table:table-cell>
          <table:table-cell table:formula="of:=(2.5*LOG(([.E236]/[.B236]);10)-2.6)/0.38" office:value-type="float" office:value="7.55889847284978" calcext:value-type="float">
            <text:p>7.55889847284978</text:p>
          </table:table-cell>
          <table:table-cell table:number-columns-repeated="8"/>
        </table:table-row>
        <table:table-row table:style-name="ro1">
          <table:table-cell office:value-type="float" office:value="1384" calcext:value-type="float">
            <text:p>1.38E+03</text:p>
          </table:table-cell>
          <table:table-cell office:value-type="float" office:value="0.000000000011222232" calcext:value-type="float">
            <text:p>1.12E-11</text:p>
          </table:table-cell>
          <table:table-cell/>
          <table:table-cell office:value-type="float" office:value="1384" calcext:value-type="float">
            <text:p>1.38E+03</text:p>
          </table:table-cell>
          <table:table-cell office:value-type="float" office:value="0.0000000016144012" calcext:value-type="float">
            <text:p>1.61E-09</text:p>
          </table:table-cell>
          <table:table-cell/>
          <table:table-cell table:formula="of:=(1/[.D237])*(10^4)" office:value-type="float" office:value="7.22543352601156" calcext:value-type="float">
            <text:p>7.22543352601156</text:p>
          </table:table-cell>
          <table:table-cell table:formula="of:=(2.5*LOG(([.E237]/[.B237]);10)-2.6)/0.38" office:value-type="float" office:value="7.35481729585455" calcext:value-type="float">
            <text:p>7.35481729585455</text:p>
          </table:table-cell>
          <table:table-cell table:number-columns-repeated="8"/>
        </table:table-row>
        <table:table-row table:style-name="ro1">
          <table:table-cell office:value-type="float" office:value="1385" calcext:value-type="float">
            <text:p>1.39E+03</text:p>
          </table:table-cell>
          <table:table-cell office:value-type="float" office:value="0.0000000000111450168673676" calcext:value-type="float">
            <text:p>1.11E-11</text:p>
          </table:table-cell>
          <table:table-cell/>
          <table:table-cell office:value-type="float" office:value="1385" calcext:value-type="float">
            <text:p>1.39E+03</text:p>
          </table:table-cell>
          <table:table-cell office:value-type="float" office:value="0.00000000156223660608313" calcext:value-type="float">
            <text:p>1.56E-09</text:p>
          </table:table-cell>
          <table:table-cell/>
          <table:table-cell table:formula="of:=(1/[.D238])*(10^4)" office:value-type="float" office:value="7.22021660649819" calcext:value-type="float">
            <text:p>7.22021660649819</text:p>
          </table:table-cell>
          <table:table-cell table:formula="of:=(2.5*LOG(([.E238]/[.B238]);10)-2.6)/0.38" office:value-type="float" office:value="7.2806978934973" calcext:value-type="float">
            <text:p>7.2806978934973</text:p>
          </table:table-cell>
          <table:table-cell table:number-columns-repeated="8"/>
        </table:table-row>
        <table:table-row table:style-name="ro1">
          <table:table-cell office:value-type="float" office:value="1386" calcext:value-type="float">
            <text:p>1.39E+03</text:p>
          </table:table-cell>
          <table:table-cell office:value-type="float" office:value="0.00000000001102171" calcext:value-type="float">
            <text:p>1.10E-11</text:p>
          </table:table-cell>
          <table:table-cell/>
          <table:table-cell office:value-type="float" office:value="1386" calcext:value-type="float">
            <text:p>1.39E+03</text:p>
          </table:table-cell>
          <table:table-cell office:value-type="float" office:value="0.0000000014789336" calcext:value-type="float">
            <text:p>1.48E-09</text:p>
          </table:table-cell>
          <table:table-cell/>
          <table:table-cell table:formula="of:=(1/[.D239])*(10^4)" office:value-type="float" office:value="7.21500721500721" calcext:value-type="float">
            <text:p>7.21500721500721</text:p>
          </table:table-cell>
          <table:table-cell table:formula="of:=(2.5*LOG(([.E239]/[.B239]);10)-2.6)/0.38" office:value-type="float" office:value="7.15591905270412" calcext:value-type="float">
            <text:p>7.15591905270412</text:p>
          </table:table-cell>
          <table:table-cell table:number-columns-repeated="8"/>
        </table:table-row>
        <table:table-row table:style-name="ro1">
          <table:table-cell office:value-type="float" office:value="1387" calcext:value-type="float">
            <text:p>1.39E+03</text:p>
          </table:table-cell>
          <table:table-cell office:value-type="float" office:value="0.00000000000971706896035008" calcext:value-type="float">
            <text:p>9.72E-12</text:p>
          </table:table-cell>
          <table:table-cell/>
          <table:table-cell office:value-type="float" office:value="1387" calcext:value-type="float">
            <text:p>1.39E+03</text:p>
          </table:table-cell>
          <table:table-cell office:value-type="float" office:value="0.00000000133799141160001" calcext:value-type="float">
            <text:p>1.34E-09</text:p>
          </table:table-cell>
          <table:table-cell/>
          <table:table-cell table:formula="of:=(1/[.D240])*(10^4)" office:value-type="float" office:value="7.20980533525595" calcext:value-type="float">
            <text:p>7.20980533525595</text:p>
          </table:table-cell>
          <table:table-cell table:formula="of:=(2.5*LOG(([.E240]/[.B240]);10)-2.6)/0.38" office:value-type="float" office:value="7.22972395332489" calcext:value-type="float">
            <text:p>7.22972395332489</text:p>
          </table:table-cell>
          <table:table-cell table:number-columns-repeated="8"/>
        </table:table-row>
        <table:table-row table:style-name="ro1">
          <table:table-cell office:value-type="float" office:value="1388" calcext:value-type="float">
            <text:p>1.39E+03</text:p>
          </table:table-cell>
          <table:table-cell office:value-type="float" office:value="0.00000000000908705627120023" calcext:value-type="float">
            <text:p>9.09E-12</text:p>
          </table:table-cell>
          <table:table-cell/>
          <table:table-cell office:value-type="float" office:value="1388" calcext:value-type="float">
            <text:p>1.39E+03</text:p>
          </table:table-cell>
          <table:table-cell office:value-type="float" office:value="0.00000000127044620896002" calcext:value-type="float">
            <text:p>1.27E-09</text:p>
          </table:table-cell>
          <table:table-cell/>
          <table:table-cell table:formula="of:=(1/[.D241])*(10^4)" office:value-type="float" office:value="7.20461095100865" calcext:value-type="float">
            <text:p>7.20461095100865</text:p>
          </table:table-cell>
          <table:table-cell table:formula="of:=(2.5*LOG(([.E241]/[.B241]);10)-2.6)/0.38" office:value-type="float" office:value="7.27324384353944" calcext:value-type="float">
            <text:p>7.27324384353944</text:p>
          </table:table-cell>
          <table:table-cell table:number-columns-repeated="8"/>
        </table:table-row>
        <table:table-row table:style-name="ro1">
          <table:table-cell office:value-type="float" office:value="1389" calcext:value-type="float">
            <text:p>1.39E+03</text:p>
          </table:table-cell>
          <table:table-cell office:value-type="float" office:value="0.0000000000062665212" calcext:value-type="float">
            <text:p>6.27E-12</text:p>
          </table:table-cell>
          <table:table-cell/>
          <table:table-cell office:value-type="float" office:value="1389" calcext:value-type="float">
            <text:p>1.39E+03</text:p>
          </table:table-cell>
          <table:table-cell office:value-type="float" office:value="0.00000000098134723" calcext:value-type="float">
            <text:p>9.81E-10</text:p>
          </table:table-cell>
          <table:table-cell/>
          <table:table-cell table:formula="of:=(1/[.D242])*(10^4)" office:value-type="float" office:value="7.19942404607631" calcext:value-type="float">
            <text:p>7.19942404607631</text:p>
          </table:table-cell>
          <table:table-cell table:formula="of:=(2.5*LOG(([.E242]/[.B242]);10)-2.6)/0.38" office:value-type="float" office:value="7.59734334011795" calcext:value-type="float">
            <text:p>7.59734334011795</text:p>
          </table:table-cell>
          <table:table-cell table:number-columns-repeated="8"/>
        </table:table-row>
        <table:table-row table:style-name="ro1">
          <table:table-cell office:value-type="float" office:value="1390" calcext:value-type="float">
            <text:p>1.39E+03</text:p>
          </table:table-cell>
          <table:table-cell office:value-type="float" office:value="0.0000000000060248180653499" calcext:value-type="float">
            <text:p>6.02E-12</text:p>
          </table:table-cell>
          <table:table-cell/>
          <table:table-cell office:value-type="float" office:value="1390" calcext:value-type="float">
            <text:p>1.39E+03</text:p>
          </table:table-cell>
          <table:table-cell office:value-type="float" office:value="0.000000000950372603874987" calcext:value-type="float">
            <text:p>9.50E-10</text:p>
          </table:table-cell>
          <table:table-cell/>
          <table:table-cell table:formula="of:=(1/[.D243])*(10^4)" office:value-type="float" office:value="7.19424460431655" calcext:value-type="float">
            <text:p>7.19424460431655</text:p>
          </table:table-cell>
          <table:table-cell table:formula="of:=(2.5*LOG(([.E243]/[.B243]);10)-2.6)/0.38" office:value-type="float" office:value="7.61809191914272" calcext:value-type="float">
            <text:p>7.61809191914272</text:p>
          </table:table-cell>
          <table:table-cell table:number-columns-repeated="8"/>
        </table:table-row>
        <table:table-row table:style-name="ro1">
          <table:table-cell office:value-type="float" office:value="1391" calcext:value-type="float">
            <text:p>1.39E+03</text:p>
          </table:table-cell>
          <table:table-cell office:value-type="float" office:value="0.0000000000055866249" calcext:value-type="float">
            <text:p>5.59E-12</text:p>
          </table:table-cell>
          <table:table-cell/>
          <table:table-cell office:value-type="float" office:value="1391" calcext:value-type="float">
            <text:p>1.39E+03</text:p>
          </table:table-cell>
          <table:table-cell office:value-type="float" office:value="0.00000000089421748" calcext:value-type="float">
            <text:p>8.94E-10</text:p>
          </table:table-cell>
          <table:table-cell/>
          <table:table-cell table:formula="of:=(1/[.D244])*(10^4)" office:value-type="float" office:value="7.18907260963336" calcext:value-type="float">
            <text:p>7.18907260963336</text:p>
          </table:table-cell>
          <table:table-cell table:formula="of:=(2.5*LOG(([.E244]/[.B244]);10)-2.6)/0.38" office:value-type="float" office:value="7.65982659477201" calcext:value-type="float">
            <text:p>7.65982659477201</text:p>
          </table:table-cell>
          <table:table-cell table:number-columns-repeated="8"/>
        </table:table-row>
        <table:table-row table:style-name="ro1">
          <table:table-cell office:value-type="float" office:value="1392" calcext:value-type="float">
            <text:p>1.39E+03</text:p>
          </table:table-cell>
          <table:table-cell office:value-type="float" office:value="0.00000000000769981879178551" calcext:value-type="float">
            <text:p>7.70E-12</text:p>
          </table:table-cell>
          <table:table-cell/>
          <table:table-cell office:value-type="float" office:value="1392" calcext:value-type="float">
            <text:p>1.39E+03</text:p>
          </table:table-cell>
          <table:table-cell office:value-type="float" office:value="0.000000000934886493393867" calcext:value-type="float">
            <text:p>9.35E-10</text:p>
          </table:table-cell>
          <table:table-cell/>
          <table:table-cell table:formula="of:=(1/[.D245])*(10^4)" office:value-type="float" office:value="7.18390804597701" calcext:value-type="float">
            <text:p>7.18390804597701</text:p>
          </table:table-cell>
          <table:table-cell table:formula="of:=(2.5*LOG(([.E245]/[.B245]);10)-2.6)/0.38" office:value-type="float" office:value="6.87025250569599" calcext:value-type="float">
            <text:p>6.87025250569599</text:p>
          </table:table-cell>
          <table:table-cell table:number-columns-repeated="8"/>
        </table:table-row>
        <table:table-row table:style-name="ro1">
          <table:table-cell office:value-type="float" office:value="1393" calcext:value-type="float">
            <text:p>1.39E+03</text:p>
          </table:table-cell>
          <table:table-cell office:value-type="float" office:value="0.00000000000870594487465394" calcext:value-type="float">
            <text:p>8.71E-12</text:p>
          </table:table-cell>
          <table:table-cell/>
          <table:table-cell office:value-type="float" office:value="1393" calcext:value-type="float">
            <text:p>1.39E+03</text:p>
          </table:table-cell>
          <table:table-cell office:value-type="float" office:value="0.000000000954882128300995" calcext:value-type="float">
            <text:p>9.55E-10</text:p>
          </table:table-cell>
          <table:table-cell/>
          <table:table-cell table:formula="of:=(1/[.D246])*(10^4)" office:value-type="float" office:value="7.17875089734386" calcext:value-type="float">
            <text:p>7.17875089734386</text:p>
          </table:table-cell>
          <table:table-cell table:formula="of:=(2.5*LOG(([.E246]/[.B246]);10)-2.6)/0.38" office:value-type="float" office:value="6.57982797494817" calcext:value-type="float">
            <text:p>6.57982797494817</text:p>
          </table:table-cell>
          <table:table-cell table:number-columns-repeated="8"/>
        </table:table-row>
        <table:table-row table:style-name="ro1">
          <table:table-cell office:value-type="float" office:value="1394" calcext:value-type="float">
            <text:p>1.39E+03</text:p>
          </table:table-cell>
          <table:table-cell office:value-type="float" office:value="0.000000000010967488" calcext:value-type="float">
            <text:p>1.10E-11</text:p>
          </table:table-cell>
          <table:table-cell/>
          <table:table-cell office:value-type="float" office:value="1394" calcext:value-type="float">
            <text:p>1.39E+03</text:p>
          </table:table-cell>
          <table:table-cell office:value-type="float" office:value="0.0000000012085291" calcext:value-type="float">
            <text:p>1.21E-09</text:p>
          </table:table-cell>
          <table:table-cell/>
          <table:table-cell table:formula="of:=(1/[.D247])*(10^4)" office:value-type="float" office:value="7.17360114777618" calcext:value-type="float">
            <text:p>7.17360114777618</text:p>
          </table:table-cell>
          <table:table-cell table:formula="of:=(2.5*LOG(([.E247]/[.B247]);10)-2.6)/0.38" office:value-type="float" office:value="6.59309173873379" calcext:value-type="float">
            <text:p>6.59309173873379</text:p>
          </table:table-cell>
          <table:table-cell table:number-columns-repeated="8"/>
        </table:table-row>
        <table:table-row table:style-name="ro1">
          <table:table-cell office:value-type="float" office:value="1395" calcext:value-type="float">
            <text:p>1.40E+03</text:p>
          </table:table-cell>
          <table:table-cell office:value-type="float" office:value="0.0000000000104446169584498" calcext:value-type="float">
            <text:p>1.04E-11</text:p>
          </table:table-cell>
          <table:table-cell/>
          <table:table-cell office:value-type="float" office:value="1395" calcext:value-type="float">
            <text:p>1.40E+03</text:p>
          </table:table-cell>
          <table:table-cell office:value-type="float" office:value="0.00000000122577019370001" calcext:value-type="float">
            <text:p>1.23E-09</text:p>
          </table:table-cell>
          <table:table-cell/>
          <table:table-cell table:formula="of:=(1/[.D248])*(10^4)" office:value-type="float" office:value="7.16845878136201" calcext:value-type="float">
            <text:p>7.16845878136201</text:p>
          </table:table-cell>
          <table:table-cell table:formula="of:=(2.5*LOG(([.E248]/[.B248]);10)-2.6)/0.38" office:value-type="float" office:value="6.7731351263156" calcext:value-type="float">
            <text:p>6.7731351263156</text:p>
          </table:table-cell>
          <table:table-cell table:number-columns-repeated="8"/>
        </table:table-row>
        <table:table-row table:style-name="ro1">
          <table:table-cell office:value-type="float" office:value="1396" calcext:value-type="float">
            <text:p>1.40E+03</text:p>
          </table:table-cell>
          <table:table-cell office:value-type="float" office:value="0.0000000000093660453" calcext:value-type="float">
            <text:p>9.37E-12</text:p>
          </table:table-cell>
          <table:table-cell/>
          <table:table-cell office:value-type="float" office:value="1396" calcext:value-type="float">
            <text:p>1.40E+03</text:p>
          </table:table-cell>
          <table:table-cell office:value-type="float" office:value="0.0000000012613349" calcext:value-type="float">
            <text:p>1.26E-09</text:p>
          </table:table-cell>
          <table:table-cell/>
          <table:table-cell table:formula="of:=(1/[.D249])*(10^4)" office:value-type="float" office:value="7.16332378223496" calcext:value-type="float">
            <text:p>7.16332378223496</text:p>
          </table:table-cell>
          <table:table-cell table:formula="of:=(2.5*LOG(([.E249]/[.B249]);10)-2.6)/0.38" office:value-type="float" office:value="7.16627735833091" calcext:value-type="float">
            <text:p>7.16627735833091</text:p>
          </table:table-cell>
          <table:table-cell table:number-columns-repeated="8"/>
        </table:table-row>
        <table:table-row table:style-name="ro1">
          <table:table-cell office:value-type="float" office:value="1397" calcext:value-type="float">
            <text:p>1.40E+03</text:p>
          </table:table-cell>
          <table:table-cell office:value-type="float" office:value="0.00000000000801671127499981" calcext:value-type="float">
            <text:p>8.02E-12</text:p>
          </table:table-cell>
          <table:table-cell/>
          <table:table-cell office:value-type="float" office:value="1397" calcext:value-type="float">
            <text:p>1.40E+03</text:p>
          </table:table-cell>
          <table:table-cell office:value-type="float" office:value="0.0000000012539808" calcext:value-type="float">
            <text:p>1.25E-09</text:p>
          </table:table-cell>
          <table:table-cell/>
          <table:table-cell table:formula="of:=(1/[.D250])*(10^4)" office:value-type="float" office:value="7.15819613457409" calcext:value-type="float">
            <text:p>7.15819613457409</text:p>
          </table:table-cell>
          <table:table-cell table:formula="of:=(2.5*LOG(([.E250]/[.B250]);10)-2.6)/0.38" office:value-type="float" office:value="7.5940437129337" calcext:value-type="float">
            <text:p>7.5940437129337</text:p>
          </table:table-cell>
          <table:table-cell table:number-columns-repeated="8"/>
        </table:table-row>
        <table:table-row table:style-name="ro1">
          <table:table-cell office:value-type="float" office:value="1398" calcext:value-type="float">
            <text:p>1.40E+03</text:p>
          </table:table-cell>
          <table:table-cell office:value-type="float" office:value="0.0000000000072901468" calcext:value-type="float">
            <text:p>7.29E-12</text:p>
          </table:table-cell>
          <table:table-cell/>
          <table:table-cell office:value-type="float" office:value="1398" calcext:value-type="float">
            <text:p>1.40E+03</text:p>
          </table:table-cell>
          <table:table-cell office:value-type="float" office:value="0.0000000012500209" calcext:value-type="float">
            <text:p>1.25E-09</text:p>
          </table:table-cell>
          <table:table-cell/>
          <table:table-cell table:formula="of:=(1/[.D251])*(10^4)" office:value-type="float" office:value="7.15307582260372" calcext:value-type="float">
            <text:p>7.15307582260372</text:p>
          </table:table-cell>
          <table:table-cell table:formula="of:=(2.5*LOG(([.E251]/[.B251]);10)-2.6)/0.38" office:value-type="float" office:value="7.85645395169426" calcext:value-type="float">
            <text:p>7.85645395169426</text:p>
          </table:table-cell>
          <table:table-cell table:number-columns-repeated="8"/>
        </table:table-row>
        <table:table-row table:style-name="ro1">
          <table:table-cell office:value-type="float" office:value="1399" calcext:value-type="float">
            <text:p>1.40E+03</text:p>
          </table:table-cell>
          <table:table-cell office:value-type="float" office:value="0.00000000000684803790804997" calcext:value-type="float">
            <text:p>6.85E-12</text:p>
          </table:table-cell>
          <table:table-cell/>
          <table:table-cell office:value-type="float" office:value="1399" calcext:value-type="float">
            <text:p>1.40E+03</text:p>
          </table:table-cell>
          <table:table-cell office:value-type="float" office:value="0.00000000111935957964999" calcext:value-type="float">
            <text:p>1.12E-09</text:p>
          </table:table-cell>
          <table:table-cell/>
          <table:table-cell table:formula="of:=(1/[.D252])*(10^4)" office:value-type="float" office:value="7.14796283059328" calcext:value-type="float">
            <text:p>7.14796283059328</text:p>
          </table:table-cell>
          <table:table-cell table:formula="of:=(2.5*LOG(([.E252]/[.B252]);10)-2.6)/0.38" office:value-type="float" office:value="7.71975963561611" calcext:value-type="float">
            <text:p>7.71975963561611</text:p>
          </table:table-cell>
          <table:table-cell table:number-columns-repeated="8"/>
        </table:table-row>
        <table:table-row table:style-name="ro1">
          <table:table-cell office:value-type="float" office:value="1400" calcext:value-type="float">
            <text:p>1.40E+03</text:p>
          </table:table-cell>
          <table:table-cell office:value-type="float" office:value="0.00000000000760761213858007" calcext:value-type="float">
            <text:p>7.61E-12</text:p>
          </table:table-cell>
          <table:table-cell/>
          <table:table-cell office:value-type="float" office:value="1400" calcext:value-type="float">
            <text:p>1.40E+03</text:p>
          </table:table-cell>
          <table:table-cell office:value-type="float" office:value="0.00000000112551878051077" calcext:value-type="float">
            <text:p>1.13E-09</text:p>
          </table:table-cell>
          <table:table-cell/>
          <table:table-cell table:formula="of:=(1/[.D253])*(10^4)" office:value-type="float" office:value="7.14285714285714" calcext:value-type="float">
            <text:p>7.14285714285714</text:p>
          </table:table-cell>
          <table:table-cell table:formula="of:=(2.5*LOG(([.E253]/[.B253]);10)-2.6)/0.38" office:value-type="float" office:value="7.43489725895562" calcext:value-type="float">
            <text:p>7.43489725895562</text:p>
          </table:table-cell>
          <table:table-cell table:number-columns-repeated="8"/>
        </table:table-row>
        <table:table-row table:style-name="ro1">
          <table:table-cell office:value-type="float" office:value="1401" calcext:value-type="float">
            <text:p>1.40E+03</text:p>
          </table:table-cell>
          <table:table-cell office:value-type="float" office:value="0.0000000000094345582" calcext:value-type="float">
            <text:p>9.43E-12</text:p>
          </table:table-cell>
          <table:table-cell/>
          <table:table-cell office:value-type="float" office:value="1401" calcext:value-type="float">
            <text:p>1.40E+03</text:p>
          </table:table-cell>
          <table:table-cell office:value-type="float" office:value="0.0000000011485234" calcext:value-type="float">
            <text:p>1.15E-09</text:p>
          </table:table-cell>
          <table:table-cell/>
          <table:table-cell table:formula="of:=(1/[.D254])*(10^4)" office:value-type="float" office:value="7.13775874375446" calcext:value-type="float">
            <text:p>7.13775874375446</text:p>
          </table:table-cell>
          <table:table-cell table:formula="of:=(2.5*LOG(([.E254]/[.B254]);10)-2.6)/0.38" office:value-type="float" office:value="6.87775184228449" calcext:value-type="float">
            <text:p>6.87775184228449</text:p>
          </table:table-cell>
          <table:table-cell table:number-columns-repeated="8"/>
        </table:table-row>
        <table:table-row table:style-name="ro1">
          <table:table-cell office:value-type="float" office:value="1402" calcext:value-type="float">
            <text:p>1.40E+03</text:p>
          </table:table-cell>
          <table:table-cell office:value-type="float" office:value="0.0000000000120744716214106" calcext:value-type="float">
            <text:p>1.21E-11</text:p>
          </table:table-cell>
          <table:table-cell/>
          <table:table-cell office:value-type="float" office:value="1402" calcext:value-type="float">
            <text:p>1.40E+03</text:p>
          </table:table-cell>
          <table:table-cell office:value-type="float" office:value="0.00000000133656985557473" calcext:value-type="float">
            <text:p>1.34E-09</text:p>
          </table:table-cell>
          <table:table-cell/>
          <table:table-cell table:formula="of:=(1/[.D255])*(10^4)" office:value-type="float" office:value="7.13266761768902" calcext:value-type="float">
            <text:p>7.13266761768902</text:p>
          </table:table-cell>
          <table:table-cell table:formula="of:=(2.5*LOG(([.E255]/[.B255]);10)-2.6)/0.38" office:value-type="float" office:value="6.60607583475516" calcext:value-type="float">
            <text:p>6.60607583475516</text:p>
          </table:table-cell>
          <table:table-cell table:number-columns-repeated="8"/>
        </table:table-row>
        <table:table-row table:style-name="ro1">
          <table:table-cell office:value-type="float" office:value="1403" calcext:value-type="float">
            <text:p>1.40E+03</text:p>
          </table:table-cell>
          <table:table-cell office:value-type="float" office:value="0.000000000013685146" calcext:value-type="float">
            <text:p>1.37E-11</text:p>
          </table:table-cell>
          <table:table-cell/>
          <table:table-cell office:value-type="float" office:value="1403" calcext:value-type="float">
            <text:p>1.40E+03</text:p>
          </table:table-cell>
          <table:table-cell office:value-type="float" office:value="0.0000000014513015" calcext:value-type="float">
            <text:p>1.45E-09</text:p>
          </table:table-cell>
          <table:table-cell/>
          <table:table-cell table:formula="of:=(1/[.D256])*(10^4)" office:value-type="float" office:value="7.12758374910905" calcext:value-type="float">
            <text:p>7.12758374910905</text:p>
          </table:table-cell>
          <table:table-cell table:formula="of:=(2.5*LOG(([.E256]/[.B256]);10)-2.6)/0.38" office:value-type="float" office:value="6.48360663873057" calcext:value-type="float">
            <text:p>6.48360663873057</text:p>
          </table:table-cell>
          <table:table-cell table:number-columns-repeated="8"/>
        </table:table-row>
        <table:table-row table:style-name="ro1">
          <table:table-cell office:value-type="float" office:value="1404" calcext:value-type="float">
            <text:p>1.40E+03</text:p>
          </table:table-cell>
          <table:table-cell office:value-type="float" office:value="0.0000000000133891274215" calcext:value-type="float">
            <text:p>1.34E-11</text:p>
          </table:table-cell>
          <table:table-cell/>
          <table:table-cell office:value-type="float" office:value="1404" calcext:value-type="float">
            <text:p>1.40E+03</text:p>
          </table:table-cell>
          <table:table-cell office:value-type="float" office:value="0.00000000167659790195001" calcext:value-type="float">
            <text:p>1.68E-09</text:p>
          </table:table-cell>
          <table:table-cell/>
          <table:table-cell table:formula="of:=(1/[.D257])*(10^4)" office:value-type="float" office:value="7.12250712250712" calcext:value-type="float">
            <text:p>7.12250712250712</text:p>
          </table:table-cell>
          <table:table-cell table:formula="of:=(2.5*LOG(([.E257]/[.B257]);10)-2.6)/0.38" office:value-type="float" office:value="6.95839897164273" calcext:value-type="float">
            <text:p>6.95839897164273</text:p>
          </table:table-cell>
          <table:table-cell table:number-columns-repeated="8"/>
        </table:table-row>
        <table:table-row table:style-name="ro1">
          <table:table-cell office:value-type="float" office:value="1405" calcext:value-type="float">
            <text:p>1.41E+03</text:p>
          </table:table-cell>
          <table:table-cell office:value-type="float" office:value="0.0000000000132530626" calcext:value-type="float">
            <text:p>1.33E-11</text:p>
          </table:table-cell>
          <table:table-cell/>
          <table:table-cell office:value-type="float" office:value="1405" calcext:value-type="float">
            <text:p>1.41E+03</text:p>
          </table:table-cell>
          <table:table-cell office:value-type="float" office:value="0.0000000016862158932" calcext:value-type="float">
            <text:p>1.69E-09</text:p>
          </table:table-cell>
          <table:table-cell/>
          <table:table-cell table:formula="of:=(1/[.D258])*(10^4)" office:value-type="float" office:value="7.11743772241993" calcext:value-type="float">
            <text:p>7.11743772241993</text:p>
          </table:table-cell>
          <table:table-cell table:formula="of:=(2.5*LOG(([.E258]/[.B258]);10)-2.6)/0.38" office:value-type="float" office:value="7.00392716468845" calcext:value-type="float">
            <text:p>7.00392716468845</text:p>
          </table:table-cell>
          <table:table-cell table:number-columns-repeated="8"/>
        </table:table-row>
        <table:table-row table:style-name="ro1">
          <table:table-cell office:value-type="float" office:value="1406" calcext:value-type="float">
            <text:p>1.41E+03</text:p>
          </table:table-cell>
          <table:table-cell office:value-type="float" office:value="0.000000000012928933" calcext:value-type="float">
            <text:p>1.29E-11</text:p>
          </table:table-cell>
          <table:table-cell/>
          <table:table-cell office:value-type="float" office:value="1406" calcext:value-type="float">
            <text:p>1.41E+03</text:p>
          </table:table-cell>
          <table:table-cell office:value-type="float" office:value="0.0000000016763265" calcext:value-type="float">
            <text:p>1.68E-09</text:p>
          </table:table-cell>
          <table:table-cell/>
          <table:table-cell table:formula="of:=(1/[.D259])*(10^4)" office:value-type="float" office:value="7.11237553342816" calcext:value-type="float">
            <text:p>7.11237553342816</text:p>
          </table:table-cell>
          <table:table-cell table:formula="of:=(2.5*LOG(([.E259]/[.B259]);10)-2.6)/0.38" office:value-type="float" office:value="7.05786793215887" calcext:value-type="float">
            <text:p>7.05786793215887</text:p>
          </table:table-cell>
          <table:table-cell table:number-columns-repeated="8"/>
        </table:table-row>
        <table:table-row table:style-name="ro1">
          <table:table-cell office:value-type="float" office:value="1407" calcext:value-type="float">
            <text:p>1.41E+03</text:p>
          </table:table-cell>
          <table:table-cell office:value-type="float" office:value="0.0000000000130293998665" calcext:value-type="float">
            <text:p>1.30E-11</text:p>
          </table:table-cell>
          <table:table-cell/>
          <table:table-cell office:value-type="float" office:value="1407" calcext:value-type="float">
            <text:p>1.41E+03</text:p>
          </table:table-cell>
          <table:table-cell office:value-type="float" office:value="0.0000000016892860284" calcext:value-type="float">
            <text:p>1.69E-09</text:p>
          </table:table-cell>
          <table:table-cell/>
          <table:table-cell table:formula="of:=(1/[.D260])*(10^4)" office:value-type="float" office:value="7.10732054015636" calcext:value-type="float">
            <text:p>7.10732054015636</text:p>
          </table:table-cell>
          <table:table-cell table:formula="of:=(2.5*LOG(([.E260]/[.B260]);10)-2.6)/0.38" office:value-type="float" office:value="7.05775511552067" calcext:value-type="float">
            <text:p>7.05775511552067</text:p>
          </table:table-cell>
          <table:table-cell table:number-columns-repeated="8"/>
        </table:table-row>
        <table:table-row table:style-name="ro1">
          <table:table-cell office:value-type="float" office:value="1408" calcext:value-type="float">
            <text:p>1.41E+03</text:p>
          </table:table-cell>
          <table:table-cell office:value-type="float" office:value="0.000000000013098784" calcext:value-type="float">
            <text:p>1.31E-11</text:p>
          </table:table-cell>
          <table:table-cell/>
          <table:table-cell office:value-type="float" office:value="1408" calcext:value-type="float">
            <text:p>1.41E+03</text:p>
          </table:table-cell>
          <table:table-cell office:value-type="float" office:value="0.0000000016982361" calcext:value-type="float">
            <text:p>1.70E-09</text:p>
          </table:table-cell>
          <table:table-cell/>
          <table:table-cell table:formula="of:=(1/[.D261])*(10^4)" office:value-type="float" office:value="7.10227272727273" calcext:value-type="float">
            <text:p>7.10227272727273</text:p>
          </table:table-cell>
          <table:table-cell table:formula="of:=(2.5*LOG(([.E261]/[.B261]);10)-2.6)/0.38" office:value-type="float" office:value="7.05767821016428" calcext:value-type="float">
            <text:p>7.05767821016428</text:p>
          </table:table-cell>
          <table:table-cell table:number-columns-repeated="8"/>
        </table:table-row>
        <table:table-row table:style-name="ro1">
          <table:table-cell office:value-type="float" office:value="1409" calcext:value-type="float">
            <text:p>1.41E+03</text:p>
          </table:table-cell>
          <table:table-cell office:value-type="float" office:value="0.0000000000139858027669823" calcext:value-type="float">
            <text:p>1.40E-11</text:p>
          </table:table-cell>
          <table:table-cell/>
          <table:table-cell office:value-type="float" office:value="1409" calcext:value-type="float">
            <text:p>1.41E+03</text:p>
          </table:table-cell>
          <table:table-cell office:value-type="float" office:value="0.00000000167709784852368" calcext:value-type="float">
            <text:p>1.68E-09</text:p>
          </table:table-cell>
          <table:table-cell/>
          <table:table-cell table:formula="of:=(1/[.D262])*(10^4)" office:value-type="float" office:value="7.097232079489" calcext:value-type="float">
            <text:p>7.097232079489</text:p>
          </table:table-cell>
          <table:table-cell table:formula="of:=(2.5*LOG(([.E262]/[.B262]);10)-2.6)/0.38" office:value-type="float" office:value="6.83467764762683" calcext:value-type="float">
            <text:p>6.83467764762683</text:p>
          </table:table-cell>
          <table:table-cell table:number-columns-repeated="8"/>
        </table:table-row>
        <table:table-row table:style-name="ro1">
          <table:table-cell office:value-type="float" office:value="1410" calcext:value-type="float">
            <text:p>1.41E+03</text:p>
          </table:table-cell>
          <table:table-cell office:value-type="float" office:value="0.0000000000140132514974818" calcext:value-type="float">
            <text:p>1.40E-11</text:p>
          </table:table-cell>
          <table:table-cell/>
          <table:table-cell office:value-type="float" office:value="1410" calcext:value-type="float">
            <text:p>1.41E+03</text:p>
          </table:table-cell>
          <table:table-cell office:value-type="float" office:value="0.00000000168961980980366" calcext:value-type="float">
            <text:p>1.69E-09</text:p>
          </table:table-cell>
          <table:table-cell/>
          <table:table-cell table:formula="of:=(1/[.D263])*(10^4)" office:value-type="float" office:value="7.09219858156028" calcext:value-type="float">
            <text:p>7.09219858156028</text:p>
          </table:table-cell>
          <table:table-cell table:formula="of:=(2.5*LOG(([.E263]/[.B263]);10)-2.6)/0.38" office:value-type="float" office:value="6.8503294494766" calcext:value-type="float">
            <text:p>6.8503294494766</text:p>
          </table:table-cell>
          <table:table-cell table:number-columns-repeated="8"/>
        </table:table-row>
        <table:table-row table:style-name="ro1">
          <table:table-cell office:value-type="float" office:value="1411" calcext:value-type="float">
            <text:p>1.41E+03</text:p>
          </table:table-cell>
          <table:table-cell office:value-type="float" office:value="0.000000000013838253" calcext:value-type="float">
            <text:p>1.38E-11</text:p>
          </table:table-cell>
          <table:table-cell/>
          <table:table-cell office:value-type="float" office:value="1411" calcext:value-type="float">
            <text:p>1.41E+03</text:p>
          </table:table-cell>
          <table:table-cell office:value-type="float" office:value="0.0000000017357316" calcext:value-type="float">
            <text:p>1.74E-09</text:p>
          </table:table-cell>
          <table:table-cell/>
          <table:table-cell table:formula="of:=(1/[.D264])*(10^4)" office:value-type="float" office:value="7.0871722182849" calcext:value-type="float">
            <text:p>7.0871722182849</text:p>
          </table:table-cell>
          <table:table-cell table:formula="of:=(2.5*LOG(([.E264]/[.B264]);10)-2.6)/0.38" office:value-type="float" office:value="6.96316647186773" calcext:value-type="float">
            <text:p>6.96316647186773</text:p>
          </table:table-cell>
          <table:table-cell table:number-columns-repeated="8"/>
        </table:table-row>
        <table:table-row table:style-name="ro1">
          <table:table-cell office:value-type="float" office:value="1412" calcext:value-type="float">
            <text:p>1.41E+03</text:p>
          </table:table-cell>
          <table:table-cell office:value-type="float" office:value="0.0000000000130231775625" calcext:value-type="float">
            <text:p>1.30E-11</text:p>
          </table:table-cell>
          <table:table-cell/>
          <table:table-cell office:value-type="float" office:value="1412" calcext:value-type="float">
            <text:p>1.41E+03</text:p>
          </table:table-cell>
          <table:table-cell office:value-type="float" office:value="0.00000000169282753125" calcext:value-type="float">
            <text:p>1.69E-09</text:p>
          </table:table-cell>
          <table:table-cell/>
          <table:table-cell table:formula="of:=(1/[.D265])*(10^4)" office:value-type="float" office:value="7.08215297450425" calcext:value-type="float">
            <text:p>7.08215297450425</text:p>
          </table:table-cell>
          <table:table-cell table:formula="of:=(2.5*LOG(([.E265]/[.B265]);10)-2.6)/0.38" office:value-type="float" office:value="7.06510362913289" calcext:value-type="float">
            <text:p>7.06510362913289</text:p>
          </table:table-cell>
          <table:table-cell table:number-columns-repeated="8"/>
        </table:table-row>
        <table:table-row table:style-name="ro1">
          <table:table-cell office:value-type="float" office:value="1413" calcext:value-type="float">
            <text:p>1.41E+03</text:p>
          </table:table-cell>
          <table:table-cell office:value-type="float" office:value="0.00000000001238923" calcext:value-type="float">
            <text:p>1.24E-11</text:p>
          </table:table-cell>
          <table:table-cell/>
          <table:table-cell office:value-type="float" office:value="1413" calcext:value-type="float">
            <text:p>1.41E+03</text:p>
          </table:table-cell>
          <table:table-cell office:value-type="float" office:value="0.0000000016594577" calcext:value-type="float">
            <text:p>1.66E-09</text:p>
          </table:table-cell>
          <table:table-cell/>
          <table:table-cell table:formula="of:=(1/[.D266])*(10^4)" office:value-type="float" office:value="7.07714083510262" calcext:value-type="float">
            <text:p>7.07714083510262</text:p>
          </table:table-cell>
          <table:table-cell table:formula="of:=(2.5*LOG(([.E266]/[.B266]);10)-2.6)/0.38" office:value-type="float" office:value="7.15080178370921" calcext:value-type="float">
            <text:p>7.15080178370921</text:p>
          </table:table-cell>
          <table:table-cell table:number-columns-repeated="8"/>
        </table:table-row>
        <table:table-row table:style-name="ro1">
          <table:table-cell office:value-type="float" office:value="1414" calcext:value-type="float">
            <text:p>1.41E+03</text:p>
          </table:table-cell>
          <table:table-cell office:value-type="float" office:value="0.00000000001235538037" calcext:value-type="float">
            <text:p>1.24E-11</text:p>
          </table:table-cell>
          <table:table-cell/>
          <table:table-cell office:value-type="float" office:value="1414" calcext:value-type="float">
            <text:p>1.41E+03</text:p>
          </table:table-cell>
          <table:table-cell office:value-type="float" office:value="0.0000000016132184232" calcext:value-type="float">
            <text:p>1.61E-09</text:p>
          </table:table-cell>
          <table:table-cell/>
          <table:table-cell table:formula="of:=(1/[.D267])*(10^4)" office:value-type="float" office:value="7.07213578500707" calcext:value-type="float">
            <text:p>7.07213578500707</text:p>
          </table:table-cell>
          <table:table-cell table:formula="of:=(2.5*LOG(([.E267]/[.B267]);10)-2.6)/0.38" office:value-type="float" office:value="7.07787534891771" calcext:value-type="float">
            <text:p>7.07787534891771</text:p>
          </table:table-cell>
          <table:table-cell table:number-columns-repeated="8"/>
        </table:table-row>
        <table:table-row table:style-name="ro1">
          <table:table-cell office:value-type="float" office:value="1415" calcext:value-type="float">
            <text:p>1.42E+03</text:p>
          </table:table-cell>
          <table:table-cell office:value-type="float" office:value="0.00000000001226824736" calcext:value-type="float">
            <text:p>1.23E-11</text:p>
          </table:table-cell>
          <table:table-cell/>
          <table:table-cell office:value-type="float" office:value="1415" calcext:value-type="float">
            <text:p>1.42E+03</text:p>
          </table:table-cell>
          <table:table-cell office:value-type="float" office:value="0.00000000160681087015" calcext:value-type="float">
            <text:p>1.61E-09</text:p>
          </table:table-cell>
          <table:table-cell/>
          <table:table-cell table:formula="of:=(1/[.D268])*(10^4)" office:value-type="float" office:value="7.06713780918728" calcext:value-type="float">
            <text:p>7.06713780918728</text:p>
          </table:table-cell>
          <table:table-cell table:formula="of:=(2.5*LOG(([.E268]/[.B268]);10)-2.6)/0.38" office:value-type="float" office:value="7.08672524459785" calcext:value-type="float">
            <text:p>7.08672524459785</text:p>
          </table:table-cell>
          <table:table-cell table:number-columns-repeated="8"/>
        </table:table-row>
        <table:table-row table:style-name="ro1">
          <table:table-cell office:value-type="float" office:value="1416" calcext:value-type="float">
            <text:p>1.42E+03</text:p>
          </table:table-cell>
          <table:table-cell office:value-type="float" office:value="0.000000000011955905" calcext:value-type="float">
            <text:p>1.20E-11</text:p>
          </table:table-cell>
          <table:table-cell/>
          <table:table-cell office:value-type="float" office:value="1416" calcext:value-type="float">
            <text:p>1.42E+03</text:p>
          </table:table-cell>
          <table:table-cell office:value-type="float" office:value="0.0000000016050826" calcext:value-type="float">
            <text:p>1.61E-09</text:p>
          </table:table-cell>
          <table:table-cell/>
          <table:table-cell table:formula="of:=(1/[.D269])*(10^4)" office:value-type="float" office:value="7.06214689265537" calcext:value-type="float">
            <text:p>7.06214689265537</text:p>
          </table:table-cell>
          <table:table-cell table:formula="of:=(2.5*LOG(([.E269]/[.B269]);10)-2.6)/0.38" office:value-type="float" office:value="7.15733507392682" calcext:value-type="float">
            <text:p>7.15733507392682</text:p>
          </table:table-cell>
          <table:table-cell table:number-columns-repeated="8"/>
        </table:table-row>
        <table:table-row table:style-name="ro1">
          <table:table-cell office:value-type="float" office:value="1417" calcext:value-type="float">
            <text:p>1.42E+03</text:p>
          </table:table-cell>
          <table:table-cell office:value-type="float" office:value="0.0000000000119006352701682" calcext:value-type="float">
            <text:p>1.19E-11</text:p>
          </table:table-cell>
          <table:table-cell/>
          <table:table-cell office:value-type="float" office:value="1417" calcext:value-type="float">
            <text:p>1.42E+03</text:p>
          </table:table-cell>
          <table:table-cell office:value-type="float" office:value="0.00000000161488566263918" calcext:value-type="float">
            <text:p>1.61E-09</text:p>
          </table:table-cell>
          <table:table-cell/>
          <table:table-cell table:formula="of:=(1/[.D270])*(10^4)" office:value-type="float" office:value="7.05716302046577" calcext:value-type="float">
            <text:p>7.05716302046577</text:p>
          </table:table-cell>
          <table:table-cell table:formula="of:=(2.5*LOG(([.E270]/[.B270]);10)-2.6)/0.38" office:value-type="float" office:value="7.18797127372251" calcext:value-type="float">
            <text:p>7.18797127372251</text:p>
          </table:table-cell>
          <table:table-cell table:number-columns-repeated="8"/>
        </table:table-row>
        <table:table-row table:style-name="ro1">
          <table:table-cell office:value-type="float" office:value="1418" calcext:value-type="float">
            <text:p>1.42E+03</text:p>
          </table:table-cell>
          <table:table-cell office:value-type="float" office:value="0.000000000011852195" calcext:value-type="float">
            <text:p>1.19E-11</text:p>
          </table:table-cell>
          <table:table-cell/>
          <table:table-cell office:value-type="float" office:value="1418" calcext:value-type="float">
            <text:p>1.42E+03</text:p>
          </table:table-cell>
          <table:table-cell office:value-type="float" office:value="0.0000000016234774" calcext:value-type="float">
            <text:p>1.62E-09</text:p>
          </table:table-cell>
          <table:table-cell/>
          <table:table-cell table:formula="of:=(1/[.D271])*(10^4)" office:value-type="float" office:value="7.05218617771509" calcext:value-type="float">
            <text:p>7.05218617771509</text:p>
          </table:table-cell>
          <table:table-cell table:formula="of:=(2.5*LOG(([.E271]/[.B271]);10)-2.6)/0.38" office:value-type="float" office:value="7.21478591542129" calcext:value-type="float">
            <text:p>7.21478591542129</text:p>
          </table:table-cell>
          <table:table-cell table:number-columns-repeated="8"/>
        </table:table-row>
        <table:table-row table:style-name="ro1">
          <table:table-cell office:value-type="float" office:value="1419" calcext:value-type="float">
            <text:p>1.42E+03</text:p>
          </table:table-cell>
          <table:table-cell office:value-type="float" office:value="0.0000000000120218925223235" calcext:value-type="float">
            <text:p>1.20E-11</text:p>
          </table:table-cell>
          <table:table-cell/>
          <table:table-cell office:value-type="float" office:value="1419" calcext:value-type="float">
            <text:p>1.42E+03</text:p>
          </table:table-cell>
          <table:table-cell office:value-type="float" office:value="0.00000000169779858127758" calcext:value-type="float">
            <text:p>1.70E-09</text:p>
          </table:table-cell>
          <table:table-cell/>
          <table:table-cell table:formula="of:=(1/[.D272])*(10^4)" office:value-type="float" office:value="7.04721634954193" calcext:value-type="float">
            <text:p>7.04721634954193</text:p>
          </table:table-cell>
          <table:table-cell table:formula="of:=(2.5*LOG(([.E272]/[.B272]);10)-2.6)/0.38" office:value-type="float" office:value="7.3020613510018" calcext:value-type="float">
            <text:p>7.3020613510018</text:p>
          </table:table-cell>
          <table:table-cell table:number-columns-repeated="8"/>
        </table:table-row>
        <table:table-row table:style-name="ro1">
          <table:table-cell office:value-type="float" office:value="1420" calcext:value-type="float">
            <text:p>1.42E+03</text:p>
          </table:table-cell>
          <table:table-cell office:value-type="float" office:value="0.0000000000121205688275" calcext:value-type="float">
            <text:p>1.21E-11</text:p>
          </table:table-cell>
          <table:table-cell/>
          <table:table-cell office:value-type="float" office:value="1420" calcext:value-type="float">
            <text:p>1.42E+03</text:p>
          </table:table-cell>
          <table:table-cell office:value-type="float" office:value="0.00000000171051498105" calcext:value-type="float">
            <text:p>1.71E-09</text:p>
          </table:table-cell>
          <table:table-cell/>
          <table:table-cell table:formula="of:=(1/[.D273])*(10^4)" office:value-type="float" office:value="7.04225352112676" calcext:value-type="float">
            <text:p>7.04225352112676</text:p>
          </table:table-cell>
          <table:table-cell table:formula="of:=(2.5*LOG(([.E273]/[.B273]);10)-2.6)/0.38" office:value-type="float" office:value="7.30002552698523" calcext:value-type="float">
            <text:p>7.30002552698523</text:p>
          </table:table-cell>
          <table:table-cell table:number-columns-repeated="8"/>
        </table:table-row>
        <table:table-row table:style-name="ro1">
          <table:table-cell office:value-type="float" office:value="1421" calcext:value-type="float">
            <text:p>1.42E+03</text:p>
          </table:table-cell>
          <table:table-cell office:value-type="float" office:value="0.000000000012440055" calcext:value-type="float">
            <text:p>1.24E-11</text:p>
          </table:table-cell>
          <table:table-cell/>
          <table:table-cell office:value-type="float" office:value="1421" calcext:value-type="float">
            <text:p>1.42E+03</text:p>
          </table:table-cell>
          <table:table-cell office:value-type="float" office:value="0.0000000017119623" calcext:value-type="float">
            <text:p>1.71E-09</text:p>
          </table:table-cell>
          <table:table-cell/>
          <table:table-cell table:formula="of:=(1/[.D274])*(10^4)" office:value-type="float" office:value="7.03729767769177" calcext:value-type="float">
            <text:p>7.03729767769177</text:p>
          </table:table-cell>
          <table:table-cell table:formula="of:=(2.5*LOG(([.E274]/[.B274]);10)-2.6)/0.38" office:value-type="float" office:value="7.22810458001352" calcext:value-type="float">
            <text:p>7.22810458001352</text:p>
          </table:table-cell>
          <table:table-cell table:number-columns-repeated="8"/>
        </table:table-row>
        <table:table-row table:style-name="ro1">
          <table:table-cell office:value-type="float" office:value="1422" calcext:value-type="float">
            <text:p>1.42E+03</text:p>
          </table:table-cell>
          <table:table-cell office:value-type="float" office:value="0.0000000000129001303919999" calcext:value-type="float">
            <text:p>1.29E-11</text:p>
          </table:table-cell>
          <table:table-cell/>
          <table:table-cell office:value-type="float" office:value="1422" calcext:value-type="float">
            <text:p>1.42E+03</text:p>
          </table:table-cell>
          <table:table-cell office:value-type="float" office:value="0.0000000017178660552" calcext:value-type="float">
            <text:p>1.72E-09</text:p>
          </table:table-cell>
          <table:table-cell/>
          <table:table-cell table:formula="of:=(1/[.D275])*(10^4)" office:value-type="float" office:value="7.0323488045007" calcext:value-type="float">
            <text:p>7.0323488045007</text:p>
          </table:table-cell>
          <table:table-cell table:formula="of:=(2.5*LOG(([.E275]/[.B275]);10)-2.6)/0.38" office:value-type="float" office:value="7.13417893477327" calcext:value-type="float">
            <text:p>7.13417893477327</text:p>
          </table:table-cell>
          <table:table-cell table:number-columns-repeated="8"/>
        </table:table-row>
        <table:table-row table:style-name="ro1">
          <table:table-cell office:value-type="float" office:value="1423" calcext:value-type="float">
            <text:p>1.42E+03</text:p>
          </table:table-cell>
          <table:table-cell office:value-type="float" office:value="0.000000000013352903" calcext:value-type="float">
            <text:p>1.34E-11</text:p>
          </table:table-cell>
          <table:table-cell/>
          <table:table-cell office:value-type="float" office:value="1423" calcext:value-type="float">
            <text:p>1.42E+03</text:p>
          </table:table-cell>
          <table:table-cell office:value-type="float" office:value="0.0000000017236761" calcext:value-type="float">
            <text:p>1.72E-09</text:p>
          </table:table-cell>
          <table:table-cell/>
          <table:table-cell table:formula="of:=(1/[.D276])*(10^4)" office:value-type="float" office:value="7.02740688685875" calcext:value-type="float">
            <text:p>7.02740688685875</text:p>
          </table:table-cell>
          <table:table-cell table:formula="of:=(2.5*LOG(([.E276]/[.B276]);10)-2.6)/0.38" office:value-type="float" office:value="7.04526293232688" calcext:value-type="float">
            <text:p>7.04526293232688</text:p>
          </table:table-cell>
          <table:table-cell table:number-columns-repeated="8"/>
        </table:table-row>
        <table:table-row table:style-name="ro1">
          <table:table-cell office:value-type="float" office:value="1424" calcext:value-type="float">
            <text:p>1.42E+03</text:p>
          </table:table-cell>
          <table:table-cell office:value-type="float" office:value="0.0000000000130769524375001" calcext:value-type="float">
            <text:p>1.31E-11</text:p>
          </table:table-cell>
          <table:table-cell/>
          <table:table-cell office:value-type="float" office:value="1424" calcext:value-type="float">
            <text:p>1.42E+03</text:p>
          </table:table-cell>
          <table:table-cell office:value-type="float" office:value="0.00000000167156991450001" calcext:value-type="float">
            <text:p>1.67E-09</text:p>
          </table:table-cell>
          <table:table-cell/>
          <table:table-cell table:formula="of:=(1/[.D277])*(10^4)" office:value-type="float" office:value="7.02247191011236" calcext:value-type="float">
            <text:p>7.02247191011236</text:p>
          </table:table-cell>
          <table:table-cell table:formula="of:=(2.5*LOG(([.E277]/[.B277]);10)-2.6)/0.38" office:value-type="float" office:value="7.01722369605713" calcext:value-type="float">
            <text:p>7.01722369605713</text:p>
          </table:table-cell>
          <table:table-cell table:number-columns-repeated="8"/>
        </table:table-row>
        <table:table-row table:style-name="ro1">
          <table:table-cell office:value-type="float" office:value="1425" calcext:value-type="float">
            <text:p>1.43E+03</text:p>
          </table:table-cell>
          <table:table-cell office:value-type="float" office:value="0.0000000000130544091619146" calcext:value-type="float">
            <text:p>1.31E-11</text:p>
          </table:table-cell>
          <table:table-cell/>
          <table:table-cell office:value-type="float" office:value="1425" calcext:value-type="float">
            <text:p>1.43E+03</text:p>
          </table:table-cell>
          <table:table-cell office:value-type="float" office:value="0.00000000166030635680351" calcext:value-type="float">
            <text:p>1.66E-09</text:p>
          </table:table-cell>
          <table:table-cell/>
          <table:table-cell table:formula="of:=(1/[.D278])*(10^4)" office:value-type="float" office:value="7.01754385964912" calcext:value-type="float">
            <text:p>7.01754385964912</text:p>
          </table:table-cell>
          <table:table-cell table:formula="of:=(2.5*LOG(([.E278]/[.B278]);10)-2.6)/0.38" office:value-type="float" office:value="7.0028355927791" calcext:value-type="float">
            <text:p>7.0028355927791</text:p>
          </table:table-cell>
          <table:table-cell table:number-columns-repeated="8"/>
        </table:table-row>
        <table:table-row table:style-name="ro1">
          <table:table-cell office:value-type="float" office:value="1426" calcext:value-type="float">
            <text:p>1.43E+03</text:p>
          </table:table-cell>
          <table:table-cell office:value-type="float" office:value="0.00000000001325115" calcext:value-type="float">
            <text:p>1.33E-11</text:p>
          </table:table-cell>
          <table:table-cell/>
          <table:table-cell office:value-type="float" office:value="1426" calcext:value-type="float">
            <text:p>1.43E+03</text:p>
          </table:table-cell>
          <table:table-cell office:value-type="float" office:value="0.000000001658048" calcext:value-type="float">
            <text:p>1.66E-09</text:p>
          </table:table-cell>
          <table:table-cell/>
          <table:table-cell table:formula="of:=(1/[.D279])*(10^4)" office:value-type="float" office:value="7.01262272089762" calcext:value-type="float">
            <text:p>7.01262272089762</text:p>
          </table:table-cell>
          <table:table-cell table:formula="of:=(2.5*LOG(([.E279]/[.B279]);10)-2.6)/0.38" office:value-type="float" office:value="6.95620742745233" calcext:value-type="float">
            <text:p>6.95620742745233</text:p>
          </table:table-cell>
          <table:table-cell table:number-columns-repeated="8"/>
        </table:table-row>
        <table:table-row table:style-name="ro1">
          <table:table-cell office:value-type="float" office:value="1427" calcext:value-type="float">
            <text:p>1.43E+03</text:p>
          </table:table-cell>
          <table:table-cell office:value-type="float" office:value="0.0000000000134259987521532" calcext:value-type="float">
            <text:p>1.34E-11</text:p>
          </table:table-cell>
          <table:table-cell/>
          <table:table-cell office:value-type="float" office:value="1427" calcext:value-type="float">
            <text:p>1.43E+03</text:p>
          </table:table-cell>
          <table:table-cell office:value-type="float" office:value="0.00000000169248015625619" calcext:value-type="float">
            <text:p>1.69E-09</text:p>
          </table:table-cell>
          <table:table-cell/>
          <table:table-cell table:formula="of:=(1/[.D280])*(10^4)" office:value-type="float" office:value="7.00770847932726" calcext:value-type="float">
            <text:p>7.00770847932726</text:p>
          </table:table-cell>
          <table:table-cell table:formula="of:=(2.5*LOG(([.E280]/[.B280]);10)-2.6)/0.38" office:value-type="float" office:value="6.97748015098781" calcext:value-type="float">
            <text:p>6.97748015098781</text:p>
          </table:table-cell>
          <table:table-cell table:number-columns-repeated="8"/>
        </table:table-row>
        <table:table-row table:style-name="ro1">
          <table:table-cell office:value-type="float" office:value="1428" calcext:value-type="float">
            <text:p>1.43E+03</text:p>
          </table:table-cell>
          <table:table-cell office:value-type="float" office:value="0.000000000013619195" calcext:value-type="float">
            <text:p>1.36E-11</text:p>
          </table:table-cell>
          <table:table-cell/>
          <table:table-cell office:value-type="float" office:value="1428" calcext:value-type="float">
            <text:p>1.43E+03</text:p>
          </table:table-cell>
          <table:table-cell office:value-type="float" office:value="0.0000000017305254" calcext:value-type="float">
            <text:p>1.73E-09</text:p>
          </table:table-cell>
          <table:table-cell/>
          <table:table-cell table:formula="of:=(1/[.D281])*(10^4)" office:value-type="float" office:value="7.00280112044818" calcext:value-type="float">
            <text:p>7.00280112044818</text:p>
          </table:table-cell>
          <table:table-cell table:formula="of:=(2.5*LOG(([.E281]/[.B281]);10)-2.6)/0.38" office:value-type="float" office:value="7.00017460475577" calcext:value-type="float">
            <text:p>7.00017460475577</text:p>
          </table:table-cell>
          <table:table-cell table:number-columns-repeated="8"/>
        </table:table-row>
        <table:table-row table:style-name="ro1">
          <table:table-cell office:value-type="float" office:value="1429" calcext:value-type="float">
            <text:p>1.43E+03</text:p>
          </table:table-cell>
          <table:table-cell office:value-type="float" office:value="0.0000000000144654804339998" calcext:value-type="float">
            <text:p>1.45E-11</text:p>
          </table:table-cell>
          <table:table-cell/>
          <table:table-cell office:value-type="float" office:value="1429" calcext:value-type="float">
            <text:p>1.43E+03</text:p>
          </table:table-cell>
          <table:table-cell office:value-type="float" office:value="0.0000000017422191131" calcext:value-type="float">
            <text:p>1.74E-09</text:p>
          </table:table-cell>
          <table:table-cell/>
          <table:table-cell table:formula="of:=(1/[.D282])*(10^4)" office:value-type="float" office:value="6.99790062981106" calcext:value-type="float">
            <text:p>6.99790062981106</text:p>
          </table:table-cell>
          <table:table-cell table:formula="of:=(2.5*LOG(([.E282]/[.B282]);10)-2.6)/0.38" office:value-type="float" office:value="6.84717047152894" calcext:value-type="float">
            <text:p>6.84717047152894</text:p>
          </table:table-cell>
          <table:table-cell table:number-columns-repeated="8"/>
        </table:table-row>
        <table:table-row table:style-name="ro1">
          <table:table-cell office:value-type="float" office:value="1430" calcext:value-type="float">
            <text:p>1.43E+03</text:p>
          </table:table-cell>
          <table:table-cell office:value-type="float" office:value="0.000000000014704564206" calcext:value-type="float">
            <text:p>1.47E-11</text:p>
          </table:table-cell>
          <table:table-cell/>
          <table:table-cell office:value-type="float" office:value="1430" calcext:value-type="float">
            <text:p>1.43E+03</text:p>
          </table:table-cell>
          <table:table-cell office:value-type="float" office:value="0.0000000017467092374" calcext:value-type="float">
            <text:p>1.75E-09</text:p>
          </table:table-cell>
          <table:table-cell/>
          <table:table-cell table:formula="of:=(1/[.D283])*(10^4)" office:value-type="float" office:value="6.99300699300699" calcext:value-type="float">
            <text:p>6.99300699300699</text:p>
          </table:table-cell>
          <table:table-cell table:formula="of:=(2.5*LOG(([.E283]/[.B283]);10)-2.6)/0.38" office:value-type="float" office:value="6.80768723027153" calcext:value-type="float">
            <text:p>6.80768723027153</text:p>
          </table:table-cell>
          <table:table-cell table:number-columns-repeated="8"/>
        </table:table-row>
        <table:table-row table:style-name="ro1">
          <table:table-cell office:value-type="float" office:value="1431" calcext:value-type="float">
            <text:p>1.43E+03</text:p>
          </table:table-cell>
          <table:table-cell office:value-type="float" office:value="0.000000000014888262" calcext:value-type="float">
            <text:p>1.49E-11</text:p>
          </table:table-cell>
          <table:table-cell/>
          <table:table-cell office:value-type="float" office:value="1431" calcext:value-type="float">
            <text:p>1.43E+03</text:p>
          </table:table-cell>
          <table:table-cell office:value-type="float" office:value="0.0000000017577867" calcext:value-type="float">
            <text:p>1.76E-09</text:p>
          </table:table-cell>
          <table:table-cell/>
          <table:table-cell table:formula="of:=(1/[.D284])*(10^4)" office:value-type="float" office:value="6.98812019566737" calcext:value-type="float">
            <text:p>6.98812019566737</text:p>
          </table:table-cell>
          <table:table-cell table:formula="of:=(2.5*LOG(([.E284]/[.B284]);10)-2.6)/0.38" office:value-type="float" office:value="6.79027744298429" calcext:value-type="float">
            <text:p>6.79027744298429</text:p>
          </table:table-cell>
          <table:table-cell table:number-columns-repeated="8"/>
        </table:table-row>
        <table:table-row table:style-name="ro1">
          <table:table-cell office:value-type="float" office:value="1432" calcext:value-type="float">
            <text:p>1.43E+03</text:p>
          </table:table-cell>
          <table:table-cell office:value-type="float" office:value="0.0000000000145495425585" calcext:value-type="float">
            <text:p>1.45E-11</text:p>
          </table:table-cell>
          <table:table-cell/>
          <table:table-cell office:value-type="float" office:value="1432" calcext:value-type="float">
            <text:p>1.43E+03</text:p>
          </table:table-cell>
          <table:table-cell office:value-type="float" office:value="0.00000000170352475545" calcext:value-type="float">
            <text:p>1.70E-09</text:p>
          </table:table-cell>
          <table:table-cell/>
          <table:table-cell table:formula="of:=(1/[.D285])*(10^4)" office:value-type="float" office:value="6.98324022346369" calcext:value-type="float">
            <text:p>6.98324022346369</text:p>
          </table:table-cell>
          <table:table-cell table:formula="of:=(2.5*LOG(([.E285]/[.B285]);10)-2.6)/0.38" office:value-type="float" office:value="6.76644151231049" calcext:value-type="float">
            <text:p>6.76644151231049</text:p>
          </table:table-cell>
          <table:table-cell table:number-columns-repeated="8"/>
        </table:table-row>
        <table:table-row table:style-name="ro1">
          <table:table-cell office:value-type="float" office:value="1433" calcext:value-type="float">
            <text:p>1.43E+03</text:p>
          </table:table-cell>
          <table:table-cell office:value-type="float" office:value="0.000000000014127949" calcext:value-type="float">
            <text:p>1.41E-11</text:p>
          </table:table-cell>
          <table:table-cell/>
          <table:table-cell office:value-type="float" office:value="1433" calcext:value-type="float">
            <text:p>1.43E+03</text:p>
          </table:table-cell>
          <table:table-cell office:value-type="float" office:value="0.0000000016359866" calcext:value-type="float">
            <text:p>1.64E-09</text:p>
          </table:table-cell>
          <table:table-cell/>
          <table:table-cell table:formula="of:=(1/[.D286])*(10^4)" office:value-type="float" office:value="6.97836706210747" calcext:value-type="float">
            <text:p>6.97836706210747</text:p>
          </table:table-cell>
          <table:table-cell table:formula="of:=(2.5*LOG(([.E286]/[.B286]);10)-2.6)/0.38" office:value-type="float" office:value="6.73487252400968" calcext:value-type="float">
            <text:p>6.73487252400968</text:p>
          </table:table-cell>
          <table:table-cell table:number-columns-repeated="8"/>
        </table:table-row>
        <table:table-row table:style-name="ro1">
          <table:table-cell office:value-type="float" office:value="1434" calcext:value-type="float">
            <text:p>1.43E+03</text:p>
          </table:table-cell>
          <table:table-cell office:value-type="float" office:value="0.0000000000140125454329308" calcext:value-type="float">
            <text:p>1.40E-11</text:p>
          </table:table-cell>
          <table:table-cell/>
          <table:table-cell office:value-type="float" office:value="1434" calcext:value-type="float">
            <text:p>1.43E+03</text:p>
          </table:table-cell>
          <table:table-cell office:value-type="float" office:value="0.00000000161321684875649" calcext:value-type="float">
            <text:p>1.61E-09</text:p>
          </table:table-cell>
          <table:table-cell/>
          <table:table-cell table:formula="of:=(1/[.D287])*(10^4)" office:value-type="float" office:value="6.97350069735007" calcext:value-type="float">
            <text:p>6.97350069735007</text:p>
          </table:table-cell>
          <table:table-cell table:formula="of:=(2.5*LOG(([.E287]/[.B287]);10)-2.6)/0.38" office:value-type="float" office:value="6.71826128616382" calcext:value-type="float">
            <text:p>6.71826128616382</text:p>
          </table:table-cell>
          <table:table-cell table:number-columns-repeated="8"/>
        </table:table-row>
        <table:table-row table:style-name="ro1">
          <table:table-cell office:value-type="float" office:value="1435" calcext:value-type="float">
            <text:p>1.44E+03</text:p>
          </table:table-cell>
          <table:table-cell office:value-type="float" office:value="0.0000000000140225094504216" calcext:value-type="float">
            <text:p>1.40E-11</text:p>
          </table:table-cell>
          <table:table-cell/>
          <table:table-cell office:value-type="float" office:value="1435" calcext:value-type="float">
            <text:p>1.44E+03</text:p>
          </table:table-cell>
          <table:table-cell office:value-type="float" office:value="0.00000000161702170207579" calcext:value-type="float">
            <text:p>1.62E-09</text:p>
          </table:table-cell>
          <table:table-cell/>
          <table:table-cell table:formula="of:=(1/[.D288])*(10^4)" office:value-type="float" office:value="6.96864111498258" calcext:value-type="float">
            <text:p>6.96864111498258</text:p>
          </table:table-cell>
          <table:table-cell table:formula="of:=(2.5*LOG(([.E288]/[.B288]);10)-2.6)/0.38" office:value-type="float" office:value="6.72296123188313" calcext:value-type="float">
            <text:p>6.72296123188313</text:p>
          </table:table-cell>
          <table:table-cell table:number-columns-repeated="8"/>
        </table:table-row>
        <table:table-row table:style-name="ro1">
          <table:table-cell office:value-type="float" office:value="1436" calcext:value-type="float">
            <text:p>1.44E+03</text:p>
          </table:table-cell>
          <table:table-cell office:value-type="float" office:value="0.000000000014457744" calcext:value-type="float">
            <text:p>1.45E-11</text:p>
          </table:table-cell>
          <table:table-cell/>
          <table:table-cell office:value-type="float" office:value="1436" calcext:value-type="float">
            <text:p>1.44E+03</text:p>
          </table:table-cell>
          <table:table-cell office:value-type="float" office:value="0.0000000017208247" calcext:value-type="float">
            <text:p>1.72E-09</text:p>
          </table:table-cell>
          <table:table-cell/>
          <table:table-cell table:formula="of:=(1/[.D289])*(10^4)" office:value-type="float" office:value="6.96378830083565" calcext:value-type="float">
            <text:p>6.96378830083565</text:p>
          </table:table-cell>
          <table:table-cell table:formula="of:=(2.5*LOG(([.E289]/[.B289]);10)-2.6)/0.38" office:value-type="float" office:value="6.81339539855946" calcext:value-type="float">
            <text:p>6.81339539855946</text:p>
          </table:table-cell>
          <table:table-cell table:number-columns-repeated="8"/>
        </table:table-row>
        <table:table-row table:style-name="ro1">
          <table:table-cell office:value-type="float" office:value="1437" calcext:value-type="float">
            <text:p>1.44E+03</text:p>
          </table:table-cell>
          <table:table-cell office:value-type="float" office:value="0.0000000000145757621905" calcext:value-type="float">
            <text:p>1.46E-11</text:p>
          </table:table-cell>
          <table:table-cell/>
          <table:table-cell office:value-type="float" office:value="1437" calcext:value-type="float">
            <text:p>1.44E+03</text:p>
          </table:table-cell>
          <table:table-cell office:value-type="float" office:value="0.00000000176436040375" calcext:value-type="float">
            <text:p>1.76E-09</text:p>
          </table:table-cell>
          <table:table-cell/>
          <table:table-cell table:formula="of:=(1/[.D290])*(10^4)" office:value-type="float" office:value="6.9589422407794" calcext:value-type="float">
            <text:p>6.9589422407794</text:p>
          </table:table-cell>
          <table:table-cell table:formula="of:=(2.5*LOG(([.E290]/[.B290]);10)-2.6)/0.38" office:value-type="float" office:value="6.86155282017811" calcext:value-type="float">
            <text:p>6.86155282017811</text:p>
          </table:table-cell>
          <table:table-cell table:number-columns-repeated="8"/>
        </table:table-row>
        <table:table-row table:style-name="ro1">
          <table:table-cell office:value-type="float" office:value="1438" calcext:value-type="float">
            <text:p>1.44E+03</text:p>
          </table:table-cell>
          <table:table-cell office:value-type="float" office:value="0.000000000014741101" calcext:value-type="float">
            <text:p>1.47E-11</text:p>
          </table:table-cell>
          <table:table-cell/>
          <table:table-cell office:value-type="float" office:value="1438" calcext:value-type="float">
            <text:p>1.44E+03</text:p>
          </table:table-cell>
          <table:table-cell office:value-type="float" office:value="0.0000000018253522" calcext:value-type="float">
            <text:p>1.83E-09</text:p>
          </table:table-cell>
          <table:table-cell/>
          <table:table-cell table:formula="of:=(1/[.D291])*(10^4)" office:value-type="float" office:value="6.95410292072323" calcext:value-type="float">
            <text:p>6.95410292072323</text:p>
          </table:table-cell>
          <table:table-cell table:formula="of:=(2.5*LOG(([.E291]/[.B291]);10)-2.6)/0.38" office:value-type="float" office:value="6.92642599855748" calcext:value-type="float">
            <text:p>6.92642599855748</text:p>
          </table:table-cell>
          <table:table-cell table:number-columns-repeated="8"/>
        </table:table-row>
        <table:table-row table:style-name="ro1">
          <table:table-cell office:value-type="float" office:value="1439" calcext:value-type="float">
            <text:p>1.44E+03</text:p>
          </table:table-cell>
          <table:table-cell office:value-type="float" office:value="0.00000000001490326238" calcext:value-type="float">
            <text:p>1.49E-11</text:p>
          </table:table-cell>
          <table:table-cell/>
          <table:table-cell office:value-type="float" office:value="1439" calcext:value-type="float">
            <text:p>1.44E+03</text:p>
          </table:table-cell>
          <table:table-cell office:value-type="float" office:value="0.00000000181082785" calcext:value-type="float">
            <text:p>1.81E-09</text:p>
          </table:table-cell>
          <table:table-cell/>
          <table:table-cell table:formula="of:=(1/[.D292])*(10^4)" office:value-type="float" office:value="6.94927032661571" calcext:value-type="float">
            <text:p>6.94927032661571</text:p>
          </table:table-cell>
          <table:table-cell table:formula="of:=(2.5*LOG(([.E292]/[.B292]);10)-2.6)/0.38" office:value-type="float" office:value="6.87234090583391" calcext:value-type="float">
            <text:p>6.8723409058339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.44E+03</text:p>
          </table:table-cell>
          <table:table-cell office:value-type="float" office:value="0.0000000000149485988945" calcext:value-type="float">
            <text:p>1.49E-11</text:p>
          </table:table-cell>
          <table:table-cell/>
          <table:table-cell office:value-type="float" office:value="1440" calcext:value-type="float">
            <text:p>1.44E+03</text:p>
          </table:table-cell>
          <table:table-cell office:value-type="float" office:value="0.00000000180632672445" calcext:value-type="float">
            <text:p>1.81E-09</text:p>
          </table:table-cell>
          <table:table-cell/>
          <table:table-cell table:formula="of:=(1/[.D293])*(10^4)" office:value-type="float" office:value="6.94444444444444" calcext:value-type="float">
            <text:p>6.94444444444444</text:p>
          </table:table-cell>
          <table:table-cell table:formula="of:=(2.5*LOG(([.E293]/[.B293]);10)-2.6)/0.38" office:value-type="float" office:value="6.8565514368623" calcext:value-type="float">
            <text:p>6.8565514368623</text:p>
          </table:table-cell>
          <table:table-cell table:number-columns-repeated="8"/>
        </table:table-row>
        <table:table-row table:style-name="ro1">
          <table:table-cell office:value-type="float" office:value="1441" calcext:value-type="float">
            <text:p>1.44E+03</text:p>
          </table:table-cell>
          <table:table-cell office:value-type="float" office:value="0.000000000014776945" calcext:value-type="float">
            <text:p>1.48E-11</text:p>
          </table:table-cell>
          <table:table-cell/>
          <table:table-cell office:value-type="float" office:value="1441" calcext:value-type="float">
            <text:p>1.44E+03</text:p>
          </table:table-cell>
          <table:table-cell office:value-type="float" office:value="0.0000000018152054" calcext:value-type="float">
            <text:p>1.82E-09</text:p>
          </table:table-cell>
          <table:table-cell/>
          <table:table-cell table:formula="of:=(1/[.D294])*(10^4)" office:value-type="float" office:value="6.93962526023595" calcext:value-type="float">
            <text:p>6.93962526023595</text:p>
          </table:table-cell>
          <table:table-cell table:formula="of:=(2.5*LOG(([.E294]/[.B294]);10)-2.6)/0.38" office:value-type="float" office:value="6.90355998666933" calcext:value-type="float">
            <text:p>6.90355998666933</text:p>
          </table:table-cell>
          <table:table-cell table:number-columns-repeated="8"/>
        </table:table-row>
        <table:table-row table:style-name="ro1">
          <table:table-cell office:value-type="float" office:value="1442" calcext:value-type="float">
            <text:p>1.44E+03</text:p>
          </table:table-cell>
          <table:table-cell office:value-type="float" office:value="0.0000000000147560864185318" calcext:value-type="float">
            <text:p>1.48E-11</text:p>
          </table:table-cell>
          <table:table-cell/>
          <table:table-cell office:value-type="float" office:value="1442" calcext:value-type="float">
            <text:p>1.44E+03</text:p>
          </table:table-cell>
          <table:table-cell office:value-type="float" office:value="0.00000000177395030796189" calcext:value-type="float">
            <text:p>1.77E-09</text:p>
          </table:table-cell>
          <table:table-cell/>
          <table:table-cell table:formula="of:=(1/[.D295])*(10^4)" office:value-type="float" office:value="6.93481276005548" calcext:value-type="float">
            <text:p>6.93481276005548</text:p>
          </table:table-cell>
          <table:table-cell table:formula="of:=(2.5*LOG(([.E295]/[.B295]);10)-2.6)/0.38" office:value-type="float" office:value="6.84190960645269" calcext:value-type="float">
            <text:p>6.84190960645269</text:p>
          </table:table-cell>
          <table:table-cell table:number-columns-repeated="8"/>
        </table:table-row>
        <table:table-row table:style-name="ro1">
          <table:table-cell office:value-type="float" office:value="1443" calcext:value-type="float">
            <text:p>1.44E+03</text:p>
          </table:table-cell>
          <table:table-cell office:value-type="float" office:value="0.000000000014723037" calcext:value-type="float">
            <text:p>1.47E-11</text:p>
          </table:table-cell>
          <table:table-cell/>
          <table:table-cell office:value-type="float" office:value="1443" calcext:value-type="float">
            <text:p>1.44E+03</text:p>
          </table:table-cell>
          <table:table-cell office:value-type="float" office:value="0.0000000017085836" calcext:value-type="float">
            <text:p>1.71E-09</text:p>
          </table:table-cell>
          <table:table-cell/>
          <table:table-cell table:formula="of:=(1/[.D296])*(10^4)" office:value-type="float" office:value="6.93000693000693" calcext:value-type="float">
            <text:p>6.93000693000693</text:p>
          </table:table-cell>
          <table:table-cell table:formula="of:=(2.5*LOG(([.E296]/[.B296]);10)-2.6)/0.38" office:value-type="float" office:value="6.74104493375393" calcext:value-type="float">
            <text:p>6.74104493375393</text:p>
          </table:table-cell>
          <table:table-cell table:number-columns-repeated="8"/>
        </table:table-row>
        <table:table-row table:style-name="ro1">
          <table:table-cell office:value-type="float" office:value="1444" calcext:value-type="float">
            <text:p>1.44E+03</text:p>
          </table:table-cell>
          <table:table-cell office:value-type="float" office:value="0.0000000000146147757858068" calcext:value-type="float">
            <text:p>1.46E-11</text:p>
          </table:table-cell>
          <table:table-cell/>
          <table:table-cell office:value-type="float" office:value="1444" calcext:value-type="float">
            <text:p>1.44E+03</text:p>
          </table:table-cell>
          <table:table-cell office:value-type="float" office:value="0.00000000168227674997392" calcext:value-type="float">
            <text:p>1.68E-09</text:p>
          </table:table-cell>
          <table:table-cell/>
          <table:table-cell table:formula="of:=(1/[.D297])*(10^4)" office:value-type="float" office:value="6.92520775623269" calcext:value-type="float">
            <text:p>6.92520775623269</text:p>
          </table:table-cell>
          <table:table-cell table:formula="of:=(2.5*LOG(([.E297]/[.B297]);10)-2.6)/0.38" office:value-type="float" office:value="6.71779793290652" calcext:value-type="float">
            <text:p>6.71779793290652</text:p>
          </table:table-cell>
          <table:table-cell table:number-columns-repeated="8"/>
        </table:table-row>
        <table:table-row table:style-name="ro1">
          <table:table-cell office:value-type="float" office:value="1445" calcext:value-type="float">
            <text:p>1.45E+03</text:p>
          </table:table-cell>
          <table:table-cell office:value-type="float" office:value="0.0000000000145870165605" calcext:value-type="float">
            <text:p>1.46E-11</text:p>
          </table:table-cell>
          <table:table-cell/>
          <table:table-cell office:value-type="float" office:value="1445" calcext:value-type="float">
            <text:p>1.45E+03</text:p>
          </table:table-cell>
          <table:table-cell office:value-type="float" office:value="0.0000000016759862192" calcext:value-type="float">
            <text:p>1.68E-09</text:p>
          </table:table-cell>
          <table:table-cell/>
          <table:table-cell table:formula="of:=(1/[.D298])*(10^4)" office:value-type="float" office:value="6.92041522491349" calcext:value-type="float">
            <text:p>6.92041522491349</text:p>
          </table:table-cell>
          <table:table-cell table:formula="of:=(2.5*LOG(([.E298]/[.B298]);10)-2.6)/0.38" office:value-type="float" office:value="6.71252610076433" calcext:value-type="float">
            <text:p>6.71252610076433</text:p>
          </table:table-cell>
          <table:table-cell table:number-columns-repeated="8"/>
        </table:table-row>
        <table:table-row table:style-name="ro1">
          <table:table-cell office:value-type="float" office:value="1446" calcext:value-type="float">
            <text:p>1.45E+03</text:p>
          </table:table-cell>
          <table:table-cell office:value-type="float" office:value="0.000000000015041293" calcext:value-type="float">
            <text:p>1.50E-11</text:p>
          </table:table-cell>
          <table:table-cell/>
          <table:table-cell office:value-type="float" office:value="1446" calcext:value-type="float">
            <text:p>1.45E+03</text:p>
          </table:table-cell>
          <table:table-cell office:value-type="float" office:value="0.0000000017991006" calcext:value-type="float">
            <text:p>1.80E-09</text:p>
          </table:table-cell>
          <table:table-cell/>
          <table:table-cell table:formula="of:=(1/[.D299])*(10^4)" office:value-type="float" office:value="6.91562932226833" calcext:value-type="float">
            <text:p>6.91562932226833</text:p>
          </table:table-cell>
          <table:table-cell table:formula="of:=(2.5*LOG(([.E299]/[.B299]);10)-2.6)/0.38" office:value-type="float" office:value="6.82743603370958" calcext:value-type="float">
            <text:p>6.82743603370958</text:p>
          </table:table-cell>
          <table:table-cell table:number-columns-repeated="8"/>
        </table:table-row>
        <table:table-row table:style-name="ro1">
          <table:table-cell office:value-type="float" office:value="1447" calcext:value-type="float">
            <text:p>1.45E+03</text:p>
          </table:table-cell>
          <table:table-cell office:value-type="float" office:value="0.000000000014943605898" calcext:value-type="float">
            <text:p>1.49E-11</text:p>
          </table:table-cell>
          <table:table-cell/>
          <table:table-cell office:value-type="float" office:value="1447" calcext:value-type="float">
            <text:p>1.45E+03</text:p>
          </table:table-cell>
          <table:table-cell office:value-type="float" office:value="0.0000000018020461882" calcext:value-type="float">
            <text:p>1.80E-09</text:p>
          </table:table-cell>
          <table:table-cell/>
          <table:table-cell table:formula="of:=(1/[.D300])*(10^4)" office:value-type="float" office:value="6.91085003455425" calcext:value-type="float">
            <text:p>6.91085003455425</text:p>
          </table:table-cell>
          <table:table-cell table:formula="of:=(2.5*LOG(([.E300]/[.B300]);10)-2.6)/0.38" office:value-type="float" office:value="6.85072705672141" calcext:value-type="float">
            <text:p>6.85072705672141</text:p>
          </table:table-cell>
          <table:table-cell table:number-columns-repeated="8"/>
        </table:table-row>
        <table:table-row table:style-name="ro1">
          <table:table-cell office:value-type="float" office:value="1448" calcext:value-type="float">
            <text:p>1.45E+03</text:p>
          </table:table-cell>
          <table:table-cell office:value-type="float" office:value="0.000000000014768424" calcext:value-type="float">
            <text:p>1.48E-11</text:p>
          </table:table-cell>
          <table:table-cell/>
          <table:table-cell office:value-type="float" office:value="1448" calcext:value-type="float">
            <text:p>1.45E+03</text:p>
          </table:table-cell>
          <table:table-cell office:value-type="float" office:value="0.0000000018073285" calcext:value-type="float">
            <text:p>1.81E-09</text:p>
          </table:table-cell>
          <table:table-cell/>
          <table:table-cell table:formula="of:=(1/[.D301])*(10^4)" office:value-type="float" office:value="6.9060773480663" calcext:value-type="float">
            <text:p>6.9060773480663</text:p>
          </table:table-cell>
          <table:table-cell table:formula="of:=(2.5*LOG(([.E301]/[.B301]);10)-2.6)/0.38" office:value-type="float" office:value="6.8927825307975" calcext:value-type="float">
            <text:p>6.8927825307975</text:p>
          </table:table-cell>
          <table:table-cell table:number-columns-repeated="8"/>
        </table:table-row>
        <table:table-row table:style-name="ro1">
          <table:table-cell office:value-type="float" office:value="1449" calcext:value-type="float">
            <text:p>1.45E+03</text:p>
          </table:table-cell>
          <table:table-cell office:value-type="float" office:value="0.0000000000153100025090001" calcext:value-type="float">
            <text:p>1.53E-11</text:p>
          </table:table-cell>
          <table:table-cell/>
          <table:table-cell office:value-type="float" office:value="1449" calcext:value-type="float">
            <text:p>1.45E+03</text:p>
          </table:table-cell>
          <table:table-cell office:value-type="float" office:value="0.00000000179934874835" calcext:value-type="float">
            <text:p>1.80E-09</text:p>
          </table:table-cell>
          <table:table-cell/>
          <table:table-cell table:formula="of:=(1/[.D302])*(10^4)" office:value-type="float" office:value="6.90131124913734" calcext:value-type="float">
            <text:p>6.90131124913734</text:p>
          </table:table-cell>
          <table:table-cell table:formula="of:=(2.5*LOG(([.E302]/[.B302]);10)-2.6)/0.38" office:value-type="float" office:value="6.77723739635697" calcext:value-type="float">
            <text:p>6.77723739635697</text:p>
          </table:table-cell>
          <table:table-cell table:number-columns-repeated="8"/>
        </table:table-row>
        <table:table-row table:style-name="ro1">
          <table:table-cell office:value-type="float" office:value="1450" calcext:value-type="float">
            <text:p>1.45E+03</text:p>
          </table:table-cell>
          <table:table-cell office:value-type="float" office:value="0.0000000000155592473615767" calcext:value-type="float">
            <text:p>1.56E-11</text:p>
          </table:table-cell>
          <table:table-cell/>
          <table:table-cell office:value-type="float" office:value="1450" calcext:value-type="float">
            <text:p>1.45E+03</text:p>
          </table:table-cell>
          <table:table-cell office:value-type="float" office:value="0.00000000179561086103469" calcext:value-type="float">
            <text:p>1.80E-09</text:p>
          </table:table-cell>
          <table:table-cell/>
          <table:table-cell table:formula="of:=(1/[.D303])*(10^4)" office:value-type="float" office:value="6.89655172413793" calcext:value-type="float">
            <text:p>6.89655172413793</text:p>
          </table:table-cell>
          <table:table-cell table:formula="of:=(2.5*LOG(([.E303]/[.B303]);10)-2.6)/0.38" office:value-type="float" office:value="6.72515551545175" calcext:value-type="float">
            <text:p>6.72515551545175</text:p>
          </table:table-cell>
          <table:table-cell table:number-columns-repeated="8"/>
        </table:table-row>
        <table:table-row table:style-name="ro1">
          <table:table-cell office:value-type="float" office:value="1451" calcext:value-type="float">
            <text:p>1.45E+03</text:p>
          </table:table-cell>
          <table:table-cell office:value-type="float" office:value="0.000000000014790353" calcext:value-type="float">
            <text:p>1.48E-11</text:p>
          </table:table-cell>
          <table:table-cell/>
          <table:table-cell office:value-type="float" office:value="1451" calcext:value-type="float">
            <text:p>1.45E+03</text:p>
          </table:table-cell>
          <table:table-cell office:value-type="float" office:value="0.0000000017939111" calcext:value-type="float">
            <text:p>1.79E-09</text:p>
          </table:table-cell>
          <table:table-cell/>
          <table:table-cell table:formula="of:=(1/[.D304])*(10^4)" office:value-type="float" office:value="6.89179875947622" calcext:value-type="float">
            <text:p>6.89179875947622</text:p>
          </table:table-cell>
          <table:table-cell table:formula="of:=(2.5*LOG(([.E304]/[.B304]);10)-2.6)/0.38" office:value-type="float" office:value="6.86725248505825" calcext:value-type="float">
            <text:p>6.86725248505825</text:p>
          </table:table-cell>
          <table:table-cell table:number-columns-repeated="8"/>
        </table:table-row>
        <table:table-row table:style-name="ro1">
          <table:table-cell office:value-type="float" office:value="1452" calcext:value-type="float">
            <text:p>1.45E+03</text:p>
          </table:table-cell>
          <table:table-cell office:value-type="float" office:value="0.0000000000146666262138827" calcext:value-type="float">
            <text:p>1.47E-11</text:p>
          </table:table-cell>
          <table:table-cell/>
          <table:table-cell office:value-type="float" office:value="1452" calcext:value-type="float">
            <text:p>1.45E+03</text:p>
          </table:table-cell>
          <table:table-cell office:value-type="float" office:value="0.00000000177265459766372" calcext:value-type="float">
            <text:p>1.77E-09</text:p>
          </table:table-cell>
          <table:table-cell/>
          <table:table-cell table:formula="of:=(1/[.D305])*(10^4)" office:value-type="float" office:value="6.8870523415978" calcext:value-type="float">
            <text:p>6.8870523415978</text:p>
          </table:table-cell>
          <table:table-cell table:formula="of:=(2.5*LOG(([.E305]/[.B305]);10)-2.6)/0.38" office:value-type="float" office:value="6.85719669409451" calcext:value-type="float">
            <text:p>6.85719669409451</text:p>
          </table:table-cell>
          <table:table-cell table:number-columns-repeated="8"/>
        </table:table-row>
        <table:table-row table:style-name="ro1">
          <table:table-cell office:value-type="float" office:value="1453" calcext:value-type="float">
            <text:p>1.45E+03</text:p>
          </table:table-cell>
          <table:table-cell office:value-type="float" office:value="0.000000000014414359" calcext:value-type="float">
            <text:p>1.44E-11</text:p>
          </table:table-cell>
          <table:table-cell/>
          <table:table-cell office:value-type="float" office:value="1453" calcext:value-type="float">
            <text:p>1.45E+03</text:p>
          </table:table-cell>
          <table:table-cell office:value-type="float" office:value="0.0000000017293146" calcext:value-type="float">
            <text:p>1.73E-09</text:p>
          </table:table-cell>
          <table:table-cell/>
          <table:table-cell table:formula="of:=(1/[.D306])*(10^4)" office:value-type="float" office:value="6.88231245698555" calcext:value-type="float">
            <text:p>6.88231245698555</text:p>
          </table:table-cell>
          <table:table-cell table:formula="of:=(2.5*LOG(([.E306]/[.B306]);10)-2.6)/0.38" office:value-type="float" office:value="6.83604390667" calcext:value-type="float">
            <text:p>6.83604390667</text:p>
          </table:table-cell>
          <table:table-cell table:number-columns-repeated="8"/>
        </table:table-row>
        <table:table-row table:style-name="ro1">
          <table:table-cell office:value-type="float" office:value="1454" calcext:value-type="float">
            <text:p>1.45E+03</text:p>
          </table:table-cell>
          <table:table-cell office:value-type="float" office:value="0.0000000000147765885025001" calcext:value-type="float">
            <text:p>1.48E-11</text:p>
          </table:table-cell>
          <table:table-cell/>
          <table:table-cell office:value-type="float" office:value="1454" calcext:value-type="float">
            <text:p>1.45E+03</text:p>
          </table:table-cell>
          <table:table-cell office:value-type="float" office:value="0.00000000179710687050002" calcext:value-type="float">
            <text:p>1.80E-09</text:p>
          </table:table-cell>
          <table:table-cell/>
          <table:table-cell table:formula="of:=(1/[.D307])*(10^4)" office:value-type="float" office:value="6.87757909215956" calcext:value-type="float">
            <text:p>6.87757909215956</text:p>
          </table:table-cell>
          <table:table-cell table:formula="of:=(2.5*LOG(([.E307]/[.B307]);10)-2.6)/0.38" office:value-type="float" office:value="6.87499819244736" calcext:value-type="float">
            <text:p>6.87499819244736</text:p>
          </table:table-cell>
          <table:table-cell table:number-columns-repeated="8"/>
        </table:table-row>
        <table:table-row table:style-name="ro1">
          <table:table-cell office:value-type="float" office:value="1455" calcext:value-type="float">
            <text:p>1.46E+03</text:p>
          </table:table-cell>
          <table:table-cell office:value-type="float" office:value="0.0000000000149695" calcext:value-type="float">
            <text:p>1.50E-11</text:p>
          </table:table-cell>
          <table:table-cell/>
          <table:table-cell office:value-type="float" office:value="1455" calcext:value-type="float">
            <text:p>1.46E+03</text:p>
          </table:table-cell>
          <table:table-cell office:value-type="float" office:value="0.0000000018332108" calcext:value-type="float">
            <text:p>1.83E-09</text:p>
          </table:table-cell>
          <table:table-cell/>
          <table:table-cell table:formula="of:=(1/[.D308])*(10^4)" office:value-type="float" office:value="6.87285223367698" calcext:value-type="float">
            <text:p>6.87285223367698</text:p>
          </table:table-cell>
          <table:table-cell table:formula="of:=(2.5*LOG(([.E308]/[.B308]);10)-2.6)/0.38" office:value-type="float" office:value="6.89477047719418" calcext:value-type="float">
            <text:p>6.89477047719418</text:p>
          </table:table-cell>
          <table:table-cell table:number-columns-repeated="8"/>
        </table:table-row>
        <table:table-row table:style-name="ro1">
          <table:table-cell office:value-type="float" office:value="1456" calcext:value-type="float">
            <text:p>1.46E+03</text:p>
          </table:table-cell>
          <table:table-cell office:value-type="float" office:value="0.0000000000157995909280001" calcext:value-type="float">
            <text:p>1.58E-11</text:p>
          </table:table-cell>
          <table:table-cell/>
          <table:table-cell office:value-type="float" office:value="1456" calcext:value-type="float">
            <text:p>1.46E+03</text:p>
          </table:table-cell>
          <table:table-cell office:value-type="float" office:value="0.0000000017929140048" calcext:value-type="float">
            <text:p>1.79E-09</text:p>
          </table:table-cell>
          <table:table-cell/>
          <table:table-cell table:formula="of:=(1/[.D309])*(10^4)" office:value-type="float" office:value="6.86813186813187" calcext:value-type="float">
            <text:p>6.86813186813187</text:p>
          </table:table-cell>
          <table:table-cell table:formula="of:=(2.5*LOG(([.E309]/[.B309]);10)-2.6)/0.38" office:value-type="float" office:value="6.67706326935642" calcext:value-type="float">
            <text:p>6.67706326935642</text:p>
          </table:table-cell>
          <table:table-cell table:number-columns-repeated="8"/>
        </table:table-row>
        <table:table-row table:style-name="ro1">
          <table:table-cell office:value-type="float" office:value="1457" calcext:value-type="float">
            <text:p>1.46E+03</text:p>
          </table:table-cell>
          <table:table-cell office:value-type="float" office:value="0.000000000015707737821" calcext:value-type="float">
            <text:p>1.57E-11</text:p>
          </table:table-cell>
          <table:table-cell/>
          <table:table-cell office:value-type="float" office:value="1457" calcext:value-type="float">
            <text:p>1.46E+03</text:p>
          </table:table-cell>
          <table:table-cell office:value-type="float" office:value="0.00000000181139661995001" calcext:value-type="float">
            <text:p>1.81E-09</text:p>
          </table:table-cell>
          <table:table-cell/>
          <table:table-cell table:formula="of:=(1/[.D310])*(10^4)" office:value-type="float" office:value="6.86341798215511" calcext:value-type="float">
            <text:p>6.86341798215511</text:p>
          </table:table-cell>
          <table:table-cell table:formula="of:=(2.5*LOG(([.E310]/[.B310]);10)-2.6)/0.38" office:value-type="float" office:value="6.72302571842051" calcext:value-type="float">
            <text:p>6.72302571842051</text:p>
          </table:table-cell>
          <table:table-cell table:number-columns-repeated="8"/>
        </table:table-row>
        <table:table-row table:style-name="ro1">
          <table:table-cell office:value-type="float" office:value="1458" calcext:value-type="float">
            <text:p>1.46E+03</text:p>
          </table:table-cell>
          <table:table-cell office:value-type="float" office:value="0.000000000015445161" calcext:value-type="float">
            <text:p>1.54E-11</text:p>
          </table:table-cell>
          <table:table-cell/>
          <table:table-cell office:value-type="float" office:value="1458" calcext:value-type="float">
            <text:p>1.46E+03</text:p>
          </table:table-cell>
          <table:table-cell office:value-type="float" office:value="0.0000000018569432" calcext:value-type="float">
            <text:p>1.86E-09</text:p>
          </table:table-cell>
          <table:table-cell/>
          <table:table-cell table:formula="of:=(1/[.D311])*(10^4)" office:value-type="float" office:value="6.85871056241427" calcext:value-type="float">
            <text:p>6.85871056241427</text:p>
          </table:table-cell>
          <table:table-cell table:formula="of:=(2.5*LOG(([.E311]/[.B311]);10)-2.6)/0.38" office:value-type="float" office:value="6.84214592137126" calcext:value-type="float">
            <text:p>6.84214592137126</text:p>
          </table:table-cell>
          <table:table-cell table:number-columns-repeated="8"/>
        </table:table-row>
        <table:table-row table:style-name="ro1">
          <table:table-cell office:value-type="float" office:value="1459" calcext:value-type="float">
            <text:p>1.46E+03</text:p>
          </table:table-cell>
          <table:table-cell office:value-type="float" office:value="0.0000000000156900079730201" calcext:value-type="float">
            <text:p>1.57E-11</text:p>
          </table:table-cell>
          <table:table-cell/>
          <table:table-cell office:value-type="float" office:value="1459" calcext:value-type="float">
            <text:p>1.46E+03</text:p>
          </table:table-cell>
          <table:table-cell office:value-type="float" office:value="0.00000000183274044078837" calcext:value-type="float">
            <text:p>1.83E-09</text:p>
          </table:table-cell>
          <table:table-cell/>
          <table:table-cell table:formula="of:=(1/[.D312])*(10^4)" office:value-type="float" office:value="6.85400959561343" calcext:value-type="float">
            <text:p>6.85400959561343</text:p>
          </table:table-cell>
          <table:table-cell table:formula="of:=(2.5*LOG(([.E312]/[.B312]);10)-2.6)/0.38" office:value-type="float" office:value="6.75972235994893" calcext:value-type="float">
            <text:p>6.75972235994893</text:p>
          </table:table-cell>
          <table:table-cell table:number-columns-repeated="8"/>
        </table:table-row>
        <table:table-row table:style-name="ro1">
          <table:table-cell office:value-type="float" office:value="1460" calcext:value-type="float">
            <text:p>1.46E+03</text:p>
          </table:table-cell>
          <table:table-cell office:value-type="float" office:value="0.000000000015838218" calcext:value-type="float">
            <text:p>1.58E-11</text:p>
          </table:table-cell>
          <table:table-cell/>
          <table:table-cell office:value-type="float" office:value="1460" calcext:value-type="float">
            <text:p>1.46E+03</text:p>
          </table:table-cell>
          <table:table-cell office:value-type="float" office:value="0.0000000018180901" calcext:value-type="float">
            <text:p>1.82E-09</text:p>
          </table:table-cell>
          <table:table-cell/>
          <table:table-cell table:formula="of:=(1/[.D313])*(10^4)" office:value-type="float" office:value="6.84931506849315" calcext:value-type="float">
            <text:p>6.84931506849315</text:p>
          </table:table-cell>
          <table:table-cell table:formula="of:=(2.5*LOG(([.E313]/[.B313]);10)-2.6)/0.38" office:value-type="float" office:value="6.70992819468578" calcext:value-type="float">
            <text:p>6.70992819468578</text:p>
          </table:table-cell>
          <table:table-cell table:number-columns-repeated="8"/>
        </table:table-row>
        <table:table-row table:style-name="ro1">
          <table:table-cell office:value-type="float" office:value="1461" calcext:value-type="float">
            <text:p>1.46E+03</text:p>
          </table:table-cell>
          <table:table-cell office:value-type="float" office:value="0.0000000000158911315143902" calcext:value-type="float">
            <text:p>1.59E-11</text:p>
          </table:table-cell>
          <table:table-cell/>
          <table:table-cell office:value-type="float" office:value="1461" calcext:value-type="float">
            <text:p>1.46E+03</text:p>
          </table:table-cell>
          <table:table-cell office:value-type="float" office:value="0.00000000174401676724206" calcext:value-type="float">
            <text:p>1.74E-09</text:p>
          </table:table-cell>
          <table:table-cell/>
          <table:table-cell table:formula="of:=(1/[.D314])*(10^4)" office:value-type="float" office:value="6.84462696783025" calcext:value-type="float">
            <text:p>6.84462696783025</text:p>
          </table:table-cell>
          <table:table-cell table:formula="of:=(2.5*LOG(([.E314]/[.B314]);10)-2.6)/0.38" office:value-type="float" office:value="6.58155154023188" calcext:value-type="float">
            <text:p>6.58155154023188</text:p>
          </table:table-cell>
          <table:table-cell table:number-columns-repeated="8"/>
        </table:table-row>
        <table:table-row table:style-name="ro1">
          <table:table-cell office:value-type="float" office:value="1462" calcext:value-type="float">
            <text:p>1.46E+03</text:p>
          </table:table-cell>
          <table:table-cell office:value-type="float" office:value="0.0000000000153961685839998" calcext:value-type="float">
            <text:p>1.54E-11</text:p>
          </table:table-cell>
          <table:table-cell/>
          <table:table-cell office:value-type="float" office:value="1462" calcext:value-type="float">
            <text:p>1.46E+03</text:p>
          </table:table-cell>
          <table:table-cell office:value-type="float" office:value="0.00000000169558824989999" calcext:value-type="float">
            <text:p>1.70E-09</text:p>
          </table:table-cell>
          <table:table-cell/>
          <table:table-cell table:formula="of:=(1/[.D315])*(10^4)" office:value-type="float" office:value="6.83994528043776" calcext:value-type="float">
            <text:p>6.83994528043776</text:p>
          </table:table-cell>
          <table:table-cell table:formula="of:=(2.5*LOG(([.E315]/[.B315]);10)-2.6)/0.38" office:value-type="float" office:value="6.59149829256883" calcext:value-type="float">
            <text:p>6.59149829256883</text:p>
          </table:table-cell>
          <table:table-cell table:number-columns-repeated="8"/>
        </table:table-row>
        <table:table-row table:style-name="ro1">
          <table:table-cell office:value-type="float" office:value="1463" calcext:value-type="float">
            <text:p>1.46E+03</text:p>
          </table:table-cell>
          <table:table-cell office:value-type="float" office:value="0.00000000001405334" calcext:value-type="float">
            <text:p>1.41E-11</text:p>
          </table:table-cell>
          <table:table-cell/>
          <table:table-cell office:value-type="float" office:value="1463" calcext:value-type="float">
            <text:p>1.46E+03</text:p>
          </table:table-cell>
          <table:table-cell office:value-type="float" office:value="0.0000000015761602" calcext:value-type="float">
            <text:p>1.58E-09</text:p>
          </table:table-cell>
          <table:table-cell/>
          <table:table-cell table:formula="of:=(1/[.D316])*(10^4)" office:value-type="float" office:value="6.83526999316473" calcext:value-type="float">
            <text:p>6.83526999316473</text:p>
          </table:table-cell>
          <table:table-cell table:formula="of:=(2.5*LOG(([.E316]/[.B316]);10)-2.6)/0.38" office:value-type="float" office:value="6.64355791662504" calcext:value-type="float">
            <text:p>6.64355791662504</text:p>
          </table:table-cell>
          <table:table-cell table:number-columns-repeated="8"/>
        </table:table-row>
        <table:table-row table:style-name="ro1">
          <table:table-cell office:value-type="float" office:value="1464" calcext:value-type="float">
            <text:p>1.46E+03</text:p>
          </table:table-cell>
          <table:table-cell office:value-type="float" office:value="0.000000000013805874848" calcext:value-type="float">
            <text:p>1.38E-11</text:p>
          </table:table-cell>
          <table:table-cell/>
          <table:table-cell office:value-type="float" office:value="1464" calcext:value-type="float">
            <text:p>1.46E+03</text:p>
          </table:table-cell>
          <table:table-cell office:value-type="float" office:value="0.0000000015440765968" calcext:value-type="float">
            <text:p>1.54E-09</text:p>
          </table:table-cell>
          <table:table-cell/>
          <table:table-cell table:formula="of:=(1/[.D317])*(10^4)" office:value-type="float" office:value="6.83060109289618" calcext:value-type="float">
            <text:p>6.83060109289618</text:p>
          </table:table-cell>
          <table:table-cell table:formula="of:=(2.5*LOG(([.E317]/[.B317]);10)-2.6)/0.38" office:value-type="float" office:value="6.63555860780433" calcext:value-type="float">
            <text:p>6.63555860780433</text:p>
          </table:table-cell>
          <table:table-cell table:number-columns-repeated="8"/>
        </table:table-row>
        <table:table-row table:style-name="ro1">
          <table:table-cell office:value-type="float" office:value="1465" calcext:value-type="float">
            <text:p>1.47E+03</text:p>
          </table:table-cell>
          <table:table-cell office:value-type="float" office:value="0.000000000013636732" calcext:value-type="float">
            <text:p>1.36E-11</text:p>
          </table:table-cell>
          <table:table-cell/>
          <table:table-cell office:value-type="float" office:value="1465" calcext:value-type="float">
            <text:p>1.47E+03</text:p>
          </table:table-cell>
          <table:table-cell office:value-type="float" office:value="0.0000000015221474" calcext:value-type="float">
            <text:p>1.52E-09</text:p>
          </table:table-cell>
          <table:table-cell/>
          <table:table-cell table:formula="of:=(1/[.D318])*(10^4)" office:value-type="float" office:value="6.8259385665529" calcext:value-type="float">
            <text:p>6.8259385665529</text:p>
          </table:table-cell>
          <table:table-cell table:formula="of:=(2.5*LOG(([.E318]/[.B318]);10)-2.6)/0.38" office:value-type="float" office:value="6.62991055731263" calcext:value-type="float">
            <text:p>6.62991055731263</text:p>
          </table:table-cell>
          <table:table-cell table:number-columns-repeated="8"/>
        </table:table-row>
        <table:table-row table:style-name="ro1">
          <table:table-cell office:value-type="float" office:value="1466" calcext:value-type="float">
            <text:p>1.47E+03</text:p>
          </table:table-cell>
          <table:table-cell office:value-type="float" office:value="0.0000000000127568577575" calcext:value-type="float">
            <text:p>1.28E-11</text:p>
          </table:table-cell>
          <table:table-cell/>
          <table:table-cell office:value-type="float" office:value="1466" calcext:value-type="float">
            <text:p>1.47E+03</text:p>
          </table:table-cell>
          <table:table-cell office:value-type="float" office:value="0.00000000151517173925" calcext:value-type="float">
            <text:p>1.52E-09</text:p>
          </table:table-cell>
          <table:table-cell/>
          <table:table-cell table:formula="of:=(1/[.D319])*(10^4)" office:value-type="float" office:value="6.82128240109141" calcext:value-type="float">
            <text:p>6.82128240109141</text:p>
          </table:table-cell>
          <table:table-cell table:formula="of:=(2.5*LOG(([.E319]/[.B319]);10)-2.6)/0.38" office:value-type="float" office:value="6.80735623875521" calcext:value-type="float">
            <text:p>6.80735623875521</text:p>
          </table:table-cell>
          <table:table-cell table:number-columns-repeated="8"/>
        </table:table-row>
        <table:table-row table:style-name="ro1">
          <table:table-cell office:value-type="float" office:value="1467" calcext:value-type="float">
            <text:p>1.47E+03</text:p>
          </table:table-cell>
          <table:table-cell office:value-type="float" office:value="0.0000000000128141814165262" calcext:value-type="float">
            <text:p>1.28E-11</text:p>
          </table:table-cell>
          <table:table-cell/>
          <table:table-cell office:value-type="float" office:value="1467" calcext:value-type="float">
            <text:p>1.47E+03</text:p>
          </table:table-cell>
          <table:table-cell office:value-type="float" office:value="0.00000000151644693292834" calcext:value-type="float">
            <text:p>1.52E-09</text:p>
          </table:table-cell>
          <table:table-cell/>
          <table:table-cell table:formula="of:=(1/[.D320])*(10^4)" office:value-type="float" office:value="6.81663258350375" calcext:value-type="float">
            <text:p>6.81663258350375</text:p>
          </table:table-cell>
          <table:table-cell table:formula="of:=(2.5*LOG(([.E320]/[.B320]);10)-2.6)/0.38" office:value-type="float" office:value="6.79694966345564" calcext:value-type="float">
            <text:p>6.79694966345564</text:p>
          </table:table-cell>
          <table:table-cell table:number-columns-repeated="8"/>
        </table:table-row>
        <table:table-row table:style-name="ro1">
          <table:table-cell office:value-type="float" office:value="1468" calcext:value-type="float">
            <text:p>1.47E+03</text:p>
          </table:table-cell>
          <table:table-cell office:value-type="float" office:value="0.000000000013244012" calcext:value-type="float">
            <text:p>1.32E-11</text:p>
          </table:table-cell>
          <table:table-cell/>
          <table:table-cell office:value-type="float" office:value="1468" calcext:value-type="float">
            <text:p>1.47E+03</text:p>
          </table:table-cell>
          <table:table-cell office:value-type="float" office:value="0.0000000015224402" calcext:value-type="float">
            <text:p>1.52E-09</text:p>
          </table:table-cell>
          <table:table-cell/>
          <table:table-cell table:formula="of:=(1/[.D321])*(10^4)" office:value-type="float" office:value="6.81198910081744" calcext:value-type="float">
            <text:p>6.81198910081744</text:p>
          </table:table-cell>
          <table:table-cell table:formula="of:=(2.5*LOG(([.E321]/[.B321]);10)-2.6)/0.38" office:value-type="float" office:value="6.71395182490305" calcext:value-type="float">
            <text:p>6.71395182490305</text:p>
          </table:table-cell>
          <table:table-cell table:number-columns-repeated="8"/>
        </table:table-row>
        <table:table-row table:style-name="ro1">
          <table:table-cell office:value-type="float" office:value="1469" calcext:value-type="float">
            <text:p>1.47E+03</text:p>
          </table:table-cell>
          <table:table-cell office:value-type="float" office:value="0.0000000000136449998869896" calcext:value-type="float">
            <text:p>1.36E-11</text:p>
          </table:table-cell>
          <table:table-cell/>
          <table:table-cell office:value-type="float" office:value="1469" calcext:value-type="float">
            <text:p>1.47E+03</text:p>
          </table:table-cell>
          <table:table-cell office:value-type="float" office:value="0.00000000153001698547098" calcext:value-type="float">
            <text:p>1.53E-09</text:p>
          </table:table-cell>
          <table:table-cell/>
          <table:table-cell table:formula="of:=(1/[.D322])*(10^4)" office:value-type="float" office:value="6.8073519400953" calcext:value-type="float">
            <text:p>6.8073519400953</text:p>
          </table:table-cell>
          <table:table-cell table:formula="of:=(2.5*LOG(([.E322]/[.B322]);10)-2.6)/0.38" office:value-type="float" office:value="6.64291260363139" calcext:value-type="float">
            <text:p>6.64291260363139</text:p>
          </table:table-cell>
          <table:table-cell table:number-columns-repeated="8"/>
        </table:table-row>
        <table:table-row table:style-name="ro1">
          <table:table-cell office:value-type="float" office:value="1470" calcext:value-type="float">
            <text:p>1.47E+03</text:p>
          </table:table-cell>
          <table:table-cell office:value-type="float" office:value="0.000000000013953633" calcext:value-type="float">
            <text:p>1.40E-11</text:p>
          </table:table-cell>
          <table:table-cell/>
          <table:table-cell office:value-type="float" office:value="1470" calcext:value-type="float">
            <text:p>1.47E+03</text:p>
          </table:table-cell>
          <table:table-cell office:value-type="float" office:value="0.0000000015358487" calcext:value-type="float">
            <text:p>1.54E-09</text:p>
          </table:table-cell>
          <table:table-cell/>
          <table:table-cell table:formula="of:=(1/[.D323])*(10^4)" office:value-type="float" office:value="6.80272108843537" calcext:value-type="float">
            <text:p>6.80272108843537</text:p>
          </table:table-cell>
          <table:table-cell table:formula="of:=(2.5*LOG(([.E323]/[.B323]);10)-2.6)/0.38" office:value-type="float" office:value="6.58987590926283" calcext:value-type="float">
            <text:p>6.58987590926283</text:p>
          </table:table-cell>
          <table:table-cell table:number-columns-repeated="8"/>
        </table:table-row>
        <table:table-row table:style-name="ro1">
          <table:table-cell office:value-type="float" office:value="1471" calcext:value-type="float">
            <text:p>1.47E+03</text:p>
          </table:table-cell>
          <table:table-cell office:value-type="float" office:value="0.0000000000135016006285" calcext:value-type="float">
            <text:p>1.35E-11</text:p>
          </table:table-cell>
          <table:table-cell/>
          <table:table-cell office:value-type="float" office:value="1471" calcext:value-type="float">
            <text:p>1.47E+03</text:p>
          </table:table-cell>
          <table:table-cell office:value-type="float" office:value="0.00000000152392263105" calcext:value-type="float">
            <text:p>1.52E-09</text:p>
          </table:table-cell>
          <table:table-cell/>
          <table:table-cell table:formula="of:=(1/[.D324])*(10^4)" office:value-type="float" office:value="6.79809653297077" calcext:value-type="float">
            <text:p>6.79809653297077</text:p>
          </table:table-cell>
          <table:table-cell table:formula="of:=(2.5*LOG(([.E324]/[.B324]);10)-2.6)/0.38" office:value-type="float" office:value="6.66169513818356" calcext:value-type="float">
            <text:p>6.66169513818356</text:p>
          </table:table-cell>
          <table:table-cell table:number-columns-repeated="8"/>
        </table:table-row>
        <table:table-row table:style-name="ro1">
          <table:table-cell office:value-type="float" office:value="1472" calcext:value-type="float">
            <text:p>1.47E+03</text:p>
          </table:table-cell>
          <table:table-cell office:value-type="float" office:value="0.000000000013371196368" calcext:value-type="float">
            <text:p>1.34E-11</text:p>
          </table:table-cell>
          <table:table-cell/>
          <table:table-cell office:value-type="float" office:value="1472" calcext:value-type="float">
            <text:p>1.47E+03</text:p>
          </table:table-cell>
          <table:table-cell office:value-type="float" office:value="0.000000001524393678" calcext:value-type="float">
            <text:p>1.52E-09</text:p>
          </table:table-cell>
          <table:table-cell/>
          <table:table-cell table:formula="of:=(1/[.D325])*(10^4)" office:value-type="float" office:value="6.79347826086957" calcext:value-type="float">
            <text:p>6.79347826086957</text:p>
          </table:table-cell>
          <table:table-cell table:formula="of:=(2.5*LOG(([.E325]/[.B325]);10)-2.6)/0.38" office:value-type="float" office:value="6.69030836928722" calcext:value-type="float">
            <text:p>6.69030836928722</text:p>
          </table:table-cell>
          <table:table-cell table:number-columns-repeated="8"/>
        </table:table-row>
        <table:table-row table:style-name="ro1">
          <table:table-cell office:value-type="float" office:value="1473" calcext:value-type="float">
            <text:p>1.47E+03</text:p>
          </table:table-cell>
          <table:table-cell office:value-type="float" office:value="0.000000000013097338" calcext:value-type="float">
            <text:p>1.31E-11</text:p>
          </table:table-cell>
          <table:table-cell/>
          <table:table-cell office:value-type="float" office:value="1473" calcext:value-type="float">
            <text:p>1.47E+03</text:p>
          </table:table-cell>
          <table:table-cell office:value-type="float" office:value="0.0000000015317075" calcext:value-type="float">
            <text:p>1.53E-09</text:p>
          </table:table-cell>
          <table:table-cell/>
          <table:table-cell table:formula="of:=(1/[.D326])*(10^4)" office:value-type="float" office:value="6.78886625933469" calcext:value-type="float">
            <text:p>6.78886625933469</text:p>
          </table:table-cell>
          <table:table-cell table:formula="of:=(2.5*LOG(([.E326]/[.B326]);10)-2.6)/0.38" office:value-type="float" office:value="6.7631105492552" calcext:value-type="float">
            <text:p>6.7631105492552</text:p>
          </table:table-cell>
          <table:table-cell table:number-columns-repeated="8"/>
        </table:table-row>
        <table:table-row table:style-name="ro1">
          <table:table-cell office:value-type="float" office:value="1474" calcext:value-type="float">
            <text:p>1.47E+03</text:p>
          </table:table-cell>
          <table:table-cell office:value-type="float" office:value="0.0000000000133175843305" calcext:value-type="float">
            <text:p>1.33E-11</text:p>
          </table:table-cell>
          <table:table-cell/>
          <table:table-cell office:value-type="float" office:value="1474" calcext:value-type="float">
            <text:p>1.47E+03</text:p>
          </table:table-cell>
          <table:table-cell office:value-type="float" office:value="0.00000000158414628395" calcext:value-type="float">
            <text:p>1.58E-09</text:p>
          </table:table-cell>
          <table:table-cell/>
          <table:table-cell table:formula="of:=(1/[.D327])*(10^4)" office:value-type="float" office:value="6.7842605156038" calcext:value-type="float">
            <text:p>6.7842605156038</text:p>
          </table:table-cell>
          <table:table-cell table:formula="of:=(2.5*LOG(([.E327]/[.B327]);10)-2.6)/0.38" office:value-type="float" office:value="6.81164360123541" calcext:value-type="float">
            <text:p>6.81164360123541</text:p>
          </table:table-cell>
          <table:table-cell table:number-columns-repeated="8"/>
        </table:table-row>
        <table:table-row table:style-name="ro1">
          <table:table-cell office:value-type="float" office:value="1475" calcext:value-type="float">
            <text:p>1.48E+03</text:p>
          </table:table-cell>
          <table:table-cell office:value-type="float" office:value="0.000000000013508629" calcext:value-type="float">
            <text:p>1.35E-11</text:p>
          </table:table-cell>
          <table:table-cell/>
          <table:table-cell office:value-type="float" office:value="1475" calcext:value-type="float">
            <text:p>1.48E+03</text:p>
          </table:table-cell>
          <table:table-cell office:value-type="float" office:value="0.0000000016296324" calcext:value-type="float">
            <text:p>1.63E-09</text:p>
          </table:table-cell>
          <table:table-cell/>
          <table:table-cell table:formula="of:=(1/[.D328])*(10^4)" office:value-type="float" office:value="6.77966101694915" calcext:value-type="float">
            <text:p>6.77966101694915</text:p>
          </table:table-cell>
          <table:table-cell table:formula="of:=(2.5*LOG(([.E328]/[.B328]);10)-2.6)/0.38" office:value-type="float" office:value="6.85183142245221" calcext:value-type="float">
            <text:p>6.85183142245221</text:p>
          </table:table-cell>
          <table:table-cell table:number-columns-repeated="8"/>
        </table:table-row>
        <table:table-row table:style-name="ro1">
          <table:table-cell office:value-type="float" office:value="1476" calcext:value-type="float">
            <text:p>1.48E+03</text:p>
          </table:table-cell>
          <table:table-cell office:value-type="float" office:value="0.0000000000141736118239999" calcext:value-type="float">
            <text:p>1.42E-11</text:p>
          </table:table-cell>
          <table:table-cell/>
          <table:table-cell office:value-type="float" office:value="1476" calcext:value-type="float">
            <text:p>1.48E+03</text:p>
          </table:table-cell>
          <table:table-cell office:value-type="float" office:value="0.0000000016418601791" calcext:value-type="float">
            <text:p>1.64E-09</text:p>
          </table:table-cell>
          <table:table-cell/>
          <table:table-cell table:formula="of:=(1/[.D329])*(10^4)" office:value-type="float" office:value="6.77506775067751" calcext:value-type="float">
            <text:p>6.77506775067751</text:p>
          </table:table-cell>
          <table:table-cell table:formula="of:=(2.5*LOG(([.E329]/[.B329]);10)-2.6)/0.38" office:value-type="float" office:value="6.73589233784549" calcext:value-type="float">
            <text:p>6.73589233784549</text:p>
          </table:table-cell>
          <table:table-cell table:number-columns-repeated="8"/>
        </table:table-row>
        <table:table-row table:style-name="ro1">
          <table:table-cell office:value-type="float" office:value="1477" calcext:value-type="float">
            <text:p>1.48E+03</text:p>
          </table:table-cell>
          <table:table-cell office:value-type="float" office:value="0.0000000000141641299625001" calcext:value-type="float">
            <text:p>1.42E-11</text:p>
          </table:table-cell>
          <table:table-cell/>
          <table:table-cell office:value-type="float" office:value="1477" calcext:value-type="float">
            <text:p>1.48E+03</text:p>
          </table:table-cell>
          <table:table-cell office:value-type="float" office:value="0.00000000163323612750001" calcext:value-type="float">
            <text:p>1.63E-09</text:p>
          </table:table-cell>
          <table:table-cell/>
          <table:table-cell table:formula="of:=(1/[.D330])*(10^4)" office:value-type="float" office:value="6.77048070412999" calcext:value-type="float">
            <text:p>6.77048070412999</text:p>
          </table:table-cell>
          <table:table-cell table:formula="of:=(2.5*LOG(([.E330]/[.B330]);10)-2.6)/0.38" office:value-type="float" office:value="6.72275707287225" calcext:value-type="float">
            <text:p>6.72275707287225</text:p>
          </table:table-cell>
          <table:table-cell table:number-columns-repeated="8"/>
        </table:table-row>
        <table:table-row table:style-name="ro1">
          <table:table-cell office:value-type="float" office:value="1478" calcext:value-type="float">
            <text:p>1.48E+03</text:p>
          </table:table-cell>
          <table:table-cell office:value-type="float" office:value="0.00000000001363271" calcext:value-type="float">
            <text:p>1.36E-11</text:p>
          </table:table-cell>
          <table:table-cell/>
          <table:table-cell office:value-type="float" office:value="1478" calcext:value-type="float">
            <text:p>1.48E+03</text:p>
          </table:table-cell>
          <table:table-cell office:value-type="float" office:value="0.0000000015856143" calcext:value-type="float">
            <text:p>1.59E-09</text:p>
          </table:table-cell>
          <table:table-cell/>
          <table:table-cell table:formula="of:=(1/[.D331])*(10^4)" office:value-type="float" office:value="6.765899864682" calcext:value-type="float">
            <text:p>6.765899864682</text:p>
          </table:table-cell>
          <table:table-cell table:formula="of:=(2.5*LOG(([.E331]/[.B331]);10)-2.6)/0.38" office:value-type="float" office:value="6.74746945752256" calcext:value-type="float">
            <text:p>6.74746945752256</text:p>
          </table:table-cell>
          <table:table-cell table:number-columns-repeated="8"/>
        </table:table-row>
        <table:table-row table:style-name="ro1">
          <table:table-cell office:value-type="float" office:value="1479" calcext:value-type="float">
            <text:p>1.48E+03</text:p>
          </table:table-cell>
          <table:table-cell office:value-type="float" office:value="0.0000000000131404688318955" calcext:value-type="float">
            <text:p>1.31E-11</text:p>
          </table:table-cell>
          <table:table-cell/>
          <table:table-cell office:value-type="float" office:value="1479" calcext:value-type="float">
            <text:p>1.48E+03</text:p>
          </table:table-cell>
          <table:table-cell office:value-type="float" office:value="0.0000000015800630331163" calcext:value-type="float">
            <text:p>1.58E-09</text:p>
          </table:table-cell>
          <table:table-cell/>
          <table:table-cell table:formula="of:=(1/[.D332])*(10^4)" office:value-type="float" office:value="6.76132521974307" calcext:value-type="float">
            <text:p>6.76132521974307</text:p>
          </table:table-cell>
          <table:table-cell table:formula="of:=(2.5*LOG(([.E332]/[.B332]);10)-2.6)/0.38" office:value-type="float" office:value="6.84252336876033" calcext:value-type="float">
            <text:p>6.84252336876033</text:p>
          </table:table-cell>
          <table:table-cell table:number-columns-repeated="8"/>
        </table:table-row>
        <table:table-row table:style-name="ro1">
          <table:table-cell office:value-type="float" office:value="1480" calcext:value-type="float">
            <text:p>1.48E+03</text:p>
          </table:table-cell>
          <table:table-cell office:value-type="float" office:value="0.000000000012659758" calcext:value-type="float">
            <text:p>1.27E-11</text:p>
          </table:table-cell>
          <table:table-cell/>
          <table:table-cell office:value-type="float" office:value="1480" calcext:value-type="float">
            <text:p>1.48E+03</text:p>
          </table:table-cell>
          <table:table-cell office:value-type="float" office:value="0.0000000015746418" calcext:value-type="float">
            <text:p>1.57E-09</text:p>
          </table:table-cell>
          <table:table-cell/>
          <table:table-cell table:formula="of:=(1/[.D333])*(10^4)" office:value-type="float" office:value="6.75675675675676" calcext:value-type="float">
            <text:p>6.75675675675676</text:p>
          </table:table-cell>
          <table:table-cell table:formula="of:=(2.5*LOG(([.E333]/[.B333]);10)-2.6)/0.38" office:value-type="float" office:value="6.93918665787057" calcext:value-type="float">
            <text:p>6.93918665787057</text:p>
          </table:table-cell>
          <table:table-cell table:number-columns-repeated="8"/>
        </table:table-row>
        <table:table-row table:style-name="ro1">
          <table:table-cell office:value-type="float" office:value="1481" calcext:value-type="float">
            <text:p>1.48E+03</text:p>
          </table:table-cell>
          <table:table-cell office:value-type="float" office:value="0.000000000012430360099328" calcext:value-type="float">
            <text:p>1.24E-11</text:p>
          </table:table-cell>
          <table:table-cell/>
          <table:table-cell office:value-type="float" office:value="1481" calcext:value-type="float">
            <text:p>1.48E+03</text:p>
          </table:table-cell>
          <table:table-cell office:value-type="float" office:value="0.0000000015340729121223" calcext:value-type="float">
            <text:p>1.53E-09</text:p>
          </table:table-cell>
          <table:table-cell/>
          <table:table-cell table:formula="of:=(1/[.D334])*(10^4)" office:value-type="float" office:value="6.75219446320054" calcext:value-type="float">
            <text:p>6.75219446320054</text:p>
          </table:table-cell>
          <table:table-cell table:formula="of:=(2.5*LOG(([.E334]/[.B334]);10)-2.6)/0.38" office:value-type="float" office:value="6.91685718028168" calcext:value-type="float">
            <text:p>6.91685718028168</text:p>
          </table:table-cell>
          <table:table-cell table:number-columns-repeated="8"/>
        </table:table-row>
        <table:table-row table:style-name="ro1">
          <table:table-cell office:value-type="float" office:value="1482" calcext:value-type="float">
            <text:p>1.48E+03</text:p>
          </table:table-cell>
          <table:table-cell office:value-type="float" office:value="0.0000000000125228937909999" calcext:value-type="float">
            <text:p>1.25E-11</text:p>
          </table:table-cell>
          <table:table-cell/>
          <table:table-cell office:value-type="float" office:value="1482" calcext:value-type="float">
            <text:p>1.48E+03</text:p>
          </table:table-cell>
          <table:table-cell office:value-type="float" office:value="0.00000000152973184925" calcext:value-type="float">
            <text:p>1.53E-09</text:p>
          </table:table-cell>
          <table:table-cell/>
          <table:table-cell table:formula="of:=(1/[.D335])*(10^4)" office:value-type="float" office:value="6.7476383265857" calcext:value-type="float">
            <text:p>6.7476383265857</text:p>
          </table:table-cell>
          <table:table-cell table:formula="of:=(2.5*LOG(([.E335]/[.B335]);10)-2.6)/0.38" office:value-type="float" office:value="6.88756981311728" calcext:value-type="float">
            <text:p>6.88756981311728</text:p>
          </table:table-cell>
          <table:table-cell table:number-columns-repeated="8"/>
        </table:table-row>
        <table:table-row table:style-name="ro1">
          <table:table-cell office:value-type="float" office:value="1483" calcext:value-type="float">
            <text:p>1.48E+03</text:p>
          </table:table-cell>
          <table:table-cell office:value-type="float" office:value="0.000000000013292215" calcext:value-type="float">
            <text:p>1.33E-11</text:p>
          </table:table-cell>
          <table:table-cell/>
          <table:table-cell office:value-type="float" office:value="1483" calcext:value-type="float">
            <text:p>1.48E+03</text:p>
          </table:table-cell>
          <table:table-cell office:value-type="float" office:value="0.0000000015516016" calcext:value-type="float">
            <text:p>1.55E-09</text:p>
          </table:table-cell>
          <table:table-cell/>
          <table:table-cell table:formula="of:=(1/[.D336])*(10^4)" office:value-type="float" office:value="6.74308833445718" calcext:value-type="float">
            <text:p>6.74308833445718</text:p>
          </table:table-cell>
          <table:table-cell table:formula="of:=(2.5*LOG(([.E336]/[.B336]);10)-2.6)/0.38" office:value-type="float" office:value="6.75778198318616" calcext:value-type="float">
            <text:p>6.75778198318616</text:p>
          </table:table-cell>
          <table:table-cell table:number-columns-repeated="8"/>
        </table:table-row>
        <table:table-row table:style-name="ro1">
          <table:table-cell office:value-type="float" office:value="1484" calcext:value-type="float">
            <text:p>1.48E+03</text:p>
          </table:table-cell>
          <table:table-cell office:value-type="float" office:value="0.0000000000135375207218673" calcext:value-type="float">
            <text:p>1.35E-11</text:p>
          </table:table-cell>
          <table:table-cell/>
          <table:table-cell office:value-type="float" office:value="1484" calcext:value-type="float">
            <text:p>1.48E+03</text:p>
          </table:table-cell>
          <table:table-cell office:value-type="float" office:value="0.00000000158821679886771" calcext:value-type="float">
            <text:p>1.59E-09</text:p>
          </table:table-cell>
          <table:table-cell/>
          <table:table-cell table:formula="of:=(1/[.D337])*(10^4)" office:value-type="float" office:value="6.73854447439353" calcext:value-type="float">
            <text:p>6.73854447439353</text:p>
          </table:table-cell>
          <table:table-cell table:formula="of:=(2.5*LOG(([.E337]/[.B337]);10)-2.6)/0.38" office:value-type="float" office:value="6.77217533497193" calcext:value-type="float">
            <text:p>6.77217533497193</text:p>
          </table:table-cell>
          <table:table-cell table:number-columns-repeated="8"/>
        </table:table-row>
        <table:table-row table:style-name="ro1">
          <table:table-cell office:value-type="float" office:value="1485" calcext:value-type="float">
            <text:p>1.49E+03</text:p>
          </table:table-cell>
          <table:table-cell office:value-type="float" office:value="0.000000000013806563" calcext:value-type="float">
            <text:p>1.38E-11</text:p>
          </table:table-cell>
          <table:table-cell/>
          <table:table-cell office:value-type="float" office:value="1485" calcext:value-type="float">
            <text:p>1.49E+03</text:p>
          </table:table-cell>
          <table:table-cell office:value-type="float" office:value="0.000000001628375" calcext:value-type="float">
            <text:p>1.63E-09</text:p>
          </table:table-cell>
          <table:table-cell/>
          <table:table-cell table:formula="of:=(1/[.D338])*(10^4)" office:value-type="float" office:value="6.73400673400673" calcext:value-type="float">
            <text:p>6.73400673400673</text:p>
          </table:table-cell>
          <table:table-cell table:formula="of:=(2.5*LOG(([.E338]/[.B338]);10)-2.6)/0.38" office:value-type="float" office:value="6.78729504740766" calcext:value-type="float">
            <text:p>6.78729504740766</text:p>
          </table:table-cell>
          <table:table-cell table:number-columns-repeated="8"/>
        </table:table-row>
        <table:table-row table:style-name="ro1">
          <table:table-cell office:value-type="float" office:value="1486" calcext:value-type="float">
            <text:p>1.49E+03</text:p>
          </table:table-cell>
          <table:table-cell office:value-type="float" office:value="0.0000000000151726222163903" calcext:value-type="float">
            <text:p>1.52E-11</text:p>
          </table:table-cell>
          <table:table-cell/>
          <table:table-cell office:value-type="float" office:value="1486" calcext:value-type="float">
            <text:p>1.49E+03</text:p>
          </table:table-cell>
          <table:table-cell office:value-type="float" office:value="0.00000000172111651949396" calcext:value-type="float">
            <text:p>1.72E-09</text:p>
          </table:table-cell>
          <table:table-cell/>
          <table:table-cell table:formula="of:=(1/[.D339])*(10^4)" office:value-type="float" office:value="6.72947510094213" calcext:value-type="float">
            <text:p>6.72947510094213</text:p>
          </table:table-cell>
          <table:table-cell table:formula="of:=(2.5*LOG(([.E339]/[.B339]);10)-2.6)/0.38" office:value-type="float" office:value="6.67598439862186" calcext:value-type="float">
            <text:p>6.67598439862186</text:p>
          </table:table-cell>
          <table:table-cell table:number-columns-repeated="8"/>
        </table:table-row>
        <table:table-row table:style-name="ro1">
          <table:table-cell office:value-type="float" office:value="1487" calcext:value-type="float">
            <text:p>1.49E+03</text:p>
          </table:table-cell>
          <table:table-cell office:value-type="float" office:value="0.000000000015486712919" calcext:value-type="float">
            <text:p>1.55E-11</text:p>
          </table:table-cell>
          <table:table-cell/>
          <table:table-cell office:value-type="float" office:value="1487" calcext:value-type="float">
            <text:p>1.49E+03</text:p>
          </table:table-cell>
          <table:table-cell office:value-type="float" office:value="0.00000000172823257660001" calcext:value-type="float">
            <text:p>1.73E-09</text:p>
          </table:table-cell>
          <table:table-cell/>
          <table:table-cell table:formula="of:=(1/[.D340])*(10^4)" office:value-type="float" office:value="6.72494956287828" calcext:value-type="float">
            <text:p>6.72494956287828</text:p>
          </table:table-cell>
          <table:table-cell table:formula="of:=(2.5*LOG(([.E340]/[.B340]);10)-2.6)/0.38" office:value-type="float" office:value="6.6292298643301" calcext:value-type="float">
            <text:p>6.6292298643301</text:p>
          </table:table-cell>
          <table:table-cell table:number-columns-repeated="8"/>
        </table:table-row>
        <table:table-row table:style-name="ro1">
          <table:table-cell office:value-type="float" office:value="1488" calcext:value-type="float">
            <text:p>1.49E+03</text:p>
          </table:table-cell>
          <table:table-cell office:value-type="float" office:value="0.000000000015309566" calcext:value-type="float">
            <text:p>1.53E-11</text:p>
          </table:table-cell>
          <table:table-cell/>
          <table:table-cell office:value-type="float" office:value="1488" calcext:value-type="float">
            <text:p>1.49E+03</text:p>
          </table:table-cell>
          <table:table-cell office:value-type="float" office:value="0.0000000016162971" calcext:value-type="float">
            <text:p>1.62E-09</text:p>
          </table:table-cell>
          <table:table-cell/>
          <table:table-cell table:formula="of:=(1/[.D341])*(10^4)" office:value-type="float" office:value="6.72043010752688" calcext:value-type="float">
            <text:p>6.72043010752688</text:p>
          </table:table-cell>
          <table:table-cell table:formula="of:=(2.5*LOG(([.E341]/[.B341]);10)-2.6)/0.38" office:value-type="float" office:value="6.47077838383536" calcext:value-type="float">
            <text:p>6.47077838383536</text:p>
          </table:table-cell>
          <table:table-cell table:number-columns-repeated="8"/>
        </table:table-row>
        <table:table-row table:style-name="ro1">
          <table:table-cell office:value-type="float" office:value="1489" calcext:value-type="float">
            <text:p>1.49E+03</text:p>
          </table:table-cell>
          <table:table-cell office:value-type="float" office:value="0.0000000000147817041760002" calcext:value-type="float">
            <text:p>1.48E-11</text:p>
          </table:table-cell>
          <table:table-cell/>
          <table:table-cell office:value-type="float" office:value="1489" calcext:value-type="float">
            <text:p>1.49E+03</text:p>
          </table:table-cell>
          <table:table-cell office:value-type="float" office:value="0.000000001609267756" calcext:value-type="float">
            <text:p>1.61E-09</text:p>
          </table:table-cell>
          <table:table-cell/>
          <table:table-cell table:formula="of:=(1/[.D342])*(10^4)" office:value-type="float" office:value="6.71591672263264" calcext:value-type="float">
            <text:p>6.71591672263264</text:p>
          </table:table-cell>
          <table:table-cell table:formula="of:=(2.5*LOG(([.E342]/[.B342]);10)-2.6)/0.38" office:value-type="float" office:value="6.55857765193765" calcext:value-type="float">
            <text:p>6.55857765193765</text:p>
          </table:table-cell>
          <table:table-cell table:number-columns-repeated="8"/>
        </table:table-row>
        <table:table-row table:style-name="ro1">
          <table:table-cell office:value-type="float" office:value="1490" calcext:value-type="float">
            <text:p>1.49E+03</text:p>
          </table:table-cell>
          <table:table-cell office:value-type="float" office:value="0.000000000014131303" calcext:value-type="float">
            <text:p>1.41E-11</text:p>
          </table:table-cell>
          <table:table-cell/>
          <table:table-cell office:value-type="float" office:value="1490" calcext:value-type="float">
            <text:p>1.49E+03</text:p>
          </table:table-cell>
          <table:table-cell office:value-type="float" office:value="0.0000000016006066" calcext:value-type="float">
            <text:p>1.60E-09</text:p>
          </table:table-cell>
          <table:table-cell/>
          <table:table-cell table:formula="of:=(1/[.D343])*(10^4)" office:value-type="float" office:value="6.71140939597315" calcext:value-type="float">
            <text:p>6.71140939597315</text:p>
          </table:table-cell>
          <table:table-cell table:formula="of:=(2.5*LOG(([.E343]/[.B343]);10)-2.6)/0.38" office:value-type="float" office:value="6.67172628168848" calcext:value-type="float">
            <text:p>6.67172628168848</text:p>
          </table:table-cell>
          <table:table-cell table:number-columns-repeated="8"/>
        </table:table-row>
        <table:table-row table:style-name="ro1">
          <table:table-cell office:value-type="float" office:value="1491" calcext:value-type="float">
            <text:p>1.49E+03</text:p>
          </table:table-cell>
          <table:table-cell office:value-type="float" office:value="0.0000000000136180981140001" calcext:value-type="float">
            <text:p>1.36E-11</text:p>
          </table:table-cell>
          <table:table-cell/>
          <table:table-cell office:value-type="float" office:value="1491" calcext:value-type="float">
            <text:p>1.49E+03</text:p>
          </table:table-cell>
          <table:table-cell office:value-type="float" office:value="0.00000000148984257645003" calcext:value-type="float">
            <text:p>1.49E-09</text:p>
          </table:table-cell>
          <table:table-cell/>
          <table:table-cell table:formula="of:=(1/[.D344])*(10^4)" office:value-type="float" office:value="6.70690811535882" calcext:value-type="float">
            <text:p>6.70690811535882</text:p>
          </table:table-cell>
          <table:table-cell table:formula="of:=(2.5*LOG(([.E344]/[.B344]);10)-2.6)/0.38" office:value-type="float" office:value="6.57252580591516" calcext:value-type="float">
            <text:p>6.57252580591516</text:p>
          </table:table-cell>
          <table:table-cell table:number-columns-repeated="8"/>
        </table:table-row>
        <table:table-row table:style-name="ro1">
          <table:table-cell office:value-type="float" office:value="1492" calcext:value-type="float">
            <text:p>1.49E+03</text:p>
          </table:table-cell>
          <table:table-cell office:value-type="float" office:value="0.0000000000135008436593566" calcext:value-type="float">
            <text:p>1.35E-11</text:p>
          </table:table-cell>
          <table:table-cell/>
          <table:table-cell office:value-type="float" office:value="1492" calcext:value-type="float">
            <text:p>1.49E+03</text:p>
          </table:table-cell>
          <table:table-cell office:value-type="float" office:value="0.0000000014624467439067" calcext:value-type="float">
            <text:p>1.46E-09</text:p>
          </table:table-cell>
          <table:table-cell/>
          <table:table-cell table:formula="of:=(1/[.D345])*(10^4)" office:value-type="float" office:value="6.70241286863271" calcext:value-type="float">
            <text:p>6.70241286863271</text:p>
          </table:table-cell>
          <table:table-cell table:formula="of:=(2.5*LOG(([.E345]/[.B345]);10)-2.6)/0.38" office:value-type="float" office:value="6.54420494570583" calcext:value-type="float">
            <text:p>6.54420494570583</text:p>
          </table:table-cell>
          <table:table-cell table:number-columns-repeated="8"/>
        </table:table-row>
        <table:table-row table:style-name="ro1">
          <table:table-cell office:value-type="float" office:value="1493" calcext:value-type="float">
            <text:p>1.49E+03</text:p>
          </table:table-cell>
          <table:table-cell office:value-type="float" office:value="0.000000000013831931" calcext:value-type="float">
            <text:p>1.38E-11</text:p>
          </table:table-cell>
          <table:table-cell/>
          <table:table-cell office:value-type="float" office:value="1493" calcext:value-type="float">
            <text:p>1.49E+03</text:p>
          </table:table-cell>
          <table:table-cell office:value-type="float" office:value="0.000000001513998" calcext:value-type="float">
            <text:p>1.51E-09</text:p>
          </table:table-cell>
          <table:table-cell/>
          <table:table-cell table:formula="of:=(1/[.D346])*(10^4)" office:value-type="float" office:value="6.69792364367046" calcext:value-type="float">
            <text:p>6.69792364367046</text:p>
          </table:table-cell>
          <table:table-cell table:formula="of:=(2.5*LOG(([.E346]/[.B346]);10)-2.6)/0.38" office:value-type="float" office:value="6.57396373452132" calcext:value-type="float">
            <text:p>6.57396373452132</text:p>
          </table:table-cell>
          <table:table-cell table:number-columns-repeated="8"/>
        </table:table-row>
        <table:table-row table:style-name="ro1">
          <table:table-cell office:value-type="float" office:value="1494" calcext:value-type="float">
            <text:p>1.49E+03</text:p>
          </table:table-cell>
          <table:table-cell office:value-type="float" office:value="0.0000000000135564431391077" calcext:value-type="float">
            <text:p>1.36E-11</text:p>
          </table:table-cell>
          <table:table-cell/>
          <table:table-cell office:value-type="float" office:value="1494" calcext:value-type="float">
            <text:p>1.49E+03</text:p>
          </table:table-cell>
          <table:table-cell office:value-type="float" office:value="0.00000000147649439536309" calcext:value-type="float">
            <text:p>1.48E-09</text:p>
          </table:table-cell>
          <table:table-cell/>
          <table:table-cell table:formula="of:=(1/[.D347])*(10^4)" office:value-type="float" office:value="6.69344042838019" calcext:value-type="float">
            <text:p>6.69344042838019</text:p>
          </table:table-cell>
          <table:table-cell table:formula="of:=(2.5*LOG(([.E347]/[.B347]);10)-2.6)/0.38" office:value-type="float" office:value="6.55977661810318" calcext:value-type="float">
            <text:p>6.55977661810318</text:p>
          </table:table-cell>
          <table:table-cell table:number-columns-repeated="8"/>
        </table:table-row>
        <table:table-row table:style-name="ro1">
          <table:table-cell office:value-type="float" office:value="1495" calcext:value-type="float">
            <text:p>1.50E+03</text:p>
          </table:table-cell>
          <table:table-cell office:value-type="float" office:value="0.000000000013174556" calcext:value-type="float">
            <text:p>1.32E-11</text:p>
          </table:table-cell>
          <table:table-cell/>
          <table:table-cell office:value-type="float" office:value="1495" calcext:value-type="float">
            <text:p>1.50E+03</text:p>
          </table:table-cell>
          <table:table-cell office:value-type="float" office:value="0.0000000014245061" calcext:value-type="float">
            <text:p>1.42E-09</text:p>
          </table:table-cell>
          <table:table-cell/>
          <table:table-cell table:formula="of:=(1/[.D348])*(10^4)" office:value-type="float" office:value="6.68896321070234" calcext:value-type="float">
            <text:p>6.68896321070234</text:p>
          </table:table-cell>
          <table:table-cell table:formula="of:=(2.5*LOG(([.E348]/[.B348]);10)-2.6)/0.38" office:value-type="float" office:value="6.53900214130058" calcext:value-type="float">
            <text:p>6.53900214130058</text:p>
          </table:table-cell>
          <table:table-cell table:number-columns-repeated="8"/>
        </table:table-row>
        <table:table-row table:style-name="ro1">
          <table:table-cell office:value-type="float" office:value="1496" calcext:value-type="float">
            <text:p>1.50E+03</text:p>
          </table:table-cell>
          <table:table-cell office:value-type="float" office:value="0.0000000000126222496025001" calcext:value-type="float">
            <text:p>1.26E-11</text:p>
          </table:table-cell>
          <table:table-cell/>
          <table:table-cell office:value-type="float" office:value="1496" calcext:value-type="float">
            <text:p>1.50E+03</text:p>
          </table:table-cell>
          <table:table-cell office:value-type="float" office:value="0.00000000140200946375001" calcext:value-type="float">
            <text:p>1.40E-09</text:p>
          </table:table-cell>
          <table:table-cell/>
          <table:table-cell table:formula="of:=(1/[.D349])*(10^4)" office:value-type="float" office:value="6.68449197860963" calcext:value-type="float">
            <text:p>6.68449197860963</text:p>
          </table:table-cell>
          <table:table-cell table:formula="of:=(2.5*LOG(([.E349]/[.B349]);10)-2.6)/0.38" office:value-type="float" office:value="6.61588277088433" calcext:value-type="float">
            <text:p>6.61588277088433</text:p>
          </table:table-cell>
          <table:table-cell table:number-columns-repeated="8"/>
        </table:table-row>
        <table:table-row table:style-name="ro1">
          <table:table-cell office:value-type="float" office:value="1497" calcext:value-type="float">
            <text:p>1.50E+03</text:p>
          </table:table-cell>
          <table:table-cell office:value-type="float" office:value="0.000000000012351413894" calcext:value-type="float">
            <text:p>1.24E-11</text:p>
          </table:table-cell>
          <table:table-cell/>
          <table:table-cell office:value-type="float" office:value="1497" calcext:value-type="float">
            <text:p>1.50E+03</text:p>
          </table:table-cell>
          <table:table-cell office:value-type="float" office:value="0.00000000138348817699999" calcext:value-type="float">
            <text:p>1.38E-09</text:p>
          </table:table-cell>
          <table:table-cell/>
          <table:table-cell table:formula="of:=(1/[.D350])*(10^4)" office:value-type="float" office:value="6.68002672010688" calcext:value-type="float">
            <text:p>6.68002672010688</text:p>
          </table:table-cell>
          <table:table-cell table:formula="of:=(2.5*LOG(([.E350]/[.B350]);10)-2.6)/0.38" office:value-type="float" office:value="6.63986037500144" calcext:value-type="float">
            <text:p>6.63986037500144</text:p>
          </table:table-cell>
          <table:table-cell table:number-columns-repeated="8"/>
        </table:table-row>
        <table:table-row table:style-name="ro1">
          <table:table-cell office:value-type="float" office:value="1498" calcext:value-type="float">
            <text:p>1.50E+03</text:p>
          </table:table-cell>
          <table:table-cell office:value-type="float" office:value="0.000000000011229268" calcext:value-type="float">
            <text:p>1.12E-11</text:p>
          </table:table-cell>
          <table:table-cell/>
          <table:table-cell office:value-type="float" office:value="1498" calcext:value-type="float">
            <text:p>1.50E+03</text:p>
          </table:table-cell>
          <table:table-cell office:value-type="float" office:value="0.0000000012317921" calcext:value-type="float">
            <text:p>1.23E-09</text:p>
          </table:table-cell>
          <table:table-cell/>
          <table:table-cell table:formula="of:=(1/[.D351])*(10^4)" office:value-type="float" office:value="6.67556742323098" calcext:value-type="float">
            <text:p>6.67556742323098</text:p>
          </table:table-cell>
          <table:table-cell table:formula="of:=(2.5*LOG(([.E351]/[.B351]);10)-2.6)/0.38" office:value-type="float" office:value="6.58017083902528" calcext:value-type="float">
            <text:p>6.58017083902528</text:p>
          </table:table-cell>
          <table:table-cell table:number-columns-repeated="8"/>
        </table:table-row>
        <table:table-row table:style-name="ro1">
          <table:table-cell office:value-type="float" office:value="1499" calcext:value-type="float">
            <text:p>1.50E+03</text:p>
          </table:table-cell>
          <table:table-cell office:value-type="float" office:value="0.0000000000111965168925" calcext:value-type="float">
            <text:p>1.12E-11</text:p>
          </table:table-cell>
          <table:table-cell/>
          <table:table-cell office:value-type="float" office:value="1499" calcext:value-type="float">
            <text:p>1.50E+03</text:p>
          </table:table-cell>
          <table:table-cell office:value-type="float" office:value="0.00000000125292305925" calcext:value-type="float">
            <text:p>1.25E-09</text:p>
          </table:table-cell>
          <table:table-cell/>
          <table:table-cell table:formula="of:=(1/[.D352])*(10^4)" office:value-type="float" office:value="6.6711140760507" calcext:value-type="float">
            <text:p>6.6711140760507</text:p>
          </table:table-cell>
          <table:table-cell table:formula="of:=(2.5*LOG(([.E352]/[.B352]);10)-2.6)/0.38" office:value-type="float" office:value="6.63711488524157" calcext:value-type="float">
            <text:p>6.63711488524157</text:p>
          </table:table-cell>
          <table:table-cell table:number-columns-repeated="8"/>
        </table:table-row>
        <table:table-row table:style-name="ro1">
          <table:table-cell office:value-type="float" office:value="1500" calcext:value-type="float">
            <text:p>1.50E+03</text:p>
          </table:table-cell>
          <table:table-cell office:value-type="float" office:value="0.000000000011145183" calcext:value-type="float">
            <text:p>1.11E-11</text:p>
          </table:table-cell>
          <table:table-cell/>
          <table:table-cell office:value-type="float" office:value="1500" calcext:value-type="float">
            <text:p>1.50E+03</text:p>
          </table:table-cell>
          <table:table-cell office:value-type="float" office:value="0.0000000012860436" calcext:value-type="float">
            <text:p>1.29E-09</text:p>
          </table:table-cell>
          <table:table-cell/>
          <table:table-cell table:formula="of:=(1/[.D353])*(10^4)" office:value-type="float" office:value="6.66666666666667" calcext:value-type="float">
            <text:p>6.66666666666667</text:p>
          </table:table-cell>
          <table:table-cell table:formula="of:=(2.5*LOG(([.E353]/[.B353]);10)-2.6)/0.38" office:value-type="float" office:value="6.72479268840116" calcext:value-type="float">
            <text:p>6.72479268840116</text:p>
          </table:table-cell>
          <table:table-cell table:number-columns-repeated="8"/>
        </table:table-row>
        <table:table-row table:style-name="ro1">
          <table:table-cell office:value-type="float" office:value="1501" calcext:value-type="float">
            <text:p>1.50E+03</text:p>
          </table:table-cell>
          <table:table-cell office:value-type="float" office:value="0.000000000011260336065" calcext:value-type="float">
            <text:p>1.13E-11</text:p>
          </table:table-cell>
          <table:table-cell/>
          <table:table-cell office:value-type="float" office:value="1501" calcext:value-type="float">
            <text:p>1.50E+03</text:p>
          </table:table-cell>
          <table:table-cell office:value-type="float" office:value="0.0000000013060051045" calcext:value-type="float">
            <text:p>1.31E-09</text:p>
          </table:table-cell>
          <table:table-cell/>
          <table:table-cell table:formula="of:=(1/[.D354])*(10^4)" office:value-type="float" office:value="6.66222518321119" calcext:value-type="float">
            <text:p>6.66222518321119</text:p>
          </table:table-cell>
          <table:table-cell table:formula="of:=(2.5*LOG(([.E354]/[.B354]);10)-2.6)/0.38" office:value-type="float" office:value="6.73943106669346" calcext:value-type="float">
            <text:p>6.73943106669346</text:p>
          </table:table-cell>
          <table:table-cell table:number-columns-repeated="8"/>
        </table:table-row>
        <table:table-row table:style-name="ro1">
          <table:table-cell office:value-type="float" office:value="1502" calcext:value-type="float">
            <text:p>1.50E+03</text:p>
          </table:table-cell>
          <table:table-cell office:value-type="float" office:value="0.0000000000113553478290002" calcext:value-type="float">
            <text:p>1.14E-11</text:p>
          </table:table-cell>
          <table:table-cell/>
          <table:table-cell office:value-type="float" office:value="1502" calcext:value-type="float">
            <text:p>1.50E+03</text:p>
          </table:table-cell>
          <table:table-cell office:value-type="float" office:value="0.00000000131727032080001" calcext:value-type="float">
            <text:p>1.32E-09</text:p>
          </table:table-cell>
          <table:table-cell/>
          <table:table-cell table:formula="of:=(1/[.D355])*(10^4)" office:value-type="float" office:value="6.6577896138482" calcext:value-type="float">
            <text:p>6.6577896138482</text:p>
          </table:table-cell>
          <table:table-cell table:formula="of:=(2.5*LOG(([.E355]/[.B355]);10)-2.6)/0.38" office:value-type="float" office:value="6.73996358654936" calcext:value-type="float">
            <text:p>6.73996358654936</text:p>
          </table:table-cell>
          <table:table-cell table:number-columns-repeated="8"/>
        </table:table-row>
        <table:table-row table:style-name="ro1">
          <table:table-cell office:value-type="float" office:value="1503" calcext:value-type="float">
            <text:p>1.50E+03</text:p>
          </table:table-cell>
          <table:table-cell office:value-type="float" office:value="0.000000000012639834" calcext:value-type="float">
            <text:p>1.26E-11</text:p>
          </table:table-cell>
          <table:table-cell/>
          <table:table-cell office:value-type="float" office:value="1503" calcext:value-type="float">
            <text:p>1.50E+03</text:p>
          </table:table-cell>
          <table:table-cell office:value-type="float" office:value="0.0000000014025393" calcext:value-type="float">
            <text:p>1.40E-09</text:p>
          </table:table-cell>
          <table:table-cell/>
          <table:table-cell table:formula="of:=(1/[.D356])*(10^4)" office:value-type="float" office:value="6.65335994677312" calcext:value-type="float">
            <text:p>6.65335994677312</text:p>
          </table:table-cell>
          <table:table-cell table:formula="of:=(2.5*LOG(([.E356]/[.B356]);10)-2.6)/0.38" office:value-type="float" office:value="6.61298466404571" calcext:value-type="float">
            <text:p>6.61298466404571</text:p>
          </table:table-cell>
          <table:table-cell table:number-columns-repeated="8"/>
        </table:table-row>
        <table:table-row table:style-name="ro1">
          <table:table-cell office:value-type="float" office:value="1504" calcext:value-type="float">
            <text:p>1.50E+03</text:p>
          </table:table-cell>
          <table:table-cell office:value-type="float" office:value="0.0000000000128799596326239" calcext:value-type="float">
            <text:p>1.29E-11</text:p>
          </table:table-cell>
          <table:table-cell/>
          <table:table-cell office:value-type="float" office:value="1504" calcext:value-type="float">
            <text:p>1.50E+03</text:p>
          </table:table-cell>
          <table:table-cell office:value-type="float" office:value="0.0000000014373311211702" calcext:value-type="float">
            <text:p>1.44E-09</text:p>
          </table:table-cell>
          <table:table-cell/>
          <table:table-cell table:formula="of:=(1/[.D357])*(10^4)" office:value-type="float" office:value="6.64893617021277" calcext:value-type="float">
            <text:p>6.64893617021277</text:p>
          </table:table-cell>
          <table:table-cell table:formula="of:=(2.5*LOG(([.E357]/[.B357]);10)-2.6)/0.38" office:value-type="float" office:value="6.62922583653466" calcext:value-type="float">
            <text:p>6.62922583653466</text:p>
          </table:table-cell>
          <table:table-cell table:number-columns-repeated="8"/>
        </table:table-row>
        <table:table-row table:style-name="ro1">
          <table:table-cell office:value-type="float" office:value="1505" calcext:value-type="float">
            <text:p>1.51E+03</text:p>
          </table:table-cell>
          <table:table-cell office:value-type="float" office:value="0.000000000013306977" calcext:value-type="float">
            <text:p>1.33E-11</text:p>
          </table:table-cell>
          <table:table-cell/>
          <table:table-cell office:value-type="float" office:value="1505" calcext:value-type="float">
            <text:p>1.51E+03</text:p>
          </table:table-cell>
          <table:table-cell office:value-type="float" office:value="0.0000000014992017" calcext:value-type="float">
            <text:p>1.50E-09</text:p>
          </table:table-cell>
          <table:table-cell/>
          <table:table-cell table:formula="of:=(1/[.D358])*(10^4)" office:value-type="float" office:value="6.64451827242525" calcext:value-type="float">
            <text:p>6.64451827242525</text:p>
          </table:table-cell>
          <table:table-cell table:formula="of:=(2.5*LOG(([.E358]/[.B358]);10)-2.6)/0.38" office:value-type="float" office:value="6.65645170899953" calcext:value-type="float">
            <text:p>6.65645170899953</text:p>
          </table:table-cell>
          <table:table-cell table:number-columns-repeated="8"/>
        </table:table-row>
        <table:table-row table:style-name="ro1">
          <table:table-cell office:value-type="float" office:value="1506" calcext:value-type="float">
            <text:p>1.51E+03</text:p>
          </table:table-cell>
          <table:table-cell office:value-type="float" office:value="0.0000000000134198141182169" calcext:value-type="float">
            <text:p>1.34E-11</text:p>
          </table:table-cell>
          <table:table-cell/>
          <table:table-cell office:value-type="float" office:value="1506" calcext:value-type="float">
            <text:p>1.51E+03</text:p>
          </table:table-cell>
          <table:table-cell office:value-type="float" office:value="0.00000000143250158351686" calcext:value-type="float">
            <text:p>1.43E-09</text:p>
          </table:table-cell>
          <table:table-cell/>
          <table:table-cell table:formula="of:=(1/[.D359])*(10^4)" office:value-type="float" office:value="6.64010624169987" calcext:value-type="float">
            <text:p>6.64010624169987</text:p>
          </table:table-cell>
          <table:table-cell table:formula="of:=(2.5*LOG(([.E359]/[.B359]);10)-2.6)/0.38" office:value-type="float" office:value="6.50229348936485" calcext:value-type="float">
            <text:p>6.50229348936485</text:p>
          </table:table-cell>
          <table:table-cell table:number-columns-repeated="8"/>
        </table:table-row>
        <table:table-row table:style-name="ro1">
          <table:table-cell office:value-type="float" office:value="1507" calcext:value-type="float">
            <text:p>1.51E+03</text:p>
          </table:table-cell>
          <table:table-cell office:value-type="float" office:value="0.0000000000134610286324998" calcext:value-type="float">
            <text:p>1.35E-11</text:p>
          </table:table-cell>
          <table:table-cell/>
          <table:table-cell office:value-type="float" office:value="1507" calcext:value-type="float">
            <text:p>1.51E+03</text:p>
          </table:table-cell>
          <table:table-cell office:value-type="float" office:value="0.00000000140087172099998" calcext:value-type="float">
            <text:p>1.40E-09</text:p>
          </table:table-cell>
          <table:table-cell/>
          <table:table-cell table:formula="of:=(1/[.D360])*(10^4)" office:value-type="float" office:value="6.635700066357" calcext:value-type="float">
            <text:p>6.635700066357</text:p>
          </table:table-cell>
          <table:table-cell table:formula="of:=(2.5*LOG(([.E360]/[.B360]);10)-2.6)/0.38" office:value-type="float" office:value="6.42973763400778" calcext:value-type="float">
            <text:p>6.42973763400778</text:p>
          </table:table-cell>
          <table:table-cell table:number-columns-repeated="8"/>
        </table:table-row>
        <table:table-row table:style-name="ro1">
          <table:table-cell office:value-type="float" office:value="1508" calcext:value-type="float">
            <text:p>1.51E+03</text:p>
          </table:table-cell>
          <table:table-cell office:value-type="float" office:value="0.000000000012018679" calcext:value-type="float">
            <text:p>1.20E-11</text:p>
          </table:table-cell>
          <table:table-cell/>
          <table:table-cell office:value-type="float" office:value="1508" calcext:value-type="float">
            <text:p>1.51E+03</text:p>
          </table:table-cell>
          <table:table-cell office:value-type="float" office:value="0.0000000012917789" calcext:value-type="float">
            <text:p>1.29E-09</text:p>
          </table:table-cell>
          <table:table-cell/>
          <table:table-cell table:formula="of:=(1/[.D361])*(10^4)" office:value-type="float" office:value="6.63129973474801" calcext:value-type="float">
            <text:p>6.63129973474801</text:p>
          </table:table-cell>
          <table:table-cell table:formula="of:=(2.5*LOG(([.E361]/[.B361]);10)-2.6)/0.38" office:value-type="float" office:value="6.52191743725626" calcext:value-type="float">
            <text:p>6.52191743725626</text:p>
          </table:table-cell>
          <table:table-cell table:number-columns-repeated="8"/>
        </table:table-row>
        <table:table-row table:style-name="ro1">
          <table:table-cell office:value-type="float" office:value="1509" calcext:value-type="float">
            <text:p>1.51E+03</text:p>
          </table:table-cell>
          <table:table-cell office:value-type="float" office:value="0.0000000000116638648546368" calcext:value-type="float">
            <text:p>1.17E-11</text:p>
          </table:table-cell>
          <table:table-cell/>
          <table:table-cell office:value-type="float" office:value="1509" calcext:value-type="float">
            <text:p>1.51E+03</text:p>
          </table:table-cell>
          <table:table-cell office:value-type="float" office:value="0.00000000127871958440874" calcext:value-type="float">
            <text:p>1.28E-09</text:p>
          </table:table-cell>
          <table:table-cell/>
          <table:table-cell table:formula="of:=(1/[.D362])*(10^4)" office:value-type="float" office:value="6.62690523525514" calcext:value-type="float">
            <text:p>6.62690523525514</text:p>
          </table:table-cell>
          <table:table-cell table:formula="of:=(2.5*LOG(([.E362]/[.B362]);10)-2.6)/0.38" office:value-type="float" office:value="6.57850551151203" calcext:value-type="float">
            <text:p>6.57850551151203</text:p>
          </table:table-cell>
          <table:table-cell table:number-columns-repeated="8"/>
        </table:table-row>
        <table:table-row table:style-name="ro1">
          <table:table-cell office:value-type="float" office:value="1510" calcext:value-type="float">
            <text:p>1.51E+03</text:p>
          </table:table-cell>
          <table:table-cell office:value-type="float" office:value="0.000000000010946519" calcext:value-type="float">
            <text:p>1.09E-11</text:p>
          </table:table-cell>
          <table:table-cell/>
          <table:table-cell office:value-type="float" office:value="1510" calcext:value-type="float">
            <text:p>1.51E+03</text:p>
          </table:table-cell>
          <table:table-cell office:value-type="float" office:value="0.0000000012523169" calcext:value-type="float">
            <text:p>1.25E-09</text:p>
          </table:table-cell>
          <table:table-cell/>
          <table:table-cell table:formula="of:=(1/[.D363])*(10^4)" office:value-type="float" office:value="6.62251655629139" calcext:value-type="float">
            <text:p>6.62251655629139</text:p>
          </table:table-cell>
          <table:table-cell table:formula="of:=(2.5*LOG(([.E363]/[.B363]);10)-2.6)/0.38" office:value-type="float" office:value="6.70025135664733" calcext:value-type="float">
            <text:p>6.70025135664733</text:p>
          </table:table-cell>
          <table:table-cell table:number-columns-repeated="8"/>
        </table:table-row>
        <table:table-row table:style-name="ro1">
          <table:table-cell office:value-type="float" office:value="1511" calcext:value-type="float">
            <text:p>1.51E+03</text:p>
          </table:table-cell>
          <table:table-cell office:value-type="float" office:value="0.0000000000112695399415716" calcext:value-type="float">
            <text:p>1.13E-11</text:p>
          </table:table-cell>
          <table:table-cell/>
          <table:table-cell office:value-type="float" office:value="1511" calcext:value-type="float">
            <text:p>1.51E+03</text:p>
          </table:table-cell>
          <table:table-cell office:value-type="float" office:value="0.00000000121882828225795" calcext:value-type="float">
            <text:p>1.22E-09</text:p>
          </table:table-cell>
          <table:table-cell/>
          <table:table-cell table:formula="of:=(1/[.D364])*(10^4)" office:value-type="float" office:value="6.61813368630046" calcext:value-type="float">
            <text:p>6.61813368630046</text:p>
          </table:table-cell>
          <table:table-cell table:formula="of:=(2.5*LOG(([.E364]/[.B364]);10)-2.6)/0.38" office:value-type="float" office:value="6.53971273757415" calcext:value-type="float">
            <text:p>6.53971273757415</text:p>
          </table:table-cell>
          <table:table-cell table:number-columns-repeated="8"/>
        </table:table-row>
        <table:table-row table:style-name="ro1">
          <table:table-cell office:value-type="float" office:value="1512" calcext:value-type="float">
            <text:p>1.51E+03</text:p>
          </table:table-cell>
          <table:table-cell office:value-type="float" office:value="0.00000000001143963" calcext:value-type="float">
            <text:p>1.14E-11</text:p>
          </table:table-cell>
          <table:table-cell/>
          <table:table-cell office:value-type="float" office:value="1512" calcext:value-type="float">
            <text:p>1.51E+03</text:p>
          </table:table-cell>
          <table:table-cell office:value-type="float" office:value="0.0000000012011945" calcext:value-type="float">
            <text:p>1.20E-09</text:p>
          </table:table-cell>
          <table:table-cell/>
          <table:table-cell table:formula="of:=(1/[.D365])*(10^4)" office:value-type="float" office:value="6.61375661375661" calcext:value-type="float">
            <text:p>6.61375661375661</text:p>
          </table:table-cell>
          <table:table-cell table:formula="of:=(2.5*LOG(([.E365]/[.B365]);10)-2.6)/0.38" office:value-type="float" office:value="6.45527208554147" calcext:value-type="float">
            <text:p>6.45527208554147</text:p>
          </table:table-cell>
          <table:table-cell table:number-columns-repeated="8"/>
        </table:table-row>
        <table:table-row table:style-name="ro1">
          <table:table-cell office:value-type="float" office:value="1513" calcext:value-type="float">
            <text:p>1.51E+03</text:p>
          </table:table-cell>
          <table:table-cell office:value-type="float" office:value="0.00000000001124925304" calcext:value-type="float">
            <text:p>1.12E-11</text:p>
          </table:table-cell>
          <table:table-cell/>
          <table:table-cell office:value-type="float" office:value="1513" calcext:value-type="float">
            <text:p>1.51E+03</text:p>
          </table:table-cell>
          <table:table-cell office:value-type="float" office:value="0.00000000116323868069999" calcext:value-type="float">
            <text:p>1.16E-09</text:p>
          </table:table-cell>
          <table:table-cell/>
          <table:table-cell table:formula="of:=(1/[.D366])*(10^4)" office:value-type="float" office:value="6.60938532716457" calcext:value-type="float">
            <text:p>6.60938532716457</text:p>
          </table:table-cell>
          <table:table-cell table:formula="of:=(2.5*LOG(([.E366]/[.B366]);10)-2.6)/0.38" office:value-type="float" office:value="6.41148124533694" calcext:value-type="float">
            <text:p>6.41148124533694</text:p>
          </table:table-cell>
          <table:table-cell table:number-columns-repeated="8"/>
        </table:table-row>
        <table:table-row table:style-name="ro1">
          <table:table-cell office:value-type="float" office:value="1514" calcext:value-type="float">
            <text:p>1.51E+03</text:p>
          </table:table-cell>
          <table:table-cell office:value-type="float" office:value="0.0000000000113681603680001" calcext:value-type="float">
            <text:p>1.14E-11</text:p>
          </table:table-cell>
          <table:table-cell/>
          <table:table-cell office:value-type="float" office:value="1514" calcext:value-type="float">
            <text:p>1.51E+03</text:p>
          </table:table-cell>
          <table:table-cell office:value-type="float" office:value="0.00000000118618864960001" calcext:value-type="float">
            <text:p>1.19E-09</text:p>
          </table:table-cell>
          <table:table-cell/>
          <table:table-cell table:formula="of:=(1/[.D367])*(10^4)" office:value-type="float" office:value="6.60501981505945" calcext:value-type="float">
            <text:p>6.60501981505945</text:p>
          </table:table-cell>
          <table:table-cell table:formula="of:=(2.5*LOG(([.E367]/[.B367]);10)-2.6)/0.38" office:value-type="float" office:value="6.43726034596568" calcext:value-type="float">
            <text:p>6.43726034596568</text:p>
          </table:table-cell>
          <table:table-cell table:number-columns-repeated="8"/>
        </table:table-row>
        <table:table-row table:style-name="ro1">
          <table:table-cell office:value-type="float" office:value="1515" calcext:value-type="float">
            <text:p>1.52E+03</text:p>
          </table:table-cell>
          <table:table-cell office:value-type="float" office:value="0.000000000011652654" calcext:value-type="float">
            <text:p>1.17E-11</text:p>
          </table:table-cell>
          <table:table-cell/>
          <table:table-cell office:value-type="float" office:value="1515" calcext:value-type="float">
            <text:p>1.52E+03</text:p>
          </table:table-cell>
          <table:table-cell office:value-type="float" office:value="0.0000000012411595" calcext:value-type="float">
            <text:p>1.24E-09</text:p>
          </table:table-cell>
          <table:table-cell/>
          <table:table-cell table:formula="of:=(1/[.D368])*(10^4)" office:value-type="float" office:value="6.6006600660066" calcext:value-type="float">
            <text:p>6.6006600660066</text:p>
          </table:table-cell>
          <table:table-cell table:formula="of:=(2.5*LOG(([.E368]/[.B368]);10)-2.6)/0.38" office:value-type="float" office:value="6.49607068784938" calcext:value-type="float">
            <text:p>6.49607068784938</text:p>
          </table:table-cell>
          <table:table-cell table:number-columns-repeated="8"/>
        </table:table-row>
        <table:table-row table:style-name="ro1">
          <table:table-cell office:value-type="float" office:value="1516" calcext:value-type="float">
            <text:p>1.52E+03</text:p>
          </table:table-cell>
          <table:table-cell office:value-type="float" office:value="0.0000000000120778932945001" calcext:value-type="float">
            <text:p>1.21E-11</text:p>
          </table:table-cell>
          <table:table-cell/>
          <table:table-cell office:value-type="float" office:value="1516" calcext:value-type="float">
            <text:p>1.52E+03</text:p>
          </table:table-cell>
          <table:table-cell office:value-type="float" office:value="0.00000000127306268965001" calcext:value-type="float">
            <text:p>1.27E-09</text:p>
          </table:table-cell>
          <table:table-cell/>
          <table:table-cell table:formula="of:=(1/[.D369])*(10^4)" office:value-type="float" office:value="6.59630606860158" calcext:value-type="float">
            <text:p>6.59630606860158</text:p>
          </table:table-cell>
          <table:table-cell table:formula="of:=(2.5*LOG(([.E369]/[.B369]);10)-2.6)/0.38" office:value-type="float" office:value="6.46617501201107" calcext:value-type="float">
            <text:p>6.46617501201107</text:p>
          </table:table-cell>
          <table:table-cell table:number-columns-repeated="8"/>
        </table:table-row>
        <table:table-row table:style-name="ro1">
          <table:table-cell office:value-type="float" office:value="1517" calcext:value-type="float">
            <text:p>1.52E+03</text:p>
          </table:table-cell>
          <table:table-cell office:value-type="float" office:value="0.000000000012332493" calcext:value-type="float">
            <text:p>1.23E-11</text:p>
          </table:table-cell>
          <table:table-cell/>
          <table:table-cell office:value-type="float" office:value="1517" calcext:value-type="float">
            <text:p>1.52E+03</text:p>
          </table:table-cell>
          <table:table-cell office:value-type="float" office:value="0.0000000012921638" calcext:value-type="float">
            <text:p>1.29E-09</text:p>
          </table:table-cell>
          <table:table-cell/>
          <table:table-cell table:formula="of:=(1/[.D370])*(10^4)" office:value-type="float" office:value="6.59195781147001" calcext:value-type="float">
            <text:p>6.59195781147001</text:p>
          </table:table-cell>
          <table:table-cell table:formula="of:=(2.5*LOG(([.E370]/[.B370]);10)-2.6)/0.38" office:value-type="float" office:value="6.4491229768303" calcext:value-type="float">
            <text:p>6.4491229768303</text:p>
          </table:table-cell>
          <table:table-cell table:number-columns-repeated="8"/>
        </table:table-row>
        <table:table-row table:style-name="ro1">
          <table:table-cell office:value-type="float" office:value="1518" calcext:value-type="float">
            <text:p>1.52E+03</text:p>
          </table:table-cell>
          <table:table-cell office:value-type="float" office:value="0.0000000000135923349147609" calcext:value-type="float">
            <text:p>1.36E-11</text:p>
          </table:table-cell>
          <table:table-cell/>
          <table:table-cell office:value-type="float" office:value="1518" calcext:value-type="float">
            <text:p>1.52E+03</text:p>
          </table:table-cell>
          <table:table-cell office:value-type="float" office:value="0.00000000132009310936123" calcext:value-type="float">
            <text:p>1.32E-09</text:p>
          </table:table-cell>
          <table:table-cell/>
          <table:table-cell table:formula="of:=(1/[.D371])*(10^4)" office:value-type="float" office:value="6.58761528326746" calcext:value-type="float">
            <text:p>6.58761528326746</text:p>
          </table:table-cell>
          <table:table-cell table:formula="of:=(2.5*LOG(([.E371]/[.B371]);10)-2.6)/0.38" office:value-type="float" office:value="6.23230590217001" calcext:value-type="float">
            <text:p>6.23230590217001</text:p>
          </table:table-cell>
          <table:table-cell table:number-columns-repeated="8"/>
        </table:table-row>
        <table:table-row table:style-name="ro1">
          <table:table-cell office:value-type="float" office:value="1519" calcext:value-type="float">
            <text:p>1.52E+03</text:p>
          </table:table-cell>
          <table:table-cell office:value-type="float" office:value="0.000000000013685609057566" calcext:value-type="float">
            <text:p>1.37E-11</text:p>
          </table:table-cell>
          <table:table-cell/>
          <table:table-cell office:value-type="float" office:value="1519" calcext:value-type="float">
            <text:p>1.52E+03</text:p>
          </table:table-cell>
          <table:table-cell office:value-type="float" office:value="0.00000000132048500583863" calcext:value-type="float">
            <text:p>1.32E-09</text:p>
          </table:table-cell>
          <table:table-cell/>
          <table:table-cell table:formula="of:=(1/[.D372])*(10^4)" office:value-type="float" office:value="6.58327847267939" calcext:value-type="float">
            <text:p>6.58327847267939</text:p>
          </table:table-cell>
          <table:table-cell table:formula="of:=(2.5*LOG(([.E372]/[.B372]);10)-2.6)/0.38" office:value-type="float" office:value="6.21361410747752" calcext:value-type="float">
            <text:p>6.21361410747752</text:p>
          </table:table-cell>
          <table:table-cell table:number-columns-repeated="8"/>
        </table:table-row>
        <table:table-row table:style-name="ro1">
          <table:table-cell office:value-type="float" office:value="1520" calcext:value-type="float">
            <text:p>1.52E+03</text:p>
          </table:table-cell>
          <table:table-cell office:value-type="float" office:value="0.000000000013753626" calcext:value-type="float">
            <text:p>1.38E-11</text:p>
          </table:table-cell>
          <table:table-cell/>
          <table:table-cell office:value-type="float" office:value="1520" calcext:value-type="float">
            <text:p>1.52E+03</text:p>
          </table:table-cell>
          <table:table-cell office:value-type="float" office:value="0.0000000013175313" calcext:value-type="float">
            <text:p>1.32E-09</text:p>
          </table:table-cell>
          <table:table-cell/>
          <table:table-cell table:formula="of:=(1/[.D373])*(10^4)" office:value-type="float" office:value="6.57894736842105" calcext:value-type="float">
            <text:p>6.57894736842105</text:p>
          </table:table-cell>
          <table:table-cell table:formula="of:=(2.5*LOG(([.E373]/[.B373]);10)-2.6)/0.38" office:value-type="float" office:value="6.19305086102182" calcext:value-type="float">
            <text:p>6.19305086102182</text:p>
          </table:table-cell>
          <table:table-cell table:number-columns-repeated="8"/>
        </table:table-row>
        <table:table-row table:style-name="ro1">
          <table:table-cell office:value-type="float" office:value="1521" calcext:value-type="float">
            <text:p>1.52E+03</text:p>
          </table:table-cell>
          <table:table-cell office:value-type="float" office:value="0.0000000000131843830674999" calcext:value-type="float">
            <text:p>1.32E-11</text:p>
          </table:table-cell>
          <table:table-cell/>
          <table:table-cell office:value-type="float" office:value="1521" calcext:value-type="float">
            <text:p>1.52E+03</text:p>
          </table:table-cell>
          <table:table-cell office:value-type="float" office:value="0.00000000123260341949999" calcext:value-type="float">
            <text:p>1.23E-09</text:p>
          </table:table-cell>
          <table:table-cell/>
          <table:table-cell table:formula="of:=(1/[.D374])*(10^4)" office:value-type="float" office:value="6.57462195923734" calcext:value-type="float">
            <text:p>6.57462195923734</text:p>
          </table:table-cell>
          <table:table-cell table:formula="of:=(2.5*LOG(([.E374]/[.B374]);10)-2.6)/0.38" office:value-type="float" office:value="6.12344444351384" calcext:value-type="float">
            <text:p>6.12344444351384</text:p>
          </table:table-cell>
          <table:table-cell table:number-columns-repeated="8"/>
        </table:table-row>
        <table:table-row table:style-name="ro1">
          <table:table-cell office:value-type="float" office:value="1522" calcext:value-type="float">
            <text:p>1.52E+03</text:p>
          </table:table-cell>
          <table:table-cell office:value-type="float" office:value="0.000000000012799321" calcext:value-type="float">
            <text:p>1.28E-11</text:p>
          </table:table-cell>
          <table:table-cell/>
          <table:table-cell office:value-type="float" office:value="1522" calcext:value-type="float">
            <text:p>1.52E+03</text:p>
          </table:table-cell>
          <table:table-cell office:value-type="float" office:value="0.0000000011751543" calcext:value-type="float">
            <text:p>1.18E-09</text:p>
          </table:table-cell>
          <table:table-cell/>
          <table:table-cell table:formula="of:=(1/[.D375])*(10^4)" office:value-type="float" office:value="6.57030223390276" calcext:value-type="float">
            <text:p>6.57030223390276</text:p>
          </table:table-cell>
          <table:table-cell table:formula="of:=(2.5*LOG(([.E375]/[.B375]);10)-2.6)/0.38" office:value-type="float" office:value="6.07176291429924" calcext:value-type="float">
            <text:p>6.07176291429924</text:p>
          </table:table-cell>
          <table:table-cell table:number-columns-repeated="8"/>
        </table:table-row>
        <table:table-row table:style-name="ro1">
          <table:table-cell office:value-type="float" office:value="1523" calcext:value-type="float">
            <text:p>1.52E+03</text:p>
          </table:table-cell>
          <table:table-cell office:value-type="float" office:value="0.0000000000115374683199999" calcext:value-type="float">
            <text:p>1.15E-11</text:p>
          </table:table-cell>
          <table:table-cell/>
          <table:table-cell office:value-type="float" office:value="1523" calcext:value-type="float">
            <text:p>1.52E+03</text:p>
          </table:table-cell>
          <table:table-cell office:value-type="float" office:value="0.000000001130848296" calcext:value-type="float">
            <text:p>1.13E-09</text:p>
          </table:table-cell>
          <table:table-cell/>
          <table:table-cell table:formula="of:=(1/[.D376])*(10^4)" office:value-type="float" office:value="6.56598818122127" calcext:value-type="float">
            <text:p>6.56598818122127</text:p>
          </table:table-cell>
          <table:table-cell table:formula="of:=(2.5*LOG(([.E376]/[.B376]);10)-2.6)/0.38" office:value-type="float" office:value="6.25851201595362" calcext:value-type="float">
            <text:p>6.25851201595362</text:p>
          </table:table-cell>
          <table:table-cell table:number-columns-repeated="8"/>
        </table:table-row>
        <table:table-row table:style-name="ro1">
          <table:table-cell office:value-type="float" office:value="1524" calcext:value-type="float">
            <text:p>1.52E+03</text:p>
          </table:table-cell>
          <table:table-cell office:value-type="float" office:value="0.000000000011126750676" calcext:value-type="float">
            <text:p>1.11E-11</text:p>
          </table:table-cell>
          <table:table-cell/>
          <table:table-cell office:value-type="float" office:value="1524" calcext:value-type="float">
            <text:p>1.52E+03</text:p>
          </table:table-cell>
          <table:table-cell office:value-type="float" office:value="0.00000000113394798765" calcext:value-type="float">
            <text:p>1.13E-09</text:p>
          </table:table-cell>
          <table:table-cell/>
          <table:table-cell table:formula="of:=(1/[.D377])*(10^4)" office:value-type="float" office:value="6.56167979002625" calcext:value-type="float">
            <text:p>6.56167979002625</text:p>
          </table:table-cell>
          <table:table-cell table:formula="of:=(2.5*LOG(([.E377]/[.B377]);10)-2.6)/0.38" office:value-type="float" office:value="6.36989985513515" calcext:value-type="float">
            <text:p>6.36989985513515</text:p>
          </table:table-cell>
          <table:table-cell table:number-columns-repeated="8"/>
        </table:table-row>
        <table:table-row table:style-name="ro1">
          <table:table-cell office:value-type="float" office:value="1525" calcext:value-type="float">
            <text:p>1.53E+03</text:p>
          </table:table-cell>
          <table:table-cell office:value-type="float" office:value="0.000000000010191638" calcext:value-type="float">
            <text:p>1.02E-11</text:p>
          </table:table-cell>
          <table:table-cell/>
          <table:table-cell office:value-type="float" office:value="1525" calcext:value-type="float">
            <text:p>1.53E+03</text:p>
          </table:table-cell>
          <table:table-cell office:value-type="float" office:value="0.0000000011555475" calcext:value-type="float">
            <text:p>1.16E-09</text:p>
          </table:table-cell>
          <table:table-cell/>
          <table:table-cell table:formula="of:=(1/[.D378])*(10^4)" office:value-type="float" office:value="6.55737704918033" calcext:value-type="float">
            <text:p>6.55737704918033</text:p>
          </table:table-cell>
          <table:table-cell table:formula="of:=(2.5*LOG(([.E378]/[.B378]);10)-2.6)/0.38" office:value-type="float" office:value="6.67463034797706" calcext:value-type="float">
            <text:p>6.67463034797706</text:p>
          </table:table-cell>
          <table:table-cell table:number-columns-repeated="8"/>
        </table:table-row>
        <table:table-row table:style-name="ro1">
          <table:table-cell office:value-type="float" office:value="1526" calcext:value-type="float">
            <text:p>1.53E+03</text:p>
          </table:table-cell>
          <table:table-cell office:value-type="float" office:value="0.000000000010490760551" calcext:value-type="float">
            <text:p>1.05E-11</text:p>
          </table:table-cell>
          <table:table-cell/>
          <table:table-cell office:value-type="float" office:value="1526" calcext:value-type="float">
            <text:p>1.53E+03</text:p>
          </table:table-cell>
          <table:table-cell office:value-type="float" office:value="0.0000000011900665734" calcext:value-type="float">
            <text:p>1.19E-09</text:p>
          </table:table-cell>
          <table:table-cell/>
          <table:table-cell table:formula="of:=(1/[.D379])*(10^4)" office:value-type="float" office:value="6.55307994757536" calcext:value-type="float">
            <text:p>6.55307994757536</text:p>
          </table:table-cell>
          <table:table-cell table:formula="of:=(2.5*LOG(([.E379]/[.B379]);10)-2.6)/0.38" office:value-type="float" office:value="6.6760808053916" calcext:value-type="float">
            <text:p>6.6760808053916</text:p>
          </table:table-cell>
          <table:table-cell table:number-columns-repeated="8"/>
        </table:table-row>
        <table:table-row table:style-name="ro1">
          <table:table-cell office:value-type="float" office:value="1527" calcext:value-type="float">
            <text:p>1.53E+03</text:p>
          </table:table-cell>
          <table:table-cell office:value-type="float" office:value="0.000000000010719191" calcext:value-type="float">
            <text:p>1.07E-11</text:p>
          </table:table-cell>
          <table:table-cell/>
          <table:table-cell office:value-type="float" office:value="1527" calcext:value-type="float">
            <text:p>1.53E+03</text:p>
          </table:table-cell>
          <table:table-cell office:value-type="float" office:value="0.0000000012164277" calcext:value-type="float">
            <text:p>1.22E-09</text:p>
          </table:table-cell>
          <table:table-cell/>
          <table:table-cell table:formula="of:=(1/[.D380])*(10^4)" office:value-type="float" office:value="6.54878847413228" calcext:value-type="float">
            <text:p>6.54878847413228</text:p>
          </table:table-cell>
          <table:table-cell table:formula="of:=(2.5*LOG(([.E380]/[.B380]);10)-2.6)/0.38" office:value-type="float" office:value="6.6771334979737" calcext:value-type="float">
            <text:p>6.6771334979737</text:p>
          </table:table-cell>
          <table:table-cell table:number-columns-repeated="8"/>
        </table:table-row>
        <table:table-row table:style-name="ro1">
          <table:table-cell office:value-type="float" office:value="1528" calcext:value-type="float">
            <text:p>1.53E+03</text:p>
          </table:table-cell>
          <table:table-cell office:value-type="float" office:value="0.000000000010600743814" calcext:value-type="float">
            <text:p>1.06E-11</text:p>
          </table:table-cell>
          <table:table-cell/>
          <table:table-cell office:value-type="float" office:value="1528" calcext:value-type="float">
            <text:p>1.53E+03</text:p>
          </table:table-cell>
          <table:table-cell office:value-type="float" office:value="0.0000000011138271396" calcext:value-type="float">
            <text:p>1.11E-09</text:p>
          </table:table-cell>
          <table:table-cell/>
          <table:table-cell table:formula="of:=(1/[.D381])*(10^4)" office:value-type="float" office:value="6.54450261780105" calcext:value-type="float">
            <text:p>6.54450261780105</text:p>
          </table:table-cell>
          <table:table-cell table:formula="of:=(2.5*LOG(([.E381]/[.B381]);10)-2.6)/0.38" office:value-type="float" office:value="6.45711484608718" calcext:value-type="float">
            <text:p>6.45711484608718</text:p>
          </table:table-cell>
          <table:table-cell table:number-columns-repeated="8"/>
        </table:table-row>
        <table:table-row table:style-name="ro1">
          <table:table-cell office:value-type="float" office:value="1529" calcext:value-type="float">
            <text:p>1.53E+03</text:p>
          </table:table-cell>
          <table:table-cell office:value-type="float" office:value="0.0000000000104576488526324" calcext:value-type="float">
            <text:p>1.05E-11</text:p>
          </table:table-cell>
          <table:table-cell/>
          <table:table-cell office:value-type="float" office:value="1529" calcext:value-type="float">
            <text:p>1.53E+03</text:p>
          </table:table-cell>
          <table:table-cell office:value-type="float" office:value="0.00000000108523881764366" calcext:value-type="float">
            <text:p>1.09E-09</text:p>
          </table:table-cell>
          <table:table-cell/>
          <table:table-cell table:formula="of:=(1/[.D382])*(10^4)" office:value-type="float" office:value="6.5402223675605" calcext:value-type="float">
            <text:p>6.5402223675605</text:p>
          </table:table-cell>
          <table:table-cell table:formula="of:=(2.5*LOG(([.E382]/[.B382]);10)-2.6)/0.38" office:value-type="float" office:value="6.42165305632175" calcext:value-type="float">
            <text:p>6.42165305632175</text:p>
          </table:table-cell>
          <table:table-cell table:number-columns-repeated="8"/>
        </table:table-row>
        <table:table-row table:style-name="ro1">
          <table:table-cell office:value-type="float" office:value="1530" calcext:value-type="float">
            <text:p>1.53E+03</text:p>
          </table:table-cell>
          <table:table-cell office:value-type="float" office:value="0.00000000000998543" calcext:value-type="float">
            <text:p>9.99E-12</text:p>
          </table:table-cell>
          <table:table-cell/>
          <table:table-cell office:value-type="float" office:value="1530" calcext:value-type="float">
            <text:p>1.53E+03</text:p>
          </table:table-cell>
          <table:table-cell office:value-type="float" office:value="0.0000000010265575" calcext:value-type="float">
            <text:p>1.03E-09</text:p>
          </table:table-cell>
          <table:table-cell/>
          <table:table-cell table:formula="of:=(1/[.D383])*(10^4)" office:value-type="float" office:value="6.5359477124183" calcext:value-type="float">
            <text:p>6.5359477124183</text:p>
          </table:table-cell>
          <table:table-cell table:formula="of:=(2.5*LOG(([.E383]/[.B383]);10)-2.6)/0.38" office:value-type="float" office:value="6.39484545239985" calcext:value-type="float">
            <text:p>6.39484545239985</text:p>
          </table:table-cell>
          <table:table-cell table:number-columns-repeated="8"/>
        </table:table-row>
        <table:table-row table:style-name="ro1">
          <table:table-cell office:value-type="float" office:value="1531" calcext:value-type="float">
            <text:p>1.53E+03</text:p>
          </table:table-cell>
          <table:table-cell office:value-type="float" office:value="0.0000000000100983292540559" calcext:value-type="float">
            <text:p>1.01E-11</text:p>
          </table:table-cell>
          <table:table-cell/>
          <table:table-cell office:value-type="float" office:value="1531" calcext:value-type="float">
            <text:p>1.53E+03</text:p>
          </table:table-cell>
          <table:table-cell office:value-type="float" office:value="0.0000000010052655457843" calcext:value-type="float">
            <text:p>1.01E-09</text:p>
          </table:table-cell>
          <table:table-cell/>
          <table:table-cell table:formula="of:=(1/[.D384])*(10^4)" office:value-type="float" office:value="6.53167864141084" calcext:value-type="float">
            <text:p>6.53167864141084</text:p>
          </table:table-cell>
          <table:table-cell table:formula="of:=(2.5*LOG(([.E384]/[.B384]);10)-2.6)/0.38" office:value-type="float" office:value="6.30283731075111" calcext:value-type="float">
            <text:p>6.30283731075111</text:p>
          </table:table-cell>
          <table:table-cell table:number-columns-repeated="8"/>
        </table:table-row>
        <table:table-row table:style-name="ro1">
          <table:table-cell office:value-type="float" office:value="1532" calcext:value-type="float">
            <text:p>1.53E+03</text:p>
          </table:table-cell>
          <table:table-cell office:value-type="float" office:value="0.000000000010195251" calcext:value-type="float">
            <text:p>1.02E-11</text:p>
          </table:table-cell>
          <table:table-cell/>
          <table:table-cell office:value-type="float" office:value="1532" calcext:value-type="float">
            <text:p>1.53E+03</text:p>
          </table:table-cell>
          <table:table-cell office:value-type="float" office:value="0.00000000098698683" calcext:value-type="float">
            <text:p>9.87E-10</text:p>
          </table:table-cell>
          <table:table-cell/>
          <table:table-cell table:formula="of:=(1/[.D385])*(10^4)" office:value-type="float" office:value="6.52741514360313" calcext:value-type="float">
            <text:p>6.52741514360313</text:p>
          </table:table-cell>
          <table:table-cell table:formula="of:=(2.5*LOG(([.E385]/[.B385]);10)-2.6)/0.38" office:value-type="float" office:value="6.22311470633809" calcext:value-type="float">
            <text:p>6.22311470633809</text:p>
          </table:table-cell>
          <table:table-cell table:number-columns-repeated="8"/>
        </table:table-row>
        <table:table-row table:style-name="ro1">
          <table:table-cell office:value-type="float" office:value="1533" calcext:value-type="float">
            <text:p>1.53E+03</text:p>
          </table:table-cell>
          <table:table-cell office:value-type="float" office:value="0.0000000000100367238005" calcext:value-type="float">
            <text:p>1.00E-11</text:p>
          </table:table-cell>
          <table:table-cell/>
          <table:table-cell office:value-type="float" office:value="1533" calcext:value-type="float">
            <text:p>1.53E+03</text:p>
          </table:table-cell>
          <table:table-cell office:value-type="float" office:value="0.000000001030090147505" calcext:value-type="float">
            <text:p>1.03E-09</text:p>
          </table:table-cell>
          <table:table-cell/>
          <table:table-cell table:formula="of:=(1/[.D386])*(10^4)" office:value-type="float" office:value="6.52315720808871" calcext:value-type="float">
            <text:p>6.52315720808871</text:p>
          </table:table-cell>
          <table:table-cell table:formula="of:=(2.5*LOG(([.E386]/[.B386]);10)-2.6)/0.38" office:value-type="float" office:value="6.39002144925071" calcext:value-type="float">
            <text:p>6.39002144925071</text:p>
          </table:table-cell>
          <table:table-cell table:number-columns-repeated="8"/>
        </table:table-row>
        <table:table-row table:style-name="ro1">
          <table:table-cell office:value-type="float" office:value="1534" calcext:value-type="float">
            <text:p>1.53E+03</text:p>
          </table:table-cell>
          <table:table-cell office:value-type="float" office:value="0.0000000000100487810968306" calcext:value-type="float">
            <text:p>1.00E-11</text:p>
          </table:table-cell>
          <table:table-cell/>
          <table:table-cell office:value-type="float" office:value="1534" calcext:value-type="float">
            <text:p>1.53E+03</text:p>
          </table:table-cell>
          <table:table-cell office:value-type="float" office:value="0.0000000010219937850273" calcext:value-type="float">
            <text:p>1.02E-09</text:p>
          </table:table-cell>
          <table:table-cell/>
          <table:table-cell table:formula="of:=(1/[.D387])*(10^4)" office:value-type="float" office:value="6.51890482398957" calcext:value-type="float">
            <text:p>6.51890482398957</text:p>
          </table:table-cell>
          <table:table-cell table:formula="of:=(2.5*LOG(([.E387]/[.B387]);10)-2.6)/0.38" office:value-type="float" office:value="6.36404519164626" calcext:value-type="float">
            <text:p>6.36404519164626</text:p>
          </table:table-cell>
          <table:table-cell table:number-columns-repeated="8"/>
        </table:table-row>
        <table:table-row table:style-name="ro1">
          <table:table-cell office:value-type="float" office:value="1535" calcext:value-type="float">
            <text:p>1.54E+03</text:p>
          </table:table-cell>
          <table:table-cell office:value-type="float" office:value="0.000000000010214223" calcext:value-type="float">
            <text:p>1.02E-11</text:p>
          </table:table-cell>
          <table:table-cell/>
          <table:table-cell office:value-type="float" office:value="1535" calcext:value-type="float">
            <text:p>1.54E+03</text:p>
          </table:table-cell>
          <table:table-cell office:value-type="float" office:value="0.00000000095577879" calcext:value-type="float">
            <text:p>9.56E-10</text:p>
          </table:table-cell>
          <table:table-cell/>
          <table:table-cell table:formula="of:=(1/[.D388])*(10^4)" office:value-type="float" office:value="6.51465798045603" calcext:value-type="float">
            <text:p>6.51465798045603</text:p>
          </table:table-cell>
          <table:table-cell table:formula="of:=(2.5*LOG(([.E388]/[.B388]);10)-2.6)/0.38" office:value-type="float" office:value="6.12600035164103" calcext:value-type="float">
            <text:p>6.12600035164103</text:p>
          </table:table-cell>
          <table:table-cell table:number-columns-repeated="8"/>
        </table:table-row>
        <table:table-row table:style-name="ro1">
          <table:table-cell office:value-type="float" office:value="1536" calcext:value-type="float">
            <text:p>1.54E+03</text:p>
          </table:table-cell>
          <table:table-cell office:value-type="float" office:value="0.00000000000947945727802653" calcext:value-type="float">
            <text:p>9.48E-12</text:p>
          </table:table-cell>
          <table:table-cell/>
          <table:table-cell office:value-type="float" office:value="1536" calcext:value-type="float">
            <text:p>1.54E+03</text:p>
          </table:table-cell>
          <table:table-cell office:value-type="float" office:value="0.000000000955297027302584" calcext:value-type="float">
            <text:p>9.55E-10</text:p>
          </table:table-cell>
          <table:table-cell/>
          <table:table-cell table:formula="of:=(1/[.D389])*(10^4)" office:value-type="float" office:value="6.51041666666667" calcext:value-type="float">
            <text:p>6.51041666666667</text:p>
          </table:table-cell>
          <table:table-cell table:formula="of:=(2.5*LOG(([.E389]/[.B389]);10)-2.6)/0.38" office:value-type="float" office:value="6.33786153074636" calcext:value-type="float">
            <text:p>6.33786153074636</text:p>
          </table:table-cell>
          <table:table-cell table:number-columns-repeated="8"/>
        </table:table-row>
        <table:table-row table:style-name="ro1">
          <table:table-cell office:value-type="float" office:value="1537" calcext:value-type="float">
            <text:p>1.54E+03</text:p>
          </table:table-cell>
          <table:table-cell office:value-type="float" office:value="0.0000000000087708868" calcext:value-type="float">
            <text:p>8.77E-12</text:p>
          </table:table-cell>
          <table:table-cell/>
          <table:table-cell office:value-type="float" office:value="1537" calcext:value-type="float">
            <text:p>1.54E+03</text:p>
          </table:table-cell>
          <table:table-cell office:value-type="float" office:value="0.00000000095483244" calcext:value-type="float">
            <text:p>9.55E-10</text:p>
          </table:table-cell>
          <table:table-cell/>
          <table:table-cell table:formula="of:=(1/[.D390])*(10^4)" office:value-type="float" office:value="6.50618087182824" calcext:value-type="float">
            <text:p>6.50618087182824</text:p>
          </table:table-cell>
          <table:table-cell table:formula="of:=(2.5*LOG(([.E390]/[.B390]);10)-2.6)/0.38" office:value-type="float" office:value="6.55844512927083" calcext:value-type="float">
            <text:p>6.55844512927083</text:p>
          </table:table-cell>
          <table:table-cell table:number-columns-repeated="8"/>
        </table:table-row>
        <table:table-row table:style-name="ro1">
          <table:table-cell office:value-type="float" office:value="1538" calcext:value-type="float">
            <text:p>1.54E+03</text:p>
          </table:table-cell>
          <table:table-cell office:value-type="float" office:value="0.000000000008725509223" calcext:value-type="float">
            <text:p>8.73E-12</text:p>
          </table:table-cell>
          <table:table-cell/>
          <table:table-cell office:value-type="float" office:value="1538" calcext:value-type="float">
            <text:p>1.54E+03</text:p>
          </table:table-cell>
          <table:table-cell office:value-type="float" office:value="0.000000000877435914000002" calcext:value-type="float">
            <text:p>8.77E-10</text:p>
          </table:table-cell>
          <table:table-cell/>
          <table:table-cell table:formula="of:=(1/[.D391])*(10^4)" office:value-type="float" office:value="6.50195058517555" calcext:value-type="float">
            <text:p>6.50195058517555</text:p>
          </table:table-cell>
          <table:table-cell table:formula="of:=(2.5*LOG(([.E391]/[.B391]);10)-2.6)/0.38" office:value-type="float" office:value="6.33174095043923" calcext:value-type="float">
            <text:p>6.33174095043923</text:p>
          </table:table-cell>
          <table:table-cell table:number-columns-repeated="8"/>
        </table:table-row>
        <table:table-row table:style-name="ro1">
          <table:table-cell office:value-type="float" office:value="1539" calcext:value-type="float">
            <text:p>1.54E+03</text:p>
          </table:table-cell>
          <table:table-cell office:value-type="float" office:value="0.00000000000866957520640002" calcext:value-type="float">
            <text:p>8.67E-12</text:p>
          </table:table-cell>
          <table:table-cell/>
          <table:table-cell office:value-type="float" office:value="1539" calcext:value-type="float">
            <text:p>1.54E+03</text:p>
          </table:table-cell>
          <table:table-cell office:value-type="float" office:value="0.000000000847145086800005" calcext:value-type="float">
            <text:p>8.47E-10</text:p>
          </table:table-cell>
          <table:table-cell/>
          <table:table-cell table:formula="of:=(1/[.D392])*(10^4)" office:value-type="float" office:value="6.49772579597141" calcext:value-type="float">
            <text:p>6.49772579597141</text:p>
          </table:table-cell>
          <table:table-cell table:formula="of:=(2.5*LOG(([.E392]/[.B392]);10)-2.6)/0.38" office:value-type="float" office:value="6.24973669770544" calcext:value-type="float">
            <text:p>6.24973669770544</text:p>
          </table:table-cell>
          <table:table-cell table:number-columns-repeated="8"/>
        </table:table-row>
        <table:table-row table:style-name="ro1">
          <table:table-cell office:value-type="float" office:value="1540" calcext:value-type="float">
            <text:p>1.54E+03</text:p>
          </table:table-cell>
          <table:table-cell office:value-type="float" office:value="0.0000000000084163536" calcext:value-type="float">
            <text:p>8.42E-12</text:p>
          </table:table-cell>
          <table:table-cell/>
          <table:table-cell office:value-type="float" office:value="1540" calcext:value-type="float">
            <text:p>1.54E+03</text:p>
          </table:table-cell>
          <table:table-cell office:value-type="float" office:value="0.00000000076751394" calcext:value-type="float">
            <text:p>7.68E-10</text:p>
          </table:table-cell>
          <table:table-cell/>
          <table:table-cell table:formula="of:=(1/[.D393])*(10^4)" office:value-type="float" office:value="6.49350649350649" calcext:value-type="float">
            <text:p>6.49350649350649</text:p>
          </table:table-cell>
          <table:table-cell table:formula="of:=(2.5*LOG(([.E393]/[.B393]);10)-2.6)/0.38" office:value-type="float" office:value="6.05238354414761" calcext:value-type="float">
            <text:p>6.05238354414761</text:p>
          </table:table-cell>
          <table:table-cell table:number-columns-repeated="8"/>
        </table:table-row>
        <table:table-row table:style-name="ro1">
          <table:table-cell office:value-type="float" office:value="1541" calcext:value-type="float">
            <text:p>1.54E+03</text:p>
          </table:table-cell>
          <table:table-cell office:value-type="float" office:value="0.00000000000749566339635016" calcext:value-type="float">
            <text:p>7.50E-12</text:p>
          </table:table-cell>
          <table:table-cell/>
          <table:table-cell office:value-type="float" office:value="1541" calcext:value-type="float">
            <text:p>1.54E+03</text:p>
          </table:table-cell>
          <table:table-cell office:value-type="float" office:value="0.000000000692803323110013" calcext:value-type="float">
            <text:p>6.93E-10</text:p>
          </table:table-cell>
          <table:table-cell/>
          <table:table-cell table:formula="of:=(1/[.D394])*(10^4)" office:value-type="float" office:value="6.48929266709929" calcext:value-type="float">
            <text:p>6.48929266709929</text:p>
          </table:table-cell>
          <table:table-cell table:formula="of:=(2.5*LOG(([.E394]/[.B394]);10)-2.6)/0.38" office:value-type="float" office:value="6.09078872673677" calcext:value-type="float">
            <text:p>6.09078872673677</text:p>
          </table:table-cell>
          <table:table-cell table:number-columns-repeated="8"/>
        </table:table-row>
        <table:table-row table:style-name="ro1">
          <table:table-cell office:value-type="float" office:value="1542" calcext:value-type="float">
            <text:p>1.54E+03</text:p>
          </table:table-cell>
          <table:table-cell office:value-type="float" office:value="0.0000000000064962489" calcext:value-type="float">
            <text:p>6.50E-12</text:p>
          </table:table-cell>
          <table:table-cell/>
          <table:table-cell office:value-type="float" office:value="1542" calcext:value-type="float">
            <text:p>1.54E+03</text:p>
          </table:table-cell>
          <table:table-cell office:value-type="float" office:value="0.00000000061170452" calcext:value-type="float">
            <text:p>6.12E-10</text:p>
          </table:table-cell>
          <table:table-cell/>
          <table:table-cell table:formula="of:=(1/[.D395])*(10^4)" office:value-type="float" office:value="6.48508430609598" calcext:value-type="float">
            <text:p>6.48508430609598</text:p>
          </table:table-cell>
          <table:table-cell table:formula="of:=(2.5*LOG(([.E395]/[.B395]);10)-2.6)/0.38" office:value-type="float" office:value="6.1439410085589" calcext:value-type="float">
            <text:p>6.1439410085589</text:p>
          </table:table-cell>
          <table:table-cell table:number-columns-repeated="8"/>
        </table:table-row>
        <table:table-row table:style-name="ro1">
          <table:table-cell office:value-type="float" office:value="1543" calcext:value-type="float">
            <text:p>1.54E+03</text:p>
          </table:table-cell>
          <table:table-cell office:value-type="float" office:value="0.00000000000537430983784959" calcext:value-type="float">
            <text:p>5.37E-12</text:p>
          </table:table-cell>
          <table:table-cell/>
          <table:table-cell office:value-type="float" office:value="1543" calcext:value-type="float">
            <text:p>1.54E+03</text:p>
          </table:table-cell>
          <table:table-cell office:value-type="float" office:value="0.000000000578022480363218" calcext:value-type="float">
            <text:p>5.78E-10</text:p>
          </table:table-cell>
          <table:table-cell/>
          <table:table-cell table:formula="of:=(1/[.D396])*(10^4)" office:value-type="float" office:value="6.48088139987038" calcext:value-type="float">
            <text:p>6.48088139987038</text:p>
          </table:table-cell>
          <table:table-cell table:formula="of:=(2.5*LOG(([.E396]/[.B396]);10)-2.6)/0.38" office:value-type="float" office:value="6.52382913585897" calcext:value-type="float">
            <text:p>6.52382913585897</text:p>
          </table:table-cell>
          <table:table-cell table:number-columns-repeated="8"/>
        </table:table-row>
        <table:table-row table:style-name="ro1">
          <table:table-cell office:value-type="float" office:value="1544" calcext:value-type="float">
            <text:p>1.54E+03</text:p>
          </table:table-cell>
          <table:table-cell office:value-type="float" office:value="0.00000000000522126523813088" calcext:value-type="float">
            <text:p>5.22E-12</text:p>
          </table:table-cell>
          <table:table-cell/>
          <table:table-cell office:value-type="float" office:value="1544" calcext:value-type="float">
            <text:p>1.54E+03</text:p>
          </table:table-cell>
          <table:table-cell office:value-type="float" office:value="0.000000000573295030637361" calcext:value-type="float">
            <text:p>5.73E-10</text:p>
          </table:table-cell>
          <table:table-cell/>
          <table:table-cell table:formula="of:=(1/[.D397])*(10^4)" office:value-type="float" office:value="6.47668393782383" calcext:value-type="float">
            <text:p>6.47668393782383</text:p>
          </table:table-cell>
          <table:table-cell table:formula="of:=(2.5*LOG(([.E397]/[.B397]);10)-2.6)/0.38" office:value-type="float" office:value="6.58291066804348" calcext:value-type="float">
            <text:p>6.58291066804348</text:p>
          </table:table-cell>
          <table:table-cell table:number-columns-repeated="8"/>
        </table:table-row>
        <table:table-row table:style-name="ro1">
          <table:table-cell office:value-type="float" office:value="1545" calcext:value-type="float">
            <text:p>1.55E+03</text:p>
          </table:table-cell>
          <table:table-cell office:value-type="float" office:value="0.0000000000060615887" calcext:value-type="float">
            <text:p>6.06E-12</text:p>
          </table:table-cell>
          <table:table-cell/>
          <table:table-cell office:value-type="float" office:value="1545" calcext:value-type="float">
            <text:p>1.55E+03</text:p>
          </table:table-cell>
          <table:table-cell office:value-type="float" office:value="0.00000000059760963" calcext:value-type="float">
            <text:p>5.98E-10</text:p>
          </table:table-cell>
          <table:table-cell/>
          <table:table-cell table:formula="of:=(1/[.D398])*(10^4)" office:value-type="float" office:value="6.47249190938511" calcext:value-type="float">
            <text:p>6.47249190938511</text:p>
          </table:table-cell>
          <table:table-cell table:formula="of:=(2.5*LOG(([.E398]/[.B398]);10)-2.6)/0.38" office:value-type="float" office:value="6.27520475355091" calcext:value-type="float">
            <text:p>6.27520475355091</text:p>
          </table:table-cell>
          <table:table-cell table:number-columns-repeated="8"/>
        </table:table-row>
        <table:table-row table:style-name="ro1">
          <table:table-cell office:value-type="float" office:value="1546" calcext:value-type="float">
            <text:p>1.55E+03</text:p>
          </table:table-cell>
          <table:table-cell office:value-type="float" office:value="0.00000000000769418407654971" calcext:value-type="float">
            <text:p>7.69E-12</text:p>
          </table:table-cell>
          <table:table-cell/>
          <table:table-cell office:value-type="float" office:value="1546" calcext:value-type="float">
            <text:p>1.55E+03</text:p>
          </table:table-cell>
          <table:table-cell office:value-type="float" office:value="0.000000000677600117174986" calcext:value-type="float">
            <text:p>6.78E-10</text:p>
          </table:table-cell>
          <table:table-cell/>
          <table:table-cell table:formula="of:=(1/[.D399])*(10^4)" office:value-type="float" office:value="6.46830530401035" calcext:value-type="float">
            <text:p>6.46830530401035</text:p>
          </table:table-cell>
          <table:table-cell table:formula="of:=(2.5*LOG(([.E399]/[.B399]);10)-2.6)/0.38" office:value-type="float" office:value="5.95270329090239" calcext:value-type="float">
            <text:p>5.95270329090239</text:p>
          </table:table-cell>
          <table:table-cell table:number-columns-repeated="8"/>
        </table:table-row>
        <table:table-row table:style-name="ro1">
          <table:table-cell office:value-type="float" office:value="1547" calcext:value-type="float">
            <text:p>1.55E+03</text:p>
          </table:table-cell>
          <table:table-cell office:value-type="float" office:value="0.0000000000096855518" calcext:value-type="float">
            <text:p>9.69E-12</text:p>
          </table:table-cell>
          <table:table-cell/>
          <table:table-cell office:value-type="float" office:value="1547" calcext:value-type="float">
            <text:p>1.55E+03</text:p>
          </table:table-cell>
          <table:table-cell office:value-type="float" office:value="0.00000000077516898" calcext:value-type="float">
            <text:p>7.75E-10</text:p>
          </table:table-cell>
          <table:table-cell/>
          <table:table-cell table:formula="of:=(1/[.D400])*(10^4)" office:value-type="float" office:value="6.46412411118293" calcext:value-type="float">
            <text:p>6.46412411118293</text:p>
          </table:table-cell>
          <table:table-cell table:formula="of:=(2.5*LOG(([.E400]/[.B400]);10)-2.6)/0.38" office:value-type="float" office:value="5.67942116475945" calcext:value-type="float">
            <text:p>5.67942116475945</text:p>
          </table:table-cell>
          <table:table-cell table:number-columns-repeated="8"/>
        </table:table-row>
        <table:table-row table:style-name="ro1">
          <table:table-cell office:value-type="float" office:value="1548" calcext:value-type="float">
            <text:p>1.55E+03</text:p>
          </table:table-cell>
          <table:table-cell office:value-type="float" office:value="0.0000000000127118880847996" calcext:value-type="float">
            <text:p>1.27E-11</text:p>
          </table:table-cell>
          <table:table-cell/>
          <table:table-cell office:value-type="float" office:value="1548" calcext:value-type="float">
            <text:p>1.55E+03</text:p>
          </table:table-cell>
          <table:table-cell office:value-type="float" office:value="0.000000000891056269319983" calcext:value-type="float">
            <text:p>8.91E-10</text:p>
          </table:table-cell>
          <table:table-cell/>
          <table:table-cell table:formula="of:=(1/[.D401])*(10^4)" office:value-type="float" office:value="6.45994832041344" calcext:value-type="float">
            <text:p>6.45994832041344</text:p>
          </table:table-cell>
          <table:table-cell table:formula="of:=(2.5*LOG(([.E401]/[.B401]);10)-2.6)/0.38" office:value-type="float" office:value="5.30062545705469" calcext:value-type="float">
            <text:p>5.30062545705469</text:p>
          </table:table-cell>
          <table:table-cell table:number-columns-repeated="8"/>
        </table:table-row>
        <table:table-row table:style-name="ro1">
          <table:table-cell office:value-type="float" office:value="1549" calcext:value-type="float">
            <text:p>1.55E+03</text:p>
          </table:table-cell>
          <table:table-cell office:value-type="float" office:value="0.0000000000138127212299997" calcext:value-type="float">
            <text:p>1.38E-11</text:p>
          </table:table-cell>
          <table:table-cell/>
          <table:table-cell office:value-type="float" office:value="1549" calcext:value-type="float">
            <text:p>1.55E+03</text:p>
          </table:table-cell>
          <table:table-cell office:value-type="float" office:value="0.000000000941585578899973" calcext:value-type="float">
            <text:p>9.42E-10</text:p>
          </table:table-cell>
          <table:table-cell/>
          <table:table-cell table:formula="of:=(1/[.D402])*(10^4)" office:value-type="float" office:value="6.45577792123951" calcext:value-type="float">
            <text:p>6.45577792123951</text:p>
          </table:table-cell>
          <table:table-cell table:formula="of:=(2.5*LOG(([.E402]/[.B402]);10)-2.6)/0.38" office:value-type="float" office:value="5.22092468038683" calcext:value-type="float">
            <text:p>5.22092468038683</text:p>
          </table:table-cell>
          <table:table-cell table:number-columns-repeated="8"/>
        </table:table-row>
        <table:table-row table:style-name="ro1">
          <table:table-cell office:value-type="float" office:value="1550" calcext:value-type="float">
            <text:p>1.55E+03</text:p>
          </table:table-cell>
          <table:table-cell office:value-type="float" office:value="0.000000000015822975" calcext:value-type="float">
            <text:p>1.58E-11</text:p>
          </table:table-cell>
          <table:table-cell/>
          <table:table-cell office:value-type="float" office:value="1550" calcext:value-type="float">
            <text:p>1.55E+03</text:p>
          </table:table-cell>
          <table:table-cell office:value-type="float" office:value="0.0000000010960882" calcext:value-type="float">
            <text:p>1.10E-09</text:p>
          </table:table-cell>
          <table:table-cell/>
          <table:table-cell table:formula="of:=(1/[.D403])*(10^4)" office:value-type="float" office:value="6.45161290322581" calcext:value-type="float">
            <text:p>6.45161290322581</text:p>
          </table:table-cell>
          <table:table-cell table:formula="of:=(2.5*LOG(([.E403]/[.B403]);10)-2.6)/0.38" office:value-type="float" office:value="5.26682473978233" calcext:value-type="float">
            <text:p>5.26682473978233</text:p>
          </table:table-cell>
          <table:table-cell table:number-columns-repeated="8"/>
        </table:table-row>
        <table:table-row table:style-name="ro1">
          <table:table-cell office:value-type="float" office:value="1551" calcext:value-type="float">
            <text:p>1.55E+03</text:p>
          </table:table-cell>
          <table:table-cell office:value-type="float" office:value="0.0000000000152792008749999" calcext:value-type="float">
            <text:p>1.53E-11</text:p>
          </table:table-cell>
          <table:table-cell/>
          <table:table-cell office:value-type="float" office:value="1551" calcext:value-type="float">
            <text:p>1.55E+03</text:p>
          </table:table-cell>
          <table:table-cell office:value-type="float" office:value="0.0000000011172640369" calcext:value-type="float">
            <text:p>1.12E-09</text:p>
          </table:table-cell>
          <table:table-cell/>
          <table:table-cell table:formula="of:=(1/[.D404])*(10^4)" office:value-type="float" office:value="6.44745325596389" calcext:value-type="float">
            <text:p>6.44745325596389</text:p>
          </table:table-cell>
          <table:table-cell table:formula="of:=(2.5*LOG(([.E404]/[.B404]);10)-2.6)/0.38" office:value-type="float" office:value="5.42141565197789" calcext:value-type="float">
            <text:p>5.42141565197789</text:p>
          </table:table-cell>
          <table:table-cell table:number-columns-repeated="8"/>
        </table:table-row>
        <table:table-row table:style-name="ro1">
          <table:table-cell office:value-type="float" office:value="1552" calcext:value-type="float">
            <text:p>1.55E+03</text:p>
          </table:table-cell>
          <table:table-cell office:value-type="float" office:value="0.00000000001453135" calcext:value-type="float">
            <text:p>1.45E-11</text:p>
          </table:table-cell>
          <table:table-cell/>
          <table:table-cell office:value-type="float" office:value="1552" calcext:value-type="float">
            <text:p>1.55E+03</text:p>
          </table:table-cell>
          <table:table-cell office:value-type="float" office:value="0.0000000011463871" calcext:value-type="float">
            <text:p>1.15E-09</text:p>
          </table:table-cell>
          <table:table-cell/>
          <table:table-cell table:formula="of:=(1/[.D405])*(10^4)" office:value-type="float" office:value="6.44329896907217" calcext:value-type="float">
            <text:p>6.44329896907217</text:p>
          </table:table-cell>
          <table:table-cell table:formula="of:=(2.5*LOG(([.E405]/[.B405]);10)-2.6)/0.38" office:value-type="float" office:value="5.63832452078551" calcext:value-type="float">
            <text:p>5.63832452078551</text:p>
          </table:table-cell>
          <table:table-cell table:number-columns-repeated="8"/>
        </table:table-row>
        <table:table-row table:style-name="ro1">
          <table:table-cell office:value-type="float" office:value="1553" calcext:value-type="float">
            <text:p>1.55E+03</text:p>
          </table:table-cell>
          <table:table-cell office:value-type="float" office:value="0.000000000013608016633" calcext:value-type="float">
            <text:p>1.36E-11</text:p>
          </table:table-cell>
          <table:table-cell/>
          <table:table-cell office:value-type="float" office:value="1553" calcext:value-type="float">
            <text:p>1.55E+03</text:p>
          </table:table-cell>
          <table:table-cell office:value-type="float" office:value="0.0000000011061556601" calcext:value-type="float">
            <text:p>1.11E-09</text:p>
          </table:table-cell>
          <table:table-cell/>
          <table:table-cell table:formula="of:=(1/[.D406])*(10^4)" office:value-type="float" office:value="6.43915003219575" calcext:value-type="float">
            <text:p>6.43915003219575</text:p>
          </table:table-cell>
          <table:table-cell table:formula="of:=(2.5*LOG(([.E406]/[.B406]);10)-2.6)/0.38" office:value-type="float" office:value="5.72382509529303" calcext:value-type="float">
            <text:p>5.72382509529303</text:p>
          </table:table-cell>
          <table:table-cell table:number-columns-repeated="8"/>
        </table:table-row>
        <table:table-row table:style-name="ro1">
          <table:table-cell office:value-type="float" office:value="1554" calcext:value-type="float">
            <text:p>1.55E+03</text:p>
          </table:table-cell>
          <table:table-cell office:value-type="float" office:value="0.0000000000131947513572957" calcext:value-type="float">
            <text:p>1.32E-11</text:p>
          </table:table-cell>
          <table:table-cell/>
          <table:table-cell office:value-type="float" office:value="1554" calcext:value-type="float">
            <text:p>1.55E+03</text:p>
          </table:table-cell>
          <table:table-cell office:value-type="float" office:value="0.00000000109438194952489" calcext:value-type="float">
            <text:p>1.09E-09</text:p>
          </table:table-cell>
          <table:table-cell/>
          <table:table-cell table:formula="of:=(1/[.D407])*(10^4)" office:value-type="float" office:value="6.43500643500644" calcext:value-type="float">
            <text:p>6.43500643500644</text:p>
          </table:table-cell>
          <table:table-cell table:formula="of:=(2.5*LOG(([.E407]/[.B407]);10)-2.6)/0.38" office:value-type="float" office:value="5.78136651660596" calcext:value-type="float">
            <text:p>5.78136651660596</text:p>
          </table:table-cell>
          <table:table-cell table:number-columns-repeated="8"/>
        </table:table-row>
        <table:table-row table:style-name="ro1">
          <table:table-cell office:value-type="float" office:value="1555" calcext:value-type="float">
            <text:p>1.56E+03</text:p>
          </table:table-cell>
          <table:table-cell office:value-type="float" office:value="0.000000000011873211" calcext:value-type="float">
            <text:p>1.19E-11</text:p>
          </table:table-cell>
          <table:table-cell/>
          <table:table-cell office:value-type="float" office:value="1555" calcext:value-type="float">
            <text:p>1.56E+03</text:p>
          </table:table-cell>
          <table:table-cell office:value-type="float" office:value="0.000000001122255" calcext:value-type="float">
            <text:p>1.12E-09</text:p>
          </table:table-cell>
          <table:table-cell/>
          <table:table-cell table:formula="of:=(1/[.D408])*(10^4)" office:value-type="float" office:value="6.43086816720257" calcext:value-type="float">
            <text:p>6.43086816720257</text:p>
          </table:table-cell>
          <table:table-cell table:formula="of:=(2.5*LOG(([.E408]/[.B408]);10)-2.6)/0.38" office:value-type="float" office:value="6.15475896865454" calcext:value-type="float">
            <text:p>6.15475896865454</text:p>
          </table:table-cell>
          <table:table-cell table:number-columns-repeated="8"/>
        </table:table-row>
        <table:table-row table:style-name="ro1">
          <table:table-cell office:value-type="float" office:value="1556" calcext:value-type="float">
            <text:p>1.56E+03</text:p>
          </table:table-cell>
          <table:table-cell office:value-type="float" office:value="0.0000000000115451662916031" calcext:value-type="float">
            <text:p>1.15E-11</text:p>
          </table:table-cell>
          <table:table-cell/>
          <table:table-cell office:value-type="float" office:value="1556" calcext:value-type="float">
            <text:p>1.56E+03</text:p>
          </table:table-cell>
          <table:table-cell office:value-type="float" office:value="0.0000000011289526720899" calcext:value-type="float">
            <text:p>1.13E-09</text:p>
          </table:table-cell>
          <table:table-cell/>
          <table:table-cell table:formula="of:=(1/[.D409])*(10^4)" office:value-type="float" office:value="6.426735218509" calcext:value-type="float">
            <text:p>6.426735218509</text:p>
          </table:table-cell>
          <table:table-cell table:formula="of:=(2.5*LOG(([.E409]/[.B409]);10)-2.6)/0.38" office:value-type="float" office:value="6.25181278382398" calcext:value-type="float">
            <text:p>6.25181278382398</text:p>
          </table:table-cell>
          <table:table-cell table:number-columns-repeated="8"/>
        </table:table-row>
        <table:table-row table:style-name="ro1">
          <table:table-cell office:value-type="float" office:value="1557" calcext:value-type="float">
            <text:p>1.56E+03</text:p>
          </table:table-cell>
          <table:table-cell office:value-type="float" office:value="0.000000000011036514" calcext:value-type="float">
            <text:p>1.10E-11</text:p>
          </table:table-cell>
          <table:table-cell/>
          <table:table-cell office:value-type="float" office:value="1557" calcext:value-type="float">
            <text:p>1.56E+03</text:p>
          </table:table-cell>
          <table:table-cell office:value-type="float" office:value="0.0000000011393378" calcext:value-type="float">
            <text:p>1.14E-09</text:p>
          </table:table-cell>
          <table:table-cell/>
          <table:table-cell table:formula="of:=(1/[.D410])*(10^4)" office:value-type="float" office:value="6.42260757867694" calcext:value-type="float">
            <text:p>6.42260757867694</text:p>
          </table:table-cell>
          <table:table-cell table:formula="of:=(2.5*LOG(([.E410]/[.B410]);10)-2.6)/0.38" office:value-type="float" office:value="6.40671439305484" calcext:value-type="float">
            <text:p>6.40671439305484</text:p>
          </table:table-cell>
          <table:table-cell table:number-columns-repeated="8"/>
        </table:table-row>
        <table:table-row table:style-name="ro1">
          <table:table-cell office:value-type="float" office:value="1558" calcext:value-type="float">
            <text:p>1.56E+03</text:p>
          </table:table-cell>
          <table:table-cell office:value-type="float" office:value="0.000000000011052459633" calcext:value-type="float">
            <text:p>1.11E-11</text:p>
          </table:table-cell>
          <table:table-cell/>
          <table:table-cell office:value-type="float" office:value="1558" calcext:value-type="float">
            <text:p>1.56E+03</text:p>
          </table:table-cell>
          <table:table-cell office:value-type="float" office:value="0.00000000112792536035" calcext:value-type="float">
            <text:p>1.13E-09</text:p>
          </table:table-cell>
          <table:table-cell/>
          <table:table-cell table:formula="of:=(1/[.D411])*(10^4)" office:value-type="float" office:value="6.41848523748395" calcext:value-type="float">
            <text:p>6.41848523748395</text:p>
          </table:table-cell>
          <table:table-cell table:formula="of:=(2.5*LOG(([.E411]/[.B411]);10)-2.6)/0.38" office:value-type="float" office:value="6.37382515835473" calcext:value-type="float">
            <text:p>6.37382515835473</text:p>
          </table:table-cell>
          <table:table-cell table:number-columns-repeated="8"/>
        </table:table-row>
        <table:table-row table:style-name="ro1">
          <table:table-cell office:value-type="float" office:value="1559" calcext:value-type="float">
            <text:p>1.56E+03</text:p>
          </table:table-cell>
          <table:table-cell office:value-type="float" office:value="0.0000000000110815374622944" calcext:value-type="float">
            <text:p>1.11E-11</text:p>
          </table:table-cell>
          <table:table-cell/>
          <table:table-cell office:value-type="float" office:value="1559" calcext:value-type="float">
            <text:p>1.56E+03</text:p>
          </table:table-cell>
          <table:table-cell office:value-type="float" office:value="0.00000000112255297155472" calcext:value-type="float">
            <text:p>1.12E-09</text:p>
          </table:table-cell>
          <table:table-cell/>
          <table:table-cell table:formula="of:=(1/[.D412])*(10^4)" office:value-type="float" office:value="6.4143681847338" calcext:value-type="float">
            <text:p>6.4143681847338</text:p>
          </table:table-cell>
          <table:table-cell table:formula="of:=(2.5*LOG(([.E412]/[.B412]);10)-2.6)/0.38" office:value-type="float" office:value="6.35267647945676" calcext:value-type="float">
            <text:p>6.35267647945676</text:p>
          </table:table-cell>
          <table:table-cell table:number-columns-repeated="8"/>
        </table:table-row>
        <table:table-row table:style-name="ro1">
          <table:table-cell office:value-type="float" office:value="1560" calcext:value-type="float">
            <text:p>1.56E+03</text:p>
          </table:table-cell>
          <table:table-cell office:value-type="float" office:value="0.000000000011641979" calcext:value-type="float">
            <text:p>1.16E-11</text:p>
          </table:table-cell>
          <table:table-cell/>
          <table:table-cell office:value-type="float" office:value="1560" calcext:value-type="float">
            <text:p>1.56E+03</text:p>
          </table:table-cell>
          <table:table-cell office:value-type="float" office:value="0.0000000011019832" calcext:value-type="float">
            <text:p>1.10E-09</text:p>
          </table:table-cell>
          <table:table-cell/>
          <table:table-cell table:formula="of:=(1/[.D413])*(10^4)" office:value-type="float" office:value="6.41025641025641" calcext:value-type="float">
            <text:p>6.41025641025641</text:p>
          </table:table-cell>
          <table:table-cell table:formula="of:=(2.5*LOG(([.E413]/[.B413]);10)-2.6)/0.38" office:value-type="float" office:value="6.15886948736971" calcext:value-type="float">
            <text:p>6.15886948736971</text:p>
          </table:table-cell>
          <table:table-cell table:number-columns-repeated="8"/>
        </table:table-row>
        <table:table-row table:style-name="ro1">
          <table:table-cell office:value-type="float" office:value="1561" calcext:value-type="float">
            <text:p>1.56E+03</text:p>
          </table:table-cell>
          <table:table-cell office:value-type="float" office:value="0.0000000000116292051442341" calcext:value-type="float">
            <text:p>1.16E-11</text:p>
          </table:table-cell>
          <table:table-cell/>
          <table:table-cell office:value-type="float" office:value="1561" calcext:value-type="float">
            <text:p>1.56E+03</text:p>
          </table:table-cell>
          <table:table-cell office:value-type="float" office:value="0.00000000109599811685915" calcext:value-type="float">
            <text:p>1.10E-09</text:p>
          </table:table-cell>
          <table:table-cell/>
          <table:table-cell table:formula="of:=(1/[.D414])*(10^4)" office:value-type="float" office:value="6.40614990390775" calcext:value-type="float">
            <text:p>6.40614990390775</text:p>
          </table:table-cell>
          <table:table-cell table:formula="of:=(2.5*LOG(([.E414]/[.B414]);10)-2.6)/0.38" office:value-type="float" office:value="6.14644589615317" calcext:value-type="float">
            <text:p>6.14644589615317</text:p>
          </table:table-cell>
          <table:table-cell table:number-columns-repeated="8"/>
        </table:table-row>
        <table:table-row table:style-name="ro1">
          <table:table-cell office:value-type="float" office:value="1562" calcext:value-type="float">
            <text:p>1.56E+03</text:p>
          </table:table-cell>
          <table:table-cell office:value-type="float" office:value="0.000000000011606796" calcext:value-type="float">
            <text:p>1.16E-11</text:p>
          </table:table-cell>
          <table:table-cell/>
          <table:table-cell office:value-type="float" office:value="1562" calcext:value-type="float">
            <text:p>1.56E+03</text:p>
          </table:table-cell>
          <table:table-cell office:value-type="float" office:value="0.0000000010854985" calcext:value-type="float">
            <text:p>1.09E-09</text:p>
          </table:table-cell>
          <table:table-cell/>
          <table:table-cell table:formula="of:=(1/[.D415])*(10^4)" office:value-type="float" office:value="6.40204865556978" calcext:value-type="float">
            <text:p>6.40204865556978</text:p>
          </table:table-cell>
          <table:table-cell table:formula="of:=(2.5*LOG(([.E415]/[.B415]);10)-2.6)/0.38" office:value-type="float" office:value="6.12445313336931" calcext:value-type="float">
            <text:p>6.12445313336931</text:p>
          </table:table-cell>
          <table:table-cell table:number-columns-repeated="8"/>
        </table:table-row>
        <table:table-row table:style-name="ro1">
          <table:table-cell office:value-type="float" office:value="1563" calcext:value-type="float">
            <text:p>1.56E+03</text:p>
          </table:table-cell>
          <table:table-cell office:value-type="float" office:value="0.0000000000117990002105" calcext:value-type="float">
            <text:p>1.18E-11</text:p>
          </table:table-cell>
          <table:table-cell/>
          <table:table-cell office:value-type="float" office:value="1563" calcext:value-type="float">
            <text:p>1.56E+03</text:p>
          </table:table-cell>
          <table:table-cell office:value-type="float" office:value="0.0000000010801102988" calcext:value-type="float">
            <text:p>1.08E-09</text:p>
          </table:table-cell>
          <table:table-cell/>
          <table:table-cell table:formula="of:=(1/[.D416])*(10^4)" office:value-type="float" office:value="6.39795265515035" calcext:value-type="float">
            <text:p>6.39795265515035</text:p>
          </table:table-cell>
          <table:table-cell table:formula="of:=(2.5*LOG(([.E416]/[.B416]);10)-2.6)/0.38" office:value-type="float" office:value="6.06330854076847" calcext:value-type="float">
            <text:p>6.06330854076847</text:p>
          </table:table-cell>
          <table:table-cell table:number-columns-repeated="8"/>
        </table:table-row>
        <table:table-row table:style-name="ro1">
          <table:table-cell office:value-type="float" office:value="1564" calcext:value-type="float">
            <text:p>1.56E+03</text:p>
          </table:table-cell>
          <table:table-cell office:value-type="float" office:value="0.00000000001188976681" calcext:value-type="float">
            <text:p>1.19E-11</text:p>
          </table:table-cell>
          <table:table-cell/>
          <table:table-cell office:value-type="float" office:value="1564" calcext:value-type="float">
            <text:p>1.56E+03</text:p>
          </table:table-cell>
          <table:table-cell office:value-type="float" office:value="0.00000000107803667" calcext:value-type="float">
            <text:p>1.08E-09</text:p>
          </table:table-cell>
          <table:table-cell/>
          <table:table-cell table:formula="of:=(1/[.D417])*(10^4)" office:value-type="float" office:value="6.39386189258312" calcext:value-type="float">
            <text:p>6.39386189258312</text:p>
          </table:table-cell>
          <table:table-cell table:formula="of:=(2.5*LOG(([.E417]/[.B417]);10)-2.6)/0.38" office:value-type="float" office:value="6.03592234758546" calcext:value-type="float">
            <text:p>6.03592234758546</text:p>
          </table:table-cell>
          <table:table-cell table:number-columns-repeated="8"/>
        </table:table-row>
        <table:table-row table:style-name="ro1">
          <table:table-cell office:value-type="float" office:value="1565" calcext:value-type="float">
            <text:p>1.57E+03</text:p>
          </table:table-cell>
          <table:table-cell office:value-type="float" office:value="0.000000000012186154" calcext:value-type="float">
            <text:p>1.22E-11</text:p>
          </table:table-cell>
          <table:table-cell/>
          <table:table-cell office:value-type="float" office:value="1565" calcext:value-type="float">
            <text:p>1.57E+03</text:p>
          </table:table-cell>
          <table:table-cell office:value-type="float" office:value="0.0000000011163467" calcext:value-type="float">
            <text:p>1.12E-09</text:p>
          </table:table-cell>
          <table:table-cell/>
          <table:table-cell table:formula="of:=(1/[.D418])*(10^4)" office:value-type="float" office:value="6.38977635782748" calcext:value-type="float">
            <text:p>6.38977635782748</text:p>
          </table:table-cell>
          <table:table-cell table:formula="of:=(2.5*LOG(([.E418]/[.B418]);10)-2.6)/0.38" office:value-type="float" office:value="6.0653449393508" calcext:value-type="float">
            <text:p>6.0653449393508</text:p>
          </table:table-cell>
          <table:table-cell table:number-columns-repeated="8"/>
        </table:table-row>
        <table:table-row table:style-name="ro1">
          <table:table-cell office:value-type="float" office:value="1566" calcext:value-type="float">
            <text:p>1.57E+03</text:p>
          </table:table-cell>
          <table:table-cell office:value-type="float" office:value="0.000000000012072240405" calcext:value-type="float">
            <text:p>1.21E-11</text:p>
          </table:table-cell>
          <table:table-cell/>
          <table:table-cell office:value-type="float" office:value="1566" calcext:value-type="float">
            <text:p>1.57E+03</text:p>
          </table:table-cell>
          <table:table-cell office:value-type="float" office:value="0.0000000011364800283" calcext:value-type="float">
            <text:p>1.14E-09</text:p>
          </table:table-cell>
          <table:table-cell/>
          <table:table-cell table:formula="of:=(1/[.D419])*(10^4)" office:value-type="float" office:value="6.38569604086845" calcext:value-type="float">
            <text:p>6.38569604086845</text:p>
          </table:table-cell>
          <table:table-cell table:formula="of:=(2.5*LOG(([.E419]/[.B419]);10)-2.6)/0.38" office:value-type="float" office:value="6.14324955793405" calcext:value-type="float">
            <text:p>6.14324955793405</text:p>
          </table:table-cell>
          <table:table-cell table:number-columns-repeated="8"/>
        </table:table-row>
        <table:table-row table:style-name="ro1">
          <table:table-cell office:value-type="float" office:value="1567" calcext:value-type="float">
            <text:p>1.57E+03</text:p>
          </table:table-cell>
          <table:table-cell office:value-type="float" office:value="0.000000000011844584" calcext:value-type="float">
            <text:p>1.18E-11</text:p>
          </table:table-cell>
          <table:table-cell/>
          <table:table-cell office:value-type="float" office:value="1567" calcext:value-type="float">
            <text:p>1.57E+03</text:p>
          </table:table-cell>
          <table:table-cell office:value-type="float" office:value="0.0000000011767165" calcext:value-type="float">
            <text:p>1.18E-09</text:p>
          </table:table-cell>
          <table:table-cell/>
          <table:table-cell table:formula="of:=(1/[.D420])*(10^4)" office:value-type="float" office:value="6.38162093171666" calcext:value-type="float">
            <text:p>6.38162093171666</text:p>
          </table:table-cell>
          <table:table-cell table:formula="of:=(2.5*LOG(([.E420]/[.B420]);10)-2.6)/0.38" office:value-type="float" office:value="6.29705283530847" calcext:value-type="float">
            <text:p>6.29705283530847</text:p>
          </table:table-cell>
          <table:table-cell table:number-columns-repeated="8"/>
        </table:table-row>
        <table:table-row table:style-name="ro1">
          <table:table-cell office:value-type="float" office:value="1568" calcext:value-type="float">
            <text:p>1.57E+03</text:p>
          </table:table-cell>
          <table:table-cell office:value-type="float" office:value="0.0000000000120756830973298" calcext:value-type="float">
            <text:p>1.21E-11</text:p>
          </table:table-cell>
          <table:table-cell/>
          <table:table-cell office:value-type="float" office:value="1568" calcext:value-type="float">
            <text:p>1.57E+03</text:p>
          </table:table-cell>
          <table:table-cell office:value-type="float" office:value="0.00000000116301958296401" calcext:value-type="float">
            <text:p>1.16E-09</text:p>
          </table:table-cell>
          <table:table-cell/>
          <table:table-cell table:formula="of:=(1/[.D421])*(10^4)" office:value-type="float" office:value="6.37755102040816" calcext:value-type="float">
            <text:p>6.37755102040816</text:p>
          </table:table-cell>
          <table:table-cell table:formula="of:=(2.5*LOG(([.E421]/[.B421]);10)-2.6)/0.38" office:value-type="float" office:value="6.2083902642347" calcext:value-type="float">
            <text:p>6.2083902642347</text:p>
          </table:table-cell>
          <table:table-cell table:number-columns-repeated="8"/>
        </table:table-row>
        <table:table-row table:style-name="ro1">
          <table:table-cell office:value-type="float" office:value="1569" calcext:value-type="float">
            <text:p>1.57E+03</text:p>
          </table:table-cell>
          <table:table-cell office:value-type="float" office:value="0.000000000012196369" calcext:value-type="float">
            <text:p>1.22E-11</text:p>
          </table:table-cell>
          <table:table-cell/>
          <table:table-cell office:value-type="float" office:value="1569" calcext:value-type="float">
            <text:p>1.57E+03</text:p>
          </table:table-cell>
          <table:table-cell office:value-type="float" office:value="0.0000000011558667" calcext:value-type="float">
            <text:p>1.16E-09</text:p>
          </table:table-cell>
          <table:table-cell/>
          <table:table-cell table:formula="of:=(1/[.D422])*(10^4)" office:value-type="float" office:value="6.37348629700446" calcext:value-type="float">
            <text:p>6.37348629700446</text:p>
          </table:table-cell>
          <table:table-cell table:formula="of:=(2.5*LOG(([.E422]/[.B422]);10)-2.6)/0.38" office:value-type="float" office:value="6.16234997798145" calcext:value-type="float">
            <text:p>6.16234997798145</text:p>
          </table:table-cell>
          <table:table-cell table:number-columns-repeated="8"/>
        </table:table-row>
        <table:table-row table:style-name="ro1">
          <table:table-cell office:value-type="float" office:value="1570" calcext:value-type="float">
            <text:p>1.57E+03</text:p>
          </table:table-cell>
          <table:table-cell office:value-type="float" office:value="0.0000000000126136406954981" calcext:value-type="float">
            <text:p>1.26E-11</text:p>
          </table:table-cell>
          <table:table-cell/>
          <table:table-cell office:value-type="float" office:value="1570" calcext:value-type="float">
            <text:p>1.57E+03</text:p>
          </table:table-cell>
          <table:table-cell office:value-type="float" office:value="0.00000000115505315208998" calcext:value-type="float">
            <text:p>1.16E-09</text:p>
          </table:table-cell>
          <table:table-cell/>
          <table:table-cell table:formula="of:=(1/[.D423])*(10^4)" office:value-type="float" office:value="6.36942675159236" calcext:value-type="float">
            <text:p>6.36942675159236</text:p>
          </table:table-cell>
          <table:table-cell table:formula="of:=(2.5*LOG(([.E423]/[.B423]);10)-2.6)/0.38" office:value-type="float" office:value="6.06422048576135" calcext:value-type="float">
            <text:p>6.06422048576135</text:p>
          </table:table-cell>
          <table:table-cell table:number-columns-repeated="8"/>
        </table:table-row>
        <table:table-row table:style-name="ro1">
          <table:table-cell office:value-type="float" office:value="1571" calcext:value-type="float">
            <text:p>1.57E+03</text:p>
          </table:table-cell>
          <table:table-cell office:value-type="float" office:value="0.000000000012641599587" calcext:value-type="float">
            <text:p>1.26E-11</text:p>
          </table:table-cell>
          <table:table-cell/>
          <table:table-cell office:value-type="float" office:value="1571" calcext:value-type="float">
            <text:p>1.57E+03</text:p>
          </table:table-cell>
          <table:table-cell office:value-type="float" office:value="0.0000000011627634785" calcext:value-type="float">
            <text:p>1.16E-09</text:p>
          </table:table-cell>
          <table:table-cell/>
          <table:table-cell table:formula="of:=(1/[.D424])*(10^4)" office:value-type="float" office:value="6.3653723742839" calcext:value-type="float">
            <text:p>6.3653723742839</text:p>
          </table:table-cell>
          <table:table-cell table:formula="of:=(2.5*LOG(([.E424]/[.B424]);10)-2.6)/0.38" office:value-type="float" office:value="6.07690363286464" calcext:value-type="float">
            <text:p>6.07690363286464</text:p>
          </table:table-cell>
          <table:table-cell table:number-columns-repeated="8"/>
        </table:table-row>
        <table:table-row table:style-name="ro1">
          <table:table-cell office:value-type="float" office:value="1572" calcext:value-type="float">
            <text:p>1.57E+03</text:p>
          </table:table-cell>
          <table:table-cell office:value-type="float" office:value="0.000000000012687006" calcext:value-type="float">
            <text:p>1.27E-11</text:p>
          </table:table-cell>
          <table:table-cell/>
          <table:table-cell office:value-type="float" office:value="1572" calcext:value-type="float">
            <text:p>1.57E+03</text:p>
          </table:table-cell>
          <table:table-cell office:value-type="float" office:value="0.0000000011804104" calcext:value-type="float">
            <text:p>1.18E-09</text:p>
          </table:table-cell>
          <table:table-cell/>
          <table:table-cell table:formula="of:=(1/[.D425])*(10^4)" office:value-type="float" office:value="6.36132315521629" calcext:value-type="float">
            <text:p>6.36132315521629</text:p>
          </table:table-cell>
          <table:table-cell table:formula="of:=(2.5*LOG(([.E425]/[.B425]);10)-2.6)/0.38" office:value-type="float" office:value="6.10969659170339" calcext:value-type="float">
            <text:p>6.10969659170339</text:p>
          </table:table-cell>
          <table:table-cell table:number-columns-repeated="8"/>
        </table:table-row>
        <table:table-row table:style-name="ro1">
          <table:table-cell office:value-type="float" office:value="1573" calcext:value-type="float">
            <text:p>1.57E+03</text:p>
          </table:table-cell>
          <table:table-cell office:value-type="float" office:value="0.000000000012676169232" calcext:value-type="float">
            <text:p>1.27E-11</text:p>
          </table:table-cell>
          <table:table-cell/>
          <table:table-cell office:value-type="float" office:value="1573" calcext:value-type="float">
            <text:p>1.57E+03</text:p>
          </table:table-cell>
          <table:table-cell office:value-type="float" office:value="0.0000000011633110276" calcext:value-type="float">
            <text:p>1.16E-09</text:p>
          </table:table-cell>
          <table:table-cell/>
          <table:table-cell table:formula="of:=(1/[.D426])*(10^4)" office:value-type="float" office:value="6.35727908455181" calcext:value-type="float">
            <text:p>6.35727908455181</text:p>
          </table:table-cell>
          <table:table-cell table:formula="of:=(2.5*LOG(([.E426]/[.B426]);10)-2.6)/0.38" office:value-type="float" office:value="6.07044616079165" calcext:value-type="float">
            <text:p>6.07044616079165</text:p>
          </table:table-cell>
          <table:table-cell table:number-columns-repeated="8"/>
        </table:table-row>
        <table:table-row table:style-name="ro1">
          <table:table-cell office:value-type="float" office:value="1574" calcext:value-type="float">
            <text:p>1.57E+03</text:p>
          </table:table-cell>
          <table:table-cell office:value-type="float" office:value="0.00000000001266975" calcext:value-type="float">
            <text:p>1.27E-11</text:p>
          </table:table-cell>
          <table:table-cell/>
          <table:table-cell office:value-type="float" office:value="1574" calcext:value-type="float">
            <text:p>1.57E+03</text:p>
          </table:table-cell>
          <table:table-cell office:value-type="float" office:value="0.0000000011531821" calcext:value-type="float">
            <text:p>1.15E-09</text:p>
          </table:table-cell>
          <table:table-cell/>
          <table:table-cell table:formula="of:=(1/[.D427])*(10^4)" office:value-type="float" office:value="6.35324015247776" calcext:value-type="float">
            <text:p>6.35324015247776</text:p>
          </table:table-cell>
          <table:table-cell table:formula="of:=(2.5*LOG(([.E427]/[.B427]);10)-2.6)/0.38" office:value-type="float" office:value="6.04690688869332" calcext:value-type="float">
            <text:p>6.04690688869332</text:p>
          </table:table-cell>
          <table:table-cell table:number-columns-repeated="8"/>
        </table:table-row>
        <table:table-row table:style-name="ro1">
          <table:table-cell office:value-type="float" office:value="1575" calcext:value-type="float">
            <text:p>1.58E+03</text:p>
          </table:table-cell>
          <table:table-cell office:value-type="float" office:value="0.000000000012407299658" calcext:value-type="float">
            <text:p>1.24E-11</text:p>
          </table:table-cell>
          <table:table-cell/>
          <table:table-cell office:value-type="float" office:value="1575" calcext:value-type="float">
            <text:p>1.58E+03</text:p>
          </table:table-cell>
          <table:table-cell office:value-type="float" office:value="0.0000000011629680872" calcext:value-type="float">
            <text:p>1.16E-09</text:p>
          </table:table-cell>
          <table:table-cell/>
          <table:table-cell table:formula="of:=(1/[.D428])*(10^4)" office:value-type="float" office:value="6.34920634920635" calcext:value-type="float">
            <text:p>6.34920634920635</text:p>
          </table:table-cell>
          <table:table-cell table:formula="of:=(2.5*LOG(([.E428]/[.B428]);10)-2.6)/0.38" office:value-type="float" office:value="6.13085872479045" calcext:value-type="float">
            <text:p>6.13085872479045</text:p>
          </table:table-cell>
          <table:table-cell table:number-columns-repeated="8"/>
        </table:table-row>
        <table:table-row table:style-name="ro1">
          <table:table-cell office:value-type="float" office:value="1576" calcext:value-type="float">
            <text:p>1.58E+03</text:p>
          </table:table-cell>
          <table:table-cell office:value-type="float" office:value="0.00000000001233691615" calcext:value-type="float">
            <text:p>1.23E-11</text:p>
          </table:table-cell>
          <table:table-cell/>
          <table:table-cell office:value-type="float" office:value="1576" calcext:value-type="float">
            <text:p>1.58E+03</text:p>
          </table:table-cell>
          <table:table-cell office:value-type="float" office:value="0.000000001169872365" calcext:value-type="float">
            <text:p>1.17E-09</text:p>
          </table:table-cell>
          <table:table-cell/>
          <table:table-cell table:formula="of:=(1/[.D429])*(10^4)" office:value-type="float" office:value="6.34517766497462" calcext:value-type="float">
            <text:p>6.34517766497462</text:p>
          </table:table-cell>
          <table:table-cell table:formula="of:=(2.5*LOG(([.E429]/[.B429]);10)-2.6)/0.38" office:value-type="float" office:value="6.16402545461892" calcext:value-type="float">
            <text:p>6.16402545461892</text:p>
          </table:table-cell>
          <table:table-cell table:number-columns-repeated="8"/>
        </table:table-row>
        <table:table-row table:style-name="ro1">
          <table:table-cell office:value-type="float" office:value="1577" calcext:value-type="float">
            <text:p>1.58E+03</text:p>
          </table:table-cell>
          <table:table-cell office:value-type="float" office:value="0.000000000012186628" calcext:value-type="float">
            <text:p>1.22E-11</text:p>
          </table:table-cell>
          <table:table-cell/>
          <table:table-cell office:value-type="float" office:value="1577" calcext:value-type="float">
            <text:p>1.58E+03</text:p>
          </table:table-cell>
          <table:table-cell office:value-type="float" office:value="0.0000000011867595" calcext:value-type="float">
            <text:p>1.19E-09</text:p>
          </table:table-cell>
          <table:table-cell/>
          <table:table-cell table:formula="of:=(1/[.D430])*(10^4)" office:value-type="float" office:value="6.34115409004439" calcext:value-type="float">
            <text:p>6.34115409004439</text:p>
          </table:table-cell>
          <table:table-cell table:formula="of:=(2.5*LOG(([.E430]/[.B430]);10)-2.6)/0.38" office:value-type="float" office:value="6.23999449043771" calcext:value-type="float">
            <text:p>6.23999449043771</text:p>
          </table:table-cell>
          <table:table-cell table:number-columns-repeated="8"/>
        </table:table-row>
        <table:table-row table:style-name="ro1">
          <table:table-cell office:value-type="float" office:value="1578" calcext:value-type="float">
            <text:p>1.58E+03</text:p>
          </table:table-cell>
          <table:table-cell office:value-type="float" office:value="0.0000000000122706424375" calcext:value-type="float">
            <text:p>1.23E-11</text:p>
          </table:table-cell>
          <table:table-cell/>
          <table:table-cell office:value-type="float" office:value="1578" calcext:value-type="float">
            <text:p>1.58E+03</text:p>
          </table:table-cell>
          <table:table-cell office:value-type="float" office:value="0.00000000115587133395" calcext:value-type="float">
            <text:p>1.16E-09</text:p>
          </table:table-cell>
          <table:table-cell/>
          <table:table-cell table:formula="of:=(1/[.D431])*(10^4)" office:value-type="float" office:value="6.33713561470215" calcext:value-type="float">
            <text:p>6.33713561470215</text:p>
          </table:table-cell>
          <table:table-cell table:formula="of:=(2.5*LOG(([.E431]/[.B431]);10)-2.6)/0.38" office:value-type="float" office:value="6.14501442173598" calcext:value-type="float">
            <text:p>6.14501442173598</text:p>
          </table:table-cell>
          <table:table-cell table:number-columns-repeated="8"/>
        </table:table-row>
        <table:table-row table:style-name="ro1">
          <table:table-cell office:value-type="float" office:value="1579" calcext:value-type="float">
            <text:p>1.58E+03</text:p>
          </table:table-cell>
          <table:table-cell office:value-type="float" office:value="0.000000000012327003" calcext:value-type="float">
            <text:p>1.23E-11</text:p>
          </table:table-cell>
          <table:table-cell/>
          <table:table-cell office:value-type="float" office:value="1579" calcext:value-type="float">
            <text:p>1.58E+03</text:p>
          </table:table-cell>
          <table:table-cell office:value-type="float" office:value="0.0000000011351502" calcext:value-type="float">
            <text:p>1.14E-09</text:p>
          </table:table-cell>
          <table:table-cell/>
          <table:table-cell table:formula="of:=(1/[.D432])*(10^4)" office:value-type="float" office:value="6.33312222925902" calcext:value-type="float">
            <text:p>6.33312222925902</text:p>
          </table:table-cell>
          <table:table-cell table:formula="of:=(2.5*LOG(([.E432]/[.B432]);10)-2.6)/0.38" office:value-type="float" office:value="6.08023571267014" calcext:value-type="float">
            <text:p>6.08023571267014</text:p>
          </table:table-cell>
          <table:table-cell table:number-columns-repeated="8"/>
        </table:table-row>
        <table:table-row table:style-name="ro1">
          <table:table-cell office:value-type="float" office:value="1580" calcext:value-type="float">
            <text:p>1.58E+03</text:p>
          </table:table-cell>
          <table:table-cell office:value-type="float" office:value="0.0000000000126236514410828" calcext:value-type="float">
            <text:p>1.26E-11</text:p>
          </table:table-cell>
          <table:table-cell/>
          <table:table-cell office:value-type="float" office:value="1580" calcext:value-type="float">
            <text:p>1.58E+03</text:p>
          </table:table-cell>
          <table:table-cell office:value-type="float" office:value="0.00000000115663589583452" calcext:value-type="float">
            <text:p>1.16E-09</text:p>
          </table:table-cell>
          <table:table-cell/>
          <table:table-cell table:formula="of:=(1/[.D433])*(10^4)" office:value-type="float" office:value="6.32911392405063" calcext:value-type="float">
            <text:p>6.32911392405063</text:p>
          </table:table-cell>
          <table:table-cell table:formula="of:=(2.5*LOG(([.E433]/[.B433]);10)-2.6)/0.38" office:value-type="float" office:value="6.06586626246721" calcext:value-type="float">
            <text:p>6.06586626246721</text:p>
          </table:table-cell>
          <table:table-cell table:number-columns-repeated="8"/>
        </table:table-row>
        <table:table-row table:style-name="ro1">
          <table:table-cell office:value-type="float" office:value="1581" calcext:value-type="float">
            <text:p>1.58E+03</text:p>
          </table:table-cell>
          <table:table-cell office:value-type="float" office:value="0.0000000000129635604053141" calcext:value-type="float">
            <text:p>1.30E-11</text:p>
          </table:table-cell>
          <table:table-cell/>
          <table:table-cell office:value-type="float" office:value="1581" calcext:value-type="float">
            <text:p>1.58E+03</text:p>
          </table:table-cell>
          <table:table-cell office:value-type="float" office:value="0.00000000117854222948293" calcext:value-type="float">
            <text:p>1.18E-09</text:p>
          </table:table-cell>
          <table:table-cell/>
          <table:table-cell table:formula="of:=(1/[.D434])*(10^4)" office:value-type="float" office:value="6.32511068943707" calcext:value-type="float">
            <text:p>6.32511068943707</text:p>
          </table:table-cell>
          <table:table-cell table:formula="of:=(2.5*LOG(([.E434]/[.B434]);10)-2.6)/0.38" office:value-type="float" office:value="6.04355824402166" calcext:value-type="float">
            <text:p>6.04355824402166</text:p>
          </table:table-cell>
          <table:table-cell table:number-columns-repeated="8"/>
        </table:table-row>
        <table:table-row table:style-name="ro1">
          <table:table-cell office:value-type="float" office:value="1582" calcext:value-type="float">
            <text:p>1.58E+03</text:p>
          </table:table-cell>
          <table:table-cell office:value-type="float" office:value="0.000000000013928164" calcext:value-type="float">
            <text:p>1.39E-11</text:p>
          </table:table-cell>
          <table:table-cell/>
          <table:table-cell office:value-type="float" office:value="1582" calcext:value-type="float">
            <text:p>1.58E+03</text:p>
          </table:table-cell>
          <table:table-cell office:value-type="float" office:value="0.0000000012400948" calcext:value-type="float">
            <text:p>1.24E-09</text:p>
          </table:table-cell>
          <table:table-cell/>
          <table:table-cell table:formula="of:=(1/[.D435])*(10^4)" office:value-type="float" office:value="6.32111251580278" calcext:value-type="float">
            <text:p>6.32111251580278</text:p>
          </table:table-cell>
          <table:table-cell table:formula="of:=(2.5*LOG(([.E435]/[.B435]);10)-2.6)/0.38" office:value-type="float" office:value="5.98395404328046" calcext:value-type="float">
            <text:p>5.98395404328046</text:p>
          </table:table-cell>
          <table:table-cell table:number-columns-repeated="8"/>
        </table:table-row>
        <table:table-row table:style-name="ro1">
          <table:table-cell office:value-type="float" office:value="1583" calcext:value-type="float">
            <text:p>1.58E+03</text:p>
          </table:table-cell>
          <table:table-cell office:value-type="float" office:value="0.0000000000143840014815" calcext:value-type="float">
            <text:p>1.44E-11</text:p>
          </table:table-cell>
          <table:table-cell/>
          <table:table-cell office:value-type="float" office:value="1583" calcext:value-type="float">
            <text:p>1.58E+03</text:p>
          </table:table-cell>
          <table:table-cell office:value-type="float" office:value="0.00000000129230263045001" calcext:value-type="float">
            <text:p>1.29E-09</text:p>
          </table:table-cell>
          <table:table-cell/>
          <table:table-cell table:formula="of:=(1/[.D436])*(10^4)" office:value-type="float" office:value="6.31711939355654" calcext:value-type="float">
            <text:p>6.31711939355654</text:p>
          </table:table-cell>
          <table:table-cell table:formula="of:=(2.5*LOG(([.E436]/[.B436]);10)-2.6)/0.38" office:value-type="float" office:value="6.00976650790645" calcext:value-type="float">
            <text:p>6.00976650790645</text:p>
          </table:table-cell>
          <table:table-cell table:number-columns-repeated="8"/>
        </table:table-row>
        <table:table-row table:style-name="ro1">
          <table:table-cell office:value-type="float" office:value="1584" calcext:value-type="float">
            <text:p>1.58E+03</text:p>
          </table:table-cell>
          <table:table-cell office:value-type="float" office:value="0.000000000014728581" calcext:value-type="float">
            <text:p>1.47E-11</text:p>
          </table:table-cell>
          <table:table-cell/>
          <table:table-cell office:value-type="float" office:value="1584" calcext:value-type="float">
            <text:p>1.58E+03</text:p>
          </table:table-cell>
          <table:table-cell office:value-type="float" office:value="0.0000000013317679" calcext:value-type="float">
            <text:p>1.33E-09</text:p>
          </table:table-cell>
          <table:table-cell/>
          <table:table-cell table:formula="of:=(1/[.D437])*(10^4)" office:value-type="float" office:value="6.31313131313131" calcext:value-type="float">
            <text:p>6.31313131313131</text:p>
          </table:table-cell>
          <table:table-cell table:formula="of:=(2.5*LOG(([.E437]/[.B437]);10)-2.6)/0.38" office:value-type="float" office:value="6.02807654773353" calcext:value-type="float">
            <text:p>6.02807654773353</text:p>
          </table:table-cell>
          <table:table-cell table:number-columns-repeated="8"/>
        </table:table-row>
        <table:table-row table:style-name="ro1">
          <table:table-cell office:value-type="float" office:value="1585" calcext:value-type="float">
            <text:p>1.59E+03</text:p>
          </table:table-cell>
          <table:table-cell office:value-type="float" office:value="0.0000000000144248751436678" calcext:value-type="float">
            <text:p>1.44E-11</text:p>
          </table:table-cell>
          <table:table-cell/>
          <table:table-cell office:value-type="float" office:value="1585" calcext:value-type="float">
            <text:p>1.59E+03</text:p>
          </table:table-cell>
          <table:table-cell office:value-type="float" office:value="0.0000000013894841303263" calcext:value-type="float">
            <text:p>1.39E-09</text:p>
          </table:table-cell>
          <table:table-cell/>
          <table:table-cell table:formula="of:=(1/[.D438])*(10^4)" office:value-type="float" office:value="6.30914826498423" calcext:value-type="float">
            <text:p>6.30914826498423</text:p>
          </table:table-cell>
          <table:table-cell table:formula="of:=(2.5*LOG(([.E438]/[.B438]);10)-2.6)/0.38" office:value-type="float" office:value="6.2088258433809" calcext:value-type="float">
            <text:p>6.2088258433809</text:p>
          </table:table-cell>
          <table:table-cell table:number-columns-repeated="8"/>
        </table:table-row>
        <table:table-row table:style-name="ro1">
          <table:table-cell office:value-type="float" office:value="1586" calcext:value-type="float">
            <text:p>1.59E+03</text:p>
          </table:table-cell>
          <table:table-cell office:value-type="float" office:value="0.0000000000142702664599129" calcext:value-type="float">
            <text:p>1.43E-11</text:p>
          </table:table-cell>
          <table:table-cell/>
          <table:table-cell office:value-type="float" office:value="1586" calcext:value-type="float">
            <text:p>1.59E+03</text:p>
          </table:table-cell>
          <table:table-cell office:value-type="float" office:value="0.00000000139450592737162" calcext:value-type="float">
            <text:p>1.39E-09</text:p>
          </table:table-cell>
          <table:table-cell/>
          <table:table-cell table:formula="of:=(1/[.D439])*(10^4)" office:value-type="float" office:value="6.30517023959647" calcext:value-type="float">
            <text:p>6.30517023959647</text:p>
          </table:table-cell>
          <table:table-cell table:formula="of:=(2.5*LOG(([.E439]/[.B439]);10)-2.6)/0.38" office:value-type="float" office:value="6.24992290840777" calcext:value-type="float">
            <text:p>6.24992290840777</text:p>
          </table:table-cell>
          <table:table-cell table:number-columns-repeated="8"/>
        </table:table-row>
        <table:table-row table:style-name="ro1">
          <table:table-cell office:value-type="float" office:value="1587" calcext:value-type="float">
            <text:p>1.59E+03</text:p>
          </table:table-cell>
          <table:table-cell office:value-type="float" office:value="0.000000000013843866" calcext:value-type="float">
            <text:p>1.38E-11</text:p>
          </table:table-cell>
          <table:table-cell/>
          <table:table-cell office:value-type="float" office:value="1587" calcext:value-type="float">
            <text:p>1.59E+03</text:p>
          </table:table-cell>
          <table:table-cell office:value-type="float" office:value="0.0000000013876671" calcext:value-type="float">
            <text:p>1.39E-09</text:p>
          </table:table-cell>
          <table:table-cell/>
          <table:table-cell table:formula="of:=(1/[.D440])*(10^4)" office:value-type="float" office:value="6.30119722747322" calcext:value-type="float">
            <text:p>6.30119722747322</text:p>
          </table:table-cell>
          <table:table-cell table:formula="of:=(2.5*LOG(([.E440]/[.B440]);10)-2.6)/0.38" office:value-type="float" office:value="6.32255200555237" calcext:value-type="float">
            <text:p>6.32255200555237</text:p>
          </table:table-cell>
          <table:table-cell table:number-columns-repeated="8"/>
        </table:table-row>
        <table:table-row table:style-name="ro1">
          <table:table-cell office:value-type="float" office:value="1588" calcext:value-type="float">
            <text:p>1.59E+03</text:p>
          </table:table-cell>
          <table:table-cell office:value-type="float" office:value="0.000000000014101682338" calcext:value-type="float">
            <text:p>1.41E-11</text:p>
          </table:table-cell>
          <table:table-cell/>
          <table:table-cell office:value-type="float" office:value="1588" calcext:value-type="float">
            <text:p>1.59E+03</text:p>
          </table:table-cell>
          <table:table-cell office:value-type="float" office:value="0.00000000130410725934999" calcext:value-type="float">
            <text:p>1.30E-09</text:p>
          </table:table-cell>
          <table:table-cell/>
          <table:table-cell table:formula="of:=(1/[.D441])*(10^4)" office:value-type="float" office:value="6.29722921914358" calcext:value-type="float">
            <text:p>6.29722921914358</text:p>
          </table:table-cell>
          <table:table-cell table:formula="of:=(2.5*LOG(([.E441]/[.B441]);10)-2.6)/0.38" office:value-type="float" office:value="6.09238411267855" calcext:value-type="float">
            <text:p>6.09238411267855</text:p>
          </table:table-cell>
          <table:table-cell table:number-columns-repeated="8"/>
        </table:table-row>
        <table:table-row table:style-name="ro1">
          <table:table-cell office:value-type="float" office:value="1589" calcext:value-type="float">
            <text:p>1.59E+03</text:p>
          </table:table-cell>
          <table:table-cell office:value-type="float" office:value="0.000000000014320862" calcext:value-type="float">
            <text:p>1.43E-11</text:p>
          </table:table-cell>
          <table:table-cell/>
          <table:table-cell office:value-type="float" office:value="1589" calcext:value-type="float">
            <text:p>1.59E+03</text:p>
          </table:table-cell>
          <table:table-cell office:value-type="float" office:value="0.0000000012330698" calcext:value-type="float">
            <text:p>1.23E-09</text:p>
          </table:table-cell>
          <table:table-cell/>
          <table:table-cell table:formula="of:=(1/[.D442])*(10^4)" office:value-type="float" office:value="6.29326620516048" calcext:value-type="float">
            <text:p>6.29326620516048</text:p>
          </table:table-cell>
          <table:table-cell table:formula="of:=(2.5*LOG(([.E442]/[.B442]);10)-2.6)/0.38" office:value-type="float" office:value="5.88827961508445" calcext:value-type="float">
            <text:p>5.88827961508445</text:p>
          </table:table-cell>
          <table:table-cell table:number-columns-repeated="8"/>
        </table:table-row>
        <table:table-row table:style-name="ro1">
          <table:table-cell office:value-type="float" office:value="1590" calcext:value-type="float">
            <text:p>1.59E+03</text:p>
          </table:table-cell>
          <table:table-cell office:value-type="float" office:value="0.000000000013648241456" calcext:value-type="float">
            <text:p>1.36E-11</text:p>
          </table:table-cell>
          <table:table-cell/>
          <table:table-cell office:value-type="float" office:value="1590" calcext:value-type="float">
            <text:p>1.59E+03</text:p>
          </table:table-cell>
          <table:table-cell office:value-type="float" office:value="0.0000000011649122096" calcext:value-type="float">
            <text:p>1.16E-09</text:p>
          </table:table-cell>
          <table:table-cell/>
          <table:table-cell table:formula="of:=(1/[.D443])*(10^4)" office:value-type="float" office:value="6.28930817610063" calcext:value-type="float">
            <text:p>6.28930817610063</text:p>
          </table:table-cell>
          <table:table-cell table:formula="of:=(2.5*LOG(([.E443]/[.B443]);10)-2.6)/0.38" office:value-type="float" office:value="5.86326644759822" calcext:value-type="float">
            <text:p>5.86326644759822</text:p>
          </table:table-cell>
          <table:table-cell table:number-columns-repeated="8"/>
        </table:table-row>
        <table:table-row table:style-name="ro1">
          <table:table-cell office:value-type="float" office:value="1591" calcext:value-type="float">
            <text:p>1.59E+03</text:p>
          </table:table-cell>
          <table:table-cell office:value-type="float" office:value="0.0000000000135249549375" calcext:value-type="float">
            <text:p>1.35E-11</text:p>
          </table:table-cell>
          <table:table-cell/>
          <table:table-cell office:value-type="float" office:value="1591" calcext:value-type="float">
            <text:p>1.59E+03</text:p>
          </table:table-cell>
          <table:table-cell office:value-type="float" office:value="0.00000000115016518125" calcext:value-type="float">
            <text:p>1.15E-09</text:p>
          </table:table-cell>
          <table:table-cell/>
          <table:table-cell table:formula="of:=(1/[.D444])*(10^4)" office:value-type="float" office:value="6.28535512256442" calcext:value-type="float">
            <text:p>6.28535512256442</text:p>
          </table:table-cell>
          <table:table-cell table:formula="of:=(2.5*LOG(([.E444]/[.B444]);10)-2.6)/0.38" office:value-type="float" office:value="5.85279203514922" calcext:value-type="float">
            <text:p>5.85279203514922</text:p>
          </table:table-cell>
          <table:table-cell table:number-columns-repeated="8"/>
        </table:table-row>
        <table:table-row table:style-name="ro1">
          <table:table-cell office:value-type="float" office:value="1592" calcext:value-type="float">
            <text:p>1.59E+03</text:p>
          </table:table-cell>
          <table:table-cell office:value-type="float" office:value="0.000000000013449507" calcext:value-type="float">
            <text:p>1.34E-11</text:p>
          </table:table-cell>
          <table:table-cell/>
          <table:table-cell office:value-type="float" office:value="1592" calcext:value-type="float">
            <text:p>1.59E+03</text:p>
          </table:table-cell>
          <table:table-cell office:value-type="float" office:value="0.0000000011327516" calcext:value-type="float">
            <text:p>1.13E-09</text:p>
          </table:table-cell>
          <table:table-cell/>
          <table:table-cell table:formula="of:=(1/[.D445])*(10^4)" office:value-type="float" office:value="6.28140703517588" calcext:value-type="float">
            <text:p>6.28140703517588</text:p>
          </table:table-cell>
          <table:table-cell table:formula="of:=(2.5*LOG(([.E445]/[.B445]);10)-2.6)/0.38" office:value-type="float" office:value="5.82518630915058" calcext:value-type="float">
            <text:p>5.82518630915058</text:p>
          </table:table-cell>
          <table:table-cell table:number-columns-repeated="8"/>
        </table:table-row>
        <table:table-row table:style-name="ro1">
          <table:table-cell office:value-type="float" office:value="1593" calcext:value-type="float">
            <text:p>1.59E+03</text:p>
          </table:table-cell>
          <table:table-cell office:value-type="float" office:value="0.0000000000135137691612396" calcext:value-type="float">
            <text:p>1.35E-11</text:p>
          </table:table-cell>
          <table:table-cell/>
          <table:table-cell office:value-type="float" office:value="1593" calcext:value-type="float">
            <text:p>1.59E+03</text:p>
          </table:table-cell>
          <table:table-cell office:value-type="float" office:value="0.00000000112383222088627" calcext:value-type="float">
            <text:p>1.12E-09</text:p>
          </table:table-cell>
          <table:table-cell/>
          <table:table-cell table:formula="of:=(1/[.D446])*(10^4)" office:value-type="float" office:value="6.27746390458255" calcext:value-type="float">
            <text:p>6.27746390458255</text:p>
          </table:table-cell>
          <table:table-cell table:formula="of:=(2.5*LOG(([.E446]/[.B446]);10)-2.6)/0.38" office:value-type="float" office:value="5.78898015298517" calcext:value-type="float">
            <text:p>5.78898015298517</text:p>
          </table:table-cell>
          <table:table-cell table:number-columns-repeated="8"/>
        </table:table-row>
        <table:table-row table:style-name="ro1">
          <table:table-cell office:value-type="float" office:value="1594" calcext:value-type="float">
            <text:p>1.59E+03</text:p>
          </table:table-cell>
          <table:table-cell office:value-type="float" office:value="0.000000000013575283" calcext:value-type="float">
            <text:p>1.36E-11</text:p>
          </table:table-cell>
          <table:table-cell/>
          <table:table-cell office:value-type="float" office:value="1594" calcext:value-type="float">
            <text:p>1.59E+03</text:p>
          </table:table-cell>
          <table:table-cell office:value-type="float" office:value="0.0000000011152943" calcext:value-type="float">
            <text:p>1.12E-09</text:p>
          </table:table-cell>
          <table:table-cell/>
          <table:table-cell table:formula="of:=(1/[.D447])*(10^4)" office:value-type="float" office:value="6.27352572145546" calcext:value-type="float">
            <text:p>6.27352572145546</text:p>
          </table:table-cell>
          <table:table-cell table:formula="of:=(2.5*LOG(([.E447]/[.B447]);10)-2.6)/0.38" office:value-type="float" office:value="5.75421441227019" calcext:value-type="float">
            <text:p>5.75421441227019</text:p>
          </table:table-cell>
          <table:table-cell table:number-columns-repeated="8"/>
        </table:table-row>
        <table:table-row table:style-name="ro1">
          <table:table-cell office:value-type="float" office:value="1595" calcext:value-type="float">
            <text:p>1.60E+03</text:p>
          </table:table-cell>
          <table:table-cell office:value-type="float" office:value="0.0000000000131436452492517" calcext:value-type="float">
            <text:p>1.31E-11</text:p>
          </table:table-cell>
          <table:table-cell/>
          <table:table-cell office:value-type="float" office:value="1595" calcext:value-type="float">
            <text:p>1.60E+03</text:p>
          </table:table-cell>
          <table:table-cell office:value-type="float" office:value="0.00000000115546403523914" calcext:value-type="float">
            <text:p>1.16E-09</text:p>
          </table:table-cell>
          <table:table-cell/>
          <table:table-cell table:formula="of:=(1/[.D448])*(10^4)" office:value-type="float" office:value="6.26959247648903" calcext:value-type="float">
            <text:p>6.26959247648903</text:p>
          </table:table-cell>
          <table:table-cell table:formula="of:=(2.5*LOG(([.E448]/[.B448]);10)-2.6)/0.38" office:value-type="float" office:value="5.94763554870142" calcext:value-type="float">
            <text:p>5.94763554870142</text:p>
          </table:table-cell>
          <table:table-cell table:number-columns-repeated="8"/>
        </table:table-row>
        <table:table-row table:style-name="ro1">
          <table:table-cell office:value-type="float" office:value="1596" calcext:value-type="float">
            <text:p>1.60E+03</text:p>
          </table:table-cell>
          <table:table-cell office:value-type="float" office:value="0.0000000000130982227905" calcext:value-type="float">
            <text:p>1.31E-11</text:p>
          </table:table-cell>
          <table:table-cell/>
          <table:table-cell office:value-type="float" office:value="1596" calcext:value-type="float">
            <text:p>1.60E+03</text:p>
          </table:table-cell>
          <table:table-cell office:value-type="float" office:value="0.0000000011681859415" calcext:value-type="float">
            <text:p>1.17E-09</text:p>
          </table:table-cell>
          <table:table-cell/>
          <table:table-cell table:formula="of:=(1/[.D449])*(10^4)" office:value-type="float" office:value="6.265664160401" calcext:value-type="float">
            <text:p>6.265664160401</text:p>
          </table:table-cell>
          <table:table-cell table:formula="of:=(2.5*LOG(([.E449]/[.B449]);10)-2.6)/0.38" office:value-type="float" office:value="5.98881317280578" calcext:value-type="float">
            <text:p>5.98881317280578</text:p>
          </table:table-cell>
          <table:table-cell table:number-columns-repeated="8"/>
        </table:table-row>
        <table:table-row table:style-name="ro1">
          <table:table-cell office:value-type="float" office:value="1597" calcext:value-type="float">
            <text:p>1.60E+03</text:p>
          </table:table-cell>
          <table:table-cell office:value-type="float" office:value="0.00000000001330977" calcext:value-type="float">
            <text:p>1.33E-11</text:p>
          </table:table-cell>
          <table:table-cell/>
          <table:table-cell office:value-type="float" office:value="1597" calcext:value-type="float">
            <text:p>1.60E+03</text:p>
          </table:table-cell>
          <table:table-cell office:value-type="float" office:value="0.0000000011935984" calcext:value-type="float">
            <text:p>1.19E-09</text:p>
          </table:table-cell>
          <table:table-cell/>
          <table:table-cell table:formula="of:=(1/[.D450])*(10^4)" office:value-type="float" office:value="6.26174076393237" calcext:value-type="float">
            <text:p>6.26174076393237</text:p>
          </table:table-cell>
          <table:table-cell table:formula="of:=(2.5*LOG(([.E450]/[.B450]);10)-2.6)/0.38" office:value-type="float" office:value="6.00452419254767" calcext:value-type="float">
            <text:p>6.00452419254767</text:p>
          </table:table-cell>
          <table:table-cell table:number-columns-repeated="8"/>
        </table:table-row>
        <table:table-row table:style-name="ro1">
          <table:table-cell office:value-type="float" office:value="1598" calcext:value-type="float">
            <text:p>1.60E+03</text:p>
          </table:table-cell>
          <table:table-cell office:value-type="float" office:value="0.000000000013188613998" calcext:value-type="float">
            <text:p>1.32E-11</text:p>
          </table:table-cell>
          <table:table-cell/>
          <table:table-cell office:value-type="float" office:value="1598" calcext:value-type="float">
            <text:p>1.60E+03</text:p>
          </table:table-cell>
          <table:table-cell office:value-type="float" office:value="0.0000000011608657318" calcext:value-type="float">
            <text:p>1.16E-09</text:p>
          </table:table-cell>
          <table:table-cell/>
          <table:table-cell table:formula="of:=(1/[.D451])*(10^4)" office:value-type="float" office:value="6.25782227784731" calcext:value-type="float">
            <text:p>6.25782227784731</text:p>
          </table:table-cell>
          <table:table-cell table:formula="of:=(2.5*LOG(([.E451]/[.B451]);10)-2.6)/0.38" office:value-type="float" office:value="5.95120285282854" calcext:value-type="float">
            <text:p>5.95120285282854</text:p>
          </table:table-cell>
          <table:table-cell table:number-columns-repeated="8"/>
        </table:table-row>
        <table:table-row table:style-name="ro1">
          <table:table-cell office:value-type="float" office:value="1599" calcext:value-type="float">
            <text:p>1.60E+03</text:p>
          </table:table-cell>
          <table:table-cell office:value-type="float" office:value="0.000000000013058409" calcext:value-type="float">
            <text:p>1.31E-11</text:p>
          </table:table-cell>
          <table:table-cell/>
          <table:table-cell office:value-type="float" office:value="1599" calcext:value-type="float">
            <text:p>1.60E+03</text:p>
          </table:table-cell>
          <table:table-cell office:value-type="float" office:value="0.0000000011256883" calcext:value-type="float">
            <text:p>1.13E-09</text:p>
          </table:table-cell>
          <table:table-cell/>
          <table:table-cell table:formula="of:=(1/[.D452])*(10^4)" office:value-type="float" office:value="6.25390869293308" calcext:value-type="float">
            <text:p>6.25390869293308</text:p>
          </table:table-cell>
          <table:table-cell table:formula="of:=(2.5*LOG(([.E452]/[.B452]);10)-2.6)/0.38" office:value-type="float" office:value="5.89163082416716" calcext:value-type="float">
            <text:p>5.89163082416716</text:p>
          </table:table-cell>
          <table:table-cell table:number-columns-repeated="8"/>
        </table:table-row>
        <table:table-row table:style-name="ro1">
          <table:table-cell office:value-type="float" office:value="1600" calcext:value-type="float">
            <text:p>1.60E+03</text:p>
          </table:table-cell>
          <table:table-cell office:value-type="float" office:value="0.0000000000123574379295001" calcext:value-type="float">
            <text:p>1.24E-11</text:p>
          </table:table-cell>
          <table:table-cell/>
          <table:table-cell office:value-type="float" office:value="1600" calcext:value-type="float">
            <text:p>1.60E+03</text:p>
          </table:table-cell>
          <table:table-cell office:value-type="float" office:value="0.0000000011150945251" calcext:value-type="float">
            <text:p>1.12E-09</text:p>
          </table:table-cell>
          <table:table-cell/>
          <table:table-cell table:formula="of:=(1/[.D453])*(10^4)" office:value-type="float" office:value="6.25" calcext:value-type="float">
            <text:p>6.25</text:p>
          </table:table-cell>
          <table:table-cell table:formula="of:=(2.5*LOG(([.E453]/[.B453]);10)-2.6)/0.38" office:value-type="float" office:value="6.02225819611178" calcext:value-type="float">
            <text:p>6.02225819611178</text:p>
          </table:table-cell>
          <table:table-cell table:number-columns-repeated="8"/>
        </table:table-row>
        <table:table-row table:style-name="ro1">
          <table:table-cell office:value-type="float" office:value="1601" calcext:value-type="float">
            <text:p>1.60E+03</text:p>
          </table:table-cell>
          <table:table-cell office:value-type="float" office:value="0.0000000000121787105700631" calcext:value-type="float">
            <text:p>1.22E-11</text:p>
          </table:table-cell>
          <table:table-cell/>
          <table:table-cell office:value-type="float" office:value="1601" calcext:value-type="float">
            <text:p>1.60E+03</text:p>
          </table:table-cell>
          <table:table-cell office:value-type="float" office:value="0.00000000111589901746709" calcext:value-type="float">
            <text:p>1.12E-09</text:p>
          </table:table-cell>
          <table:table-cell/>
          <table:table-cell table:formula="of:=(1/[.D454])*(10^4)" office:value-type="float" office:value="6.24609618988132" calcext:value-type="float">
            <text:p>6.24609618988132</text:p>
          </table:table-cell>
          <table:table-cell table:formula="of:=(2.5*LOG(([.E454]/[.B454]);10)-2.6)/0.38" office:value-type="float" office:value="6.06594464282065" calcext:value-type="float">
            <text:p>6.06594464282065</text:p>
          </table:table-cell>
          <table:table-cell table:number-columns-repeated="8"/>
        </table:table-row>
        <table:table-row table:style-name="ro1">
          <table:table-cell office:value-type="float" office:value="1602" calcext:value-type="float">
            <text:p>1.60E+03</text:p>
          </table:table-cell>
          <table:table-cell office:value-type="float" office:value="0.000000000012114768" calcext:value-type="float">
            <text:p>1.21E-11</text:p>
          </table:table-cell>
          <table:table-cell/>
          <table:table-cell office:value-type="float" office:value="1602" calcext:value-type="float">
            <text:p>1.60E+03</text:p>
          </table:table-cell>
          <table:table-cell office:value-type="float" office:value="0.0000000011386093" calcext:value-type="float">
            <text:p>1.14E-09</text:p>
          </table:table-cell>
          <table:table-cell/>
          <table:table-cell table:formula="of:=(1/[.D455])*(10^4)" office:value-type="float" office:value="6.24219725343321" calcext:value-type="float">
            <text:p>6.24219725343321</text:p>
          </table:table-cell>
          <table:table-cell table:formula="of:=(2.5*LOG(([.E455]/[.B455]);10)-2.6)/0.38" office:value-type="float" office:value="6.13855016454476" calcext:value-type="float">
            <text:p>6.13855016454476</text:p>
          </table:table-cell>
          <table:table-cell table:number-columns-repeated="8"/>
        </table:table-row>
        <table:table-row table:style-name="ro1">
          <table:table-cell office:value-type="float" office:value="1603" calcext:value-type="float">
            <text:p>1.60E+03</text:p>
          </table:table-cell>
          <table:table-cell office:value-type="float" office:value="0.0000000000119905913141273" calcext:value-type="float">
            <text:p>1.20E-11</text:p>
          </table:table-cell>
          <table:table-cell/>
          <table:table-cell office:value-type="float" office:value="1603" calcext:value-type="float">
            <text:p>1.60E+03</text:p>
          </table:table-cell>
          <table:table-cell office:value-type="float" office:value="0.00000000115073315015447" calcext:value-type="float">
            <text:p>1.15E-09</text:p>
          </table:table-cell>
          <table:table-cell/>
          <table:table-cell table:formula="of:=(1/[.D456])*(10^4)" office:value-type="float" office:value="6.23830318153462" calcext:value-type="float">
            <text:p>6.23830318153462</text:p>
          </table:table-cell>
          <table:table-cell table:formula="of:=(2.5*LOG(([.E456]/[.B456]);10)-2.6)/0.38" office:value-type="float" office:value="6.19825015510306" calcext:value-type="float">
            <text:p>6.19825015510306</text:p>
          </table:table-cell>
          <table:table-cell table:number-columns-repeated="8"/>
        </table:table-row>
        <table:table-row table:style-name="ro1">
          <table:table-cell office:value-type="float" office:value="1604" calcext:value-type="float">
            <text:p>1.60E+03</text:p>
          </table:table-cell>
          <table:table-cell office:value-type="float" office:value="0.000000000011840692" calcext:value-type="float">
            <text:p>1.18E-11</text:p>
          </table:table-cell>
          <table:table-cell/>
          <table:table-cell office:value-type="float" office:value="1604" calcext:value-type="float">
            <text:p>1.60E+03</text:p>
          </table:table-cell>
          <table:table-cell office:value-type="float" office:value="0.0000000011653684" calcext:value-type="float">
            <text:p>1.17E-09</text:p>
          </table:table-cell>
          <table:table-cell/>
          <table:table-cell table:formula="of:=(1/[.D457])*(10^4)" office:value-type="float" office:value="6.23441396508728" calcext:value-type="float">
            <text:p>6.23441396508728</text:p>
          </table:table-cell>
          <table:table-cell table:formula="of:=(2.5*LOG(([.E457]/[.B457]);10)-2.6)/0.38" office:value-type="float" office:value="6.27030363970992" calcext:value-type="float">
            <text:p>6.27030363970992</text:p>
          </table:table-cell>
          <table:table-cell table:number-columns-repeated="8"/>
        </table:table-row>
        <table:table-row table:style-name="ro1">
          <table:table-cell office:value-type="float" office:value="1605" calcext:value-type="float">
            <text:p>1.61E+03</text:p>
          </table:table-cell>
          <table:table-cell office:value-type="float" office:value="0.0000000000113841806615" calcext:value-type="float">
            <text:p>1.14E-11</text:p>
          </table:table-cell>
          <table:table-cell/>
          <table:table-cell office:value-type="float" office:value="1605" calcext:value-type="float">
            <text:p>1.61E+03</text:p>
          </table:table-cell>
          <table:table-cell office:value-type="float" office:value="0.00000000110159375615" calcext:value-type="float">
            <text:p>1.10E-09</text:p>
          </table:table-cell>
          <table:table-cell/>
          <table:table-cell table:formula="of:=(1/[.D458])*(10^4)" office:value-type="float" office:value="6.23052959501558" calcext:value-type="float">
            <text:p>6.23052959501558</text:p>
          </table:table-cell>
          <table:table-cell table:formula="of:=(2.5*LOG(([.E458]/[.B458]);10)-2.6)/0.38" office:value-type="float" office:value="6.22184004270814" calcext:value-type="float">
            <text:p>6.22184004270814</text:p>
          </table:table-cell>
          <table:table-cell table:number-columns-repeated="8"/>
        </table:table-row>
        <table:table-row table:style-name="ro1">
          <table:table-cell office:value-type="float" office:value="1606" calcext:value-type="float">
            <text:p>1.61E+03</text:p>
          </table:table-cell>
          <table:table-cell office:value-type="float" office:value="0.0000000000111924038000001" calcext:value-type="float">
            <text:p>1.12E-11</text:p>
          </table:table-cell>
          <table:table-cell/>
          <table:table-cell office:value-type="float" office:value="1606" calcext:value-type="float">
            <text:p>1.61E+03</text:p>
          </table:table-cell>
          <table:table-cell office:value-type="float" office:value="0.00000000108706091" calcext:value-type="float">
            <text:p>1.09E-09</text:p>
          </table:table-cell>
          <table:table-cell/>
          <table:table-cell table:formula="of:=(1/[.D459])*(10^4)" office:value-type="float" office:value="6.2266500622665" calcext:value-type="float">
            <text:p>6.2266500622665</text:p>
          </table:table-cell>
          <table:table-cell table:formula="of:=(2.5*LOG(([.E459]/[.B459]);10)-2.6)/0.38" office:value-type="float" office:value="6.2324375580091" calcext:value-type="float">
            <text:p>6.2324375580091</text:p>
          </table:table-cell>
          <table:table-cell table:number-columns-repeated="8"/>
        </table:table-row>
        <table:table-row table:style-name="ro1">
          <table:table-cell office:value-type="float" office:value="1607" calcext:value-type="float">
            <text:p>1.61E+03</text:p>
          </table:table-cell>
          <table:table-cell office:value-type="float" office:value="0.000000000010648991" calcext:value-type="float">
            <text:p>1.06E-11</text:p>
          </table:table-cell>
          <table:table-cell/>
          <table:table-cell office:value-type="float" office:value="1607" calcext:value-type="float">
            <text:p>1.61E+03</text:p>
          </table:table-cell>
          <table:table-cell office:value-type="float" office:value="0.0000000011214716" calcext:value-type="float">
            <text:p>1.12E-09</text:p>
          </table:table-cell>
          <table:table-cell/>
          <table:table-cell table:formula="of:=(1/[.D460])*(10^4)" office:value-type="float" office:value="6.22277535780958" calcext:value-type="float">
            <text:p>6.22277535780958</text:p>
          </table:table-cell>
          <table:table-cell table:formula="of:=(2.5*LOG(([.E460]/[.B460]);10)-2.6)/0.38" office:value-type="float" office:value="6.46368302664555" calcext:value-type="float">
            <text:p>6.46368302664555</text:p>
          </table:table-cell>
          <table:table-cell table:number-columns-repeated="8"/>
        </table:table-row>
        <table:table-row table:style-name="ro1">
          <table:table-cell office:value-type="float" office:value="1608" calcext:value-type="float">
            <text:p>1.61E+03</text:p>
          </table:table-cell>
          <table:table-cell office:value-type="float" office:value="0.0000000000111305147349998" calcext:value-type="float">
            <text:p>1.11E-11</text:p>
          </table:table-cell>
          <table:table-cell/>
          <table:table-cell office:value-type="float" office:value="1608" calcext:value-type="float">
            <text:p>1.61E+03</text:p>
          </table:table-cell>
          <table:table-cell office:value-type="float" office:value="0.0000000011270519748" calcext:value-type="float">
            <text:p>1.13E-09</text:p>
          </table:table-cell>
          <table:table-cell/>
          <table:table-cell table:formula="of:=(1/[.D461])*(10^4)" office:value-type="float" office:value="6.21890547263682" calcext:value-type="float">
            <text:p>6.21890547263682</text:p>
          </table:table-cell>
          <table:table-cell table:formula="of:=(2.5*LOG(([.E461]/[.B461]);10)-2.6)/0.38" office:value-type="float" office:value="6.35150457492443" calcext:value-type="float">
            <text:p>6.35150457492443</text:p>
          </table:table-cell>
          <table:table-cell table:number-columns-repeated="8"/>
        </table:table-row>
        <table:table-row table:style-name="ro1">
          <table:table-cell office:value-type="float" office:value="1609" calcext:value-type="float">
            <text:p>1.61E+03</text:p>
          </table:table-cell>
          <table:table-cell office:value-type="float" office:value="0.000000000011786001" calcext:value-type="float">
            <text:p>1.18E-11</text:p>
          </table:table-cell>
          <table:table-cell/>
          <table:table-cell office:value-type="float" office:value="1609" calcext:value-type="float">
            <text:p>1.61E+03</text:p>
          </table:table-cell>
          <table:table-cell office:value-type="float" office:value="0.0000000011346484" calcext:value-type="float">
            <text:p>1.13E-09</text:p>
          </table:table-cell>
          <table:table-cell/>
          <table:table-cell table:formula="of:=(1/[.D462])*(10^4)" office:value-type="float" office:value="6.21504039776259" calcext:value-type="float">
            <text:p>6.21504039776259</text:p>
          </table:table-cell>
          <table:table-cell table:formula="of:=(2.5*LOG(([.E462]/[.B462]);10)-2.6)/0.38" office:value-type="float" office:value="6.20720283848259" calcext:value-type="float">
            <text:p>6.20720283848259</text:p>
          </table:table-cell>
          <table:table-cell table:number-columns-repeated="8"/>
        </table:table-row>
        <table:table-row table:style-name="ro1">
          <table:table-cell office:value-type="float" office:value="1610" calcext:value-type="float">
            <text:p>1.61E+03</text:p>
          </table:table-cell>
          <table:table-cell office:value-type="float" office:value="0.0000000000121885789634915" calcext:value-type="float">
            <text:p>1.22E-11</text:p>
          </table:table-cell>
          <table:table-cell/>
          <table:table-cell office:value-type="float" office:value="1610" calcext:value-type="float">
            <text:p>1.61E+03</text:p>
          </table:table-cell>
          <table:table-cell office:value-type="float" office:value="0.00000000116386442755234" calcext:value-type="float">
            <text:p>1.16E-09</text:p>
          </table:table-cell>
          <table:table-cell/>
          <table:table-cell table:formula="of:=(1/[.D463])*(10^4)" office:value-type="float" office:value="6.2111801242236" calcext:value-type="float">
            <text:p>6.2111801242236</text:p>
          </table:table-cell>
          <table:table-cell table:formula="of:=(2.5*LOG(([.E463]/[.B463]);10)-2.6)/0.38" office:value-type="float" office:value="6.18387710090386" calcext:value-type="float">
            <text:p>6.18387710090386</text:p>
          </table:table-cell>
          <table:table-cell table:number-columns-repeated="8"/>
        </table:table-row>
        <table:table-row table:style-name="ro1">
          <table:table-cell office:value-type="float" office:value="1611" calcext:value-type="float">
            <text:p>1.61E+03</text:p>
          </table:table-cell>
          <table:table-cell office:value-type="float" office:value="0.0000000000123949837429338" calcext:value-type="float">
            <text:p>1.24E-11</text:p>
          </table:table-cell>
          <table:table-cell/>
          <table:table-cell office:value-type="float" office:value="1611" calcext:value-type="float">
            <text:p>1.61E+03</text:p>
          </table:table-cell>
          <table:table-cell office:value-type="float" office:value="0.00000000117845374738193" calcext:value-type="float">
            <text:p>1.18E-09</text:p>
          </table:table-cell>
          <table:table-cell/>
          <table:table-cell table:formula="of:=(1/[.D464])*(10^4)" office:value-type="float" office:value="6.20732464307883" calcext:value-type="float">
            <text:p>6.20732464307883</text:p>
          </table:table-cell>
          <table:table-cell table:formula="of:=(2.5*LOG(([.E464]/[.B464]);10)-2.6)/0.38" office:value-type="float" office:value="6.17149065966717" calcext:value-type="float">
            <text:p>6.17149065966717</text:p>
          </table:table-cell>
          <table:table-cell table:number-columns-repeated="8"/>
        </table:table-row>
        <table:table-row table:style-name="ro1">
          <table:table-cell office:value-type="float" office:value="1612" calcext:value-type="float">
            <text:p>1.61E+03</text:p>
          </table:table-cell>
          <table:table-cell office:value-type="float" office:value="0.000000000013310832" calcext:value-type="float">
            <text:p>1.33E-11</text:p>
          </table:table-cell>
          <table:table-cell/>
          <table:table-cell office:value-type="float" office:value="1612" calcext:value-type="float">
            <text:p>1.61E+03</text:p>
          </table:table-cell>
          <table:table-cell office:value-type="float" office:value="0.0000000012398181" calcext:value-type="float">
            <text:p>1.24E-09</text:p>
          </table:table-cell>
          <table:table-cell/>
          <table:table-cell table:formula="of:=(1/[.D465])*(10^4)" office:value-type="float" office:value="6.20347394540943" calcext:value-type="float">
            <text:p>6.20347394540943</text:p>
          </table:table-cell>
          <table:table-cell table:formula="of:=(2.5*LOG(([.E465]/[.B465]);10)-2.6)/0.38" office:value-type="float" office:value="6.11284717223947" calcext:value-type="float">
            <text:p>6.11284717223947</text:p>
          </table:table-cell>
          <table:table-cell table:number-columns-repeated="8"/>
        </table:table-row>
        <table:table-row table:style-name="ro1">
          <table:table-cell office:value-type="float" office:value="1613" calcext:value-type="float">
            <text:p>1.61E+03</text:p>
          </table:table-cell>
          <table:table-cell office:value-type="float" office:value="0.0000000000135781219244999" calcext:value-type="float">
            <text:p>1.36E-11</text:p>
          </table:table-cell>
          <table:table-cell/>
          <table:table-cell office:value-type="float" office:value="1613" calcext:value-type="float">
            <text:p>1.61E+03</text:p>
          </table:table-cell>
          <table:table-cell office:value-type="float" office:value="0.00000000125720671319999" calcext:value-type="float">
            <text:p>1.26E-09</text:p>
          </table:table-cell>
          <table:table-cell/>
          <table:table-cell table:formula="of:=(1/[.D466])*(10^4)" office:value-type="float" office:value="6.19962802231866" calcext:value-type="float">
            <text:p>6.19962802231866</text:p>
          </table:table-cell>
          <table:table-cell table:formula="of:=(2.5*LOG(([.E466]/[.B466]);10)-2.6)/0.38" office:value-type="float" office:value="6.09583544270326" calcext:value-type="float">
            <text:p>6.09583544270326</text:p>
          </table:table-cell>
          <table:table-cell table:number-columns-repeated="8"/>
        </table:table-row>
        <table:table-row table:style-name="ro1">
          <table:table-cell office:value-type="float" office:value="1614" calcext:value-type="float">
            <text:p>1.61E+03</text:p>
          </table:table-cell>
          <table:table-cell office:value-type="float" office:value="0.000000000013988373" calcext:value-type="float">
            <text:p>1.40E-11</text:p>
          </table:table-cell>
          <table:table-cell/>
          <table:table-cell office:value-type="float" office:value="1614" calcext:value-type="float">
            <text:p>1.61E+03</text:p>
          </table:table-cell>
          <table:table-cell office:value-type="float" office:value="0.0000000012838957" calcext:value-type="float">
            <text:p>1.28E-09</text:p>
          </table:table-cell>
          <table:table-cell/>
          <table:table-cell table:formula="of:=(1/[.D467])*(10^4)" office:value-type="float" office:value="6.19578686493185" calcext:value-type="float">
            <text:p>6.19578686493185</text:p>
          </table:table-cell>
          <table:table-cell table:formula="of:=(2.5*LOG(([.E467]/[.B467]);10)-2.6)/0.38" office:value-type="float" office:value="6.07080618469833" calcext:value-type="float">
            <text:p>6.07080618469833</text:p>
          </table:table-cell>
          <table:table-cell table:number-columns-repeated="8"/>
        </table:table-row>
        <table:table-row table:style-name="ro1">
          <table:table-cell office:value-type="float" office:value="1615" calcext:value-type="float">
            <text:p>1.62E+03</text:p>
          </table:table-cell>
          <table:table-cell office:value-type="float" office:value="0.0000000000136093616219999" calcext:value-type="float">
            <text:p>1.36E-11</text:p>
          </table:table-cell>
          <table:table-cell/>
          <table:table-cell office:value-type="float" office:value="1615" calcext:value-type="float">
            <text:p>1.62E+03</text:p>
          </table:table-cell>
          <table:table-cell office:value-type="float" office:value="0.00000000121572655419999" calcext:value-type="float">
            <text:p>1.22E-09</text:p>
          </table:table-cell>
          <table:table-cell/>
          <table:table-cell table:formula="of:=(1/[.D468])*(10^4)" office:value-type="float" office:value="6.19195046439629" calcext:value-type="float">
            <text:p>6.19195046439629</text:p>
          </table:table-cell>
          <table:table-cell table:formula="of:=(2.5*LOG(([.E468]/[.B468]);10)-2.6)/0.38" office:value-type="float" office:value="5.99340887273618" calcext:value-type="float">
            <text:p>5.99340887273618</text:p>
          </table:table-cell>
          <table:table-cell table:number-columns-repeated="8"/>
        </table:table-row>
        <table:table-row table:style-name="ro1">
          <table:table-cell office:value-type="float" office:value="1616" calcext:value-type="float">
            <text:p>1.62E+03</text:p>
          </table:table-cell>
          <table:table-cell office:value-type="float" office:value="0.000000000013448388731" calcext:value-type="float">
            <text:p>1.34E-11</text:p>
          </table:table-cell>
          <table:table-cell/>
          <table:table-cell office:value-type="float" office:value="1616" calcext:value-type="float">
            <text:p>1.62E+03</text:p>
          </table:table-cell>
          <table:table-cell office:value-type="float" office:value="0.0000000011890962232" calcext:value-type="float">
            <text:p>1.19E-09</text:p>
          </table:table-cell>
          <table:table-cell/>
          <table:table-cell table:formula="of:=(1/[.D469])*(10^4)" office:value-type="float" office:value="6.18811881188119" calcext:value-type="float">
            <text:p>6.18811881188119</text:p>
          </table:table-cell>
          <table:table-cell table:formula="of:=(2.5*LOG(([.E469]/[.B469]);10)-2.6)/0.38" office:value-type="float" office:value="5.9641233266022" calcext:value-type="float">
            <text:p>5.9641233266022</text:p>
          </table:table-cell>
          <table:table-cell table:number-columns-repeated="8"/>
        </table:table-row>
        <table:table-row table:style-name="ro1">
          <table:table-cell office:value-type="float" office:value="1617" calcext:value-type="float">
            <text:p>1.62E+03</text:p>
          </table:table-cell>
          <table:table-cell office:value-type="float" office:value="0.000000000013168616" calcext:value-type="float">
            <text:p>1.32E-11</text:p>
          </table:table-cell>
          <table:table-cell/>
          <table:table-cell office:value-type="float" office:value="1617" calcext:value-type="float">
            <text:p>1.62E+03</text:p>
          </table:table-cell>
          <table:table-cell office:value-type="float" office:value="0.0000000011924134" calcext:value-type="float">
            <text:p>1.19E-09</text:p>
          </table:table-cell>
          <table:table-cell/>
          <table:table-cell table:formula="of:=(1/[.D470])*(10^4)" office:value-type="float" office:value="6.18429189857761" calcext:value-type="float">
            <text:p>6.18429189857761</text:p>
          </table:table-cell>
          <table:table-cell table:formula="of:=(2.5*LOG(([.E470]/[.B470]);10)-2.6)/0.38" office:value-type="float" office:value="6.03214943516042" calcext:value-type="float">
            <text:p>6.03214943516042</text:p>
          </table:table-cell>
          <table:table-cell table:number-columns-repeated="8"/>
        </table:table-row>
        <table:table-row table:style-name="ro1">
          <table:table-cell office:value-type="float" office:value="1618" calcext:value-type="float">
            <text:p>1.62E+03</text:p>
          </table:table-cell>
          <table:table-cell office:value-type="float" office:value="0.0000000000130669039282475" calcext:value-type="float">
            <text:p>1.31E-11</text:p>
          </table:table-cell>
          <table:table-cell/>
          <table:table-cell office:value-type="float" office:value="1618" calcext:value-type="float">
            <text:p>1.62E+03</text:p>
          </table:table-cell>
          <table:table-cell office:value-type="float" office:value="0.00000000118645126896098" calcext:value-type="float">
            <text:p>1.19E-09</text:p>
          </table:table-cell>
          <table:table-cell/>
          <table:table-cell table:formula="of:=(1/[.D471])*(10^4)" office:value-type="float" office:value="6.18046971569839" calcext:value-type="float">
            <text:p>6.18046971569839</text:p>
          </table:table-cell>
          <table:table-cell table:formula="of:=(2.5*LOG(([.E471]/[.B471]);10)-2.6)/0.38" office:value-type="float" office:value="6.03998162578431" calcext:value-type="float">
            <text:p>6.03998162578431</text:p>
          </table:table-cell>
          <table:table-cell table:number-columns-repeated="8"/>
        </table:table-row>
        <table:table-row table:style-name="ro1">
          <table:table-cell office:value-type="float" office:value="1619" calcext:value-type="float">
            <text:p>1.62E+03</text:p>
          </table:table-cell>
          <table:table-cell office:value-type="float" office:value="0.0000000000128899" calcext:value-type="float">
            <text:p>1.29E-11</text:p>
          </table:table-cell>
          <table:table-cell/>
          <table:table-cell office:value-type="float" office:value="1619" calcext:value-type="float">
            <text:p>1.62E+03</text:p>
          </table:table-cell>
          <table:table-cell office:value-type="float" office:value="0.0000000011760757" calcext:value-type="float">
            <text:p>1.18E-09</text:p>
          </table:table-cell>
          <table:table-cell/>
          <table:table-cell table:formula="of:=(1/[.D472])*(10^4)" office:value-type="float" office:value="6.17665225447807" calcext:value-type="float">
            <text:p>6.17665225447807</text:p>
          </table:table-cell>
          <table:table-cell table:formula="of:=(2.5*LOG(([.E472]/[.B472]);10)-2.6)/0.38" office:value-type="float" office:value="6.0538534776088" calcext:value-type="float">
            <text:p>6.0538534776088</text:p>
          </table:table-cell>
          <table:table-cell table:number-columns-repeated="8"/>
        </table:table-row>
        <table:table-row table:style-name="ro1">
          <table:table-cell office:value-type="float" office:value="1620" calcext:value-type="float">
            <text:p>1.62E+03</text:p>
          </table:table-cell>
          <table:table-cell office:value-type="float" office:value="0.0000000000125207222947493" calcext:value-type="float">
            <text:p>1.25E-11</text:p>
          </table:table-cell>
          <table:table-cell/>
          <table:table-cell office:value-type="float" office:value="1620" calcext:value-type="float">
            <text:p>1.62E+03</text:p>
          </table:table-cell>
          <table:table-cell office:value-type="float" office:value="0.00000000119690038284679" calcext:value-type="float">
            <text:p>1.20E-09</text:p>
          </table:table-cell>
          <table:table-cell/>
          <table:table-cell table:formula="of:=(1/[.D473])*(10^4)" office:value-type="float" office:value="6.17283950617284" calcext:value-type="float">
            <text:p>6.17283950617284</text:p>
          </table:table-cell>
          <table:table-cell table:formula="of:=(2.5*LOG(([.E473]/[.B473]);10)-2.6)/0.38" office:value-type="float" office:value="6.18703041277157" calcext:value-type="float">
            <text:p>6.18703041277157</text:p>
          </table:table-cell>
          <table:table-cell table:number-columns-repeated="8"/>
        </table:table-row>
        <table:table-row table:style-name="ro1">
          <table:table-cell office:value-type="float" office:value="1621" calcext:value-type="float">
            <text:p>1.62E+03</text:p>
          </table:table-cell>
          <table:table-cell office:value-type="float" office:value="0.000000000012366848475" calcext:value-type="float">
            <text:p>1.24E-11</text:p>
          </table:table-cell>
          <table:table-cell/>
          <table:table-cell office:value-type="float" office:value="1621" calcext:value-type="float">
            <text:p>1.62E+03</text:p>
          </table:table-cell>
          <table:table-cell office:value-type="float" office:value="0.0000000012067153875" calcext:value-type="float">
            <text:p>1.21E-09</text:p>
          </table:table-cell>
          <table:table-cell/>
          <table:table-cell table:formula="of:=(1/[.D474])*(10^4)" office:value-type="float" office:value="6.16903146206046" calcext:value-type="float">
            <text:p>6.16903146206046</text:p>
          </table:table-cell>
          <table:table-cell table:formula="of:=(2.5*LOG(([.E474]/[.B474]);10)-2.6)/0.38" office:value-type="float" office:value="6.2456961255125" calcext:value-type="float">
            <text:p>6.2456961255125</text:p>
          </table:table-cell>
          <table:table-cell table:number-columns-repeated="8"/>
        </table:table-row>
        <table:table-row table:style-name="ro1">
          <table:table-cell office:value-type="float" office:value="1622" calcext:value-type="float">
            <text:p>1.62E+03</text:p>
          </table:table-cell>
          <table:table-cell office:value-type="float" office:value="0.000000000013371371" calcext:value-type="float">
            <text:p>1.34E-11</text:p>
          </table:table-cell>
          <table:table-cell/>
          <table:table-cell office:value-type="float" office:value="1622" calcext:value-type="float">
            <text:p>1.62E+03</text:p>
          </table:table-cell>
          <table:table-cell office:value-type="float" office:value="0.0000000012397364" calcext:value-type="float">
            <text:p>1.24E-09</text:p>
          </table:table-cell>
          <table:table-cell/>
          <table:table-cell table:formula="of:=(1/[.D475])*(10^4)" office:value-type="float" office:value="6.1652281134402" calcext:value-type="float">
            <text:p>6.1652281134402</text:p>
          </table:table-cell>
          <table:table-cell table:formula="of:=(2.5*LOG(([.E475]/[.B475]);10)-2.6)/0.38" office:value-type="float" office:value="6.09969351253874" calcext:value-type="float">
            <text:p>6.09969351253874</text:p>
          </table:table-cell>
          <table:table-cell table:number-columns-repeated="8"/>
        </table:table-row>
        <table:table-row table:style-name="ro1">
          <table:table-cell office:value-type="float" office:value="1623" calcext:value-type="float">
            <text:p>1.62E+03</text:p>
          </table:table-cell>
          <table:table-cell office:value-type="float" office:value="0.000000000013527253832" calcext:value-type="float">
            <text:p>1.35E-11</text:p>
          </table:table-cell>
          <table:table-cell/>
          <table:table-cell office:value-type="float" office:value="1623" calcext:value-type="float">
            <text:p>1.62E+03</text:p>
          </table:table-cell>
          <table:table-cell office:value-type="float" office:value="0.0000000012478023152" calcext:value-type="float">
            <text:p>1.25E-09</text:p>
          </table:table-cell>
          <table:table-cell/>
          <table:table-cell table:formula="of:=(1/[.D476])*(10^4)" office:value-type="float" office:value="6.16142945163278" calcext:value-type="float">
            <text:p>6.16142945163278</text:p>
          </table:table-cell>
          <table:table-cell table:formula="of:=(2.5*LOG(([.E476]/[.B476]);10)-2.6)/0.38" office:value-type="float" office:value="6.08510623472459" calcext:value-type="float">
            <text:p>6.08510623472459</text:p>
          </table:table-cell>
          <table:table-cell table:number-columns-repeated="8"/>
        </table:table-row>
        <table:table-row table:style-name="ro1">
          <table:table-cell office:value-type="float" office:value="1624" calcext:value-type="float">
            <text:p>1.62E+03</text:p>
          </table:table-cell>
          <table:table-cell office:value-type="float" office:value="0.000000000013835308" calcext:value-type="float">
            <text:p>1.38E-11</text:p>
          </table:table-cell>
          <table:table-cell/>
          <table:table-cell office:value-type="float" office:value="1624" calcext:value-type="float">
            <text:p>1.62E+03</text:p>
          </table:table-cell>
          <table:table-cell office:value-type="float" office:value="0.0000000012637421" calcext:value-type="float">
            <text:p>1.26E-09</text:p>
          </table:table-cell>
          <table:table-cell/>
          <table:table-cell table:formula="of:=(1/[.D477])*(10^4)" office:value-type="float" office:value="6.1576354679803" calcext:value-type="float">
            <text:p>6.1576354679803</text:p>
          </table:table-cell>
          <table:table-cell table:formula="of:=(2.5*LOG(([.E477]/[.B477]);10)-2.6)/0.38" office:value-type="float" office:value="6.05703698628826" calcext:value-type="float">
            <text:p>6.05703698628826</text:p>
          </table:table-cell>
          <table:table-cell table:number-columns-repeated="8"/>
        </table:table-row>
        <table:table-row table:style-name="ro1">
          <table:table-cell office:value-type="float" office:value="1625" calcext:value-type="float">
            <text:p>1.63E+03</text:p>
          </table:table-cell>
          <table:table-cell office:value-type="float" office:value="0.0000000000135501791105" calcext:value-type="float">
            <text:p>1.36E-11</text:p>
          </table:table-cell>
          <table:table-cell/>
          <table:table-cell office:value-type="float" office:value="1625" calcext:value-type="float">
            <text:p>1.63E+03</text:p>
          </table:table-cell>
          <table:table-cell office:value-type="float" office:value="0.0000000012357068869" calcext:value-type="float">
            <text:p>1.24E-09</text:p>
          </table:table-cell>
          <table:table-cell/>
          <table:table-cell table:formula="of:=(1/[.D478])*(10^4)" office:value-type="float" office:value="6.15384615384615" calcext:value-type="float">
            <text:p>6.15384615384615</text:p>
          </table:table-cell>
          <table:table-cell table:formula="of:=(2.5*LOG(([.E478]/[.B478]);10)-2.6)/0.38" office:value-type="float" office:value="6.05243704753201" calcext:value-type="float">
            <text:p>6.05243704753201</text:p>
          </table:table-cell>
          <table:table-cell table:number-columns-repeated="8"/>
        </table:table-row>
        <table:table-row table:style-name="ro1">
          <table:table-cell office:value-type="float" office:value="1626" calcext:value-type="float">
            <text:p>1.63E+03</text:p>
          </table:table-cell>
          <table:table-cell office:value-type="float" office:value="0.000000000013402967" calcext:value-type="float">
            <text:p>1.34E-11</text:p>
          </table:table-cell>
          <table:table-cell/>
          <table:table-cell office:value-type="float" office:value="1626" calcext:value-type="float">
            <text:p>1.63E+03</text:p>
          </table:table-cell>
          <table:table-cell office:value-type="float" office:value="0.0000000012212323" calcext:value-type="float">
            <text:p>1.22E-09</text:p>
          </table:table-cell>
          <table:table-cell/>
          <table:table-cell table:formula="of:=(1/[.D479])*(10^4)" office:value-type="float" office:value="6.15006150061501" calcext:value-type="float">
            <text:p>6.15006150061501</text:p>
          </table:table-cell>
          <table:table-cell table:formula="of:=(2.5*LOG(([.E479]/[.B479]);10)-2.6)/0.38" office:value-type="float" office:value="6.04998246054838" calcext:value-type="float">
            <text:p>6.04998246054838</text:p>
          </table:table-cell>
          <table:table-cell table:number-columns-repeated="8"/>
        </table:table-row>
        <table:table-row table:style-name="ro1">
          <table:table-cell office:value-type="float" office:value="1627" calcext:value-type="float">
            <text:p>1.63E+03</text:p>
          </table:table-cell>
          <table:table-cell office:value-type="float" office:value="0.0000000000132304906947307" calcext:value-type="float">
            <text:p>1.32E-11</text:p>
          </table:table-cell>
          <table:table-cell/>
          <table:table-cell office:value-type="float" office:value="1627" calcext:value-type="float">
            <text:p>1.63E+03</text:p>
          </table:table-cell>
          <table:table-cell office:value-type="float" office:value="0.00000000114839197621692" calcext:value-type="float">
            <text:p>1.15E-09</text:p>
          </table:table-cell>
          <table:table-cell/>
          <table:table-cell table:formula="of:=(1/[.D480])*(10^4)" office:value-type="float" office:value="6.14628149969269" calcext:value-type="float">
            <text:p>6.14628149969269</text:p>
          </table:table-cell>
          <table:table-cell table:formula="of:=(2.5*LOG(([.E480]/[.B480]);10)-2.6)/0.38" office:value-type="float" office:value="5.9112776168179" calcext:value-type="float">
            <text:p>5.9112776168179</text:p>
          </table:table-cell>
          <table:table-cell table:number-columns-repeated="8"/>
        </table:table-row>
        <table:table-row table:style-name="ro1">
          <table:table-cell office:value-type="float" office:value="1628" calcext:value-type="float">
            <text:p>1.63E+03</text:p>
          </table:table-cell>
          <table:table-cell office:value-type="float" office:value="0.0000000000132667515530872" calcext:value-type="float">
            <text:p>1.33E-11</text:p>
          </table:table-cell>
          <table:table-cell/>
          <table:table-cell office:value-type="float" office:value="1628" calcext:value-type="float">
            <text:p>1.63E+03</text:p>
          </table:table-cell>
          <table:table-cell office:value-type="float" office:value="0.00000000117882158644292" calcext:value-type="float">
            <text:p>1.18E-09</text:p>
          </table:table-cell>
          <table:table-cell/>
          <table:table-cell table:formula="of:=(1/[.D481])*(10^4)" office:value-type="float" office:value="6.14250614250614" calcext:value-type="float">
            <text:p>6.14250614250614</text:p>
          </table:table-cell>
          <table:table-cell table:formula="of:=(2.5*LOG(([.E481]/[.B481]);10)-2.6)/0.38" office:value-type="float" office:value="5.97818081469329" calcext:value-type="float">
            <text:p>5.97818081469329</text:p>
          </table:table-cell>
          <table:table-cell table:number-columns-repeated="8"/>
        </table:table-row>
        <table:table-row table:style-name="ro1">
          <table:table-cell office:value-type="float" office:value="1629" calcext:value-type="float">
            <text:p>1.63E+03</text:p>
          </table:table-cell>
          <table:table-cell office:value-type="float" office:value="0.000000000013355313" calcext:value-type="float">
            <text:p>1.34E-11</text:p>
          </table:table-cell>
          <table:table-cell/>
          <table:table-cell office:value-type="float" office:value="1629" calcext:value-type="float">
            <text:p>1.63E+03</text:p>
          </table:table-cell>
          <table:table-cell office:value-type="float" office:value="0.0000000012503343" calcext:value-type="float">
            <text:p>1.25E-09</text:p>
          </table:table-cell>
          <table:table-cell/>
          <table:table-cell table:formula="of:=(1/[.D482])*(10^4)" office:value-type="float" office:value="6.13873542050338" calcext:value-type="float">
            <text:p>6.13873542050338</text:p>
          </table:table-cell>
          <table:table-cell table:formula="of:=(2.5*LOG(([.E482]/[.B482]);10)-2.6)/0.38" office:value-type="float" office:value="6.12744785812377" calcext:value-type="float">
            <text:p>6.12744785812377</text:p>
          </table:table-cell>
          <table:table-cell table:number-columns-repeated="8"/>
        </table:table-row>
        <table:table-row table:style-name="ro1">
          <table:table-cell office:value-type="float" office:value="1630" calcext:value-type="float">
            <text:p>1.63E+03</text:p>
          </table:table-cell>
          <table:table-cell office:value-type="float" office:value="0.0000000000136939375265" calcext:value-type="float">
            <text:p>1.37E-11</text:p>
          </table:table-cell>
          <table:table-cell/>
          <table:table-cell office:value-type="float" office:value="1630" calcext:value-type="float">
            <text:p>1.63E+03</text:p>
          </table:table-cell>
          <table:table-cell office:value-type="float" office:value="0.0000000012465816901" calcext:value-type="float">
            <text:p>1.25E-09</text:p>
          </table:table-cell>
          <table:table-cell/>
          <table:table-cell table:formula="of:=(1/[.D483])*(10^4)" office:value-type="float" office:value="6.13496932515337" calcext:value-type="float">
            <text:p>6.13496932515337</text:p>
          </table:table-cell>
          <table:table-cell table:formula="of:=(2.5*LOG(([.E483]/[.B483]);10)-2.6)/0.38" office:value-type="float" office:value="6.04731843038903" calcext:value-type="float">
            <text:p>6.04731843038903</text:p>
          </table:table-cell>
          <table:table-cell table:number-columns-repeated="8"/>
        </table:table-row>
        <table:table-row table:style-name="ro1">
          <table:table-cell office:value-type="float" office:value="1631" calcext:value-type="float">
            <text:p>1.63E+03</text:p>
          </table:table-cell>
          <table:table-cell office:value-type="float" office:value="0.000000000013892386" calcext:value-type="float">
            <text:p>1.39E-11</text:p>
          </table:table-cell>
          <table:table-cell/>
          <table:table-cell office:value-type="float" office:value="1631" calcext:value-type="float">
            <text:p>1.63E+03</text:p>
          </table:table-cell>
          <table:table-cell office:value-type="float" office:value="0.0000000012443825" calcext:value-type="float">
            <text:p>1.24E-09</text:p>
          </table:table-cell>
          <table:table-cell/>
          <table:table-cell table:formula="of:=(1/[.D484])*(10^4)" office:value-type="float" office:value="6.13120784794605" calcext:value-type="float">
            <text:p>6.13120784794605</text:p>
          </table:table-cell>
          <table:table-cell table:formula="of:=(2.5*LOG(([.E484]/[.B484]);10)-2.6)/0.38" office:value-type="float" office:value="6.00116482387617" calcext:value-type="float">
            <text:p>6.00116482387617</text:p>
          </table:table-cell>
          <table:table-cell table:number-columns-repeated="8"/>
        </table:table-row>
        <table:table-row table:style-name="ro1">
          <table:table-cell office:value-type="float" office:value="1632" calcext:value-type="float">
            <text:p>1.63E+03</text:p>
          </table:table-cell>
          <table:table-cell office:value-type="float" office:value="0.000000000014728301788" calcext:value-type="float">
            <text:p>1.47E-11</text:p>
          </table:table-cell>
          <table:table-cell/>
          <table:table-cell office:value-type="float" office:value="1632" calcext:value-type="float">
            <text:p>1.63E+03</text:p>
          </table:table-cell>
          <table:table-cell office:value-type="float" office:value="0.00000000133999590979999" calcext:value-type="float">
            <text:p>1.34E-09</text:p>
          </table:table-cell>
          <table:table-cell/>
          <table:table-cell table:formula="of:=(1/[.D485])*(10^4)" office:value-type="float" office:value="6.12745098039216" calcext:value-type="float">
            <text:p>6.12745098039216</text:p>
          </table:table-cell>
          <table:table-cell table:formula="of:=(2.5*LOG(([.E485]/[.B485]);10)-2.6)/0.38" office:value-type="float" office:value="6.0457289361589" calcext:value-type="float">
            <text:p>6.0457289361589</text:p>
          </table:table-cell>
          <table:table-cell table:number-columns-repeated="8"/>
        </table:table-row>
        <table:table-row table:style-name="ro1">
          <table:table-cell office:value-type="float" office:value="1633" calcext:value-type="float">
            <text:p>1.63E+03</text:p>
          </table:table-cell>
          <table:table-cell office:value-type="float" office:value="0.0000000000152055445150003" calcext:value-type="float">
            <text:p>1.52E-11</text:p>
          </table:table-cell>
          <table:table-cell/>
          <table:table-cell office:value-type="float" office:value="1633" calcext:value-type="float">
            <text:p>1.63E+03</text:p>
          </table:table-cell>
          <table:table-cell office:value-type="float" office:value="0.00000000135520078925001" calcext:value-type="float">
            <text:p>1.36E-09</text:p>
          </table:table-cell>
          <table:table-cell/>
          <table:table-cell table:formula="of:=(1/[.D486])*(10^4)" office:value-type="float" office:value="6.12369871402327" calcext:value-type="float">
            <text:p>6.12369871402327</text:p>
          </table:table-cell>
          <table:table-cell table:formula="of:=(2.5*LOG(([.E486]/[.B486]);10)-2.6)/0.38" office:value-type="float" office:value="5.98685308514863" calcext:value-type="float">
            <text:p>5.98685308514863</text:p>
          </table:table-cell>
          <table:table-cell table:number-columns-repeated="8"/>
        </table:table-row>
        <table:table-row table:style-name="ro1">
          <table:table-cell office:value-type="float" office:value="1634" calcext:value-type="float">
            <text:p>1.63E+03</text:p>
          </table:table-cell>
          <table:table-cell office:value-type="float" office:value="0.000000000016343154" calcext:value-type="float">
            <text:p>1.63E-11</text:p>
          </table:table-cell>
          <table:table-cell/>
          <table:table-cell office:value-type="float" office:value="1634" calcext:value-type="float">
            <text:p>1.63E+03</text:p>
          </table:table-cell>
          <table:table-cell office:value-type="float" office:value="0.0000000013827849" calcext:value-type="float">
            <text:p>1.38E-09</text:p>
          </table:table-cell>
          <table:table-cell/>
          <table:table-cell table:formula="of:=(1/[.D487])*(10^4)" office:value-type="float" office:value="6.11995104039168" calcext:value-type="float">
            <text:p>6.11995104039168</text:p>
          </table:table-cell>
          <table:table-cell table:formula="of:=(2.5*LOG(([.E487]/[.B487]);10)-2.6)/0.38" office:value-type="float" office:value="5.83828128527737" calcext:value-type="float">
            <text:p>5.83828128527737</text:p>
          </table:table-cell>
          <table:table-cell table:number-columns-repeated="8"/>
        </table:table-row>
        <table:table-row table:style-name="ro1">
          <table:table-cell office:value-type="float" office:value="1635" calcext:value-type="float">
            <text:p>1.64E+03</text:p>
          </table:table-cell>
          <table:table-cell office:value-type="float" office:value="0.0000000000163203770082231" calcext:value-type="float">
            <text:p>1.63E-11</text:p>
          </table:table-cell>
          <table:table-cell/>
          <table:table-cell office:value-type="float" office:value="1635" calcext:value-type="float">
            <text:p>1.64E+03</text:p>
          </table:table-cell>
          <table:table-cell office:value-type="float" office:value="0.00000000139860223870819" calcext:value-type="float">
            <text:p>1.40E-09</text:p>
          </table:table-cell>
          <table:table-cell/>
          <table:table-cell table:formula="of:=(1/[.D488])*(10^4)" office:value-type="float" office:value="6.11620795107034" calcext:value-type="float">
            <text:p>6.11620795107034</text:p>
          </table:table-cell>
          <table:table-cell table:formula="of:=(2.5*LOG(([.E488]/[.B488]);10)-2.6)/0.38" office:value-type="float" office:value="5.87476336929645" calcext:value-type="float">
            <text:p>5.87476336929645</text:p>
          </table:table-cell>
          <table:table-cell table:number-columns-repeated="8"/>
        </table:table-row>
        <table:table-row table:style-name="ro1">
          <table:table-cell office:value-type="float" office:value="1636" calcext:value-type="float">
            <text:p>1.64E+03</text:p>
          </table:table-cell>
          <table:table-cell office:value-type="float" office:value="0.000000000016305251" calcext:value-type="float">
            <text:p>1.63E-11</text:p>
          </table:table-cell>
          <table:table-cell/>
          <table:table-cell office:value-type="float" office:value="1636" calcext:value-type="float">
            <text:p>1.64E+03</text:p>
          </table:table-cell>
          <table:table-cell office:value-type="float" office:value="0.0000000014091064" calcext:value-type="float">
            <text:p>1.41E-09</text:p>
          </table:table-cell>
          <table:table-cell/>
          <table:table-cell table:formula="of:=(1/[.D489])*(10^4)" office:value-type="float" office:value="6.11246943765281" calcext:value-type="float">
            <text:p>6.11246943765281</text:p>
          </table:table-cell>
          <table:table-cell table:formula="of:=(2.5*LOG(([.E489]/[.B489]);10)-2.6)/0.38" office:value-type="float" office:value="5.89879143935095" calcext:value-type="float">
            <text:p>5.89879143935095</text:p>
          </table:table-cell>
          <table:table-cell table:number-columns-repeated="8"/>
        </table:table-row>
        <table:table-row table:style-name="ro1">
          <table:table-cell office:value-type="float" office:value="1637" calcext:value-type="float">
            <text:p>1.64E+03</text:p>
          </table:table-cell>
          <table:table-cell office:value-type="float" office:value="0.000000000015856971172864" calcext:value-type="float">
            <text:p>1.59E-11</text:p>
          </table:table-cell>
          <table:table-cell/>
          <table:table-cell office:value-type="float" office:value="1637" calcext:value-type="float">
            <text:p>1.64E+03</text:p>
          </table:table-cell>
          <table:table-cell office:value-type="float" office:value="0.00000000137121847752187" calcext:value-type="float">
            <text:p>1.37E-09</text:p>
          </table:table-cell>
          <table:table-cell/>
          <table:table-cell table:formula="of:=(1/[.D490])*(10^4)" office:value-type="float" office:value="6.10873549175321" calcext:value-type="float">
            <text:p>6.10873549175321</text:p>
          </table:table-cell>
          <table:table-cell table:formula="of:=(2.5*LOG(([.E490]/[.B490]);10)-2.6)/0.38" office:value-type="float" office:value="5.90056855381773" calcext:value-type="float">
            <text:p>5.90056855381773</text:p>
          </table:table-cell>
          <table:table-cell table:number-columns-repeated="8"/>
        </table:table-row>
        <table:table-row table:style-name="ro1">
          <table:table-cell office:value-type="float" office:value="1638" calcext:value-type="float">
            <text:p>1.64E+03</text:p>
          </table:table-cell>
          <table:table-cell office:value-type="float" office:value="0.0000000000159049590020001" calcext:value-type="float">
            <text:p>1.59E-11</text:p>
          </table:table-cell>
          <table:table-cell/>
          <table:table-cell office:value-type="float" office:value="1638" calcext:value-type="float">
            <text:p>1.64E+03</text:p>
          </table:table-cell>
          <table:table-cell office:value-type="float" office:value="0.00000000135484646234999" calcext:value-type="float">
            <text:p>1.35E-09</text:p>
          </table:table-cell>
          <table:table-cell/>
          <table:table-cell table:formula="of:=(1/[.D491])*(10^4)" office:value-type="float" office:value="6.1050061050061" calcext:value-type="float">
            <text:p>6.1050061050061</text:p>
          </table:table-cell>
          <table:table-cell table:formula="of:=(2.5*LOG(([.E491]/[.B491]);10)-2.6)/0.38" office:value-type="float" office:value="5.85761531389013" calcext:value-type="float">
            <text:p>5.85761531389013</text:p>
          </table:table-cell>
          <table:table-cell table:number-columns-repeated="8"/>
        </table:table-row>
        <table:table-row table:style-name="ro1">
          <table:table-cell office:value-type="float" office:value="1639" calcext:value-type="float">
            <text:p>1.64E+03</text:p>
          </table:table-cell>
          <table:table-cell office:value-type="float" office:value="0.000000000016159967" calcext:value-type="float">
            <text:p>1.62E-11</text:p>
          </table:table-cell>
          <table:table-cell/>
          <table:table-cell office:value-type="float" office:value="1639" calcext:value-type="float">
            <text:p>1.64E+03</text:p>
          </table:table-cell>
          <table:table-cell office:value-type="float" office:value="0.0000000013146225" calcext:value-type="float">
            <text:p>1.31E-09</text:p>
          </table:table-cell>
          <table:table-cell/>
          <table:table-cell table:formula="of:=(1/[.D492])*(10^4)" office:value-type="float" office:value="6.1012812690665" calcext:value-type="float">
            <text:p>6.1012812690665</text:p>
          </table:table-cell>
          <table:table-cell table:formula="of:=(2.5*LOG(([.E492]/[.B492]);10)-2.6)/0.38" office:value-type="float" office:value="5.72605652277646" calcext:value-type="float">
            <text:p>5.72605652277646</text:p>
          </table:table-cell>
          <table:table-cell table:number-columns-repeated="8"/>
        </table:table-row>
        <table:table-row table:style-name="ro1">
          <table:table-cell office:value-type="float" office:value="1640" calcext:value-type="float">
            <text:p>1.64E+03</text:p>
          </table:table-cell>
          <table:table-cell office:value-type="float" office:value="0.000000000015919581712" calcext:value-type="float">
            <text:p>1.59E-11</text:p>
          </table:table-cell>
          <table:table-cell/>
          <table:table-cell office:value-type="float" office:value="1640" calcext:value-type="float">
            <text:p>1.64E+03</text:p>
          </table:table-cell>
          <table:table-cell office:value-type="float" office:value="0.00000000134700164680001" calcext:value-type="float">
            <text:p>1.35E-09</text:p>
          </table:table-cell>
          <table:table-cell/>
          <table:table-cell table:formula="of:=(1/[.D493])*(10^4)" office:value-type="float" office:value="6.09756097560976" calcext:value-type="float">
            <text:p>6.09756097560976</text:p>
          </table:table-cell>
          <table:table-cell table:formula="of:=(2.5*LOG(([.E493]/[.B493]);10)-2.6)/0.38" office:value-type="float" office:value="5.83839785684516" calcext:value-type="float">
            <text:p>5.83839785684516</text:p>
          </table:table-cell>
          <table:table-cell table:number-columns-repeated="8"/>
        </table:table-row>
        <table:table-row table:style-name="ro1">
          <table:table-cell office:value-type="float" office:value="1641" calcext:value-type="float">
            <text:p>1.64E+03</text:p>
          </table:table-cell>
          <table:table-cell office:value-type="float" office:value="0.000000000015739713" calcext:value-type="float">
            <text:p>1.57E-11</text:p>
          </table:table-cell>
          <table:table-cell/>
          <table:table-cell office:value-type="float" office:value="1641" calcext:value-type="float">
            <text:p>1.64E+03</text:p>
          </table:table-cell>
          <table:table-cell office:value-type="float" office:value="0.0000000013712294" calcext:value-type="float">
            <text:p>1.37E-09</text:p>
          </table:table-cell>
          <table:table-cell/>
          <table:table-cell table:formula="of:=(1/[.D494])*(10^4)" office:value-type="float" office:value="6.09384521633151" calcext:value-type="float">
            <text:p>6.09384521633151</text:p>
          </table:table-cell>
          <table:table-cell table:formula="of:=(2.5*LOG(([.E494]/[.B494]);10)-2.6)/0.38" office:value-type="float" office:value="5.92179807307075" calcext:value-type="float">
            <text:p>5.92179807307075</text:p>
          </table:table-cell>
          <table:table-cell table:number-columns-repeated="8"/>
        </table:table-row>
        <table:table-row table:style-name="ro1">
          <table:table-cell office:value-type="float" office:value="1642" calcext:value-type="float">
            <text:p>1.64E+03</text:p>
          </table:table-cell>
          <table:table-cell office:value-type="float" office:value="0.0000000000165234841515001" calcext:value-type="float">
            <text:p>1.65E-11</text:p>
          </table:table-cell>
          <table:table-cell/>
          <table:table-cell office:value-type="float" office:value="1642" calcext:value-type="float">
            <text:p>1.64E+03</text:p>
          </table:table-cell>
          <table:table-cell office:value-type="float" office:value="0.000000001406170019" calcext:value-type="float">
            <text:p>1.41E-09</text:p>
          </table:table-cell>
          <table:table-cell/>
          <table:table-cell table:formula="of:=(1/[.D495])*(10^4)" office:value-type="float" office:value="6.09013398294762" calcext:value-type="float">
            <text:p>6.09013398294762</text:p>
          </table:table-cell>
          <table:table-cell table:formula="of:=(2.5*LOG(([.E495]/[.B495]);10)-2.6)/0.38" office:value-type="float" office:value="5.85484345961896" calcext:value-type="float">
            <text:p>5.85484345961896</text:p>
          </table:table-cell>
          <table:table-cell table:number-columns-repeated="8"/>
        </table:table-row>
        <table:table-row table:style-name="ro1">
          <table:table-cell office:value-type="float" office:value="1643" calcext:value-type="float">
            <text:p>1.64E+03</text:p>
          </table:table-cell>
          <table:table-cell office:value-type="float" office:value="0.0000000000165912681998144" calcext:value-type="float">
            <text:p>1.66E-11</text:p>
          </table:table-cell>
          <table:table-cell/>
          <table:table-cell office:value-type="float" office:value="1643" calcext:value-type="float">
            <text:p>1.64E+03</text:p>
          </table:table-cell>
          <table:table-cell office:value-type="float" office:value="0.000000001433766199432" calcext:value-type="float">
            <text:p>1.43E-09</text:p>
          </table:table-cell>
          <table:table-cell/>
          <table:table-cell table:formula="of:=(1/[.D496])*(10^4)" office:value-type="float" office:value="6.08642726719416" calcext:value-type="float">
            <text:p>6.08642726719416</text:p>
          </table:table-cell>
          <table:table-cell table:formula="of:=(2.5*LOG(([.E496]/[.B496]);10)-2.6)/0.38" office:value-type="float" office:value="5.89867601328095" calcext:value-type="float">
            <text:p>5.89867601328095</text:p>
          </table:table-cell>
          <table:table-cell table:number-columns-repeated="8"/>
        </table:table-row>
        <table:table-row table:style-name="ro1">
          <table:table-cell office:value-type="float" office:value="1644" calcext:value-type="float">
            <text:p>1.64E+03</text:p>
          </table:table-cell>
          <table:table-cell office:value-type="float" office:value="0.000000000016506803" calcext:value-type="float">
            <text:p>1.65E-11</text:p>
          </table:table-cell>
          <table:table-cell/>
          <table:table-cell office:value-type="float" office:value="1644" calcext:value-type="float">
            <text:p>1.64E+03</text:p>
          </table:table-cell>
          <table:table-cell office:value-type="float" office:value="0.0000000015176642" calcext:value-type="float">
            <text:p>1.52E-09</text:p>
          </table:table-cell>
          <table:table-cell/>
          <table:table-cell table:formula="of:=(1/[.D497])*(10^4)" office:value-type="float" office:value="6.08272506082725" calcext:value-type="float">
            <text:p>6.08272506082725</text:p>
          </table:table-cell>
          <table:table-cell table:formula="of:=(2.5*LOG(([.E497]/[.B497]);10)-2.6)/0.38" office:value-type="float" office:value="6.07574158873003" calcext:value-type="float">
            <text:p>6.07574158873003</text:p>
          </table:table-cell>
          <table:table-cell table:number-columns-repeated="8"/>
        </table:table-row>
        <table:table-row table:style-name="ro1">
          <table:table-cell office:value-type="float" office:value="1645" calcext:value-type="float">
            <text:p>1.65E+03</text:p>
          </table:table-cell>
          <table:table-cell office:value-type="float" office:value="0.0000000000165581191501785" calcext:value-type="float">
            <text:p>1.66E-11</text:p>
          </table:table-cell>
          <table:table-cell/>
          <table:table-cell office:value-type="float" office:value="1645" calcext:value-type="float">
            <text:p>1.65E+03</text:p>
          </table:table-cell>
          <table:table-cell office:value-type="float" office:value="0.00000000150254637700339" calcext:value-type="float">
            <text:p>1.50E-09</text:p>
          </table:table-cell>
          <table:table-cell/>
          <table:table-cell table:formula="of:=(1/[.D498])*(10^4)" office:value-type="float" office:value="6.0790273556231" calcext:value-type="float">
            <text:p>6.0790273556231</text:p>
          </table:table-cell>
          <table:table-cell table:formula="of:=(2.5*LOG(([.E498]/[.B498]);10)-2.6)/0.38" office:value-type="float" office:value="6.03826896214586" calcext:value-type="float">
            <text:p>6.03826896214586</text:p>
          </table:table-cell>
          <table:table-cell table:number-columns-repeated="8"/>
        </table:table-row>
        <table:table-row table:style-name="ro1">
          <table:table-cell office:value-type="float" office:value="1646" calcext:value-type="float">
            <text:p>1.65E+03</text:p>
          </table:table-cell>
          <table:table-cell office:value-type="float" office:value="0.000000000016601295" calcext:value-type="float">
            <text:p>1.66E-11</text:p>
          </table:table-cell>
          <table:table-cell/>
          <table:table-cell office:value-type="float" office:value="1646" calcext:value-type="float">
            <text:p>1.65E+03</text:p>
          </table:table-cell>
          <table:table-cell office:value-type="float" office:value="0.0000000014898267" calcext:value-type="float">
            <text:p>1.49E-09</text:p>
          </table:table-cell>
          <table:table-cell/>
          <table:table-cell table:formula="of:=(1/[.D499])*(10^4)" office:value-type="float" office:value="6.07533414337789" calcext:value-type="float">
            <text:p>6.07533414337789</text:p>
          </table:table-cell>
          <table:table-cell table:formula="of:=(2.5*LOG(([.E499]/[.B499]);10)-2.6)/0.38" office:value-type="float" office:value="6.00653806787173" calcext:value-type="float">
            <text:p>6.00653806787173</text:p>
          </table:table-cell>
          <table:table-cell table:number-columns-repeated="8"/>
        </table:table-row>
        <table:table-row table:style-name="ro1">
          <table:table-cell office:value-type="float" office:value="1647" calcext:value-type="float">
            <text:p>1.65E+03</text:p>
          </table:table-cell>
          <table:table-cell office:value-type="float" office:value="0.0000000000162102253535" calcext:value-type="float">
            <text:p>1.62E-11</text:p>
          </table:table-cell>
          <table:table-cell/>
          <table:table-cell office:value-type="float" office:value="1647" calcext:value-type="float">
            <text:p>1.65E+03</text:p>
          </table:table-cell>
          <table:table-cell office:value-type="float" office:value="0.00000000142001470129999" calcext:value-type="float">
            <text:p>1.42E-09</text:p>
          </table:table-cell>
          <table:table-cell/>
          <table:table-cell table:formula="of:=(1/[.D500])*(10^4)" office:value-type="float" office:value="6.07164541590771" calcext:value-type="float">
            <text:p>6.07164541590771</text:p>
          </table:table-cell>
          <table:table-cell table:formula="of:=(2.5*LOG(([.E500]/[.B500]);10)-2.6)/0.38" office:value-type="float" office:value="5.93752492235937" calcext:value-type="float">
            <text:p>5.93752492235937</text:p>
          </table:table-cell>
          <table:table-cell table:number-columns-repeated="8"/>
        </table:table-row>
        <table:table-row table:style-name="ro1">
          <table:table-cell office:value-type="float" office:value="1648" calcext:value-type="float">
            <text:p>1.65E+03</text:p>
          </table:table-cell>
          <table:table-cell office:value-type="float" office:value="0.00000000001605721429" calcext:value-type="float">
            <text:p>1.61E-11</text:p>
          </table:table-cell>
          <table:table-cell/>
          <table:table-cell office:value-type="float" office:value="1648" calcext:value-type="float">
            <text:p>1.65E+03</text:p>
          </table:table-cell>
          <table:table-cell office:value-type="float" office:value="0.000000001399480094" calcext:value-type="float">
            <text:p>1.40E-09</text:p>
          </table:table-cell>
          <table:table-cell/>
          <table:table-cell table:formula="of:=(1/[.D501])*(10^4)" office:value-type="float" office:value="6.06796116504854" calcext:value-type="float">
            <text:p>6.06796116504854</text:p>
          </table:table-cell>
          <table:table-cell table:formula="of:=(2.5*LOG(([.E501]/[.B501]);10)-2.6)/0.38" office:value-type="float" office:value="5.92300343591853" calcext:value-type="float">
            <text:p>5.92300343591853</text:p>
          </table:table-cell>
          <table:table-cell table:number-columns-repeated="8"/>
        </table:table-row>
        <table:table-row table:style-name="ro1">
          <table:table-cell office:value-type="float" office:value="1649" calcext:value-type="float">
            <text:p>1.65E+03</text:p>
          </table:table-cell>
          <table:table-cell office:value-type="float" office:value="0.000000000015661765" calcext:value-type="float">
            <text:p>1.57E-11</text:p>
          </table:table-cell>
          <table:table-cell/>
          <table:table-cell office:value-type="float" office:value="1649" calcext:value-type="float">
            <text:p>1.65E+03</text:p>
          </table:table-cell>
          <table:table-cell office:value-type="float" office:value="0.0000000013577915" calcext:value-type="float">
            <text:p>1.36E-09</text:p>
          </table:table-cell>
          <table:table-cell/>
          <table:table-cell table:formula="of:=(1/[.D502])*(10^4)" office:value-type="float" office:value="6.06428138265616" calcext:value-type="float">
            <text:p>6.06428138265616</text:p>
          </table:table-cell>
          <table:table-cell table:formula="of:=(2.5*LOG(([.E502]/[.B502]);10)-2.6)/0.38" office:value-type="float" office:value="5.90784462083622" calcext:value-type="float">
            <text:p>5.90784462083622</text:p>
          </table:table-cell>
          <table:table-cell table:number-columns-repeated="8"/>
        </table:table-row>
        <table:table-row table:style-name="ro1">
          <table:table-cell office:value-type="float" office:value="1650" calcext:value-type="float">
            <text:p>1.65E+03</text:p>
          </table:table-cell>
          <table:table-cell office:value-type="float" office:value="0.0000000000150902205005" calcext:value-type="float">
            <text:p>1.51E-11</text:p>
          </table:table-cell>
          <table:table-cell/>
          <table:table-cell office:value-type="float" office:value="1650" calcext:value-type="float">
            <text:p>1.65E+03</text:p>
          </table:table-cell>
          <table:table-cell office:value-type="float" office:value="0.00000000134789122" calcext:value-type="float">
            <text:p>1.35E-09</text:p>
          </table:table-cell>
          <table:table-cell/>
          <table:table-cell table:formula="of:=(1/[.D503])*(10^4)" office:value-type="float" office:value="6.06060606060606" calcext:value-type="float">
            <text:p>6.06060606060606</text:p>
          </table:table-cell>
          <table:table-cell table:formula="of:=(2.5*LOG(([.E503]/[.B503]);10)-2.6)/0.38" office:value-type="float" office:value="5.99315301700075" calcext:value-type="float">
            <text:p>5.99315301700075</text:p>
          </table:table-cell>
          <table:table-cell table:number-columns-repeated="8"/>
        </table:table-row>
        <table:table-row table:style-name="ro1">
          <table:table-cell office:value-type="float" office:value="1651" calcext:value-type="float">
            <text:p>1.65E+03</text:p>
          </table:table-cell>
          <table:table-cell office:value-type="float" office:value="0.000000000014548728" calcext:value-type="float">
            <text:p>1.45E-11</text:p>
          </table:table-cell>
          <table:table-cell/>
          <table:table-cell office:value-type="float" office:value="1651" calcext:value-type="float">
            <text:p>1.65E+03</text:p>
          </table:table-cell>
          <table:table-cell office:value-type="float" office:value="0.0000000013385115" calcext:value-type="float">
            <text:p>1.34E-09</text:p>
          </table:table-cell>
          <table:table-cell/>
          <table:table-cell table:formula="of:=(1/[.D504])*(10^4)" office:value-type="float" office:value="6.05693519079346" calcext:value-type="float">
            <text:p>6.05693519079346</text:p>
          </table:table-cell>
          <table:table-cell table:formula="of:=(2.5*LOG(([.E504]/[.B504]);10)-2.6)/0.38" office:value-type="float" office:value="6.07761238396964" calcext:value-type="float">
            <text:p>6.07761238396964</text:p>
          </table:table-cell>
          <table:table-cell table:number-columns-repeated="8"/>
        </table:table-row>
        <table:table-row table:style-name="ro1">
          <table:table-cell office:value-type="float" office:value="1652" calcext:value-type="float">
            <text:p>1.65E+03</text:p>
          </table:table-cell>
          <table:table-cell office:value-type="float" office:value="0.0000000000143837574631353" calcext:value-type="float">
            <text:p>1.44E-11</text:p>
          </table:table-cell>
          <table:table-cell/>
          <table:table-cell office:value-type="float" office:value="1652" calcext:value-type="float">
            <text:p>1.65E+03</text:p>
          </table:table-cell>
          <table:table-cell office:value-type="float" office:value="0.00000000135120122582801" calcext:value-type="float">
            <text:p>1.35E-09</text:p>
          </table:table-cell>
          <table:table-cell/>
          <table:table-cell table:formula="of:=(1/[.D505])*(10^4)" office:value-type="float" office:value="6.05326876513317" calcext:value-type="float">
            <text:p>6.05326876513317</text:p>
          </table:table-cell>
          <table:table-cell table:formula="of:=(2.5*LOG(([.E505]/[.B505]);10)-2.6)/0.38" office:value-type="float" office:value="6.13715578369479" calcext:value-type="float">
            <text:p>6.13715578369479</text:p>
          </table:table-cell>
          <table:table-cell table:number-columns-repeated="8"/>
        </table:table-row>
        <table:table-row table:style-name="ro1">
          <table:table-cell office:value-type="float" office:value="1653" calcext:value-type="float">
            <text:p>1.65E+03</text:p>
          </table:table-cell>
          <table:table-cell office:value-type="float" office:value="0.0000000000143816701530097" calcext:value-type="float">
            <text:p>1.44E-11</text:p>
          </table:table-cell>
          <table:table-cell/>
          <table:table-cell office:value-type="float" office:value="1653" calcext:value-type="float">
            <text:p>1.65E+03</text:p>
          </table:table-cell>
          <table:table-cell office:value-type="float" office:value="0.0000000013537545092455" calcext:value-type="float">
            <text:p>1.35E-09</text:p>
          </table:table-cell>
          <table:table-cell/>
          <table:table-cell table:formula="of:=(1/[.D506])*(10^4)" office:value-type="float" office:value="6.04960677555959" calcext:value-type="float">
            <text:p>6.04960677555959</text:p>
          </table:table-cell>
          <table:table-cell table:formula="of:=(2.5*LOG(([.E506]/[.B506]);10)-2.6)/0.38" office:value-type="float" office:value="6.14296442335409" calcext:value-type="float">
            <text:p>6.14296442335409</text:p>
          </table:table-cell>
          <table:table-cell table:number-columns-repeated="8"/>
        </table:table-row>
        <table:table-row table:style-name="ro1">
          <table:table-cell office:value-type="float" office:value="1654" calcext:value-type="float">
            <text:p>1.65E+03</text:p>
          </table:table-cell>
          <table:table-cell office:value-type="float" office:value="0.000000000014538215" calcext:value-type="float">
            <text:p>1.45E-11</text:p>
          </table:table-cell>
          <table:table-cell/>
          <table:table-cell office:value-type="float" office:value="1654" calcext:value-type="float">
            <text:p>1.65E+03</text:p>
          </table:table-cell>
          <table:table-cell office:value-type="float" office:value="0.0000000013541781" calcext:value-type="float">
            <text:p>1.35E-09</text:p>
          </table:table-cell>
          <table:table-cell/>
          <table:table-cell table:formula="of:=(1/[.D507])*(10^4)" office:value-type="float" office:value="6.0459492140266" calcext:value-type="float">
            <text:p>6.0459492140266</text:p>
          </table:table-cell>
          <table:table-cell table:formula="of:=(2.5*LOG(([.E507]/[.B507]);10)-2.6)/0.38" office:value-type="float" office:value="6.11292565034803" calcext:value-type="float">
            <text:p>6.11292565034803</text:p>
          </table:table-cell>
          <table:table-cell table:number-columns-repeated="8"/>
        </table:table-row>
        <table:table-row table:style-name="ro1">
          <table:table-cell office:value-type="float" office:value="1655" calcext:value-type="float">
            <text:p>1.66E+03</text:p>
          </table:table-cell>
          <table:table-cell office:value-type="float" office:value="0.000000000014525586023" calcext:value-type="float">
            <text:p>1.45E-11</text:p>
          </table:table-cell>
          <table:table-cell/>
          <table:table-cell office:value-type="float" office:value="1655" calcext:value-type="float">
            <text:p>1.66E+03</text:p>
          </table:table-cell>
          <table:table-cell office:value-type="float" office:value="0.0000000013463457699" calcext:value-type="float">
            <text:p>1.35E-09</text:p>
          </table:table-cell>
          <table:table-cell/>
          <table:table-cell table:formula="of:=(1/[.D508])*(10^4)" office:value-type="float" office:value="6.04229607250755" calcext:value-type="float">
            <text:p>6.04229607250755</text:p>
          </table:table-cell>
          <table:table-cell table:formula="of:=(2.5*LOG(([.E508]/[.B508]);10)-2.6)/0.38" office:value-type="float" office:value="6.09883518086677" calcext:value-type="float">
            <text:p>6.09883518086677</text:p>
          </table:table-cell>
          <table:table-cell table:number-columns-repeated="8"/>
        </table:table-row>
        <table:table-row table:style-name="ro1">
          <table:table-cell office:value-type="float" office:value="1656" calcext:value-type="float">
            <text:p>1.66E+03</text:p>
          </table:table-cell>
          <table:table-cell office:value-type="float" office:value="0.000000000014512149" calcext:value-type="float">
            <text:p>1.45E-11</text:p>
          </table:table-cell>
          <table:table-cell/>
          <table:table-cell office:value-type="float" office:value="1656" calcext:value-type="float">
            <text:p>1.66E+03</text:p>
          </table:table-cell>
          <table:table-cell office:value-type="float" office:value="0.0000000013380123" calcext:value-type="float">
            <text:p>1.34E-09</text:p>
          </table:table-cell>
          <table:table-cell/>
          <table:table-cell table:formula="of:=(1/[.D509])*(10^4)" office:value-type="float" office:value="6.03864734299517" calcext:value-type="float">
            <text:p>6.03864734299517</text:p>
          </table:table-cell>
          <table:table-cell table:formula="of:=(2.5*LOG(([.E509]/[.B509]);10)-2.6)/0.38" office:value-type="float" office:value="6.0837393227211" calcext:value-type="float">
            <text:p>6.0837393227211</text:p>
          </table:table-cell>
          <table:table-cell table:number-columns-repeated="8"/>
        </table:table-row>
        <table:table-row table:style-name="ro1">
          <table:table-cell office:value-type="float" office:value="1657" calcext:value-type="float">
            <text:p>1.66E+03</text:p>
          </table:table-cell>
          <table:table-cell office:value-type="float" office:value="0.000000000014573123104" calcext:value-type="float">
            <text:p>1.46E-11</text:p>
          </table:table-cell>
          <table:table-cell/>
          <table:table-cell office:value-type="float" office:value="1657" calcext:value-type="float">
            <text:p>1.66E+03</text:p>
          </table:table-cell>
          <table:table-cell office:value-type="float" office:value="0.0000000013182483776" calcext:value-type="float">
            <text:p>1.32E-09</text:p>
          </table:table-cell>
          <table:table-cell/>
          <table:table-cell table:formula="of:=(1/[.D510])*(10^4)" office:value-type="float" office:value="6.03500301750151" calcext:value-type="float">
            <text:p>6.03500301750151</text:p>
          </table:table-cell>
          <table:table-cell table:formula="of:=(2.5*LOG(([.E510]/[.B510]);10)-2.6)/0.38" office:value-type="float" office:value="6.02924086816088" calcext:value-type="float">
            <text:p>6.02924086816088</text:p>
          </table:table-cell>
          <table:table-cell table:number-columns-repeated="8"/>
        </table:table-row>
        <table:table-row table:style-name="ro1">
          <table:table-cell office:value-type="float" office:value="1658" calcext:value-type="float">
            <text:p>1.66E+03</text:p>
          </table:table-cell>
          <table:table-cell office:value-type="float" office:value="0.000000000014620547227" calcext:value-type="float">
            <text:p>1.46E-11</text:p>
          </table:table-cell>
          <table:table-cell/>
          <table:table-cell office:value-type="float" office:value="1658" calcext:value-type="float">
            <text:p>1.66E+03</text:p>
          </table:table-cell>
          <table:table-cell office:value-type="float" office:value="0.0000000013087184282" calcext:value-type="float">
            <text:p>1.31E-09</text:p>
          </table:table-cell>
          <table:table-cell/>
          <table:table-cell table:formula="of:=(1/[.D511])*(10^4)" office:value-type="float" office:value="6.0313630880579" calcext:value-type="float">
            <text:p>6.0313630880579</text:p>
          </table:table-cell>
          <table:table-cell table:formula="of:=(2.5*LOG(([.E511]/[.B511]);10)-2.6)/0.38" office:value-type="float" office:value="5.99922756466727" calcext:value-type="float">
            <text:p>5.99922756466727</text:p>
          </table:table-cell>
          <table:table-cell table:number-columns-repeated="8"/>
        </table:table-row>
        <table:table-row table:style-name="ro1">
          <table:table-cell office:value-type="float" office:value="1659" calcext:value-type="float">
            <text:p>1.66E+03</text:p>
          </table:table-cell>
          <table:table-cell office:value-type="float" office:value="0.00000000001483807" calcext:value-type="float">
            <text:p>1.48E-11</text:p>
          </table:table-cell>
          <table:table-cell/>
          <table:table-cell office:value-type="float" office:value="1659" calcext:value-type="float">
            <text:p>1.66E+03</text:p>
          </table:table-cell>
          <table:table-cell office:value-type="float" office:value="0.0000000012767948" calcext:value-type="float">
            <text:p>1.28E-09</text:p>
          </table:table-cell>
          <table:table-cell/>
          <table:table-cell table:formula="of:=(1/[.D512])*(10^4)" office:value-type="float" office:value="6.02772754671489" calcext:value-type="float">
            <text:p>6.02772754671489</text:p>
          </table:table-cell>
          <table:table-cell table:formula="of:=(2.5*LOG(([.E512]/[.B512]);10)-2.6)/0.38" office:value-type="float" office:value="5.88647164266285" calcext:value-type="float">
            <text:p>5.88647164266285</text:p>
          </table:table-cell>
          <table:table-cell table:number-columns-repeated="8"/>
        </table:table-row>
        <table:table-row table:style-name="ro1">
          <table:table-cell office:value-type="float" office:value="1660" calcext:value-type="float">
            <text:p>1.66E+03</text:p>
          </table:table-cell>
          <table:table-cell office:value-type="float" office:value="0.000000000014851944334179" calcext:value-type="float">
            <text:p>1.49E-11</text:p>
          </table:table-cell>
          <table:table-cell/>
          <table:table-cell office:value-type="float" office:value="1660" calcext:value-type="float">
            <text:p>1.66E+03</text:p>
          </table:table-cell>
          <table:table-cell office:value-type="float" office:value="0.0000000012930288355163" calcext:value-type="float">
            <text:p>1.29E-09</text:p>
          </table:table-cell>
          <table:table-cell/>
          <table:table-cell table:formula="of:=(1/[.D513])*(10^4)" office:value-type="float" office:value="6.02409638554217" calcext:value-type="float">
            <text:p>6.02409638554217</text:p>
          </table:table-cell>
          <table:table-cell table:formula="of:=(2.5*LOG(([.E513]/[.B513]);10)-2.6)/0.38" office:value-type="float" office:value="5.91990064001467" calcext:value-type="float">
            <text:p>5.91990064001467</text:p>
          </table:table-cell>
          <table:table-cell table:number-columns-repeated="8"/>
        </table:table-row>
        <table:table-row table:style-name="ro1">
          <table:table-cell office:value-type="float" office:value="1661" calcext:value-type="float">
            <text:p>1.66E+03</text:p>
          </table:table-cell>
          <table:table-cell office:value-type="float" office:value="0.000000000014868568" calcext:value-type="float">
            <text:p>1.49E-11</text:p>
          </table:table-cell>
          <table:table-cell/>
          <table:table-cell office:value-type="float" office:value="1661" calcext:value-type="float">
            <text:p>1.66E+03</text:p>
          </table:table-cell>
          <table:table-cell office:value-type="float" office:value="0.0000000013124798" calcext:value-type="float">
            <text:p>1.31E-09</text:p>
          </table:table-cell>
          <table:table-cell/>
          <table:table-cell table:formula="of:=(1/[.D514])*(10^4)" office:value-type="float" office:value="6.02046959662854" calcext:value-type="float">
            <text:p>6.02046959662854</text:p>
          </table:table-cell>
          <table:table-cell table:formula="of:=(2.5*LOG(([.E514]/[.B514]);10)-2.6)/0.38" office:value-type="float" office:value="5.95936503048147" calcext:value-type="float">
            <text:p>5.95936503048147</text:p>
          </table:table-cell>
          <table:table-cell table:number-columns-repeated="8"/>
        </table:table-row>
        <table:table-row table:style-name="ro1">
          <table:table-cell office:value-type="float" office:value="1662" calcext:value-type="float">
            <text:p>1.66E+03</text:p>
          </table:table-cell>
          <table:table-cell office:value-type="float" office:value="0.0000000000149024785470823" calcext:value-type="float">
            <text:p>1.49E-11</text:p>
          </table:table-cell>
          <table:table-cell/>
          <table:table-cell office:value-type="float" office:value="1662" calcext:value-type="float">
            <text:p>1.66E+03</text:p>
          </table:table-cell>
          <table:table-cell office:value-type="float" office:value="0.00000000130266702502897" calcext:value-type="float">
            <text:p>1.30E-09</text:p>
          </table:table-cell>
          <table:table-cell/>
          <table:table-cell table:formula="of:=(1/[.D515])*(10^4)" office:value-type="float" office:value="6.01684717208183" calcext:value-type="float">
            <text:p>6.01684717208183</text:p>
          </table:table-cell>
          <table:table-cell table:formula="of:=(2.5*LOG(([.E515]/[.B515]);10)-2.6)/0.38" office:value-type="float" office:value="5.93141391111373" calcext:value-type="float">
            <text:p>5.93141391111373</text:p>
          </table:table-cell>
          <table:table-cell table:number-columns-repeated="8"/>
        </table:table-row>
        <table:table-row table:style-name="ro1">
          <table:table-cell office:value-type="float" office:value="1663" calcext:value-type="float">
            <text:p>1.66E+03</text:p>
          </table:table-cell>
          <table:table-cell office:value-type="float" office:value="0.0000000000149476779525" calcext:value-type="float">
            <text:p>1.49E-11</text:p>
          </table:table-cell>
          <table:table-cell/>
          <table:table-cell office:value-type="float" office:value="1663" calcext:value-type="float">
            <text:p>1.66E+03</text:p>
          </table:table-cell>
          <table:table-cell office:value-type="float" office:value="0.00000000130967407225" calcext:value-type="float">
            <text:p>1.31E-09</text:p>
          </table:table-cell>
          <table:table-cell/>
          <table:table-cell table:formula="of:=(1/[.D516])*(10^4)" office:value-type="float" office:value="6.01322910402886" calcext:value-type="float">
            <text:p>6.01322910402886</text:p>
          </table:table-cell>
          <table:table-cell table:formula="of:=(2.5*LOG(([.E516]/[.B516]);10)-2.6)/0.38" office:value-type="float" office:value="5.93808879879863" calcext:value-type="float">
            <text:p>5.93808879879863</text:p>
          </table:table-cell>
          <table:table-cell table:number-columns-repeated="8"/>
        </table:table-row>
        <table:table-row table:style-name="ro1">
          <table:table-cell office:value-type="float" office:value="1664" calcext:value-type="float">
            <text:p>1.66E+03</text:p>
          </table:table-cell>
          <table:table-cell office:value-type="float" office:value="0.000000000015259237" calcext:value-type="float">
            <text:p>1.53E-11</text:p>
          </table:table-cell>
          <table:table-cell/>
          <table:table-cell office:value-type="float" office:value="1664" calcext:value-type="float">
            <text:p>1.66E+03</text:p>
          </table:table-cell>
          <table:table-cell office:value-type="float" office:value="0.0000000013953969" calcext:value-type="float">
            <text:p>1.40E-09</text:p>
          </table:table-cell>
          <table:table-cell/>
          <table:table-cell table:formula="of:=(1/[.D517])*(10^4)" office:value-type="float" office:value="6.00961538461538" calcext:value-type="float">
            <text:p>6.00961538461538</text:p>
          </table:table-cell>
          <table:table-cell table:formula="of:=(2.5*LOG(([.E517]/[.B517]);10)-2.6)/0.38" office:value-type="float" office:value="6.06029562807879" calcext:value-type="float">
            <text:p>6.06029562807879</text:p>
          </table:table-cell>
          <table:table-cell table:number-columns-repeated="8"/>
        </table:table-row>
        <table:table-row table:style-name="ro1">
          <table:table-cell office:value-type="float" office:value="1665" calcext:value-type="float">
            <text:p>1.67E+03</text:p>
          </table:table-cell>
          <table:table-cell office:value-type="float" office:value="0.000000000015215316826" calcext:value-type="float">
            <text:p>1.52E-11</text:p>
          </table:table-cell>
          <table:table-cell/>
          <table:table-cell office:value-type="float" office:value="1665" calcext:value-type="float">
            <text:p>1.67E+03</text:p>
          </table:table-cell>
          <table:table-cell office:value-type="float" office:value="0.0000000013867159998" calcext:value-type="float">
            <text:p>1.39E-09</text:p>
          </table:table-cell>
          <table:table-cell/>
          <table:table-cell table:formula="of:=(1/[.D518])*(10^4)" office:value-type="float" office:value="6.00600600600601" calcext:value-type="float">
            <text:p>6.00600600600601</text:p>
          </table:table-cell>
          <table:table-cell table:formula="of:=(2.5*LOG(([.E518]/[.B518]);10)-2.6)/0.38" office:value-type="float" office:value="6.05070083158689" calcext:value-type="float">
            <text:p>6.05070083158689</text:p>
          </table:table-cell>
          <table:table-cell table:number-columns-repeated="8"/>
        </table:table-row>
        <table:table-row table:style-name="ro1">
          <table:table-cell office:value-type="float" office:value="1666" calcext:value-type="float">
            <text:p>1.67E+03</text:p>
          </table:table-cell>
          <table:table-cell office:value-type="float" office:value="0.000000000015156138" calcext:value-type="float">
            <text:p>1.52E-11</text:p>
          </table:table-cell>
          <table:table-cell/>
          <table:table-cell office:value-type="float" office:value="1666" calcext:value-type="float">
            <text:p>1.67E+03</text:p>
          </table:table-cell>
          <table:table-cell office:value-type="float" office:value="0.0000000013750192" calcext:value-type="float">
            <text:p>1.38E-09</text:p>
          </table:table-cell>
          <table:table-cell/>
          <table:table-cell table:formula="of:=(1/[.D519])*(10^4)" office:value-type="float" office:value="6.00240096038415" calcext:value-type="float">
            <text:p>6.00240096038415</text:p>
          </table:table-cell>
          <table:table-cell table:formula="of:=(2.5*LOG(([.E519]/[.B519]);10)-2.6)/0.38" office:value-type="float" office:value="6.03763297029977" calcext:value-type="float">
            <text:p>6.03763297029977</text:p>
          </table:table-cell>
          <table:table-cell table:number-columns-repeated="8"/>
        </table:table-row>
        <table:table-row table:style-name="ro1">
          <table:table-cell office:value-type="float" office:value="1667" calcext:value-type="float">
            <text:p>1.67E+03</text:p>
          </table:table-cell>
          <table:table-cell office:value-type="float" office:value="0.0000000000145308938575001" calcext:value-type="float">
            <text:p>1.45E-11</text:p>
          </table:table-cell>
          <table:table-cell/>
          <table:table-cell office:value-type="float" office:value="1667" calcext:value-type="float">
            <text:p>1.67E+03</text:p>
          </table:table-cell>
          <table:table-cell office:value-type="float" office:value="0.0000000013525635804" calcext:value-type="float">
            <text:p>1.35E-09</text:p>
          </table:table-cell>
          <table:table-cell/>
          <table:table-cell table:formula="of:=(1/[.D520])*(10^4)" office:value-type="float" office:value="5.99880023995201" calcext:value-type="float">
            <text:p>5.99880023995201</text:p>
          </table:table-cell>
          <table:table-cell table:formula="of:=(2.5*LOG(([.E520]/[.B520]);10)-2.6)/0.38" office:value-type="float" office:value="6.11095630821547" calcext:value-type="float">
            <text:p>6.11095630821547</text:p>
          </table:table-cell>
          <table:table-cell table:number-columns-repeated="8"/>
        </table:table-row>
        <table:table-row table:style-name="ro1">
          <table:table-cell office:value-type="float" office:value="1668" calcext:value-type="float">
            <text:p>1.67E+03</text:p>
          </table:table-cell>
          <table:table-cell office:value-type="float" office:value="0.0000000000143048998007881" calcext:value-type="float">
            <text:p>1.43E-11</text:p>
          </table:table-cell>
          <table:table-cell/>
          <table:table-cell office:value-type="float" office:value="1668" calcext:value-type="float">
            <text:p>1.67E+03</text:p>
          </table:table-cell>
          <table:table-cell office:value-type="float" office:value="0.00000000133946696371905" calcext:value-type="float">
            <text:p>1.34E-09</text:p>
          </table:table-cell>
          <table:table-cell/>
          <table:table-cell table:formula="of:=(1/[.D521])*(10^4)" office:value-type="float" office:value="5.99520383693046" calcext:value-type="float">
            <text:p>5.99520383693046</text:p>
          </table:table-cell>
          <table:table-cell table:formula="of:=(2.5*LOG(([.E521]/[.B521]);10)-2.6)/0.38" office:value-type="float" office:value="6.12794201727061" calcext:value-type="float">
            <text:p>6.12794201727061</text:p>
          </table:table-cell>
          <table:table-cell table:number-columns-repeated="8"/>
        </table:table-row>
        <table:table-row table:style-name="ro1">
          <table:table-cell office:value-type="float" office:value="1669" calcext:value-type="float">
            <text:p>1.67E+03</text:p>
          </table:table-cell>
          <table:table-cell office:value-type="float" office:value="0.000000000014088664" calcext:value-type="float">
            <text:p>1.41E-11</text:p>
          </table:table-cell>
          <table:table-cell/>
          <table:table-cell office:value-type="float" office:value="1669" calcext:value-type="float">
            <text:p>1.67E+03</text:p>
          </table:table-cell>
          <table:table-cell office:value-type="float" office:value="0.0000000012684422" calcext:value-type="float">
            <text:p>1.27E-09</text:p>
          </table:table-cell>
          <table:table-cell/>
          <table:table-cell table:formula="of:=(1/[.D522])*(10^4)" office:value-type="float" office:value="5.99161174355902" calcext:value-type="float">
            <text:p>5.99161174355902</text:p>
          </table:table-cell>
          <table:table-cell table:formula="of:=(2.5*LOG(([.E522]/[.B522]);10)-2.6)/0.38" office:value-type="float" office:value="6.01579520017277" calcext:value-type="float">
            <text:p>6.01579520017277</text:p>
          </table:table-cell>
          <table:table-cell table:number-columns-repeated="8"/>
        </table:table-row>
        <table:table-row table:style-name="ro1">
          <table:table-cell office:value-type="float" office:value="1670" calcext:value-type="float">
            <text:p>1.67E+03</text:p>
          </table:table-cell>
          <table:table-cell office:value-type="float" office:value="0.0000000000142055181449267" calcext:value-type="float">
            <text:p>1.42E-11</text:p>
          </table:table-cell>
          <table:table-cell/>
          <table:table-cell office:value-type="float" office:value="1670" calcext:value-type="float">
            <text:p>1.67E+03</text:p>
          </table:table-cell>
          <table:table-cell office:value-type="float" office:value="0.00000000128489441704944" calcext:value-type="float">
            <text:p>1.28E-09</text:p>
          </table:table-cell>
          <table:table-cell/>
          <table:table-cell table:formula="of:=(1/[.D523])*(10^4)" office:value-type="float" office:value="5.98802395209581" calcext:value-type="float">
            <text:p>5.98802395209581</text:p>
          </table:table-cell>
          <table:table-cell table:formula="of:=(2.5*LOG(([.E523]/[.B523]);10)-2.6)/0.38" office:value-type="float" office:value="6.02901554529225" calcext:value-type="float">
            <text:p>6.02901554529225</text:p>
          </table:table-cell>
          <table:table-cell table:number-columns-repeated="8"/>
        </table:table-row>
        <table:table-row table:style-name="ro1">
          <table:table-cell office:value-type="float" office:value="1671" calcext:value-type="float">
            <text:p>1.67E+03</text:p>
          </table:table-cell>
          <table:table-cell office:value-type="float" office:value="0.000000000014382954" calcext:value-type="float">
            <text:p>1.44E-11</text:p>
          </table:table-cell>
          <table:table-cell/>
          <table:table-cell office:value-type="float" office:value="1671" calcext:value-type="float">
            <text:p>1.67E+03</text:p>
          </table:table-cell>
          <table:table-cell office:value-type="float" office:value="0.0000000013098761" calcext:value-type="float">
            <text:p>1.31E-09</text:p>
          </table:table-cell>
          <table:table-cell/>
          <table:table-cell table:formula="of:=(1/[.D524])*(10^4)" office:value-type="float" office:value="5.98444045481747" calcext:value-type="float">
            <text:p>5.98444045481747</text:p>
          </table:table-cell>
          <table:table-cell table:formula="of:=(2.5*LOG(([.E524]/[.B524]);10)-2.6)/0.38" office:value-type="float" office:value="6.04856662232525" calcext:value-type="float">
            <text:p>6.04856662232525</text:p>
          </table:table-cell>
          <table:table-cell table:number-columns-repeated="8"/>
        </table:table-row>
        <table:table-row table:style-name="ro1">
          <table:table-cell office:value-type="float" office:value="1672" calcext:value-type="float">
            <text:p>1.67E+03</text:p>
          </table:table-cell>
          <table:table-cell office:value-type="float" office:value="0.0000000000146148649375" calcext:value-type="float">
            <text:p>1.46E-11</text:p>
          </table:table-cell>
          <table:table-cell/>
          <table:table-cell office:value-type="float" office:value="1672" calcext:value-type="float">
            <text:p>1.67E+03</text:p>
          </table:table-cell>
          <table:table-cell office:value-type="float" office:value="0.00000000135875820634999" calcext:value-type="float">
            <text:p>1.36E-09</text:p>
          </table:table-cell>
          <table:table-cell/>
          <table:table-cell table:formula="of:=(1/[.D525])*(10^4)" office:value-type="float" office:value="5.98086124401914" calcext:value-type="float">
            <text:p>5.98086124401914</text:p>
          </table:table-cell>
          <table:table-cell table:formula="of:=(2.5*LOG(([.E525]/[.B525]);10)-2.6)/0.38" office:value-type="float" office:value="6.1075485122548" calcext:value-type="float">
            <text:p>6.1075485122548</text:p>
          </table:table-cell>
          <table:table-cell table:number-columns-repeated="8"/>
        </table:table-row>
        <table:table-row table:style-name="ro1">
          <table:table-cell office:value-type="float" office:value="1673" calcext:value-type="float">
            <text:p>1.67E+03</text:p>
          </table:table-cell>
          <table:table-cell office:value-type="float" office:value="0.0000000000147384189959999" calcext:value-type="float">
            <text:p>1.47E-11</text:p>
          </table:table-cell>
          <table:table-cell/>
          <table:table-cell office:value-type="float" office:value="1673" calcext:value-type="float">
            <text:p>1.67E+03</text:p>
          </table:table-cell>
          <table:table-cell office:value-type="float" office:value="0.00000000137962271319999" calcext:value-type="float">
            <text:p>1.38E-09</text:p>
          </table:table-cell>
          <table:table-cell/>
          <table:table-cell table:formula="of:=(1/[.D526])*(10^4)" office:value-type="float" office:value="5.97728631201435" calcext:value-type="float">
            <text:p>5.97728631201435</text:p>
          </table:table-cell>
          <table:table-cell table:formula="of:=(2.5*LOG(([.E526]/[.B526]);10)-2.6)/0.38" office:value-type="float" office:value="6.12703576872755" calcext:value-type="float">
            <text:p>6.12703576872755</text:p>
          </table:table-cell>
          <table:table-cell table:number-columns-repeated="8"/>
        </table:table-row>
        <table:table-row table:style-name="ro1">
          <table:table-cell office:value-type="float" office:value="1674" calcext:value-type="float">
            <text:p>1.67E+03</text:p>
          </table:table-cell>
          <table:table-cell office:value-type="float" office:value="0.000000000015468238" calcext:value-type="float">
            <text:p>1.55E-11</text:p>
          </table:table-cell>
          <table:table-cell/>
          <table:table-cell office:value-type="float" office:value="1674" calcext:value-type="float">
            <text:p>1.67E+03</text:p>
          </table:table-cell>
          <table:table-cell office:value-type="float" office:value="0.0000000014209461" calcext:value-type="float">
            <text:p>1.42E-09</text:p>
          </table:table-cell>
          <table:table-cell/>
          <table:table-cell table:formula="of:=(1/[.D527])*(10^4)" office:value-type="float" office:value="5.97371565113501" calcext:value-type="float">
            <text:p>5.97371565113501</text:p>
          </table:table-cell>
          <table:table-cell table:formula="of:=(2.5*LOG(([.E527]/[.B527]);10)-2.6)/0.38" office:value-type="float" office:value="6.07326814940116" calcext:value-type="float">
            <text:p>6.07326814940116</text:p>
          </table:table-cell>
          <table:table-cell table:number-columns-repeated="8"/>
        </table:table-row>
        <table:table-row table:style-name="ro1">
          <table:table-cell office:value-type="float" office:value="1675" calcext:value-type="float">
            <text:p>1.68E+03</text:p>
          </table:table-cell>
          <table:table-cell office:value-type="float" office:value="0.0000000000158389334124998" calcext:value-type="float">
            <text:p>1.58E-11</text:p>
          </table:table-cell>
          <table:table-cell/>
          <table:table-cell office:value-type="float" office:value="1675" calcext:value-type="float">
            <text:p>1.68E+03</text:p>
          </table:table-cell>
          <table:table-cell office:value-type="float" office:value="0.00000000143864063699999" calcext:value-type="float">
            <text:p>1.44E-09</text:p>
          </table:table-cell>
          <table:table-cell/>
          <table:table-cell table:formula="of:=(1/[.D528])*(10^4)" office:value-type="float" office:value="5.97014925373134" calcext:value-type="float">
            <text:p>5.97014925373134</text:p>
          </table:table-cell>
          <table:table-cell table:formula="of:=(2.5*LOG(([.E528]/[.B528]);10)-2.6)/0.38" office:value-type="float" office:value="6.04096309571925" calcext:value-type="float">
            <text:p>6.04096309571925</text:p>
          </table:table-cell>
          <table:table-cell table:number-columns-repeated="8"/>
        </table:table-row>
        <table:table-row table:style-name="ro1">
          <table:table-cell office:value-type="float" office:value="1676" calcext:value-type="float">
            <text:p>1.68E+03</text:p>
          </table:table-cell>
          <table:table-cell office:value-type="float" office:value="0.000000000016476933" calcext:value-type="float">
            <text:p>1.65E-11</text:p>
          </table:table-cell>
          <table:table-cell/>
          <table:table-cell office:value-type="float" office:value="1676" calcext:value-type="float">
            <text:p>1.68E+03</text:p>
          </table:table-cell>
          <table:table-cell office:value-type="float" office:value="0.0000000014690945" calcext:value-type="float">
            <text:p>1.47E-09</text:p>
          </table:table-cell>
          <table:table-cell/>
          <table:table-cell table:formula="of:=(1/[.D529])*(10^4)" office:value-type="float" office:value="5.96658711217184" calcext:value-type="float">
            <text:p>5.96658711217184</text:p>
          </table:table-cell>
          <table:table-cell table:formula="of:=(2.5*LOG(([.E529]/[.B529]);10)-2.6)/0.38" office:value-type="float" office:value="5.98798261242919" calcext:value-type="float">
            <text:p>5.98798261242919</text:p>
          </table:table-cell>
          <table:table-cell table:number-columns-repeated="8"/>
        </table:table-row>
        <table:table-row table:style-name="ro1">
          <table:table-cell office:value-type="float" office:value="1677" calcext:value-type="float">
            <text:p>1.68E+03</text:p>
          </table:table-cell>
          <table:table-cell office:value-type="float" office:value="0.0000000000165299955264962" calcext:value-type="float">
            <text:p>1.65E-11</text:p>
          </table:table-cell>
          <table:table-cell/>
          <table:table-cell office:value-type="float" office:value="1677" calcext:value-type="float">
            <text:p>1.68E+03</text:p>
          </table:table-cell>
          <table:table-cell office:value-type="float" office:value="0.00000000150596576326792" calcext:value-type="float">
            <text:p>1.51E-09</text:p>
          </table:table-cell>
          <table:table-cell/>
          <table:table-cell table:formula="of:=(1/[.D530])*(10^4)" office:value-type="float" office:value="5.96302921884317" calcext:value-type="float">
            <text:p>5.96302921884317</text:p>
          </table:table-cell>
          <table:table-cell table:formula="of:=(2.5*LOG(([.E530]/[.B530]);10)-2.6)/0.38" office:value-type="float" office:value="6.0496208069532" calcext:value-type="float">
            <text:p>6.0496208069532</text:p>
          </table:table-cell>
          <table:table-cell table:number-columns-repeated="8"/>
        </table:table-row>
        <table:table-row table:style-name="ro1">
          <table:table-cell office:value-type="float" office:value="1678" calcext:value-type="float">
            <text:p>1.68E+03</text:p>
          </table:table-cell>
          <table:table-cell office:value-type="float" office:value="0.0000000000165579631732719" calcext:value-type="float">
            <text:p>1.66E-11</text:p>
          </table:table-cell>
          <table:table-cell/>
          <table:table-cell office:value-type="float" office:value="1678" calcext:value-type="float">
            <text:p>1.68E+03</text:p>
          </table:table-cell>
          <table:table-cell office:value-type="float" office:value="0.00000000152153879926373" calcext:value-type="float">
            <text:p>1.52E-09</text:p>
          </table:table-cell>
          <table:table-cell/>
          <table:table-cell table:formula="of:=(1/[.D531])*(10^4)" office:value-type="float" office:value="5.95947556615018" calcext:value-type="float">
            <text:p>5.95947556615018</text:p>
          </table:table-cell>
          <table:table-cell table:formula="of:=(2.5*LOG(([.E531]/[.B531]);10)-2.6)/0.38" office:value-type="float" office:value="6.07418499350182" calcext:value-type="float">
            <text:p>6.07418499350182</text:p>
          </table:table-cell>
          <table:table-cell table:number-columns-repeated="8"/>
        </table:table-row>
        <table:table-row table:style-name="ro1">
          <table:table-cell office:value-type="float" office:value="1679" calcext:value-type="float">
            <text:p>1.68E+03</text:p>
          </table:table-cell>
          <table:table-cell office:value-type="float" office:value="0.000000000016835793" calcext:value-type="float">
            <text:p>1.68E-11</text:p>
          </table:table-cell>
          <table:table-cell/>
          <table:table-cell office:value-type="float" office:value="1679" calcext:value-type="float">
            <text:p>1.68E+03</text:p>
          </table:table-cell>
          <table:table-cell office:value-type="float" office:value="0.00000000146115" calcext:value-type="float">
            <text:p>1.46E-09</text:p>
          </table:table-cell>
          <table:table-cell/>
          <table:table-cell table:formula="of:=(1/[.D532])*(10^4)" office:value-type="float" office:value="5.95592614651578" calcext:value-type="float">
            <text:p>5.95592614651578</text:p>
          </table:table-cell>
          <table:table-cell table:formula="of:=(2.5*LOG(([.E532]/[.B532]);10)-2.6)/0.38" office:value-type="float" office:value="5.91092911213447" calcext:value-type="float">
            <text:p>5.91092911213447</text:p>
          </table:table-cell>
          <table:table-cell table:number-columns-repeated="8"/>
        </table:table-row>
        <table:table-row table:style-name="ro1">
          <table:table-cell office:value-type="float" office:value="1680" calcext:value-type="float">
            <text:p>1.68E+03</text:p>
          </table:table-cell>
          <table:table-cell office:value-type="float" office:value="0.0000000000167180457750001" calcext:value-type="float">
            <text:p>1.67E-11</text:p>
          </table:table-cell>
          <table:table-cell/>
          <table:table-cell office:value-type="float" office:value="1680" calcext:value-type="float">
            <text:p>1.68E+03</text:p>
          </table:table-cell>
          <table:table-cell office:value-type="float" office:value="0.00000000145136376190001" calcext:value-type="float">
            <text:p>1.45E-09</text:p>
          </table:table-cell>
          <table:table-cell/>
          <table:table-cell table:formula="of:=(1/[.D533])*(10^4)" office:value-type="float" office:value="5.95238095238095" calcext:value-type="float">
            <text:p>5.95238095238095</text:p>
          </table:table-cell>
          <table:table-cell table:formula="of:=(2.5*LOG(([.E533]/[.B533]);10)-2.6)/0.38" office:value-type="float" office:value="5.9117813504016" calcext:value-type="float">
            <text:p>5.9117813504016</text:p>
          </table:table-cell>
          <table:table-cell table:number-columns-repeated="8"/>
        </table:table-row>
        <table:table-row table:style-name="ro1">
          <table:table-cell office:value-type="float" office:value="1681" calcext:value-type="float">
            <text:p>1.68E+03</text:p>
          </table:table-cell>
          <table:table-cell office:value-type="float" office:value="0.000000000016487943" calcext:value-type="float">
            <text:p>1.65E-11</text:p>
          </table:table-cell>
          <table:table-cell/>
          <table:table-cell office:value-type="float" office:value="1681" calcext:value-type="float">
            <text:p>1.68E+03</text:p>
          </table:table-cell>
          <table:table-cell office:value-type="float" office:value="0.0000000014322394" calcext:value-type="float">
            <text:p>1.43E-09</text:p>
          </table:table-cell>
          <table:table-cell/>
          <table:table-cell table:formula="of:=(1/[.D534])*(10^4)" office:value-type="float" office:value="5.94883997620464" calcext:value-type="float">
            <text:p>5.94883997620464</text:p>
          </table:table-cell>
          <table:table-cell table:formula="of:=(2.5*LOG(([.E534]/[.B534]);10)-2.6)/0.38" office:value-type="float" office:value="5.91348117983301" calcext:value-type="float">
            <text:p>5.91348117983301</text:p>
          </table:table-cell>
          <table:table-cell table:number-columns-repeated="8"/>
        </table:table-row>
        <table:table-row table:style-name="ro1">
          <table:table-cell office:value-type="float" office:value="1682" calcext:value-type="float">
            <text:p>1.68E+03</text:p>
          </table:table-cell>
          <table:table-cell office:value-type="float" office:value="0.000000000016181388012" calcext:value-type="float">
            <text:p>1.62E-11</text:p>
          </table:table-cell>
          <table:table-cell/>
          <table:table-cell office:value-type="float" office:value="1682" calcext:value-type="float">
            <text:p>1.68E+03</text:p>
          </table:table-cell>
          <table:table-cell office:value-type="float" office:value="0.0000000013987069816" calcext:value-type="float">
            <text:p>1.40E-09</text:p>
          </table:table-cell>
          <table:table-cell/>
          <table:table-cell table:formula="of:=(1/[.D535])*(10^4)" office:value-type="float" office:value="5.94530321046373" calcext:value-type="float">
            <text:p>5.94530321046373</text:p>
          </table:table-cell>
          <table:table-cell table:formula="of:=(2.5*LOG(([.E535]/[.B535]);10)-2.6)/0.38" office:value-type="float" office:value="5.89941428115185" calcext:value-type="float">
            <text:p>5.89941428115185</text:p>
          </table:table-cell>
          <table:table-cell table:number-columns-repeated="8"/>
        </table:table-row>
        <table:table-row table:style-name="ro1">
          <table:table-cell office:value-type="float" office:value="1683" calcext:value-type="float">
            <text:p>1.68E+03</text:p>
          </table:table-cell>
          <table:table-cell office:value-type="float" office:value="0.000000000016024869" calcext:value-type="float">
            <text:p>1.60E-11</text:p>
          </table:table-cell>
          <table:table-cell/>
          <table:table-cell office:value-type="float" office:value="1683" calcext:value-type="float">
            <text:p>1.68E+03</text:p>
          </table:table-cell>
          <table:table-cell office:value-type="float" office:value="0.0000000013815862" calcext:value-type="float">
            <text:p>1.38E-09</text:p>
          </table:table-cell>
          <table:table-cell/>
          <table:table-cell table:formula="of:=(1/[.D536])*(10^4)" office:value-type="float" office:value="5.941770647653" calcext:value-type="float">
            <text:p>5.941770647653</text:p>
          </table:table-cell>
          <table:table-cell table:formula="of:=(2.5*LOG(([.E536]/[.B536]);10)-2.6)/0.38" office:value-type="float" office:value="5.89199670187411" calcext:value-type="float">
            <text:p>5.89199670187411</text:p>
          </table:table-cell>
          <table:table-cell table:number-columns-repeated="8"/>
        </table:table-row>
        <table:table-row table:style-name="ro1">
          <table:table-cell office:value-type="float" office:value="1684" calcext:value-type="float">
            <text:p>1.68E+03</text:p>
          </table:table-cell>
          <table:table-cell office:value-type="float" office:value="0.0000000000157772039805" calcext:value-type="float">
            <text:p>1.58E-11</text:p>
          </table:table-cell>
          <table:table-cell/>
          <table:table-cell office:value-type="float" office:value="1684" calcext:value-type="float">
            <text:p>1.68E+03</text:p>
          </table:table-cell>
          <table:table-cell office:value-type="float" office:value="0.00000000138964079005" calcext:value-type="float">
            <text:p>1.39E-09</text:p>
          </table:table-cell>
          <table:table-cell/>
          <table:table-cell table:formula="of:=(1/[.D537])*(10^4)" office:value-type="float" office:value="5.93824228028504" calcext:value-type="float">
            <text:p>5.93824228028504</text:p>
          </table:table-cell>
          <table:table-cell table:formula="of:=(2.5*LOG(([.E537]/[.B537]);10)-2.6)/0.38" office:value-type="float" office:value="5.95310863794255" calcext:value-type="float">
            <text:p>5.95310863794255</text:p>
          </table:table-cell>
          <table:table-cell table:number-columns-repeated="8"/>
        </table:table-row>
        <table:table-row table:style-name="ro1">
          <table:table-cell office:value-type="float" office:value="1685" calcext:value-type="float">
            <text:p>1.69E+03</text:p>
          </table:table-cell>
          <table:table-cell office:value-type="float" office:value="0.0000000000156589610010777" calcext:value-type="float">
            <text:p>1.57E-11</text:p>
          </table:table-cell>
          <table:table-cell/>
          <table:table-cell office:value-type="float" office:value="1685" calcext:value-type="float">
            <text:p>1.69E+03</text:p>
          </table:table-cell>
          <table:table-cell office:value-type="float" office:value="0.00000000138091281596363" calcext:value-type="float">
            <text:p>1.38E-09</text:p>
          </table:table-cell>
          <table:table-cell/>
          <table:table-cell table:formula="of:=(1/[.D538])*(10^4)" office:value-type="float" office:value="5.93471810089021" calcext:value-type="float">
            <text:p>5.93471810089021</text:p>
          </table:table-cell>
          <table:table-cell table:formula="of:=(2.5*LOG(([.E538]/[.B538]);10)-2.6)/0.38" office:value-type="float" office:value="5.95660077457053" calcext:value-type="float">
            <text:p>5.95660077457053</text:p>
          </table:table-cell>
          <table:table-cell table:number-columns-repeated="8"/>
        </table:table-row>
        <table:table-row table:style-name="ro1">
          <table:table-cell office:value-type="float" office:value="1686" calcext:value-type="float">
            <text:p>1.69E+03</text:p>
          </table:table-cell>
          <table:table-cell office:value-type="float" office:value="0.000000000015402613" calcext:value-type="float">
            <text:p>1.54E-11</text:p>
          </table:table-cell>
          <table:table-cell/>
          <table:table-cell office:value-type="float" office:value="1686" calcext:value-type="float">
            <text:p>1.69E+03</text:p>
          </table:table-cell>
          <table:table-cell office:value-type="float" office:value="0.000000001361124" calcext:value-type="float">
            <text:p>1.36E-09</text:p>
          </table:table-cell>
          <table:table-cell/>
          <table:table-cell table:formula="of:=(1/[.D539])*(10^4)" office:value-type="float" office:value="5.93119810201661" calcext:value-type="float">
            <text:p>5.93119810201661</text:p>
          </table:table-cell>
          <table:table-cell table:formula="of:=(2.5*LOG(([.E539]/[.B539]);10)-2.6)/0.38" office:value-type="float" office:value="5.96252163224881" calcext:value-type="float">
            <text:p>5.96252163224881</text:p>
          </table:table-cell>
          <table:table-cell table:number-columns-repeated="8"/>
        </table:table-row>
        <table:table-row table:style-name="ro1">
          <table:table-cell office:value-type="float" office:value="1687" calcext:value-type="float">
            <text:p>1.69E+03</text:p>
          </table:table-cell>
          <table:table-cell office:value-type="float" office:value="0.000000000015275182482192" calcext:value-type="float">
            <text:p>1.53E-11</text:p>
          </table:table-cell>
          <table:table-cell/>
          <table:table-cell office:value-type="float" office:value="1687" calcext:value-type="float">
            <text:p>1.69E+03</text:p>
          </table:table-cell>
          <table:table-cell office:value-type="float" office:value="0.0000000013699375906847" calcext:value-type="float">
            <text:p>1.37E-09</text:p>
          </table:table-cell>
          <table:table-cell/>
          <table:table-cell table:formula="of:=(1/[.D540])*(10^4)" office:value-type="float" office:value="5.92768227622999" calcext:value-type="float">
            <text:p>5.92768227622999</text:p>
          </table:table-cell>
          <table:table-cell table:formula="of:=(2.5*LOG(([.E540]/[.B540]);10)-2.6)/0.38" office:value-type="float" office:value="6.00469983936152" calcext:value-type="float">
            <text:p>6.00469983936152</text:p>
          </table:table-cell>
          <table:table-cell table:number-columns-repeated="8"/>
        </table:table-row>
        <table:table-row table:style-name="ro1">
          <table:table-cell office:value-type="float" office:value="1688" calcext:value-type="float">
            <text:p>1.69E+03</text:p>
          </table:table-cell>
          <table:table-cell office:value-type="float" office:value="0.000000000015201323" calcext:value-type="float">
            <text:p>1.52E-11</text:p>
          </table:table-cell>
          <table:table-cell/>
          <table:table-cell office:value-type="float" office:value="1688" calcext:value-type="float">
            <text:p>1.69E+03</text:p>
          </table:table-cell>
          <table:table-cell office:value-type="float" office:value="0.000000001375046" calcext:value-type="float">
            <text:p>1.38E-09</text:p>
          </table:table-cell>
          <table:table-cell/>
          <table:table-cell table:formula="of:=(1/[.D541])*(10^4)" office:value-type="float" office:value="5.92417061611374" calcext:value-type="float">
            <text:p>5.92417061611374</text:p>
          </table:table-cell>
          <table:table-cell table:formula="of:=(2.5*LOG(([.E541]/[.B541]);10)-2.6)/0.38" office:value-type="float" office:value="6.02918315779488" calcext:value-type="float">
            <text:p>6.02918315779488</text:p>
          </table:table-cell>
          <table:table-cell table:number-columns-repeated="8"/>
        </table:table-row>
        <table:table-row table:style-name="ro1">
          <table:table-cell office:value-type="float" office:value="1689" calcext:value-type="float">
            <text:p>1.69E+03</text:p>
          </table:table-cell>
          <table:table-cell office:value-type="float" office:value="0.000000000014555985841" calcext:value-type="float">
            <text:p>1.46E-11</text:p>
          </table:table-cell>
          <table:table-cell/>
          <table:table-cell office:value-type="float" office:value="1689" calcext:value-type="float">
            <text:p>1.69E+03</text:p>
          </table:table-cell>
          <table:table-cell office:value-type="float" office:value="0.0000000013296855179" calcext:value-type="float">
            <text:p>1.33E-09</text:p>
          </table:table-cell>
          <table:table-cell/>
          <table:table-cell table:formula="of:=(1/[.D542])*(10^4)" office:value-type="float" office:value="5.9206631142688" calcext:value-type="float">
            <text:p>5.9206631142688</text:p>
          </table:table-cell>
          <table:table-cell table:formula="of:=(2.5*LOG(([.E542]/[.B542]);10)-2.6)/0.38" office:value-type="float" office:value="6.05728496219912" calcext:value-type="float">
            <text:p>6.05728496219912</text:p>
          </table:table-cell>
          <table:table-cell table:number-columns-repeated="8"/>
        </table:table-row>
        <table:table-row table:style-name="ro1">
          <table:table-cell office:value-type="float" office:value="1690" calcext:value-type="float">
            <text:p>1.69E+03</text:p>
          </table:table-cell>
          <table:table-cell office:value-type="float" office:value="0.0000000000143434876" calcext:value-type="float">
            <text:p>1.43E-11</text:p>
          </table:table-cell>
          <table:table-cell/>
          <table:table-cell office:value-type="float" office:value="1690" calcext:value-type="float">
            <text:p>1.69E+03</text:p>
          </table:table-cell>
          <table:table-cell office:value-type="float" office:value="0.000000001312580104" calcext:value-type="float">
            <text:p>1.31E-09</text:p>
          </table:table-cell>
          <table:table-cell/>
          <table:table-cell table:formula="of:=(1/[.D543])*(10^4)" office:value-type="float" office:value="5.91715976331361" calcext:value-type="float">
            <text:p>5.91715976331361</text:p>
          </table:table-cell>
          <table:table-cell table:formula="of:=(2.5*LOG(([.E543]/[.B543]);10)-2.6)/0.38" office:value-type="float" office:value="6.06230957016437" calcext:value-type="float">
            <text:p>6.06230957016437</text:p>
          </table:table-cell>
          <table:table-cell table:number-columns-repeated="8"/>
        </table:table-row>
        <table:table-row table:style-name="ro1">
          <table:table-cell office:value-type="float" office:value="1691" calcext:value-type="float">
            <text:p>1.69E+03</text:p>
          </table:table-cell>
          <table:table-cell office:value-type="float" office:value="0.000000000013872532" calcext:value-type="float">
            <text:p>1.39E-11</text:p>
          </table:table-cell>
          <table:table-cell/>
          <table:table-cell office:value-type="float" office:value="1691" calcext:value-type="float">
            <text:p>1.69E+03</text:p>
          </table:table-cell>
          <table:table-cell office:value-type="float" office:value="0.0000000012738994" calcext:value-type="float">
            <text:p>1.27E-09</text:p>
          </table:table-cell>
          <table:table-cell/>
          <table:table-cell table:formula="of:=(1/[.D544])*(10^4)" office:value-type="float" office:value="5.91366055588409" calcext:value-type="float">
            <text:p>5.91366055588409</text:p>
          </table:table-cell>
          <table:table-cell table:formula="of:=(2.5*LOG(([.E544]/[.B544]);10)-2.6)/0.38" office:value-type="float" office:value="6.072232880135" calcext:value-type="float">
            <text:p>6.072232880135</text:p>
          </table:table-cell>
          <table:table-cell table:number-columns-repeated="8"/>
        </table:table-row>
        <table:table-row table:style-name="ro1">
          <table:table-cell office:value-type="float" office:value="1692" calcext:value-type="float">
            <text:p>1.69E+03</text:p>
          </table:table-cell>
          <table:table-cell office:value-type="float" office:value="0.00000000001379592371" calcext:value-type="float">
            <text:p>1.38E-11</text:p>
          </table:table-cell>
          <table:table-cell/>
          <table:table-cell office:value-type="float" office:value="1692" calcext:value-type="float">
            <text:p>1.69E+03</text:p>
          </table:table-cell>
          <table:table-cell office:value-type="float" office:value="0.00000000125555197404999" calcext:value-type="float">
            <text:p>1.26E-09</text:p>
          </table:table-cell>
          <table:table-cell/>
          <table:table-cell table:formula="of:=(1/[.D545])*(10^4)" office:value-type="float" office:value="5.91016548463357" calcext:value-type="float">
            <text:p>5.91016548463357</text:p>
          </table:table-cell>
          <table:table-cell table:formula="of:=(2.5*LOG(([.E545]/[.B545]);10)-2.6)/0.38" office:value-type="float" office:value="6.04660467833143" calcext:value-type="float">
            <text:p>6.04660467833143</text:p>
          </table:table-cell>
          <table:table-cell table:number-columns-repeated="8"/>
        </table:table-row>
        <table:table-row table:style-name="ro1">
          <table:table-cell office:value-type="float" office:value="1693" calcext:value-type="float">
            <text:p>1.69E+03</text:p>
          </table:table-cell>
          <table:table-cell office:value-type="float" office:value="0.000000000013745592" calcext:value-type="float">
            <text:p>1.37E-11</text:p>
          </table:table-cell>
          <table:table-cell/>
          <table:table-cell office:value-type="float" office:value="1693" calcext:value-type="float">
            <text:p>1.69E+03</text:p>
          </table:table-cell>
          <table:table-cell office:value-type="float" office:value="0.0000000012434977" calcext:value-type="float">
            <text:p>1.24E-09</text:p>
          </table:table-cell>
          <table:table-cell/>
          <table:table-cell table:formula="of:=(1/[.D546])*(10^4)" office:value-type="float" office:value="5.90667454223272" calcext:value-type="float">
            <text:p>5.90667454223272</text:p>
          </table:table-cell>
          <table:table-cell table:formula="of:=(2.5*LOG(([.E546]/[.B546]);10)-2.6)/0.38" office:value-type="float" office:value="6.02948379865952" calcext:value-type="float">
            <text:p>6.02948379865952</text:p>
          </table:table-cell>
          <table:table-cell table:number-columns-repeated="8"/>
        </table:table-row>
        <table:table-row table:style-name="ro1">
          <table:table-cell office:value-type="float" office:value="1694" calcext:value-type="float">
            <text:p>1.69E+03</text:p>
          </table:table-cell>
          <table:table-cell office:value-type="float" office:value="0.0000000000140785038218321" calcext:value-type="float">
            <text:p>1.41E-11</text:p>
          </table:table-cell>
          <table:table-cell/>
          <table:table-cell office:value-type="float" office:value="1694" calcext:value-type="float">
            <text:p>1.69E+03</text:p>
          </table:table-cell>
          <table:table-cell office:value-type="float" office:value="0.0000000012342336491529" calcext:value-type="float">
            <text:p>1.23E-09</text:p>
          </table:table-cell>
          <table:table-cell/>
          <table:table-cell table:formula="of:=(1/[.D547])*(10^4)" office:value-type="float" office:value="5.90318772136954" calcext:value-type="float">
            <text:p>5.90318772136954</text:p>
          </table:table-cell>
          <table:table-cell table:formula="of:=(2.5*LOG(([.E547]/[.B547]);10)-2.6)/0.38" office:value-type="float" office:value="5.93974262779809" calcext:value-type="float">
            <text:p>5.93974262779809</text:p>
          </table:table-cell>
          <table:table-cell table:number-columns-repeated="8"/>
        </table:table-row>
        <table:table-row table:style-name="ro1">
          <table:table-cell office:value-type="float" office:value="1695" calcext:value-type="float">
            <text:p>1.70E+03</text:p>
          </table:table-cell>
          <table:table-cell office:value-type="float" office:value="0.000000000014389689205217" calcext:value-type="float">
            <text:p>1.44E-11</text:p>
          </table:table-cell>
          <table:table-cell/>
          <table:table-cell office:value-type="float" office:value="1695" calcext:value-type="float">
            <text:p>1.70E+03</text:p>
          </table:table-cell>
          <table:table-cell office:value-type="float" office:value="0.00000000124926040562046" calcext:value-type="float">
            <text:p>1.25E-09</text:p>
          </table:table-cell>
          <table:table-cell/>
          <table:table-cell table:formula="of:=(1/[.D548])*(10^4)" office:value-type="float" office:value="5.89970501474926" calcext:value-type="float">
            <text:p>5.89970501474926</text:p>
          </table:table-cell>
          <table:table-cell table:formula="of:=(2.5*LOG(([.E548]/[.B548]);10)-2.6)/0.38" office:value-type="float" office:value="5.91185237892493" calcext:value-type="float">
            <text:p>5.91185237892493</text:p>
          </table:table-cell>
          <table:table-cell table:number-columns-repeated="8"/>
        </table:table-row>
        <table:table-row table:style-name="ro1">
          <table:table-cell office:value-type="float" office:value="1696" calcext:value-type="float">
            <text:p>1.70E+03</text:p>
          </table:table-cell>
          <table:table-cell office:value-type="float" office:value="0.000000000015239778" calcext:value-type="float">
            <text:p>1.52E-11</text:p>
          </table:table-cell>
          <table:table-cell/>
          <table:table-cell office:value-type="float" office:value="1696" calcext:value-type="float">
            <text:p>1.70E+03</text:p>
          </table:table-cell>
          <table:table-cell office:value-type="float" office:value="0.0000000012962648" calcext:value-type="float">
            <text:p>1.30E-09</text:p>
          </table:table-cell>
          <table:table-cell/>
          <table:table-cell table:formula="of:=(1/[.D549])*(10^4)" office:value-type="float" office:value="5.89622641509434" calcext:value-type="float">
            <text:p>5.89622641509434</text:p>
          </table:table-cell>
          <table:table-cell table:formula="of:=(2.5*LOG(([.E549]/[.B549]);10)-2.6)/0.38" office:value-type="float" office:value="5.85338873241751" calcext:value-type="float">
            <text:p>5.85338873241751</text:p>
          </table:table-cell>
          <table:table-cell table:number-columns-repeated="8"/>
        </table:table-row>
        <table:table-row table:style-name="ro1">
          <table:table-cell office:value-type="float" office:value="1697" calcext:value-type="float">
            <text:p>1.70E+03</text:p>
          </table:table-cell>
          <table:table-cell office:value-type="float" office:value="0.000000000015221150412" calcext:value-type="float">
            <text:p>1.52E-11</text:p>
          </table:table-cell>
          <table:table-cell/>
          <table:table-cell office:value-type="float" office:value="1697" calcext:value-type="float">
            <text:p>1.70E+03</text:p>
          </table:table-cell>
          <table:table-cell office:value-type="float" office:value="0.00000000128180808199999" calcext:value-type="float">
            <text:p>1.28E-09</text:p>
          </table:table-cell>
          <table:table-cell/>
          <table:table-cell table:formula="of:=(1/[.D550])*(10^4)" office:value-type="float" office:value="5.89275191514437" calcext:value-type="float">
            <text:p>5.89275191514437</text:p>
          </table:table-cell>
          <table:table-cell table:formula="of:=(2.5*LOG(([.E550]/[.B550]);10)-2.6)/0.38" office:value-type="float" office:value="5.82483899981512" calcext:value-type="float">
            <text:p>5.82483899981512</text:p>
          </table:table-cell>
          <table:table-cell table:number-columns-repeated="8"/>
        </table:table-row>
        <table:table-row table:style-name="ro1">
          <table:table-cell office:value-type="float" office:value="1698" calcext:value-type="float">
            <text:p>1.70E+03</text:p>
          </table:table-cell>
          <table:table-cell office:value-type="float" office:value="0.000000000015207354" calcext:value-type="float">
            <text:p>1.52E-11</text:p>
          </table:table-cell>
          <table:table-cell/>
          <table:table-cell office:value-type="float" office:value="1698" calcext:value-type="float">
            <text:p>1.70E+03</text:p>
          </table:table-cell>
          <table:table-cell office:value-type="float" office:value="0.0000000012711008" calcext:value-type="float">
            <text:p>1.27E-09</text:p>
          </table:table-cell>
          <table:table-cell/>
          <table:table-cell table:formula="of:=(1/[.D551])*(10^4)" office:value-type="float" office:value="5.88928150765607" calcext:value-type="float">
            <text:p>5.88928150765607</text:p>
          </table:table-cell>
          <table:table-cell table:formula="of:=(2.5*LOG(([.E551]/[.B551]);10)-2.6)/0.38" office:value-type="float" office:value="5.80346273944533" calcext:value-type="float">
            <text:p>5.80346273944533</text:p>
          </table:table-cell>
          <table:table-cell table:number-columns-repeated="8"/>
        </table:table-row>
        <table:table-row table:style-name="ro1">
          <table:table-cell office:value-type="float" office:value="1699" calcext:value-type="float">
            <text:p>1.70E+03</text:p>
          </table:table-cell>
          <table:table-cell office:value-type="float" office:value="0.0000000000145764425479999" calcext:value-type="float">
            <text:p>1.46E-11</text:p>
          </table:table-cell>
          <table:table-cell/>
          <table:table-cell office:value-type="float" office:value="1699" calcext:value-type="float">
            <text:p>1.70E+03</text:p>
          </table:table-cell>
          <table:table-cell office:value-type="float" office:value="0.00000000123042876359999" calcext:value-type="float">
            <text:p>1.23E-09</text:p>
          </table:table-cell>
          <table:table-cell/>
          <table:table-cell table:formula="of:=(1/[.D552])*(10^4)" office:value-type="float" office:value="5.88581518540318" calcext:value-type="float">
            <text:p>5.88581518540318</text:p>
          </table:table-cell>
          <table:table-cell table:formula="of:=(2.5*LOG(([.E552]/[.B552]);10)-2.6)/0.38" office:value-type="float" office:value="5.83161138030863" calcext:value-type="float">
            <text:p>5.83161138030863</text:p>
          </table:table-cell>
          <table:table-cell table:number-columns-repeated="8"/>
        </table:table-row>
        <table:table-row table:style-name="ro1">
          <table:table-cell office:value-type="float" office:value="1700" calcext:value-type="float">
            <text:p>1.70E+03</text:p>
          </table:table-cell>
          <table:table-cell office:value-type="float" office:value="0.0000000000143478733869999" calcext:value-type="float">
            <text:p>1.43E-11</text:p>
          </table:table-cell>
          <table:table-cell/>
          <table:table-cell office:value-type="float" office:value="1700" calcext:value-type="float">
            <text:p>1.70E+03</text:p>
          </table:table-cell>
          <table:table-cell office:value-type="float" office:value="0.00000000121954398325" calcext:value-type="float">
            <text:p>1.22E-09</text:p>
          </table:table-cell>
          <table:table-cell/>
          <table:table-cell table:formula="of:=(1/[.D553])*(10^4)" office:value-type="float" office:value="5.88235294117647" calcext:value-type="float">
            <text:p>5.88235294117647</text:p>
          </table:table-cell>
          <table:table-cell table:formula="of:=(2.5*LOG(([.E553]/[.B553]);10)-2.6)/0.38" office:value-type="float" office:value="5.85138113368689" calcext:value-type="float">
            <text:p>5.85138113368689</text:p>
          </table:table-cell>
          <table:table-cell table:number-columns-repeated="8"/>
        </table:table-row>
        <table:table-row table:style-name="ro1">
          <table:table-cell office:value-type="float" office:value="1701" calcext:value-type="float">
            <text:p>1.70E+03</text:p>
          </table:table-cell>
          <table:table-cell office:value-type="float" office:value="0.000000000013796398" calcext:value-type="float">
            <text:p>1.38E-11</text:p>
          </table:table-cell>
          <table:table-cell/>
          <table:table-cell office:value-type="float" office:value="1701" calcext:value-type="float">
            <text:p>1.70E+03</text:p>
          </table:table-cell>
          <table:table-cell office:value-type="float" office:value="0.0000000011975245" calcext:value-type="float">
            <text:p>1.20E-09</text:p>
          </table:table-cell>
          <table:table-cell/>
          <table:table-cell table:formula="of:=(1/[.D554])*(10^4)" office:value-type="float" office:value="5.87889476778366" calcext:value-type="float">
            <text:p>5.87889476778366</text:p>
          </table:table-cell>
          <table:table-cell table:formula="of:=(2.5*LOG(([.E554]/[.B554]);10)-2.6)/0.38" office:value-type="float" office:value="5.91130719014282" calcext:value-type="float">
            <text:p>5.91130719014282</text:p>
          </table:table-cell>
          <table:table-cell table:number-columns-repeated="8"/>
        </table:table-row>
        <table:table-row table:style-name="ro1">
          <table:table-cell office:value-type="float" office:value="1702" calcext:value-type="float">
            <text:p>1.70E+03</text:p>
          </table:table-cell>
          <table:table-cell office:value-type="float" office:value="0.0000000000138279492172423" calcext:value-type="float">
            <text:p>1.38E-11</text:p>
          </table:table-cell>
          <table:table-cell/>
          <table:table-cell office:value-type="float" office:value="1702" calcext:value-type="float">
            <text:p>1.70E+03</text:p>
          </table:table-cell>
          <table:table-cell office:value-type="float" office:value="0.00000000120149543048646" calcext:value-type="float">
            <text:p>1.20E-09</text:p>
          </table:table-cell>
          <table:table-cell/>
          <table:table-cell table:formula="of:=(1/[.D555])*(10^4)" office:value-type="float" office:value="5.87544065804935" calcext:value-type="float">
            <text:p>5.87544065804935</text:p>
          </table:table-cell>
          <table:table-cell table:formula="of:=(2.5*LOG(([.E555]/[.B555]);10)-2.6)/0.38" office:value-type="float" office:value="5.91423912829194" calcext:value-type="float">
            <text:p>5.91423912829194</text:p>
          </table:table-cell>
          <table:table-cell table:number-columns-repeated="8"/>
        </table:table-row>
        <table:table-row table:style-name="ro1">
          <table:table-cell office:value-type="float" office:value="1703" calcext:value-type="float">
            <text:p>1.70E+03</text:p>
          </table:table-cell>
          <table:table-cell office:value-type="float" office:value="0.000000000013854298" calcext:value-type="float">
            <text:p>1.39E-11</text:p>
          </table:table-cell>
          <table:table-cell/>
          <table:table-cell office:value-type="float" office:value="1703" calcext:value-type="float">
            <text:p>1.70E+03</text:p>
          </table:table-cell>
          <table:table-cell office:value-type="float" office:value="0.0000000012048116" calcext:value-type="float">
            <text:p>1.20E-09</text:p>
          </table:table-cell>
          <table:table-cell/>
          <table:table-cell table:formula="of:=(1/[.D556])*(10^4)" office:value-type="float" office:value="5.87199060481503" calcext:value-type="float">
            <text:p>5.87199060481503</text:p>
          </table:table-cell>
          <table:table-cell table:formula="of:=(2.5*LOG(([.E556]/[.B556]);10)-2.6)/0.38" office:value-type="float" office:value="5.91667510132627" calcext:value-type="float">
            <text:p>5.91667510132627</text:p>
          </table:table-cell>
          <table:table-cell table:number-columns-repeated="8"/>
        </table:table-row>
        <table:table-row table:style-name="ro1">
          <table:table-cell office:value-type="float" office:value="1704" calcext:value-type="float">
            <text:p>1.70E+03</text:p>
          </table:table-cell>
          <table:table-cell office:value-type="float" office:value="0.0000000000137395385904084" calcext:value-type="float">
            <text:p>1.37E-11</text:p>
          </table:table-cell>
          <table:table-cell/>
          <table:table-cell office:value-type="float" office:value="1704" calcext:value-type="float">
            <text:p>1.70E+03</text:p>
          </table:table-cell>
          <table:table-cell office:value-type="float" office:value="0.00000000118256806765653" calcext:value-type="float">
            <text:p>1.18E-09</text:p>
          </table:table-cell>
          <table:table-cell/>
          <table:table-cell table:formula="of:=(1/[.D557])*(10^4)" office:value-type="float" office:value="5.86854460093897" calcext:value-type="float">
            <text:p>5.86854460093897</text:p>
          </table:table-cell>
          <table:table-cell table:formula="of:=(2.5*LOG(([.E557]/[.B557]);10)-2.6)/0.38" office:value-type="float" office:value="5.88719736540254" calcext:value-type="float">
            <text:p>5.88719736540254</text:p>
          </table:table-cell>
          <table:table-cell table:number-columns-repeated="8"/>
        </table:table-row>
        <table:table-row table:style-name="ro1">
          <table:table-cell office:value-type="float" office:value="1705" calcext:value-type="float">
            <text:p>1.71E+03</text:p>
          </table:table-cell>
          <table:table-cell office:value-type="float" office:value="0.0000000000135387429899999" calcext:value-type="float">
            <text:p>1.35E-11</text:p>
          </table:table-cell>
          <table:table-cell/>
          <table:table-cell office:value-type="float" office:value="1705" calcext:value-type="float">
            <text:p>1.71E+03</text:p>
          </table:table-cell>
          <table:table-cell office:value-type="float" office:value="0.00000000116925092574999" calcext:value-type="float">
            <text:p>1.17E-09</text:p>
          </table:table-cell>
          <table:table-cell/>
          <table:table-cell table:formula="of:=(1/[.D558])*(10^4)" office:value-type="float" office:value="5.86510263929619" calcext:value-type="float">
            <text:p>5.86510263929619</text:p>
          </table:table-cell>
          <table:table-cell table:formula="of:=(2.5*LOG(([.E558]/[.B558]);10)-2.6)/0.38" office:value-type="float" office:value="5.89690380562787" calcext:value-type="float">
            <text:p>5.89690380562787</text:p>
          </table:table-cell>
          <table:table-cell table:number-columns-repeated="8"/>
        </table:table-row>
        <table:table-row table:style-name="ro1">
          <table:table-cell office:value-type="float" office:value="1706" calcext:value-type="float">
            <text:p>1.71E+03</text:p>
          </table:table-cell>
          <table:table-cell office:value-type="float" office:value="0.000000000012768992" calcext:value-type="float">
            <text:p>1.28E-11</text:p>
          </table:table-cell>
          <table:table-cell/>
          <table:table-cell office:value-type="float" office:value="1706" calcext:value-type="float">
            <text:p>1.71E+03</text:p>
          </table:table-cell>
          <table:table-cell office:value-type="float" office:value="0.0000000011274498" calcext:value-type="float">
            <text:p>1.13E-09</text:p>
          </table:table-cell>
          <table:table-cell/>
          <table:table-cell table:formula="of:=(1/[.D559])*(10^4)" office:value-type="float" office:value="5.86166471277843" calcext:value-type="float">
            <text:p>5.86166471277843</text:p>
          </table:table-cell>
          <table:table-cell table:formula="of:=(2.5*LOG(([.E559]/[.B559]);10)-2.6)/0.38" office:value-type="float" office:value="5.9601355199361" calcext:value-type="float">
            <text:p>5.9601355199361</text:p>
          </table:table-cell>
          <table:table-cell table:number-columns-repeated="8"/>
        </table:table-row>
        <table:table-row table:style-name="ro1">
          <table:table-cell office:value-type="float" office:value="1707" calcext:value-type="float">
            <text:p>1.71E+03</text:p>
          </table:table-cell>
          <table:table-cell office:value-type="float" office:value="0.00000000001254267698" calcext:value-type="float">
            <text:p>1.25E-11</text:p>
          </table:table-cell>
          <table:table-cell/>
          <table:table-cell office:value-type="float" office:value="1707" calcext:value-type="float">
            <text:p>1.71E+03</text:p>
          </table:table-cell>
          <table:table-cell office:value-type="float" office:value="0.0000000011381009172" calcext:value-type="float">
            <text:p>1.14E-09</text:p>
          </table:table-cell>
          <table:table-cell/>
          <table:table-cell table:formula="of:=(1/[.D560])*(10^4)" office:value-type="float" office:value="5.85823081429408" calcext:value-type="float">
            <text:p>5.85823081429408</text:p>
          </table:table-cell>
          <table:table-cell table:formula="of:=(2.5*LOG(([.E560]/[.B560]);10)-2.6)/0.38" office:value-type="float" office:value="6.03809562898576" calcext:value-type="float">
            <text:p>6.03809562898576</text:p>
          </table:table-cell>
          <table:table-cell table:number-columns-repeated="8"/>
        </table:table-row>
        <table:table-row table:style-name="ro1">
          <table:table-cell office:value-type="float" office:value="1708" calcext:value-type="float">
            <text:p>1.71E+03</text:p>
          </table:table-cell>
          <table:table-cell office:value-type="float" office:value="0.000000000012330397" calcext:value-type="float">
            <text:p>1.23E-11</text:p>
          </table:table-cell>
          <table:table-cell/>
          <table:table-cell office:value-type="float" office:value="1708" calcext:value-type="float">
            <text:p>1.71E+03</text:p>
          </table:table-cell>
          <table:table-cell office:value-type="float" office:value="0.0000000011480915" calcext:value-type="float">
            <text:p>1.15E-09</text:p>
          </table:table-cell>
          <table:table-cell/>
          <table:table-cell table:formula="of:=(1/[.D561])*(10^4)" office:value-type="float" office:value="5.85480093676815" calcext:value-type="float">
            <text:p>5.85480093676815</text:p>
          </table:table-cell>
          <table:table-cell table:formula="of:=(2.5*LOG(([.E561]/[.B561]);10)-2.6)/0.38" office:value-type="float" office:value="6.11183843342209" calcext:value-type="float">
            <text:p>6.11183843342209</text:p>
          </table:table-cell>
          <table:table-cell table:number-columns-repeated="8"/>
        </table:table-row>
        <table:table-row table:style-name="ro1">
          <table:table-cell office:value-type="float" office:value="1709" calcext:value-type="float">
            <text:p>1.71E+03</text:p>
          </table:table-cell>
          <table:table-cell office:value-type="float" office:value="0.0000000000121644236525" calcext:value-type="float">
            <text:p>1.22E-11</text:p>
          </table:table-cell>
          <table:table-cell/>
          <table:table-cell office:value-type="float" office:value="1709" calcext:value-type="float">
            <text:p>1.71E+03</text:p>
          </table:table-cell>
          <table:table-cell office:value-type="float" office:value="0.00000000112591266555" calcext:value-type="float">
            <text:p>1.13E-09</text:p>
          </table:table-cell>
          <table:table-cell/>
          <table:table-cell table:formula="of:=(1/[.D562])*(10^4)" office:value-type="float" office:value="5.85137507314219" calcext:value-type="float">
            <text:p>5.85137507314219</text:p>
          </table:table-cell>
          <table:table-cell table:formula="of:=(2.5*LOG(([.E562]/[.B562]);10)-2.6)/0.38" office:value-type="float" office:value="6.09482347115102" calcext:value-type="float">
            <text:p>6.09482347115102</text:p>
          </table:table-cell>
          <table:table-cell table:number-columns-repeated="8"/>
        </table:table-row>
        <table:table-row table:style-name="ro1">
          <table:table-cell office:value-type="float" office:value="1710" calcext:value-type="float">
            <text:p>1.71E+03</text:p>
          </table:table-cell>
          <table:table-cell office:value-type="float" office:value="0.0000000000121016914358926" calcext:value-type="float">
            <text:p>1.21E-11</text:p>
          </table:table-cell>
          <table:table-cell/>
          <table:table-cell office:value-type="float" office:value="1710" calcext:value-type="float">
            <text:p>1.71E+03</text:p>
          </table:table-cell>
          <table:table-cell office:value-type="float" office:value="0.00000000112770756540911" calcext:value-type="float">
            <text:p>1.13E-09</text:p>
          </table:table-cell>
          <table:table-cell/>
          <table:table-cell table:formula="of:=(1/[.D563])*(10^4)" office:value-type="float" office:value="5.84795321637427" calcext:value-type="float">
            <text:p>5.84795321637427</text:p>
          </table:table-cell>
          <table:table-cell table:formula="of:=(2.5*LOG(([.E563]/[.B563]);10)-2.6)/0.38" office:value-type="float" office:value="6.1141474915022" calcext:value-type="float">
            <text:p>6.1141474915022</text:p>
          </table:table-cell>
          <table:table-cell table:number-columns-repeated="8"/>
        </table:table-row>
        <table:table-row table:style-name="ro1">
          <table:table-cell office:value-type="float" office:value="1711" calcext:value-type="float">
            <text:p>1.71E+03</text:p>
          </table:table-cell>
          <table:table-cell office:value-type="float" office:value="0.000000000011942457" calcext:value-type="float">
            <text:p>1.19E-11</text:p>
          </table:table-cell>
          <table:table-cell/>
          <table:table-cell office:value-type="float" office:value="1711" calcext:value-type="float">
            <text:p>1.71E+03</text:p>
          </table:table-cell>
          <table:table-cell office:value-type="float" office:value="0.0000000011587072" calcext:value-type="float">
            <text:p>1.16E-09</text:p>
          </table:table-cell>
          <table:table-cell/>
          <table:table-cell table:formula="of:=(1/[.D564])*(10^4)" office:value-type="float" office:value="5.84453535943892" calcext:value-type="float">
            <text:p>5.84453535943892</text:p>
          </table:table-cell>
          <table:table-cell table:formula="of:=(2.5*LOG(([.E564]/[.B564]);10)-2.6)/0.38" office:value-type="float" office:value="6.22947381160369" calcext:value-type="float">
            <text:p>6.22947381160369</text:p>
          </table:table-cell>
          <table:table-cell table:number-columns-repeated="8"/>
        </table:table-row>
        <table:table-row table:style-name="ro1">
          <table:table-cell office:value-type="float" office:value="1712" calcext:value-type="float">
            <text:p>1.71E+03</text:p>
          </table:table-cell>
          <table:table-cell office:value-type="float" office:value="0.0000000000117560297141256" calcext:value-type="float">
            <text:p>1.18E-11</text:p>
          </table:table-cell>
          <table:table-cell/>
          <table:table-cell office:value-type="float" office:value="1712" calcext:value-type="float">
            <text:p>1.71E+03</text:p>
          </table:table-cell>
          <table:table-cell office:value-type="float" office:value="0.00000000112532608347877" calcext:value-type="float">
            <text:p>1.13E-09</text:p>
          </table:table-cell>
          <table:table-cell/>
          <table:table-cell table:formula="of:=(1/[.D565])*(10^4)" office:value-type="float" office:value="5.8411214953271" calcext:value-type="float">
            <text:p>5.8411214953271</text:p>
          </table:table-cell>
          <table:table-cell table:formula="of:=(2.5*LOG(([.E565]/[.B565]);10)-2.6)/0.38" office:value-type="float" office:value="6.19090598825047" calcext:value-type="float">
            <text:p>6.19090598825047</text:p>
          </table:table-cell>
          <table:table-cell table:number-columns-repeated="8"/>
        </table:table-row>
        <table:table-row table:style-name="ro1">
          <table:table-cell office:value-type="float" office:value="1713" calcext:value-type="float">
            <text:p>1.71E+03</text:p>
          </table:table-cell>
          <table:table-cell office:value-type="float" office:value="0.000000000011559708" calcext:value-type="float">
            <text:p>1.16E-11</text:p>
          </table:table-cell>
          <table:table-cell/>
          <table:table-cell office:value-type="float" office:value="1713" calcext:value-type="float">
            <text:p>1.71E+03</text:p>
          </table:table-cell>
          <table:table-cell office:value-type="float" office:value="0.0000000010901733" calcext:value-type="float">
            <text:p>1.09E-09</text:p>
          </table:table-cell>
          <table:table-cell/>
          <table:table-cell table:formula="of:=(1/[.D566])*(10^4)" office:value-type="float" office:value="5.83771161704612" calcext:value-type="float">
            <text:p>5.83771161704612</text:p>
          </table:table-cell>
          <table:table-cell table:formula="of:=(2.5*LOG(([.E566]/[.B566]);10)-2.6)/0.38" office:value-type="float" office:value="6.14834656192551" calcext:value-type="float">
            <text:p>6.14834656192551</text:p>
          </table:table-cell>
          <table:table-cell table:number-columns-repeated="8"/>
        </table:table-row>
        <table:table-row table:style-name="ro1">
          <table:table-cell office:value-type="float" office:value="1714" calcext:value-type="float">
            <text:p>1.71E+03</text:p>
          </table:table-cell>
          <table:table-cell office:value-type="float" office:value="0.0000000000107576185585" calcext:value-type="float">
            <text:p>1.08E-11</text:p>
          </table:table-cell>
          <table:table-cell/>
          <table:table-cell office:value-type="float" office:value="1714" calcext:value-type="float">
            <text:p>1.71E+03</text:p>
          </table:table-cell>
          <table:table-cell office:value-type="float" office:value="0.00000000102285908665" calcext:value-type="float">
            <text:p>1.02E-09</text:p>
          </table:table-cell>
          <table:table-cell/>
          <table:table-cell table:formula="of:=(1/[.D567])*(10^4)" office:value-type="float" office:value="5.8343057176196" calcext:value-type="float">
            <text:p>5.8343057176196</text:p>
          </table:table-cell>
          <table:table-cell table:formula="of:=(2.5*LOG(([.E567]/[.B567]);10)-2.6)/0.38" office:value-type="float" office:value="6.17170833233924" calcext:value-type="float">
            <text:p>6.17170833233924</text:p>
          </table:table-cell>
          <table:table-cell table:number-columns-repeated="8"/>
        </table:table-row>
        <table:table-row table:style-name="ro1">
          <table:table-cell office:value-type="float" office:value="1715" calcext:value-type="float">
            <text:p>1.72E+03</text:p>
          </table:table-cell>
          <table:table-cell office:value-type="float" office:value="0.000000000010497258144" calcext:value-type="float">
            <text:p>1.05E-11</text:p>
          </table:table-cell>
          <table:table-cell/>
          <table:table-cell office:value-type="float" office:value="1715" calcext:value-type="float">
            <text:p>1.72E+03</text:p>
          </table:table-cell>
          <table:table-cell office:value-type="float" office:value="0.00000000100010987946" calcext:value-type="float">
            <text:p>1.00E-09</text:p>
          </table:table-cell>
          <table:table-cell/>
          <table:table-cell table:formula="of:=(1/[.D568])*(10^4)" office:value-type="float" office:value="5.83090379008746" calcext:value-type="float">
            <text:p>5.83090379008746</text:p>
          </table:table-cell>
          <table:table-cell table:formula="of:=(2.5*LOG(([.E568]/[.B568]);10)-2.6)/0.38" office:value-type="float" office:value="6.17744631649338" calcext:value-type="float">
            <text:p>6.17744631649338</text:p>
          </table:table-cell>
          <table:table-cell table:number-columns-repeated="8"/>
        </table:table-row>
        <table:table-row table:style-name="ro1">
          <table:table-cell office:value-type="float" office:value="1716" calcext:value-type="float">
            <text:p>1.72E+03</text:p>
          </table:table-cell>
          <table:table-cell office:value-type="float" office:value="0.000000000010026601" calcext:value-type="float">
            <text:p>1.00E-11</text:p>
          </table:table-cell>
          <table:table-cell/>
          <table:table-cell office:value-type="float" office:value="1716" calcext:value-type="float">
            <text:p>1.72E+03</text:p>
          </table:table-cell>
          <table:table-cell office:value-type="float" office:value="0.00000000095480179" calcext:value-type="float">
            <text:p>9.55E-10</text:p>
          </table:table-cell>
          <table:table-cell/>
          <table:table-cell table:formula="of:=(1/[.D569])*(10^4)" office:value-type="float" office:value="5.82750582750583" calcext:value-type="float">
            <text:p>5.82750582750583</text:p>
          </table:table-cell>
          <table:table-cell table:formula="of:=(2.5*LOG(([.E569]/[.B569]);10)-2.6)/0.38" office:value-type="float" office:value="6.17604928693494" calcext:value-type="float">
            <text:p>6.17604928693494</text:p>
          </table:table-cell>
          <table:table-cell table:number-columns-repeated="8"/>
        </table:table-row>
        <table:table-row table:style-name="ro1">
          <table:table-cell office:value-type="float" office:value="1717" calcext:value-type="float">
            <text:p>1.72E+03</text:p>
          </table:table-cell>
          <table:table-cell office:value-type="float" office:value="0.00000000000997485715525" calcext:value-type="float">
            <text:p>9.97E-12</text:p>
          </table:table-cell>
          <table:table-cell/>
          <table:table-cell office:value-type="float" office:value="1717" calcext:value-type="float">
            <text:p>1.72E+03</text:p>
          </table:table-cell>
          <table:table-cell office:value-type="float" office:value="0.0000000009471619609" calcext:value-type="float">
            <text:p>9.47E-10</text:p>
          </table:table-cell>
          <table:table-cell/>
          <table:table-cell table:formula="of:=(1/[.D570])*(10^4)" office:value-type="float" office:value="5.824111822947" calcext:value-type="float">
            <text:p>5.824111822947</text:p>
          </table:table-cell>
          <table:table-cell table:formula="of:=(2.5*LOG(([.E570]/[.B570]);10)-2.6)/0.38" office:value-type="float" office:value="6.1678787031048" calcext:value-type="float">
            <text:p>6.1678787031048</text:p>
          </table:table-cell>
          <table:table-cell table:number-columns-repeated="8"/>
        </table:table-row>
        <table:table-row table:style-name="ro1">
          <table:table-cell office:value-type="float" office:value="1718" calcext:value-type="float">
            <text:p>1.72E+03</text:p>
          </table:table-cell>
          <table:table-cell office:value-type="float" office:value="0.0000000000099134997" calcext:value-type="float">
            <text:p>9.91E-12</text:p>
          </table:table-cell>
          <table:table-cell/>
          <table:table-cell office:value-type="float" office:value="1718" calcext:value-type="float">
            <text:p>1.72E+03</text:p>
          </table:table-cell>
          <table:table-cell office:value-type="float" office:value="0.00000000093810271" calcext:value-type="float">
            <text:p>9.38E-10</text:p>
          </table:table-cell>
          <table:table-cell/>
          <table:table-cell table:formula="of:=(1/[.D571])*(10^4)" office:value-type="float" office:value="5.82072176949942" calcext:value-type="float">
            <text:p>5.82072176949942</text:p>
          </table:table-cell>
          <table:table-cell table:formula="of:=(2.5*LOG(([.E571]/[.B571]);10)-2.6)/0.38" office:value-type="float" office:value="6.15804863667651" calcext:value-type="float">
            <text:p>6.15804863667651</text:p>
          </table:table-cell>
          <table:table-cell table:number-columns-repeated="8"/>
        </table:table-row>
        <table:table-row table:style-name="ro1">
          <table:table-cell office:value-type="float" office:value="1719" calcext:value-type="float">
            <text:p>1.72E+03</text:p>
          </table:table-cell>
          <table:table-cell office:value-type="float" office:value="0.0000000000101384944584634" calcext:value-type="float">
            <text:p>1.01E-11</text:p>
          </table:table-cell>
          <table:table-cell/>
          <table:table-cell office:value-type="float" office:value="1719" calcext:value-type="float">
            <text:p>1.72E+03</text:p>
          </table:table-cell>
          <table:table-cell office:value-type="float" office:value="0.000000000950185513530556" calcext:value-type="float">
            <text:p>9.50E-10</text:p>
          </table:table-cell>
          <table:table-cell/>
          <table:table-cell table:formula="of:=(1/[.D572])*(10^4)" office:value-type="float" office:value="5.8173356602676" calcext:value-type="float">
            <text:p>5.8173356602676</text:p>
          </table:table-cell>
          <table:table-cell table:formula="of:=(2.5*LOG(([.E572]/[.B572]);10)-2.6)/0.38" office:value-type="float" office:value="6.13049300517095" calcext:value-type="float">
            <text:p>6.13049300517095</text:p>
          </table:table-cell>
          <table:table-cell table:number-columns-repeated="8"/>
        </table:table-row>
        <table:table-row table:style-name="ro1">
          <table:table-cell office:value-type="float" office:value="1720" calcext:value-type="float">
            <text:p>1.72E+03</text:p>
          </table:table-cell>
          <table:table-cell office:value-type="float" office:value="0.000000000010242264658352" calcext:value-type="float">
            <text:p>1.02E-11</text:p>
          </table:table-cell>
          <table:table-cell/>
          <table:table-cell office:value-type="float" office:value="1720" calcext:value-type="float">
            <text:p>1.72E+03</text:p>
          </table:table-cell>
          <table:table-cell office:value-type="float" office:value="0.000000000959818202758537" calcext:value-type="float">
            <text:p>9.60E-10</text:p>
          </table:table-cell>
          <table:table-cell/>
          <table:table-cell table:formula="of:=(1/[.D573])*(10^4)" office:value-type="float" office:value="5.81395348837209" calcext:value-type="float">
            <text:p>5.81395348837209</text:p>
          </table:table-cell>
          <table:table-cell table:formula="of:=(2.5*LOG(([.E573]/[.B573]);10)-2.6)/0.38" office:value-type="float" office:value="6.13021702792008" calcext:value-type="float">
            <text:p>6.13021702792008</text:p>
          </table:table-cell>
          <table:table-cell table:number-columns-repeated="8"/>
        </table:table-row>
        <table:table-row table:style-name="ro1">
          <table:table-cell office:value-type="float" office:value="1721" calcext:value-type="float">
            <text:p>1.72E+03</text:p>
          </table:table-cell>
          <table:table-cell office:value-type="float" office:value="0.000000000010588745" calcext:value-type="float">
            <text:p>1.06E-11</text:p>
          </table:table-cell>
          <table:table-cell/>
          <table:table-cell office:value-type="float" office:value="1721" calcext:value-type="float">
            <text:p>1.72E+03</text:p>
          </table:table-cell>
          <table:table-cell office:value-type="float" office:value="0.0000000010130211" calcext:value-type="float">
            <text:p>1.01E-09</text:p>
          </table:table-cell>
          <table:table-cell/>
          <table:table-cell table:formula="of:=(1/[.D574])*(10^4)" office:value-type="float" office:value="5.81057524694945" calcext:value-type="float">
            <text:p>5.81057524694945</text:p>
          </table:table-cell>
          <table:table-cell table:formula="of:=(2.5*LOG(([.E574]/[.B574]);10)-2.6)/0.38" office:value-type="float" office:value="6.18930264214335" calcext:value-type="float">
            <text:p>6.18930264214335</text:p>
          </table:table-cell>
          <table:table-cell table:number-columns-repeated="8"/>
        </table:table-row>
        <table:table-row table:style-name="ro1">
          <table:table-cell office:value-type="float" office:value="1722" calcext:value-type="float">
            <text:p>1.72E+03</text:p>
          </table:table-cell>
          <table:table-cell office:value-type="float" office:value="0.0000000000112157369125" calcext:value-type="float">
            <text:p>1.12E-11</text:p>
          </table:table-cell>
          <table:table-cell/>
          <table:table-cell office:value-type="float" office:value="1722" calcext:value-type="float">
            <text:p>1.72E+03</text:p>
          </table:table-cell>
          <table:table-cell office:value-type="float" office:value="0.00000000105858954685" calcext:value-type="float">
            <text:p>1.06E-09</text:p>
          </table:table-cell>
          <table:table-cell/>
          <table:table-cell table:formula="of:=(1/[.D575])*(10^4)" office:value-type="float" office:value="5.80720092915215" calcext:value-type="float">
            <text:p>5.80720092915215</text:p>
          </table:table-cell>
          <table:table-cell table:formula="of:=(2.5*LOG(([.E575]/[.B575]);10)-2.6)/0.38" office:value-type="float" office:value="6.15065649798336" calcext:value-type="float">
            <text:p>6.15065649798336</text:p>
          </table:table-cell>
          <table:table-cell table:number-columns-repeated="8"/>
        </table:table-row>
        <table:table-row table:style-name="ro1">
          <table:table-cell office:value-type="float" office:value="1723" calcext:value-type="float">
            <text:p>1.72E+03</text:p>
          </table:table-cell>
          <table:table-cell office:value-type="float" office:value="0.00000000001205197" calcext:value-type="float">
            <text:p>1.21E-11</text:p>
          </table:table-cell>
          <table:table-cell/>
          <table:table-cell office:value-type="float" office:value="1723" calcext:value-type="float">
            <text:p>1.72E+03</text:p>
          </table:table-cell>
          <table:table-cell office:value-type="float" office:value="0.0000000011193652" calcext:value-type="float">
            <text:p>1.12E-09</text:p>
          </table:table-cell>
          <table:table-cell/>
          <table:table-cell table:formula="of:=(1/[.D576])*(10^4)" office:value-type="float" office:value="5.80383052814858" calcext:value-type="float">
            <text:p>5.80383052814858</text:p>
          </table:table-cell>
          <table:table-cell table:formula="of:=(2.5*LOG(([.E576]/[.B576]);10)-2.6)/0.38" office:value-type="float" office:value="6.10469578308985" calcext:value-type="float">
            <text:p>6.10469578308985</text:p>
          </table:table-cell>
          <table:table-cell table:number-columns-repeated="8"/>
        </table:table-row>
        <table:table-row table:style-name="ro1">
          <table:table-cell office:value-type="float" office:value="1724" calcext:value-type="float">
            <text:p>1.72E+03</text:p>
          </table:table-cell>
          <table:table-cell office:value-type="float" office:value="0.0000000000128752550879999" calcext:value-type="float">
            <text:p>1.29E-11</text:p>
          </table:table-cell>
          <table:table-cell/>
          <table:table-cell office:value-type="float" office:value="1724" calcext:value-type="float">
            <text:p>1.72E+03</text:p>
          </table:table-cell>
          <table:table-cell office:value-type="float" office:value="0.0000000011754434192" calcext:value-type="float">
            <text:p>1.18E-09</text:p>
          </table:table-cell>
          <table:table-cell/>
          <table:table-cell table:formula="of:=(1/[.D577])*(10^4)" office:value-type="float" office:value="5.80046403712297" calcext:value-type="float">
            <text:p>5.80046403712297</text:p>
          </table:table-cell>
          <table:table-cell table:formula="of:=(2.5*LOG(([.E577]/[.B577]);10)-2.6)/0.38" office:value-type="float" office:value="6.05556504431035" calcext:value-type="float">
            <text:p>6.05556504431035</text:p>
          </table:table-cell>
          <table:table-cell table:number-columns-repeated="8"/>
        </table:table-row>
        <table:table-row table:style-name="ro1">
          <table:table-cell office:value-type="float" office:value="1725" calcext:value-type="float">
            <text:p>1.73E+03</text:p>
          </table:table-cell>
          <table:table-cell office:value-type="float" office:value="0.000000000013190473064" calcext:value-type="float">
            <text:p>1.32E-11</text:p>
          </table:table-cell>
          <table:table-cell/>
          <table:table-cell office:value-type="float" office:value="1725" calcext:value-type="float">
            <text:p>1.73E+03</text:p>
          </table:table-cell>
          <table:table-cell office:value-type="float" office:value="0.00000000119146998265" calcext:value-type="float">
            <text:p>1.19E-09</text:p>
          </table:table-cell>
          <table:table-cell/>
          <table:table-cell table:formula="of:=(1/[.D578])*(10^4)" office:value-type="float" office:value="5.79710144927536" calcext:value-type="float">
            <text:p>5.79710144927536</text:p>
          </table:table-cell>
          <table:table-cell table:formula="of:=(2.5*LOG(([.E578]/[.B578]);10)-2.6)/0.38" office:value-type="float" office:value="6.02514956586799" calcext:value-type="float">
            <text:p>6.02514956586799</text:p>
          </table:table-cell>
          <table:table-cell table:number-columns-repeated="8"/>
        </table:table-row>
        <table:table-row table:style-name="ro1">
          <table:table-cell office:value-type="float" office:value="1726" calcext:value-type="float">
            <text:p>1.73E+03</text:p>
          </table:table-cell>
          <table:table-cell office:value-type="float" office:value="0.000000000013725692" calcext:value-type="float">
            <text:p>1.37E-11</text:p>
          </table:table-cell>
          <table:table-cell/>
          <table:table-cell office:value-type="float" office:value="1726" calcext:value-type="float">
            <text:p>1.73E+03</text:p>
          </table:table-cell>
          <table:table-cell office:value-type="float" office:value="0.0000000011612576" calcext:value-type="float">
            <text:p>1.16E-09</text:p>
          </table:table-cell>
          <table:table-cell/>
          <table:table-cell table:formula="of:=(1/[.D579])*(10^4)" office:value-type="float" office:value="5.79374275782155" calcext:value-type="float">
            <text:p>5.79374275782155</text:p>
          </table:table-cell>
          <table:table-cell table:formula="of:=(2.5*LOG(([.E579]/[.B579]);10)-2.6)/0.38" office:value-type="float" office:value="5.83812052676377" calcext:value-type="float">
            <text:p>5.83812052676377</text:p>
          </table:table-cell>
          <table:table-cell table:number-columns-repeated="8"/>
        </table:table-row>
        <table:table-row table:style-name="ro1">
          <table:table-cell office:value-type="float" office:value="1727" calcext:value-type="float">
            <text:p>1.73E+03</text:p>
          </table:table-cell>
          <table:table-cell office:value-type="float" office:value="0.0000000000137251717972702" calcext:value-type="float">
            <text:p>1.37E-11</text:p>
          </table:table-cell>
          <table:table-cell/>
          <table:table-cell office:value-type="float" office:value="1727" calcext:value-type="float">
            <text:p>1.73E+03</text:p>
          </table:table-cell>
          <table:table-cell office:value-type="float" office:value="0.00000000116745327834001" calcext:value-type="float">
            <text:p>1.17E-09</text:p>
          </table:table-cell>
          <table:table-cell/>
          <table:table-cell table:formula="of:=(1/[.D580])*(10^4)" office:value-type="float" office:value="5.79038795599305" calcext:value-type="float">
            <text:p>5.79038795599305</text:p>
          </table:table-cell>
          <table:table-cell table:formula="of:=(2.5*LOG(([.E580]/[.B580]);10)-2.6)/0.38" office:value-type="float" office:value="5.85343236747374" calcext:value-type="float">
            <text:p>5.85343236747374</text:p>
          </table:table-cell>
          <table:table-cell table:number-columns-repeated="8"/>
        </table:table-row>
        <table:table-row table:style-name="ro1">
          <table:table-cell office:value-type="float" office:value="1728" calcext:value-type="float">
            <text:p>1.73E+03</text:p>
          </table:table-cell>
          <table:table-cell office:value-type="float" office:value="0.000000000013724388" calcext:value-type="float">
            <text:p>1.37E-11</text:p>
          </table:table-cell>
          <table:table-cell/>
          <table:table-cell office:value-type="float" office:value="1728" calcext:value-type="float">
            <text:p>1.73E+03</text:p>
          </table:table-cell>
          <table:table-cell office:value-type="float" office:value="0.0000000011767884" calcext:value-type="float">
            <text:p>1.18E-09</text:p>
          </table:table-cell>
          <table:table-cell/>
          <table:table-cell table:formula="of:=(1/[.D581])*(10^4)" office:value-type="float" office:value="5.78703703703704" calcext:value-type="float">
            <text:p>5.78703703703704</text:p>
          </table:table-cell>
          <table:table-cell table:formula="of:=(2.5*LOG(([.E581]/[.B581]);10)-2.6)/0.38" office:value-type="float" office:value="5.87635125871858" calcext:value-type="float">
            <text:p>5.87635125871858</text:p>
          </table:table-cell>
          <table:table-cell table:number-columns-repeated="8"/>
        </table:table-row>
        <table:table-row table:style-name="ro1">
          <table:table-cell office:value-type="float" office:value="1729" calcext:value-type="float">
            <text:p>1.73E+03</text:p>
          </table:table-cell>
          <table:table-cell office:value-type="float" office:value="0.000000000013369562342935" calcext:value-type="float">
            <text:p>1.34E-11</text:p>
          </table:table-cell>
          <table:table-cell/>
          <table:table-cell office:value-type="float" office:value="1729" calcext:value-type="float">
            <text:p>1.73E+03</text:p>
          </table:table-cell>
          <table:table-cell office:value-type="float" office:value="0.00000000118223990886324" calcext:value-type="float">
            <text:p>1.18E-09</text:p>
          </table:table-cell>
          <table:table-cell/>
          <table:table-cell table:formula="of:=(1/[.D582])*(10^4)" office:value-type="float" office:value="5.78368999421631" calcext:value-type="float">
            <text:p>5.78368999421631</text:p>
          </table:table-cell>
          <table:table-cell table:formula="of:=(2.5*LOG(([.E582]/[.B582]);10)-2.6)/0.38" office:value-type="float" office:value="5.96439753299462" calcext:value-type="float">
            <text:p>5.96439753299462</text:p>
          </table:table-cell>
          <table:table-cell table:number-columns-repeated="8"/>
        </table:table-row>
        <table:table-row table:style-name="ro1">
          <table:table-cell office:value-type="float" office:value="1730" calcext:value-type="float">
            <text:p>1.73E+03</text:p>
          </table:table-cell>
          <table:table-cell office:value-type="float" office:value="0.00000000001323468393" calcext:value-type="float">
            <text:p>1.32E-11</text:p>
          </table:table-cell>
          <table:table-cell/>
          <table:table-cell office:value-type="float" office:value="1730" calcext:value-type="float">
            <text:p>1.73E+03</text:p>
          </table:table-cell>
          <table:table-cell office:value-type="float" office:value="0.00000000118671634925" calcext:value-type="float">
            <text:p>1.19E-09</text:p>
          </table:table-cell>
          <table:table-cell/>
          <table:table-cell table:formula="of:=(1/[.D583])*(10^4)" office:value-type="float" office:value="5.78034682080925" calcext:value-type="float">
            <text:p>5.78034682080925</text:p>
          </table:table-cell>
          <table:table-cell table:formula="of:=(2.5*LOG(([.E583]/[.B583]);10)-2.6)/0.38" office:value-type="float" office:value="6.00416678727393" calcext:value-type="float">
            <text:p>6.00416678727393</text:p>
          </table:table-cell>
          <table:table-cell table:number-columns-repeated="8"/>
        </table:table-row>
        <table:table-row table:style-name="ro1">
          <table:table-cell office:value-type="float" office:value="1731" calcext:value-type="float">
            <text:p>1.73E+03</text:p>
          </table:table-cell>
          <table:table-cell office:value-type="float" office:value="0.00000000001325568" calcext:value-type="float">
            <text:p>1.33E-11</text:p>
          </table:table-cell>
          <table:table-cell/>
          <table:table-cell office:value-type="float" office:value="1731" calcext:value-type="float">
            <text:p>1.73E+03</text:p>
          </table:table-cell>
          <table:table-cell office:value-type="float" office:value="0.0000000012356924" calcext:value-type="float">
            <text:p>1.24E-09</text:p>
          </table:table-cell>
          <table:table-cell/>
          <table:table-cell table:formula="of:=(1/[.D584])*(10^4)" office:value-type="float" office:value="5.77700751010976" calcext:value-type="float">
            <text:p>5.77700751010976</text:p>
          </table:table-cell>
          <table:table-cell table:formula="of:=(2.5*LOG(([.E584]/[.B584]);10)-2.6)/0.38" office:value-type="float" office:value="6.11518660651119" calcext:value-type="float">
            <text:p>6.11518660651119</text:p>
          </table:table-cell>
          <table:table-cell table:number-columns-repeated="8"/>
        </table:table-row>
        <table:table-row table:style-name="ro1">
          <table:table-cell office:value-type="float" office:value="1732" calcext:value-type="float">
            <text:p>1.73E+03</text:p>
          </table:table-cell>
          <table:table-cell office:value-type="float" office:value="0.0000000000135050303999999" calcext:value-type="float">
            <text:p>1.35E-11</text:p>
          </table:table-cell>
          <table:table-cell/>
          <table:table-cell office:value-type="float" office:value="1732" calcext:value-type="float">
            <text:p>1.73E+03</text:p>
          </table:table-cell>
          <table:table-cell office:value-type="float" office:value="0.000000001251638512" calcext:value-type="float">
            <text:p>1.25E-09</text:p>
          </table:table-cell>
          <table:table-cell/>
          <table:table-cell table:formula="of:=(1/[.D585])*(10^4)" office:value-type="float" office:value="5.77367205542725" calcext:value-type="float">
            <text:p>5.77367205542725</text:p>
          </table:table-cell>
          <table:table-cell table:formula="of:=(2.5*LOG(([.E585]/[.B585]);10)-2.6)/0.38" office:value-type="float" office:value="6.09857468076078" calcext:value-type="float">
            <text:p>6.09857468076078</text:p>
          </table:table-cell>
          <table:table-cell table:number-columns-repeated="8"/>
        </table:table-row>
        <table:table-row table:style-name="ro1">
          <table:table-cell office:value-type="float" office:value="1733" calcext:value-type="float">
            <text:p>1.73E+03</text:p>
          </table:table-cell>
          <table:table-cell office:value-type="float" office:value="0.0000000000139296" calcext:value-type="float">
            <text:p>1.39E-11</text:p>
          </table:table-cell>
          <table:table-cell/>
          <table:table-cell office:value-type="float" office:value="1733" calcext:value-type="float">
            <text:p>1.73E+03</text:p>
          </table:table-cell>
          <table:table-cell office:value-type="float" office:value="0.00000000127879" calcext:value-type="float">
            <text:p>1.28E-09</text:p>
          </table:table-cell>
          <table:table-cell/>
          <table:table-cell table:formula="of:=(1/[.D586])*(10^4)" office:value-type="float" office:value="5.77034045008656" calcext:value-type="float">
            <text:p>5.77034045008656</text:p>
          </table:table-cell>
          <table:table-cell table:formula="of:=(2.5*LOG(([.E586]/[.B586]);10)-2.6)/0.38" office:value-type="float" office:value="6.07145122368141" calcext:value-type="float">
            <text:p>6.07145122368141</text:p>
          </table:table-cell>
          <table:table-cell table:number-columns-repeated="8"/>
        </table:table-row>
        <table:table-row table:style-name="ro1">
          <table:table-cell office:value-type="float" office:value="1734" calcext:value-type="float">
            <text:p>1.73E+03</text:p>
          </table:table-cell>
          <table:table-cell office:value-type="float" office:value="0.0000000000141276920335" calcext:value-type="float">
            <text:p>1.41E-11</text:p>
          </table:table-cell>
          <table:table-cell/>
          <table:table-cell office:value-type="float" office:value="1734" calcext:value-type="float">
            <text:p>1.73E+03</text:p>
          </table:table-cell>
          <table:table-cell office:value-type="float" office:value="0.00000000125394009190001" calcext:value-type="float">
            <text:p>1.25E-09</text:p>
          </table:table-cell>
          <table:table-cell/>
          <table:table-cell table:formula="of:=(1/[.D587])*(10^4)" office:value-type="float" office:value="5.76701268742791" calcext:value-type="float">
            <text:p>5.76701268742791</text:p>
          </table:table-cell>
          <table:table-cell table:formula="of:=(2.5*LOG(([.E587]/[.B587]);10)-2.6)/0.38" office:value-type="float" office:value="5.97503663776971" calcext:value-type="float">
            <text:p>5.97503663776971</text:p>
          </table:table-cell>
          <table:table-cell table:number-columns-repeated="8"/>
        </table:table-row>
        <table:table-row table:style-name="ro1">
          <table:table-cell office:value-type="float" office:value="1735" calcext:value-type="float">
            <text:p>1.74E+03</text:p>
          </table:table-cell>
          <table:table-cell office:value-type="float" office:value="0.0000000000142012138575683" calcext:value-type="float">
            <text:p>1.42E-11</text:p>
          </table:table-cell>
          <table:table-cell/>
          <table:table-cell office:value-type="float" office:value="1735" calcext:value-type="float">
            <text:p>1.74E+03</text:p>
          </table:table-cell>
          <table:table-cell office:value-type="float" office:value="0.00000000124170266306134" calcext:value-type="float">
            <text:p>1.24E-09</text:p>
          </table:table-cell>
          <table:table-cell/>
          <table:table-cell table:formula="of:=(1/[.D588])*(10^4)" office:value-type="float" office:value="5.76368876080692" calcext:value-type="float">
            <text:p>5.76368876080692</text:p>
          </table:table-cell>
          <table:table-cell table:formula="of:=(2.5*LOG(([.E588]/[.B588]);10)-2.6)/0.38" office:value-type="float" office:value="5.93218516438389" calcext:value-type="float">
            <text:p>5.93218516438389</text:p>
          </table:table-cell>
          <table:table-cell table:number-columns-repeated="8"/>
        </table:table-row>
        <table:table-row table:style-name="ro1">
          <table:table-cell office:value-type="float" office:value="1736" calcext:value-type="float">
            <text:p>1.74E+03</text:p>
          </table:table-cell>
          <table:table-cell office:value-type="float" office:value="0.000000000013389873" calcext:value-type="float">
            <text:p>1.34E-11</text:p>
          </table:table-cell>
          <table:table-cell/>
          <table:table-cell office:value-type="float" office:value="1736" calcext:value-type="float">
            <text:p>1.74E+03</text:p>
          </table:table-cell>
          <table:table-cell office:value-type="float" office:value="0.0000000011691277" calcext:value-type="float">
            <text:p>1.17E-09</text:p>
          </table:table-cell>
          <table:table-cell/>
          <table:table-cell table:formula="of:=(1/[.D589])*(10^4)" office:value-type="float" office:value="5.76036866359447" calcext:value-type="float">
            <text:p>5.76036866359447</text:p>
          </table:table-cell>
          <table:table-cell table:formula="of:=(2.5*LOG(([.E589]/[.B589]);10)-2.6)/0.38" office:value-type="float" office:value="5.92819402945082" calcext:value-type="float">
            <text:p>5.92819402945082</text:p>
          </table:table-cell>
          <table:table-cell table:number-columns-repeated="8"/>
        </table:table-row>
        <table:table-row table:style-name="ro1">
          <table:table-cell office:value-type="float" office:value="1737" calcext:value-type="float">
            <text:p>1.74E+03</text:p>
          </table:table-cell>
          <table:table-cell office:value-type="float" office:value="0.0000000000131122188547401" calcext:value-type="float">
            <text:p>1.31E-11</text:p>
          </table:table-cell>
          <table:table-cell/>
          <table:table-cell office:value-type="float" office:value="1737" calcext:value-type="float">
            <text:p>1.74E+03</text:p>
          </table:table-cell>
          <table:table-cell office:value-type="float" office:value="0.00000000115272793508346" calcext:value-type="float">
            <text:p>1.15E-09</text:p>
          </table:table-cell>
          <table:table-cell/>
          <table:table-cell table:formula="of:=(1/[.D590])*(10^4)" office:value-type="float" office:value="5.75705238917674" calcext:value-type="float">
            <text:p>5.75705238917674</text:p>
          </table:table-cell>
          <table:table-cell table:formula="of:=(2.5*LOG(([.E590]/[.B590]);10)-2.6)/0.38" office:value-type="float" office:value="5.94770150357742" calcext:value-type="float">
            <text:p>5.94770150357742</text:p>
          </table:table-cell>
          <table:table-cell table:number-columns-repeated="8"/>
        </table:table-row>
        <table:table-row table:style-name="ro1">
          <table:table-cell office:value-type="float" office:value="1738" calcext:value-type="float">
            <text:p>1.74E+03</text:p>
          </table:table-cell>
          <table:table-cell office:value-type="float" office:value="0.000000000012575798" calcext:value-type="float">
            <text:p>1.26E-11</text:p>
          </table:table-cell>
          <table:table-cell/>
          <table:table-cell office:value-type="float" office:value="1738" calcext:value-type="float">
            <text:p>1.74E+03</text:p>
          </table:table-cell>
          <table:table-cell office:value-type="float" office:value="0.000000001121044" calcext:value-type="float">
            <text:p>1.12E-09</text:p>
          </table:table-cell>
          <table:table-cell/>
          <table:table-cell table:formula="of:=(1/[.D591])*(10^4)" office:value-type="float" office:value="5.75373993095512" calcext:value-type="float">
            <text:p>5.75373993095512</text:p>
          </table:table-cell>
          <table:table-cell table:formula="of:=(2.5*LOG(([.E591]/[.B591]);10)-2.6)/0.38" office:value-type="float" office:value="5.98741516944841" calcext:value-type="float">
            <text:p>5.98741516944841</text:p>
          </table:table-cell>
          <table:table-cell table:number-columns-repeated="8"/>
        </table:table-row>
        <table:table-row table:style-name="ro1">
          <table:table-cell office:value-type="float" office:value="1739" calcext:value-type="float">
            <text:p>1.74E+03</text:p>
          </table:table-cell>
          <table:table-cell office:value-type="float" office:value="0.0000000000121838626100001" calcext:value-type="float">
            <text:p>1.22E-11</text:p>
          </table:table-cell>
          <table:table-cell/>
          <table:table-cell office:value-type="float" office:value="1739" calcext:value-type="float">
            <text:p>1.74E+03</text:p>
          </table:table-cell>
          <table:table-cell office:value-type="float" office:value="0.0000000011228906455" calcext:value-type="float">
            <text:p>1.12E-09</text:p>
          </table:table-cell>
          <table:table-cell/>
          <table:table-cell table:formula="of:=(1/[.D592])*(10^4)" office:value-type="float" office:value="5.75043128234618" calcext:value-type="float">
            <text:p>5.75043128234618</text:p>
          </table:table-cell>
          <table:table-cell table:formula="of:=(2.5*LOG(([.E592]/[.B592]);10)-2.6)/0.38" office:value-type="float" office:value="6.08258204458848" calcext:value-type="float">
            <text:p>6.08258204458848</text:p>
          </table:table-cell>
          <table:table-cell table:number-columns-repeated="8"/>
        </table:table-row>
        <table:table-row table:style-name="ro1">
          <table:table-cell office:value-type="float" office:value="1740" calcext:value-type="float">
            <text:p>1.74E+03</text:p>
          </table:table-cell>
          <table:table-cell office:value-type="float" office:value="0.000000000011985978" calcext:value-type="float">
            <text:p>1.20E-11</text:p>
          </table:table-cell>
          <table:table-cell/>
          <table:table-cell office:value-type="float" office:value="1740" calcext:value-type="float">
            <text:p>1.74E+03</text:p>
          </table:table-cell>
          <table:table-cell office:value-type="float" office:value="0.000000001123823" calcext:value-type="float">
            <text:p>1.12E-09</text:p>
          </table:table-cell>
          <table:table-cell/>
          <table:table-cell table:formula="of:=(1/[.D593])*(10^4)" office:value-type="float" office:value="5.74712643678161" calcext:value-type="float">
            <text:p>5.74712643678161</text:p>
          </table:table-cell>
          <table:table-cell table:formula="of:=(2.5*LOG(([.E593]/[.B593]);10)-2.6)/0.38" office:value-type="float" office:value="6.13173973575718" calcext:value-type="float">
            <text:p>6.13173973575718</text:p>
          </table:table-cell>
          <table:table-cell table:number-columns-repeated="8"/>
        </table:table-row>
        <table:table-row table:style-name="ro1">
          <table:table-cell office:value-type="float" office:value="1741" calcext:value-type="float">
            <text:p>1.74E+03</text:p>
          </table:table-cell>
          <table:table-cell office:value-type="float" office:value="0.000000000011780623188" calcext:value-type="float">
            <text:p>1.18E-11</text:p>
          </table:table-cell>
          <table:table-cell/>
          <table:table-cell office:value-type="float" office:value="1741" calcext:value-type="float">
            <text:p>1.74E+03</text:p>
          </table:table-cell>
          <table:table-cell office:value-type="float" office:value="0.0000000011361683564" calcext:value-type="float">
            <text:p>1.14E-09</text:p>
          </table:table-cell>
          <table:table-cell/>
          <table:table-cell table:formula="of:=(1/[.D594])*(10^4)" office:value-type="float" office:value="5.74382538770821" calcext:value-type="float">
            <text:p>5.74382538770821</text:p>
          </table:table-cell>
          <table:table-cell table:formula="of:=(2.5*LOG(([.E594]/[.B594]);10)-2.6)/0.38" office:value-type="float" office:value="6.21233174030989" calcext:value-type="float">
            <text:p>6.21233174030989</text:p>
          </table:table-cell>
          <table:table-cell table:number-columns-repeated="8"/>
        </table:table-row>
        <table:table-row table:style-name="ro1">
          <table:table-cell office:value-type="float" office:value="1742" calcext:value-type="float">
            <text:p>1.74E+03</text:p>
          </table:table-cell>
          <table:table-cell office:value-type="float" office:value="0.000000000011705548877" calcext:value-type="float">
            <text:p>1.17E-11</text:p>
          </table:table-cell>
          <table:table-cell/>
          <table:table-cell office:value-type="float" office:value="1742" calcext:value-type="float">
            <text:p>1.74E+03</text:p>
          </table:table-cell>
          <table:table-cell office:value-type="float" office:value="0.000000001130014163" calcext:value-type="float">
            <text:p>1.13E-09</text:p>
          </table:table-cell>
          <table:table-cell/>
          <table:table-cell table:formula="of:=(1/[.D595])*(10^4)" office:value-type="float" office:value="5.74052812858783" calcext:value-type="float">
            <text:p>5.74052812858783</text:p>
          </table:table-cell>
          <table:table-cell table:formula="of:=(2.5*LOG(([.E595]/[.B595]);10)-2.6)/0.38" office:value-type="float" office:value="6.21507963167825" calcext:value-type="float">
            <text:p>6.21507963167825</text:p>
          </table:table-cell>
          <table:table-cell table:number-columns-repeated="8"/>
        </table:table-row>
        <table:table-row table:style-name="ro1">
          <table:table-cell office:value-type="float" office:value="1743" calcext:value-type="float">
            <text:p>1.74E+03</text:p>
          </table:table-cell>
          <table:table-cell office:value-type="float" office:value="0.000000000011545127" calcext:value-type="float">
            <text:p>1.15E-11</text:p>
          </table:table-cell>
          <table:table-cell/>
          <table:table-cell office:value-type="float" office:value="1743" calcext:value-type="float">
            <text:p>1.74E+03</text:p>
          </table:table-cell>
          <table:table-cell office:value-type="float" office:value="0.0000000011160803" calcext:value-type="float">
            <text:p>1.12E-09</text:p>
          </table:table-cell>
          <table:table-cell/>
          <table:table-cell table:formula="of:=(1/[.D596])*(10^4)" office:value-type="float" office:value="5.7372346528973" calcext:value-type="float">
            <text:p>5.7372346528973</text:p>
          </table:table-cell>
          <table:table-cell table:formula="of:=(2.5*LOG(([.E596]/[.B596]);10)-2.6)/0.38" office:value-type="float" office:value="6.2190574196699" calcext:value-type="float">
            <text:p>6.2190574196699</text:p>
          </table:table-cell>
          <table:table-cell table:number-columns-repeated="8"/>
        </table:table-row>
        <table:table-row table:style-name="ro1">
          <table:table-cell office:value-type="float" office:value="1744" calcext:value-type="float">
            <text:p>1.74E+03</text:p>
          </table:table-cell>
          <table:table-cell office:value-type="float" office:value="0.0000000000114552322186621" calcext:value-type="float">
            <text:p>1.15E-11</text:p>
          </table:table-cell>
          <table:table-cell/>
          <table:table-cell office:value-type="float" office:value="1744" calcext:value-type="float">
            <text:p>1.74E+03</text:p>
          </table:table-cell>
          <table:table-cell office:value-type="float" office:value="0.00000000109342406204262" calcext:value-type="float">
            <text:p>1.09E-09</text:p>
          </table:table-cell>
          <table:table-cell/>
          <table:table-cell table:formula="of:=(1/[.D597])*(10^4)" office:value-type="float" office:value="5.73394495412844" calcext:value-type="float">
            <text:p>5.73394495412844</text:p>
          </table:table-cell>
          <table:table-cell table:formula="of:=(2.5*LOG(([.E597]/[.B597]);10)-2.6)/0.38" office:value-type="float" office:value="6.1827942713275" calcext:value-type="float">
            <text:p>6.1827942713275</text:p>
          </table:table-cell>
          <table:table-cell table:number-columns-repeated="8"/>
        </table:table-row>
        <table:table-row table:style-name="ro1">
          <table:table-cell office:value-type="float" office:value="1745" calcext:value-type="float">
            <text:p>1.75E+03</text:p>
          </table:table-cell>
          <table:table-cell office:value-type="float" office:value="0.000000000011403545" calcext:value-type="float">
            <text:p>1.14E-11</text:p>
          </table:table-cell>
          <table:table-cell/>
          <table:table-cell office:value-type="float" office:value="1745" calcext:value-type="float">
            <text:p>1.75E+03</text:p>
          </table:table-cell>
          <table:table-cell office:value-type="float" office:value="0.0000000010803973" calcext:value-type="float">
            <text:p>1.08E-09</text:p>
          </table:table-cell>
          <table:table-cell/>
          <table:table-cell table:formula="of:=(1/[.D598])*(10^4)" office:value-type="float" office:value="5.73065902578797" calcext:value-type="float">
            <text:p>5.73065902578797</text:p>
          </table:table-cell>
          <table:table-cell table:formula="of:=(2.5*LOG(([.E598]/[.B598]);10)-2.6)/0.38" office:value-type="float" office:value="6.16147111507562" calcext:value-type="float">
            <text:p>6.16147111507562</text:p>
          </table:table-cell>
          <table:table-cell table:number-columns-repeated="8"/>
        </table:table-row>
        <table:table-row table:style-name="ro1">
          <table:table-cell office:value-type="float" office:value="1746" calcext:value-type="float">
            <text:p>1.75E+03</text:p>
          </table:table-cell>
          <table:table-cell office:value-type="float" office:value="0.0000000000112723406876526" calcext:value-type="float">
            <text:p>1.13E-11</text:p>
          </table:table-cell>
          <table:table-cell/>
          <table:table-cell office:value-type="float" office:value="1746" calcext:value-type="float">
            <text:p>1.75E+03</text:p>
          </table:table-cell>
          <table:table-cell office:value-type="float" office:value="0.00000000104919815510136" calcext:value-type="float">
            <text:p>1.05E-09</text:p>
          </table:table-cell>
          <table:table-cell/>
          <table:table-cell table:formula="of:=(1/[.D599])*(10^4)" office:value-type="float" office:value="5.72737686139748" calcext:value-type="float">
            <text:p>5.72737686139748</text:p>
          </table:table-cell>
          <table:table-cell table:formula="of:=(2.5*LOG(([.E599]/[.B599]);10)-2.6)/0.38" office:value-type="float" office:value="6.11081192194705" calcext:value-type="float">
            <text:p>6.11081192194705</text:p>
          </table:table-cell>
          <table:table-cell table:number-columns-repeated="8"/>
        </table:table-row>
        <table:table-row table:style-name="ro1">
          <table:table-cell office:value-type="float" office:value="1747" calcext:value-type="float">
            <text:p>1.75E+03</text:p>
          </table:table-cell>
          <table:table-cell office:value-type="float" office:value="0.0000000000114520583675" calcext:value-type="float">
            <text:p>1.15E-11</text:p>
          </table:table-cell>
          <table:table-cell/>
          <table:table-cell office:value-type="float" office:value="1747" calcext:value-type="float">
            <text:p>1.75E+03</text:p>
          </table:table-cell>
          <table:table-cell office:value-type="float" office:value="0.00000000105464913525" calcext:value-type="float">
            <text:p>1.05E-09</text:p>
          </table:table-cell>
          <table:table-cell/>
          <table:table-cell table:formula="of:=(1/[.D600])*(10^4)" office:value-type="float" office:value="5.72409845449342" calcext:value-type="float">
            <text:p>5.72409845449342</text:p>
          </table:table-cell>
          <table:table-cell table:formula="of:=(2.5*LOG(([.E600]/[.B600]);10)-2.6)/0.38" office:value-type="float" office:value="6.08042400052156" calcext:value-type="float">
            <text:p>6.08042400052156</text:p>
          </table:table-cell>
          <table:table-cell table:number-columns-repeated="8"/>
        </table:table-row>
        <table:table-row table:style-name="ro1">
          <table:table-cell office:value-type="float" office:value="1748" calcext:value-type="float">
            <text:p>1.75E+03</text:p>
          </table:table-cell>
          <table:table-cell office:value-type="float" office:value="0.000000000011922752" calcext:value-type="float">
            <text:p>1.19E-11</text:p>
          </table:table-cell>
          <table:table-cell/>
          <table:table-cell office:value-type="float" office:value="1748" calcext:value-type="float">
            <text:p>1.75E+03</text:p>
          </table:table-cell>
          <table:table-cell office:value-type="float" office:value="0.0000000010718804" calcext:value-type="float">
            <text:p>1.07E-09</text:p>
          </table:table-cell>
          <table:table-cell/>
          <table:table-cell table:formula="of:=(1/[.D601])*(10^4)" office:value-type="float" office:value="5.720823798627" calcext:value-type="float">
            <text:p>5.720823798627</text:p>
          </table:table-cell>
          <table:table-cell table:formula="of:=(2.5*LOG(([.E601]/[.B601]);10)-2.6)/0.38" office:value-type="float" office:value="6.01164354718962" calcext:value-type="float">
            <text:p>6.01164354718962</text:p>
          </table:table-cell>
          <table:table-cell table:number-columns-repeated="8"/>
        </table:table-row>
        <table:table-row table:style-name="ro1">
          <table:table-cell office:value-type="float" office:value="1749" calcext:value-type="float">
            <text:p>1.75E+03</text:p>
          </table:table-cell>
          <table:table-cell office:value-type="float" office:value="0.000000000012312923888" calcext:value-type="float">
            <text:p>1.23E-11</text:p>
          </table:table-cell>
          <table:table-cell/>
          <table:table-cell office:value-type="float" office:value="1749" calcext:value-type="float">
            <text:p>1.75E+03</text:p>
          </table:table-cell>
          <table:table-cell office:value-type="float" office:value="0.0000000011114817728" calcext:value-type="float">
            <text:p>1.11E-09</text:p>
          </table:table-cell>
          <table:table-cell/>
          <table:table-cell table:formula="of:=(1/[.D602])*(10^4)" office:value-type="float" office:value="5.71755288736421" calcext:value-type="float">
            <text:p>5.71755288736421</text:p>
          </table:table-cell>
          <table:table-cell table:formula="of:=(2.5*LOG(([.E602]/[.B602]);10)-2.6)/0.38" office:value-type="float" office:value="6.02329704074669" calcext:value-type="float">
            <text:p>6.02329704074669</text:p>
          </table:table-cell>
          <table:table-cell table:number-columns-repeated="8"/>
        </table:table-row>
        <table:table-row table:style-name="ro1">
          <table:table-cell office:value-type="float" office:value="1750" calcext:value-type="float">
            <text:p>1.75E+03</text:p>
          </table:table-cell>
          <table:table-cell office:value-type="float" office:value="0.0000000000125666" calcext:value-type="float">
            <text:p>1.26E-11</text:p>
          </table:table-cell>
          <table:table-cell/>
          <table:table-cell office:value-type="float" office:value="1750" calcext:value-type="float">
            <text:p>1.75E+03</text:p>
          </table:table-cell>
          <table:table-cell office:value-type="float" office:value="0.0000000011372292" calcext:value-type="float">
            <text:p>1.14E-09</text:p>
          </table:table-cell>
          <table:table-cell/>
          <table:table-cell table:formula="of:=(1/[.D603])*(10^4)" office:value-type="float" office:value="5.71428571428571" calcext:value-type="float">
            <text:p>5.71428571428571</text:p>
          </table:table-cell>
          <table:table-cell table:formula="of:=(2.5*LOG(([.E603]/[.B603]);10)-2.6)/0.38" office:value-type="float" office:value="6.03046191294924" calcext:value-type="float">
            <text:p>6.03046191294924</text:p>
          </table:table-cell>
          <table:table-cell table:number-columns-repeated="8"/>
        </table:table-row>
        <table:table-row table:style-name="ro1">
          <table:table-cell office:value-type="float" office:value="1751" calcext:value-type="float">
            <text:p>1.75E+03</text:p>
          </table:table-cell>
          <table:table-cell office:value-type="float" office:value="0.000000000013418562969" calcext:value-type="float">
            <text:p>1.34E-11</text:p>
          </table:table-cell>
          <table:table-cell/>
          <table:table-cell office:value-type="float" office:value="1751" calcext:value-type="float">
            <text:p>1.75E+03</text:p>
          </table:table-cell>
          <table:table-cell office:value-type="float" office:value="0.00000000123969328315" calcext:value-type="float">
            <text:p>1.24E-09</text:p>
          </table:table-cell>
          <table:table-cell/>
          <table:table-cell table:formula="of:=(1/[.D604])*(10^4)" office:value-type="float" office:value="5.71102227298687" calcext:value-type="float">
            <text:p>5.71102227298687</text:p>
          </table:table-cell>
          <table:table-cell table:formula="of:=(2.5*LOG(([.E604]/[.B604]);10)-2.6)/0.38" office:value-type="float" office:value="6.08952789216666" calcext:value-type="float">
            <text:p>6.08952789216666</text:p>
          </table:table-cell>
          <table:table-cell table:number-columns-repeated="8"/>
        </table:table-row>
        <table:table-row table:style-name="ro1">
          <table:table-cell office:value-type="float" office:value="1752" calcext:value-type="float">
            <text:p>1.75E+03</text:p>
          </table:table-cell>
          <table:table-cell office:value-type="float" office:value="0.0000000000137932666090157" calcext:value-type="float">
            <text:p>1.38E-11</text:p>
          </table:table-cell>
          <table:table-cell/>
          <table:table-cell office:value-type="float" office:value="1752" calcext:value-type="float">
            <text:p>1.75E+03</text:p>
          </table:table-cell>
          <table:table-cell office:value-type="float" office:value="0.00000000125092091941906" calcext:value-type="float">
            <text:p>1.25E-09</text:p>
          </table:table-cell>
          <table:table-cell/>
          <table:table-cell table:formula="of:=(1/[.D605])*(10^4)" office:value-type="float" office:value="5.70776255707763" calcext:value-type="float">
            <text:p>5.70776255707763</text:p>
          </table:table-cell>
          <table:table-cell table:formula="of:=(2.5*LOG(([.E605]/[.B605]);10)-2.6)/0.38" office:value-type="float" office:value="6.03659687266911" calcext:value-type="float">
            <text:p>6.03659687266911</text:p>
          </table:table-cell>
          <table:table-cell table:number-columns-repeated="8"/>
        </table:table-row>
        <table:table-row table:style-name="ro1">
          <table:table-cell office:value-type="float" office:value="1753" calcext:value-type="float">
            <text:p>1.75E+03</text:p>
          </table:table-cell>
          <table:table-cell office:value-type="float" office:value="0.000000000014709086" calcext:value-type="float">
            <text:p>1.47E-11</text:p>
          </table:table-cell>
          <table:table-cell/>
          <table:table-cell office:value-type="float" office:value="1753" calcext:value-type="float">
            <text:p>1.75E+03</text:p>
          </table:table-cell>
          <table:table-cell office:value-type="float" office:value="0.0000000012611281" calcext:value-type="float">
            <text:p>1.26E-09</text:p>
          </table:table-cell>
          <table:table-cell/>
          <table:table-cell table:formula="of:=(1/[.D606])*(10^4)" office:value-type="float" office:value="5.70450656018254" calcext:value-type="float">
            <text:p>5.70450656018254</text:p>
          </table:table-cell>
          <table:table-cell table:formula="of:=(2.5*LOG(([.E606]/[.B606]);10)-2.6)/0.38" office:value-type="float" office:value="5.87614154878905" calcext:value-type="float">
            <text:p>5.87614154878905</text:p>
          </table:table-cell>
          <table:table-cell table:number-columns-repeated="8"/>
        </table:table-row>
        <table:table-row table:style-name="ro1">
          <table:table-cell office:value-type="float" office:value="1754" calcext:value-type="float">
            <text:p>1.75E+03</text:p>
          </table:table-cell>
          <table:table-cell office:value-type="float" office:value="0.0000000000147594546452908" calcext:value-type="float">
            <text:p>1.48E-11</text:p>
          </table:table-cell>
          <table:table-cell/>
          <table:table-cell office:value-type="float" office:value="1754" calcext:value-type="float">
            <text:p>1.75E+03</text:p>
          </table:table-cell>
          <table:table-cell office:value-type="float" office:value="0.00000000128682907592413" calcext:value-type="float">
            <text:p>1.29E-09</text:p>
          </table:table-cell>
          <table:table-cell/>
          <table:table-cell table:formula="of:=(1/[.D607])*(10^4)" office:value-type="float" office:value="5.70125427594071" calcext:value-type="float">
            <text:p>5.70125427594071</text:p>
          </table:table-cell>
          <table:table-cell table:formula="of:=(2.5*LOG(([.E607]/[.B607]);10)-2.6)/0.38" office:value-type="float" office:value="5.92401680539008" calcext:value-type="float">
            <text:p>5.92401680539008</text:p>
          </table:table-cell>
          <table:table-cell table:number-columns-repeated="8"/>
        </table:table-row>
        <table:table-row table:style-name="ro1">
          <table:table-cell office:value-type="float" office:value="1755" calcext:value-type="float">
            <text:p>1.76E+03</text:p>
          </table:table-cell>
          <table:table-cell office:value-type="float" office:value="0.000000000014796369" calcext:value-type="float">
            <text:p>1.48E-11</text:p>
          </table:table-cell>
          <table:table-cell/>
          <table:table-cell office:value-type="float" office:value="1755" calcext:value-type="float">
            <text:p>1.76E+03</text:p>
          </table:table-cell>
          <table:table-cell office:value-type="float" office:value="0.0000000013056649" calcext:value-type="float">
            <text:p>1.31E-09</text:p>
          </table:table-cell>
          <table:table-cell/>
          <table:table-cell table:formula="of:=(1/[.D608])*(10^4)" office:value-type="float" office:value="5.6980056980057" calcext:value-type="float">
            <text:p>5.6980056980057</text:p>
          </table:table-cell>
          <table:table-cell table:formula="of:=(2.5*LOG(([.E608]/[.B608]);10)-2.6)/0.38" office:value-type="float" office:value="5.9583985246106" calcext:value-type="float">
            <text:p>5.9583985246106</text:p>
          </table:table-cell>
          <table:table-cell table:number-columns-repeated="8"/>
        </table:table-row>
        <table:table-row table:style-name="ro1">
          <table:table-cell office:value-type="float" office:value="1756" calcext:value-type="float">
            <text:p>1.76E+03</text:p>
          </table:table-cell>
          <table:table-cell office:value-type="float" office:value="0.0000000000151066029565" calcext:value-type="float">
            <text:p>1.51E-11</text:p>
          </table:table-cell>
          <table:table-cell/>
          <table:table-cell office:value-type="float" office:value="1756" calcext:value-type="float">
            <text:p>1.76E+03</text:p>
          </table:table-cell>
          <table:table-cell office:value-type="float" office:value="0.00000000131050013475" calcext:value-type="float">
            <text:p>1.31E-09</text:p>
          </table:table-cell>
          <table:table-cell/>
          <table:table-cell table:formula="of:=(1/[.D609])*(10^4)" office:value-type="float" office:value="5.69476082004556" calcext:value-type="float">
            <text:p>5.69476082004556</text:p>
          </table:table-cell>
          <table:table-cell table:formula="of:=(2.5*LOG(([.E609]/[.B609]);10)-2.6)/0.38" office:value-type="float" office:value="5.90967273055346" calcext:value-type="float">
            <text:p>5.90967273055346</text:p>
          </table:table-cell>
          <table:table-cell table:number-columns-repeated="8"/>
        </table:table-row>
        <table:table-row table:style-name="ro1">
          <table:table-cell office:value-type="float" office:value="1757" calcext:value-type="float">
            <text:p>1.76E+03</text:p>
          </table:table-cell>
          <table:table-cell office:value-type="float" office:value="0.000000000015109087216" calcext:value-type="float">
            <text:p>1.51E-11</text:p>
          </table:table-cell>
          <table:table-cell/>
          <table:table-cell office:value-type="float" office:value="1757" calcext:value-type="float">
            <text:p>1.76E+03</text:p>
          </table:table-cell>
          <table:table-cell office:value-type="float" office:value="0.0000000013056283168" calcext:value-type="float">
            <text:p>1.31E-09</text:p>
          </table:table-cell>
          <table:table-cell/>
          <table:table-cell table:formula="of:=(1/[.D610])*(10^4)" office:value-type="float" office:value="5.69151963574274" calcext:value-type="float">
            <text:p>5.69151963574274</text:p>
          </table:table-cell>
          <table:table-cell table:formula="of:=(2.5*LOG(([.E610]/[.B610]);10)-2.6)/0.38" office:value-type="float" office:value="5.89856139779929" calcext:value-type="float">
            <text:p>5.89856139779929</text:p>
          </table:table-cell>
          <table:table-cell table:number-columns-repeated="8"/>
        </table:table-row>
        <table:table-row table:style-name="ro1">
          <table:table-cell office:value-type="float" office:value="1758" calcext:value-type="float">
            <text:p>1.76E+03</text:p>
          </table:table-cell>
          <table:table-cell office:value-type="float" office:value="0.000000000014998941" calcext:value-type="float">
            <text:p>1.50E-11</text:p>
          </table:table-cell>
          <table:table-cell/>
          <table:table-cell office:value-type="float" office:value="1758" calcext:value-type="float">
            <text:p>1.76E+03</text:p>
          </table:table-cell>
          <table:table-cell office:value-type="float" office:value="0.0000000012869001" calcext:value-type="float">
            <text:p>1.29E-09</text:p>
          </table:table-cell>
          <table:table-cell/>
          <table:table-cell table:formula="of:=(1/[.D611])*(10^4)" office:value-type="float" office:value="5.68828213879408" calcext:value-type="float">
            <text:p>5.68828213879408</text:p>
          </table:table-cell>
          <table:table-cell table:formula="of:=(2.5*LOG(([.E611]/[.B611]);10)-2.6)/0.38" office:value-type="float" office:value="5.87818577528167" calcext:value-type="float">
            <text:p>5.87818577528167</text:p>
          </table:table-cell>
          <table:table-cell table:number-columns-repeated="8"/>
        </table:table-row>
        <table:table-row table:style-name="ro1">
          <table:table-cell office:value-type="float" office:value="1759" calcext:value-type="float">
            <text:p>1.76E+03</text:p>
          </table:table-cell>
          <table:table-cell office:value-type="float" office:value="0.0000000000147614146949999" calcext:value-type="float">
            <text:p>1.48E-11</text:p>
          </table:table-cell>
          <table:table-cell/>
          <table:table-cell office:value-type="float" office:value="1759" calcext:value-type="float">
            <text:p>1.76E+03</text:p>
          </table:table-cell>
          <table:table-cell office:value-type="float" office:value="0.00000000128477673075" calcext:value-type="float">
            <text:p>1.28E-09</text:p>
          </table:table-cell>
          <table:table-cell/>
          <table:table-cell table:formula="of:=(1/[.D612])*(10^4)" office:value-type="float" office:value="5.68504832291074" calcext:value-type="float">
            <text:p>5.68504832291074</text:p>
          </table:table-cell>
          <table:table-cell table:formula="of:=(2.5*LOG(([.E612]/[.B612]);10)-2.6)/0.38" office:value-type="float" office:value="5.91907684972398" calcext:value-type="float">
            <text:p>5.91907684972398</text:p>
          </table:table-cell>
          <table:table-cell table:number-columns-repeated="8"/>
        </table:table-row>
        <table:table-row table:style-name="ro1">
          <table:table-cell office:value-type="float" office:value="1760" calcext:value-type="float">
            <text:p>1.76E+03</text:p>
          </table:table-cell>
          <table:table-cell office:value-type="float" office:value="0.000000000014565103" calcext:value-type="float">
            <text:p>1.46E-11</text:p>
          </table:table-cell>
          <table:table-cell/>
          <table:table-cell office:value-type="float" office:value="1760" calcext:value-type="float">
            <text:p>1.76E+03</text:p>
          </table:table-cell>
          <table:table-cell office:value-type="float" office:value="0.0000000012830218" calcext:value-type="float">
            <text:p>1.28E-09</text:p>
          </table:table-cell>
          <table:table-cell/>
          <table:table-cell table:formula="of:=(1/[.D613])*(10^4)" office:value-type="float" office:value="5.68181818181818" calcext:value-type="float">
            <text:p>5.68181818181818</text:p>
          </table:table-cell>
          <table:table-cell table:formula="of:=(2.5*LOG(([.E613]/[.B613]);10)-2.6)/0.38" office:value-type="float" office:value="5.95342418040306" calcext:value-type="float">
            <text:p>5.95342418040306</text:p>
          </table:table-cell>
          <table:table-cell table:number-columns-repeated="8"/>
        </table:table-row>
        <table:table-row table:style-name="ro1">
          <table:table-cell office:value-type="float" office:value="1761" calcext:value-type="float">
            <text:p>1.76E+03</text:p>
          </table:table-cell>
          <table:table-cell office:value-type="float" office:value="0.0000000000144780934485179" calcext:value-type="float">
            <text:p>1.45E-11</text:p>
          </table:table-cell>
          <table:table-cell/>
          <table:table-cell office:value-type="float" office:value="1761" calcext:value-type="float">
            <text:p>1.76E+03</text:p>
          </table:table-cell>
          <table:table-cell office:value-type="float" office:value="0.00000000125215709951216" calcext:value-type="float">
            <text:p>1.25E-09</text:p>
          </table:table-cell>
          <table:table-cell/>
          <table:table-cell table:formula="of:=(1/[.D614])*(10^4)" office:value-type="float" office:value="5.6785917092561" calcext:value-type="float">
            <text:p>5.6785917092561</text:p>
          </table:table-cell>
          <table:table-cell table:formula="of:=(2.5*LOG(([.E614]/[.B614]);10)-2.6)/0.38" office:value-type="float" office:value="5.90097003144713" calcext:value-type="float">
            <text:p>5.90097003144713</text:p>
          </table:table-cell>
          <table:table-cell table:number-columns-repeated="8"/>
        </table:table-row>
        <table:table-row table:style-name="ro1">
          <table:table-cell office:value-type="float" office:value="1762" calcext:value-type="float">
            <text:p>1.76E+03</text:p>
          </table:table-cell>
          <table:table-cell office:value-type="float" office:value="0.0000000000144444369494138" calcext:value-type="float">
            <text:p>1.44E-11</text:p>
          </table:table-cell>
          <table:table-cell/>
          <table:table-cell office:value-type="float" office:value="1762" calcext:value-type="float">
            <text:p>1.76E+03</text:p>
          </table:table-cell>
          <table:table-cell office:value-type="float" office:value="0.0000000012551093675966" calcext:value-type="float">
            <text:p>1.26E-09</text:p>
          </table:table-cell>
          <table:table-cell/>
          <table:table-cell table:formula="of:=(1/[.D615])*(10^4)" office:value-type="float" office:value="5.67536889897843" calcext:value-type="float">
            <text:p>5.67536889897843</text:p>
          </table:table-cell>
          <table:table-cell table:formula="of:=(2.5*LOG(([.E615]/[.B615]);10)-2.6)/0.38" office:value-type="float" office:value="5.91434837801309" calcext:value-type="float">
            <text:p>5.91434837801309</text:p>
          </table:table-cell>
          <table:table-cell table:number-columns-repeated="8"/>
        </table:table-row>
        <table:table-row table:style-name="ro1">
          <table:table-cell office:value-type="float" office:value="1763" calcext:value-type="float">
            <text:p>1.76E+03</text:p>
          </table:table-cell>
          <table:table-cell office:value-type="float" office:value="0.000000000014358736" calcext:value-type="float">
            <text:p>1.44E-11</text:p>
          </table:table-cell>
          <table:table-cell/>
          <table:table-cell office:value-type="float" office:value="1763" calcext:value-type="float">
            <text:p>1.76E+03</text:p>
          </table:table-cell>
          <table:table-cell office:value-type="float" office:value="0.0000000012861643" calcext:value-type="float">
            <text:p>1.29E-09</text:p>
          </table:table-cell>
          <table:table-cell/>
          <table:table-cell table:formula="of:=(1/[.D616])*(10^4)" office:value-type="float" office:value="5.67214974475326" calcext:value-type="float">
            <text:p>5.67214974475326</text:p>
          </table:table-cell>
          <table:table-cell table:formula="of:=(2.5*LOG(([.E616]/[.B616]);10)-2.6)/0.38" office:value-type="float" office:value="6.00118579007727" calcext:value-type="float">
            <text:p>6.00118579007727</text:p>
          </table:table-cell>
          <table:table-cell table:number-columns-repeated="8"/>
        </table:table-row>
        <table:table-row table:style-name="ro1">
          <table:table-cell office:value-type="float" office:value="1764" calcext:value-type="float">
            <text:p>1.76E+03</text:p>
          </table:table-cell>
          <table:table-cell office:value-type="float" office:value="0.0000000000141909436964999" calcext:value-type="float">
            <text:p>1.42E-11</text:p>
          </table:table-cell>
          <table:table-cell/>
          <table:table-cell office:value-type="float" office:value="1764" calcext:value-type="float">
            <text:p>1.76E+03</text:p>
          </table:table-cell>
          <table:table-cell office:value-type="float" office:value="0.00000000126803505119999" calcext:value-type="float">
            <text:p>1.27E-09</text:p>
          </table:table-cell>
          <table:table-cell/>
          <table:table-cell table:formula="of:=(1/[.D617])*(10^4)" office:value-type="float" office:value="5.66893424036281" calcext:value-type="float">
            <text:p>5.66893424036281</text:p>
          </table:table-cell>
          <table:table-cell table:formula="of:=(2.5*LOG(([.E617]/[.B617]);10)-2.6)/0.38" office:value-type="float" office:value="5.99421040511364" calcext:value-type="float">
            <text:p>5.99421040511364</text:p>
          </table:table-cell>
          <table:table-cell table:number-columns-repeated="8"/>
        </table:table-row>
        <table:table-row table:style-name="ro1">
          <table:table-cell office:value-type="float" office:value="1765" calcext:value-type="float">
            <text:p>1.77E+03</text:p>
          </table:table-cell>
          <table:table-cell office:value-type="float" office:value="0.000000000014035125" calcext:value-type="float">
            <text:p>1.40E-11</text:p>
          </table:table-cell>
          <table:table-cell/>
          <table:table-cell office:value-type="float" office:value="1765" calcext:value-type="float">
            <text:p>1.77E+03</text:p>
          </table:table-cell>
          <table:table-cell office:value-type="float" office:value="0.0000000012511995" calcext:value-type="float">
            <text:p>1.25E-09</text:p>
          </table:table-cell>
          <table:table-cell/>
          <table:table-cell table:formula="of:=(1/[.D618])*(10^4)" office:value-type="float" office:value="5.6657223796034" calcext:value-type="float">
            <text:p>5.6657223796034</text:p>
          </table:table-cell>
          <table:table-cell table:formula="of:=(2.5*LOG(([.E618]/[.B618]);10)-2.6)/0.38" office:value-type="float" office:value="5.98756761349945" calcext:value-type="float">
            <text:p>5.98756761349945</text:p>
          </table:table-cell>
          <table:table-cell table:number-columns-repeated="8"/>
        </table:table-row>
        <table:table-row table:style-name="ro1">
          <table:table-cell office:value-type="float" office:value="1766" calcext:value-type="float">
            <text:p>1.77E+03</text:p>
          </table:table-cell>
          <table:table-cell office:value-type="float" office:value="0.0000000000132268252079999" calcext:value-type="float">
            <text:p>1.32E-11</text:p>
          </table:table-cell>
          <table:table-cell/>
          <table:table-cell office:value-type="float" office:value="1766" calcext:value-type="float">
            <text:p>1.77E+03</text:p>
          </table:table-cell>
          <table:table-cell office:value-type="float" office:value="0.00000000117383468759999" calcext:value-type="float">
            <text:p>1.17E-09</text:p>
          </table:table-cell>
          <table:table-cell/>
          <table:table-cell table:formula="of:=(1/[.D619])*(10^4)" office:value-type="float" office:value="5.66251415628539" calcext:value-type="float">
            <text:p>5.66251415628539</text:p>
          </table:table-cell>
          <table:table-cell table:formula="of:=(2.5*LOG(([.E619]/[.B619]);10)-2.6)/0.38" office:value-type="float" office:value="5.97467976750633" calcext:value-type="float">
            <text:p>5.97467976750633</text:p>
          </table:table-cell>
          <table:table-cell table:number-columns-repeated="8"/>
        </table:table-row>
        <table:table-row table:style-name="ro1">
          <table:table-cell office:value-type="float" office:value="1767" calcext:value-type="float">
            <text:p>1.77E+03</text:p>
          </table:table-cell>
          <table:table-cell office:value-type="float" office:value="0.0000000000127755906899999" calcext:value-type="float">
            <text:p>1.28E-11</text:p>
          </table:table-cell>
          <table:table-cell/>
          <table:table-cell office:value-type="float" office:value="1767" calcext:value-type="float">
            <text:p>1.77E+03</text:p>
          </table:table-cell>
          <table:table-cell office:value-type="float" office:value="0.00000000114775230895" calcext:value-type="float">
            <text:p>1.15E-09</text:p>
          </table:table-cell>
          <table:table-cell/>
          <table:table-cell table:formula="of:=(1/[.D620])*(10^4)" office:value-type="float" office:value="5.65930956423316" calcext:value-type="float">
            <text:p>5.65930956423316</text:p>
          </table:table-cell>
          <table:table-cell table:formula="of:=(2.5*LOG(([.E620]/[.B620]);10)-2.6)/0.38" office:value-type="float" office:value="6.00965253868414" calcext:value-type="float">
            <text:p>6.00965253868414</text:p>
          </table:table-cell>
          <table:table-cell table:number-columns-repeated="8"/>
        </table:table-row>
        <table:table-row table:style-name="ro1">
          <table:table-cell office:value-type="float" office:value="1768" calcext:value-type="float">
            <text:p>1.77E+03</text:p>
          </table:table-cell>
          <table:table-cell office:value-type="float" office:value="0.000000000011265129" calcext:value-type="float">
            <text:p>1.13E-11</text:p>
          </table:table-cell>
          <table:table-cell/>
          <table:table-cell office:value-type="float" office:value="1768" calcext:value-type="float">
            <text:p>1.77E+03</text:p>
          </table:table-cell>
          <table:table-cell office:value-type="float" office:value="0.0000000010894382" calcext:value-type="float">
            <text:p>1.09E-09</text:p>
          </table:table-cell>
          <table:table-cell/>
          <table:table-cell table:formula="of:=(1/[.D621])*(10^4)" office:value-type="float" office:value="5.65610859728507" calcext:value-type="float">
            <text:p>5.65610859728507</text:p>
          </table:table-cell>
          <table:table-cell table:formula="of:=(2.5*LOG(([.E621]/[.B621]);10)-2.6)/0.38" office:value-type="float" office:value="6.22017388138869" calcext:value-type="float">
            <text:p>6.22017388138869</text:p>
          </table:table-cell>
          <table:table-cell table:number-columns-repeated="8"/>
        </table:table-row>
        <table:table-row table:style-name="ro1">
          <table:table-cell office:value-type="float" office:value="1769" calcext:value-type="float">
            <text:p>1.77E+03</text:p>
          </table:table-cell>
          <table:table-cell office:value-type="float" office:value="0.0000000000110202189006386" calcext:value-type="float">
            <text:p>1.10E-11</text:p>
          </table:table-cell>
          <table:table-cell/>
          <table:table-cell office:value-type="float" office:value="1769" calcext:value-type="float">
            <text:p>1.77E+03</text:p>
          </table:table-cell>
          <table:table-cell office:value-type="float" office:value="0.00000000107335436122172" calcext:value-type="float">
            <text:p>1.07E-09</text:p>
          </table:table-cell>
          <table:table-cell/>
          <table:table-cell table:formula="of:=(1/[.D622])*(10^4)" office:value-type="float" office:value="5.65291124929339" calcext:value-type="float">
            <text:p>5.65291124929339</text:p>
          </table:table-cell>
          <table:table-cell table:formula="of:=(2.5*LOG(([.E622]/[.B622]);10)-2.6)/0.38" office:value-type="float" office:value="6.24047963166208" calcext:value-type="float">
            <text:p>6.24047963166208</text:p>
          </table:table-cell>
          <table:table-cell table:number-columns-repeated="8"/>
        </table:table-row>
        <table:table-row table:style-name="ro1">
          <table:table-cell office:value-type="float" office:value="1770" calcext:value-type="float">
            <text:p>1.77E+03</text:p>
          </table:table-cell>
          <table:table-cell office:value-type="float" office:value="0.000000000010764214" calcext:value-type="float">
            <text:p>1.08E-11</text:p>
          </table:table-cell>
          <table:table-cell/>
          <table:table-cell office:value-type="float" office:value="1770" calcext:value-type="float">
            <text:p>1.77E+03</text:p>
          </table:table-cell>
          <table:table-cell office:value-type="float" office:value="0.0000000010565419" calcext:value-type="float">
            <text:p>1.06E-09</text:p>
          </table:table-cell>
          <table:table-cell/>
          <table:table-cell table:formula="of:=(1/[.D623])*(10^4)" office:value-type="float" office:value="5.64971751412429" calcext:value-type="float">
            <text:p>5.64971751412429</text:p>
          </table:table-cell>
          <table:table-cell table:formula="of:=(2.5*LOG(([.E623]/[.B623]);10)-2.6)/0.38" office:value-type="float" office:value="6.26252895782741" calcext:value-type="float">
            <text:p>6.26252895782741</text:p>
          </table:table-cell>
          <table:table-cell table:number-columns-repeated="8"/>
        </table:table-row>
        <table:table-row table:style-name="ro1">
          <table:table-cell office:value-type="float" office:value="1771" calcext:value-type="float">
            <text:p>1.77E+03</text:p>
          </table:table-cell>
          <table:table-cell office:value-type="float" office:value="0.0000000000109761448385845" calcext:value-type="float">
            <text:p>1.10E-11</text:p>
          </table:table-cell>
          <table:table-cell/>
          <table:table-cell office:value-type="float" office:value="1771" calcext:value-type="float">
            <text:p>1.77E+03</text:p>
          </table:table-cell>
          <table:table-cell office:value-type="float" office:value="0.00000000107059360007668" calcext:value-type="float">
            <text:p>1.07E-09</text:p>
          </table:table-cell>
          <table:table-cell/>
          <table:table-cell table:formula="of:=(1/[.D624])*(10^4)" office:value-type="float" office:value="5.64652738565782" calcext:value-type="float">
            <text:p>5.64652738565782</text:p>
          </table:table-cell>
          <table:table-cell table:formula="of:=(2.5*LOG(([.E624]/[.B624]);10)-2.6)/0.38" office:value-type="float" office:value="6.24457114230681" calcext:value-type="float">
            <text:p>6.24457114230681</text:p>
          </table:table-cell>
          <table:table-cell table:number-columns-repeated="8"/>
        </table:table-row>
        <table:table-row table:style-name="ro1">
          <table:table-cell office:value-type="float" office:value="1772" calcext:value-type="float">
            <text:p>1.77E+03</text:p>
          </table:table-cell>
          <table:table-cell office:value-type="float" office:value="0.0000000000110912453475" calcext:value-type="float">
            <text:p>1.11E-11</text:p>
          </table:table-cell>
          <table:table-cell/>
          <table:table-cell office:value-type="float" office:value="1772" calcext:value-type="float">
            <text:p>1.77E+03</text:p>
          </table:table-cell>
          <table:table-cell office:value-type="float" office:value="0.0000000010745094659" calcext:value-type="float">
            <text:p>1.07E-09</text:p>
          </table:table-cell>
          <table:table-cell/>
          <table:table-cell table:formula="of:=(1/[.D625])*(10^4)" office:value-type="float" office:value="5.64334085778781" calcext:value-type="float">
            <text:p>5.64334085778781</text:p>
          </table:table-cell>
          <table:table-cell table:formula="of:=(2.5*LOG(([.E625]/[.B625]);10)-2.6)/0.38" office:value-type="float" office:value="6.22519693035374" calcext:value-type="float">
            <text:p>6.22519693035374</text:p>
          </table:table-cell>
          <table:table-cell table:number-columns-repeated="8"/>
        </table:table-row>
        <table:table-row table:style-name="ro1">
          <table:table-cell office:value-type="float" office:value="1773" calcext:value-type="float">
            <text:p>1.77E+03</text:p>
          </table:table-cell>
          <table:table-cell office:value-type="float" office:value="0.000000000011511092" calcext:value-type="float">
            <text:p>1.15E-11</text:p>
          </table:table-cell>
          <table:table-cell/>
          <table:table-cell office:value-type="float" office:value="1773" calcext:value-type="float">
            <text:p>1.77E+03</text:p>
          </table:table-cell>
          <table:table-cell office:value-type="float" office:value="0.0000000010788413" calcext:value-type="float">
            <text:p>1.08E-09</text:p>
          </table:table-cell>
          <table:table-cell/>
          <table:table-cell table:formula="of:=(1/[.D626])*(10^4)" office:value-type="float" office:value="5.64015792442188" calcext:value-type="float">
            <text:p>5.64015792442188</text:p>
          </table:table-cell>
          <table:table-cell table:formula="of:=(2.5*LOG(([.E626]/[.B626]);10)-2.6)/0.38" office:value-type="float" office:value="6.13053314959887" calcext:value-type="float">
            <text:p>6.13053314959887</text:p>
          </table:table-cell>
          <table:table-cell table:number-columns-repeated="8"/>
        </table:table-row>
        <table:table-row table:style-name="ro1">
          <table:table-cell office:value-type="float" office:value="1774" calcext:value-type="float">
            <text:p>1.77E+03</text:p>
          </table:table-cell>
          <table:table-cell office:value-type="float" office:value="0.0000000000117484957" calcext:value-type="float">
            <text:p>1.17E-11</text:p>
          </table:table-cell>
          <table:table-cell/>
          <table:table-cell office:value-type="float" office:value="1774" calcext:value-type="float">
            <text:p>1.77E+03</text:p>
          </table:table-cell>
          <table:table-cell office:value-type="float" office:value="0.00000000110598728" calcext:value-type="float">
            <text:p>1.11E-09</text:p>
          </table:table-cell>
          <table:table-cell/>
          <table:table-cell table:formula="of:=(1/[.D627])*(10^4)" office:value-type="float" office:value="5.6369785794814" calcext:value-type="float">
            <text:p>5.6369785794814</text:p>
          </table:table-cell>
          <table:table-cell table:formula="of:=(2.5*LOG(([.E627]/[.B627]);10)-2.6)/0.38" office:value-type="float" office:value="6.14320967035859" calcext:value-type="float">
            <text:p>6.14320967035859</text:p>
          </table:table-cell>
          <table:table-cell table:number-columns-repeated="8"/>
        </table:table-row>
        <table:table-row table:style-name="ro1">
          <table:table-cell office:value-type="float" office:value="1775" calcext:value-type="float">
            <text:p>1.78E+03</text:p>
          </table:table-cell>
          <table:table-cell office:value-type="float" office:value="0.000000000012027187" calcext:value-type="float">
            <text:p>1.20E-11</text:p>
          </table:table-cell>
          <table:table-cell/>
          <table:table-cell office:value-type="float" office:value="1775" calcext:value-type="float">
            <text:p>1.78E+03</text:p>
          </table:table-cell>
          <table:table-cell office:value-type="float" office:value="0.0000000011378543" calcext:value-type="float">
            <text:p>1.14E-09</text:p>
          </table:table-cell>
          <table:table-cell/>
          <table:table-cell table:formula="of:=(1/[.D628])*(10^4)" office:value-type="float" office:value="5.63380281690141" calcext:value-type="float">
            <text:p>5.63380281690141</text:p>
          </table:table-cell>
          <table:table-cell table:formula="of:=(2.5*LOG(([.E628]/[.B628]);10)-2.6)/0.38" office:value-type="float" office:value="6.15738547096579" calcext:value-type="float">
            <text:p>6.15738547096579</text:p>
          </table:table-cell>
          <table:table-cell table:number-columns-repeated="8"/>
        </table:table-row>
        <table:table-row table:style-name="ro1">
          <table:table-cell office:value-type="float" office:value="1776" calcext:value-type="float">
            <text:p>1.78E+03</text:p>
          </table:table-cell>
          <table:table-cell office:value-type="float" office:value="0.000000000012702866431" calcext:value-type="float">
            <text:p>1.27E-11</text:p>
          </table:table-cell>
          <table:table-cell/>
          <table:table-cell office:value-type="float" office:value="1776" calcext:value-type="float">
            <text:p>1.78E+03</text:p>
          </table:table-cell>
          <table:table-cell office:value-type="float" office:value="0.00000000121034317155" calcext:value-type="float">
            <text:p>1.21E-09</text:p>
          </table:table-cell>
          <table:table-cell/>
          <table:table-cell table:formula="of:=(1/[.D629])*(10^4)" office:value-type="float" office:value="5.63063063063063" calcext:value-type="float">
            <text:p>5.63063063063063</text:p>
          </table:table-cell>
          <table:table-cell table:formula="of:=(2.5*LOG(([.E629]/[.B629]);10)-2.6)/0.38" office:value-type="float" office:value="6.17767626833682" calcext:value-type="float">
            <text:p>6.17767626833682</text:p>
          </table:table-cell>
          <table:table-cell table:number-columns-repeated="8"/>
        </table:table-row>
        <table:table-row table:style-name="ro1">
          <table:table-cell office:value-type="float" office:value="1777" calcext:value-type="float">
            <text:p>1.78E+03</text:p>
          </table:table-cell>
          <table:table-cell office:value-type="float" office:value="0.0000000000130144195468668" calcext:value-type="float">
            <text:p>1.30E-11</text:p>
          </table:table-cell>
          <table:table-cell/>
          <table:table-cell office:value-type="float" office:value="1777" calcext:value-type="float">
            <text:p>1.78E+03</text:p>
          </table:table-cell>
          <table:table-cell office:value-type="float" office:value="0.00000000122978064626769" calcext:value-type="float">
            <text:p>1.23E-09</text:p>
          </table:table-cell>
          <table:table-cell/>
          <table:table-cell table:formula="of:=(1/[.D630])*(10^4)" office:value-type="float" office:value="5.6274620146314" calcext:value-type="float">
            <text:p>5.6274620146314</text:p>
          </table:table-cell>
          <table:table-cell table:formula="of:=(2.5*LOG(([.E630]/[.B630]);10)-2.6)/0.38" office:value-type="float" office:value="6.15396612515223" calcext:value-type="float">
            <text:p>6.15396612515223</text:p>
          </table:table-cell>
          <table:table-cell table:number-columns-repeated="8"/>
        </table:table-row>
        <table:table-row table:style-name="ro1">
          <table:table-cell office:value-type="float" office:value="1778" calcext:value-type="float">
            <text:p>1.78E+03</text:p>
          </table:table-cell>
          <table:table-cell office:value-type="float" office:value="0.000000000014056674" calcext:value-type="float">
            <text:p>1.41E-11</text:p>
          </table:table-cell>
          <table:table-cell/>
          <table:table-cell office:value-type="float" office:value="1778" calcext:value-type="float">
            <text:p>1.78E+03</text:p>
          </table:table-cell>
          <table:table-cell office:value-type="float" office:value="0.0000000012248305" calcext:value-type="float">
            <text:p>1.22E-09</text:p>
          </table:table-cell>
          <table:table-cell/>
          <table:table-cell table:formula="of:=(1/[.D631])*(10^4)" office:value-type="float" office:value="5.62429696287964" calcext:value-type="float">
            <text:p>5.62429696287964</text:p>
          </table:table-cell>
          <table:table-cell table:formula="of:=(2.5*LOG(([.E631]/[.B631]);10)-2.6)/0.38" office:value-type="float" office:value="5.92232512830173" calcext:value-type="float">
            <text:p>5.92232512830173</text:p>
          </table:table-cell>
          <table:table-cell table:number-columns-repeated="8"/>
        </table:table-row>
        <table:table-row table:style-name="ro1">
          <table:table-cell office:value-type="float" office:value="1779" calcext:value-type="float">
            <text:p>1.78E+03</text:p>
          </table:table-cell>
          <table:table-cell office:value-type="float" office:value="0.0000000000141831137906779" calcext:value-type="float">
            <text:p>1.42E-11</text:p>
          </table:table-cell>
          <table:table-cell/>
          <table:table-cell office:value-type="float" office:value="1779" calcext:value-type="float">
            <text:p>1.78E+03</text:p>
          </table:table-cell>
          <table:table-cell office:value-type="float" office:value="0.00000000124281146644802" calcext:value-type="float">
            <text:p>1.24E-09</text:p>
          </table:table-cell>
          <table:table-cell/>
          <table:table-cell table:formula="of:=(1/[.D632])*(10^4)" office:value-type="float" office:value="5.62113546936481" calcext:value-type="float">
            <text:p>5.62113546936481</text:p>
          </table:table-cell>
          <table:table-cell table:formula="of:=(2.5*LOG(([.E632]/[.B632]);10)-2.6)/0.38" office:value-type="float" office:value="5.93837937010708" calcext:value-type="float">
            <text:p>5.93837937010708</text:p>
          </table:table-cell>
          <table:table-cell table:number-columns-repeated="8"/>
        </table:table-row>
        <table:table-row table:style-name="ro1">
          <table:table-cell office:value-type="float" office:value="1780" calcext:value-type="float">
            <text:p>1.78E+03</text:p>
          </table:table-cell>
          <table:table-cell office:value-type="float" office:value="0.000000000014349988" calcext:value-type="float">
            <text:p>1.43E-11</text:p>
          </table:table-cell>
          <table:table-cell/>
          <table:table-cell office:value-type="float" office:value="1780" calcext:value-type="float">
            <text:p>1.78E+03</text:p>
          </table:table-cell>
          <table:table-cell office:value-type="float" office:value="0.0000000012665426" calcext:value-type="float">
            <text:p>1.27E-09</text:p>
          </table:table-cell>
          <table:table-cell/>
          <table:table-cell table:formula="of:=(1/[.D633])*(10^4)" office:value-type="float" office:value="5.61797752808989" calcext:value-type="float">
            <text:p>5.61797752808989</text:p>
          </table:table-cell>
          <table:table-cell table:formula="of:=(2.5*LOG(([.E633]/[.B633]);10)-2.6)/0.38" office:value-type="float" office:value="5.95900173628535" calcext:value-type="float">
            <text:p>5.95900173628535</text:p>
          </table:table-cell>
          <table:table-cell table:number-columns-repeated="8"/>
        </table:table-row>
        <table:table-row table:style-name="ro1">
          <table:table-cell office:value-type="float" office:value="1781" calcext:value-type="float">
            <text:p>1.78E+03</text:p>
          </table:table-cell>
          <table:table-cell office:value-type="float" office:value="0.000000000014272478215" calcext:value-type="float">
            <text:p>1.43E-11</text:p>
          </table:table-cell>
          <table:table-cell/>
          <table:table-cell office:value-type="float" office:value="1781" calcext:value-type="float">
            <text:p>1.78E+03</text:p>
          </table:table-cell>
          <table:table-cell office:value-type="float" office:value="0.00000000126110529575" calcext:value-type="float">
            <text:p>1.26E-09</text:p>
          </table:table-cell>
          <table:table-cell/>
          <table:table-cell table:formula="of:=(1/[.D634])*(10^4)" office:value-type="float" office:value="5.61482313307131" calcext:value-type="float">
            <text:p>5.61482313307131</text:p>
          </table:table-cell>
          <table:table-cell table:formula="of:=(2.5*LOG(([.E634]/[.B634]);10)-2.6)/0.38" office:value-type="float" office:value="5.96218395154984" calcext:value-type="float">
            <text:p>5.96218395154984</text:p>
          </table:table-cell>
          <table:table-cell table:number-columns-repeated="8"/>
        </table:table-row>
        <table:table-row table:style-name="ro1">
          <table:table-cell office:value-type="float" office:value="1782" calcext:value-type="float">
            <text:p>1.78E+03</text:p>
          </table:table-cell>
          <table:table-cell office:value-type="float" office:value="0.000000000014239574532" calcext:value-type="float">
            <text:p>1.42E-11</text:p>
          </table:table-cell>
          <table:table-cell/>
          <table:table-cell office:value-type="float" office:value="1782" calcext:value-type="float">
            <text:p>1.78E+03</text:p>
          </table:table-cell>
          <table:table-cell office:value-type="float" office:value="0.0000000012563946732" calcext:value-type="float">
            <text:p>1.26E-09</text:p>
          </table:table-cell>
          <table:table-cell/>
          <table:table-cell table:formula="of:=(1/[.D635])*(10^4)" office:value-type="float" office:value="5.61167227833895" calcext:value-type="float">
            <text:p>5.61167227833895</text:p>
          </table:table-cell>
          <table:table-cell table:formula="of:=(2.5*LOG(([.E635]/[.B635]);10)-2.6)/0.38" office:value-type="float" office:value="5.95808600878081" calcext:value-type="float">
            <text:p>5.95808600878081</text:p>
          </table:table-cell>
          <table:table-cell table:number-columns-repeated="8"/>
        </table:table-row>
        <table:table-row table:style-name="ro1">
          <table:table-cell office:value-type="float" office:value="1783" calcext:value-type="float">
            <text:p>1.78E+03</text:p>
          </table:table-cell>
          <table:table-cell office:value-type="float" office:value="0.000000000014148752" calcext:value-type="float">
            <text:p>1.41E-11</text:p>
          </table:table-cell>
          <table:table-cell/>
          <table:table-cell office:value-type="float" office:value="1783" calcext:value-type="float">
            <text:p>1.78E+03</text:p>
          </table:table-cell>
          <table:table-cell office:value-type="float" office:value="0.0000000012216255" calcext:value-type="float">
            <text:p>1.22E-09</text:p>
          </table:table-cell>
          <table:table-cell/>
          <table:table-cell table:formula="of:=(1/[.D636])*(10^4)" office:value-type="float" office:value="5.60852495793606" calcext:value-type="float">
            <text:p>5.60852495793606</text:p>
          </table:table-cell>
          <table:table-cell table:formula="of:=(2.5*LOG(([.E636]/[.B636]);10)-2.6)/0.38" office:value-type="float" office:value="5.89618391587226" calcext:value-type="float">
            <text:p>5.89618391587226</text:p>
          </table:table-cell>
          <table:table-cell table:number-columns-repeated="8"/>
        </table:table-row>
        <table:table-row table:style-name="ro1">
          <table:table-cell office:value-type="float" office:value="1784" calcext:value-type="float">
            <text:p>1.78E+03</text:p>
          </table:table-cell>
          <table:table-cell office:value-type="float" office:value="0.000000000013977344423" calcext:value-type="float">
            <text:p>1.40E-11</text:p>
          </table:table-cell>
          <table:table-cell/>
          <table:table-cell office:value-type="float" office:value="1784" calcext:value-type="float">
            <text:p>1.78E+03</text:p>
          </table:table-cell>
          <table:table-cell office:value-type="float" office:value="0.0000000012031242997" calcext:value-type="float">
            <text:p>1.20E-09</text:p>
          </table:table-cell>
          <table:table-cell/>
          <table:table-cell table:formula="of:=(1/[.D637])*(10^4)" office:value-type="float" office:value="5.60538116591928" calcext:value-type="float">
            <text:p>5.60538116591928</text:p>
          </table:table-cell>
          <table:table-cell table:formula="of:=(2.5*LOG(([.E637]/[.B637]);10)-2.6)/0.38" office:value-type="float" office:value="5.88740678568606" calcext:value-type="float">
            <text:p>5.88740678568606</text:p>
          </table:table-cell>
          <table:table-cell table:number-columns-repeated="8"/>
        </table:table-row>
        <table:table-row table:style-name="ro1">
          <table:table-cell office:value-type="float" office:value="1785" calcext:value-type="float">
            <text:p>1.79E+03</text:p>
          </table:table-cell>
          <table:table-cell office:value-type="float" office:value="0.000000000013721834" calcext:value-type="float">
            <text:p>1.37E-11</text:p>
          </table:table-cell>
          <table:table-cell/>
          <table:table-cell office:value-type="float" office:value="1785" calcext:value-type="float">
            <text:p>1.79E+03</text:p>
          </table:table-cell>
          <table:table-cell office:value-type="float" office:value="0.0000000011755453" calcext:value-type="float">
            <text:p>1.18E-09</text:p>
          </table:table-cell>
          <table:table-cell/>
          <table:table-cell table:formula="of:=(1/[.D638])*(10^4)" office:value-type="float" office:value="5.60224089635854" calcext:value-type="float">
            <text:p>5.60224089635854</text:p>
          </table:table-cell>
          <table:table-cell table:formula="of:=(2.5*LOG(([.E638]/[.B638]);10)-2.6)/0.38" office:value-type="float" office:value="5.8738632125913" calcext:value-type="float">
            <text:p>5.8738632125913</text:p>
          </table:table-cell>
          <table:table-cell table:number-columns-repeated="8"/>
        </table:table-row>
        <table:table-row table:style-name="ro1">
          <table:table-cell office:value-type="float" office:value="1786" calcext:value-type="float">
            <text:p>1.79E+03</text:p>
          </table:table-cell>
          <table:table-cell office:value-type="float" office:value="0.0000000000130789494926133" calcext:value-type="float">
            <text:p>1.31E-11</text:p>
          </table:table-cell>
          <table:table-cell/>
          <table:table-cell office:value-type="float" office:value="1786" calcext:value-type="float">
            <text:p>1.79E+03</text:p>
          </table:table-cell>
          <table:table-cell office:value-type="float" office:value="0.00000000115386022655585" calcext:value-type="float">
            <text:p>1.15E-09</text:p>
          </table:table-cell>
          <table:table-cell/>
          <table:table-cell table:formula="of:=(1/[.D639])*(10^4)" office:value-type="float" office:value="5.59910414333707" calcext:value-type="float">
            <text:p>5.59910414333707</text:p>
          </table:table-cell>
          <table:table-cell table:formula="of:=(2.5*LOG(([.E639]/[.B639]);10)-2.6)/0.38" office:value-type="float" office:value="5.9577654004719" calcext:value-type="float">
            <text:p>5.9577654004719</text:p>
          </table:table-cell>
          <table:table-cell table:number-columns-repeated="8"/>
        </table:table-row>
        <table:table-row table:style-name="ro1">
          <table:table-cell office:value-type="float" office:value="1787" calcext:value-type="float">
            <text:p>1.79E+03</text:p>
          </table:table-cell>
          <table:table-cell office:value-type="float" office:value="0.0000000000128106987437102" calcext:value-type="float">
            <text:p>1.28E-11</text:p>
          </table:table-cell>
          <table:table-cell/>
          <table:table-cell office:value-type="float" office:value="1787" calcext:value-type="float">
            <text:p>1.79E+03</text:p>
          </table:table-cell>
          <table:table-cell office:value-type="float" office:value="0.00000000114531955406857" calcext:value-type="float">
            <text:p>1.15E-09</text:p>
          </table:table-cell>
          <table:table-cell/>
          <table:table-cell table:formula="of:=(1/[.D640])*(10^4)" office:value-type="float" office:value="5.59597090095132" calcext:value-type="float">
            <text:p>5.59597090095132</text:p>
          </table:table-cell>
          <table:table-cell table:formula="of:=(2.5*LOG(([.E640]/[.B640]);10)-2.6)/0.38" office:value-type="float" office:value="5.99574905958291" calcext:value-type="float">
            <text:p>5.99574905958291</text:p>
          </table:table-cell>
          <table:table-cell table:number-columns-repeated="8"/>
        </table:table-row>
        <table:table-row table:style-name="ro1">
          <table:table-cell office:value-type="float" office:value="1788" calcext:value-type="float">
            <text:p>1.79E+03</text:p>
          </table:table-cell>
          <table:table-cell office:value-type="float" office:value="0.000000000012338731" calcext:value-type="float">
            <text:p>1.23E-11</text:p>
          </table:table-cell>
          <table:table-cell/>
          <table:table-cell office:value-type="float" office:value="1788" calcext:value-type="float">
            <text:p>1.79E+03</text:p>
          </table:table-cell>
          <table:table-cell office:value-type="float" office:value="0.0000000011392496" calcext:value-type="float">
            <text:p>1.14E-09</text:p>
          </table:table-cell>
          <table:table-cell/>
          <table:table-cell table:formula="of:=(1/[.D641])*(10^4)" office:value-type="float" office:value="5.59284116331096" calcext:value-type="float">
            <text:p>5.59284116331096</text:p>
          </table:table-cell>
          <table:table-cell table:formula="of:=(2.5*LOG(([.E641]/[.B641]);10)-2.6)/0.38" office:value-type="float" office:value="6.0878183461126" calcext:value-type="float">
            <text:p>6.0878183461126</text:p>
          </table:table-cell>
          <table:table-cell table:number-columns-repeated="8"/>
        </table:table-row>
        <table:table-row table:style-name="ro1">
          <table:table-cell office:value-type="float" office:value="1789" calcext:value-type="float">
            <text:p>1.79E+03</text:p>
          </table:table-cell>
          <table:table-cell office:value-type="float" office:value="0.000000000012446090715" calcext:value-type="float">
            <text:p>1.24E-11</text:p>
          </table:table-cell>
          <table:table-cell/>
          <table:table-cell office:value-type="float" office:value="1789" calcext:value-type="float">
            <text:p>1.79E+03</text:p>
          </table:table-cell>
          <table:table-cell office:value-type="float" office:value="0.000000001133554373" calcext:value-type="float">
            <text:p>1.13E-09</text:p>
          </table:table-cell>
          <table:table-cell/>
          <table:table-cell table:formula="of:=(1/[.D642])*(10^4)" office:value-type="float" office:value="5.58971492453885" calcext:value-type="float">
            <text:p>5.58971492453885</text:p>
          </table:table-cell>
          <table:table-cell table:formula="of:=(2.5*LOG(([.E642]/[.B642]);10)-2.6)/0.38" office:value-type="float" office:value="6.04874601720027" calcext:value-type="float">
            <text:p>6.04874601720027</text:p>
          </table:table-cell>
          <table:table-cell table:number-columns-repeated="8"/>
        </table:table-row>
        <table:table-row table:style-name="ro1">
          <table:table-cell office:value-type="float" office:value="1790" calcext:value-type="float">
            <text:p>1.79E+03</text:p>
          </table:table-cell>
          <table:table-cell office:value-type="float" office:value="0.000000000012626945" calcext:value-type="float">
            <text:p>1.26E-11</text:p>
          </table:table-cell>
          <table:table-cell/>
          <table:table-cell office:value-type="float" office:value="1790" calcext:value-type="float">
            <text:p>1.79E+03</text:p>
          </table:table-cell>
          <table:table-cell office:value-type="float" office:value="0.0000000011239604" calcext:value-type="float">
            <text:p>1.12E-09</text:p>
          </table:table-cell>
          <table:table-cell/>
          <table:table-cell table:formula="of:=(1/[.D643])*(10^4)" office:value-type="float" office:value="5.58659217877095" calcext:value-type="float">
            <text:p>5.58659217877095</text:p>
          </table:table-cell>
          <table:table-cell table:formula="of:=(2.5*LOG(([.E643]/[.B643]);10)-2.6)/0.38" office:value-type="float" office:value="5.98324158822226" calcext:value-type="float">
            <text:p>5.98324158822226</text:p>
          </table:table-cell>
          <table:table-cell table:number-columns-repeated="8"/>
        </table:table-row>
        <table:table-row table:style-name="ro1">
          <table:table-cell office:value-type="float" office:value="1791" calcext:value-type="float">
            <text:p>1.79E+03</text:p>
          </table:table-cell>
          <table:table-cell office:value-type="float" office:value="0.0000000000133487965279999" calcext:value-type="float">
            <text:p>1.33E-11</text:p>
          </table:table-cell>
          <table:table-cell/>
          <table:table-cell office:value-type="float" office:value="1791" calcext:value-type="float">
            <text:p>1.79E+03</text:p>
          </table:table-cell>
          <table:table-cell office:value-type="float" office:value="0.0000000011369591744" calcext:value-type="float">
            <text:p>1.14E-09</text:p>
          </table:table-cell>
          <table:table-cell/>
          <table:table-cell table:formula="of:=(1/[.D644])*(10^4)" office:value-type="float" office:value="5.58347292015634" calcext:value-type="float">
            <text:p>5.58347292015634</text:p>
          </table:table-cell>
          <table:table-cell table:formula="of:=(2.5*LOG(([.E644]/[.B644]);10)-2.6)/0.38" office:value-type="float" office:value="5.85725498136211" calcext:value-type="float">
            <text:p>5.85725498136211</text:p>
          </table:table-cell>
          <table:table-cell table:number-columns-repeated="8"/>
        </table:table-row>
        <table:table-row table:style-name="ro1">
          <table:table-cell office:value-type="float" office:value="1792" calcext:value-type="float">
            <text:p>1.79E+03</text:p>
          </table:table-cell>
          <table:table-cell office:value-type="float" office:value="0.0000000000136781707439999" calcext:value-type="float">
            <text:p>1.37E-11</text:p>
          </table:table-cell>
          <table:table-cell/>
          <table:table-cell office:value-type="float" office:value="1792" calcext:value-type="float">
            <text:p>1.79E+03</text:p>
          </table:table-cell>
          <table:table-cell office:value-type="float" office:value="0.00000000114470208594999" calcext:value-type="float">
            <text:p>1.14E-09</text:p>
          </table:table-cell>
          <table:table-cell/>
          <table:table-cell table:formula="of:=(1/[.D645])*(10^4)" office:value-type="float" office:value="5.58035714285714" calcext:value-type="float">
            <text:p>5.58035714285714</text:p>
          </table:table-cell>
          <table:table-cell table:formula="of:=(2.5*LOG(([.E645]/[.B645]);10)-2.6)/0.38" office:value-type="float" office:value="5.80700298361666" calcext:value-type="float">
            <text:p>5.80700298361666</text:p>
          </table:table-cell>
          <table:table-cell table:number-columns-repeated="8"/>
        </table:table-row>
        <table:table-row table:style-name="ro1">
          <table:table-cell office:value-type="float" office:value="1793" calcext:value-type="float">
            <text:p>1.79E+03</text:p>
          </table:table-cell>
          <table:table-cell office:value-type="float" office:value="0.00000000001438628" calcext:value-type="float">
            <text:p>1.44E-11</text:p>
          </table:table-cell>
          <table:table-cell/>
          <table:table-cell office:value-type="float" office:value="1793" calcext:value-type="float">
            <text:p>1.79E+03</text:p>
          </table:table-cell>
          <table:table-cell office:value-type="float" office:value="0.0000000012485489" calcext:value-type="float">
            <text:p>1.25E-09</text:p>
          </table:table-cell>
          <table:table-cell/>
          <table:table-cell table:formula="of:=(1/[.D646])*(10^4)" office:value-type="float" office:value="5.57724484104852" calcext:value-type="float">
            <text:p>5.57724484104852</text:p>
          </table:table-cell>
          <table:table-cell table:formula="of:=(2.5*LOG(([.E646]/[.B646]);10)-2.6)/0.38" office:value-type="float" office:value="5.9109016292825" calcext:value-type="float">
            <text:p>5.9109016292825</text:p>
          </table:table-cell>
          <table:table-cell table:number-columns-repeated="8"/>
        </table:table-row>
        <table:table-row table:style-name="ro1">
          <table:table-cell office:value-type="float" office:value="1794" calcext:value-type="float">
            <text:p>1.79E+03</text:p>
          </table:table-cell>
          <table:table-cell office:value-type="float" office:value="0.000000000014721919632831" calcext:value-type="float">
            <text:p>1.47E-11</text:p>
          </table:table-cell>
          <table:table-cell/>
          <table:table-cell office:value-type="float" office:value="1794" calcext:value-type="float">
            <text:p>1.79E+03</text:p>
          </table:table-cell>
          <table:table-cell office:value-type="float" office:value="0.0000000012616018476911" calcext:value-type="float">
            <text:p>1.26E-09</text:p>
          </table:table-cell>
          <table:table-cell/>
          <table:table-cell table:formula="of:=(1/[.D647])*(10^4)" office:value-type="float" office:value="5.57413600891862" calcext:value-type="float">
            <text:p>5.57413600891862</text:p>
          </table:table-cell>
          <table:table-cell table:formula="of:=(2.5*LOG(([.E647]/[.B647]);10)-2.6)/0.38" office:value-type="float" office:value="5.87472285387591" calcext:value-type="float">
            <text:p>5.87472285387591</text:p>
          </table:table-cell>
          <table:table-cell table:number-columns-repeated="8"/>
        </table:table-row>
        <table:table-row table:style-name="ro1">
          <table:table-cell office:value-type="float" office:value="1795" calcext:value-type="float">
            <text:p>1.80E+03</text:p>
          </table:table-cell>
          <table:table-cell office:value-type="float" office:value="0.000000000015365013" calcext:value-type="float">
            <text:p>1.54E-11</text:p>
          </table:table-cell>
          <table:table-cell/>
          <table:table-cell office:value-type="float" office:value="1795" calcext:value-type="float">
            <text:p>1.80E+03</text:p>
          </table:table-cell>
          <table:table-cell office:value-type="float" office:value="0.0000000012866116" calcext:value-type="float">
            <text:p>1.29E-09</text:p>
          </table:table-cell>
          <table:table-cell/>
          <table:table-cell table:formula="of:=(1/[.D648])*(10^4)" office:value-type="float" office:value="5.57103064066852" calcext:value-type="float">
            <text:p>5.57103064066852</text:p>
          </table:table-cell>
          <table:table-cell table:formula="of:=(2.5*LOG(([.E648]/[.B648]);10)-2.6)/0.38" office:value-type="float" office:value="5.80864822770417" calcext:value-type="float">
            <text:p>5.80864822770417</text:p>
          </table:table-cell>
          <table:table-cell table:number-columns-repeated="8"/>
        </table:table-row>
        <table:table-row table:style-name="ro1">
          <table:table-cell office:value-type="float" office:value="1796" calcext:value-type="float">
            <text:p>1.80E+03</text:p>
          </table:table-cell>
          <table:table-cell office:value-type="float" office:value="0.000000000015590137185994" calcext:value-type="float">
            <text:p>1.56E-11</text:p>
          </table:table-cell>
          <table:table-cell/>
          <table:table-cell office:value-type="float" office:value="1796" calcext:value-type="float">
            <text:p>1.80E+03</text:p>
          </table:table-cell>
          <table:table-cell office:value-type="float" office:value="0.00000000129283566163675" calcext:value-type="float">
            <text:p>1.29E-09</text:p>
          </table:table-cell>
          <table:table-cell/>
          <table:table-cell table:formula="of:=(1/[.D649])*(10^4)" office:value-type="float" office:value="5.56792873051225" calcext:value-type="float">
            <text:p>5.56792873051225</text:p>
          </table:table-cell>
          <table:table-cell table:formula="of:=(2.5*LOG(([.E649]/[.B649]);10)-2.6)/0.38" office:value-type="float" office:value="5.78087754209214" calcext:value-type="float">
            <text:p>5.78087754209214</text:p>
          </table:table-cell>
          <table:table-cell table:number-columns-repeated="8"/>
        </table:table-row>
        <table:table-row table:style-name="ro1">
          <table:table-cell office:value-type="float" office:value="1797" calcext:value-type="float">
            <text:p>1.80E+03</text:p>
          </table:table-cell>
          <table:table-cell office:value-type="float" office:value="0.000000000015702497" calcext:value-type="float">
            <text:p>1.57E-11</text:p>
          </table:table-cell>
          <table:table-cell/>
          <table:table-cell office:value-type="float" office:value="1797" calcext:value-type="float">
            <text:p>1.80E+03</text:p>
          </table:table-cell>
          <table:table-cell office:value-type="float" office:value="0.0000000012959421" calcext:value-type="float">
            <text:p>1.30E-09</text:p>
          </table:table-cell>
          <table:table-cell/>
          <table:table-cell table:formula="of:=(1/[.D650])*(10^4)" office:value-type="float" office:value="5.56483027267668" calcext:value-type="float">
            <text:p>5.56483027267668</text:p>
          </table:table-cell>
          <table:table-cell table:formula="of:=(2.5*LOG(([.E650]/[.B650]);10)-2.6)/0.38" office:value-type="float" office:value="5.7672163124338" calcext:value-type="float">
            <text:p>5.7672163124338</text:p>
          </table:table-cell>
          <table:table-cell table:number-columns-repeated="8"/>
        </table:table-row>
        <table:table-row table:style-name="ro1">
          <table:table-cell office:value-type="float" office:value="1798" calcext:value-type="float">
            <text:p>1.80E+03</text:p>
          </table:table-cell>
          <table:table-cell office:value-type="float" office:value="0.000000000015465983429" calcext:value-type="float">
            <text:p>1.55E-11</text:p>
          </table:table-cell>
          <table:table-cell/>
          <table:table-cell office:value-type="float" office:value="1798" calcext:value-type="float">
            <text:p>1.80E+03</text:p>
          </table:table-cell>
          <table:table-cell office:value-type="float" office:value="0.00000000126616519375" calcext:value-type="float">
            <text:p>1.27E-09</text:p>
          </table:table-cell>
          <table:table-cell/>
          <table:table-cell table:formula="of:=(1/[.D651])*(10^4)" office:value-type="float" office:value="5.56173526140156" calcext:value-type="float">
            <text:p>5.56173526140156</text:p>
          </table:table-cell>
          <table:table-cell table:formula="of:=(2.5*LOG(([.E651]/[.B651]);10)-2.6)/0.38" office:value-type="float" office:value="5.74416335718741" calcext:value-type="float">
            <text:p>5.74416335718741</text:p>
          </table:table-cell>
          <table:table-cell table:number-columns-repeated="8"/>
        </table:table-row>
        <table:table-row table:style-name="ro1">
          <table:table-cell office:value-type="float" office:value="1799" calcext:value-type="float">
            <text:p>1.80E+03</text:p>
          </table:table-cell>
          <table:table-cell office:value-type="float" office:value="0.000000000015378542186" calcext:value-type="float">
            <text:p>1.54E-11</text:p>
          </table:table-cell>
          <table:table-cell/>
          <table:table-cell office:value-type="float" office:value="1799" calcext:value-type="float">
            <text:p>1.80E+03</text:p>
          </table:table-cell>
          <table:table-cell office:value-type="float" office:value="0.0000000012634259098" calcext:value-type="float">
            <text:p>1.26E-09</text:p>
          </table:table-cell>
          <table:table-cell/>
          <table:table-cell table:formula="of:=(1/[.D652])*(10^4)" office:value-type="float" office:value="5.55864369093941" calcext:value-type="float">
            <text:p>5.55864369093941</text:p>
          </table:table-cell>
          <table:table-cell table:formula="of:=(2.5*LOG(([.E652]/[.B652]);10)-2.6)/0.38" office:value-type="float" office:value="5.75417507005545" calcext:value-type="float">
            <text:p>5.75417507005545</text:p>
          </table:table-cell>
          <table:table-cell table:number-columns-repeated="8"/>
        </table:table-row>
        <table:table-row table:style-name="ro1">
          <table:table-cell office:value-type="float" office:value="1800" calcext:value-type="float">
            <text:p>1.80E+03</text:p>
          </table:table-cell>
          <table:table-cell office:value-type="float" office:value="0.000000000015192464" calcext:value-type="float">
            <text:p>1.52E-11</text:p>
          </table:table-cell>
          <table:table-cell/>
          <table:table-cell office:value-type="float" office:value="1800" calcext:value-type="float">
            <text:p>1.80E+03</text:p>
          </table:table-cell>
          <table:table-cell office:value-type="float" office:value="0.0000000012580653" calcext:value-type="float">
            <text:p>1.26E-09</text:p>
          </table:table-cell>
          <table:table-cell/>
          <table:table-cell table:formula="of:=(1/[.D653])*(10^4)" office:value-type="float" office:value="5.55555555555556" calcext:value-type="float">
            <text:p>5.55555555555556</text:p>
          </table:table-cell>
          <table:table-cell table:formula="of:=(2.5*LOG(([.E653]/[.B653]);10)-2.6)/0.38" office:value-type="float" office:value="5.77680899916349" calcext:value-type="float">
            <text:p>5.77680899916349</text:p>
          </table:table-cell>
          <table:table-cell table:number-columns-repeated="8"/>
        </table:table-row>
        <table:table-row table:style-name="ro1">
          <table:table-cell office:value-type="float" office:value="1801" calcext:value-type="float">
            <text:p>1.80E+03</text:p>
          </table:table-cell>
          <table:table-cell office:value-type="float" office:value="0.000000000014776845875" calcext:value-type="float">
            <text:p>1.48E-11</text:p>
          </table:table-cell>
          <table:table-cell/>
          <table:table-cell office:value-type="float" office:value="1801" calcext:value-type="float">
            <text:p>1.80E+03</text:p>
          </table:table-cell>
          <table:table-cell office:value-type="float" office:value="0.00000000122853394125" calcext:value-type="float">
            <text:p>1.23E-09</text:p>
          </table:table-cell>
          <table:table-cell/>
          <table:table-cell table:formula="of:=(1/[.D654])*(10^4)" office:value-type="float" office:value="5.55247084952804" calcext:value-type="float">
            <text:p>5.55247084952804</text:p>
          </table:table-cell>
          <table:table-cell table:formula="of:=(2.5*LOG(([.E654]/[.B654]);10)-2.6)/0.38" office:value-type="float" office:value="5.78819352530721" calcext:value-type="float">
            <text:p>5.78819352530721</text:p>
          </table:table-cell>
          <table:table-cell table:number-columns-repeated="8"/>
        </table:table-row>
        <table:table-row table:style-name="ro1">
          <table:table-cell office:value-type="float" office:value="1802" calcext:value-type="float">
            <text:p>1.80E+03</text:p>
          </table:table-cell>
          <table:table-cell office:value-type="float" office:value="0.000000000014540514" calcext:value-type="float">
            <text:p>1.45E-11</text:p>
          </table:table-cell>
          <table:table-cell/>
          <table:table-cell office:value-type="float" office:value="1802" calcext:value-type="float">
            <text:p>1.80E+03</text:p>
          </table:table-cell>
          <table:table-cell office:value-type="float" office:value="0.0000000012117416" calcext:value-type="float">
            <text:p>1.21E-09</text:p>
          </table:table-cell>
          <table:table-cell/>
          <table:table-cell table:formula="of:=(1/[.D655])*(10^4)" office:value-type="float" office:value="5.54938956714761" calcext:value-type="float">
            <text:p>5.54938956714761</text:p>
          </table:table-cell>
          <table:table-cell table:formula="of:=(2.5*LOG(([.E655]/[.B655]);10)-2.6)/0.38" office:value-type="float" office:value="5.79493591389116" calcext:value-type="float">
            <text:p>5.79493591389116</text:p>
          </table:table-cell>
          <table:table-cell table:number-columns-repeated="8"/>
        </table:table-row>
        <table:table-row table:style-name="ro1">
          <table:table-cell office:value-type="float" office:value="1803" calcext:value-type="float">
            <text:p>1.80E+03</text:p>
          </table:table-cell>
          <table:table-cell office:value-type="float" office:value="0.0000000000138131194601226" calcext:value-type="float">
            <text:p>1.38E-11</text:p>
          </table:table-cell>
          <table:table-cell/>
          <table:table-cell office:value-type="float" office:value="1803" calcext:value-type="float">
            <text:p>1.80E+03</text:p>
          </table:table-cell>
          <table:table-cell office:value-type="float" office:value="0.00000000118214621953766" calcext:value-type="float">
            <text:p>1.18E-09</text:p>
          </table:table-cell>
          <table:table-cell/>
          <table:table-cell table:formula="of:=(1/[.D656])*(10^4)" office:value-type="float" office:value="5.54631170271769" calcext:value-type="float">
            <text:p>5.54631170271769</text:p>
          </table:table-cell>
          <table:table-cell table:formula="of:=(2.5*LOG(([.E656]/[.B656]);10)-2.6)/0.38" office:value-type="float" office:value="5.87091730239569" calcext:value-type="float">
            <text:p>5.87091730239569</text:p>
          </table:table-cell>
          <table:table-cell table:number-columns-repeated="8"/>
        </table:table-row>
        <table:table-row table:style-name="ro1">
          <table:table-cell office:value-type="float" office:value="1804" calcext:value-type="float">
            <text:p>1.80E+03</text:p>
          </table:table-cell>
          <table:table-cell office:value-type="float" office:value="0.0000000000136455115456786" calcext:value-type="float">
            <text:p>1.36E-11</text:p>
          </table:table-cell>
          <table:table-cell/>
          <table:table-cell office:value-type="float" office:value="1804" calcext:value-type="float">
            <text:p>1.80E+03</text:p>
          </table:table-cell>
          <table:table-cell office:value-type="float" office:value="0.00000000117360650866902" calcext:value-type="float">
            <text:p>1.17E-09</text:p>
          </table:table-cell>
          <table:table-cell/>
          <table:table-cell table:formula="of:=(1/[.D657])*(10^4)" office:value-type="float" office:value="5.54323725055432" calcext:value-type="float">
            <text:p>5.54323725055432</text:p>
          </table:table-cell>
          <table:table-cell table:formula="of:=(2.5*LOG(([.E657]/[.B657]);10)-2.6)/0.38" office:value-type="float" office:value="5.88508347468887" calcext:value-type="float">
            <text:p>5.88508347468887</text:p>
          </table:table-cell>
          <table:table-cell table:number-columns-repeated="8"/>
        </table:table-row>
        <table:table-row table:style-name="ro1">
          <table:table-cell office:value-type="float" office:value="1805" calcext:value-type="float">
            <text:p>1.81E+03</text:p>
          </table:table-cell>
          <table:table-cell office:value-type="float" office:value="0.000000000013299205" calcext:value-type="float">
            <text:p>1.33E-11</text:p>
          </table:table-cell>
          <table:table-cell/>
          <table:table-cell office:value-type="float" office:value="1805" calcext:value-type="float">
            <text:p>1.81E+03</text:p>
          </table:table-cell>
          <table:table-cell office:value-type="float" office:value="0.0000000011552019" calcext:value-type="float">
            <text:p>1.16E-09</text:p>
          </table:table-cell>
          <table:table-cell/>
          <table:table-cell table:formula="of:=(1/[.D658])*(10^4)" office:value-type="float" office:value="5.54016620498615" calcext:value-type="float">
            <text:p>5.54016620498615</text:p>
          </table:table-cell>
          <table:table-cell table:formula="of:=(2.5*LOG(([.E658]/[.B658]);10)-2.6)/0.38" office:value-type="float" office:value="5.91336982922153" calcext:value-type="float">
            <text:p>5.91336982922153</text:p>
          </table:table-cell>
          <table:table-cell table:number-columns-repeated="8"/>
        </table:table-row>
        <table:table-row table:style-name="ro1">
          <table:table-cell office:value-type="float" office:value="1806" calcext:value-type="float">
            <text:p>1.81E+03</text:p>
          </table:table-cell>
          <table:table-cell office:value-type="float" office:value="0.0000000000132715492835" calcext:value-type="float">
            <text:p>1.33E-11</text:p>
          </table:table-cell>
          <table:table-cell/>
          <table:table-cell office:value-type="float" office:value="1806" calcext:value-type="float">
            <text:p>1.81E+03</text:p>
          </table:table-cell>
          <table:table-cell office:value-type="float" office:value="0.00000000114030137795001" calcext:value-type="float">
            <text:p>1.14E-09</text:p>
          </table:table-cell>
          <table:table-cell/>
          <table:table-cell table:formula="of:=(1/[.D659])*(10^4)" office:value-type="float" office:value="5.53709856035437" calcext:value-type="float">
            <text:p>5.53709856035437</text:p>
          </table:table-cell>
          <table:table-cell table:formula="of:=(2.5*LOG(([.E659]/[.B659]);10)-2.6)/0.38" office:value-type="float" office:value="5.88222384857056" calcext:value-type="float">
            <text:p>5.88222384857056</text:p>
          </table:table-cell>
          <table:table-cell table:number-columns-repeated="8"/>
        </table:table-row>
        <table:table-row table:style-name="ro1">
          <table:table-cell office:value-type="float" office:value="1807" calcext:value-type="float">
            <text:p>1.81E+03</text:p>
          </table:table-cell>
          <table:table-cell office:value-type="float" office:value="0.000000000013253756" calcext:value-type="float">
            <text:p>1.33E-11</text:p>
          </table:table-cell>
          <table:table-cell/>
          <table:table-cell office:value-type="float" office:value="1807" calcext:value-type="float">
            <text:p>1.81E+03</text:p>
          </table:table-cell>
          <table:table-cell office:value-type="float" office:value="0.0000000011307146" calcext:value-type="float">
            <text:p>1.13E-09</text:p>
          </table:table-cell>
          <table:table-cell/>
          <table:table-cell table:formula="of:=(1/[.D660])*(10^4)" office:value-type="float" office:value="5.53403431101273" calcext:value-type="float">
            <text:p>5.53403431101273</text:p>
          </table:table-cell>
          <table:table-cell table:formula="of:=(2.5*LOG(([.E660]/[.B660]);10)-2.6)/0.38" office:value-type="float" office:value="5.86193440050265" calcext:value-type="float">
            <text:p>5.86193440050265</text:p>
          </table:table-cell>
          <table:table-cell table:number-columns-repeated="8"/>
        </table:table-row>
        <table:table-row table:style-name="ro1">
          <table:table-cell office:value-type="float" office:value="1808" calcext:value-type="float">
            <text:p>1.81E+03</text:p>
          </table:table-cell>
          <table:table-cell office:value-type="float" office:value="0.000000000012729186324" calcext:value-type="float">
            <text:p>1.27E-11</text:p>
          </table:table-cell>
          <table:table-cell/>
          <table:table-cell office:value-type="float" office:value="1808" calcext:value-type="float">
            <text:p>1.81E+03</text:p>
          </table:table-cell>
          <table:table-cell office:value-type="float" office:value="0.0000000011182373568" calcext:value-type="float">
            <text:p>1.12E-09</text:p>
          </table:table-cell>
          <table:table-cell/>
          <table:table-cell table:formula="of:=(1/[.D661])*(10^4)" office:value-type="float" office:value="5.53097345132743" calcext:value-type="float">
            <text:p>5.53097345132743</text:p>
          </table:table-cell>
          <table:table-cell table:formula="of:=(2.5*LOG(([.E661]/[.B661]);10)-2.6)/0.38" office:value-type="float" office:value="5.9456141647623" calcext:value-type="float">
            <text:p>5.9456141647623</text:p>
          </table:table-cell>
          <table:table-cell table:number-columns-repeated="8"/>
        </table:table-row>
        <table:table-row table:style-name="ro1">
          <table:table-cell office:value-type="float" office:value="1809" calcext:value-type="float">
            <text:p>1.81E+03</text:p>
          </table:table-cell>
          <table:table-cell office:value-type="float" office:value="0.00000000001263614402" calcext:value-type="float">
            <text:p>1.26E-11</text:p>
          </table:table-cell>
          <table:table-cell/>
          <table:table-cell office:value-type="float" office:value="1809" calcext:value-type="float">
            <text:p>1.81E+03</text:p>
          </table:table-cell>
          <table:table-cell office:value-type="float" office:value="0.0000000011200910501" calcext:value-type="float">
            <text:p>1.12E-09</text:p>
          </table:table-cell>
          <table:table-cell/>
          <table:table-cell table:formula="of:=(1/[.D662])*(10^4)" office:value-type="float" office:value="5.52791597567717" calcext:value-type="float">
            <text:p>5.52791597567717</text:p>
          </table:table-cell>
          <table:table-cell table:formula="of:=(2.5*LOG(([.E662]/[.B662]);10)-2.6)/0.38" office:value-type="float" office:value="5.97130763139201" calcext:value-type="float">
            <text:p>5.97130763139201</text:p>
          </table:table-cell>
          <table:table-cell table:number-columns-repeated="8"/>
        </table:table-row>
        <table:table-row table:style-name="ro1">
          <table:table-cell office:value-type="float" office:value="1810" calcext:value-type="float">
            <text:p>1.81E+03</text:p>
          </table:table-cell>
          <table:table-cell office:value-type="float" office:value="0.000000000012476553" calcext:value-type="float">
            <text:p>1.25E-11</text:p>
          </table:table-cell>
          <table:table-cell/>
          <table:table-cell office:value-type="float" office:value="1810" calcext:value-type="float">
            <text:p>1.81E+03</text:p>
          </table:table-cell>
          <table:table-cell office:value-type="float" office:value="0.0000000011281452" calcext:value-type="float">
            <text:p>1.13E-09</text:p>
          </table:table-cell>
          <table:table-cell/>
          <table:table-cell table:formula="of:=(1/[.D663])*(10^4)" office:value-type="float" office:value="5.52486187845304" calcext:value-type="float">
            <text:p>5.52486187845304</text:p>
          </table:table-cell>
          <table:table-cell table:formula="of:=(2.5*LOG(([.E663]/[.B663]);10)-2.6)/0.38" office:value-type="float" office:value="6.02809463228338" calcext:value-type="float">
            <text:p>6.02809463228338</text:p>
          </table:table-cell>
          <table:table-cell table:number-columns-repeated="8"/>
        </table:table-row>
        <table:table-row table:style-name="ro1">
          <table:table-cell office:value-type="float" office:value="1811" calcext:value-type="float">
            <text:p>1.81E+03</text:p>
          </table:table-cell>
          <table:table-cell office:value-type="float" office:value="0.0000000000124497619818624" calcext:value-type="float">
            <text:p>1.24E-11</text:p>
          </table:table-cell>
          <table:table-cell/>
          <table:table-cell office:value-type="float" office:value="1811" calcext:value-type="float">
            <text:p>1.81E+03</text:p>
          </table:table-cell>
          <table:table-cell office:value-type="float" office:value="0.00000000112924846173401" calcext:value-type="float">
            <text:p>1.13E-09</text:p>
          </table:table-cell>
          <table:table-cell/>
          <table:table-cell table:formula="of:=(1/[.D664])*(10^4)" office:value-type="float" office:value="5.52181115405853" calcext:value-type="float">
            <text:p>5.52181115405853</text:p>
          </table:table-cell>
          <table:table-cell table:formula="of:=(2.5*LOG(([.E664]/[.B664]);10)-2.6)/0.38" office:value-type="float" office:value="6.03702933613423" calcext:value-type="float">
            <text:p>6.03702933613423</text:p>
          </table:table-cell>
          <table:table-cell table:number-columns-repeated="8"/>
        </table:table-row>
        <table:table-row table:style-name="ro1">
          <table:table-cell office:value-type="float" office:value="1812" calcext:value-type="float">
            <text:p>1.81E+03</text:p>
          </table:table-cell>
          <table:table-cell office:value-type="float" office:value="0.000000000012430276" calcext:value-type="float">
            <text:p>1.24E-11</text:p>
          </table:table-cell>
          <table:table-cell/>
          <table:table-cell office:value-type="float" office:value="1812" calcext:value-type="float">
            <text:p>1.81E+03</text:p>
          </table:table-cell>
          <table:table-cell office:value-type="float" office:value="0.0000000011300509" calcext:value-type="float">
            <text:p>1.13E-09</text:p>
          </table:table-cell>
          <table:table-cell/>
          <table:table-cell table:formula="of:=(1/[.D665])*(10^4)" office:value-type="float" office:value="5.51876379690949" calcext:value-type="float">
            <text:p>5.51876379690949</text:p>
          </table:table-cell>
          <table:table-cell table:formula="of:=(2.5*LOG(([.E665]/[.B665]);10)-2.6)/0.38" office:value-type="float" office:value="6.04353443258091" calcext:value-type="float">
            <text:p>6.04353443258091</text:p>
          </table:table-cell>
          <table:table-cell table:number-columns-repeated="8"/>
        </table:table-row>
        <table:table-row table:style-name="ro1">
          <table:table-cell office:value-type="float" office:value="1813" calcext:value-type="float">
            <text:p>1.81E+03</text:p>
          </table:table-cell>
          <table:table-cell office:value-type="float" office:value="0.000000000012494762901562" calcext:value-type="float">
            <text:p>1.25E-11</text:p>
          </table:table-cell>
          <table:table-cell/>
          <table:table-cell office:value-type="float" office:value="1813" calcext:value-type="float">
            <text:p>1.81E+03</text:p>
          </table:table-cell>
          <table:table-cell office:value-type="float" office:value="0.0000000011331586644055" calcext:value-type="float">
            <text:p>1.13E-09</text:p>
          </table:table-cell>
          <table:table-cell/>
          <table:table-cell table:formula="of:=(1/[.D666])*(10^4)" office:value-type="float" office:value="5.51571980143409" calcext:value-type="float">
            <text:p>5.51571980143409</text:p>
          </table:table-cell>
          <table:table-cell table:formula="of:=(2.5*LOG(([.E666]/[.B666]);10)-2.6)/0.38" office:value-type="float" office:value="6.03659673953678" calcext:value-type="float">
            <text:p>6.03659673953678</text:p>
          </table:table-cell>
          <table:table-cell table:number-columns-repeated="8"/>
        </table:table-row>
        <table:table-row table:style-name="ro1">
          <table:table-cell office:value-type="float" office:value="1814" calcext:value-type="float">
            <text:p>1.81E+03</text:p>
          </table:table-cell>
          <table:table-cell office:value-type="float" office:value="0.000000000012536478853" calcext:value-type="float">
            <text:p>1.25E-11</text:p>
          </table:table-cell>
          <table:table-cell/>
          <table:table-cell office:value-type="float" office:value="1814" calcext:value-type="float">
            <text:p>1.81E+03</text:p>
          </table:table-cell>
          <table:table-cell office:value-type="float" office:value="0.0000000011369160834" calcext:value-type="float">
            <text:p>1.14E-09</text:p>
          </table:table-cell>
          <table:table-cell/>
          <table:table-cell table:formula="of:=(1/[.D667])*(10^4)" office:value-type="float" office:value="5.51267916207277" calcext:value-type="float">
            <text:p>5.51267916207277</text:p>
          </table:table-cell>
          <table:table-cell table:formula="of:=(2.5*LOG(([.E667]/[.B667]);10)-2.6)/0.38" office:value-type="float" office:value="6.03653182800299" calcext:value-type="float">
            <text:p>6.03653182800299</text:p>
          </table:table-cell>
          <table:table-cell table:number-columns-repeated="8"/>
        </table:table-row>
        <table:table-row table:style-name="ro1">
          <table:table-cell office:value-type="float" office:value="1815" calcext:value-type="float">
            <text:p>1.82E+03</text:p>
          </table:table-cell>
          <table:table-cell office:value-type="float" office:value="0.00000000001265529" calcext:value-type="float">
            <text:p>1.27E-11</text:p>
          </table:table-cell>
          <table:table-cell/>
          <table:table-cell office:value-type="float" office:value="1815" calcext:value-type="float">
            <text:p>1.82E+03</text:p>
          </table:table-cell>
          <table:table-cell office:value-type="float" office:value="0.000000001148608" calcext:value-type="float">
            <text:p>1.15E-09</text:p>
          </table:table-cell>
          <table:table-cell/>
          <table:table-cell table:formula="of:=(1/[.D668])*(10^4)" office:value-type="float" office:value="5.50964187327824" calcext:value-type="float">
            <text:p>5.50964187327824</text:p>
          </table:table-cell>
          <table:table-cell table:formula="of:=(2.5*LOG(([.E668]/[.B668]);10)-2.6)/0.38" office:value-type="float" office:value="6.03881404731196" calcext:value-type="float">
            <text:p>6.03881404731196</text:p>
          </table:table-cell>
          <table:table-cell table:number-columns-repeated="8"/>
        </table:table-row>
        <table:table-row table:style-name="ro1">
          <table:table-cell office:value-type="float" office:value="1816" calcext:value-type="float">
            <text:p>1.82E+03</text:p>
          </table:table-cell>
          <table:table-cell office:value-type="float" office:value="0.00000000001253140855" calcext:value-type="float">
            <text:p>1.25E-11</text:p>
          </table:table-cell>
          <table:table-cell/>
          <table:table-cell office:value-type="float" office:value="1816" calcext:value-type="float">
            <text:p>1.82E+03</text:p>
          </table:table-cell>
          <table:table-cell office:value-type="float" office:value="0.000000001124862355" calcext:value-type="float">
            <text:p>1.12E-09</text:p>
          </table:table-cell>
          <table:table-cell/>
          <table:table-cell table:formula="of:=(1/[.D669])*(10^4)" office:value-type="float" office:value="5.50660792951542" calcext:value-type="float">
            <text:p>5.50660792951542</text:p>
          </table:table-cell>
          <table:table-cell table:formula="of:=(2.5*LOG(([.E669]/[.B669]);10)-2.6)/0.38" office:value-type="float" office:value="6.00723351095045" calcext:value-type="float">
            <text:p>6.00723351095045</text:p>
          </table:table-cell>
          <table:table-cell table:number-columns-repeated="8"/>
        </table:table-row>
        <table:table-row table:style-name="ro1">
          <table:table-cell office:value-type="float" office:value="1817" calcext:value-type="float">
            <text:p>1.82E+03</text:p>
          </table:table-cell>
          <table:table-cell office:value-type="float" office:value="0.000000000012430051" calcext:value-type="float">
            <text:p>1.24E-11</text:p>
          </table:table-cell>
          <table:table-cell/>
          <table:table-cell office:value-type="float" office:value="1817" calcext:value-type="float">
            <text:p>1.82E+03</text:p>
          </table:table-cell>
          <table:table-cell office:value-type="float" office:value="0.0000000011054341" calcext:value-type="float">
            <text:p>1.11E-09</text:p>
          </table:table-cell>
          <table:table-cell/>
          <table:table-cell table:formula="of:=(1/[.D670])*(10^4)" office:value-type="float" office:value="5.50357732526142" calcext:value-type="float">
            <text:p>5.50357732526142</text:p>
          </table:table-cell>
          <table:table-cell table:formula="of:=(2.5*LOG(([.E670]/[.B670]);10)-2.6)/0.38" office:value-type="float" office:value="5.98065754513868" calcext:value-type="float">
            <text:p>5.98065754513868</text:p>
          </table:table-cell>
          <table:table-cell table:number-columns-repeated="8"/>
        </table:table-row>
        <table:table-row table:style-name="ro1">
          <table:table-cell office:value-type="float" office:value="1818" calcext:value-type="float">
            <text:p>1.82E+03</text:p>
          </table:table-cell>
          <table:table-cell office:value-type="float" office:value="0.000000000012157146889" calcext:value-type="float">
            <text:p>1.22E-11</text:p>
          </table:table-cell>
          <table:table-cell/>
          <table:table-cell office:value-type="float" office:value="1818" calcext:value-type="float">
            <text:p>1.82E+03</text:p>
          </table:table-cell>
          <table:table-cell office:value-type="float" office:value="0.0000000010933673963" calcext:value-type="float">
            <text:p>1.09E-09</text:p>
          </table:table-cell>
          <table:table-cell/>
          <table:table-cell table:formula="of:=(1/[.D671])*(10^4)" office:value-type="float" office:value="5.5005500550055" calcext:value-type="float">
            <text:p>5.5005500550055</text:p>
          </table:table-cell>
          <table:table-cell table:formula="of:=(2.5*LOG(([.E671]/[.B671]);10)-2.6)/0.38" office:value-type="float" office:value="6.01272667888212" calcext:value-type="float">
            <text:p>6.01272667888212</text:p>
          </table:table-cell>
          <table:table-cell table:number-columns-repeated="8"/>
        </table:table-row>
        <table:table-row table:style-name="ro1">
          <table:table-cell office:value-type="float" office:value="1819" calcext:value-type="float">
            <text:p>1.82E+03</text:p>
          </table:table-cell>
          <table:table-cell office:value-type="float" office:value="0.0000000000121263311023794" calcext:value-type="float">
            <text:p>1.21E-11</text:p>
          </table:table-cell>
          <table:table-cell/>
          <table:table-cell office:value-type="float" office:value="1819" calcext:value-type="float">
            <text:p>1.82E+03</text:p>
          </table:table-cell>
          <table:table-cell office:value-type="float" office:value="0.00000000109653432580766" calcext:value-type="float">
            <text:p>1.10E-09</text:p>
          </table:table-cell>
          <table:table-cell/>
          <table:table-cell table:formula="of:=(1/[.D672])*(10^4)" office:value-type="float" office:value="5.49752611324904" calcext:value-type="float">
            <text:p>5.49752611324904</text:p>
          </table:table-cell>
          <table:table-cell table:formula="of:=(2.5*LOG(([.E672]/[.B672]);10)-2.6)/0.38" office:value-type="float" office:value="6.02824216527865" calcext:value-type="float">
            <text:p>6.02824216527865</text:p>
          </table:table-cell>
          <table:table-cell table:number-columns-repeated="8"/>
        </table:table-row>
        <table:table-row table:style-name="ro1">
          <table:table-cell office:value-type="float" office:value="1820" calcext:value-type="float">
            <text:p>1.82E+03</text:p>
          </table:table-cell>
          <table:table-cell office:value-type="float" office:value="0.000000000012161829" calcext:value-type="float">
            <text:p>1.22E-11</text:p>
          </table:table-cell>
          <table:table-cell/>
          <table:table-cell office:value-type="float" office:value="1820" calcext:value-type="float">
            <text:p>1.82E+03</text:p>
          </table:table-cell>
          <table:table-cell office:value-type="float" office:value="0.0000000011165722" calcext:value-type="float">
            <text:p>1.12E-09</text:p>
          </table:table-cell>
          <table:table-cell/>
          <table:table-cell table:formula="of:=(1/[.D673])*(10^4)" office:value-type="float" office:value="5.49450549450549" calcext:value-type="float">
            <text:p>5.49450549450549</text:p>
          </table:table-cell>
          <table:table-cell table:formula="of:=(2.5*LOG(([.E673]/[.B673]);10)-2.6)/0.38" office:value-type="float" office:value="6.07163103930518" calcext:value-type="float">
            <text:p>6.07163103930518</text:p>
          </table:table-cell>
          <table:table-cell table:number-columns-repeated="8"/>
        </table:table-row>
        <table:table-row table:style-name="ro1">
          <table:table-cell office:value-type="float" office:value="1821" calcext:value-type="float">
            <text:p>1.82E+03</text:p>
          </table:table-cell>
          <table:table-cell office:value-type="float" office:value="0.0000000000121239750262895" calcext:value-type="float">
            <text:p>1.21E-11</text:p>
          </table:table-cell>
          <table:table-cell/>
          <table:table-cell office:value-type="float" office:value="1821" calcext:value-type="float">
            <text:p>1.82E+03</text:p>
          </table:table-cell>
          <table:table-cell office:value-type="float" office:value="0.00000000110118283961995" calcext:value-type="float">
            <text:p>1.10E-09</text:p>
          </table:table-cell>
          <table:table-cell/>
          <table:table-cell table:formula="of:=(1/[.D674])*(10^4)" office:value-type="float" office:value="5.49148819330038" calcext:value-type="float">
            <text:p>5.49148819330038</text:p>
          </table:table-cell>
          <table:table-cell table:formula="of:=(2.5*LOG(([.E674]/[.B674]);10)-2.6)/0.38" office:value-type="float" office:value="6.04088422235278" calcext:value-type="float">
            <text:p>6.04088422235278</text:p>
          </table:table-cell>
          <table:table-cell table:number-columns-repeated="8"/>
        </table:table-row>
        <table:table-row table:style-name="ro1">
          <table:table-cell office:value-type="float" office:value="1822" calcext:value-type="float">
            <text:p>1.82E+03</text:p>
          </table:table-cell>
          <table:table-cell office:value-type="float" office:value="0.000000000012089183" calcext:value-type="float">
            <text:p>1.21E-11</text:p>
          </table:table-cell>
          <table:table-cell/>
          <table:table-cell office:value-type="float" office:value="1822" calcext:value-type="float">
            <text:p>1.82E+03</text:p>
          </table:table-cell>
          <table:table-cell office:value-type="float" office:value="0.0000000010870383" calcext:value-type="float">
            <text:p>1.09E-09</text:p>
          </table:table-cell>
          <table:table-cell/>
          <table:table-cell table:formula="of:=(1/[.D675])*(10^4)" office:value-type="float" office:value="5.48847420417124" calcext:value-type="float">
            <text:p>5.48847420417124</text:p>
          </table:table-cell>
          <table:table-cell table:formula="of:=(2.5*LOG(([.E675]/[.B675]);10)-2.6)/0.38" office:value-type="float" office:value="6.01215719895445" calcext:value-type="float">
            <text:p>6.01215719895445</text:p>
          </table:table-cell>
          <table:table-cell table:number-columns-repeated="8"/>
        </table:table-row>
        <table:table-row table:style-name="ro1">
          <table:table-cell office:value-type="float" office:value="1823" calcext:value-type="float">
            <text:p>1.82E+03</text:p>
          </table:table-cell>
          <table:table-cell office:value-type="float" office:value="0.0000000000123936894320001" calcext:value-type="float">
            <text:p>1.24E-11</text:p>
          </table:table-cell>
          <table:table-cell/>
          <table:table-cell office:value-type="float" office:value="1823" calcext:value-type="float">
            <text:p>1.82E+03</text:p>
          </table:table-cell>
          <table:table-cell office:value-type="float" office:value="0.0000000010933060101" calcext:value-type="float">
            <text:p>1.09E-09</text:p>
          </table:table-cell>
          <table:table-cell/>
          <table:table-cell table:formula="of:=(1/[.D676])*(10^4)" office:value-type="float" office:value="5.48546352166758" calcext:value-type="float">
            <text:p>5.48546352166758</text:p>
          </table:table-cell>
          <table:table-cell table:formula="of:=(2.5*LOG(([.E676]/[.B676]);10)-2.6)/0.38" office:value-type="float" office:value="5.95750741019893" calcext:value-type="float">
            <text:p>5.95750741019893</text:p>
          </table:table-cell>
          <table:table-cell table:number-columns-repeated="8"/>
        </table:table-row>
        <table:table-row table:style-name="ro1">
          <table:table-cell office:value-type="float" office:value="1824" calcext:value-type="float">
            <text:p>1.82E+03</text:p>
          </table:table-cell>
          <table:table-cell office:value-type="float" office:value="0.000000000012451214048" calcext:value-type="float">
            <text:p>1.25E-11</text:p>
          </table:table-cell>
          <table:table-cell/>
          <table:table-cell office:value-type="float" office:value="1824" calcext:value-type="float">
            <text:p>1.82E+03</text:p>
          </table:table-cell>
          <table:table-cell office:value-type="float" office:value="0.0000000010956115888" calcext:value-type="float">
            <text:p>1.10E-09</text:p>
          </table:table-cell>
          <table:table-cell/>
          <table:table-cell table:formula="of:=(1/[.D677])*(10^4)" office:value-type="float" office:value="5.48245614035088" calcext:value-type="float">
            <text:p>5.48245614035088</text:p>
          </table:table-cell>
          <table:table-cell table:formula="of:=(2.5*LOG(([.E677]/[.B677]);10)-2.6)/0.38" office:value-type="float" office:value="5.95029551466959" calcext:value-type="float">
            <text:p>5.95029551466959</text:p>
          </table:table-cell>
          <table:table-cell table:number-columns-repeated="8"/>
        </table:table-row>
        <table:table-row table:style-name="ro1">
          <table:table-cell office:value-type="float" office:value="1825" calcext:value-type="float">
            <text:p>1.83E+03</text:p>
          </table:table-cell>
          <table:table-cell office:value-type="float" office:value="0.00000000001245842" calcext:value-type="float">
            <text:p>1.25E-11</text:p>
          </table:table-cell>
          <table:table-cell/>
          <table:table-cell office:value-type="float" office:value="1825" calcext:value-type="float">
            <text:p>1.83E+03</text:p>
          </table:table-cell>
          <table:table-cell office:value-type="float" office:value="0.0000000011013142" calcext:value-type="float">
            <text:p>1.10E-09</text:p>
          </table:table-cell>
          <table:table-cell/>
          <table:table-cell table:formula="of:=(1/[.D678])*(10^4)" office:value-type="float" office:value="5.47945205479452" calcext:value-type="float">
            <text:p>5.47945205479452</text:p>
          </table:table-cell>
          <table:table-cell table:formula="of:=(2.5*LOG(([.E678]/[.B678]);10)-2.6)/0.38" office:value-type="float" office:value="5.96347546799549" calcext:value-type="float">
            <text:p>5.96347546799549</text:p>
          </table:table-cell>
          <table:table-cell table:number-columns-repeated="8"/>
        </table:table-row>
        <table:table-row table:style-name="ro1">
          <table:table-cell office:value-type="float" office:value="1826" calcext:value-type="float">
            <text:p>1.83E+03</text:p>
          </table:table-cell>
          <table:table-cell office:value-type="float" office:value="0.000000000012492505525" calcext:value-type="float">
            <text:p>1.25E-11</text:p>
          </table:table-cell>
          <table:table-cell/>
          <table:table-cell office:value-type="float" office:value="1826" calcext:value-type="float">
            <text:p>1.83E+03</text:p>
          </table:table-cell>
          <table:table-cell office:value-type="float" office:value="0.00000000112179328475" calcext:value-type="float">
            <text:p>1.12E-09</text:p>
          </table:table-cell>
          <table:table-cell/>
          <table:table-cell table:formula="of:=(1/[.D679])*(10^4)" office:value-type="float" office:value="5.47645125958379" calcext:value-type="float">
            <text:p>5.47645125958379</text:p>
          </table:table-cell>
          <table:table-cell table:formula="of:=(2.5*LOG(([.E679]/[.B679]);10)-2.6)/0.38" office:value-type="float" office:value="6.00831109033472" calcext:value-type="float">
            <text:p>6.00831109033472</text:p>
          </table:table-cell>
          <table:table-cell table:number-columns-repeated="8"/>
        </table:table-row>
        <table:table-row table:style-name="ro1">
          <table:table-cell office:value-type="float" office:value="1827" calcext:value-type="float">
            <text:p>1.83E+03</text:p>
          </table:table-cell>
          <table:table-cell office:value-type="float" office:value="0.00000000001252777" calcext:value-type="float">
            <text:p>1.25E-11</text:p>
          </table:table-cell>
          <table:table-cell/>
          <table:table-cell office:value-type="float" office:value="1827" calcext:value-type="float">
            <text:p>1.83E+03</text:p>
          </table:table-cell>
          <table:table-cell office:value-type="float" office:value="0.0000000011429807" calcext:value-type="float">
            <text:p>1.14E-09</text:p>
          </table:table-cell>
          <table:table-cell/>
          <table:table-cell table:formula="of:=(1/[.D680])*(10^4)" office:value-type="float" office:value="5.47345374931582" calcext:value-type="float">
            <text:p>5.47345374931582</text:p>
          </table:table-cell>
          <table:table-cell table:formula="of:=(2.5*LOG(([.E680]/[.B680]);10)-2.6)/0.38" office:value-type="float" office:value="6.05371793170969" calcext:value-type="float">
            <text:p>6.05371793170969</text:p>
          </table:table-cell>
          <table:table-cell table:number-columns-repeated="8"/>
        </table:table-row>
        <table:table-row table:style-name="ro1">
          <table:table-cell office:value-type="float" office:value="1828" calcext:value-type="float">
            <text:p>1.83E+03</text:p>
          </table:table-cell>
          <table:table-cell office:value-type="float" office:value="0.0000000000126287958992866" calcext:value-type="float">
            <text:p>1.26E-11</text:p>
          </table:table-cell>
          <table:table-cell/>
          <table:table-cell office:value-type="float" office:value="1828" calcext:value-type="float">
            <text:p>1.83E+03</text:p>
          </table:table-cell>
          <table:table-cell office:value-type="float" office:value="0.00000000114092432399331" calcext:value-type="float">
            <text:p>1.14E-09</text:p>
          </table:table-cell>
          <table:table-cell/>
          <table:table-cell table:formula="of:=(1/[.D681])*(10^4)" office:value-type="float" office:value="5.47045951859956" calcext:value-type="float">
            <text:p>5.47045951859956</text:p>
          </table:table-cell>
          <table:table-cell table:formula="of:=(2.5*LOG(([.E681]/[.B681]);10)-2.6)/0.38" office:value-type="float" office:value="6.02562430757864" calcext:value-type="float">
            <text:p>6.02562430757864</text:p>
          </table:table-cell>
          <table:table-cell table:number-columns-repeated="8"/>
        </table:table-row>
        <table:table-row table:style-name="ro1">
          <table:table-cell office:value-type="float" office:value="1829" calcext:value-type="float">
            <text:p>1.83E+03</text:p>
          </table:table-cell>
          <table:table-cell office:value-type="float" office:value="0.0000000000126667729625228" calcext:value-type="float">
            <text:p>1.27E-11</text:p>
          </table:table-cell>
          <table:table-cell/>
          <table:table-cell office:value-type="float" office:value="1829" calcext:value-type="float">
            <text:p>1.83E+03</text:p>
          </table:table-cell>
          <table:table-cell office:value-type="float" office:value="0.00000000113917180637888" calcext:value-type="float">
            <text:p>1.14E-09</text:p>
          </table:table-cell>
          <table:table-cell/>
          <table:table-cell table:formula="of:=(1/[.D682])*(10^4)" office:value-type="float" office:value="5.46746856205577" calcext:value-type="float">
            <text:p>5.46746856205577</text:p>
          </table:table-cell>
          <table:table-cell table:formula="of:=(2.5*LOG(([.E682]/[.B682]);10)-2.6)/0.38" office:value-type="float" office:value="6.01265290518737" calcext:value-type="float">
            <text:p>6.01265290518737</text:p>
          </table:table-cell>
          <table:table-cell table:number-columns-repeated="8"/>
        </table:table-row>
        <table:table-row table:style-name="ro1">
          <table:table-cell office:value-type="float" office:value="1830" calcext:value-type="float">
            <text:p>1.83E+03</text:p>
          </table:table-cell>
          <table:table-cell office:value-type="float" office:value="0.000000000012759894" calcext:value-type="float">
            <text:p>1.28E-11</text:p>
          </table:table-cell>
          <table:table-cell/>
          <table:table-cell office:value-type="float" office:value="1830" calcext:value-type="float">
            <text:p>1.83E+03</text:p>
          </table:table-cell>
          <table:table-cell office:value-type="float" office:value="0.0000000011312109" calcext:value-type="float">
            <text:p>1.13E-09</text:p>
          </table:table-cell>
          <table:table-cell/>
          <table:table-cell table:formula="of:=(1/[.D683])*(10^4)" office:value-type="float" office:value="5.46448087431694" calcext:value-type="float">
            <text:p>5.46448087431694</text:p>
          </table:table-cell>
          <table:table-cell table:formula="of:=(2.5*LOG(([.E683]/[.B683]);10)-2.6)/0.38" office:value-type="float" office:value="5.97168759609367" calcext:value-type="float">
            <text:p>5.97168759609367</text:p>
          </table:table-cell>
          <table:table-cell table:number-columns-repeated="8"/>
        </table:table-row>
        <table:table-row table:style-name="ro1">
          <table:table-cell office:value-type="float" office:value="1831" calcext:value-type="float">
            <text:p>1.83E+03</text:p>
          </table:table-cell>
          <table:table-cell office:value-type="float" office:value="0.0000000000127498004" calcext:value-type="float">
            <text:p>1.27E-11</text:p>
          </table:table-cell>
          <table:table-cell/>
          <table:table-cell office:value-type="float" office:value="1831" calcext:value-type="float">
            <text:p>1.83E+03</text:p>
          </table:table-cell>
          <table:table-cell office:value-type="float" office:value="0.00000000112491169625" calcext:value-type="float">
            <text:p>1.12E-09</text:p>
          </table:table-cell>
          <table:table-cell/>
          <table:table-cell table:formula="of:=(1/[.D684])*(10^4)" office:value-type="float" office:value="5.46149645002731" calcext:value-type="float">
            <text:p>5.46149645002731</text:p>
          </table:table-cell>
          <table:table-cell table:formula="of:=(2.5*LOG(([.E684]/[.B684]);10)-2.6)/0.38" office:value-type="float" office:value="5.95799372691617" calcext:value-type="float">
            <text:p>5.95799372691617</text:p>
          </table:table-cell>
          <table:table-cell table:number-columns-repeated="8"/>
        </table:table-row>
        <table:table-row table:style-name="ro1">
          <table:table-cell office:value-type="float" office:value="1832" calcext:value-type="float">
            <text:p>1.83E+03</text:p>
          </table:table-cell>
          <table:table-cell office:value-type="float" office:value="0.00000000001273807" calcext:value-type="float">
            <text:p>1.27E-11</text:p>
          </table:table-cell>
          <table:table-cell/>
          <table:table-cell office:value-type="float" office:value="1832" calcext:value-type="float">
            <text:p>1.83E+03</text:p>
          </table:table-cell>
          <table:table-cell office:value-type="float" office:value="0.000000001117591" calcext:value-type="float">
            <text:p>1.12E-09</text:p>
          </table:table-cell>
          <table:table-cell/>
          <table:table-cell table:formula="of:=(1/[.D685])*(10^4)" office:value-type="float" office:value="5.4585152838428" calcext:value-type="float">
            <text:p>5.4585152838428</text:p>
          </table:table-cell>
          <table:table-cell table:formula="of:=(2.5*LOG(([.E685]/[.B685]);10)-2.6)/0.38" office:value-type="float" office:value="5.94196884592211" calcext:value-type="float">
            <text:p>5.94196884592211</text:p>
          </table:table-cell>
          <table:table-cell table:number-columns-repeated="8"/>
        </table:table-row>
        <table:table-row table:style-name="ro1">
          <table:table-cell office:value-type="float" office:value="1833" calcext:value-type="float">
            <text:p>1.83E+03</text:p>
          </table:table-cell>
          <table:table-cell office:value-type="float" office:value="0.000000000012533636902" calcext:value-type="float">
            <text:p>1.25E-11</text:p>
          </table:table-cell>
          <table:table-cell/>
          <table:table-cell office:value-type="float" office:value="1833" calcext:value-type="float">
            <text:p>1.83E+03</text:p>
          </table:table-cell>
          <table:table-cell office:value-type="float" office:value="0.0000000011053150162" calcext:value-type="float">
            <text:p>1.11E-09</text:p>
          </table:table-cell>
          <table:table-cell/>
          <table:table-cell table:formula="of:=(1/[.D686])*(10^4)" office:value-type="float" office:value="5.45553737043099" calcext:value-type="float">
            <text:p>5.45553737043099</text:p>
          </table:table-cell>
          <table:table-cell table:formula="of:=(2.5*LOG(([.E686]/[.B686]);10)-2.6)/0.38" office:value-type="float" office:value="5.95663790172488" calcext:value-type="float">
            <text:p>5.95663790172488</text:p>
          </table:table-cell>
          <table:table-cell table:number-columns-repeated="8"/>
        </table:table-row>
        <table:table-row table:style-name="ro1">
          <table:table-cell office:value-type="float" office:value="1834" calcext:value-type="float">
            <text:p>1.83E+03</text:p>
          </table:table-cell>
          <table:table-cell office:value-type="float" office:value="0.0000000000123953392115" calcext:value-type="float">
            <text:p>1.24E-11</text:p>
          </table:table-cell>
          <table:table-cell/>
          <table:table-cell office:value-type="float" office:value="1834" calcext:value-type="float">
            <text:p>1.83E+03</text:p>
          </table:table-cell>
          <table:table-cell office:value-type="float" office:value="0.000000001096656475" calcext:value-type="float">
            <text:p>1.10E-09</text:p>
          </table:table-cell>
          <table:table-cell/>
          <table:table-cell table:formula="of:=(1/[.D687])*(10^4)" office:value-type="float" office:value="5.4525627044711" calcext:value-type="float">
            <text:p>5.4525627044711</text:p>
          </table:table-cell>
          <table:table-cell table:formula="of:=(2.5*LOG(([.E687]/[.B687]);10)-2.6)/0.38" office:value-type="float" office:value="5.96586967753317" calcext:value-type="float">
            <text:p>5.96586967753317</text:p>
          </table:table-cell>
          <table:table-cell table:number-columns-repeated="8"/>
        </table:table-row>
        <table:table-row table:style-name="ro1">
          <table:table-cell office:value-type="float" office:value="1835" calcext:value-type="float">
            <text:p>1.84E+03</text:p>
          </table:table-cell>
          <table:table-cell office:value-type="float" office:value="0.000000000011723294" calcext:value-type="float">
            <text:p>1.17E-11</text:p>
          </table:table-cell>
          <table:table-cell/>
          <table:table-cell office:value-type="float" office:value="1835" calcext:value-type="float">
            <text:p>1.84E+03</text:p>
          </table:table-cell>
          <table:table-cell office:value-type="float" office:value="0.0000000010534227" calcext:value-type="float">
            <text:p>1.05E-09</text:p>
          </table:table-cell>
          <table:table-cell/>
          <table:table-cell table:formula="of:=(1/[.D688])*(10^4)" office:value-type="float" office:value="5.44959128065395" calcext:value-type="float">
            <text:p>5.44959128065395</text:p>
          </table:table-cell>
          <table:table-cell table:formula="of:=(2.5*LOG(([.E688]/[.B688]);10)-2.6)/0.38" office:value-type="float" office:value="6.01021721164361" calcext:value-type="float">
            <text:p>6.01021721164361</text:p>
          </table:table-cell>
          <table:table-cell table:number-columns-repeated="8"/>
        </table:table-row>
        <table:table-row table:style-name="ro1">
          <table:table-cell office:value-type="float" office:value="1836" calcext:value-type="float">
            <text:p>1.84E+03</text:p>
          </table:table-cell>
          <table:table-cell office:value-type="float" office:value="0.0000000000115273141125359" calcext:value-type="float">
            <text:p>1.15E-11</text:p>
          </table:table-cell>
          <table:table-cell/>
          <table:table-cell office:value-type="float" office:value="1836" calcext:value-type="float">
            <text:p>1.84E+03</text:p>
          </table:table-cell>
          <table:table-cell office:value-type="float" office:value="0.0000000010354449396875" calcext:value-type="float">
            <text:p>1.04E-09</text:p>
          </table:table-cell>
          <table:table-cell/>
          <table:table-cell table:formula="of:=(1/[.D689])*(10^4)" office:value-type="float" office:value="5.44662309368192" calcext:value-type="float">
            <text:p>5.44662309368192</text:p>
          </table:table-cell>
          <table:table-cell table:formula="of:=(2.5*LOG(([.E689]/[.B689]);10)-2.6)/0.38" office:value-type="float" office:value="6.00920317383178" calcext:value-type="float">
            <text:p>6.00920317383178</text:p>
          </table:table-cell>
          <table:table-cell table:number-columns-repeated="8"/>
        </table:table-row>
        <table:table-row table:style-name="ro1">
          <table:table-cell office:value-type="float" office:value="1837" calcext:value-type="float">
            <text:p>1.84E+03</text:p>
          </table:table-cell>
          <table:table-cell office:value-type="float" office:value="0.000000000011270608" calcext:value-type="float">
            <text:p>1.13E-11</text:p>
          </table:table-cell>
          <table:table-cell/>
          <table:table-cell office:value-type="float" office:value="1837" calcext:value-type="float">
            <text:p>1.84E+03</text:p>
          </table:table-cell>
          <table:table-cell office:value-type="float" office:value="0.0000000010118966" calcext:value-type="float">
            <text:p>1.01E-09</text:p>
          </table:table-cell>
          <table:table-cell/>
          <table:table-cell table:formula="of:=(1/[.D690])*(10^4)" office:value-type="float" office:value="5.44365813826892" calcext:value-type="float">
            <text:p>5.44365813826892</text:p>
          </table:table-cell>
          <table:table-cell table:formula="of:=(2.5*LOG(([.E690]/[.B690]);10)-2.6)/0.38" office:value-type="float" office:value="6.00782099805584" calcext:value-type="float">
            <text:p>6.00782099805584</text:p>
          </table:table-cell>
          <table:table-cell table:number-columns-repeated="8"/>
        </table:table-row>
        <table:table-row table:style-name="ro1">
          <table:table-cell office:value-type="float" office:value="1838" calcext:value-type="float">
            <text:p>1.84E+03</text:p>
          </table:table-cell>
          <table:table-cell office:value-type="float" office:value="0.0000000000105378508103184" calcext:value-type="float">
            <text:p>1.05E-11</text:p>
          </table:table-cell>
          <table:table-cell/>
          <table:table-cell office:value-type="float" office:value="1838" calcext:value-type="float">
            <text:p>1.84E+03</text:p>
          </table:table-cell>
          <table:table-cell office:value-type="float" office:value="0.000000000953804002459287" calcext:value-type="float">
            <text:p>9.54E-10</text:p>
          </table:table-cell>
          <table:table-cell/>
          <table:table-cell table:formula="of:=(1/[.D691])*(10^4)" office:value-type="float" office:value="5.44069640914037" calcext:value-type="float">
            <text:p>5.44069640914037</text:p>
          </table:table-cell>
          <table:table-cell table:formula="of:=(2.5*LOG(([.E691]/[.B691]);10)-2.6)/0.38" office:value-type="float" office:value="6.03096772883632" calcext:value-type="float">
            <text:p>6.03096772883632</text:p>
          </table:table-cell>
          <table:table-cell table:number-columns-repeated="8"/>
        </table:table-row>
        <table:table-row table:style-name="ro1">
          <table:table-cell office:value-type="float" office:value="1839" calcext:value-type="float">
            <text:p>1.84E+03</text:p>
          </table:table-cell>
          <table:table-cell office:value-type="float" office:value="0.00000000001023300886115" calcext:value-type="float">
            <text:p>1.02E-11</text:p>
          </table:table-cell>
          <table:table-cell/>
          <table:table-cell office:value-type="float" office:value="1839" calcext:value-type="float">
            <text:p>1.84E+03</text:p>
          </table:table-cell>
          <table:table-cell office:value-type="float" office:value="0.000000000929825379309998" calcext:value-type="float">
            <text:p>9.30E-10</text:p>
          </table:table-cell>
          <table:table-cell/>
          <table:table-cell table:formula="of:=(1/[.D692])*(10^4)" office:value-type="float" office:value="5.43773790103317" calcext:value-type="float">
            <text:p>5.43773790103317</text:p>
          </table:table-cell>
          <table:table-cell table:formula="of:=(2.5*LOG(([.E692]/[.B692]);10)-2.6)/0.38" office:value-type="float" office:value="6.04209240624746" calcext:value-type="float">
            <text:p>6.04209240624746</text:p>
          </table:table-cell>
          <table:table-cell table:number-columns-repeated="8"/>
        </table:table-row>
        <table:table-row table:style-name="ro1">
          <table:table-cell office:value-type="float" office:value="1840" calcext:value-type="float">
            <text:p>1.84E+03</text:p>
          </table:table-cell>
          <table:table-cell office:value-type="float" office:value="0.0000000000094369373" calcext:value-type="float">
            <text:p>9.44E-12</text:p>
          </table:table-cell>
          <table:table-cell/>
          <table:table-cell office:value-type="float" office:value="1840" calcext:value-type="float">
            <text:p>1.84E+03</text:p>
          </table:table-cell>
          <table:table-cell office:value-type="float" office:value="0.00000000086887303" calcext:value-type="float">
            <text:p>8.69E-10</text:p>
          </table:table-cell>
          <table:table-cell/>
          <table:table-cell table:formula="of:=(1/[.D693])*(10^4)" office:value-type="float" office:value="5.43478260869565" calcext:value-type="float">
            <text:p>5.43478260869565</text:p>
          </table:table-cell>
          <table:table-cell table:formula="of:=(2.5*LOG(([.E693]/[.B693]);10)-2.6)/0.38" office:value-type="float" office:value="6.07977136368915" calcext:value-type="float">
            <text:p>6.07977136368915</text:p>
          </table:table-cell>
          <table:table-cell table:number-columns-repeated="8"/>
        </table:table-row>
        <table:table-row table:style-name="ro1">
          <table:table-cell office:value-type="float" office:value="1841" calcext:value-type="float">
            <text:p>1.84E+03</text:p>
          </table:table-cell>
          <table:table-cell office:value-type="float" office:value="0.0000000000090406357624" calcext:value-type="float">
            <text:p>9.04E-12</text:p>
          </table:table-cell>
          <table:table-cell/>
          <table:table-cell office:value-type="float" office:value="1841" calcext:value-type="float">
            <text:p>1.84E+03</text:p>
          </table:table-cell>
          <table:table-cell office:value-type="float" office:value="0.000000000839005613" calcext:value-type="float">
            <text:p>8.39E-10</text:p>
          </table:table-cell>
          <table:table-cell/>
          <table:table-cell table:formula="of:=(1/[.D694])*(10^4)" office:value-type="float" office:value="5.43183052688756" calcext:value-type="float">
            <text:p>5.43183052688756</text:p>
          </table:table-cell>
          <table:table-cell table:formula="of:=(2.5*LOG(([.E694]/[.B694]);10)-2.6)/0.38" office:value-type="float" office:value="6.10240719712234" calcext:value-type="float">
            <text:p>6.10240719712234</text:p>
          </table:table-cell>
          <table:table-cell table:number-columns-repeated="8"/>
        </table:table-row>
        <table:table-row table:style-name="ro1">
          <table:table-cell office:value-type="float" office:value="1842" calcext:value-type="float">
            <text:p>1.84E+03</text:p>
          </table:table-cell>
          <table:table-cell office:value-type="float" office:value="0.0000000000084559929" calcext:value-type="float">
            <text:p>8.46E-12</text:p>
          </table:table-cell>
          <table:table-cell/>
          <table:table-cell office:value-type="float" office:value="1842" calcext:value-type="float">
            <text:p>1.84E+03</text:p>
          </table:table-cell>
          <table:table-cell office:value-type="float" office:value="0.00000000079494378" calcext:value-type="float">
            <text:p>7.95E-10</text:p>
          </table:table-cell>
          <table:table-cell/>
          <table:table-cell table:formula="of:=(1/[.D695])*(10^4)" office:value-type="float" office:value="5.42888165038002" calcext:value-type="float">
            <text:p>5.42888165038002</text:p>
          </table:table-cell>
          <table:table-cell table:formula="of:=(2.5*LOG(([.E695]/[.B695]);10)-2.6)/0.38" office:value-type="float" office:value="6.13928819689357" calcext:value-type="float">
            <text:p>6.13928819689357</text:p>
          </table:table-cell>
          <table:table-cell table:number-columns-repeated="8"/>
        </table:table-row>
        <table:table-row table:style-name="ro1">
          <table:table-cell office:value-type="float" office:value="1843" calcext:value-type="float">
            <text:p>1.84E+03</text:p>
          </table:table-cell>
          <table:table-cell office:value-type="float" office:value="0.00000000000806287125150002" calcext:value-type="float">
            <text:p>8.06E-12</text:p>
          </table:table-cell>
          <table:table-cell/>
          <table:table-cell office:value-type="float" office:value="1843" calcext:value-type="float">
            <text:p>1.84E+03</text:p>
          </table:table-cell>
          <table:table-cell office:value-type="float" office:value="0.00000000078813445275" calcext:value-type="float">
            <text:p>7.88E-10</text:p>
          </table:table-cell>
          <table:table-cell/>
          <table:table-cell table:formula="of:=(1/[.D696])*(10^4)" office:value-type="float" office:value="5.42593597395551" calcext:value-type="float">
            <text:p>5.42593597395551</text:p>
          </table:table-cell>
          <table:table-cell table:formula="of:=(2.5*LOG(([.E696]/[.B696]);10)-2.6)/0.38" office:value-type="float" office:value="6.25072755126706" calcext:value-type="float">
            <text:p>6.25072755126706</text:p>
          </table:table-cell>
          <table:table-cell table:number-columns-repeated="8"/>
        </table:table-row>
        <table:table-row table:style-name="ro1">
          <table:table-cell office:value-type="float" office:value="1844" calcext:value-type="float">
            <text:p>1.84E+03</text:p>
          </table:table-cell>
          <table:table-cell office:value-type="float" office:value="0.00000000000788879674871143" calcext:value-type="float">
            <text:p>7.89E-12</text:p>
          </table:table-cell>
          <table:table-cell/>
          <table:table-cell office:value-type="float" office:value="1844" calcext:value-type="float">
            <text:p>1.84E+03</text:p>
          </table:table-cell>
          <table:table-cell office:value-type="float" office:value="0.000000000785785833314076" calcext:value-type="float">
            <text:p>7.86E-10</text:p>
          </table:table-cell>
          <table:table-cell/>
          <table:table-cell table:formula="of:=(1/[.D697])*(10^4)" office:value-type="float" office:value="5.42299349240781" calcext:value-type="float">
            <text:p>5.42299349240781</text:p>
          </table:table-cell>
          <table:table-cell table:formula="of:=(2.5*LOG(([.E697]/[.B697]);10)-2.6)/0.38" office:value-type="float" office:value="6.30456202621346" calcext:value-type="float">
            <text:p>6.30456202621346</text:p>
          </table:table-cell>
          <table:table-cell table:number-columns-repeated="8"/>
        </table:table-row>
        <table:table-row table:style-name="ro1">
          <table:table-cell office:value-type="float" office:value="1845" calcext:value-type="float">
            <text:p>1.85E+03</text:p>
          </table:table-cell>
          <table:table-cell office:value-type="float" office:value="0.0000000000073895343" calcext:value-type="float">
            <text:p>7.39E-12</text:p>
          </table:table-cell>
          <table:table-cell/>
          <table:table-cell office:value-type="float" office:value="1845" calcext:value-type="float">
            <text:p>1.85E+03</text:p>
          </table:table-cell>
          <table:table-cell office:value-type="float" office:value="0.00000000078954487" calcext:value-type="float">
            <text:p>7.90E-10</text:p>
          </table:table-cell>
          <table:table-cell/>
          <table:table-cell table:formula="of:=(1/[.D698])*(10^4)" office:value-type="float" office:value="5.42005420054201" calcext:value-type="float">
            <text:p>5.42005420054201</text:p>
          </table:table-cell>
          <table:table-cell table:formula="of:=(2.5*LOG(([.E698]/[.B698]);10)-2.6)/0.38" office:value-type="float" office:value="6.50499833389192" calcext:value-type="float">
            <text:p>6.50499833389192</text:p>
          </table:table-cell>
          <table:table-cell table:number-columns-repeated="8"/>
        </table:table-row>
        <table:table-row table:style-name="ro1">
          <table:table-cell office:value-type="float" office:value="1846" calcext:value-type="float">
            <text:p>1.85E+03</text:p>
          </table:table-cell>
          <table:table-cell office:value-type="float" office:value="0.00000000000701572908511875" calcext:value-type="float">
            <text:p>7.02E-12</text:p>
          </table:table-cell>
          <table:table-cell/>
          <table:table-cell office:value-type="float" office:value="1846" calcext:value-type="float">
            <text:p>1.85E+03</text:p>
          </table:table-cell>
          <table:table-cell office:value-type="float" office:value="0.000000000786185785115776" calcext:value-type="float">
            <text:p>7.86E-10</text:p>
          </table:table-cell>
          <table:table-cell/>
          <table:table-cell table:formula="of:=(1/[.D699])*(10^4)" office:value-type="float" office:value="5.41711809317443" calcext:value-type="float">
            <text:p>5.41711809317443</text:p>
          </table:table-cell>
          <table:table-cell table:formula="of:=(2.5*LOG(([.E699]/[.B699]);10)-2.6)/0.38" office:value-type="float" office:value="6.64113405861159" calcext:value-type="float">
            <text:p>6.64113405861159</text:p>
          </table:table-cell>
          <table:table-cell table:number-columns-repeated="8"/>
        </table:table-row>
        <table:table-row table:style-name="ro1">
          <table:table-cell office:value-type="float" office:value="1847" calcext:value-type="float">
            <text:p>1.85E+03</text:p>
          </table:table-cell>
          <table:table-cell office:value-type="float" office:value="0.0000000000063929062" calcext:value-type="float">
            <text:p>6.39E-12</text:p>
          </table:table-cell>
          <table:table-cell/>
          <table:table-cell office:value-type="float" office:value="1847" calcext:value-type="float">
            <text:p>1.85E+03</text:p>
          </table:table-cell>
          <table:table-cell office:value-type="float" office:value="0.00000000078058898" calcext:value-type="float">
            <text:p>7.81E-10</text:p>
          </table:table-cell>
          <table:table-cell/>
          <table:table-cell table:formula="of:=(1/[.D700])*(10^4)" office:value-type="float" office:value="5.41418516513265" calcext:value-type="float">
            <text:p>5.41418516513265</text:p>
          </table:table-cell>
          <table:table-cell table:formula="of:=(2.5*LOG(([.E700]/[.B700]);10)-2.6)/0.38" office:value-type="float" office:value="6.88634265478625" calcext:value-type="float">
            <text:p>6.88634265478625</text:p>
          </table:table-cell>
          <table:table-cell table:number-columns-repeated="8"/>
        </table:table-row>
        <table:table-row table:style-name="ro1">
          <table:table-cell office:value-type="float" office:value="1848" calcext:value-type="float">
            <text:p>1.85E+03</text:p>
          </table:table-cell>
          <table:table-cell office:value-type="float" office:value="0.00000000000599621023825002" calcext:value-type="float">
            <text:p>6.00E-12</text:p>
          </table:table-cell>
          <table:table-cell/>
          <table:table-cell office:value-type="float" office:value="1848" calcext:value-type="float">
            <text:p>1.85E+03</text:p>
          </table:table-cell>
          <table:table-cell office:value-type="float" office:value="0.000000000789473793876426" calcext:value-type="float">
            <text:p>7.89E-10</text:p>
          </table:table-cell>
          <table:table-cell/>
          <table:table-cell table:formula="of:=(1/[.D701])*(10^4)" office:value-type="float" office:value="5.41125541125541" calcext:value-type="float">
            <text:p>5.41125541125541</text:p>
          </table:table-cell>
          <table:table-cell table:formula="of:=(2.5*LOG(([.E701]/[.B701]);10)-2.6)/0.38" office:value-type="float" office:value="7.10171622906376" calcext:value-type="float">
            <text:p>7.10171622906376</text:p>
          </table:table-cell>
          <table:table-cell table:number-columns-repeated="8"/>
        </table:table-row>
        <table:table-row table:style-name="ro1">
          <table:table-cell office:value-type="float" office:value="1849" calcext:value-type="float">
            <text:p>1.85E+03</text:p>
          </table:table-cell>
          <table:table-cell office:value-type="float" office:value="0.00000000000583545771599997" calcext:value-type="float">
            <text:p>5.84E-12</text:p>
          </table:table-cell>
          <table:table-cell/>
          <table:table-cell office:value-type="float" office:value="1849" calcext:value-type="float">
            <text:p>1.85E+03</text:p>
          </table:table-cell>
          <table:table-cell office:value-type="float" office:value="0.00000000079317952" calcext:value-type="float">
            <text:p>7.93E-10</text:p>
          </table:table-cell>
          <table:table-cell/>
          <table:table-cell table:formula="of:=(1/[.D702])*(10^4)" office:value-type="float" office:value="5.40832882639264" calcext:value-type="float">
            <text:p>5.40832882639264</text:p>
          </table:table-cell>
          <table:table-cell table:formula="of:=(2.5*LOG(([.E702]/[.B702]);10)-2.6)/0.38" office:value-type="float" office:value="7.19274056347571" calcext:value-type="float">
            <text:p>7.19274056347571</text:p>
          </table:table-cell>
          <table:table-cell table:number-columns-repeated="8"/>
        </table:table-row>
        <table:table-row table:style-name="ro1">
          <table:table-cell office:value-type="float" office:value="1850" calcext:value-type="float">
            <text:p>1.85E+03</text:p>
          </table:table-cell>
          <table:table-cell office:value-type="float" office:value="0.0000000000063012087" calcext:value-type="float">
            <text:p>6.30E-12</text:p>
          </table:table-cell>
          <table:table-cell/>
          <table:table-cell office:value-type="float" office:value="1850" calcext:value-type="float">
            <text:p>1.85E+03</text:p>
          </table:table-cell>
          <table:table-cell office:value-type="float" office:value="0.000000000983369466928761" calcext:value-type="float">
            <text:p>9.83E-10</text:p>
          </table:table-cell>
          <table:table-cell/>
          <table:table-cell table:formula="of:=(1/[.D703])*(10^4)" office:value-type="float" office:value="5.40540540540541" calcext:value-type="float">
            <text:p>5.40540540540541</text:p>
          </table:table-cell>
          <table:table-cell table:formula="of:=(2.5*LOG(([.E703]/[.B703]);10)-2.6)/0.38" office:value-type="float" office:value="7.58745299738804" calcext:value-type="float">
            <text:p>7.58745299738804</text:p>
          </table:table-cell>
          <table:table-cell table:number-columns-repeated="8"/>
        </table:table-row>
        <table:table-row table:style-name="ro1">
          <table:table-cell office:value-type="float" office:value="1851" calcext:value-type="float">
            <text:p>1.85E+03</text:p>
          </table:table-cell>
          <table:table-cell office:value-type="float" office:value="0.00000000000687214662079984" calcext:value-type="float">
            <text:p>6.87E-12</text:p>
          </table:table-cell>
          <table:table-cell/>
          <table:table-cell office:value-type="float" office:value="1851" calcext:value-type="float">
            <text:p>1.85E+03</text:p>
          </table:table-cell>
          <table:table-cell office:value-type="float" office:value="0.00000000098897257" calcext:value-type="float">
            <text:p>9.89E-10</text:p>
          </table:table-cell>
          <table:table-cell/>
          <table:table-cell table:formula="of:=(1/[.D704])*(10^4)" office:value-type="float" office:value="5.40248514316586" calcext:value-type="float">
            <text:p>5.40248514316586</text:p>
          </table:table-cell>
          <table:table-cell table:formula="of:=(2.5*LOG(([.E704]/[.B704]);10)-2.6)/0.38" office:value-type="float" office:value="7.35586729879013" calcext:value-type="float">
            <text:p>7.35586729879013</text:p>
          </table:table-cell>
          <table:table-cell table:number-columns-repeated="8"/>
        </table:table-row>
        <table:table-row table:style-name="ro1">
          <table:table-cell office:value-type="float" office:value="1852" calcext:value-type="float">
            <text:p>1.85E+03</text:p>
          </table:table-cell>
          <table:table-cell office:value-type="float" office:value="0.0000000000079537063" calcext:value-type="float">
            <text:p>7.95E-12</text:p>
          </table:table-cell>
          <table:table-cell/>
          <table:table-cell office:value-type="float" office:value="1852" calcext:value-type="float">
            <text:p>1.85E+03</text:p>
          </table:table-cell>
          <table:table-cell office:value-type="float" office:value="0.000000000927697903146111" calcext:value-type="float">
            <text:p>9.28E-10</text:p>
          </table:table-cell>
          <table:table-cell/>
          <table:table-cell table:formula="of:=(1/[.D705])*(10^4)" office:value-type="float" office:value="5.39956803455724" calcext:value-type="float">
            <text:p>5.39956803455724</text:p>
          </table:table-cell>
          <table:table-cell table:formula="of:=(2.5*LOG(([.E705]/[.B705]);10)-2.6)/0.38" office:value-type="float" office:value="6.75550674252369" calcext:value-type="float">
            <text:p>6.75550674252369</text:p>
          </table:table-cell>
          <table:table-cell table:number-columns-repeated="8"/>
        </table:table-row>
        <table:table-row table:style-name="ro1">
          <table:table-cell office:value-type="float" office:value="1853" calcext:value-type="float">
            <text:p>1.85E+03</text:p>
          </table:table-cell>
          <table:table-cell office:value-type="float" office:value="0.00000000000875623504967998" calcext:value-type="float">
            <text:p>8.76E-12</text:p>
          </table:table-cell>
          <table:table-cell/>
          <table:table-cell office:value-type="float" office:value="1853" calcext:value-type="float">
            <text:p>1.85E+03</text:p>
          </table:table-cell>
          <table:table-cell office:value-type="float" office:value="0.00000000090899682" calcext:value-type="float">
            <text:p>9.09E-10</text:p>
          </table:table-cell>
          <table:table-cell/>
          <table:table-cell table:formula="of:=(1/[.D706])*(10^4)" office:value-type="float" office:value="5.39665407447383" calcext:value-type="float">
            <text:p>5.39665407447383</text:p>
          </table:table-cell>
          <table:table-cell table:formula="of:=(2.5*LOG(([.E706]/[.B706]);10)-2.6)/0.38" office:value-type="float" office:value="6.42266416306212" calcext:value-type="float">
            <text:p>6.42266416306212</text:p>
          </table:table-cell>
          <table:table-cell table:number-columns-repeated="8"/>
        </table:table-row>
        <table:table-row table:style-name="ro1">
          <table:table-cell office:value-type="float" office:value="1854" calcext:value-type="float">
            <text:p>1.85E+03</text:p>
          </table:table-cell>
          <table:table-cell office:value-type="float" office:value="0.0000000000091534193" calcext:value-type="float">
            <text:p>9.15E-12</text:p>
          </table:table-cell>
          <table:table-cell/>
          <table:table-cell office:value-type="float" office:value="1854" calcext:value-type="float">
            <text:p>1.85E+03</text:p>
          </table:table-cell>
          <table:table-cell office:value-type="float" office:value="0.000000000913986093660008" calcext:value-type="float">
            <text:p>9.14E-10</text:p>
          </table:table-cell>
          <table:table-cell/>
          <table:table-cell table:formula="of:=(1/[.D707])*(10^4)" office:value-type="float" office:value="5.39374325782093" calcext:value-type="float">
            <text:p>5.39374325782093</text:p>
          </table:table-cell>
          <table:table-cell table:formula="of:=(2.5*LOG(([.E707]/[.B707]);10)-2.6)/0.38" office:value-type="float" office:value="6.31155415122652" calcext:value-type="float">
            <text:p>6.31155415122652</text:p>
          </table:table-cell>
          <table:table-cell table:number-columns-repeated="8"/>
        </table:table-row>
        <table:table-row table:style-name="ro1">
          <table:table-cell office:value-type="float" office:value="1855" calcext:value-type="float">
            <text:p>1.86E+03</text:p>
          </table:table-cell>
          <table:table-cell office:value-type="float" office:value="0.00000000000915354332595893" calcext:value-type="float">
            <text:p>9.15E-12</text:p>
          </table:table-cell>
          <table:table-cell/>
          <table:table-cell office:value-type="float" office:value="1855" calcext:value-type="float">
            <text:p>1.86E+03</text:p>
          </table:table-cell>
          <table:table-cell office:value-type="float" office:value="0.00000000098819164" calcext:value-type="float">
            <text:p>9.88E-10</text:p>
          </table:table-cell>
          <table:table-cell/>
          <table:table-cell table:formula="of:=(1/[.D708])*(10^4)" office:value-type="float" office:value="5.39083557951483" calcext:value-type="float">
            <text:p>5.39083557951483</text:p>
          </table:table-cell>
          <table:table-cell table:formula="of:=(2.5*LOG(([.E708]/[.B708]);10)-2.6)/0.38" office:value-type="float" office:value="6.53455219724138" calcext:value-type="float">
            <text:p>6.53455219724138</text:p>
          </table:table-cell>
          <table:table-cell table:number-columns-repeated="8"/>
        </table:table-row>
        <table:table-row table:style-name="ro1">
          <table:table-cell office:value-type="float" office:value="1856" calcext:value-type="float">
            <text:p>1.86E+03</text:p>
          </table:table-cell>
          <table:table-cell office:value-type="float" office:value="0.00000000000894876135720006" calcext:value-type="float">
            <text:p>8.95E-12</text:p>
          </table:table-cell>
          <table:table-cell/>
          <table:table-cell office:value-type="float" office:value="1856" calcext:value-type="float">
            <text:p>1.86E+03</text:p>
          </table:table-cell>
          <table:table-cell office:value-type="float" office:value="0.00000000098819164" calcext:value-type="float">
            <text:p>9.88E-10</text:p>
          </table:table-cell>
          <table:table-cell/>
          <table:table-cell table:formula="of:=(1/[.D709])*(10^4)" office:value-type="float" office:value="5.38793103448276" calcext:value-type="float">
            <text:p>5.38793103448276</text:p>
          </table:table-cell>
          <table:table-cell table:formula="of:=(2.5*LOG(([.E709]/[.B709]);10)-2.6)/0.38" office:value-type="float" office:value="6.59919900576903" calcext:value-type="float">
            <text:p>6.59919900576903</text:p>
          </table:table-cell>
          <table:table-cell table:number-columns-repeated="8"/>
        </table:table-row>
        <table:table-row table:style-name="ro1">
          <table:table-cell office:value-type="float" office:value="1857" calcext:value-type="float">
            <text:p>1.86E+03</text:p>
          </table:table-cell>
          <table:table-cell office:value-type="float" office:value="0.000000000008506521" calcext:value-type="float">
            <text:p>8.51E-12</text:p>
          </table:table-cell>
          <table:table-cell/>
          <table:table-cell office:value-type="float" office:value="1857" calcext:value-type="float">
            <text:p>1.86E+03</text:p>
          </table:table-cell>
          <table:table-cell office:value-type="float" office:value="0.000000000957680680869817" calcext:value-type="float">
            <text:p>9.58E-10</text:p>
          </table:table-cell>
          <table:table-cell/>
          <table:table-cell table:formula="of:=(1/[.D710])*(10^4)" office:value-type="float" office:value="5.3850296176629" calcext:value-type="float">
            <text:p>5.3850296176629</text:p>
          </table:table-cell>
          <table:table-cell table:formula="of:=(2.5*LOG(([.E710]/[.B710]);10)-2.6)/0.38" office:value-type="float" office:value="6.65439965839483" calcext:value-type="float">
            <text:p>6.65439965839483</text:p>
          </table:table-cell>
          <table:table-cell table:number-columns-repeated="8"/>
        </table:table-row>
        <table:table-row table:style-name="ro1">
          <table:table-cell office:value-type="float" office:value="1858" calcext:value-type="float">
            <text:p>1.86E+03</text:p>
          </table:table-cell>
          <table:table-cell office:value-type="float" office:value="0.00000000000854285418399999" calcext:value-type="float">
            <text:p>8.54E-12</text:p>
          </table:table-cell>
          <table:table-cell/>
          <table:table-cell office:value-type="float" office:value="1858" calcext:value-type="float">
            <text:p>1.86E+03</text:p>
          </table:table-cell>
          <table:table-cell office:value-type="float" office:value="0.00000000091064545" calcext:value-type="float">
            <text:p>9.11E-10</text:p>
          </table:table-cell>
          <table:table-cell/>
          <table:table-cell table:formula="of:=(1/[.D711])*(10^4)" office:value-type="float" office:value="5.38213132400431" calcext:value-type="float">
            <text:p>5.38213132400431</text:p>
          </table:table-cell>
          <table:table-cell table:formula="of:=(2.5*LOG(([.E711]/[.B711]);10)-2.6)/0.38" office:value-type="float" office:value="6.49833110820047" calcext:value-type="float">
            <text:p>6.49833110820047</text:p>
          </table:table-cell>
          <table:table-cell table:number-columns-repeated="8"/>
        </table:table-row>
        <table:table-row table:style-name="ro1">
          <table:table-cell office:value-type="float" office:value="1859" calcext:value-type="float">
            <text:p>1.86E+03</text:p>
          </table:table-cell>
          <table:table-cell office:value-type="float" office:value="0.0000000000085632916" calcext:value-type="float">
            <text:p>8.56E-12</text:p>
          </table:table-cell>
          <table:table-cell/>
          <table:table-cell office:value-type="float" office:value="1859" calcext:value-type="float">
            <text:p>1.86E+03</text:p>
          </table:table-cell>
          <table:table-cell office:value-type="float" office:value="0.00000000091064545" calcext:value-type="float">
            <text:p>9.11E-10</text:p>
          </table:table-cell>
          <table:table-cell/>
          <table:table-cell table:formula="of:=(1/[.D712])*(10^4)" office:value-type="float" office:value="5.37923614846692" calcext:value-type="float">
            <text:p>5.37923614846692</text:p>
          </table:table-cell>
          <table:table-cell table:formula="of:=(2.5*LOG(([.E712]/[.B712]);10)-2.6)/0.38" office:value-type="float" office:value="6.49150387493251" calcext:value-type="float">
            <text:p>6.49150387493251</text:p>
          </table:table-cell>
          <table:table-cell table:number-columns-repeated="8"/>
        </table:table-row>
        <table:table-row table:style-name="ro1">
          <table:table-cell office:value-type="float" office:value="1860" calcext:value-type="float">
            <text:p>1.86E+03</text:p>
          </table:table-cell>
          <table:table-cell office:value-type="float" office:value="0.00000000000969233641234981" calcext:value-type="float">
            <text:p>9.69E-12</text:p>
          </table:table-cell>
          <table:table-cell/>
          <table:table-cell office:value-type="float" office:value="1860" calcext:value-type="float">
            <text:p>1.86E+03</text:p>
          </table:table-cell>
          <table:table-cell office:value-type="float" office:value="0.000000000967911109964573" calcext:value-type="float">
            <text:p>9.68E-10</text:p>
          </table:table-cell>
          <table:table-cell/>
          <table:table-cell table:formula="of:=(1/[.D713])*(10^4)" office:value-type="float" office:value="5.37634408602151" calcext:value-type="float">
            <text:p>5.37634408602151</text:p>
          </table:table-cell>
          <table:table-cell table:formula="of:=(2.5*LOG(([.E713]/[.B713]);10)-2.6)/0.38" office:value-type="float" office:value="6.31188812594734" calcext:value-type="float">
            <text:p>6.31188812594734</text:p>
          </table:table-cell>
          <table:table-cell table:number-columns-repeated="8"/>
        </table:table-row>
        <table:table-row table:style-name="ro1">
          <table:table-cell office:value-type="float" office:value="1861" calcext:value-type="float">
            <text:p>1.86E+03</text:p>
          </table:table-cell>
          <table:table-cell office:value-type="float" office:value="0.00000000000993172266935986" calcext:value-type="float">
            <text:p>9.93E-12</text:p>
          </table:table-cell>
          <table:table-cell/>
          <table:table-cell office:value-type="float" office:value="1861" calcext:value-type="float">
            <text:p>1.86E+03</text:p>
          </table:table-cell>
          <table:table-cell office:value-type="float" office:value="0.000000000989683" calcext:value-type="float">
            <text:p>9.90E-10</text:p>
          </table:table-cell>
          <table:table-cell/>
          <table:table-cell table:formula="of:=(1/[.D714])*(10^4)" office:value-type="float" office:value="5.37345513164965" calcext:value-type="float">
            <text:p>5.37345513164965</text:p>
          </table:table-cell>
          <table:table-cell table:formula="of:=(2.5*LOG(([.E714]/[.B714]);10)-2.6)/0.38" office:value-type="float" office:value="6.30573372647311" calcext:value-type="float">
            <text:p>6.30573372647311</text:p>
          </table:table-cell>
          <table:table-cell table:number-columns-repeated="8"/>
        </table:table-row>
        <table:table-row table:style-name="ro1">
          <table:table-cell office:value-type="float" office:value="1862" calcext:value-type="float">
            <text:p>1.86E+03</text:p>
          </table:table-cell>
          <table:table-cell office:value-type="float" office:value="0.000000000010420323" calcext:value-type="float">
            <text:p>1.04E-11</text:p>
          </table:table-cell>
          <table:table-cell/>
          <table:table-cell office:value-type="float" office:value="1862" calcext:value-type="float">
            <text:p>1.86E+03</text:p>
          </table:table-cell>
          <table:table-cell office:value-type="float" office:value="0.00000000098968781195" calcext:value-type="float">
            <text:p>9.90E-10</text:p>
          </table:table-cell>
          <table:table-cell/>
          <table:table-cell table:formula="of:=(1/[.D715])*(10^4)" office:value-type="float" office:value="5.37056928034372" calcext:value-type="float">
            <text:p>5.37056928034372</text:p>
          </table:table-cell>
          <table:table-cell table:formula="of:=(2.5*LOG(([.E715]/[.B715]);10)-2.6)/0.38" office:value-type="float" office:value="6.16853316376057" calcext:value-type="float">
            <text:p>6.16853316376057</text:p>
          </table:table-cell>
          <table:table-cell table:number-columns-repeated="8"/>
        </table:table-row>
        <table:table-row table:style-name="ro1">
          <table:table-cell office:value-type="float" office:value="1863" calcext:value-type="float">
            <text:p>1.86E+03</text:p>
          </table:table-cell>
          <table:table-cell office:value-type="float" office:value="0.000000000010686223166543" calcext:value-type="float">
            <text:p>1.07E-11</text:p>
          </table:table-cell>
          <table:table-cell/>
          <table:table-cell office:value-type="float" office:value="1863" calcext:value-type="float">
            <text:p>1.86E+03</text:p>
          </table:table-cell>
          <table:table-cell office:value-type="float" office:value="0.00000000098977049" calcext:value-type="float">
            <text:p>9.90E-10</text:p>
          </table:table-cell>
          <table:table-cell/>
          <table:table-cell table:formula="of:=(1/[.D716])*(10^4)" office:value-type="float" office:value="5.36768652710682" calcext:value-type="float">
            <text:p>5.36768652710682</text:p>
          </table:table-cell>
          <table:table-cell table:formula="of:=(2.5*LOG(([.E716]/[.B716]);10)-2.6)/0.38" office:value-type="float" office:value="6.09677803696283" calcext:value-type="float">
            <text:p>6.09677803696283</text:p>
          </table:table-cell>
          <table:table-cell table:number-columns-repeated="8"/>
        </table:table-row>
        <table:table-row table:style-name="ro1">
          <table:table-cell office:value-type="float" office:value="1864" calcext:value-type="float">
            <text:p>1.86E+03</text:p>
          </table:table-cell>
          <table:table-cell office:value-type="float" office:value="0.000000000010855461" calcext:value-type="float">
            <text:p>1.09E-11</text:p>
          </table:table-cell>
          <table:table-cell/>
          <table:table-cell office:value-type="float" office:value="1864" calcext:value-type="float">
            <text:p>1.86E+03</text:p>
          </table:table-cell>
          <table:table-cell office:value-type="float" office:value="0.00000000098977049" calcext:value-type="float">
            <text:p>9.90E-10</text:p>
          </table:table-cell>
          <table:table-cell/>
          <table:table-cell table:formula="of:=(1/[.D717])*(10^4)" office:value-type="float" office:value="5.36480686695279" calcext:value-type="float">
            <text:p>5.36480686695279</text:p>
          </table:table-cell>
          <table:table-cell table:formula="of:=(2.5*LOG(([.E717]/[.B717]);10)-2.6)/0.38" office:value-type="float" office:value="6.05188309059199" calcext:value-type="float">
            <text:p>6.05188309059199</text:p>
          </table:table-cell>
          <table:table-cell table:number-columns-repeated="8"/>
        </table:table-row>
        <table:table-row table:style-name="ro1">
          <table:table-cell office:value-type="float" office:value="1865" calcext:value-type="float">
            <text:p>1.87E+03</text:p>
          </table:table-cell>
          <table:table-cell office:value-type="float" office:value="0.000000000010638294414" calcext:value-type="float">
            <text:p>1.06E-11</text:p>
          </table:table-cell>
          <table:table-cell/>
          <table:table-cell office:value-type="float" office:value="1865" calcext:value-type="float">
            <text:p>1.87E+03</text:p>
          </table:table-cell>
          <table:table-cell office:value-type="float" office:value="0.000000000943243124163331" calcext:value-type="float">
            <text:p>9.43E-10</text:p>
          </table:table-cell>
          <table:table-cell/>
          <table:table-cell table:formula="of:=(1/[.D718])*(10^4)" office:value-type="float" office:value="5.36193029490617" calcext:value-type="float">
            <text:p>5.36193029490617</text:p>
          </table:table-cell>
          <table:table-cell table:formula="of:=(2.5*LOG(([.E718]/[.B718]);10)-2.6)/0.38" office:value-type="float" office:value="5.9720502818849" calcext:value-type="float">
            <text:p>5.9720502818849</text:p>
          </table:table-cell>
          <table:table-cell table:number-columns-repeated="8"/>
        </table:table-row>
        <table:table-row table:style-name="ro1">
          <table:table-cell office:value-type="float" office:value="1866" calcext:value-type="float">
            <text:p>1.87E+03</text:p>
          </table:table-cell>
          <table:table-cell office:value-type="float" office:value="0.00000000001057958581" calcext:value-type="float">
            <text:p>1.06E-11</text:p>
          </table:table-cell>
          <table:table-cell/>
          <table:table-cell office:value-type="float" office:value="1866" calcext:value-type="float">
            <text:p>1.87E+03</text:p>
          </table:table-cell>
          <table:table-cell office:value-type="float" office:value="0.00000000086906304" calcext:value-type="float">
            <text:p>8.69E-10</text:p>
          </table:table-cell>
          <table:table-cell/>
          <table:table-cell table:formula="of:=(1/[.D719])*(10^4)" office:value-type="float" office:value="5.35905680600214" calcext:value-type="float">
            <text:p>5.35905680600214</text:p>
          </table:table-cell>
          <table:table-cell table:formula="of:=(2.5*LOG(([.E719]/[.B719]);10)-2.6)/0.38" office:value-type="float" office:value="5.75383299316995" calcext:value-type="float">
            <text:p>5.75383299316995</text:p>
          </table:table-cell>
          <table:table-cell table:number-columns-repeated="8"/>
        </table:table-row>
        <table:table-row table:style-name="ro1">
          <table:table-cell office:value-type="float" office:value="1867" calcext:value-type="float">
            <text:p>1.87E+03</text:p>
          </table:table-cell>
          <table:table-cell office:value-type="float" office:value="0.000000000010454518" calcext:value-type="float">
            <text:p>1.05E-11</text:p>
          </table:table-cell>
          <table:table-cell/>
          <table:table-cell office:value-type="float" office:value="1867" calcext:value-type="float">
            <text:p>1.87E+03</text:p>
          </table:table-cell>
          <table:table-cell office:value-type="float" office:value="0.00000000086906304" calcext:value-type="float">
            <text:p>8.69E-10</text:p>
          </table:table-cell>
          <table:table-cell/>
          <table:table-cell table:formula="of:=(1/[.D720])*(10^4)" office:value-type="float" office:value="5.35618639528656" calcext:value-type="float">
            <text:p>5.35618639528656</text:p>
          </table:table-cell>
          <table:table-cell table:formula="of:=(2.5*LOG(([.E720]/[.B720]);10)-2.6)/0.38" office:value-type="float" office:value="5.78781095854103" calcext:value-type="float">
            <text:p>5.78781095854103</text:p>
          </table:table-cell>
          <table:table-cell table:number-columns-repeated="8"/>
        </table:table-row>
        <table:table-row table:style-name="ro1">
          <table:table-cell office:value-type="float" office:value="1868" calcext:value-type="float">
            <text:p>1.87E+03</text:p>
          </table:table-cell>
          <table:table-cell office:value-type="float" office:value="0.000000000010491311831" calcext:value-type="float">
            <text:p>1.05E-11</text:p>
          </table:table-cell>
          <table:table-cell/>
          <table:table-cell office:value-type="float" office:value="1868" calcext:value-type="float">
            <text:p>1.87E+03</text:p>
          </table:table-cell>
          <table:table-cell office:value-type="float" office:value="0.000000000843068713765" calcext:value-type="float">
            <text:p>8.43E-10</text:p>
          </table:table-cell>
          <table:table-cell/>
          <table:table-cell table:formula="of:=(1/[.D721])*(10^4)" office:value-type="float" office:value="5.35331905781585" calcext:value-type="float">
            <text:p>5.35331905781585</text:p>
          </table:table-cell>
          <table:table-cell table:formula="of:=(2.5*LOG(([.E721]/[.B721]);10)-2.6)/0.38" office:value-type="float" office:value="5.69100774535173" calcext:value-type="float">
            <text:p>5.69100774535173</text:p>
          </table:table-cell>
          <table:table-cell table:number-columns-repeated="8"/>
        </table:table-row>
        <table:table-row table:style-name="ro1">
          <table:table-cell office:value-type="float" office:value="1869" calcext:value-type="float">
            <text:p>1.87E+03</text:p>
          </table:table-cell>
          <table:table-cell office:value-type="float" office:value="0.000000000010517792" calcext:value-type="float">
            <text:p>1.05E-11</text:p>
          </table:table-cell>
          <table:table-cell/>
          <table:table-cell office:value-type="float" office:value="1869" calcext:value-type="float">
            <text:p>1.87E+03</text:p>
          </table:table-cell>
          <table:table-cell office:value-type="float" office:value="0.00000000083278345" calcext:value-type="float">
            <text:p>8.33E-10</text:p>
          </table:table-cell>
          <table:table-cell/>
          <table:table-cell table:formula="of:=(1/[.D722])*(10^4)" office:value-type="float" office:value="5.35045478865704" calcext:value-type="float">
            <text:p>5.35045478865704</text:p>
          </table:table-cell>
          <table:table-cell table:formula="of:=(2.5*LOG(([.E722]/[.B722]);10)-2.6)/0.38" office:value-type="float" office:value="5.64873360431603" calcext:value-type="float">
            <text:p>5.64873360431603</text:p>
          </table:table-cell>
          <table:table-cell table:number-columns-repeated="8"/>
        </table:table-row>
        <table:table-row table:style-name="ro1">
          <table:table-cell office:value-type="float" office:value="1870" calcext:value-type="float">
            <text:p>1.87E+03</text:p>
          </table:table-cell>
          <table:table-cell office:value-type="float" office:value="0.0000000000109340304282665" calcext:value-type="float">
            <text:p>1.09E-11</text:p>
          </table:table-cell>
          <table:table-cell/>
          <table:table-cell office:value-type="float" office:value="1870" calcext:value-type="float">
            <text:p>1.87E+03</text:p>
          </table:table-cell>
          <table:table-cell office:value-type="float" office:value="0.000000000838536682700868" calcext:value-type="float">
            <text:p>8.39E-10</text:p>
          </table:table-cell>
          <table:table-cell/>
          <table:table-cell table:formula="of:=(1/[.D723])*(10^4)" office:value-type="float" office:value="5.3475935828877" calcext:value-type="float">
            <text:p>5.3475935828877</text:p>
          </table:table-cell>
          <table:table-cell table:formula="of:=(2.5*LOG(([.E723]/[.B723]);10)-2.6)/0.38" office:value-type="float" office:value="5.55751176243109" calcext:value-type="float">
            <text:p>5.55751176243109</text:p>
          </table:table-cell>
          <table:table-cell table:number-columns-repeated="8"/>
        </table:table-row>
        <table:table-row table:style-name="ro1">
          <table:table-cell office:value-type="float" office:value="1871" calcext:value-type="float">
            <text:p>1.87E+03</text:p>
          </table:table-cell>
          <table:table-cell office:value-type="float" office:value="0.0000000000111431286026966" calcext:value-type="float">
            <text:p>1.11E-11</text:p>
          </table:table-cell>
          <table:table-cell/>
          <table:table-cell office:value-type="float" office:value="1871" calcext:value-type="float">
            <text:p>1.87E+03</text:p>
          </table:table-cell>
          <table:table-cell office:value-type="float" office:value="0.00000000095388253" calcext:value-type="float">
            <text:p>9.54E-10</text:p>
          </table:table-cell>
          <table:table-cell/>
          <table:table-cell table:formula="of:=(1/[.D724])*(10^4)" office:value-type="float" office:value="5.34473543559594" calcext:value-type="float">
            <text:p>5.34473543559594</text:p>
          </table:table-cell>
          <table:table-cell table:formula="of:=(2.5*LOG(([.E724]/[.B724]);10)-2.6)/0.38" office:value-type="float" office:value="5.87162994859121" calcext:value-type="float">
            <text:p>5.87162994859121</text:p>
          </table:table-cell>
          <table:table-cell table:number-columns-repeated="8"/>
        </table:table-row>
        <table:table-row table:style-name="ro1">
          <table:table-cell office:value-type="float" office:value="1872" calcext:value-type="float">
            <text:p>1.87E+03</text:p>
          </table:table-cell>
          <table:table-cell office:value-type="float" office:value="0.000000000011699805" calcext:value-type="float">
            <text:p>1.17E-11</text:p>
          </table:table-cell>
          <table:table-cell/>
          <table:table-cell office:value-type="float" office:value="1872" calcext:value-type="float">
            <text:p>1.87E+03</text:p>
          </table:table-cell>
          <table:table-cell office:value-type="float" office:value="0.00000000095388253" calcext:value-type="float">
            <text:p>9.54E-10</text:p>
          </table:table-cell>
          <table:table-cell/>
          <table:table-cell table:formula="of:=(1/[.D725])*(10^4)" office:value-type="float" office:value="5.34188034188034" calcext:value-type="float">
            <text:p>5.34188034188034</text:p>
          </table:table-cell>
          <table:table-cell table:formula="of:=(2.5*LOG(([.E725]/[.B725]);10)-2.6)/0.38" office:value-type="float" office:value="5.7323438912866" calcext:value-type="float">
            <text:p>5.7323438912866</text:p>
          </table:table-cell>
          <table:table-cell table:number-columns-repeated="8"/>
        </table:table-row>
        <table:table-row table:style-name="ro1">
          <table:table-cell office:value-type="float" office:value="1873" calcext:value-type="float">
            <text:p>1.87E+03</text:p>
          </table:table-cell>
          <table:table-cell office:value-type="float" office:value="0.000000000011586528135" calcext:value-type="float">
            <text:p>1.16E-11</text:p>
          </table:table-cell>
          <table:table-cell/>
          <table:table-cell office:value-type="float" office:value="1873" calcext:value-type="float">
            <text:p>1.87E+03</text:p>
          </table:table-cell>
          <table:table-cell office:value-type="float" office:value="0.000000000957310683819999" calcext:value-type="float">
            <text:p>9.57E-10</text:p>
          </table:table-cell>
          <table:table-cell/>
          <table:table-cell table:formula="of:=(1/[.D726])*(10^4)" office:value-type="float" office:value="5.33902829684997" calcext:value-type="float">
            <text:p>5.33902829684997</text:p>
          </table:table-cell>
          <table:table-cell table:formula="of:=(2.5*LOG(([.E726]/[.B726]);10)-2.6)/0.38" office:value-type="float" office:value="5.77039200806979" calcext:value-type="float">
            <text:p>5.77039200806979</text:p>
          </table:table-cell>
          <table:table-cell table:number-columns-repeated="8"/>
        </table:table-row>
        <table:table-row table:style-name="ro1">
          <table:table-cell office:value-type="float" office:value="1874" calcext:value-type="float">
            <text:p>1.87E+03</text:p>
          </table:table-cell>
          <table:table-cell office:value-type="float" office:value="0.000000000011494779" calcext:value-type="float">
            <text:p>1.15E-11</text:p>
          </table:table-cell>
          <table:table-cell/>
          <table:table-cell office:value-type="float" office:value="1874" calcext:value-type="float">
            <text:p>1.87E+03</text:p>
          </table:table-cell>
          <table:table-cell office:value-type="float" office:value="0.00000000096295172" calcext:value-type="float">
            <text:p>9.63E-10</text:p>
          </table:table-cell>
          <table:table-cell/>
          <table:table-cell table:formula="of:=(1/[.D727])*(10^4)" office:value-type="float" office:value="5.33617929562433" calcext:value-type="float">
            <text:p>5.33617929562433</text:p>
          </table:table-cell>
          <table:table-cell table:formula="of:=(2.5*LOG(([.E727]/[.B727]);10)-2.6)/0.38" office:value-type="float" office:value="5.8098939956537" calcext:value-type="float">
            <text:p>5.8098939956537</text:p>
          </table:table-cell>
          <table:table-cell table:number-columns-repeated="8"/>
        </table:table-row>
        <table:table-row table:style-name="ro1">
          <table:table-cell office:value-type="float" office:value="1875" calcext:value-type="float">
            <text:p>1.88E+03</text:p>
          </table:table-cell>
          <table:table-cell office:value-type="float" office:value="0.000000000010676408412" calcext:value-type="float">
            <text:p>1.07E-11</text:p>
          </table:table-cell>
          <table:table-cell/>
          <table:table-cell office:value-type="float" office:value="1875" calcext:value-type="float">
            <text:p>1.88E+03</text:p>
          </table:table-cell>
          <table:table-cell office:value-type="float" office:value="0.00000000096295172" calcext:value-type="float">
            <text:p>9.63E-10</text:p>
          </table:table-cell>
          <table:table-cell/>
          <table:table-cell table:formula="of:=(1/[.D728])*(10^4)" office:value-type="float" office:value="5.33333333333333" calcext:value-type="float">
            <text:p>5.33333333333333</text:p>
          </table:table-cell>
          <table:table-cell table:formula="of:=(2.5*LOG(([.E728]/[.B728]);10)-2.6)/0.38" office:value-type="float" office:value="6.02091667386919" calcext:value-type="float">
            <text:p>6.02091667386919</text:p>
          </table:table-cell>
          <table:table-cell table:number-columns-repeated="8"/>
        </table:table-row>
        <table:table-row table:style-name="ro1">
          <table:table-cell office:value-type="float" office:value="1876" calcext:value-type="float">
            <text:p>1.88E+03</text:p>
          </table:table-cell>
          <table:table-cell office:value-type="float" office:value="0.0000000000103691487823998" calcext:value-type="float">
            <text:p>1.04E-11</text:p>
          </table:table-cell>
          <table:table-cell/>
          <table:table-cell office:value-type="float" office:value="1876" calcext:value-type="float">
            <text:p>1.88E+03</text:p>
          </table:table-cell>
          <table:table-cell office:value-type="float" office:value="0.000000000943387383753423" calcext:value-type="float">
            <text:p>9.43E-10</text:p>
          </table:table-cell>
          <table:table-cell/>
          <table:table-cell table:formula="of:=(1/[.D729])*(10^4)" office:value-type="float" office:value="5.33049040511727" calcext:value-type="float">
            <text:p>5.33049040511727</text:p>
          </table:table-cell>
          <table:table-cell table:formula="of:=(2.5*LOG(([.E729]/[.B729]);10)-2.6)/0.38" office:value-type="float" office:value="6.04570367074541" calcext:value-type="float">
            <text:p>6.04570367074541</text:p>
          </table:table-cell>
          <table:table-cell table:number-columns-repeated="8"/>
        </table:table-row>
        <table:table-row table:style-name="ro1">
          <table:table-cell office:value-type="float" office:value="1877" calcext:value-type="float">
            <text:p>1.88E+03</text:p>
          </table:table-cell>
          <table:table-cell office:value-type="float" office:value="0.0000000000096010812" calcext:value-type="float">
            <text:p>9.60E-12</text:p>
          </table:table-cell>
          <table:table-cell/>
          <table:table-cell office:value-type="float" office:value="1877" calcext:value-type="float">
            <text:p>1.88E+03</text:p>
          </table:table-cell>
          <table:table-cell office:value-type="float" office:value="0.00000000093533647" calcext:value-type="float">
            <text:p>9.35E-10</text:p>
          </table:table-cell>
          <table:table-cell/>
          <table:table-cell table:formula="of:=(1/[.D730])*(10^4)" office:value-type="float" office:value="5.3276505061268" calcext:value-type="float">
            <text:p>5.3276505061268</text:p>
          </table:table-cell>
          <table:table-cell table:formula="of:=(2.5*LOG(([.E730]/[.B730]);10)-2.6)/0.38" office:value-type="float" office:value="6.24110345847098" calcext:value-type="float">
            <text:p>6.24110345847098</text:p>
          </table:table-cell>
          <table:table-cell table:number-columns-repeated="8"/>
        </table:table-row>
        <table:table-row table:style-name="ro1">
          <table:table-cell office:value-type="float" office:value="1878" calcext:value-type="float">
            <text:p>1.88E+03</text:p>
          </table:table-cell>
          <table:table-cell office:value-type="float" office:value="0.00000000000904136215135705" calcext:value-type="float">
            <text:p>9.04E-12</text:p>
          </table:table-cell>
          <table:table-cell/>
          <table:table-cell office:value-type="float" office:value="1878" calcext:value-type="float">
            <text:p>1.88E+03</text:p>
          </table:table-cell>
          <table:table-cell office:value-type="float" office:value="0.000000000930771752435442" calcext:value-type="float">
            <text:p>9.31E-10</text:p>
          </table:table-cell>
          <table:table-cell/>
          <table:table-cell table:formula="of:=(1/[.D731])*(10^4)" office:value-type="float" office:value="5.3248136315229" calcext:value-type="float">
            <text:p>5.3248136315229</text:p>
          </table:table-cell>
          <table:table-cell table:formula="of:=(2.5*LOG(([.E731]/[.B731]);10)-2.6)/0.38" office:value-type="float" office:value="6.39874558798026" calcext:value-type="float">
            <text:p>6.39874558798026</text:p>
          </table:table-cell>
          <table:table-cell table:number-columns-repeated="8"/>
        </table:table-row>
        <table:table-row table:style-name="ro1">
          <table:table-cell office:value-type="float" office:value="1879" calcext:value-type="float">
            <text:p>1.88E+03</text:p>
          </table:table-cell>
          <table:table-cell office:value-type="float" office:value="0.0000000000085307204" calcext:value-type="float">
            <text:p>8.53E-12</text:p>
          </table:table-cell>
          <table:table-cell/>
          <table:table-cell office:value-type="float" office:value="1879" calcext:value-type="float">
            <text:p>1.88E+03</text:p>
          </table:table-cell>
          <table:table-cell office:value-type="float" office:value="0.00000000081979479" calcext:value-type="float">
            <text:p>8.20E-10</text:p>
          </table:table-cell>
          <table:table-cell/>
          <table:table-cell table:formula="of:=(1/[.D732])*(10^4)" office:value-type="float" office:value="5.32197977647685" calcext:value-type="float">
            <text:p>5.32197977647685</text:p>
          </table:table-cell>
          <table:table-cell table:formula="of:=(2.5*LOG(([.E732]/[.B732]);10)-2.6)/0.38" office:value-type="float" office:value="6.20210161867758" calcext:value-type="float">
            <text:p>6.20210161867758</text:p>
          </table:table-cell>
          <table:table-cell table:number-columns-repeated="8"/>
        </table:table-row>
        <table:table-row table:style-name="ro1">
          <table:table-cell office:value-type="float" office:value="1880" calcext:value-type="float">
            <text:p>1.88E+03</text:p>
          </table:table-cell>
          <table:table-cell office:value-type="float" office:value="0.00000000000768595376074073" calcext:value-type="float">
            <text:p>7.69E-12</text:p>
          </table:table-cell>
          <table:table-cell/>
          <table:table-cell office:value-type="float" office:value="1880" calcext:value-type="float">
            <text:p>1.88E+03</text:p>
          </table:table-cell>
          <table:table-cell office:value-type="float" office:value="0.00000000081979479" calcext:value-type="float">
            <text:p>8.20E-10</text:p>
          </table:table-cell>
          <table:table-cell/>
          <table:table-cell table:formula="of:=(1/[.D733])*(10^4)" office:value-type="float" office:value="5.31914893617021" calcext:value-type="float">
            <text:p>5.31914893617021</text:p>
          </table:table-cell>
          <table:table-cell table:formula="of:=(2.5*LOG(([.E733]/[.B733]);10)-2.6)/0.38" office:value-type="float" office:value="6.50004859572914" calcext:value-type="float">
            <text:p>6.50004859572914</text:p>
          </table:table-cell>
          <table:table-cell table:number-columns-repeated="8"/>
        </table:table-row>
        <table:table-row table:style-name="ro1">
          <table:table-cell office:value-type="float" office:value="1881" calcext:value-type="float">
            <text:p>1.88E+03</text:p>
          </table:table-cell>
          <table:table-cell office:value-type="float" office:value="0.00000000000741190637779986" calcext:value-type="float">
            <text:p>7.41E-12</text:p>
          </table:table-cell>
          <table:table-cell/>
          <table:table-cell office:value-type="float" office:value="1881" calcext:value-type="float">
            <text:p>1.88E+03</text:p>
          </table:table-cell>
          <table:table-cell office:value-type="float" office:value="0.000000000760177019300018" calcext:value-type="float">
            <text:p>7.60E-10</text:p>
          </table:table-cell>
          <table:table-cell/>
          <table:table-cell table:formula="of:=(1/[.D734])*(10^4)" office:value-type="float" office:value="5.31632110579479" calcext:value-type="float">
            <text:p>5.31632110579479</text:p>
          </table:table-cell>
          <table:table-cell table:formula="of:=(2.5*LOG(([.E734]/[.B734]);10)-2.6)/0.38" office:value-type="float" office:value="6.38805797015277" calcext:value-type="float">
            <text:p>6.38805797015277</text:p>
          </table:table-cell>
          <table:table-cell table:number-columns-repeated="8"/>
        </table:table-row>
        <table:table-row table:style-name="ro1">
          <table:table-cell office:value-type="float" office:value="1882" calcext:value-type="float">
            <text:p>1.88E+03</text:p>
          </table:table-cell>
          <table:table-cell office:value-type="float" office:value="0.0000000000068208143" calcext:value-type="float">
            <text:p>6.82E-12</text:p>
          </table:table-cell>
          <table:table-cell/>
          <table:table-cell office:value-type="float" office:value="1882" calcext:value-type="float">
            <text:p>1.88E+03</text:p>
          </table:table-cell>
          <table:table-cell office:value-type="float" office:value="0.00000000065866568" calcext:value-type="float">
            <text:p>6.59E-10</text:p>
          </table:table-cell>
          <table:table-cell/>
          <table:table-cell table:formula="of:=(1/[.D735])*(10^4)" office:value-type="float" office:value="5.3134962805526" calcext:value-type="float">
            <text:p>5.3134962805526</text:p>
          </table:table-cell>
          <table:table-cell table:formula="of:=(2.5*LOG(([.E735]/[.B735]);10)-2.6)/0.38" office:value-type="float" office:value="6.21597900760602" calcext:value-type="float">
            <text:p>6.21597900760602</text:p>
          </table:table-cell>
          <table:table-cell table:number-columns-repeated="8"/>
        </table:table-row>
        <table:table-row table:style-name="ro1">
          <table:table-cell office:value-type="float" office:value="1883" calcext:value-type="float">
            <text:p>1.88E+03</text:p>
          </table:table-cell>
          <table:table-cell office:value-type="float" office:value="0.00000000000665778041859995" calcext:value-type="float">
            <text:p>6.66E-12</text:p>
          </table:table-cell>
          <table:table-cell/>
          <table:table-cell office:value-type="float" office:value="1883" calcext:value-type="float">
            <text:p>1.88E+03</text:p>
          </table:table-cell>
          <table:table-cell office:value-type="float" office:value="0.00000000065866568" calcext:value-type="float">
            <text:p>6.59E-10</text:p>
          </table:table-cell>
          <table:table-cell/>
          <table:table-cell table:formula="of:=(1/[.D736])*(10^4)" office:value-type="float" office:value="5.31067445565587" calcext:value-type="float">
            <text:p>5.31067445565587</text:p>
          </table:table-cell>
          <table:table-cell table:formula="of:=(2.5*LOG(([.E736]/[.B736]);10)-2.6)/0.38" office:value-type="float" office:value="6.28510241745371" calcext:value-type="float">
            <text:p>6.28510241745371</text:p>
          </table:table-cell>
          <table:table-cell table:number-columns-repeated="8"/>
        </table:table-row>
        <table:table-row table:style-name="ro1">
          <table:table-cell office:value-type="float" office:value="1884" calcext:value-type="float">
            <text:p>1.88E+03</text:p>
          </table:table-cell>
          <table:table-cell office:value-type="float" office:value="0.0000000000064907862" calcext:value-type="float">
            <text:p>6.49E-12</text:p>
          </table:table-cell>
          <table:table-cell/>
          <table:table-cell office:value-type="float" office:value="1884" calcext:value-type="float">
            <text:p>1.88E+03</text:p>
          </table:table-cell>
          <table:table-cell office:value-type="float" office:value="0.000000000673646432972551" calcext:value-type="float">
            <text:p>6.74E-10</text:p>
          </table:table-cell>
          <table:table-cell/>
          <table:table-cell table:formula="of:=(1/[.D737])*(10^4)" office:value-type="float" office:value="5.30785562632696" calcext:value-type="float">
            <text:p>5.30785562632696</text:p>
          </table:table-cell>
          <table:table-cell table:formula="of:=(2.5*LOG(([.E737]/[.B737]);10)-2.6)/0.38" office:value-type="float" office:value="6.42193888387577" calcext:value-type="float">
            <text:p>6.42193888387577</text:p>
          </table:table-cell>
          <table:table-cell table:number-columns-repeated="8"/>
        </table:table-row>
        <table:table-row table:style-name="ro1">
          <table:table-cell office:value-type="float" office:value="1885" calcext:value-type="float">
            <text:p>1.89E+03</text:p>
          </table:table-cell>
          <table:table-cell office:value-type="float" office:value="0.00000000000635150570024998" calcext:value-type="float">
            <text:p>6.35E-12</text:p>
          </table:table-cell>
          <table:table-cell/>
          <table:table-cell office:value-type="float" office:value="1885" calcext:value-type="float">
            <text:p>1.89E+03</text:p>
          </table:table-cell>
          <table:table-cell office:value-type="float" office:value="0.00000000068005268" calcext:value-type="float">
            <text:p>6.80E-10</text:p>
          </table:table-cell>
          <table:table-cell/>
          <table:table-cell table:formula="of:=(1/[.D738])*(10^4)" office:value-type="float" office:value="5.30503978779841" calcext:value-type="float">
            <text:p>5.30503978779841</text:p>
          </table:table-cell>
          <table:table-cell table:formula="of:=(2.5*LOG(([.E738]/[.B738]);10)-2.6)/0.38" office:value-type="float" office:value="6.5109596333112" calcext:value-type="float">
            <text:p>6.5109596333112</text:p>
          </table:table-cell>
          <table:table-cell table:number-columns-repeated="8"/>
        </table:table-row>
        <table:table-row table:style-name="ro1">
          <table:table-cell office:value-type="float" office:value="1886" calcext:value-type="float">
            <text:p>1.89E+03</text:p>
          </table:table-cell>
          <table:table-cell office:value-type="float" office:value="0.00000000000628037640514648" calcext:value-type="float">
            <text:p>6.28E-12</text:p>
          </table:table-cell>
          <table:table-cell/>
          <table:table-cell office:value-type="float" office:value="1886" calcext:value-type="float">
            <text:p>1.89E+03</text:p>
          </table:table-cell>
          <table:table-cell office:value-type="float" office:value="0.000000000683380634049236" calcext:value-type="float">
            <text:p>6.83E-10</text:p>
          </table:table-cell>
          <table:table-cell/>
          <table:table-cell table:formula="of:=(1/[.D739])*(10^4)" office:value-type="float" office:value="5.30222693531283" calcext:value-type="float">
            <text:p>5.30222693531283</text:p>
          </table:table-cell>
          <table:table-cell table:formula="of:=(2.5*LOG(([.E739]/[.B739]);10)-2.6)/0.38" office:value-type="float" office:value="6.557085487388" calcext:value-type="float">
            <text:p>6.557085487388</text:p>
          </table:table-cell>
          <table:table-cell table:number-columns-repeated="8"/>
        </table:table-row>
        <table:table-row table:style-name="ro1">
          <table:table-cell office:value-type="float" office:value="1887" calcext:value-type="float">
            <text:p>1.89E+03</text:p>
          </table:table-cell>
          <table:table-cell office:value-type="float" office:value="0.0000000000060363958" calcext:value-type="float">
            <text:p>6.04E-12</text:p>
          </table:table-cell>
          <table:table-cell/>
          <table:table-cell office:value-type="float" office:value="1887" calcext:value-type="float">
            <text:p>1.89E+03</text:p>
          </table:table-cell>
          <table:table-cell office:value-type="float" office:value="0.00000000078568285" calcext:value-type="float">
            <text:p>7.86E-10</text:p>
          </table:table-cell>
          <table:table-cell/>
          <table:table-cell table:formula="of:=(1/[.D740])*(10^4)" office:value-type="float" office:value="5.29941706412295" calcext:value-type="float">
            <text:p>5.29941706412295</text:p>
          </table:table-cell>
          <table:table-cell table:formula="of:=(2.5*LOG(([.E740]/[.B740]);10)-2.6)/0.38" office:value-type="float" office:value="7.06887871805464" calcext:value-type="float">
            <text:p>7.06887871805464</text:p>
          </table:table-cell>
          <table:table-cell table:number-columns-repeated="8"/>
        </table:table-row>
        <table:table-row table:style-name="ro1">
          <table:table-cell office:value-type="float" office:value="1888" calcext:value-type="float">
            <text:p>1.89E+03</text:p>
          </table:table-cell>
          <table:table-cell office:value-type="float" office:value="0.00000000000584425239136584" calcext:value-type="float">
            <text:p>5.84E-12</text:p>
          </table:table-cell>
          <table:table-cell/>
          <table:table-cell office:value-type="float" office:value="1888" calcext:value-type="float">
            <text:p>1.89E+03</text:p>
          </table:table-cell>
          <table:table-cell office:value-type="float" office:value="0.00000000078568285" calcext:value-type="float">
            <text:p>7.86E-10</text:p>
          </table:table-cell>
          <table:table-cell/>
          <table:table-cell table:formula="of:=(1/[.D741])*(10^4)" office:value-type="float" office:value="5.29661016949153" calcext:value-type="float">
            <text:p>5.29661016949153</text:p>
          </table:table-cell>
          <table:table-cell table:formula="of:=(2.5*LOG(([.E741]/[.B741]);10)-2.6)/0.38" office:value-type="float" office:value="7.16130467227687" calcext:value-type="float">
            <text:p>7.16130467227687</text:p>
          </table:table-cell>
          <table:table-cell table:number-columns-repeated="8"/>
        </table:table-row>
        <table:table-row table:style-name="ro1">
          <table:table-cell office:value-type="float" office:value="1889" calcext:value-type="float">
            <text:p>1.89E+03</text:p>
          </table:table-cell>
          <table:table-cell office:value-type="float" office:value="0.0000000000056232501" calcext:value-type="float">
            <text:p>5.62E-12</text:p>
          </table:table-cell>
          <table:table-cell/>
          <table:table-cell office:value-type="float" office:value="1889" calcext:value-type="float">
            <text:p>1.89E+03</text:p>
          </table:table-cell>
          <table:table-cell office:value-type="float" office:value="0.000000000709379664639983" calcext:value-type="float">
            <text:p>7.09E-10</text:p>
          </table:table-cell>
          <table:table-cell/>
          <table:table-cell table:formula="of:=(1/[.D742])*(10^4)" office:value-type="float" office:value="5.29380624669137" calcext:value-type="float">
            <text:p>5.29380624669137</text:p>
          </table:table-cell>
          <table:table-cell table:formula="of:=(2.5*LOG(([.E742]/[.B742]);10)-2.6)/0.38" office:value-type="float" office:value="6.97954825664508" calcext:value-type="float">
            <text:p>6.97954825664508</text:p>
          </table:table-cell>
          <table:table-cell table:number-columns-repeated="8"/>
        </table:table-row>
        <table:table-row table:style-name="ro1">
          <table:table-cell office:value-type="float" office:value="1890" calcext:value-type="float">
            <text:p>1.89E+03</text:p>
          </table:table-cell>
          <table:table-cell office:value-type="float" office:value="0.00000000000548247209849998" calcext:value-type="float">
            <text:p>5.48E-12</text:p>
          </table:table-cell>
          <table:table-cell/>
          <table:table-cell office:value-type="float" office:value="1890" calcext:value-type="float">
            <text:p>1.89E+03</text:p>
          </table:table-cell>
          <table:table-cell office:value-type="float" office:value="0.00000000057490057" calcext:value-type="float">
            <text:p>5.75E-10</text:p>
          </table:table-cell>
          <table:table-cell/>
          <table:table-cell table:formula="of:=(1/[.D743])*(10^4)" office:value-type="float" office:value="5.29100529100529" calcext:value-type="float">
            <text:p>5.29100529100529</text:p>
          </table:table-cell>
          <table:table-cell table:formula="of:=(2.5*LOG(([.E743]/[.B743]);10)-2.6)/0.38" office:value-type="float" office:value="6.45142308620466" calcext:value-type="float">
            <text:p>6.45142308620466</text:p>
          </table:table-cell>
          <table:table-cell table:number-columns-repeated="8"/>
        </table:table-row>
        <table:table-row table:style-name="ro1">
          <table:table-cell office:value-type="float" office:value="1891" calcext:value-type="float">
            <text:p>1.89E+03</text:p>
          </table:table-cell>
          <table:table-cell office:value-type="float" office:value="0.00000000000549199308720003" calcext:value-type="float">
            <text:p>5.49E-12</text:p>
          </table:table-cell>
          <table:table-cell/>
          <table:table-cell office:value-type="float" office:value="1891" calcext:value-type="float">
            <text:p>1.89E+03</text:p>
          </table:table-cell>
          <table:table-cell office:value-type="float" office:value="0.00000000057490057" calcext:value-type="float">
            <text:p>5.75E-10</text:p>
          </table:table-cell>
          <table:table-cell/>
          <table:table-cell table:formula="of:=(1/[.D744])*(10^4)" office:value-type="float" office:value="5.28820729772607" calcext:value-type="float">
            <text:p>5.28820729772607</text:p>
          </table:table-cell>
          <table:table-cell table:formula="of:=(2.5*LOG(([.E744]/[.B744]);10)-2.6)/0.38" office:value-type="float" office:value="6.4464655086993" calcext:value-type="float">
            <text:p>6.4464655086993</text:p>
          </table:table-cell>
          <table:table-cell table:number-columns-repeated="8"/>
        </table:table-row>
        <table:table-row table:style-name="ro1">
          <table:table-cell office:value-type="float" office:value="1892" calcext:value-type="float">
            <text:p>1.89E+03</text:p>
          </table:table-cell>
          <table:table-cell office:value-type="float" office:value="0.0000000000058668717" calcext:value-type="float">
            <text:p>5.87E-12</text:p>
          </table:table-cell>
          <table:table-cell/>
          <table:table-cell office:value-type="float" office:value="1892" calcext:value-type="float">
            <text:p>1.89E+03</text:p>
          </table:table-cell>
          <table:table-cell office:value-type="float" office:value="0.000000000592622840093661" calcext:value-type="float">
            <text:p>5.93E-10</text:p>
          </table:table-cell>
          <table:table-cell/>
          <table:table-cell table:formula="of:=(1/[.D745])*(10^4)" office:value-type="float" office:value="5.28541226215645" calcext:value-type="float">
            <text:p>5.28541226215645</text:p>
          </table:table-cell>
          <table:table-cell table:formula="of:=(2.5*LOG(([.E745]/[.B745]);10)-2.6)/0.38" office:value-type="float" office:value="6.34455127992141" calcext:value-type="float">
            <text:p>6.34455127992141</text:p>
          </table:table-cell>
          <table:table-cell table:number-columns-repeated="8"/>
        </table:table-row>
        <table:table-row table:style-name="ro1">
          <table:table-cell office:value-type="float" office:value="1893" calcext:value-type="float">
            <text:p>1.89E+03</text:p>
          </table:table-cell>
          <table:table-cell office:value-type="float" office:value="0.00000000000630068300520005" calcext:value-type="float">
            <text:p>6.30E-12</text:p>
          </table:table-cell>
          <table:table-cell/>
          <table:table-cell office:value-type="float" office:value="1893" calcext:value-type="float">
            <text:p>1.89E+03</text:p>
          </table:table-cell>
          <table:table-cell office:value-type="float" office:value="0.00000000060049377" calcext:value-type="float">
            <text:p>6.00E-10</text:p>
          </table:table-cell>
          <table:table-cell/>
          <table:table-cell table:formula="of:=(1/[.D746])*(10^4)" office:value-type="float" office:value="5.28262017960909" calcext:value-type="float">
            <text:p>5.28262017960909</text:p>
          </table:table-cell>
          <table:table-cell table:formula="of:=(2.5*LOG(([.E746]/[.B746]);10)-2.6)/0.38" office:value-type="float" office:value="6.17842681413961" calcext:value-type="float">
            <text:p>6.17842681413961</text:p>
          </table:table-cell>
          <table:table-cell table:number-columns-repeated="8"/>
        </table:table-row>
        <table:table-row table:style-name="ro1">
          <table:table-cell office:value-type="float" office:value="1894" calcext:value-type="float">
            <text:p>1.89E+03</text:p>
          </table:table-cell>
          <table:table-cell office:value-type="float" office:value="0.0000000000068629941" calcext:value-type="float">
            <text:p>6.86E-12</text:p>
          </table:table-cell>
          <table:table-cell/>
          <table:table-cell office:value-type="float" office:value="1894" calcext:value-type="float">
            <text:p>1.89E+03</text:p>
          </table:table-cell>
          <table:table-cell office:value-type="float" office:value="0.000000000600619402175" calcext:value-type="float">
            <text:p>6.01E-10</text:p>
          </table:table-cell>
          <table:table-cell/>
          <table:table-cell table:formula="of:=(1/[.D747])*(10^4)" office:value-type="float" office:value="5.27983104540655" calcext:value-type="float">
            <text:p>5.27983104540655</text:p>
          </table:table-cell>
          <table:table-cell table:formula="of:=(2.5*LOG(([.E747]/[.B747]);10)-2.6)/0.38" office:value-type="float" office:value="5.93477455153934" calcext:value-type="float">
            <text:p>5.93477455153934</text:p>
          </table:table-cell>
          <table:table-cell table:number-columns-repeated="8"/>
        </table:table-row>
        <table:table-row table:style-name="ro1">
          <table:table-cell office:value-type="float" office:value="1895" calcext:value-type="float">
            <text:p>1.90E+03</text:p>
          </table:table-cell>
          <table:table-cell office:value-type="float" office:value="0.00000000000762243262066412" calcext:value-type="float">
            <text:p>7.62E-12</text:p>
          </table:table-cell>
          <table:table-cell/>
          <table:table-cell office:value-type="float" office:value="1895" calcext:value-type="float">
            <text:p>1.90E+03</text:p>
          </table:table-cell>
          <table:table-cell office:value-type="float" office:value="0.00000000060583982" calcext:value-type="float">
            <text:p>6.06E-10</text:p>
          </table:table-cell>
          <table:table-cell/>
          <table:table-cell table:formula="of:=(1/[.D748])*(10^4)" office:value-type="float" office:value="5.27704485488127" calcext:value-type="float">
            <text:p>5.27704485488127</text:p>
          </table:table-cell>
          <table:table-cell table:formula="of:=(2.5*LOG(([.E748]/[.B748]);10)-2.6)/0.38" office:value-type="float" office:value="5.6596330310777" calcext:value-type="float">
            <text:p>5.6596330310777</text:p>
          </table:table-cell>
          <table:table-cell table:number-columns-repeated="8"/>
        </table:table-row>
        <table:table-row table:style-name="ro1">
          <table:table-cell office:value-type="float" office:value="1896" calcext:value-type="float">
            <text:p>1.90E+03</text:p>
          </table:table-cell>
          <table:table-cell office:value-type="float" office:value="0.00000000000790879293377547" calcext:value-type="float">
            <text:p>7.91E-12</text:p>
          </table:table-cell>
          <table:table-cell/>
          <table:table-cell office:value-type="float" office:value="1896" calcext:value-type="float">
            <text:p>1.90E+03</text:p>
          </table:table-cell>
          <table:table-cell office:value-type="float" office:value="0.00000000060583982" calcext:value-type="float">
            <text:p>6.06E-10</text:p>
          </table:table-cell>
          <table:table-cell/>
          <table:table-cell table:formula="of:=(1/[.D749])*(10^4)" office:value-type="float" office:value="5.27426160337553" calcext:value-type="float">
            <text:p>5.27426160337553</text:p>
          </table:table-cell>
          <table:table-cell table:formula="of:=(2.5*LOG(([.E749]/[.B749]);10)-2.6)/0.38" office:value-type="float" office:value="5.55426059009125" calcext:value-type="float">
            <text:p>5.55426059009125</text:p>
          </table:table-cell>
          <table:table-cell table:number-columns-repeated="8"/>
        </table:table-row>
        <table:table-row table:style-name="ro1">
          <table:table-cell office:value-type="float" office:value="1897" calcext:value-type="float">
            <text:p>1.90E+03</text:p>
          </table:table-cell>
          <table:table-cell office:value-type="float" office:value="0.0000000000084074605" calcext:value-type="float">
            <text:p>8.41E-12</text:p>
          </table:table-cell>
          <table:table-cell/>
          <table:table-cell office:value-type="float" office:value="1897" calcext:value-type="float">
            <text:p>1.90E+03</text:p>
          </table:table-cell>
          <table:table-cell office:value-type="float" office:value="0.000000000622029165492047" calcext:value-type="float">
            <text:p>6.22E-10</text:p>
          </table:table-cell>
          <table:table-cell/>
          <table:table-cell table:formula="of:=(1/[.D750])*(10^4)" office:value-type="float" office:value="5.27148128624143" calcext:value-type="float">
            <text:p>5.27148128624143</text:p>
          </table:table-cell>
          <table:table-cell table:formula="of:=(2.5*LOG(([.E750]/[.B750]);10)-2.6)/0.38" office:value-type="float" office:value="5.45490731996502" calcext:value-type="float">
            <text:p>5.45490731996502</text:p>
          </table:table-cell>
          <table:table-cell table:number-columns-repeated="8"/>
        </table:table-row>
        <table:table-row table:style-name="ro1">
          <table:table-cell office:value-type="float" office:value="1898" calcext:value-type="float">
            <text:p>1.90E+03</text:p>
          </table:table-cell>
          <table:table-cell office:value-type="float" office:value="0.00000000000829440102084999" calcext:value-type="float">
            <text:p>8.29E-12</text:p>
          </table:table-cell>
          <table:table-cell/>
          <table:table-cell office:value-type="float" office:value="1898" calcext:value-type="float">
            <text:p>1.90E+03</text:p>
          </table:table-cell>
          <table:table-cell office:value-type="float" office:value="0.00000000065150241" calcext:value-type="float">
            <text:p>6.52E-10</text:p>
          </table:table-cell>
          <table:table-cell/>
          <table:table-cell table:formula="of:=(1/[.D751])*(10^4)" office:value-type="float" office:value="5.26870389884089" calcext:value-type="float">
            <text:p>5.26870389884089</text:p>
          </table:table-cell>
          <table:table-cell table:formula="of:=(2.5*LOG(([.E751]/[.B751]);10)-2.6)/0.38" office:value-type="float" office:value="5.62586182630562" calcext:value-type="float">
            <text:p>5.62586182630562</text:p>
          </table:table-cell>
          <table:table-cell table:number-columns-repeated="8"/>
        </table:table-row>
        <table:table-row table:style-name="ro1">
          <table:table-cell office:value-type="float" office:value="1899" calcext:value-type="float">
            <text:p>1.90E+03</text:p>
          </table:table-cell>
          <table:table-cell office:value-type="float" office:value="0.0000000000081293314" calcext:value-type="float">
            <text:p>8.13E-12</text:p>
          </table:table-cell>
          <table:table-cell/>
          <table:table-cell office:value-type="float" office:value="1899" calcext:value-type="float">
            <text:p>1.90E+03</text:p>
          </table:table-cell>
          <table:table-cell office:value-type="float" office:value="0.00000000065150241" calcext:value-type="float">
            <text:p>6.52E-10</text:p>
          </table:table-cell>
          <table:table-cell/>
          <table:table-cell table:formula="of:=(1/[.D752])*(10^4)" office:value-type="float" office:value="5.26592943654555" calcext:value-type="float">
            <text:p>5.26592943654555</text:p>
          </table:table-cell>
          <table:table-cell table:formula="of:=(2.5*LOG(([.E752]/[.B752]);10)-2.6)/0.38" office:value-type="float" office:value="5.68329735673094" calcext:value-type="float">
            <text:p>5.68329735673094</text:p>
          </table:table-cell>
          <table:table-cell table:number-columns-repeated="8"/>
        </table:table-row>
        <table:table-row table:style-name="ro1">
          <table:table-cell office:value-type="float" office:value="1900" calcext:value-type="float">
            <text:p>1.90E+03</text:p>
          </table:table-cell>
          <table:table-cell office:value-type="float" office:value="0.00000000000784823818399999" calcext:value-type="float">
            <text:p>7.85E-12</text:p>
          </table:table-cell>
          <table:table-cell/>
          <table:table-cell office:value-type="float" office:value="1900" calcext:value-type="float">
            <text:p>1.90E+03</text:p>
          </table:table-cell>
          <table:table-cell office:value-type="float" office:value="0.000000000731536542749994" calcext:value-type="float">
            <text:p>7.32E-10</text:p>
          </table:table-cell>
          <table:table-cell/>
          <table:table-cell table:formula="of:=(1/[.D753])*(10^4)" office:value-type="float" office:value="5.26315789473684" calcext:value-type="float">
            <text:p>5.26315789473684</text:p>
          </table:table-cell>
          <table:table-cell table:formula="of:=(2.5*LOG(([.E753]/[.B753]);10)-2.6)/0.38" office:value-type="float" office:value="6.11489375422443" calcext:value-type="float">
            <text:p>6.11489375422443</text:p>
          </table:table-cell>
          <table:table-cell table:number-columns-repeated="8"/>
        </table:table-row>
        <table:table-row table:style-name="ro1">
          <table:table-cell office:value-type="float" office:value="1901" calcext:value-type="float">
            <text:p>1.90E+03</text:p>
          </table:table-cell>
          <table:table-cell office:value-type="float" office:value="0.00000000000773403913195" calcext:value-type="float">
            <text:p>7.73E-12</text:p>
          </table:table-cell>
          <table:table-cell/>
          <table:table-cell office:value-type="float" office:value="1901" calcext:value-type="float">
            <text:p>1.90E+03</text:p>
          </table:table-cell>
          <table:table-cell office:value-type="float" office:value="0.00000000076834056" calcext:value-type="float">
            <text:p>7.68E-10</text:p>
          </table:table-cell>
          <table:table-cell/>
          <table:table-cell table:formula="of:=(1/[.D754])*(10^4)" office:value-type="float" office:value="5.26038926880589" calcext:value-type="float">
            <text:p>5.26038926880589</text:p>
          </table:table-cell>
          <table:table-cell table:formula="of:=(2.5*LOG(([.E754]/[.B754]);10)-2.6)/0.38" office:value-type="float" office:value="6.29702233329015" calcext:value-type="float">
            <text:p>6.29702233329015</text:p>
          </table:table-cell>
          <table:table-cell table:number-columns-repeated="8"/>
        </table:table-row>
        <table:table-row table:style-name="ro1">
          <table:table-cell office:value-type="float" office:value="1902" calcext:value-type="float">
            <text:p>1.90E+03</text:p>
          </table:table-cell>
          <table:table-cell office:value-type="float" office:value="0.0000000000075529999" calcext:value-type="float">
            <text:p>7.55E-12</text:p>
          </table:table-cell>
          <table:table-cell/>
          <table:table-cell office:value-type="float" office:value="1902" calcext:value-type="float">
            <text:p>1.90E+03</text:p>
          </table:table-cell>
          <table:table-cell office:value-type="float" office:value="0.00000000076818461210684" calcext:value-type="float">
            <text:p>7.68E-10</text:p>
          </table:table-cell>
          <table:table-cell/>
          <table:table-cell table:formula="of:=(1/[.D755])*(10^4)" office:value-type="float" office:value="5.25762355415352" calcext:value-type="float">
            <text:p>5.25762355415352</text:p>
          </table:table-cell>
          <table:table-cell table:formula="of:=(2.5*LOG(([.E755]/[.B755]);10)-2.6)/0.38" office:value-type="float" office:value="6.36411923945666" calcext:value-type="float">
            <text:p>6.36411923945666</text:p>
          </table:table-cell>
          <table:table-cell table:number-columns-repeated="8"/>
        </table:table-row>
        <table:table-row table:style-name="ro1">
          <table:table-cell office:value-type="float" office:value="1903" calcext:value-type="float">
            <text:p>1.90E+03</text:p>
          </table:table-cell>
          <table:table-cell office:value-type="float" office:value="0.00000000000756587522380277" calcext:value-type="float">
            <text:p>7.57E-12</text:p>
          </table:table-cell>
          <table:table-cell/>
          <table:table-cell office:value-type="float" office:value="1903" calcext:value-type="float">
            <text:p>1.90E+03</text:p>
          </table:table-cell>
          <table:table-cell office:value-type="float" office:value="0.00000000075827755" calcext:value-type="float">
            <text:p>7.58E-10</text:p>
          </table:table-cell>
          <table:table-cell/>
          <table:table-cell table:formula="of:=(1/[.D756])*(10^4)" office:value-type="float" office:value="5.25486074619023" calcext:value-type="float">
            <text:p>5.25486074619023</text:p>
          </table:table-cell>
          <table:table-cell table:formula="of:=(2.5*LOG(([.E756]/[.B756]);10)-2.6)/0.38" office:value-type="float" office:value="6.32216462869583" calcext:value-type="float">
            <text:p>6.32216462869583</text:p>
          </table:table-cell>
          <table:table-cell table:number-columns-repeated="8"/>
        </table:table-row>
        <table:table-row table:style-name="ro1">
          <table:table-cell office:value-type="float" office:value="1904" calcext:value-type="float">
            <text:p>1.90E+03</text:p>
          </table:table-cell>
          <table:table-cell office:value-type="float" office:value="0.0000000000075871583" calcext:value-type="float">
            <text:p>7.59E-12</text:p>
          </table:table-cell>
          <table:table-cell/>
          <table:table-cell office:value-type="float" office:value="1904" calcext:value-type="float">
            <text:p>1.90E+03</text:p>
          </table:table-cell>
          <table:table-cell office:value-type="float" office:value="0.00000000075827755" calcext:value-type="float">
            <text:p>7.58E-10</text:p>
          </table:table-cell>
          <table:table-cell/>
          <table:table-cell table:formula="of:=(1/[.D757])*(10^4)" office:value-type="float" office:value="5.25210084033613" calcext:value-type="float">
            <text:p>5.25210084033613</text:p>
          </table:table-cell>
          <table:table-cell table:formula="of:=(2.5*LOG(([.E757]/[.B757]);10)-2.6)/0.38" office:value-type="float" office:value="6.31413850552111" calcext:value-type="float">
            <text:p>6.31413850552111</text:p>
          </table:table-cell>
          <table:table-cell table:number-columns-repeated="8"/>
        </table:table-row>
        <table:table-row table:style-name="ro1">
          <table:table-cell office:value-type="float" office:value="1905" calcext:value-type="float">
            <text:p>1.91E+03</text:p>
          </table:table-cell>
          <table:table-cell office:value-type="float" office:value="0.0000000000076129018063482" calcext:value-type="float">
            <text:p>7.61E-12</text:p>
          </table:table-cell>
          <table:table-cell/>
          <table:table-cell office:value-type="float" office:value="1905" calcext:value-type="float">
            <text:p>1.91E+03</text:p>
          </table:table-cell>
          <table:table-cell office:value-type="float" office:value="0.000000000761482526752998" calcext:value-type="float">
            <text:p>7.61E-10</text:p>
          </table:table-cell>
          <table:table-cell/>
          <table:table-cell table:formula="of:=(1/[.D758])*(10^4)" office:value-type="float" office:value="5.249343832021" calcext:value-type="float">
            <text:p>5.249343832021</text:p>
          </table:table-cell>
          <table:table-cell table:formula="of:=(2.5*LOG(([.E758]/[.B758]);10)-2.6)/0.38" office:value-type="float" office:value="6.31651127731617" calcext:value-type="float">
            <text:p>6.31651127731617</text:p>
          </table:table-cell>
          <table:table-cell table:number-columns-repeated="8"/>
        </table:table-row>
        <table:table-row table:style-name="ro1">
          <table:table-cell office:value-type="float" office:value="1906" calcext:value-type="float">
            <text:p>1.91E+03</text:p>
          </table:table-cell>
          <table:table-cell office:value-type="float" office:value="0.0000000000076159832576" calcext:value-type="float">
            <text:p>7.62E-12</text:p>
          </table:table-cell>
          <table:table-cell/>
          <table:table-cell office:value-type="float" office:value="1906" calcext:value-type="float">
            <text:p>1.91E+03</text:p>
          </table:table-cell>
          <table:table-cell office:value-type="float" office:value="0.00000000076752599" calcext:value-type="float">
            <text:p>7.68E-10</text:p>
          </table:table-cell>
          <table:table-cell/>
          <table:table-cell table:formula="of:=(1/[.D759])*(10^4)" office:value-type="float" office:value="5.24658971668415" calcext:value-type="float">
            <text:p>5.24658971668415</text:p>
          </table:table-cell>
          <table:table-cell table:formula="of:=(2.5*LOG(([.E759]/[.B759]);10)-2.6)/0.38" office:value-type="float" office:value="6.33794151210732" calcext:value-type="float">
            <text:p>6.33794151210732</text:p>
          </table:table-cell>
          <table:table-cell table:number-columns-repeated="8"/>
        </table:table-row>
        <table:table-row table:style-name="ro1">
          <table:table-cell office:value-type="float" office:value="1907" calcext:value-type="float">
            <text:p>1.91E+03</text:p>
          </table:table-cell>
          <table:table-cell office:value-type="float" office:value="0.0000000000073016038" calcext:value-type="float">
            <text:p>7.30E-12</text:p>
          </table:table-cell>
          <table:table-cell/>
          <table:table-cell office:value-type="float" office:value="1907" calcext:value-type="float">
            <text:p>1.91E+03</text:p>
          </table:table-cell>
          <table:table-cell office:value-type="float" office:value="0.00000000076752599" calcext:value-type="float">
            <text:p>7.68E-10</text:p>
          </table:table-cell>
          <table:table-cell/>
          <table:table-cell table:formula="of:=(1/[.D760])*(10^4)" office:value-type="float" office:value="5.24383848977452" calcext:value-type="float">
            <text:p>5.24383848977452</text:p>
          </table:table-cell>
          <table:table-cell table:formula="of:=(2.5*LOG(([.E760]/[.B760]);10)-2.6)/0.38" office:value-type="float" office:value="6.45838701943513" calcext:value-type="float">
            <text:p>6.45838701943513</text:p>
          </table:table-cell>
          <table:table-cell table:number-columns-repeated="8"/>
        </table:table-row>
        <table:table-row table:style-name="ro1">
          <table:table-cell office:value-type="float" office:value="1908" calcext:value-type="float">
            <text:p>1.91E+03</text:p>
          </table:table-cell>
          <table:table-cell office:value-type="float" office:value="0.00000000000713865760240002" calcext:value-type="float">
            <text:p>7.14E-12</text:p>
          </table:table-cell>
          <table:table-cell/>
          <table:table-cell office:value-type="float" office:value="1908" calcext:value-type="float">
            <text:p>1.91E+03</text:p>
          </table:table-cell>
          <table:table-cell office:value-type="float" office:value="0.000000000739843974519994" calcext:value-type="float">
            <text:p>7.40E-10</text:p>
          </table:table-cell>
          <table:table-cell/>
          <table:table-cell table:formula="of:=(1/[.D761])*(10^4)" office:value-type="float" office:value="5.24109014675052" calcext:value-type="float">
            <text:p>5.24109014675052</text:p>
          </table:table-cell>
          <table:table-cell table:formula="of:=(2.5*LOG(([.E761]/[.B761]);10)-2.6)/0.38" office:value-type="float" office:value="6.41791834956376" calcext:value-type="float">
            <text:p>6.41791834956376</text:p>
          </table:table-cell>
          <table:table-cell table:number-columns-repeated="8"/>
        </table:table-row>
        <table:table-row table:style-name="ro1">
          <table:table-cell office:value-type="float" office:value="1909" calcext:value-type="float">
            <text:p>1.91E+03</text:p>
          </table:table-cell>
          <table:table-cell office:value-type="float" office:value="0.0000000000068333676" calcext:value-type="float">
            <text:p>6.83E-12</text:p>
          </table:table-cell>
          <table:table-cell/>
          <table:table-cell office:value-type="float" office:value="1909" calcext:value-type="float">
            <text:p>1.91E+03</text:p>
          </table:table-cell>
          <table:table-cell office:value-type="float" office:value="0.00000000072663675" calcext:value-type="float">
            <text:p>7.27E-10</text:p>
          </table:table-cell>
          <table:table-cell/>
          <table:table-cell table:formula="of:=(1/[.D762])*(10^4)" office:value-type="float" office:value="5.23834468308015" calcext:value-type="float">
            <text:p>5.23834468308015</text:p>
          </table:table-cell>
          <table:table-cell table:formula="of:=(2.5*LOG(([.E762]/[.B762]);10)-2.6)/0.38" office:value-type="float" office:value="6.49133272746066" calcext:value-type="float">
            <text:p>6.49133272746066</text:p>
          </table:table-cell>
          <table:table-cell table:number-columns-repeated="8"/>
        </table:table-row>
        <table:table-row table:style-name="ro1">
          <table:table-cell office:value-type="float" office:value="1910" calcext:value-type="float">
            <text:p>1.91E+03</text:p>
          </table:table-cell>
          <table:table-cell office:value-type="float" office:value="0.00000000000677948932745001" calcext:value-type="float">
            <text:p>6.78E-12</text:p>
          </table:table-cell>
          <table:table-cell/>
          <table:table-cell office:value-type="float" office:value="1910" calcext:value-type="float">
            <text:p>1.91E+03</text:p>
          </table:table-cell>
          <table:table-cell office:value-type="float" office:value="0.00000000072630548701707" calcext:value-type="float">
            <text:p>7.26E-10</text:p>
          </table:table-cell>
          <table:table-cell/>
          <table:table-cell table:formula="of:=(1/[.D763])*(10^4)" office:value-type="float" office:value="5.23560209424084" calcext:value-type="float">
            <text:p>5.23560209424084</text:p>
          </table:table-cell>
          <table:table-cell table:formula="of:=(2.5*LOG(([.E763]/[.B763]);10)-2.6)/0.38" office:value-type="float" office:value="6.51264699836034" calcext:value-type="float">
            <text:p>6.51264699836034</text:p>
          </table:table-cell>
          <table:table-cell table:number-columns-repeated="8"/>
        </table:table-row>
        <table:table-row table:style-name="ro1">
          <table:table-cell office:value-type="float" office:value="1911" calcext:value-type="float">
            <text:p>1.91E+03</text:p>
          </table:table-cell>
          <table:table-cell office:value-type="float" office:value="0.0000000000067531319" calcext:value-type="float">
            <text:p>6.75E-12</text:p>
          </table:table-cell>
          <table:table-cell/>
          <table:table-cell office:value-type="float" office:value="1911" calcext:value-type="float">
            <text:p>1.91E+03</text:p>
          </table:table-cell>
          <table:table-cell office:value-type="float" office:value="0.00000000068246014" calcext:value-type="float">
            <text:p>6.82E-10</text:p>
          </table:table-cell>
          <table:table-cell/>
          <table:table-cell table:formula="of:=(1/[.D764])*(10^4)" office:value-type="float" office:value="5.23286237571952" calcext:value-type="float">
            <text:p>5.23286237571952</text:p>
          </table:table-cell>
          <table:table-cell table:formula="of:=(2.5*LOG(([.E764]/[.B764]);10)-2.6)/0.38" office:value-type="float" office:value="6.34586880656942" calcext:value-type="float">
            <text:p>6.34586880656942</text:p>
          </table:table-cell>
          <table:table-cell table:number-columns-repeated="8"/>
        </table:table-row>
        <table:table-row table:style-name="ro1">
          <table:table-cell office:value-type="float" office:value="1912" calcext:value-type="float">
            <text:p>1.91E+03</text:p>
          </table:table-cell>
          <table:table-cell office:value-type="float" office:value="0.00000000000681728432980723" calcext:value-type="float">
            <text:p>6.82E-12</text:p>
          </table:table-cell>
          <table:table-cell/>
          <table:table-cell office:value-type="float" office:value="1912" calcext:value-type="float">
            <text:p>1.91E+03</text:p>
          </table:table-cell>
          <table:table-cell office:value-type="float" office:value="0.00000000068246014" calcext:value-type="float">
            <text:p>6.82E-10</text:p>
          </table:table-cell>
          <table:table-cell/>
          <table:table-cell table:formula="of:=(1/[.D765])*(10^4)" office:value-type="float" office:value="5.23012552301255" calcext:value-type="float">
            <text:p>5.23012552301255</text:p>
          </table:table-cell>
          <table:table-cell table:formula="of:=(2.5*LOG(([.E765]/[.B765]);10)-2.6)/0.38" office:value-type="float" office:value="6.31885449553184" calcext:value-type="float">
            <text:p>6.31885449553184</text:p>
          </table:table-cell>
          <table:table-cell table:number-columns-repeated="8"/>
        </table:table-row>
        <table:table-row table:style-name="ro1">
          <table:table-cell office:value-type="float" office:value="1913" calcext:value-type="float">
            <text:p>1.91E+03</text:p>
          </table:table-cell>
          <table:table-cell office:value-type="float" office:value="0.00000000000685561836191284" calcext:value-type="float">
            <text:p>6.86E-12</text:p>
          </table:table-cell>
          <table:table-cell/>
          <table:table-cell office:value-type="float" office:value="1913" calcext:value-type="float">
            <text:p>1.91E+03</text:p>
          </table:table-cell>
          <table:table-cell office:value-type="float" office:value="0.00000000065961188317998" calcext:value-type="float">
            <text:p>6.60E-10</text:p>
          </table:table-cell>
          <table:table-cell/>
          <table:table-cell table:formula="of:=(1/[.D766])*(10^4)" office:value-type="float" office:value="5.22739153162572" calcext:value-type="float">
            <text:p>5.22739153162572</text:p>
          </table:table-cell>
          <table:table-cell table:formula="of:=(2.5*LOG(([.E766]/[.B766]);10)-2.6)/0.38" office:value-type="float" office:value="6.20553840607968" calcext:value-type="float">
            <text:p>6.20553840607968</text:p>
          </table:table-cell>
          <table:table-cell table:number-columns-repeated="8"/>
        </table:table-row>
        <table:table-row table:style-name="ro1">
          <table:table-cell office:value-type="float" office:value="1914" calcext:value-type="float">
            <text:p>1.91E+03</text:p>
          </table:table-cell>
          <table:table-cell office:value-type="float" office:value="0.0000000000069367411" calcext:value-type="float">
            <text:p>6.94E-12</text:p>
          </table:table-cell>
          <table:table-cell/>
          <table:table-cell office:value-type="float" office:value="1914" calcext:value-type="float">
            <text:p>1.91E+03</text:p>
          </table:table-cell>
          <table:table-cell office:value-type="float" office:value="0.00000000061496996" calcext:value-type="float">
            <text:p>6.15E-10</text:p>
          </table:table-cell>
          <table:table-cell/>
          <table:table-cell table:formula="of:=(1/[.D767])*(10^4)" office:value-type="float" office:value="5.22466039707419" calcext:value-type="float">
            <text:p>5.22466039707419</text:p>
          </table:table-cell>
          <table:table-cell table:formula="of:=(2.5*LOG(([.E767]/[.B767]);10)-2.6)/0.38" office:value-type="float" office:value="5.97170010714158" calcext:value-type="float">
            <text:p>5.97170010714158</text:p>
          </table:table-cell>
          <table:table-cell table:number-columns-repeated="8"/>
        </table:table-row>
        <table:table-row table:style-name="ro1">
          <table:table-cell office:value-type="float" office:value="1915" calcext:value-type="float">
            <text:p>1.92E+03</text:p>
          </table:table-cell>
          <table:table-cell office:value-type="float" office:value="0.00000000000680939091800001" calcext:value-type="float">
            <text:p>6.81E-12</text:p>
          </table:table-cell>
          <table:table-cell/>
          <table:table-cell office:value-type="float" office:value="1915" calcext:value-type="float">
            <text:p>1.92E+03</text:p>
          </table:table-cell>
          <table:table-cell office:value-type="float" office:value="0.00000000061496996" calcext:value-type="float">
            <text:p>6.15E-10</text:p>
          </table:table-cell>
          <table:table-cell/>
          <table:table-cell table:formula="of:=(1/[.D768])*(10^4)" office:value-type="float" office:value="5.22193211488251" calcext:value-type="float">
            <text:p>5.22193211488251</text:p>
          </table:table-cell>
          <table:table-cell table:formula="of:=(2.5*LOG(([.E768]/[.B768]);10)-2.6)/0.38" office:value-type="float" office:value="6.02464233392146" calcext:value-type="float">
            <text:p>6.02464233392146</text:p>
          </table:table-cell>
          <table:table-cell table:number-columns-repeated="8"/>
        </table:table-row>
        <table:table-row table:style-name="ro1">
          <table:table-cell office:value-type="float" office:value="1916" calcext:value-type="float">
            <text:p>1.92E+03</text:p>
          </table:table-cell>
          <table:table-cell office:value-type="float" office:value="0.0000000000067385307" calcext:value-type="float">
            <text:p>6.74E-12</text:p>
          </table:table-cell>
          <table:table-cell/>
          <table:table-cell office:value-type="float" office:value="1916" calcext:value-type="float">
            <text:p>1.92E+03</text:p>
          </table:table-cell>
          <table:table-cell office:value-type="float" office:value="0.000000000585295040030006" calcext:value-type="float">
            <text:p>5.85E-10</text:p>
          </table:table-cell>
          <table:table-cell/>
          <table:table-cell table:formula="of:=(1/[.D769])*(10^4)" office:value-type="float" office:value="5.21920668058455" calcext:value-type="float">
            <text:p>5.21920668058455</text:p>
          </table:table-cell>
          <table:table-cell table:formula="of:=(2.5*LOG(([.E769]/[.B769]);10)-2.6)/0.38" office:value-type="float" office:value="5.91322126630826" calcext:value-type="float">
            <text:p>5.91322126630826</text:p>
          </table:table-cell>
          <table:table-cell table:number-columns-repeated="8"/>
        </table:table-row>
        <table:table-row table:style-name="ro1">
          <table:table-cell office:value-type="float" office:value="1917" calcext:value-type="float">
            <text:p>1.92E+03</text:p>
          </table:table-cell>
          <table:table-cell office:value-type="float" office:value="0.00000000000633670223100005" calcext:value-type="float">
            <text:p>6.34E-12</text:p>
          </table:table-cell>
          <table:table-cell/>
          <table:table-cell office:value-type="float" office:value="1917" calcext:value-type="float">
            <text:p>1.92E+03</text:p>
          </table:table-cell>
          <table:table-cell office:value-type="float" office:value="0.00000000057061283" calcext:value-type="float">
            <text:p>5.71E-10</text:p>
          </table:table-cell>
          <table:table-cell/>
          <table:table-cell table:formula="of:=(1/[.D770])*(10^4)" office:value-type="float" office:value="5.21648408972353" calcext:value-type="float">
            <text:p>5.21648408972353</text:p>
          </table:table-cell>
          <table:table-cell table:formula="of:=(2.5*LOG(([.E770]/[.B770]);10)-2.6)/0.38" office:value-type="float" office:value="6.01630416292869" calcext:value-type="float">
            <text:p>6.01630416292869</text:p>
          </table:table-cell>
          <table:table-cell table:number-columns-repeated="8"/>
        </table:table-row>
        <table:table-row table:style-name="ro1">
          <table:table-cell office:value-type="float" office:value="1918" calcext:value-type="float">
            <text:p>1.92E+03</text:p>
          </table:table-cell>
          <table:table-cell office:value-type="float" office:value="0.00000000000622480136110006" calcext:value-type="float">
            <text:p>6.22E-12</text:p>
          </table:table-cell>
          <table:table-cell/>
          <table:table-cell office:value-type="float" office:value="1918" calcext:value-type="float">
            <text:p>1.92E+03</text:p>
          </table:table-cell>
          <table:table-cell office:value-type="float" office:value="0.00000000057061283" calcext:value-type="float">
            <text:p>5.71E-10</text:p>
          </table:table-cell>
          <table:table-cell/>
          <table:table-cell table:formula="of:=(1/[.D771])*(10^4)" office:value-type="float" office:value="5.21376433785193" calcext:value-type="float">
            <text:p>5.21376433785193</text:p>
          </table:table-cell>
          <table:table-cell table:formula="of:=(2.5*LOG(([.E771]/[.B771]);10)-2.6)/0.38" office:value-type="float" office:value="6.06721075722734" calcext:value-type="float">
            <text:p>6.06721075722734</text:p>
          </table:table-cell>
          <table:table-cell table:number-columns-repeated="8"/>
        </table:table-row>
        <table:table-row table:style-name="ro1">
          <table:table-cell office:value-type="float" office:value="1919" calcext:value-type="float">
            <text:p>1.92E+03</text:p>
          </table:table-cell>
          <table:table-cell office:value-type="float" office:value="0.000000000005984881" calcext:value-type="float">
            <text:p>5.98E-12</text:p>
          </table:table-cell>
          <table:table-cell/>
          <table:table-cell office:value-type="float" office:value="1919" calcext:value-type="float">
            <text:p>1.92E+03</text:p>
          </table:table-cell>
          <table:table-cell office:value-type="float" office:value="0.000000000615752064861892" calcext:value-type="float">
            <text:p>6.16E-10</text:p>
          </table:table-cell>
          <table:table-cell/>
          <table:table-cell table:formula="of:=(1/[.D772])*(10^4)" office:value-type="float" office:value="5.21104742053153" calcext:value-type="float">
            <text:p>5.21104742053153</text:p>
          </table:table-cell>
          <table:table-cell table:formula="of:=(2.5*LOG(([.E772]/[.B772]);10)-2.6)/0.38" office:value-type="float" office:value="6.39704182443628" calcext:value-type="float">
            <text:p>6.39704182443628</text:p>
          </table:table-cell>
          <table:table-cell table:number-columns-repeated="8"/>
        </table:table-row>
        <table:table-row table:style-name="ro1">
          <table:table-cell office:value-type="float" office:value="1920" calcext:value-type="float">
            <text:p>1.92E+03</text:p>
          </table:table-cell>
          <table:table-cell office:value-type="float" office:value="0.00000000000585186413935686" calcext:value-type="float">
            <text:p>5.85E-12</text:p>
          </table:table-cell>
          <table:table-cell/>
          <table:table-cell office:value-type="float" office:value="1920" calcext:value-type="float">
            <text:p>1.92E+03</text:p>
          </table:table-cell>
          <table:table-cell office:value-type="float" office:value="0.00000000061577465" calcext:value-type="float">
            <text:p>6.16E-10</text:p>
          </table:table-cell>
          <table:table-cell/>
          <table:table-cell table:formula="of:=(1/[.D773])*(10^4)" office:value-type="float" office:value="5.20833333333333" calcext:value-type="float">
            <text:p>5.20833333333333</text:p>
          </table:table-cell>
          <table:table-cell table:formula="of:=(2.5*LOG(([.E773]/[.B773]);10)-2.6)/0.38" office:value-type="float" office:value="6.46136560091076" calcext:value-type="float">
            <text:p>6.46136560091076</text:p>
          </table:table-cell>
          <table:table-cell table:number-columns-repeated="8"/>
        </table:table-row>
        <table:table-row table:style-name="ro1">
          <table:table-cell office:value-type="float" office:value="1921" calcext:value-type="float">
            <text:p>1.92E+03</text:p>
          </table:table-cell>
          <table:table-cell office:value-type="float" office:value="0.0000000000057678627" calcext:value-type="float">
            <text:p>5.77E-12</text:p>
          </table:table-cell>
          <table:table-cell/>
          <table:table-cell office:value-type="float" office:value="1921" calcext:value-type="float">
            <text:p>1.92E+03</text:p>
          </table:table-cell>
          <table:table-cell office:value-type="float" office:value="0.000000000629718326020001" calcext:value-type="float">
            <text:p>6.30E-10</text:p>
          </table:table-cell>
          <table:table-cell/>
          <table:table-cell table:formula="of:=(1/[.D774])*(10^4)" office:value-type="float" office:value="5.20562207183759" calcext:value-type="float">
            <text:p>5.20562207183759</text:p>
          </table:table-cell>
          <table:table-cell table:formula="of:=(2.5*LOG(([.E774]/[.B774]);10)-2.6)/0.38" office:value-type="float" office:value="6.56665406935003" calcext:value-type="float">
            <text:p>6.56665406935003</text:p>
          </table:table-cell>
          <table:table-cell table:number-columns-repeated="8"/>
        </table:table-row>
        <table:table-row table:style-name="ro1">
          <table:table-cell office:value-type="float" office:value="1922" calcext:value-type="float">
            <text:p>1.92E+03</text:p>
          </table:table-cell>
          <table:table-cell office:value-type="float" office:value="0.00000000000537054671447276" calcext:value-type="float">
            <text:p>5.37E-12</text:p>
          </table:table-cell>
          <table:table-cell/>
          <table:table-cell office:value-type="float" office:value="1922" calcext:value-type="float">
            <text:p>1.92E+03</text:p>
          </table:table-cell>
          <table:table-cell office:value-type="float" office:value="0.00000000065796429" calcext:value-type="float">
            <text:p>6.58E-10</text:p>
          </table:table-cell>
          <table:table-cell/>
          <table:table-cell table:formula="of:=(1/[.D775])*(10^4)" office:value-type="float" office:value="5.20291363163371" calcext:value-type="float">
            <text:p>5.20291363163371</text:p>
          </table:table-cell>
          <table:table-cell table:formula="of:=(2.5*LOG(([.E775]/[.B775]);10)-2.6)/0.38" office:value-type="float" office:value="6.89594621737511" calcext:value-type="float">
            <text:p>6.89594621737511</text:p>
          </table:table-cell>
          <table:table-cell table:number-columns-repeated="8"/>
        </table:table-row>
        <table:table-row table:style-name="ro1">
          <table:table-cell office:value-type="float" office:value="1923" calcext:value-type="float">
            <text:p>1.92E+03</text:p>
          </table:table-cell>
          <table:table-cell office:value-type="float" office:value="0.00000000000535281828125" calcext:value-type="float">
            <text:p>5.35E-12</text:p>
          </table:table-cell>
          <table:table-cell/>
          <table:table-cell office:value-type="float" office:value="1923" calcext:value-type="float">
            <text:p>1.92E+03</text:p>
          </table:table-cell>
          <table:table-cell office:value-type="float" office:value="0.00000000065796429" calcext:value-type="float">
            <text:p>6.58E-10</text:p>
          </table:table-cell>
          <table:table-cell/>
          <table:table-cell table:formula="of:=(1/[.D776])*(10^4)" office:value-type="float" office:value="5.20020800832033" calcext:value-type="float">
            <text:p>5.20020800832033</text:p>
          </table:table-cell>
          <table:table-cell table:formula="of:=(2.5*LOG(([.E776]/[.B776]);10)-2.6)/0.38" office:value-type="float" office:value="6.9053935755741" calcext:value-type="float">
            <text:p>6.9053935755741</text:p>
          </table:table-cell>
          <table:table-cell table:number-columns-repeated="8"/>
        </table:table-row>
        <table:table-row table:style-name="ro1">
          <table:table-cell office:value-type="float" office:value="1924" calcext:value-type="float">
            <text:p>1.92E+03</text:p>
          </table:table-cell>
          <table:table-cell office:value-type="float" office:value="0.0000000000053783033" calcext:value-type="float">
            <text:p>5.38E-12</text:p>
          </table:table-cell>
          <table:table-cell/>
          <table:table-cell office:value-type="float" office:value="1924" calcext:value-type="float">
            <text:p>1.92E+03</text:p>
          </table:table-cell>
          <table:table-cell office:value-type="float" office:value="0.000000000614170001701409" calcext:value-type="float">
            <text:p>6.14E-10</text:p>
          </table:table-cell>
          <table:table-cell/>
          <table:table-cell table:formula="of:=(1/[.D777])*(10^4)" office:value-type="float" office:value="5.1975051975052" calcext:value-type="float">
            <text:p>5.1975051975052</text:p>
          </table:table-cell>
          <table:table-cell table:formula="of:=(2.5*LOG(([.E777]/[.B777]);10)-2.6)/0.38" office:value-type="float" office:value="6.6950217779388" calcext:value-type="float">
            <text:p>6.6950217779388</text:p>
          </table:table-cell>
          <table:table-cell table:number-columns-repeated="8"/>
        </table:table-row>
        <table:table-row table:style-name="ro1">
          <table:table-cell office:value-type="float" office:value="1925" calcext:value-type="float">
            <text:p>1.93E+03</text:p>
          </table:table-cell>
          <table:table-cell office:value-type="float" office:value="0.00000000000558699972960003" calcext:value-type="float">
            <text:p>5.59E-12</text:p>
          </table:table-cell>
          <table:table-cell/>
          <table:table-cell office:value-type="float" office:value="1925" calcext:value-type="float">
            <text:p>1.93E+03</text:p>
          </table:table-cell>
          <table:table-cell office:value-type="float" office:value="0.00000000059176397" calcext:value-type="float">
            <text:p>5.92E-10</text:p>
          </table:table-cell>
          <table:table-cell/>
          <table:table-cell table:formula="of:=(1/[.D778])*(10^4)" office:value-type="float" office:value="5.1948051948052" calcext:value-type="float">
            <text:p>5.1948051948052</text:p>
          </table:table-cell>
          <table:table-cell table:formula="of:=(2.5*LOG(([.E778]/[.B778]);10)-2.6)/0.38" office:value-type="float" office:value="6.48006492722448" calcext:value-type="float">
            <text:p>6.48006492722448</text:p>
          </table:table-cell>
          <table:table-cell table:number-columns-repeated="8"/>
        </table:table-row>
        <table:table-row table:style-name="ro1">
          <table:table-cell office:value-type="float" office:value="1926" calcext:value-type="float">
            <text:p>1.93E+03</text:p>
          </table:table-cell>
          <table:table-cell office:value-type="float" office:value="0.0000000000057356602" calcext:value-type="float">
            <text:p>5.74E-12</text:p>
          </table:table-cell>
          <table:table-cell/>
          <table:table-cell office:value-type="float" office:value="1926" calcext:value-type="float">
            <text:p>1.93E+03</text:p>
          </table:table-cell>
          <table:table-cell office:value-type="float" office:value="0.00000000059176397" calcext:value-type="float">
            <text:p>5.92E-10</text:p>
          </table:table-cell>
          <table:table-cell/>
          <table:table-cell table:formula="of:=(1/[.D779])*(10^4)" office:value-type="float" office:value="5.19210799584631" calcext:value-type="float">
            <text:p>5.19210799584631</text:p>
          </table:table-cell>
          <table:table-cell table:formula="of:=(2.5*LOG(([.E779]/[.B779]);10)-2.6)/0.38" office:value-type="float" office:value="6.40503358512014" calcext:value-type="float">
            <text:p>6.40503358512014</text:p>
          </table:table-cell>
          <table:table-cell table:number-columns-repeated="8"/>
        </table:table-row>
        <table:table-row table:style-name="ro1">
          <table:table-cell office:value-type="float" office:value="1927" calcext:value-type="float">
            <text:p>1.93E+03</text:p>
          </table:table-cell>
          <table:table-cell office:value-type="float" office:value="0.00000000000607796012500001" calcext:value-type="float">
            <text:p>6.08E-12</text:p>
          </table:table-cell>
          <table:table-cell/>
          <table:table-cell office:value-type="float" office:value="1927" calcext:value-type="float">
            <text:p>1.93E+03</text:p>
          </table:table-cell>
          <table:table-cell office:value-type="float" office:value="0.000000000665636493839997" calcext:value-type="float">
            <text:p>6.66E-10</text:p>
          </table:table-cell>
          <table:table-cell/>
          <table:table-cell table:formula="of:=(1/[.D780])*(10^4)" office:value-type="float" office:value="5.18941359626362" calcext:value-type="float">
            <text:p>5.18941359626362</text:p>
          </table:table-cell>
          <table:table-cell table:formula="of:=(2.5*LOG(([.E780]/[.B780]);10)-2.6)/0.38" office:value-type="float" office:value="6.57552156455984" calcext:value-type="float">
            <text:p>6.57552156455984</text:p>
          </table:table-cell>
          <table:table-cell table:number-columns-repeated="8"/>
        </table:table-row>
        <table:table-row table:style-name="ro1">
          <table:table-cell office:value-type="float" office:value="1928" calcext:value-type="float">
            <text:p>1.93E+03</text:p>
          </table:table-cell>
          <table:table-cell office:value-type="float" office:value="0.00000000000621813176270139" calcext:value-type="float">
            <text:p>6.22E-12</text:p>
          </table:table-cell>
          <table:table-cell/>
          <table:table-cell office:value-type="float" office:value="1928" calcext:value-type="float">
            <text:p>1.93E+03</text:p>
          </table:table-cell>
          <table:table-cell office:value-type="float" office:value="0.00000000066623224" calcext:value-type="float">
            <text:p>6.66E-10</text:p>
          </table:table-cell>
          <table:table-cell/>
          <table:table-cell table:formula="of:=(1/[.D781])*(10^4)" office:value-type="float" office:value="5.18672199170125" calcext:value-type="float">
            <text:p>5.18672199170125</text:p>
          </table:table-cell>
          <table:table-cell table:formula="of:=(2.5*LOG(([.E781]/[.B781]);10)-2.6)/0.38" office:value-type="float" office:value="6.51293239803208" calcext:value-type="float">
            <text:p>6.51293239803208</text:p>
          </table:table-cell>
          <table:table-cell table:number-columns-repeated="8"/>
        </table:table-row>
        <table:table-row table:style-name="ro1">
          <table:table-cell office:value-type="float" office:value="1929" calcext:value-type="float">
            <text:p>1.93E+03</text:p>
          </table:table-cell>
          <table:table-cell office:value-type="float" office:value="0.0000000000065687191" calcext:value-type="float">
            <text:p>6.57E-12</text:p>
          </table:table-cell>
          <table:table-cell/>
          <table:table-cell office:value-type="float" office:value="1929" calcext:value-type="float">
            <text:p>1.93E+03</text:p>
          </table:table-cell>
          <table:table-cell office:value-type="float" office:value="0.000000000690406451779331" calcext:value-type="float">
            <text:p>6.90E-10</text:p>
          </table:table-cell>
          <table:table-cell/>
          <table:table-cell table:formula="of:=(1/[.D782])*(10^4)" office:value-type="float" office:value="5.18403317781234" calcext:value-type="float">
            <text:p>5.18403317781234</text:p>
          </table:table-cell>
          <table:table-cell table:formula="of:=(2.5*LOG(([.E782]/[.B782]);10)-2.6)/0.38" office:value-type="float" office:value="6.45805362340835" calcext:value-type="float">
            <text:p>6.45805362340835</text:p>
          </table:table-cell>
          <table:table-cell table:number-columns-repeated="8"/>
        </table:table-row>
        <table:table-row table:style-name="ro1">
          <table:table-cell office:value-type="float" office:value="1930" calcext:value-type="float">
            <text:p>1.93E+03</text:p>
          </table:table-cell>
          <table:table-cell office:value-type="float" office:value="0.00000000000696650170900259" calcext:value-type="float">
            <text:p>6.97E-12</text:p>
          </table:table-cell>
          <table:table-cell/>
          <table:table-cell office:value-type="float" office:value="1930" calcext:value-type="float">
            <text:p>1.93E+03</text:p>
          </table:table-cell>
          <table:table-cell office:value-type="float" office:value="0.00000000074120055" calcext:value-type="float">
            <text:p>7.41E-10</text:p>
          </table:table-cell>
          <table:table-cell/>
          <table:table-cell table:formula="of:=(1/[.D783])*(10^4)" office:value-type="float" office:value="5.18134715025907" calcext:value-type="float">
            <text:p>5.18134715025907</text:p>
          </table:table-cell>
          <table:table-cell table:formula="of:=(2.5*LOG(([.E783]/[.B783]);10)-2.6)/0.38" office:value-type="float" office:value="6.49290121660334" calcext:value-type="float">
            <text:p>6.49290121660334</text:p>
          </table:table-cell>
          <table:table-cell table:number-columns-repeated="8"/>
        </table:table-row>
        <table:table-row table:style-name="ro1">
          <table:table-cell office:value-type="float" office:value="1931" calcext:value-type="float">
            <text:p>1.93E+03</text:p>
          </table:table-cell>
          <table:table-cell office:value-type="float" office:value="0.0000000000072853494" calcext:value-type="float">
            <text:p>7.29E-12</text:p>
          </table:table-cell>
          <table:table-cell/>
          <table:table-cell office:value-type="float" office:value="1931" calcext:value-type="float">
            <text:p>1.93E+03</text:p>
          </table:table-cell>
          <table:table-cell office:value-type="float" office:value="0.00000000074120055" calcext:value-type="float">
            <text:p>7.41E-10</text:p>
          </table:table-cell>
          <table:table-cell/>
          <table:table-cell table:formula="of:=(1/[.D784])*(10^4)" office:value-type="float" office:value="5.17866390471258" calcext:value-type="float">
            <text:p>5.17866390471258</text:p>
          </table:table-cell>
          <table:table-cell table:formula="of:=(2.5*LOG(([.E784]/[.B784]);10)-2.6)/0.38" office:value-type="float" office:value="6.36503518329677" calcext:value-type="float">
            <text:p>6.36503518329677</text:p>
          </table:table-cell>
          <table:table-cell table:number-columns-repeated="8"/>
        </table:table-row>
        <table:table-row table:style-name="ro1">
          <table:table-cell office:value-type="float" office:value="1932" calcext:value-type="float">
            <text:p>1.93E+03</text:p>
          </table:table-cell>
          <table:table-cell office:value-type="float" office:value="0.00000000000786345774550002" calcext:value-type="float">
            <text:p>7.86E-12</text:p>
          </table:table-cell>
          <table:table-cell/>
          <table:table-cell office:value-type="float" office:value="1932" calcext:value-type="float">
            <text:p>1.93E+03</text:p>
          </table:table-cell>
          <table:table-cell office:value-type="float" office:value="0.000000000772962646003481" calcext:value-type="float">
            <text:p>7.73E-10</text:p>
          </table:table-cell>
          <table:table-cell/>
          <table:table-cell table:formula="of:=(1/[.D785])*(10^4)" office:value-type="float" office:value="5.175983436853" calcext:value-type="float">
            <text:p>5.175983436853</text:p>
          </table:table-cell>
          <table:table-cell table:formula="of:=(2.5*LOG(([.E785]/[.B785]);10)-2.6)/0.38" office:value-type="float" office:value="6.26674308805398" calcext:value-type="float">
            <text:p>6.26674308805398</text:p>
          </table:table-cell>
          <table:table-cell table:number-columns-repeated="8"/>
        </table:table-row>
        <table:table-row table:style-name="ro1">
          <table:table-cell office:value-type="float" office:value="1933" calcext:value-type="float">
            <text:p>1.93E+03</text:p>
          </table:table-cell>
          <table:table-cell office:value-type="float" office:value="0.0000000000079437456394" calcext:value-type="float">
            <text:p>7.94E-12</text:p>
          </table:table-cell>
          <table:table-cell/>
          <table:table-cell office:value-type="float" office:value="1933" calcext:value-type="float">
            <text:p>1.93E+03</text:p>
          </table:table-cell>
          <table:table-cell office:value-type="float" office:value="0.00000000078980045" calcext:value-type="float">
            <text:p>7.90E-10</text:p>
          </table:table-cell>
          <table:table-cell/>
          <table:table-cell table:formula="of:=(1/[.D786])*(10^4)" office:value-type="float" office:value="5.17330574236937" calcext:value-type="float">
            <text:p>5.17330574236937</text:p>
          </table:table-cell>
          <table:table-cell table:formula="of:=(2.5*LOG(([.E786]/[.B786]);10)-2.6)/0.38" office:value-type="float" office:value="6.29928978517976" calcext:value-type="float">
            <text:p>6.29928978517976</text:p>
          </table:table-cell>
          <table:table-cell table:number-columns-repeated="8"/>
        </table:table-row>
        <table:table-row table:style-name="ro1">
          <table:table-cell office:value-type="float" office:value="1934" calcext:value-type="float">
            <text:p>1.93E+03</text:p>
          </table:table-cell>
          <table:table-cell office:value-type="float" office:value="0.0000000000079450621" calcext:value-type="float">
            <text:p>7.95E-12</text:p>
          </table:table-cell>
          <table:table-cell/>
          <table:table-cell office:value-type="float" office:value="1934" calcext:value-type="float">
            <text:p>1.93E+03</text:p>
          </table:table-cell>
          <table:table-cell office:value-type="float" office:value="0.00000000078980045" calcext:value-type="float">
            <text:p>7.90E-10</text:p>
          </table:table-cell>
          <table:table-cell/>
          <table:table-cell table:formula="of:=(1/[.D787])*(10^4)" office:value-type="float" office:value="5.17063081695967" calcext:value-type="float">
            <text:p>5.17063081695967</text:p>
          </table:table-cell>
          <table:table-cell table:formula="of:=(2.5*LOG(([.E787]/[.B787]);10)-2.6)/0.38" office:value-type="float" office:value="6.29881632083858" calcext:value-type="float">
            <text:p>6.29881632083858</text:p>
          </table:table-cell>
          <table:table-cell table:number-columns-repeated="8"/>
        </table:table-row>
        <table:table-row table:style-name="ro1">
          <table:table-cell office:value-type="float" office:value="1935" calcext:value-type="float">
            <text:p>1.94E+03</text:p>
          </table:table-cell>
          <table:table-cell office:value-type="float" office:value="0.00000000000773459940255002" calcext:value-type="float">
            <text:p>7.73E-12</text:p>
          </table:table-cell>
          <table:table-cell/>
          <table:table-cell office:value-type="float" office:value="1935" calcext:value-type="float">
            <text:p>1.94E+03</text:p>
          </table:table-cell>
          <table:table-cell office:value-type="float" office:value="0.000000000806939604559999" calcext:value-type="float">
            <text:p>8.07E-10</text:p>
          </table:table-cell>
          <table:table-cell/>
          <table:table-cell table:formula="of:=(1/[.D788])*(10^4)" office:value-type="float" office:value="5.16795865633075" calcext:value-type="float">
            <text:p>5.16795865633075</text:p>
          </table:table-cell>
          <table:table-cell table:formula="of:=(2.5*LOG(([.E788]/[.B788]);10)-2.6)/0.38" office:value-type="float" office:value="6.43686319672958" calcext:value-type="float">
            <text:p>6.43686319672958</text:p>
          </table:table-cell>
          <table:table-cell table:number-columns-repeated="8"/>
        </table:table-row>
        <table:table-row table:style-name="ro1">
          <table:table-cell office:value-type="float" office:value="1936" calcext:value-type="float">
            <text:p>1.94E+03</text:p>
          </table:table-cell>
          <table:table-cell office:value-type="float" office:value="0.0000000000075445622" calcext:value-type="float">
            <text:p>7.54E-12</text:p>
          </table:table-cell>
          <table:table-cell/>
          <table:table-cell office:value-type="float" office:value="1936" calcext:value-type="float">
            <text:p>1.94E+03</text:p>
          </table:table-cell>
          <table:table-cell office:value-type="float" office:value="0.00000000080721829" calcext:value-type="float">
            <text:p>8.07E-10</text:p>
          </table:table-cell>
          <table:table-cell/>
          <table:table-cell table:formula="of:=(1/[.D789])*(10^4)" office:value-type="float" office:value="5.16528925619835" calcext:value-type="float">
            <text:p>5.16528925619835</text:p>
          </table:table-cell>
          <table:table-cell table:formula="of:=(2.5*LOG(([.E789]/[.B789]);10)-2.6)/0.38" office:value-type="float" office:value="6.50892730425342" calcext:value-type="float">
            <text:p>6.50892730425342</text:p>
          </table:table-cell>
          <table:table-cell table:number-columns-repeated="8"/>
        </table:table-row>
        <table:table-row table:style-name="ro1">
          <table:table-cell office:value-type="float" office:value="1937" calcext:value-type="float">
            <text:p>1.94E+03</text:p>
          </table:table-cell>
          <table:table-cell office:value-type="float" office:value="0.00000000000704152621143079" calcext:value-type="float">
            <text:p>7.04E-12</text:p>
          </table:table-cell>
          <table:table-cell/>
          <table:table-cell office:value-type="float" office:value="1937" calcext:value-type="float">
            <text:p>1.94E+03</text:p>
          </table:table-cell>
          <table:table-cell office:value-type="float" office:value="0.000000000787093409064743" calcext:value-type="float">
            <text:p>7.87E-10</text:p>
          </table:table-cell>
          <table:table-cell/>
          <table:table-cell table:formula="of:=(1/[.D790])*(10^4)" office:value-type="float" office:value="5.16262261228704" calcext:value-type="float">
            <text:p>5.16262261228704</text:p>
          </table:table-cell>
          <table:table-cell table:formula="of:=(2.5*LOG(([.E790]/[.B790]);10)-2.6)/0.38" office:value-type="float" office:value="6.63394391767324" calcext:value-type="float">
            <text:p>6.63394391767324</text:p>
          </table:table-cell>
          <table:table-cell table:number-columns-repeated="8"/>
        </table:table-row>
        <table:table-row table:style-name="ro1">
          <table:table-cell office:value-type="float" office:value="1938" calcext:value-type="float">
            <text:p>1.94E+03</text:p>
          </table:table-cell>
          <table:table-cell office:value-type="float" office:value="0.00000000000693807680567193" calcext:value-type="float">
            <text:p>6.94E-12</text:p>
          </table:table-cell>
          <table:table-cell/>
          <table:table-cell office:value-type="float" office:value="1938" calcext:value-type="float">
            <text:p>1.94E+03</text:p>
          </table:table-cell>
          <table:table-cell office:value-type="float" office:value="0.00000000074321999" calcext:value-type="float">
            <text:p>7.43E-10</text:p>
          </table:table-cell>
          <table:table-cell/>
          <table:table-cell table:formula="of:=(1/[.D791])*(10^4)" office:value-type="float" office:value="5.15995872033024" calcext:value-type="float">
            <text:p>5.15995872033024</text:p>
          </table:table-cell>
          <table:table-cell table:formula="of:=(2.5*LOG(([.E791]/[.B791]);10)-2.6)/0.38" office:value-type="float" office:value="6.51235709795596" calcext:value-type="float">
            <text:p>6.51235709795596</text:p>
          </table:table-cell>
          <table:table-cell table:number-columns-repeated="8"/>
        </table:table-row>
        <table:table-row table:style-name="ro1">
          <table:table-cell office:value-type="float" office:value="1939" calcext:value-type="float">
            <text:p>1.94E+03</text:p>
          </table:table-cell>
          <table:table-cell office:value-type="float" office:value="0.0000000000068713889" calcext:value-type="float">
            <text:p>6.87E-12</text:p>
          </table:table-cell>
          <table:table-cell/>
          <table:table-cell office:value-type="float" office:value="1939" calcext:value-type="float">
            <text:p>1.94E+03</text:p>
          </table:table-cell>
          <table:table-cell office:value-type="float" office:value="0.00000000074321999" calcext:value-type="float">
            <text:p>7.43E-10</text:p>
          </table:table-cell>
          <table:table-cell/>
          <table:table-cell table:formula="of:=(1/[.D792])*(10^4)" office:value-type="float" office:value="5.15729757607014" calcext:value-type="float">
            <text:p>5.15729757607014</text:p>
          </table:table-cell>
          <table:table-cell table:formula="of:=(2.5*LOG(([.E792]/[.B792]);10)-2.6)/0.38" office:value-type="float" office:value="6.53995298113908" calcext:value-type="float">
            <text:p>6.53995298113908</text:p>
          </table:table-cell>
          <table:table-cell table:number-columns-repeated="8"/>
        </table:table-row>
        <table:table-row table:style-name="ro1">
          <table:table-cell office:value-type="float" office:value="1940" calcext:value-type="float">
            <text:p>1.94E+03</text:p>
          </table:table-cell>
          <table:table-cell office:value-type="float" office:value="0.00000000000702819343069999" calcext:value-type="float">
            <text:p>7.03E-12</text:p>
          </table:table-cell>
          <table:table-cell/>
          <table:table-cell office:value-type="float" office:value="1940" calcext:value-type="float">
            <text:p>1.94E+03</text:p>
          </table:table-cell>
          <table:table-cell office:value-type="float" office:value="0.000000000694848921027989" calcext:value-type="float">
            <text:p>6.95E-10</text:p>
          </table:table-cell>
          <table:table-cell/>
          <table:table-cell table:formula="of:=(1/[.D793])*(10^4)" office:value-type="float" office:value="5.15463917525773" calcext:value-type="float">
            <text:p>5.15463917525773</text:p>
          </table:table-cell>
          <table:table-cell table:formula="of:=(2.5*LOG(([.E793]/[.B793]);10)-2.6)/0.38" office:value-type="float" office:value="6.28320185385261" calcext:value-type="float">
            <text:p>6.28320185385261</text:p>
          </table:table-cell>
          <table:table-cell table:number-columns-repeated="8"/>
        </table:table-row>
        <table:table-row table:style-name="ro1">
          <table:table-cell office:value-type="float" office:value="1941" calcext:value-type="float">
            <text:p>1.94E+03</text:p>
          </table:table-cell>
          <table:table-cell office:value-type="float" office:value="0.0000000000071872087" calcext:value-type="float">
            <text:p>7.19E-12</text:p>
          </table:table-cell>
          <table:table-cell/>
          <table:table-cell office:value-type="float" office:value="1941" calcext:value-type="float">
            <text:p>1.94E+03</text:p>
          </table:table-cell>
          <table:table-cell office:value-type="float" office:value="0.00000000066828915" calcext:value-type="float">
            <text:p>6.68E-10</text:p>
          </table:table-cell>
          <table:table-cell/>
          <table:table-cell table:formula="of:=(1/[.D794])*(10^4)" office:value-type="float" office:value="5.15198351365276" calcext:value-type="float">
            <text:p>5.15198351365276</text:p>
          </table:table-cell>
          <table:table-cell table:formula="of:=(2.5*LOG(([.E794]/[.B794]);10)-2.6)/0.38" office:value-type="float" office:value="6.1079220674097" calcext:value-type="float">
            <text:p>6.1079220674097</text:p>
          </table:table-cell>
          <table:table-cell table:number-columns-repeated="8"/>
        </table:table-row>
        <table:table-row table:style-name="ro1">
          <table:table-cell office:value-type="float" office:value="1942" calcext:value-type="float">
            <text:p>1.94E+03</text:p>
          </table:table-cell>
          <table:table-cell office:value-type="float" office:value="0.00000000000731954103799999" calcext:value-type="float">
            <text:p>7.32E-12</text:p>
          </table:table-cell>
          <table:table-cell/>
          <table:table-cell office:value-type="float" office:value="1942" calcext:value-type="float">
            <text:p>1.94E+03</text:p>
          </table:table-cell>
          <table:table-cell office:value-type="float" office:value="0.00000000066828915" calcext:value-type="float">
            <text:p>6.68E-10</text:p>
          </table:table-cell>
          <table:table-cell/>
          <table:table-cell table:formula="of:=(1/[.D795])*(10^4)" office:value-type="float" office:value="5.14933058702369" calcext:value-type="float">
            <text:p>5.14933058702369</text:p>
          </table:table-cell>
          <table:table-cell table:formula="of:=(2.5*LOG(([.E795]/[.B795]);10)-2.6)/0.38" office:value-type="float" office:value="6.05579315880955" calcext:value-type="float">
            <text:p>6.05579315880955</text:p>
          </table:table-cell>
          <table:table-cell table:number-columns-repeated="8"/>
        </table:table-row>
        <table:table-row table:style-name="ro1">
          <table:table-cell office:value-type="float" office:value="1943" calcext:value-type="float">
            <text:p>1.94E+03</text:p>
          </table:table-cell>
          <table:table-cell office:value-type="float" office:value="0.00000000000733812197814999" calcext:value-type="float">
            <text:p>7.34E-12</text:p>
          </table:table-cell>
          <table:table-cell/>
          <table:table-cell office:value-type="float" office:value="1943" calcext:value-type="float">
            <text:p>1.94E+03</text:p>
          </table:table-cell>
          <table:table-cell office:value-type="float" office:value="0.000000000691983306800003" calcext:value-type="float">
            <text:p>6.92E-10</text:p>
          </table:table-cell>
          <table:table-cell/>
          <table:table-cell table:formula="of:=(1/[.D796])*(10^4)" office:value-type="float" office:value="5.14668039114771" calcext:value-type="float">
            <text:p>5.14668039114771</text:p>
          </table:table-cell>
          <table:table-cell table:formula="of:=(2.5*LOG(([.E796]/[.B796]);10)-2.6)/0.38" office:value-type="float" office:value="6.1480966528886" calcext:value-type="float">
            <text:p>6.1480966528886</text:p>
          </table:table-cell>
          <table:table-cell table:number-columns-repeated="8"/>
        </table:table-row>
        <table:table-row table:style-name="ro1">
          <table:table-cell office:value-type="float" office:value="1944" calcext:value-type="float">
            <text:p>1.94E+03</text:p>
          </table:table-cell>
          <table:table-cell office:value-type="float" office:value="0.0000000000072756445" calcext:value-type="float">
            <text:p>7.28E-12</text:p>
          </table:table-cell>
          <table:table-cell/>
          <table:table-cell office:value-type="float" office:value="1944" calcext:value-type="float">
            <text:p>1.94E+03</text:p>
          </table:table-cell>
          <table:table-cell office:value-type="float" office:value="0.00000000069256595" calcext:value-type="float">
            <text:p>6.93E-10</text:p>
          </table:table-cell>
          <table:table-cell/>
          <table:table-cell table:formula="of:=(1/[.D797])*(10^4)" office:value-type="float" office:value="5.1440329218107" calcext:value-type="float">
            <text:p>5.1440329218107</text:p>
          </table:table-cell>
          <table:table-cell table:formula="of:=(2.5*LOG(([.E797]/[.B797]);10)-2.6)/0.38" office:value-type="float" office:value="6.17493200716189" calcext:value-type="float">
            <text:p>6.17493200716189</text:p>
          </table:table-cell>
          <table:table-cell table:number-columns-repeated="8"/>
        </table:table-row>
        <table:table-row table:style-name="ro1">
          <table:table-cell office:value-type="float" office:value="1945" calcext:value-type="float">
            <text:p>1.95E+03</text:p>
          </table:table-cell>
          <table:table-cell office:value-type="float" office:value="0.00000000000711706199243258" calcext:value-type="float">
            <text:p>7.12E-12</text:p>
          </table:table-cell>
          <table:table-cell/>
          <table:table-cell office:value-type="float" office:value="1945" calcext:value-type="float">
            <text:p>1.95E+03</text:p>
          </table:table-cell>
          <table:table-cell office:value-type="float" office:value="0.000000000697187317498157" calcext:value-type="float">
            <text:p>6.97E-10</text:p>
          </table:table-cell>
          <table:table-cell/>
          <table:table-cell table:formula="of:=(1/[.D798])*(10^4)" office:value-type="float" office:value="5.1413881748072" calcext:value-type="float">
            <text:p>5.1413881748072</text:p>
          </table:table-cell>
          <table:table-cell table:formula="of:=(2.5*LOG(([.E798]/[.B798]);10)-2.6)/0.38" office:value-type="float" office:value="6.25689953657006" calcext:value-type="float">
            <text:p>6.25689953657006</text:p>
          </table:table-cell>
          <table:table-cell table:number-columns-repeated="8"/>
        </table:table-row>
        <table:table-row table:style-name="ro1">
          <table:table-cell office:value-type="float" office:value="1946" calcext:value-type="float">
            <text:p>1.95E+03</text:p>
          </table:table-cell>
          <table:table-cell office:value-type="float" office:value="0.0000000000069360134" calcext:value-type="float">
            <text:p>6.94E-12</text:p>
          </table:table-cell>
          <table:table-cell/>
          <table:table-cell office:value-type="float" office:value="1946" calcext:value-type="float">
            <text:p>1.95E+03</text:p>
          </table:table-cell>
          <table:table-cell office:value-type="float" office:value="0.00000000070764578" calcext:value-type="float">
            <text:p>7.08E-10</text:p>
          </table:table-cell>
          <table:table-cell/>
          <table:table-cell table:formula="of:=(1/[.D799])*(10^4)" office:value-type="float" office:value="5.13874614594039" calcext:value-type="float">
            <text:p>5.13874614594039</text:p>
          </table:table-cell>
          <table:table-cell table:formula="of:=(2.5*LOG(([.E799]/[.B799]);10)-2.6)/0.38" office:value-type="float" office:value="6.37306577384125" calcext:value-type="float">
            <text:p>6.37306577384125</text:p>
          </table:table-cell>
          <table:table-cell table:number-columns-repeated="8"/>
        </table:table-row>
        <table:table-row table:style-name="ro1">
          <table:table-cell office:value-type="float" office:value="1947" calcext:value-type="float">
            <text:p>1.95E+03</text:p>
          </table:table-cell>
          <table:table-cell office:value-type="float" office:value="0.00000000000656138834788147" calcext:value-type="float">
            <text:p>6.56E-12</text:p>
          </table:table-cell>
          <table:table-cell/>
          <table:table-cell office:value-type="float" office:value="1947" calcext:value-type="float">
            <text:p>1.95E+03</text:p>
          </table:table-cell>
          <table:table-cell office:value-type="float" office:value="0.00000000070764578" calcext:value-type="float">
            <text:p>7.08E-10</text:p>
          </table:table-cell>
          <table:table-cell/>
          <table:table-cell table:formula="of:=(1/[.D800])*(10^4)" office:value-type="float" office:value="5.13610683102209" calcext:value-type="float">
            <text:p>5.13610683102209</text:p>
          </table:table-cell>
          <table:table-cell table:formula="of:=(2.5*LOG(([.E800]/[.B800]);10)-2.6)/0.38" office:value-type="float" office:value="6.53171169794404" calcext:value-type="float">
            <text:p>6.53171169794404</text:p>
          </table:table-cell>
          <table:table-cell table:number-columns-repeated="8"/>
        </table:table-row>
        <table:table-row table:style-name="ro1">
          <table:table-cell office:value-type="float" office:value="1948" calcext:value-type="float">
            <text:p>1.95E+03</text:p>
          </table:table-cell>
          <table:table-cell office:value-type="float" office:value="0.00000000000639672364459992" calcext:value-type="float">
            <text:p>6.40E-12</text:p>
          </table:table-cell>
          <table:table-cell/>
          <table:table-cell office:value-type="float" office:value="1948" calcext:value-type="float">
            <text:p>1.95E+03</text:p>
          </table:table-cell>
          <table:table-cell office:value-type="float" office:value="0.000000000758601652250004" calcext:value-type="float">
            <text:p>7.59E-10</text:p>
          </table:table-cell>
          <table:table-cell/>
          <table:table-cell table:formula="of:=(1/[.D801])*(10^4)" office:value-type="float" office:value="5.13347022587269" calcext:value-type="float">
            <text:p>5.13347022587269</text:p>
          </table:table-cell>
          <table:table-cell table:formula="of:=(2.5*LOG(([.E801]/[.B801]);10)-2.6)/0.38" office:value-type="float" office:value="6.80300128828227" calcext:value-type="float">
            <text:p>6.80300128828227</text:p>
          </table:table-cell>
          <table:table-cell table:number-columns-repeated="8"/>
        </table:table-row>
        <table:table-row table:style-name="ro1">
          <table:table-cell office:value-type="float" office:value="1949" calcext:value-type="float">
            <text:p>1.95E+03</text:p>
          </table:table-cell>
          <table:table-cell office:value-type="float" office:value="0.0000000000058885483" calcext:value-type="float">
            <text:p>5.89E-12</text:p>
          </table:table-cell>
          <table:table-cell/>
          <table:table-cell office:value-type="float" office:value="1949" calcext:value-type="float">
            <text:p>1.95E+03</text:p>
          </table:table-cell>
          <table:table-cell office:value-type="float" office:value="0.00000000078757656" calcext:value-type="float">
            <text:p>7.88E-10</text:p>
          </table:table-cell>
          <table:table-cell/>
          <table:table-cell table:formula="of:=(1/[.D802])*(10^4)" office:value-type="float" office:value="5.13083632632119" calcext:value-type="float">
            <text:p>5.13083632632119</text:p>
          </table:table-cell>
          <table:table-cell table:formula="of:=(2.5*LOG(([.E802]/[.B802]);10)-2.6)/0.38" office:value-type="float" office:value="7.14660881881797" calcext:value-type="float">
            <text:p>7.14660881881797</text:p>
          </table:table-cell>
          <table:table-cell table:number-columns-repeated="8"/>
        </table:table-row>
        <table:table-row table:style-name="ro1">
          <table:table-cell office:value-type="float" office:value="1950" calcext:value-type="float">
            <text:p>1.95E+03</text:p>
          </table:table-cell>
          <table:table-cell office:value-type="float" office:value="0.00000000000568801556259995" calcext:value-type="float">
            <text:p>5.69E-12</text:p>
          </table:table-cell>
          <table:table-cell/>
          <table:table-cell office:value-type="float" office:value="1950" calcext:value-type="float">
            <text:p>1.95E+03</text:p>
          </table:table-cell>
          <table:table-cell office:value-type="float" office:value="0.00000000078757656" calcext:value-type="float">
            <text:p>7.88E-10</text:p>
          </table:table-cell>
          <table:table-cell/>
          <table:table-cell table:formula="of:=(1/[.D803])*(10^4)" office:value-type="float" office:value="5.12820512820513" calcext:value-type="float">
            <text:p>5.12820512820513</text:p>
          </table:table-cell>
          <table:table-cell table:formula="of:=(2.5*LOG(([.E803]/[.B803]);10)-2.6)/0.38" office:value-type="float" office:value="7.24560530353825" calcext:value-type="float">
            <text:p>7.24560530353825</text:p>
          </table:table-cell>
          <table:table-cell table:number-columns-repeated="8"/>
        </table:table-row>
        <table:table-row table:style-name="ro1">
          <table:table-cell office:value-type="float" office:value="1951" calcext:value-type="float">
            <text:p>1.95E+03</text:p>
          </table:table-cell>
          <table:table-cell office:value-type="float" office:value="0.000000000005430711" calcext:value-type="float">
            <text:p>5.43E-12</text:p>
          </table:table-cell>
          <table:table-cell/>
          <table:table-cell office:value-type="float" office:value="1951" calcext:value-type="float">
            <text:p>1.95E+03</text:p>
          </table:table-cell>
          <table:table-cell office:value-type="float" office:value="0.000000000665177437372476" calcext:value-type="float">
            <text:p>6.65E-10</text:p>
          </table:table-cell>
          <table:table-cell/>
          <table:table-cell table:formula="of:=(1/[.D804])*(10^4)" office:value-type="float" office:value="5.12557662737058" calcext:value-type="float">
            <text:p>5.12557662737058</text:p>
          </table:table-cell>
          <table:table-cell table:formula="of:=(2.5*LOG(([.E804]/[.B804]);10)-2.6)/0.38" office:value-type="float" office:value="6.89526853686568" calcext:value-type="float">
            <text:p>6.89526853686568</text:p>
          </table:table-cell>
          <table:table-cell table:number-columns-repeated="8"/>
        </table:table-row>
        <table:table-row table:style-name="ro1">
          <table:table-cell office:value-type="float" office:value="1952" calcext:value-type="float">
            <text:p>1.95E+03</text:p>
          </table:table-cell>
          <table:table-cell office:value-type="float" office:value="0.00000000000520297429704998" calcext:value-type="float">
            <text:p>5.20E-12</text:p>
          </table:table-cell>
          <table:table-cell/>
          <table:table-cell office:value-type="float" office:value="1952" calcext:value-type="float">
            <text:p>1.95E+03</text:p>
          </table:table-cell>
          <table:table-cell office:value-type="float" office:value="0.00000000066119721" calcext:value-type="float">
            <text:p>6.61E-10</text:p>
          </table:table-cell>
          <table:table-cell/>
          <table:table-cell table:formula="of:=(1/[.D805])*(10^4)" office:value-type="float" office:value="5.12295081967213" calcext:value-type="float">
            <text:p>5.12295081967213</text:p>
          </table:table-cell>
          <table:table-cell table:formula="of:=(2.5*LOG(([.E805]/[.B805]);10)-2.6)/0.38" office:value-type="float" office:value="7.00052192027032" calcext:value-type="float">
            <text:p>7.00052192027032</text:p>
          </table:table-cell>
          <table:table-cell table:number-columns-repeated="8"/>
        </table:table-row>
        <table:table-row table:style-name="ro1">
          <table:table-cell office:value-type="float" office:value="1953" calcext:value-type="float">
            <text:p>1.95E+03</text:p>
          </table:table-cell>
          <table:table-cell office:value-type="float" office:value="0.00000000000513082024687101" calcext:value-type="float">
            <text:p>5.13E-12</text:p>
          </table:table-cell>
          <table:table-cell/>
          <table:table-cell office:value-type="float" office:value="1953" calcext:value-type="float">
            <text:p>1.95E+03</text:p>
          </table:table-cell>
          <table:table-cell office:value-type="float" office:value="0.000000000647994894900001" calcext:value-type="float">
            <text:p>6.48E-10</text:p>
          </table:table-cell>
          <table:table-cell/>
          <table:table-cell table:formula="of:=(1/[.D806])*(10^4)" office:value-type="float" office:value="5.12032770097286" calcext:value-type="float">
            <text:p>5.12032770097286</text:p>
          </table:table-cell>
          <table:table-cell table:formula="of:=(2.5*LOG(([.E806]/[.B806]);10)-2.6)/0.38" office:value-type="float" office:value="6.98279463506107" calcext:value-type="float">
            <text:p>6.98279463506107</text:p>
          </table:table-cell>
          <table:table-cell table:number-columns-repeated="8"/>
        </table:table-row>
        <table:table-row table:style-name="ro1">
          <table:table-cell office:value-type="float" office:value="1954" calcext:value-type="float">
            <text:p>1.95E+03</text:p>
          </table:table-cell>
          <table:table-cell office:value-type="float" office:value="0.0000000000051219103" calcext:value-type="float">
            <text:p>5.12E-12</text:p>
          </table:table-cell>
          <table:table-cell/>
          <table:table-cell office:value-type="float" office:value="1954" calcext:value-type="float">
            <text:p>1.95E+03</text:p>
          </table:table-cell>
          <table:table-cell office:value-type="float" office:value="0.00000000061704231" calcext:value-type="float">
            <text:p>6.17E-10</text:p>
          </table:table-cell>
          <table:table-cell/>
          <table:table-cell table:formula="of:=(1/[.D807])*(10^4)" office:value-type="float" office:value="5.11770726714432" calcext:value-type="float">
            <text:p>5.11770726714432</text:p>
          </table:table-cell>
          <table:table-cell table:formula="of:=(2.5*LOG(([.E807]/[.B807]);10)-2.6)/0.38" office:value-type="float" office:value="6.8479143145378" calcext:value-type="float">
            <text:p>6.8479143145378</text:p>
          </table:table-cell>
          <table:table-cell table:number-columns-repeated="8"/>
        </table:table-row>
        <table:table-row table:style-name="ro1">
          <table:table-cell office:value-type="float" office:value="1955" calcext:value-type="float">
            <text:p>1.96E+03</text:p>
          </table:table-cell>
          <table:table-cell office:value-type="float" office:value="0.00000000000510154116823549" calcext:value-type="float">
            <text:p>5.10E-12</text:p>
          </table:table-cell>
          <table:table-cell/>
          <table:table-cell office:value-type="float" office:value="1955" calcext:value-type="float">
            <text:p>1.96E+03</text:p>
          </table:table-cell>
          <table:table-cell office:value-type="float" office:value="0.00000000061704231" calcext:value-type="float">
            <text:p>6.17E-10</text:p>
          </table:table-cell>
          <table:table-cell/>
          <table:table-cell table:formula="of:=(1/[.D808])*(10^4)" office:value-type="float" office:value="5.1150895140665" calcext:value-type="float">
            <text:p>5.1150895140665</text:p>
          </table:table-cell>
          <table:table-cell table:formula="of:=(2.5*LOG(([.E808]/[.B808]);10)-2.6)/0.38" office:value-type="float" office:value="6.85929966153989" calcext:value-type="float">
            <text:p>6.85929966153989</text:p>
          </table:table-cell>
          <table:table-cell table:number-columns-repeated="8"/>
        </table:table-row>
        <table:table-row table:style-name="ro1">
          <table:table-cell office:value-type="float" office:value="1956" calcext:value-type="float">
            <text:p>1.96E+03</text:p>
          </table:table-cell>
          <table:table-cell office:value-type="float" office:value="0.0000000000050721168" calcext:value-type="float">
            <text:p>5.07E-12</text:p>
          </table:table-cell>
          <table:table-cell/>
          <table:table-cell office:value-type="float" office:value="1956" calcext:value-type="float">
            <text:p>1.96E+03</text:p>
          </table:table-cell>
          <table:table-cell office:value-type="float" office:value="0.000000000588640177480725" calcext:value-type="float">
            <text:p>5.89E-10</text:p>
          </table:table-cell>
          <table:table-cell/>
          <table:table-cell table:formula="of:=(1/[.D809])*(10^4)" office:value-type="float" office:value="5.11247443762781" calcext:value-type="float">
            <text:p>5.11247443762781</text:p>
          </table:table-cell>
          <table:table-cell table:formula="of:=(2.5*LOG(([.E809]/[.B809]);10)-2.6)/0.38" office:value-type="float" office:value="6.74118852348248" calcext:value-type="float">
            <text:p>6.74118852348248</text:p>
          </table:table-cell>
          <table:table-cell table:number-columns-repeated="8"/>
        </table:table-row>
        <table:table-row table:style-name="ro1">
          <table:table-cell office:value-type="float" office:value="1957" calcext:value-type="float">
            <text:p>1.96E+03</text:p>
          </table:table-cell>
          <table:table-cell office:value-type="float" office:value="0.00000000000512642010150001" calcext:value-type="float">
            <text:p>5.13E-12</text:p>
          </table:table-cell>
          <table:table-cell/>
          <table:table-cell office:value-type="float" office:value="1957" calcext:value-type="float">
            <text:p>1.96E+03</text:p>
          </table:table-cell>
          <table:table-cell office:value-type="float" office:value="0.00000000057192062" calcext:value-type="float">
            <text:p>5.72E-10</text:p>
          </table:table-cell>
          <table:table-cell/>
          <table:table-cell table:formula="of:=(1/[.D810])*(10^4)" office:value-type="float" office:value="5.10986203372509" calcext:value-type="float">
            <text:p>5.10986203372509</text:p>
          </table:table-cell>
          <table:table-cell table:formula="of:=(2.5*LOG(([.E810]/[.B810]);10)-2.6)/0.38" office:value-type="float" office:value="6.62843132798653" calcext:value-type="float">
            <text:p>6.62843132798653</text:p>
          </table:table-cell>
          <table:table-cell table:number-columns-repeated="8"/>
        </table:table-row>
        <table:table-row table:style-name="ro1">
          <table:table-cell office:value-type="float" office:value="1958" calcext:value-type="float">
            <text:p>1.96E+03</text:p>
          </table:table-cell>
          <table:table-cell office:value-type="float" office:value="0.0000000000051515947776" calcext:value-type="float">
            <text:p>5.15E-12</text:p>
          </table:table-cell>
          <table:table-cell/>
          <table:table-cell office:value-type="float" office:value="1958" calcext:value-type="float">
            <text:p>1.96E+03</text:p>
          </table:table-cell>
          <table:table-cell office:value-type="float" office:value="0.00000000057192062" calcext:value-type="float">
            <text:p>5.72E-10</text:p>
          </table:table-cell>
          <table:table-cell/>
          <table:table-cell table:formula="of:=(1/[.D811])*(10^4)" office:value-type="float" office:value="5.10725229826353" calcext:value-type="float">
            <text:p>5.10725229826353</text:p>
          </table:table-cell>
          <table:table-cell table:formula="of:=(2.5*LOG(([.E811]/[.B811]);10)-2.6)/0.38" office:value-type="float" office:value="6.61443460920204" calcext:value-type="float">
            <text:p>6.61443460920204</text:p>
          </table:table-cell>
          <table:table-cell table:number-columns-repeated="8"/>
        </table:table-row>
        <table:table-row table:style-name="ro1">
          <table:table-cell office:value-type="float" office:value="1959" calcext:value-type="float">
            <text:p>1.96E+03</text:p>
          </table:table-cell>
          <table:table-cell office:value-type="float" office:value="0.0000000000052416756" calcext:value-type="float">
            <text:p>5.24E-12</text:p>
          </table:table-cell>
          <table:table-cell/>
          <table:table-cell office:value-type="float" office:value="1959" calcext:value-type="float">
            <text:p>1.96E+03</text:p>
          </table:table-cell>
          <table:table-cell office:value-type="float" office:value="0.000000000598436302333342" calcext:value-type="float">
            <text:p>5.98E-10</text:p>
          </table:table-cell>
          <table:table-cell/>
          <table:table-cell table:formula="of:=(1/[.D812])*(10^4)" office:value-type="float" office:value="5.10464522715671" calcext:value-type="float">
            <text:p>5.10464522715671</text:p>
          </table:table-cell>
          <table:table-cell table:formula="of:=(2.5*LOG(([.E812]/[.B812]);10)-2.6)/0.38" office:value-type="float" office:value="6.69439336354296" calcext:value-type="float">
            <text:p>6.69439336354296</text:p>
          </table:table-cell>
          <table:table-cell table:number-columns-repeated="8"/>
        </table:table-row>
        <table:table-row table:style-name="ro1">
          <table:table-cell office:value-type="float" office:value="1960" calcext:value-type="float">
            <text:p>1.96E+03</text:p>
          </table:table-cell>
          <table:table-cell office:value-type="float" office:value="0.00000000000531930835905" calcext:value-type="float">
            <text:p>5.32E-12</text:p>
          </table:table-cell>
          <table:table-cell/>
          <table:table-cell office:value-type="float" office:value="1960" calcext:value-type="float">
            <text:p>1.96E+03</text:p>
          </table:table-cell>
          <table:table-cell office:value-type="float" office:value="0.00000000059952654" calcext:value-type="float">
            <text:p>6.00E-10</text:p>
          </table:table-cell>
          <table:table-cell/>
          <table:table-cell table:formula="of:=(1/[.D813])*(10^4)" office:value-type="float" office:value="5.10204081632653" calcext:value-type="float">
            <text:p>5.10204081632653</text:p>
          </table:table-cell>
          <table:table-cell table:formula="of:=(2.5*LOG(([.E813]/[.B813]);10)-2.6)/0.38" office:value-type="float" office:value="6.65758714687421" calcext:value-type="float">
            <text:p>6.65758714687421</text:p>
          </table:table-cell>
          <table:table-cell table:number-columns-repeated="8"/>
        </table:table-row>
        <table:table-row table:style-name="ro1">
          <table:table-cell office:value-type="float" office:value="1961" calcext:value-type="float">
            <text:p>1.96E+03</text:p>
          </table:table-cell>
          <table:table-cell office:value-type="float" office:value="0.0000000000054462415" calcext:value-type="float">
            <text:p>5.45E-12</text:p>
          </table:table-cell>
          <table:table-cell/>
          <table:table-cell office:value-type="float" office:value="1961" calcext:value-type="float">
            <text:p>1.96E+03</text:p>
          </table:table-cell>
          <table:table-cell office:value-type="float" office:value="0.000000000610114755419997" calcext:value-type="float">
            <text:p>6.10E-10</text:p>
          </table:table-cell>
          <table:table-cell/>
          <table:table-cell table:formula="of:=(1/[.D814])*(10^4)" office:value-type="float" office:value="5.09943906170321" calcext:value-type="float">
            <text:p>5.09943906170321</text:p>
          </table:table-cell>
          <table:table-cell table:formula="of:=(2.5*LOG(([.E814]/[.B814]);10)-2.6)/0.38" office:value-type="float" office:value="6.64022785031828" calcext:value-type="float">
            <text:p>6.64022785031828</text:p>
          </table:table-cell>
          <table:table-cell table:number-columns-repeated="8"/>
        </table:table-row>
        <table:table-row table:style-name="ro1">
          <table:table-cell office:value-type="float" office:value="1962" calcext:value-type="float">
            <text:p>1.96E+03</text:p>
          </table:table-cell>
          <table:table-cell office:value-type="float" office:value="0.00000000000571474423653222" calcext:value-type="float">
            <text:p>5.71E-12</text:p>
          </table:table-cell>
          <table:table-cell/>
          <table:table-cell office:value-type="float" office:value="1962" calcext:value-type="float">
            <text:p>1.96E+03</text:p>
          </table:table-cell>
          <table:table-cell office:value-type="float" office:value="0.00000000063591216" calcext:value-type="float">
            <text:p>6.36E-10</text:p>
          </table:table-cell>
          <table:table-cell/>
          <table:table-cell table:formula="of:=(1/[.D815])*(10^4)" office:value-type="float" office:value="5.09683995922528" calcext:value-type="float">
            <text:p>5.09683995922528</text:p>
          </table:table-cell>
          <table:table-cell table:formula="of:=(2.5*LOG(([.E815]/[.B815]);10)-2.6)/0.38" office:value-type="float" office:value="6.62105481178999" calcext:value-type="float">
            <text:p>6.62105481178999</text:p>
          </table:table-cell>
          <table:table-cell table:number-columns-repeated="8"/>
        </table:table-row>
        <table:table-row table:style-name="ro1">
          <table:table-cell office:value-type="float" office:value="1963" calcext:value-type="float">
            <text:p>1.96E+03</text:p>
          </table:table-cell>
          <table:table-cell office:value-type="float" office:value="0.00000000000584813719532811" calcext:value-type="float">
            <text:p>5.85E-12</text:p>
          </table:table-cell>
          <table:table-cell/>
          <table:table-cell office:value-type="float" office:value="1963" calcext:value-type="float">
            <text:p>1.96E+03</text:p>
          </table:table-cell>
          <table:table-cell office:value-type="float" office:value="0.00000000063591216" calcext:value-type="float">
            <text:p>6.36E-10</text:p>
          </table:table-cell>
          <table:table-cell/>
          <table:table-cell table:formula="of:=(1/[.D816])*(10^4)" office:value-type="float" office:value="5.09424350483953" calcext:value-type="float">
            <text:p>5.09424350483953</text:p>
          </table:table-cell>
          <table:table-cell table:formula="of:=(2.5*LOG(([.E816]/[.B816]);10)-2.6)/0.38" office:value-type="float" office:value="6.55512879756875" calcext:value-type="float">
            <text:p>6.55512879756875</text:p>
          </table:table-cell>
          <table:table-cell table:number-columns-repeated="8"/>
        </table:table-row>
        <table:table-row table:style-name="ro1">
          <table:table-cell office:value-type="float" office:value="1964" calcext:value-type="float">
            <text:p>1.96E+03</text:p>
          </table:table-cell>
          <table:table-cell office:value-type="float" office:value="0.0000000000065659032" calcext:value-type="float">
            <text:p>6.57E-12</text:p>
          </table:table-cell>
          <table:table-cell/>
          <table:table-cell office:value-type="float" office:value="1964" calcext:value-type="float">
            <text:p>1.96E+03</text:p>
          </table:table-cell>
          <table:table-cell office:value-type="float" office:value="0.000000000674223892966189" calcext:value-type="float">
            <text:p>6.74E-10</text:p>
          </table:table-cell>
          <table:table-cell/>
          <table:table-cell table:formula="of:=(1/[.D817])*(10^4)" office:value-type="float" office:value="5.09164969450102" calcext:value-type="float">
            <text:p>5.09164969450102</text:p>
          </table:table-cell>
          <table:table-cell table:formula="of:=(2.5*LOG(([.E817]/[.B817]);10)-2.6)/0.38" office:value-type="float" office:value="6.39151094183573" calcext:value-type="float">
            <text:p>6.39151094183573</text:p>
          </table:table-cell>
          <table:table-cell table:number-columns-repeated="8"/>
        </table:table-row>
        <table:table-row table:style-name="ro1">
          <table:table-cell office:value-type="float" office:value="1965" calcext:value-type="float">
            <text:p>1.97E+03</text:p>
          </table:table-cell>
          <table:table-cell office:value-type="float" office:value="0.00000000000686577042565001" calcext:value-type="float">
            <text:p>6.87E-12</text:p>
          </table:table-cell>
          <table:table-cell/>
          <table:table-cell office:value-type="float" office:value="1965" calcext:value-type="float">
            <text:p>1.97E+03</text:p>
          </table:table-cell>
          <table:table-cell office:value-type="float" office:value="0.00000000069756051" calcext:value-type="float">
            <text:p>6.98E-10</text:p>
          </table:table-cell>
          <table:table-cell/>
          <table:table-cell table:formula="of:=(1/[.D818])*(10^4)" office:value-type="float" office:value="5.08905852417303" calcext:value-type="float">
            <text:p>5.08905852417303</text:p>
          </table:table-cell>
          <table:table-cell table:formula="of:=(2.5*LOG(([.E818]/[.B818]);10)-2.6)/0.38" office:value-type="float" office:value="6.36113558502657" calcext:value-type="float">
            <text:p>6.36113558502657</text:p>
          </table:table-cell>
          <table:table-cell table:number-columns-repeated="8"/>
        </table:table-row>
        <table:table-row table:style-name="ro1">
          <table:table-cell office:value-type="float" office:value="1966" calcext:value-type="float">
            <text:p>1.97E+03</text:p>
          </table:table-cell>
          <table:table-cell office:value-type="float" office:value="0.0000000000074214445" calcext:value-type="float">
            <text:p>7.42E-12</text:p>
          </table:table-cell>
          <table:table-cell/>
          <table:table-cell office:value-type="float" office:value="1966" calcext:value-type="float">
            <text:p>1.97E+03</text:p>
          </table:table-cell>
          <table:table-cell office:value-type="float" office:value="0.00000000069756051" calcext:value-type="float">
            <text:p>6.98E-10</text:p>
          </table:table-cell>
          <table:table-cell/>
          <table:table-cell table:formula="of:=(1/[.D819])*(10^4)" office:value-type="float" office:value="5.08646998982706" calcext:value-type="float">
            <text:p>5.08646998982706</text:p>
          </table:table-cell>
          <table:table-cell table:formula="of:=(2.5*LOG(([.E819]/[.B819]);10)-2.6)/0.38" office:value-type="float" office:value="6.13877264818048" calcext:value-type="float">
            <text:p>6.13877264818048</text:p>
          </table:table-cell>
          <table:table-cell table:number-columns-repeated="8"/>
        </table:table-row>
        <table:table-row table:style-name="ro1">
          <table:table-cell office:value-type="float" office:value="1967" calcext:value-type="float">
            <text:p>1.97E+03</text:p>
          </table:table-cell>
          <table:table-cell office:value-type="float" office:value="0.00000000000788330920079999" calcext:value-type="float">
            <text:p>7.88E-12</text:p>
          </table:table-cell>
          <table:table-cell/>
          <table:table-cell office:value-type="float" office:value="1967" calcext:value-type="float">
            <text:p>1.97E+03</text:p>
          </table:table-cell>
          <table:table-cell office:value-type="float" office:value="0.000000000803748840786025" calcext:value-type="float">
            <text:p>8.04E-10</text:p>
          </table:table-cell>
          <table:table-cell/>
          <table:table-cell table:formula="of:=(1/[.D820])*(10^4)" office:value-type="float" office:value="5.08388408744281" calcext:value-type="float">
            <text:p>5.08388408744281</text:p>
          </table:table-cell>
          <table:table-cell table:formula="of:=(2.5*LOG(([.E820]/[.B820]);10)-2.6)/0.38" office:value-type="float" office:value="6.37113025448548" calcext:value-type="float">
            <text:p>6.37113025448548</text:p>
          </table:table-cell>
          <table:table-cell table:number-columns-repeated="8"/>
        </table:table-row>
        <table:table-row table:style-name="ro1">
          <table:table-cell office:value-type="float" office:value="1968" calcext:value-type="float">
            <text:p>1.97E+03</text:p>
          </table:table-cell>
          <table:table-cell office:value-type="float" office:value="0.0000000000081067037" calcext:value-type="float">
            <text:p>8.11E-12</text:p>
          </table:table-cell>
          <table:table-cell/>
          <table:table-cell office:value-type="float" office:value="1968" calcext:value-type="float">
            <text:p>1.97E+03</text:p>
          </table:table-cell>
          <table:table-cell office:value-type="float" office:value="0.00000000080904333" calcext:value-type="float">
            <text:p>8.09E-10</text:p>
          </table:table-cell>
          <table:table-cell/>
          <table:table-cell table:formula="of:=(1/[.D821])*(10^4)" office:value-type="float" office:value="5.08130081300813" calcext:value-type="float">
            <text:p>5.08130081300813</text:p>
          </table:table-cell>
          <table:table-cell table:formula="of:=(2.5*LOG(([.E821]/[.B821]);10)-2.6)/0.38" office:value-type="float" office:value="6.31004922325803" calcext:value-type="float">
            <text:p>6.31004922325803</text:p>
          </table:table-cell>
          <table:table-cell table:number-columns-repeated="8"/>
        </table:table-row>
        <table:table-row table:style-name="ro1">
          <table:table-cell office:value-type="float" office:value="1969" calcext:value-type="float">
            <text:p>1.97E+03</text:p>
          </table:table-cell>
          <table:table-cell office:value-type="float" office:value="0.00000000000840441675199998" calcext:value-type="float">
            <text:p>8.40E-12</text:p>
          </table:table-cell>
          <table:table-cell/>
          <table:table-cell office:value-type="float" office:value="1969" calcext:value-type="float">
            <text:p>1.97E+03</text:p>
          </table:table-cell>
          <table:table-cell office:value-type="float" office:value="0.00000000081000041053" calcext:value-type="float">
            <text:p>8.10E-10</text:p>
          </table:table-cell>
          <table:table-cell/>
          <table:table-cell table:formula="of:=(1/[.D822])*(10^4)" office:value-type="float" office:value="5.07872016251905" calcext:value-type="float">
            <text:p>5.07872016251905</text:p>
          </table:table-cell>
          <table:table-cell table:formula="of:=(2.5*LOG(([.E822]/[.B822]);10)-2.6)/0.38" office:value-type="float" office:value="6.21037933716774" calcext:value-type="float">
            <text:p>6.21037933716774</text:p>
          </table:table-cell>
          <table:table-cell table:number-columns-repeated="8"/>
        </table:table-row>
        <table:table-row table:style-name="ro1">
          <table:table-cell office:value-type="float" office:value="1970" calcext:value-type="float">
            <text:p>1.97E+03</text:p>
          </table:table-cell>
          <table:table-cell office:value-type="float" office:value="0.00000000000841147986340031" calcext:value-type="float">
            <text:p>8.41E-12</text:p>
          </table:table-cell>
          <table:table-cell/>
          <table:table-cell office:value-type="float" office:value="1970" calcext:value-type="float">
            <text:p>1.97E+03</text:p>
          </table:table-cell>
          <table:table-cell office:value-type="float" office:value="0.00000000081242524" calcext:value-type="float">
            <text:p>8.12E-10</text:p>
          </table:table-cell>
          <table:table-cell/>
          <table:table-cell table:formula="of:=(1/[.D823])*(10^4)" office:value-type="float" office:value="5.07614213197969" calcext:value-type="float">
            <text:p>5.07614213197969</text:p>
          </table:table-cell>
          <table:table-cell table:formula="of:=(2.5*LOG(([.E823]/[.B823]);10)-2.6)/0.38" office:value-type="float" office:value="6.21651972228617" calcext:value-type="float">
            <text:p>6.21651972228617</text:p>
          </table:table-cell>
          <table:table-cell table:number-columns-repeated="8"/>
        </table:table-row>
        <table:table-row table:style-name="ro1">
          <table:table-cell office:value-type="float" office:value="1971" calcext:value-type="float">
            <text:p>1.97E+03</text:p>
          </table:table-cell>
          <table:table-cell office:value-type="float" office:value="0.0000000000084248459" calcext:value-type="float">
            <text:p>8.42E-12</text:p>
          </table:table-cell>
          <table:table-cell/>
          <table:table-cell office:value-type="float" office:value="1971" calcext:value-type="float">
            <text:p>1.97E+03</text:p>
          </table:table-cell>
          <table:table-cell office:value-type="float" office:value="0.00000000081242524" calcext:value-type="float">
            <text:p>8.12E-10</text:p>
          </table:table-cell>
          <table:table-cell/>
          <table:table-cell table:formula="of:=(1/[.D824])*(10^4)" office:value-type="float" office:value="5.07356671740233" calcext:value-type="float">
            <text:p>5.07356671740233</text:p>
          </table:table-cell>
          <table:table-cell table:formula="of:=(2.5*LOG(([.E824]/[.B824]);10)-2.6)/0.38" office:value-type="float" office:value="6.21198316775113" calcext:value-type="float">
            <text:p>6.21198316775113</text:p>
          </table:table-cell>
          <table:table-cell table:number-columns-repeated="8"/>
        </table:table-row>
        <table:table-row table:style-name="ro1">
          <table:table-cell office:value-type="float" office:value="1972" calcext:value-type="float">
            <text:p>1.97E+03</text:p>
          </table:table-cell>
          <table:table-cell office:value-type="float" office:value="0.00000000000829138655894749" calcext:value-type="float">
            <text:p>8.29E-12</text:p>
          </table:table-cell>
          <table:table-cell/>
          <table:table-cell office:value-type="float" office:value="1972" calcext:value-type="float">
            <text:p>1.97E+03</text:p>
          </table:table-cell>
          <table:table-cell office:value-type="float" office:value="0.000000000791974434438663" calcext:value-type="float">
            <text:p>7.92E-10</text:p>
          </table:table-cell>
          <table:table-cell/>
          <table:table-cell table:formula="of:=(1/[.D825])*(10^4)" office:value-type="float" office:value="5.0709939148073" calcext:value-type="float">
            <text:p>5.0709939148073</text:p>
          </table:table-cell>
          <table:table-cell table:formula="of:=(2.5*LOG(([.E825]/[.B825]);10)-2.6)/0.38" office:value-type="float" office:value="6.18476315303118" calcext:value-type="float">
            <text:p>6.18476315303118</text:p>
          </table:table-cell>
          <table:table-cell table:number-columns-repeated="8"/>
        </table:table-row>
        <table:table-row table:style-name="ro1">
          <table:table-cell office:value-type="float" office:value="1973" calcext:value-type="float">
            <text:p>1.97E+03</text:p>
          </table:table-cell>
          <table:table-cell office:value-type="float" office:value="0.0000000000082179541" calcext:value-type="float">
            <text:p>8.22E-12</text:p>
          </table:table-cell>
          <table:table-cell/>
          <table:table-cell office:value-type="float" office:value="1973" calcext:value-type="float">
            <text:p>1.97E+03</text:p>
          </table:table-cell>
          <table:table-cell office:value-type="float" office:value="0.00000000077908818" calcext:value-type="float">
            <text:p>7.79E-10</text:p>
          </table:table-cell>
          <table:table-cell/>
          <table:table-cell table:formula="of:=(1/[.D826])*(10^4)" office:value-type="float" office:value="5.06842372022301" calcext:value-type="float">
            <text:p>5.06842372022301</text:p>
          </table:table-cell>
          <table:table-cell table:formula="of:=(2.5*LOG(([.E826]/[.B826]);10)-2.6)/0.38" office:value-type="float" office:value="6.16330858033456" calcext:value-type="float">
            <text:p>6.16330858033456</text:p>
          </table:table-cell>
          <table:table-cell table:number-columns-repeated="8"/>
        </table:table-row>
        <table:table-row table:style-name="ro1">
          <table:table-cell office:value-type="float" office:value="1974" calcext:value-type="float">
            <text:p>1.97E+03</text:p>
          </table:table-cell>
          <table:table-cell office:value-type="float" office:value="0.00000000000783009173810002" calcext:value-type="float">
            <text:p>7.83E-12</text:p>
          </table:table-cell>
          <table:table-cell/>
          <table:table-cell office:value-type="float" office:value="1974" calcext:value-type="float">
            <text:p>1.97E+03</text:p>
          </table:table-cell>
          <table:table-cell office:value-type="float" office:value="0.00000000077908818" calcext:value-type="float">
            <text:p>7.79E-10</text:p>
          </table:table-cell>
          <table:table-cell/>
          <table:table-cell table:formula="of:=(1/[.D827])*(10^4)" office:value-type="float" office:value="5.06585612968592" calcext:value-type="float">
            <text:p>5.06585612968592</text:p>
          </table:table-cell>
          <table:table-cell table:formula="of:=(2.5*LOG(([.E827]/[.B827]);10)-2.6)/0.38" office:value-type="float" office:value="6.30144582329924" calcext:value-type="float">
            <text:p>6.30144582329924</text:p>
          </table:table-cell>
          <table:table-cell table:number-columns-repeated="8"/>
        </table:table-row>
        <table:table-row table:style-name="ro1">
          <table:table-cell office:value-type="float" office:value="1975" calcext:value-type="float">
            <text:p>1.98E+03</text:p>
          </table:table-cell>
          <table:table-cell office:value-type="float" office:value="0.00000000000771630991280003" calcext:value-type="float">
            <text:p>7.72E-12</text:p>
          </table:table-cell>
          <table:table-cell/>
          <table:table-cell office:value-type="float" office:value="1975" calcext:value-type="float">
            <text:p>1.98E+03</text:p>
          </table:table-cell>
          <table:table-cell office:value-type="float" office:value="0.000000000722373136794996" calcext:value-type="float">
            <text:p>7.22E-10</text:p>
          </table:table-cell>
          <table:table-cell/>
          <table:table-cell table:formula="of:=(1/[.D828])*(10^4)" office:value-type="float" office:value="5.06329113924051" calcext:value-type="float">
            <text:p>5.06329113924051</text:p>
          </table:table-cell>
          <table:table-cell table:formula="of:=(2.5*LOG(([.E828]/[.B828]);10)-2.6)/0.38" office:value-type="float" office:value="6.12731529780973" calcext:value-type="float">
            <text:p>6.12731529780973</text:p>
          </table:table-cell>
          <table:table-cell table:number-columns-repeated="8"/>
        </table:table-row>
        <table:table-row table:style-name="ro1">
          <table:table-cell office:value-type="float" office:value="1976" calcext:value-type="float">
            <text:p>1.98E+03</text:p>
          </table:table-cell>
          <table:table-cell office:value-type="float" office:value="0.0000000000074710151" calcext:value-type="float">
            <text:p>7.47E-12</text:p>
          </table:table-cell>
          <table:table-cell/>
          <table:table-cell office:value-type="float" office:value="1976" calcext:value-type="float">
            <text:p>1.98E+03</text:p>
          </table:table-cell>
          <table:table-cell office:value-type="float" office:value="0.00000000071904049" calcext:value-type="float">
            <text:p>7.19E-10</text:p>
          </table:table-cell>
          <table:table-cell/>
          <table:table-cell table:formula="of:=(1/[.D829])*(10^4)" office:value-type="float" office:value="5.06072874493927" calcext:value-type="float">
            <text:p>5.06072874493927</text:p>
          </table:table-cell>
          <table:table-cell table:formula="of:=(2.5*LOG(([.E829]/[.B829]);10)-2.6)/0.38" office:value-type="float" office:value="6.20640613495523" calcext:value-type="float">
            <text:p>6.20640613495523</text:p>
          </table:table-cell>
          <table:table-cell table:number-columns-repeated="8"/>
        </table:table-row>
        <table:table-row table:style-name="ro1">
          <table:table-cell office:value-type="float" office:value="1977" calcext:value-type="float">
            <text:p>1.98E+03</text:p>
          </table:table-cell>
          <table:table-cell office:value-type="float" office:value="0.00000000000716461313858452" calcext:value-type="float">
            <text:p>7.16E-12</text:p>
          </table:table-cell>
          <table:table-cell/>
          <table:table-cell office:value-type="float" office:value="1977" calcext:value-type="float">
            <text:p>1.98E+03</text:p>
          </table:table-cell>
          <table:table-cell office:value-type="float" office:value="0.000000000738668324358664" calcext:value-type="float">
            <text:p>7.39E-10</text:p>
          </table:table-cell>
          <table:table-cell/>
          <table:table-cell table:formula="of:=(1/[.D830])*(10^4)" office:value-type="float" office:value="5.05816894284269" calcext:value-type="float">
            <text:p>5.05816894284269</text:p>
          </table:table-cell>
          <table:table-cell table:formula="of:=(2.5*LOG(([.E830]/[.B830]);10)-2.6)/0.38" office:value-type="float" office:value="6.40300480804087" calcext:value-type="float">
            <text:p>6.40300480804087</text:p>
          </table:table-cell>
          <table:table-cell table:number-columns-repeated="8"/>
        </table:table-row>
        <table:table-row table:style-name="ro1">
          <table:table-cell office:value-type="float" office:value="1978" calcext:value-type="float">
            <text:p>1.98E+03</text:p>
          </table:table-cell>
          <table:table-cell office:value-type="float" office:value="0.0000000000063971805523459" calcext:value-type="float">
            <text:p>6.40E-12</text:p>
          </table:table-cell>
          <table:table-cell/>
          <table:table-cell office:value-type="float" office:value="1978" calcext:value-type="float">
            <text:p>1.98E+03</text:p>
          </table:table-cell>
          <table:table-cell office:value-type="float" office:value="0.00000000079027523" calcext:value-type="float">
            <text:p>7.90E-10</text:p>
          </table:table-cell>
          <table:table-cell/>
          <table:table-cell table:formula="of:=(1/[.D831])*(10^4)" office:value-type="float" office:value="5.05561172901921" calcext:value-type="float">
            <text:p>5.05561172901921</text:p>
          </table:table-cell>
          <table:table-cell table:formula="of:=(2.5*LOG(([.E831]/[.B831]);10)-2.6)/0.38" office:value-type="float" office:value="6.91966948378156" calcext:value-type="float">
            <text:p>6.91966948378156</text:p>
          </table:table-cell>
          <table:table-cell table:number-columns-repeated="8"/>
        </table:table-row>
        <table:table-row table:style-name="ro1">
          <table:table-cell office:value-type="float" office:value="1979" calcext:value-type="float">
            <text:p>1.98E+03</text:p>
          </table:table-cell>
          <table:table-cell office:value-type="float" office:value="0.0000000000057418631" calcext:value-type="float">
            <text:p>5.74E-12</text:p>
          </table:table-cell>
          <table:table-cell/>
          <table:table-cell office:value-type="float" office:value="1979" calcext:value-type="float">
            <text:p>1.98E+03</text:p>
          </table:table-cell>
          <table:table-cell office:value-type="float" office:value="0.00000000079027523" calcext:value-type="float">
            <text:p>7.90E-10</text:p>
          </table:table-cell>
          <table:table-cell/>
          <table:table-cell table:formula="of:=(1/[.D832])*(10^4)" office:value-type="float" office:value="5.05305709954523" calcext:value-type="float">
            <text:p>5.05305709954523</text:p>
          </table:table-cell>
          <table:table-cell table:formula="of:=(2.5*LOG(([.E832]/[.B832]);10)-2.6)/0.38" office:value-type="float" office:value="7.22845747495447" calcext:value-type="float">
            <text:p>7.22845747495447</text:p>
          </table:table-cell>
          <table:table-cell table:number-columns-repeated="8"/>
        </table:table-row>
        <table:table-row table:style-name="ro1">
          <table:table-cell office:value-type="float" office:value="1980" calcext:value-type="float">
            <text:p>1.98E+03</text:p>
          </table:table-cell>
          <table:table-cell office:value-type="float" office:value="0.00000000000588963086175566" calcext:value-type="float">
            <text:p>5.89E-12</text:p>
          </table:table-cell>
          <table:table-cell/>
          <table:table-cell office:value-type="float" office:value="1980" calcext:value-type="float">
            <text:p>1.98E+03</text:p>
          </table:table-cell>
          <table:table-cell office:value-type="float" office:value="0.00000000075925537472" calcext:value-type="float">
            <text:p>7.59E-10</text:p>
          </table:table-cell>
          <table:table-cell/>
          <table:table-cell table:formula="of:=(1/[.D833])*(10^4)" office:value-type="float" office:value="5.05050505050505" calcext:value-type="float">
            <text:p>5.05050505050505</text:p>
          </table:table-cell>
          <table:table-cell table:formula="of:=(2.5*LOG(([.E833]/[.B833]);10)-2.6)/0.38" office:value-type="float" office:value="7.0414460468792" calcext:value-type="float">
            <text:p>7.0414460468792</text:p>
          </table:table-cell>
          <table:table-cell table:number-columns-repeated="8"/>
        </table:table-row>
        <table:table-row table:style-name="ro1">
          <table:table-cell office:value-type="float" office:value="1981" calcext:value-type="float">
            <text:p>1.98E+03</text:p>
          </table:table-cell>
          <table:table-cell office:value-type="float" office:value="0.0000000000059527201" calcext:value-type="float">
            <text:p>5.95E-12</text:p>
          </table:table-cell>
          <table:table-cell/>
          <table:table-cell office:value-type="float" office:value="1981" calcext:value-type="float">
            <text:p>1.98E+03</text:p>
          </table:table-cell>
          <table:table-cell office:value-type="float" office:value="0.00000000073908735" calcext:value-type="float">
            <text:p>7.39E-10</text:p>
          </table:table-cell>
          <table:table-cell/>
          <table:table-cell table:formula="of:=(1/[.D834])*(10^4)" office:value-type="float" office:value="5.04795557799091" calcext:value-type="float">
            <text:p>5.04795557799091</text:p>
          </table:table-cell>
          <table:table-cell table:formula="of:=(2.5*LOG(([.E834]/[.B834]);10)-2.6)/0.38" office:value-type="float" office:value="6.93408096583861" calcext:value-type="float">
            <text:p>6.93408096583861</text:p>
          </table:table-cell>
          <table:table-cell table:number-columns-repeated="8"/>
        </table:table-row>
        <table:table-row table:style-name="ro1">
          <table:table-cell office:value-type="float" office:value="1982" calcext:value-type="float">
            <text:p>1.98E+03</text:p>
          </table:table-cell>
          <table:table-cell office:value-type="float" office:value="0.0000000000059527201" calcext:value-type="float">
            <text:p>5.95E-12</text:p>
          </table:table-cell>
          <table:table-cell/>
          <table:table-cell office:value-type="float" office:value="1982" calcext:value-type="float">
            <text:p>1.98E+03</text:p>
          </table:table-cell>
          <table:table-cell office:value-type="float" office:value="0.00000000073908735" calcext:value-type="float">
            <text:p>7.39E-10</text:p>
          </table:table-cell>
          <table:table-cell/>
          <table:table-cell table:formula="of:=(1/[.D835])*(10^4)" office:value-type="float" office:value="5.04540867810293" calcext:value-type="float">
            <text:p>5.04540867810293</text:p>
          </table:table-cell>
          <table:table-cell table:formula="of:=(2.5*LOG(([.E835]/[.B835]);10)-2.6)/0.38" office:value-type="float" office:value="6.93408096583861" calcext:value-type="float">
            <text:p>6.93408096583861</text:p>
          </table:table-cell>
          <table:table-cell table:number-columns-repeated="8"/>
        </table:table-row>
        <table:table-row table:style-name="ro1">
          <table:table-cell office:value-type="float" office:value="1983" calcext:value-type="float">
            <text:p>1.98E+03</text:p>
          </table:table-cell>
          <table:table-cell office:value-type="float" office:value="0.00000000000469895068764172" calcext:value-type="float">
            <text:p>4.70E-12</text:p>
          </table:table-cell>
          <table:table-cell/>
          <table:table-cell office:value-type="float" office:value="1983" calcext:value-type="float">
            <text:p>1.98E+03</text:p>
          </table:table-cell>
          <table:table-cell office:value-type="float" office:value="0.000000000650768790053556" calcext:value-type="float">
            <text:p>6.51E-10</text:p>
          </table:table-cell>
          <table:table-cell/>
          <table:table-cell table:formula="of:=(1/[.D836])*(10^4)" office:value-type="float" office:value="5.04286434694907" calcext:value-type="float">
            <text:p>5.04286434694907</text:p>
          </table:table-cell>
          <table:table-cell table:formula="of:=(2.5*LOG(([.E836]/[.B836]);10)-2.6)/0.38" office:value-type="float" office:value="7.24622256054296" calcext:value-type="float">
            <text:p>7.24622256054296</text:p>
          </table:table-cell>
          <table:table-cell table:number-columns-repeated="8"/>
        </table:table-row>
        <table:table-row table:style-name="ro1">
          <table:table-cell office:value-type="float" office:value="1984" calcext:value-type="float">
            <text:p>1.98E+03</text:p>
          </table:table-cell>
          <table:table-cell office:value-type="float" office:value="0.0000000000046139221" calcext:value-type="float">
            <text:p>4.61E-12</text:p>
          </table:table-cell>
          <table:table-cell/>
          <table:table-cell office:value-type="float" office:value="1984" calcext:value-type="float">
            <text:p>1.98E+03</text:p>
          </table:table-cell>
          <table:table-cell office:value-type="float" office:value="0.00000000064477917" calcext:value-type="float">
            <text:p>6.45E-10</text:p>
          </table:table-cell>
          <table:table-cell/>
          <table:table-cell table:formula="of:=(1/[.D837])*(10^4)" office:value-type="float" office:value="5.04032258064516" calcext:value-type="float">
            <text:p>5.04032258064516</text:p>
          </table:table-cell>
          <table:table-cell table:formula="of:=(2.5*LOG(([.E837]/[.B837]);10)-2.6)/0.38" office:value-type="float" office:value="7.27197855992471" calcext:value-type="float">
            <text:p>7.27197855992471</text:p>
          </table:table-cell>
          <table:table-cell table:number-columns-repeated="8"/>
        </table:table-row>
        <table:table-row table:style-name="ro1">
          <table:table-cell office:value-type="float" office:value="1985" calcext:value-type="float">
            <text:p>1.99E+03</text:p>
          </table:table-cell>
          <table:table-cell office:value-type="float" office:value="0.00000000000475527881035467" calcext:value-type="float">
            <text:p>4.76E-12</text:p>
          </table:table-cell>
          <table:table-cell/>
          <table:table-cell office:value-type="float" office:value="1985" calcext:value-type="float">
            <text:p>1.99E+03</text:p>
          </table:table-cell>
          <table:table-cell office:value-type="float" office:value="0.000000000639211043589322" calcext:value-type="float">
            <text:p>6.39E-10</text:p>
          </table:table-cell>
          <table:table-cell/>
          <table:table-cell table:formula="of:=(1/[.D838])*(10^4)" office:value-type="float" office:value="5.03778337531486" calcext:value-type="float">
            <text:p>5.03778337531486</text:p>
          </table:table-cell>
          <table:table-cell table:formula="of:=(2.5*LOG(([.E838]/[.B838]);10)-2.6)/0.38" office:value-type="float" office:value="7.16097555373082" calcext:value-type="float">
            <text:p>7.16097555373082</text:p>
          </table:table-cell>
          <table:table-cell table:number-columns-repeated="8"/>
        </table:table-row>
        <table:table-row table:style-name="ro1">
          <table:table-cell office:value-type="float" office:value="1986" calcext:value-type="float">
            <text:p>1.99E+03</text:p>
          </table:table-cell>
          <table:table-cell office:value-type="float" office:value="0.0000000000051422859" calcext:value-type="float">
            <text:p>5.14E-12</text:p>
          </table:table-cell>
          <table:table-cell/>
          <table:table-cell office:value-type="float" office:value="1986" calcext:value-type="float">
            <text:p>1.99E+03</text:p>
          </table:table-cell>
          <table:table-cell office:value-type="float" office:value="0.0000000006239666" calcext:value-type="float">
            <text:p>6.24E-10</text:p>
          </table:table-cell>
          <table:table-cell/>
          <table:table-cell table:formula="of:=(1/[.D839])*(10^4)" office:value-type="float" office:value="5.03524672708963" calcext:value-type="float">
            <text:p>5.03524672708963</text:p>
          </table:table-cell>
          <table:table-cell table:formula="of:=(2.5*LOG(([.E839]/[.B839]);10)-2.6)/0.38" office:value-type="float" office:value="6.86845476549718" calcext:value-type="float">
            <text:p>6.86845476549718</text:p>
          </table:table-cell>
          <table:table-cell table:number-columns-repeated="8"/>
        </table:table-row>
        <table:table-row table:style-name="ro1">
          <table:table-cell office:value-type="float" office:value="1987" calcext:value-type="float">
            <text:p>1.99E+03</text:p>
          </table:table-cell>
          <table:table-cell office:value-type="float" office:value="0.0000000000051422859" calcext:value-type="float">
            <text:p>5.14E-12</text:p>
          </table:table-cell>
          <table:table-cell/>
          <table:table-cell office:value-type="float" office:value="1987" calcext:value-type="float">
            <text:p>1.99E+03</text:p>
          </table:table-cell>
          <table:table-cell office:value-type="float" office:value="0.0000000006239666" calcext:value-type="float">
            <text:p>6.24E-10</text:p>
          </table:table-cell>
          <table:table-cell/>
          <table:table-cell table:formula="of:=(1/[.D840])*(10^4)" office:value-type="float" office:value="5.03271263210871" calcext:value-type="float">
            <text:p>5.03271263210871</text:p>
          </table:table-cell>
          <table:table-cell table:formula="of:=(2.5*LOG(([.E840]/[.B840]);10)-2.6)/0.38" office:value-type="float" office:value="6.86845476549718" calcext:value-type="float">
            <text:p>6.86845476549718</text:p>
          </table:table-cell>
          <table:table-cell table:number-columns-repeated="8"/>
        </table:table-row>
        <table:table-row table:style-name="ro1">
          <table:table-cell office:value-type="float" office:value="1988" calcext:value-type="float">
            <text:p>1.99E+03</text:p>
          </table:table-cell>
          <table:table-cell office:value-type="float" office:value="0.00000000000481355076860002" calcext:value-type="float">
            <text:p>4.81E-12</text:p>
          </table:table-cell>
          <table:table-cell/>
          <table:table-cell office:value-type="float" office:value="1988" calcext:value-type="float">
            <text:p>1.99E+03</text:p>
          </table:table-cell>
          <table:table-cell office:value-type="float" office:value="0.000000000605244774800001" calcext:value-type="float">
            <text:p>6.05E-10</text:p>
          </table:table-cell>
          <table:table-cell/>
          <table:table-cell table:formula="of:=(1/[.D841])*(10^4)" office:value-type="float" office:value="5.03018108651912" calcext:value-type="float">
            <text:p>5.03018108651912</text:p>
          </table:table-cell>
          <table:table-cell table:formula="of:=(2.5*LOG(([.E841]/[.B841]);10)-2.6)/0.38" office:value-type="float" office:value="6.97016771113018" calcext:value-type="float">
            <text:p>6.97016771113018</text:p>
          </table:table-cell>
          <table:table-cell table:number-columns-repeated="8"/>
        </table:table-row>
        <table:table-row table:style-name="ro1">
          <table:table-cell office:value-type="float" office:value="1989" calcext:value-type="float">
            <text:p>1.99E+03</text:p>
          </table:table-cell>
          <table:table-cell office:value-type="float" office:value="0.0000000000045925616" calcext:value-type="float">
            <text:p>4.59E-12</text:p>
          </table:table-cell>
          <table:table-cell/>
          <table:table-cell office:value-type="float" office:value="1989" calcext:value-type="float">
            <text:p>1.99E+03</text:p>
          </table:table-cell>
          <table:table-cell office:value-type="float" office:value="0.0000000005926592" calcext:value-type="float">
            <text:p>5.93E-10</text:p>
          </table:table-cell>
          <table:table-cell/>
          <table:table-cell table:formula="of:=(1/[.D842])*(10^4)" office:value-type="float" office:value="5.02765208647562" calcext:value-type="float">
            <text:p>5.02765208647562</text:p>
          </table:table-cell>
          <table:table-cell table:formula="of:=(2.5*LOG(([.E842]/[.B842]);10)-2.6)/0.38" office:value-type="float" office:value="7.04440815952264" calcext:value-type="float">
            <text:p>7.04440815952264</text:p>
          </table:table-cell>
          <table:table-cell table:number-columns-repeated="8"/>
        </table:table-row>
        <table:table-row table:style-name="ro1">
          <table:table-cell office:value-type="float" office:value="1990" calcext:value-type="float">
            <text:p>1.99E+03</text:p>
          </table:table-cell>
          <table:table-cell office:value-type="float" office:value="0.0000000000045925616" calcext:value-type="float">
            <text:p>4.59E-12</text:p>
          </table:table-cell>
          <table:table-cell/>
          <table:table-cell office:value-type="float" office:value="1990" calcext:value-type="float">
            <text:p>1.99E+03</text:p>
          </table:table-cell>
          <table:table-cell office:value-type="float" office:value="0.0000000005926592" calcext:value-type="float">
            <text:p>5.93E-10</text:p>
          </table:table-cell>
          <table:table-cell/>
          <table:table-cell table:formula="of:=(1/[.D843])*(10^4)" office:value-type="float" office:value="5.0251256281407" calcext:value-type="float">
            <text:p>5.0251256281407</text:p>
          </table:table-cell>
          <table:table-cell table:formula="of:=(2.5*LOG(([.E843]/[.B843]);10)-2.6)/0.38" office:value-type="float" office:value="7.04440815952264" calcext:value-type="float">
            <text:p>7.04440815952264</text:p>
          </table:table-cell>
          <table:table-cell table:number-columns-repeated="8"/>
        </table:table-row>
        <table:table-row table:style-name="ro1">
          <table:table-cell office:value-type="float" office:value="1991" calcext:value-type="float">
            <text:p>1.99E+03</text:p>
          </table:table-cell>
          <table:table-cell office:value-type="float" office:value="0.00000000000388001322490045" calcext:value-type="float">
            <text:p>3.88E-12</text:p>
          </table:table-cell>
          <table:table-cell/>
          <table:table-cell office:value-type="float" office:value="1991" calcext:value-type="float">
            <text:p>1.99E+03</text:p>
          </table:table-cell>
          <table:table-cell office:value-type="float" office:value="0.000000000537078792418426" calcext:value-type="float">
            <text:p>5.37E-10</text:p>
          </table:table-cell>
          <table:table-cell/>
          <table:table-cell table:formula="of:=(1/[.D844])*(10^4)" office:value-type="float" office:value="5.02260170768458" calcext:value-type="float">
            <text:p>5.02260170768458</text:p>
          </table:table-cell>
          <table:table-cell table:formula="of:=(2.5*LOG(([.E844]/[.B844]);10)-2.6)/0.38" office:value-type="float" office:value="7.24476840718239" calcext:value-type="float">
            <text:p>7.24476840718239</text:p>
          </table:table-cell>
          <table:table-cell table:number-columns-repeated="8"/>
        </table:table-row>
        <table:table-row table:style-name="ro1">
          <table:table-cell office:value-type="float" office:value="1992" calcext:value-type="float">
            <text:p>1.99E+03</text:p>
          </table:table-cell>
          <table:table-cell office:value-type="float" office:value="0.0000000000038251325" calcext:value-type="float">
            <text:p>3.83E-12</text:p>
          </table:table-cell>
          <table:table-cell/>
          <table:table-cell office:value-type="float" office:value="1992" calcext:value-type="float">
            <text:p>1.99E+03</text:p>
          </table:table-cell>
          <table:table-cell office:value-type="float" office:value="0.00000000053279797" calcext:value-type="float">
            <text:p>5.33E-10</text:p>
          </table:table-cell>
          <table:table-cell/>
          <table:table-cell table:formula="of:=(1/[.D845])*(10^4)" office:value-type="float" office:value="5.02008032128514" calcext:value-type="float">
            <text:p>5.02008032128514</text:p>
          </table:table-cell>
          <table:table-cell table:formula="of:=(2.5*LOG(([.E845]/[.B845]);10)-2.6)/0.38" office:value-type="float" office:value="7.26260577667121" calcext:value-type="float">
            <text:p>7.26260577667121</text:p>
          </table:table-cell>
          <table:table-cell table:number-columns-repeated="8"/>
        </table:table-row>
        <table:table-row table:style-name="ro1">
          <table:table-cell office:value-type="float" office:value="1993" calcext:value-type="float">
            <text:p>1.99E+03</text:p>
          </table:table-cell>
          <table:table-cell office:value-type="float" office:value="0.00000000000389999425675508" calcext:value-type="float">
            <text:p>3.90E-12</text:p>
          </table:table-cell>
          <table:table-cell/>
          <table:table-cell office:value-type="float" office:value="1993" calcext:value-type="float">
            <text:p>1.99E+03</text:p>
          </table:table-cell>
          <table:table-cell office:value-type="float" office:value="0.000000000559363659365095" calcext:value-type="float">
            <text:p>5.59E-10</text:p>
          </table:table-cell>
          <table:table-cell/>
          <table:table-cell table:formula="of:=(1/[.D846])*(10^4)" office:value-type="float" office:value="5.01756146512795" calcext:value-type="float">
            <text:p>5.01756146512795</text:p>
          </table:table-cell>
          <table:table-cell table:formula="of:=(2.5*LOG(([.E846]/[.B846]);10)-2.6)/0.38" office:value-type="float" office:value="7.34625184418443" calcext:value-type="float">
            <text:p>7.34625184418443</text:p>
          </table:table-cell>
          <table:table-cell table:number-columns-repeated="8"/>
        </table:table-row>
        <table:table-row table:style-name="ro1">
          <table:table-cell office:value-type="float" office:value="1994" calcext:value-type="float">
            <text:p>1.99E+03</text:p>
          </table:table-cell>
          <table:table-cell office:value-type="float" office:value="0.0000000000041135771" calcext:value-type="float">
            <text:p>4.11E-12</text:p>
          </table:table-cell>
          <table:table-cell/>
          <table:table-cell office:value-type="float" office:value="1994" calcext:value-type="float">
            <text:p>1.99E+03</text:p>
          </table:table-cell>
          <table:table-cell office:value-type="float" office:value="0.00000000063515637" calcext:value-type="float">
            <text:p>6.35E-10</text:p>
          </table:table-cell>
          <table:table-cell/>
          <table:table-cell table:formula="of:=(1/[.D847])*(10^4)" office:value-type="float" office:value="5.01504513540622" calcext:value-type="float">
            <text:p>5.01504513540622</text:p>
          </table:table-cell>
          <table:table-cell table:formula="of:=(2.5*LOG(([.E847]/[.B847]);10)-2.6)/0.38" office:value-type="float" office:value="7.55698037091653" calcext:value-type="float">
            <text:p>7.55698037091653</text:p>
          </table:table-cell>
          <table:table-cell table:number-columns-repeated="8"/>
        </table:table-row>
        <table:table-row table:style-name="ro1">
          <table:table-cell office:value-type="float" office:value="1995" calcext:value-type="float">
            <text:p>2.00E+03</text:p>
          </table:table-cell>
          <table:table-cell office:value-type="float" office:value="0.0000000000041135771" calcext:value-type="float">
            <text:p>4.11E-12</text:p>
          </table:table-cell>
          <table:table-cell/>
          <table:table-cell office:value-type="float" office:value="1995" calcext:value-type="float">
            <text:p>2.00E+03</text:p>
          </table:table-cell>
          <table:table-cell office:value-type="float" office:value="0.00000000063515637" calcext:value-type="float">
            <text:p>6.35E-10</text:p>
          </table:table-cell>
          <table:table-cell/>
          <table:table-cell table:formula="of:=(1/[.D848])*(10^4)" office:value-type="float" office:value="5.0125313283208" calcext:value-type="float">
            <text:p>5.0125313283208</text:p>
          </table:table-cell>
          <table:table-cell table:formula="of:=(2.5*LOG(([.E848]/[.B848]);10)-2.6)/0.38" office:value-type="float" office:value="7.55698037091653" calcext:value-type="float">
            <text:p>7.55698037091653</text:p>
          </table:table-cell>
          <table:table-cell table:number-columns-repeated="8"/>
        </table:table-row>
        <table:table-row table:style-name="ro1">
          <table:table-cell office:value-type="float" office:value="1996" calcext:value-type="float">
            <text:p>2.00E+03</text:p>
          </table:table-cell>
          <table:table-cell office:value-type="float" office:value="0.0000000000037218605239999" calcext:value-type="float">
            <text:p>3.72E-12</text:p>
          </table:table-cell>
          <table:table-cell/>
          <table:table-cell office:value-type="float" office:value="1996" calcext:value-type="float">
            <text:p>2.00E+03</text:p>
          </table:table-cell>
          <table:table-cell office:value-type="float" office:value="0.000000000643207167800002" calcext:value-type="float">
            <text:p>6.43E-10</text:p>
          </table:table-cell>
          <table:table-cell/>
          <table:table-cell table:formula="of:=(1/[.D849])*(10^4)" office:value-type="float" office:value="5.01002004008016" calcext:value-type="float">
            <text:p>5.01002004008016</text:p>
          </table:table-cell>
          <table:table-cell table:formula="of:=(2.5*LOG(([.E849]/[.B849]);10)-2.6)/0.38" office:value-type="float" office:value="7.87888672025485" calcext:value-type="float">
            <text:p>7.87888672025485</text:p>
          </table:table-cell>
          <table:table-cell table:number-columns-repeated="8"/>
        </table:table-row>
        <table:table-row table:style-name="ro1">
          <table:table-cell office:value-type="float" office:value="1997" calcext:value-type="float">
            <text:p>2.00E+03</text:p>
          </table:table-cell>
          <table:table-cell office:value-type="float" office:value="0.0000000000034496507" calcext:value-type="float">
            <text:p>3.45E-12</text:p>
          </table:table-cell>
          <table:table-cell/>
          <table:table-cell office:value-type="float" office:value="1997" calcext:value-type="float">
            <text:p>2.00E+03</text:p>
          </table:table-cell>
          <table:table-cell office:value-type="float" office:value="0.00000000064880179" calcext:value-type="float">
            <text:p>6.49E-10</text:p>
          </table:table-cell>
          <table:table-cell/>
          <table:table-cell table:formula="of:=(1/[.D850])*(10^4)" office:value-type="float" office:value="5.00751126690035" calcext:value-type="float">
            <text:p>5.00751126690035</text:p>
          </table:table-cell>
          <table:table-cell table:formula="of:=(2.5*LOG(([.E850]/[.B850]);10)-2.6)/0.38" office:value-type="float" office:value="8.12063761374513" calcext:value-type="float">
            <text:p>8.12063761374513</text:p>
          </table:table-cell>
          <table:table-cell table:number-columns-repeated="8"/>
        </table:table-row>
        <table:table-row table:style-name="ro1">
          <table:table-cell office:value-type="float" office:value="1998" calcext:value-type="float">
            <text:p>2.00E+03</text:p>
          </table:table-cell>
          <table:table-cell office:value-type="float" office:value="0.0000000000034496507" calcext:value-type="float">
            <text:p>3.45E-12</text:p>
          </table:table-cell>
          <table:table-cell/>
          <table:table-cell office:value-type="float" office:value="1998" calcext:value-type="float">
            <text:p>2.00E+03</text:p>
          </table:table-cell>
          <table:table-cell office:value-type="float" office:value="0.00000000064880179" calcext:value-type="float">
            <text:p>6.49E-10</text:p>
          </table:table-cell>
          <table:table-cell/>
          <table:table-cell table:formula="of:=(1/[.D851])*(10^4)" office:value-type="float" office:value="5.00500500500501" calcext:value-type="float">
            <text:p>5.00500500500501</text:p>
          </table:table-cell>
          <table:table-cell table:formula="of:=(2.5*LOG(([.E851]/[.B851]);10)-2.6)/0.38" office:value-type="float" office:value="8.12063761374513" calcext:value-type="float">
            <text:p>8.12063761374513</text:p>
          </table:table-cell>
          <table:table-cell table:number-columns-repeated="8"/>
        </table:table-row>
        <table:table-row table:style-name="ro1">
          <table:table-cell office:value-type="float" office:value="1999" calcext:value-type="float">
            <text:p>2.00E+03</text:p>
          </table:table-cell>
          <table:table-cell office:value-type="float" office:value="0.00000000000482094616454738" calcext:value-type="float">
            <text:p>4.82E-12</text:p>
          </table:table-cell>
          <table:table-cell/>
          <table:table-cell office:value-type="float" office:value="1999" calcext:value-type="float">
            <text:p>2.00E+03</text:p>
          </table:table-cell>
          <table:table-cell office:value-type="float" office:value="0.000000000737782244989666" calcext:value-type="float">
            <text:p>7.38E-10</text:p>
          </table:table-cell>
          <table:table-cell/>
          <table:table-cell table:formula="of:=(1/[.D852])*(10^4)" office:value-type="float" office:value="5.00250125062531" calcext:value-type="float">
            <text:p>5.00250125062531</text:p>
          </table:table-cell>
          <table:table-cell table:formula="of:=(2.5*LOG(([.E852]/[.B852]);10)-2.6)/0.38" office:value-type="float" office:value="7.53155209083063" calcext:value-type="float">
            <text:p>7.53155209083063</text:p>
          </table:table-cell>
          <table:table-cell table:number-columns-repeated="8"/>
        </table:table-row>
        <table:table-row table:style-name="ro1">
          <table:table-cell office:value-type="float" office:value="2000" calcext:value-type="float">
            <text:p>2.00E+03</text:p>
          </table:table-cell>
          <table:table-cell office:value-type="float" office:value="0.0000000000049394018" calcext:value-type="float">
            <text:p>4.94E-12</text:p>
          </table:table-cell>
          <table:table-cell/>
          <table:table-cell office:value-type="float" office:value="2000" calcext:value-type="float">
            <text:p>2.00E+03</text:p>
          </table:table-cell>
          <table:table-cell office:value-type="float" office:value="0.00000000074546858" calcext:value-type="float">
            <text:p>7.45E-10</text:p>
          </table:table-cell>
          <table:table-cell/>
          <table:table-cell table:formula="of:=(1/[.D853])*(10^4)" office:value-type="float" office:value="5" calcext:value-type="float">
            <text:p>5</text:p>
          </table:table-cell>
          <table:table-cell table:formula="of:=(2.5*LOG(([.E853]/[.B853]);10)-2.6)/0.38" office:value-type="float" office:value="7.4918091307239" calcext:value-type="float">
            <text:p>7.4918091307239</text:p>
          </table:table-cell>
          <table:table-cell table:number-columns-repeated="8"/>
        </table:table-row>
        <table:table-row table:style-name="ro1">
          <table:table-cell office:value-type="float" office:value="2001" calcext:value-type="float">
            <text:p>2.00E+03</text:p>
          </table:table-cell>
          <table:table-cell office:value-type="float" office:value="0.0000000000046668414415002" calcext:value-type="float">
            <text:p>4.67E-12</text:p>
          </table:table-cell>
          <table:table-cell/>
          <table:table-cell office:value-type="float" office:value="2001" calcext:value-type="float">
            <text:p>2.00E+03</text:p>
          </table:table-cell>
          <table:table-cell office:value-type="float" office:value="0.000000000711036039435025" calcext:value-type="float">
            <text:p>7.11E-10</text:p>
          </table:table-cell>
          <table:table-cell/>
          <table:table-cell table:formula="of:=(1/[.D854])*(10^4)" office:value-type="float" office:value="4.99750124937531" calcext:value-type="float">
            <text:p>4.99750124937531</text:p>
          </table:table-cell>
          <table:table-cell table:formula="of:=(2.5*LOG(([.E854]/[.B854]);10)-2.6)/0.38" office:value-type="float" office:value="7.51887215862687" calcext:value-type="float">
            <text:p>7.51887215862687</text:p>
          </table:table-cell>
          <table:table-cell table:number-columns-repeated="8"/>
        </table:table-row>
        <table:table-row table:style-name="ro1">
          <table:table-cell office:value-type="float" office:value="2002" calcext:value-type="float">
            <text:p>2.00E+03</text:p>
          </table:table-cell>
          <table:table-cell office:value-type="float" office:value="0.0000000000038556628" calcext:value-type="float">
            <text:p>3.86E-12</text:p>
          </table:table-cell>
          <table:table-cell/>
          <table:table-cell office:value-type="float" office:value="2002" calcext:value-type="float">
            <text:p>2.00E+03</text:p>
          </table:table-cell>
          <table:table-cell office:value-type="float" office:value="0.00000000060855987" calcext:value-type="float">
            <text:p>6.09E-10</text:p>
          </table:table-cell>
          <table:table-cell/>
          <table:table-cell table:formula="of:=(1/[.D855])*(10^4)" office:value-type="float" office:value="4.995004995005" calcext:value-type="float">
            <text:p>4.995004995005</text:p>
          </table:table-cell>
          <table:table-cell table:formula="of:=(2.5*LOG(([.E855]/[.B855]);10)-2.6)/0.38" office:value-type="float" office:value="7.61976490226823" calcext:value-type="float">
            <text:p>7.61976490226823</text:p>
          </table:table-cell>
          <table:table-cell table:number-columns-repeated="8"/>
        </table:table-row>
        <table:table-row table:style-name="ro1">
          <table:table-cell office:value-type="float" office:value="2003" calcext:value-type="float">
            <text:p>2.00E+03</text:p>
          </table:table-cell>
          <table:table-cell office:value-type="float" office:value="0.0000000000038556628" calcext:value-type="float">
            <text:p>3.86E-12</text:p>
          </table:table-cell>
          <table:table-cell/>
          <table:table-cell office:value-type="float" office:value="2003" calcext:value-type="float">
            <text:p>2.00E+03</text:p>
          </table:table-cell>
          <table:table-cell office:value-type="float" office:value="0.00000000060855987" calcext:value-type="float">
            <text:p>6.09E-10</text:p>
          </table:table-cell>
          <table:table-cell/>
          <table:table-cell table:formula="of:=(1/[.D856])*(10^4)" office:value-type="float" office:value="4.99251123315027" calcext:value-type="float">
            <text:p>4.99251123315027</text:p>
          </table:table-cell>
          <table:table-cell table:formula="of:=(2.5*LOG(([.E856]/[.B856]);10)-2.6)/0.38" office:value-type="float" office:value="7.61976490226823" calcext:value-type="float">
            <text:p>7.61976490226823</text:p>
          </table:table-cell>
          <table:table-cell table:number-columns-repeated="8"/>
        </table:table-row>
        <table:table-row table:style-name="ro1">
          <table:table-cell office:value-type="float" office:value="2004" calcext:value-type="float">
            <text:p>2.00E+03</text:p>
          </table:table-cell>
          <table:table-cell office:value-type="float" office:value="0.0000000000045795120016789" calcext:value-type="float">
            <text:p>4.58E-12</text:p>
          </table:table-cell>
          <table:table-cell/>
          <table:table-cell office:value-type="float" office:value="2004" calcext:value-type="float">
            <text:p>2.00E+03</text:p>
          </table:table-cell>
          <table:table-cell office:value-type="float" office:value="0.000000000667547885204513" calcext:value-type="float">
            <text:p>6.68E-10</text:p>
          </table:table-cell>
          <table:table-cell/>
          <table:table-cell table:formula="of:=(1/[.D857])*(10^4)" office:value-type="float" office:value="4.99001996007984" calcext:value-type="float">
            <text:p>4.99001996007984</text:p>
          </table:table-cell>
          <table:table-cell table:formula="of:=(2.5*LOG(([.E857]/[.B857]);10)-2.6)/0.38" office:value-type="float" office:value="7.39252120308653" calcext:value-type="float">
            <text:p>7.39252120308653</text:p>
          </table:table-cell>
          <table:table-cell table:number-columns-repeated="8"/>
        </table:table-row>
        <table:table-row table:style-name="ro1">
          <table:table-cell office:value-type="float" office:value="2005" calcext:value-type="float">
            <text:p>2.01E+03</text:p>
          </table:table-cell>
          <table:table-cell office:value-type="float" office:value="0.0000000000050982252" calcext:value-type="float">
            <text:p>5.10E-12</text:p>
          </table:table-cell>
          <table:table-cell/>
          <table:table-cell office:value-type="float" office:value="2005" calcext:value-type="float">
            <text:p>2.01E+03</text:p>
          </table:table-cell>
          <table:table-cell office:value-type="float" office:value="0.00000000070981893" calcext:value-type="float">
            <text:p>7.10E-10</text:p>
          </table:table-cell>
          <table:table-cell/>
          <table:table-cell table:formula="of:=(1/[.D858])*(10^4)" office:value-type="float" office:value="4.98753117206983" calcext:value-type="float">
            <text:p>4.98753117206983</text:p>
          </table:table-cell>
          <table:table-cell table:formula="of:=(2.5*LOG(([.E858]/[.B858]);10)-2.6)/0.38" office:value-type="float" office:value="7.26137211810717" calcext:value-type="float">
            <text:p>7.26137211810717</text:p>
          </table:table-cell>
          <table:table-cell table:number-columns-repeated="8"/>
        </table:table-row>
        <table:table-row table:style-name="ro1">
          <table:table-cell office:value-type="float" office:value="2006" calcext:value-type="float">
            <text:p>2.01E+03</text:p>
          </table:table-cell>
          <table:table-cell office:value-type="float" office:value="0.0000000000050982252" calcext:value-type="float">
            <text:p>5.10E-12</text:p>
          </table:table-cell>
          <table:table-cell/>
          <table:table-cell office:value-type="float" office:value="2006" calcext:value-type="float">
            <text:p>2.01E+03</text:p>
          </table:table-cell>
          <table:table-cell office:value-type="float" office:value="0.00000000070981893" calcext:value-type="float">
            <text:p>7.10E-10</text:p>
          </table:table-cell>
          <table:table-cell/>
          <table:table-cell table:formula="of:=(1/[.D859])*(10^4)" office:value-type="float" office:value="4.98504486540379" calcext:value-type="float">
            <text:p>4.98504486540379</text:p>
          </table:table-cell>
          <table:table-cell table:formula="of:=(2.5*LOG(([.E859]/[.B859]);10)-2.6)/0.38" office:value-type="float" office:value="7.26137211810717" calcext:value-type="float">
            <text:p>7.26137211810717</text:p>
          </table:table-cell>
          <table:table-cell table:number-columns-repeated="8"/>
        </table:table-row>
        <table:table-row table:style-name="ro1">
          <table:table-cell office:value-type="float" office:value="2007" calcext:value-type="float">
            <text:p>2.01E+03</text:p>
          </table:table-cell>
          <table:table-cell office:value-type="float" office:value="0.0000000000051398930592" calcext:value-type="float">
            <text:p>5.14E-12</text:p>
          </table:table-cell>
          <table:table-cell/>
          <table:table-cell office:value-type="float" office:value="2007" calcext:value-type="float">
            <text:p>2.01E+03</text:p>
          </table:table-cell>
          <table:table-cell office:value-type="float" office:value="0.000000000764489004800001" calcext:value-type="float">
            <text:p>7.64E-10</text:p>
          </table:table-cell>
          <table:table-cell/>
          <table:table-cell table:formula="of:=(1/[.D860])*(10^4)" office:value-type="float" office:value="4.9825610363727" calcext:value-type="float">
            <text:p>4.9825610363727</text:p>
          </table:table-cell>
          <table:table-cell table:formula="of:=(2.5*LOG(([.E860]/[.B860]);10)-2.6)/0.38" office:value-type="float" office:value="7.45011289767152" calcext:value-type="float">
            <text:p>7.45011289767152</text:p>
          </table:table-cell>
          <table:table-cell table:number-columns-repeated="8"/>
        </table:table-row>
        <table:table-row table:style-name="ro1">
          <table:table-cell office:value-type="float" office:value="2008" calcext:value-type="float">
            <text:p>2.01E+03</text:p>
          </table:table-cell>
          <table:table-cell office:value-type="float" office:value="0.0000000000051438636" calcext:value-type="float">
            <text:p>5.14E-12</text:p>
          </table:table-cell>
          <table:table-cell/>
          <table:table-cell office:value-type="float" office:value="2008" calcext:value-type="float">
            <text:p>2.01E+03</text:p>
          </table:table-cell>
          <table:table-cell office:value-type="float" office:value="0.00000000076969853" calcext:value-type="float">
            <text:p>7.70E-10</text:p>
          </table:table-cell>
          <table:table-cell/>
          <table:table-cell table:formula="of:=(1/[.D861])*(10^4)" office:value-type="float" office:value="4.9800796812749" calcext:value-type="float">
            <text:p>4.9800796812749</text:p>
          </table:table-cell>
          <table:table-cell table:formula="of:=(2.5*LOG(([.E861]/[.B861]);10)-2.6)/0.38" office:value-type="float" office:value="7.46731061355311" calcext:value-type="float">
            <text:p>7.46731061355311</text:p>
          </table:table-cell>
          <table:table-cell table:number-columns-repeated="8"/>
        </table:table-row>
        <table:table-row table:style-name="ro1">
          <table:table-cell office:value-type="float" office:value="2009" calcext:value-type="float">
            <text:p>2.01E+03</text:p>
          </table:table-cell>
          <table:table-cell office:value-type="float" office:value="0.00000000000505785478764696" calcext:value-type="float">
            <text:p>5.06E-12</text:p>
          </table:table-cell>
          <table:table-cell/>
          <table:table-cell office:value-type="float" office:value="2009" calcext:value-type="float">
            <text:p>2.01E+03</text:p>
          </table:table-cell>
          <table:table-cell office:value-type="float" office:value="0.000000000758187491081501" calcext:value-type="float">
            <text:p>7.58E-10</text:p>
          </table:table-cell>
          <table:table-cell/>
          <table:table-cell table:formula="of:=(1/[.D862])*(10^4)" office:value-type="float" office:value="4.97760079641613" calcext:value-type="float">
            <text:p>4.97760079641613</text:p>
          </table:table-cell>
          <table:table-cell table:formula="of:=(2.5*LOG(([.E862]/[.B862]);10)-2.6)/0.38" office:value-type="float" office:value="7.47243591109289" calcext:value-type="float">
            <text:p>7.47243591109289</text:p>
          </table:table-cell>
          <table:table-cell table:number-columns-repeated="8"/>
        </table:table-row>
        <table:table-row table:style-name="ro1">
          <table:table-cell office:value-type="float" office:value="2010" calcext:value-type="float">
            <text:p>2.01E+03</text:p>
          </table:table-cell>
          <table:table-cell office:value-type="float" office:value="0.0000000000047905946" calcext:value-type="float">
            <text:p>4.79E-12</text:p>
          </table:table-cell>
          <table:table-cell/>
          <table:table-cell office:value-type="float" office:value="2010" calcext:value-type="float">
            <text:p>2.01E+03</text:p>
          </table:table-cell>
          <table:table-cell office:value-type="float" office:value="0.00000000072241857" calcext:value-type="float">
            <text:p>7.22E-10</text:p>
          </table:table-cell>
          <table:table-cell/>
          <table:table-cell table:formula="of:=(1/[.D863])*(10^4)" office:value-type="float" office:value="4.97512437810945" calcext:value-type="float">
            <text:p>4.97512437810945</text:p>
          </table:table-cell>
          <table:table-cell table:formula="of:=(2.5*LOG(([.E863]/[.B863]);10)-2.6)/0.38" office:value-type="float" office:value="7.48947026655194" calcext:value-type="float">
            <text:p>7.48947026655194</text:p>
          </table:table-cell>
          <table:table-cell table:number-columns-repeated="8"/>
        </table:table-row>
        <table:table-row table:style-name="ro1">
          <table:table-cell office:value-type="float" office:value="2011" calcext:value-type="float">
            <text:p>2.01E+03</text:p>
          </table:table-cell>
          <table:table-cell office:value-type="float" office:value="0.0000000000047905946" calcext:value-type="float">
            <text:p>4.79E-12</text:p>
          </table:table-cell>
          <table:table-cell/>
          <table:table-cell office:value-type="float" office:value="2011" calcext:value-type="float">
            <text:p>2.01E+03</text:p>
          </table:table-cell>
          <table:table-cell office:value-type="float" office:value="0.00000000072241857" calcext:value-type="float">
            <text:p>7.22E-10</text:p>
          </table:table-cell>
          <table:table-cell/>
          <table:table-cell table:formula="of:=(1/[.D864])*(10^4)" office:value-type="float" office:value="4.97265042267529" calcext:value-type="float">
            <text:p>4.97265042267529</text:p>
          </table:table-cell>
          <table:table-cell table:formula="of:=(2.5*LOG(([.E864]/[.B864]);10)-2.6)/0.38" office:value-type="float" office:value="7.48947026655194" calcext:value-type="float">
            <text:p>7.48947026655194</text:p>
          </table:table-cell>
          <table:table-cell table:number-columns-repeated="8"/>
        </table:table-row>
        <table:table-row table:style-name="ro1">
          <table:table-cell office:value-type="float" office:value="2012" calcext:value-type="float">
            <text:p>2.01E+03</text:p>
          </table:table-cell>
          <table:table-cell office:value-type="float" office:value="0.00000000000505569376174463" calcext:value-type="float">
            <text:p>5.06E-12</text:p>
          </table:table-cell>
          <table:table-cell/>
          <table:table-cell office:value-type="float" office:value="2012" calcext:value-type="float">
            <text:p>2.01E+03</text:p>
          </table:table-cell>
          <table:table-cell office:value-type="float" office:value="0.000000000710941592694243" calcext:value-type="float">
            <text:p>7.11E-10</text:p>
          </table:table-cell>
          <table:table-cell/>
          <table:table-cell table:formula="of:=(1/[.D865])*(10^4)" office:value-type="float" office:value="4.97017892644135" calcext:value-type="float">
            <text:p>4.97017892644135</text:p>
          </table:table-cell>
          <table:table-cell table:formula="of:=(2.5*LOG(([.E865]/[.B865]);10)-2.6)/0.38" office:value-type="float" office:value="7.28982344222395" calcext:value-type="float">
            <text:p>7.28982344222395</text:p>
          </table:table-cell>
          <table:table-cell table:number-columns-repeated="8"/>
        </table:table-row>
        <table:table-row table:style-name="ro1">
          <table:table-cell office:value-type="float" office:value="2013" calcext:value-type="float">
            <text:p>2.01E+03</text:p>
          </table:table-cell>
          <table:table-cell office:value-type="float" office:value="0.0000000000052520011" calcext:value-type="float">
            <text:p>5.25E-12</text:p>
          </table:table-cell>
          <table:table-cell/>
          <table:table-cell office:value-type="float" office:value="2013" calcext:value-type="float">
            <text:p>2.01E+03</text:p>
          </table:table-cell>
          <table:table-cell office:value-type="float" office:value="0.00000000070244283" calcext:value-type="float">
            <text:p>7.02E-10</text:p>
          </table:table-cell>
          <table:table-cell/>
          <table:table-cell table:formula="of:=(1/[.D866])*(10^4)" office:value-type="float" office:value="4.96770988574267" calcext:value-type="float">
            <text:p>4.96770988574267</text:p>
          </table:table-cell>
          <table:table-cell table:formula="of:=(2.5*LOG(([.E866]/[.B866]);10)-2.6)/0.38" office:value-type="float" office:value="7.14661957589566" calcext:value-type="float">
            <text:p>7.14661957589566</text:p>
          </table:table-cell>
          <table:table-cell table:number-columns-repeated="8"/>
        </table:table-row>
        <table:table-row table:style-name="ro1">
          <table:table-cell office:value-type="float" office:value="2014" calcext:value-type="float">
            <text:p>2.01E+03</text:p>
          </table:table-cell>
          <table:table-cell office:value-type="float" office:value="0.0000000000052520011" calcext:value-type="float">
            <text:p>5.25E-12</text:p>
          </table:table-cell>
          <table:table-cell/>
          <table:table-cell office:value-type="float" office:value="2014" calcext:value-type="float">
            <text:p>2.01E+03</text:p>
          </table:table-cell>
          <table:table-cell office:value-type="float" office:value="0.00000000070244283" calcext:value-type="float">
            <text:p>7.02E-10</text:p>
          </table:table-cell>
          <table:table-cell/>
          <table:table-cell table:formula="of:=(1/[.D867])*(10^4)" office:value-type="float" office:value="4.96524329692155" calcext:value-type="float">
            <text:p>4.96524329692155</text:p>
          </table:table-cell>
          <table:table-cell table:formula="of:=(2.5*LOG(([.E867]/[.B867]);10)-2.6)/0.38" office:value-type="float" office:value="7.14661957589566" calcext:value-type="float">
            <text:p>7.14661957589566</text:p>
          </table:table-cell>
          <table:table-cell table:number-columns-repeated="8"/>
        </table:table-row>
        <table:table-row table:style-name="ro1">
          <table:table-cell office:value-type="float" office:value="2015" calcext:value-type="float">
            <text:p>2.02E+03</text:p>
          </table:table-cell>
          <table:table-cell office:value-type="float" office:value="0.00000000000577679240949998" calcext:value-type="float">
            <text:p>5.78E-12</text:p>
          </table:table-cell>
          <table:table-cell/>
          <table:table-cell office:value-type="float" office:value="2015" calcext:value-type="float">
            <text:p>2.02E+03</text:p>
          </table:table-cell>
          <table:table-cell office:value-type="float" office:value="0.000000000731079310599999" calcext:value-type="float">
            <text:p>7.31E-10</text:p>
          </table:table-cell>
          <table:table-cell/>
          <table:table-cell table:formula="of:=(1/[.D868])*(10^4)" office:value-type="float" office:value="4.96277915632754" calcext:value-type="float">
            <text:p>4.96277915632754</text:p>
          </table:table-cell>
          <table:table-cell table:formula="of:=(2.5*LOG(([.E868]/[.B868]);10)-2.6)/0.38" office:value-type="float" office:value="6.98866929138683" calcext:value-type="float">
            <text:p>6.98866929138683</text:p>
          </table:table-cell>
          <table:table-cell table:number-columns-repeated="8"/>
        </table:table-row>
        <table:table-row table:style-name="ro1">
          <table:table-cell office:value-type="float" office:value="2016" calcext:value-type="float">
            <text:p>2.02E+03</text:p>
          </table:table-cell>
          <table:table-cell office:value-type="float" office:value="0.000000000005831881" calcext:value-type="float">
            <text:p>5.83E-12</text:p>
          </table:table-cell>
          <table:table-cell/>
          <table:table-cell office:value-type="float" office:value="2016" calcext:value-type="float">
            <text:p>2.02E+03</text:p>
          </table:table-cell>
          <table:table-cell office:value-type="float" office:value="0.00000000073408535" calcext:value-type="float">
            <text:p>7.34E-10</text:p>
          </table:table-cell>
          <table:table-cell/>
          <table:table-cell table:formula="of:=(1/[.D869])*(10^4)" office:value-type="float" office:value="4.96031746031746" calcext:value-type="float">
            <text:p>4.96031746031746</text:p>
          </table:table-cell>
          <table:table-cell table:formula="of:=(2.5*LOG(([.E869]/[.B869]);10)-2.6)/0.38" office:value-type="float" office:value="6.97327568052639" calcext:value-type="float">
            <text:p>6.97327568052639</text:p>
          </table:table-cell>
          <table:table-cell table:number-columns-repeated="8"/>
        </table:table-row>
        <table:table-row table:style-name="ro1">
          <table:table-cell office:value-type="float" office:value="2017" calcext:value-type="float">
            <text:p>2.02E+03</text:p>
          </table:table-cell>
          <table:table-cell office:value-type="float" office:value="0.00000000000597302965851019" calcext:value-type="float">
            <text:p>5.97E-12</text:p>
          </table:table-cell>
          <table:table-cell/>
          <table:table-cell office:value-type="float" office:value="2017" calcext:value-type="float">
            <text:p>2.02E+03</text:p>
          </table:table-cell>
          <table:table-cell office:value-type="float" office:value="0.00000000075991066019952" calcext:value-type="float">
            <text:p>7.60E-10</text:p>
          </table:table-cell>
          <table:table-cell/>
          <table:table-cell table:formula="of:=(1/[.D870])*(10^4)" office:value-type="float" office:value="4.95785820525533" calcext:value-type="float">
            <text:p>4.95785820525533</text:p>
          </table:table-cell>
          <table:table-cell table:formula="of:=(2.5*LOG(([.E870]/[.B870]);10)-2.6)/0.38" office:value-type="float" office:value="7.00373595877859" calcext:value-type="float">
            <text:p>7.00373595877859</text:p>
          </table:table-cell>
          <table:table-cell table:number-columns-repeated="8"/>
        </table:table-row>
        <table:table-row table:style-name="ro1">
          <table:table-cell office:value-type="float" office:value="2018" calcext:value-type="float">
            <text:p>2.02E+03</text:p>
          </table:table-cell>
          <table:table-cell office:value-type="float" office:value="0.0000000000064313242" calcext:value-type="float">
            <text:p>6.43E-12</text:p>
          </table:table-cell>
          <table:table-cell/>
          <table:table-cell office:value-type="float" office:value="2018" calcext:value-type="float">
            <text:p>2.02E+03</text:p>
          </table:table-cell>
          <table:table-cell office:value-type="float" office:value="0.00000000084376267" calcext:value-type="float">
            <text:p>8.44E-10</text:p>
          </table:table-cell>
          <table:table-cell/>
          <table:table-cell table:formula="of:=(1/[.D871])*(10^4)" office:value-type="float" office:value="4.95540138751239" calcext:value-type="float">
            <text:p>4.95540138751239</text:p>
          </table:table-cell>
          <table:table-cell table:formula="of:=(2.5*LOG(([.E871]/[.B871]);10)-2.6)/0.38" office:value-type="float" office:value="7.0915783195492" calcext:value-type="float">
            <text:p>7.0915783195492</text:p>
          </table:table-cell>
          <table:table-cell table:number-columns-repeated="8"/>
        </table:table-row>
        <table:table-row table:style-name="ro1">
          <table:table-cell office:value-type="float" office:value="2019" calcext:value-type="float">
            <text:p>2.02E+03</text:p>
          </table:table-cell>
          <table:table-cell office:value-type="float" office:value="0.0000000000064313242" calcext:value-type="float">
            <text:p>6.43E-12</text:p>
          </table:table-cell>
          <table:table-cell/>
          <table:table-cell office:value-type="float" office:value="2019" calcext:value-type="float">
            <text:p>2.02E+03</text:p>
          </table:table-cell>
          <table:table-cell office:value-type="float" office:value="0.00000000084376267" calcext:value-type="float">
            <text:p>8.44E-10</text:p>
          </table:table-cell>
          <table:table-cell/>
          <table:table-cell table:formula="of:=(1/[.D872])*(10^4)" office:value-type="float" office:value="4.95294700346706" calcext:value-type="float">
            <text:p>4.95294700346706</text:p>
          </table:table-cell>
          <table:table-cell table:formula="of:=(2.5*LOG(([.E872]/[.B872]);10)-2.6)/0.38" office:value-type="float" office:value="7.0915783195492" calcext:value-type="float">
            <text:p>7.0915783195492</text:p>
          </table:table-cell>
          <table:table-cell table:number-columns-repeated="8"/>
        </table:table-row>
        <table:table-row table:style-name="ro1">
          <table:table-cell office:value-type="float" office:value="2020" calcext:value-type="float">
            <text:p>2.02E+03</text:p>
          </table:table-cell>
          <table:table-cell office:value-type="float" office:value="0.0000000000063988704055148" calcext:value-type="float">
            <text:p>6.40E-12</text:p>
          </table:table-cell>
          <table:table-cell/>
          <table:table-cell office:value-type="float" office:value="2020" calcext:value-type="float">
            <text:p>2.02E+03</text:p>
          </table:table-cell>
          <table:table-cell office:value-type="float" office:value="0.000000000829492877589489" calcext:value-type="float">
            <text:p>8.29E-10</text:p>
          </table:table-cell>
          <table:table-cell/>
          <table:table-cell table:formula="of:=(1/[.D873])*(10^4)" office:value-type="float" office:value="4.95049504950495" calcext:value-type="float">
            <text:p>4.95049504950495</text:p>
          </table:table-cell>
          <table:table-cell table:formula="of:=(2.5*LOG(([.E873]/[.B873]);10)-2.6)/0.38" office:value-type="float" office:value="7.05729833359123" calcext:value-type="float">
            <text:p>7.05729833359123</text:p>
          </table:table-cell>
          <table:table-cell table:number-columns-repeated="8"/>
        </table:table-row>
        <table:table-row table:style-name="ro1">
          <table:table-cell office:value-type="float" office:value="2021" calcext:value-type="float">
            <text:p>2.02E+03</text:p>
          </table:table-cell>
          <table:table-cell office:value-type="float" office:value="0.0000000000063740406" calcext:value-type="float">
            <text:p>6.37E-12</text:p>
          </table:table-cell>
          <table:table-cell/>
          <table:table-cell office:value-type="float" office:value="2021" calcext:value-type="float">
            <text:p>2.02E+03</text:p>
          </table:table-cell>
          <table:table-cell office:value-type="float" office:value="0.00000000081857532" calcext:value-type="float">
            <text:p>8.19E-10</text:p>
          </table:table-cell>
          <table:table-cell/>
          <table:table-cell table:formula="of:=(1/[.D874])*(10^4)" office:value-type="float" office:value="4.9480455220188" calcext:value-type="float">
            <text:p>4.9480455220188</text:p>
          </table:table-cell>
          <table:table-cell table:formula="of:=(2.5*LOG(([.E874]/[.B874]);10)-2.6)/0.38" office:value-type="float" office:value="7.0305514548011" calcext:value-type="float">
            <text:p>7.0305514548011</text:p>
          </table:table-cell>
          <table:table-cell table:number-columns-repeated="8"/>
        </table:table-row>
        <table:table-row table:style-name="ro1">
          <table:table-cell office:value-type="float" office:value="2022" calcext:value-type="float">
            <text:p>2.02E+03</text:p>
          </table:table-cell>
          <table:table-cell office:value-type="float" office:value="0.0000000000063740406" calcext:value-type="float">
            <text:p>6.37E-12</text:p>
          </table:table-cell>
          <table:table-cell/>
          <table:table-cell office:value-type="float" office:value="2022" calcext:value-type="float">
            <text:p>2.02E+03</text:p>
          </table:table-cell>
          <table:table-cell office:value-type="float" office:value="0.00000000081857532" calcext:value-type="float">
            <text:p>8.19E-10</text:p>
          </table:table-cell>
          <table:table-cell/>
          <table:table-cell table:formula="of:=(1/[.D875])*(10^4)" office:value-type="float" office:value="4.94559841740851" calcext:value-type="float">
            <text:p>4.94559841740851</text:p>
          </table:table-cell>
          <table:table-cell table:formula="of:=(2.5*LOG(([.E875]/[.B875]);10)-2.6)/0.38" office:value-type="float" office:value="7.0305514548011" calcext:value-type="float">
            <text:p>7.0305514548011</text:p>
          </table:table-cell>
          <table:table-cell table:number-columns-repeated="8"/>
        </table:table-row>
        <table:table-row table:style-name="ro1">
          <table:table-cell office:value-type="float" office:value="2023" calcext:value-type="float">
            <text:p>2.02E+03</text:p>
          </table:table-cell>
          <table:table-cell office:value-type="float" office:value="0.00000000000583036289010004" calcext:value-type="float">
            <text:p>5.83E-12</text:p>
          </table:table-cell>
          <table:table-cell/>
          <table:table-cell office:value-type="float" office:value="2023" calcext:value-type="float">
            <text:p>2.02E+03</text:p>
          </table:table-cell>
          <table:table-cell office:value-type="float" office:value="0.000000000855259982819997" calcext:value-type="float">
            <text:p>8.55E-10</text:p>
          </table:table-cell>
          <table:table-cell/>
          <table:table-cell table:formula="of:=(1/[.D876])*(10^4)" office:value-type="float" office:value="4.94315373208107" calcext:value-type="float">
            <text:p>4.94315373208107</text:p>
          </table:table-cell>
          <table:table-cell table:formula="of:=(2.5*LOG(([.E876]/[.B876]);10)-2.6)/0.38" office:value-type="float" office:value="7.41054319327806" calcext:value-type="float">
            <text:p>7.41054319327806</text:p>
          </table:table-cell>
          <table:table-cell table:number-columns-repeated="8"/>
        </table:table-row>
        <table:table-row table:style-name="ro1">
          <table:table-cell office:value-type="float" office:value="2024" calcext:value-type="float">
            <text:p>2.02E+03</text:p>
          </table:table-cell>
          <table:table-cell office:value-type="float" office:value="0.0000000000057679339" calcext:value-type="float">
            <text:p>5.77E-12</text:p>
          </table:table-cell>
          <table:table-cell/>
          <table:table-cell office:value-type="float" office:value="2024" calcext:value-type="float">
            <text:p>2.02E+03</text:p>
          </table:table-cell>
          <table:table-cell office:value-type="float" office:value="0.00000000085947238" calcext:value-type="float">
            <text:p>8.59E-10</text:p>
          </table:table-cell>
          <table:table-cell/>
          <table:table-cell table:formula="of:=(1/[.D877])*(10^4)" office:value-type="float" office:value="4.94071146245059" calcext:value-type="float">
            <text:p>4.94071146245059</text:p>
          </table:table-cell>
          <table:table-cell table:formula="of:=(2.5*LOG(([.E877]/[.B877]);10)-2.6)/0.38" office:value-type="float" office:value="7.45533980261582" calcext:value-type="float">
            <text:p>7.45533980261582</text:p>
          </table:table-cell>
          <table:table-cell table:number-columns-repeated="8"/>
        </table:table-row>
        <table:table-row table:style-name="ro1">
          <table:table-cell office:value-type="float" office:value="2025" calcext:value-type="float">
            <text:p>2.03E+03</text:p>
          </table:table-cell>
          <table:table-cell office:value-type="float" office:value="0.0000000000055828523519691" calcext:value-type="float">
            <text:p>5.58E-12</text:p>
          </table:table-cell>
          <table:table-cell/>
          <table:table-cell office:value-type="float" office:value="2025" calcext:value-type="float">
            <text:p>2.03E+03</text:p>
          </table:table-cell>
          <table:table-cell office:value-type="float" office:value="0.000000000847827785072273" calcext:value-type="float">
            <text:p>8.48E-10</text:p>
          </table:table-cell>
          <table:table-cell/>
          <table:table-cell table:formula="of:=(1/[.D878])*(10^4)" office:value-type="float" office:value="4.93827160493827" calcext:value-type="float">
            <text:p>4.93827160493827</text:p>
          </table:table-cell>
          <table:table-cell table:formula="of:=(2.5*LOG(([.E878]/[.B878]);10)-2.6)/0.38" office:value-type="float" office:value="7.50954936085058" calcext:value-type="float">
            <text:p>7.50954936085058</text:p>
          </table:table-cell>
          <table:table-cell table:number-columns-repeated="8"/>
        </table:table-row>
        <table:table-row table:style-name="ro1">
          <table:table-cell office:value-type="float" office:value="2026" calcext:value-type="float">
            <text:p>2.03E+03</text:p>
          </table:table-cell>
          <table:table-cell office:value-type="float" office:value="0.0000000000049542709" calcext:value-type="float">
            <text:p>4.95E-12</text:p>
          </table:table-cell>
          <table:table-cell/>
          <table:table-cell office:value-type="float" office:value="2026" calcext:value-type="float">
            <text:p>2.03E+03</text:p>
          </table:table-cell>
          <table:table-cell office:value-type="float" office:value="0.00000000080827994" calcext:value-type="float">
            <text:p>8.08E-10</text:p>
          </table:table-cell>
          <table:table-cell/>
          <table:table-cell table:formula="of:=(1/[.D879])*(10^4)" office:value-type="float" office:value="4.93583415597236" calcext:value-type="float">
            <text:p>4.93583415597236</text:p>
          </table:table-cell>
          <table:table-cell table:formula="of:=(2.5*LOG(([.E879]/[.B879]);10)-2.6)/0.38" office:value-type="float" office:value="7.71435559467933" calcext:value-type="float">
            <text:p>7.71435559467933</text:p>
          </table:table-cell>
          <table:table-cell table:number-columns-repeated="8"/>
        </table:table-row>
        <table:table-row table:style-name="ro1">
          <table:table-cell office:value-type="float" office:value="2027" calcext:value-type="float">
            <text:p>2.03E+03</text:p>
          </table:table-cell>
          <table:table-cell office:value-type="float" office:value="0.0000000000049542709" calcext:value-type="float">
            <text:p>4.95E-12</text:p>
          </table:table-cell>
          <table:table-cell/>
          <table:table-cell office:value-type="float" office:value="2027" calcext:value-type="float">
            <text:p>2.03E+03</text:p>
          </table:table-cell>
          <table:table-cell office:value-type="float" office:value="0.00000000080827994" calcext:value-type="float">
            <text:p>8.08E-10</text:p>
          </table:table-cell>
          <table:table-cell/>
          <table:table-cell table:formula="of:=(1/[.D880])*(10^4)" office:value-type="float" office:value="4.93339911198816" calcext:value-type="float">
            <text:p>4.93339911198816</text:p>
          </table:table-cell>
          <table:table-cell table:formula="of:=(2.5*LOG(([.E880]/[.B880]);10)-2.6)/0.38" office:value-type="float" office:value="7.71435559467933" calcext:value-type="float">
            <text:p>7.71435559467933</text:p>
          </table:table-cell>
          <table:table-cell table:number-columns-repeated="8"/>
        </table:table-row>
        <table:table-row table:style-name="ro1">
          <table:table-cell office:value-type="float" office:value="2028" calcext:value-type="float">
            <text:p>2.03E+03</text:p>
          </table:table-cell>
          <table:table-cell office:value-type="float" office:value="0.00000000000483965095029998" calcext:value-type="float">
            <text:p>4.84E-12</text:p>
          </table:table-cell>
          <table:table-cell/>
          <table:table-cell office:value-type="float" office:value="2028" calcext:value-type="float">
            <text:p>2.03E+03</text:p>
          </table:table-cell>
          <table:table-cell office:value-type="float" office:value="0.000000000783379898869995" calcext:value-type="float">
            <text:p>7.83E-10</text:p>
          </table:table-cell>
          <table:table-cell/>
          <table:table-cell table:formula="of:=(1/[.D881])*(10^4)" office:value-type="float" office:value="4.93096646942801" calcext:value-type="float">
            <text:p>4.93096646942801</text:p>
          </table:table-cell>
          <table:table-cell table:formula="of:=(2.5*LOG(([.E881]/[.B881]);10)-2.6)/0.38" office:value-type="float" office:value="7.69183146964615" calcext:value-type="float">
            <text:p>7.69183146964615</text:p>
          </table:table-cell>
          <table:table-cell table:number-columns-repeated="8"/>
        </table:table-row>
        <table:table-row table:style-name="ro1">
          <table:table-cell office:value-type="float" office:value="2029" calcext:value-type="float">
            <text:p>2.03E+03</text:p>
          </table:table-cell>
          <table:table-cell office:value-type="float" office:value="0.0000000000047490427" calcext:value-type="float">
            <text:p>4.75E-12</text:p>
          </table:table-cell>
          <table:table-cell/>
          <table:table-cell office:value-type="float" office:value="2029" calcext:value-type="float">
            <text:p>2.03E+03</text:p>
          </table:table-cell>
          <table:table-cell office:value-type="float" office:value="0.00000000076369616" calcext:value-type="float">
            <text:p>7.64E-10</text:p>
          </table:table-cell>
          <table:table-cell/>
          <table:table-cell table:formula="of:=(1/[.D882])*(10^4)" office:value-type="float" office:value="4.92853622474125" calcext:value-type="float">
            <text:p>4.92853622474125</text:p>
          </table:table-cell>
          <table:table-cell table:formula="of:=(2.5*LOG(([.E882]/[.B882]);10)-2.6)/0.38" office:value-type="float" office:value="7.67312192390063" calcext:value-type="float">
            <text:p>7.67312192390063</text:p>
          </table:table-cell>
          <table:table-cell table:number-columns-repeated="8"/>
        </table:table-row>
        <table:table-row table:style-name="ro1">
          <table:table-cell office:value-type="float" office:value="2030" calcext:value-type="float">
            <text:p>2.03E+03</text:p>
          </table:table-cell>
          <table:table-cell office:value-type="float" office:value="0.0000000000047490427" calcext:value-type="float">
            <text:p>4.75E-12</text:p>
          </table:table-cell>
          <table:table-cell/>
          <table:table-cell office:value-type="float" office:value="2030" calcext:value-type="float">
            <text:p>2.03E+03</text:p>
          </table:table-cell>
          <table:table-cell office:value-type="float" office:value="0.00000000076369616" calcext:value-type="float">
            <text:p>7.64E-10</text:p>
          </table:table-cell>
          <table:table-cell/>
          <table:table-cell table:formula="of:=(1/[.D883])*(10^4)" office:value-type="float" office:value="4.92610837438424" calcext:value-type="float">
            <text:p>4.92610837438424</text:p>
          </table:table-cell>
          <table:table-cell table:formula="of:=(2.5*LOG(([.E883]/[.B883]);10)-2.6)/0.38" office:value-type="float" office:value="7.67312192390063" calcext:value-type="float">
            <text:p>7.67312192390063</text:p>
          </table:table-cell>
          <table:table-cell table:number-columns-repeated="8"/>
        </table:table-row>
        <table:table-row table:style-name="ro1">
          <table:table-cell office:value-type="float" office:value="2031" calcext:value-type="float">
            <text:p>2.03E+03</text:p>
          </table:table-cell>
          <table:table-cell office:value-type="float" office:value="0.0000000000059661881751674" calcext:value-type="float">
            <text:p>5.97E-12</text:p>
          </table:table-cell>
          <table:table-cell/>
          <table:table-cell office:value-type="float" office:value="2031" calcext:value-type="float">
            <text:p>2.03E+03</text:p>
          </table:table-cell>
          <table:table-cell office:value-type="float" office:value="0.000000000757118002348452" calcext:value-type="float">
            <text:p>7.57E-10</text:p>
          </table:table-cell>
          <table:table-cell/>
          <table:table-cell table:formula="of:=(1/[.D884])*(10^4)" office:value-type="float" office:value="4.92368291482029" calcext:value-type="float">
            <text:p>4.92368291482029</text:p>
          </table:table-cell>
          <table:table-cell table:formula="of:=(2.5*LOG(([.E884]/[.B884]);10)-2.6)/0.38" office:value-type="float" office:value="6.99649095870968" calcext:value-type="float">
            <text:p>6.99649095870968</text:p>
          </table:table-cell>
          <table:table-cell table:number-columns-repeated="8"/>
        </table:table-row>
        <table:table-row table:style-name="ro1">
          <table:table-cell office:value-type="float" office:value="2032" calcext:value-type="float">
            <text:p>2.03E+03</text:p>
          </table:table-cell>
          <table:table-cell office:value-type="float" office:value="0.0000000000061173623" calcext:value-type="float">
            <text:p>6.12E-12</text:p>
          </table:table-cell>
          <table:table-cell/>
          <table:table-cell office:value-type="float" office:value="2032" calcext:value-type="float">
            <text:p>2.03E+03</text:p>
          </table:table-cell>
          <table:table-cell office:value-type="float" office:value="0.00000000075630097" calcext:value-type="float">
            <text:p>7.56E-10</text:p>
          </table:table-cell>
          <table:table-cell/>
          <table:table-cell table:formula="of:=(1/[.D885])*(10^4)" office:value-type="float" office:value="4.92125984251969" calcext:value-type="float">
            <text:p>4.92125984251969</text:p>
          </table:table-cell>
          <table:table-cell table:formula="of:=(2.5*LOG(([.E885]/[.B885]);10)-2.6)/0.38" office:value-type="float" office:value="6.92191088887997" calcext:value-type="float">
            <text:p>6.92191088887997</text:p>
          </table:table-cell>
          <table:table-cell table:number-columns-repeated="8"/>
        </table:table-row>
        <table:table-row table:style-name="ro1">
          <table:table-cell office:value-type="float" office:value="2033" calcext:value-type="float">
            <text:p>2.03E+03</text:p>
          </table:table-cell>
          <table:table-cell office:value-type="float" office:value="0.00000000000594128534399997" calcext:value-type="float">
            <text:p>5.94E-12</text:p>
          </table:table-cell>
          <table:table-cell/>
          <table:table-cell office:value-type="float" office:value="2033" calcext:value-type="float">
            <text:p>2.03E+03</text:p>
          </table:table-cell>
          <table:table-cell office:value-type="float" office:value="0.000000000749973136399999" calcext:value-type="float">
            <text:p>7.50E-10</text:p>
          </table:table-cell>
          <table:table-cell/>
          <table:table-cell table:formula="of:=(1/[.D886])*(10^4)" office:value-type="float" office:value="4.91883915395967" calcext:value-type="float">
            <text:p>4.91883915395967</text:p>
          </table:table-cell>
          <table:table-cell table:formula="of:=(2.5*LOG(([.E886]/[.B886]);10)-2.6)/0.38" office:value-type="float" office:value="6.98135063564948" calcext:value-type="float">
            <text:p>6.98135063564948</text:p>
          </table:table-cell>
          <table:table-cell table:number-columns-repeated="8"/>
        </table:table-row>
        <table:table-row table:style-name="ro1">
          <table:table-cell office:value-type="float" office:value="2034" calcext:value-type="float">
            <text:p>2.03E+03</text:p>
          </table:table-cell>
          <table:table-cell office:value-type="float" office:value="0.0000000000053170125" calcext:value-type="float">
            <text:p>5.32E-12</text:p>
          </table:table-cell>
          <table:table-cell/>
          <table:table-cell office:value-type="float" office:value="2034" calcext:value-type="float">
            <text:p>2.03E+03</text:p>
          </table:table-cell>
          <table:table-cell office:value-type="float" office:value="0.00000000072753809" calcext:value-type="float">
            <text:p>7.28E-10</text:p>
          </table:table-cell>
          <table:table-cell/>
          <table:table-cell table:formula="of:=(1/[.D887])*(10^4)" office:value-type="float" office:value="4.91642084562439" calcext:value-type="float">
            <text:p>4.91642084562439</text:p>
          </table:table-cell>
          <table:table-cell table:formula="of:=(2.5*LOG(([.E887]/[.B887]);10)-2.6)/0.38" office:value-type="float" office:value="7.21176351493445" calcext:value-type="float">
            <text:p>7.21176351493445</text:p>
          </table:table-cell>
          <table:table-cell table:number-columns-repeated="8"/>
        </table:table-row>
        <table:table-row table:style-name="ro1">
          <table:table-cell office:value-type="float" office:value="2035" calcext:value-type="float">
            <text:p>2.04E+03</text:p>
          </table:table-cell>
          <table:table-cell office:value-type="float" office:value="0.0000000000053170125" calcext:value-type="float">
            <text:p>5.32E-12</text:p>
          </table:table-cell>
          <table:table-cell/>
          <table:table-cell office:value-type="float" office:value="2035" calcext:value-type="float">
            <text:p>2.04E+03</text:p>
          </table:table-cell>
          <table:table-cell office:value-type="float" office:value="0.00000000072753809" calcext:value-type="float">
            <text:p>7.28E-10</text:p>
          </table:table-cell>
          <table:table-cell/>
          <table:table-cell table:formula="of:=(1/[.D888])*(10^4)" office:value-type="float" office:value="4.91400491400491" calcext:value-type="float">
            <text:p>4.91400491400491</text:p>
          </table:table-cell>
          <table:table-cell table:formula="of:=(2.5*LOG(([.E888]/[.B888]);10)-2.6)/0.38" office:value-type="float" office:value="7.21176351493445" calcext:value-type="float">
            <text:p>7.21176351493445</text:p>
          </table:table-cell>
          <table:table-cell table:number-columns-repeated="8"/>
        </table:table-row>
        <table:table-row table:style-name="ro1">
          <table:table-cell office:value-type="float" office:value="2036" calcext:value-type="float">
            <text:p>2.04E+03</text:p>
          </table:table-cell>
          <table:table-cell office:value-type="float" office:value="0.00000000000442733452601915" calcext:value-type="float">
            <text:p>4.43E-12</text:p>
          </table:table-cell>
          <table:table-cell/>
          <table:table-cell office:value-type="float" office:value="2036" calcext:value-type="float">
            <text:p>2.04E+03</text:p>
          </table:table-cell>
          <table:table-cell office:value-type="float" office:value="0.000000000677905616684909" calcext:value-type="float">
            <text:p>6.78E-10</text:p>
          </table:table-cell>
          <table:table-cell/>
          <table:table-cell table:formula="of:=(1/[.D889])*(10^4)" office:value-type="float" office:value="4.91159135559921" calcext:value-type="float">
            <text:p>4.91159135559921</text:p>
          </table:table-cell>
          <table:table-cell table:formula="of:=(2.5*LOG(([.E889]/[.B889]);10)-2.6)/0.38" office:value-type="float" office:value="7.53307167123361" calcext:value-type="float">
            <text:p>7.53307167123361</text:p>
          </table:table-cell>
          <table:table-cell table:number-columns-repeated="8"/>
        </table:table-row>
        <table:table-row table:style-name="ro1">
          <table:table-cell office:value-type="float" office:value="2037" calcext:value-type="float">
            <text:p>2.04E+03</text:p>
          </table:table-cell>
          <table:table-cell office:value-type="float" office:value="0.0000000000037007493" calcext:value-type="float">
            <text:p>3.70E-12</text:p>
          </table:table-cell>
          <table:table-cell/>
          <table:table-cell office:value-type="float" office:value="2037" calcext:value-type="float">
            <text:p>2.04E+03</text:p>
          </table:table-cell>
          <table:table-cell office:value-type="float" office:value="0.0000000006373716" calcext:value-type="float">
            <text:p>6.37E-10</text:p>
          </table:table-cell>
          <table:table-cell/>
          <table:table-cell table:formula="of:=(1/[.D890])*(10^4)" office:value-type="float" office:value="4.90918016691213" calcext:value-type="float">
            <text:p>4.90918016691213</text:p>
          </table:table-cell>
          <table:table-cell table:formula="of:=(2.5*LOG(([.E890]/[.B890]);10)-2.6)/0.38" office:value-type="float" office:value="7.86909896456458" calcext:value-type="float">
            <text:p>7.86909896456458</text:p>
          </table:table-cell>
          <table:table-cell table:number-columns-repeated="8"/>
        </table:table-row>
        <table:table-row table:style-name="ro1">
          <table:table-cell office:value-type="float" office:value="2038" calcext:value-type="float">
            <text:p>2.04E+03</text:p>
          </table:table-cell>
          <table:table-cell office:value-type="float" office:value="0.0000000000037007493" calcext:value-type="float">
            <text:p>3.70E-12</text:p>
          </table:table-cell>
          <table:table-cell/>
          <table:table-cell office:value-type="float" office:value="2038" calcext:value-type="float">
            <text:p>2.04E+03</text:p>
          </table:table-cell>
          <table:table-cell office:value-type="float" office:value="0.0000000006373716" calcext:value-type="float">
            <text:p>6.37E-10</text:p>
          </table:table-cell>
          <table:table-cell/>
          <table:table-cell table:formula="of:=(1/[.D891])*(10^4)" office:value-type="float" office:value="4.90677134445535" calcext:value-type="float">
            <text:p>4.90677134445535</text:p>
          </table:table-cell>
          <table:table-cell table:formula="of:=(2.5*LOG(([.E891]/[.B891]);10)-2.6)/0.38" office:value-type="float" office:value="7.86909896456458" calcext:value-type="float">
            <text:p>7.86909896456458</text:p>
          </table:table-cell>
          <table:table-cell table:number-columns-repeated="8"/>
        </table:table-row>
        <table:table-row table:style-name="ro1">
          <table:table-cell office:value-type="float" office:value="2039" calcext:value-type="float">
            <text:p>2.04E+03</text:p>
          </table:table-cell>
          <table:table-cell office:value-type="float" office:value="0.00000000000402279810447719" calcext:value-type="float">
            <text:p>4.02E-12</text:p>
          </table:table-cell>
          <table:table-cell/>
          <table:table-cell office:value-type="float" office:value="2039" calcext:value-type="float">
            <text:p>2.04E+03</text:p>
          </table:table-cell>
          <table:table-cell office:value-type="float" office:value="0.000000000609978696849924" calcext:value-type="float">
            <text:p>6.10E-10</text:p>
          </table:table-cell>
          <table:table-cell/>
          <table:table-cell table:formula="of:=(1/[.D892])*(10^4)" office:value-type="float" office:value="4.90436488474743" calcext:value-type="float">
            <text:p>4.90436488474743</text:p>
          </table:table-cell>
          <table:table-cell table:formula="of:=(2.5*LOG(([.E892]/[.B892]);10)-2.6)/0.38" office:value-type="float" office:value="7.50517388799563" calcext:value-type="float">
            <text:p>7.50517388799563</text:p>
          </table:table-cell>
          <table:table-cell table:number-columns-repeated="8"/>
        </table:table-row>
        <table:table-row table:style-name="ro1">
          <table:table-cell office:value-type="float" office:value="2040" calcext:value-type="float">
            <text:p>2.04E+03</text:p>
          </table:table-cell>
          <table:table-cell office:value-type="float" office:value="0.000000000004066083" calcext:value-type="float">
            <text:p>4.07E-12</text:p>
          </table:table-cell>
          <table:table-cell/>
          <table:table-cell office:value-type="float" office:value="2040" calcext:value-type="float">
            <text:p>2.04E+03</text:p>
          </table:table-cell>
          <table:table-cell office:value-type="float" office:value="0.00000000060629696" calcext:value-type="float">
            <text:p>6.06E-10</text:p>
          </table:table-cell>
          <table:table-cell/>
          <table:table-cell table:formula="of:=(1/[.D893])*(10^4)" office:value-type="float" office:value="4.90196078431373" calcext:value-type="float">
            <text:p>4.90196078431373</text:p>
          </table:table-cell>
          <table:table-cell table:formula="of:=(2.5*LOG(([.E893]/[.B893]);10)-2.6)/0.38" office:value-type="float" office:value="7.45729704687153" calcext:value-type="float">
            <text:p>7.45729704687153</text:p>
          </table:table-cell>
          <table:table-cell table:number-columns-repeated="8"/>
        </table:table-row>
        <table:table-row table:style-name="ro1">
          <table:table-cell office:value-type="float" office:value="2041" calcext:value-type="float">
            <text:p>2.04E+03</text:p>
          </table:table-cell>
          <table:table-cell office:value-type="float" office:value="0.0000000000040902885876" calcext:value-type="float">
            <text:p>4.09E-12</text:p>
          </table:table-cell>
          <table:table-cell/>
          <table:table-cell office:value-type="float" office:value="2041" calcext:value-type="float">
            <text:p>2.04E+03</text:p>
          </table:table-cell>
          <table:table-cell office:value-type="float" office:value="0.0000000006107230536" calcext:value-type="float">
            <text:p>6.11E-10</text:p>
          </table:table-cell>
          <table:table-cell/>
          <table:table-cell table:formula="of:=(1/[.D894])*(10^4)" office:value-type="float" office:value="4.89955903968643" calcext:value-type="float">
            <text:p>4.89955903968643</text:p>
          </table:table-cell>
          <table:table-cell table:formula="of:=(2.5*LOG(([.E894]/[.B894]);10)-2.6)/0.38" office:value-type="float" office:value="7.46112081331828" calcext:value-type="float">
            <text:p>7.46112081331828</text:p>
          </table:table-cell>
          <table:table-cell table:number-columns-repeated="8"/>
        </table:table-row>
        <table:table-row table:style-name="ro1">
          <table:table-cell office:value-type="float" office:value="2042" calcext:value-type="float">
            <text:p>2.04E+03</text:p>
          </table:table-cell>
          <table:table-cell office:value-type="float" office:value="0.0000000000041802603" calcext:value-type="float">
            <text:p>4.18E-12</text:p>
          </table:table-cell>
          <table:table-cell/>
          <table:table-cell office:value-type="float" office:value="2042" calcext:value-type="float">
            <text:p>2.04E+03</text:p>
          </table:table-cell>
          <table:table-cell office:value-type="float" office:value="0.00000000062717476" calcext:value-type="float">
            <text:p>6.27E-10</text:p>
          </table:table-cell>
          <table:table-cell/>
          <table:table-cell table:formula="of:=(1/[.D895])*(10^4)" office:value-type="float" office:value="4.89715964740451" calcext:value-type="float">
            <text:p>4.89715964740451</text:p>
          </table:table-cell>
          <table:table-cell table:formula="of:=(2.5*LOG(([.E895]/[.B895]);10)-2.6)/0.38" office:value-type="float" office:value="7.47490293855708" calcext:value-type="float">
            <text:p>7.47490293855708</text:p>
          </table:table-cell>
          <table:table-cell table:number-columns-repeated="8"/>
        </table:table-row>
        <table:table-row table:style-name="ro1">
          <table:table-cell office:value-type="float" office:value="2043" calcext:value-type="float">
            <text:p>2.04E+03</text:p>
          </table:table-cell>
          <table:table-cell office:value-type="float" office:value="0.0000000000041802603" calcext:value-type="float">
            <text:p>4.18E-12</text:p>
          </table:table-cell>
          <table:table-cell/>
          <table:table-cell office:value-type="float" office:value="2043" calcext:value-type="float">
            <text:p>2.04E+03</text:p>
          </table:table-cell>
          <table:table-cell office:value-type="float" office:value="0.00000000062717476" calcext:value-type="float">
            <text:p>6.27E-10</text:p>
          </table:table-cell>
          <table:table-cell/>
          <table:table-cell table:formula="of:=(1/[.D896])*(10^4)" office:value-type="float" office:value="4.89476260401371" calcext:value-type="float">
            <text:p>4.89476260401371</text:p>
          </table:table-cell>
          <table:table-cell table:formula="of:=(2.5*LOG(([.E896]/[.B896]);10)-2.6)/0.38" office:value-type="float" office:value="7.47490293855708" calcext:value-type="float">
            <text:p>7.47490293855708</text:p>
          </table:table-cell>
          <table:table-cell table:number-columns-repeated="8"/>
        </table:table-row>
        <table:table-row table:style-name="ro1">
          <table:table-cell office:value-type="float" office:value="2044" calcext:value-type="float">
            <text:p>2.04E+03</text:p>
          </table:table-cell>
          <table:table-cell office:value-type="float" office:value="0.00000000000432269698278506" calcext:value-type="float">
            <text:p>4.32E-12</text:p>
          </table:table-cell>
          <table:table-cell/>
          <table:table-cell office:value-type="float" office:value="2044" calcext:value-type="float">
            <text:p>2.04E+03</text:p>
          </table:table-cell>
          <table:table-cell office:value-type="float" office:value="0.000000000643997583153795" calcext:value-type="float">
            <text:p>6.44E-10</text:p>
          </table:table-cell>
          <table:table-cell/>
          <table:table-cell table:formula="of:=(1/[.D897])*(10^4)" office:value-type="float" office:value="4.89236790606654" calcext:value-type="float">
            <text:p>4.89236790606654</text:p>
          </table:table-cell>
          <table:table-cell table:formula="of:=(2.5*LOG(([.E897]/[.B897]);10)-2.6)/0.38" office:value-type="float" office:value="7.45479897739348" calcext:value-type="float">
            <text:p>7.45479897739348</text:p>
          </table:table-cell>
          <table:table-cell table:number-columns-repeated="8"/>
        </table:table-row>
        <table:table-row table:style-name="ro1">
          <table:table-cell office:value-type="float" office:value="2045" calcext:value-type="float">
            <text:p>2.05E+03</text:p>
          </table:table-cell>
          <table:table-cell office:value-type="float" office:value="0.0000000000044428389" calcext:value-type="float">
            <text:p>4.44E-12</text:p>
          </table:table-cell>
          <table:table-cell/>
          <table:table-cell office:value-type="float" office:value="2045" calcext:value-type="float">
            <text:p>2.05E+03</text:p>
          </table:table-cell>
          <table:table-cell office:value-type="float" office:value="0.00000000065818723" calcext:value-type="float">
            <text:p>6.58E-10</text:p>
          </table:table-cell>
          <table:table-cell/>
          <table:table-cell table:formula="of:=(1/[.D898])*(10^4)" office:value-type="float" office:value="4.88997555012225" calcext:value-type="float">
            <text:p>4.88997555012225</text:p>
          </table:table-cell>
          <table:table-cell table:formula="of:=(2.5*LOG(([.E898]/[.B898]);10)-2.6)/0.38" office:value-type="float" office:value="7.43874267242325" calcext:value-type="float">
            <text:p>7.43874267242325</text:p>
          </table:table-cell>
          <table:table-cell table:number-columns-repeated="8"/>
        </table:table-row>
        <table:table-row table:style-name="ro1">
          <table:table-cell office:value-type="float" office:value="2046" calcext:value-type="float">
            <text:p>2.05E+03</text:p>
          </table:table-cell>
          <table:table-cell office:value-type="float" office:value="0.0000000000044428389" calcext:value-type="float">
            <text:p>4.44E-12</text:p>
          </table:table-cell>
          <table:table-cell/>
          <table:table-cell office:value-type="float" office:value="2046" calcext:value-type="float">
            <text:p>2.05E+03</text:p>
          </table:table-cell>
          <table:table-cell office:value-type="float" office:value="0.00000000065818723" calcext:value-type="float">
            <text:p>6.58E-10</text:p>
          </table:table-cell>
          <table:table-cell/>
          <table:table-cell table:formula="of:=(1/[.D899])*(10^4)" office:value-type="float" office:value="4.88758553274682" calcext:value-type="float">
            <text:p>4.88758553274682</text:p>
          </table:table-cell>
          <table:table-cell table:formula="of:=(2.5*LOG(([.E899]/[.B899]);10)-2.6)/0.38" office:value-type="float" office:value="7.43874267242325" calcext:value-type="float">
            <text:p>7.43874267242325</text:p>
          </table:table-cell>
          <table:table-cell table:number-columns-repeated="8"/>
        </table:table-row>
        <table:table-row table:style-name="ro1">
          <table:table-cell office:value-type="float" office:value="2047" calcext:value-type="float">
            <text:p>2.05E+03</text:p>
          </table:table-cell>
          <table:table-cell office:value-type="float" office:value="0.00000000000440391434239999" calcext:value-type="float">
            <text:p>4.40E-12</text:p>
          </table:table-cell>
          <table:table-cell/>
          <table:table-cell office:value-type="float" office:value="2047" calcext:value-type="float">
            <text:p>2.05E+03</text:p>
          </table:table-cell>
          <table:table-cell office:value-type="float" office:value="0.000000000679558315940004" calcext:value-type="float">
            <text:p>6.80E-10</text:p>
          </table:table-cell>
          <table:table-cell/>
          <table:table-cell table:formula="of:=(1/[.D900])*(10^4)" office:value-type="float" office:value="4.88519785051295" calcext:value-type="float">
            <text:p>4.88519785051295</text:p>
          </table:table-cell>
          <table:table-cell table:formula="of:=(2.5*LOG(([.E900]/[.B900]);10)-2.6)/0.38" office:value-type="float" office:value="7.55518334349327" calcext:value-type="float">
            <text:p>7.55518334349327</text:p>
          </table:table-cell>
          <table:table-cell table:number-columns-repeated="8"/>
        </table:table-row>
        <table:table-row table:style-name="ro1">
          <table:table-cell office:value-type="float" office:value="2048" calcext:value-type="float">
            <text:p>2.05E+03</text:p>
          </table:table-cell>
          <table:table-cell office:value-type="float" office:value="0.0000000000043982773" calcext:value-type="float">
            <text:p>4.40E-12</text:p>
          </table:table-cell>
          <table:table-cell/>
          <table:table-cell office:value-type="float" office:value="2048" calcext:value-type="float">
            <text:p>2.05E+03</text:p>
          </table:table-cell>
          <table:table-cell office:value-type="float" office:value="0.00000000068265327" calcext:value-type="float">
            <text:p>6.83E-10</text:p>
          </table:table-cell>
          <table:table-cell/>
          <table:table-cell table:formula="of:=(1/[.D901])*(10^4)" office:value-type="float" office:value="4.8828125" calcext:value-type="float">
            <text:p>4.8828125</text:p>
          </table:table-cell>
          <table:table-cell table:formula="of:=(2.5*LOG(([.E901]/[.B901]);10)-2.6)/0.38" office:value-type="float" office:value="7.5718261043712" calcext:value-type="float">
            <text:p>7.5718261043712</text:p>
          </table:table-cell>
          <table:table-cell table:number-columns-repeated="8"/>
        </table:table-row>
        <table:table-row table:style-name="ro1">
          <table:table-cell office:value-type="float" office:value="2049" calcext:value-type="float">
            <text:p>2.05E+03</text:p>
          </table:table-cell>
          <table:table-cell office:value-type="float" office:value="0.0000000000041014109085696" calcext:value-type="float">
            <text:p>4.10E-12</text:p>
          </table:table-cell>
          <table:table-cell/>
          <table:table-cell office:value-type="float" office:value="2049" calcext:value-type="float">
            <text:p>2.05E+03</text:p>
          </table:table-cell>
          <table:table-cell office:value-type="float" office:value="0.000000000685395432571571" calcext:value-type="float">
            <text:p>6.85E-10</text:p>
          </table:table-cell>
          <table:table-cell/>
          <table:table-cell table:formula="of:=(1/[.D902])*(10^4)" office:value-type="float" office:value="4.88042947779405" calcext:value-type="float">
            <text:p>4.88042947779405</text:p>
          </table:table-cell>
          <table:table-cell table:formula="of:=(2.5*LOG(([.E902]/[.B902]);10)-2.6)/0.38" office:value-type="float" office:value="7.78294686718196" calcext:value-type="float">
            <text:p>7.78294686718196</text:p>
          </table:table-cell>
          <table:table-cell table:number-columns-repeated="8"/>
        </table:table-row>
        <table:table-row table:style-name="ro1">
          <table:table-cell office:value-type="float" office:value="2050" calcext:value-type="float">
            <text:p>2.05E+03</text:p>
          </table:table-cell>
          <table:table-cell office:value-type="float" office:value="0.0000000000029468242" calcext:value-type="float">
            <text:p>2.95E-12</text:p>
          </table:table-cell>
          <table:table-cell/>
          <table:table-cell office:value-type="float" office:value="2050" calcext:value-type="float">
            <text:p>2.05E+03</text:p>
          </table:table-cell>
          <table:table-cell office:value-type="float" office:value="0.00000000069606038" calcext:value-type="float">
            <text:p>6.96E-10</text:p>
          </table:table-cell>
          <table:table-cell/>
          <table:table-cell table:formula="of:=(1/[.D903])*(10^4)" office:value-type="float" office:value="4.87804878048781" calcext:value-type="float">
            <text:p>4.87804878048781</text:p>
          </table:table-cell>
          <table:table-cell table:formula="of:=(2.5*LOG(([.E903]/[.B903]);10)-2.6)/0.38" office:value-type="float" office:value="8.77166241149162" calcext:value-type="float">
            <text:p>8.77166241149162</text:p>
          </table:table-cell>
          <table:table-cell table:number-columns-repeated="8"/>
        </table:table-row>
        <table:table-row table:style-name="ro1">
          <table:table-cell office:value-type="float" office:value="2051" calcext:value-type="float">
            <text:p>2.05E+03</text:p>
          </table:table-cell>
          <table:table-cell office:value-type="float" office:value="0.0000000000029468242" calcext:value-type="float">
            <text:p>2.95E-12</text:p>
          </table:table-cell>
          <table:table-cell/>
          <table:table-cell office:value-type="float" office:value="2051" calcext:value-type="float">
            <text:p>2.05E+03</text:p>
          </table:table-cell>
          <table:table-cell office:value-type="float" office:value="0.00000000069606038" calcext:value-type="float">
            <text:p>6.96E-10</text:p>
          </table:table-cell>
          <table:table-cell/>
          <table:table-cell table:formula="of:=(1/[.D904])*(10^4)" office:value-type="float" office:value="4.87567040468064" calcext:value-type="float">
            <text:p>4.87567040468064</text:p>
          </table:table-cell>
          <table:table-cell table:formula="of:=(2.5*LOG(([.E904]/[.B904]);10)-2.6)/0.38" office:value-type="float" office:value="8.77166241149162" calcext:value-type="float">
            <text:p>8.77166241149162</text:p>
          </table:table-cell>
          <table:table-cell table:number-columns-repeated="8"/>
        </table:table-row>
        <table:table-row table:style-name="ro1">
          <table:table-cell office:value-type="float" office:value="2052" calcext:value-type="float">
            <text:p>2.05E+03</text:p>
          </table:table-cell>
          <table:table-cell office:value-type="float" office:value="0.00000000000359008530199983" calcext:value-type="float">
            <text:p>3.59E-12</text:p>
          </table:table-cell>
          <table:table-cell/>
          <table:table-cell office:value-type="float" office:value="2052" calcext:value-type="float">
            <text:p>2.05E+03</text:p>
          </table:table-cell>
          <table:table-cell office:value-type="float" office:value="0.000000000719590712549994" calcext:value-type="float">
            <text:p>7.20E-10</text:p>
          </table:table-cell>
          <table:table-cell/>
          <table:table-cell table:formula="of:=(1/[.D905])*(10^4)" office:value-type="float" office:value="4.87329434697856" calcext:value-type="float">
            <text:p>4.87329434697856</text:p>
          </table:table-cell>
          <table:table-cell table:formula="of:=(2.5*LOG(([.E905]/[.B905]);10)-2.6)/0.38" office:value-type="float" office:value="8.30250514294861" calcext:value-type="float">
            <text:p>8.30250514294861</text:p>
          </table:table-cell>
          <table:table-cell table:number-columns-repeated="8"/>
        </table:table-row>
        <table:table-row table:style-name="ro1">
          <table:table-cell office:value-type="float" office:value="2053" calcext:value-type="float">
            <text:p>2.05E+03</text:p>
          </table:table-cell>
          <table:table-cell office:value-type="float" office:value="0.0000000000041491814" calcext:value-type="float">
            <text:p>4.15E-12</text:p>
          </table:table-cell>
          <table:table-cell/>
          <table:table-cell office:value-type="float" office:value="2053" calcext:value-type="float">
            <text:p>2.05E+03</text:p>
          </table:table-cell>
          <table:table-cell office:value-type="float" office:value="0.00000000074004231" calcext:value-type="float">
            <text:p>7.40E-10</text:p>
          </table:table-cell>
          <table:table-cell/>
          <table:table-cell table:formula="of:=(1/[.D906])*(10^4)" office:value-type="float" office:value="4.87092060399416" calcext:value-type="float">
            <text:p>4.87092060399416</text:p>
          </table:table-cell>
          <table:table-cell table:formula="of:=(2.5*LOG(([.E906]/[.B906]);10)-2.6)/0.38" office:value-type="float" office:value="7.96904031404078" calcext:value-type="float">
            <text:p>7.96904031404078</text:p>
          </table:table-cell>
          <table:table-cell table:number-columns-repeated="8"/>
        </table:table-row>
        <table:table-row table:style-name="ro1">
          <table:table-cell office:value-type="float" office:value="2054" calcext:value-type="float">
            <text:p>2.05E+03</text:p>
          </table:table-cell>
          <table:table-cell office:value-type="float" office:value="0.0000000000041491814" calcext:value-type="float">
            <text:p>4.15E-12</text:p>
          </table:table-cell>
          <table:table-cell/>
          <table:table-cell office:value-type="float" office:value="2054" calcext:value-type="float">
            <text:p>2.05E+03</text:p>
          </table:table-cell>
          <table:table-cell office:value-type="float" office:value="0.00000000074004231" calcext:value-type="float">
            <text:p>7.40E-10</text:p>
          </table:table-cell>
          <table:table-cell/>
          <table:table-cell table:formula="of:=(1/[.D907])*(10^4)" office:value-type="float" office:value="4.86854917234664" calcext:value-type="float">
            <text:p>4.86854917234664</text:p>
          </table:table-cell>
          <table:table-cell table:formula="of:=(2.5*LOG(([.E907]/[.B907]);10)-2.6)/0.38" office:value-type="float" office:value="7.96904031404078" calcext:value-type="float">
            <text:p>7.96904031404078</text:p>
          </table:table-cell>
          <table:table-cell table:number-columns-repeated="8"/>
        </table:table-row>
        <table:table-row table:style-name="ro1">
          <table:table-cell office:value-type="float" office:value="2055" calcext:value-type="float">
            <text:p>2.06E+03</text:p>
          </table:table-cell>
          <table:table-cell office:value-type="float" office:value="0.00000000000413763254554306" calcext:value-type="float">
            <text:p>4.14E-12</text:p>
          </table:table-cell>
          <table:table-cell/>
          <table:table-cell office:value-type="float" office:value="2055" calcext:value-type="float">
            <text:p>2.06E+03</text:p>
          </table:table-cell>
          <table:table-cell office:value-type="float" office:value="0.000000000695541065734636" calcext:value-type="float">
            <text:p>6.96E-10</text:p>
          </table:table-cell>
          <table:table-cell/>
          <table:table-cell table:formula="of:=(1/[.D908])*(10^4)" office:value-type="float" office:value="4.8661800486618" calcext:value-type="float">
            <text:p>4.8661800486618</text:p>
          </table:table-cell>
          <table:table-cell table:formula="of:=(2.5*LOG(([.E908]/[.B908]);10)-2.6)/0.38" office:value-type="float" office:value="7.79980827097461" calcext:value-type="float">
            <text:p>7.79980827097461</text:p>
          </table:table-cell>
          <table:table-cell table:number-columns-repeated="8"/>
        </table:table-row>
        <table:table-row table:style-name="ro1">
          <table:table-cell office:value-type="float" office:value="2056" calcext:value-type="float">
            <text:p>2.06E+03</text:p>
          </table:table-cell>
          <table:table-cell office:value-type="float" office:value="0.0000000000041358375" calcext:value-type="float">
            <text:p>4.14E-12</text:p>
          </table:table-cell>
          <table:table-cell/>
          <table:table-cell office:value-type="float" office:value="2056" calcext:value-type="float">
            <text:p>2.06E+03</text:p>
          </table:table-cell>
          <table:table-cell office:value-type="float" office:value="0.00000000068862421" calcext:value-type="float">
            <text:p>6.89E-10</text:p>
          </table:table-cell>
          <table:table-cell/>
          <table:table-cell table:formula="of:=(1/[.D909])*(10^4)" office:value-type="float" office:value="4.86381322957199" calcext:value-type="float">
            <text:p>4.86381322957199</text:p>
          </table:table-cell>
          <table:table-cell table:formula="of:=(2.5*LOG(([.E909]/[.B909]);10)-2.6)/0.38" office:value-type="float" office:value="7.77249223993971" calcext:value-type="float">
            <text:p>7.77249223993971</text:p>
          </table:table-cell>
          <table:table-cell table:number-columns-repeated="8"/>
        </table:table-row>
        <table:table-row table:style-name="ro1">
          <table:table-cell office:value-type="float" office:value="2057" calcext:value-type="float">
            <text:p>2.06E+03</text:p>
          </table:table-cell>
          <table:table-cell office:value-type="float" office:value="0.00000000000409677249055876" calcext:value-type="float">
            <text:p>4.10E-12</text:p>
          </table:table-cell>
          <table:table-cell/>
          <table:table-cell office:value-type="float" office:value="2057" calcext:value-type="float">
            <text:p>2.06E+03</text:p>
          </table:table-cell>
          <table:table-cell office:value-type="float" office:value="0.000000000678435892685455" calcext:value-type="float">
            <text:p>6.78E-10</text:p>
          </table:table-cell>
          <table:table-cell/>
          <table:table-cell table:formula="of:=(1/[.D910])*(10^4)" office:value-type="float" office:value="4.86144871171609" calcext:value-type="float">
            <text:p>4.86144871171609</text:p>
          </table:table-cell>
          <table:table-cell table:formula="of:=(2.5*LOG(([.E910]/[.B910]);10)-2.6)/0.38" office:value-type="float" office:value="7.75701953709564" calcext:value-type="float">
            <text:p>7.75701953709564</text:p>
          </table:table-cell>
          <table:table-cell table:number-columns-repeated="8"/>
        </table:table-row>
        <table:table-row table:style-name="ro1">
          <table:table-cell office:value-type="float" office:value="2058" calcext:value-type="float">
            <text:p>2.06E+03</text:p>
          </table:table-cell>
          <table:table-cell office:value-type="float" office:value="0.0000000000039370633" calcext:value-type="float">
            <text:p>3.94E-12</text:p>
          </table:table-cell>
          <table:table-cell/>
          <table:table-cell office:value-type="float" office:value="2058" calcext:value-type="float">
            <text:p>2.06E+03</text:p>
          </table:table-cell>
          <table:table-cell office:value-type="float" office:value="0.00000000063678307" calcext:value-type="float">
            <text:p>6.37E-10</text:p>
          </table:table-cell>
          <table:table-cell/>
          <table:table-cell table:formula="of:=(1/[.D911])*(10^4)" office:value-type="float" office:value="4.85908649173955" calcext:value-type="float">
            <text:p>4.85908649173955</text:p>
          </table:table-cell>
          <table:table-cell table:formula="of:=(2.5*LOG(([.E911]/[.B911]);10)-2.6)/0.38" office:value-type="float" office:value="7.68959941432516" calcext:value-type="float">
            <text:p>7.68959941432516</text:p>
          </table:table-cell>
          <table:table-cell table:number-columns-repeated="8"/>
        </table:table-row>
        <table:table-row table:style-name="ro1">
          <table:table-cell office:value-type="float" office:value="2059" calcext:value-type="float">
            <text:p>2.06E+03</text:p>
          </table:table-cell>
          <table:table-cell office:value-type="float" office:value="0.0000000000039370633" calcext:value-type="float">
            <text:p>3.94E-12</text:p>
          </table:table-cell>
          <table:table-cell/>
          <table:table-cell office:value-type="float" office:value="2059" calcext:value-type="float">
            <text:p>2.06E+03</text:p>
          </table:table-cell>
          <table:table-cell office:value-type="float" office:value="0.00000000063678307" calcext:value-type="float">
            <text:p>6.37E-10</text:p>
          </table:table-cell>
          <table:table-cell/>
          <table:table-cell table:formula="of:=(1/[.D912])*(10^4)" office:value-type="float" office:value="4.85672656629432" calcext:value-type="float">
            <text:p>4.85672656629432</text:p>
          </table:table-cell>
          <table:table-cell table:formula="of:=(2.5*LOG(([.E912]/[.B912]);10)-2.6)/0.38" office:value-type="float" office:value="7.68959941432516" calcext:value-type="float">
            <text:p>7.68959941432516</text:p>
          </table:table-cell>
          <table:table-cell table:number-columns-repeated="8"/>
        </table:table-row>
        <table:table-row table:style-name="ro1">
          <table:table-cell office:value-type="float" office:value="2060" calcext:value-type="float">
            <text:p>2.06E+03</text:p>
          </table:table-cell>
          <table:table-cell office:value-type="float" office:value="0.00000000000369731640209998" calcext:value-type="float">
            <text:p>3.70E-12</text:p>
          </table:table-cell>
          <table:table-cell/>
          <table:table-cell office:value-type="float" office:value="2060" calcext:value-type="float">
            <text:p>2.06E+03</text:p>
          </table:table-cell>
          <table:table-cell office:value-type="float" office:value="0.000000000614780472179998" calcext:value-type="float">
            <text:p>6.15E-10</text:p>
          </table:table-cell>
          <table:table-cell/>
          <table:table-cell table:formula="of:=(1/[.D913])*(10^4)" office:value-type="float" office:value="4.85436893203883" calcext:value-type="float">
            <text:p>4.85436893203883</text:p>
          </table:table-cell>
          <table:table-cell table:formula="of:=(2.5*LOG(([.E913]/[.B913]);10)-2.6)/0.38" office:value-type="float" office:value="7.76864109704831" calcext:value-type="float">
            <text:p>7.76864109704831</text:p>
          </table:table-cell>
          <table:table-cell table:number-columns-repeated="8"/>
        </table:table-row>
        <table:table-row table:style-name="ro1">
          <table:table-cell office:value-type="float" office:value="2061" calcext:value-type="float">
            <text:p>2.06E+03</text:p>
          </table:table-cell>
          <table:table-cell office:value-type="float" office:value="0.0000000000034821356" calcext:value-type="float">
            <text:p>3.48E-12</text:p>
          </table:table-cell>
          <table:table-cell/>
          <table:table-cell office:value-type="float" office:value="2061" calcext:value-type="float">
            <text:p>2.06E+03</text:p>
          </table:table-cell>
          <table:table-cell office:value-type="float" office:value="0.00000000059503241" calcext:value-type="float">
            <text:p>5.95E-10</text:p>
          </table:table-cell>
          <table:table-cell/>
          <table:table-cell table:formula="of:=(1/[.D914])*(10^4)" office:value-type="float" office:value="4.85201358563804" calcext:value-type="float">
            <text:p>4.85201358563804</text:p>
          </table:table-cell>
          <table:table-cell table:formula="of:=(2.5*LOG(([.E914]/[.B914]);10)-2.6)/0.38" office:value-type="float" office:value="7.84667725078324" calcext:value-type="float">
            <text:p>7.84667725078324</text:p>
          </table:table-cell>
          <table:table-cell table:number-columns-repeated="8"/>
        </table:table-row>
        <table:table-row table:style-name="ro1">
          <table:table-cell office:value-type="float" office:value="2062" calcext:value-type="float">
            <text:p>2.06E+03</text:p>
          </table:table-cell>
          <table:table-cell office:value-type="float" office:value="0.0000000000034821356" calcext:value-type="float">
            <text:p>3.48E-12</text:p>
          </table:table-cell>
          <table:table-cell/>
          <table:table-cell office:value-type="float" office:value="2062" calcext:value-type="float">
            <text:p>2.06E+03</text:p>
          </table:table-cell>
          <table:table-cell office:value-type="float" office:value="0.00000000059503241" calcext:value-type="float">
            <text:p>5.95E-10</text:p>
          </table:table-cell>
          <table:table-cell/>
          <table:table-cell table:formula="of:=(1/[.D915])*(10^4)" office:value-type="float" office:value="4.84966052376334" calcext:value-type="float">
            <text:p>4.84966052376334</text:p>
          </table:table-cell>
          <table:table-cell table:formula="of:=(2.5*LOG(([.E915]/[.B915]);10)-2.6)/0.38" office:value-type="float" office:value="7.84667725078324" calcext:value-type="float">
            <text:p>7.84667725078324</text:p>
          </table:table-cell>
          <table:table-cell table:number-columns-repeated="8"/>
        </table:table-row>
        <table:table-row table:style-name="ro1">
          <table:table-cell office:value-type="float" office:value="2063" calcext:value-type="float">
            <text:p>2.06E+03</text:p>
          </table:table-cell>
          <table:table-cell office:value-type="float" office:value="0.00000000000377892317613948" calcext:value-type="float">
            <text:p>3.78E-12</text:p>
          </table:table-cell>
          <table:table-cell/>
          <table:table-cell office:value-type="float" office:value="2063" calcext:value-type="float">
            <text:p>2.06E+03</text:p>
          </table:table-cell>
          <table:table-cell office:value-type="float" office:value="0.000000000632020971325876" calcext:value-type="float">
            <text:p>6.32E-10</text:p>
          </table:table-cell>
          <table:table-cell/>
          <table:table-cell table:formula="of:=(1/[.D916])*(10^4)" office:value-type="float" office:value="4.84730974309258" calcext:value-type="float">
            <text:p>4.84730974309258</text:p>
          </table:table-cell>
          <table:table-cell table:formula="of:=(2.5*LOG(([.E916]/[.B916]);10)-2.6)/0.38" office:value-type="float" office:value="7.78528569750616" calcext:value-type="float">
            <text:p>7.78528569750616</text:p>
          </table:table-cell>
          <table:table-cell table:number-columns-repeated="8"/>
        </table:table-row>
        <table:table-row table:style-name="ro1">
          <table:table-cell office:value-type="float" office:value="2064" calcext:value-type="float">
            <text:p>2.06E+03</text:p>
          </table:table-cell>
          <table:table-cell office:value-type="float" office:value="0.0000000000038282528" calcext:value-type="float">
            <text:p>3.83E-12</text:p>
          </table:table-cell>
          <table:table-cell/>
          <table:table-cell office:value-type="float" office:value="2064" calcext:value-type="float">
            <text:p>2.06E+03</text:p>
          </table:table-cell>
          <table:table-cell office:value-type="float" office:value="0.00000000063816891" calcext:value-type="float">
            <text:p>6.38E-10</text:p>
          </table:table-cell>
          <table:table-cell/>
          <table:table-cell table:formula="of:=(1/[.D917])*(10^4)" office:value-type="float" office:value="4.84496124031008" calcext:value-type="float">
            <text:p>4.84496124031008</text:p>
          </table:table-cell>
          <table:table-cell table:formula="of:=(2.5*LOG(([.E917]/[.B917]);10)-2.6)/0.38" office:value-type="float" office:value="7.77588838019029" calcext:value-type="float">
            <text:p>7.77588838019029</text:p>
          </table:table-cell>
          <table:table-cell table:number-columns-repeated="8"/>
        </table:table-row>
        <table:table-row table:style-name="ro1">
          <table:table-cell office:value-type="float" office:value="2065" calcext:value-type="float">
            <text:p>2.07E+03</text:p>
          </table:table-cell>
          <table:table-cell office:value-type="float" office:value="0.0000000000038125186697447" calcext:value-type="float">
            <text:p>3.81E-12</text:p>
          </table:table-cell>
          <table:table-cell/>
          <table:table-cell office:value-type="float" office:value="2065" calcext:value-type="float">
            <text:p>2.07E+03</text:p>
          </table:table-cell>
          <table:table-cell office:value-type="float" office:value="0.000000000646997933165228" calcext:value-type="float">
            <text:p>6.47E-10</text:p>
          </table:table-cell>
          <table:table-cell/>
          <table:table-cell table:formula="of:=(1/[.D918])*(10^4)" office:value-type="float" office:value="4.84261501210654" calcext:value-type="float">
            <text:p>4.84261501210654</text:p>
          </table:table-cell>
          <table:table-cell table:formula="of:=(2.5*LOG(([.E918]/[.B918]);10)-2.6)/0.38" office:value-type="float" office:value="7.82691390944268" calcext:value-type="float">
            <text:p>7.82691390944268</text:p>
          </table:table-cell>
          <table:table-cell table:number-columns-repeated="8"/>
        </table:table-row>
        <table:table-row table:style-name="ro1">
          <table:table-cell office:value-type="float" office:value="2066" calcext:value-type="float">
            <text:p>2.07E+03</text:p>
          </table:table-cell>
          <table:table-cell office:value-type="float" office:value="0.0000000000037447953" calcext:value-type="float">
            <text:p>3.74E-12</text:p>
          </table:table-cell>
          <table:table-cell/>
          <table:table-cell office:value-type="float" office:value="2066" calcext:value-type="float">
            <text:p>2.07E+03</text:p>
          </table:table-cell>
          <table:table-cell office:value-type="float" office:value="0.00000000068500011" calcext:value-type="float">
            <text:p>6.85E-10</text:p>
          </table:table-cell>
          <table:table-cell/>
          <table:table-cell table:formula="of:=(1/[.D919])*(10^4)" office:value-type="float" office:value="4.84027105517909" calcext:value-type="float">
            <text:p>4.84027105517909</text:p>
          </table:table-cell>
          <table:table-cell table:formula="of:=(2.5*LOG(([.E919]/[.B919]);10)-2.6)/0.38" office:value-type="float" office:value="8.04120104069526" calcext:value-type="float">
            <text:p>8.04120104069526</text:p>
          </table:table-cell>
          <table:table-cell table:number-columns-repeated="8"/>
        </table:table-row>
        <table:table-row table:style-name="ro1">
          <table:table-cell office:value-type="float" office:value="2067" calcext:value-type="float">
            <text:p>2.07E+03</text:p>
          </table:table-cell>
          <table:table-cell office:value-type="float" office:value="0.0000000000037447953" calcext:value-type="float">
            <text:p>3.74E-12</text:p>
          </table:table-cell>
          <table:table-cell/>
          <table:table-cell office:value-type="float" office:value="2067" calcext:value-type="float">
            <text:p>2.07E+03</text:p>
          </table:table-cell>
          <table:table-cell office:value-type="float" office:value="0.00000000068500011" calcext:value-type="float">
            <text:p>6.85E-10</text:p>
          </table:table-cell>
          <table:table-cell/>
          <table:table-cell table:formula="of:=(1/[.D920])*(10^4)" office:value-type="float" office:value="4.83792936623125" calcext:value-type="float">
            <text:p>4.83792936623125</text:p>
          </table:table-cell>
          <table:table-cell table:formula="of:=(2.5*LOG(([.E920]/[.B920]);10)-2.6)/0.38" office:value-type="float" office:value="8.04120104069526" calcext:value-type="float">
            <text:p>8.04120104069526</text:p>
          </table:table-cell>
          <table:table-cell table:number-columns-repeated="8"/>
        </table:table-row>
        <table:table-row table:style-name="ro1">
          <table:table-cell office:value-type="float" office:value="2068" calcext:value-type="float">
            <text:p>2.07E+03</text:p>
          </table:table-cell>
          <table:table-cell office:value-type="float" office:value="0.00000000000387710272440006" calcext:value-type="float">
            <text:p>3.88E-12</text:p>
          </table:table-cell>
          <table:table-cell/>
          <table:table-cell office:value-type="float" office:value="2068" calcext:value-type="float">
            <text:p>2.07E+03</text:p>
          </table:table-cell>
          <table:table-cell office:value-type="float" office:value="0.000000000676973422079996" calcext:value-type="float">
            <text:p>6.77E-10</text:p>
          </table:table-cell>
          <table:table-cell/>
          <table:table-cell table:formula="of:=(1/[.D921])*(10^4)" office:value-type="float" office:value="4.83558994197292" calcext:value-type="float">
            <text:p>4.83558994197292</text:p>
          </table:table-cell>
          <table:table-cell table:formula="of:=(2.5*LOG(([.E921]/[.B921]);10)-2.6)/0.38" office:value-type="float" office:value="7.90831783420853" calcext:value-type="float">
            <text:p>7.90831783420853</text:p>
          </table:table-cell>
          <table:table-cell table:number-columns-repeated="8"/>
        </table:table-row>
        <table:table-row table:style-name="ro1">
          <table:table-cell office:value-type="float" office:value="2069" calcext:value-type="float">
            <text:p>2.07E+03</text:p>
          </table:table-cell>
          <table:table-cell office:value-type="float" office:value="0.0000000000039997229" calcext:value-type="float">
            <text:p>4.00E-12</text:p>
          </table:table-cell>
          <table:table-cell/>
          <table:table-cell office:value-type="float" office:value="2069" calcext:value-type="float">
            <text:p>2.07E+03</text:p>
          </table:table-cell>
          <table:table-cell office:value-type="float" office:value="0.00000000066953443" calcext:value-type="float">
            <text:p>6.70E-10</text:p>
          </table:table-cell>
          <table:table-cell/>
          <table:table-cell table:formula="of:=(1/[.D922])*(10^4)" office:value-type="float" office:value="4.83325277912035" calcext:value-type="float">
            <text:p>4.83325277912035</text:p>
          </table:table-cell>
          <table:table-cell table:formula="of:=(2.5*LOG(([.E922]/[.B922]);10)-2.6)/0.38" office:value-type="float" office:value="7.78778296352808" calcext:value-type="float">
            <text:p>7.78778296352808</text:p>
          </table:table-cell>
          <table:table-cell table:number-columns-repeated="8"/>
        </table:table-row>
        <table:table-row table:style-name="ro1">
          <table:table-cell office:value-type="float" office:value="2070" calcext:value-type="float">
            <text:p>2.07E+03</text:p>
          </table:table-cell>
          <table:table-cell office:value-type="float" office:value="0.0000000000039997229" calcext:value-type="float">
            <text:p>4.00E-12</text:p>
          </table:table-cell>
          <table:table-cell/>
          <table:table-cell office:value-type="float" office:value="2070" calcext:value-type="float">
            <text:p>2.07E+03</text:p>
          </table:table-cell>
          <table:table-cell office:value-type="float" office:value="0.00000000066953443" calcext:value-type="float">
            <text:p>6.70E-10</text:p>
          </table:table-cell>
          <table:table-cell/>
          <table:table-cell table:formula="of:=(1/[.D923])*(10^4)" office:value-type="float" office:value="4.83091787439614" calcext:value-type="float">
            <text:p>4.83091787439614</text:p>
          </table:table-cell>
          <table:table-cell table:formula="of:=(2.5*LOG(([.E923]/[.B923]);10)-2.6)/0.38" office:value-type="float" office:value="7.78778296352808" calcext:value-type="float">
            <text:p>7.78778296352808</text:p>
          </table:table-cell>
          <table:table-cell table:number-columns-repeated="8"/>
        </table:table-row>
        <table:table-row table:style-name="ro1">
          <table:table-cell office:value-type="float" office:value="2071" calcext:value-type="float">
            <text:p>2.07E+03</text:p>
          </table:table-cell>
          <table:table-cell office:value-type="float" office:value="0.00000000000506858234084157" calcext:value-type="float">
            <text:p>5.07E-12</text:p>
          </table:table-cell>
          <table:table-cell/>
          <table:table-cell office:value-type="float" office:value="2071" calcext:value-type="float">
            <text:p>2.07E+03</text:p>
          </table:table-cell>
          <table:table-cell office:value-type="float" office:value="0.000000000695580707859162" calcext:value-type="float">
            <text:p>6.96E-10</text:p>
          </table:table-cell>
          <table:table-cell/>
          <table:table-cell table:formula="of:=(1/[.D924])*(10^4)" office:value-type="float" office:value="4.82858522452921" calcext:value-type="float">
            <text:p>4.82858522452921</text:p>
          </table:table-cell>
          <table:table-cell table:formula="of:=(2.5*LOG(([.E924]/[.B924]);10)-2.6)/0.38" office:value-type="float" office:value="7.22013830302602" calcext:value-type="float">
            <text:p>7.22013830302602</text:p>
          </table:table-cell>
          <table:table-cell table:number-columns-repeated="8"/>
        </table:table-row>
        <table:table-row table:style-name="ro1">
          <table:table-cell office:value-type="float" office:value="2072" calcext:value-type="float">
            <text:p>2.07E+03</text:p>
          </table:table-cell>
          <table:table-cell office:value-type="float" office:value="0.0000000000052579802" calcext:value-type="float">
            <text:p>5.26E-12</text:p>
          </table:table-cell>
          <table:table-cell/>
          <table:table-cell office:value-type="float" office:value="2072" calcext:value-type="float">
            <text:p>2.07E+03</text:p>
          </table:table-cell>
          <table:table-cell office:value-type="float" office:value="0.00000000070019601" calcext:value-type="float">
            <text:p>7.00E-10</text:p>
          </table:table-cell>
          <table:table-cell/>
          <table:table-cell table:formula="of:=(1/[.D925])*(10^4)" office:value-type="float" office:value="4.82625482625483" calcext:value-type="float">
            <text:p>4.82625482625483</text:p>
          </table:table-cell>
          <table:table-cell table:formula="of:=(2.5*LOG(([.E925]/[.B925]);10)-2.6)/0.38" office:value-type="float" office:value="7.13421503488013" calcext:value-type="float">
            <text:p>7.13421503488013</text:p>
          </table:table-cell>
          <table:table-cell table:number-columns-repeated="8"/>
        </table:table-row>
        <table:table-row table:style-name="ro1">
          <table:table-cell office:value-type="float" office:value="2073" calcext:value-type="float">
            <text:p>2.07E+03</text:p>
          </table:table-cell>
          <table:table-cell office:value-type="float" office:value="0.00000000000525297932115" calcext:value-type="float">
            <text:p>5.25E-12</text:p>
          </table:table-cell>
          <table:table-cell/>
          <table:table-cell office:value-type="float" office:value="2073" calcext:value-type="float">
            <text:p>2.07E+03</text:p>
          </table:table-cell>
          <table:table-cell office:value-type="float" office:value="0.000000000708017898079996" calcext:value-type="float">
            <text:p>7.08E-10</text:p>
          </table:table-cell>
          <table:table-cell/>
          <table:table-cell table:formula="of:=(1/[.D926])*(10^4)" office:value-type="float" office:value="4.82392667631452" calcext:value-type="float">
            <text:p>4.82392667631452</text:p>
          </table:table-cell>
          <table:table-cell table:formula="of:=(2.5*LOG(([.E926]/[.B926]);10)-2.6)/0.38" office:value-type="float" office:value="7.16867463981704" calcext:value-type="float">
            <text:p>7.16867463981704</text:p>
          </table:table-cell>
          <table:table-cell table:number-columns-repeated="8"/>
        </table:table-row>
        <table:table-row table:style-name="ro1">
          <table:table-cell office:value-type="float" office:value="2074" calcext:value-type="float">
            <text:p>2.07E+03</text:p>
          </table:table-cell>
          <table:table-cell office:value-type="float" office:value="0.0000000000052302745" calcext:value-type="float">
            <text:p>5.23E-12</text:p>
          </table:table-cell>
          <table:table-cell/>
          <table:table-cell office:value-type="float" office:value="2074" calcext:value-type="float">
            <text:p>2.07E+03</text:p>
          </table:table-cell>
          <table:table-cell office:value-type="float" office:value="0.00000000074353057" calcext:value-type="float">
            <text:p>7.44E-10</text:p>
          </table:table-cell>
          <table:table-cell/>
          <table:table-cell table:formula="of:=(1/[.D927])*(10^4)" office:value-type="float" office:value="4.82160077145612" calcext:value-type="float">
            <text:p>4.82160077145612</text:p>
          </table:table-cell>
          <table:table-cell table:formula="of:=(2.5*LOG(([.E927]/[.B927]);10)-2.6)/0.38" office:value-type="float" office:value="7.32088385914271" calcext:value-type="float">
            <text:p>7.32088385914271</text:p>
          </table:table-cell>
          <table:table-cell table:number-columns-repeated="8"/>
        </table:table-row>
        <table:table-row table:style-name="ro1">
          <table:table-cell office:value-type="float" office:value="2075" calcext:value-type="float">
            <text:p>2.08E+03</text:p>
          </table:table-cell>
          <table:table-cell office:value-type="float" office:value="0.0000000000052302745" calcext:value-type="float">
            <text:p>5.23E-12</text:p>
          </table:table-cell>
          <table:table-cell/>
          <table:table-cell office:value-type="float" office:value="2075" calcext:value-type="float">
            <text:p>2.08E+03</text:p>
          </table:table-cell>
          <table:table-cell office:value-type="float" office:value="0.00000000074353057" calcext:value-type="float">
            <text:p>7.44E-10</text:p>
          </table:table-cell>
          <table:table-cell/>
          <table:table-cell table:formula="of:=(1/[.D928])*(10^4)" office:value-type="float" office:value="4.81927710843373" calcext:value-type="float">
            <text:p>4.81927710843373</text:p>
          </table:table-cell>
          <table:table-cell table:formula="of:=(2.5*LOG(([.E928]/[.B928]);10)-2.6)/0.38" office:value-type="float" office:value="7.32088385914271" calcext:value-type="float">
            <text:p>7.32088385914271</text:p>
          </table:table-cell>
          <table:table-cell table:number-columns-repeated="8"/>
        </table:table-row>
        <table:table-row table:style-name="ro1">
          <table:table-cell office:value-type="float" office:value="2076" calcext:value-type="float">
            <text:p>2.08E+03</text:p>
          </table:table-cell>
          <table:table-cell office:value-type="float" office:value="0.00000000000516695907310782" calcext:value-type="float">
            <text:p>5.17E-12</text:p>
          </table:table-cell>
          <table:table-cell/>
          <table:table-cell office:value-type="float" office:value="2076" calcext:value-type="float">
            <text:p>2.08E+03</text:p>
          </table:table-cell>
          <table:table-cell office:value-type="float" office:value="0.000000000739309423884756" calcext:value-type="float">
            <text:p>7.39E-10</text:p>
          </table:table-cell>
          <table:table-cell/>
          <table:table-cell table:formula="of:=(1/[.D929])*(10^4)" office:value-type="float" office:value="4.81695568400771" calcext:value-type="float">
            <text:p>4.81695568400771</text:p>
          </table:table-cell>
          <table:table-cell table:formula="of:=(2.5*LOG(([.E929]/[.B929]);10)-2.6)/0.38" office:value-type="float" office:value="7.33941592478883" calcext:value-type="float">
            <text:p>7.33941592478883</text:p>
          </table:table-cell>
          <table:table-cell table:number-columns-repeated="8"/>
        </table:table-row>
        <table:table-row table:style-name="ro1">
          <table:table-cell office:value-type="float" office:value="2077" calcext:value-type="float">
            <text:p>2.08E+03</text:p>
          </table:table-cell>
          <table:table-cell office:value-type="float" office:value="0.000000000005106502" calcext:value-type="float">
            <text:p>5.11E-12</text:p>
          </table:table-cell>
          <table:table-cell/>
          <table:table-cell office:value-type="float" office:value="2077" calcext:value-type="float">
            <text:p>2.08E+03</text:p>
          </table:table-cell>
          <table:table-cell office:value-type="float" office:value="0.00000000073527884" calcext:value-type="float">
            <text:p>7.35E-10</text:p>
          </table:table-cell>
          <table:table-cell/>
          <table:table-cell table:formula="of:=(1/[.D930])*(10^4)" office:value-type="float" office:value="4.81463649494463" calcext:value-type="float">
            <text:p>4.81463649494463</text:p>
          </table:table-cell>
          <table:table-cell table:formula="of:=(2.5*LOG(([.E930]/[.B930]);10)-2.6)/0.38" office:value-type="float" office:value="7.35742474737198" calcext:value-type="float">
            <text:p>7.35742474737198</text:p>
          </table:table-cell>
          <table:table-cell table:number-columns-repeated="8"/>
        </table:table-row>
        <table:table-row table:style-name="ro1">
          <table:table-cell office:value-type="float" office:value="2078" calcext:value-type="float">
            <text:p>2.08E+03</text:p>
          </table:table-cell>
          <table:table-cell office:value-type="float" office:value="0.000000000005106502" calcext:value-type="float">
            <text:p>5.11E-12</text:p>
          </table:table-cell>
          <table:table-cell/>
          <table:table-cell office:value-type="float" office:value="2078" calcext:value-type="float">
            <text:p>2.08E+03</text:p>
          </table:table-cell>
          <table:table-cell office:value-type="float" office:value="0.00000000073527884" calcext:value-type="float">
            <text:p>7.35E-10</text:p>
          </table:table-cell>
          <table:table-cell/>
          <table:table-cell table:formula="of:=(1/[.D931])*(10^4)" office:value-type="float" office:value="4.81231953801732" calcext:value-type="float">
            <text:p>4.81231953801732</text:p>
          </table:table-cell>
          <table:table-cell table:formula="of:=(2.5*LOG(([.E931]/[.B931]);10)-2.6)/0.38" office:value-type="float" office:value="7.35742474737198" calcext:value-type="float">
            <text:p>7.35742474737198</text:p>
          </table:table-cell>
          <table:table-cell table:number-columns-repeated="8"/>
        </table:table-row>
        <table:table-row table:style-name="ro1">
          <table:table-cell office:value-type="float" office:value="2079" calcext:value-type="float">
            <text:p>2.08E+03</text:p>
          </table:table-cell>
          <table:table-cell office:value-type="float" office:value="0.00000000000469772624019995" calcext:value-type="float">
            <text:p>4.70E-12</text:p>
          </table:table-cell>
          <table:table-cell/>
          <table:table-cell office:value-type="float" office:value="2079" calcext:value-type="float">
            <text:p>2.08E+03</text:p>
          </table:table-cell>
          <table:table-cell office:value-type="float" office:value="0.000000000681550154819994" calcext:value-type="float">
            <text:p>6.82E-10</text:p>
          </table:table-cell>
          <table:table-cell/>
          <table:table-cell table:formula="of:=(1/[.D932])*(10^4)" office:value-type="float" office:value="4.81000481000481" calcext:value-type="float">
            <text:p>4.81000481000481</text:p>
          </table:table-cell>
          <table:table-cell table:formula="of:=(2.5*LOG(([.E932]/[.B932]);10)-2.6)/0.38" office:value-type="float" office:value="7.3790139217163" calcext:value-type="float">
            <text:p>7.3790139217163</text:p>
          </table:table-cell>
          <table:table-cell table:number-columns-repeated="8"/>
        </table:table-row>
        <table:table-row table:style-name="ro1">
          <table:table-cell office:value-type="float" office:value="2080" calcext:value-type="float">
            <text:p>2.08E+03</text:p>
          </table:table-cell>
          <table:table-cell office:value-type="float" office:value="0.0000000000046210201" calcext:value-type="float">
            <text:p>4.62E-12</text:p>
          </table:table-cell>
          <table:table-cell/>
          <table:table-cell office:value-type="float" office:value="2080" calcext:value-type="float">
            <text:p>2.08E+03</text:p>
          </table:table-cell>
          <table:table-cell office:value-type="float" office:value="0.00000000067146805" calcext:value-type="float">
            <text:p>6.71E-10</text:p>
          </table:table-cell>
          <table:table-cell/>
          <table:table-cell table:formula="of:=(1/[.D933])*(10^4)" office:value-type="float" office:value="4.80769230769231" calcext:value-type="float">
            <text:p>4.80769230769231</text:p>
          </table:table-cell>
          <table:table-cell table:formula="of:=(2.5*LOG(([.E933]/[.B933]);10)-2.6)/0.38" office:value-type="float" office:value="7.38347036311553" calcext:value-type="float">
            <text:p>7.38347036311553</text:p>
          </table:table-cell>
          <table:table-cell table:number-columns-repeated="8"/>
        </table:table-row>
        <table:table-row table:style-name="ro1">
          <table:table-cell office:value-type="float" office:value="2081" calcext:value-type="float">
            <text:p>2.08E+03</text:p>
          </table:table-cell>
          <table:table-cell office:value-type="float" office:value="0.00000000000460524409135642" calcext:value-type="float">
            <text:p>4.61E-12</text:p>
          </table:table-cell>
          <table:table-cell/>
          <table:table-cell office:value-type="float" office:value="2081" calcext:value-type="float">
            <text:p>2.08E+03</text:p>
          </table:table-cell>
          <table:table-cell office:value-type="float" office:value="0.000000000676442253071025" calcext:value-type="float">
            <text:p>6.76E-10</text:p>
          </table:table-cell>
          <table:table-cell/>
          <table:table-cell table:formula="of:=(1/[.D934])*(10^4)" office:value-type="float" office:value="4.80538202787122" calcext:value-type="float">
            <text:p>4.80538202787122</text:p>
          </table:table-cell>
          <table:table-cell table:formula="of:=(2.5*LOG(([.E934]/[.B934]);10)-2.6)/0.38" office:value-type="float" office:value="7.41432943018181" calcext:value-type="float">
            <text:p>7.41432943018181</text:p>
          </table:table-cell>
          <table:table-cell table:number-columns-repeated="8"/>
        </table:table-row>
        <table:table-row table:style-name="ro1">
          <table:table-cell office:value-type="float" office:value="2082" calcext:value-type="float">
            <text:p>2.08E+03</text:p>
          </table:table-cell>
          <table:table-cell office:value-type="float" office:value="0.0000000000045295508" calcext:value-type="float">
            <text:p>4.53E-12</text:p>
          </table:table-cell>
          <table:table-cell/>
          <table:table-cell office:value-type="float" office:value="2082" calcext:value-type="float">
            <text:p>2.08E+03</text:p>
          </table:table-cell>
          <table:table-cell office:value-type="float" office:value="0.00000000070030848" calcext:value-type="float">
            <text:p>7.00E-10</text:p>
          </table:table-cell>
          <table:table-cell/>
          <table:table-cell table:formula="of:=(1/[.D935])*(10^4)" office:value-type="float" office:value="4.8030739673391" calcext:value-type="float">
            <text:p>4.8030739673391</text:p>
          </table:table-cell>
          <table:table-cell table:formula="of:=(2.5*LOG(([.E935]/[.B935]);10)-2.6)/0.38" office:value-type="float" office:value="7.56075164797122" calcext:value-type="float">
            <text:p>7.56075164797122</text:p>
          </table:table-cell>
          <table:table-cell table:number-columns-repeated="8"/>
        </table:table-row>
        <table:table-row table:style-name="ro1">
          <table:table-cell office:value-type="float" office:value="2083" calcext:value-type="float">
            <text:p>2.08E+03</text:p>
          </table:table-cell>
          <table:table-cell office:value-type="float" office:value="0.0000000000045295508" calcext:value-type="float">
            <text:p>4.53E-12</text:p>
          </table:table-cell>
          <table:table-cell/>
          <table:table-cell office:value-type="float" office:value="2083" calcext:value-type="float">
            <text:p>2.08E+03</text:p>
          </table:table-cell>
          <table:table-cell office:value-type="float" office:value="0.00000000070030848" calcext:value-type="float">
            <text:p>7.00E-10</text:p>
          </table:table-cell>
          <table:table-cell/>
          <table:table-cell table:formula="of:=(1/[.D936])*(10^4)" office:value-type="float" office:value="4.80076812289966" calcext:value-type="float">
            <text:p>4.80076812289966</text:p>
          </table:table-cell>
          <table:table-cell table:formula="of:=(2.5*LOG(([.E936]/[.B936]);10)-2.6)/0.38" office:value-type="float" office:value="7.56075164797122" calcext:value-type="float">
            <text:p>7.56075164797122</text:p>
          </table:table-cell>
          <table:table-cell table:number-columns-repeated="8"/>
        </table:table-row>
        <table:table-row table:style-name="ro1">
          <table:table-cell office:value-type="float" office:value="2084" calcext:value-type="float">
            <text:p>2.08E+03</text:p>
          </table:table-cell>
          <table:table-cell office:value-type="float" office:value="0.00000000000447181059595305" calcext:value-type="float">
            <text:p>4.47E-12</text:p>
          </table:table-cell>
          <table:table-cell/>
          <table:table-cell office:value-type="float" office:value="2084" calcext:value-type="float">
            <text:p>2.08E+03</text:p>
          </table:table-cell>
          <table:table-cell office:value-type="float" office:value="0.000000000704511524941922" calcext:value-type="float">
            <text:p>7.05E-10</text:p>
          </table:table-cell>
          <table:table-cell/>
          <table:table-cell table:formula="of:=(1/[.D937])*(10^4)" office:value-type="float" office:value="4.79846449136276" calcext:value-type="float">
            <text:p>4.79846449136276</text:p>
          </table:table-cell>
          <table:table-cell table:formula="of:=(2.5*LOG(([.E937]/[.B937]);10)-2.6)/0.38" office:value-type="float" office:value="7.6145046141533" calcext:value-type="float">
            <text:p>7.6145046141533</text:p>
          </table:table-cell>
          <table:table-cell table:number-columns-repeated="8"/>
        </table:table-row>
        <table:table-row table:style-name="ro1">
          <table:table-cell office:value-type="float" office:value="2085" calcext:value-type="float">
            <text:p>2.09E+03</text:p>
          </table:table-cell>
          <table:table-cell office:value-type="float" office:value="0.0000000000044148838" calcext:value-type="float">
            <text:p>4.41E-12</text:p>
          </table:table-cell>
          <table:table-cell/>
          <table:table-cell office:value-type="float" office:value="2085" calcext:value-type="float">
            <text:p>2.09E+03</text:p>
          </table:table-cell>
          <table:table-cell office:value-type="float" office:value="0.00000000070865536" calcext:value-type="float">
            <text:p>7.09E-10</text:p>
          </table:table-cell>
          <table:table-cell/>
          <table:table-cell table:formula="of:=(1/[.D938])*(10^4)" office:value-type="float" office:value="4.79616306954437" calcext:value-type="float">
            <text:p>4.79616306954437</text:p>
          </table:table-cell>
          <table:table-cell table:formula="of:=(2.5*LOG(([.E938]/[.B938]);10)-2.6)/0.38" office:value-type="float" office:value="7.66786709804908" calcext:value-type="float">
            <text:p>7.66786709804908</text:p>
          </table:table-cell>
          <table:table-cell table:number-columns-repeated="8"/>
        </table:table-row>
        <table:table-row table:style-name="ro1">
          <table:table-cell office:value-type="float" office:value="2086" calcext:value-type="float">
            <text:p>2.09E+03</text:p>
          </table:table-cell>
          <table:table-cell office:value-type="float" office:value="0.0000000000044148838" calcext:value-type="float">
            <text:p>4.41E-12</text:p>
          </table:table-cell>
          <table:table-cell/>
          <table:table-cell office:value-type="float" office:value="2086" calcext:value-type="float">
            <text:p>2.09E+03</text:p>
          </table:table-cell>
          <table:table-cell office:value-type="float" office:value="0.00000000070865536" calcext:value-type="float">
            <text:p>7.09E-10</text:p>
          </table:table-cell>
          <table:table-cell/>
          <table:table-cell table:formula="of:=(1/[.D939])*(10^4)" office:value-type="float" office:value="4.79386385426654" calcext:value-type="float">
            <text:p>4.79386385426654</text:p>
          </table:table-cell>
          <table:table-cell table:formula="of:=(2.5*LOG(([.E939]/[.B939]);10)-2.6)/0.38" office:value-type="float" office:value="7.66786709804908" calcext:value-type="float">
            <text:p>7.66786709804908</text:p>
          </table:table-cell>
          <table:table-cell table:number-columns-repeated="8"/>
        </table:table-row>
        <table:table-row table:style-name="ro1">
          <table:table-cell office:value-type="float" office:value="2087" calcext:value-type="float">
            <text:p>2.09E+03</text:p>
          </table:table-cell>
          <table:table-cell office:value-type="float" office:value="0.00000000000437906967160001" calcext:value-type="float">
            <text:p>4.38E-12</text:p>
          </table:table-cell>
          <table:table-cell/>
          <table:table-cell office:value-type="float" office:value="2087" calcext:value-type="float">
            <text:p>2.09E+03</text:p>
          </table:table-cell>
          <table:table-cell office:value-type="float" office:value="0.000000000669021094600008" calcext:value-type="float">
            <text:p>6.69E-10</text:p>
          </table:table-cell>
          <table:table-cell/>
          <table:table-cell table:formula="of:=(1/[.D940])*(10^4)" office:value-type="float" office:value="4.79156684235745" calcext:value-type="float">
            <text:p>4.79156684235745</text:p>
          </table:table-cell>
          <table:table-cell table:formula="of:=(2.5*LOG(([.E940]/[.B940]);10)-2.6)/0.38" office:value-type="float" office:value="7.52669708285289" calcext:value-type="float">
            <text:p>7.52669708285289</text:p>
          </table:table-cell>
          <table:table-cell table:number-columns-repeated="8"/>
        </table:table-row>
        <table:table-row table:style-name="ro1">
          <table:table-cell office:value-type="float" office:value="2088" calcext:value-type="float">
            <text:p>2.09E+03</text:p>
          </table:table-cell>
          <table:table-cell office:value-type="float" office:value="0.0000000000043719412" calcext:value-type="float">
            <text:p>4.37E-12</text:p>
          </table:table-cell>
          <table:table-cell/>
          <table:table-cell office:value-type="float" office:value="2088" calcext:value-type="float">
            <text:p>2.09E+03</text:p>
          </table:table-cell>
          <table:table-cell office:value-type="float" office:value="0.00000000066113226" calcext:value-type="float">
            <text:p>6.61E-10</text:p>
          </table:table-cell>
          <table:table-cell/>
          <table:table-cell table:formula="of:=(1/[.D941])*(10^4)" office:value-type="float" office:value="4.78927203065134" calcext:value-type="float">
            <text:p>4.78927203065134</text:p>
          </table:table-cell>
          <table:table-cell table:formula="of:=(2.5*LOG(([.E941]/[.B941]);10)-2.6)/0.38" office:value-type="float" office:value="7.4974607683924" calcext:value-type="float">
            <text:p>7.4974607683924</text:p>
          </table:table-cell>
          <table:table-cell table:number-columns-repeated="8"/>
        </table:table-row>
        <table:table-row table:style-name="ro1">
          <table:table-cell office:value-type="float" office:value="2089" calcext:value-type="float">
            <text:p>2.09E+03</text:p>
          </table:table-cell>
          <table:table-cell office:value-type="float" office:value="0.00000000000435599667082649" calcext:value-type="float">
            <text:p>4.36E-12</text:p>
          </table:table-cell>
          <table:table-cell/>
          <table:table-cell office:value-type="float" office:value="2089" calcext:value-type="float">
            <text:p>2.09E+03</text:p>
          </table:table-cell>
          <table:table-cell office:value-type="float" office:value="0.000000000656311355064649" calcext:value-type="float">
            <text:p>6.56E-10</text:p>
          </table:table-cell>
          <table:table-cell/>
          <table:table-cell table:formula="of:=(1/[.D942])*(10^4)" office:value-type="float" office:value="4.78697941598851" calcext:value-type="float">
            <text:p>4.78697941598851</text:p>
          </table:table-cell>
          <table:table-cell table:formula="of:=(2.5*LOG(([.E942]/[.B942]);10)-2.6)/0.38" office:value-type="float" office:value="7.48698933574708" calcext:value-type="float">
            <text:p>7.48698933574708</text:p>
          </table:table-cell>
          <table:table-cell table:number-columns-repeated="8"/>
        </table:table-row>
        <table:table-row table:style-name="ro1">
          <table:table-cell office:value-type="float" office:value="2090" calcext:value-type="float">
            <text:p>2.09E+03</text:p>
          </table:table-cell>
          <table:table-cell office:value-type="float" office:value="0.0000000000042749988" calcext:value-type="float">
            <text:p>4.27E-12</text:p>
          </table:table-cell>
          <table:table-cell/>
          <table:table-cell office:value-type="float" office:value="2090" calcext:value-type="float">
            <text:p>2.09E+03</text:p>
          </table:table-cell>
          <table:table-cell office:value-type="float" office:value="0.00000000063182126" calcext:value-type="float">
            <text:p>6.32E-10</text:p>
          </table:table-cell>
          <table:table-cell/>
          <table:table-cell table:formula="of:=(1/[.D943])*(10^4)" office:value-type="float" office:value="4.78468899521531" calcext:value-type="float">
            <text:p>4.78468899521531</text:p>
          </table:table-cell>
          <table:table-cell table:formula="of:=(2.5*LOG(([.E943]/[.B943]);10)-2.6)/0.38" office:value-type="float" office:value="7.4319620929441" calcext:value-type="float">
            <text:p>7.4319620929441</text:p>
          </table:table-cell>
          <table:table-cell table:number-columns-repeated="8"/>
        </table:table-row>
        <table:table-row table:style-name="ro1">
          <table:table-cell office:value-type="float" office:value="2091" calcext:value-type="float">
            <text:p>2.09E+03</text:p>
          </table:table-cell>
          <table:table-cell office:value-type="float" office:value="0.0000000000042749988" calcext:value-type="float">
            <text:p>4.27E-12</text:p>
          </table:table-cell>
          <table:table-cell/>
          <table:table-cell office:value-type="float" office:value="2091" calcext:value-type="float">
            <text:p>2.09E+03</text:p>
          </table:table-cell>
          <table:table-cell office:value-type="float" office:value="0.00000000063182126" calcext:value-type="float">
            <text:p>6.32E-10</text:p>
          </table:table-cell>
          <table:table-cell/>
          <table:table-cell table:formula="of:=(1/[.D944])*(10^4)" office:value-type="float" office:value="4.78240076518412" calcext:value-type="float">
            <text:p>4.78240076518412</text:p>
          </table:table-cell>
          <table:table-cell table:formula="of:=(2.5*LOG(([.E944]/[.B944]);10)-2.6)/0.38" office:value-type="float" office:value="7.4319620929441" calcext:value-type="float">
            <text:p>7.4319620929441</text:p>
          </table:table-cell>
          <table:table-cell table:number-columns-repeated="8"/>
        </table:table-row>
        <table:table-row table:style-name="ro1">
          <table:table-cell office:value-type="float" office:value="2092" calcext:value-type="float">
            <text:p>2.09E+03</text:p>
          </table:table-cell>
          <table:table-cell office:value-type="float" office:value="0.00000000000359309108465503" calcext:value-type="float">
            <text:p>3.59E-12</text:p>
          </table:table-cell>
          <table:table-cell/>
          <table:table-cell office:value-type="float" office:value="2092" calcext:value-type="float">
            <text:p>2.09E+03</text:p>
          </table:table-cell>
          <table:table-cell office:value-type="float" office:value="0.000000000623639801726593" calcext:value-type="float">
            <text:p>6.24E-10</text:p>
          </table:table-cell>
          <table:table-cell/>
          <table:table-cell table:formula="of:=(1/[.D945])*(10^4)" office:value-type="float" office:value="4.78011472275335" calcext:value-type="float">
            <text:p>4.78011472275335</text:p>
          </table:table-cell>
          <table:table-cell table:formula="of:=(2.5*LOG(([.E945]/[.B945]);10)-2.6)/0.38" office:value-type="float" office:value="7.89122104020315" calcext:value-type="float">
            <text:p>7.89122104020315</text:p>
          </table:table-cell>
          <table:table-cell table:number-columns-repeated="8"/>
        </table:table-row>
        <table:table-row table:style-name="ro1">
          <table:table-cell office:value-type="float" office:value="2093" calcext:value-type="float">
            <text:p>2.09E+03</text:p>
          </table:table-cell>
          <table:table-cell office:value-type="float" office:value="0.0000000000028989276" calcext:value-type="float">
            <text:p>2.90E-12</text:p>
          </table:table-cell>
          <table:table-cell/>
          <table:table-cell office:value-type="float" office:value="2093" calcext:value-type="float">
            <text:p>2.09E+03</text:p>
          </table:table-cell>
          <table:table-cell office:value-type="float" office:value="0.0000000006153113" calcext:value-type="float">
            <text:p>6.15E-10</text:p>
          </table:table-cell>
          <table:table-cell/>
          <table:table-cell table:formula="of:=(1/[.D946])*(10^4)" office:value-type="float" office:value="4.77783086478739" calcext:value-type="float">
            <text:p>4.77783086478739</text:p>
          </table:table-cell>
          <table:table-cell table:formula="of:=(2.5*LOG(([.E946]/[.B946]);10)-2.6)/0.38" office:value-type="float" office:value="8.46616790625495" calcext:value-type="float">
            <text:p>8.46616790625495</text:p>
          </table:table-cell>
          <table:table-cell table:number-columns-repeated="8"/>
        </table:table-row>
        <table:table-row table:style-name="ro1">
          <table:table-cell office:value-type="float" office:value="2094" calcext:value-type="float">
            <text:p>2.09E+03</text:p>
          </table:table-cell>
          <table:table-cell office:value-type="float" office:value="0.0000000000028989276" calcext:value-type="float">
            <text:p>2.90E-12</text:p>
          </table:table-cell>
          <table:table-cell/>
          <table:table-cell office:value-type="float" office:value="2094" calcext:value-type="float">
            <text:p>2.09E+03</text:p>
          </table:table-cell>
          <table:table-cell office:value-type="float" office:value="0.0000000006153113" calcext:value-type="float">
            <text:p>6.15E-10</text:p>
          </table:table-cell>
          <table:table-cell/>
          <table:table-cell table:formula="of:=(1/[.D947])*(10^4)" office:value-type="float" office:value="4.77554918815664" calcext:value-type="float">
            <text:p>4.77554918815664</text:p>
          </table:table-cell>
          <table:table-cell table:formula="of:=(2.5*LOG(([.E947]/[.B947]);10)-2.6)/0.38" office:value-type="float" office:value="8.46616790625495" calcext:value-type="float">
            <text:p>8.46616790625495</text:p>
          </table:table-cell>
          <table:table-cell table:number-columns-repeated="8"/>
        </table:table-row>
        <table:table-row table:style-name="ro1">
          <table:table-cell office:value-type="float" office:value="2095" calcext:value-type="float">
            <text:p>2.10E+03</text:p>
          </table:table-cell>
          <table:table-cell office:value-type="float" office:value="0.00000000000318126794640001" calcext:value-type="float">
            <text:p>3.18E-12</text:p>
          </table:table-cell>
          <table:table-cell/>
          <table:table-cell office:value-type="float" office:value="2095" calcext:value-type="float">
            <text:p>2.10E+03</text:p>
          </table:table-cell>
          <table:table-cell office:value-type="float" office:value="0.00000000062973040204" calcext:value-type="float">
            <text:p>6.30E-10</text:p>
          </table:table-cell>
          <table:table-cell/>
          <table:table-cell table:formula="of:=(1/[.D948])*(10^4)" office:value-type="float" office:value="4.77326968973747" calcext:value-type="float">
            <text:p>4.77326968973747</text:p>
          </table:table-cell>
          <table:table-cell table:formula="of:=(2.5*LOG(([.E948]/[.B948]);10)-2.6)/0.38" office:value-type="float" office:value="8.26680533524785" calcext:value-type="float">
            <text:p>8.26680533524785</text:p>
          </table:table-cell>
          <table:table-cell table:number-columns-repeated="8"/>
        </table:table-row>
        <table:table-row table:style-name="ro1">
          <table:table-cell office:value-type="float" office:value="2096" calcext:value-type="float">
            <text:p>2.10E+03</text:p>
          </table:table-cell>
          <table:table-cell office:value-type="float" office:value="0.000000000003240744" calcext:value-type="float">
            <text:p>3.24E-12</text:p>
          </table:table-cell>
          <table:table-cell/>
          <table:table-cell office:value-type="float" office:value="2096" calcext:value-type="float">
            <text:p>2.10E+03</text:p>
          </table:table-cell>
          <table:table-cell office:value-type="float" office:value="0.00000000063276784" calcext:value-type="float">
            <text:p>6.33E-10</text:p>
          </table:table-cell>
          <table:table-cell/>
          <table:table-cell table:formula="of:=(1/[.D949])*(10^4)" office:value-type="float" office:value="4.77099236641221" calcext:value-type="float">
            <text:p>4.77099236641221</text:p>
          </table:table-cell>
          <table:table-cell table:formula="of:=(2.5*LOG(([.E949]/[.B949]);10)-2.6)/0.38" office:value-type="float" office:value="8.22762942556723" calcext:value-type="float">
            <text:p>8.22762942556723</text:p>
          </table:table-cell>
          <table:table-cell table:number-columns-repeated="8"/>
        </table:table-row>
        <table:table-row table:style-name="ro1">
          <table:table-cell office:value-type="float" office:value="2097" calcext:value-type="float">
            <text:p>2.10E+03</text:p>
          </table:table-cell>
          <table:table-cell office:value-type="float" office:value="0.00000000000326355111616548" calcext:value-type="float">
            <text:p>3.26E-12</text:p>
          </table:table-cell>
          <table:table-cell/>
          <table:table-cell office:value-type="float" office:value="2097" calcext:value-type="float">
            <text:p>2.10E+03</text:p>
          </table:table-cell>
          <table:table-cell office:value-type="float" office:value="0.000000000624005644004546" calcext:value-type="float">
            <text:p>6.24E-10</text:p>
          </table:table-cell>
          <table:table-cell/>
          <table:table-cell table:formula="of:=(1/[.D950])*(10^4)" office:value-type="float" office:value="4.76871721506915" calcext:value-type="float">
            <text:p>4.76871721506915</text:p>
          </table:table-cell>
          <table:table-cell table:formula="of:=(2.5*LOG(([.E950]/[.B950]);10)-2.6)/0.38" office:value-type="float" office:value="8.16775064787631" calcext:value-type="float">
            <text:p>8.16775064787631</text:p>
          </table:table-cell>
          <table:table-cell table:number-columns-repeated="8"/>
        </table:table-row>
        <table:table-row table:style-name="ro1">
          <table:table-cell office:value-type="float" office:value="2098" calcext:value-type="float">
            <text:p>2.10E+03</text:p>
          </table:table-cell>
          <table:table-cell office:value-type="float" office:value="0.0000000000033864994" calcext:value-type="float">
            <text:p>3.39E-12</text:p>
          </table:table-cell>
          <table:table-cell/>
          <table:table-cell office:value-type="float" office:value="2098" calcext:value-type="float">
            <text:p>2.10E+03</text:p>
          </table:table-cell>
          <table:table-cell office:value-type="float" office:value="0.00000000057677052" calcext:value-type="float">
            <text:p>5.77E-10</text:p>
          </table:table-cell>
          <table:table-cell/>
          <table:table-cell table:formula="of:=(1/[.D951])*(10^4)" office:value-type="float" office:value="4.76644423260248" calcext:value-type="float">
            <text:p>4.76644423260248</text:p>
          </table:table-cell>
          <table:table-cell table:formula="of:=(2.5*LOG(([.E951]/[.B951]);10)-2.6)/0.38" office:value-type="float" office:value="7.83718454962652" calcext:value-type="float">
            <text:p>7.83718454962652</text:p>
          </table:table-cell>
          <table:table-cell table:number-columns-repeated="8"/>
        </table:table-row>
        <table:table-row table:style-name="ro1">
          <table:table-cell office:value-type="float" office:value="2099" calcext:value-type="float">
            <text:p>2.10E+03</text:p>
          </table:table-cell>
          <table:table-cell office:value-type="float" office:value="0.0000000000033864994" calcext:value-type="float">
            <text:p>3.39E-12</text:p>
          </table:table-cell>
          <table:table-cell/>
          <table:table-cell office:value-type="float" office:value="2099" calcext:value-type="float">
            <text:p>2.10E+03</text:p>
          </table:table-cell>
          <table:table-cell office:value-type="float" office:value="0.00000000057677052" calcext:value-type="float">
            <text:p>5.77E-10</text:p>
          </table:table-cell>
          <table:table-cell/>
          <table:table-cell table:formula="of:=(1/[.D952])*(10^4)" office:value-type="float" office:value="4.76417341591234" calcext:value-type="float">
            <text:p>4.76417341591234</text:p>
          </table:table-cell>
          <table:table-cell table:formula="of:=(2.5*LOG(([.E952]/[.B952]);10)-2.6)/0.38" office:value-type="float" office:value="7.83718454962652" calcext:value-type="float">
            <text:p>7.83718454962652</text:p>
          </table:table-cell>
          <table:table-cell table:number-columns-repeated="8"/>
        </table:table-row>
        <table:table-row table:style-name="ro1">
          <table:table-cell office:value-type="float" office:value="2100" calcext:value-type="float">
            <text:p>2.10E+03</text:p>
          </table:table-cell>
          <table:table-cell office:value-type="float" office:value="0.00000000000283867928503347" calcext:value-type="float">
            <text:p>2.84E-12</text:p>
          </table:table-cell>
          <table:table-cell/>
          <table:table-cell office:value-type="float" office:value="2100" calcext:value-type="float">
            <text:p>2.10E+03</text:p>
          </table:table-cell>
          <table:table-cell office:value-type="float" office:value="0.00000000057660577793612" calcext:value-type="float">
            <text:p>5.77E-10</text:p>
          </table:table-cell>
          <table:table-cell/>
          <table:table-cell table:formula="of:=(1/[.D953])*(10^4)" office:value-type="float" office:value="4.76190476190476" calcext:value-type="float">
            <text:p>4.76190476190476</text:p>
          </table:table-cell>
          <table:table-cell table:formula="of:=(2.5*LOG(([.E953]/[.B953]);10)-2.6)/0.38" office:value-type="float" office:value="8.34054382505707" calcext:value-type="float">
            <text:p>8.34054382505707</text:p>
          </table:table-cell>
          <table:table-cell table:number-columns-repeated="8"/>
        </table:table-row>
        <table:table-row table:style-name="ro1">
          <table:table-cell office:value-type="float" office:value="2101" calcext:value-type="float">
            <text:p>2.10E+03</text:p>
          </table:table-cell>
          <table:table-cell office:value-type="float" office:value="0.0000000000022628737" calcext:value-type="float">
            <text:p>2.26E-12</text:p>
          </table:table-cell>
          <table:table-cell/>
          <table:table-cell office:value-type="float" office:value="2101" calcext:value-type="float">
            <text:p>2.10E+03</text:p>
          </table:table-cell>
          <table:table-cell office:value-type="float" office:value="0.00000000057643262" calcext:value-type="float">
            <text:p>5.76E-10</text:p>
          </table:table-cell>
          <table:table-cell/>
          <table:table-cell table:formula="of:=(1/[.D954])*(10^4)" office:value-type="float" office:value="4.75963826749167" calcext:value-type="float">
            <text:p>4.75963826749167</text:p>
          </table:table-cell>
          <table:table-cell table:formula="of:=(2.5*LOG(([.E954]/[.B954]);10)-2.6)/0.38" office:value-type="float" office:value="8.98742259469932" calcext:value-type="float">
            <text:p>8.98742259469932</text:p>
          </table:table-cell>
          <table:table-cell table:number-columns-repeated="8"/>
        </table:table-row>
        <table:table-row table:style-name="ro1">
          <table:table-cell office:value-type="float" office:value="2102" calcext:value-type="float">
            <text:p>2.10E+03</text:p>
          </table:table-cell>
          <table:table-cell office:value-type="float" office:value="0.0000000000022628737" calcext:value-type="float">
            <text:p>2.26E-12</text:p>
          </table:table-cell>
          <table:table-cell/>
          <table:table-cell office:value-type="float" office:value="2102" calcext:value-type="float">
            <text:p>2.10E+03</text:p>
          </table:table-cell>
          <table:table-cell office:value-type="float" office:value="0.00000000057643262" calcext:value-type="float">
            <text:p>5.76E-10</text:p>
          </table:table-cell>
          <table:table-cell/>
          <table:table-cell table:formula="of:=(1/[.D955])*(10^4)" office:value-type="float" office:value="4.75737392959087" calcext:value-type="float">
            <text:p>4.75737392959087</text:p>
          </table:table-cell>
          <table:table-cell table:formula="of:=(2.5*LOG(([.E955]/[.B955]);10)-2.6)/0.38" office:value-type="float" office:value="8.98742259469932" calcext:value-type="float">
            <text:p>8.98742259469932</text:p>
          </table:table-cell>
          <table:table-cell table:number-columns-repeated="8"/>
        </table:table-row>
        <table:table-row table:style-name="ro1">
          <table:table-cell office:value-type="float" office:value="2103" calcext:value-type="float">
            <text:p>2.10E+03</text:p>
          </table:table-cell>
          <table:table-cell office:value-type="float" office:value="0.00000000000272452353380012" calcext:value-type="float">
            <text:p>2.72E-12</text:p>
          </table:table-cell>
          <table:table-cell/>
          <table:table-cell office:value-type="float" office:value="2103" calcext:value-type="float">
            <text:p>2.10E+03</text:p>
          </table:table-cell>
          <table:table-cell office:value-type="float" office:value="0.000000000607161845220008" calcext:value-type="float">
            <text:p>6.07E-10</text:p>
          </table:table-cell>
          <table:table-cell/>
          <table:table-cell table:formula="of:=(1/[.D956])*(10^4)" office:value-type="float" office:value="4.75511174512601" calcext:value-type="float">
            <text:p>4.75511174512601</text:p>
          </table:table-cell>
          <table:table-cell table:formula="of:=(2.5*LOG(([.E956]/[.B956]);10)-2.6)/0.38" office:value-type="float" office:value="8.60535466162359" calcext:value-type="float">
            <text:p>8.60535466162359</text:p>
          </table:table-cell>
          <table:table-cell table:number-columns-repeated="8"/>
        </table:table-row>
        <table:table-row table:style-name="ro1">
          <table:table-cell office:value-type="float" office:value="2104" calcext:value-type="float">
            <text:p>2.10E+03</text:p>
          </table:table-cell>
          <table:table-cell office:value-type="float" office:value="0.0000000000028272378" calcext:value-type="float">
            <text:p>2.83E-12</text:p>
          </table:table-cell>
          <table:table-cell/>
          <table:table-cell office:value-type="float" office:value="2104" calcext:value-type="float">
            <text:p>2.10E+03</text:p>
          </table:table-cell>
          <table:table-cell office:value-type="float" office:value="0.00000000061399891" calcext:value-type="float">
            <text:p>6.14E-10</text:p>
          </table:table-cell>
          <table:table-cell/>
          <table:table-cell table:formula="of:=(1/[.D957])*(10^4)" office:value-type="float" office:value="4.75285171102662" calcext:value-type="float">
            <text:p>4.75285171102662</text:p>
          </table:table-cell>
          <table:table-cell table:formula="of:=(2.5*LOG(([.E957]/[.B957]);10)-2.6)/0.38" office:value-type="float" office:value="8.53161356229586" calcext:value-type="float">
            <text:p>8.53161356229586</text:p>
          </table:table-cell>
          <table:table-cell table:number-columns-repeated="8"/>
        </table:table-row>
        <table:table-row table:style-name="ro1">
          <table:table-cell office:value-type="float" office:value="2105" calcext:value-type="float">
            <text:p>2.11E+03</text:p>
          </table:table-cell>
          <table:table-cell office:value-type="float" office:value="0.00000000000298150074238894" calcext:value-type="float">
            <text:p>2.98E-12</text:p>
          </table:table-cell>
          <table:table-cell/>
          <table:table-cell office:value-type="float" office:value="2105" calcext:value-type="float">
            <text:p>2.11E+03</text:p>
          </table:table-cell>
          <table:table-cell office:value-type="float" office:value="0.000000000620980818689167" calcext:value-type="float">
            <text:p>6.21E-10</text:p>
          </table:table-cell>
          <table:table-cell/>
          <table:table-cell table:formula="of:=(1/[.D958])*(10^4)" office:value-type="float" office:value="4.75059382422803" calcext:value-type="float">
            <text:p>4.75059382422803</text:p>
          </table:table-cell>
          <table:table-cell table:formula="of:=(2.5*LOG(([.E958]/[.B958]);10)-2.6)/0.38" office:value-type="float" office:value="8.41212673524321" calcext:value-type="float">
            <text:p>8.41212673524321</text:p>
          </table:table-cell>
          <table:table-cell table:number-columns-repeated="8"/>
        </table:table-row>
        <table:table-row table:style-name="ro1">
          <table:table-cell office:value-type="float" office:value="2106" calcext:value-type="float">
            <text:p>2.11E+03</text:p>
          </table:table-cell>
          <table:table-cell office:value-type="float" office:value="0.0000000000038662112" calcext:value-type="float">
            <text:p>3.87E-12</text:p>
          </table:table-cell>
          <table:table-cell/>
          <table:table-cell office:value-type="float" office:value="2106" calcext:value-type="float">
            <text:p>2.11E+03</text:p>
          </table:table-cell>
          <table:table-cell office:value-type="float" office:value="0.00000000066102263" calcext:value-type="float">
            <text:p>6.61E-10</text:p>
          </table:table-cell>
          <table:table-cell/>
          <table:table-cell table:formula="of:=(1/[.D959])*(10^4)" office:value-type="float" office:value="4.74833808167142" calcext:value-type="float">
            <text:p>4.74833808167142</text:p>
          </table:table-cell>
          <table:table-cell table:formula="of:=(2.5*LOG(([.E959]/[.B959]);10)-2.6)/0.38" office:value-type="float" office:value="7.84822863908169" calcext:value-type="float">
            <text:p>7.84822863908169</text:p>
          </table:table-cell>
          <table:table-cell table:number-columns-repeated="8"/>
        </table:table-row>
        <table:table-row table:style-name="ro1">
          <table:table-cell office:value-type="float" office:value="2107" calcext:value-type="float">
            <text:p>2.11E+03</text:p>
          </table:table-cell>
          <table:table-cell office:value-type="float" office:value="0.0000000000038662112" calcext:value-type="float">
            <text:p>3.87E-12</text:p>
          </table:table-cell>
          <table:table-cell/>
          <table:table-cell office:value-type="float" office:value="2107" calcext:value-type="float">
            <text:p>2.11E+03</text:p>
          </table:table-cell>
          <table:table-cell office:value-type="float" office:value="0.00000000066102263" calcext:value-type="float">
            <text:p>6.61E-10</text:p>
          </table:table-cell>
          <table:table-cell/>
          <table:table-cell table:formula="of:=(1/[.D960])*(10^4)" office:value-type="float" office:value="4.74608448030375" calcext:value-type="float">
            <text:p>4.74608448030375</text:p>
          </table:table-cell>
          <table:table-cell table:formula="of:=(2.5*LOG(([.E960]/[.B960]);10)-2.6)/0.38" office:value-type="float" office:value="7.84822863908169" calcext:value-type="float">
            <text:p>7.84822863908169</text:p>
          </table:table-cell>
          <table:table-cell table:number-columns-repeated="8"/>
        </table:table-row>
        <table:table-row table:style-name="ro1">
          <table:table-cell office:value-type="float" office:value="2108" calcext:value-type="float">
            <text:p>2.11E+03</text:p>
          </table:table-cell>
          <table:table-cell office:value-type="float" office:value="0.00000000000366739290235005" calcext:value-type="float">
            <text:p>3.67E-12</text:p>
          </table:table-cell>
          <table:table-cell/>
          <table:table-cell office:value-type="float" office:value="2108" calcext:value-type="float">
            <text:p>2.11E+03</text:p>
          </table:table-cell>
          <table:table-cell office:value-type="float" office:value="0.000000000691505816369992" calcext:value-type="float">
            <text:p>6.92E-10</text:p>
          </table:table-cell>
          <table:table-cell/>
          <table:table-cell table:formula="of:=(1/[.D961])*(10^4)" office:value-type="float" office:value="4.7438330170778" calcext:value-type="float">
            <text:p>4.7438330170778</text:p>
          </table:table-cell>
          <table:table-cell table:formula="of:=(2.5*LOG(([.E961]/[.B961]);10)-2.6)/0.38" office:value-type="float" office:value="8.12788419236663" calcext:value-type="float">
            <text:p>8.12788419236663</text:p>
          </table:table-cell>
          <table:table-cell table:number-columns-repeated="8"/>
        </table:table-row>
        <table:table-row table:style-name="ro1">
          <table:table-cell office:value-type="float" office:value="2109" calcext:value-type="float">
            <text:p>2.11E+03</text:p>
          </table:table-cell>
          <table:table-cell office:value-type="float" office:value="0.0000000000034515745" calcext:value-type="float">
            <text:p>3.45E-12</text:p>
          </table:table-cell>
          <table:table-cell/>
          <table:table-cell office:value-type="float" office:value="2109" calcext:value-type="float">
            <text:p>2.11E+03</text:p>
          </table:table-cell>
          <table:table-cell office:value-type="float" office:value="0.00000000072459549" calcext:value-type="float">
            <text:p>7.25E-10</text:p>
          </table:table-cell>
          <table:table-cell/>
          <table:table-cell table:formula="of:=(1/[.D962])*(10^4)" office:value-type="float" office:value="4.74158368895211" calcext:value-type="float">
            <text:p>4.74158368895211</text:p>
          </table:table-cell>
          <table:table-cell table:formula="of:=(2.5*LOG(([.E962]/[.B962]);10)-2.6)/0.38" office:value-type="float" office:value="8.43472614997998" calcext:value-type="float">
            <text:p>8.43472614997998</text:p>
          </table:table-cell>
          <table:table-cell table:number-columns-repeated="8"/>
        </table:table-row>
        <table:table-row table:style-name="ro1">
          <table:table-cell office:value-type="float" office:value="2110" calcext:value-type="float">
            <text:p>2.11E+03</text:p>
          </table:table-cell>
          <table:table-cell office:value-type="float" office:value="0.0000000000034515745" calcext:value-type="float">
            <text:p>3.45E-12</text:p>
          </table:table-cell>
          <table:table-cell/>
          <table:table-cell office:value-type="float" office:value="2110" calcext:value-type="float">
            <text:p>2.11E+03</text:p>
          </table:table-cell>
          <table:table-cell office:value-type="float" office:value="0.00000000072459549" calcext:value-type="float">
            <text:p>7.25E-10</text:p>
          </table:table-cell>
          <table:table-cell/>
          <table:table-cell table:formula="of:=(1/[.D963])*(10^4)" office:value-type="float" office:value="4.739336492891" calcext:value-type="float">
            <text:p>4.739336492891</text:p>
          </table:table-cell>
          <table:table-cell table:formula="of:=(2.5*LOG(([.E963]/[.B963]);10)-2.6)/0.38" office:value-type="float" office:value="8.43472614997998" calcext:value-type="float">
            <text:p>8.43472614997998</text:p>
          </table:table-cell>
          <table:table-cell table:number-columns-repeated="8"/>
        </table:table-row>
        <table:table-row table:style-name="ro1">
          <table:table-cell office:value-type="float" office:value="2111" calcext:value-type="float">
            <text:p>2.11E+03</text:p>
          </table:table-cell>
          <table:table-cell office:value-type="float" office:value="0.00000000000400033279007332" calcext:value-type="float">
            <text:p>4.00E-12</text:p>
          </table:table-cell>
          <table:table-cell/>
          <table:table-cell office:value-type="float" office:value="2111" calcext:value-type="float">
            <text:p>2.11E+03</text:p>
          </table:table-cell>
          <table:table-cell office:value-type="float" office:value="0.000000000728528815902653" calcext:value-type="float">
            <text:p>7.29E-10</text:p>
          </table:table-cell>
          <table:table-cell/>
          <table:table-cell table:formula="of:=(1/[.D964])*(10^4)" office:value-type="float" office:value="4.73709142586452" calcext:value-type="float">
            <text:p>4.73709142586452</text:p>
          </table:table-cell>
          <table:table-cell table:formula="of:=(2.5*LOG(([.E964]/[.B964]);10)-2.6)/0.38" office:value-type="float" office:value="8.02862244925759" calcext:value-type="float">
            <text:p>8.02862244925759</text:p>
          </table:table-cell>
          <table:table-cell table:number-columns-repeated="8"/>
        </table:table-row>
        <table:table-row table:style-name="ro1">
          <table:table-cell office:value-type="float" office:value="2112" calcext:value-type="float">
            <text:p>2.11E+03</text:p>
          </table:table-cell>
          <table:table-cell office:value-type="float" office:value="0.0000000000041286119" calcext:value-type="float">
            <text:p>4.13E-12</text:p>
          </table:table-cell>
          <table:table-cell/>
          <table:table-cell office:value-type="float" office:value="2112" calcext:value-type="float">
            <text:p>2.11E+03</text:p>
          </table:table-cell>
          <table:table-cell office:value-type="float" office:value="0.00000000072944828" calcext:value-type="float">
            <text:p>7.29E-10</text:p>
          </table:table-cell>
          <table:table-cell/>
          <table:table-cell table:formula="of:=(1/[.D965])*(10^4)" office:value-type="float" office:value="4.73484848484849" calcext:value-type="float">
            <text:p>4.73484848484849</text:p>
          </table:table-cell>
          <table:table-cell table:formula="of:=(2.5*LOG(([.E965]/[.B965]);10)-2.6)/0.38" office:value-type="float" office:value="7.94204239850248" calcext:value-type="float">
            <text:p>7.94204239850248</text:p>
          </table:table-cell>
          <table:table-cell table:number-columns-repeated="8"/>
        </table:table-row>
        <table:table-row table:style-name="ro1">
          <table:table-cell office:value-type="float" office:value="2113" calcext:value-type="float">
            <text:p>2.11E+03</text:p>
          </table:table-cell>
          <table:table-cell office:value-type="float" office:value="0.00000000000400082825299993" calcext:value-type="float">
            <text:p>4.00E-12</text:p>
          </table:table-cell>
          <table:table-cell/>
          <table:table-cell office:value-type="float" office:value="2113" calcext:value-type="float">
            <text:p>2.11E+03</text:p>
          </table:table-cell>
          <table:table-cell office:value-type="float" office:value="0.000000000720420206509995" calcext:value-type="float">
            <text:p>7.20E-10</text:p>
          </table:table-cell>
          <table:table-cell/>
          <table:table-cell table:formula="of:=(1/[.D966])*(10^4)" office:value-type="float" office:value="4.73260766682442" calcext:value-type="float">
            <text:p>4.73260766682442</text:p>
          </table:table-cell>
          <table:table-cell table:formula="of:=(2.5*LOG(([.E966]/[.B966]);10)-2.6)/0.38" office:value-type="float" office:value="7.99628932278261" calcext:value-type="float">
            <text:p>7.99628932278261</text:p>
          </table:table-cell>
          <table:table-cell table:number-columns-repeated="8"/>
        </table:table-row>
        <table:table-row table:style-name="ro1">
          <table:table-cell office:value-type="float" office:value="2114" calcext:value-type="float">
            <text:p>2.11E+03</text:p>
          </table:table-cell>
          <table:table-cell office:value-type="float" office:value="0.0000000000032223449" calcext:value-type="float">
            <text:p>3.22E-12</text:p>
          </table:table-cell>
          <table:table-cell/>
          <table:table-cell office:value-type="float" office:value="2114" calcext:value-type="float">
            <text:p>2.11E+03</text:p>
          </table:table-cell>
          <table:table-cell office:value-type="float" office:value="0.00000000066541939" calcext:value-type="float">
            <text:p>6.65E-10</text:p>
          </table:table-cell>
          <table:table-cell/>
          <table:table-cell table:formula="of:=(1/[.D967])*(10^4)" office:value-type="float" office:value="4.73036896877956" calcext:value-type="float">
            <text:p>4.73036896877956</text:p>
          </table:table-cell>
          <table:table-cell table:formula="of:=(2.5*LOG(([.E967]/[.B967]);10)-2.6)/0.38" office:value-type="float" office:value="8.38765413858399" calcext:value-type="float">
            <text:p>8.38765413858399</text:p>
          </table:table-cell>
          <table:table-cell table:number-columns-repeated="8"/>
        </table:table-row>
        <table:table-row table:style-name="ro1">
          <table:table-cell office:value-type="float" office:value="2115" calcext:value-type="float">
            <text:p>2.12E+03</text:p>
          </table:table-cell>
          <table:table-cell office:value-type="float" office:value="0.0000000000032223449" calcext:value-type="float">
            <text:p>3.22E-12</text:p>
          </table:table-cell>
          <table:table-cell/>
          <table:table-cell office:value-type="float" office:value="2115" calcext:value-type="float">
            <text:p>2.12E+03</text:p>
          </table:table-cell>
          <table:table-cell office:value-type="float" office:value="0.00000000066541939" calcext:value-type="float">
            <text:p>6.65E-10</text:p>
          </table:table-cell>
          <table:table-cell/>
          <table:table-cell table:formula="of:=(1/[.D968])*(10^4)" office:value-type="float" office:value="4.72813238770686" calcext:value-type="float">
            <text:p>4.72813238770686</text:p>
          </table:table-cell>
          <table:table-cell table:formula="of:=(2.5*LOG(([.E968]/[.B968]);10)-2.6)/0.38" office:value-type="float" office:value="8.38765413858399" calcext:value-type="float">
            <text:p>8.38765413858399</text:p>
          </table:table-cell>
          <table:table-cell table:number-columns-repeated="8"/>
        </table:table-row>
        <table:table-row table:style-name="ro1">
          <table:table-cell office:value-type="float" office:value="2116" calcext:value-type="float">
            <text:p>2.12E+03</text:p>
          </table:table-cell>
          <table:table-cell office:value-type="float" office:value="0.00000000000323133551486513" calcext:value-type="float">
            <text:p>3.23E-12</text:p>
          </table:table-cell>
          <table:table-cell/>
          <table:table-cell office:value-type="float" office:value="2116" calcext:value-type="float">
            <text:p>2.12E+03</text:p>
          </table:table-cell>
          <table:table-cell office:value-type="float" office:value="0.000000000651222949828634" calcext:value-type="float">
            <text:p>6.51E-10</text:p>
          </table:table-cell>
          <table:table-cell/>
          <table:table-cell table:formula="of:=(1/[.D969])*(10^4)" office:value-type="float" office:value="4.72589792060492" calcext:value-type="float">
            <text:p>4.72589792060492</text:p>
          </table:table-cell>
          <table:table-cell table:formula="of:=(2.5*LOG(([.E969]/[.B969]);10)-2.6)/0.38" office:value-type="float" office:value="8.31807660071969" calcext:value-type="float">
            <text:p>8.31807660071969</text:p>
          </table:table-cell>
          <table:table-cell table:number-columns-repeated="8"/>
        </table:table-row>
        <table:table-row table:style-name="ro1">
          <table:table-cell office:value-type="float" office:value="2117" calcext:value-type="float">
            <text:p>2.12E+03</text:p>
          </table:table-cell>
          <table:table-cell office:value-type="float" office:value="0.0000000000032414149" calcext:value-type="float">
            <text:p>3.24E-12</text:p>
          </table:table-cell>
          <table:table-cell/>
          <table:table-cell office:value-type="float" office:value="2117" calcext:value-type="float">
            <text:p>2.12E+03</text:p>
          </table:table-cell>
          <table:table-cell office:value-type="float" office:value="0.00000000063530731" calcext:value-type="float">
            <text:p>6.35E-10</text:p>
          </table:table-cell>
          <table:table-cell/>
          <table:table-cell table:formula="of:=(1/[.D970])*(10^4)" office:value-type="float" office:value="4.72366556447804" calcext:value-type="float">
            <text:p>4.72366556447804</text:p>
          </table:table-cell>
          <table:table-cell table:formula="of:=(2.5*LOG(([.E970]/[.B970]);10)-2.6)/0.38" office:value-type="float" office:value="8.23848176530318" calcext:value-type="float">
            <text:p>8.23848176530318</text:p>
          </table:table-cell>
          <table:table-cell table:number-columns-repeated="8"/>
        </table:table-row>
        <table:table-row table:style-name="ro1">
          <table:table-cell office:value-type="float" office:value="2118" calcext:value-type="float">
            <text:p>2.12E+03</text:p>
          </table:table-cell>
          <table:table-cell office:value-type="float" office:value="0.0000000000032414149" calcext:value-type="float">
            <text:p>3.24E-12</text:p>
          </table:table-cell>
          <table:table-cell/>
          <table:table-cell office:value-type="float" office:value="2118" calcext:value-type="float">
            <text:p>2.12E+03</text:p>
          </table:table-cell>
          <table:table-cell office:value-type="float" office:value="0.00000000063530731" calcext:value-type="float">
            <text:p>6.35E-10</text:p>
          </table:table-cell>
          <table:table-cell/>
          <table:table-cell table:formula="of:=(1/[.D971])*(10^4)" office:value-type="float" office:value="4.72143531633617" calcext:value-type="float">
            <text:p>4.72143531633617</text:p>
          </table:table-cell>
          <table:table-cell table:formula="of:=(2.5*LOG(([.E971]/[.B971]);10)-2.6)/0.38" office:value-type="float" office:value="8.23848176530318" calcext:value-type="float">
            <text:p>8.23848176530318</text:p>
          </table:table-cell>
          <table:table-cell table:number-columns-repeated="8"/>
        </table:table-row>
        <table:table-row table:style-name="ro1">
          <table:table-cell office:value-type="float" office:value="2119" calcext:value-type="float">
            <text:p>2.12E+03</text:p>
          </table:table-cell>
          <table:table-cell office:value-type="float" office:value="0.00000000000324562713756886" calcext:value-type="float">
            <text:p>3.25E-12</text:p>
          </table:table-cell>
          <table:table-cell/>
          <table:table-cell office:value-type="float" office:value="2119" calcext:value-type="float">
            <text:p>2.12E+03</text:p>
          </table:table-cell>
          <table:table-cell office:value-type="float" office:value="0.000000000645900693844881" calcext:value-type="float">
            <text:p>6.46E-10</text:p>
          </table:table-cell>
          <table:table-cell/>
          <table:table-cell table:formula="of:=(1/[.D972])*(10^4)" office:value-type="float" office:value="4.7192071731949" calcext:value-type="float">
            <text:p>4.7192071731949</text:p>
          </table:table-cell>
          <table:table-cell table:formula="of:=(2.5*LOG(([.E972]/[.B972]);10)-2.6)/0.38" office:value-type="float" office:value="8.28202055993065" calcext:value-type="float">
            <text:p>8.28202055993065</text:p>
          </table:table-cell>
          <table:table-cell table:number-columns-repeated="8"/>
        </table:table-row>
        <table:table-row table:style-name="ro1">
          <table:table-cell office:value-type="float" office:value="2120" calcext:value-type="float">
            <text:p>2.12E+03</text:p>
          </table:table-cell>
          <table:table-cell office:value-type="float" office:value="0.0000000000032466636" calcext:value-type="float">
            <text:p>3.25E-12</text:p>
          </table:table-cell>
          <table:table-cell/>
          <table:table-cell office:value-type="float" office:value="2120" calcext:value-type="float">
            <text:p>2.12E+03</text:p>
          </table:table-cell>
          <table:table-cell office:value-type="float" office:value="0.0000000006485073" calcext:value-type="float">
            <text:p>6.49E-10</text:p>
          </table:table-cell>
          <table:table-cell/>
          <table:table-cell table:formula="of:=(1/[.D973])*(10^4)" office:value-type="float" office:value="4.71698113207547" calcext:value-type="float">
            <text:p>4.71698113207547</text:p>
          </table:table-cell>
          <table:table-cell table:formula="of:=(2.5*LOG(([.E973]/[.B973]);10)-2.6)/0.38" office:value-type="float" office:value="8.29261563942893" calcext:value-type="float">
            <text:p>8.29261563942893</text:p>
          </table:table-cell>
          <table:table-cell table:number-columns-repeated="8"/>
        </table:table-row>
        <table:table-row table:style-name="ro1">
          <table:table-cell office:value-type="float" office:value="2121" calcext:value-type="float">
            <text:p>2.12E+03</text:p>
          </table:table-cell>
          <table:table-cell office:value-type="float" office:value="0.00000000000337296097189982" calcext:value-type="float">
            <text:p>3.37E-12</text:p>
          </table:table-cell>
          <table:table-cell/>
          <table:table-cell office:value-type="float" office:value="2121" calcext:value-type="float">
            <text:p>2.12E+03</text:p>
          </table:table-cell>
          <table:table-cell office:value-type="float" office:value="0.000000000653950028409992" calcext:value-type="float">
            <text:p>6.54E-10</text:p>
          </table:table-cell>
          <table:table-cell/>
          <table:table-cell table:formula="of:=(1/[.D974])*(10^4)" office:value-type="float" office:value="4.71475719000472" calcext:value-type="float">
            <text:p>4.71475719000472</text:p>
          </table:table-cell>
          <table:table-cell table:formula="of:=(2.5*LOG(([.E974]/[.B974]);10)-2.6)/0.38" office:value-type="float" office:value="8.20745557189432" calcext:value-type="float">
            <text:p>8.20745557189432</text:p>
          </table:table-cell>
          <table:table-cell table:number-columns-repeated="8"/>
        </table:table-row>
        <table:table-row table:style-name="ro1">
          <table:table-cell office:value-type="float" office:value="2122" calcext:value-type="float">
            <text:p>2.12E+03</text:p>
          </table:table-cell>
          <table:table-cell office:value-type="float" office:value="0.0000000000041962679" calcext:value-type="float">
            <text:p>4.20E-12</text:p>
          </table:table-cell>
          <table:table-cell/>
          <table:table-cell office:value-type="float" office:value="2122" calcext:value-type="float">
            <text:p>2.12E+03</text:p>
          </table:table-cell>
          <table:table-cell office:value-type="float" office:value="0.00000000068943007" calcext:value-type="float">
            <text:p>6.89E-10</text:p>
          </table:table-cell>
          <table:table-cell/>
          <table:table-cell table:formula="of:=(1/[.D975])*(10^4)" office:value-type="float" office:value="4.71253534401508" calcext:value-type="float">
            <text:p>4.71253534401508</text:p>
          </table:table-cell>
          <table:table-cell table:formula="of:=(2.5*LOG(([.E975]/[.B975]);10)-2.6)/0.38" office:value-type="float" office:value="7.73438825480671" calcext:value-type="float">
            <text:p>7.73438825480671</text:p>
          </table:table-cell>
          <table:table-cell table:number-columns-repeated="8"/>
        </table:table-row>
        <table:table-row table:style-name="ro1">
          <table:table-cell office:value-type="float" office:value="2123" calcext:value-type="float">
            <text:p>2.12E+03</text:p>
          </table:table-cell>
          <table:table-cell office:value-type="float" office:value="0.0000000000041962679" calcext:value-type="float">
            <text:p>4.20E-12</text:p>
          </table:table-cell>
          <table:table-cell/>
          <table:table-cell office:value-type="float" office:value="2123" calcext:value-type="float">
            <text:p>2.12E+03</text:p>
          </table:table-cell>
          <table:table-cell office:value-type="float" office:value="0.00000000068943007" calcext:value-type="float">
            <text:p>6.89E-10</text:p>
          </table:table-cell>
          <table:table-cell/>
          <table:table-cell table:formula="of:=(1/[.D976])*(10^4)" office:value-type="float" office:value="4.71031559114461" calcext:value-type="float">
            <text:p>4.71031559114461</text:p>
          </table:table-cell>
          <table:table-cell table:formula="of:=(2.5*LOG(([.E976]/[.B976]);10)-2.6)/0.38" office:value-type="float" office:value="7.73438825480671" calcext:value-type="float">
            <text:p>7.73438825480671</text:p>
          </table:table-cell>
          <table:table-cell table:number-columns-repeated="8"/>
        </table:table-row>
        <table:table-row table:style-name="ro1">
          <table:table-cell office:value-type="float" office:value="2124" calcext:value-type="float">
            <text:p>2.12E+03</text:p>
          </table:table-cell>
          <table:table-cell office:value-type="float" office:value="0.00000000000415488850771925" calcext:value-type="float">
            <text:p>4.15E-12</text:p>
          </table:table-cell>
          <table:table-cell/>
          <table:table-cell office:value-type="float" office:value="2124" calcext:value-type="float">
            <text:p>2.12E+03</text:p>
          </table:table-cell>
          <table:table-cell office:value-type="float" office:value="0.000000000698500061988129" calcext:value-type="float">
            <text:p>6.99E-10</text:p>
          </table:table-cell>
          <table:table-cell/>
          <table:table-cell table:formula="of:=(1/[.D977])*(10^4)" office:value-type="float" office:value="4.70809792843691" calcext:value-type="float">
            <text:p>4.70809792843691</text:p>
          </table:table-cell>
          <table:table-cell table:formula="of:=(2.5*LOG(([.E977]/[.B977]);10)-2.6)/0.38" office:value-type="float" office:value="7.80004654324612" calcext:value-type="float">
            <text:p>7.80004654324612</text:p>
          </table:table-cell>
          <table:table-cell table:number-columns-repeated="8"/>
        </table:table-row>
        <table:table-row table:style-name="ro1">
          <table:table-cell office:value-type="float" office:value="2125" calcext:value-type="float">
            <text:p>2.13E+03</text:p>
          </table:table-cell>
          <table:table-cell office:value-type="float" office:value="0.000000000004106983" calcext:value-type="float">
            <text:p>4.11E-12</text:p>
          </table:table-cell>
          <table:table-cell/>
          <table:table-cell office:value-type="float" office:value="2125" calcext:value-type="float">
            <text:p>2.13E+03</text:p>
          </table:table-cell>
          <table:table-cell office:value-type="float" office:value="0.00000000070900052" calcext:value-type="float">
            <text:p>7.09E-10</text:p>
          </table:table-cell>
          <table:table-cell/>
          <table:table-cell table:formula="of:=(1/[.D978])*(10^4)" office:value-type="float" office:value="4.70588235294118" calcext:value-type="float">
            <text:p>4.70588235294118</text:p>
          </table:table-cell>
          <table:table-cell table:formula="of:=(2.5*LOG(([.E978]/[.B978]);10)-2.6)/0.38" office:value-type="float" office:value="7.87581347710861" calcext:value-type="float">
            <text:p>7.87581347710861</text:p>
          </table:table-cell>
          <table:table-cell table:number-columns-repeated="8"/>
        </table:table-row>
        <table:table-row table:style-name="ro1">
          <table:table-cell office:value-type="float" office:value="2126" calcext:value-type="float">
            <text:p>2.13E+03</text:p>
          </table:table-cell>
          <table:table-cell office:value-type="float" office:value="0.000000000004106983" calcext:value-type="float">
            <text:p>4.11E-12</text:p>
          </table:table-cell>
          <table:table-cell/>
          <table:table-cell office:value-type="float" office:value="2126" calcext:value-type="float">
            <text:p>2.13E+03</text:p>
          </table:table-cell>
          <table:table-cell office:value-type="float" office:value="0.00000000070900052" calcext:value-type="float">
            <text:p>7.09E-10</text:p>
          </table:table-cell>
          <table:table-cell/>
          <table:table-cell table:formula="of:=(1/[.D979])*(10^4)" office:value-type="float" office:value="4.70366886171214" calcext:value-type="float">
            <text:p>4.70366886171214</text:p>
          </table:table-cell>
          <table:table-cell table:formula="of:=(2.5*LOG(([.E979]/[.B979]);10)-2.6)/0.38" office:value-type="float" office:value="7.87581347710861" calcext:value-type="float">
            <text:p>7.87581347710861</text:p>
          </table:table-cell>
          <table:table-cell table:number-columns-repeated="8"/>
        </table:table-row>
        <table:table-row table:style-name="ro1">
          <table:table-cell office:value-type="float" office:value="2127" calcext:value-type="float">
            <text:p>2.13E+03</text:p>
          </table:table-cell>
          <table:table-cell office:value-type="float" office:value="0.00000000000398414861245" calcext:value-type="float">
            <text:p>3.98E-12</text:p>
          </table:table-cell>
          <table:table-cell/>
          <table:table-cell office:value-type="float" office:value="2127" calcext:value-type="float">
            <text:p>2.13E+03</text:p>
          </table:table-cell>
          <table:table-cell office:value-type="float" office:value="0.00000000070570854103" calcext:value-type="float">
            <text:p>7.06E-10</text:p>
          </table:table-cell>
          <table:table-cell/>
          <table:table-cell table:formula="of:=(1/[.D980])*(10^4)" office:value-type="float" office:value="4.70145745181006" calcext:value-type="float">
            <text:p>4.70145745181006</text:p>
          </table:table-cell>
          <table:table-cell table:formula="of:=(2.5*LOG(([.E980]/[.B980]);10)-2.6)/0.38" office:value-type="float" office:value="7.94927528941625" calcext:value-type="float">
            <text:p>7.94927528941625</text:p>
          </table:table-cell>
          <table:table-cell table:number-columns-repeated="8"/>
        </table:table-row>
        <table:table-row table:style-name="ro1">
          <table:table-cell office:value-type="float" office:value="2128" calcext:value-type="float">
            <text:p>2.13E+03</text:p>
          </table:table-cell>
          <table:table-cell office:value-type="float" office:value="0.0000000000039523771" calcext:value-type="float">
            <text:p>3.95E-12</text:p>
          </table:table-cell>
          <table:table-cell/>
          <table:table-cell office:value-type="float" office:value="2128" calcext:value-type="float">
            <text:p>2.13E+03</text:p>
          </table:table-cell>
          <table:table-cell office:value-type="float" office:value="0.00000000070485706" calcext:value-type="float">
            <text:p>7.05E-10</text:p>
          </table:table-cell>
          <table:table-cell/>
          <table:table-cell table:formula="of:=(1/[.D981])*(10^4)" office:value-type="float" office:value="4.69924812030075" calcext:value-type="float">
            <text:p>4.69924812030075</text:p>
          </table:table-cell>
          <table:table-cell table:formula="of:=(2.5*LOG(([.E981]/[.B981]);10)-2.6)/0.38" office:value-type="float" office:value="7.96870184047217" calcext:value-type="float">
            <text:p>7.96870184047217</text:p>
          </table:table-cell>
          <table:table-cell table:number-columns-repeated="8"/>
        </table:table-row>
        <table:table-row table:style-name="ro1">
          <table:table-cell office:value-type="float" office:value="2129" calcext:value-type="float">
            <text:p>2.13E+03</text:p>
          </table:table-cell>
          <table:table-cell office:value-type="float" office:value="0.00000000000402644748513792" calcext:value-type="float">
            <text:p>4.03E-12</text:p>
          </table:table-cell>
          <table:table-cell/>
          <table:table-cell office:value-type="float" office:value="2129" calcext:value-type="float">
            <text:p>2.13E+03</text:p>
          </table:table-cell>
          <table:table-cell office:value-type="float" office:value="0.000000000704132103455947" calcext:value-type="float">
            <text:p>7.04E-10</text:p>
          </table:table-cell>
          <table:table-cell/>
          <table:table-cell table:formula="of:=(1/[.D982])*(10^4)" office:value-type="float" office:value="4.69704086425552" calcext:value-type="float">
            <text:p>4.69704086425552</text:p>
          </table:table-cell>
          <table:table-cell table:formula="of:=(2.5*LOG(([.E982]/[.B982]);10)-2.6)/0.38" office:value-type="float" office:value="7.91271122595879" calcext:value-type="float">
            <text:p>7.91271122595879</text:p>
          </table:table-cell>
          <table:table-cell table:number-columns-repeated="8"/>
        </table:table-row>
        <table:table-row table:style-name="ro1">
          <table:table-cell office:value-type="float" office:value="2130" calcext:value-type="float">
            <text:p>2.13E+03</text:p>
          </table:table-cell>
          <table:table-cell office:value-type="float" office:value="0.0000000000045424827" calcext:value-type="float">
            <text:p>4.54E-12</text:p>
          </table:table-cell>
          <table:table-cell/>
          <table:table-cell office:value-type="float" office:value="2130" calcext:value-type="float">
            <text:p>2.13E+03</text:p>
          </table:table-cell>
          <table:table-cell office:value-type="float" office:value="0.00000000069908146" calcext:value-type="float">
            <text:p>6.99E-10</text:p>
          </table:table-cell>
          <table:table-cell/>
          <table:table-cell table:formula="of:=(1/[.D983])*(10^4)" office:value-type="float" office:value="4.69483568075117" calcext:value-type="float">
            <text:p>4.69483568075117</text:p>
          </table:table-cell>
          <table:table-cell table:formula="of:=(2.5*LOG(([.E983]/[.B983]);10)-2.6)/0.38" office:value-type="float" office:value="7.54759541178685" calcext:value-type="float">
            <text:p>7.54759541178685</text:p>
          </table:table-cell>
          <table:table-cell table:number-columns-repeated="8"/>
        </table:table-row>
        <table:table-row table:style-name="ro1">
          <table:table-cell office:value-type="float" office:value="2131" calcext:value-type="float">
            <text:p>2.13E+03</text:p>
          </table:table-cell>
          <table:table-cell office:value-type="float" office:value="0.0000000000045424827" calcext:value-type="float">
            <text:p>4.54E-12</text:p>
          </table:table-cell>
          <table:table-cell/>
          <table:table-cell office:value-type="float" office:value="2131" calcext:value-type="float">
            <text:p>2.13E+03</text:p>
          </table:table-cell>
          <table:table-cell office:value-type="float" office:value="0.00000000069908146" calcext:value-type="float">
            <text:p>6.99E-10</text:p>
          </table:table-cell>
          <table:table-cell/>
          <table:table-cell table:formula="of:=(1/[.D984])*(10^4)" office:value-type="float" office:value="4.69263256687001" calcext:value-type="float">
            <text:p>4.69263256687001</text:p>
          </table:table-cell>
          <table:table-cell table:formula="of:=(2.5*LOG(([.E984]/[.B984]);10)-2.6)/0.38" office:value-type="float" office:value="7.54759541178685" calcext:value-type="float">
            <text:p>7.54759541178685</text:p>
          </table:table-cell>
          <table:table-cell table:number-columns-repeated="8"/>
        </table:table-row>
        <table:table-row table:style-name="ro1">
          <table:table-cell office:value-type="float" office:value="2132" calcext:value-type="float">
            <text:p>2.13E+03</text:p>
          </table:table-cell>
          <table:table-cell office:value-type="float" office:value="0.00000000000435389368559995" calcext:value-type="float">
            <text:p>4.35E-12</text:p>
          </table:table-cell>
          <table:table-cell/>
          <table:table-cell office:value-type="float" office:value="2132" calcext:value-type="float">
            <text:p>2.13E+03</text:p>
          </table:table-cell>
          <table:table-cell office:value-type="float" office:value="0.000000000701495469280001" calcext:value-type="float">
            <text:p>7.01E-10</text:p>
          </table:table-cell>
          <table:table-cell/>
          <table:table-cell table:formula="of:=(1/[.D985])*(10^4)" office:value-type="float" office:value="4.69043151969981" calcext:value-type="float">
            <text:p>4.69043151969981</text:p>
          </table:table-cell>
          <table:table-cell table:formula="of:=(2.5*LOG(([.E985]/[.B985]);10)-2.6)/0.38" office:value-type="float" office:value="7.67859901502465" calcext:value-type="float">
            <text:p>7.67859901502465</text:p>
          </table:table-cell>
          <table:table-cell table:number-columns-repeated="8"/>
        </table:table-row>
        <table:table-row table:style-name="ro1">
          <table:table-cell office:value-type="float" office:value="2133" calcext:value-type="float">
            <text:p>2.13E+03</text:p>
          </table:table-cell>
          <table:table-cell office:value-type="float" office:value="0.0000000000041289103" calcext:value-type="float">
            <text:p>4.13E-12</text:p>
          </table:table-cell>
          <table:table-cell/>
          <table:table-cell office:value-type="float" office:value="2133" calcext:value-type="float">
            <text:p>2.13E+03</text:p>
          </table:table-cell>
          <table:table-cell office:value-type="float" office:value="0.00000000070437534" calcext:value-type="float">
            <text:p>7.04E-10</text:p>
          </table:table-cell>
          <table:table-cell/>
          <table:table-cell table:formula="of:=(1/[.D986])*(10^4)" office:value-type="float" office:value="4.6882325363338" calcext:value-type="float">
            <text:p>4.6882325363338</text:p>
          </table:table-cell>
          <table:table-cell table:formula="of:=(2.5*LOG(([.E986]/[.B986]);10)-2.6)/0.38" office:value-type="float" office:value="7.84189930942617" calcext:value-type="float">
            <text:p>7.84189930942617</text:p>
          </table:table-cell>
          <table:table-cell table:number-columns-repeated="8"/>
        </table:table-row>
        <table:table-row table:style-name="ro1">
          <table:table-cell office:value-type="float" office:value="2134" calcext:value-type="float">
            <text:p>2.13E+03</text:p>
          </table:table-cell>
          <table:table-cell office:value-type="float" office:value="0.0000000000041289103" calcext:value-type="float">
            <text:p>4.13E-12</text:p>
          </table:table-cell>
          <table:table-cell/>
          <table:table-cell office:value-type="float" office:value="2134" calcext:value-type="float">
            <text:p>2.13E+03</text:p>
          </table:table-cell>
          <table:table-cell office:value-type="float" office:value="0.00000000070437534" calcext:value-type="float">
            <text:p>7.04E-10</text:p>
          </table:table-cell>
          <table:table-cell/>
          <table:table-cell table:formula="of:=(1/[.D987])*(10^4)" office:value-type="float" office:value="4.68603561387067" calcext:value-type="float">
            <text:p>4.68603561387067</text:p>
          </table:table-cell>
          <table:table-cell table:formula="of:=(2.5*LOG(([.E987]/[.B987]);10)-2.6)/0.38" office:value-type="float" office:value="7.84189930942617" calcext:value-type="float">
            <text:p>7.84189930942617</text:p>
          </table:table-cell>
          <table:table-cell table:number-columns-repeated="8"/>
        </table:table-row>
        <table:table-row table:style-name="ro1">
          <table:table-cell office:value-type="float" office:value="2135" calcext:value-type="float">
            <text:p>2.14E+03</text:p>
          </table:table-cell>
          <table:table-cell office:value-type="float" office:value="0.0000000000035735936693845" calcext:value-type="float">
            <text:p>3.57E-12</text:p>
          </table:table-cell>
          <table:table-cell/>
          <table:table-cell office:value-type="float" office:value="2135" calcext:value-type="float">
            <text:p>2.14E+03</text:p>
          </table:table-cell>
          <table:table-cell office:value-type="float" office:value="0.000000000726327863451316" calcext:value-type="float">
            <text:p>7.26E-10</text:p>
          </table:table-cell>
          <table:table-cell/>
          <table:table-cell table:formula="of:=(1/[.D988])*(10^4)" office:value-type="float" office:value="4.68384074941452" calcext:value-type="float">
            <text:p>4.68384074941452</text:p>
          </table:table-cell>
          <table:table-cell table:formula="of:=(2.5*LOG(([.E988]/[.B988]);10)-2.6)/0.38" office:value-type="float" office:value="8.34228641322609" calcext:value-type="float">
            <text:p>8.34228641322609</text:p>
          </table:table-cell>
          <table:table-cell table:number-columns-repeated="8"/>
        </table:table-row>
        <table:table-row table:style-name="ro1">
          <table:table-cell office:value-type="float" office:value="2136" calcext:value-type="float">
            <text:p>2.14E+03</text:p>
          </table:table-cell>
          <table:table-cell office:value-type="float" office:value="0.0000000000034228215" calcext:value-type="float">
            <text:p>3.42E-12</text:p>
          </table:table-cell>
          <table:table-cell/>
          <table:table-cell office:value-type="float" office:value="2136" calcext:value-type="float">
            <text:p>2.14E+03</text:p>
          </table:table-cell>
          <table:table-cell office:value-type="float" office:value="0.00000000073228812" calcext:value-type="float">
            <text:p>7.32E-10</text:p>
          </table:table-cell>
          <table:table-cell/>
          <table:table-cell table:formula="of:=(1/[.D989])*(10^4)" office:value-type="float" office:value="4.68164794007491" calcext:value-type="float">
            <text:p>4.68164794007491</text:p>
          </table:table-cell>
          <table:table-cell table:formula="of:=(2.5*LOG(([.E989]/[.B989]);10)-2.6)/0.38" office:value-type="float" office:value="8.48880090323845" calcext:value-type="float">
            <text:p>8.48880090323845</text:p>
          </table:table-cell>
          <table:table-cell table:number-columns-repeated="8"/>
        </table:table-row>
        <table:table-row table:style-name="ro1">
          <table:table-cell office:value-type="float" office:value="2137" calcext:value-type="float">
            <text:p>2.14E+03</text:p>
          </table:table-cell>
          <table:table-cell office:value-type="float" office:value="0.0000000000034209511548448" calcext:value-type="float">
            <text:p>3.42E-12</text:p>
          </table:table-cell>
          <table:table-cell/>
          <table:table-cell office:value-type="float" office:value="2137" calcext:value-type="float">
            <text:p>2.14E+03</text:p>
          </table:table-cell>
          <table:table-cell office:value-type="float" office:value="0.000000000727795837731609" calcext:value-type="float">
            <text:p>7.28E-10</text:p>
          </table:table-cell>
          <table:table-cell/>
          <table:table-cell table:formula="of:=(1/[.D990])*(10^4)" office:value-type="float" office:value="4.67945718296678" calcext:value-type="float">
            <text:p>4.67945718296678</text:p>
          </table:table-cell>
          <table:table-cell table:formula="of:=(2.5*LOG(([.E990]/[.B990]);10)-2.6)/0.38" office:value-type="float" office:value="8.4727808832598" calcext:value-type="float">
            <text:p>8.4727808832598</text:p>
          </table:table-cell>
          <table:table-cell table:number-columns-repeated="8"/>
        </table:table-row>
        <table:table-row table:style-name="ro1">
          <table:table-cell office:value-type="float" office:value="2138" calcext:value-type="float">
            <text:p>2.14E+03</text:p>
          </table:table-cell>
          <table:table-cell office:value-type="float" office:value="0.0000000000034069063" calcext:value-type="float">
            <text:p>3.41E-12</text:p>
          </table:table-cell>
          <table:table-cell/>
          <table:table-cell office:value-type="float" office:value="2138" calcext:value-type="float">
            <text:p>2.14E+03</text:p>
          </table:table-cell>
          <table:table-cell office:value-type="float" office:value="0.00000000069406225" calcext:value-type="float">
            <text:p>6.94E-10</text:p>
          </table:table-cell>
          <table:table-cell/>
          <table:table-cell table:formula="of:=(1/[.D991])*(10^4)" office:value-type="float" office:value="4.67726847521048" calcext:value-type="float">
            <text:p>4.67726847521048</text:p>
          </table:table-cell>
          <table:table-cell table:formula="of:=(2.5*LOG(([.E991]/[.B991]);10)-2.6)/0.38" office:value-type="float" office:value="8.34893575294174" calcext:value-type="float">
            <text:p>8.34893575294174</text:p>
          </table:table-cell>
          <table:table-cell table:number-columns-repeated="8"/>
        </table:table-row>
        <table:table-row table:style-name="ro1">
          <table:table-cell office:value-type="float" office:value="2139" calcext:value-type="float">
            <text:p>2.14E+03</text:p>
          </table:table-cell>
          <table:table-cell office:value-type="float" office:value="0.0000000000034069063" calcext:value-type="float">
            <text:p>3.41E-12</text:p>
          </table:table-cell>
          <table:table-cell/>
          <table:table-cell office:value-type="float" office:value="2139" calcext:value-type="float">
            <text:p>2.14E+03</text:p>
          </table:table-cell>
          <table:table-cell office:value-type="float" office:value="0.00000000069406225" calcext:value-type="float">
            <text:p>6.94E-10</text:p>
          </table:table-cell>
          <table:table-cell/>
          <table:table-cell table:formula="of:=(1/[.D992])*(10^4)" office:value-type="float" office:value="4.67508181393174" calcext:value-type="float">
            <text:p>4.67508181393174</text:p>
          </table:table-cell>
          <table:table-cell table:formula="of:=(2.5*LOG(([.E992]/[.B992]);10)-2.6)/0.38" office:value-type="float" office:value="8.34893575294174" calcext:value-type="float">
            <text:p>8.34893575294174</text:p>
          </table:table-cell>
          <table:table-cell table:number-columns-repeated="8"/>
        </table:table-row>
        <table:table-row table:style-name="ro1">
          <table:table-cell office:value-type="float" office:value="2140" calcext:value-type="float">
            <text:p>2.14E+03</text:p>
          </table:table-cell>
          <table:table-cell office:value-type="float" office:value="0.00000000000330726778480004" calcext:value-type="float">
            <text:p>3.31E-12</text:p>
          </table:table-cell>
          <table:table-cell/>
          <table:table-cell office:value-type="float" office:value="2140" calcext:value-type="float">
            <text:p>2.14E+03</text:p>
          </table:table-cell>
          <table:table-cell office:value-type="float" office:value="0.00000000066940073704001" calcext:value-type="float">
            <text:p>6.69E-10</text:p>
          </table:table-cell>
          <table:table-cell/>
          <table:table-cell table:formula="of:=(1/[.D993])*(10^4)" office:value-type="float" office:value="4.67289719626168" calcext:value-type="float">
            <text:p>4.67289719626168</text:p>
          </table:table-cell>
          <table:table-cell table:formula="of:=(2.5*LOG(([.E993]/[.B993]);10)-2.6)/0.38" office:value-type="float" office:value="8.33037385297086" calcext:value-type="float">
            <text:p>8.33037385297086</text:p>
          </table:table-cell>
          <table:table-cell table:number-columns-repeated="8"/>
        </table:table-row>
        <table:table-row table:style-name="ro1">
          <table:table-cell office:value-type="float" office:value="2141" calcext:value-type="float">
            <text:p>2.14E+03</text:p>
          </table:table-cell>
          <table:table-cell office:value-type="float" office:value="0.0000000000031844989" calcext:value-type="float">
            <text:p>3.18E-12</text:p>
          </table:table-cell>
          <table:table-cell/>
          <table:table-cell office:value-type="float" office:value="2141" calcext:value-type="float">
            <text:p>2.14E+03</text:p>
          </table:table-cell>
          <table:table-cell office:value-type="float" office:value="0.00000000063901423" calcext:value-type="float">
            <text:p>6.39E-10</text:p>
          </table:table-cell>
          <table:table-cell/>
          <table:table-cell table:formula="of:=(1/[.D994])*(10^4)" office:value-type="float" office:value="4.67071461933676" calcext:value-type="float">
            <text:p>4.67071461933676</text:p>
          </table:table-cell>
          <table:table-cell table:formula="of:=(2.5*LOG(([.E994]/[.B994]);10)-2.6)/0.38" office:value-type="float" office:value="8.3057199093574" calcext:value-type="float">
            <text:p>8.3057199093574</text:p>
          </table:table-cell>
          <table:table-cell table:number-columns-repeated="8"/>
        </table:table-row>
        <table:table-row table:style-name="ro1">
          <table:table-cell office:value-type="float" office:value="2142" calcext:value-type="float">
            <text:p>2.14E+03</text:p>
          </table:table-cell>
          <table:table-cell office:value-type="float" office:value="0.0000000000031844989" calcext:value-type="float">
            <text:p>3.18E-12</text:p>
          </table:table-cell>
          <table:table-cell/>
          <table:table-cell office:value-type="float" office:value="2142" calcext:value-type="float">
            <text:p>2.14E+03</text:p>
          </table:table-cell>
          <table:table-cell office:value-type="float" office:value="0.00000000063901423" calcext:value-type="float">
            <text:p>6.39E-10</text:p>
          </table:table-cell>
          <table:table-cell/>
          <table:table-cell table:formula="of:=(1/[.D995])*(10^4)" office:value-type="float" office:value="4.66853408029879" calcext:value-type="float">
            <text:p>4.66853408029879</text:p>
          </table:table-cell>
          <table:table-cell table:formula="of:=(2.5*LOG(([.E995]/[.B995]);10)-2.6)/0.38" office:value-type="float" office:value="8.3057199093574" calcext:value-type="float">
            <text:p>8.3057199093574</text:p>
          </table:table-cell>
          <table:table-cell table:number-columns-repeated="8"/>
        </table:table-row>
        <table:table-row table:style-name="ro1">
          <table:table-cell office:value-type="float" office:value="2143" calcext:value-type="float">
            <text:p>2.14E+03</text:p>
          </table:table-cell>
          <table:table-cell office:value-type="float" office:value="0.00000000000355340072943996" calcext:value-type="float">
            <text:p>3.55E-12</text:p>
          </table:table-cell>
          <table:table-cell/>
          <table:table-cell office:value-type="float" office:value="2143" calcext:value-type="float">
            <text:p>2.14E+03</text:p>
          </table:table-cell>
          <table:table-cell office:value-type="float" office:value="0.000000000657057305183641" calcext:value-type="float">
            <text:p>6.57E-10</text:p>
          </table:table-cell>
          <table:table-cell/>
          <table:table-cell table:formula="of:=(1/[.D996])*(10^4)" office:value-type="float" office:value="4.66635557629491" calcext:value-type="float">
            <text:p>4.66635557629491</text:p>
          </table:table-cell>
          <table:table-cell table:formula="of:=(2.5*LOG(([.E996]/[.B996]);10)-2.6)/0.38" office:value-type="float" office:value="8.07209908551837" calcext:value-type="float">
            <text:p>8.07209908551837</text:p>
          </table:table-cell>
          <table:table-cell table:number-columns-repeated="8"/>
        </table:table-row>
        <table:table-row table:style-name="ro1">
          <table:table-cell office:value-type="float" office:value="2144" calcext:value-type="float">
            <text:p>2.14E+03</text:p>
          </table:table-cell>
          <table:table-cell office:value-type="float" office:value="0.0000000000036583809" calcext:value-type="float">
            <text:p>3.66E-12</text:p>
          </table:table-cell>
          <table:table-cell/>
          <table:table-cell office:value-type="float" office:value="2144" calcext:value-type="float">
            <text:p>2.14E+03</text:p>
          </table:table-cell>
          <table:table-cell office:value-type="float" office:value="0.00000000066219191" calcext:value-type="float">
            <text:p>6.62E-10</text:p>
          </table:table-cell>
          <table:table-cell/>
          <table:table-cell table:formula="of:=(1/[.D997])*(10^4)" office:value-type="float" office:value="4.66417910447761" calcext:value-type="float">
            <text:p>4.66417910447761</text:p>
          </table:table-cell>
          <table:table-cell table:formula="of:=(2.5*LOG(([.E997]/[.B997]);10)-2.6)/0.38" office:value-type="float" office:value="8.0111509848454" calcext:value-type="float">
            <text:p>8.0111509848454</text:p>
          </table:table-cell>
          <table:table-cell table:number-columns-repeated="8"/>
        </table:table-row>
        <table:table-row table:style-name="ro1">
          <table:table-cell office:value-type="float" office:value="2145" calcext:value-type="float">
            <text:p>2.15E+03</text:p>
          </table:table-cell>
          <table:table-cell office:value-type="float" office:value="0.00000000000354849887930918" calcext:value-type="float">
            <text:p>3.55E-12</text:p>
          </table:table-cell>
          <table:table-cell/>
          <table:table-cell office:value-type="float" office:value="2145" calcext:value-type="float">
            <text:p>2.15E+03</text:p>
          </table:table-cell>
          <table:table-cell office:value-type="float" office:value="0.00000000065126532509814" calcext:value-type="float">
            <text:p>6.51E-10</text:p>
          </table:table-cell>
          <table:table-cell/>
          <table:table-cell table:formula="of:=(1/[.D998])*(10^4)" office:value-type="float" office:value="4.66200466200466" calcext:value-type="float">
            <text:p>4.66200466200466</text:p>
          </table:table-cell>
          <table:table-cell table:formula="of:=(2.5*LOG(([.E998]/[.B998]);10)-2.6)/0.38" office:value-type="float" office:value="8.05074528632625" calcext:value-type="float">
            <text:p>8.05074528632625</text:p>
          </table:table-cell>
          <table:table-cell table:number-columns-repeated="8"/>
        </table:table-row>
        <table:table-row table:style-name="ro1">
          <table:table-cell office:value-type="float" office:value="2146" calcext:value-type="float">
            <text:p>2.15E+03</text:p>
          </table:table-cell>
          <table:table-cell office:value-type="float" office:value="0.0000000000026550595" calcext:value-type="float">
            <text:p>2.66E-12</text:p>
          </table:table-cell>
          <table:table-cell/>
          <table:table-cell office:value-type="float" office:value="2146" calcext:value-type="float">
            <text:p>2.15E+03</text:p>
          </table:table-cell>
          <table:table-cell office:value-type="float" office:value="0.00000000056242239" calcext:value-type="float">
            <text:p>5.62E-10</text:p>
          </table:table-cell>
          <table:table-cell/>
          <table:table-cell table:formula="of:=(1/[.D999])*(10^4)" office:value-type="float" office:value="4.65983224603914" calcext:value-type="float">
            <text:p>4.65983224603914</text:p>
          </table:table-cell>
          <table:table-cell table:formula="of:=(2.5*LOG(([.E999]/[.B999]);10)-2.6)/0.38" office:value-type="float" office:value="8.46044962833548" calcext:value-type="float">
            <text:p>8.46044962833548</text:p>
          </table:table-cell>
          <table:table-cell table:number-columns-repeated="8"/>
        </table:table-row>
        <table:table-row table:style-name="ro1">
          <table:table-cell office:value-type="float" office:value="2147" calcext:value-type="float">
            <text:p>2.15E+03</text:p>
          </table:table-cell>
          <table:table-cell office:value-type="float" office:value="0.0000000000026550595" calcext:value-type="float">
            <text:p>2.66E-12</text:p>
          </table:table-cell>
          <table:table-cell/>
          <table:table-cell office:value-type="float" office:value="2147" calcext:value-type="float">
            <text:p>2.15E+03</text:p>
          </table:table-cell>
          <table:table-cell office:value-type="float" office:value="0.00000000056242239" calcext:value-type="float">
            <text:p>5.62E-10</text:p>
          </table:table-cell>
          <table:table-cell/>
          <table:table-cell table:formula="of:=(1/[.D1000])*(10^4)" office:value-type="float" office:value="4.65766185374942" calcext:value-type="float">
            <text:p>4.65766185374942</text:p>
          </table:table-cell>
          <table:table-cell table:formula="of:=(2.5*LOG(([.E1000]/[.B1000]);10)-2.6)/0.38" office:value-type="float" office:value="8.46044962833548" calcext:value-type="float">
            <text:p>8.46044962833548</text:p>
          </table:table-cell>
          <table:table-cell table:number-columns-repeated="8"/>
        </table:table-row>
        <table:table-row table:style-name="ro1">
          <table:table-cell office:value-type="float" office:value="2148" calcext:value-type="float">
            <text:p>2.15E+03</text:p>
          </table:table-cell>
          <table:table-cell office:value-type="float" office:value="0.00000000000273474442400001" calcext:value-type="float">
            <text:p>2.73E-12</text:p>
          </table:table-cell>
          <table:table-cell/>
          <table:table-cell office:value-type="float" office:value="2148" calcext:value-type="float">
            <text:p>2.15E+03</text:p>
          </table:table-cell>
          <table:table-cell office:value-type="float" office:value="0.000000000576630381600002" calcext:value-type="float">
            <text:p>5.77E-10</text:p>
          </table:table-cell>
          <table:table-cell/>
          <table:table-cell table:formula="of:=(1/[.D1001])*(10^4)" office:value-type="float" office:value="4.65549348230913" calcext:value-type="float">
            <text:p>4.65549348230913</text:p>
          </table:table-cell>
          <table:table-cell table:formula="of:=(2.5*LOG(([.E1001]/[.B1001]);10)-2.6)/0.38" office:value-type="float" office:value="8.44724194299211" calcext:value-type="float">
            <text:p>8.44724194299211</text:p>
          </table:table-cell>
          <table:table-cell table:number-columns-repeated="8"/>
        </table:table-row>
        <table:table-row table:style-name="ro1">
          <table:table-cell office:value-type="float" office:value="2149" calcext:value-type="float">
            <text:p>2.15E+03</text:p>
          </table:table-cell>
          <table:table-cell office:value-type="float" office:value="0.0000000000028361616" calcext:value-type="float">
            <text:p>2.84E-12</text:p>
          </table:table-cell>
          <table:table-cell/>
          <table:table-cell office:value-type="float" office:value="2149" calcext:value-type="float">
            <text:p>2.15E+03</text:p>
          </table:table-cell>
          <table:table-cell office:value-type="float" office:value="0.00000000059471328" calcext:value-type="float">
            <text:p>5.95E-10</text:p>
          </table:table-cell>
          <table:table-cell/>
          <table:table-cell table:formula="of:=(1/[.D1002])*(10^4)" office:value-type="float" office:value="4.65332712889716" calcext:value-type="float">
            <text:p>4.65332712889716</text:p>
          </table:table-cell>
          <table:table-cell table:formula="of:=(2.5*LOG(([.E1002]/[.B1002]);10)-2.6)/0.38" office:value-type="float" office:value="8.43142541982411" calcext:value-type="float">
            <text:p>8.43142541982411</text:p>
          </table:table-cell>
          <table:table-cell table:number-columns-repeated="8"/>
        </table:table-row>
        <table:table-row table:style-name="ro1">
          <table:table-cell office:value-type="float" office:value="2150" calcext:value-type="float">
            <text:p>2.15E+03</text:p>
          </table:table-cell>
          <table:table-cell office:value-type="float" office:value="0.0000000000028361616" calcext:value-type="float">
            <text:p>2.84E-12</text:p>
          </table:table-cell>
          <table:table-cell/>
          <table:table-cell office:value-type="float" office:value="2150" calcext:value-type="float">
            <text:p>2.15E+03</text:p>
          </table:table-cell>
          <table:table-cell office:value-type="float" office:value="0.00000000059471328" calcext:value-type="float">
            <text:p>5.95E-10</text:p>
          </table:table-cell>
          <table:table-cell/>
          <table:table-cell table:formula="of:=(1/[.D1003])*(10^4)" office:value-type="float" office:value="4.65116279069768" calcext:value-type="float">
            <text:p>4.65116279069768</text:p>
          </table:table-cell>
          <table:table-cell table:formula="of:=(2.5*LOG(([.E1003]/[.B1003]);10)-2.6)/0.38" office:value-type="float" office:value="8.43142541982411" calcext:value-type="float">
            <text:p>8.43142541982411</text:p>
          </table:table-cell>
          <table:table-cell table:number-columns-repeated="8"/>
        </table:table-row>
        <table:table-row table:style-name="ro1">
          <table:table-cell office:value-type="float" office:value="2151" calcext:value-type="float">
            <text:p>2.15E+03</text:p>
          </table:table-cell>
          <table:table-cell office:value-type="float" office:value="0.00000000000313542850082946" calcext:value-type="float">
            <text:p>3.14E-12</text:p>
          </table:table-cell>
          <table:table-cell/>
          <table:table-cell office:value-type="float" office:value="2151" calcext:value-type="float">
            <text:p>2.15E+03</text:p>
          </table:table-cell>
          <table:table-cell office:value-type="float" office:value="0.000000000661703833832886" calcext:value-type="float">
            <text:p>6.62E-10</text:p>
          </table:table-cell>
          <table:table-cell/>
          <table:table-cell table:formula="of:=(1/[.D1004])*(10^4)" office:value-type="float" office:value="4.64900046490005" calcext:value-type="float">
            <text:p>4.64900046490005</text:p>
          </table:table-cell>
          <table:table-cell table:formula="of:=(2.5*LOG(([.E1004]/[.B1004]);10)-2.6)/0.38" office:value-type="float" office:value="8.4497812445409" calcext:value-type="float">
            <text:p>8.4497812445409</text:p>
          </table:table-cell>
          <table:table-cell table:number-columns-repeated="8"/>
        </table:table-row>
        <table:table-row table:style-name="ro1">
          <table:table-cell office:value-type="float" office:value="2152" calcext:value-type="float">
            <text:p>2.15E+03</text:p>
          </table:table-cell>
          <table:table-cell office:value-type="float" office:value="0.0000000000032245844" calcext:value-type="float">
            <text:p>3.22E-12</text:p>
          </table:table-cell>
          <table:table-cell/>
          <table:table-cell office:value-type="float" office:value="2152" calcext:value-type="float">
            <text:p>2.15E+03</text:p>
          </table:table-cell>
          <table:table-cell office:value-type="float" office:value="0.00000000068166128" calcext:value-type="float">
            <text:p>6.82E-10</text:p>
          </table:table-cell>
          <table:table-cell/>
          <table:table-cell table:formula="of:=(1/[.D1005])*(10^4)" office:value-type="float" office:value="4.64684014869888" calcext:value-type="float">
            <text:p>4.64684014869888</text:p>
          </table:table-cell>
          <table:table-cell table:formula="of:=(2.5*LOG(([.E1005]/[.B1005]);10)-2.6)/0.38" office:value-type="float" office:value="8.45457155999225" calcext:value-type="float">
            <text:p>8.45457155999225</text:p>
          </table:table-cell>
          <table:table-cell table:number-columns-repeated="8"/>
        </table:table-row>
        <table:table-row table:style-name="ro1">
          <table:table-cell office:value-type="float" office:value="2153" calcext:value-type="float">
            <text:p>2.15E+03</text:p>
          </table:table-cell>
          <table:table-cell office:value-type="float" office:value="0.00000000000322974850301658" calcext:value-type="float">
            <text:p>3.23E-12</text:p>
          </table:table-cell>
          <table:table-cell/>
          <table:table-cell office:value-type="float" office:value="2153" calcext:value-type="float">
            <text:p>2.15E+03</text:p>
          </table:table-cell>
          <table:table-cell office:value-type="float" office:value="0.000000000683513782027454" calcext:value-type="float">
            <text:p>6.84E-10</text:p>
          </table:table-cell>
          <table:table-cell/>
          <table:table-cell table:formula="of:=(1/[.D1006])*(10^4)" office:value-type="float" office:value="4.64468183929401" calcext:value-type="float">
            <text:p>4.64468183929401</text:p>
          </table:table-cell>
          <table:table-cell table:formula="of:=(2.5*LOG(([.E1006]/[.B1006]);10)-2.6)/0.38" office:value-type="float" office:value="8.45775375181436" calcext:value-type="float">
            <text:p>8.45775375181436</text:p>
          </table:table-cell>
          <table:table-cell table:number-columns-repeated="8"/>
        </table:table-row>
        <table:table-row table:style-name="ro1">
          <table:table-cell office:value-type="float" office:value="2154" calcext:value-type="float">
            <text:p>2.15E+03</text:p>
          </table:table-cell>
          <table:table-cell office:value-type="float" office:value="0.0000000000032754537" calcext:value-type="float">
            <text:p>3.28E-12</text:p>
          </table:table-cell>
          <table:table-cell/>
          <table:table-cell office:value-type="float" office:value="2154" calcext:value-type="float">
            <text:p>2.15E+03</text:p>
          </table:table-cell>
          <table:table-cell office:value-type="float" office:value="0.00000000069990946" calcext:value-type="float">
            <text:p>7.00E-10</text:p>
          </table:table-cell>
          <table:table-cell/>
          <table:table-cell table:formula="of:=(1/[.D1007])*(10^4)" office:value-type="float" office:value="4.64252553389044" calcext:value-type="float">
            <text:p>4.64252553389044</text:p>
          </table:table-cell>
          <table:table-cell table:formula="of:=(2.5*LOG(([.E1007]/[.B1007]);10)-2.6)/0.38" office:value-type="float" office:value="8.48533156991466" calcext:value-type="float">
            <text:p>8.48533156991466</text:p>
          </table:table-cell>
          <table:table-cell table:number-columns-repeated="8"/>
        </table:table-row>
        <table:table-row table:style-name="ro1">
          <table:table-cell office:value-type="float" office:value="2155" calcext:value-type="float">
            <text:p>2.16E+03</text:p>
          </table:table-cell>
          <table:table-cell office:value-type="float" office:value="0.0000000000032754537" calcext:value-type="float">
            <text:p>3.28E-12</text:p>
          </table:table-cell>
          <table:table-cell/>
          <table:table-cell office:value-type="float" office:value="2155" calcext:value-type="float">
            <text:p>2.16E+03</text:p>
          </table:table-cell>
          <table:table-cell office:value-type="float" office:value="0.00000000069990946" calcext:value-type="float">
            <text:p>7.00E-10</text:p>
          </table:table-cell>
          <table:table-cell/>
          <table:table-cell table:formula="of:=(1/[.D1008])*(10^4)" office:value-type="float" office:value="4.64037122969838" calcext:value-type="float">
            <text:p>4.64037122969838</text:p>
          </table:table-cell>
          <table:table-cell table:formula="of:=(2.5*LOG(([.E1008]/[.B1008]);10)-2.6)/0.38" office:value-type="float" office:value="8.48533156991466" calcext:value-type="float">
            <text:p>8.48533156991466</text:p>
          </table:table-cell>
          <table:table-cell table:number-columns-repeated="8"/>
        </table:table-row>
        <table:table-row table:style-name="ro1">
          <table:table-cell office:value-type="float" office:value="2156" calcext:value-type="float">
            <text:p>2.16E+03</text:p>
          </table:table-cell>
          <table:table-cell office:value-type="float" office:value="0.00000000000322804774800002" calcext:value-type="float">
            <text:p>3.23E-12</text:p>
          </table:table-cell>
          <table:table-cell/>
          <table:table-cell office:value-type="float" office:value="2156" calcext:value-type="float">
            <text:p>2.16E+03</text:p>
          </table:table-cell>
          <table:table-cell office:value-type="float" office:value="0.000000000709046320479995" calcext:value-type="float">
            <text:p>7.09E-10</text:p>
          </table:table-cell>
          <table:table-cell/>
          <table:table-cell table:formula="of:=(1/[.D1009])*(10^4)" office:value-type="float" office:value="4.63821892393321" calcext:value-type="float">
            <text:p>4.63821892393321</text:p>
          </table:table-cell>
          <table:table-cell table:formula="of:=(2.5*LOG(([.E1009]/[.B1009]);10)-2.6)/0.38" office:value-type="float" office:value="8.56404380020195" calcext:value-type="float">
            <text:p>8.56404380020195</text:p>
          </table:table-cell>
          <table:table-cell table:number-columns-repeated="8"/>
        </table:table-row>
        <table:table-row table:style-name="ro1">
          <table:table-cell office:value-type="float" office:value="2157" calcext:value-type="float">
            <text:p>2.16E+03</text:p>
          </table:table-cell>
          <table:table-cell office:value-type="float" office:value="0.0000000000031657177" calcext:value-type="float">
            <text:p>3.17E-12</text:p>
          </table:table-cell>
          <table:table-cell/>
          <table:table-cell office:value-type="float" office:value="2157" calcext:value-type="float">
            <text:p>2.16E+03</text:p>
          </table:table-cell>
          <table:table-cell office:value-type="float" office:value="0.0000000007210596" calcext:value-type="float">
            <text:p>7.21E-10</text:p>
          </table:table-cell>
          <table:table-cell/>
          <table:table-cell table:formula="of:=(1/[.D1010])*(10^4)" office:value-type="float" office:value="4.63606861381548" calcext:value-type="float">
            <text:p>4.63606861381548</text:p>
          </table:table-cell>
          <table:table-cell table:formula="of:=(2.5*LOG(([.E1010]/[.B1010]);10)-2.6)/0.38" office:value-type="float" office:value="8.66775643993096" calcext:value-type="float">
            <text:p>8.66775643993096</text:p>
          </table:table-cell>
          <table:table-cell table:number-columns-repeated="8"/>
        </table:table-row>
        <table:table-row table:style-name="ro1">
          <table:table-cell office:value-type="float" office:value="2158" calcext:value-type="float">
            <text:p>2.16E+03</text:p>
          </table:table-cell>
          <table:table-cell office:value-type="float" office:value="0.0000000000031657177" calcext:value-type="float">
            <text:p>3.17E-12</text:p>
          </table:table-cell>
          <table:table-cell/>
          <table:table-cell office:value-type="float" office:value="2158" calcext:value-type="float">
            <text:p>2.16E+03</text:p>
          </table:table-cell>
          <table:table-cell office:value-type="float" office:value="0.0000000007210596" calcext:value-type="float">
            <text:p>7.21E-10</text:p>
          </table:table-cell>
          <table:table-cell/>
          <table:table-cell table:formula="of:=(1/[.D1011])*(10^4)" office:value-type="float" office:value="4.6339202965709" calcext:value-type="float">
            <text:p>4.6339202965709</text:p>
          </table:table-cell>
          <table:table-cell table:formula="of:=(2.5*LOG(([.E1011]/[.B1011]);10)-2.6)/0.38" office:value-type="float" office:value="8.66775643993096" calcext:value-type="float">
            <text:p>8.66775643993096</text:p>
          </table:table-cell>
          <table:table-cell table:number-columns-repeated="8"/>
        </table:table-row>
        <table:table-row table:style-name="ro1">
          <table:table-cell office:value-type="float" office:value="2159" calcext:value-type="float">
            <text:p>2.16E+03</text:p>
          </table:table-cell>
          <table:table-cell office:value-type="float" office:value="0.00000000000387065433823389" calcext:value-type="float">
            <text:p>3.87E-12</text:p>
          </table:table-cell>
          <table:table-cell/>
          <table:table-cell office:value-type="float" office:value="2159" calcext:value-type="float">
            <text:p>2.16E+03</text:p>
          </table:table-cell>
          <table:table-cell office:value-type="float" office:value="0.000000000759978880265949" calcext:value-type="float">
            <text:p>7.60E-10</text:p>
          </table:table-cell>
          <table:table-cell/>
          <table:table-cell table:formula="of:=(1/[.D1012])*(10^4)" office:value-type="float" office:value="4.63177396943029" calcext:value-type="float">
            <text:p>4.63177396943029</text:p>
          </table:table-cell>
          <table:table-cell table:formula="of:=(2.5*LOG(([.E1012]/[.B1012]);10)-2.6)/0.38" office:value-type="float" office:value="8.24353377816106" calcext:value-type="float">
            <text:p>8.24353377816106</text:p>
          </table:table-cell>
          <table:table-cell table:number-columns-repeated="8"/>
        </table:table-row>
        <table:table-row table:style-name="ro1">
          <table:table-cell office:value-type="float" office:value="2160" calcext:value-type="float">
            <text:p>2.16E+03</text:p>
          </table:table-cell>
          <table:table-cell office:value-type="float" office:value="0.0000000000040902659" calcext:value-type="float">
            <text:p>4.09E-12</text:p>
          </table:table-cell>
          <table:table-cell/>
          <table:table-cell office:value-type="float" office:value="2160" calcext:value-type="float">
            <text:p>2.16E+03</text:p>
          </table:table-cell>
          <table:table-cell office:value-type="float" office:value="0.00000000077210355" calcext:value-type="float">
            <text:p>7.72E-10</text:p>
          </table:table-cell>
          <table:table-cell/>
          <table:table-cell table:formula="of:=(1/[.D1013])*(10^4)" office:value-type="float" office:value="4.62962962962963" calcext:value-type="float">
            <text:p>4.62962962962963</text:p>
          </table:table-cell>
          <table:table-cell table:formula="of:=(2.5*LOG(([.E1013]/[.B1013]);10)-2.6)/0.38" office:value-type="float" office:value="8.13107899822771" calcext:value-type="float">
            <text:p>8.13107899822771</text:p>
          </table:table-cell>
          <table:table-cell table:number-columns-repeated="8"/>
        </table:table-row>
        <table:table-row table:style-name="ro1">
          <table:table-cell office:value-type="float" office:value="2161" calcext:value-type="float">
            <text:p>2.16E+03</text:p>
          </table:table-cell>
          <table:table-cell office:value-type="float" office:value="0.00000000000398391945815006" calcext:value-type="float">
            <text:p>3.98E-12</text:p>
          </table:table-cell>
          <table:table-cell/>
          <table:table-cell office:value-type="float" office:value="2161" calcext:value-type="float">
            <text:p>2.16E+03</text:p>
          </table:table-cell>
          <table:table-cell office:value-type="float" office:value="0.000000000766720468890003" calcext:value-type="float">
            <text:p>7.67E-10</text:p>
          </table:table-cell>
          <table:table-cell/>
          <table:table-cell table:formula="of:=(1/[.D1014])*(10^4)" office:value-type="float" office:value="4.62748727441" calcext:value-type="float">
            <text:p>4.62748727441</text:p>
          </table:table-cell>
          <table:table-cell table:formula="of:=(2.5*LOG(([.E1014]/[.B1014]);10)-2.6)/0.38" office:value-type="float" office:value="8.18635860399958" calcext:value-type="float">
            <text:p>8.18635860399958</text:p>
          </table:table-cell>
          <table:table-cell table:number-columns-repeated="8"/>
        </table:table-row>
        <table:table-row table:style-name="ro1">
          <table:table-cell office:value-type="float" office:value="2162" calcext:value-type="float">
            <text:p>2.16E+03</text:p>
          </table:table-cell>
          <table:table-cell office:value-type="float" office:value="0.0000000000029528708" calcext:value-type="float">
            <text:p>2.95E-12</text:p>
          </table:table-cell>
          <table:table-cell/>
          <table:table-cell office:value-type="float" office:value="2162" calcext:value-type="float">
            <text:p>2.16E+03</text:p>
          </table:table-cell>
          <table:table-cell office:value-type="float" office:value="0.00000000071453049" calcext:value-type="float">
            <text:p>7.15E-10</text:p>
          </table:table-cell>
          <table:table-cell/>
          <table:table-cell table:formula="of:=(1/[.D1015])*(10^4)" office:value-type="float" office:value="4.62534690101758" calcext:value-type="float">
            <text:p>4.62534690101758</text:p>
          </table:table-cell>
          <table:table-cell table:formula="of:=(2.5*LOG(([.E1015]/[.B1015]);10)-2.6)/0.38" office:value-type="float" office:value="8.84063368565382" calcext:value-type="float">
            <text:p>8.84063368565382</text:p>
          </table:table-cell>
          <table:table-cell table:number-columns-repeated="8"/>
        </table:table-row>
        <table:table-row table:style-name="ro1">
          <table:table-cell office:value-type="float" office:value="2163" calcext:value-type="float">
            <text:p>2.16E+03</text:p>
          </table:table-cell>
          <table:table-cell office:value-type="float" office:value="0.0000000000029528708" calcext:value-type="float">
            <text:p>2.95E-12</text:p>
          </table:table-cell>
          <table:table-cell/>
          <table:table-cell office:value-type="float" office:value="2163" calcext:value-type="float">
            <text:p>2.16E+03</text:p>
          </table:table-cell>
          <table:table-cell office:value-type="float" office:value="0.00000000071453049" calcext:value-type="float">
            <text:p>7.15E-10</text:p>
          </table:table-cell>
          <table:table-cell/>
          <table:table-cell table:formula="of:=(1/[.D1016])*(10^4)" office:value-type="float" office:value="4.62320850670365" calcext:value-type="float">
            <text:p>4.62320850670365</text:p>
          </table:table-cell>
          <table:table-cell table:formula="of:=(2.5*LOG(([.E1016]/[.B1016]);10)-2.6)/0.38" office:value-type="float" office:value="8.84063368565382" calcext:value-type="float">
            <text:p>8.84063368565382</text:p>
          </table:table-cell>
          <table:table-cell table:number-columns-repeated="8"/>
        </table:table-row>
        <table:table-row table:style-name="ro1">
          <table:table-cell office:value-type="float" office:value="2164" calcext:value-type="float">
            <text:p>2.16E+03</text:p>
          </table:table-cell>
          <table:table-cell office:value-type="float" office:value="0.00000000000309163812511886" calcext:value-type="float">
            <text:p>3.09E-12</text:p>
          </table:table-cell>
          <table:table-cell/>
          <table:table-cell office:value-type="float" office:value="2164" calcext:value-type="float">
            <text:p>2.16E+03</text:p>
          </table:table-cell>
          <table:table-cell office:value-type="float" office:value="0.000000000726305211532504" calcext:value-type="float">
            <text:p>7.26E-10</text:p>
          </table:table-cell>
          <table:table-cell/>
          <table:table-cell table:formula="of:=(1/[.D1017])*(10^4)" office:value-type="float" office:value="4.62107208872458" calcext:value-type="float">
            <text:p>4.62107208872458</text:p>
          </table:table-cell>
          <table:table-cell table:formula="of:=(2.5*LOG(([.E1017]/[.B1017]);10)-2.6)/0.38" office:value-type="float" office:value="8.75612175110008" calcext:value-type="float">
            <text:p>8.75612175110008</text:p>
          </table:table-cell>
          <table:table-cell table:number-columns-repeated="8"/>
        </table:table-row>
        <table:table-row table:style-name="ro1">
          <table:table-cell office:value-type="float" office:value="2165" calcext:value-type="float">
            <text:p>2.17E+03</text:p>
          </table:table-cell>
          <table:table-cell office:value-type="float" office:value="0.0000000000032797315" calcext:value-type="float">
            <text:p>3.28E-12</text:p>
          </table:table-cell>
          <table:table-cell/>
          <table:table-cell office:value-type="float" office:value="2165" calcext:value-type="float">
            <text:p>2.17E+03</text:p>
          </table:table-cell>
          <table:table-cell office:value-type="float" office:value="0.00000000074226536" calcext:value-type="float">
            <text:p>7.42E-10</text:p>
          </table:table-cell>
          <table:table-cell/>
          <table:table-cell table:formula="of:=(1/[.D1018])*(10^4)" office:value-type="float" office:value="4.6189376443418" calcext:value-type="float">
            <text:p>4.6189376443418</text:p>
          </table:table-cell>
          <table:table-cell table:formula="of:=(2.5*LOG(([.E1018]/[.B1018]);10)-2.6)/0.38" office:value-type="float" office:value="8.64947962090712" calcext:value-type="float">
            <text:p>8.64947962090712</text:p>
          </table:table-cell>
          <table:table-cell table:number-columns-repeated="8"/>
        </table:table-row>
        <table:table-row table:style-name="ro1">
          <table:table-cell office:value-type="float" office:value="2166" calcext:value-type="float">
            <text:p>2.17E+03</text:p>
          </table:table-cell>
          <table:table-cell office:value-type="float" office:value="0.0000000000032797315" calcext:value-type="float">
            <text:p>3.28E-12</text:p>
          </table:table-cell>
          <table:table-cell/>
          <table:table-cell office:value-type="float" office:value="2166" calcext:value-type="float">
            <text:p>2.17E+03</text:p>
          </table:table-cell>
          <table:table-cell office:value-type="float" office:value="0.00000000074226536" calcext:value-type="float">
            <text:p>7.42E-10</text:p>
          </table:table-cell>
          <table:table-cell/>
          <table:table-cell table:formula="of:=(1/[.D1019])*(10^4)" office:value-type="float" office:value="4.61680517082179" calcext:value-type="float">
            <text:p>4.61680517082179</text:p>
          </table:table-cell>
          <table:table-cell table:formula="of:=(2.5*LOG(([.E1019]/[.B1019]);10)-2.6)/0.38" office:value-type="float" office:value="8.64947962090712" calcext:value-type="float">
            <text:p>8.64947962090712</text:p>
          </table:table-cell>
          <table:table-cell table:number-columns-repeated="8"/>
        </table:table-row>
        <table:table-row table:style-name="ro1">
          <table:table-cell office:value-type="float" office:value="2167" calcext:value-type="float">
            <text:p>2.17E+03</text:p>
          </table:table-cell>
          <table:table-cell office:value-type="float" office:value="0.00000000000319933804299999" calcext:value-type="float">
            <text:p>3.20E-12</text:p>
          </table:table-cell>
          <table:table-cell/>
          <table:table-cell office:value-type="float" office:value="2167" calcext:value-type="float">
            <text:p>2.17E+03</text:p>
          </table:table-cell>
          <table:table-cell office:value-type="float" office:value="0.000000000785724843650006" calcext:value-type="float">
            <text:p>7.86E-10</text:p>
          </table:table-cell>
          <table:table-cell/>
          <table:table-cell table:formula="of:=(1/[.D1020])*(10^4)" office:value-type="float" office:value="4.61467466543609" calcext:value-type="float">
            <text:p>4.61467466543609</text:p>
          </table:table-cell>
          <table:table-cell table:formula="of:=(2.5*LOG(([.E1020]/[.B1020]);10)-2.6)/0.38" office:value-type="float" office:value="8.88296286201446" calcext:value-type="float">
            <text:p>8.88296286201446</text:p>
          </table:table-cell>
          <table:table-cell table:number-columns-repeated="8"/>
        </table:table-row>
        <table:table-row table:style-name="ro1">
          <table:table-cell office:value-type="float" office:value="2168" calcext:value-type="float">
            <text:p>2.17E+03</text:p>
          </table:table-cell>
          <table:table-cell office:value-type="float" office:value="0.0000000000031732501" calcext:value-type="float">
            <text:p>3.17E-12</text:p>
          </table:table-cell>
          <table:table-cell/>
          <table:table-cell office:value-type="float" office:value="2168" calcext:value-type="float">
            <text:p>2.17E+03</text:p>
          </table:table-cell>
          <table:table-cell office:value-type="float" office:value="0.00000000079982759" calcext:value-type="float">
            <text:p>8.00E-10</text:p>
          </table:table-cell>
          <table:table-cell/>
          <table:table-cell table:formula="of:=(1/[.D1021])*(10^4)" office:value-type="float" office:value="4.61254612546126" calcext:value-type="float">
            <text:p>4.61254612546126</text:p>
          </table:table-cell>
          <table:table-cell table:formula="of:=(2.5*LOG(([.E1021]/[.B1021]);10)-2.6)/0.38" office:value-type="float" office:value="8.95718472767314" calcext:value-type="float">
            <text:p>8.95718472767314</text:p>
          </table:table-cell>
          <table:table-cell table:number-columns-repeated="8"/>
        </table:table-row>
        <table:table-row table:style-name="ro1">
          <table:table-cell office:value-type="float" office:value="2169" calcext:value-type="float">
            <text:p>2.17E+03</text:p>
          </table:table-cell>
          <table:table-cell office:value-type="float" office:value="0.00000000000325801335995625" calcext:value-type="float">
            <text:p>3.26E-12</text:p>
          </table:table-cell>
          <table:table-cell/>
          <table:table-cell office:value-type="float" office:value="2169" calcext:value-type="float">
            <text:p>2.17E+03</text:p>
          </table:table-cell>
          <table:table-cell office:value-type="float" office:value="0.000000000794214804545918" calcext:value-type="float">
            <text:p>7.94E-10</text:p>
          </table:table-cell>
          <table:table-cell/>
          <table:table-cell table:formula="of:=(1/[.D1022])*(10^4)" office:value-type="float" office:value="4.61041954817888" calcext:value-type="float">
            <text:p>4.61041954817888</text:p>
          </table:table-cell>
          <table:table-cell table:formula="of:=(2.5*LOG(([.E1022]/[.B1022]);10)-2.6)/0.38" office:value-type="float" office:value="8.86174419340578" calcext:value-type="float">
            <text:p>8.86174419340578</text:p>
          </table:table-cell>
          <table:table-cell table:number-columns-repeated="8"/>
        </table:table-row>
        <table:table-row table:style-name="ro1">
          <table:table-cell office:value-type="float" office:value="2170" calcext:value-type="float">
            <text:p>2.17E+03</text:p>
          </table:table-cell>
          <table:table-cell office:value-type="float" office:value="0.0000000000041648031" calcext:value-type="float">
            <text:p>4.16E-12</text:p>
          </table:table-cell>
          <table:table-cell/>
          <table:table-cell office:value-type="float" office:value="2170" calcext:value-type="float">
            <text:p>2.17E+03</text:p>
          </table:table-cell>
          <table:table-cell office:value-type="float" office:value="0.00000000073416973" calcext:value-type="float">
            <text:p>7.34E-10</text:p>
          </table:table-cell>
          <table:table-cell/>
          <table:table-cell table:formula="of:=(1/[.D1023])*(10^4)" office:value-type="float" office:value="4.60829493087558" calcext:value-type="float">
            <text:p>4.60829493087558</text:p>
          </table:table-cell>
          <table:table-cell table:formula="of:=(2.5*LOG(([.E1023]/[.B1023]);10)-2.6)/0.38" office:value-type="float" office:value="7.93553947659848" calcext:value-type="float">
            <text:p>7.93553947659848</text:p>
          </table:table-cell>
          <table:table-cell table:number-columns-repeated="8"/>
        </table:table-row>
        <table:table-row table:style-name="ro1">
          <table:table-cell office:value-type="float" office:value="2171" calcext:value-type="float">
            <text:p>2.17E+03</text:p>
          </table:table-cell>
          <table:table-cell office:value-type="float" office:value="0.0000000000041648031" calcext:value-type="float">
            <text:p>4.16E-12</text:p>
          </table:table-cell>
          <table:table-cell/>
          <table:table-cell office:value-type="float" office:value="2171" calcext:value-type="float">
            <text:p>2.17E+03</text:p>
          </table:table-cell>
          <table:table-cell office:value-type="float" office:value="0.00000000073416973" calcext:value-type="float">
            <text:p>7.34E-10</text:p>
          </table:table-cell>
          <table:table-cell/>
          <table:table-cell table:formula="of:=(1/[.D1024])*(10^4)" office:value-type="float" office:value="4.60617227084293" calcext:value-type="float">
            <text:p>4.60617227084293</text:p>
          </table:table-cell>
          <table:table-cell table:formula="of:=(2.5*LOG(([.E1024]/[.B1024]);10)-2.6)/0.38" office:value-type="float" office:value="7.93553947659848" calcext:value-type="float">
            <text:p>7.93553947659848</text:p>
          </table:table-cell>
          <table:table-cell table:number-columns-repeated="8"/>
        </table:table-row>
        <table:table-row table:style-name="ro1">
          <table:table-cell office:value-type="float" office:value="2172" calcext:value-type="float">
            <text:p>2.17E+03</text:p>
          </table:table-cell>
          <table:table-cell office:value-type="float" office:value="0.00000000000393351940502491" calcext:value-type="float">
            <text:p>3.93E-12</text:p>
          </table:table-cell>
          <table:table-cell/>
          <table:table-cell office:value-type="float" office:value="2172" calcext:value-type="float">
            <text:p>2.17E+03</text:p>
          </table:table-cell>
          <table:table-cell office:value-type="float" office:value="0.000000000742140799304201" calcext:value-type="float">
            <text:p>7.42E-10</text:p>
          </table:table-cell>
          <table:table-cell/>
          <table:table-cell table:formula="of:=(1/[.D1025])*(10^4)" office:value-type="float" office:value="4.60405156537753" calcext:value-type="float">
            <text:p>4.60405156537753</text:p>
          </table:table-cell>
          <table:table-cell table:formula="of:=(2.5*LOG(([.E1025]/[.B1025]);10)-2.6)/0.38" office:value-type="float" office:value="8.12963822801524" calcext:value-type="float">
            <text:p>8.12963822801524</text:p>
          </table:table-cell>
          <table:table-cell table:number-columns-repeated="8"/>
        </table:table-row>
        <table:table-row table:style-name="ro1">
          <table:table-cell office:value-type="float" office:value="2173" calcext:value-type="float">
            <text:p>2.17E+03</text:p>
          </table:table-cell>
          <table:table-cell office:value-type="float" office:value="0.0000000000036095608" calcext:value-type="float">
            <text:p>3.61E-12</text:p>
          </table:table-cell>
          <table:table-cell/>
          <table:table-cell office:value-type="float" office:value="2173" calcext:value-type="float">
            <text:p>2.17E+03</text:p>
          </table:table-cell>
          <table:table-cell office:value-type="float" office:value="0.00000000075330586" calcext:value-type="float">
            <text:p>7.53E-10</text:p>
          </table:table-cell>
          <table:table-cell/>
          <table:table-cell table:formula="of:=(1/[.D1026])*(10^4)" office:value-type="float" office:value="4.60193281178095" calcext:value-type="float">
            <text:p>4.60193281178095</text:p>
          </table:table-cell>
          <table:table-cell table:formula="of:=(2.5*LOG(([.E1026]/[.B1026]);10)-2.6)/0.38" office:value-type="float" office:value="8.41787489676046" calcext:value-type="float">
            <text:p>8.41787489676046</text:p>
          </table:table-cell>
          <table:table-cell table:number-columns-repeated="8"/>
        </table:table-row>
        <table:table-row table:style-name="ro1">
          <table:table-cell office:value-type="float" office:value="2174" calcext:value-type="float">
            <text:p>2.17E+03</text:p>
          </table:table-cell>
          <table:table-cell office:value-type="float" office:value="0.0000000000036095608" calcext:value-type="float">
            <text:p>3.61E-12</text:p>
          </table:table-cell>
          <table:table-cell/>
          <table:table-cell office:value-type="float" office:value="2174" calcext:value-type="float">
            <text:p>2.17E+03</text:p>
          </table:table-cell>
          <table:table-cell office:value-type="float" office:value="0.00000000075330586" calcext:value-type="float">
            <text:p>7.53E-10</text:p>
          </table:table-cell>
          <table:table-cell/>
          <table:table-cell table:formula="of:=(1/[.D1027])*(10^4)" office:value-type="float" office:value="4.59981600735971" calcext:value-type="float">
            <text:p>4.59981600735971</text:p>
          </table:table-cell>
          <table:table-cell table:formula="of:=(2.5*LOG(([.E1027]/[.B1027]);10)-2.6)/0.38" office:value-type="float" office:value="8.41787489676046" calcext:value-type="float">
            <text:p>8.41787489676046</text:p>
          </table:table-cell>
          <table:table-cell table:number-columns-repeated="8"/>
        </table:table-row>
        <table:table-row table:style-name="ro1">
          <table:table-cell office:value-type="float" office:value="2175" calcext:value-type="float">
            <text:p>2.18E+03</text:p>
          </table:table-cell>
          <table:table-cell office:value-type="float" office:value="0.00000000000340739787430005" calcext:value-type="float">
            <text:p>3.41E-12</text:p>
          </table:table-cell>
          <table:table-cell/>
          <table:table-cell office:value-type="float" office:value="2175" calcext:value-type="float">
            <text:p>2.18E+03</text:p>
          </table:table-cell>
          <table:table-cell office:value-type="float" office:value="0.000000000698929660810014" calcext:value-type="float">
            <text:p>6.99E-10</text:p>
          </table:table-cell>
          <table:table-cell/>
          <table:table-cell table:formula="of:=(1/[.D1028])*(10^4)" office:value-type="float" office:value="4.59770114942529" calcext:value-type="float">
            <text:p>4.59770114942529</text:p>
          </table:table-cell>
          <table:table-cell table:formula="of:=(2.5*LOG(([.E1028]/[.B1028]);10)-2.6)/0.38" office:value-type="float" office:value="8.36849094140058" calcext:value-type="float">
            <text:p>8.36849094140058</text:p>
          </table:table-cell>
          <table:table-cell table:number-columns-repeated="8"/>
        </table:table-row>
        <table:table-row table:style-name="ro1">
          <table:table-cell office:value-type="float" office:value="2176" calcext:value-type="float">
            <text:p>2.18E+03</text:p>
          </table:table-cell>
          <table:table-cell office:value-type="float" office:value="0.0000000000033389277" calcext:value-type="float">
            <text:p>3.34E-12</text:p>
          </table:table-cell>
          <table:table-cell/>
          <table:table-cell office:value-type="float" office:value="2176" calcext:value-type="float">
            <text:p>2.18E+03</text:p>
          </table:table-cell>
          <table:table-cell office:value-type="float" office:value="0.00000000068051309" calcext:value-type="float">
            <text:p>6.81E-10</text:p>
          </table:table-cell>
          <table:table-cell/>
          <table:table-cell table:formula="of:=(1/[.D1029])*(10^4)" office:value-type="float" office:value="4.59558823529412" calcext:value-type="float">
            <text:p>4.59558823529412</text:p>
          </table:table-cell>
          <table:table-cell table:formula="of:=(2.5*LOG(([.E1029]/[.B1029]);10)-2.6)/0.38" office:value-type="float" office:value="8.35019387100861" calcext:value-type="float">
            <text:p>8.35019387100861</text:p>
          </table:table-cell>
          <table:table-cell table:number-columns-repeated="8"/>
        </table:table-row>
        <table:table-row table:style-name="ro1">
          <table:table-cell office:value-type="float" office:value="2177" calcext:value-type="float">
            <text:p>2.18E+03</text:p>
          </table:table-cell>
          <table:table-cell office:value-type="float" office:value="0.0000000000033869290502749" calcext:value-type="float">
            <text:p>3.39E-12</text:p>
          </table:table-cell>
          <table:table-cell/>
          <table:table-cell office:value-type="float" office:value="2177" calcext:value-type="float">
            <text:p>2.18E+03</text:p>
          </table:table-cell>
          <table:table-cell office:value-type="float" office:value="0.000000000681330780613723" calcext:value-type="float">
            <text:p>6.81E-10</text:p>
          </table:table-cell>
          <table:table-cell/>
          <table:table-cell table:formula="of:=(1/[.D1030])*(10^4)" office:value-type="float" office:value="4.59347726228755" calcext:value-type="float">
            <text:p>4.59347726228755</text:p>
          </table:table-cell>
          <table:table-cell table:formula="of:=(2.5*LOG(([.E1030]/[.B1030]);10)-2.6)/0.38" office:value-type="float" office:value="8.31284151640203" calcext:value-type="float">
            <text:p>8.31284151640203</text:p>
          </table:table-cell>
          <table:table-cell table:number-columns-repeated="8"/>
        </table:table-row>
        <table:table-row table:style-name="ro1">
          <table:table-cell office:value-type="float" office:value="2178" calcext:value-type="float">
            <text:p>2.18E+03</text:p>
          </table:table-cell>
          <table:table-cell office:value-type="float" office:value="0.000000000003958407" calcext:value-type="float">
            <text:p>3.96E-12</text:p>
          </table:table-cell>
          <table:table-cell/>
          <table:table-cell office:value-type="float" office:value="2178" calcext:value-type="float">
            <text:p>2.18E+03</text:p>
          </table:table-cell>
          <table:table-cell office:value-type="float" office:value="0.00000000069106576" calcext:value-type="float">
            <text:p>6.91E-10</text:p>
          </table:table-cell>
          <table:table-cell/>
          <table:table-cell table:formula="of:=(1/[.D1031])*(10^4)" office:value-type="float" office:value="4.59136822773186" calcext:value-type="float">
            <text:p>4.59136822773186</text:p>
          </table:table-cell>
          <table:table-cell table:formula="of:=(2.5*LOG(([.E1031]/[.B1031]);10)-2.6)/0.38" office:value-type="float" office:value="7.907887695462" calcext:value-type="float">
            <text:p>7.907887695462</text:p>
          </table:table-cell>
          <table:table-cell table:number-columns-repeated="8"/>
        </table:table-row>
        <table:table-row table:style-name="ro1">
          <table:table-cell office:value-type="float" office:value="2179" calcext:value-type="float">
            <text:p>2.18E+03</text:p>
          </table:table-cell>
          <table:table-cell office:value-type="float" office:value="0.000000000003958407" calcext:value-type="float">
            <text:p>3.96E-12</text:p>
          </table:table-cell>
          <table:table-cell/>
          <table:table-cell office:value-type="float" office:value="2179" calcext:value-type="float">
            <text:p>2.18E+03</text:p>
          </table:table-cell>
          <table:table-cell office:value-type="float" office:value="0.00000000069106576" calcext:value-type="float">
            <text:p>6.91E-10</text:p>
          </table:table-cell>
          <table:table-cell/>
          <table:table-cell table:formula="of:=(1/[.D1032])*(10^4)" office:value-type="float" office:value="4.58926112895824" calcext:value-type="float">
            <text:p>4.58926112895824</text:p>
          </table:table-cell>
          <table:table-cell table:formula="of:=(2.5*LOG(([.E1032]/[.B1032]);10)-2.6)/0.38" office:value-type="float" office:value="7.907887695462" calcext:value-type="float">
            <text:p>7.907887695462</text:p>
          </table:table-cell>
          <table:table-cell table:number-columns-repeated="8"/>
        </table:table-row>
        <table:table-row table:style-name="ro1">
          <table:table-cell office:value-type="float" office:value="2180" calcext:value-type="float">
            <text:p>2.18E+03</text:p>
          </table:table-cell>
          <table:table-cell office:value-type="float" office:value="0.00000000000394323102075" calcext:value-type="float">
            <text:p>3.94E-12</text:p>
          </table:table-cell>
          <table:table-cell/>
          <table:table-cell office:value-type="float" office:value="2180" calcext:value-type="float">
            <text:p>2.18E+03</text:p>
          </table:table-cell>
          <table:table-cell office:value-type="float" office:value="0.00000000069451104083" calcext:value-type="float">
            <text:p>6.95E-10</text:p>
          </table:table-cell>
          <table:table-cell/>
          <table:table-cell table:formula="of:=(1/[.D1033])*(10^4)" office:value-type="float" office:value="4.58715596330275" calcext:value-type="float">
            <text:p>4.58715596330275</text:p>
          </table:table-cell>
          <table:table-cell table:formula="of:=(2.5*LOG(([.E1033]/[.B1033]);10)-2.6)/0.38" office:value-type="float" office:value="7.93307192461884" calcext:value-type="float">
            <text:p>7.93307192461884</text:p>
          </table:table-cell>
          <table:table-cell table:number-columns-repeated="8"/>
        </table:table-row>
        <table:table-row table:style-name="ro1">
          <table:table-cell office:value-type="float" office:value="2181" calcext:value-type="float">
            <text:p>2.18E+03</text:p>
          </table:table-cell>
          <table:table-cell office:value-type="float" office:value="0.0000000000039212565" calcext:value-type="float">
            <text:p>3.92E-12</text:p>
          </table:table-cell>
          <table:table-cell/>
          <table:table-cell office:value-type="float" office:value="2181" calcext:value-type="float">
            <text:p>2.18E+03</text:p>
          </table:table-cell>
          <table:table-cell office:value-type="float" office:value="0.00000000069949974" calcext:value-type="float">
            <text:p>6.99E-10</text:p>
          </table:table-cell>
          <table:table-cell/>
          <table:table-cell table:formula="of:=(1/[.D1034])*(10^4)" office:value-type="float" office:value="4.58505272810637" calcext:value-type="float">
            <text:p>4.58505272810637</text:p>
          </table:table-cell>
          <table:table-cell table:formula="of:=(2.5*LOG(([.E1034]/[.B1034]);10)-2.6)/0.38" office:value-type="float" office:value="7.96948885392325" calcext:value-type="float">
            <text:p>7.96948885392325</text:p>
          </table:table-cell>
          <table:table-cell table:number-columns-repeated="8"/>
        </table:table-row>
        <table:table-row table:style-name="ro1">
          <table:table-cell office:value-type="float" office:value="2182" calcext:value-type="float">
            <text:p>2.18E+03</text:p>
          </table:table-cell>
          <table:table-cell office:value-type="float" office:value="0.0000000000039212565" calcext:value-type="float">
            <text:p>3.92E-12</text:p>
          </table:table-cell>
          <table:table-cell/>
          <table:table-cell office:value-type="float" office:value="2182" calcext:value-type="float">
            <text:p>2.18E+03</text:p>
          </table:table-cell>
          <table:table-cell office:value-type="float" office:value="0.00000000069949974" calcext:value-type="float">
            <text:p>6.99E-10</text:p>
          </table:table-cell>
          <table:table-cell/>
          <table:table-cell table:formula="of:=(1/[.D1035])*(10^4)" office:value-type="float" office:value="4.58295142071494" calcext:value-type="float">
            <text:p>4.58295142071494</text:p>
          </table:table-cell>
          <table:table-cell table:formula="of:=(2.5*LOG(([.E1035]/[.B1035]);10)-2.6)/0.38" office:value-type="float" office:value="7.96948885392325" calcext:value-type="float">
            <text:p>7.96948885392325</text:p>
          </table:table-cell>
          <table:table-cell table:number-columns-repeated="8"/>
        </table:table-row>
        <table:table-row table:style-name="ro1">
          <table:table-cell office:value-type="float" office:value="2183" calcext:value-type="float">
            <text:p>2.18E+03</text:p>
          </table:table-cell>
          <table:table-cell office:value-type="float" office:value="0.00000000000372279947760306" calcext:value-type="float">
            <text:p>3.72E-12</text:p>
          </table:table-cell>
          <table:table-cell/>
          <table:table-cell office:value-type="float" office:value="2183" calcext:value-type="float">
            <text:p>2.18E+03</text:p>
          </table:table-cell>
          <table:table-cell office:value-type="float" office:value="0.000000000666331450520845" calcext:value-type="float">
            <text:p>6.66E-10</text:p>
          </table:table-cell>
          <table:table-cell/>
          <table:table-cell table:formula="of:=(1/[.D1036])*(10^4)" office:value-type="float" office:value="4.58085203847916" calcext:value-type="float">
            <text:p>4.58085203847916</text:p>
          </table:table-cell>
          <table:table-cell table:formula="of:=(2.5*LOG(([.E1036]/[.B1036]);10)-2.6)/0.38" office:value-type="float" office:value="7.97908334172045" calcext:value-type="float">
            <text:p>7.97908334172045</text:p>
          </table:table-cell>
          <table:table-cell table:number-columns-repeated="8"/>
        </table:table-row>
        <table:table-row table:style-name="ro1">
          <table:table-cell office:value-type="float" office:value="2184" calcext:value-type="float">
            <text:p>2.18E+03</text:p>
          </table:table-cell>
          <table:table-cell office:value-type="float" office:value="0.0000000000036529031" calcext:value-type="float">
            <text:p>3.65E-12</text:p>
          </table:table-cell>
          <table:table-cell/>
          <table:table-cell office:value-type="float" office:value="2184" calcext:value-type="float">
            <text:p>2.18E+03</text:p>
          </table:table-cell>
          <table:table-cell office:value-type="float" office:value="0.00000000065464961" calcext:value-type="float">
            <text:p>6.55E-10</text:p>
          </table:table-cell>
          <table:table-cell/>
          <table:table-cell table:formula="of:=(1/[.D1037])*(10^4)" office:value-type="float" office:value="4.57875457875458" calcext:value-type="float">
            <text:p>4.57875457875458</text:p>
          </table:table-cell>
          <table:table-cell table:formula="of:=(2.5*LOG(([.E1037]/[.B1037]);10)-2.6)/0.38" office:value-type="float" office:value="7.98270237885645" calcext:value-type="float">
            <text:p>7.98270237885645</text:p>
          </table:table-cell>
          <table:table-cell table:number-columns-repeated="8"/>
        </table:table-row>
        <table:table-row table:style-name="ro1">
          <table:table-cell office:value-type="float" office:value="2185" calcext:value-type="float">
            <text:p>2.19E+03</text:p>
          </table:table-cell>
          <table:table-cell office:value-type="float" office:value="0.00000000000364970713099999" calcext:value-type="float">
            <text:p>3.65E-12</text:p>
          </table:table-cell>
          <table:table-cell/>
          <table:table-cell office:value-type="float" office:value="2185" calcext:value-type="float">
            <text:p>2.19E+03</text:p>
          </table:table-cell>
          <table:table-cell office:value-type="float" office:value="0.0000000006546119878" calcext:value-type="float">
            <text:p>6.55E-10</text:p>
          </table:table-cell>
          <table:table-cell/>
          <table:table-cell table:formula="of:=(1/[.D1038])*(10^4)" office:value-type="float" office:value="4.5766590389016" calcext:value-type="float">
            <text:p>4.5766590389016</text:p>
          </table:table-cell>
          <table:table-cell table:formula="of:=(2.5*LOG(([.E1038]/[.B1038]);10)-2.6)/0.38" office:value-type="float" office:value="7.9850390664808" calcext:value-type="float">
            <text:p>7.9850390664808</text:p>
          </table:table-cell>
          <table:table-cell table:number-columns-repeated="8"/>
        </table:table-row>
        <table:table-row table:style-name="ro1">
          <table:table-cell office:value-type="float" office:value="2186" calcext:value-type="float">
            <text:p>2.19E+03</text:p>
          </table:table-cell>
          <table:table-cell office:value-type="float" office:value="0.0000000000036072464" calcext:value-type="float">
            <text:p>3.61E-12</text:p>
          </table:table-cell>
          <table:table-cell/>
          <table:table-cell office:value-type="float" office:value="2186" calcext:value-type="float">
            <text:p>2.19E+03</text:p>
          </table:table-cell>
          <table:table-cell office:value-type="float" office:value="0.00000000065411215" calcext:value-type="float">
            <text:p>6.54E-10</text:p>
          </table:table-cell>
          <table:table-cell/>
          <table:table-cell table:formula="of:=(1/[.D1039])*(10^4)" office:value-type="float" office:value="4.57456541628545" calcext:value-type="float">
            <text:p>4.57456541628545</text:p>
          </table:table-cell>
          <table:table-cell table:formula="of:=(2.5*LOG(([.E1039]/[.B1039]);10)-2.6)/0.38" office:value-type="float" office:value="8.01629215444311" calcext:value-type="float">
            <text:p>8.01629215444311</text:p>
          </table:table-cell>
          <table:table-cell table:number-columns-repeated="8"/>
        </table:table-row>
        <table:table-row table:style-name="ro1">
          <table:table-cell office:value-type="float" office:value="2187" calcext:value-type="float">
            <text:p>2.19E+03</text:p>
          </table:table-cell>
          <table:table-cell office:value-type="float" office:value="0.0000000000036072464" calcext:value-type="float">
            <text:p>3.61E-12</text:p>
          </table:table-cell>
          <table:table-cell/>
          <table:table-cell office:value-type="float" office:value="2187" calcext:value-type="float">
            <text:p>2.19E+03</text:p>
          </table:table-cell>
          <table:table-cell office:value-type="float" office:value="0.00000000065411215" calcext:value-type="float">
            <text:p>6.54E-10</text:p>
          </table:table-cell>
          <table:table-cell/>
          <table:table-cell table:formula="of:=(1/[.D1040])*(10^4)" office:value-type="float" office:value="4.57247370827618" calcext:value-type="float">
            <text:p>4.57247370827618</text:p>
          </table:table-cell>
          <table:table-cell table:formula="of:=(2.5*LOG(([.E1040]/[.B1040]);10)-2.6)/0.38" office:value-type="float" office:value="8.01629215444311" calcext:value-type="float">
            <text:p>8.01629215444311</text:p>
          </table:table-cell>
          <table:table-cell table:number-columns-repeated="8"/>
        </table:table-row>
        <table:table-row table:style-name="ro1">
          <table:table-cell office:value-type="float" office:value="2188" calcext:value-type="float">
            <text:p>2.19E+03</text:p>
          </table:table-cell>
          <table:table-cell office:value-type="float" office:value="0.00000000000357766635110002" calcext:value-type="float">
            <text:p>3.58E-12</text:p>
          </table:table-cell>
          <table:table-cell/>
          <table:table-cell office:value-type="float" office:value="2188" calcext:value-type="float">
            <text:p>2.19E+03</text:p>
          </table:table-cell>
          <table:table-cell office:value-type="float" office:value="0.000000000665964723219991" calcext:value-type="float">
            <text:p>6.66E-10</text:p>
          </table:table-cell>
          <table:table-cell/>
          <table:table-cell table:formula="of:=(1/[.D1041])*(10^4)" office:value-type="float" office:value="4.57038391224863" calcext:value-type="float">
            <text:p>4.57038391224863</text:p>
          </table:table-cell>
          <table:table-cell table:formula="of:=(2.5*LOG(([.E1041]/[.B1041]);10)-2.6)/0.38" office:value-type="float" office:value="8.09112755563751" calcext:value-type="float">
            <text:p>8.09112755563751</text:p>
          </table:table-cell>
          <table:table-cell table:number-columns-repeated="8"/>
        </table:table-row>
        <table:table-row table:style-name="ro1">
          <table:table-cell office:value-type="float" office:value="2189" calcext:value-type="float">
            <text:p>2.19E+03</text:p>
          </table:table-cell>
          <table:table-cell office:value-type="float" office:value="0.0000000000035333886" calcext:value-type="float">
            <text:p>3.53E-12</text:p>
          </table:table-cell>
          <table:table-cell/>
          <table:table-cell office:value-type="float" office:value="2189" calcext:value-type="float">
            <text:p>2.19E+03</text:p>
          </table:table-cell>
          <table:table-cell office:value-type="float" office:value="0.00000000068370659" calcext:value-type="float">
            <text:p>6.84E-10</text:p>
          </table:table-cell>
          <table:table-cell/>
          <table:table-cell table:formula="of:=(1/[.D1042])*(10^4)" office:value-type="float" office:value="4.56829602558246" calcext:value-type="float">
            <text:p>4.56829602558246</text:p>
          </table:table-cell>
          <table:table-cell table:formula="of:=(2.5*LOG(([.E1042]/[.B1042]);10)-2.6)/0.38" office:value-type="float" office:value="8.20183133167163" calcext:value-type="float">
            <text:p>8.20183133167163</text:p>
          </table:table-cell>
          <table:table-cell table:number-columns-repeated="8"/>
        </table:table-row>
        <table:table-row table:style-name="ro1">
          <table:table-cell office:value-type="float" office:value="2190" calcext:value-type="float">
            <text:p>2.19E+03</text:p>
          </table:table-cell>
          <table:table-cell office:value-type="float" office:value="0.0000000000035333886" calcext:value-type="float">
            <text:p>3.53E-12</text:p>
          </table:table-cell>
          <table:table-cell/>
          <table:table-cell office:value-type="float" office:value="2190" calcext:value-type="float">
            <text:p>2.19E+03</text:p>
          </table:table-cell>
          <table:table-cell office:value-type="float" office:value="0.00000000068370659" calcext:value-type="float">
            <text:p>6.84E-10</text:p>
          </table:table-cell>
          <table:table-cell/>
          <table:table-cell table:formula="of:=(1/[.D1043])*(10^4)" office:value-type="float" office:value="4.5662100456621" calcext:value-type="float">
            <text:p>4.5662100456621</text:p>
          </table:table-cell>
          <table:table-cell table:formula="of:=(2.5*LOG(([.E1043]/[.B1043]);10)-2.6)/0.38" office:value-type="float" office:value="8.20183133167163" calcext:value-type="float">
            <text:p>8.20183133167163</text:p>
          </table:table-cell>
          <table:table-cell table:number-columns-repeated="8"/>
        </table:table-row>
        <table:table-row table:style-name="ro1">
          <table:table-cell office:value-type="float" office:value="2191" calcext:value-type="float">
            <text:p>2.19E+03</text:p>
          </table:table-cell>
          <table:table-cell office:value-type="float" office:value="0.00000000000380539735499991" calcext:value-type="float">
            <text:p>3.81E-12</text:p>
          </table:table-cell>
          <table:table-cell/>
          <table:table-cell office:value-type="float" office:value="2191" calcext:value-type="float">
            <text:p>2.19E+03</text:p>
          </table:table-cell>
          <table:table-cell office:value-type="float" office:value="0.000000000704904917479993" calcext:value-type="float">
            <text:p>7.05E-10</text:p>
          </table:table-cell>
          <table:table-cell/>
          <table:table-cell table:formula="of:=(1/[.D1044])*(10^4)" office:value-type="float" office:value="4.56412596987677" calcext:value-type="float">
            <text:p>4.56412596987677</text:p>
          </table:table-cell>
          <table:table-cell table:formula="of:=(2.5*LOG(([.E1044]/[.B1044]);10)-2.6)/0.38" office:value-type="float" office:value="8.07717452812908" calcext:value-type="float">
            <text:p>8.07717452812908</text:p>
          </table:table-cell>
          <table:table-cell table:number-columns-repeated="8"/>
        </table:table-row>
        <table:table-row table:style-name="ro1">
          <table:table-cell office:value-type="float" office:value="2192" calcext:value-type="float">
            <text:p>2.19E+03</text:p>
          </table:table-cell>
          <table:table-cell office:value-type="float" office:value="0.0000000000039054936" calcext:value-type="float">
            <text:p>3.91E-12</text:p>
          </table:table-cell>
          <table:table-cell/>
          <table:table-cell office:value-type="float" office:value="2192" calcext:value-type="float">
            <text:p>2.19E+03</text:p>
          </table:table-cell>
          <table:table-cell office:value-type="float" office:value="0.00000000071270567" calcext:value-type="float">
            <text:p>7.13E-10</text:p>
          </table:table-cell>
          <table:table-cell/>
          <table:table-cell table:formula="of:=(1/[.D1045])*(10^4)" office:value-type="float" office:value="4.56204379562044" calcext:value-type="float">
            <text:p>4.56204379562044</text:p>
          </table:table-cell>
          <table:table-cell table:formula="of:=(2.5*LOG(([.E1045]/[.B1045]);10)-2.6)/0.38" office:value-type="float" office:value="8.03443607517599" calcext:value-type="float">
            <text:p>8.03443607517599</text:p>
          </table:table-cell>
          <table:table-cell table:number-columns-repeated="8"/>
        </table:table-row>
        <table:table-row table:style-name="ro1">
          <table:table-cell office:value-type="float" office:value="2193" calcext:value-type="float">
            <text:p>2.19E+03</text:p>
          </table:table-cell>
          <table:table-cell office:value-type="float" office:value="0.00000000000383155556155997" calcext:value-type="float">
            <text:p>3.83E-12</text:p>
          </table:table-cell>
          <table:table-cell/>
          <table:table-cell office:value-type="float" office:value="2193" calcext:value-type="float">
            <text:p>2.19E+03</text:p>
          </table:table-cell>
          <table:table-cell office:value-type="float" office:value="0.000000000709699261851394" calcext:value-type="float">
            <text:p>7.10E-10</text:p>
          </table:table-cell>
          <table:table-cell/>
          <table:table-cell table:formula="of:=(1/[.D1046])*(10^4)" office:value-type="float" office:value="4.55996352029184" calcext:value-type="float">
            <text:p>4.55996352029184</text:p>
          </table:table-cell>
          <table:table-cell table:formula="of:=(2.5*LOG(([.E1046]/[.B1046]);10)-2.6)/0.38" office:value-type="float" office:value="8.07696859120442" calcext:value-type="float">
            <text:p>8.07696859120442</text:p>
          </table:table-cell>
          <table:table-cell table:number-columns-repeated="8"/>
        </table:table-row>
        <table:table-row table:style-name="ro1">
          <table:table-cell office:value-type="float" office:value="2194" calcext:value-type="float">
            <text:p>2.19E+03</text:p>
          </table:table-cell>
          <table:table-cell office:value-type="float" office:value="0.0000000000027030377" calcext:value-type="float">
            <text:p>2.70E-12</text:p>
          </table:table-cell>
          <table:table-cell/>
          <table:table-cell office:value-type="float" office:value="2194" calcext:value-type="float">
            <text:p>2.19E+03</text:p>
          </table:table-cell>
          <table:table-cell office:value-type="float" office:value="0.00000000066381239" calcext:value-type="float">
            <text:p>6.64E-10</text:p>
          </table:table-cell>
          <table:table-cell/>
          <table:table-cell table:formula="of:=(1/[.D1047])*(10^4)" office:value-type="float" office:value="4.55788514129444" calcext:value-type="float">
            <text:p>4.55788514129444</text:p>
          </table:table-cell>
          <table:table-cell table:formula="of:=(2.5*LOG(([.E1047]/[.B1047]);10)-2.6)/0.38" office:value-type="float" office:value="8.88285033718892" calcext:value-type="float">
            <text:p>8.88285033718892</text:p>
          </table:table-cell>
          <table:table-cell table:number-columns-repeated="8"/>
        </table:table-row>
        <table:table-row table:style-name="ro1">
          <table:table-cell office:value-type="float" office:value="2195" calcext:value-type="float">
            <text:p>2.20E+03</text:p>
          </table:table-cell>
          <table:table-cell office:value-type="float" office:value="0.0000000000027030377" calcext:value-type="float">
            <text:p>2.70E-12</text:p>
          </table:table-cell>
          <table:table-cell/>
          <table:table-cell office:value-type="float" office:value="2195" calcext:value-type="float">
            <text:p>2.20E+03</text:p>
          </table:table-cell>
          <table:table-cell office:value-type="float" office:value="0.00000000066381239" calcext:value-type="float">
            <text:p>6.64E-10</text:p>
          </table:table-cell>
          <table:table-cell/>
          <table:table-cell table:formula="of:=(1/[.D1048])*(10^4)" office:value-type="float" office:value="4.55580865603645" calcext:value-type="float">
            <text:p>4.55580865603645</text:p>
          </table:table-cell>
          <table:table-cell table:formula="of:=(2.5*LOG(([.E1048]/[.B1048]);10)-2.6)/0.38" office:value-type="float" office:value="8.88285033718892" calcext:value-type="float">
            <text:p>8.88285033718892</text:p>
          </table:table-cell>
          <table:table-cell table:number-columns-repeated="8"/>
        </table:table-row>
        <table:table-row table:style-name="ro1">
          <table:table-cell office:value-type="float" office:value="2196" calcext:value-type="float">
            <text:p>2.20E+03</text:p>
          </table:table-cell>
          <table:table-cell office:value-type="float" office:value="0.00000000000299414670749995" calcext:value-type="float">
            <text:p>2.99E-12</text:p>
          </table:table-cell>
          <table:table-cell/>
          <table:table-cell office:value-type="float" office:value="2196" calcext:value-type="float">
            <text:p>2.20E+03</text:p>
          </table:table-cell>
          <table:table-cell office:value-type="float" office:value="0.000000000699302765949994" calcext:value-type="float">
            <text:p>6.99E-10</text:p>
          </table:table-cell>
          <table:table-cell/>
          <table:table-cell table:formula="of:=(1/[.D1049])*(10^4)" office:value-type="float" office:value="4.55373406193078" calcext:value-type="float">
            <text:p>4.55373406193078</text:p>
          </table:table-cell>
          <table:table-cell table:formula="of:=(2.5*LOG(([.E1049]/[.B1049]);10)-2.6)/0.38" office:value-type="float" office:value="8.73942217022601" calcext:value-type="float">
            <text:p>8.73942217022601</text:p>
          </table:table-cell>
          <table:table-cell table:number-columns-repeated="8"/>
        </table:table-row>
        <table:table-row table:style-name="ro1">
          <table:table-cell office:value-type="float" office:value="2197" calcext:value-type="float">
            <text:p>2.20E+03</text:p>
          </table:table-cell>
          <table:table-cell office:value-type="float" office:value="0.0000000000034447167" calcext:value-type="float">
            <text:p>3.44E-12</text:p>
          </table:table-cell>
          <table:table-cell/>
          <table:table-cell office:value-type="float" office:value="2197" calcext:value-type="float">
            <text:p>2.20E+03</text:p>
          </table:table-cell>
          <table:table-cell office:value-type="float" office:value="0.00000000075423373" calcext:value-type="float">
            <text:p>7.54E-10</text:p>
          </table:table-cell>
          <table:table-cell/>
          <table:table-cell table:formula="of:=(1/[.D1050])*(10^4)" office:value-type="float" office:value="4.55166135639508" calcext:value-type="float">
            <text:p>4.55166135639508</text:p>
          </table:table-cell>
          <table:table-cell table:formula="of:=(2.5*LOG(([.E1050]/[.B1050]);10)-2.6)/0.38" office:value-type="float" office:value="8.55495026330759" calcext:value-type="float">
            <text:p>8.55495026330759</text:p>
          </table:table-cell>
          <table:table-cell table:number-columns-repeated="8"/>
        </table:table-row>
        <table:table-row table:style-name="ro1">
          <table:table-cell office:value-type="float" office:value="2198" calcext:value-type="float">
            <text:p>2.20E+03</text:p>
          </table:table-cell>
          <table:table-cell office:value-type="float" office:value="0.0000000000034447167" calcext:value-type="float">
            <text:p>3.44E-12</text:p>
          </table:table-cell>
          <table:table-cell/>
          <table:table-cell office:value-type="float" office:value="2198" calcext:value-type="float">
            <text:p>2.20E+03</text:p>
          </table:table-cell>
          <table:table-cell office:value-type="float" office:value="0.00000000075423373" calcext:value-type="float">
            <text:p>7.54E-10</text:p>
          </table:table-cell>
          <table:table-cell/>
          <table:table-cell table:formula="of:=(1/[.D1051])*(10^4)" office:value-type="float" office:value="4.54959053685168" calcext:value-type="float">
            <text:p>4.54959053685168</text:p>
          </table:table-cell>
          <table:table-cell table:formula="of:=(2.5*LOG(([.E1051]/[.B1051]);10)-2.6)/0.38" office:value-type="float" office:value="8.55495026330759" calcext:value-type="float">
            <text:p>8.55495026330759</text:p>
          </table:table-cell>
          <table:table-cell table:number-columns-repeated="8"/>
        </table:table-row>
        <table:table-row table:style-name="ro1">
          <table:table-cell office:value-type="float" office:value="2199" calcext:value-type="float">
            <text:p>2.20E+03</text:p>
          </table:table-cell>
          <table:table-cell office:value-type="float" office:value="0.00000000000392359308644728" calcext:value-type="float">
            <text:p>3.92E-12</text:p>
          </table:table-cell>
          <table:table-cell/>
          <table:table-cell office:value-type="float" office:value="2199" calcext:value-type="float">
            <text:p>2.20E+03</text:p>
          </table:table-cell>
          <table:table-cell office:value-type="float" office:value="0.000000000726189981980058" calcext:value-type="float">
            <text:p>7.26E-10</text:p>
          </table:table-cell>
          <table:table-cell/>
          <table:table-cell table:formula="of:=(1/[.D1052])*(10^4)" office:value-type="float" office:value="4.5475216007276" calcext:value-type="float">
            <text:p>4.5475216007276</text:p>
          </table:table-cell>
          <table:table-cell table:formula="of:=(2.5*LOG(([.E1052]/[.B1052]);10)-2.6)/0.38" office:value-type="float" office:value="8.0747782419285" calcext:value-type="float">
            <text:p>8.0747782419285</text:p>
          </table:table-cell>
          <table:table-cell table:number-columns-repeated="8"/>
        </table:table-row>
        <table:table-row table:style-name="ro1">
          <table:table-cell office:value-type="float" office:value="2200" calcext:value-type="float">
            <text:p>2.20E+03</text:p>
          </table:table-cell>
          <table:table-cell office:value-type="float" office:value="0.000000000004106571" calcext:value-type="float">
            <text:p>4.11E-12</text:p>
          </table:table-cell>
          <table:table-cell/>
          <table:table-cell office:value-type="float" office:value="2200" calcext:value-type="float">
            <text:p>2.20E+03</text:p>
          </table:table-cell>
          <table:table-cell office:value-type="float" office:value="0.00000000071547451" calcext:value-type="float">
            <text:p>7.15E-10</text:p>
          </table:table-cell>
          <table:table-cell/>
          <table:table-cell table:formula="of:=(1/[.D1053])*(10^4)" office:value-type="float" office:value="4.54545454545455" calcext:value-type="float">
            <text:p>4.54545454545455</text:p>
          </table:table-cell>
          <table:table-cell table:formula="of:=(2.5*LOG(([.E1053]/[.B1053]);10)-2.6)/0.38" office:value-type="float" office:value="7.90207124990824" calcext:value-type="float">
            <text:p>7.90207124990824</text:p>
          </table:table-cell>
          <table:table-cell table:number-columns-repeated="8"/>
        </table:table-row>
        <table:table-row table:style-name="ro1">
          <table:table-cell office:value-type="float" office:value="2201" calcext:value-type="float">
            <text:p>2.20E+03</text:p>
          </table:table-cell>
          <table:table-cell office:value-type="float" office:value="0.00000000000409215443099998" calcext:value-type="float">
            <text:p>4.09E-12</text:p>
          </table:table-cell>
          <table:table-cell/>
          <table:table-cell office:value-type="float" office:value="2201" calcext:value-type="float">
            <text:p>2.20E+03</text:p>
          </table:table-cell>
          <table:table-cell office:value-type="float" office:value="0.000000000711892363839994" calcext:value-type="float">
            <text:p>7.12E-10</text:p>
          </table:table-cell>
          <table:table-cell/>
          <table:table-cell table:formula="of:=(1/[.D1054])*(10^4)" office:value-type="float" office:value="4.54338936846888" calcext:value-type="float">
            <text:p>4.54338936846888</text:p>
          </table:table-cell>
          <table:table-cell table:formula="of:=(2.5*LOG(([.E1054]/[.B1054]);10)-2.6)/0.38" office:value-type="float" office:value="7.89777841831478" calcext:value-type="float">
            <text:p>7.89777841831478</text:p>
          </table:table-cell>
          <table:table-cell table:number-columns-repeated="8"/>
        </table:table-row>
        <table:table-row table:style-name="ro1">
          <table:table-cell office:value-type="float" office:value="2202" calcext:value-type="float">
            <text:p>2.20E+03</text:p>
          </table:table-cell>
          <table:table-cell office:value-type="float" office:value="0.0000000000038395975" calcext:value-type="float">
            <text:p>3.84E-12</text:p>
          </table:table-cell>
          <table:table-cell/>
          <table:table-cell office:value-type="float" office:value="2202" calcext:value-type="float">
            <text:p>2.20E+03</text:p>
          </table:table-cell>
          <table:table-cell office:value-type="float" office:value="0.00000000064913847" calcext:value-type="float">
            <text:p>6.49E-10</text:p>
          </table:table-cell>
          <table:table-cell/>
          <table:table-cell table:formula="of:=(1/[.D1055])*(10^4)" office:value-type="float" office:value="4.54132606721163" calcext:value-type="float">
            <text:p>4.54132606721163</text:p>
          </table:table-cell>
          <table:table-cell table:formula="of:=(2.5*LOG(([.E1055]/[.B1055]);10)-2.6)/0.38" office:value-type="float" office:value="7.81612925874924" calcext:value-type="float">
            <text:p>7.81612925874924</text:p>
          </table:table-cell>
          <table:table-cell table:number-columns-repeated="8"/>
        </table:table-row>
        <table:table-row table:style-name="ro1">
          <table:table-cell office:value-type="float" office:value="2203" calcext:value-type="float">
            <text:p>2.20E+03</text:p>
          </table:table-cell>
          <table:table-cell office:value-type="float" office:value="0.0000000000038395975" calcext:value-type="float">
            <text:p>3.84E-12</text:p>
          </table:table-cell>
          <table:table-cell/>
          <table:table-cell office:value-type="float" office:value="2203" calcext:value-type="float">
            <text:p>2.20E+03</text:p>
          </table:table-cell>
          <table:table-cell office:value-type="float" office:value="0.00000000064913847" calcext:value-type="float">
            <text:p>6.49E-10</text:p>
          </table:table-cell>
          <table:table-cell/>
          <table:table-cell table:formula="of:=(1/[.D1056])*(10^4)" office:value-type="float" office:value="4.53926463912846" calcext:value-type="float">
            <text:p>4.53926463912846</text:p>
          </table:table-cell>
          <table:table-cell table:formula="of:=(2.5*LOG(([.E1056]/[.B1056]);10)-2.6)/0.38" office:value-type="float" office:value="7.81612925874924" calcext:value-type="float">
            <text:p>7.81612925874924</text:p>
          </table:table-cell>
          <table:table-cell table:number-columns-repeated="8"/>
        </table:table-row>
        <table:table-row table:style-name="ro1">
          <table:table-cell office:value-type="float" office:value="2204" calcext:value-type="float">
            <text:p>2.20E+03</text:p>
          </table:table-cell>
          <table:table-cell office:value-type="float" office:value="0.00000000000370864982266875" calcext:value-type="float">
            <text:p>3.71E-12</text:p>
          </table:table-cell>
          <table:table-cell/>
          <table:table-cell office:value-type="float" office:value="2204" calcext:value-type="float">
            <text:p>2.20E+03</text:p>
          </table:table-cell>
          <table:table-cell office:value-type="float" office:value="0.00000000065206599997011" calcext:value-type="float">
            <text:p>6.52E-10</text:p>
          </table:table-cell>
          <table:table-cell/>
          <table:table-cell table:formula="of:=(1/[.D1057])*(10^4)" office:value-type="float" office:value="4.53720508166969" calcext:value-type="float">
            <text:p>4.53720508166969</text:p>
          </table:table-cell>
          <table:table-cell table:formula="of:=(2.5*LOG(([.E1057]/[.B1057]);10)-2.6)/0.38" office:value-type="float" office:value="7.92812978557296" calcext:value-type="float">
            <text:p>7.92812978557296</text:p>
          </table:table-cell>
          <table:table-cell table:number-columns-repeated="8"/>
        </table:table-row>
        <table:table-row table:style-name="ro1">
          <table:table-cell office:value-type="float" office:value="2205" calcext:value-type="float">
            <text:p>2.21E+03</text:p>
          </table:table-cell>
          <table:table-cell office:value-type="float" office:value="0.0000000000034989921" calcext:value-type="float">
            <text:p>3.50E-12</text:p>
          </table:table-cell>
          <table:table-cell/>
          <table:table-cell office:value-type="float" office:value="2205" calcext:value-type="float">
            <text:p>2.21E+03</text:p>
          </table:table-cell>
          <table:table-cell office:value-type="float" office:value="0.00000000065675321" calcext:value-type="float">
            <text:p>6.57E-10</text:p>
          </table:table-cell>
          <table:table-cell/>
          <table:table-cell table:formula="of:=(1/[.D1058])*(10^4)" office:value-type="float" office:value="4.53514739229025" calcext:value-type="float">
            <text:p>4.53514739229025</text:p>
          </table:table-cell>
          <table:table-cell table:formula="of:=(2.5*LOG(([.E1058]/[.B1058]);10)-2.6)/0.38" office:value-type="float" office:value="8.114863435652" calcext:value-type="float">
            <text:p>8.114863435652</text:p>
          </table:table-cell>
          <table:table-cell table:number-columns-repeated="8"/>
        </table:table-row>
        <table:table-row table:style-name="ro1">
          <table:table-cell office:value-type="float" office:value="2206" calcext:value-type="float">
            <text:p>2.21E+03</text:p>
          </table:table-cell>
          <table:table-cell office:value-type="float" office:value="0.0000000000034989921" calcext:value-type="float">
            <text:p>3.50E-12</text:p>
          </table:table-cell>
          <table:table-cell/>
          <table:table-cell office:value-type="float" office:value="2206" calcext:value-type="float">
            <text:p>2.21E+03</text:p>
          </table:table-cell>
          <table:table-cell office:value-type="float" office:value="0.00000000065675321" calcext:value-type="float">
            <text:p>6.57E-10</text:p>
          </table:table-cell>
          <table:table-cell/>
          <table:table-cell table:formula="of:=(1/[.D1059])*(10^4)" office:value-type="float" office:value="4.53309156844968" calcext:value-type="float">
            <text:p>4.53309156844968</text:p>
          </table:table-cell>
          <table:table-cell table:formula="of:=(2.5*LOG(([.E1059]/[.B1059]);10)-2.6)/0.38" office:value-type="float" office:value="8.114863435652" calcext:value-type="float">
            <text:p>8.114863435652</text:p>
          </table:table-cell>
          <table:table-cell table:number-columns-repeated="8"/>
        </table:table-row>
        <table:table-row table:style-name="ro1">
          <table:table-cell office:value-type="float" office:value="2207" calcext:value-type="float">
            <text:p>2.21E+03</text:p>
          </table:table-cell>
          <table:table-cell office:value-type="float" office:value="0.00000000000358023265342616" calcext:value-type="float">
            <text:p>3.58E-12</text:p>
          </table:table-cell>
          <table:table-cell/>
          <table:table-cell office:value-type="float" office:value="2207" calcext:value-type="float">
            <text:p>2.21E+03</text:p>
          </table:table-cell>
          <table:table-cell office:value-type="float" office:value="0.000000000664107983144774" calcext:value-type="float">
            <text:p>6.64E-10</text:p>
          </table:table-cell>
          <table:table-cell/>
          <table:table-cell table:formula="of:=(1/[.D1060])*(10^4)" office:value-type="float" office:value="4.53103760761214" calcext:value-type="float">
            <text:p>4.53103760761214</text:p>
          </table:table-cell>
          <table:table-cell table:formula="of:=(2.5*LOG(([.E1060]/[.B1060]);10)-2.6)/0.38" office:value-type="float" office:value="8.08110165554171" calcext:value-type="float">
            <text:p>8.08110165554171</text:p>
          </table:table-cell>
          <table:table-cell table:number-columns-repeated="8"/>
        </table:table-row>
        <table:table-row table:style-name="ro1">
          <table:table-cell office:value-type="float" office:value="2208" calcext:value-type="float">
            <text:p>2.21E+03</text:p>
          </table:table-cell>
          <table:table-cell office:value-type="float" office:value="0.0000000000036125298" calcext:value-type="float">
            <text:p>3.61E-12</text:p>
          </table:table-cell>
          <table:table-cell/>
          <table:table-cell office:value-type="float" office:value="2208" calcext:value-type="float">
            <text:p>2.21E+03</text:p>
          </table:table-cell>
          <table:table-cell office:value-type="float" office:value="0.00000000066703187" calcext:value-type="float">
            <text:p>6.67E-10</text:p>
          </table:table-cell>
          <table:table-cell/>
          <table:table-cell table:formula="of:=(1/[.D1061])*(10^4)" office:value-type="float" office:value="4.52898550724638" calcext:value-type="float">
            <text:p>4.52898550724638</text:p>
          </table:table-cell>
          <table:table-cell table:formula="of:=(2.5*LOG(([.E1061]/[.B1061]);10)-2.6)/0.38" office:value-type="float" office:value="8.06799438282477" calcext:value-type="float">
            <text:p>8.06799438282477</text:p>
          </table:table-cell>
          <table:table-cell table:number-columns-repeated="8"/>
        </table:table-row>
        <table:table-row table:style-name="ro1">
          <table:table-cell office:value-type="float" office:value="2209" calcext:value-type="float">
            <text:p>2.21E+03</text:p>
          </table:table-cell>
          <table:table-cell office:value-type="float" office:value="0.00000000000361016091500001" calcext:value-type="float">
            <text:p>3.61E-12</text:p>
          </table:table-cell>
          <table:table-cell/>
          <table:table-cell office:value-type="float" office:value="2209" calcext:value-type="float">
            <text:p>2.21E+03</text:p>
          </table:table-cell>
          <table:table-cell office:value-type="float" office:value="0.000000000667419064419998" calcext:value-type="float">
            <text:p>6.67E-10</text:p>
          </table:table-cell>
          <table:table-cell/>
          <table:table-cell table:formula="of:=(1/[.D1062])*(10^4)" office:value-type="float" office:value="4.52693526482571" calcext:value-type="float">
            <text:p>4.52693526482571</text:p>
          </table:table-cell>
          <table:table-cell table:formula="of:=(2.5*LOG(([.E1062]/[.B1062]);10)-2.6)/0.38" office:value-type="float" office:value="8.0715266302197" calcext:value-type="float">
            <text:p>8.0715266302197</text:p>
          </table:table-cell>
          <table:table-cell table:number-columns-repeated="8"/>
        </table:table-row>
        <table:table-row table:style-name="ro1">
          <table:table-cell office:value-type="float" office:value="2210" calcext:value-type="float">
            <text:p>2.21E+03</text:p>
          </table:table-cell>
          <table:table-cell office:value-type="float" office:value="0.0000000000035610323" calcext:value-type="float">
            <text:p>3.56E-12</text:p>
          </table:table-cell>
          <table:table-cell/>
          <table:table-cell office:value-type="float" office:value="2210" calcext:value-type="float">
            <text:p>2.21E+03</text:p>
          </table:table-cell>
          <table:table-cell office:value-type="float" office:value="0.00000000067544914" calcext:value-type="float">
            <text:p>6.75E-10</text:p>
          </table:table-cell>
          <table:table-cell/>
          <table:table-cell table:formula="of:=(1/[.D1063])*(10^4)" office:value-type="float" office:value="4.52488687782805" calcext:value-type="float">
            <text:p>4.52488687782805</text:p>
          </table:table-cell>
          <table:table-cell table:formula="of:=(2.5*LOG(([.E1063]/[.B1063]);10)-2.6)/0.38" office:value-type="float" office:value="8.14484697463968" calcext:value-type="float">
            <text:p>8.14484697463968</text:p>
          </table:table-cell>
          <table:table-cell table:number-columns-repeated="8"/>
        </table:table-row>
        <table:table-row table:style-name="ro1">
          <table:table-cell office:value-type="float" office:value="2211" calcext:value-type="float">
            <text:p>2.21E+03</text:p>
          </table:table-cell>
          <table:table-cell office:value-type="float" office:value="0.0000000000035610323" calcext:value-type="float">
            <text:p>3.56E-12</text:p>
          </table:table-cell>
          <table:table-cell/>
          <table:table-cell office:value-type="float" office:value="2211" calcext:value-type="float">
            <text:p>2.21E+03</text:p>
          </table:table-cell>
          <table:table-cell office:value-type="float" office:value="0.00000000067544914" calcext:value-type="float">
            <text:p>6.75E-10</text:p>
          </table:table-cell>
          <table:table-cell/>
          <table:table-cell table:formula="of:=(1/[.D1064])*(10^4)" office:value-type="float" office:value="4.52284034373587" calcext:value-type="float">
            <text:p>4.52284034373587</text:p>
          </table:table-cell>
          <table:table-cell table:formula="of:=(2.5*LOG(([.E1064]/[.B1064]);10)-2.6)/0.38" office:value-type="float" office:value="8.14484697463968" calcext:value-type="float">
            <text:p>8.14484697463968</text:p>
          </table:table-cell>
          <table:table-cell table:number-columns-repeated="8"/>
        </table:table-row>
        <table:table-row table:style-name="ro1">
          <table:table-cell office:value-type="float" office:value="2212" calcext:value-type="float">
            <text:p>2.21E+03</text:p>
          </table:table-cell>
          <table:table-cell office:value-type="float" office:value="0.00000000000356336628973055" calcext:value-type="float">
            <text:p>3.56E-12</text:p>
          </table:table-cell>
          <table:table-cell/>
          <table:table-cell office:value-type="float" office:value="2212" calcext:value-type="float">
            <text:p>2.21E+03</text:p>
          </table:table-cell>
          <table:table-cell office:value-type="float" office:value="0.000000000692676584769733" calcext:value-type="float">
            <text:p>6.93E-10</text:p>
          </table:table-cell>
          <table:table-cell/>
          <table:table-cell table:formula="of:=(1/[.D1065])*(10^4)" office:value-type="float" office:value="4.52079566003617" calcext:value-type="float">
            <text:p>4.52079566003617</text:p>
          </table:table-cell>
          <table:table-cell table:formula="of:=(2.5*LOG(([.E1065]/[.B1065]);10)-2.6)/0.38" office:value-type="float" office:value="8.21493447267183" calcext:value-type="float">
            <text:p>8.21493447267183</text:p>
          </table:table-cell>
          <table:table-cell table:number-columns-repeated="8"/>
        </table:table-row>
        <table:table-row table:style-name="ro1">
          <table:table-cell office:value-type="float" office:value="2213" calcext:value-type="float">
            <text:p>2.21E+03</text:p>
          </table:table-cell>
          <table:table-cell office:value-type="float" office:value="0.0000000000035672322" calcext:value-type="float">
            <text:p>3.57E-12</text:p>
          </table:table-cell>
          <table:table-cell/>
          <table:table-cell office:value-type="float" office:value="2213" calcext:value-type="float">
            <text:p>2.21E+03</text:p>
          </table:table-cell>
          <table:table-cell office:value-type="float" office:value="0.00000000072121131" calcext:value-type="float">
            <text:p>7.21E-10</text:p>
          </table:table-cell>
          <table:table-cell/>
          <table:table-cell table:formula="of:=(1/[.D1066])*(10^4)" office:value-type="float" office:value="4.51875282422052" calcext:value-type="float">
            <text:p>4.51875282422052</text:p>
          </table:table-cell>
          <table:table-cell table:formula="of:=(2.5*LOG(([.E1066]/[.B1066]);10)-2.6)/0.38" office:value-type="float" office:value="8.32717861265674" calcext:value-type="float">
            <text:p>8.32717861265674</text:p>
          </table:table-cell>
          <table:table-cell table:number-columns-repeated="8"/>
        </table:table-row>
        <table:table-row table:style-name="ro1">
          <table:table-cell office:value-type="float" office:value="2214" calcext:value-type="float">
            <text:p>2.21E+03</text:p>
          </table:table-cell>
          <table:table-cell office:value-type="float" office:value="0.0000000000035672322" calcext:value-type="float">
            <text:p>3.57E-12</text:p>
          </table:table-cell>
          <table:table-cell/>
          <table:table-cell office:value-type="float" office:value="2214" calcext:value-type="float">
            <text:p>2.21E+03</text:p>
          </table:table-cell>
          <table:table-cell office:value-type="float" office:value="0.00000000072121131" calcext:value-type="float">
            <text:p>7.21E-10</text:p>
          </table:table-cell>
          <table:table-cell/>
          <table:table-cell table:formula="of:=(1/[.D1067])*(10^4)" office:value-type="float" office:value="4.516711833785" calcext:value-type="float">
            <text:p>4.516711833785</text:p>
          </table:table-cell>
          <table:table-cell table:formula="of:=(2.5*LOG(([.E1067]/[.B1067]);10)-2.6)/0.38" office:value-type="float" office:value="8.32717861265674" calcext:value-type="float">
            <text:p>8.32717861265674</text:p>
          </table:table-cell>
          <table:table-cell table:number-columns-repeated="8"/>
        </table:table-row>
        <table:table-row table:style-name="ro1">
          <table:table-cell office:value-type="float" office:value="2215" calcext:value-type="float">
            <text:p>2.22E+03</text:p>
          </table:table-cell>
          <table:table-cell office:value-type="float" office:value="0.00000000000357481426525" calcext:value-type="float">
            <text:p>3.57E-12</text:p>
          </table:table-cell>
          <table:table-cell/>
          <table:table-cell office:value-type="float" office:value="2215" calcext:value-type="float">
            <text:p>2.22E+03</text:p>
          </table:table-cell>
          <table:table-cell office:value-type="float" office:value="0.000000000755544212024999" calcext:value-type="float">
            <text:p>7.56E-10</text:p>
          </table:table-cell>
          <table:table-cell/>
          <table:table-cell table:formula="of:=(1/[.D1068])*(10^4)" office:value-type="float" office:value="4.51467268623025" calcext:value-type="float">
            <text:p>4.51467268623025</text:p>
          </table:table-cell>
          <table:table-cell table:formula="of:=(2.5*LOG(([.E1068]/[.B1068]);10)-2.6)/0.38" office:value-type="float" office:value="8.45398947780743" calcext:value-type="float">
            <text:p>8.45398947780743</text:p>
          </table:table-cell>
          <table:table-cell table:number-columns-repeated="8"/>
        </table:table-row>
        <table:table-row table:style-name="ro1">
          <table:table-cell office:value-type="float" office:value="2216" calcext:value-type="float">
            <text:p>2.22E+03</text:p>
          </table:table-cell>
          <table:table-cell office:value-type="float" office:value="0.0000000000035779489" calcext:value-type="float">
            <text:p>3.58E-12</text:p>
          </table:table-cell>
          <table:table-cell/>
          <table:table-cell office:value-type="float" office:value="2216" calcext:value-type="float">
            <text:p>2.22E+03</text:p>
          </table:table-cell>
          <table:table-cell office:value-type="float" office:value="0.00000000076973838" calcext:value-type="float">
            <text:p>7.70E-10</text:p>
          </table:table-cell>
          <table:table-cell/>
          <table:table-cell table:formula="of:=(1/[.D1069])*(10^4)" office:value-type="float" office:value="4.51263537906137" calcext:value-type="float">
            <text:p>4.51263537906137</text:p>
          </table:table-cell>
          <table:table-cell table:formula="of:=(2.5*LOG(([.E1069]/[.B1069]);10)-2.6)/0.38" office:value-type="float" office:value="8.50466452489776" calcext:value-type="float">
            <text:p>8.50466452489776</text:p>
          </table:table-cell>
          <table:table-cell table:number-columns-repeated="8"/>
        </table:table-row>
        <table:table-row table:style-name="ro1">
          <table:table-cell office:value-type="float" office:value="2217" calcext:value-type="float">
            <text:p>2.22E+03</text:p>
          </table:table-cell>
          <table:table-cell office:value-type="float" office:value="0.00000000000355812998911417" calcext:value-type="float">
            <text:p>3.56E-12</text:p>
          </table:table-cell>
          <table:table-cell/>
          <table:table-cell office:value-type="float" office:value="2217" calcext:value-type="float">
            <text:p>2.22E+03</text:p>
          </table:table-cell>
          <table:table-cell office:value-type="float" office:value="0.00000000076849563029332" calcext:value-type="float">
            <text:p>7.68E-10</text:p>
          </table:table-cell>
          <table:table-cell/>
          <table:table-cell table:formula="of:=(1/[.D1070])*(10^4)" office:value-type="float" office:value="4.510599909788" calcext:value-type="float">
            <text:p>4.510599909788</text:p>
          </table:table-cell>
          <table:table-cell table:formula="of:=(2.5*LOG(([.E1070]/[.B1070]);10)-2.6)/0.38" office:value-type="float" office:value="8.51591837045636" calcext:value-type="float">
            <text:p>8.51591837045636</text:p>
          </table:table-cell>
          <table:table-cell table:number-columns-repeated="8"/>
        </table:table-row>
        <table:table-row table:style-name="ro1">
          <table:table-cell office:value-type="float" office:value="2218" calcext:value-type="float">
            <text:p>2.22E+03</text:p>
          </table:table-cell>
          <table:table-cell office:value-type="float" office:value="0.0000000000030632647" calcext:value-type="float">
            <text:p>3.06E-12</text:p>
          </table:table-cell>
          <table:table-cell/>
          <table:table-cell office:value-type="float" office:value="2218" calcext:value-type="float">
            <text:p>2.22E+03</text:p>
          </table:table-cell>
          <table:table-cell office:value-type="float" office:value="0.00000000073746498" calcext:value-type="float">
            <text:p>7.37E-10</text:p>
          </table:table-cell>
          <table:table-cell/>
          <table:table-cell table:formula="of:=(1/[.D1071])*(10^4)" office:value-type="float" office:value="4.50856627592426" calcext:value-type="float">
            <text:p>4.50856627592426</text:p>
          </table:table-cell>
          <table:table-cell table:formula="of:=(2.5*LOG(([.E1071]/[.B1071]);10)-2.6)/0.38" office:value-type="float" office:value="8.82603207576166" calcext:value-type="float">
            <text:p>8.82603207576166</text:p>
          </table:table-cell>
          <table:table-cell table:number-columns-repeated="8"/>
        </table:table-row>
        <table:table-row table:style-name="ro1">
          <table:table-cell office:value-type="float" office:value="2219" calcext:value-type="float">
            <text:p>2.22E+03</text:p>
          </table:table-cell>
          <table:table-cell office:value-type="float" office:value="0.0000000000030632647" calcext:value-type="float">
            <text:p>3.06E-12</text:p>
          </table:table-cell>
          <table:table-cell/>
          <table:table-cell office:value-type="float" office:value="2219" calcext:value-type="float">
            <text:p>2.22E+03</text:p>
          </table:table-cell>
          <table:table-cell office:value-type="float" office:value="0.00000000073746498" calcext:value-type="float">
            <text:p>7.37E-10</text:p>
          </table:table-cell>
          <table:table-cell/>
          <table:table-cell table:formula="of:=(1/[.D1072])*(10^4)" office:value-type="float" office:value="4.50653447498873" calcext:value-type="float">
            <text:p>4.50653447498873</text:p>
          </table:table-cell>
          <table:table-cell table:formula="of:=(2.5*LOG(([.E1072]/[.B1072]);10)-2.6)/0.38" office:value-type="float" office:value="8.82603207576166" calcext:value-type="float">
            <text:p>8.82603207576166</text:p>
          </table:table-cell>
          <table:table-cell table:number-columns-repeated="8"/>
        </table:table-row>
        <table:table-row table:style-name="ro1">
          <table:table-cell office:value-type="float" office:value="2220" calcext:value-type="float">
            <text:p>2.22E+03</text:p>
          </table:table-cell>
          <table:table-cell office:value-type="float" office:value="0.00000000000317445041470005" calcext:value-type="float">
            <text:p>3.17E-12</text:p>
          </table:table-cell>
          <table:table-cell/>
          <table:table-cell office:value-type="float" office:value="2220" calcext:value-type="float">
            <text:p>2.22E+03</text:p>
          </table:table-cell>
          <table:table-cell office:value-type="float" office:value="0.000000000725425631759994" calcext:value-type="float">
            <text:p>7.25E-10</text:p>
          </table:table-cell>
          <table:table-cell/>
          <table:table-cell table:formula="of:=(1/[.D1073])*(10^4)" office:value-type="float" office:value="4.50450450450451" calcext:value-type="float">
            <text:p>4.50450450450451</text:p>
          </table:table-cell>
          <table:table-cell table:formula="of:=(2.5*LOG(([.E1073]/[.B1073]);10)-2.6)/0.38" office:value-type="float" office:value="8.67713387426841" calcext:value-type="float">
            <text:p>8.67713387426841</text:p>
          </table:table-cell>
          <table:table-cell table:number-columns-repeated="8"/>
        </table:table-row>
        <table:table-row table:style-name="ro1">
          <table:table-cell office:value-type="float" office:value="2221" calcext:value-type="float">
            <text:p>2.22E+03</text:p>
          </table:table-cell>
          <table:table-cell office:value-type="float" office:value="0.000000000003364581" calcext:value-type="float">
            <text:p>3.36E-12</text:p>
          </table:table-cell>
          <table:table-cell/>
          <table:table-cell office:value-type="float" office:value="2221" calcext:value-type="float">
            <text:p>2.22E+03</text:p>
          </table:table-cell>
          <table:table-cell office:value-type="float" office:value="0.00000000070483802" calcext:value-type="float">
            <text:p>7.05E-10</text:p>
          </table:table-cell>
          <table:table-cell/>
          <table:table-cell table:formula="of:=(1/[.D1074])*(10^4)" office:value-type="float" office:value="4.5024763619991" calcext:value-type="float">
            <text:p>4.5024763619991</text:p>
          </table:table-cell>
          <table:table-cell table:formula="of:=(2.5*LOG(([.E1074]/[.B1074]);10)-2.6)/0.38" office:value-type="float" office:value="8.42867325270001" calcext:value-type="float">
            <text:p>8.42867325270001</text:p>
          </table:table-cell>
          <table:table-cell table:number-columns-repeated="8"/>
        </table:table-row>
        <table:table-row table:style-name="ro1">
          <table:table-cell office:value-type="float" office:value="2222" calcext:value-type="float">
            <text:p>2.22E+03</text:p>
          </table:table-cell>
          <table:table-cell office:value-type="float" office:value="0.000000000003364581" calcext:value-type="float">
            <text:p>3.36E-12</text:p>
          </table:table-cell>
          <table:table-cell/>
          <table:table-cell office:value-type="float" office:value="2222" calcext:value-type="float">
            <text:p>2.22E+03</text:p>
          </table:table-cell>
          <table:table-cell office:value-type="float" office:value="0.00000000070483802" calcext:value-type="float">
            <text:p>7.05E-10</text:p>
          </table:table-cell>
          <table:table-cell/>
          <table:table-cell table:formula="of:=(1/[.D1075])*(10^4)" office:value-type="float" office:value="4.5004500450045" calcext:value-type="float">
            <text:p>4.5004500450045</text:p>
          </table:table-cell>
          <table:table-cell table:formula="of:=(2.5*LOG(([.E1075]/[.B1075]);10)-2.6)/0.38" office:value-type="float" office:value="8.42867325270001" calcext:value-type="float">
            <text:p>8.42867325270001</text:p>
          </table:table-cell>
          <table:table-cell table:number-columns-repeated="8"/>
        </table:table-row>
        <table:table-row table:style-name="ro1">
          <table:table-cell office:value-type="float" office:value="2223" calcext:value-type="float">
            <text:p>2.22E+03</text:p>
          </table:table-cell>
          <table:table-cell office:value-type="float" office:value="0.00000000000363479606877976" calcext:value-type="float">
            <text:p>3.63E-12</text:p>
          </table:table-cell>
          <table:table-cell/>
          <table:table-cell office:value-type="float" office:value="2223" calcext:value-type="float">
            <text:p>2.22E+03</text:p>
          </table:table-cell>
          <table:table-cell office:value-type="float" office:value="0.000000000700405817808574" calcext:value-type="float">
            <text:p>7.00E-10</text:p>
          </table:table-cell>
          <table:table-cell/>
          <table:table-cell table:formula="of:=(1/[.D1076])*(10^4)" office:value-type="float" office:value="4.49842555105713" calcext:value-type="float">
            <text:p>4.49842555105713</text:p>
          </table:table-cell>
          <table:table-cell table:formula="of:=(2.5*LOG(([.E1076]/[.B1076]);10)-2.6)/0.38" office:value-type="float" office:value="8.18993220496766" calcext:value-type="float">
            <text:p>8.18993220496766</text:p>
          </table:table-cell>
          <table:table-cell table:number-columns-repeated="8"/>
        </table:table-row>
        <table:table-row table:style-name="ro1">
          <table:table-cell office:value-type="float" office:value="2224" calcext:value-type="float">
            <text:p>2.22E+03</text:p>
          </table:table-cell>
          <table:table-cell office:value-type="float" office:value="0.0000000000037509002" calcext:value-type="float">
            <text:p>3.75E-12</text:p>
          </table:table-cell>
          <table:table-cell/>
          <table:table-cell office:value-type="float" office:value="2224" calcext:value-type="float">
            <text:p>2.22E+03</text:p>
          </table:table-cell>
          <table:table-cell office:value-type="float" office:value="0.00000000069850142" calcext:value-type="float">
            <text:p>6.99E-10</text:p>
          </table:table-cell>
          <table:table-cell/>
          <table:table-cell table:formula="of:=(1/[.D1077])*(10^4)" office:value-type="float" office:value="4.49640287769784" calcext:value-type="float">
            <text:p>4.49640287769784</text:p>
          </table:table-cell>
          <table:table-cell table:formula="of:=(2.5*LOG(([.E1077]/[.B1077]);10)-2.6)/0.38" office:value-type="float" office:value="8.09231437028998" calcext:value-type="float">
            <text:p>8.09231437028998</text:p>
          </table:table-cell>
          <table:table-cell table:number-columns-repeated="8"/>
        </table:table-row>
        <table:table-row table:style-name="ro1">
          <table:table-cell office:value-type="float" office:value="2225" calcext:value-type="float">
            <text:p>2.23E+03</text:p>
          </table:table-cell>
          <table:table-cell office:value-type="float" office:value="0.00000000000376408044167778" calcext:value-type="float">
            <text:p>3.76E-12</text:p>
          </table:table-cell>
          <table:table-cell/>
          <table:table-cell office:value-type="float" office:value="2225" calcext:value-type="float">
            <text:p>2.23E+03</text:p>
          </table:table-cell>
          <table:table-cell office:value-type="float" office:value="0.000000000696842169714549" calcext:value-type="float">
            <text:p>6.97E-10</text:p>
          </table:table-cell>
          <table:table-cell/>
          <table:table-cell table:formula="of:=(1/[.D1078])*(10^4)" office:value-type="float" office:value="4.49438202247191" calcext:value-type="float">
            <text:p>4.49438202247191</text:p>
          </table:table-cell>
          <table:table-cell table:formula="of:=(2.5*LOG(([.E1078]/[.B1078]);10)-2.6)/0.38" office:value-type="float" office:value="8.07549689613992" calcext:value-type="float">
            <text:p>8.07549689613992</text:p>
          </table:table-cell>
          <table:table-cell table:number-columns-repeated="8"/>
        </table:table-row>
        <table:table-row table:style-name="ro1">
          <table:table-cell office:value-type="float" office:value="2226" calcext:value-type="float">
            <text:p>2.23E+03</text:p>
          </table:table-cell>
          <table:table-cell office:value-type="float" office:value="0.0000000000041829608" calcext:value-type="float">
            <text:p>4.18E-12</text:p>
          </table:table-cell>
          <table:table-cell/>
          <table:table-cell office:value-type="float" office:value="2226" calcext:value-type="float">
            <text:p>2.23E+03</text:p>
          </table:table-cell>
          <table:table-cell office:value-type="float" office:value="0.00000000064410965" calcext:value-type="float">
            <text:p>6.44E-10</text:p>
          </table:table-cell>
          <table:table-cell/>
          <table:table-cell table:formula="of:=(1/[.D1079])*(10^4)" office:value-type="float" office:value="4.49236298292902" calcext:value-type="float">
            <text:p>4.49236298292902</text:p>
          </table:table-cell>
          <table:table-cell table:formula="of:=(2.5*LOG(([.E1079]/[.B1079]);10)-2.6)/0.38" office:value-type="float" office:value="7.54918428353491" calcext:value-type="float">
            <text:p>7.54918428353491</text:p>
          </table:table-cell>
          <table:table-cell table:number-columns-repeated="8"/>
        </table:table-row>
        <table:table-row table:style-name="ro1">
          <table:table-cell office:value-type="float" office:value="2227" calcext:value-type="float">
            <text:p>2.23E+03</text:p>
          </table:table-cell>
          <table:table-cell office:value-type="float" office:value="0.0000000000041829608" calcext:value-type="float">
            <text:p>4.18E-12</text:p>
          </table:table-cell>
          <table:table-cell/>
          <table:table-cell office:value-type="float" office:value="2227" calcext:value-type="float">
            <text:p>2.23E+03</text:p>
          </table:table-cell>
          <table:table-cell office:value-type="float" office:value="0.00000000064410965" calcext:value-type="float">
            <text:p>6.44E-10</text:p>
          </table:table-cell>
          <table:table-cell/>
          <table:table-cell table:formula="of:=(1/[.D1080])*(10^4)" office:value-type="float" office:value="4.49034575662326" calcext:value-type="float">
            <text:p>4.49034575662326</text:p>
          </table:table-cell>
          <table:table-cell table:formula="of:=(2.5*LOG(([.E1080]/[.B1080]);10)-2.6)/0.38" office:value-type="float" office:value="7.54918428353491" calcext:value-type="float">
            <text:p>7.54918428353491</text:p>
          </table:table-cell>
          <table:table-cell table:number-columns-repeated="8"/>
        </table:table-row>
        <table:table-row table:style-name="ro1">
          <table:table-cell office:value-type="float" office:value="2228" calcext:value-type="float">
            <text:p>2.23E+03</text:p>
          </table:table-cell>
          <table:table-cell office:value-type="float" office:value="0.00000000000399066685780007" calcext:value-type="float">
            <text:p>3.99E-12</text:p>
          </table:table-cell>
          <table:table-cell/>
          <table:table-cell office:value-type="float" office:value="2228" calcext:value-type="float">
            <text:p>2.23E+03</text:p>
          </table:table-cell>
          <table:table-cell office:value-type="float" office:value="0.000000000633268888590004" calcext:value-type="float">
            <text:p>6.33E-10</text:p>
          </table:table-cell>
          <table:table-cell/>
          <table:table-cell table:formula="of:=(1/[.D1081])*(10^4)" office:value-type="float" office:value="4.48833034111311" calcext:value-type="float">
            <text:p>4.48833034111311</text:p>
          </table:table-cell>
          <table:table-cell table:formula="of:=(2.5*LOG(([.E1081]/[.B1081]);10)-2.6)/0.38" office:value-type="float" office:value="7.63514919843619" calcext:value-type="float">
            <text:p>7.63514919843619</text:p>
          </table:table-cell>
          <table:table-cell table:number-columns-repeated="8"/>
        </table:table-row>
        <table:table-row table:style-name="ro1">
          <table:table-cell office:value-type="float" office:value="2229" calcext:value-type="float">
            <text:p>2.23E+03</text:p>
          </table:table-cell>
          <table:table-cell office:value-type="float" office:value="0.0000000000036502906" calcext:value-type="float">
            <text:p>3.65E-12</text:p>
          </table:table-cell>
          <table:table-cell/>
          <table:table-cell office:value-type="float" office:value="2229" calcext:value-type="float">
            <text:p>2.23E+03</text:p>
          </table:table-cell>
          <table:table-cell office:value-type="float" office:value="0.00000000061407984" calcext:value-type="float">
            <text:p>6.14E-10</text:p>
          </table:table-cell>
          <table:table-cell/>
          <table:table-cell table:formula="of:=(1/[.D1082])*(10^4)" office:value-type="float" office:value="4.48631673396142" calcext:value-type="float">
            <text:p>4.48631673396142</text:p>
          </table:table-cell>
          <table:table-cell table:formula="of:=(2.5*LOG(([.E1082]/[.B1082]);10)-2.6)/0.38" office:value-type="float" office:value="7.80195657788789" calcext:value-type="float">
            <text:p>7.80195657788789</text:p>
          </table:table-cell>
          <table:table-cell table:number-columns-repeated="8"/>
        </table:table-row>
        <table:table-row table:style-name="ro1">
          <table:table-cell office:value-type="float" office:value="2230" calcext:value-type="float">
            <text:p>2.23E+03</text:p>
          </table:table-cell>
          <table:table-cell office:value-type="float" office:value="0.0000000000036502906" calcext:value-type="float">
            <text:p>3.65E-12</text:p>
          </table:table-cell>
          <table:table-cell/>
          <table:table-cell office:value-type="float" office:value="2230" calcext:value-type="float">
            <text:p>2.23E+03</text:p>
          </table:table-cell>
          <table:table-cell office:value-type="float" office:value="0.00000000061407984" calcext:value-type="float">
            <text:p>6.14E-10</text:p>
          </table:table-cell>
          <table:table-cell/>
          <table:table-cell table:formula="of:=(1/[.D1083])*(10^4)" office:value-type="float" office:value="4.48430493273543" calcext:value-type="float">
            <text:p>4.48430493273543</text:p>
          </table:table-cell>
          <table:table-cell table:formula="of:=(2.5*LOG(([.E1083]/[.B1083]);10)-2.6)/0.38" office:value-type="float" office:value="7.80195657788789" calcext:value-type="float">
            <text:p>7.80195657788789</text:p>
          </table:table-cell>
          <table:table-cell table:number-columns-repeated="8"/>
        </table:table-row>
        <table:table-row table:style-name="ro1">
          <table:table-cell office:value-type="float" office:value="2231" calcext:value-type="float">
            <text:p>2.23E+03</text:p>
          </table:table-cell>
          <table:table-cell office:value-type="float" office:value="0.00000000000334715154592026" calcext:value-type="float">
            <text:p>3.35E-12</text:p>
          </table:table-cell>
          <table:table-cell/>
          <table:table-cell office:value-type="float" office:value="2231" calcext:value-type="float">
            <text:p>2.23E+03</text:p>
          </table:table-cell>
          <table:table-cell office:value-type="float" office:value="0.000000000617624506167466" calcext:value-type="float">
            <text:p>6.18E-10</text:p>
          </table:table-cell>
          <table:table-cell/>
          <table:table-cell table:formula="of:=(1/[.D1084])*(10^4)" office:value-type="float" office:value="4.48229493500672" calcext:value-type="float">
            <text:p>4.48229493500672</text:p>
          </table:table-cell>
          <table:table-cell table:formula="of:=(2.5*LOG(([.E1084]/[.B1084]);10)-2.6)/0.38" office:value-type="float" office:value="8.06611278745206" calcext:value-type="float">
            <text:p>8.06611278745206</text:p>
          </table:table-cell>
          <table:table-cell table:number-columns-repeated="8"/>
        </table:table-row>
        <table:table-row table:style-name="ro1">
          <table:table-cell office:value-type="float" office:value="2232" calcext:value-type="float">
            <text:p>2.23E+03</text:p>
          </table:table-cell>
          <table:table-cell office:value-type="float" office:value="0.0000000000032118863" calcext:value-type="float">
            <text:p>3.21E-12</text:p>
          </table:table-cell>
          <table:table-cell/>
          <table:table-cell office:value-type="float" office:value="2232" calcext:value-type="float">
            <text:p>2.23E+03</text:p>
          </table:table-cell>
          <table:table-cell office:value-type="float" office:value="0.00000000061920619" calcext:value-type="float">
            <text:p>6.19E-10</text:p>
          </table:table-cell>
          <table:table-cell/>
          <table:table-cell table:formula="of:=(1/[.D1085])*(10^4)" office:value-type="float" office:value="4.48028673835125" calcext:value-type="float">
            <text:p>4.48028673835125</text:p>
          </table:table-cell>
          <table:table-cell table:formula="of:=(2.5*LOG(([.E1085]/[.B1085]);10)-2.6)/0.38" office:value-type="float" office:value="8.19128372523886" calcext:value-type="float">
            <text:p>8.19128372523886</text:p>
          </table:table-cell>
          <table:table-cell table:number-columns-repeated="8"/>
        </table:table-row>
        <table:table-row table:style-name="ro1">
          <table:table-cell office:value-type="float" office:value="2233" calcext:value-type="float">
            <text:p>2.23E+03</text:p>
          </table:table-cell>
          <table:table-cell office:value-type="float" office:value="0.00000000000321677644100001" calcext:value-type="float">
            <text:p>3.22E-12</text:p>
          </table:table-cell>
          <table:table-cell/>
          <table:table-cell office:value-type="float" office:value="2233" calcext:value-type="float">
            <text:p>2.23E+03</text:p>
          </table:table-cell>
          <table:table-cell office:value-type="float" office:value="0.000000000621003903100003" calcext:value-type="float">
            <text:p>6.21E-10</text:p>
          </table:table-cell>
          <table:table-cell/>
          <table:table-cell table:formula="of:=(1/[.D1086])*(10^4)" office:value-type="float" office:value="4.47828034034931" calcext:value-type="float">
            <text:p>4.47828034034931</text:p>
          </table:table-cell>
          <table:table-cell table:formula="of:=(2.5*LOG(([.E1086]/[.B1086]);10)-2.6)/0.38" office:value-type="float" office:value="8.1952200681907" calcext:value-type="float">
            <text:p>8.1952200681907</text:p>
          </table:table-cell>
          <table:table-cell table:number-columns-repeated="8"/>
        </table:table-row>
        <table:table-row table:style-name="ro1">
          <table:table-cell office:value-type="float" office:value="2234" calcext:value-type="float">
            <text:p>2.23E+03</text:p>
          </table:table-cell>
          <table:table-cell office:value-type="float" office:value="0.0000000000034292259" calcext:value-type="float">
            <text:p>3.43E-12</text:p>
          </table:table-cell>
          <table:table-cell/>
          <table:table-cell office:value-type="float" office:value="2234" calcext:value-type="float">
            <text:p>2.23E+03</text:p>
          </table:table-cell>
          <table:table-cell office:value-type="float" office:value="0.00000000069910455" calcext:value-type="float">
            <text:p>6.99E-10</text:p>
          </table:table-cell>
          <table:table-cell/>
          <table:table-cell table:formula="of:=(1/[.D1087])*(10^4)" office:value-type="float" office:value="4.4762757385855" calcext:value-type="float">
            <text:p>4.4762757385855</text:p>
          </table:table-cell>
          <table:table-cell table:formula="of:=(2.5*LOG(([.E1087]/[.B1087]);10)-2.6)/0.38" office:value-type="float" office:value="8.35096074667253" calcext:value-type="float">
            <text:p>8.35096074667253</text:p>
          </table:table-cell>
          <table:table-cell table:number-columns-repeated="8"/>
        </table:table-row>
        <table:table-row table:style-name="ro1">
          <table:table-cell office:value-type="float" office:value="2235" calcext:value-type="float">
            <text:p>2.24E+03</text:p>
          </table:table-cell>
          <table:table-cell office:value-type="float" office:value="0.0000000000034292259" calcext:value-type="float">
            <text:p>3.43E-12</text:p>
          </table:table-cell>
          <table:table-cell/>
          <table:table-cell office:value-type="float" office:value="2235" calcext:value-type="float">
            <text:p>2.24E+03</text:p>
          </table:table-cell>
          <table:table-cell office:value-type="float" office:value="0.00000000069910455" calcext:value-type="float">
            <text:p>6.99E-10</text:p>
          </table:table-cell>
          <table:table-cell/>
          <table:table-cell table:formula="of:=(1/[.D1088])*(10^4)" office:value-type="float" office:value="4.47427293064877" calcext:value-type="float">
            <text:p>4.47427293064877</text:p>
          </table:table-cell>
          <table:table-cell table:formula="of:=(2.5*LOG(([.E1088]/[.B1088]);10)-2.6)/0.38" office:value-type="float" office:value="8.35096074667253" calcext:value-type="float">
            <text:p>8.35096074667253</text:p>
          </table:table-cell>
          <table:table-cell table:number-columns-repeated="8"/>
        </table:table-row>
        <table:table-row table:style-name="ro1">
          <table:table-cell office:value-type="float" office:value="2236" calcext:value-type="float">
            <text:p>2.24E+03</text:p>
          </table:table-cell>
          <table:table-cell office:value-type="float" office:value="0.00000000000365377896965192" calcext:value-type="float">
            <text:p>3.65E-12</text:p>
          </table:table-cell>
          <table:table-cell/>
          <table:table-cell office:value-type="float" office:value="2236" calcext:value-type="float">
            <text:p>2.24E+03</text:p>
          </table:table-cell>
          <table:table-cell office:value-type="float" office:value="0.000000000728578798949525" calcext:value-type="float">
            <text:p>7.29E-10</text:p>
          </table:table-cell>
          <table:table-cell/>
          <table:table-cell table:formula="of:=(1/[.D1089])*(10^4)" office:value-type="float" office:value="4.47227191413238" calcext:value-type="float">
            <text:p>4.47227191413238</text:p>
          </table:table-cell>
          <table:table-cell table:formula="of:=(2.5*LOG(([.E1089]/[.B1089]);10)-2.6)/0.38" office:value-type="float" office:value="8.28772537968116" calcext:value-type="float">
            <text:p>8.28772537968116</text:p>
          </table:table-cell>
          <table:table-cell table:number-columns-repeated="8"/>
        </table:table-row>
        <table:table-row table:style-name="ro1">
          <table:table-cell office:value-type="float" office:value="2237" calcext:value-type="float">
            <text:p>2.24E+03</text:p>
          </table:table-cell>
          <table:table-cell office:value-type="float" office:value="0.0000000000040643769" calcext:value-type="float">
            <text:p>4.06E-12</text:p>
          </table:table-cell>
          <table:table-cell/>
          <table:table-cell office:value-type="float" office:value="2237" calcext:value-type="float">
            <text:p>2.24E+03</text:p>
          </table:table-cell>
          <table:table-cell office:value-type="float" office:value="0.00000000078247281" calcext:value-type="float">
            <text:p>7.82E-10</text:p>
          </table:table-cell>
          <table:table-cell/>
          <table:table-cell table:formula="of:=(1/[.D1090])*(10^4)" office:value-type="float" office:value="4.47027268663388" calcext:value-type="float">
            <text:p>4.47027268663388</text:p>
          </table:table-cell>
          <table:table-cell table:formula="of:=(2.5*LOG(([.E1090]/[.B1090]);10)-2.6)/0.38" office:value-type="float" office:value="8.18733737427158" calcext:value-type="float">
            <text:p>8.18733737427158</text:p>
          </table:table-cell>
          <table:table-cell table:number-columns-repeated="8"/>
        </table:table-row>
        <table:table-row table:style-name="ro1">
          <table:table-cell office:value-type="float" office:value="2238" calcext:value-type="float">
            <text:p>2.24E+03</text:p>
          </table:table-cell>
          <table:table-cell office:value-type="float" office:value="0.0000000000040643769" calcext:value-type="float">
            <text:p>4.06E-12</text:p>
          </table:table-cell>
          <table:table-cell/>
          <table:table-cell office:value-type="float" office:value="2238" calcext:value-type="float">
            <text:p>2.24E+03</text:p>
          </table:table-cell>
          <table:table-cell office:value-type="float" office:value="0.00000000078247281" calcext:value-type="float">
            <text:p>7.82E-10</text:p>
          </table:table-cell>
          <table:table-cell/>
          <table:table-cell table:formula="of:=(1/[.D1091])*(10^4)" office:value-type="float" office:value="4.46827524575514" calcext:value-type="float">
            <text:p>4.46827524575514</text:p>
          </table:table-cell>
          <table:table-cell table:formula="of:=(2.5*LOG(([.E1091]/[.B1091]);10)-2.6)/0.38" office:value-type="float" office:value="8.18733737427158" calcext:value-type="float">
            <text:p>8.18733737427158</text:p>
          </table:table-cell>
          <table:table-cell table:number-columns-repeated="8"/>
        </table:table-row>
        <table:table-row table:style-name="ro1">
          <table:table-cell office:value-type="float" office:value="2239" calcext:value-type="float">
            <text:p>2.24E+03</text:p>
          </table:table-cell>
          <table:table-cell office:value-type="float" office:value="0.00000000000397302254399997" calcext:value-type="float">
            <text:p>3.97E-12</text:p>
          </table:table-cell>
          <table:table-cell/>
          <table:table-cell office:value-type="float" office:value="2239" calcext:value-type="float">
            <text:p>2.24E+03</text:p>
          </table:table-cell>
          <table:table-cell office:value-type="float" office:value="0.000000000729905262239985" calcext:value-type="float">
            <text:p>7.30E-10</text:p>
          </table:table-cell>
          <table:table-cell/>
          <table:table-cell table:formula="of:=(1/[.D1092])*(10^4)" office:value-type="float" office:value="4.46627958910228" calcext:value-type="float">
            <text:p>4.46627958910228</text:p>
          </table:table-cell>
          <table:table-cell table:formula="of:=(2.5*LOG(([.E1092]/[.B1092]);10)-2.6)/0.38" office:value-type="float" office:value="8.05358858772684" calcext:value-type="float">
            <text:p>8.05358858772684</text:p>
          </table:table-cell>
          <table:table-cell table:number-columns-repeated="8"/>
        </table:table-row>
        <table:table-row table:style-name="ro1">
          <table:table-cell office:value-type="float" office:value="2240" calcext:value-type="float">
            <text:p>2.24E+03</text:p>
          </table:table-cell>
          <table:table-cell office:value-type="float" office:value="0.0000000000039308179" calcext:value-type="float">
            <text:p>3.93E-12</text:p>
          </table:table-cell>
          <table:table-cell/>
          <table:table-cell office:value-type="float" office:value="2240" calcext:value-type="float">
            <text:p>2.24E+03</text:p>
          </table:table-cell>
          <table:table-cell office:value-type="float" office:value="0.00000000070561967" calcext:value-type="float">
            <text:p>7.06E-10</text:p>
          </table:table-cell>
          <table:table-cell/>
          <table:table-cell table:formula="of:=(1/[.D1093])*(10^4)" office:value-type="float" office:value="4.46428571428571" calcext:value-type="float">
            <text:p>4.46428571428571</text:p>
          </table:table-cell>
          <table:table-cell table:formula="of:=(2.5*LOG(([.E1093]/[.B1093]);10)-2.6)/0.38" office:value-type="float" office:value="7.98741943235665" calcext:value-type="float">
            <text:p>7.98741943235665</text:p>
          </table:table-cell>
          <table:table-cell table:number-columns-repeated="8"/>
        </table:table-row>
        <table:table-row table:style-name="ro1">
          <table:table-cell office:value-type="float" office:value="2241" calcext:value-type="float">
            <text:p>2.24E+03</text:p>
          </table:table-cell>
          <table:table-cell office:value-type="float" office:value="0.00000000000392905474566301" calcext:value-type="float">
            <text:p>3.93E-12</text:p>
          </table:table-cell>
          <table:table-cell/>
          <table:table-cell office:value-type="float" office:value="2241" calcext:value-type="float">
            <text:p>2.24E+03</text:p>
          </table:table-cell>
          <table:table-cell office:value-type="float" office:value="0.000000000704889465765081" calcext:value-type="float">
            <text:p>7.05E-10</text:p>
          </table:table-cell>
          <table:table-cell/>
          <table:table-cell table:formula="of:=(1/[.D1094])*(10^4)" office:value-type="float" office:value="4.46229361892013" calcext:value-type="float">
            <text:p>4.46229361892013</text:p>
          </table:table-cell>
          <table:table-cell table:formula="of:=(2.5*LOG(([.E1094]/[.B1094]);10)-2.6)/0.38" office:value-type="float" office:value="7.9857430274855" calcext:value-type="float">
            <text:p>7.9857430274855</text:p>
          </table:table-cell>
          <table:table-cell table:number-columns-repeated="8"/>
        </table:table-row>
        <table:table-row table:style-name="ro1">
          <table:table-cell office:value-type="float" office:value="2242" calcext:value-type="float">
            <text:p>2.24E+03</text:p>
          </table:table-cell>
          <table:table-cell office:value-type="float" office:value="0.0000000000038091986" calcext:value-type="float">
            <text:p>3.81E-12</text:p>
          </table:table-cell>
          <table:table-cell/>
          <table:table-cell office:value-type="float" office:value="2242" calcext:value-type="float">
            <text:p>2.24E+03</text:p>
          </table:table-cell>
          <table:table-cell office:value-type="float" office:value="0.00000000065525146" calcext:value-type="float">
            <text:p>6.55E-10</text:p>
          </table:table-cell>
          <table:table-cell/>
          <table:table-cell table:formula="of:=(1/[.D1095])*(10^4)" office:value-type="float" office:value="4.46030330062444" calcext:value-type="float">
            <text:p>4.46030330062444</text:p>
          </table:table-cell>
          <table:table-cell table:formula="of:=(2.5*LOG(([.E1095]/[.B1095]);10)-2.6)/0.38" office:value-type="float" office:value="7.86562092929387" calcext:value-type="float">
            <text:p>7.86562092929387</text:p>
          </table:table-cell>
          <table:table-cell table:number-columns-repeated="8"/>
        </table:table-row>
        <table:table-row table:style-name="ro1">
          <table:table-cell office:value-type="float" office:value="2243" calcext:value-type="float">
            <text:p>2.24E+03</text:p>
          </table:table-cell>
          <table:table-cell office:value-type="float" office:value="0.0000000000038091986" calcext:value-type="float">
            <text:p>3.81E-12</text:p>
          </table:table-cell>
          <table:table-cell/>
          <table:table-cell office:value-type="float" office:value="2243" calcext:value-type="float">
            <text:p>2.24E+03</text:p>
          </table:table-cell>
          <table:table-cell office:value-type="float" office:value="0.00000000065525146" calcext:value-type="float">
            <text:p>6.55E-10</text:p>
          </table:table-cell>
          <table:table-cell/>
          <table:table-cell table:formula="of:=(1/[.D1096])*(10^4)" office:value-type="float" office:value="4.45831475702185" calcext:value-type="float">
            <text:p>4.45831475702185</text:p>
          </table:table-cell>
          <table:table-cell table:formula="of:=(2.5*LOG(([.E1096]/[.B1096]);10)-2.6)/0.38" office:value-type="float" office:value="7.86562092929387" calcext:value-type="float">
            <text:p>7.86562092929387</text:p>
          </table:table-cell>
          <table:table-cell table:number-columns-repeated="8"/>
        </table:table-row>
        <table:table-row table:style-name="ro1">
          <table:table-cell office:value-type="float" office:value="2244" calcext:value-type="float">
            <text:p>2.24E+03</text:p>
          </table:table-cell>
          <table:table-cell office:value-type="float" office:value="0.00000000000374881686949427" calcext:value-type="float">
            <text:p>3.75E-12</text:p>
          </table:table-cell>
          <table:table-cell/>
          <table:table-cell office:value-type="float" office:value="2244" calcext:value-type="float">
            <text:p>2.24E+03</text:p>
          </table:table-cell>
          <table:table-cell office:value-type="float" office:value="0.000000000653187210676773" calcext:value-type="float">
            <text:p>6.53E-10</text:p>
          </table:table-cell>
          <table:table-cell/>
          <table:table-cell table:formula="of:=(1/[.D1097])*(10^4)" office:value-type="float" office:value="4.45632798573975" calcext:value-type="float">
            <text:p>4.45632798573975</text:p>
          </table:table-cell>
          <table:table-cell table:formula="of:=(2.5*LOG(([.E1097]/[.B1097]);10)-2.6)/0.38" office:value-type="float" office:value="7.90225952075836" calcext:value-type="float">
            <text:p>7.90225952075836</text:p>
          </table:table-cell>
          <table:table-cell table:number-columns-repeated="8"/>
        </table:table-row>
        <table:table-row table:style-name="ro1">
          <table:table-cell office:value-type="float" office:value="2245" calcext:value-type="float">
            <text:p>2.25E+03</text:p>
          </table:table-cell>
          <table:table-cell office:value-type="float" office:value="0.0000000000036344538" calcext:value-type="float">
            <text:p>3.63E-12</text:p>
          </table:table-cell>
          <table:table-cell/>
          <table:table-cell office:value-type="float" office:value="2245" calcext:value-type="float">
            <text:p>2.25E+03</text:p>
          </table:table-cell>
          <table:table-cell office:value-type="float" office:value="0.00000000064927752" calcext:value-type="float">
            <text:p>6.49E-10</text:p>
          </table:table-cell>
          <table:table-cell/>
          <table:table-cell table:formula="of:=(1/[.D1098])*(10^4)" office:value-type="float" office:value="4.4543429844098" calcext:value-type="float">
            <text:p>4.4543429844098</text:p>
          </table:table-cell>
          <table:table-cell table:formula="of:=(2.5*LOG(([.E1098]/[.B1098]);10)-2.6)/0.38" office:value-type="float" office:value="7.97362640720189" calcext:value-type="float">
            <text:p>7.97362640720189</text:p>
          </table:table-cell>
          <table:table-cell table:number-columns-repeated="8"/>
        </table:table-row>
        <table:table-row table:style-name="ro1">
          <table:table-cell office:value-type="float" office:value="2246" calcext:value-type="float">
            <text:p>2.25E+03</text:p>
          </table:table-cell>
          <table:table-cell office:value-type="float" office:value="0.0000000000036344538" calcext:value-type="float">
            <text:p>3.63E-12</text:p>
          </table:table-cell>
          <table:table-cell/>
          <table:table-cell office:value-type="float" office:value="2246" calcext:value-type="float">
            <text:p>2.25E+03</text:p>
          </table:table-cell>
          <table:table-cell office:value-type="float" office:value="0.00000000064927752" calcext:value-type="float">
            <text:p>6.49E-10</text:p>
          </table:table-cell>
          <table:table-cell/>
          <table:table-cell table:formula="of:=(1/[.D1099])*(10^4)" office:value-type="float" office:value="4.45235975066785" calcext:value-type="float">
            <text:p>4.45235975066785</text:p>
          </table:table-cell>
          <table:table-cell table:formula="of:=(2.5*LOG(([.E1099]/[.B1099]);10)-2.6)/0.38" office:value-type="float" office:value="7.97362640720189" calcext:value-type="float">
            <text:p>7.97362640720189</text:p>
          </table:table-cell>
          <table:table-cell table:number-columns-repeated="8"/>
        </table:table-row>
        <table:table-row table:style-name="ro1">
          <table:table-cell office:value-type="float" office:value="2247" calcext:value-type="float">
            <text:p>2.25E+03</text:p>
          </table:table-cell>
          <table:table-cell office:value-type="float" office:value="0.00000000000416429333879995" calcext:value-type="float">
            <text:p>4.16E-12</text:p>
          </table:table-cell>
          <table:table-cell/>
          <table:table-cell office:value-type="float" office:value="2247" calcext:value-type="float">
            <text:p>2.25E+03</text:p>
          </table:table-cell>
          <table:table-cell office:value-type="float" office:value="0.000000000702883427679995" calcext:value-type="float">
            <text:p>7.03E-10</text:p>
          </table:table-cell>
          <table:table-cell/>
          <table:table-cell table:formula="of:=(1/[.D1100])*(10^4)" office:value-type="float" office:value="4.45037828215398" calcext:value-type="float">
            <text:p>4.45037828215398</text:p>
          </table:table-cell>
          <table:table-cell table:formula="of:=(2.5*LOG(([.E1100]/[.B1100]);10)-2.6)/0.38" office:value-type="float" office:value="7.8114604576537" calcext:value-type="float">
            <text:p>7.8114604576537</text:p>
          </table:table-cell>
          <table:table-cell table:number-columns-repeated="8"/>
        </table:table-row>
        <table:table-row table:style-name="ro1">
          <table:table-cell office:value-type="float" office:value="2248" calcext:value-type="float">
            <text:p>2.25E+03</text:p>
          </table:table-cell>
          <table:table-cell office:value-type="float" office:value="0.0000000000044182401" calcext:value-type="float">
            <text:p>4.42E-12</text:p>
          </table:table-cell>
          <table:table-cell/>
          <table:table-cell office:value-type="float" office:value="2248" calcext:value-type="float">
            <text:p>2.25E+03</text:p>
          </table:table-cell>
          <table:table-cell office:value-type="float" office:value="0.0000000007285762" calcext:value-type="float">
            <text:p>7.29E-10</text:p>
          </table:table-cell>
          <table:table-cell/>
          <table:table-cell table:formula="of:=(1/[.D1101])*(10^4)" office:value-type="float" office:value="4.44839857651246" calcext:value-type="float">
            <text:p>4.44839857651246</text:p>
          </table:table-cell>
          <table:table-cell table:formula="of:=(2.5*LOG(([.E1101]/[.B1101]);10)-2.6)/0.38" office:value-type="float" office:value="7.7449057057708" calcext:value-type="float">
            <text:p>7.7449057057708</text:p>
          </table:table-cell>
          <table:table-cell table:number-columns-repeated="8"/>
        </table:table-row>
        <table:table-row table:style-name="ro1">
          <table:table-cell office:value-type="float" office:value="2249" calcext:value-type="float">
            <text:p>2.25E+03</text:p>
          </table:table-cell>
          <table:table-cell office:value-type="float" office:value="0.00000000000441459557181376" calcext:value-type="float">
            <text:p>4.41E-12</text:p>
          </table:table-cell>
          <table:table-cell/>
          <table:table-cell office:value-type="float" office:value="2249" calcext:value-type="float">
            <text:p>2.25E+03</text:p>
          </table:table-cell>
          <table:table-cell office:value-type="float" office:value="0.000000000728381811689242" calcext:value-type="float">
            <text:p>7.28E-10</text:p>
          </table:table-cell>
          <table:table-cell/>
          <table:table-cell table:formula="of:=(1/[.D1102])*(10^4)" office:value-type="float" office:value="4.44642063139173" calcext:value-type="float">
            <text:p>4.44642063139173</text:p>
          </table:table-cell>
          <table:table-cell table:formula="of:=(2.5*LOG(([.E1102]/[.B1102]);10)-2.6)/0.38" office:value-type="float" office:value="7.74650111339397" calcext:value-type="float">
            <text:p>7.74650111339397</text:p>
          </table:table-cell>
          <table:table-cell table:number-columns-repeated="8"/>
        </table:table-row>
        <table:table-row table:style-name="ro1">
          <table:table-cell office:value-type="float" office:value="2250" calcext:value-type="float">
            <text:p>2.25E+03</text:p>
          </table:table-cell>
          <table:table-cell office:value-type="float" office:value="0.0000000000038574391" calcext:value-type="float">
            <text:p>3.86E-12</text:p>
          </table:table-cell>
          <table:table-cell/>
          <table:table-cell office:value-type="float" office:value="2250" calcext:value-type="float">
            <text:p>2.25E+03</text:p>
          </table:table-cell>
          <table:table-cell office:value-type="float" office:value="0.00000000069866474" calcext:value-type="float">
            <text:p>6.99E-10</text:p>
          </table:table-cell>
          <table:table-cell/>
          <table:table-cell table:formula="of:=(1/[.D1103])*(10^4)" office:value-type="float" office:value="4.44444444444444" calcext:value-type="float">
            <text:p>4.44444444444444</text:p>
          </table:table-cell>
          <table:table-cell table:formula="of:=(2.5*LOG(([.E1103]/[.B1103]);10)-2.6)/0.38" office:value-type="float" office:value="8.01295886629428" calcext:value-type="float">
            <text:p>8.01295886629428</text:p>
          </table:table-cell>
          <table:table-cell table:number-columns-repeated="8"/>
        </table:table-row>
        <table:table-row table:style-name="ro1">
          <table:table-cell office:value-type="float" office:value="2251" calcext:value-type="float">
            <text:p>2.25E+03</text:p>
          </table:table-cell>
          <table:table-cell office:value-type="float" office:value="0.0000000000038574391" calcext:value-type="float">
            <text:p>3.86E-12</text:p>
          </table:table-cell>
          <table:table-cell/>
          <table:table-cell office:value-type="float" office:value="2251" calcext:value-type="float">
            <text:p>2.25E+03</text:p>
          </table:table-cell>
          <table:table-cell office:value-type="float" office:value="0.00000000069866474" calcext:value-type="float">
            <text:p>6.99E-10</text:p>
          </table:table-cell>
          <table:table-cell/>
          <table:table-cell table:formula="of:=(1/[.D1104])*(10^4)" office:value-type="float" office:value="4.44247001332741" calcext:value-type="float">
            <text:p>4.44247001332741</text:p>
          </table:table-cell>
          <table:table-cell table:formula="of:=(2.5*LOG(([.E1104]/[.B1104]);10)-2.6)/0.38" office:value-type="float" office:value="8.01295886629428" calcext:value-type="float">
            <text:p>8.01295886629428</text:p>
          </table:table-cell>
          <table:table-cell table:number-columns-repeated="8"/>
        </table:table-row>
        <table:table-row table:style-name="ro1">
          <table:table-cell office:value-type="float" office:value="2252" calcext:value-type="float">
            <text:p>2.25E+03</text:p>
          </table:table-cell>
          <table:table-cell office:value-type="float" office:value="0.00000000000404284096719443" calcext:value-type="float">
            <text:p>4.04E-12</text:p>
          </table:table-cell>
          <table:table-cell/>
          <table:table-cell office:value-type="float" office:value="2252" calcext:value-type="float">
            <text:p>2.25E+03</text:p>
          </table:table-cell>
          <table:table-cell office:value-type="float" office:value="0.000000000691235476875711" calcext:value-type="float">
            <text:p>6.91E-10</text:p>
          </table:table-cell>
          <table:table-cell/>
          <table:table-cell table:formula="of:=(1/[.D1105])*(10^4)" office:value-type="float" office:value="4.4404973357016" calcext:value-type="float">
            <text:p>4.4404973357016</text:p>
          </table:table-cell>
          <table:table-cell table:formula="of:=(2.5*LOG(([.E1105]/[.B1105]);10)-2.6)/0.38" office:value-type="float" office:value="7.84828527526352" calcext:value-type="float">
            <text:p>7.84828527526352</text:p>
          </table:table-cell>
          <table:table-cell table:number-columns-repeated="8"/>
        </table:table-row>
        <table:table-row table:style-name="ro1">
          <table:table-cell office:value-type="float" office:value="2253" calcext:value-type="float">
            <text:p>2.25E+03</text:p>
          </table:table-cell>
          <table:table-cell office:value-type="float" office:value="0.0000000000044067098" calcext:value-type="float">
            <text:p>4.41E-12</text:p>
          </table:table-cell>
          <table:table-cell/>
          <table:table-cell office:value-type="float" office:value="2253" calcext:value-type="float">
            <text:p>2.25E+03</text:p>
          </table:table-cell>
          <table:table-cell office:value-type="float" office:value="0.00000000067665484" calcext:value-type="float">
            <text:p>6.77E-10</text:p>
          </table:table-cell>
          <table:table-cell/>
          <table:table-cell table:formula="of:=(1/[.D1106])*(10^4)" office:value-type="float" office:value="4.43852640923214" calcext:value-type="float">
            <text:p>4.43852640923214</text:p>
          </table:table-cell>
          <table:table-cell table:formula="of:=(2.5*LOG(([.E1106]/[.B1106]);10)-2.6)/0.38" office:value-type="float" office:value="7.54113645546533" calcext:value-type="float">
            <text:p>7.54113645546533</text:p>
          </table:table-cell>
          <table:table-cell table:number-columns-repeated="8"/>
        </table:table-row>
        <table:table-row table:style-name="ro1">
          <table:table-cell office:value-type="float" office:value="2254" calcext:value-type="float">
            <text:p>2.25E+03</text:p>
          </table:table-cell>
          <table:table-cell office:value-type="float" office:value="0.0000000000044067098" calcext:value-type="float">
            <text:p>4.41E-12</text:p>
          </table:table-cell>
          <table:table-cell/>
          <table:table-cell office:value-type="float" office:value="2254" calcext:value-type="float">
            <text:p>2.25E+03</text:p>
          </table:table-cell>
          <table:table-cell office:value-type="float" office:value="0.00000000067665484" calcext:value-type="float">
            <text:p>6.77E-10</text:p>
          </table:table-cell>
          <table:table-cell/>
          <table:table-cell table:formula="of:=(1/[.D1107])*(10^4)" office:value-type="float" office:value="4.43655723158829" calcext:value-type="float">
            <text:p>4.43655723158829</text:p>
          </table:table-cell>
          <table:table-cell table:formula="of:=(2.5*LOG(([.E1107]/[.B1107]);10)-2.6)/0.38" office:value-type="float" office:value="7.54113645546533" calcext:value-type="float">
            <text:p>7.54113645546533</text:p>
          </table:table-cell>
          <table:table-cell table:number-columns-repeated="8"/>
        </table:table-row>
        <table:table-row table:style-name="ro1">
          <table:table-cell office:value-type="float" office:value="2255" calcext:value-type="float">
            <text:p>2.26E+03</text:p>
          </table:table-cell>
          <table:table-cell office:value-type="float" office:value="0.00000000000425024462759997" calcext:value-type="float">
            <text:p>4.25E-12</text:p>
          </table:table-cell>
          <table:table-cell/>
          <table:table-cell office:value-type="float" office:value="2255" calcext:value-type="float">
            <text:p>2.26E+03</text:p>
          </table:table-cell>
          <table:table-cell office:value-type="float" office:value="0.000000000685960654480002" calcext:value-type="float">
            <text:p>6.86E-10</text:p>
          </table:table-cell>
          <table:table-cell/>
          <table:table-cell table:formula="of:=(1/[.D1108])*(10^4)" office:value-type="float" office:value="4.43458980044346" calcext:value-type="float">
            <text:p>4.43458980044346</text:p>
          </table:table-cell>
          <table:table-cell table:formula="of:=(2.5*LOG(([.E1108]/[.B1108]);10)-2.6)/0.38" office:value-type="float" office:value="7.68345578264922" calcext:value-type="float">
            <text:p>7.68345578264922</text:p>
          </table:table-cell>
          <table:table-cell table:number-columns-repeated="8"/>
        </table:table-row>
        <table:table-row table:style-name="ro1">
          <table:table-cell office:value-type="float" office:value="2256" calcext:value-type="float">
            <text:p>2.26E+03</text:p>
          </table:table-cell>
          <table:table-cell office:value-type="float" office:value="0.0000000000041724805" calcext:value-type="float">
            <text:p>4.17E-12</text:p>
          </table:table-cell>
          <table:table-cell/>
          <table:table-cell office:value-type="float" office:value="2256" calcext:value-type="float">
            <text:p>2.26E+03</text:p>
          </table:table-cell>
          <table:table-cell office:value-type="float" office:value="0.0000000006905857" calcext:value-type="float">
            <text:p>6.91E-10</text:p>
          </table:table-cell>
          <table:table-cell/>
          <table:table-cell table:formula="of:=(1/[.D1109])*(10^4)" office:value-type="float" office:value="4.43262411347518" calcext:value-type="float">
            <text:p>4.43262411347518</text:p>
          </table:table-cell>
          <table:table-cell table:formula="of:=(2.5*LOG(([.E1109]/[.B1109]);10)-2.6)/0.38" office:value-type="float" office:value="7.75541622009516" calcext:value-type="float">
            <text:p>7.75541622009516</text:p>
          </table:table-cell>
          <table:table-cell table:number-columns-repeated="8"/>
        </table:table-row>
        <table:table-row table:style-name="ro1">
          <table:table-cell office:value-type="float" office:value="2257" calcext:value-type="float">
            <text:p>2.26E+03</text:p>
          </table:table-cell>
          <table:table-cell office:value-type="float" office:value="0.0000000000041724805" calcext:value-type="float">
            <text:p>4.17E-12</text:p>
          </table:table-cell>
          <table:table-cell/>
          <table:table-cell office:value-type="float" office:value="2257" calcext:value-type="float">
            <text:p>2.26E+03</text:p>
          </table:table-cell>
          <table:table-cell office:value-type="float" office:value="0.0000000006905857" calcext:value-type="float">
            <text:p>6.91E-10</text:p>
          </table:table-cell>
          <table:table-cell/>
          <table:table-cell table:formula="of:=(1/[.D1110])*(10^4)" office:value-type="float" office:value="4.43066016836509" calcext:value-type="float">
            <text:p>4.43066016836509</text:p>
          </table:table-cell>
          <table:table-cell table:formula="of:=(2.5*LOG(([.E1110]/[.B1110]);10)-2.6)/0.38" office:value-type="float" office:value="7.75541622009516" calcext:value-type="float">
            <text:p>7.75541622009516</text:p>
          </table:table-cell>
          <table:table-cell table:number-columns-repeated="8"/>
        </table:table-row>
        <table:table-row table:style-name="ro1">
          <table:table-cell office:value-type="float" office:value="2258" calcext:value-type="float">
            <text:p>2.26E+03</text:p>
          </table:table-cell>
          <table:table-cell office:value-type="float" office:value="0.00000000000376562691167747" calcext:value-type="float">
            <text:p>3.77E-12</text:p>
          </table:table-cell>
          <table:table-cell/>
          <table:table-cell office:value-type="float" office:value="2258" calcext:value-type="float">
            <text:p>2.26E+03</text:p>
          </table:table-cell>
          <table:table-cell office:value-type="float" office:value="0.000000000736532024048901" calcext:value-type="float">
            <text:p>7.37E-10</text:p>
          </table:table-cell>
          <table:table-cell/>
          <table:table-cell table:formula="of:=(1/[.D1111])*(10^4)" office:value-type="float" office:value="4.42869796279894" calcext:value-type="float">
            <text:p>4.42869796279894</text:p>
          </table:table-cell>
          <table:table-cell table:formula="of:=(2.5*LOG(([.E1111]/[.B1111]);10)-2.6)/0.38" office:value-type="float" office:value="8.23259437784015" calcext:value-type="float">
            <text:p>8.23259437784015</text:p>
          </table:table-cell>
          <table:table-cell table:number-columns-repeated="8"/>
        </table:table-row>
        <table:table-row table:style-name="ro1">
          <table:table-cell office:value-type="float" office:value="2259" calcext:value-type="float">
            <text:p>2.26E+03</text:p>
          </table:table-cell>
          <table:table-cell office:value-type="float" office:value="0.0000000000037650156" calcext:value-type="float">
            <text:p>3.77E-12</text:p>
          </table:table-cell>
          <table:table-cell/>
          <table:table-cell office:value-type="float" office:value="2259" calcext:value-type="float">
            <text:p>2.26E+03</text:p>
          </table:table-cell>
          <table:table-cell office:value-type="float" office:value="0.00000000073660106" calcext:value-type="float">
            <text:p>7.37E-10</text:p>
          </table:table-cell>
          <table:table-cell/>
          <table:table-cell table:formula="of:=(1/[.D1112])*(10^4)" office:value-type="float" office:value="4.42673749446658" calcext:value-type="float">
            <text:p>4.42673749446658</text:p>
          </table:table-cell>
          <table:table-cell table:formula="of:=(2.5*LOG(([.E1112]/[.B1112]);10)-2.6)/0.38" office:value-type="float" office:value="8.23332604925827" calcext:value-type="float">
            <text:p>8.23332604925827</text:p>
          </table:table-cell>
          <table:table-cell table:number-columns-repeated="8"/>
        </table:table-row>
        <table:table-row table:style-name="ro1">
          <table:table-cell office:value-type="float" office:value="2260" calcext:value-type="float">
            <text:p>2.26E+03</text:p>
          </table:table-cell>
          <table:table-cell office:value-type="float" office:value="0.00000000000380127062279846" calcext:value-type="float">
            <text:p>3.80E-12</text:p>
          </table:table-cell>
          <table:table-cell/>
          <table:table-cell office:value-type="float" office:value="2260" calcext:value-type="float">
            <text:p>2.26E+03</text:p>
          </table:table-cell>
          <table:table-cell office:value-type="float" office:value="0.000000000729190784793254" calcext:value-type="float">
            <text:p>7.29E-10</text:p>
          </table:table-cell>
          <table:table-cell/>
          <table:table-cell table:formula="of:=(1/[.D1113])*(10^4)" office:value-type="float" office:value="4.42477876106195" calcext:value-type="float">
            <text:p>4.42477876106195</text:p>
          </table:table-cell>
          <table:table-cell table:formula="of:=(2.5*LOG(([.E1113]/[.B1113]);10)-2.6)/0.38" office:value-type="float" office:value="8.17705514655829" calcext:value-type="float">
            <text:p>8.17705514655829</text:p>
          </table:table-cell>
          <table:table-cell table:number-columns-repeated="8"/>
        </table:table-row>
        <table:table-row table:style-name="ro1">
          <table:table-cell office:value-type="float" office:value="2261" calcext:value-type="float">
            <text:p>2.26E+03</text:p>
          </table:table-cell>
          <table:table-cell office:value-type="float" office:value="0.0000000000038750322" calcext:value-type="float">
            <text:p>3.88E-12</text:p>
          </table:table-cell>
          <table:table-cell/>
          <table:table-cell office:value-type="float" office:value="2261" calcext:value-type="float">
            <text:p>2.26E+03</text:p>
          </table:table-cell>
          <table:table-cell office:value-type="float" office:value="0.00000000071411443" calcext:value-type="float">
            <text:p>7.14E-10</text:p>
          </table:table-cell>
          <table:table-cell/>
          <table:table-cell table:formula="of:=(1/[.D1114])*(10^4)" office:value-type="float" office:value="4.42282176028306" calcext:value-type="float">
            <text:p>4.42282176028306</text:p>
          </table:table-cell>
          <table:table-cell table:formula="of:=(2.5*LOG(([.E1114]/[.B1114]);10)-2.6)/0.38" office:value-type="float" office:value="8.06245061322746" calcext:value-type="float">
            <text:p>8.06245061322746</text:p>
          </table:table-cell>
          <table:table-cell table:number-columns-repeated="8"/>
        </table:table-row>
        <table:table-row table:style-name="ro1">
          <table:table-cell office:value-type="float" office:value="2262" calcext:value-type="float">
            <text:p>2.26E+03</text:p>
          </table:table-cell>
          <table:table-cell office:value-type="float" office:value="0.0000000000038750322" calcext:value-type="float">
            <text:p>3.88E-12</text:p>
          </table:table-cell>
          <table:table-cell/>
          <table:table-cell office:value-type="float" office:value="2262" calcext:value-type="float">
            <text:p>2.26E+03</text:p>
          </table:table-cell>
          <table:table-cell office:value-type="float" office:value="0.00000000071411443" calcext:value-type="float">
            <text:p>7.14E-10</text:p>
          </table:table-cell>
          <table:table-cell/>
          <table:table-cell table:formula="of:=(1/[.D1115])*(10^4)" office:value-type="float" office:value="4.42086648983201" calcext:value-type="float">
            <text:p>4.42086648983201</text:p>
          </table:table-cell>
          <table:table-cell table:formula="of:=(2.5*LOG(([.E1115]/[.B1115]);10)-2.6)/0.38" office:value-type="float" office:value="8.06245061322746" calcext:value-type="float">
            <text:p>8.06245061322746</text:p>
          </table:table-cell>
          <table:table-cell table:number-columns-repeated="8"/>
        </table:table-row>
        <table:table-row table:style-name="ro1">
          <table:table-cell office:value-type="float" office:value="2263" calcext:value-type="float">
            <text:p>2.26E+03</text:p>
          </table:table-cell>
          <table:table-cell office:value-type="float" office:value="0.00000000000413823934199994" calcext:value-type="float">
            <text:p>4.14E-12</text:p>
          </table:table-cell>
          <table:table-cell/>
          <table:table-cell office:value-type="float" office:value="2263" calcext:value-type="float">
            <text:p>2.26E+03</text:p>
          </table:table-cell>
          <table:table-cell office:value-type="float" office:value="0.000000000686804725600006" calcext:value-type="float">
            <text:p>6.87E-10</text:p>
          </table:table-cell>
          <table:table-cell/>
          <table:table-cell table:formula="of:=(1/[.D1116])*(10^4)" office:value-type="float" office:value="4.41891294741494" calcext:value-type="float">
            <text:p>4.41891294741494</text:p>
          </table:table-cell>
          <table:table-cell table:formula="of:=(2.5*LOG(([.E1116]/[.B1116]);10)-2.6)/0.38" office:value-type="float" office:value="7.76327414133675" calcext:value-type="float">
            <text:p>7.76327414133675</text:p>
          </table:table-cell>
          <table:table-cell table:number-columns-repeated="8"/>
        </table:table-row>
        <table:table-row table:style-name="ro1">
          <table:table-cell office:value-type="float" office:value="2264" calcext:value-type="float">
            <text:p>2.26E+03</text:p>
          </table:table-cell>
          <table:table-cell office:value-type="float" office:value="0.0000000000042738309" calcext:value-type="float">
            <text:p>4.27E-12</text:p>
          </table:table-cell>
          <table:table-cell/>
          <table:table-cell office:value-type="float" office:value="2264" calcext:value-type="float">
            <text:p>2.26E+03</text:p>
          </table:table-cell>
          <table:table-cell office:value-type="float" office:value="0.00000000067273609" calcext:value-type="float">
            <text:p>6.73E-10</text:p>
          </table:table-cell>
          <table:table-cell/>
          <table:table-cell table:formula="of:=(1/[.D1117])*(10^4)" office:value-type="float" office:value="4.41696113074205" calcext:value-type="float">
            <text:p>4.41696113074205</text:p>
          </table:table-cell>
          <table:table-cell table:formula="of:=(2.5*LOG(([.E1117]/[.B1117]);10)-2.6)/0.38" office:value-type="float" office:value="7.61202231591005" calcext:value-type="float">
            <text:p>7.61202231591005</text:p>
          </table:table-cell>
          <table:table-cell table:number-columns-repeated="8"/>
        </table:table-row>
        <table:table-row table:style-name="ro1">
          <table:table-cell office:value-type="float" office:value="2265" calcext:value-type="float">
            <text:p>2.27E+03</text:p>
          </table:table-cell>
          <table:table-cell office:value-type="float" office:value="0.0000000000042738309" calcext:value-type="float">
            <text:p>4.27E-12</text:p>
          </table:table-cell>
          <table:table-cell/>
          <table:table-cell office:value-type="float" office:value="2265" calcext:value-type="float">
            <text:p>2.27E+03</text:p>
          </table:table-cell>
          <table:table-cell office:value-type="float" office:value="0.00000000067273609" calcext:value-type="float">
            <text:p>6.73E-10</text:p>
          </table:table-cell>
          <table:table-cell/>
          <table:table-cell table:formula="of:=(1/[.D1118])*(10^4)" office:value-type="float" office:value="4.41501103752759" calcext:value-type="float">
            <text:p>4.41501103752759</text:p>
          </table:table-cell>
          <table:table-cell table:formula="of:=(2.5*LOG(([.E1118]/[.B1118]);10)-2.6)/0.38" office:value-type="float" office:value="7.61202231591005" calcext:value-type="float">
            <text:p>7.61202231591005</text:p>
          </table:table-cell>
          <table:table-cell table:number-columns-repeated="8"/>
        </table:table-row>
        <table:table-row table:style-name="ro1">
          <table:table-cell office:value-type="float" office:value="2266" calcext:value-type="float">
            <text:p>2.27E+03</text:p>
          </table:table-cell>
          <table:table-cell office:value-type="float" office:value="0.00000000000477224258043028" calcext:value-type="float">
            <text:p>4.77E-12</text:p>
          </table:table-cell>
          <table:table-cell/>
          <table:table-cell office:value-type="float" office:value="2266" calcext:value-type="float">
            <text:p>2.27E+03</text:p>
          </table:table-cell>
          <table:table-cell office:value-type="float" office:value="0.000000000728235092928819" calcext:value-type="float">
            <text:p>7.28E-10</text:p>
          </table:table-cell>
          <table:table-cell/>
          <table:table-cell table:formula="of:=(1/[.D1119])*(10^4)" office:value-type="float" office:value="4.41306266548985" calcext:value-type="float">
            <text:p>4.41306266548985</text:p>
          </table:table-cell>
          <table:table-cell table:formula="of:=(2.5*LOG(([.E1119]/[.B1119]);10)-2.6)/0.38" office:value-type="float" office:value="7.52334928886733" calcext:value-type="float">
            <text:p>7.52334928886733</text:p>
          </table:table-cell>
          <table:table-cell table:number-columns-repeated="8"/>
        </table:table-row>
        <table:table-row table:style-name="ro1">
          <table:table-cell office:value-type="float" office:value="2267" calcext:value-type="float">
            <text:p>2.27E+03</text:p>
          </table:table-cell>
          <table:table-cell office:value-type="float" office:value="0.0000000000047770238" calcext:value-type="float">
            <text:p>4.78E-12</text:p>
          </table:table-cell>
          <table:table-cell/>
          <table:table-cell office:value-type="float" office:value="2267" calcext:value-type="float">
            <text:p>2.27E+03</text:p>
          </table:table-cell>
          <table:table-cell office:value-type="float" office:value="0.00000000072876749" calcext:value-type="float">
            <text:p>7.29E-10</text:p>
          </table:table-cell>
          <table:table-cell/>
          <table:table-cell table:formula="of:=(1/[.D1120])*(10^4)" office:value-type="float" office:value="4.41111601235112" calcext:value-type="float">
            <text:p>4.41111601235112</text:p>
          </table:table-cell>
          <table:table-cell table:formula="of:=(2.5*LOG(([.E1120]/[.B1120]);10)-2.6)/0.38" office:value-type="float" office:value="7.522576221624" calcext:value-type="float">
            <text:p>7.522576221624</text:p>
          </table:table-cell>
          <table:table-cell table:number-columns-repeated="8"/>
        </table:table-row>
        <table:table-row table:style-name="ro1">
          <table:table-cell office:value-type="float" office:value="2268" calcext:value-type="float">
            <text:p>2.27E+03</text:p>
          </table:table-cell>
          <table:table-cell office:value-type="float" office:value="0.00000000000487394328645001" calcext:value-type="float">
            <text:p>4.87E-12</text:p>
          </table:table-cell>
          <table:table-cell/>
          <table:table-cell office:value-type="float" office:value="2268" calcext:value-type="float">
            <text:p>2.27E+03</text:p>
          </table:table-cell>
          <table:table-cell office:value-type="float" office:value="0.000000000725838608925" calcext:value-type="float">
            <text:p>7.26E-10</text:p>
          </table:table-cell>
          <table:table-cell/>
          <table:table-cell table:formula="of:=(1/[.D1121])*(10^4)" office:value-type="float" office:value="4.40917107583774" calcext:value-type="float">
            <text:p>4.40917107583774</text:p>
          </table:table-cell>
          <table:table-cell table:formula="of:=(2.5*LOG(([.E1121]/[.B1121]);10)-2.6)/0.38" office:value-type="float" office:value="7.45368154042617" calcext:value-type="float">
            <text:p>7.45368154042617</text:p>
          </table:table-cell>
          <table:table-cell table:number-columns-repeated="8"/>
        </table:table-row>
        <table:table-row table:style-name="ro1">
          <table:table-cell office:value-type="float" office:value="2269" calcext:value-type="float">
            <text:p>2.27E+03</text:p>
          </table:table-cell>
          <table:table-cell office:value-type="float" office:value="0.0000000000050784841" calcext:value-type="float">
            <text:p>5.08E-12</text:p>
          </table:table-cell>
          <table:table-cell/>
          <table:table-cell office:value-type="float" office:value="2269" calcext:value-type="float">
            <text:p>2.27E+03</text:p>
          </table:table-cell>
          <table:table-cell office:value-type="float" office:value="0.00000000071965744" calcext:value-type="float">
            <text:p>7.20E-10</text:p>
          </table:table-cell>
          <table:table-cell/>
          <table:table-cell table:formula="of:=(1/[.D1122])*(10^4)" office:value-type="float" office:value="4.40722785368004" calcext:value-type="float">
            <text:p>4.40722785368004</text:p>
          </table:table-cell>
          <table:table-cell table:formula="of:=(2.5*LOG(([.E1122]/[.B1122]);10)-2.6)/0.38" office:value-type="float" office:value="7.3117876481637" calcext:value-type="float">
            <text:p>7.3117876481637</text:p>
          </table:table-cell>
          <table:table-cell table:number-columns-repeated="8"/>
        </table:table-row>
        <table:table-row table:style-name="ro1">
          <table:table-cell office:value-type="float" office:value="2270" calcext:value-type="float">
            <text:p>2.27E+03</text:p>
          </table:table-cell>
          <table:table-cell office:value-type="float" office:value="0.0000000000050784841" calcext:value-type="float">
            <text:p>5.08E-12</text:p>
          </table:table-cell>
          <table:table-cell/>
          <table:table-cell office:value-type="float" office:value="2270" calcext:value-type="float">
            <text:p>2.27E+03</text:p>
          </table:table-cell>
          <table:table-cell office:value-type="float" office:value="0.00000000071965744" calcext:value-type="float">
            <text:p>7.20E-10</text:p>
          </table:table-cell>
          <table:table-cell/>
          <table:table-cell table:formula="of:=(1/[.D1123])*(10^4)" office:value-type="float" office:value="4.40528634361234" calcext:value-type="float">
            <text:p>4.40528634361234</text:p>
          </table:table-cell>
          <table:table-cell table:formula="of:=(2.5*LOG(([.E1123]/[.B1123]);10)-2.6)/0.38" office:value-type="float" office:value="7.3117876481637" calcext:value-type="float">
            <text:p>7.3117876481637</text:p>
          </table:table-cell>
          <table:table-cell table:number-columns-repeated="8"/>
        </table:table-row>
        <table:table-row table:style-name="ro1">
          <table:table-cell office:value-type="float" office:value="2271" calcext:value-type="float">
            <text:p>2.27E+03</text:p>
          </table:table-cell>
          <table:table-cell office:value-type="float" office:value="0.00000000000500572293893738" calcext:value-type="float">
            <text:p>5.01E-12</text:p>
          </table:table-cell>
          <table:table-cell/>
          <table:table-cell office:value-type="float" office:value="2271" calcext:value-type="float">
            <text:p>2.27E+03</text:p>
          </table:table-cell>
          <table:table-cell office:value-type="float" office:value="0.000000000710711532961897" calcext:value-type="float">
            <text:p>7.11E-10</text:p>
          </table:table-cell>
          <table:table-cell/>
          <table:table-cell table:formula="of:=(1/[.D1124])*(10^4)" office:value-type="float" office:value="4.40334654337296" calcext:value-type="float">
            <text:p>4.40334654337296</text:p>
          </table:table-cell>
          <table:table-cell table:formula="of:=(2.5*LOG(([.E1124]/[.B1124]);10)-2.6)/0.38" office:value-type="float" office:value="7.31727996522273" calcext:value-type="float">
            <text:p>7.31727996522273</text:p>
          </table:table-cell>
          <table:table-cell table:number-columns-repeated="8"/>
        </table:table-row>
        <table:table-row table:style-name="ro1">
          <table:table-cell office:value-type="float" office:value="2272" calcext:value-type="float">
            <text:p>2.27E+03</text:p>
          </table:table-cell>
          <table:table-cell office:value-type="float" office:value="0.00000000000496698" calcext:value-type="float">
            <text:p>4.97E-12</text:p>
          </table:table-cell>
          <table:table-cell/>
          <table:table-cell office:value-type="float" office:value="2272" calcext:value-type="float">
            <text:p>2.27E+03</text:p>
          </table:table-cell>
          <table:table-cell office:value-type="float" office:value="0.00000000070594813" calcext:value-type="float">
            <text:p>7.06E-10</text:p>
          </table:table-cell>
          <table:table-cell/>
          <table:table-cell table:formula="of:=(1/[.D1125])*(10^4)" office:value-type="float" office:value="4.40140845070422" calcext:value-type="float">
            <text:p>4.40140845070422</text:p>
          </table:table-cell>
          <table:table-cell table:formula="of:=(2.5*LOG(([.E1125]/[.B1125]);10)-2.6)/0.38" office:value-type="float" office:value="7.32026566369127" calcext:value-type="float">
            <text:p>7.32026566369127</text:p>
          </table:table-cell>
          <table:table-cell table:number-columns-repeated="8"/>
        </table:table-row>
        <table:table-row table:style-name="ro1">
          <table:table-cell office:value-type="float" office:value="2273" calcext:value-type="float">
            <text:p>2.27E+03</text:p>
          </table:table-cell>
          <table:table-cell office:value-type="float" office:value="0.00000000000496698" calcext:value-type="float">
            <text:p>4.97E-12</text:p>
          </table:table-cell>
          <table:table-cell/>
          <table:table-cell office:value-type="float" office:value="2273" calcext:value-type="float">
            <text:p>2.27E+03</text:p>
          </table:table-cell>
          <table:table-cell office:value-type="float" office:value="0.00000000070594813" calcext:value-type="float">
            <text:p>7.06E-10</text:p>
          </table:table-cell>
          <table:table-cell/>
          <table:table-cell table:formula="of:=(1/[.D1126])*(10^4)" office:value-type="float" office:value="4.3994720633524" calcext:value-type="float">
            <text:p>4.3994720633524</text:p>
          </table:table-cell>
          <table:table-cell table:formula="of:=(2.5*LOG(([.E1126]/[.B1126]);10)-2.6)/0.38" office:value-type="float" office:value="7.32026566369127" calcext:value-type="float">
            <text:p>7.32026566369127</text:p>
          </table:table-cell>
          <table:table-cell table:number-columns-repeated="8"/>
        </table:table-row>
        <table:table-row table:style-name="ro1">
          <table:table-cell office:value-type="float" office:value="2274" calcext:value-type="float">
            <text:p>2.27E+03</text:p>
          </table:table-cell>
          <table:table-cell office:value-type="float" office:value="0.00000000000511024212510003" calcext:value-type="float">
            <text:p>5.11E-12</text:p>
          </table:table-cell>
          <table:table-cell/>
          <table:table-cell office:value-type="float" office:value="2274" calcext:value-type="float">
            <text:p>2.27E+03</text:p>
          </table:table-cell>
          <table:table-cell office:value-type="float" office:value="0.000000000690046030869997" calcext:value-type="float">
            <text:p>6.90E-10</text:p>
          </table:table-cell>
          <table:table-cell/>
          <table:table-cell table:formula="of:=(1/[.D1127])*(10^4)" office:value-type="float" office:value="4.39753737906772" calcext:value-type="float">
            <text:p>4.39753737906772</text:p>
          </table:table-cell>
          <table:table-cell table:formula="of:=(2.5*LOG(([.E1127]/[.B1127]);10)-2.6)/0.38" office:value-type="float" office:value="7.1739248981329" calcext:value-type="float">
            <text:p>7.1739248981329</text:p>
          </table:table-cell>
          <table:table-cell table:number-columns-repeated="8"/>
        </table:table-row>
        <table:table-row table:style-name="ro1">
          <table:table-cell office:value-type="float" office:value="2275" calcext:value-type="float">
            <text:p>2.28E+03</text:p>
          </table:table-cell>
          <table:table-cell office:value-type="float" office:value="0.0000000000051127197" calcext:value-type="float">
            <text:p>5.11E-12</text:p>
          </table:table-cell>
          <table:table-cell/>
          <table:table-cell office:value-type="float" office:value="2275" calcext:value-type="float">
            <text:p>2.28E+03</text:p>
          </table:table-cell>
          <table:table-cell office:value-type="float" office:value="0.00000000068977102" calcext:value-type="float">
            <text:p>6.90E-10</text:p>
          </table:table-cell>
          <table:table-cell/>
          <table:table-cell table:formula="of:=(1/[.D1128])*(10^4)" office:value-type="float" office:value="4.3956043956044" calcext:value-type="float">
            <text:p>4.3956043956044</text:p>
          </table:table-cell>
          <table:table-cell table:formula="of:=(2.5*LOG(([.E1128]/[.B1128]);10)-2.6)/0.38" office:value-type="float" office:value="7.17140105522644" calcext:value-type="float">
            <text:p>7.17140105522644</text:p>
          </table:table-cell>
          <table:table-cell table:number-columns-repeated="8"/>
        </table:table-row>
        <table:table-row table:style-name="ro1">
          <table:table-cell office:value-type="float" office:value="2276" calcext:value-type="float">
            <text:p>2.28E+03</text:p>
          </table:table-cell>
          <table:table-cell office:value-type="float" office:value="0.00000000000524386038739206" calcext:value-type="float">
            <text:p>5.24E-12</text:p>
          </table:table-cell>
          <table:table-cell/>
          <table:table-cell office:value-type="float" office:value="2276" calcext:value-type="float">
            <text:p>2.28E+03</text:p>
          </table:table-cell>
          <table:table-cell office:value-type="float" office:value="0.000000000699140025992565" calcext:value-type="float">
            <text:p>6.99E-10</text:p>
          </table:table-cell>
          <table:table-cell/>
          <table:table-cell table:formula="of:=(1/[.D1129])*(10^4)" office:value-type="float" office:value="4.39367311072056" calcext:value-type="float">
            <text:p>4.39367311072056</text:p>
          </table:table-cell>
          <table:table-cell table:formula="of:=(2.5*LOG(([.E1129]/[.B1129]);10)-2.6)/0.38" office:value-type="float" office:value="7.13758582783101" calcext:value-type="float">
            <text:p>7.13758582783101</text:p>
          </table:table-cell>
          <table:table-cell table:number-columns-repeated="8"/>
        </table:table-row>
        <table:table-row table:style-name="ro1">
          <table:table-cell office:value-type="float" office:value="2277" calcext:value-type="float">
            <text:p>2.28E+03</text:p>
          </table:table-cell>
          <table:table-cell office:value-type="float" office:value="0.0000000000055310851" calcext:value-type="float">
            <text:p>5.53E-12</text:p>
          </table:table-cell>
          <table:table-cell/>
          <table:table-cell office:value-type="float" office:value="2277" calcext:value-type="float">
            <text:p>2.28E+03</text:p>
          </table:table-cell>
          <table:table-cell office:value-type="float" office:value="0.00000000071966005" calcext:value-type="float">
            <text:p>7.20E-10</text:p>
          </table:table-cell>
          <table:table-cell/>
          <table:table-cell table:formula="of:=(1/[.D1130])*(10^4)" office:value-type="float" office:value="4.39174352217831" calcext:value-type="float">
            <text:p>4.39174352217831</text:p>
          </table:table-cell>
          <table:table-cell table:formula="of:=(2.5*LOG(([.E1130]/[.B1130]);10)-2.6)/0.38" office:value-type="float" office:value="7.06787535648973" calcext:value-type="float">
            <text:p>7.06787535648973</text:p>
          </table:table-cell>
          <table:table-cell table:number-columns-repeated="8"/>
        </table:table-row>
        <table:table-row table:style-name="ro1">
          <table:table-cell office:value-type="float" office:value="2278" calcext:value-type="float">
            <text:p>2.28E+03</text:p>
          </table:table-cell>
          <table:table-cell office:value-type="float" office:value="0.0000000000055310851" calcext:value-type="float">
            <text:p>5.53E-12</text:p>
          </table:table-cell>
          <table:table-cell/>
          <table:table-cell office:value-type="float" office:value="2278" calcext:value-type="float">
            <text:p>2.28E+03</text:p>
          </table:table-cell>
          <table:table-cell office:value-type="float" office:value="0.00000000071966005" calcext:value-type="float">
            <text:p>7.20E-10</text:p>
          </table:table-cell>
          <table:table-cell/>
          <table:table-cell table:formula="of:=(1/[.D1131])*(10^4)" office:value-type="float" office:value="4.38981562774363" calcext:value-type="float">
            <text:p>4.38981562774363</text:p>
          </table:table-cell>
          <table:table-cell table:formula="of:=(2.5*LOG(([.E1131]/[.B1131]);10)-2.6)/0.38" office:value-type="float" office:value="7.06787535648973" calcext:value-type="float">
            <text:p>7.06787535648973</text:p>
          </table:table-cell>
          <table:table-cell table:number-columns-repeated="8"/>
        </table:table-row>
        <table:table-row table:style-name="ro1">
          <table:table-cell office:value-type="float" office:value="2279" calcext:value-type="float">
            <text:p>2.28E+03</text:p>
          </table:table-cell>
          <table:table-cell office:value-type="float" office:value="0.00000000000557847318435942" calcext:value-type="float">
            <text:p>5.58E-12</text:p>
          </table:table-cell>
          <table:table-cell/>
          <table:table-cell office:value-type="float" office:value="2279" calcext:value-type="float">
            <text:p>2.28E+03</text:p>
          </table:table-cell>
          <table:table-cell office:value-type="float" office:value="0.000000000685776931585528" calcext:value-type="float">
            <text:p>6.86E-10</text:p>
          </table:table-cell>
          <table:table-cell/>
          <table:table-cell table:formula="of:=(1/[.D1132])*(10^4)" office:value-type="float" office:value="4.38788942518649" calcext:value-type="float">
            <text:p>4.38788942518649</text:p>
          </table:table-cell>
          <table:table-cell table:formula="of:=(2.5*LOG(([.E1132]/[.B1132]);10)-2.6)/0.38" office:value-type="float" office:value="6.90570738352744" calcext:value-type="float">
            <text:p>6.90570738352744</text:p>
          </table:table-cell>
          <table:table-cell table:number-columns-repeated="8"/>
        </table:table-row>
        <table:table-row table:style-name="ro1">
          <table:table-cell office:value-type="float" office:value="2280" calcext:value-type="float">
            <text:p>2.28E+03</text:p>
          </table:table-cell>
          <table:table-cell office:value-type="float" office:value="0.0000000000056046071" calcext:value-type="float">
            <text:p>5.60E-12</text:p>
          </table:table-cell>
          <table:table-cell/>
          <table:table-cell office:value-type="float" office:value="2280" calcext:value-type="float">
            <text:p>2.28E+03</text:p>
          </table:table-cell>
          <table:table-cell office:value-type="float" office:value="0.00000000066709083" calcext:value-type="float">
            <text:p>6.67E-10</text:p>
          </table:table-cell>
          <table:table-cell/>
          <table:table-cell table:formula="of:=(1/[.D1133])*(10^4)" office:value-type="float" office:value="4.3859649122807" calcext:value-type="float">
            <text:p>4.3859649122807</text:p>
          </table:table-cell>
          <table:table-cell table:formula="of:=(2.5*LOG(([.E1133]/[.B1133]);10)-2.6)/0.38" office:value-type="float" office:value="6.81341972458566" calcext:value-type="float">
            <text:p>6.81341972458566</text:p>
          </table:table-cell>
          <table:table-cell table:number-columns-repeated="8"/>
        </table:table-row>
        <table:table-row table:style-name="ro1">
          <table:table-cell office:value-type="float" office:value="2281" calcext:value-type="float">
            <text:p>2.28E+03</text:p>
          </table:table-cell>
          <table:table-cell office:value-type="float" office:value="0.0000000000056046071" calcext:value-type="float">
            <text:p>5.60E-12</text:p>
          </table:table-cell>
          <table:table-cell/>
          <table:table-cell office:value-type="float" office:value="2281" calcext:value-type="float">
            <text:p>2.28E+03</text:p>
          </table:table-cell>
          <table:table-cell office:value-type="float" office:value="0.00000000066709083" calcext:value-type="float">
            <text:p>6.67E-10</text:p>
          </table:table-cell>
          <table:table-cell/>
          <table:table-cell table:formula="of:=(1/[.D1134])*(10^4)" office:value-type="float" office:value="4.38404208680403" calcext:value-type="float">
            <text:p>4.38404208680403</text:p>
          </table:table-cell>
          <table:table-cell table:formula="of:=(2.5*LOG(([.E1134]/[.B1134]);10)-2.6)/0.38" office:value-type="float" office:value="6.81341972458566" calcext:value-type="float">
            <text:p>6.81341972458566</text:p>
          </table:table-cell>
          <table:table-cell table:number-columns-repeated="8"/>
        </table:table-row>
        <table:table-row table:style-name="ro1">
          <table:table-cell office:value-type="float" office:value="2282" calcext:value-type="float">
            <text:p>2.28E+03</text:p>
          </table:table-cell>
          <table:table-cell office:value-type="float" office:value="0.00000000000479901403250008" calcext:value-type="float">
            <text:p>4.80E-12</text:p>
          </table:table-cell>
          <table:table-cell/>
          <table:table-cell office:value-type="float" office:value="2282" calcext:value-type="float">
            <text:p>2.28E+03</text:p>
          </table:table-cell>
          <table:table-cell office:value-type="float" office:value="0.00000000066372213675" calcext:value-type="float">
            <text:p>6.64E-10</text:p>
          </table:table-cell>
          <table:table-cell/>
          <table:table-cell table:formula="of:=(1/[.D1135])*(10^4)" office:value-type="float" office:value="4.38212094653813" calcext:value-type="float">
            <text:p>4.38212094653813</text:p>
          </table:table-cell>
          <table:table-cell table:formula="of:=(2.5*LOG(([.E1135]/[.B1135]);10)-2.6)/0.38" office:value-type="float" office:value="7.24233080812202" calcext:value-type="float">
            <text:p>7.24233080812202</text:p>
          </table:table-cell>
          <table:table-cell table:number-columns-repeated="8"/>
        </table:table-row>
        <table:table-row table:style-name="ro1">
          <table:table-cell office:value-type="float" office:value="2283" calcext:value-type="float">
            <text:p>2.28E+03</text:p>
          </table:table-cell>
          <table:table-cell office:value-type="float" office:value="0.0000000000047783578" calcext:value-type="float">
            <text:p>4.78E-12</text:p>
          </table:table-cell>
          <table:table-cell/>
          <table:table-cell office:value-type="float" office:value="2283" calcext:value-type="float">
            <text:p>2.28E+03</text:p>
          </table:table-cell>
          <table:table-cell office:value-type="float" office:value="0.00000000066363576" calcext:value-type="float">
            <text:p>6.64E-10</text:p>
          </table:table-cell>
          <table:table-cell/>
          <table:table-cell table:formula="of:=(1/[.D1136])*(10^4)" office:value-type="float" office:value="4.38020148926851" calcext:value-type="float">
            <text:p>4.38020148926851</text:p>
          </table:table-cell>
          <table:table-cell table:formula="of:=(2.5*LOG(([.E1136]/[.B1136]);10)-2.6)/0.38" office:value-type="float" office:value="7.25428364238312" calcext:value-type="float">
            <text:p>7.25428364238312</text:p>
          </table:table-cell>
          <table:table-cell table:number-columns-repeated="8"/>
        </table:table-row>
        <table:table-row table:style-name="ro1">
          <table:table-cell office:value-type="float" office:value="2284" calcext:value-type="float">
            <text:p>2.28E+03</text:p>
          </table:table-cell>
          <table:table-cell office:value-type="float" office:value="0.00000000000502136188207615" calcext:value-type="float">
            <text:p>5.02E-12</text:p>
          </table:table-cell>
          <table:table-cell/>
          <table:table-cell office:value-type="float" office:value="2284" calcext:value-type="float">
            <text:p>2.28E+03</text:p>
          </table:table-cell>
          <table:table-cell office:value-type="float" office:value="0.000000000680084159542484" calcext:value-type="float">
            <text:p>6.80E-10</text:p>
          </table:table-cell>
          <table:table-cell/>
          <table:table-cell table:formula="of:=(1/[.D1137])*(10^4)" office:value-type="float" office:value="4.37828371278459" calcext:value-type="float">
            <text:p>4.37828371278459</text:p>
          </table:table-cell>
          <table:table-cell table:formula="of:=(2.5*LOG(([.E1137]/[.B1137]);10)-2.6)/0.38" office:value-type="float" office:value="7.18250748656515" calcext:value-type="float">
            <text:p>7.18250748656515</text:p>
          </table:table-cell>
          <table:table-cell table:number-columns-repeated="8"/>
        </table:table-row>
        <table:table-row table:style-name="ro1">
          <table:table-cell office:value-type="float" office:value="2285" calcext:value-type="float">
            <text:p>2.29E+03</text:p>
          </table:table-cell>
          <table:table-cell office:value-type="float" office:value="0.000000000005573892" calcext:value-type="float">
            <text:p>5.57E-12</text:p>
          </table:table-cell>
          <table:table-cell/>
          <table:table-cell office:value-type="float" office:value="2285" calcext:value-type="float">
            <text:p>2.29E+03</text:p>
          </table:table-cell>
          <table:table-cell office:value-type="float" office:value="0.00000000071748368" calcext:value-type="float">
            <text:p>7.17E-10</text:p>
          </table:table-cell>
          <table:table-cell/>
          <table:table-cell table:formula="of:=(1/[.D1138])*(10^4)" office:value-type="float" office:value="4.37636761487965" calcext:value-type="float">
            <text:p>4.37636761487965</text:p>
          </table:table-cell>
          <table:table-cell table:formula="of:=(2.5*LOG(([.E1138]/[.B1138]);10)-2.6)/0.38" office:value-type="float" office:value="7.03719393051151" calcext:value-type="float">
            <text:p>7.03719393051151</text:p>
          </table:table-cell>
          <table:table-cell table:number-columns-repeated="8"/>
        </table:table-row>
        <table:table-row table:style-name="ro1">
          <table:table-cell office:value-type="float" office:value="2286" calcext:value-type="float">
            <text:p>2.29E+03</text:p>
          </table:table-cell>
          <table:table-cell office:value-type="float" office:value="0.000000000005573892" calcext:value-type="float">
            <text:p>5.57E-12</text:p>
          </table:table-cell>
          <table:table-cell/>
          <table:table-cell office:value-type="float" office:value="2286" calcext:value-type="float">
            <text:p>2.29E+03</text:p>
          </table:table-cell>
          <table:table-cell office:value-type="float" office:value="0.00000000071748368" calcext:value-type="float">
            <text:p>7.17E-10</text:p>
          </table:table-cell>
          <table:table-cell/>
          <table:table-cell table:formula="of:=(1/[.D1139])*(10^4)" office:value-type="float" office:value="4.37445319335083" calcext:value-type="float">
            <text:p>4.37445319335083</text:p>
          </table:table-cell>
          <table:table-cell table:formula="of:=(2.5*LOG(([.E1139]/[.B1139]);10)-2.6)/0.38" office:value-type="float" office:value="7.03719393051151" calcext:value-type="float">
            <text:p>7.03719393051151</text:p>
          </table:table-cell>
          <table:table-cell table:number-columns-repeated="8"/>
        </table:table-row>
        <table:table-row table:style-name="ro1">
          <table:table-cell office:value-type="float" office:value="2287" calcext:value-type="float">
            <text:p>2.29E+03</text:p>
          </table:table-cell>
          <table:table-cell office:value-type="float" office:value="0.00000000000542427783759998" calcext:value-type="float">
            <text:p>5.42E-12</text:p>
          </table:table-cell>
          <table:table-cell/>
          <table:table-cell office:value-type="float" office:value="2287" calcext:value-type="float">
            <text:p>2.29E+03</text:p>
          </table:table-cell>
          <table:table-cell office:value-type="float" office:value="0.000000000735080078940003" calcext:value-type="float">
            <text:p>7.35E-10</text:p>
          </table:table-cell>
          <table:table-cell/>
          <table:table-cell table:formula="of:=(1/[.D1140])*(10^4)" office:value-type="float" office:value="4.37254044599913" calcext:value-type="float">
            <text:p>4.37254044599913</text:p>
          </table:table-cell>
          <table:table-cell table:formula="of:=(2.5*LOG(([.E1140]/[.B1140]);10)-2.6)/0.38" office:value-type="float" office:value="7.18416267643858" calcext:value-type="float">
            <text:p>7.18416267643858</text:p>
          </table:table-cell>
          <table:table-cell table:number-columns-repeated="8"/>
        </table:table-row>
        <table:table-row table:style-name="ro1">
          <table:table-cell office:value-type="float" office:value="2288" calcext:value-type="float">
            <text:p>2.29E+03</text:p>
          </table:table-cell>
          <table:table-cell office:value-type="float" office:value="0.0000000000053388344" calcext:value-type="float">
            <text:p>5.34E-12</text:p>
          </table:table-cell>
          <table:table-cell/>
          <table:table-cell office:value-type="float" office:value="2288" calcext:value-type="float">
            <text:p>2.29E+03</text:p>
          </table:table-cell>
          <table:table-cell office:value-type="float" office:value="0.00000000074512924" calcext:value-type="float">
            <text:p>7.45E-10</text:p>
          </table:table-cell>
          <table:table-cell/>
          <table:table-cell table:formula="of:=(1/[.D1141])*(10^4)" office:value-type="float" office:value="4.37062937062937" calcext:value-type="float">
            <text:p>4.37062937062937</text:p>
          </table:table-cell>
          <table:table-cell table:formula="of:=(2.5*LOG(([.E1141]/[.B1141]);10)-2.6)/0.38" office:value-type="float" office:value="7.26832339465452" calcext:value-type="float">
            <text:p>7.26832339465452</text:p>
          </table:table-cell>
          <table:table-cell table:number-columns-repeated="8"/>
        </table:table-row>
        <table:table-row table:style-name="ro1">
          <table:table-cell office:value-type="float" office:value="2289" calcext:value-type="float">
            <text:p>2.29E+03</text:p>
          </table:table-cell>
          <table:table-cell office:value-type="float" office:value="0.0000000000053388344" calcext:value-type="float">
            <text:p>5.34E-12</text:p>
          </table:table-cell>
          <table:table-cell/>
          <table:table-cell office:value-type="float" office:value="2289" calcext:value-type="float">
            <text:p>2.29E+03</text:p>
          </table:table-cell>
          <table:table-cell office:value-type="float" office:value="0.00000000074512924" calcext:value-type="float">
            <text:p>7.45E-10</text:p>
          </table:table-cell>
          <table:table-cell/>
          <table:table-cell table:formula="of:=(1/[.D1142])*(10^4)" office:value-type="float" office:value="4.36871996505024" calcext:value-type="float">
            <text:p>4.36871996505024</text:p>
          </table:table-cell>
          <table:table-cell table:formula="of:=(2.5*LOG(([.E1142]/[.B1142]);10)-2.6)/0.38" office:value-type="float" office:value="7.26832339465452" calcext:value-type="float">
            <text:p>7.26832339465452</text:p>
          </table:table-cell>
          <table:table-cell table:number-columns-repeated="8"/>
        </table:table-row>
        <table:table-row table:style-name="ro1">
          <table:table-cell office:value-type="float" office:value="2290" calcext:value-type="float">
            <text:p>2.29E+03</text:p>
          </table:table-cell>
          <table:table-cell office:value-type="float" office:value="0.00000000000536052926831278" calcext:value-type="float">
            <text:p>5.36E-12</text:p>
          </table:table-cell>
          <table:table-cell/>
          <table:table-cell office:value-type="float" office:value="2290" calcext:value-type="float">
            <text:p>2.29E+03</text:p>
          </table:table-cell>
          <table:table-cell office:value-type="float" office:value="0.000000000755748207315649" calcext:value-type="float">
            <text:p>7.56E-10</text:p>
          </table:table-cell>
          <table:table-cell/>
          <table:table-cell table:formula="of:=(1/[.D1143])*(10^4)" office:value-type="float" office:value="4.36681222707424" calcext:value-type="float">
            <text:p>4.36681222707424</text:p>
          </table:table-cell>
          <table:table-cell table:formula="of:=(2.5*LOG(([.E1143]/[.B1143]);10)-2.6)/0.38" office:value-type="float" office:value="7.29716746110391" calcext:value-type="float">
            <text:p>7.29716746110391</text:p>
          </table:table-cell>
          <table:table-cell table:number-columns-repeated="8"/>
        </table:table-row>
        <table:table-row table:style-name="ro1">
          <table:table-cell office:value-type="float" office:value="2291" calcext:value-type="float">
            <text:p>2.29E+03</text:p>
          </table:table-cell>
          <table:table-cell office:value-type="float" office:value="0.0000000000053612579" calcext:value-type="float">
            <text:p>5.36E-12</text:p>
          </table:table-cell>
          <table:table-cell/>
          <table:table-cell office:value-type="float" office:value="2291" calcext:value-type="float">
            <text:p>2.29E+03</text:p>
          </table:table-cell>
          <table:table-cell office:value-type="float" office:value="0.00000000075610485" calcext:value-type="float">
            <text:p>7.56E-10</text:p>
          </table:table-cell>
          <table:table-cell/>
          <table:table-cell table:formula="of:=(1/[.D1144])*(10^4)" office:value-type="float" office:value="4.36490615451768" calcext:value-type="float">
            <text:p>4.36490615451768</text:p>
          </table:table-cell>
          <table:table-cell table:formula="of:=(2.5*LOG(([.E1144]/[.B1144]);10)-2.6)/0.38" office:value-type="float" office:value="7.29812713577388" calcext:value-type="float">
            <text:p>7.29812713577388</text:p>
          </table:table-cell>
          <table:table-cell table:number-columns-repeated="8"/>
        </table:table-row>
        <table:table-row table:style-name="ro1">
          <table:table-cell office:value-type="float" office:value="2292" calcext:value-type="float">
            <text:p>2.29E+03</text:p>
          </table:table-cell>
          <table:table-cell office:value-type="float" office:value="0.00000000000520218252000012" calcext:value-type="float">
            <text:p>5.20E-12</text:p>
          </table:table-cell>
          <table:table-cell/>
          <table:table-cell office:value-type="float" office:value="2292" calcext:value-type="float">
            <text:p>2.29E+03</text:p>
          </table:table-cell>
          <table:table-cell office:value-type="float" office:value="0.000000000757639216239999" calcext:value-type="float">
            <text:p>7.58E-10</text:p>
          </table:table-cell>
          <table:table-cell/>
          <table:table-cell table:formula="of:=(1/[.D1145])*(10^4)" office:value-type="float" office:value="4.3630017452007" calcext:value-type="float">
            <text:p>4.3630017452007</text:p>
          </table:table-cell>
          <table:table-cell table:formula="of:=(2.5*LOG(([.E1145]/[.B1145]);10)-2.6)/0.38" office:value-type="float" office:value="7.38997934650936" calcext:value-type="float">
            <text:p>7.38997934650936</text:p>
          </table:table-cell>
          <table:table-cell table:number-columns-repeated="8"/>
        </table:table-row>
        <table:table-row table:style-name="ro1">
          <table:table-cell office:value-type="float" office:value="2293" calcext:value-type="float">
            <text:p>2.29E+03</text:p>
          </table:table-cell>
          <table:table-cell office:value-type="float" office:value="0.0000000000048274479" calcext:value-type="float">
            <text:p>4.83E-12</text:p>
          </table:table-cell>
          <table:table-cell/>
          <table:table-cell office:value-type="float" office:value="2293" calcext:value-type="float">
            <text:p>2.29E+03</text:p>
          </table:table-cell>
          <table:table-cell office:value-type="float" office:value="0.00000000076125373" calcext:value-type="float">
            <text:p>7.61E-10</text:p>
          </table:table-cell>
          <table:table-cell/>
          <table:table-cell table:formula="of:=(1/[.D1146])*(10^4)" office:value-type="float" office:value="4.36109899694723" calcext:value-type="float">
            <text:p>4.36109899694723</text:p>
          </table:table-cell>
          <table:table-cell table:formula="of:=(2.5*LOG(([.E1146]/[.B1146]);10)-2.6)/0.38" office:value-type="float" office:value="7.61718314626983" calcext:value-type="float">
            <text:p>7.61718314626983</text:p>
          </table:table-cell>
          <table:table-cell table:number-columns-repeated="8"/>
        </table:table-row>
        <table:table-row table:style-name="ro1">
          <table:table-cell office:value-type="float" office:value="2294" calcext:value-type="float">
            <text:p>2.29E+03</text:p>
          </table:table-cell>
          <table:table-cell office:value-type="float" office:value="0.0000000000048274479" calcext:value-type="float">
            <text:p>4.83E-12</text:p>
          </table:table-cell>
          <table:table-cell/>
          <table:table-cell office:value-type="float" office:value="2294" calcext:value-type="float">
            <text:p>2.29E+03</text:p>
          </table:table-cell>
          <table:table-cell office:value-type="float" office:value="0.00000000076125373" calcext:value-type="float">
            <text:p>7.61E-10</text:p>
          </table:table-cell>
          <table:table-cell/>
          <table:table-cell table:formula="of:=(1/[.D1147])*(10^4)" office:value-type="float" office:value="4.359197907585" calcext:value-type="float">
            <text:p>4.359197907585</text:p>
          </table:table-cell>
          <table:table-cell table:formula="of:=(2.5*LOG(([.E1147]/[.B1147]);10)-2.6)/0.38" office:value-type="float" office:value="7.61718314626983" calcext:value-type="float">
            <text:p>7.61718314626983</text:p>
          </table:table-cell>
          <table:table-cell table:number-columns-repeated="8"/>
        </table:table-row>
        <table:table-row table:style-name="ro1">
          <table:table-cell office:value-type="float" office:value="2295" calcext:value-type="float">
            <text:p>2.30E+03</text:p>
          </table:table-cell>
          <table:table-cell office:value-type="float" office:value="0.00000000000520556665449128" calcext:value-type="float">
            <text:p>5.21E-12</text:p>
          </table:table-cell>
          <table:table-cell/>
          <table:table-cell office:value-type="float" office:value="2295" calcext:value-type="float">
            <text:p>2.30E+03</text:p>
          </table:table-cell>
          <table:table-cell office:value-type="float" office:value="0.000000000719555210788222" calcext:value-type="float">
            <text:p>7.20E-10</text:p>
          </table:table-cell>
          <table:table-cell/>
          <table:table-cell table:formula="of:=(1/[.D1148])*(10^4)" office:value-type="float" office:value="4.35729847494553" calcext:value-type="float">
            <text:p>4.35729847494553</text:p>
          </table:table-cell>
          <table:table-cell table:formula="of:=(2.5*LOG(([.E1148]/[.B1148]);10)-2.6)/0.38" office:value-type="float" office:value="7.24076388682514" calcext:value-type="float">
            <text:p>7.24076388682514</text:p>
          </table:table-cell>
          <table:table-cell table:number-columns-repeated="8"/>
        </table:table-row>
        <table:table-row table:style-name="ro1">
          <table:table-cell office:value-type="float" office:value="2296" calcext:value-type="float">
            <text:p>2.30E+03</text:p>
          </table:table-cell>
          <table:table-cell office:value-type="float" office:value="0.0000000000054291107" calcext:value-type="float">
            <text:p>5.43E-12</text:p>
          </table:table-cell>
          <table:table-cell/>
          <table:table-cell office:value-type="float" office:value="2296" calcext:value-type="float">
            <text:p>2.30E+03</text:p>
          </table:table-cell>
          <table:table-cell office:value-type="float" office:value="0.00000000069490302" calcext:value-type="float">
            <text:p>6.95E-10</text:p>
          </table:table-cell>
          <table:table-cell/>
          <table:table-cell table:formula="of:=(1/[.D1149])*(10^4)" office:value-type="float" office:value="4.35540069686411" calcext:value-type="float">
            <text:p>4.35540069686411</text:p>
          </table:table-cell>
          <table:table-cell table:formula="of:=(2.5*LOG(([.E1149]/[.B1149]);10)-2.6)/0.38" office:value-type="float" office:value="7.02102303981561" calcext:value-type="float">
            <text:p>7.02102303981561</text:p>
          </table:table-cell>
          <table:table-cell table:number-columns-repeated="8"/>
        </table:table-row>
        <table:table-row table:style-name="ro1">
          <table:table-cell office:value-type="float" office:value="2297" calcext:value-type="float">
            <text:p>2.30E+03</text:p>
          </table:table-cell>
          <table:table-cell office:value-type="float" office:value="0.0000000000054291107" calcext:value-type="float">
            <text:p>5.43E-12</text:p>
          </table:table-cell>
          <table:table-cell/>
          <table:table-cell office:value-type="float" office:value="2297" calcext:value-type="float">
            <text:p>2.30E+03</text:p>
          </table:table-cell>
          <table:table-cell office:value-type="float" office:value="0.00000000069490302" calcext:value-type="float">
            <text:p>6.95E-10</text:p>
          </table:table-cell>
          <table:table-cell/>
          <table:table-cell table:formula="of:=(1/[.D1150])*(10^4)" office:value-type="float" office:value="4.3535045711798" calcext:value-type="float">
            <text:p>4.3535045711798</text:p>
          </table:table-cell>
          <table:table-cell table:formula="of:=(2.5*LOG(([.E1150]/[.B1150]);10)-2.6)/0.38" office:value-type="float" office:value="7.02102303981561" calcext:value-type="float">
            <text:p>7.02102303981561</text:p>
          </table:table-cell>
          <table:table-cell table:number-columns-repeated="8"/>
        </table:table-row>
        <table:table-row table:style-name="ro1">
          <table:table-cell office:value-type="float" office:value="2298" calcext:value-type="float">
            <text:p>2.30E+03</text:p>
          </table:table-cell>
          <table:table-cell office:value-type="float" office:value="0.00000000000474120577356638" calcext:value-type="float">
            <text:p>4.74E-12</text:p>
          </table:table-cell>
          <table:table-cell/>
          <table:table-cell office:value-type="float" office:value="2298" calcext:value-type="float">
            <text:p>2.30E+03</text:p>
          </table:table-cell>
          <table:table-cell office:value-type="float" office:value="0.000000000648858558925986" calcext:value-type="float">
            <text:p>6.49E-10</text:p>
          </table:table-cell>
          <table:table-cell/>
          <table:table-cell table:formula="of:=(1/[.D1151])*(10^4)" office:value-type="float" office:value="4.35161009573542" calcext:value-type="float">
            <text:p>4.35161009573542</text:p>
          </table:table-cell>
          <table:table-cell table:formula="of:=(2.5*LOG(([.E1151]/[.B1151]);10)-2.6)/0.38" office:value-type="float" office:value="7.21224495451714" calcext:value-type="float">
            <text:p>7.21224495451714</text:p>
          </table:table-cell>
          <table:table-cell table:number-columns-repeated="8"/>
        </table:table-row>
        <table:table-row table:style-name="ro1">
          <table:table-cell office:value-type="float" office:value="2299" calcext:value-type="float">
            <text:p>2.30E+03</text:p>
          </table:table-cell>
          <table:table-cell office:value-type="float" office:value="0.0000000000047121751" calcext:value-type="float">
            <text:p>4.71E-12</text:p>
          </table:table-cell>
          <table:table-cell/>
          <table:table-cell office:value-type="float" office:value="2299" calcext:value-type="float">
            <text:p>2.30E+03</text:p>
          </table:table-cell>
          <table:table-cell office:value-type="float" office:value="0.00000000064691541" calcext:value-type="float">
            <text:p>6.47E-10</text:p>
          </table:table-cell>
          <table:table-cell/>
          <table:table-cell table:formula="of:=(1/[.D1152])*(10^4)" office:value-type="float" office:value="4.34971726837756" calcext:value-type="float">
            <text:p>4.34971726837756</text:p>
          </table:table-cell>
          <table:table-cell table:formula="of:=(2.5*LOG(([.E1152]/[.B1152]);10)-2.6)/0.38" office:value-type="float" office:value="7.22122418699507" calcext:value-type="float">
            <text:p>7.22122418699507</text:p>
          </table:table-cell>
          <table:table-cell table:number-columns-repeated="8"/>
        </table:table-row>
        <table:table-row table:style-name="ro1">
          <table:table-cell office:value-type="float" office:value="2300" calcext:value-type="float">
            <text:p>2.30E+03</text:p>
          </table:table-cell>
          <table:table-cell office:value-type="float" office:value="0.00000000000498135443399997" calcext:value-type="float">
            <text:p>4.98E-12</text:p>
          </table:table-cell>
          <table:table-cell/>
          <table:table-cell office:value-type="float" office:value="2300" calcext:value-type="float">
            <text:p>2.30E+03</text:p>
          </table:table-cell>
          <table:table-cell office:value-type="float" office:value="0.000000000659999780799998" calcext:value-type="float">
            <text:p>6.60E-10</text:p>
          </table:table-cell>
          <table:table-cell/>
          <table:table-cell table:formula="of:=(1/[.D1153])*(10^4)" office:value-type="float" office:value="4.34782608695652" calcext:value-type="float">
            <text:p>4.34782608695652</text:p>
          </table:table-cell>
          <table:table-cell table:formula="of:=(2.5*LOG(([.E1153]/[.B1153]);10)-2.6)/0.38" office:value-type="float" office:value="7.11971281244958" calcext:value-type="float">
            <text:p>7.11971281244958</text:p>
          </table:table-cell>
          <table:table-cell table:number-columns-repeated="8"/>
        </table:table-row>
        <table:table-row table:style-name="ro1">
          <table:table-cell office:value-type="float" office:value="2301" calcext:value-type="float">
            <text:p>2.30E+03</text:p>
          </table:table-cell>
          <table:table-cell office:value-type="float" office:value="0.0000000000056403797" calcext:value-type="float">
            <text:p>5.64E-12</text:p>
          </table:table-cell>
          <table:table-cell/>
          <table:table-cell office:value-type="float" office:value="2301" calcext:value-type="float">
            <text:p>2.30E+03</text:p>
          </table:table-cell>
          <table:table-cell office:value-type="float" office:value="0.00000000069203393" calcext:value-type="float">
            <text:p>6.92E-10</text:p>
          </table:table-cell>
          <table:table-cell/>
          <table:table-cell table:formula="of:=(1/[.D1154])*(10^4)" office:value-type="float" office:value="4.34593654932638" calcext:value-type="float">
            <text:p>4.34593654932638</text:p>
          </table:table-cell>
          <table:table-cell table:formula="of:=(2.5*LOG(([.E1154]/[.B1154]);10)-2.6)/0.38" office:value-type="float" office:value="6.90012531116598" calcext:value-type="float">
            <text:p>6.90012531116598</text:p>
          </table:table-cell>
          <table:table-cell table:number-columns-repeated="8"/>
        </table:table-row>
        <table:table-row table:style-name="ro1">
          <table:table-cell office:value-type="float" office:value="2302" calcext:value-type="float">
            <text:p>2.30E+03</text:p>
          </table:table-cell>
          <table:table-cell office:value-type="float" office:value="0.0000000000056403797" calcext:value-type="float">
            <text:p>5.64E-12</text:p>
          </table:table-cell>
          <table:table-cell/>
          <table:table-cell office:value-type="float" office:value="2302" calcext:value-type="float">
            <text:p>2.30E+03</text:p>
          </table:table-cell>
          <table:table-cell office:value-type="float" office:value="0.00000000069203393" calcext:value-type="float">
            <text:p>6.92E-10</text:p>
          </table:table-cell>
          <table:table-cell/>
          <table:table-cell table:formula="of:=(1/[.D1155])*(10^4)" office:value-type="float" office:value="4.34404865334492" calcext:value-type="float">
            <text:p>4.34404865334492</text:p>
          </table:table-cell>
          <table:table-cell table:formula="of:=(2.5*LOG(([.E1155]/[.B1155]);10)-2.6)/0.38" office:value-type="float" office:value="6.90012531116598" calcext:value-type="float">
            <text:p>6.90012531116598</text:p>
          </table:table-cell>
          <table:table-cell table:number-columns-repeated="8"/>
        </table:table-row>
        <table:table-row table:style-name="ro1">
          <table:table-cell office:value-type="float" office:value="2303" calcext:value-type="float">
            <text:p>2.30E+03</text:p>
          </table:table-cell>
          <table:table-cell office:value-type="float" office:value="0.00000000000589665348301072" calcext:value-type="float">
            <text:p>5.90E-12</text:p>
          </table:table-cell>
          <table:table-cell/>
          <table:table-cell office:value-type="float" office:value="2303" calcext:value-type="float">
            <text:p>2.30E+03</text:p>
          </table:table-cell>
          <table:table-cell office:value-type="float" office:value="0.000000000744511958819776" calcext:value-type="float">
            <text:p>7.45E-10</text:p>
          </table:table-cell>
          <table:table-cell/>
          <table:table-cell table:formula="of:=(1/[.D1156])*(10^4)" office:value-type="float" office:value="4.34216239687364" calcext:value-type="float">
            <text:p>4.34216239687364</text:p>
          </table:table-cell>
          <table:table-cell table:formula="of:=(2.5*LOG(([.E1156]/[.B1156]);10)-2.6)/0.38" office:value-type="float" office:value="6.98201362403957" calcext:value-type="float">
            <text:p>6.98201362403957</text:p>
          </table:table-cell>
          <table:table-cell table:number-columns-repeated="8"/>
        </table:table-row>
        <table:table-row table:style-name="ro1">
          <table:table-cell office:value-type="float" office:value="2304" calcext:value-type="float">
            <text:p>2.30E+03</text:p>
          </table:table-cell>
          <table:table-cell office:value-type="float" office:value="0.0000000000060534208" calcext:value-type="float">
            <text:p>6.05E-12</text:p>
          </table:table-cell>
          <table:table-cell/>
          <table:table-cell office:value-type="float" office:value="2304" calcext:value-type="float">
            <text:p>2.30E+03</text:p>
          </table:table-cell>
          <table:table-cell office:value-type="float" office:value="0.00000000077661372" calcext:value-type="float">
            <text:p>7.77E-10</text:p>
          </table:table-cell>
          <table:table-cell/>
          <table:table-cell table:formula="of:=(1/[.D1157])*(10^4)" office:value-type="float" office:value="4.34027777777778" calcext:value-type="float">
            <text:p>4.34027777777778</text:p>
          </table:table-cell>
          <table:table-cell table:formula="of:=(2.5*LOG(([.E1157]/[.B1157]);10)-2.6)/0.38" office:value-type="float" office:value="7.02765917123047" calcext:value-type="float">
            <text:p>7.02765917123047</text:p>
          </table:table-cell>
          <table:table-cell table:number-columns-repeated="8"/>
        </table:table-row>
        <table:table-row table:style-name="ro1">
          <table:table-cell office:value-type="float" office:value="2305" calcext:value-type="float">
            <text:p>2.31E+03</text:p>
          </table:table-cell>
          <table:table-cell office:value-type="float" office:value="0.0000000000060534208" calcext:value-type="float">
            <text:p>6.05E-12</text:p>
          </table:table-cell>
          <table:table-cell/>
          <table:table-cell office:value-type="float" office:value="2305" calcext:value-type="float">
            <text:p>2.31E+03</text:p>
          </table:table-cell>
          <table:table-cell office:value-type="float" office:value="0.00000000077661372" calcext:value-type="float">
            <text:p>7.77E-10</text:p>
          </table:table-cell>
          <table:table-cell/>
          <table:table-cell table:formula="of:=(1/[.D1158])*(10^4)" office:value-type="float" office:value="4.33839479392625" calcext:value-type="float">
            <text:p>4.33839479392625</text:p>
          </table:table-cell>
          <table:table-cell table:formula="of:=(2.5*LOG(([.E1158]/[.B1158]);10)-2.6)/0.38" office:value-type="float" office:value="7.02765917123047" calcext:value-type="float">
            <text:p>7.02765917123047</text:p>
          </table:table-cell>
          <table:table-cell table:number-columns-repeated="8"/>
        </table:table-row>
        <table:table-row table:style-name="ro1">
          <table:table-cell office:value-type="float" office:value="2306" calcext:value-type="float">
            <text:p>2.31E+03</text:p>
          </table:table-cell>
          <table:table-cell office:value-type="float" office:value="0.00000000000595009666669342" calcext:value-type="float">
            <text:p>5.95E-12</text:p>
          </table:table-cell>
          <table:table-cell/>
          <table:table-cell office:value-type="float" office:value="2306" calcext:value-type="float">
            <text:p>2.31E+03</text:p>
          </table:table-cell>
          <table:table-cell office:value-type="float" office:value="0.000000000758094944963628" calcext:value-type="float">
            <text:p>7.58E-10</text:p>
          </table:table-cell>
          <table:table-cell/>
          <table:table-cell table:formula="of:=(1/[.D1159])*(10^4)" office:value-type="float" office:value="4.33651344319167" calcext:value-type="float">
            <text:p>4.33651344319167</text:p>
          </table:table-cell>
          <table:table-cell table:formula="of:=(2.5*LOG(([.E1159]/[.B1159]);10)-2.6)/0.38" office:value-type="float" office:value="7.00789196909071" calcext:value-type="float">
            <text:p>7.00789196909071</text:p>
          </table:table-cell>
          <table:table-cell table:number-columns-repeated="8"/>
        </table:table-row>
        <table:table-row table:style-name="ro1">
          <table:table-cell office:value-type="float" office:value="2307" calcext:value-type="float">
            <text:p>2.31E+03</text:p>
          </table:table-cell>
          <table:table-cell office:value-type="float" office:value="0.000000000005944831" calcext:value-type="float">
            <text:p>5.94E-12</text:p>
          </table:table-cell>
          <table:table-cell/>
          <table:table-cell office:value-type="float" office:value="2307" calcext:value-type="float">
            <text:p>2.31E+03</text:p>
          </table:table-cell>
          <table:table-cell office:value-type="float" office:value="0.00000000075715118" calcext:value-type="float">
            <text:p>7.57E-10</text:p>
          </table:table-cell>
          <table:table-cell/>
          <table:table-cell table:formula="of:=(1/[.D1160])*(10^4)" office:value-type="float" office:value="4.33463372345037" calcext:value-type="float">
            <text:p>4.33463372345037</text:p>
          </table:table-cell>
          <table:table-cell table:formula="of:=(2.5*LOG(([.E1160]/[.B1160]);10)-2.6)/0.38" office:value-type="float" office:value="7.00686243776573" calcext:value-type="float">
            <text:p>7.00686243776573</text:p>
          </table:table-cell>
          <table:table-cell table:number-columns-repeated="8"/>
        </table:table-row>
        <table:table-row table:style-name="ro1">
          <table:table-cell office:value-type="float" office:value="2308" calcext:value-type="float">
            <text:p>2.31E+03</text:p>
          </table:table-cell>
          <table:table-cell office:value-type="float" office:value="0.00000000000590947744959998" calcext:value-type="float">
            <text:p>5.91E-12</text:p>
          </table:table-cell>
          <table:table-cell/>
          <table:table-cell office:value-type="float" office:value="2308" calcext:value-type="float">
            <text:p>2.31E+03</text:p>
          </table:table-cell>
          <table:table-cell office:value-type="float" office:value="0.000000000751535959339997" calcext:value-type="float">
            <text:p>7.52E-10</text:p>
          </table:table-cell>
          <table:table-cell/>
          <table:table-cell table:formula="of:=(1/[.D1161])*(10^4)" office:value-type="float" office:value="4.33275563258232" calcext:value-type="float">
            <text:p>4.33275563258232</text:p>
          </table:table-cell>
          <table:table-cell table:formula="of:=(2.5*LOG(([.E1161]/[.B1161]);10)-2.6)/0.38" office:value-type="float" office:value="7.00263609027431" calcext:value-type="float">
            <text:p>7.00263609027431</text:p>
          </table:table-cell>
          <table:table-cell table:number-columns-repeated="8"/>
        </table:table-row>
        <table:table-row table:style-name="ro1">
          <table:table-cell office:value-type="float" office:value="2309" calcext:value-type="float">
            <text:p>2.31E+03</text:p>
          </table:table-cell>
          <table:table-cell office:value-type="float" office:value="0.0000000000058194638" calcext:value-type="float">
            <text:p>5.82E-12</text:p>
          </table:table-cell>
          <table:table-cell/>
          <table:table-cell office:value-type="float" office:value="2309" calcext:value-type="float">
            <text:p>2.31E+03</text:p>
          </table:table-cell>
          <table:table-cell office:value-type="float" office:value="0.00000000073723905" calcext:value-type="float">
            <text:p>7.37E-10</text:p>
          </table:table-cell>
          <table:table-cell/>
          <table:table-cell table:formula="of:=(1/[.D1162])*(10^4)" office:value-type="float" office:value="4.3308791684712" calcext:value-type="float">
            <text:p>4.3308791684712</text:p>
          </table:table-cell>
          <table:table-cell table:formula="of:=(2.5*LOG(([.E1162]/[.B1162]);10)-2.6)/0.38" office:value-type="float" office:value="6.99161420933002" calcext:value-type="float">
            <text:p>6.99161420933002</text:p>
          </table:table-cell>
          <table:table-cell table:number-columns-repeated="8"/>
        </table:table-row>
        <table:table-row table:style-name="ro1">
          <table:table-cell office:value-type="float" office:value="2310" calcext:value-type="float">
            <text:p>2.31E+03</text:p>
          </table:table-cell>
          <table:table-cell office:value-type="float" office:value="0.0000000000058194638" calcext:value-type="float">
            <text:p>5.82E-12</text:p>
          </table:table-cell>
          <table:table-cell/>
          <table:table-cell office:value-type="float" office:value="2310" calcext:value-type="float">
            <text:p>2.31E+03</text:p>
          </table:table-cell>
          <table:table-cell office:value-type="float" office:value="0.00000000073723905" calcext:value-type="float">
            <text:p>7.37E-10</text:p>
          </table:table-cell>
          <table:table-cell/>
          <table:table-cell table:formula="of:=(1/[.D1163])*(10^4)" office:value-type="float" office:value="4.32900432900433" calcext:value-type="float">
            <text:p>4.32900432900433</text:p>
          </table:table-cell>
          <table:table-cell table:formula="of:=(2.5*LOG(([.E1163]/[.B1163]);10)-2.6)/0.38" office:value-type="float" office:value="6.99161420933002" calcext:value-type="float">
            <text:p>6.99161420933002</text:p>
          </table:table-cell>
          <table:table-cell table:number-columns-repeated="8"/>
        </table:table-row>
        <table:table-row table:style-name="ro1">
          <table:table-cell office:value-type="float" office:value="2311" calcext:value-type="float">
            <text:p>2.31E+03</text:p>
          </table:table-cell>
          <table:table-cell office:value-type="float" office:value="0.00000000000661250455100608" calcext:value-type="float">
            <text:p>6.61E-12</text:p>
          </table:table-cell>
          <table:table-cell/>
          <table:table-cell office:value-type="float" office:value="2311" calcext:value-type="float">
            <text:p>2.31E+03</text:p>
          </table:table-cell>
          <table:table-cell office:value-type="float" office:value="0.000000000765210347737107" calcext:value-type="float">
            <text:p>7.65E-10</text:p>
          </table:table-cell>
          <table:table-cell/>
          <table:table-cell table:formula="of:=(1/[.D1164])*(10^4)" office:value-type="float" office:value="4.3271311120727" calcext:value-type="float">
            <text:p>4.3271311120727</text:p>
          </table:table-cell>
          <table:table-cell table:formula="of:=(2.5*LOG(([.E1164]/[.B1164]);10)-2.6)/0.38" office:value-type="float" office:value="6.73299243619166" calcext:value-type="float">
            <text:p>6.73299243619166</text:p>
          </table:table-cell>
          <table:table-cell table:number-columns-repeated="8"/>
        </table:table-row>
        <table:table-row table:style-name="ro1">
          <table:table-cell office:value-type="float" office:value="2312" calcext:value-type="float">
            <text:p>2.31E+03</text:p>
          </table:table-cell>
          <table:table-cell office:value-type="float" office:value="0.0000000000071143182" calcext:value-type="float">
            <text:p>7.11E-12</text:p>
          </table:table-cell>
          <table:table-cell/>
          <table:table-cell office:value-type="float" office:value="2312" calcext:value-type="float">
            <text:p>2.31E+03</text:p>
          </table:table-cell>
          <table:table-cell office:value-type="float" office:value="0.00000000078290979" calcext:value-type="float">
            <text:p>7.83E-10</text:p>
          </table:table-cell>
          <table:table-cell/>
          <table:table-cell table:formula="of:=(1/[.D1165])*(10^4)" office:value-type="float" office:value="4.32525951557093" calcext:value-type="float">
            <text:p>4.32525951557093</text:p>
          </table:table-cell>
          <table:table-cell table:formula="of:=(2.5*LOG(([.E1165]/[.B1165]);10)-2.6)/0.38" office:value-type="float" office:value="6.58933182860099" calcext:value-type="float">
            <text:p>6.58933182860099</text:p>
          </table:table-cell>
          <table:table-cell table:number-columns-repeated="8"/>
        </table:table-row>
        <table:table-row table:style-name="ro1">
          <table:table-cell office:value-type="float" office:value="2313" calcext:value-type="float">
            <text:p>2.31E+03</text:p>
          </table:table-cell>
          <table:table-cell office:value-type="float" office:value="0.0000000000071143182" calcext:value-type="float">
            <text:p>7.11E-12</text:p>
          </table:table-cell>
          <table:table-cell/>
          <table:table-cell office:value-type="float" office:value="2313" calcext:value-type="float">
            <text:p>2.31E+03</text:p>
          </table:table-cell>
          <table:table-cell office:value-type="float" office:value="0.00000000078290979" calcext:value-type="float">
            <text:p>7.83E-10</text:p>
          </table:table-cell>
          <table:table-cell/>
          <table:table-cell table:formula="of:=(1/[.D1166])*(10^4)" office:value-type="float" office:value="4.32338953739732" calcext:value-type="float">
            <text:p>4.32338953739732</text:p>
          </table:table-cell>
          <table:table-cell table:formula="of:=(2.5*LOG(([.E1166]/[.B1166]);10)-2.6)/0.38" office:value-type="float" office:value="6.58933182860099" calcext:value-type="float">
            <text:p>6.58933182860099</text:p>
          </table:table-cell>
          <table:table-cell table:number-columns-repeated="8"/>
        </table:table-row>
        <table:table-row table:style-name="ro1">
          <table:table-cell office:value-type="float" office:value="2314" calcext:value-type="float">
            <text:p>2.31E+03</text:p>
          </table:table-cell>
          <table:table-cell office:value-type="float" office:value="0.00000000000576941029075408" calcext:value-type="float">
            <text:p>5.77E-12</text:p>
          </table:table-cell>
          <table:table-cell/>
          <table:table-cell office:value-type="float" office:value="2314" calcext:value-type="float">
            <text:p>2.31E+03</text:p>
          </table:table-cell>
          <table:table-cell office:value-type="float" office:value="0.000000000733044183401923" calcext:value-type="float">
            <text:p>7.33E-10</text:p>
          </table:table-cell>
          <table:table-cell/>
          <table:table-cell table:formula="of:=(1/[.D1167])*(10^4)" office:value-type="float" office:value="4.32152117545376" calcext:value-type="float">
            <text:p>4.32152117545376</text:p>
          </table:table-cell>
          <table:table-cell table:formula="of:=(2.5*LOG(([.E1167]/[.B1167]);10)-2.6)/0.38" office:value-type="float" office:value="6.99999162625457" calcext:value-type="float">
            <text:p>6.99999162625457</text:p>
          </table:table-cell>
          <table:table-cell table:number-columns-repeated="8"/>
        </table:table-row>
        <table:table-row table:style-name="ro1">
          <table:table-cell office:value-type="float" office:value="2315" calcext:value-type="float">
            <text:p>2.32E+03</text:p>
          </table:table-cell>
          <table:table-cell office:value-type="float" office:value="0.0000000000056888877" calcext:value-type="float">
            <text:p>5.69E-12</text:p>
          </table:table-cell>
          <table:table-cell/>
          <table:table-cell office:value-type="float" office:value="2315" calcext:value-type="float">
            <text:p>2.32E+03</text:p>
          </table:table-cell>
          <table:table-cell office:value-type="float" office:value="0.00000000073005862" calcext:value-type="float">
            <text:p>7.30E-10</text:p>
          </table:table-cell>
          <table:table-cell/>
          <table:table-cell table:formula="of:=(1/[.D1168])*(10^4)" office:value-type="float" office:value="4.31965442764579" calcext:value-type="float">
            <text:p>4.31965442764579</text:p>
          </table:table-cell>
          <table:table-cell table:formula="of:=(2.5*LOG(([.E1168]/[.B1168]);10)-2.6)/0.38" office:value-type="float" office:value="7.02848929201568" calcext:value-type="float">
            <text:p>7.02848929201568</text:p>
          </table:table-cell>
          <table:table-cell table:number-columns-repeated="8"/>
        </table:table-row>
        <table:table-row table:style-name="ro1">
          <table:table-cell office:value-type="float" office:value="2316" calcext:value-type="float">
            <text:p>2.32E+03</text:p>
          </table:table-cell>
          <table:table-cell office:value-type="float" office:value="0.00000000000566572968580001" calcext:value-type="float">
            <text:p>5.67E-12</text:p>
          </table:table-cell>
          <table:table-cell/>
          <table:table-cell office:value-type="float" office:value="2316" calcext:value-type="float">
            <text:p>2.32E+03</text:p>
          </table:table-cell>
          <table:table-cell office:value-type="float" office:value="0.000000000713596656160007" calcext:value-type="float">
            <text:p>7.14E-10</text:p>
          </table:table-cell>
          <table:table-cell/>
          <table:table-cell table:formula="of:=(1/[.D1169])*(10^4)" office:value-type="float" office:value="4.31778929188256" calcext:value-type="float">
            <text:p>4.31778929188256</text:p>
          </table:table-cell>
          <table:table-cell table:formula="of:=(2.5*LOG(([.E1169]/[.B1169]);10)-2.6)/0.38" office:value-type="float" office:value="6.97497997366039" calcext:value-type="float">
            <text:p>6.97497997366039</text:p>
          </table:table-cell>
          <table:table-cell table:number-columns-repeated="8"/>
        </table:table-row>
        <table:table-row table:style-name="ro1">
          <table:table-cell office:value-type="float" office:value="2317" calcext:value-type="float">
            <text:p>2.32E+03</text:p>
          </table:table-cell>
          <table:table-cell office:value-type="float" office:value="0.0000000000056043694" calcext:value-type="float">
            <text:p>5.60E-12</text:p>
          </table:table-cell>
          <table:table-cell/>
          <table:table-cell office:value-type="float" office:value="2317" calcext:value-type="float">
            <text:p>2.32E+03</text:p>
          </table:table-cell>
          <table:table-cell office:value-type="float" office:value="0.00000000066997846" calcext:value-type="float">
            <text:p>6.70E-10</text:p>
          </table:table-cell>
          <table:table-cell/>
          <table:table-cell table:formula="of:=(1/[.D1170])*(10^4)" office:value-type="float" office:value="4.31592576607682" calcext:value-type="float">
            <text:p>4.31592576607682</text:p>
          </table:table-cell>
          <table:table-cell table:formula="of:=(2.5*LOG(([.E1170]/[.B1170]);10)-2.6)/0.38" office:value-type="float" office:value="6.82588215187857" calcext:value-type="float">
            <text:p>6.82588215187857</text:p>
          </table:table-cell>
          <table:table-cell table:number-columns-repeated="8"/>
        </table:table-row>
        <table:table-row table:style-name="ro1">
          <table:table-cell office:value-type="float" office:value="2318" calcext:value-type="float">
            <text:p>2.32E+03</text:p>
          </table:table-cell>
          <table:table-cell office:value-type="float" office:value="0.0000000000056043694" calcext:value-type="float">
            <text:p>5.60E-12</text:p>
          </table:table-cell>
          <table:table-cell/>
          <table:table-cell office:value-type="float" office:value="2318" calcext:value-type="float">
            <text:p>2.32E+03</text:p>
          </table:table-cell>
          <table:table-cell office:value-type="float" office:value="0.00000000066997846" calcext:value-type="float">
            <text:p>6.70E-10</text:p>
          </table:table-cell>
          <table:table-cell/>
          <table:table-cell table:formula="of:=(1/[.D1171])*(10^4)" office:value-type="float" office:value="4.31406384814495" calcext:value-type="float">
            <text:p>4.31406384814495</text:p>
          </table:table-cell>
          <table:table-cell table:formula="of:=(2.5*LOG(([.E1171]/[.B1171]);10)-2.6)/0.38" office:value-type="float" office:value="6.82588215187857" calcext:value-type="float">
            <text:p>6.82588215187857</text:p>
          </table:table-cell>
          <table:table-cell table:number-columns-repeated="8"/>
        </table:table-row>
        <table:table-row table:style-name="ro1">
          <table:table-cell office:value-type="float" office:value="2319" calcext:value-type="float">
            <text:p>2.32E+03</text:p>
          </table:table-cell>
          <table:table-cell office:value-type="float" office:value="0.000000000006482933812215" calcext:value-type="float">
            <text:p>6.48E-12</text:p>
          </table:table-cell>
          <table:table-cell/>
          <table:table-cell office:value-type="float" office:value="2319" calcext:value-type="float">
            <text:p>2.32E+03</text:p>
          </table:table-cell>
          <table:table-cell office:value-type="float" office:value="0.000000000695528358821711" calcext:value-type="float">
            <text:p>6.96E-10</text:p>
          </table:table-cell>
          <table:table-cell/>
          <table:table-cell table:formula="of:=(1/[.D1172])*(10^4)" office:value-type="float" office:value="4.3122035360069" calcext:value-type="float">
            <text:p>4.3122035360069</text:p>
          </table:table-cell>
          <table:table-cell table:formula="of:=(2.5*LOG(([.E1172]/[.B1172]);10)-2.6)/0.38" office:value-type="float" office:value="6.51673193768177" calcext:value-type="float">
            <text:p>6.51673193768177</text:p>
          </table:table-cell>
          <table:table-cell table:number-columns-repeated="8"/>
        </table:table-row>
        <table:table-row table:style-name="ro1">
          <table:table-cell office:value-type="float" office:value="2320" calcext:value-type="float">
            <text:p>2.32E+03</text:p>
          </table:table-cell>
          <table:table-cell office:value-type="float" office:value="0.0000000000070578508" calcext:value-type="float">
            <text:p>7.06E-12</text:p>
          </table:table-cell>
          <table:table-cell/>
          <table:table-cell office:value-type="float" office:value="2320" calcext:value-type="float">
            <text:p>2.32E+03</text:p>
          </table:table-cell>
          <table:table-cell office:value-type="float" office:value="0.00000000071224776" calcext:value-type="float">
            <text:p>7.12E-10</text:p>
          </table:table-cell>
          <table:table-cell/>
          <table:table-cell table:formula="of:=(1/[.D1173])*(10^4)" office:value-type="float" office:value="4.31034482758621" calcext:value-type="float">
            <text:p>4.31034482758621</text:p>
          </table:table-cell>
          <table:table-cell table:formula="of:=(2.5*LOG(([.E1173]/[.B1173]);10)-2.6)/0.38" office:value-type="float" office:value="6.34183301809923" calcext:value-type="float">
            <text:p>6.34183301809923</text:p>
          </table:table-cell>
          <table:table-cell table:number-columns-repeated="8"/>
        </table:table-row>
        <table:table-row table:style-name="ro1">
          <table:table-cell office:value-type="float" office:value="2321" calcext:value-type="float">
            <text:p>2.32E+03</text:p>
          </table:table-cell>
          <table:table-cell office:value-type="float" office:value="0.0000000000070578508" calcext:value-type="float">
            <text:p>7.06E-12</text:p>
          </table:table-cell>
          <table:table-cell/>
          <table:table-cell office:value-type="float" office:value="2321" calcext:value-type="float">
            <text:p>2.32E+03</text:p>
          </table:table-cell>
          <table:table-cell office:value-type="float" office:value="0.00000000071224776" calcext:value-type="float">
            <text:p>7.12E-10</text:p>
          </table:table-cell>
          <table:table-cell/>
          <table:table-cell table:formula="of:=(1/[.D1174])*(10^4)" office:value-type="float" office:value="4.30848772081" calcext:value-type="float">
            <text:p>4.30848772081</text:p>
          </table:table-cell>
          <table:table-cell table:formula="of:=(2.5*LOG(([.E1174]/[.B1174]);10)-2.6)/0.38" office:value-type="float" office:value="6.34183301809923" calcext:value-type="float">
            <text:p>6.34183301809923</text:p>
          </table:table-cell>
          <table:table-cell table:number-columns-repeated="8"/>
        </table:table-row>
        <table:table-row table:style-name="ro1">
          <table:table-cell office:value-type="float" office:value="2322" calcext:value-type="float">
            <text:p>2.32E+03</text:p>
          </table:table-cell>
          <table:table-cell office:value-type="float" office:value="0.00000000000557494016849991" calcext:value-type="float">
            <text:p>5.57E-12</text:p>
          </table:table-cell>
          <table:table-cell/>
          <table:table-cell office:value-type="float" office:value="2322" calcext:value-type="float">
            <text:p>2.32E+03</text:p>
          </table:table-cell>
          <table:table-cell office:value-type="float" office:value="0.000000000678755531589998" calcext:value-type="float">
            <text:p>6.79E-10</text:p>
          </table:table-cell>
          <table:table-cell/>
          <table:table-cell table:formula="of:=(1/[.D1175])*(10^4)" office:value-type="float" office:value="4.30663221360896" calcext:value-type="float">
            <text:p>4.30663221360896</text:p>
          </table:table-cell>
          <table:table-cell table:formula="of:=(2.5*LOG(([.E1175]/[.B1175]);10)-2.6)/0.38" office:value-type="float" office:value="6.87811296802685" calcext:value-type="float">
            <text:p>6.87811296802685</text:p>
          </table:table-cell>
          <table:table-cell table:number-columns-repeated="8"/>
        </table:table-row>
        <table:table-row table:style-name="ro1">
          <table:table-cell office:value-type="float" office:value="2323" calcext:value-type="float">
            <text:p>2.32E+03</text:p>
          </table:table-cell>
          <table:table-cell office:value-type="float" office:value="0.0000000000054726978" calcext:value-type="float">
            <text:p>5.47E-12</text:p>
          </table:table-cell>
          <table:table-cell/>
          <table:table-cell office:value-type="float" office:value="2323" calcext:value-type="float">
            <text:p>2.32E+03</text:p>
          </table:table-cell>
          <table:table-cell office:value-type="float" office:value="0.00000000067644634" calcext:value-type="float">
            <text:p>6.76E-10</text:p>
          </table:table-cell>
          <table:table-cell/>
          <table:table-cell table:formula="of:=(1/[.D1176])*(10^4)" office:value-type="float" office:value="4.30477830391735" calcext:value-type="float">
            <text:p>4.30477830391735</text:p>
          </table:table-cell>
          <table:table-cell table:formula="of:=(2.5*LOG(([.E1176]/[.B1176]);10)-2.6)/0.38" office:value-type="float" office:value="6.92126239516195" calcext:value-type="float">
            <text:p>6.92126239516195</text:p>
          </table:table-cell>
          <table:table-cell table:number-columns-repeated="8"/>
        </table:table-row>
        <table:table-row table:style-name="ro1">
          <table:table-cell office:value-type="float" office:value="2324" calcext:value-type="float">
            <text:p>2.32E+03</text:p>
          </table:table-cell>
          <table:table-cell office:value-type="float" office:value="0.0000000000055437622729123" calcext:value-type="float">
            <text:p>5.54E-12</text:p>
          </table:table-cell>
          <table:table-cell/>
          <table:table-cell office:value-type="float" office:value="2324" calcext:value-type="float">
            <text:p>2.32E+03</text:p>
          </table:table-cell>
          <table:table-cell office:value-type="float" office:value="0.000000000674858962512704" calcext:value-type="float">
            <text:p>6.75E-10</text:p>
          </table:table-cell>
          <table:table-cell/>
          <table:table-cell table:formula="of:=(1/[.D1177])*(10^4)" office:value-type="float" office:value="4.30292598967298" calcext:value-type="float">
            <text:p>4.30292598967298</text:p>
          </table:table-cell>
          <table:table-cell table:formula="of:=(2.5*LOG(([.E1177]/[.B1177]);10)-2.6)/0.38" office:value-type="float" office:value="6.87768698230384" calcext:value-type="float">
            <text:p>6.87768698230384</text:p>
          </table:table-cell>
          <table:table-cell table:number-columns-repeated="8"/>
        </table:table-row>
        <table:table-row table:style-name="ro1">
          <table:table-cell office:value-type="float" office:value="2325" calcext:value-type="float">
            <text:p>2.33E+03</text:p>
          </table:table-cell>
          <table:table-cell office:value-type="float" office:value="0.0000000000057393196" calcext:value-type="float">
            <text:p>5.74E-12</text:p>
          </table:table-cell>
          <table:table-cell/>
          <table:table-cell office:value-type="float" office:value="2325" calcext:value-type="float">
            <text:p>2.33E+03</text:p>
          </table:table-cell>
          <table:table-cell office:value-type="float" office:value="0.00000000067049077" calcext:value-type="float">
            <text:p>6.70E-10</text:p>
          </table:table-cell>
          <table:table-cell/>
          <table:table-cell table:formula="of:=(1/[.D1178])*(10^4)" office:value-type="float" office:value="4.3010752688172" calcext:value-type="float">
            <text:p>4.3010752688172</text:p>
          </table:table-cell>
          <table:table-cell table:formula="of:=(2.5*LOG(([.E1178]/[.B1178]);10)-2.6)/0.38" office:value-type="float" office:value="6.7600815404846" calcext:value-type="float">
            <text:p>6.7600815404846</text:p>
          </table:table-cell>
          <table:table-cell table:number-columns-repeated="8"/>
        </table:table-row>
        <table:table-row table:style-name="ro1">
          <table:table-cell office:value-type="float" office:value="2326" calcext:value-type="float">
            <text:p>2.33E+03</text:p>
          </table:table-cell>
          <table:table-cell office:value-type="float" office:value="0.0000000000057393196" calcext:value-type="float">
            <text:p>5.74E-12</text:p>
          </table:table-cell>
          <table:table-cell/>
          <table:table-cell office:value-type="float" office:value="2326" calcext:value-type="float">
            <text:p>2.33E+03</text:p>
          </table:table-cell>
          <table:table-cell office:value-type="float" office:value="0.00000000067049077" calcext:value-type="float">
            <text:p>6.70E-10</text:p>
          </table:table-cell>
          <table:table-cell/>
          <table:table-cell table:formula="of:=(1/[.D1179])*(10^4)" office:value-type="float" office:value="4.29922613929493" calcext:value-type="float">
            <text:p>4.29922613929493</text:p>
          </table:table-cell>
          <table:table-cell table:formula="of:=(2.5*LOG(([.E1179]/[.B1179]);10)-2.6)/0.38" office:value-type="float" office:value="6.7600815404846" calcext:value-type="float">
            <text:p>6.7600815404846</text:p>
          </table:table-cell>
          <table:table-cell table:number-columns-repeated="8"/>
        </table:table-row>
        <table:table-row table:style-name="ro1">
          <table:table-cell office:value-type="float" office:value="2327" calcext:value-type="float">
            <text:p>2.33E+03</text:p>
          </table:table-cell>
          <table:table-cell office:value-type="float" office:value="0.00000000000578710927089998" calcext:value-type="float">
            <text:p>5.79E-12</text:p>
          </table:table-cell>
          <table:table-cell/>
          <table:table-cell office:value-type="float" office:value="2327" calcext:value-type="float">
            <text:p>2.33E+03</text:p>
          </table:table-cell>
          <table:table-cell office:value-type="float" office:value="0.000000000674940002049998" calcext:value-type="float">
            <text:p>6.75E-10</text:p>
          </table:table-cell>
          <table:table-cell/>
          <table:table-cell table:formula="of:=(1/[.D1180])*(10^4)" office:value-type="float" office:value="4.29737859905458" calcext:value-type="float">
            <text:p>4.29737859905458</text:p>
          </table:table-cell>
          <table:table-cell table:formula="of:=(2.5*LOG(([.E1180]/[.B1180]);10)-2.6)/0.38" office:value-type="float" office:value="6.75528609071257" calcext:value-type="float">
            <text:p>6.75528609071257</text:p>
          </table:table-cell>
          <table:table-cell table:number-columns-repeated="8"/>
        </table:table-row>
        <table:table-row table:style-name="ro1">
          <table:table-cell office:value-type="float" office:value="2328" calcext:value-type="float">
            <text:p>2.33E+03</text:p>
          </table:table-cell>
          <table:table-cell office:value-type="float" office:value="0.0000000000058193693" calcext:value-type="float">
            <text:p>5.82E-12</text:p>
          </table:table-cell>
          <table:table-cell/>
          <table:table-cell office:value-type="float" office:value="2328" calcext:value-type="float">
            <text:p>2.33E+03</text:p>
          </table:table-cell>
          <table:table-cell office:value-type="float" office:value="0.00000000067794342" calcext:value-type="float">
            <text:p>6.78E-10</text:p>
          </table:table-cell>
          <table:table-cell/>
          <table:table-cell table:formula="of:=(1/[.D1181])*(10^4)" office:value-type="float" office:value="4.29553264604811" calcext:value-type="float">
            <text:p>4.29553264604811</text:p>
          </table:table-cell>
          <table:table-cell table:formula="of:=(2.5*LOG(([.E1181]/[.B1181]);10)-2.6)/0.38" office:value-type="float" office:value="6.75208902169201" calcext:value-type="float">
            <text:p>6.75208902169201</text:p>
          </table:table-cell>
          <table:table-cell table:number-columns-repeated="8"/>
        </table:table-row>
        <table:table-row table:style-name="ro1">
          <table:table-cell office:value-type="float" office:value="2329" calcext:value-type="float">
            <text:p>2.33E+03</text:p>
          </table:table-cell>
          <table:table-cell office:value-type="float" office:value="0.0000000000058193693" calcext:value-type="float">
            <text:p>5.82E-12</text:p>
          </table:table-cell>
          <table:table-cell/>
          <table:table-cell office:value-type="float" office:value="2329" calcext:value-type="float">
            <text:p>2.33E+03</text:p>
          </table:table-cell>
          <table:table-cell office:value-type="float" office:value="0.00000000067794342" calcext:value-type="float">
            <text:p>6.78E-10</text:p>
          </table:table-cell>
          <table:table-cell/>
          <table:table-cell table:formula="of:=(1/[.D1182])*(10^4)" office:value-type="float" office:value="4.293688278231" calcext:value-type="float">
            <text:p>4.293688278231</text:p>
          </table:table-cell>
          <table:table-cell table:formula="of:=(2.5*LOG(([.E1182]/[.B1182]);10)-2.6)/0.38" office:value-type="float" office:value="6.75208902169201" calcext:value-type="float">
            <text:p>6.75208902169201</text:p>
          </table:table-cell>
          <table:table-cell table:number-columns-repeated="8"/>
        </table:table-row>
        <table:table-row table:style-name="ro1">
          <table:table-cell office:value-type="float" office:value="2330" calcext:value-type="float">
            <text:p>2.33E+03</text:p>
          </table:table-cell>
          <table:table-cell office:value-type="float" office:value="0.00000000000618005931965645" calcext:value-type="float">
            <text:p>6.18E-12</text:p>
          </table:table-cell>
          <table:table-cell/>
          <table:table-cell office:value-type="float" office:value="2330" calcext:value-type="float">
            <text:p>2.33E+03</text:p>
          </table:table-cell>
          <table:table-cell office:value-type="float" office:value="0.000000000656641130474844" calcext:value-type="float">
            <text:p>6.57E-10</text:p>
          </table:table-cell>
          <table:table-cell/>
          <table:table-cell table:formula="of:=(1/[.D1183])*(10^4)" office:value-type="float" office:value="4.29184549356223" calcext:value-type="float">
            <text:p>4.29184549356223</text:p>
          </table:table-cell>
          <table:table-cell table:formula="of:=(2.5*LOG(([.E1183]/[.B1183]);10)-2.6)/0.38" office:value-type="float" office:value="6.48904893903411" calcext:value-type="float">
            <text:p>6.48904893903411</text:p>
          </table:table-cell>
          <table:table-cell table:number-columns-repeated="8"/>
        </table:table-row>
        <table:table-row table:style-name="ro1">
          <table:table-cell office:value-type="float" office:value="2331" calcext:value-type="float">
            <text:p>2.33E+03</text:p>
          </table:table-cell>
          <table:table-cell office:value-type="float" office:value="0.0000000000062082587" calcext:value-type="float">
            <text:p>6.21E-12</text:p>
          </table:table-cell>
          <table:table-cell/>
          <table:table-cell office:value-type="float" office:value="2331" calcext:value-type="float">
            <text:p>2.33E+03</text:p>
          </table:table-cell>
          <table:table-cell office:value-type="float" office:value="0.00000000065497568" calcext:value-type="float">
            <text:p>6.55E-10</text:p>
          </table:table-cell>
          <table:table-cell/>
          <table:table-cell table:formula="of:=(1/[.D1184])*(10^4)" office:value-type="float" office:value="4.29000429000429" calcext:value-type="float">
            <text:p>4.29000429000429</text:p>
          </table:table-cell>
          <table:table-cell table:formula="of:=(2.5*LOG(([.E1184]/[.B1184]);10)-2.6)/0.38" office:value-type="float" office:value="6.46878531993014" calcext:value-type="float">
            <text:p>6.46878531993014</text:p>
          </table:table-cell>
          <table:table-cell table:number-columns-repeated="8"/>
        </table:table-row>
        <table:table-row table:style-name="ro1">
          <table:table-cell office:value-type="float" office:value="2332" calcext:value-type="float">
            <text:p>2.33E+03</text:p>
          </table:table-cell>
          <table:table-cell office:value-type="float" office:value="0.00000000000611168292240005" calcext:value-type="float">
            <text:p>6.11E-12</text:p>
          </table:table-cell>
          <table:table-cell/>
          <table:table-cell office:value-type="float" office:value="2332" calcext:value-type="float">
            <text:p>2.33E+03</text:p>
          </table:table-cell>
          <table:table-cell office:value-type="float" office:value="0.000000000661166772131694" calcext:value-type="float">
            <text:p>6.61E-10</text:p>
          </table:table-cell>
          <table:table-cell/>
          <table:table-cell table:formula="of:=(1/[.D1185])*(10^4)" office:value-type="float" office:value="4.28816466552316" calcext:value-type="float">
            <text:p>4.28816466552316</text:p>
          </table:table-cell>
          <table:table-cell table:formula="of:=(2.5*LOG(([.E1185]/[.B1185]);10)-2.6)/0.38" office:value-type="float" office:value="6.540461872763" calcext:value-type="float">
            <text:p>6.540461872763</text:p>
          </table:table-cell>
          <table:table-cell table:number-columns-repeated="8"/>
        </table:table-row>
        <table:table-row table:style-name="ro1">
          <table:table-cell office:value-type="float" office:value="2333" calcext:value-type="float">
            <text:p>2.33E+03</text:p>
          </table:table-cell>
          <table:table-cell office:value-type="float" office:value="0.0000000000058347099" calcext:value-type="float">
            <text:p>5.83E-12</text:p>
          </table:table-cell>
          <table:table-cell/>
          <table:table-cell office:value-type="float" office:value="2333" calcext:value-type="float">
            <text:p>2.33E+03</text:p>
          </table:table-cell>
          <table:table-cell office:value-type="float" office:value="0.00000000067892242" calcext:value-type="float">
            <text:p>6.79E-10</text:p>
          </table:table-cell>
          <table:table-cell/>
          <table:table-cell table:formula="of:=(1/[.D1186])*(10^4)" office:value-type="float" office:value="4.2863266180883" calcext:value-type="float">
            <text:p>4.2863266180883</text:p>
          </table:table-cell>
          <table:table-cell table:formula="of:=(2.5*LOG(([.E1186]/[.B1186]);10)-2.6)/0.38" office:value-type="float" office:value="6.74869001745989" calcext:value-type="float">
            <text:p>6.74869001745989</text:p>
          </table:table-cell>
          <table:table-cell table:number-columns-repeated="8"/>
        </table:table-row>
        <table:table-row table:style-name="ro1">
          <table:table-cell office:value-type="float" office:value="2334" calcext:value-type="float">
            <text:p>2.33E+03</text:p>
          </table:table-cell>
          <table:table-cell office:value-type="float" office:value="0.0000000000058347099" calcext:value-type="float">
            <text:p>5.83E-12</text:p>
          </table:table-cell>
          <table:table-cell/>
          <table:table-cell office:value-type="float" office:value="2334" calcext:value-type="float">
            <text:p>2.33E+03</text:p>
          </table:table-cell>
          <table:table-cell office:value-type="float" office:value="0.00000000067892242" calcext:value-type="float">
            <text:p>6.79E-10</text:p>
          </table:table-cell>
          <table:table-cell/>
          <table:table-cell table:formula="of:=(1/[.D1187])*(10^4)" office:value-type="float" office:value="4.28449014567267" calcext:value-type="float">
            <text:p>4.28449014567267</text:p>
          </table:table-cell>
          <table:table-cell table:formula="of:=(2.5*LOG(([.E1187]/[.B1187]);10)-2.6)/0.38" office:value-type="float" office:value="6.74869001745989" calcext:value-type="float">
            <text:p>6.74869001745989</text:p>
          </table:table-cell>
          <table:table-cell table:number-columns-repeated="8"/>
        </table:table-row>
        <table:table-row table:style-name="ro1">
          <table:table-cell office:value-type="float" office:value="2335" calcext:value-type="float">
            <text:p>2.34E+03</text:p>
          </table:table-cell>
          <table:table-cell office:value-type="float" office:value="0.00000000000576073786120001" calcext:value-type="float">
            <text:p>5.76E-12</text:p>
          </table:table-cell>
          <table:table-cell/>
          <table:table-cell office:value-type="float" office:value="2335" calcext:value-type="float">
            <text:p>2.34E+03</text:p>
          </table:table-cell>
          <table:table-cell office:value-type="float" office:value="0.000000000666904817400001" calcext:value-type="float">
            <text:p>6.67E-10</text:p>
          </table:table-cell>
          <table:table-cell/>
          <table:table-cell table:formula="of:=(1/[.D1188])*(10^4)" office:value-type="float" office:value="4.28265524625268" calcext:value-type="float">
            <text:p>4.28265524625268</text:p>
          </table:table-cell>
          <table:table-cell table:formula="of:=(2.5*LOG(([.E1188]/[.B1188]);10)-2.6)/0.38" office:value-type="float" office:value="6.73411671835069" calcext:value-type="float">
            <text:p>6.73411671835069</text:p>
          </table:table-cell>
          <table:table-cell table:number-columns-repeated="8"/>
        </table:table-row>
        <table:table-row table:style-name="ro1">
          <table:table-cell office:value-type="float" office:value="2336" calcext:value-type="float">
            <text:p>2.34E+03</text:p>
          </table:table-cell>
          <table:table-cell office:value-type="float" office:value="0.0000000000057091207" calcext:value-type="float">
            <text:p>5.71E-12</text:p>
          </table:table-cell>
          <table:table-cell/>
          <table:table-cell office:value-type="float" office:value="2336" calcext:value-type="float">
            <text:p>2.34E+03</text:p>
          </table:table-cell>
          <table:table-cell office:value-type="float" office:value="0.00000000065851902" calcext:value-type="float">
            <text:p>6.59E-10</text:p>
          </table:table-cell>
          <table:table-cell/>
          <table:table-cell table:formula="of:=(1/[.D1189])*(10^4)" office:value-type="float" office:value="4.28082191780822" calcext:value-type="float">
            <text:p>4.28082191780822</text:p>
          </table:table-cell>
          <table:table-cell table:formula="of:=(2.5*LOG(([.E1189]/[.B1189]);10)-2.6)/0.38" office:value-type="float" office:value="6.72367827904751" calcext:value-type="float">
            <text:p>6.72367827904751</text:p>
          </table:table-cell>
          <table:table-cell table:number-columns-repeated="8"/>
        </table:table-row>
        <table:table-row table:style-name="ro1">
          <table:table-cell office:value-type="float" office:value="2337" calcext:value-type="float">
            <text:p>2.34E+03</text:p>
          </table:table-cell>
          <table:table-cell office:value-type="float" office:value="0.0000000000057091207" calcext:value-type="float">
            <text:p>5.71E-12</text:p>
          </table:table-cell>
          <table:table-cell/>
          <table:table-cell office:value-type="float" office:value="2337" calcext:value-type="float">
            <text:p>2.34E+03</text:p>
          </table:table-cell>
          <table:table-cell office:value-type="float" office:value="0.00000000065851902" calcext:value-type="float">
            <text:p>6.59E-10</text:p>
          </table:table-cell>
          <table:table-cell/>
          <table:table-cell table:formula="of:=(1/[.D1190])*(10^4)" office:value-type="float" office:value="4.27899015832264" calcext:value-type="float">
            <text:p>4.27899015832264</text:p>
          </table:table-cell>
          <table:table-cell table:formula="of:=(2.5*LOG(([.E1190]/[.B1190]);10)-2.6)/0.38" office:value-type="float" office:value="6.72367827904751" calcext:value-type="float">
            <text:p>6.72367827904751</text:p>
          </table:table-cell>
          <table:table-cell table:number-columns-repeated="8"/>
        </table:table-row>
        <table:table-row table:style-name="ro1">
          <table:table-cell office:value-type="float" office:value="2338" calcext:value-type="float">
            <text:p>2.34E+03</text:p>
          </table:table-cell>
          <table:table-cell office:value-type="float" office:value="0.00000000000630825529011813" calcext:value-type="float">
            <text:p>6.31E-12</text:p>
          </table:table-cell>
          <table:table-cell/>
          <table:table-cell office:value-type="float" office:value="2338" calcext:value-type="float">
            <text:p>2.34E+03</text:p>
          </table:table-cell>
          <table:table-cell office:value-type="float" office:value="0.000000000638674550730601" calcext:value-type="float">
            <text:p>6.39E-10</text:p>
          </table:table-cell>
          <table:table-cell/>
          <table:table-cell table:formula="of:=(1/[.D1191])*(10^4)" office:value-type="float" office:value="4.27715996578272" calcext:value-type="float">
            <text:p>4.27715996578272</text:p>
          </table:table-cell>
          <table:table-cell table:formula="of:=(2.5*LOG(([.E1191]/[.B1191]);10)-2.6)/0.38" office:value-type="float" office:value="6.35112072762917" calcext:value-type="float">
            <text:p>6.35112072762917</text:p>
          </table:table-cell>
          <table:table-cell table:number-columns-repeated="8"/>
        </table:table-row>
        <table:table-row table:style-name="ro1">
          <table:table-cell office:value-type="float" office:value="2339" calcext:value-type="float">
            <text:p>2.34E+03</text:p>
          </table:table-cell>
          <table:table-cell office:value-type="float" office:value="0.0000000000063607179" calcext:value-type="float">
            <text:p>6.36E-12</text:p>
          </table:table-cell>
          <table:table-cell/>
          <table:table-cell office:value-type="float" office:value="2339" calcext:value-type="float">
            <text:p>2.34E+03</text:p>
          </table:table-cell>
          <table:table-cell office:value-type="float" office:value="0.00000000063693689" calcext:value-type="float">
            <text:p>6.37E-10</text:p>
          </table:table-cell>
          <table:table-cell/>
          <table:table-cell table:formula="of:=(1/[.D1192])*(10^4)" office:value-type="float" office:value="4.27533133817871" calcext:value-type="float">
            <text:p>4.27533133817871</text:p>
          </table:table-cell>
          <table:table-cell table:formula="of:=(2.5*LOG(([.E1192]/[.B1192]);10)-2.6)/0.38" office:value-type="float" office:value="6.31967281651679" calcext:value-type="float">
            <text:p>6.31967281651679</text:p>
          </table:table-cell>
          <table:table-cell table:number-columns-repeated="8"/>
        </table:table-row>
        <table:table-row table:style-name="ro1">
          <table:table-cell office:value-type="float" office:value="2340" calcext:value-type="float">
            <text:p>2.34E+03</text:p>
          </table:table-cell>
          <table:table-cell office:value-type="float" office:value="0.00000000000620725308299994" calcext:value-type="float">
            <text:p>6.21E-12</text:p>
          </table:table-cell>
          <table:table-cell/>
          <table:table-cell office:value-type="float" office:value="2340" calcext:value-type="float">
            <text:p>2.34E+03</text:p>
          </table:table-cell>
          <table:table-cell office:value-type="float" office:value="0.000000000630543927094997" calcext:value-type="float">
            <text:p>6.31E-10</text:p>
          </table:table-cell>
          <table:table-cell/>
          <table:table-cell table:formula="of:=(1/[.D1193])*(10^4)" office:value-type="float" office:value="4.27350427350427" calcext:value-type="float">
            <text:p>4.27350427350427</text:p>
          </table:table-cell>
          <table:table-cell table:formula="of:=(2.5*LOG(([.E1193]/[.B1193]);10)-2.6)/0.38" office:value-type="float" office:value="6.36063088420732" calcext:value-type="float">
            <text:p>6.36063088420732</text:p>
          </table:table-cell>
          <table:table-cell table:number-columns-repeated="8"/>
        </table:table-row>
        <table:table-row table:style-name="ro1">
          <table:table-cell office:value-type="float" office:value="2341" calcext:value-type="float">
            <text:p>2.34E+03</text:p>
          </table:table-cell>
          <table:table-cell office:value-type="float" office:value="0.0000000000057480839" calcext:value-type="float">
            <text:p>5.75E-12</text:p>
          </table:table-cell>
          <table:table-cell/>
          <table:table-cell office:value-type="float" office:value="2341" calcext:value-type="float">
            <text:p>2.34E+03</text:p>
          </table:table-cell>
          <table:table-cell office:value-type="float" office:value="0.00000000061141608" calcext:value-type="float">
            <text:p>6.11E-10</text:p>
          </table:table-cell>
          <table:table-cell/>
          <table:table-cell table:formula="of:=(1/[.D1194])*(10^4)" office:value-type="float" office:value="4.27167876975651" calcext:value-type="float">
            <text:p>4.27167876975651</text:p>
          </table:table-cell>
          <table:table-cell table:formula="of:=(2.5*LOG(([.E1194]/[.B1194]);10)-2.6)/0.38" office:value-type="float" office:value="6.49219577479476" calcext:value-type="float">
            <text:p>6.49219577479476</text:p>
          </table:table-cell>
          <table:table-cell table:number-columns-repeated="8"/>
        </table:table-row>
        <table:table-row table:style-name="ro1">
          <table:table-cell office:value-type="float" office:value="2342" calcext:value-type="float">
            <text:p>2.34E+03</text:p>
          </table:table-cell>
          <table:table-cell office:value-type="float" office:value="0.0000000000057480839" calcext:value-type="float">
            <text:p>5.75E-12</text:p>
          </table:table-cell>
          <table:table-cell/>
          <table:table-cell office:value-type="float" office:value="2342" calcext:value-type="float">
            <text:p>2.34E+03</text:p>
          </table:table-cell>
          <table:table-cell office:value-type="float" office:value="0.00000000061141608" calcext:value-type="float">
            <text:p>6.11E-10</text:p>
          </table:table-cell>
          <table:table-cell/>
          <table:table-cell table:formula="of:=(1/[.D1195])*(10^4)" office:value-type="float" office:value="4.26985482493595" calcext:value-type="float">
            <text:p>4.26985482493595</text:p>
          </table:table-cell>
          <table:table-cell table:formula="of:=(2.5*LOG(([.E1195]/[.B1195]);10)-2.6)/0.38" office:value-type="float" office:value="6.49219577479476" calcext:value-type="float">
            <text:p>6.49219577479476</text:p>
          </table:table-cell>
          <table:table-cell table:number-columns-repeated="8"/>
        </table:table-row>
        <table:table-row table:style-name="ro1">
          <table:table-cell office:value-type="float" office:value="2343" calcext:value-type="float">
            <text:p>2.34E+03</text:p>
          </table:table-cell>
          <table:table-cell office:value-type="float" office:value="0.00000000000586847552510362" calcext:value-type="float">
            <text:p>5.87E-12</text:p>
          </table:table-cell>
          <table:table-cell/>
          <table:table-cell office:value-type="float" office:value="2343" calcext:value-type="float">
            <text:p>2.34E+03</text:p>
          </table:table-cell>
          <table:table-cell office:value-type="float" office:value="0.000000000598701969868555" calcext:value-type="float">
            <text:p>5.99E-10</text:p>
          </table:table-cell>
          <table:table-cell/>
          <table:table-cell table:formula="of:=(1/[.D1196])*(10^4)" office:value-type="float" office:value="4.26803243704652" calcext:value-type="float">
            <text:p>4.26803243704652</text:p>
          </table:table-cell>
          <table:table-cell table:formula="of:=(2.5*LOG(([.E1196]/[.B1196]);10)-2.6)/0.38" office:value-type="float" office:value="6.37293019349627" calcext:value-type="float">
            <text:p>6.37293019349627</text:p>
          </table:table-cell>
          <table:table-cell table:number-columns-repeated="8"/>
        </table:table-row>
        <table:table-row table:style-name="ro1">
          <table:table-cell office:value-type="float" office:value="2344" calcext:value-type="float">
            <text:p>2.34E+03</text:p>
          </table:table-cell>
          <table:table-cell office:value-type="float" office:value="0.000000000005955104" calcext:value-type="float">
            <text:p>5.96E-12</text:p>
          </table:table-cell>
          <table:table-cell/>
          <table:table-cell office:value-type="float" office:value="2344" calcext:value-type="float">
            <text:p>2.34E+03</text:p>
          </table:table-cell>
          <table:table-cell office:value-type="float" office:value="0.00000000058955346" calcext:value-type="float">
            <text:p>5.90E-10</text:p>
          </table:table-cell>
          <table:table-cell/>
          <table:table-cell table:formula="of:=(1/[.D1197])*(10^4)" office:value-type="float" office:value="4.26621160409556" calcext:value-type="float">
            <text:p>4.26621160409556</text:p>
          </table:table-cell>
          <table:table-cell table:formula="of:=(2.5*LOG(([.E1197]/[.B1197]);10)-2.6)/0.38" office:value-type="float" office:value="6.28706475072689" calcext:value-type="float">
            <text:p>6.28706475072689</text:p>
          </table:table-cell>
          <table:table-cell table:number-columns-repeated="8"/>
        </table:table-row>
        <table:table-row table:style-name="ro1">
          <table:table-cell office:value-type="float" office:value="2345" calcext:value-type="float">
            <text:p>2.35E+03</text:p>
          </table:table-cell>
          <table:table-cell office:value-type="float" office:value="0.000000000005955104" calcext:value-type="float">
            <text:p>5.96E-12</text:p>
          </table:table-cell>
          <table:table-cell/>
          <table:table-cell office:value-type="float" office:value="2345" calcext:value-type="float">
            <text:p>2.35E+03</text:p>
          </table:table-cell>
          <table:table-cell office:value-type="float" office:value="0.00000000058955346" calcext:value-type="float">
            <text:p>5.90E-10</text:p>
          </table:table-cell>
          <table:table-cell/>
          <table:table-cell table:formula="of:=(1/[.D1198])*(10^4)" office:value-type="float" office:value="4.26439232409382" calcext:value-type="float">
            <text:p>4.26439232409382</text:p>
          </table:table-cell>
          <table:table-cell table:formula="of:=(2.5*LOG(([.E1198]/[.B1198]);10)-2.6)/0.38" office:value-type="float" office:value="6.28706475072689" calcext:value-type="float">
            <text:p>6.28706475072689</text:p>
          </table:table-cell>
          <table:table-cell table:number-columns-repeated="8"/>
        </table:table-row>
        <table:table-row table:style-name="ro1">
          <table:table-cell office:value-type="float" office:value="2346" calcext:value-type="float">
            <text:p>2.35E+03</text:p>
          </table:table-cell>
          <table:table-cell office:value-type="float" office:value="0.00000000000627647538080009" calcext:value-type="float">
            <text:p>6.28E-12</text:p>
          </table:table-cell>
          <table:table-cell/>
          <table:table-cell office:value-type="float" office:value="2346" calcext:value-type="float">
            <text:p>2.35E+03</text:p>
          </table:table-cell>
          <table:table-cell office:value-type="float" office:value="0.000000000621628983360009" calcext:value-type="float">
            <text:p>6.22E-10</text:p>
          </table:table-cell>
          <table:table-cell/>
          <table:table-cell table:formula="of:=(1/[.D1199])*(10^4)" office:value-type="float" office:value="4.26257459505541" calcext:value-type="float">
            <text:p>4.26257459505541</text:p>
          </table:table-cell>
          <table:table-cell table:formula="of:=(2.5*LOG(([.E1199]/[.B1199]);10)-2.6)/0.38" office:value-type="float" office:value="6.2882593784095" calcext:value-type="float">
            <text:p>6.2882593784095</text:p>
          </table:table-cell>
          <table:table-cell table:number-columns-repeated="8"/>
        </table:table-row>
        <table:table-row table:style-name="ro1">
          <table:table-cell office:value-type="float" office:value="2347" calcext:value-type="float">
            <text:p>2.35E+03</text:p>
          </table:table-cell>
          <table:table-cell office:value-type="float" office:value="0.0000000000063074849" calcext:value-type="float">
            <text:p>6.31E-12</text:p>
          </table:table-cell>
          <table:table-cell/>
          <table:table-cell office:value-type="float" office:value="2347" calcext:value-type="float">
            <text:p>2.35E+03</text:p>
          </table:table-cell>
          <table:table-cell office:value-type="float" office:value="0.00000000062472399" calcext:value-type="float">
            <text:p>6.25E-10</text:p>
          </table:table-cell>
          <table:table-cell/>
          <table:table-cell table:formula="of:=(1/[.D1200])*(10^4)" office:value-type="float" office:value="4.26075841499787" calcext:value-type="float">
            <text:p>4.26075841499787</text:p>
          </table:table-cell>
          <table:table-cell table:formula="of:=(2.5*LOG(([.E1200]/[.B1200]);10)-2.6)/0.38" office:value-type="float" office:value="6.28836818481947" calcext:value-type="float">
            <text:p>6.28836818481947</text:p>
          </table:table-cell>
          <table:table-cell table:number-columns-repeated="8"/>
        </table:table-row>
        <table:table-row table:style-name="ro1">
          <table:table-cell office:value-type="float" office:value="2348" calcext:value-type="float">
            <text:p>2.35E+03</text:p>
          </table:table-cell>
          <table:table-cell office:value-type="float" office:value="0.0000000000062701135327616" calcext:value-type="float">
            <text:p>6.27E-12</text:p>
          </table:table-cell>
          <table:table-cell/>
          <table:table-cell office:value-type="float" office:value="2348" calcext:value-type="float">
            <text:p>2.35E+03</text:p>
          </table:table-cell>
          <table:table-cell office:value-type="float" office:value="0.000000000631316086334858" calcext:value-type="float">
            <text:p>6.31E-10</text:p>
          </table:table-cell>
          <table:table-cell/>
          <table:table-cell table:formula="of:=(1/[.D1201])*(10^4)" office:value-type="float" office:value="4.25894378194208" calcext:value-type="float">
            <text:p>4.25894378194208</text:p>
          </table:table-cell>
          <table:table-cell table:formula="of:=(2.5*LOG(([.E1201]/[.B1201]);10)-2.6)/0.38" office:value-type="float" office:value="6.33533849281737" calcext:value-type="float">
            <text:p>6.33533849281737</text:p>
          </table:table-cell>
          <table:table-cell table:number-columns-repeated="8"/>
        </table:table-row>
        <table:table-row table:style-name="ro1">
          <table:table-cell office:value-type="float" office:value="2349" calcext:value-type="float">
            <text:p>2.35E+03</text:p>
          </table:table-cell>
          <table:table-cell office:value-type="float" office:value="0.0000000000061533543" calcext:value-type="float">
            <text:p>6.15E-12</text:p>
          </table:table-cell>
          <table:table-cell/>
          <table:table-cell office:value-type="float" office:value="2349" calcext:value-type="float">
            <text:p>2.35E+03</text:p>
          </table:table-cell>
          <table:table-cell office:value-type="float" office:value="0.00000000065191175" calcext:value-type="float">
            <text:p>6.52E-10</text:p>
          </table:table-cell>
          <table:table-cell/>
          <table:table-cell table:formula="of:=(1/[.D1202])*(10^4)" office:value-type="float" office:value="4.2571306939123" calcext:value-type="float">
            <text:p>4.2571306939123</text:p>
          </table:table-cell>
          <table:table-cell table:formula="of:=(2.5*LOG(([.E1202]/[.B1202]);10)-2.6)/0.38" office:value-type="float" office:value="6.48076899360347" calcext:value-type="float">
            <text:p>6.48076899360347</text:p>
          </table:table-cell>
          <table:table-cell table:number-columns-repeated="8"/>
        </table:table-row>
        <table:table-row table:style-name="ro1">
          <table:table-cell office:value-type="float" office:value="2350" calcext:value-type="float">
            <text:p>2.35E+03</text:p>
          </table:table-cell>
          <table:table-cell office:value-type="float" office:value="0.0000000000061533543" calcext:value-type="float">
            <text:p>6.15E-12</text:p>
          </table:table-cell>
          <table:table-cell/>
          <table:table-cell office:value-type="float" office:value="2350" calcext:value-type="float">
            <text:p>2.35E+03</text:p>
          </table:table-cell>
          <table:table-cell office:value-type="float" office:value="0.00000000065191175" calcext:value-type="float">
            <text:p>6.52E-10</text:p>
          </table:table-cell>
          <table:table-cell/>
          <table:table-cell table:formula="of:=(1/[.D1203])*(10^4)" office:value-type="float" office:value="4.25531914893617" calcext:value-type="float">
            <text:p>4.25531914893617</text:p>
          </table:table-cell>
          <table:table-cell table:formula="of:=(2.5*LOG(([.E1203]/[.B1203]);10)-2.6)/0.38" office:value-type="float" office:value="6.48076899360347" calcext:value-type="float">
            <text:p>6.48076899360347</text:p>
          </table:table-cell>
          <table:table-cell table:number-columns-repeated="8"/>
        </table:table-row>
        <table:table-row table:style-name="ro1">
          <table:table-cell office:value-type="float" office:value="2351" calcext:value-type="float">
            <text:p>2.35E+03</text:p>
          </table:table-cell>
          <table:table-cell office:value-type="float" office:value="0.00000000000645204451558133" calcext:value-type="float">
            <text:p>6.45E-12</text:p>
          </table:table-cell>
          <table:table-cell/>
          <table:table-cell office:value-type="float" office:value="2351" calcext:value-type="float">
            <text:p>2.35E+03</text:p>
          </table:table-cell>
          <table:table-cell office:value-type="float" office:value="0.000000000661216808214091" calcext:value-type="float">
            <text:p>6.61E-10</text:p>
          </table:table-cell>
          <table:table-cell/>
          <table:table-cell table:formula="of:=(1/[.D1204])*(10^4)" office:value-type="float" office:value="4.25350914504466" calcext:value-type="float">
            <text:p>4.25350914504466</text:p>
          </table:table-cell>
          <table:table-cell table:formula="of:=(2.5*LOG(([.E1204]/[.B1204]);10)-2.6)/0.38" office:value-type="float" office:value="6.38583243248685" calcext:value-type="float">
            <text:p>6.38583243248685</text:p>
          </table:table-cell>
          <table:table-cell table:number-columns-repeated="8"/>
        </table:table-row>
        <table:table-row table:style-name="ro1">
          <table:table-cell office:value-type="float" office:value="2352" calcext:value-type="float">
            <text:p>2.35E+03</text:p>
          </table:table-cell>
          <table:table-cell office:value-type="float" office:value="0.0000000000066741326" calcext:value-type="float">
            <text:p>6.67E-12</text:p>
          </table:table-cell>
          <table:table-cell/>
          <table:table-cell office:value-type="float" office:value="2352" calcext:value-type="float">
            <text:p>2.35E+03</text:p>
          </table:table-cell>
          <table:table-cell office:value-type="float" office:value="0.00000000066813549" calcext:value-type="float">
            <text:p>6.68E-10</text:p>
          </table:table-cell>
          <table:table-cell/>
          <table:table-cell table:formula="of:=(1/[.D1205])*(10^4)" office:value-type="float" office:value="4.25170068027211" calcext:value-type="float">
            <text:p>4.25170068027211</text:p>
          </table:table-cell>
          <table:table-cell table:formula="of:=(2.5*LOG(([.E1205]/[.B1205]);10)-2.6)/0.38" office:value-type="float" office:value="6.31887967334381" calcext:value-type="float">
            <text:p>6.31887967334381</text:p>
          </table:table-cell>
          <table:table-cell table:number-columns-repeated="8"/>
        </table:table-row>
        <table:table-row table:style-name="ro1">
          <table:table-cell office:value-type="float" office:value="2353" calcext:value-type="float">
            <text:p>2.35E+03</text:p>
          </table:table-cell>
          <table:table-cell office:value-type="float" office:value="0.0000000000066741326" calcext:value-type="float">
            <text:p>6.67E-12</text:p>
          </table:table-cell>
          <table:table-cell/>
          <table:table-cell office:value-type="float" office:value="2353" calcext:value-type="float">
            <text:p>2.35E+03</text:p>
          </table:table-cell>
          <table:table-cell office:value-type="float" office:value="0.00000000066813549" calcext:value-type="float">
            <text:p>6.68E-10</text:p>
          </table:table-cell>
          <table:table-cell/>
          <table:table-cell table:formula="of:=(1/[.D1206])*(10^4)" office:value-type="float" office:value="4.24989375265618" calcext:value-type="float">
            <text:p>4.24989375265618</text:p>
          </table:table-cell>
          <table:table-cell table:formula="of:=(2.5*LOG(([.E1206]/[.B1206]);10)-2.6)/0.38" office:value-type="float" office:value="6.31887967334381" calcext:value-type="float">
            <text:p>6.31887967334381</text:p>
          </table:table-cell>
          <table:table-cell table:number-columns-repeated="8"/>
        </table:table-row>
        <table:table-row table:style-name="ro1">
          <table:table-cell office:value-type="float" office:value="2354" calcext:value-type="float">
            <text:p>2.35E+03</text:p>
          </table:table-cell>
          <table:table-cell office:value-type="float" office:value="0.000000000007183174096" calcext:value-type="float">
            <text:p>7.18E-12</text:p>
          </table:table-cell>
          <table:table-cell/>
          <table:table-cell office:value-type="float" office:value="2354" calcext:value-type="float">
            <text:p>2.35E+03</text:p>
          </table:table-cell>
          <table:table-cell office:value-type="float" office:value="0.00000000062426436096" calcext:value-type="float">
            <text:p>6.24E-10</text:p>
          </table:table-cell>
          <table:table-cell/>
          <table:table-cell table:formula="of:=(1/[.D1207])*(10^4)" office:value-type="float" office:value="4.24808836023789" calcext:value-type="float">
            <text:p>4.24808836023789</text:p>
          </table:table-cell>
          <table:table-cell table:formula="of:=(2.5*LOG(([.E1207]/[.B1207]);10)-2.6)/0.38" office:value-type="float" office:value="5.91481677312616" calcext:value-type="float">
            <text:p>5.91481677312616</text:p>
          </table:table-cell>
          <table:table-cell table:number-columns-repeated="8"/>
        </table:table-row>
        <table:table-row table:style-name="ro1">
          <table:table-cell office:value-type="float" office:value="2355" calcext:value-type="float">
            <text:p>2.36E+03</text:p>
          </table:table-cell>
          <table:table-cell office:value-type="float" office:value="0.0000000000072372316" calcext:value-type="float">
            <text:p>7.24E-12</text:p>
          </table:table-cell>
          <table:table-cell/>
          <table:table-cell office:value-type="float" office:value="2355" calcext:value-type="float">
            <text:p>2.36E+03</text:p>
          </table:table-cell>
          <table:table-cell office:value-type="float" office:value="0.00000000061960548" calcext:value-type="float">
            <text:p>6.20E-10</text:p>
          </table:table-cell>
          <table:table-cell/>
          <table:table-cell table:formula="of:=(1/[.D1208])*(10^4)" office:value-type="float" office:value="4.24628450106157" calcext:value-type="float">
            <text:p>4.24628450106157</text:p>
          </table:table-cell>
          <table:table-cell table:formula="of:=(2.5*LOG(([.E1208]/[.B1208]);10)-2.6)/0.38" office:value-type="float" office:value="5.87199196949924" calcext:value-type="float">
            <text:p>5.87199196949924</text:p>
          </table:table-cell>
          <table:table-cell table:number-columns-repeated="8"/>
        </table:table-row>
        <table:table-row table:style-name="ro1">
          <table:table-cell office:value-type="float" office:value="2356" calcext:value-type="float">
            <text:p>2.36E+03</text:p>
          </table:table-cell>
          <table:table-cell office:value-type="float" office:value="0.00000000000732708389846196" calcext:value-type="float">
            <text:p>7.33E-12</text:p>
          </table:table-cell>
          <table:table-cell/>
          <table:table-cell office:value-type="float" office:value="2356" calcext:value-type="float">
            <text:p>2.36E+03</text:p>
          </table:table-cell>
          <table:table-cell office:value-type="float" office:value="0.000000000630439137246042" calcext:value-type="float">
            <text:p>6.30E-10</text:p>
          </table:table-cell>
          <table:table-cell/>
          <table:table-cell table:formula="of:=(1/[.D1209])*(10^4)" office:value-type="float" office:value="4.24448217317487" calcext:value-type="float">
            <text:p>4.24448217317487</text:p>
          </table:table-cell>
          <table:table-cell table:formula="of:=(2.5*LOG(([.E1209]/[.B1209]);10)-2.6)/0.38" office:value-type="float" office:value="5.88626316839204" calcext:value-type="float">
            <text:p>5.88626316839204</text:p>
          </table:table-cell>
          <table:table-cell table:number-columns-repeated="8"/>
        </table:table-row>
        <table:table-row table:style-name="ro1">
          <table:table-cell office:value-type="float" office:value="2357" calcext:value-type="float">
            <text:p>2.36E+03</text:p>
          </table:table-cell>
          <table:table-cell office:value-type="float" office:value="0.000000000007620452" calcext:value-type="float">
            <text:p>7.62E-12</text:p>
          </table:table-cell>
          <table:table-cell/>
          <table:table-cell office:value-type="float" office:value="2357" calcext:value-type="float">
            <text:p>2.36E+03</text:p>
          </table:table-cell>
          <table:table-cell office:value-type="float" office:value="0.00000000066581107" calcext:value-type="float">
            <text:p>6.66E-10</text:p>
          </table:table-cell>
          <table:table-cell/>
          <table:table-cell table:formula="of:=(1/[.D1210])*(10^4)" office:value-type="float" office:value="4.24268137462877" calcext:value-type="float">
            <text:p>4.24268137462877</text:p>
          </table:table-cell>
          <table:table-cell table:formula="of:=(2.5*LOG(([.E1210]/[.B1210]);10)-2.6)/0.38" office:value-type="float" office:value="5.93006762981602" calcext:value-type="float">
            <text:p>5.93006762981602</text:p>
          </table:table-cell>
          <table:table-cell table:number-columns-repeated="8"/>
        </table:table-row>
        <table:table-row table:style-name="ro1">
          <table:table-cell office:value-type="float" office:value="2358" calcext:value-type="float">
            <text:p>2.36E+03</text:p>
          </table:table-cell>
          <table:table-cell office:value-type="float" office:value="0.000000000007620452" calcext:value-type="float">
            <text:p>7.62E-12</text:p>
          </table:table-cell>
          <table:table-cell/>
          <table:table-cell office:value-type="float" office:value="2358" calcext:value-type="float">
            <text:p>2.36E+03</text:p>
          </table:table-cell>
          <table:table-cell office:value-type="float" office:value="0.00000000066581107" calcext:value-type="float">
            <text:p>6.66E-10</text:p>
          </table:table-cell>
          <table:table-cell/>
          <table:table-cell table:formula="of:=(1/[.D1211])*(10^4)" office:value-type="float" office:value="4.24088210347752" calcext:value-type="float">
            <text:p>4.24088210347752</text:p>
          </table:table-cell>
          <table:table-cell table:formula="of:=(2.5*LOG(([.E1211]/[.B1211]);10)-2.6)/0.38" office:value-type="float" office:value="5.93006762981602" calcext:value-type="float">
            <text:p>5.93006762981602</text:p>
          </table:table-cell>
          <table:table-cell table:number-columns-repeated="8"/>
        </table:table-row>
        <table:table-row table:style-name="ro1">
          <table:table-cell office:value-type="float" office:value="2359" calcext:value-type="float">
            <text:p>2.36E+03</text:p>
          </table:table-cell>
          <table:table-cell office:value-type="float" office:value="0.00000000000727572540544988" calcext:value-type="float">
            <text:p>7.28E-12</text:p>
          </table:table-cell>
          <table:table-cell/>
          <table:table-cell office:value-type="float" office:value="2359" calcext:value-type="float">
            <text:p>2.36E+03</text:p>
          </table:table-cell>
          <table:table-cell office:value-type="float" office:value="0.000000000690264121285009" calcext:value-type="float">
            <text:p>6.90E-10</text:p>
          </table:table-cell>
          <table:table-cell/>
          <table:table-cell table:formula="of:=(1/[.D1212])*(10^4)" office:value-type="float" office:value="4.23908435777872" calcext:value-type="float">
            <text:p>4.23908435777872</text:p>
          </table:table-cell>
          <table:table-cell table:formula="of:=(2.5*LOG(([.E1212]/[.B1212]);10)-2.6)/0.38" office:value-type="float" office:value="6.16538815922598" calcext:value-type="float">
            <text:p>6.16538815922598</text:p>
          </table:table-cell>
          <table:table-cell table:number-columns-repeated="8"/>
        </table:table-row>
        <table:table-row table:style-name="ro1">
          <table:table-cell office:value-type="float" office:value="2360" calcext:value-type="float">
            <text:p>2.36E+03</text:p>
          </table:table-cell>
          <table:table-cell office:value-type="float" office:value="0.0000000000070108559" calcext:value-type="float">
            <text:p>7.01E-12</text:p>
          </table:table-cell>
          <table:table-cell/>
          <table:table-cell office:value-type="float" office:value="2360" calcext:value-type="float">
            <text:p>2.36E+03</text:p>
          </table:table-cell>
          <table:table-cell office:value-type="float" office:value="0.00000000070905254" calcext:value-type="float">
            <text:p>7.09E-10</text:p>
          </table:table-cell>
          <table:table-cell/>
          <table:table-cell table:formula="of:=(1/[.D1213])*(10^4)" office:value-type="float" office:value="4.23728813559322" calcext:value-type="float">
            <text:p>4.23728813559322</text:p>
          </table:table-cell>
          <table:table-cell table:formula="of:=(2.5*LOG(([.E1213]/[.B1213]);10)-2.6)/0.38" office:value-type="float" office:value="6.34807484424798" calcext:value-type="float">
            <text:p>6.34807484424798</text:p>
          </table:table-cell>
          <table:table-cell table:number-columns-repeated="8"/>
        </table:table-row>
        <table:table-row table:style-name="ro1">
          <table:table-cell office:value-type="float" office:value="2361" calcext:value-type="float">
            <text:p>2.36E+03</text:p>
          </table:table-cell>
          <table:table-cell office:value-type="float" office:value="0.0000000000070108559" calcext:value-type="float">
            <text:p>7.01E-12</text:p>
          </table:table-cell>
          <table:table-cell/>
          <table:table-cell office:value-type="float" office:value="2361" calcext:value-type="float">
            <text:p>2.36E+03</text:p>
          </table:table-cell>
          <table:table-cell office:value-type="float" office:value="0.00000000070905254" calcext:value-type="float">
            <text:p>7.09E-10</text:p>
          </table:table-cell>
          <table:table-cell/>
          <table:table-cell table:formula="of:=(1/[.D1214])*(10^4)" office:value-type="float" office:value="4.23549343498518" calcext:value-type="float">
            <text:p>4.23549343498518</text:p>
          </table:table-cell>
          <table:table-cell table:formula="of:=(2.5*LOG(([.E1214]/[.B1214]);10)-2.6)/0.38" office:value-type="float" office:value="6.34807484424798" calcext:value-type="float">
            <text:p>6.34807484424798</text:p>
          </table:table-cell>
          <table:table-cell table:number-columns-repeated="8"/>
        </table:table-row>
        <table:table-row table:style-name="ro1">
          <table:table-cell office:value-type="float" office:value="2362" calcext:value-type="float">
            <text:p>2.36E+03</text:p>
          </table:table-cell>
          <table:table-cell office:value-type="float" office:value="0.00000000000734126675267999" calcext:value-type="float">
            <text:p>7.34E-12</text:p>
          </table:table-cell>
          <table:table-cell/>
          <table:table-cell office:value-type="float" office:value="2362" calcext:value-type="float">
            <text:p>2.36E+03</text:p>
          </table:table-cell>
          <table:table-cell office:value-type="float" office:value="0.000000000746979205693163" calcext:value-type="float">
            <text:p>7.47E-10</text:p>
          </table:table-cell>
          <table:table-cell/>
          <table:table-cell table:formula="of:=(1/[.D1215])*(10^4)" office:value-type="float" office:value="4.23370025402202" calcext:value-type="float">
            <text:p>4.23370025402202</text:p>
          </table:table-cell>
          <table:table-cell table:formula="of:=(2.5*LOG(([.E1215]/[.B1215]);10)-2.6)/0.38" office:value-type="float" office:value="6.36537833714086" calcext:value-type="float">
            <text:p>6.36537833714086</text:p>
          </table:table-cell>
          <table:table-cell table:number-columns-repeated="8"/>
        </table:table-row>
        <table:table-row table:style-name="ro1">
          <table:table-cell office:value-type="float" office:value="2363" calcext:value-type="float">
            <text:p>2.36E+03</text:p>
          </table:table-cell>
          <table:table-cell office:value-type="float" office:value="0.0000000000073794052" calcext:value-type="float">
            <text:p>7.38E-12</text:p>
          </table:table-cell>
          <table:table-cell/>
          <table:table-cell office:value-type="float" office:value="2363" calcext:value-type="float">
            <text:p>2.36E+03</text:p>
          </table:table-cell>
          <table:table-cell office:value-type="float" office:value="0.00000000075135698" calcext:value-type="float">
            <text:p>7.51E-10</text:p>
          </table:table-cell>
          <table:table-cell/>
          <table:table-cell table:formula="of:=(1/[.D1216])*(10^4)" office:value-type="float" office:value="4.23190859077444" calcext:value-type="float">
            <text:p>4.23190859077444</text:p>
          </table:table-cell>
          <table:table-cell table:formula="of:=(2.5*LOG(([.E1216]/[.B1216]);10)-2.6)/0.38" office:value-type="float" office:value="6.36726952219266" calcext:value-type="float">
            <text:p>6.36726952219266</text:p>
          </table:table-cell>
          <table:table-cell table:number-columns-repeated="8"/>
        </table:table-row>
        <table:table-row table:style-name="ro1">
          <table:table-cell office:value-type="float" office:value="2364" calcext:value-type="float">
            <text:p>2.36E+03</text:p>
          </table:table-cell>
          <table:table-cell office:value-type="float" office:value="0.00000000000753150262289991" calcext:value-type="float">
            <text:p>7.53E-12</text:p>
          </table:table-cell>
          <table:table-cell/>
          <table:table-cell office:value-type="float" office:value="2364" calcext:value-type="float">
            <text:p>2.36E+03</text:p>
          </table:table-cell>
          <table:table-cell office:value-type="float" office:value="0.000000000739844677270007" calcext:value-type="float">
            <text:p>7.40E-10</text:p>
          </table:table-cell>
          <table:table-cell/>
          <table:table-cell table:formula="of:=(1/[.D1217])*(10^4)" office:value-type="float" office:value="4.23011844331641" calcext:value-type="float">
            <text:p>4.23011844331641</text:p>
          </table:table-cell>
          <table:table-cell table:formula="of:=(2.5*LOG(([.E1217]/[.B1217]);10)-2.6)/0.38" office:value-type="float" office:value="6.26486132890856" calcext:value-type="float">
            <text:p>6.26486132890856</text:p>
          </table:table-cell>
          <table:table-cell table:number-columns-repeated="8"/>
        </table:table-row>
        <table:table-row table:style-name="ro1">
          <table:table-cell office:value-type="float" office:value="2365" calcext:value-type="float">
            <text:p>2.37E+03</text:p>
          </table:table-cell>
          <table:table-cell office:value-type="float" office:value="0.0000000000080494379" calcext:value-type="float">
            <text:p>8.05E-12</text:p>
          </table:table-cell>
          <table:table-cell/>
          <table:table-cell office:value-type="float" office:value="2365" calcext:value-type="float">
            <text:p>2.37E+03</text:p>
          </table:table-cell>
          <table:table-cell office:value-type="float" office:value="0.00000000070064199" calcext:value-type="float">
            <text:p>7.01E-10</text:p>
          </table:table-cell>
          <table:table-cell/>
          <table:table-cell table:formula="of:=(1/[.D1218])*(10^4)" office:value-type="float" office:value="4.22832980972516" calcext:value-type="float">
            <text:p>4.22832980972516</text:p>
          </table:table-cell>
          <table:table-cell table:formula="of:=(2.5*LOG(([.E1218]/[.B1218]);10)-2.6)/0.38" office:value-type="float" office:value="5.9192803100715" calcext:value-type="float">
            <text:p>5.9192803100715</text:p>
          </table:table-cell>
          <table:table-cell table:number-columns-repeated="8"/>
        </table:table-row>
        <table:table-row table:style-name="ro1">
          <table:table-cell office:value-type="float" office:value="2366" calcext:value-type="float">
            <text:p>2.37E+03</text:p>
          </table:table-cell>
          <table:table-cell office:value-type="float" office:value="0.0000000000080494379" calcext:value-type="float">
            <text:p>8.05E-12</text:p>
          </table:table-cell>
          <table:table-cell/>
          <table:table-cell office:value-type="float" office:value="2366" calcext:value-type="float">
            <text:p>2.37E+03</text:p>
          </table:table-cell>
          <table:table-cell office:value-type="float" office:value="0.00000000070064199" calcext:value-type="float">
            <text:p>7.01E-10</text:p>
          </table:table-cell>
          <table:table-cell/>
          <table:table-cell table:formula="of:=(1/[.D1219])*(10^4)" office:value-type="float" office:value="4.22654268808115" calcext:value-type="float">
            <text:p>4.22654268808115</text:p>
          </table:table-cell>
          <table:table-cell table:formula="of:=(2.5*LOG(([.E1219]/[.B1219]);10)-2.6)/0.38" office:value-type="float" office:value="5.9192803100715" calcext:value-type="float">
            <text:p>5.9192803100715</text:p>
          </table:table-cell>
          <table:table-cell table:number-columns-repeated="8"/>
        </table:table-row>
        <table:table-row table:style-name="ro1">
          <table:table-cell office:value-type="float" office:value="2367" calcext:value-type="float">
            <text:p>2.37E+03</text:p>
          </table:table-cell>
          <table:table-cell office:value-type="float" office:value="0.00000000000796074338525002" calcext:value-type="float">
            <text:p>7.96E-12</text:p>
          </table:table-cell>
          <table:table-cell/>
          <table:table-cell office:value-type="float" office:value="2367" calcext:value-type="float">
            <text:p>2.37E+03</text:p>
          </table:table-cell>
          <table:table-cell office:value-type="float" office:value="0.0000000007004376105" calcext:value-type="float">
            <text:p>7.00E-10</text:p>
          </table:table-cell>
          <table:table-cell/>
          <table:table-cell table:formula="of:=(1/[.D1220])*(10^4)" office:value-type="float" office:value="4.2247570764681" calcext:value-type="float">
            <text:p>4.2247570764681</text:p>
          </table:table-cell>
          <table:table-cell table:formula="of:=(2.5*LOG(([.E1220]/[.B1220]);10)-2.6)/0.38" office:value-type="float" office:value="5.95010416539052" calcext:value-type="float">
            <text:p>5.95010416539052</text:p>
          </table:table-cell>
          <table:table-cell table:number-columns-repeated="8"/>
        </table:table-row>
        <table:table-row table:style-name="ro1">
          <table:table-cell office:value-type="float" office:value="2368" calcext:value-type="float">
            <text:p>2.37E+03</text:p>
          </table:table-cell>
          <table:table-cell office:value-type="float" office:value="0.0000000000078903446" calcext:value-type="float">
            <text:p>7.89E-12</text:p>
          </table:table-cell>
          <table:table-cell/>
          <table:table-cell office:value-type="float" office:value="2368" calcext:value-type="float">
            <text:p>2.37E+03</text:p>
          </table:table-cell>
          <table:table-cell office:value-type="float" office:value="0.00000000070027539" calcext:value-type="float">
            <text:p>7.00E-10</text:p>
          </table:table-cell>
          <table:table-cell/>
          <table:table-cell table:formula="of:=(1/[.D1221])*(10^4)" office:value-type="float" office:value="4.22297297297297" calcext:value-type="float">
            <text:p>4.22297297297297</text:p>
          </table:table-cell>
          <table:table-cell table:formula="of:=(2.5*LOG(([.E1221]/[.B1221]);10)-2.6)/0.38" office:value-type="float" office:value="5.97482166596638" calcext:value-type="float">
            <text:p>5.97482166596638</text:p>
          </table:table-cell>
          <table:table-cell table:number-columns-repeated="8"/>
        </table:table-row>
        <table:table-row table:style-name="ro1">
          <table:table-cell office:value-type="float" office:value="2369" calcext:value-type="float">
            <text:p>2.37E+03</text:p>
          </table:table-cell>
          <table:table-cell office:value-type="float" office:value="0.0000000000078903446" calcext:value-type="float">
            <text:p>7.89E-12</text:p>
          </table:table-cell>
          <table:table-cell/>
          <table:table-cell office:value-type="float" office:value="2369" calcext:value-type="float">
            <text:p>2.37E+03</text:p>
          </table:table-cell>
          <table:table-cell office:value-type="float" office:value="0.00000000070027539" calcext:value-type="float">
            <text:p>7.00E-10</text:p>
          </table:table-cell>
          <table:table-cell/>
          <table:table-cell table:formula="of:=(1/[.D1222])*(10^4)" office:value-type="float" office:value="4.22119037568594" calcext:value-type="float">
            <text:p>4.22119037568594</text:p>
          </table:table-cell>
          <table:table-cell table:formula="of:=(2.5*LOG(([.E1222]/[.B1222]);10)-2.6)/0.38" office:value-type="float" office:value="5.97482166596638" calcext:value-type="float">
            <text:p>5.97482166596638</text:p>
          </table:table-cell>
          <table:table-cell table:number-columns-repeated="8"/>
        </table:table-row>
        <table:table-row table:style-name="ro1">
          <table:table-cell office:value-type="float" office:value="2370" calcext:value-type="float">
            <text:p>2.37E+03</text:p>
          </table:table-cell>
          <table:table-cell office:value-type="float" office:value="0.00000000000803640319519999" calcext:value-type="float">
            <text:p>8.04E-12</text:p>
          </table:table-cell>
          <table:table-cell/>
          <table:table-cell office:value-type="float" office:value="2370" calcext:value-type="float">
            <text:p>2.37E+03</text:p>
          </table:table-cell>
          <table:table-cell office:value-type="float" office:value="0.000000000707243330639999" calcext:value-type="float">
            <text:p>7.07E-10</text:p>
          </table:table-cell>
          <table:table-cell/>
          <table:table-cell table:formula="of:=(1/[.D1223])*(10^4)" office:value-type="float" office:value="4.21940928270042" calcext:value-type="float">
            <text:p>4.21940928270042</text:p>
          </table:table-cell>
          <table:table-cell table:formula="of:=(2.5*LOG(([.E1223]/[.B1223]);10)-2.6)/0.38" office:value-type="float" office:value="5.95070488856598" calcext:value-type="float">
            <text:p>5.95070488856598</text:p>
          </table:table-cell>
          <table:table-cell table:number-columns-repeated="8"/>
        </table:table-row>
        <table:table-row table:style-name="ro1">
          <table:table-cell office:value-type="float" office:value="2371" calcext:value-type="float">
            <text:p>2.37E+03</text:p>
          </table:table-cell>
          <table:table-cell office:value-type="float" office:value="0.000000000008054825" calcext:value-type="float">
            <text:p>8.05E-12</text:p>
          </table:table-cell>
          <table:table-cell/>
          <table:table-cell office:value-type="float" office:value="2371" calcext:value-type="float">
            <text:p>2.37E+03</text:p>
          </table:table-cell>
          <table:table-cell office:value-type="float" office:value="0.00000000070812217" calcext:value-type="float">
            <text:p>7.08E-10</text:p>
          </table:table-cell>
          <table:table-cell/>
          <table:table-cell table:formula="of:=(1/[.D1224])*(10^4)" office:value-type="float" office:value="4.21762969211303" calcext:value-type="float">
            <text:p>4.21762969211303</text:p>
          </table:table-cell>
          <table:table-cell table:formula="of:=(2.5*LOG(([.E1224]/[.B1224]);10)-2.6)/0.38" office:value-type="float" office:value="5.94771106730612" calcext:value-type="float">
            <text:p>5.94771106730612</text:p>
          </table:table-cell>
          <table:table-cell table:number-columns-repeated="8"/>
        </table:table-row>
        <table:table-row table:style-name="ro1">
          <table:table-cell office:value-type="float" office:value="2372" calcext:value-type="float">
            <text:p>2.37E+03</text:p>
          </table:table-cell>
          <table:table-cell office:value-type="float" office:value="0.00000000000800664810549899" calcext:value-type="float">
            <text:p>8.01E-12</text:p>
          </table:table-cell>
          <table:table-cell/>
          <table:table-cell office:value-type="float" office:value="2372" calcext:value-type="float">
            <text:p>2.37E+03</text:p>
          </table:table-cell>
          <table:table-cell office:value-type="float" office:value="0.00000000069137068704483" calcext:value-type="float">
            <text:p>6.91E-10</text:p>
          </table:table-cell>
          <table:table-cell/>
          <table:table-cell table:formula="of:=(1/[.D1225])*(10^4)" office:value-type="float" office:value="4.21585160202361" calcext:value-type="float">
            <text:p>4.21585160202361</text:p>
          </table:table-cell>
          <table:table-cell table:formula="of:=(2.5*LOG(([.E1225]/[.B1225]);10)-2.6)/0.38" office:value-type="float" office:value="5.8964488202772" calcext:value-type="float">
            <text:p>5.8964488202772</text:p>
          </table:table-cell>
          <table:table-cell table:number-columns-repeated="8"/>
        </table:table-row>
        <table:table-row table:style-name="ro1">
          <table:table-cell office:value-type="float" office:value="2373" calcext:value-type="float">
            <text:p>2.37E+03</text:p>
          </table:table-cell>
          <table:table-cell office:value-type="float" office:value="0.0000000000078343035" calcext:value-type="float">
            <text:p>7.83E-12</text:p>
          </table:table-cell>
          <table:table-cell/>
          <table:table-cell office:value-type="float" office:value="2373" calcext:value-type="float">
            <text:p>2.37E+03</text:p>
          </table:table-cell>
          <table:table-cell office:value-type="float" office:value="0.00000000063144512" calcext:value-type="float">
            <text:p>6.31E-10</text:p>
          </table:table-cell>
          <table:table-cell/>
          <table:table-cell table:formula="of:=(1/[.D1226])*(10^4)" office:value-type="float" office:value="4.21407501053519" calcext:value-type="float">
            <text:p>4.21407501053519</text:p>
          </table:table-cell>
          <table:table-cell table:formula="of:=(2.5*LOG(([.E1226]/[.B1226]);10)-2.6)/0.38" office:value-type="float" office:value="5.69957381041608" calcext:value-type="float">
            <text:p>5.69957381041608</text:p>
          </table:table-cell>
          <table:table-cell table:number-columns-repeated="8"/>
        </table:table-row>
        <table:table-row table:style-name="ro1">
          <table:table-cell office:value-type="float" office:value="2374" calcext:value-type="float">
            <text:p>2.37E+03</text:p>
          </table:table-cell>
          <table:table-cell office:value-type="float" office:value="0.0000000000078343035" calcext:value-type="float">
            <text:p>7.83E-12</text:p>
          </table:table-cell>
          <table:table-cell/>
          <table:table-cell office:value-type="float" office:value="2374" calcext:value-type="float">
            <text:p>2.37E+03</text:p>
          </table:table-cell>
          <table:table-cell office:value-type="float" office:value="0.00000000063144512" calcext:value-type="float">
            <text:p>6.31E-10</text:p>
          </table:table-cell>
          <table:table-cell/>
          <table:table-cell table:formula="of:=(1/[.D1227])*(10^4)" office:value-type="float" office:value="4.212299915754" calcext:value-type="float">
            <text:p>4.212299915754</text:p>
          </table:table-cell>
          <table:table-cell table:formula="of:=(2.5*LOG(([.E1227]/[.B1227]);10)-2.6)/0.38" office:value-type="float" office:value="5.69957381041608" calcext:value-type="float">
            <text:p>5.69957381041608</text:p>
          </table:table-cell>
          <table:table-cell table:number-columns-repeated="8"/>
        </table:table-row>
        <table:table-row table:style-name="ro1">
          <table:table-cell office:value-type="float" office:value="2375" calcext:value-type="float">
            <text:p>2.38E+03</text:p>
          </table:table-cell>
          <table:table-cell office:value-type="float" office:value="0.00000000000735295710579993" calcext:value-type="float">
            <text:p>7.35E-12</text:p>
          </table:table-cell>
          <table:table-cell/>
          <table:table-cell office:value-type="float" office:value="2375" calcext:value-type="float">
            <text:p>2.38E+03</text:p>
          </table:table-cell>
          <table:table-cell office:value-type="float" office:value="0.000000000628014739865" calcext:value-type="float">
            <text:p>6.28E-10</text:p>
          </table:table-cell>
          <table:table-cell/>
          <table:table-cell table:formula="of:=(1/[.D1228])*(10^4)" office:value-type="float" office:value="4.21052631578947" calcext:value-type="float">
            <text:p>4.21052631578947</text:p>
          </table:table-cell>
          <table:table-cell table:formula="of:=(2.5*LOG(([.E1228]/[.B1228]);10)-2.6)/0.38" office:value-type="float" office:value="5.86518292445491" calcext:value-type="float">
            <text:p>5.86518292445491</text:p>
          </table:table-cell>
          <table:table-cell table:number-columns-repeated="8"/>
        </table:table-row>
        <table:table-row table:style-name="ro1">
          <table:table-cell office:value-type="float" office:value="2376" calcext:value-type="float">
            <text:p>2.38E+03</text:p>
          </table:table-cell>
          <table:table-cell office:value-type="float" office:value="0.0000000000069583319" calcext:value-type="float">
            <text:p>6.96E-12</text:p>
          </table:table-cell>
          <table:table-cell/>
          <table:table-cell office:value-type="float" office:value="2376" calcext:value-type="float">
            <text:p>2.38E+03</text:p>
          </table:table-cell>
          <table:table-cell office:value-type="float" office:value="0.00000000062520239" calcext:value-type="float">
            <text:p>6.25E-10</text:p>
          </table:table-cell>
          <table:table-cell/>
          <table:table-cell table:formula="of:=(1/[.D1229])*(10^4)" office:value-type="float" office:value="4.20875420875421" calcext:value-type="float">
            <text:p>4.20875420875421</text:p>
          </table:table-cell>
          <table:table-cell table:formula="of:=(2.5*LOG(([.E1229]/[.B1229]);10)-2.6)/0.38" office:value-type="float" office:value="6.00997032617303" calcext:value-type="float">
            <text:p>6.00997032617303</text:p>
          </table:table-cell>
          <table:table-cell table:number-columns-repeated="8"/>
        </table:table-row>
        <table:table-row table:style-name="ro1">
          <table:table-cell office:value-type="float" office:value="2377" calcext:value-type="float">
            <text:p>2.38E+03</text:p>
          </table:table-cell>
          <table:table-cell office:value-type="float" office:value="0.0000000000069583319" calcext:value-type="float">
            <text:p>6.96E-12</text:p>
          </table:table-cell>
          <table:table-cell/>
          <table:table-cell office:value-type="float" office:value="2377" calcext:value-type="float">
            <text:p>2.38E+03</text:p>
          </table:table-cell>
          <table:table-cell office:value-type="float" office:value="0.00000000062520239" calcext:value-type="float">
            <text:p>6.25E-10</text:p>
          </table:table-cell>
          <table:table-cell/>
          <table:table-cell table:formula="of:=(1/[.D1230])*(10^4)" office:value-type="float" office:value="4.20698359276399" calcext:value-type="float">
            <text:p>4.20698359276399</text:p>
          </table:table-cell>
          <table:table-cell table:formula="of:=(2.5*LOG(([.E1230]/[.B1230]);10)-2.6)/0.38" office:value-type="float" office:value="6.00997032617303" calcext:value-type="float">
            <text:p>6.00997032617303</text:p>
          </table:table-cell>
          <table:table-cell table:number-columns-repeated="8"/>
        </table:table-row>
        <table:table-row table:style-name="ro1">
          <table:table-cell office:value-type="float" office:value="2378" calcext:value-type="float">
            <text:p>2.38E+03</text:p>
          </table:table-cell>
          <table:table-cell office:value-type="float" office:value="0.00000000000751118433750247" calcext:value-type="float">
            <text:p>7.51E-12</text:p>
          </table:table-cell>
          <table:table-cell/>
          <table:table-cell office:value-type="float" office:value="2378" calcext:value-type="float">
            <text:p>2.38E+03</text:p>
          </table:table-cell>
          <table:table-cell office:value-type="float" office:value="0.000000000689614986577938" calcext:value-type="float">
            <text:p>6.90E-10</text:p>
          </table:table-cell>
          <table:table-cell/>
          <table:table-cell table:formula="of:=(1/[.D1231])*(10^4)" office:value-type="float" office:value="4.20521446593776" calcext:value-type="float">
            <text:p>4.20521446593776</text:p>
          </table:table-cell>
          <table:table-cell table:formula="of:=(2.5*LOG(([.E1231]/[.B1231]);10)-2.6)/0.38" office:value-type="float" office:value="6.07169914783171" calcext:value-type="float">
            <text:p>6.07169914783171</text:p>
          </table:table-cell>
          <table:table-cell table:number-columns-repeated="8"/>
        </table:table-row>
        <table:table-row table:style-name="ro1">
          <table:table-cell office:value-type="float" office:value="2379" calcext:value-type="float">
            <text:p>2.38E+03</text:p>
          </table:table-cell>
          <table:table-cell office:value-type="float" office:value="0.0000000000075862025" calcext:value-type="float">
            <text:p>7.59E-12</text:p>
          </table:table-cell>
          <table:table-cell/>
          <table:table-cell office:value-type="float" office:value="2379" calcext:value-type="float">
            <text:p>2.38E+03</text:p>
          </table:table-cell>
          <table:table-cell office:value-type="float" office:value="0.00000000069835532" calcext:value-type="float">
            <text:p>6.98E-10</text:p>
          </table:table-cell>
          <table:table-cell/>
          <table:table-cell table:formula="of:=(1/[.D1232])*(10^4)" office:value-type="float" office:value="4.20344682639765" calcext:value-type="float">
            <text:p>4.20344682639765</text:p>
          </table:table-cell>
          <table:table-cell table:formula="of:=(2.5*LOG(([.E1232]/[.B1232]);10)-2.6)/0.38" office:value-type="float" office:value="6.07928957024035" calcext:value-type="float">
            <text:p>6.07928957024035</text:p>
          </table:table-cell>
          <table:table-cell table:number-columns-repeated="8"/>
        </table:table-row>
        <table:table-row table:style-name="ro1">
          <table:table-cell office:value-type="float" office:value="2380" calcext:value-type="float">
            <text:p>2.38E+03</text:p>
          </table:table-cell>
          <table:table-cell office:value-type="float" office:value="0.00000000000764620524520007" calcext:value-type="float">
            <text:p>7.65E-12</text:p>
          </table:table-cell>
          <table:table-cell/>
          <table:table-cell office:value-type="float" office:value="2380" calcext:value-type="float">
            <text:p>2.38E+03</text:p>
          </table:table-cell>
          <table:table-cell office:value-type="float" office:value="0.00000000069844959691" calcext:value-type="float">
            <text:p>6.98E-10</text:p>
          </table:table-cell>
          <table:table-cell/>
          <table:table-cell table:formula="of:=(1/[.D1233])*(10^4)" office:value-type="float" office:value="4.20168067226891" calcext:value-type="float">
            <text:p>4.20168067226891</text:p>
          </table:table-cell>
          <table:table-cell table:formula="of:=(2.5*LOG(([.E1233]/[.B1233]);10)-2.6)/0.38" office:value-type="float" office:value="6.05716526017883" calcext:value-type="float">
            <text:p>6.05716526017883</text:p>
          </table:table-cell>
          <table:table-cell table:number-columns-repeated="8"/>
        </table:table-row>
        <table:table-row table:style-name="ro1">
          <table:table-cell office:value-type="float" office:value="2381" calcext:value-type="float">
            <text:p>2.38E+03</text:p>
          </table:table-cell>
          <table:table-cell office:value-type="float" office:value="0.0000000000078705757" calcext:value-type="float">
            <text:p>7.87E-12</text:p>
          </table:table-cell>
          <table:table-cell/>
          <table:table-cell office:value-type="float" office:value="2381" calcext:value-type="float">
            <text:p>2.38E+03</text:p>
          </table:table-cell>
          <table:table-cell office:value-type="float" office:value="0.00000000069880213" calcext:value-type="float">
            <text:p>6.99E-10</text:p>
          </table:table-cell>
          <table:table-cell/>
          <table:table-cell table:formula="of:=(1/[.D1234])*(10^4)" office:value-type="float" office:value="4.19991600167997" calcext:value-type="float">
            <text:p>4.19991600167997</text:p>
          </table:table-cell>
          <table:table-cell table:formula="of:=(2.5*LOG(([.E1234]/[.B1234]);10)-2.6)/0.38" office:value-type="float" office:value="5.97597184020733" calcext:value-type="float">
            <text:p>5.97597184020733</text:p>
          </table:table-cell>
          <table:table-cell table:number-columns-repeated="8"/>
        </table:table-row>
        <table:table-row table:style-name="ro1">
          <table:table-cell office:value-type="float" office:value="2382" calcext:value-type="float">
            <text:p>2.38E+03</text:p>
          </table:table-cell>
          <table:table-cell office:value-type="float" office:value="0.0000000000078705757" calcext:value-type="float">
            <text:p>7.87E-12</text:p>
          </table:table-cell>
          <table:table-cell/>
          <table:table-cell office:value-type="float" office:value="2382" calcext:value-type="float">
            <text:p>2.38E+03</text:p>
          </table:table-cell>
          <table:table-cell office:value-type="float" office:value="0.00000000069880213" calcext:value-type="float">
            <text:p>6.99E-10</text:p>
          </table:table-cell>
          <table:table-cell/>
          <table:table-cell table:formula="of:=(1/[.D1235])*(10^4)" office:value-type="float" office:value="4.19815281276239" calcext:value-type="float">
            <text:p>4.19815281276239</text:p>
          </table:table-cell>
          <table:table-cell table:formula="of:=(2.5*LOG(([.E1235]/[.B1235]);10)-2.6)/0.38" office:value-type="float" office:value="5.97597184020733" calcext:value-type="float">
            <text:p>5.97597184020733</text:p>
          </table:table-cell>
          <table:table-cell table:number-columns-repeated="8"/>
        </table:table-row>
        <table:table-row table:style-name="ro1">
          <table:table-cell office:value-type="float" office:value="2383" calcext:value-type="float">
            <text:p>2.38E+03</text:p>
          </table:table-cell>
          <table:table-cell office:value-type="float" office:value="0.00000000000803328815979228" calcext:value-type="float">
            <text:p>8.03E-12</text:p>
          </table:table-cell>
          <table:table-cell/>
          <table:table-cell office:value-type="float" office:value="2383" calcext:value-type="float">
            <text:p>2.38E+03</text:p>
          </table:table-cell>
          <table:table-cell office:value-type="float" office:value="0.000000000692015925526482" calcext:value-type="float">
            <text:p>6.92E-10</text:p>
          </table:table-cell>
          <table:table-cell/>
          <table:table-cell table:formula="of:=(1/[.D1236])*(10^4)" office:value-type="float" office:value="4.19639110365086" calcext:value-type="float">
            <text:p>4.19639110365086</text:p>
          </table:table-cell>
          <table:table-cell table:formula="of:=(2.5*LOG(([.E1236]/[.B1236]);10)-2.6)/0.38" office:value-type="float" office:value="5.88962331182282" calcext:value-type="float">
            <text:p>5.88962331182282</text:p>
          </table:table-cell>
          <table:table-cell table:number-columns-repeated="8"/>
        </table:table-row>
        <table:table-row table:style-name="ro1">
          <table:table-cell office:value-type="float" office:value="2384" calcext:value-type="float">
            <text:p>2.38E+03</text:p>
          </table:table-cell>
          <table:table-cell office:value-type="float" office:value="0.0000000000081710862" calcext:value-type="float">
            <text:p>8.17E-12</text:p>
          </table:table-cell>
          <table:table-cell/>
          <table:table-cell office:value-type="float" office:value="2384" calcext:value-type="float">
            <text:p>2.38E+03</text:p>
          </table:table-cell>
          <table:table-cell office:value-type="float" office:value="0.00000000068626882" calcext:value-type="float">
            <text:p>6.86E-10</text:p>
          </table:table-cell>
          <table:table-cell/>
          <table:table-cell table:formula="of:=(1/[.D1237])*(10^4)" office:value-type="float" office:value="4.19463087248322" calcext:value-type="float">
            <text:p>4.19463087248322</text:p>
          </table:table-cell>
          <table:table-cell table:formula="of:=(2.5*LOG(([.E1237]/[.B1237]);10)-2.6)/0.38" office:value-type="float" office:value="5.81720049669563" calcext:value-type="float">
            <text:p>5.81720049669563</text:p>
          </table:table-cell>
          <table:table-cell table:number-columns-repeated="8"/>
        </table:table-row>
        <table:table-row table:style-name="ro1">
          <table:table-cell office:value-type="float" office:value="2385" calcext:value-type="float">
            <text:p>2.39E+03</text:p>
          </table:table-cell>
          <table:table-cell office:value-type="float" office:value="0.0000000000081710862" calcext:value-type="float">
            <text:p>8.17E-12</text:p>
          </table:table-cell>
          <table:table-cell/>
          <table:table-cell office:value-type="float" office:value="2385" calcext:value-type="float">
            <text:p>2.39E+03</text:p>
          </table:table-cell>
          <table:table-cell office:value-type="float" office:value="0.00000000068626882" calcext:value-type="float">
            <text:p>6.86E-10</text:p>
          </table:table-cell>
          <table:table-cell/>
          <table:table-cell table:formula="of:=(1/[.D1238])*(10^4)" office:value-type="float" office:value="4.19287211740042" calcext:value-type="float">
            <text:p>4.19287211740042</text:p>
          </table:table-cell>
          <table:table-cell table:formula="of:=(2.5*LOG(([.E1238]/[.B1238]);10)-2.6)/0.38" office:value-type="float" office:value="5.81720049669563" calcext:value-type="float">
            <text:p>5.81720049669563</text:p>
          </table:table-cell>
          <table:table-cell table:number-columns-repeated="8"/>
        </table:table-row>
        <table:table-row table:style-name="ro1">
          <table:table-cell office:value-type="float" office:value="2386" calcext:value-type="float">
            <text:p>2.39E+03</text:p>
          </table:table-cell>
          <table:table-cell office:value-type="float" office:value="0.00000000000812639463572627" calcext:value-type="float">
            <text:p>8.13E-12</text:p>
          </table:table-cell>
          <table:table-cell/>
          <table:table-cell office:value-type="float" office:value="2386" calcext:value-type="float">
            <text:p>2.39E+03</text:p>
          </table:table-cell>
          <table:table-cell office:value-type="float" office:value="0.000000000693695691185193" calcext:value-type="float">
            <text:p>6.94E-10</text:p>
          </table:table-cell>
          <table:table-cell/>
          <table:table-cell table:formula="of:=(1/[.D1239])*(10^4)" office:value-type="float" office:value="4.19111483654652" calcext:value-type="float">
            <text:p>4.19111483654652</text:p>
          </table:table-cell>
          <table:table-cell table:formula="of:=(2.5*LOG(([.E1239]/[.B1239]);10)-2.6)/0.38" office:value-type="float" office:value="5.86362557980687" calcext:value-type="float">
            <text:p>5.86362557980687</text:p>
          </table:table-cell>
          <table:table-cell table:number-columns-repeated="8"/>
        </table:table-row>
        <table:table-row table:style-name="ro1">
          <table:table-cell office:value-type="float" office:value="2387" calcext:value-type="float">
            <text:p>2.39E+03</text:p>
          </table:table-cell>
          <table:table-cell office:value-type="float" office:value="0.000000000008119865" calcext:value-type="float">
            <text:p>8.12E-12</text:p>
          </table:table-cell>
          <table:table-cell/>
          <table:table-cell office:value-type="float" office:value="2387" calcext:value-type="float">
            <text:p>2.39E+03</text:p>
          </table:table-cell>
          <table:table-cell office:value-type="float" office:value="0.00000000069478079" calcext:value-type="float">
            <text:p>6.95E-10</text:p>
          </table:table-cell>
          <table:table-cell/>
          <table:table-cell table:formula="of:=(1/[.D1240])*(10^4)" office:value-type="float" office:value="4.18935902806871" calcext:value-type="float">
            <text:p>4.18935902806871</text:p>
          </table:table-cell>
          <table:table-cell table:formula="of:=(2.5*LOG(([.E1240]/[.B1240]);10)-2.6)/0.38" office:value-type="float" office:value="5.87038811421875" calcext:value-type="float">
            <text:p>5.87038811421875</text:p>
          </table:table-cell>
          <table:table-cell table:number-columns-repeated="8"/>
        </table:table-row>
        <table:table-row table:style-name="ro1">
          <table:table-cell office:value-type="float" office:value="2388" calcext:value-type="float">
            <text:p>2.39E+03</text:p>
          </table:table-cell>
          <table:table-cell office:value-type="float" office:value="0.00000000000817295989359999" calcext:value-type="float">
            <text:p>8.17E-12</text:p>
          </table:table-cell>
          <table:table-cell/>
          <table:table-cell office:value-type="float" office:value="2388" calcext:value-type="float">
            <text:p>2.39E+03</text:p>
          </table:table-cell>
          <table:table-cell office:value-type="float" office:value="0.000000000708458747299998" calcext:value-type="float">
            <text:p>7.08E-10</text:p>
          </table:table-cell>
          <table:table-cell/>
          <table:table-cell table:formula="of:=(1/[.D1241])*(10^4)" office:value-type="float" office:value="4.18760469011725" calcext:value-type="float">
            <text:p>4.18760469011725</text:p>
          </table:table-cell>
          <table:table-cell table:formula="of:=(2.5*LOG(([.E1241]/[.B1241]);10)-2.6)/0.38" office:value-type="float" office:value="5.9074684152856" calcext:value-type="float">
            <text:p>5.9074684152856</text:p>
          </table:table-cell>
          <table:table-cell table:number-columns-repeated="8"/>
        </table:table-row>
        <table:table-row table:style-name="ro1">
          <table:table-cell office:value-type="float" office:value="2389" calcext:value-type="float">
            <text:p>2.39E+03</text:p>
          </table:table-cell>
          <table:table-cell office:value-type="float" office:value="0.0000000000083814162" calcext:value-type="float">
            <text:p>8.38E-12</text:p>
          </table:table-cell>
          <table:table-cell/>
          <table:table-cell office:value-type="float" office:value="2389" calcext:value-type="float">
            <text:p>2.39E+03</text:p>
          </table:table-cell>
          <table:table-cell office:value-type="float" office:value="0.00000000076215989" calcext:value-type="float">
            <text:p>7.62E-10</text:p>
          </table:table-cell>
          <table:table-cell/>
          <table:table-cell table:formula="of:=(1/[.D1242])*(10^4)" office:value-type="float" office:value="4.18585182084554" calcext:value-type="float">
            <text:p>4.18585182084554</text:p>
          </table:table-cell>
          <table:table-cell table:formula="of:=(2.5*LOG(([.E1242]/[.B1242]);10)-2.6)/0.38" office:value-type="float" office:value="6.04426764716523" calcext:value-type="float">
            <text:p>6.04426764716523</text:p>
          </table:table-cell>
          <table:table-cell table:number-columns-repeated="8"/>
        </table:table-row>
        <table:table-row table:style-name="ro1">
          <table:table-cell office:value-type="float" office:value="2390" calcext:value-type="float">
            <text:p>2.39E+03</text:p>
          </table:table-cell>
          <table:table-cell office:value-type="float" office:value="0.0000000000083814162" calcext:value-type="float">
            <text:p>8.38E-12</text:p>
          </table:table-cell>
          <table:table-cell/>
          <table:table-cell office:value-type="float" office:value="2390" calcext:value-type="float">
            <text:p>2.39E+03</text:p>
          </table:table-cell>
          <table:table-cell office:value-type="float" office:value="0.00000000076215989" calcext:value-type="float">
            <text:p>7.62E-10</text:p>
          </table:table-cell>
          <table:table-cell/>
          <table:table-cell table:formula="of:=(1/[.D1243])*(10^4)" office:value-type="float" office:value="4.18410041841004" calcext:value-type="float">
            <text:p>4.18410041841004</text:p>
          </table:table-cell>
          <table:table-cell table:formula="of:=(2.5*LOG(([.E1243]/[.B1243]);10)-2.6)/0.38" office:value-type="float" office:value="6.04426764716523" calcext:value-type="float">
            <text:p>6.04426764716523</text:p>
          </table:table-cell>
          <table:table-cell table:number-columns-repeated="8"/>
        </table:table-row>
        <table:table-row table:style-name="ro1">
          <table:table-cell office:value-type="float" office:value="2391" calcext:value-type="float">
            <text:p>2.39E+03</text:p>
          </table:table-cell>
          <table:table-cell office:value-type="float" office:value="0.0000000000084421961177543" calcext:value-type="float">
            <text:p>8.44E-12</text:p>
          </table:table-cell>
          <table:table-cell/>
          <table:table-cell office:value-type="float" office:value="2391" calcext:value-type="float">
            <text:p>2.39E+03</text:p>
          </table:table-cell>
          <table:table-cell office:value-type="float" office:value="0.000000000727652076451565" calcext:value-type="float">
            <text:p>7.28E-10</text:p>
          </table:table-cell>
          <table:table-cell/>
          <table:table-cell table:formula="of:=(1/[.D1244])*(10^4)" office:value-type="float" office:value="4.18235048097031" calcext:value-type="float">
            <text:p>4.18235048097031</text:p>
          </table:table-cell>
          <table:table-cell table:formula="of:=(2.5*LOG(([.E1244]/[.B1244]);10)-2.6)/0.38" office:value-type="float" office:value="5.89123905341461" calcext:value-type="float">
            <text:p>5.89123905341461</text:p>
          </table:table-cell>
          <table:table-cell table:number-columns-repeated="8"/>
        </table:table-row>
        <table:table-row table:style-name="ro1">
          <table:table-cell office:value-type="float" office:value="2392" calcext:value-type="float">
            <text:p>2.39E+03</text:p>
          </table:table-cell>
          <table:table-cell office:value-type="float" office:value="0.0000000000084953529" calcext:value-type="float">
            <text:p>8.50E-12</text:p>
          </table:table-cell>
          <table:table-cell/>
          <table:table-cell office:value-type="float" office:value="2392" calcext:value-type="float">
            <text:p>2.39E+03</text:p>
          </table:table-cell>
          <table:table-cell office:value-type="float" office:value="0.0000000006974723" calcext:value-type="float">
            <text:p>6.97E-10</text:p>
          </table:table-cell>
          <table:table-cell/>
          <table:table-cell table:formula="of:=(1/[.D1245])*(10^4)" office:value-type="float" office:value="4.18060200668896" calcext:value-type="float">
            <text:p>4.18060200668896</text:p>
          </table:table-cell>
          <table:table-cell table:formula="of:=(2.5*LOG(([.E1245]/[.B1245]);10)-2.6)/0.38" office:value-type="float" office:value="5.75227328963659" calcext:value-type="float">
            <text:p>5.75227328963659</text:p>
          </table:table-cell>
          <table:table-cell table:number-columns-repeated="8"/>
        </table:table-row>
        <table:table-row table:style-name="ro1">
          <table:table-cell office:value-type="float" office:value="2393" calcext:value-type="float">
            <text:p>2.39E+03</text:p>
          </table:table-cell>
          <table:table-cell office:value-type="float" office:value="0.0000000000084953529" calcext:value-type="float">
            <text:p>8.50E-12</text:p>
          </table:table-cell>
          <table:table-cell/>
          <table:table-cell office:value-type="float" office:value="2393" calcext:value-type="float">
            <text:p>2.39E+03</text:p>
          </table:table-cell>
          <table:table-cell office:value-type="float" office:value="0.0000000006974723" calcext:value-type="float">
            <text:p>6.97E-10</text:p>
          </table:table-cell>
          <table:table-cell/>
          <table:table-cell table:formula="of:=(1/[.D1246])*(10^4)" office:value-type="float" office:value="4.17885499373172" calcext:value-type="float">
            <text:p>4.17885499373172</text:p>
          </table:table-cell>
          <table:table-cell table:formula="of:=(2.5*LOG(([.E1246]/[.B1246]);10)-2.6)/0.38" office:value-type="float" office:value="5.75227328963659" calcext:value-type="float">
            <text:p>5.75227328963659</text:p>
          </table:table-cell>
          <table:table-cell table:number-columns-repeated="8"/>
        </table:table-row>
        <table:table-row table:style-name="ro1">
          <table:table-cell office:value-type="float" office:value="2394" calcext:value-type="float">
            <text:p>2.39E+03</text:p>
          </table:table-cell>
          <table:table-cell office:value-type="float" office:value="0.00000000000804223455963065" calcext:value-type="float">
            <text:p>8.04E-12</text:p>
          </table:table-cell>
          <table:table-cell/>
          <table:table-cell office:value-type="float" office:value="2394" calcext:value-type="float">
            <text:p>2.39E+03</text:p>
          </table:table-cell>
          <table:table-cell office:value-type="float" office:value="0.000000000641888138453741" calcext:value-type="float">
            <text:p>6.42E-10</text:p>
          </table:table-cell>
          <table:table-cell/>
          <table:table-cell table:formula="of:=(1/[.D1247])*(10^4)" office:value-type="float" office:value="4.17710944026734" calcext:value-type="float">
            <text:p>4.17710944026734</text:p>
          </table:table-cell>
          <table:table-cell table:formula="of:=(2.5*LOG(([.E1247]/[.B1247]);10)-2.6)/0.38" office:value-type="float" office:value="5.67159614994453" calcext:value-type="float">
            <text:p>5.67159614994453</text:p>
          </table:table-cell>
          <table:table-cell table:number-columns-repeated="8"/>
        </table:table-row>
        <table:table-row table:style-name="ro1">
          <table:table-cell office:value-type="float" office:value="2395" calcext:value-type="float">
            <text:p>2.40E+03</text:p>
          </table:table-cell>
          <table:table-cell office:value-type="float" office:value="0.000000000007971227" calcext:value-type="float">
            <text:p>7.97E-12</text:p>
          </table:table-cell>
          <table:table-cell/>
          <table:table-cell office:value-type="float" office:value="2395" calcext:value-type="float">
            <text:p>2.40E+03</text:p>
          </table:table-cell>
          <table:table-cell office:value-type="float" office:value="0.00000000063317762" calcext:value-type="float">
            <text:p>6.33E-10</text:p>
          </table:table-cell>
          <table:table-cell/>
          <table:table-cell table:formula="of:=(1/[.D1248])*(10^4)" office:value-type="float" office:value="4.17536534446764" calcext:value-type="float">
            <text:p>4.17536534446764</text:p>
          </table:table-cell>
          <table:table-cell table:formula="of:=(2.5*LOG(([.E1248]/[.B1248]);10)-2.6)/0.38" office:value-type="float" office:value="5.65789723156862" calcext:value-type="float">
            <text:p>5.65789723156862</text:p>
          </table:table-cell>
          <table:table-cell table:number-columns-repeated="8"/>
        </table:table-row>
        <table:table-row table:style-name="ro1">
          <table:table-cell office:value-type="float" office:value="2396" calcext:value-type="float">
            <text:p>2.40E+03</text:p>
          </table:table-cell>
          <table:table-cell office:value-type="float" office:value="0.00000000000815170679300018" calcext:value-type="float">
            <text:p>8.15E-12</text:p>
          </table:table-cell>
          <table:table-cell/>
          <table:table-cell office:value-type="float" office:value="2396" calcext:value-type="float">
            <text:p>2.40E+03</text:p>
          </table:table-cell>
          <table:table-cell office:value-type="float" office:value="0.000000000645452606750012" calcext:value-type="float">
            <text:p>6.45E-10</text:p>
          </table:table-cell>
          <table:table-cell/>
          <table:table-cell table:formula="of:=(1/[.D1249])*(10^4)" office:value-type="float" office:value="4.17362270450751" calcext:value-type="float">
            <text:p>4.17362270450751</text:p>
          </table:table-cell>
          <table:table-cell table:formula="of:=(2.5*LOG(([.E1249]/[.B1249]);10)-2.6)/0.38" office:value-type="float" office:value="5.64878821622694" calcext:value-type="float">
            <text:p>5.64878821622694</text:p>
          </table:table-cell>
          <table:table-cell table:number-columns-repeated="8"/>
        </table:table-row>
        <table:table-row table:style-name="ro1">
          <table:table-cell office:value-type="float" office:value="2397" calcext:value-type="float">
            <text:p>2.40E+03</text:p>
          </table:table-cell>
          <table:table-cell office:value-type="float" office:value="0.0000000000088967644" calcext:value-type="float">
            <text:p>8.90E-12</text:p>
          </table:table-cell>
          <table:table-cell/>
          <table:table-cell office:value-type="float" office:value="2397" calcext:value-type="float">
            <text:p>2.40E+03</text:p>
          </table:table-cell>
          <table:table-cell office:value-type="float" office:value="0.00000000069612627" calcext:value-type="float">
            <text:p>6.96E-10</text:p>
          </table:table-cell>
          <table:table-cell/>
          <table:table-cell table:formula="of:=(1/[.D1250])*(10^4)" office:value-type="float" office:value="4.17188151856487" calcext:value-type="float">
            <text:p>4.17188151856487</text:p>
          </table:table-cell>
          <table:table-cell table:formula="of:=(2.5*LOG(([.E1250]/[.B1250]);10)-2.6)/0.38" office:value-type="float" office:value="5.61484166633216" calcext:value-type="float">
            <text:p>5.61484166633216</text:p>
          </table:table-cell>
          <table:table-cell table:number-columns-repeated="8"/>
        </table:table-row>
        <table:table-row table:style-name="ro1">
          <table:table-cell office:value-type="float" office:value="2398" calcext:value-type="float">
            <text:p>2.40E+03</text:p>
          </table:table-cell>
          <table:table-cell office:value-type="float" office:value="0.0000000000088967644" calcext:value-type="float">
            <text:p>8.90E-12</text:p>
          </table:table-cell>
          <table:table-cell/>
          <table:table-cell office:value-type="float" office:value="2398" calcext:value-type="float">
            <text:p>2.40E+03</text:p>
          </table:table-cell>
          <table:table-cell office:value-type="float" office:value="0.00000000069612627" calcext:value-type="float">
            <text:p>6.96E-10</text:p>
          </table:table-cell>
          <table:table-cell/>
          <table:table-cell table:formula="of:=(1/[.D1251])*(10^4)" office:value-type="float" office:value="4.17014178482068" calcext:value-type="float">
            <text:p>4.17014178482068</text:p>
          </table:table-cell>
          <table:table-cell table:formula="of:=(2.5*LOG(([.E1251]/[.B1251]);10)-2.6)/0.38" office:value-type="float" office:value="5.61484166633216" calcext:value-type="float">
            <text:p>5.61484166633216</text:p>
          </table:table-cell>
          <table:table-cell table:number-columns-repeated="8"/>
        </table:table-row>
        <table:table-row table:style-name="ro1">
          <table:table-cell office:value-type="float" office:value="2399" calcext:value-type="float">
            <text:p>2.40E+03</text:p>
          </table:table-cell>
          <table:table-cell office:value-type="float" office:value="0.00000000000876613045872788" calcext:value-type="float">
            <text:p>8.77E-12</text:p>
          </table:table-cell>
          <table:table-cell/>
          <table:table-cell office:value-type="float" office:value="2399" calcext:value-type="float">
            <text:p>2.40E+03</text:p>
          </table:table-cell>
          <table:table-cell office:value-type="float" office:value="0.000000000682846746424745" calcext:value-type="float">
            <text:p>6.83E-10</text:p>
          </table:table-cell>
          <table:table-cell/>
          <table:table-cell table:formula="of:=(1/[.D1252])*(10^4)" office:value-type="float" office:value="4.16840350145894" calcext:value-type="float">
            <text:p>4.16840350145894</text:p>
          </table:table-cell>
          <table:table-cell table:formula="of:=(2.5*LOG(([.E1252]/[.B1252]);10)-2.6)/0.38" office:value-type="float" office:value="5.60207443988381" calcext:value-type="float">
            <text:p>5.60207443988381</text:p>
          </table:table-cell>
          <table:table-cell table:number-columns-repeated="8"/>
        </table:table-row>
        <table:table-row table:style-name="ro1">
          <table:table-cell office:value-type="float" office:value="2400" calcext:value-type="float">
            <text:p>2.40E+03</text:p>
          </table:table-cell>
          <table:table-cell office:value-type="float" office:value="0.0000000000086481525" calcext:value-type="float">
            <text:p>8.65E-12</text:p>
          </table:table-cell>
          <table:table-cell/>
          <table:table-cell office:value-type="float" office:value="2400" calcext:value-type="float">
            <text:p>2.40E+03</text:p>
          </table:table-cell>
          <table:table-cell office:value-type="float" office:value="0.00000000067085376" calcext:value-type="float">
            <text:p>6.71E-10</text:p>
          </table:table-cell>
          <table:table-cell/>
          <table:table-cell table:formula="of:=(1/[.D1253])*(10^4)" office:value-type="float" office:value="4.16666666666667" calcext:value-type="float">
            <text:p>4.16666666666667</text:p>
          </table:table-cell>
          <table:table-cell table:formula="of:=(2.5*LOG(([.E1253]/[.B1253]);10)-2.6)/0.38" office:value-type="float" office:value="5.59016130898508" calcext:value-type="float">
            <text:p>5.59016130898508</text:p>
          </table:table-cell>
          <table:table-cell table:number-columns-repeated="8"/>
        </table:table-row>
        <table:table-row table:style-name="ro1">
          <table:table-cell office:value-type="float" office:value="2401" calcext:value-type="float">
            <text:p>2.40E+03</text:p>
          </table:table-cell>
          <table:table-cell office:value-type="float" office:value="0.0000000000086481525" calcext:value-type="float">
            <text:p>8.65E-12</text:p>
          </table:table-cell>
          <table:table-cell/>
          <table:table-cell office:value-type="float" office:value="2401" calcext:value-type="float">
            <text:p>2.40E+03</text:p>
          </table:table-cell>
          <table:table-cell office:value-type="float" office:value="0.00000000067085376" calcext:value-type="float">
            <text:p>6.71E-10</text:p>
          </table:table-cell>
          <table:table-cell/>
          <table:table-cell table:formula="of:=(1/[.D1254])*(10^4)" office:value-type="float" office:value="4.1649312786339" calcext:value-type="float">
            <text:p>4.1649312786339</text:p>
          </table:table-cell>
          <table:table-cell table:formula="of:=(2.5*LOG(([.E1254]/[.B1254]);10)-2.6)/0.38" office:value-type="float" office:value="5.59016130898508" calcext:value-type="float">
            <text:p>5.59016130898508</text:p>
          </table:table-cell>
          <table:table-cell table:number-columns-repeated="8"/>
        </table:table-row>
        <table:table-row table:style-name="ro1">
          <table:table-cell office:value-type="float" office:value="2402" calcext:value-type="float">
            <text:p>2.40E+03</text:p>
          </table:table-cell>
          <table:table-cell office:value-type="float" office:value="0.00000000000904788516119994" calcext:value-type="float">
            <text:p>9.05E-12</text:p>
          </table:table-cell>
          <table:table-cell/>
          <table:table-cell office:value-type="float" office:value="2402" calcext:value-type="float">
            <text:p>2.40E+03</text:p>
          </table:table-cell>
          <table:table-cell office:value-type="float" office:value="0.000000000651593062080003" calcext:value-type="float">
            <text:p>6.52E-10</text:p>
          </table:table-cell>
          <table:table-cell/>
          <table:table-cell table:formula="of:=(1/[.D1255])*(10^4)" office:value-type="float" office:value="4.16319733555371" calcext:value-type="float">
            <text:p>4.16319733555371</text:p>
          </table:table-cell>
          <table:table-cell table:formula="of:=(2.5*LOG(([.E1255]/[.B1255]);10)-2.6)/0.38" office:value-type="float" office:value="5.37782481391145" calcext:value-type="float">
            <text:p>5.37782481391145</text:p>
          </table:table-cell>
          <table:table-cell table:number-columns-repeated="8"/>
        </table:table-row>
        <table:table-row table:style-name="ro1">
          <table:table-cell office:value-type="float" office:value="2403" calcext:value-type="float">
            <text:p>2.40E+03</text:p>
          </table:table-cell>
          <table:table-cell office:value-type="float" office:value="0.0000000000091148573" calcext:value-type="float">
            <text:p>9.11E-12</text:p>
          </table:table-cell>
          <table:table-cell/>
          <table:table-cell office:value-type="float" office:value="2403" calcext:value-type="float">
            <text:p>2.40E+03</text:p>
          </table:table-cell>
          <table:table-cell office:value-type="float" office:value="0.00000000064836608" calcext:value-type="float">
            <text:p>6.48E-10</text:p>
          </table:table-cell>
          <table:table-cell/>
          <table:table-cell table:formula="of:=(1/[.D1256])*(10^4)" office:value-type="float" office:value="4.16146483562214" calcext:value-type="float">
            <text:p>4.16146483562214</text:p>
          </table:table-cell>
          <table:table-cell table:formula="of:=(2.5*LOG(([.E1256]/[.B1256]);10)-2.6)/0.38" office:value-type="float" office:value="5.34256850218462" calcext:value-type="float">
            <text:p>5.34256850218462</text:p>
          </table:table-cell>
          <table:table-cell table:number-columns-repeated="8"/>
        </table:table-row>
        <table:table-row table:style-name="ro1">
          <table:table-cell office:value-type="float" office:value="2404" calcext:value-type="float">
            <text:p>2.40E+03</text:p>
          </table:table-cell>
          <table:table-cell office:value-type="float" office:value="0.00000000000909319424702205" calcext:value-type="float">
            <text:p>9.09E-12</text:p>
          </table:table-cell>
          <table:table-cell/>
          <table:table-cell office:value-type="float" office:value="2404" calcext:value-type="float">
            <text:p>2.40E+03</text:p>
          </table:table-cell>
          <table:table-cell office:value-type="float" office:value="0.00000000064971985977099" calcext:value-type="float">
            <text:p>6.50E-10</text:p>
          </table:table-cell>
          <table:table-cell/>
          <table:table-cell table:formula="of:=(1/[.D1257])*(10^4)" office:value-type="float" office:value="4.15973377703827" calcext:value-type="float">
            <text:p>4.15973377703827</text:p>
          </table:table-cell>
          <table:table-cell table:formula="of:=(2.5*LOG(([.E1257]/[.B1257]);10)-2.6)/0.38" office:value-type="float" office:value="5.35532679870978" calcext:value-type="float">
            <text:p>5.35532679870978</text:p>
          </table:table-cell>
          <table:table-cell table:number-columns-repeated="8"/>
        </table:table-row>
        <table:table-row table:style-name="ro1">
          <table:table-cell office:value-type="float" office:value="2405" calcext:value-type="float">
            <text:p>2.41E+03</text:p>
          </table:table-cell>
          <table:table-cell office:value-type="float" office:value="0.0000000000089993386" calcext:value-type="float">
            <text:p>9.00E-12</text:p>
          </table:table-cell>
          <table:table-cell/>
          <table:table-cell office:value-type="float" office:value="2405" calcext:value-type="float">
            <text:p>2.41E+03</text:p>
          </table:table-cell>
          <table:table-cell office:value-type="float" office:value="0.00000000065558514" calcext:value-type="float">
            <text:p>6.56E-10</text:p>
          </table:table-cell>
          <table:table-cell/>
          <table:table-cell table:formula="of:=(1/[.D1258])*(10^4)" office:value-type="float" office:value="4.15800415800416" calcext:value-type="float">
            <text:p>4.15800415800416</text:p>
          </table:table-cell>
          <table:table-cell table:formula="of:=(2.5*LOG(([.E1258]/[.B1258]);10)-2.6)/0.38" office:value-type="float" office:value="5.41064808228736" calcext:value-type="float">
            <text:p>5.41064808228736</text:p>
          </table:table-cell>
          <table:table-cell table:number-columns-repeated="8"/>
        </table:table-row>
        <table:table-row table:style-name="ro1">
          <table:table-cell office:value-type="float" office:value="2406" calcext:value-type="float">
            <text:p>2.41E+03</text:p>
          </table:table-cell>
          <table:table-cell office:value-type="float" office:value="0.0000000000089993386" calcext:value-type="float">
            <text:p>9.00E-12</text:p>
          </table:table-cell>
          <table:table-cell/>
          <table:table-cell office:value-type="float" office:value="2406" calcext:value-type="float">
            <text:p>2.41E+03</text:p>
          </table:table-cell>
          <table:table-cell office:value-type="float" office:value="0.00000000065558514" calcext:value-type="float">
            <text:p>6.56E-10</text:p>
          </table:table-cell>
          <table:table-cell/>
          <table:table-cell table:formula="of:=(1/[.D1259])*(10^4)" office:value-type="float" office:value="4.15627597672486" calcext:value-type="float">
            <text:p>4.15627597672486</text:p>
          </table:table-cell>
          <table:table-cell table:formula="of:=(2.5*LOG(([.E1259]/[.B1259]);10)-2.6)/0.38" office:value-type="float" office:value="5.41064808228736" calcext:value-type="float">
            <text:p>5.41064808228736</text:p>
          </table:table-cell>
          <table:table-cell table:number-columns-repeated="8"/>
        </table:table-row>
        <table:table-row table:style-name="ro1">
          <table:table-cell office:value-type="float" office:value="2407" calcext:value-type="float">
            <text:p>2.41E+03</text:p>
          </table:table-cell>
          <table:table-cell office:value-type="float" office:value="0.00000000000875881255199999" calcext:value-type="float">
            <text:p>8.76E-12</text:p>
          </table:table-cell>
          <table:table-cell/>
          <table:table-cell office:value-type="float" office:value="2407" calcext:value-type="float">
            <text:p>2.41E+03</text:p>
          </table:table-cell>
          <table:table-cell office:value-type="float" office:value="0.000000000665750330560001" calcext:value-type="float">
            <text:p>6.66E-10</text:p>
          </table:table-cell>
          <table:table-cell/>
          <table:table-cell table:formula="of:=(1/[.D1260])*(10^4)" office:value-type="float" office:value="4.15454923140839" calcext:value-type="float">
            <text:p>4.15454923140839</text:p>
          </table:table-cell>
          <table:table-cell table:formula="of:=(2.5*LOG(([.E1260]/[.B1260]);10)-2.6)/0.38" office:value-type="float" office:value="5.53201420180682" calcext:value-type="float">
            <text:p>5.53201420180682</text:p>
          </table:table-cell>
          <table:table-cell table:number-columns-repeated="8"/>
        </table:table-row>
        <table:table-row table:style-name="ro1">
          <table:table-cell office:value-type="float" office:value="2408" calcext:value-type="float">
            <text:p>2.41E+03</text:p>
          </table:table-cell>
          <table:table-cell office:value-type="float" office:value="0.0000000000085350026" calcext:value-type="float">
            <text:p>8.54E-12</text:p>
          </table:table-cell>
          <table:table-cell/>
          <table:table-cell office:value-type="float" office:value="2408" calcext:value-type="float">
            <text:p>2.41E+03</text:p>
          </table:table-cell>
          <table:table-cell office:value-type="float" office:value="0.00000000067520906" calcext:value-type="float">
            <text:p>6.75E-10</text:p>
          </table:table-cell>
          <table:table-cell/>
          <table:table-cell table:formula="of:=(1/[.D1261])*(10^4)" office:value-type="float" office:value="4.15282392026578" calcext:value-type="float">
            <text:p>4.15282392026578</text:p>
          </table:table-cell>
          <table:table-cell table:formula="of:=(2.5*LOG(([.E1261]/[.B1261]);10)-2.6)/0.38" office:value-type="float" office:value="5.64628028486774" calcext:value-type="float">
            <text:p>5.64628028486774</text:p>
          </table:table-cell>
          <table:table-cell table:number-columns-repeated="8"/>
        </table:table-row>
        <table:table-row table:style-name="ro1">
          <table:table-cell office:value-type="float" office:value="2409" calcext:value-type="float">
            <text:p>2.41E+03</text:p>
          </table:table-cell>
          <table:table-cell office:value-type="float" office:value="0.0000000000085350026" calcext:value-type="float">
            <text:p>8.54E-12</text:p>
          </table:table-cell>
          <table:table-cell/>
          <table:table-cell office:value-type="float" office:value="2409" calcext:value-type="float">
            <text:p>2.41E+03</text:p>
          </table:table-cell>
          <table:table-cell office:value-type="float" office:value="0.00000000067520906" calcext:value-type="float">
            <text:p>6.75E-10</text:p>
          </table:table-cell>
          <table:table-cell/>
          <table:table-cell table:formula="of:=(1/[.D1262])*(10^4)" office:value-type="float" office:value="4.151100041511" calcext:value-type="float">
            <text:p>4.151100041511</text:p>
          </table:table-cell>
          <table:table-cell table:formula="of:=(2.5*LOG(([.E1262]/[.B1262]);10)-2.6)/0.38" office:value-type="float" office:value="5.64628028486774" calcext:value-type="float">
            <text:p>5.64628028486774</text:p>
          </table:table-cell>
          <table:table-cell table:number-columns-repeated="8"/>
        </table:table-row>
        <table:table-row table:style-name="ro1">
          <table:table-cell office:value-type="float" office:value="2410" calcext:value-type="float">
            <text:p>2.41E+03</text:p>
          </table:table-cell>
          <table:table-cell office:value-type="float" office:value="0.00000000000860198892533322" calcext:value-type="float">
            <text:p>8.60E-12</text:p>
          </table:table-cell>
          <table:table-cell/>
          <table:table-cell office:value-type="float" office:value="2410" calcext:value-type="float">
            <text:p>2.41E+03</text:p>
          </table:table-cell>
          <table:table-cell office:value-type="float" office:value="0.000000000704719578519692" calcext:value-type="float">
            <text:p>7.05E-10</text:p>
          </table:table-cell>
          <table:table-cell/>
          <table:table-cell table:formula="of:=(1/[.D1263])*(10^4)" office:value-type="float" office:value="4.149377593361" calcext:value-type="float">
            <text:p>4.149377593361</text:p>
          </table:table-cell>
          <table:table-cell table:formula="of:=(2.5*LOG(([.E1263]/[.B1263]);10)-2.6)/0.38" office:value-type="float" office:value="5.74616748783036" calcext:value-type="float">
            <text:p>5.74616748783036</text:p>
          </table:table-cell>
          <table:table-cell table:number-columns-repeated="8"/>
        </table:table-row>
        <table:table-row table:style-name="ro1">
          <table:table-cell office:value-type="float" office:value="2411" calcext:value-type="float">
            <text:p>2.41E+03</text:p>
          </table:table-cell>
          <table:table-cell office:value-type="float" office:value="0.0000000000086139516" calcext:value-type="float">
            <text:p>8.61E-12</text:p>
          </table:table-cell>
          <table:table-cell/>
          <table:table-cell office:value-type="float" office:value="2411" calcext:value-type="float">
            <text:p>2.41E+03</text:p>
          </table:table-cell>
          <table:table-cell office:value-type="float" office:value="0.00000000070998968" calcext:value-type="float">
            <text:p>7.10E-10</text:p>
          </table:table-cell>
          <table:table-cell/>
          <table:table-cell table:formula="of:=(1/[.D1264])*(10^4)" office:value-type="float" office:value="4.14765657403567" calcext:value-type="float">
            <text:p>4.14765657403567</text:p>
          </table:table-cell>
          <table:table-cell table:formula="of:=(2.5*LOG(([.E1264]/[.B1264]);10)-2.6)/0.38" office:value-type="float" office:value="5.76348426899971" calcext:value-type="float">
            <text:p>5.76348426899971</text:p>
          </table:table-cell>
          <table:table-cell table:number-columns-repeated="8"/>
        </table:table-row>
        <table:table-row table:style-name="ro1">
          <table:table-cell office:value-type="float" office:value="2412" calcext:value-type="float">
            <text:p>2.41E+03</text:p>
          </table:table-cell>
          <table:table-cell office:value-type="float" office:value="0.00000000000869451623966133" calcext:value-type="float">
            <text:p>8.69E-12</text:p>
          </table:table-cell>
          <table:table-cell/>
          <table:table-cell office:value-type="float" office:value="2412" calcext:value-type="float">
            <text:p>2.41E+03</text:p>
          </table:table-cell>
          <table:table-cell office:value-type="float" office:value="0.000000000709566452683229" calcext:value-type="float">
            <text:p>7.10E-10</text:p>
          </table:table-cell>
          <table:table-cell/>
          <table:table-cell table:formula="of:=(1/[.D1265])*(10^4)" office:value-type="float" office:value="4.14593698175788" calcext:value-type="float">
            <text:p>4.14593698175788</text:p>
          </table:table-cell>
          <table:table-cell table:formula="of:=(2.5*LOG(([.E1265]/[.B1265]);10)-2.6)/0.38" office:value-type="float" office:value="5.73518191760384" calcext:value-type="float">
            <text:p>5.73518191760384</text:p>
          </table:table-cell>
          <table:table-cell table:number-columns-repeated="8"/>
        </table:table-row>
        <table:table-row table:style-name="ro1">
          <table:table-cell office:value-type="float" office:value="2413" calcext:value-type="float">
            <text:p>2.41E+03</text:p>
          </table:table-cell>
          <table:table-cell office:value-type="float" office:value="0.0000000000090627107" calcext:value-type="float">
            <text:p>9.06E-12</text:p>
          </table:table-cell>
          <table:table-cell/>
          <table:table-cell office:value-type="float" office:value="2413" calcext:value-type="float">
            <text:p>2.41E+03</text:p>
          </table:table-cell>
          <table:table-cell office:value-type="float" office:value="0.00000000070763223" calcext:value-type="float">
            <text:p>7.08E-10</text:p>
          </table:table-cell>
          <table:table-cell/>
          <table:table-cell table:formula="of:=(1/[.D1266])*(10^4)" office:value-type="float" office:value="4.14421881475342" calcext:value-type="float">
            <text:p>4.14421881475342</text:p>
          </table:table-cell>
          <table:table-cell table:formula="of:=(2.5*LOG(([.E1266]/[.B1266]);10)-2.6)/0.38" office:value-type="float" office:value="5.60887821393415" calcext:value-type="float">
            <text:p>5.60887821393415</text:p>
          </table:table-cell>
          <table:table-cell table:number-columns-repeated="8"/>
        </table:table-row>
        <table:table-row table:style-name="ro1">
          <table:table-cell office:value-type="float" office:value="2414" calcext:value-type="float">
            <text:p>2.41E+03</text:p>
          </table:table-cell>
          <table:table-cell office:value-type="float" office:value="0.0000000000090627107" calcext:value-type="float">
            <text:p>9.06E-12</text:p>
          </table:table-cell>
          <table:table-cell/>
          <table:table-cell office:value-type="float" office:value="2414" calcext:value-type="float">
            <text:p>2.41E+03</text:p>
          </table:table-cell>
          <table:table-cell office:value-type="float" office:value="0.00000000070763223" calcext:value-type="float">
            <text:p>7.08E-10</text:p>
          </table:table-cell>
          <table:table-cell/>
          <table:table-cell table:formula="of:=(1/[.D1267])*(10^4)" office:value-type="float" office:value="4.14250207125104" calcext:value-type="float">
            <text:p>4.14250207125104</text:p>
          </table:table-cell>
          <table:table-cell table:formula="of:=(2.5*LOG(([.E1267]/[.B1267]);10)-2.6)/0.38" office:value-type="float" office:value="5.60887821393415" calcext:value-type="float">
            <text:p>5.60887821393415</text:p>
          </table:table-cell>
          <table:table-cell table:number-columns-repeated="8"/>
        </table:table-row>
        <table:table-row table:style-name="ro1">
          <table:table-cell office:value-type="float" office:value="2415" calcext:value-type="float">
            <text:p>2.42E+03</text:p>
          </table:table-cell>
          <table:table-cell office:value-type="float" office:value="0.00000000000921320588600007" calcext:value-type="float">
            <text:p>9.21E-12</text:p>
          </table:table-cell>
          <table:table-cell/>
          <table:table-cell office:value-type="float" office:value="2415" calcext:value-type="float">
            <text:p>2.42E+03</text:p>
          </table:table-cell>
          <table:table-cell office:value-type="float" office:value="0.000000000694552973999994" calcext:value-type="float">
            <text:p>6.95E-10</text:p>
          </table:table-cell>
          <table:table-cell/>
          <table:table-cell table:formula="of:=(1/[.D1268])*(10^4)" office:value-type="float" office:value="4.1407867494824" calcext:value-type="float">
            <text:p>4.1407867494824</text:p>
          </table:table-cell>
          <table:table-cell table:formula="of:=(2.5*LOG(([.E1268]/[.B1268]);10)-2.6)/0.38" office:value-type="float" office:value="5.5085170978709" calcext:value-type="float">
            <text:p>5.5085170978709</text:p>
          </table:table-cell>
          <table:table-cell table:number-columns-repeated="8"/>
        </table:table-row>
        <table:table-row table:style-name="ro1">
          <table:table-cell office:value-type="float" office:value="2416" calcext:value-type="float">
            <text:p>2.42E+03</text:p>
          </table:table-cell>
          <table:table-cell office:value-type="float" office:value="0.0000000000093577993" calcext:value-type="float">
            <text:p>9.36E-12</text:p>
          </table:table-cell>
          <table:table-cell/>
          <table:table-cell office:value-type="float" office:value="2416" calcext:value-type="float">
            <text:p>2.42E+03</text:p>
          </table:table-cell>
          <table:table-cell office:value-type="float" office:value="0.00000000068198663" calcext:value-type="float">
            <text:p>6.82E-10</text:p>
          </table:table-cell>
          <table:table-cell/>
          <table:table-cell table:formula="of:=(1/[.D1269])*(10^4)" office:value-type="float" office:value="4.13907284768212" calcext:value-type="float">
            <text:p>4.13907284768212</text:p>
          </table:table-cell>
          <table:table-cell table:formula="of:=(2.5*LOG(([.E1269]/[.B1269]);10)-2.6)/0.38" office:value-type="float" office:value="5.41185614557901" calcext:value-type="float">
            <text:p>5.41185614557901</text:p>
          </table:table-cell>
          <table:table-cell table:number-columns-repeated="8"/>
        </table:table-row>
        <table:table-row table:style-name="ro1">
          <table:table-cell office:value-type="float" office:value="2417" calcext:value-type="float">
            <text:p>2.42E+03</text:p>
          </table:table-cell>
          <table:table-cell office:value-type="float" office:value="0.0000000000093577993" calcext:value-type="float">
            <text:p>9.36E-12</text:p>
          </table:table-cell>
          <table:table-cell/>
          <table:table-cell office:value-type="float" office:value="2417" calcext:value-type="float">
            <text:p>2.42E+03</text:p>
          </table:table-cell>
          <table:table-cell office:value-type="float" office:value="0.00000000068198663" calcext:value-type="float">
            <text:p>6.82E-10</text:p>
          </table:table-cell>
          <table:table-cell/>
          <table:table-cell table:formula="of:=(1/[.D1270])*(10^4)" office:value-type="float" office:value="4.13736036408771" calcext:value-type="float">
            <text:p>4.13736036408771</text:p>
          </table:table-cell>
          <table:table-cell table:formula="of:=(2.5*LOG(([.E1270]/[.B1270]);10)-2.6)/0.38" office:value-type="float" office:value="5.41185614557901" calcext:value-type="float">
            <text:p>5.41185614557901</text:p>
          </table:table-cell>
          <table:table-cell table:number-columns-repeated="8"/>
        </table:table-row>
        <table:table-row table:style-name="ro1">
          <table:table-cell office:value-type="float" office:value="2418" calcext:value-type="float">
            <text:p>2.42E+03</text:p>
          </table:table-cell>
          <table:table-cell office:value-type="float" office:value="0.00000000000941292083686271" calcext:value-type="float">
            <text:p>9.41E-12</text:p>
          </table:table-cell>
          <table:table-cell/>
          <table:table-cell office:value-type="float" office:value="2418" calcext:value-type="float">
            <text:p>2.42E+03</text:p>
          </table:table-cell>
          <table:table-cell office:value-type="float" office:value="0.000000000650408635348783" calcext:value-type="float">
            <text:p>6.50E-10</text:p>
          </table:table-cell>
          <table:table-cell/>
          <table:table-cell table:formula="of:=(1/[.D1271])*(10^4)" office:value-type="float" office:value="4.13564929693962" calcext:value-type="float">
            <text:p>4.13564929693962</text:p>
          </table:table-cell>
          <table:table-cell table:formula="of:=(2.5*LOG(([.E1271]/[.B1271]);10)-2.6)/0.38" office:value-type="float" office:value="5.25961771317486" calcext:value-type="float">
            <text:p>5.25961771317486</text:p>
          </table:table-cell>
          <table:table-cell table:number-columns-repeated="8"/>
        </table:table-row>
        <table:table-row table:style-name="ro1">
          <table:table-cell office:value-type="float" office:value="2419" calcext:value-type="float">
            <text:p>2.42E+03</text:p>
          </table:table-cell>
          <table:table-cell office:value-type="float" office:value="0.0000000000094233831" calcext:value-type="float">
            <text:p>9.42E-12</text:p>
          </table:table-cell>
          <table:table-cell/>
          <table:table-cell office:value-type="float" office:value="2419" calcext:value-type="float">
            <text:p>2.42E+03</text:p>
          </table:table-cell>
          <table:table-cell office:value-type="float" office:value="0.00000000064441502" calcext:value-type="float">
            <text:p>6.44E-10</text:p>
          </table:table-cell>
          <table:table-cell/>
          <table:table-cell table:formula="of:=(1/[.D1272])*(10^4)" office:value-type="float" office:value="4.13393964448119" calcext:value-type="float">
            <text:p>4.13393964448119</text:p>
          </table:table-cell>
          <table:table-cell table:formula="of:=(2.5*LOG(([.E1272]/[.B1272]);10)-2.6)/0.38" office:value-type="float" office:value="5.22999215142606" calcext:value-type="float">
            <text:p>5.22999215142606</text:p>
          </table:table-cell>
          <table:table-cell table:number-columns-repeated="8"/>
        </table:table-row>
        <table:table-row table:style-name="ro1">
          <table:table-cell office:value-type="float" office:value="2420" calcext:value-type="float">
            <text:p>2.42E+03</text:p>
          </table:table-cell>
          <table:table-cell office:value-type="float" office:value="0.00000000000939621860114371" calcext:value-type="float">
            <text:p>9.40E-12</text:p>
          </table:table-cell>
          <table:table-cell/>
          <table:table-cell office:value-type="float" office:value="2420" calcext:value-type="float">
            <text:p>2.42E+03</text:p>
          </table:table-cell>
          <table:table-cell office:value-type="float" office:value="0.00000000064694323486053" calcext:value-type="float">
            <text:p>6.47E-10</text:p>
          </table:table-cell>
          <table:table-cell/>
          <table:table-cell table:formula="of:=(1/[.D1273])*(10^4)" office:value-type="float" office:value="4.13223140495868" calcext:value-type="float">
            <text:p>4.13223140495868</text:p>
          </table:table-cell>
          <table:table-cell table:formula="of:=(2.5*LOG(([.E1273]/[.B1273]);10)-2.6)/0.38" office:value-type="float" office:value="5.24942805114772" calcext:value-type="float">
            <text:p>5.24942805114772</text:p>
          </table:table-cell>
          <table:table-cell table:number-columns-repeated="8"/>
        </table:table-row>
        <table:table-row table:style-name="ro1">
          <table:table-cell office:value-type="float" office:value="2421" calcext:value-type="float">
            <text:p>2.42E+03</text:p>
          </table:table-cell>
          <table:table-cell office:value-type="float" office:value="0.0000000000092650141" calcext:value-type="float">
            <text:p>9.27E-12</text:p>
          </table:table-cell>
          <table:table-cell/>
          <table:table-cell office:value-type="float" office:value="2421" calcext:value-type="float">
            <text:p>2.42E+03</text:p>
          </table:table-cell>
          <table:table-cell office:value-type="float" office:value="0.00000000065915451" calcext:value-type="float">
            <text:p>6.59E-10</text:p>
          </table:table-cell>
          <table:table-cell/>
          <table:table-cell table:formula="of:=(1/[.D1274])*(10^4)" office:value-type="float" office:value="4.13052457662123" calcext:value-type="float">
            <text:p>4.13052457662123</text:p>
          </table:table-cell>
          <table:table-cell table:formula="of:=(2.5*LOG(([.E1274]/[.B1274]);10)-2.6)/0.38" office:value-type="float" office:value="5.34303383764176" calcext:value-type="float">
            <text:p>5.34303383764176</text:p>
          </table:table-cell>
          <table:table-cell table:number-columns-repeated="8"/>
        </table:table-row>
        <table:table-row table:style-name="ro1">
          <table:table-cell office:value-type="float" office:value="2422" calcext:value-type="float">
            <text:p>2.42E+03</text:p>
          </table:table-cell>
          <table:table-cell office:value-type="float" office:value="0.0000000000092650141" calcext:value-type="float">
            <text:p>9.27E-12</text:p>
          </table:table-cell>
          <table:table-cell/>
          <table:table-cell office:value-type="float" office:value="2422" calcext:value-type="float">
            <text:p>2.42E+03</text:p>
          </table:table-cell>
          <table:table-cell office:value-type="float" office:value="0.00000000065915451" calcext:value-type="float">
            <text:p>6.59E-10</text:p>
          </table:table-cell>
          <table:table-cell/>
          <table:table-cell table:formula="of:=(1/[.D1275])*(10^4)" office:value-type="float" office:value="4.12881915772089" calcext:value-type="float">
            <text:p>4.12881915772089</text:p>
          </table:table-cell>
          <table:table-cell table:formula="of:=(2.5*LOG(([.E1275]/[.B1275]);10)-2.6)/0.38" office:value-type="float" office:value="5.34303383764176" calcext:value-type="float">
            <text:p>5.34303383764176</text:p>
          </table:table-cell>
          <table:table-cell table:number-columns-repeated="8"/>
        </table:table-row>
        <table:table-row table:style-name="ro1">
          <table:table-cell office:value-type="float" office:value="2423" calcext:value-type="float">
            <text:p>2.42E+03</text:p>
          </table:table-cell>
          <table:table-cell office:value-type="float" office:value="0.00000000000962160422779997" calcext:value-type="float">
            <text:p>9.62E-12</text:p>
          </table:table-cell>
          <table:table-cell/>
          <table:table-cell office:value-type="float" office:value="2423" calcext:value-type="float">
            <text:p>2.42E+03</text:p>
          </table:table-cell>
          <table:table-cell office:value-type="float" office:value="0.0000000006550135622" calcext:value-type="float">
            <text:p>6.55E-10</text:p>
          </table:table-cell>
          <table:table-cell/>
          <table:table-cell table:formula="of:=(1/[.D1276])*(10^4)" office:value-type="float" office:value="4.12711514651259" calcext:value-type="float">
            <text:p>4.12711514651259</text:p>
          </table:table-cell>
          <table:table-cell table:formula="of:=(2.5*LOG(([.E1276]/[.B1276]);10)-2.6)/0.38" office:value-type="float" office:value="5.21712370693117" calcext:value-type="float">
            <text:p>5.21712370693117</text:p>
          </table:table-cell>
          <table:table-cell table:number-columns-repeated="8"/>
        </table:table-row>
        <table:table-row table:style-name="ro1">
          <table:table-cell office:value-type="float" office:value="2424" calcext:value-type="float">
            <text:p>2.42E+03</text:p>
          </table:table-cell>
          <table:table-cell office:value-type="float" office:value="0.000000000009975353" calcext:value-type="float">
            <text:p>9.98E-12</text:p>
          </table:table-cell>
          <table:table-cell/>
          <table:table-cell office:value-type="float" office:value="2424" calcext:value-type="float">
            <text:p>2.42E+03</text:p>
          </table:table-cell>
          <table:table-cell office:value-type="float" office:value="0.00000000065090561" calcext:value-type="float">
            <text:p>6.51E-10</text:p>
          </table:table-cell>
          <table:table-cell/>
          <table:table-cell table:formula="of:=(1/[.D1277])*(10^4)" office:value-type="float" office:value="4.12541254125413" calcext:value-type="float">
            <text:p>4.12541254125413</text:p>
          </table:table-cell>
          <table:table-cell table:formula="of:=(2.5*LOG(([.E1277]/[.B1277]);10)-2.6)/0.38" office:value-type="float" office:value="5.09598514166992" calcext:value-type="float">
            <text:p>5.09598514166992</text:p>
          </table:table-cell>
          <table:table-cell table:number-columns-repeated="8"/>
        </table:table-row>
        <table:table-row table:style-name="ro1">
          <table:table-cell office:value-type="float" office:value="2425" calcext:value-type="float">
            <text:p>2.43E+03</text:p>
          </table:table-cell>
          <table:table-cell office:value-type="float" office:value="0.000000000009975353" calcext:value-type="float">
            <text:p>9.98E-12</text:p>
          </table:table-cell>
          <table:table-cell/>
          <table:table-cell office:value-type="float" office:value="2425" calcext:value-type="float">
            <text:p>2.43E+03</text:p>
          </table:table-cell>
          <table:table-cell office:value-type="float" office:value="0.00000000065090561" calcext:value-type="float">
            <text:p>6.51E-10</text:p>
          </table:table-cell>
          <table:table-cell/>
          <table:table-cell table:formula="of:=(1/[.D1278])*(10^4)" office:value-type="float" office:value="4.12371134020619" calcext:value-type="float">
            <text:p>4.12371134020619</text:p>
          </table:table-cell>
          <table:table-cell table:formula="of:=(2.5*LOG(([.E1278]/[.B1278]);10)-2.6)/0.38" office:value-type="float" office:value="5.09598514166992" calcext:value-type="float">
            <text:p>5.09598514166992</text:p>
          </table:table-cell>
          <table:table-cell table:number-columns-repeated="8"/>
        </table:table-row>
        <table:table-row table:style-name="ro1">
          <table:table-cell office:value-type="float" office:value="2426" calcext:value-type="float">
            <text:p>2.43E+03</text:p>
          </table:table-cell>
          <table:table-cell office:value-type="float" office:value="0.0000000000104014098008516" calcext:value-type="float">
            <text:p>1.04E-11</text:p>
          </table:table-cell>
          <table:table-cell/>
          <table:table-cell office:value-type="float" office:value="2426" calcext:value-type="float">
            <text:p>2.43E+03</text:p>
          </table:table-cell>
          <table:table-cell office:value-type="float" office:value="0.000000000698951282109772" calcext:value-type="float">
            <text:p>6.99E-10</text:p>
          </table:table-cell>
          <table:table-cell/>
          <table:table-cell table:formula="of:=(1/[.D1279])*(10^4)" office:value-type="float" office:value="4.12201154163232" calcext:value-type="float">
            <text:p>4.12201154163232</text:p>
          </table:table-cell>
          <table:table-cell table:formula="of:=(2.5*LOG(([.E1279]/[.B1279]);10)-2.6)/0.38" office:value-type="float" office:value="5.17996512210832" calcext:value-type="float">
            <text:p>5.17996512210832</text:p>
          </table:table-cell>
          <table:table-cell table:number-columns-repeated="8"/>
        </table:table-row>
        <table:table-row table:style-name="ro1">
          <table:table-cell office:value-type="float" office:value="2427" calcext:value-type="float">
            <text:p>2.43E+03</text:p>
          </table:table-cell>
          <table:table-cell office:value-type="float" office:value="0.000000000010487149" calcext:value-type="float">
            <text:p>1.05E-11</text:p>
          </table:table-cell>
          <table:table-cell/>
          <table:table-cell office:value-type="float" office:value="2427" calcext:value-type="float">
            <text:p>2.43E+03</text:p>
          </table:table-cell>
          <table:table-cell office:value-type="float" office:value="0.00000000070861994" calcext:value-type="float">
            <text:p>7.09E-10</text:p>
          </table:table-cell>
          <table:table-cell/>
          <table:table-cell table:formula="of:=(1/[.D1280])*(10^4)" office:value-type="float" office:value="4.12031314379893" calcext:value-type="float">
            <text:p>4.12031314379893</text:p>
          </table:table-cell>
          <table:table-cell table:formula="of:=(2.5*LOG(([.E1280]/[.B1280]);10)-2.6)/0.38" office:value-type="float" office:value="5.19576270015671" calcext:value-type="float">
            <text:p>5.19576270015671</text:p>
          </table:table-cell>
          <table:table-cell table:number-columns-repeated="8"/>
        </table:table-row>
        <table:table-row table:style-name="ro1">
          <table:table-cell office:value-type="float" office:value="2428" calcext:value-type="float">
            <text:p>2.43E+03</text:p>
          </table:table-cell>
          <table:table-cell office:value-type="float" office:value="0.000000000010473517678" calcext:value-type="float">
            <text:p>1.05E-11</text:p>
          </table:table-cell>
          <table:table-cell/>
          <table:table-cell office:value-type="float" office:value="2428" calcext:value-type="float">
            <text:p>2.43E+03</text:p>
          </table:table-cell>
          <table:table-cell office:value-type="float" office:value="0.000000000705734302339998" calcext:value-type="float">
            <text:p>7.06E-10</text:p>
          </table:table-cell>
          <table:table-cell/>
          <table:table-cell table:formula="of:=(1/[.D1281])*(10^4)" office:value-type="float" office:value="4.11861614497529" calcext:value-type="float">
            <text:p>4.11861614497529</text:p>
          </table:table-cell>
          <table:table-cell table:formula="of:=(2.5*LOG(([.E1281]/[.B1281]);10)-2.6)/0.38" office:value-type="float" office:value="5.18782011070041" calcext:value-type="float">
            <text:p>5.18782011070041</text:p>
          </table:table-cell>
          <table:table-cell table:number-columns-repeated="8"/>
        </table:table-row>
        <table:table-row table:style-name="ro1">
          <table:table-cell office:value-type="float" office:value="2429" calcext:value-type="float">
            <text:p>2.43E+03</text:p>
          </table:table-cell>
          <table:table-cell office:value-type="float" office:value="0.000000000010403777" calcext:value-type="float">
            <text:p>1.04E-11</text:p>
          </table:table-cell>
          <table:table-cell/>
          <table:table-cell office:value-type="float" office:value="2429" calcext:value-type="float">
            <text:p>2.43E+03</text:p>
          </table:table-cell>
          <table:table-cell office:value-type="float" office:value="0.00000000069097078" calcext:value-type="float">
            <text:p>6.91E-10</text:p>
          </table:table-cell>
          <table:table-cell/>
          <table:table-cell table:formula="of:=(1/[.D1282])*(10^4)" office:value-type="float" office:value="4.11692054343351" calcext:value-type="float">
            <text:p>4.11692054343351</text:p>
          </table:table-cell>
          <table:table-cell table:formula="of:=(2.5*LOG(([.E1282]/[.B1282]);10)-2.6)/0.38" office:value-type="float" office:value="5.14650425951279" calcext:value-type="float">
            <text:p>5.14650425951279</text:p>
          </table:table-cell>
          <table:table-cell table:number-columns-repeated="8"/>
        </table:table-row>
        <table:table-row table:style-name="ro1">
          <table:table-cell office:value-type="float" office:value="2430" calcext:value-type="float">
            <text:p>2.43E+03</text:p>
          </table:table-cell>
          <table:table-cell office:value-type="float" office:value="0.000000000010403777" calcext:value-type="float">
            <text:p>1.04E-11</text:p>
          </table:table-cell>
          <table:table-cell/>
          <table:table-cell office:value-type="float" office:value="2430" calcext:value-type="float">
            <text:p>2.43E+03</text:p>
          </table:table-cell>
          <table:table-cell office:value-type="float" office:value="0.00000000069097078" calcext:value-type="float">
            <text:p>6.91E-10</text:p>
          </table:table-cell>
          <table:table-cell/>
          <table:table-cell table:formula="of:=(1/[.D1283])*(10^4)" office:value-type="float" office:value="4.11522633744856" calcext:value-type="float">
            <text:p>4.11522633744856</text:p>
          </table:table-cell>
          <table:table-cell table:formula="of:=(2.5*LOG(([.E1283]/[.B1283]);10)-2.6)/0.38" office:value-type="float" office:value="5.14650425951279" calcext:value-type="float">
            <text:p>5.14650425951279</text:p>
          </table:table-cell>
          <table:table-cell table:number-columns-repeated="8"/>
        </table:table-row>
        <table:table-row table:style-name="ro1">
          <table:table-cell office:value-type="float" office:value="2431" calcext:value-type="float">
            <text:p>2.43E+03</text:p>
          </table:table-cell>
          <table:table-cell office:value-type="float" office:value="0.0000000000104825583090657" calcext:value-type="float">
            <text:p>1.05E-11</text:p>
          </table:table-cell>
          <table:table-cell/>
          <table:table-cell office:value-type="float" office:value="2431" calcext:value-type="float">
            <text:p>2.43E+03</text:p>
          </table:table-cell>
          <table:table-cell office:value-type="float" office:value="0.00000000068129965969203" calcext:value-type="float">
            <text:p>6.81E-10</text:p>
          </table:table-cell>
          <table:table-cell/>
          <table:table-cell table:formula="of:=(1/[.D1284])*(10^4)" office:value-type="float" office:value="4.11353352529823" calcext:value-type="float">
            <text:p>4.11353352529823</text:p>
          </table:table-cell>
          <table:table-cell table:formula="of:=(2.5*LOG(([.E1284]/[.B1284]);10)-2.6)/0.38" office:value-type="float" office:value="5.08467687612883" calcext:value-type="float">
            <text:p>5.08467687612883</text:p>
          </table:table-cell>
          <table:table-cell table:number-columns-repeated="8"/>
        </table:table-row>
        <table:table-row table:style-name="ro1">
          <table:table-cell office:value-type="float" office:value="2432" calcext:value-type="float">
            <text:p>2.43E+03</text:p>
          </table:table-cell>
          <table:table-cell office:value-type="float" office:value="0.000000000010563077" calcext:value-type="float">
            <text:p>1.06E-11</text:p>
          </table:table-cell>
          <table:table-cell/>
          <table:table-cell office:value-type="float" office:value="2432" calcext:value-type="float">
            <text:p>2.43E+03</text:p>
          </table:table-cell>
          <table:table-cell office:value-type="float" office:value="0.00000000067141526" calcext:value-type="float">
            <text:p>6.71E-10</text:p>
          </table:table-cell>
          <table:table-cell/>
          <table:table-cell table:formula="of:=(1/[.D1285])*(10^4)" office:value-type="float" office:value="4.11184210526316" calcext:value-type="float">
            <text:p>4.11184210526316</text:p>
          </table:table-cell>
          <table:table-cell table:formula="of:=(2.5*LOG(([.E1285]/[.B1285]);10)-2.6)/0.38" office:value-type="float" office:value="5.02105764544393" calcext:value-type="float">
            <text:p>5.02105764544393</text:p>
          </table:table-cell>
          <table:table-cell table:number-columns-repeated="8"/>
        </table:table-row>
        <table:table-row table:style-name="ro1">
          <table:table-cell office:value-type="float" office:value="2433" calcext:value-type="float">
            <text:p>2.43E+03</text:p>
          </table:table-cell>
          <table:table-cell office:value-type="float" office:value="0.000000000010563077" calcext:value-type="float">
            <text:p>1.06E-11</text:p>
          </table:table-cell>
          <table:table-cell/>
          <table:table-cell office:value-type="float" office:value="2433" calcext:value-type="float">
            <text:p>2.43E+03</text:p>
          </table:table-cell>
          <table:table-cell office:value-type="float" office:value="0.00000000067141526" calcext:value-type="float">
            <text:p>6.71E-10</text:p>
          </table:table-cell>
          <table:table-cell/>
          <table:table-cell table:formula="of:=(1/[.D1286])*(10^4)" office:value-type="float" office:value="4.1101520756268" calcext:value-type="float">
            <text:p>4.1101520756268</text:p>
          </table:table-cell>
          <table:table-cell table:formula="of:=(2.5*LOG(([.E1286]/[.B1286]);10)-2.6)/0.38" office:value-type="float" office:value="5.02105764544393" calcext:value-type="float">
            <text:p>5.02105764544393</text:p>
          </table:table-cell>
          <table:table-cell table:number-columns-repeated="8"/>
        </table:table-row>
        <table:table-row table:style-name="ro1">
          <table:table-cell office:value-type="float" office:value="2434" calcext:value-type="float">
            <text:p>2.43E+03</text:p>
          </table:table-cell>
          <table:table-cell office:value-type="float" office:value="0.00000000000978753946250017" calcext:value-type="float">
            <text:p>9.79E-12</text:p>
          </table:table-cell>
          <table:table-cell/>
          <table:table-cell office:value-type="float" office:value="2434" calcext:value-type="float">
            <text:p>2.43E+03</text:p>
          </table:table-cell>
          <table:table-cell office:value-type="float" office:value="0.000000000674256757999999" calcext:value-type="float">
            <text:p>6.74E-10</text:p>
          </table:table-cell>
          <table:table-cell/>
          <table:table-cell table:formula="of:=(1/[.D1287])*(10^4)" office:value-type="float" office:value="4.10846343467543" calcext:value-type="float">
            <text:p>4.10846343467543</text:p>
          </table:table-cell>
          <table:table-cell table:formula="of:=(2.5*LOG(([.E1287]/[.B1287]);10)-2.6)/0.38" office:value-type="float" office:value="5.2509985652957" calcext:value-type="float">
            <text:p>5.2509985652957</text:p>
          </table:table-cell>
          <table:table-cell table:number-columns-repeated="8"/>
        </table:table-row>
        <table:table-row table:style-name="ro1">
          <table:table-cell office:value-type="float" office:value="2435" calcext:value-type="float">
            <text:p>2.44E+03</text:p>
          </table:table-cell>
          <table:table-cell office:value-type="float" office:value="0.0000000000096230315" calcext:value-type="float">
            <text:p>9.62E-12</text:p>
          </table:table-cell>
          <table:table-cell/>
          <table:table-cell office:value-type="float" office:value="2435" calcext:value-type="float">
            <text:p>2.44E+03</text:p>
          </table:table-cell>
          <table:table-cell office:value-type="float" office:value="0.0000000006748595" calcext:value-type="float">
            <text:p>6.75E-10</text:p>
          </table:table-cell>
          <table:table-cell/>
          <table:table-cell table:formula="of:=(1/[.D1288])*(10^4)" office:value-type="float" office:value="4.10677618069815" calcext:value-type="float">
            <text:p>4.10677618069815</text:p>
          </table:table-cell>
          <table:table-cell table:formula="of:=(2.5*LOG(([.E1288]/[.B1288]);10)-2.6)/0.38" office:value-type="float" office:value="5.30198327904558" calcext:value-type="float">
            <text:p>5.30198327904558</text:p>
          </table:table-cell>
          <table:table-cell table:number-columns-repeated="8"/>
        </table:table-row>
        <table:table-row table:style-name="ro1">
          <table:table-cell office:value-type="float" office:value="2436" calcext:value-type="float">
            <text:p>2.44E+03</text:p>
          </table:table-cell>
          <table:table-cell office:value-type="float" office:value="0.00000000000971669291451582" calcext:value-type="float">
            <text:p>9.72E-12</text:p>
          </table:table-cell>
          <table:table-cell/>
          <table:table-cell office:value-type="float" office:value="2436" calcext:value-type="float">
            <text:p>2.44E+03</text:p>
          </table:table-cell>
          <table:table-cell office:value-type="float" office:value="0.000000000676141233003019" calcext:value-type="float">
            <text:p>6.76E-10</text:p>
          </table:table-cell>
          <table:table-cell/>
          <table:table-cell table:formula="of:=(1/[.D1289])*(10^4)" office:value-type="float" office:value="4.10509031198686" calcext:value-type="float">
            <text:p>4.10509031198686</text:p>
          </table:table-cell>
          <table:table-cell table:formula="of:=(2.5*LOG(([.E1289]/[.B1289]);10)-2.6)/0.38" office:value-type="float" office:value="5.27972989279763" calcext:value-type="float">
            <text:p>5.27972989279763</text:p>
          </table:table-cell>
          <table:table-cell table:number-columns-repeated="8"/>
        </table:table-row>
        <table:table-row table:style-name="ro1">
          <table:table-cell office:value-type="float" office:value="2437" calcext:value-type="float">
            <text:p>2.44E+03</text:p>
          </table:table-cell>
          <table:table-cell office:value-type="float" office:value="0.000000000010225451" calcext:value-type="float">
            <text:p>1.02E-11</text:p>
          </table:table-cell>
          <table:table-cell/>
          <table:table-cell office:value-type="float" office:value="2437" calcext:value-type="float">
            <text:p>2.44E+03</text:p>
          </table:table-cell>
          <table:table-cell office:value-type="float" office:value="0.00000000068310346" calcext:value-type="float">
            <text:p>6.83E-10</text:p>
          </table:table-cell>
          <table:table-cell/>
          <table:table-cell table:formula="of:=(1/[.D1290])*(10^4)" office:value-type="float" office:value="4.10340582683627" calcext:value-type="float">
            <text:p>4.10340582683627</text:p>
          </table:table-cell>
          <table:table-cell table:formula="of:=(2.5*LOG(([.E1290]/[.B1290]);10)-2.6)/0.38" office:value-type="float" office:value="5.16318429709277" calcext:value-type="float">
            <text:p>5.16318429709277</text:p>
          </table:table-cell>
          <table:table-cell table:number-columns-repeated="8"/>
        </table:table-row>
        <table:table-row table:style-name="ro1">
          <table:table-cell office:value-type="float" office:value="2438" calcext:value-type="float">
            <text:p>2.44E+03</text:p>
          </table:table-cell>
          <table:table-cell office:value-type="float" office:value="0.000000000010225451" calcext:value-type="float">
            <text:p>1.02E-11</text:p>
          </table:table-cell>
          <table:table-cell/>
          <table:table-cell office:value-type="float" office:value="2438" calcext:value-type="float">
            <text:p>2.44E+03</text:p>
          </table:table-cell>
          <table:table-cell office:value-type="float" office:value="0.00000000068310346" calcext:value-type="float">
            <text:p>6.83E-10</text:p>
          </table:table-cell>
          <table:table-cell/>
          <table:table-cell table:formula="of:=(1/[.D1291])*(10^4)" office:value-type="float" office:value="4.10172272354389" calcext:value-type="float">
            <text:p>4.10172272354389</text:p>
          </table:table-cell>
          <table:table-cell table:formula="of:=(2.5*LOG(([.E1291]/[.B1291]);10)-2.6)/0.38" office:value-type="float" office:value="5.16318429709277" calcext:value-type="float">
            <text:p>5.16318429709277</text:p>
          </table:table-cell>
          <table:table-cell table:number-columns-repeated="8"/>
        </table:table-row>
        <table:table-row table:style-name="ro1">
          <table:table-cell office:value-type="float" office:value="2439" calcext:value-type="float">
            <text:p>2.44E+03</text:p>
          </table:table-cell>
          <table:table-cell office:value-type="float" office:value="0.00000000000983247235923384" calcext:value-type="float">
            <text:p>9.83E-12</text:p>
          </table:table-cell>
          <table:table-cell/>
          <table:table-cell office:value-type="float" office:value="2439" calcext:value-type="float">
            <text:p>2.44E+03</text:p>
          </table:table-cell>
          <table:table-cell office:value-type="float" office:value="0.000000000653682155291577" calcext:value-type="float">
            <text:p>6.54E-10</text:p>
          </table:table-cell>
          <table:table-cell/>
          <table:table-cell table:formula="of:=(1/[.D1292])*(10^4)" office:value-type="float" office:value="4.10004100041" calcext:value-type="float">
            <text:p>4.10004100041</text:p>
          </table:table-cell>
          <table:table-cell table:formula="of:=(2.5*LOG(([.E1292]/[.B1292]);10)-2.6)/0.38" office:value-type="float" office:value="5.14936773172526" calcext:value-type="float">
            <text:p>5.14936773172526</text:p>
          </table:table-cell>
          <table:table-cell table:number-columns-repeated="8"/>
        </table:table-row>
        <table:table-row table:style-name="ro1">
          <table:table-cell office:value-type="float" office:value="2440" calcext:value-type="float">
            <text:p>2.44E+03</text:p>
          </table:table-cell>
          <table:table-cell office:value-type="float" office:value="0.0000000000094177617" calcext:value-type="float">
            <text:p>9.42E-12</text:p>
          </table:table-cell>
          <table:table-cell/>
          <table:table-cell office:value-type="float" office:value="2440" calcext:value-type="float">
            <text:p>2.44E+03</text:p>
          </table:table-cell>
          <table:table-cell office:value-type="float" office:value="0.00000000062263383" calcext:value-type="float">
            <text:p>6.23E-10</text:p>
          </table:table-cell>
          <table:table-cell/>
          <table:table-cell table:formula="of:=(1/[.D1293])*(10^4)" office:value-type="float" office:value="4.0983606557377" calcext:value-type="float">
            <text:p>4.0983606557377</text:p>
          </table:table-cell>
          <table:table-cell table:formula="of:=(2.5*LOG(([.E1293]/[.B1293]);10)-2.6)/0.38" office:value-type="float" office:value="5.13345405678257" calcext:value-type="float">
            <text:p>5.13345405678257</text:p>
          </table:table-cell>
          <table:table-cell table:number-columns-repeated="8"/>
        </table:table-row>
        <table:table-row table:style-name="ro1">
          <table:table-cell office:value-type="float" office:value="2441" calcext:value-type="float">
            <text:p>2.44E+03</text:p>
          </table:table-cell>
          <table:table-cell office:value-type="float" office:value="0.0000000000094177617" calcext:value-type="float">
            <text:p>9.42E-12</text:p>
          </table:table-cell>
          <table:table-cell/>
          <table:table-cell office:value-type="float" office:value="2441" calcext:value-type="float">
            <text:p>2.44E+03</text:p>
          </table:table-cell>
          <table:table-cell office:value-type="float" office:value="0.00000000062263383" calcext:value-type="float">
            <text:p>6.23E-10</text:p>
          </table:table-cell>
          <table:table-cell/>
          <table:table-cell table:formula="of:=(1/[.D1294])*(10^4)" office:value-type="float" office:value="4.09668168783286" calcext:value-type="float">
            <text:p>4.09668168783286</text:p>
          </table:table-cell>
          <table:table-cell table:formula="of:=(2.5*LOG(([.E1294]/[.B1294]);10)-2.6)/0.38" office:value-type="float" office:value="5.13345405678257" calcext:value-type="float">
            <text:p>5.13345405678257</text:p>
          </table:table-cell>
          <table:table-cell table:number-columns-repeated="8"/>
        </table:table-row>
        <table:table-row table:style-name="ro1">
          <table:table-cell office:value-type="float" office:value="2442" calcext:value-type="float">
            <text:p>2.44E+03</text:p>
          </table:table-cell>
          <table:table-cell office:value-type="float" office:value="0.0000000000090603122718" calcext:value-type="float">
            <text:p>9.06E-12</text:p>
          </table:table-cell>
          <table:table-cell/>
          <table:table-cell office:value-type="float" office:value="2442" calcext:value-type="float">
            <text:p>2.44E+03</text:p>
          </table:table-cell>
          <table:table-cell office:value-type="float" office:value="0.00000000063294883082" calcext:value-type="float">
            <text:p>6.33E-10</text:p>
          </table:table-cell>
          <table:table-cell/>
          <table:table-cell table:formula="of:=(1/[.D1295])*(10^4)" office:value-type="float" office:value="4.0950040950041" calcext:value-type="float">
            <text:p>4.0950040950041</text:p>
          </table:table-cell>
          <table:table-cell table:formula="of:=(2.5*LOG(([.E1295]/[.B1295]);10)-2.6)/0.38" office:value-type="float" office:value="5.29095681375618" calcext:value-type="float">
            <text:p>5.29095681375618</text:p>
          </table:table-cell>
          <table:table-cell table:number-columns-repeated="8"/>
        </table:table-row>
        <table:table-row table:style-name="ro1">
          <table:table-cell office:value-type="float" office:value="2443" calcext:value-type="float">
            <text:p>2.44E+03</text:p>
          </table:table-cell>
          <table:table-cell office:value-type="float" office:value="0.0000000000089802471" calcext:value-type="float">
            <text:p>8.98E-12</text:p>
          </table:table-cell>
          <table:table-cell/>
          <table:table-cell office:value-type="float" office:value="2443" calcext:value-type="float">
            <text:p>2.44E+03</text:p>
          </table:table-cell>
          <table:table-cell office:value-type="float" office:value="0.00000000063525929" calcext:value-type="float">
            <text:p>6.35E-10</text:p>
          </table:table-cell>
          <table:table-cell/>
          <table:table-cell table:formula="of:=(1/[.D1296])*(10^4)" office:value-type="float" office:value="4.09332787556283" calcext:value-type="float">
            <text:p>4.09332787556283</text:p>
          </table:table-cell>
          <table:table-cell table:formula="of:=(2.5*LOG(([.E1296]/[.B1296]);10)-2.6)/0.38" office:value-type="float" office:value="5.32672853956622" calcext:value-type="float">
            <text:p>5.32672853956622</text:p>
          </table:table-cell>
          <table:table-cell table:number-columns-repeated="8"/>
        </table:table-row>
        <table:table-row table:style-name="ro1">
          <table:table-cell office:value-type="float" office:value="2444" calcext:value-type="float">
            <text:p>2.44E+03</text:p>
          </table:table-cell>
          <table:table-cell office:value-type="float" office:value="0.00000000000920286499477978" calcext:value-type="float">
            <text:p>9.20E-12</text:p>
          </table:table-cell>
          <table:table-cell/>
          <table:table-cell office:value-type="float" office:value="2444" calcext:value-type="float">
            <text:p>2.44E+03</text:p>
          </table:table-cell>
          <table:table-cell office:value-type="float" office:value="0.000000000640423422617319" calcext:value-type="float">
            <text:p>6.40E-10</text:p>
          </table:table-cell>
          <table:table-cell/>
          <table:table-cell table:formula="of:=(1/[.D1297])*(10^4)" office:value-type="float" office:value="4.09165302782324" calcext:value-type="float">
            <text:p>4.09165302782324</text:p>
          </table:table-cell>
          <table:table-cell table:formula="of:=(2.5*LOG(([.E1297]/[.B1297]);10)-2.6)/0.38" office:value-type="float" office:value="5.27989576485152" calcext:value-type="float">
            <text:p>5.27989576485152</text:p>
          </table:table-cell>
          <table:table-cell table:number-columns-repeated="8"/>
        </table:table-row>
        <table:table-row table:style-name="ro1">
          <table:table-cell office:value-type="float" office:value="2445" calcext:value-type="float">
            <text:p>2.45E+03</text:p>
          </table:table-cell>
          <table:table-cell office:value-type="float" office:value="0.000000000010489762" calcext:value-type="float">
            <text:p>1.05E-11</text:p>
          </table:table-cell>
          <table:table-cell/>
          <table:table-cell office:value-type="float" office:value="2445" calcext:value-type="float">
            <text:p>2.45E+03</text:p>
          </table:table-cell>
          <table:table-cell office:value-type="float" office:value="0.00000000067027595" calcext:value-type="float">
            <text:p>6.70E-10</text:p>
          </table:table-cell>
          <table:table-cell/>
          <table:table-cell table:formula="of:=(1/[.D1298])*(10^4)" office:value-type="float" office:value="4.08997955010225" calcext:value-type="float">
            <text:p>4.08997955010225</text:p>
          </table:table-cell>
          <table:table-cell table:formula="of:=(2.5*LOG(([.E1298]/[.B1298]);10)-2.6)/0.38" office:value-type="float" office:value="5.03610527746493" calcext:value-type="float">
            <text:p>5.03610527746493</text:p>
          </table:table-cell>
          <table:table-cell table:number-columns-repeated="8"/>
        </table:table-row>
        <table:table-row table:style-name="ro1">
          <table:table-cell office:value-type="float" office:value="2446" calcext:value-type="float">
            <text:p>2.45E+03</text:p>
          </table:table-cell>
          <table:table-cell office:value-type="float" office:value="0.000000000010489762" calcext:value-type="float">
            <text:p>1.05E-11</text:p>
          </table:table-cell>
          <table:table-cell/>
          <table:table-cell office:value-type="float" office:value="2446" calcext:value-type="float">
            <text:p>2.45E+03</text:p>
          </table:table-cell>
          <table:table-cell office:value-type="float" office:value="0.00000000067027595" calcext:value-type="float">
            <text:p>6.70E-10</text:p>
          </table:table-cell>
          <table:table-cell/>
          <table:table-cell table:formula="of:=(1/[.D1299])*(10^4)" office:value-type="float" office:value="4.08830744071954" calcext:value-type="float">
            <text:p>4.08830744071954</text:p>
          </table:table-cell>
          <table:table-cell table:formula="of:=(2.5*LOG(([.E1299]/[.B1299]);10)-2.6)/0.38" office:value-type="float" office:value="5.03610527746493" calcext:value-type="float">
            <text:p>5.03610527746493</text:p>
          </table:table-cell>
          <table:table-cell table:number-columns-repeated="8"/>
        </table:table-row>
        <table:table-row table:style-name="ro1">
          <table:table-cell office:value-type="float" office:value="2447" calcext:value-type="float">
            <text:p>2.45E+03</text:p>
          </table:table-cell>
          <table:table-cell office:value-type="float" office:value="0.0000000000102291538175499" calcext:value-type="float">
            <text:p>1.02E-11</text:p>
          </table:table-cell>
          <table:table-cell/>
          <table:table-cell office:value-type="float" office:value="2447" calcext:value-type="float">
            <text:p>2.45E+03</text:p>
          </table:table-cell>
          <table:table-cell office:value-type="float" office:value="0.000000000657758327794994" calcext:value-type="float">
            <text:p>6.58E-10</text:p>
          </table:table-cell>
          <table:table-cell/>
          <table:table-cell table:formula="of:=(1/[.D1300])*(10^4)" office:value-type="float" office:value="4.08663669799755" calcext:value-type="float">
            <text:p>4.08663669799755</text:p>
          </table:table-cell>
          <table:table-cell table:formula="of:=(2.5*LOG(([.E1300]/[.B1300]);10)-2.6)/0.38" office:value-type="float" office:value="5.05412267185116" calcext:value-type="float">
            <text:p>5.05412267185116</text:p>
          </table:table-cell>
          <table:table-cell table:number-columns-repeated="8"/>
        </table:table-row>
        <table:table-row table:style-name="ro1">
          <table:table-cell office:value-type="float" office:value="2448" calcext:value-type="float">
            <text:p>2.45E+03</text:p>
          </table:table-cell>
          <table:table-cell office:value-type="float" office:value="0.0000000000099451263" calcext:value-type="float">
            <text:p>9.95E-12</text:p>
          </table:table-cell>
          <table:table-cell/>
          <table:table-cell office:value-type="float" office:value="2448" calcext:value-type="float">
            <text:p>2.45E+03</text:p>
          </table:table-cell>
          <table:table-cell office:value-type="float" office:value="0.00000000064411582" calcext:value-type="float">
            <text:p>6.44E-10</text:p>
          </table:table-cell>
          <table:table-cell/>
          <table:table-cell table:formula="of:=(1/[.D1301])*(10^4)" office:value-type="float" office:value="4.08496732026144" calcext:value-type="float">
            <text:p>4.08496732026144</text:p>
          </table:table-cell>
          <table:table-cell table:formula="of:=(2.5*LOG(([.E1301]/[.B1301]);10)-2.6)/0.38" office:value-type="float" office:value="5.07469515136237" calcext:value-type="float">
            <text:p>5.07469515136237</text:p>
          </table:table-cell>
          <table:table-cell table:number-columns-repeated="8"/>
        </table:table-row>
        <table:table-row table:style-name="ro1">
          <table:table-cell office:value-type="float" office:value="2449" calcext:value-type="float">
            <text:p>2.45E+03</text:p>
          </table:table-cell>
          <table:table-cell office:value-type="float" office:value="0.0000000000099451263" calcext:value-type="float">
            <text:p>9.95E-12</text:p>
          </table:table-cell>
          <table:table-cell/>
          <table:table-cell office:value-type="float" office:value="2449" calcext:value-type="float">
            <text:p>2.45E+03</text:p>
          </table:table-cell>
          <table:table-cell office:value-type="float" office:value="0.00000000064411582" calcext:value-type="float">
            <text:p>6.44E-10</text:p>
          </table:table-cell>
          <table:table-cell/>
          <table:table-cell table:formula="of:=(1/[.D1302])*(10^4)" office:value-type="float" office:value="4.08329930583912" calcext:value-type="float">
            <text:p>4.08329930583912</text:p>
          </table:table-cell>
          <table:table-cell table:formula="of:=(2.5*LOG(([.E1302]/[.B1302]);10)-2.6)/0.38" office:value-type="float" office:value="5.07469515136237" calcext:value-type="float">
            <text:p>5.07469515136237</text:p>
          </table:table-cell>
          <table:table-cell table:number-columns-repeated="8"/>
        </table:table-row>
        <table:table-row table:style-name="ro1">
          <table:table-cell office:value-type="float" office:value="2450" calcext:value-type="float">
            <text:p>2.45E+03</text:p>
          </table:table-cell>
          <table:table-cell office:value-type="float" office:value="0.0000000000101956112941647" calcext:value-type="float">
            <text:p>1.02E-11</text:p>
          </table:table-cell>
          <table:table-cell/>
          <table:table-cell office:value-type="float" office:value="2450" calcext:value-type="float">
            <text:p>2.45E+03</text:p>
          </table:table-cell>
          <table:table-cell office:value-type="float" office:value="0.000000000671163030042144" calcext:value-type="float">
            <text:p>6.71E-10</text:p>
          </table:table-cell>
          <table:table-cell/>
          <table:table-cell table:formula="of:=(1/[.D1303])*(10^4)" office:value-type="float" office:value="4.08163265306122" calcext:value-type="float">
            <text:p>4.08163265306122</text:p>
          </table:table-cell>
          <table:table-cell table:formula="of:=(2.5*LOG(([.E1303]/[.B1303]);10)-2.6)/0.38" office:value-type="float" office:value="5.12114971275004" calcext:value-type="float">
            <text:p>5.12114971275004</text:p>
          </table:table-cell>
          <table:table-cell table:number-columns-repeated="8"/>
        </table:table-row>
        <table:table-row table:style-name="ro1">
          <table:table-cell office:value-type="float" office:value="2451" calcext:value-type="float">
            <text:p>2.45E+03</text:p>
          </table:table-cell>
          <table:table-cell office:value-type="float" office:value="0.000000000010254547" calcext:value-type="float">
            <text:p>1.03E-11</text:p>
          </table:table-cell>
          <table:table-cell/>
          <table:table-cell office:value-type="float" office:value="2451" calcext:value-type="float">
            <text:p>2.45E+03</text:p>
          </table:table-cell>
          <table:table-cell office:value-type="float" office:value="0.00000000067752687" calcext:value-type="float">
            <text:p>6.78E-10</text:p>
          </table:table-cell>
          <table:table-cell/>
          <table:table-cell table:formula="of:=(1/[.D1304])*(10^4)" office:value-type="float" office:value="4.07996736026112" calcext:value-type="float">
            <text:p>4.07996736026112</text:p>
          </table:table-cell>
          <table:table-cell table:formula="of:=(2.5*LOG(([.E1304]/[.B1304]);10)-2.6)/0.38" office:value-type="float" office:value="5.13164502373108" calcext:value-type="float">
            <text:p>5.13164502373108</text:p>
          </table:table-cell>
          <table:table-cell table:number-columns-repeated="8"/>
        </table:table-row>
        <table:table-row table:style-name="ro1">
          <table:table-cell office:value-type="float" office:value="2452" calcext:value-type="float">
            <text:p>2.45E+03</text:p>
          </table:table-cell>
          <table:table-cell office:value-type="float" office:value="0.0000000000104475059199998" calcext:value-type="float">
            <text:p>1.04E-11</text:p>
          </table:table-cell>
          <table:table-cell/>
          <table:table-cell office:value-type="float" office:value="2452" calcext:value-type="float">
            <text:p>2.45E+03</text:p>
          </table:table-cell>
          <table:table-cell office:value-type="float" office:value="0.000000000684082018599994" calcext:value-type="float">
            <text:p>6.84E-10</text:p>
          </table:table-cell>
          <table:table-cell/>
          <table:table-cell table:formula="of:=(1/[.D1305])*(10^4)" office:value-type="float" office:value="4.07830342577488" calcext:value-type="float">
            <text:p>4.07830342577488</text:p>
          </table:table-cell>
          <table:table-cell table:formula="of:=(2.5*LOG(([.E1305]/[.B1305]);10)-2.6)/0.38" office:value-type="float" office:value="5.10589177003705" calcext:value-type="float">
            <text:p>5.10589177003705</text:p>
          </table:table-cell>
          <table:table-cell table:number-columns-repeated="8"/>
        </table:table-row>
        <table:table-row table:style-name="ro1">
          <table:table-cell office:value-type="float" office:value="2453" calcext:value-type="float">
            <text:p>2.45E+03</text:p>
          </table:table-cell>
          <table:table-cell office:value-type="float" office:value="0.000000000011632825" calcext:value-type="float">
            <text:p>1.16E-11</text:p>
          </table:table-cell>
          <table:table-cell/>
          <table:table-cell office:value-type="float" office:value="2453" calcext:value-type="float">
            <text:p>2.45E+03</text:p>
          </table:table-cell>
          <table:table-cell office:value-type="float" office:value="0.00000000072434936" calcext:value-type="float">
            <text:p>7.24E-10</text:p>
          </table:table-cell>
          <table:table-cell/>
          <table:table-cell table:formula="of:=(1/[.D1306])*(10^4)" office:value-type="float" office:value="4.0766408479413" calcext:value-type="float">
            <text:p>4.0766408479413</text:p>
          </table:table-cell>
          <table:table-cell table:formula="of:=(2.5*LOG(([.E1306]/[.B1306]);10)-2.6)/0.38" office:value-type="float" office:value="4.96225582869004" calcext:value-type="float">
            <text:p>4.96225582869004</text:p>
          </table:table-cell>
          <table:table-cell table:number-columns-repeated="8"/>
        </table:table-row>
        <table:table-row table:style-name="ro1">
          <table:table-cell office:value-type="float" office:value="2454" calcext:value-type="float">
            <text:p>2.45E+03</text:p>
          </table:table-cell>
          <table:table-cell office:value-type="float" office:value="0.000000000011632825" calcext:value-type="float">
            <text:p>1.16E-11</text:p>
          </table:table-cell>
          <table:table-cell/>
          <table:table-cell office:value-type="float" office:value="2454" calcext:value-type="float">
            <text:p>2.45E+03</text:p>
          </table:table-cell>
          <table:table-cell office:value-type="float" office:value="0.00000000072434936" calcext:value-type="float">
            <text:p>7.24E-10</text:p>
          </table:table-cell>
          <table:table-cell/>
          <table:table-cell table:formula="of:=(1/[.D1307])*(10^4)" office:value-type="float" office:value="4.07497962510187" calcext:value-type="float">
            <text:p>4.07497962510187</text:p>
          </table:table-cell>
          <table:table-cell table:formula="of:=(2.5*LOG(([.E1307]/[.B1307]);10)-2.6)/0.38" office:value-type="float" office:value="4.96225582869004" calcext:value-type="float">
            <text:p>4.96225582869004</text:p>
          </table:table-cell>
          <table:table-cell table:number-columns-repeated="8"/>
        </table:table-row>
        <table:table-row table:style-name="ro1">
          <table:table-cell office:value-type="float" office:value="2455" calcext:value-type="float">
            <text:p>2.46E+03</text:p>
          </table:table-cell>
          <table:table-cell office:value-type="float" office:value="0.0000000000110462087405802" calcext:value-type="float">
            <text:p>1.10E-11</text:p>
          </table:table-cell>
          <table:table-cell/>
          <table:table-cell office:value-type="float" office:value="2455" calcext:value-type="float">
            <text:p>2.46E+03</text:p>
          </table:table-cell>
          <table:table-cell office:value-type="float" office:value="0.000000000712152081077436" calcext:value-type="float">
            <text:p>7.12E-10</text:p>
          </table:table-cell>
          <table:table-cell/>
          <table:table-cell table:formula="of:=(1/[.D1308])*(10^4)" office:value-type="float" office:value="4.07331975560081" calcext:value-type="float">
            <text:p>4.07331975560081</text:p>
          </table:table-cell>
          <table:table-cell table:formula="of:=(2.5*LOG(([.E1308]/[.B1308]);10)-2.6)/0.38" office:value-type="float" office:value="5.06157567036276" calcext:value-type="float">
            <text:p>5.06157567036276</text:p>
          </table:table-cell>
          <table:table-cell table:number-columns-repeated="8"/>
        </table:table-row>
        <table:table-row table:style-name="ro1">
          <table:table-cell office:value-type="float" office:value="2456" calcext:value-type="float">
            <text:p>2.46E+03</text:p>
          </table:table-cell>
          <table:table-cell office:value-type="float" office:value="0.000000000010385908" calcext:value-type="float">
            <text:p>1.04E-11</text:p>
          </table:table-cell>
          <table:table-cell/>
          <table:table-cell office:value-type="float" office:value="2456" calcext:value-type="float">
            <text:p>2.46E+03</text:p>
          </table:table-cell>
          <table:table-cell office:value-type="float" office:value="0.00000000069842271" calcext:value-type="float">
            <text:p>6.98E-10</text:p>
          </table:table-cell>
          <table:table-cell/>
          <table:table-cell table:formula="of:=(1/[.D1309])*(10^4)" office:value-type="float" office:value="4.07166123778502" calcext:value-type="float">
            <text:p>4.07166123778502</text:p>
          </table:table-cell>
          <table:table-cell table:formula="of:=(2.5*LOG(([.E1309]/[.B1309]);10)-2.6)/0.38" office:value-type="float" office:value="5.18206500837603" calcext:value-type="float">
            <text:p>5.18206500837603</text:p>
          </table:table-cell>
          <table:table-cell table:number-columns-repeated="8"/>
        </table:table-row>
        <table:table-row table:style-name="ro1">
          <table:table-cell office:value-type="float" office:value="2457" calcext:value-type="float">
            <text:p>2.46E+03</text:p>
          </table:table-cell>
          <table:table-cell office:value-type="float" office:value="0.000000000010385908" calcext:value-type="float">
            <text:p>1.04E-11</text:p>
          </table:table-cell>
          <table:table-cell/>
          <table:table-cell office:value-type="float" office:value="2457" calcext:value-type="float">
            <text:p>2.46E+03</text:p>
          </table:table-cell>
          <table:table-cell office:value-type="float" office:value="0.00000000069842271" calcext:value-type="float">
            <text:p>6.98E-10</text:p>
          </table:table-cell>
          <table:table-cell/>
          <table:table-cell table:formula="of:=(1/[.D1310])*(10^4)" office:value-type="float" office:value="4.07000407000407" calcext:value-type="float">
            <text:p>4.07000407000407</text:p>
          </table:table-cell>
          <table:table-cell table:formula="of:=(2.5*LOG(([.E1310]/[.B1310]);10)-2.6)/0.38" office:value-type="float" office:value="5.18206500837603" calcext:value-type="float">
            <text:p>5.18206500837603</text:p>
          </table:table-cell>
          <table:table-cell table:number-columns-repeated="8"/>
        </table:table-row>
        <table:table-row table:style-name="ro1">
          <table:table-cell office:value-type="float" office:value="2458" calcext:value-type="float">
            <text:p>2.46E+03</text:p>
          </table:table-cell>
          <table:table-cell office:value-type="float" office:value="0.0000000000101318182441342" calcext:value-type="float">
            <text:p>1.01E-11</text:p>
          </table:table-cell>
          <table:table-cell/>
          <table:table-cell office:value-type="float" office:value="2458" calcext:value-type="float">
            <text:p>2.46E+03</text:p>
          </table:table-cell>
          <table:table-cell office:value-type="float" office:value="0.000000000685179025094766" calcext:value-type="float">
            <text:p>6.85E-10</text:p>
          </table:table-cell>
          <table:table-cell/>
          <table:table-cell table:formula="of:=(1/[.D1311])*(10^4)" office:value-type="float" office:value="4.06834825061025" calcext:value-type="float">
            <text:p>4.06834825061025</text:p>
          </table:table-cell>
          <table:table-cell table:formula="of:=(2.5*LOG(([.E1311]/[.B1311]);10)-2.6)/0.38" office:value-type="float" office:value="5.1981359829949" calcext:value-type="float">
            <text:p>5.1981359829949</text:p>
          </table:table-cell>
          <table:table-cell table:number-columns-repeated="8"/>
        </table:table-row>
        <table:table-row table:style-name="ro1">
          <table:table-cell office:value-type="float" office:value="2459" calcext:value-type="float">
            <text:p>2.46E+03</text:p>
          </table:table-cell>
          <table:table-cell office:value-type="float" office:value="0.000000000010068902" calcext:value-type="float">
            <text:p>1.01E-11</text:p>
          </table:table-cell>
          <table:table-cell/>
          <table:table-cell office:value-type="float" office:value="2459" calcext:value-type="float">
            <text:p>2.46E+03</text:p>
          </table:table-cell>
          <table:table-cell office:value-type="float" office:value="0.0000000006818997" calcext:value-type="float">
            <text:p>6.82E-10</text:p>
          </table:table-cell>
          <table:table-cell/>
          <table:table-cell table:formula="of:=(1/[.D1312])*(10^4)" office:value-type="float" office:value="4.06669377795852" calcext:value-type="float">
            <text:p>4.06669377795852</text:p>
          </table:table-cell>
          <table:table-cell table:formula="of:=(2.5*LOG(([.E1312]/[.B1312]);10)-2.6)/0.38" office:value-type="float" office:value="5.20222622014412" calcext:value-type="float">
            <text:p>5.20222622014412</text:p>
          </table:table-cell>
          <table:table-cell table:number-columns-repeated="8"/>
        </table:table-row>
        <table:table-row table:style-name="ro1">
          <table:table-cell office:value-type="float" office:value="2460" calcext:value-type="float">
            <text:p>2.46E+03</text:p>
          </table:table-cell>
          <table:table-cell office:value-type="float" office:value="0.0000000000102022821920001" calcext:value-type="float">
            <text:p>1.02E-11</text:p>
          </table:table-cell>
          <table:table-cell/>
          <table:table-cell office:value-type="float" office:value="2460" calcext:value-type="float">
            <text:p>2.46E+03</text:p>
          </table:table-cell>
          <table:table-cell office:value-type="float" office:value="0.000000000685414915440002" calcext:value-type="float">
            <text:p>6.85E-10</text:p>
          </table:table-cell>
          <table:table-cell/>
          <table:table-cell table:formula="of:=(1/[.D1313])*(10^4)" office:value-type="float" office:value="4.0650406504065" calcext:value-type="float">
            <text:p>4.0650406504065</text:p>
          </table:table-cell>
          <table:table-cell table:formula="of:=(2.5*LOG(([.E1313]/[.B1313]);10)-2.6)/0.38" office:value-type="float" office:value="5.17931723121792" calcext:value-type="float">
            <text:p>5.17931723121792</text:p>
          </table:table-cell>
          <table:table-cell table:number-columns-repeated="8"/>
        </table:table-row>
        <table:table-row table:style-name="ro1">
          <table:table-cell office:value-type="float" office:value="2461" calcext:value-type="float">
            <text:p>2.46E+03</text:p>
          </table:table-cell>
          <table:table-cell office:value-type="float" office:value="0.000000000011079358" calcext:value-type="float">
            <text:p>1.11E-11</text:p>
          </table:table-cell>
          <table:table-cell/>
          <table:table-cell office:value-type="float" office:value="2461" calcext:value-type="float">
            <text:p>2.46E+03</text:p>
          </table:table-cell>
          <table:table-cell office:value-type="float" office:value="0.00000000070853012" calcext:value-type="float">
            <text:p>7.09E-10</text:p>
          </table:table-cell>
          <table:table-cell/>
          <table:table-cell table:formula="of:=(1/[.D1314])*(10^4)" office:value-type="float" office:value="4.06338886631451" calcext:value-type="float">
            <text:p>4.06338886631451</text:p>
          </table:table-cell>
          <table:table-cell table:formula="of:=(2.5*LOG(([.E1314]/[.B1314]);10)-2.6)/0.38" office:value-type="float" office:value="5.03844553553334" calcext:value-type="float">
            <text:p>5.03844553553334</text:p>
          </table:table-cell>
          <table:table-cell table:number-columns-repeated="8"/>
        </table:table-row>
        <table:table-row table:style-name="ro1">
          <table:table-cell office:value-type="float" office:value="2462" calcext:value-type="float">
            <text:p>2.46E+03</text:p>
          </table:table-cell>
          <table:table-cell office:value-type="float" office:value="0.000000000011079358" calcext:value-type="float">
            <text:p>1.11E-11</text:p>
          </table:table-cell>
          <table:table-cell/>
          <table:table-cell office:value-type="float" office:value="2462" calcext:value-type="float">
            <text:p>2.46E+03</text:p>
          </table:table-cell>
          <table:table-cell office:value-type="float" office:value="0.00000000070853012" calcext:value-type="float">
            <text:p>7.09E-10</text:p>
          </table:table-cell>
          <table:table-cell/>
          <table:table-cell table:formula="of:=(1/[.D1315])*(10^4)" office:value-type="float" office:value="4.06173842404549" calcext:value-type="float">
            <text:p>4.06173842404549</text:p>
          </table:table-cell>
          <table:table-cell table:formula="of:=(2.5*LOG(([.E1315]/[.B1315]);10)-2.6)/0.38" office:value-type="float" office:value="5.03844553553334" calcext:value-type="float">
            <text:p>5.03844553553334</text:p>
          </table:table-cell>
          <table:table-cell table:number-columns-repeated="8"/>
        </table:table-row>
        <table:table-row table:style-name="ro1">
          <table:table-cell office:value-type="float" office:value="2463" calcext:value-type="float">
            <text:p>2.46E+03</text:p>
          </table:table-cell>
          <table:table-cell office:value-type="float" office:value="0.000000000010956975248104" calcext:value-type="float">
            <text:p>1.10E-11</text:p>
          </table:table-cell>
          <table:table-cell/>
          <table:table-cell office:value-type="float" office:value="2463" calcext:value-type="float">
            <text:p>2.46E+03</text:p>
          </table:table-cell>
          <table:table-cell office:value-type="float" office:value="0.000000000683473935111014" calcext:value-type="float">
            <text:p>6.83E-10</text:p>
          </table:table-cell>
          <table:table-cell/>
          <table:table-cell table:formula="of:=(1/[.D1316])*(10^4)" office:value-type="float" office:value="4.06008932196508" calcext:value-type="float">
            <text:p>4.06008932196508</text:p>
          </table:table-cell>
          <table:table-cell table:formula="of:=(2.5*LOG(([.E1316]/[.B1316]);10)-2.6)/0.38" office:value-type="float" office:value="4.96731102918613" calcext:value-type="float">
            <text:p>4.96731102918613</text:p>
          </table:table-cell>
          <table:table-cell table:number-columns-repeated="8"/>
        </table:table-row>
        <table:table-row table:style-name="ro1">
          <table:table-cell office:value-type="float" office:value="2464" calcext:value-type="float">
            <text:p>2.46E+03</text:p>
          </table:table-cell>
          <table:table-cell office:value-type="float" office:value="0.00000000001081472" calcext:value-type="float">
            <text:p>1.08E-11</text:p>
          </table:table-cell>
          <table:table-cell/>
          <table:table-cell office:value-type="float" office:value="2464" calcext:value-type="float">
            <text:p>2.46E+03</text:p>
          </table:table-cell>
          <table:table-cell office:value-type="float" office:value="0.00000000065434913" calcext:value-type="float">
            <text:p>6.54E-10</text:p>
          </table:table-cell>
          <table:table-cell/>
          <table:table-cell table:formula="of:=(1/[.D1317])*(10^4)" office:value-type="float" office:value="4.05844155844156" calcext:value-type="float">
            <text:p>4.05844155844156</text:p>
          </table:table-cell>
          <table:table-cell table:formula="of:=(2.5*LOG(([.E1317]/[.B1317]);10)-2.6)/0.38" office:value-type="float" office:value="4.88022532609639" calcext:value-type="float">
            <text:p>4.88022532609639</text:p>
          </table:table-cell>
          <table:table-cell table:number-columns-repeated="8"/>
        </table:table-row>
        <table:table-row table:style-name="ro1">
          <table:table-cell office:value-type="float" office:value="2465" calcext:value-type="float">
            <text:p>2.47E+03</text:p>
          </table:table-cell>
          <table:table-cell office:value-type="float" office:value="0.00000000001081472" calcext:value-type="float">
            <text:p>1.08E-11</text:p>
          </table:table-cell>
          <table:table-cell/>
          <table:table-cell office:value-type="float" office:value="2465" calcext:value-type="float">
            <text:p>2.47E+03</text:p>
          </table:table-cell>
          <table:table-cell office:value-type="float" office:value="0.00000000065434913" calcext:value-type="float">
            <text:p>6.54E-10</text:p>
          </table:table-cell>
          <table:table-cell/>
          <table:table-cell table:formula="of:=(1/[.D1318])*(10^4)" office:value-type="float" office:value="4.05679513184584" calcext:value-type="float">
            <text:p>4.05679513184584</text:p>
          </table:table-cell>
          <table:table-cell table:formula="of:=(2.5*LOG(([.E1318]/[.B1318]);10)-2.6)/0.38" office:value-type="float" office:value="4.88022532609639" calcext:value-type="float">
            <text:p>4.88022532609639</text:p>
          </table:table-cell>
          <table:table-cell table:number-columns-repeated="8"/>
        </table:table-row>
        <table:table-row table:style-name="ro1">
          <table:table-cell office:value-type="float" office:value="2466" calcext:value-type="float">
            <text:p>2.47E+03</text:p>
          </table:table-cell>
          <table:table-cell office:value-type="float" office:value="0.000000000010744679342" calcext:value-type="float">
            <text:p>1.07E-11</text:p>
          </table:table-cell>
          <table:table-cell/>
          <table:table-cell office:value-type="float" office:value="2466" calcext:value-type="float">
            <text:p>2.47E+03</text:p>
          </table:table-cell>
          <table:table-cell office:value-type="float" office:value="0.000000000651471867260001" calcext:value-type="float">
            <text:p>6.51E-10</text:p>
          </table:table-cell>
          <table:table-cell/>
          <table:table-cell table:formula="of:=(1/[.D1319])*(10^4)" office:value-type="float" office:value="4.0551500405515" calcext:value-type="float">
            <text:p>4.0551500405515</text:p>
          </table:table-cell>
          <table:table-cell table:formula="of:=(2.5*LOG(([.E1319]/[.B1319]);10)-2.6)/0.38" office:value-type="float" office:value="4.88619873009209" calcext:value-type="float">
            <text:p>4.88619873009209</text:p>
          </table:table-cell>
          <table:table-cell table:number-columns-repeated="8"/>
        </table:table-row>
        <table:table-row table:style-name="ro1">
          <table:table-cell office:value-type="float" office:value="2467" calcext:value-type="float">
            <text:p>2.47E+03</text:p>
          </table:table-cell>
          <table:table-cell office:value-type="float" office:value="0.000000000010726452" calcext:value-type="float">
            <text:p>1.07E-11</text:p>
          </table:table-cell>
          <table:table-cell/>
          <table:table-cell office:value-type="float" office:value="2467" calcext:value-type="float">
            <text:p>2.47E+03</text:p>
          </table:table-cell>
          <table:table-cell office:value-type="float" office:value="0.00000000065072309" calcext:value-type="float">
            <text:p>6.51E-10</text:p>
          </table:table-cell>
          <table:table-cell/>
          <table:table-cell table:formula="of:=(1/[.D1320])*(10^4)" office:value-type="float" office:value="4.05350628293474" calcext:value-type="float">
            <text:p>4.05350628293474</text:p>
          </table:table-cell>
          <table:table-cell table:formula="of:=(2.5*LOG(([.E1320]/[.B1320]);10)-2.6)/0.38" office:value-type="float" office:value="4.88776397152608" calcext:value-type="float">
            <text:p>4.88776397152608</text:p>
          </table:table-cell>
          <table:table-cell table:number-columns-repeated="8"/>
        </table:table-row>
        <table:table-row table:style-name="ro1">
          <table:table-cell office:value-type="float" office:value="2468" calcext:value-type="float">
            <text:p>2.47E+03</text:p>
          </table:table-cell>
          <table:table-cell office:value-type="float" office:value="0.0000000000107057569553848" calcext:value-type="float">
            <text:p>1.07E-11</text:p>
          </table:table-cell>
          <table:table-cell/>
          <table:table-cell office:value-type="float" office:value="2468" calcext:value-type="float">
            <text:p>2.47E+03</text:p>
          </table:table-cell>
          <table:table-cell office:value-type="float" office:value="0.00000000065187551776243" calcext:value-type="float">
            <text:p>6.52E-10</text:p>
          </table:table-cell>
          <table:table-cell/>
          <table:table-cell table:formula="of:=(1/[.D1321])*(10^4)" office:value-type="float" office:value="4.05186385737439" calcext:value-type="float">
            <text:p>4.05186385737439</text:p>
          </table:table-cell>
          <table:table-cell table:formula="of:=(2.5*LOG(([.E1321]/[.B1321]);10)-2.6)/0.38" office:value-type="float" office:value="4.89833744087012" calcext:value-type="float">
            <text:p>4.89833744087012</text:p>
          </table:table-cell>
          <table:table-cell table:number-columns-repeated="8"/>
        </table:table-row>
        <table:table-row table:style-name="ro1">
          <table:table-cell office:value-type="float" office:value="2469" calcext:value-type="float">
            <text:p>2.47E+03</text:p>
          </table:table-cell>
          <table:table-cell office:value-type="float" office:value="0.000000000010560254" calcext:value-type="float">
            <text:p>1.06E-11</text:p>
          </table:table-cell>
          <table:table-cell/>
          <table:table-cell office:value-type="float" office:value="2469" calcext:value-type="float">
            <text:p>2.47E+03</text:p>
          </table:table-cell>
          <table:table-cell office:value-type="float" office:value="0.00000000065997802" calcext:value-type="float">
            <text:p>6.60E-10</text:p>
          </table:table-cell>
          <table:table-cell/>
          <table:table-cell table:formula="of:=(1/[.D1322])*(10^4)" office:value-type="float" office:value="4.05022276225192" calcext:value-type="float">
            <text:p>4.05022276225192</text:p>
          </table:table-cell>
          <table:table-cell table:formula="of:=(2.5*LOG(([.E1322]/[.B1322]);10)-2.6)/0.38" office:value-type="float" office:value="4.97273097242261" calcext:value-type="float">
            <text:p>4.97273097242261</text:p>
          </table:table-cell>
          <table:table-cell table:number-columns-repeated="8"/>
        </table:table-row>
        <table:table-row table:style-name="ro1">
          <table:table-cell office:value-type="float" office:value="2470" calcext:value-type="float">
            <text:p>2.47E+03</text:p>
          </table:table-cell>
          <table:table-cell office:value-type="float" office:value="0.000000000010560254" calcext:value-type="float">
            <text:p>1.06E-11</text:p>
          </table:table-cell>
          <table:table-cell/>
          <table:table-cell office:value-type="float" office:value="2470" calcext:value-type="float">
            <text:p>2.47E+03</text:p>
          </table:table-cell>
          <table:table-cell office:value-type="float" office:value="0.00000000065997802" calcext:value-type="float">
            <text:p>6.60E-10</text:p>
          </table:table-cell>
          <table:table-cell/>
          <table:table-cell table:formula="of:=(1/[.D1323])*(10^4)" office:value-type="float" office:value="4.04858299595142" calcext:value-type="float">
            <text:p>4.04858299595142</text:p>
          </table:table-cell>
          <table:table-cell table:formula="of:=(2.5*LOG(([.E1323]/[.B1323]);10)-2.6)/0.38" office:value-type="float" office:value="4.97273097242261" calcext:value-type="float">
            <text:p>4.97273097242261</text:p>
          </table:table-cell>
          <table:table-cell table:number-columns-repeated="8"/>
        </table:table-row>
        <table:table-row table:style-name="ro1">
          <table:table-cell office:value-type="float" office:value="2471" calcext:value-type="float">
            <text:p>2.47E+03</text:p>
          </table:table-cell>
          <table:table-cell office:value-type="float" office:value="0.00000000001037629659" calcext:value-type="float">
            <text:p>1.04E-11</text:p>
          </table:table-cell>
          <table:table-cell/>
          <table:table-cell office:value-type="float" office:value="2471" calcext:value-type="float">
            <text:p>2.47E+03</text:p>
          </table:table-cell>
          <table:table-cell office:value-type="float" office:value="0.000000000646883129100002" calcext:value-type="float">
            <text:p>6.47E-10</text:p>
          </table:table-cell>
          <table:table-cell/>
          <table:table-cell table:formula="of:=(1/[.D1324])*(10^4)" office:value-type="float" office:value="4.04694455685957" calcext:value-type="float">
            <text:p>4.04694455685957</text:p>
          </table:table-cell>
          <table:table-cell table:formula="of:=(2.5*LOG(([.E1324]/[.B1324]);10)-2.6)/0.38" office:value-type="float" office:value="4.96568057821504" calcext:value-type="float">
            <text:p>4.96568057821504</text:p>
          </table:table-cell>
          <table:table-cell table:number-columns-repeated="8"/>
        </table:table-row>
        <table:table-row table:style-name="ro1">
          <table:table-cell office:value-type="float" office:value="2472" calcext:value-type="float">
            <text:p>2.47E+03</text:p>
          </table:table-cell>
          <table:table-cell office:value-type="float" office:value="0.000000000010155952" calcext:value-type="float">
            <text:p>1.02E-11</text:p>
          </table:table-cell>
          <table:table-cell/>
          <table:table-cell office:value-type="float" office:value="2472" calcext:value-type="float">
            <text:p>2.47E+03</text:p>
          </table:table-cell>
          <table:table-cell office:value-type="float" office:value="0.00000000063119804" calcext:value-type="float">
            <text:p>6.31E-10</text:p>
          </table:table-cell>
          <table:table-cell/>
          <table:table-cell table:formula="of:=(1/[.D1325])*(10^4)" office:value-type="float" office:value="4.0453074433657" calcext:value-type="float">
            <text:p>4.0453074433657</text:p>
          </table:table-cell>
          <table:table-cell table:formula="of:=(2.5*LOG(([.E1325]/[.B1325]);10)-2.6)/0.38" office:value-type="float" office:value="4.95687501332772" calcext:value-type="float">
            <text:p>4.95687501332772</text:p>
          </table:table-cell>
          <table:table-cell table:number-columns-repeated="8"/>
        </table:table-row>
        <table:table-row table:style-name="ro1">
          <table:table-cell office:value-type="float" office:value="2473" calcext:value-type="float">
            <text:p>2.47E+03</text:p>
          </table:table-cell>
          <table:table-cell office:value-type="float" office:value="0.000000000010155952" calcext:value-type="float">
            <text:p>1.02E-11</text:p>
          </table:table-cell>
          <table:table-cell/>
          <table:table-cell office:value-type="float" office:value="2473" calcext:value-type="float">
            <text:p>2.47E+03</text:p>
          </table:table-cell>
          <table:table-cell office:value-type="float" office:value="0.00000000063119804" calcext:value-type="float">
            <text:p>6.31E-10</text:p>
          </table:table-cell>
          <table:table-cell/>
          <table:table-cell table:formula="of:=(1/[.D1326])*(10^4)" office:value-type="float" office:value="4.04367165386171" calcext:value-type="float">
            <text:p>4.04367165386171</text:p>
          </table:table-cell>
          <table:table-cell table:formula="of:=(2.5*LOG(([.E1326]/[.B1326]);10)-2.6)/0.38" office:value-type="float" office:value="4.95687501332772" calcext:value-type="float">
            <text:p>4.95687501332772</text:p>
          </table:table-cell>
          <table:table-cell table:number-columns-repeated="8"/>
        </table:table-row>
        <table:table-row table:style-name="ro1">
          <table:table-cell office:value-type="float" office:value="2474" calcext:value-type="float">
            <text:p>2.47E+03</text:p>
          </table:table-cell>
          <table:table-cell office:value-type="float" office:value="0.0000000000106710774015" calcext:value-type="float">
            <text:p>1.07E-11</text:p>
          </table:table-cell>
          <table:table-cell/>
          <table:table-cell office:value-type="float" office:value="2474" calcext:value-type="float">
            <text:p>2.47E+03</text:p>
          </table:table-cell>
          <table:table-cell office:value-type="float" office:value="0.000000000656045431589999" calcext:value-type="float">
            <text:p>6.56E-10</text:p>
          </table:table-cell>
          <table:table-cell/>
          <table:table-cell table:formula="of:=(1/[.D1327])*(10^4)" office:value-type="float" office:value="4.04203718674212" calcext:value-type="float">
            <text:p>4.04203718674212</text:p>
          </table:table-cell>
          <table:table-cell table:formula="of:=(2.5*LOG(([.E1327]/[.B1327]);10)-2.6)/0.38" office:value-type="float" office:value="4.92582661565191" calcext:value-type="float">
            <text:p>4.92582661565191</text:p>
          </table:table-cell>
          <table:table-cell table:number-columns-repeated="8"/>
        </table:table-row>
        <table:table-row table:style-name="ro1">
          <table:table-cell office:value-type="float" office:value="2475" calcext:value-type="float">
            <text:p>2.48E+03</text:p>
          </table:table-cell>
          <table:table-cell office:value-type="float" office:value="0.000000000010811745" calcext:value-type="float">
            <text:p>1.08E-11</text:p>
          </table:table-cell>
          <table:table-cell/>
          <table:table-cell office:value-type="float" office:value="2475" calcext:value-type="float">
            <text:p>2.48E+03</text:p>
          </table:table-cell>
          <table:table-cell office:value-type="float" office:value="0.00000000066283062" calcext:value-type="float">
            <text:p>6.63E-10</text:p>
          </table:table-cell>
          <table:table-cell/>
          <table:table-cell table:formula="of:=(1/[.D1328])*(10^4)" office:value-type="float" office:value="4.04040404040404" calcext:value-type="float">
            <text:p>4.04040404040404</text:p>
          </table:table-cell>
          <table:table-cell table:formula="of:=(2.5*LOG(([.E1328]/[.B1328]);10)-2.6)/0.38" office:value-type="float" office:value="4.91780768872558" calcext:value-type="float">
            <text:p>4.91780768872558</text:p>
          </table:table-cell>
          <table:table-cell table:number-columns-repeated="8"/>
        </table:table-row>
        <table:table-row table:style-name="ro1">
          <table:table-cell office:value-type="float" office:value="2476" calcext:value-type="float">
            <text:p>2.48E+03</text:p>
          </table:table-cell>
          <table:table-cell office:value-type="float" office:value="0.000000000010828092068" calcext:value-type="float">
            <text:p>1.08E-11</text:p>
          </table:table-cell>
          <table:table-cell/>
          <table:table-cell office:value-type="float" office:value="2476" calcext:value-type="float">
            <text:p>2.48E+03</text:p>
          </table:table-cell>
          <table:table-cell office:value-type="float" office:value="0.00000000066435126632" calcext:value-type="float">
            <text:p>6.64E-10</text:p>
          </table:table-cell>
          <table:table-cell/>
          <table:table-cell table:formula="of:=(1/[.D1329])*(10^4)" office:value-type="float" office:value="4.03877221324717" calcext:value-type="float">
            <text:p>4.03877221324717</text:p>
          </table:table-cell>
          <table:table-cell table:formula="of:=(2.5*LOG(([.E1329]/[.B1329]);10)-2.6)/0.38" office:value-type="float" office:value="4.92003833790036" calcext:value-type="float">
            <text:p>4.92003833790036</text:p>
          </table:table-cell>
          <table:table-cell table:number-columns-repeated="8"/>
        </table:table-row>
        <table:table-row table:style-name="ro1">
          <table:table-cell office:value-type="float" office:value="2477" calcext:value-type="float">
            <text:p>2.48E+03</text:p>
          </table:table-cell>
          <table:table-cell office:value-type="float" office:value="0.000000000010952668" calcext:value-type="float">
            <text:p>1.10E-11</text:p>
          </table:table-cell>
          <table:table-cell/>
          <table:table-cell office:value-type="float" office:value="2477" calcext:value-type="float">
            <text:p>2.48E+03</text:p>
          </table:table-cell>
          <table:table-cell office:value-type="float" office:value="0.00000000067593964" calcext:value-type="float">
            <text:p>6.76E-10</text:p>
          </table:table-cell>
          <table:table-cell/>
          <table:table-cell table:formula="of:=(1/[.D1330])*(10^4)" office:value-type="float" office:value="4.0371417036738" calcext:value-type="float">
            <text:p>4.0371417036738</text:p>
          </table:table-cell>
          <table:table-cell table:formula="of:=(2.5*LOG(([.E1330]/[.B1330]);10)-2.6)/0.38" office:value-type="float" office:value="4.93676310957418" calcext:value-type="float">
            <text:p>4.93676310957418</text:p>
          </table:table-cell>
          <table:table-cell table:number-columns-repeated="8"/>
        </table:table-row>
        <table:table-row table:style-name="ro1">
          <table:table-cell office:value-type="float" office:value="2478" calcext:value-type="float">
            <text:p>2.48E+03</text:p>
          </table:table-cell>
          <table:table-cell office:value-type="float" office:value="0.000000000010952668" calcext:value-type="float">
            <text:p>1.10E-11</text:p>
          </table:table-cell>
          <table:table-cell/>
          <table:table-cell office:value-type="float" office:value="2478" calcext:value-type="float">
            <text:p>2.48E+03</text:p>
          </table:table-cell>
          <table:table-cell office:value-type="float" office:value="0.00000000067593964" calcext:value-type="float">
            <text:p>6.76E-10</text:p>
          </table:table-cell>
          <table:table-cell/>
          <table:table-cell table:formula="of:=(1/[.D1331])*(10^4)" office:value-type="float" office:value="4.03551251008878" calcext:value-type="float">
            <text:p>4.03551251008878</text:p>
          </table:table-cell>
          <table:table-cell table:formula="of:=(2.5*LOG(([.E1331]/[.B1331]);10)-2.6)/0.38" office:value-type="float" office:value="4.93676310957418" calcext:value-type="float">
            <text:p>4.93676310957418</text:p>
          </table:table-cell>
          <table:table-cell table:number-columns-repeated="8"/>
        </table:table-row>
        <table:table-row table:style-name="ro1">
          <table:table-cell office:value-type="float" office:value="2479" calcext:value-type="float">
            <text:p>2.48E+03</text:p>
          </table:table-cell>
          <table:table-cell office:value-type="float" office:value="0.0000000000110723975086849" calcext:value-type="float">
            <text:p>1.11E-11</text:p>
          </table:table-cell>
          <table:table-cell/>
          <table:table-cell office:value-type="float" office:value="2479" calcext:value-type="float">
            <text:p>2.48E+03</text:p>
          </table:table-cell>
          <table:table-cell office:value-type="float" office:value="0.000000000666828408283362" calcext:value-type="float">
            <text:p>6.67E-10</text:p>
          </table:table-cell>
          <table:table-cell/>
          <table:table-cell table:formula="of:=(1/[.D1332])*(10^4)" office:value-type="float" office:value="4.03388463089956" calcext:value-type="float">
            <text:p>4.03388463089956</text:p>
          </table:table-cell>
          <table:table-cell table:formula="of:=(2.5*LOG(([.E1332]/[.B1332]);10)-2.6)/0.38" office:value-type="float" office:value="4.86692384513681" calcext:value-type="float">
            <text:p>4.86692384513681</text:p>
          </table:table-cell>
          <table:table-cell table:number-columns-repeated="8"/>
        </table:table-row>
        <table:table-row table:style-name="ro1">
          <table:table-cell office:value-type="float" office:value="2480" calcext:value-type="float">
            <text:p>2.48E+03</text:p>
          </table:table-cell>
          <table:table-cell office:value-type="float" office:value="0.000000000011220847" calcext:value-type="float">
            <text:p>1.12E-11</text:p>
          </table:table-cell>
          <table:table-cell/>
          <table:table-cell office:value-type="float" office:value="2480" calcext:value-type="float">
            <text:p>2.48E+03</text:p>
          </table:table-cell>
          <table:table-cell office:value-type="float" office:value="0.00000000065553163" calcext:value-type="float">
            <text:p>6.56E-10</text:p>
          </table:table-cell>
          <table:table-cell/>
          <table:table-cell table:formula="of:=(1/[.D1333])*(10^4)" office:value-type="float" office:value="4.03225806451613" calcext:value-type="float">
            <text:p>4.03225806451613</text:p>
          </table:table-cell>
          <table:table-cell table:formula="of:=(2.5*LOG(([.E1333]/[.B1333]);10)-2.6)/0.38" office:value-type="float" office:value="4.78005270380815" calcext:value-type="float">
            <text:p>4.78005270380815</text:p>
          </table:table-cell>
          <table:table-cell table:number-columns-repeated="8"/>
        </table:table-row>
        <table:table-row table:style-name="ro1">
          <table:table-cell office:value-type="float" office:value="2481" calcext:value-type="float">
            <text:p>2.48E+03</text:p>
          </table:table-cell>
          <table:table-cell office:value-type="float" office:value="0.000000000011220847" calcext:value-type="float">
            <text:p>1.12E-11</text:p>
          </table:table-cell>
          <table:table-cell/>
          <table:table-cell office:value-type="float" office:value="2481" calcext:value-type="float">
            <text:p>2.48E+03</text:p>
          </table:table-cell>
          <table:table-cell office:value-type="float" office:value="0.00000000065553163" calcext:value-type="float">
            <text:p>6.56E-10</text:p>
          </table:table-cell>
          <table:table-cell/>
          <table:table-cell table:formula="of:=(1/[.D1334])*(10^4)" office:value-type="float" office:value="4.03063280935107" calcext:value-type="float">
            <text:p>4.03063280935107</text:p>
          </table:table-cell>
          <table:table-cell table:formula="of:=(2.5*LOG(([.E1334]/[.B1334]);10)-2.6)/0.38" office:value-type="float" office:value="4.78005270380815" calcext:value-type="float">
            <text:p>4.78005270380815</text:p>
          </table:table-cell>
          <table:table-cell table:number-columns-repeated="8"/>
        </table:table-row>
        <table:table-row table:style-name="ro1">
          <table:table-cell office:value-type="float" office:value="2482" calcext:value-type="float">
            <text:p>2.48E+03</text:p>
          </table:table-cell>
          <table:table-cell office:value-type="float" office:value="0.0000000000105442346224999" calcext:value-type="float">
            <text:p>1.05E-11</text:p>
          </table:table-cell>
          <table:table-cell/>
          <table:table-cell office:value-type="float" office:value="2482" calcext:value-type="float">
            <text:p>2.48E+03</text:p>
          </table:table-cell>
          <table:table-cell office:value-type="float" office:value="0.000000000650243891374999" calcext:value-type="float">
            <text:p>6.50E-10</text:p>
          </table:table-cell>
          <table:table-cell/>
          <table:table-cell table:formula="of:=(1/[.D1335])*(10^4)" office:value-type="float" office:value="4.0290088638195" calcext:value-type="float">
            <text:p>4.0290088638195</text:p>
          </table:table-cell>
          <table:table-cell table:formula="of:=(2.5*LOG(([.E1335]/[.B1335]);10)-2.6)/0.38" office:value-type="float" office:value="4.9346132895518" calcext:value-type="float">
            <text:p>4.9346132895518</text:p>
          </table:table-cell>
          <table:table-cell table:number-columns-repeated="8"/>
        </table:table-row>
        <table:table-row table:style-name="ro1">
          <table:table-cell office:value-type="float" office:value="2483" calcext:value-type="float">
            <text:p>2.48E+03</text:p>
          </table:table-cell>
          <table:table-cell office:value-type="float" office:value="0.000000000010350606" calcext:value-type="float">
            <text:p>1.04E-11</text:p>
          </table:table-cell>
          <table:table-cell/>
          <table:table-cell office:value-type="float" office:value="2483" calcext:value-type="float">
            <text:p>2.48E+03</text:p>
          </table:table-cell>
          <table:table-cell office:value-type="float" office:value="0.00000000064873068" calcext:value-type="float">
            <text:p>6.49E-10</text:p>
          </table:table-cell>
          <table:table-cell/>
          <table:table-cell table:formula="of:=(1/[.D1336])*(10^4)" office:value-type="float" office:value="4.02738622633911" calcext:value-type="float">
            <text:p>4.02738622633911</text:p>
          </table:table-cell>
          <table:table-cell table:formula="of:=(2.5*LOG(([.E1336]/[.B1336]);10)-2.6)/0.38" office:value-type="float" office:value="4.98091223630572" calcext:value-type="float">
            <text:p>4.98091223630572</text:p>
          </table:table-cell>
          <table:table-cell table:number-columns-repeated="8"/>
        </table:table-row>
        <table:table-row table:style-name="ro1">
          <table:table-cell office:value-type="float" office:value="2484" calcext:value-type="float">
            <text:p>2.48E+03</text:p>
          </table:table-cell>
          <table:table-cell office:value-type="float" office:value="0.0000000000103626852604809" calcext:value-type="float">
            <text:p>1.04E-11</text:p>
          </table:table-cell>
          <table:table-cell/>
          <table:table-cell office:value-type="float" office:value="2484" calcext:value-type="float">
            <text:p>2.48E+03</text:p>
          </table:table-cell>
          <table:table-cell office:value-type="float" office:value="0.000000000651730482208486" calcext:value-type="float">
            <text:p>6.52E-10</text:p>
          </table:table-cell>
          <table:table-cell/>
          <table:table-cell table:formula="of:=(1/[.D1337])*(10^4)" office:value-type="float" office:value="4.02576489533011" calcext:value-type="float">
            <text:p>4.02576489533011</text:p>
          </table:table-cell>
          <table:table-cell table:formula="of:=(2.5*LOG(([.E1337]/[.B1337]);10)-2.6)/0.38" office:value-type="float" office:value="4.9907613562228" calcext:value-type="float">
            <text:p>4.9907613562228</text:p>
          </table:table-cell>
          <table:table-cell table:number-columns-repeated="8"/>
        </table:table-row>
        <table:table-row table:style-name="ro1">
          <table:table-cell office:value-type="float" office:value="2485" calcext:value-type="float">
            <text:p>2.49E+03</text:p>
          </table:table-cell>
          <table:table-cell office:value-type="float" office:value="0.000000000010461917" calcext:value-type="float">
            <text:p>1.05E-11</text:p>
          </table:table-cell>
          <table:table-cell/>
          <table:table-cell office:value-type="float" office:value="2485" calcext:value-type="float">
            <text:p>2.49E+03</text:p>
          </table:table-cell>
          <table:table-cell office:value-type="float" office:value="0.00000000067637401" calcext:value-type="float">
            <text:p>6.76E-10</text:p>
          </table:table-cell>
          <table:table-cell/>
          <table:table-cell table:formula="of:=(1/[.D1338])*(10^4)" office:value-type="float" office:value="4.02414486921529" calcext:value-type="float">
            <text:p>4.02414486921529</text:p>
          </table:table-cell>
          <table:table-cell table:formula="of:=(2.5*LOG(([.E1338]/[.B1338]);10)-2.6)/0.38" office:value-type="float" office:value="5.06957658589369" calcext:value-type="float">
            <text:p>5.06957658589369</text:p>
          </table:table-cell>
          <table:table-cell table:number-columns-repeated="8"/>
        </table:table-row>
        <table:table-row table:style-name="ro1">
          <table:table-cell office:value-type="float" office:value="2486" calcext:value-type="float">
            <text:p>2.49E+03</text:p>
          </table:table-cell>
          <table:table-cell office:value-type="float" office:value="0.000000000010461917" calcext:value-type="float">
            <text:p>1.05E-11</text:p>
          </table:table-cell>
          <table:table-cell/>
          <table:table-cell office:value-type="float" office:value="2486" calcext:value-type="float">
            <text:p>2.49E+03</text:p>
          </table:table-cell>
          <table:table-cell office:value-type="float" office:value="0.00000000067637401" calcext:value-type="float">
            <text:p>6.76E-10</text:p>
          </table:table-cell>
          <table:table-cell/>
          <table:table-cell table:formula="of:=(1/[.D1339])*(10^4)" office:value-type="float" office:value="4.02252614641995" calcext:value-type="float">
            <text:p>4.02252614641995</text:p>
          </table:table-cell>
          <table:table-cell table:formula="of:=(2.5*LOG(([.E1339]/[.B1339]);10)-2.6)/0.38" office:value-type="float" office:value="5.06957658589369" calcext:value-type="float">
            <text:p>5.06957658589369</text:p>
          </table:table-cell>
          <table:table-cell table:number-columns-repeated="8"/>
        </table:table-row>
        <table:table-row table:style-name="ro1">
          <table:table-cell office:value-type="float" office:value="2487" calcext:value-type="float">
            <text:p>2.49E+03</text:p>
          </table:table-cell>
          <table:table-cell office:value-type="float" office:value="0.0000000000110331266789998" calcext:value-type="float">
            <text:p>1.10E-11</text:p>
          </table:table-cell>
          <table:table-cell/>
          <table:table-cell office:value-type="float" office:value="2487" calcext:value-type="float">
            <text:p>2.49E+03</text:p>
          </table:table-cell>
          <table:table-cell office:value-type="float" office:value="0.000000000686777963189996" calcext:value-type="float">
            <text:p>6.87E-10</text:p>
          </table:table-cell>
          <table:table-cell/>
          <table:table-cell table:formula="of:=(1/[.D1340])*(10^4)" office:value-type="float" office:value="4.02090872537193" calcext:value-type="float">
            <text:p>4.02090872537193</text:p>
          </table:table-cell>
          <table:table-cell table:formula="of:=(2.5*LOG(([.E1340]/[.B1340]);10)-2.6)/0.38" office:value-type="float" office:value="4.96130096550348" calcext:value-type="float">
            <text:p>4.96130096550348</text:p>
          </table:table-cell>
          <table:table-cell table:number-columns-repeated="8"/>
        </table:table-row>
        <table:table-row table:style-name="ro1">
          <table:table-cell office:value-type="float" office:value="2488" calcext:value-type="float">
            <text:p>2.49E+03</text:p>
          </table:table-cell>
          <table:table-cell office:value-type="float" office:value="0.000000000011763078" calcext:value-type="float">
            <text:p>1.18E-11</text:p>
          </table:table-cell>
          <table:table-cell/>
          <table:table-cell office:value-type="float" office:value="2488" calcext:value-type="float">
            <text:p>2.49E+03</text:p>
          </table:table-cell>
          <table:table-cell office:value-type="float" office:value="0.00000000070007322" calcext:value-type="float">
            <text:p>7.00E-10</text:p>
          </table:table-cell>
          <table:table-cell/>
          <table:table-cell table:formula="of:=(1/[.D1341])*(10^4)" office:value-type="float" office:value="4.01929260450161" calcext:value-type="float">
            <text:p>4.01929260450161</text:p>
          </table:table-cell>
          <table:table-cell table:formula="of:=(2.5*LOG(([.E1341]/[.B1341]);10)-2.6)/0.38" office:value-type="float" office:value="4.83304268448079" calcext:value-type="float">
            <text:p>4.83304268448079</text:p>
          </table:table-cell>
          <table:table-cell table:number-columns-repeated="8"/>
        </table:table-row>
        <table:table-row table:style-name="ro1">
          <table:table-cell office:value-type="float" office:value="2489" calcext:value-type="float">
            <text:p>2.49E+03</text:p>
          </table:table-cell>
          <table:table-cell office:value-type="float" office:value="0.000000000011763078" calcext:value-type="float">
            <text:p>1.18E-11</text:p>
          </table:table-cell>
          <table:table-cell/>
          <table:table-cell office:value-type="float" office:value="2489" calcext:value-type="float">
            <text:p>2.49E+03</text:p>
          </table:table-cell>
          <table:table-cell office:value-type="float" office:value="0.00000000070007322" calcext:value-type="float">
            <text:p>7.00E-10</text:p>
          </table:table-cell>
          <table:table-cell/>
          <table:table-cell table:formula="of:=(1/[.D1342])*(10^4)" office:value-type="float" office:value="4.01767778224186" calcext:value-type="float">
            <text:p>4.01767778224186</text:p>
          </table:table-cell>
          <table:table-cell table:formula="of:=(2.5*LOG(([.E1342]/[.B1342]);10)-2.6)/0.38" office:value-type="float" office:value="4.83304268448079" calcext:value-type="float">
            <text:p>4.83304268448079</text:p>
          </table:table-cell>
          <table:table-cell table:number-columns-repeated="8"/>
        </table:table-row>
        <table:table-row table:style-name="ro1">
          <table:table-cell office:value-type="float" office:value="2490" calcext:value-type="float">
            <text:p>2.49E+03</text:p>
          </table:table-cell>
          <table:table-cell office:value-type="float" office:value="0.0000000000124632235120399" calcext:value-type="float">
            <text:p>1.25E-11</text:p>
          </table:table-cell>
          <table:table-cell/>
          <table:table-cell office:value-type="float" office:value="2490" calcext:value-type="float">
            <text:p>2.49E+03</text:p>
          </table:table-cell>
          <table:table-cell office:value-type="float" office:value="0.000000000719709311849569" calcext:value-type="float">
            <text:p>7.20E-10</text:p>
          </table:table-cell>
          <table:table-cell/>
          <table:table-cell table:formula="of:=(1/[.D1343])*(10^4)" office:value-type="float" office:value="4.01606425702811" calcext:value-type="float">
            <text:p>4.01606425702811</text:p>
          </table:table-cell>
          <table:table-cell table:formula="of:=(2.5*LOG(([.E1343]/[.B1343]);10)-2.6)/0.38" office:value-type="float" office:value="4.74688643531021" calcext:value-type="float">
            <text:p>4.74688643531021</text:p>
          </table:table-cell>
          <table:table-cell table:number-columns-repeated="8"/>
        </table:table-row>
        <table:table-row table:style-name="ro1">
          <table:table-cell office:value-type="float" office:value="2491" calcext:value-type="float">
            <text:p>2.49E+03</text:p>
          </table:table-cell>
          <table:table-cell office:value-type="float" office:value="0.000000000012672988" calcext:value-type="float">
            <text:p>1.27E-11</text:p>
          </table:table-cell>
          <table:table-cell/>
          <table:table-cell office:value-type="float" office:value="2491" calcext:value-type="float">
            <text:p>2.49E+03</text:p>
          </table:table-cell>
          <table:table-cell office:value-type="float" office:value="0.00000000072559231" calcext:value-type="float">
            <text:p>7.26E-10</text:p>
          </table:table-cell>
          <table:table-cell/>
          <table:table-cell table:formula="of:=(1/[.D1344])*(10^4)" office:value-type="float" office:value="4.01445202729827" calcext:value-type="float">
            <text:p>4.01445202729827</text:p>
          </table:table-cell>
          <table:table-cell table:formula="of:=(2.5*LOG(([.E1344]/[.B1344]);10)-2.6)/0.38" office:value-type="float" office:value="4.72245820843567" calcext:value-type="float">
            <text:p>4.72245820843567</text:p>
          </table:table-cell>
          <table:table-cell table:number-columns-repeated="8"/>
        </table:table-row>
        <table:table-row table:style-name="ro1">
          <table:table-cell office:value-type="float" office:value="2492" calcext:value-type="float">
            <text:p>2.49E+03</text:p>
          </table:table-cell>
          <table:table-cell office:value-type="float" office:value="0.0000000000126888129841497" calcext:value-type="float">
            <text:p>1.27E-11</text:p>
          </table:table-cell>
          <table:table-cell/>
          <table:table-cell office:value-type="float" office:value="2492" calcext:value-type="float">
            <text:p>2.49E+03</text:p>
          </table:table-cell>
          <table:table-cell office:value-type="float" office:value="0.000000000725759681753332" calcext:value-type="float">
            <text:p>7.26E-10</text:p>
          </table:table-cell>
          <table:table-cell/>
          <table:table-cell table:formula="of:=(1/[.D1345])*(10^4)" office:value-type="float" office:value="4.01284109149278" calcext:value-type="float">
            <text:p>4.01284109149278</text:p>
          </table:table-cell>
          <table:table-cell table:formula="of:=(2.5*LOG(([.E1345]/[.B1345]);10)-2.6)/0.38" office:value-type="float" office:value="4.71955158935705" calcext:value-type="float">
            <text:p>4.71955158935705</text:p>
          </table:table-cell>
          <table:table-cell table:number-columns-repeated="8"/>
        </table:table-row>
        <table:table-row table:style-name="ro1">
          <table:table-cell office:value-type="float" office:value="2493" calcext:value-type="float">
            <text:p>2.49E+03</text:p>
          </table:table-cell>
          <table:table-cell office:value-type="float" office:value="0.000000000012830424" calcext:value-type="float">
            <text:p>1.28E-11</text:p>
          </table:table-cell>
          <table:table-cell/>
          <table:table-cell office:value-type="float" office:value="2493" calcext:value-type="float">
            <text:p>2.49E+03</text:p>
          </table:table-cell>
          <table:table-cell office:value-type="float" office:value="0.00000000072725742" calcext:value-type="float">
            <text:p>7.27E-10</text:p>
          </table:table-cell>
          <table:table-cell/>
          <table:table-cell table:formula="of:=(1/[.D1346])*(10^4)" office:value-type="float" office:value="4.01123144805455" calcext:value-type="float">
            <text:p>4.01123144805455</text:p>
          </table:table-cell>
          <table:table-cell table:formula="of:=(2.5*LOG(([.E1346]/[.B1346]);10)-2.6)/0.38" office:value-type="float" office:value="4.6937312659229" calcext:value-type="float">
            <text:p>4.6937312659229</text:p>
          </table:table-cell>
          <table:table-cell table:number-columns-repeated="8"/>
        </table:table-row>
        <table:table-row table:style-name="ro1">
          <table:table-cell office:value-type="float" office:value="2494" calcext:value-type="float">
            <text:p>2.49E+03</text:p>
          </table:table-cell>
          <table:table-cell office:value-type="float" office:value="0.000000000012830424" calcext:value-type="float">
            <text:p>1.28E-11</text:p>
          </table:table-cell>
          <table:table-cell/>
          <table:table-cell office:value-type="float" office:value="2494" calcext:value-type="float">
            <text:p>2.49E+03</text:p>
          </table:table-cell>
          <table:table-cell office:value-type="float" office:value="0.00000000072725742" calcext:value-type="float">
            <text:p>7.27E-10</text:p>
          </table:table-cell>
          <table:table-cell/>
          <table:table-cell table:formula="of:=(1/[.D1347])*(10^4)" office:value-type="float" office:value="4.00962309542903" calcext:value-type="float">
            <text:p>4.00962309542903</text:p>
          </table:table-cell>
          <table:table-cell table:formula="of:=(2.5*LOG(([.E1347]/[.B1347]);10)-2.6)/0.38" office:value-type="float" office:value="4.6937312659229" calcext:value-type="float">
            <text:p>4.6937312659229</text:p>
          </table:table-cell>
          <table:table-cell table:number-columns-repeated="8"/>
        </table:table-row>
        <table:table-row table:style-name="ro1">
          <table:table-cell office:value-type="float" office:value="2495" calcext:value-type="float">
            <text:p>2.50E+03</text:p>
          </table:table-cell>
          <table:table-cell office:value-type="float" office:value="0.0000000000121343042629999" calcext:value-type="float">
            <text:p>1.21E-11</text:p>
          </table:table-cell>
          <table:table-cell/>
          <table:table-cell office:value-type="float" office:value="2495" calcext:value-type="float">
            <text:p>2.50E+03</text:p>
          </table:table-cell>
          <table:table-cell office:value-type="float" office:value="0.000000000709030188639998" calcext:value-type="float">
            <text:p>7.09E-10</text:p>
          </table:table-cell>
          <table:table-cell/>
          <table:table-cell table:formula="of:=(1/[.D1348])*(10^4)" office:value-type="float" office:value="4.00801603206413" calcext:value-type="float">
            <text:p>4.00801603206413</text:p>
          </table:table-cell>
          <table:table-cell table:formula="of:=(2.5*LOG(([.E1348]/[.B1348]);10)-2.6)/0.38" office:value-type="float" office:value="4.78059109330225" calcext:value-type="float">
            <text:p>4.78059109330225</text:p>
          </table:table-cell>
          <table:table-cell table:number-columns-repeated="8"/>
        </table:table-row>
        <table:table-row table:style-name="ro1">
          <table:table-cell office:value-type="float" office:value="2496" calcext:value-type="float">
            <text:p>2.50E+03</text:p>
          </table:table-cell>
          <table:table-cell office:value-type="float" office:value="0.000000000011215297" calcext:value-type="float">
            <text:p>1.12E-11</text:p>
          </table:table-cell>
          <table:table-cell/>
          <table:table-cell office:value-type="float" office:value="2496" calcext:value-type="float">
            <text:p>2.50E+03</text:p>
          </table:table-cell>
          <table:table-cell office:value-type="float" office:value="0.00000000068496686" calcext:value-type="float">
            <text:p>6.85E-10</text:p>
          </table:table-cell>
          <table:table-cell/>
          <table:table-cell table:formula="of:=(1/[.D1349])*(10^4)" office:value-type="float" office:value="4.00641025641026" calcext:value-type="float">
            <text:p>4.00641025641026</text:p>
          </table:table-cell>
          <table:table-cell table:formula="of:=(2.5*LOG(([.E1349]/[.B1349]);10)-2.6)/0.38" office:value-type="float" office:value="4.90696566503243" calcext:value-type="float">
            <text:p>4.90696566503243</text:p>
          </table:table-cell>
          <table:table-cell table:number-columns-repeated="8"/>
        </table:table-row>
        <table:table-row table:style-name="ro1">
          <table:table-cell office:value-type="float" office:value="2497" calcext:value-type="float">
            <text:p>2.50E+03</text:p>
          </table:table-cell>
          <table:table-cell office:value-type="float" office:value="0.000000000011215297" calcext:value-type="float">
            <text:p>1.12E-11</text:p>
          </table:table-cell>
          <table:table-cell/>
          <table:table-cell office:value-type="float" office:value="2497" calcext:value-type="float">
            <text:p>2.50E+03</text:p>
          </table:table-cell>
          <table:table-cell office:value-type="float" office:value="0.00000000068496686" calcext:value-type="float">
            <text:p>6.85E-10</text:p>
          </table:table-cell>
          <table:table-cell/>
          <table:table-cell table:formula="of:=(1/[.D1350])*(10^4)" office:value-type="float" office:value="4.0048057669203" calcext:value-type="float">
            <text:p>4.0048057669203</text:p>
          </table:table-cell>
          <table:table-cell table:formula="of:=(2.5*LOG(([.E1350]/[.B1350]);10)-2.6)/0.38" office:value-type="float" office:value="4.90696566503243" calcext:value-type="float">
            <text:p>4.90696566503243</text:p>
          </table:table-cell>
          <table:table-cell table:number-columns-repeated="8"/>
        </table:table-row>
        <table:table-row table:style-name="ro1">
          <table:table-cell office:value-type="float" office:value="2498" calcext:value-type="float">
            <text:p>2.50E+03</text:p>
          </table:table-cell>
          <table:table-cell office:value-type="float" office:value="0.0000000000118189742824072" calcext:value-type="float">
            <text:p>1.18E-11</text:p>
          </table:table-cell>
          <table:table-cell/>
          <table:table-cell office:value-type="float" office:value="2498" calcext:value-type="float">
            <text:p>2.50E+03</text:p>
          </table:table-cell>
          <table:table-cell office:value-type="float" office:value="0.00000000066685152346699" calcext:value-type="float">
            <text:p>6.67E-10</text:p>
          </table:table-cell>
          <table:table-cell/>
          <table:table-cell table:formula="of:=(1/[.D1351])*(10^4)" office:value-type="float" office:value="4.00320256204964" calcext:value-type="float">
            <text:p>4.00320256204964</text:p>
          </table:table-cell>
          <table:table-cell table:formula="of:=(2.5*LOG(([.E1351]/[.B1351]);10)-2.6)/0.38" office:value-type="float" office:value="4.68058789500453" calcext:value-type="float">
            <text:p>4.68058789500453</text:p>
          </table:table-cell>
          <table:table-cell table:number-columns-repeated="8"/>
        </table:table-row>
        <table:table-row table:style-name="ro1">
          <table:table-cell office:value-type="float" office:value="2499" calcext:value-type="float">
            <text:p>2.50E+03</text:p>
          </table:table-cell>
          <table:table-cell office:value-type="float" office:value="0.00000000001200808" calcext:value-type="float">
            <text:p>1.20E-11</text:p>
          </table:table-cell>
          <table:table-cell/>
          <table:table-cell office:value-type="float" office:value="2499" calcext:value-type="float">
            <text:p>2.50E+03</text:p>
          </table:table-cell>
          <table:table-cell office:value-type="float" office:value="0.00000000066117678" calcext:value-type="float">
            <text:p>6.61E-10</text:p>
          </table:table-cell>
          <table:table-cell/>
          <table:table-cell table:formula="of:=(1/[.D1352])*(10^4)" office:value-type="float" office:value="4.0016006402561" calcext:value-type="float">
            <text:p>4.0016006402561</text:p>
          </table:table-cell>
          <table:table-cell table:formula="of:=(2.5*LOG(([.E1352]/[.B1352]);10)-2.6)/0.38" office:value-type="float" office:value="4.61081592433529" calcext:value-type="float">
            <text:p>4.61081592433529</text:p>
          </table:table-cell>
          <table:table-cell table:number-columns-repeated="8"/>
        </table:table-row>
        <table:table-row table:style-name="ro1">
          <table:table-cell office:value-type="float" office:value="2500" calcext:value-type="float">
            <text:p>2.50E+03</text:p>
          </table:table-cell>
          <table:table-cell office:value-type="float" office:value="0.0000000000120028242741546" calcext:value-type="float">
            <text:p>1.20E-11</text:p>
          </table:table-cell>
          <table:table-cell/>
          <table:table-cell office:value-type="float" office:value="2500" calcext:value-type="float">
            <text:p>2.50E+03</text:p>
          </table:table-cell>
          <table:table-cell office:value-type="float" office:value="0.000000000660865385020437" calcext:value-type="float">
            <text:p>6.61E-10</text:p>
          </table:table-cell>
          <table:table-cell/>
          <table:table-cell table:formula="of:=(1/[.D1353])*(10^4)" office:value-type="float" office:value="4" calcext:value-type="float">
            <text:p>4</text:p>
          </table:table-cell>
          <table:table-cell table:formula="of:=(2.5*LOG(([.E1353]/[.B1353]);10)-2.6)/0.38" office:value-type="float" office:value="4.61072076950807" calcext:value-type="float">
            <text:p>4.61072076950807</text:p>
          </table:table-cell>
          <table:table-cell table:number-columns-repeated="8"/>
        </table:table-row>
        <table:table-row table:style-name="ro1">
          <table:table-cell office:value-type="float" office:value="2501" calcext:value-type="float">
            <text:p>2.50E+03</text:p>
          </table:table-cell>
          <table:table-cell office:value-type="float" office:value="0.000000000011951271" calcext:value-type="float">
            <text:p>1.20E-11</text:p>
          </table:table-cell>
          <table:table-cell/>
          <table:table-cell office:value-type="float" office:value="2501" calcext:value-type="float">
            <text:p>2.50E+03</text:p>
          </table:table-cell>
          <table:table-cell office:value-type="float" office:value="0.00000000065781092" calcext:value-type="float">
            <text:p>6.58E-10</text:p>
          </table:table-cell>
          <table:table-cell/>
          <table:table-cell table:formula="of:=(1/[.D1354])*(10^4)" office:value-type="float" office:value="3.9984006397441" calcext:value-type="float">
            <text:p>3.9984006397441</text:p>
          </table:table-cell>
          <table:table-cell table:formula="of:=(2.5*LOG(([.E1354]/[.B1354]);10)-2.6)/0.38" office:value-type="float" office:value="4.60978279211992" calcext:value-type="float">
            <text:p>4.60978279211992</text:p>
          </table:table-cell>
          <table:table-cell table:number-columns-repeated="8"/>
        </table:table-row>
        <table:table-row table:style-name="ro1">
          <table:table-cell office:value-type="float" office:value="2502" calcext:value-type="float">
            <text:p>2.50E+03</text:p>
          </table:table-cell>
          <table:table-cell office:value-type="float" office:value="0.000000000011951271" calcext:value-type="float">
            <text:p>1.20E-11</text:p>
          </table:table-cell>
          <table:table-cell/>
          <table:table-cell office:value-type="float" office:value="2502" calcext:value-type="float">
            <text:p>2.50E+03</text:p>
          </table:table-cell>
          <table:table-cell office:value-type="float" office:value="0.00000000065781092" calcext:value-type="float">
            <text:p>6.58E-10</text:p>
          </table:table-cell>
          <table:table-cell/>
          <table:table-cell table:formula="of:=(1/[.D1355])*(10^4)" office:value-type="float" office:value="3.99680255795364" calcext:value-type="float">
            <text:p>3.99680255795364</text:p>
          </table:table-cell>
          <table:table-cell table:formula="of:=(2.5*LOG(([.E1355]/[.B1355]);10)-2.6)/0.38" office:value-type="float" office:value="4.60978279211992" calcext:value-type="float">
            <text:p>4.60978279211992</text:p>
          </table:table-cell>
          <table:table-cell table:number-columns-repeated="8"/>
        </table:table-row>
        <table:table-row table:style-name="ro1">
          <table:table-cell office:value-type="float" office:value="2503" calcext:value-type="float">
            <text:p>2.50E+03</text:p>
          </table:table-cell>
          <table:table-cell office:value-type="float" office:value="0.0000000000121602816449999" calcext:value-type="float">
            <text:p>1.22E-11</text:p>
          </table:table-cell>
          <table:table-cell/>
          <table:table-cell office:value-type="float" office:value="2503" calcext:value-type="float">
            <text:p>2.50E+03</text:p>
          </table:table-cell>
          <table:table-cell office:value-type="float" office:value="0.000000000671018655079993" calcext:value-type="float">
            <text:p>6.71E-10</text:p>
          </table:table-cell>
          <table:table-cell/>
          <table:table-cell table:formula="of:=(1/[.D1356])*(10^4)" office:value-type="float" office:value="3.99520575309628" calcext:value-type="float">
            <text:p>3.99520575309628</text:p>
          </table:table-cell>
          <table:table-cell table:formula="of:=(2.5*LOG(([.E1356]/[.B1356]);10)-2.6)/0.38" office:value-type="float" office:value="4.61704579238756" calcext:value-type="float">
            <text:p>4.61704579238756</text:p>
          </table:table-cell>
          <table:table-cell table:number-columns-repeated="8"/>
        </table:table-row>
        <table:table-row table:style-name="ro1">
          <table:table-cell office:value-type="float" office:value="2504" calcext:value-type="float">
            <text:p>2.50E+03</text:p>
          </table:table-cell>
          <table:table-cell office:value-type="float" office:value="0.000000000012445386" calcext:value-type="float">
            <text:p>1.24E-11</text:p>
          </table:table-cell>
          <table:table-cell/>
          <table:table-cell office:value-type="float" office:value="2504" calcext:value-type="float">
            <text:p>2.50E+03</text:p>
          </table:table-cell>
          <table:table-cell office:value-type="float" office:value="0.00000000068903488" calcext:value-type="float">
            <text:p>6.89E-10</text:p>
          </table:table-cell>
          <table:table-cell/>
          <table:table-cell table:formula="of:=(1/[.D1357])*(10^4)" office:value-type="float" office:value="3.99361022364217" calcext:value-type="float">
            <text:p>3.99361022364217</text:p>
          </table:table-cell>
          <table:table-cell table:formula="of:=(2.5*LOG(([.E1357]/[.B1357]);10)-2.6)/0.38" office:value-type="float" office:value="4.62653181642612" calcext:value-type="float">
            <text:p>4.62653181642612</text:p>
          </table:table-cell>
          <table:table-cell table:number-columns-repeated="8"/>
        </table:table-row>
        <table:table-row table:style-name="ro1">
          <table:table-cell office:value-type="float" office:value="2505" calcext:value-type="float">
            <text:p>2.51E+03</text:p>
          </table:table-cell>
          <table:table-cell office:value-type="float" office:value="0.000000000012445386" calcext:value-type="float">
            <text:p>1.24E-11</text:p>
          </table:table-cell>
          <table:table-cell/>
          <table:table-cell office:value-type="float" office:value="2505" calcext:value-type="float">
            <text:p>2.51E+03</text:p>
          </table:table-cell>
          <table:table-cell office:value-type="float" office:value="0.00000000068903488" calcext:value-type="float">
            <text:p>6.89E-10</text:p>
          </table:table-cell>
          <table:table-cell/>
          <table:table-cell table:formula="of:=(1/[.D1358])*(10^4)" office:value-type="float" office:value="3.99201596806387" calcext:value-type="float">
            <text:p>3.99201596806387</text:p>
          </table:table-cell>
          <table:table-cell table:formula="of:=(2.5*LOG(([.E1358]/[.B1358]);10)-2.6)/0.38" office:value-type="float" office:value="4.62653181642612" calcext:value-type="float">
            <text:p>4.62653181642612</text:p>
          </table:table-cell>
          <table:table-cell table:number-columns-repeated="8"/>
        </table:table-row>
        <table:table-row table:style-name="ro1">
          <table:table-cell office:value-type="float" office:value="2506" calcext:value-type="float">
            <text:p>2.51E+03</text:p>
          </table:table-cell>
          <table:table-cell office:value-type="float" office:value="0.0000000000126016750273315" calcext:value-type="float">
            <text:p>1.26E-11</text:p>
          </table:table-cell>
          <table:table-cell/>
          <table:table-cell office:value-type="float" office:value="2506" calcext:value-type="float">
            <text:p>2.51E+03</text:p>
          </table:table-cell>
          <table:table-cell office:value-type="float" office:value="0.0000000006679531345001" calcext:value-type="float">
            <text:p>6.68E-10</text:p>
          </table:table-cell>
          <table:table-cell/>
          <table:table-cell table:formula="of:=(1/[.D1359])*(10^4)" office:value-type="float" office:value="3.99042298483639" calcext:value-type="float">
            <text:p>3.99042298483639</text:p>
          </table:table-cell>
          <table:table-cell table:formula="of:=(2.5*LOG(([.E1359]/[.B1359]);10)-2.6)/0.38" office:value-type="float" office:value="4.50209023940035" calcext:value-type="float">
            <text:p>4.50209023940035</text:p>
          </table:table-cell>
          <table:table-cell table:number-columns-repeated="8"/>
        </table:table-row>
        <table:table-row table:style-name="ro1">
          <table:table-cell office:value-type="float" office:value="2507" calcext:value-type="float">
            <text:p>2.51E+03</text:p>
          </table:table-cell>
          <table:table-cell office:value-type="float" office:value="0.000000000012652813" calcext:value-type="float">
            <text:p>1.27E-11</text:p>
          </table:table-cell>
          <table:table-cell/>
          <table:table-cell office:value-type="float" office:value="2507" calcext:value-type="float">
            <text:p>2.51E+03</text:p>
          </table:table-cell>
          <table:table-cell office:value-type="float" office:value="0.00000000066105516" calcext:value-type="float">
            <text:p>6.61E-10</text:p>
          </table:table-cell>
          <table:table-cell/>
          <table:table-cell table:formula="of:=(1/[.D1360])*(10^4)" office:value-type="float" office:value="3.98883127243718" calcext:value-type="float">
            <text:p>3.98883127243718</text:p>
          </table:table-cell>
          <table:table-cell table:formula="of:=(2.5*LOG(([.E1360]/[.B1360]);10)-2.6)/0.38" office:value-type="float" office:value="4.46085927660073" calcext:value-type="float">
            <text:p>4.46085927660073</text:p>
          </table:table-cell>
          <table:table-cell table:number-columns-repeated="8"/>
        </table:table-row>
        <table:table-row table:style-name="ro1">
          <table:table-cell office:value-type="float" office:value="2508" calcext:value-type="float">
            <text:p>2.51E+03</text:p>
          </table:table-cell>
          <table:table-cell office:value-type="float" office:value="0.0000000000125366122335001" calcext:value-type="float">
            <text:p>1.25E-11</text:p>
          </table:table-cell>
          <table:table-cell/>
          <table:table-cell office:value-type="float" office:value="2508" calcext:value-type="float">
            <text:p>2.51E+03</text:p>
          </table:table-cell>
          <table:table-cell office:value-type="float" office:value="0.00000000066149740765" calcext:value-type="float">
            <text:p>6.61E-10</text:p>
          </table:table-cell>
          <table:table-cell/>
          <table:table-cell table:formula="of:=(1/[.D1361])*(10^4)" office:value-type="float" office:value="3.98724082934609" calcext:value-type="float">
            <text:p>3.98724082934609</text:p>
          </table:table-cell>
          <table:table-cell table:formula="of:=(2.5*LOG(([.E1361]/[.B1361]);10)-2.6)/0.38" office:value-type="float" office:value="4.48913127327006" calcext:value-type="float">
            <text:p>4.48913127327006</text:p>
          </table:table-cell>
          <table:table-cell table:number-columns-repeated="8"/>
        </table:table-row>
        <table:table-row table:style-name="ro1">
          <table:table-cell office:value-type="float" office:value="2509" calcext:value-type="float">
            <text:p>2.51E+03</text:p>
          </table:table-cell>
          <table:table-cell office:value-type="float" office:value="0.000000000011277656" calcext:value-type="float">
            <text:p>1.13E-11</text:p>
          </table:table-cell>
          <table:table-cell/>
          <table:table-cell office:value-type="float" office:value="2509" calcext:value-type="float">
            <text:p>2.51E+03</text:p>
          </table:table-cell>
          <table:table-cell office:value-type="float" office:value="0.00000000066628886" calcext:value-type="float">
            <text:p>6.66E-10</text:p>
          </table:table-cell>
          <table:table-cell/>
          <table:table-cell table:formula="of:=(1/[.D1362])*(10^4)" office:value-type="float" office:value="3.98565165404544" calcext:value-type="float">
            <text:p>3.98565165404544</text:p>
          </table:table-cell>
          <table:table-cell table:formula="of:=(2.5*LOG(([.E1362]/[.B1362]);10)-2.6)/0.38" office:value-type="float" office:value="4.81212966377058" calcext:value-type="float">
            <text:p>4.81212966377058</text:p>
          </table:table-cell>
          <table:table-cell table:number-columns-repeated="8"/>
        </table:table-row>
        <table:table-row table:style-name="ro1">
          <table:table-cell office:value-type="float" office:value="2510" calcext:value-type="float">
            <text:p>2.51E+03</text:p>
          </table:table-cell>
          <table:table-cell office:value-type="float" office:value="0.000000000011277656" calcext:value-type="float">
            <text:p>1.13E-11</text:p>
          </table:table-cell>
          <table:table-cell/>
          <table:table-cell office:value-type="float" office:value="2510" calcext:value-type="float">
            <text:p>2.51E+03</text:p>
          </table:table-cell>
          <table:table-cell office:value-type="float" office:value="0.00000000066628886" calcext:value-type="float">
            <text:p>6.66E-10</text:p>
          </table:table-cell>
          <table:table-cell/>
          <table:table-cell table:formula="of:=(1/[.D1363])*(10^4)" office:value-type="float" office:value="3.98406374501992" calcext:value-type="float">
            <text:p>3.98406374501992</text:p>
          </table:table-cell>
          <table:table-cell table:formula="of:=(2.5*LOG(([.E1363]/[.B1363]);10)-2.6)/0.38" office:value-type="float" office:value="4.81212966377058" calcext:value-type="float">
            <text:p>4.81212966377058</text:p>
          </table:table-cell>
          <table:table-cell table:number-columns-repeated="8"/>
        </table:table-row>
        <table:table-row table:style-name="ro1">
          <table:table-cell office:value-type="float" office:value="2511" calcext:value-type="float">
            <text:p>2.51E+03</text:p>
          </table:table-cell>
          <table:table-cell office:value-type="float" office:value="0.0000000000115766841988388" calcext:value-type="float">
            <text:p>1.16E-11</text:p>
          </table:table-cell>
          <table:table-cell/>
          <table:table-cell office:value-type="float" office:value="2511" calcext:value-type="float">
            <text:p>2.51E+03</text:p>
          </table:table-cell>
          <table:table-cell office:value-type="float" office:value="0.000000000680788339285735" calcext:value-type="float">
            <text:p>6.81E-10</text:p>
          </table:table-cell>
          <table:table-cell/>
          <table:table-cell table:formula="of:=(1/[.D1364])*(10^4)" office:value-type="float" office:value="3.98247710075667" calcext:value-type="float">
            <text:p>3.98247710075667</text:p>
          </table:table-cell>
          <table:table-cell table:formula="of:=(2.5*LOG(([.E1364]/[.B1364]);10)-2.6)/0.38" office:value-type="float" office:value="4.79886790875763" calcext:value-type="float">
            <text:p>4.79886790875763</text:p>
          </table:table-cell>
          <table:table-cell table:number-columns-repeated="8"/>
        </table:table-row>
        <table:table-row table:style-name="ro1">
          <table:table-cell office:value-type="float" office:value="2512" calcext:value-type="float">
            <text:p>2.51E+03</text:p>
          </table:table-cell>
          <table:table-cell office:value-type="float" office:value="0.00000000001199726" calcext:value-type="float">
            <text:p>1.20E-11</text:p>
          </table:table-cell>
          <table:table-cell/>
          <table:table-cell office:value-type="float" office:value="2512" calcext:value-type="float">
            <text:p>2.51E+03</text:p>
          </table:table-cell>
          <table:table-cell office:value-type="float" office:value="0.0000000007011815" calcext:value-type="float">
            <text:p>7.01E-10</text:p>
          </table:table-cell>
          <table:table-cell/>
          <table:table-cell table:formula="of:=(1/[.D1365])*(10^4)" office:value-type="float" office:value="3.98089171974522" calcext:value-type="float">
            <text:p>3.98089171974522</text:p>
          </table:table-cell>
          <table:table-cell table:formula="of:=(2.5*LOG(([.E1365]/[.B1365]);10)-2.6)/0.38" office:value-type="float" office:value="4.78123933100267" calcext:value-type="float">
            <text:p>4.78123933100267</text:p>
          </table:table-cell>
          <table:table-cell table:number-columns-repeated="8"/>
        </table:table-row>
        <table:table-row table:style-name="ro1">
          <table:table-cell office:value-type="float" office:value="2513" calcext:value-type="float">
            <text:p>2.51E+03</text:p>
          </table:table-cell>
          <table:table-cell office:value-type="float" office:value="0.00000000001199726" calcext:value-type="float">
            <text:p>1.20E-11</text:p>
          </table:table-cell>
          <table:table-cell/>
          <table:table-cell office:value-type="float" office:value="2513" calcext:value-type="float">
            <text:p>2.51E+03</text:p>
          </table:table-cell>
          <table:table-cell office:value-type="float" office:value="0.0000000007011815" calcext:value-type="float">
            <text:p>7.01E-10</text:p>
          </table:table-cell>
          <table:table-cell/>
          <table:table-cell table:formula="of:=(1/[.D1366])*(10^4)" office:value-type="float" office:value="3.97930760047752" calcext:value-type="float">
            <text:p>3.97930760047752</text:p>
          </table:table-cell>
          <table:table-cell table:formula="of:=(2.5*LOG(([.E1366]/[.B1366]);10)-2.6)/0.38" office:value-type="float" office:value="4.78123933100267" calcext:value-type="float">
            <text:p>4.78123933100267</text:p>
          </table:table-cell>
          <table:table-cell table:number-columns-repeated="8"/>
        </table:table-row>
        <table:table-row table:style-name="ro1">
          <table:table-cell office:value-type="float" office:value="2514" calcext:value-type="float">
            <text:p>2.51E+03</text:p>
          </table:table-cell>
          <table:table-cell office:value-type="float" office:value="0.0000000000125144580700001" calcext:value-type="float">
            <text:p>1.25E-11</text:p>
          </table:table-cell>
          <table:table-cell/>
          <table:table-cell office:value-type="float" office:value="2514" calcext:value-type="float">
            <text:p>2.51E+03</text:p>
          </table:table-cell>
          <table:table-cell office:value-type="float" office:value="0.000000000676488430019997" calcext:value-type="float">
            <text:p>6.76E-10</text:p>
          </table:table-cell>
          <table:table-cell/>
          <table:table-cell table:formula="of:=(1/[.D1367])*(10^4)" office:value-type="float" office:value="3.97772474144789" calcext:value-type="float">
            <text:p>3.97772474144789</text:p>
          </table:table-cell>
          <table:table-cell table:formula="of:=(2.5*LOG(([.E1367]/[.B1367]);10)-2.6)/0.38" office:value-type="float" office:value="4.55821266929005" calcext:value-type="float">
            <text:p>4.55821266929005</text:p>
          </table:table-cell>
          <table:table-cell table:number-columns-repeated="8"/>
        </table:table-row>
        <table:table-row table:style-name="ro1">
          <table:table-cell office:value-type="float" office:value="2515" calcext:value-type="float">
            <text:p>2.52E+03</text:p>
          </table:table-cell>
          <table:table-cell office:value-type="float" office:value="0.000000000012690555" calcext:value-type="float">
            <text:p>1.27E-11</text:p>
          </table:table-cell>
          <table:table-cell/>
          <table:table-cell office:value-type="float" office:value="2515" calcext:value-type="float">
            <text:p>2.52E+03</text:p>
          </table:table-cell>
          <table:table-cell office:value-type="float" office:value="0.00000000066808087" calcext:value-type="float">
            <text:p>6.68E-10</text:p>
          </table:table-cell>
          <table:table-cell/>
          <table:table-cell table:formula="of:=(1/[.D1368])*(10^4)" office:value-type="float" office:value="3.97614314115308" calcext:value-type="float">
            <text:p>3.97614314115308</text:p>
          </table:table-cell>
          <table:table-cell table:formula="of:=(2.5*LOG(([.E1368]/[.B1368]);10)-2.6)/0.38" office:value-type="float" office:value="4.48255539858835" calcext:value-type="float">
            <text:p>4.48255539858835</text:p>
          </table:table-cell>
          <table:table-cell table:number-columns-repeated="8"/>
        </table:table-row>
        <table:table-row table:style-name="ro1">
          <table:table-cell office:value-type="float" office:value="2516" calcext:value-type="float">
            <text:p>2.52E+03</text:p>
          </table:table-cell>
          <table:table-cell office:value-type="float" office:value="0.0000000000127085527952938" calcext:value-type="float">
            <text:p>1.27E-11</text:p>
          </table:table-cell>
          <table:table-cell/>
          <table:table-cell office:value-type="float" office:value="2516" calcext:value-type="float">
            <text:p>2.52E+03</text:p>
          </table:table-cell>
          <table:table-cell office:value-type="float" office:value="0.000000000667065945666851" calcext:value-type="float">
            <text:p>6.67E-10</text:p>
          </table:table-cell>
          <table:table-cell/>
          <table:table-cell table:formula="of:=(1/[.D1369])*(10^4)" office:value-type="float" office:value="3.97456279809221" calcext:value-type="float">
            <text:p>3.97456279809221</text:p>
          </table:table-cell>
          <table:table-cell table:formula="of:=(2.5*LOG(([.E1369]/[.B1369]);10)-2.6)/0.38" office:value-type="float" office:value="4.47416231988179" calcext:value-type="float">
            <text:p>4.47416231988179</text:p>
          </table:table-cell>
          <table:table-cell table:number-columns-repeated="8"/>
        </table:table-row>
        <table:table-row table:style-name="ro1">
          <table:table-cell office:value-type="float" office:value="2517" calcext:value-type="float">
            <text:p>2.52E+03</text:p>
          </table:table-cell>
          <table:table-cell office:value-type="float" office:value="0.000000000012925861" calcext:value-type="float">
            <text:p>1.29E-11</text:p>
          </table:table-cell>
          <table:table-cell/>
          <table:table-cell office:value-type="float" office:value="2517" calcext:value-type="float">
            <text:p>2.52E+03</text:p>
          </table:table-cell>
          <table:table-cell office:value-type="float" office:value="0.00000000065481159" calcext:value-type="float">
            <text:p>6.55E-10</text:p>
          </table:table-cell>
          <table:table-cell/>
          <table:table-cell table:formula="of:=(1/[.D1370])*(10^4)" office:value-type="float" office:value="3.97298371076679" calcext:value-type="float">
            <text:p>3.97298371076679</text:p>
          </table:table-cell>
          <table:table-cell table:formula="of:=(2.5*LOG(([.E1370]/[.B1370]);10)-2.6)/0.38" office:value-type="float" office:value="4.37274260752371" calcext:value-type="float">
            <text:p>4.37274260752371</text:p>
          </table:table-cell>
          <table:table-cell table:number-columns-repeated="8"/>
        </table:table-row>
        <table:table-row table:style-name="ro1">
          <table:table-cell office:value-type="float" office:value="2518" calcext:value-type="float">
            <text:p>2.52E+03</text:p>
          </table:table-cell>
          <table:table-cell office:value-type="float" office:value="0.000000000012925861" calcext:value-type="float">
            <text:p>1.29E-11</text:p>
          </table:table-cell>
          <table:table-cell/>
          <table:table-cell office:value-type="float" office:value="2518" calcext:value-type="float">
            <text:p>2.52E+03</text:p>
          </table:table-cell>
          <table:table-cell office:value-type="float" office:value="0.00000000065481159" calcext:value-type="float">
            <text:p>6.55E-10</text:p>
          </table:table-cell>
          <table:table-cell/>
          <table:table-cell table:formula="of:=(1/[.D1371])*(10^4)" office:value-type="float" office:value="3.9714058776807" calcext:value-type="float">
            <text:p>3.9714058776807</text:p>
          </table:table-cell>
          <table:table-cell table:formula="of:=(2.5*LOG(([.E1371]/[.B1371]);10)-2.6)/0.38" office:value-type="float" office:value="4.37274260752371" calcext:value-type="float">
            <text:p>4.37274260752371</text:p>
          </table:table-cell>
          <table:table-cell table:number-columns-repeated="8"/>
        </table:table-row>
        <table:table-row table:style-name="ro1">
          <table:table-cell office:value-type="float" office:value="2519" calcext:value-type="float">
            <text:p>2.52E+03</text:p>
          </table:table-cell>
          <table:table-cell office:value-type="float" office:value="0.0000000000129430500350676" calcext:value-type="float">
            <text:p>1.29E-11</text:p>
          </table:table-cell>
          <table:table-cell/>
          <table:table-cell office:value-type="float" office:value="2519" calcext:value-type="float">
            <text:p>2.52E+03</text:p>
          </table:table-cell>
          <table:table-cell office:value-type="float" office:value="0.000000000663359239832611" calcext:value-type="float">
            <text:p>6.63E-10</text:p>
          </table:table-cell>
          <table:table-cell/>
          <table:table-cell table:formula="of:=(1/[.D1372])*(10^4)" office:value-type="float" office:value="3.96982929734021" calcext:value-type="float">
            <text:p>3.96982929734021</text:p>
          </table:table-cell>
          <table:table-cell table:formula="of:=(2.5*LOG(([.E1372]/[.B1372]);10)-2.6)/0.38" office:value-type="float" office:value="4.40600100443333" calcext:value-type="float">
            <text:p>4.40600100443333</text:p>
          </table:table-cell>
          <table:table-cell table:number-columns-repeated="8"/>
        </table:table-row>
        <table:table-row table:style-name="ro1">
          <table:table-cell office:value-type="float" office:value="2520" calcext:value-type="float">
            <text:p>2.52E+03</text:p>
          </table:table-cell>
          <table:table-cell office:value-type="float" office:value="0.000000000012968038" calcext:value-type="float">
            <text:p>1.30E-11</text:p>
          </table:table-cell>
          <table:table-cell/>
          <table:table-cell office:value-type="float" office:value="2520" calcext:value-type="float">
            <text:p>2.52E+03</text:p>
          </table:table-cell>
          <table:table-cell office:value-type="float" office:value="0.00000000067578509" calcext:value-type="float">
            <text:p>6.76E-10</text:p>
          </table:table-cell>
          <table:table-cell/>
          <table:table-cell table:formula="of:=(1/[.D1373])*(10^4)" office:value-type="float" office:value="3.96825396825397" calcext:value-type="float">
            <text:p>3.96825396825397</text:p>
          </table:table-cell>
          <table:table-cell table:formula="of:=(2.5*LOG(([.E1373]/[.B1373]);10)-2.6)/0.38" office:value-type="float" office:value="4.45351533657496" calcext:value-type="float">
            <text:p>4.45351533657496</text:p>
          </table:table-cell>
          <table:table-cell table:number-columns-repeated="8"/>
        </table:table-row>
        <table:table-row table:style-name="ro1">
          <table:table-cell office:value-type="float" office:value="2521" calcext:value-type="float">
            <text:p>2.52E+03</text:p>
          </table:table-cell>
          <table:table-cell office:value-type="float" office:value="0.000000000012968038" calcext:value-type="float">
            <text:p>1.30E-11</text:p>
          </table:table-cell>
          <table:table-cell/>
          <table:table-cell office:value-type="float" office:value="2521" calcext:value-type="float">
            <text:p>2.52E+03</text:p>
          </table:table-cell>
          <table:table-cell office:value-type="float" office:value="0.00000000067578509" calcext:value-type="float">
            <text:p>6.76E-10</text:p>
          </table:table-cell>
          <table:table-cell/>
          <table:table-cell table:formula="of:=(1/[.D1374])*(10^4)" office:value-type="float" office:value="3.96667988893296" calcext:value-type="float">
            <text:p>3.96667988893296</text:p>
          </table:table-cell>
          <table:table-cell table:formula="of:=(2.5*LOG(([.E1374]/[.B1374]);10)-2.6)/0.38" office:value-type="float" office:value="4.45351533657496" calcext:value-type="float">
            <text:p>4.45351533657496</text:p>
          </table:table-cell>
          <table:table-cell table:number-columns-repeated="8"/>
        </table:table-row>
        <table:table-row table:style-name="ro1">
          <table:table-cell office:value-type="float" office:value="2522" calcext:value-type="float">
            <text:p>2.52E+03</text:p>
          </table:table-cell>
          <table:table-cell office:value-type="float" office:value="0.0000000000123958916920002" calcext:value-type="float">
            <text:p>1.24E-11</text:p>
          </table:table-cell>
          <table:table-cell/>
          <table:table-cell office:value-type="float" office:value="2522" calcext:value-type="float">
            <text:p>2.52E+03</text:p>
          </table:table-cell>
          <table:table-cell office:value-type="float" office:value="0.000000000681182526799998" calcext:value-type="float">
            <text:p>6.81E-10</text:p>
          </table:table-cell>
          <table:table-cell/>
          <table:table-cell table:formula="of:=(1/[.D1375])*(10^4)" office:value-type="float" office:value="3.96510705789056" calcext:value-type="float">
            <text:p>3.96510705789056</text:p>
          </table:table-cell>
          <table:table-cell table:formula="of:=(2.5*LOG(([.E1375]/[.B1375]);10)-2.6)/0.38" office:value-type="float" office:value="4.60516925165788" calcext:value-type="float">
            <text:p>4.60516925165788</text:p>
          </table:table-cell>
          <table:table-cell table:number-columns-repeated="8"/>
        </table:table-row>
        <table:table-row table:style-name="ro1">
          <table:table-cell office:value-type="float" office:value="2523" calcext:value-type="float">
            <text:p>2.52E+03</text:p>
          </table:table-cell>
          <table:table-cell office:value-type="float" office:value="0.000000000012192772" calcext:value-type="float">
            <text:p>1.22E-11</text:p>
          </table:table-cell>
          <table:table-cell/>
          <table:table-cell office:value-type="float" office:value="2523" calcext:value-type="float">
            <text:p>2.52E+03</text:p>
          </table:table-cell>
          <table:table-cell office:value-type="float" office:value="0.00000000068309869" calcext:value-type="float">
            <text:p>6.83E-10</text:p>
          </table:table-cell>
          <table:table-cell/>
          <table:table-cell table:formula="of:=(1/[.D1376])*(10^4)" office:value-type="float" office:value="3.96353547364249" calcext:value-type="float">
            <text:p>3.96353547364249</text:p>
          </table:table-cell>
          <table:table-cell table:formula="of:=(2.5*LOG(([.E1376]/[.B1376]);10)-2.6)/0.38" office:value-type="float" office:value="4.66040131403033" calcext:value-type="float">
            <text:p>4.66040131403033</text:p>
          </table:table-cell>
          <table:table-cell table:number-columns-repeated="8"/>
        </table:table-row>
        <table:table-row table:style-name="ro1">
          <table:table-cell office:value-type="float" office:value="2524" calcext:value-type="float">
            <text:p>2.52E+03</text:p>
          </table:table-cell>
          <table:table-cell office:value-type="float" office:value="0.0000000000121762602848531" calcext:value-type="float">
            <text:p>1.22E-11</text:p>
          </table:table-cell>
          <table:table-cell/>
          <table:table-cell office:value-type="float" office:value="2524" calcext:value-type="float">
            <text:p>2.52E+03</text:p>
          </table:table-cell>
          <table:table-cell office:value-type="float" office:value="0.000000000684361136363614" calcext:value-type="float">
            <text:p>6.84E-10</text:p>
          </table:table-cell>
          <table:table-cell/>
          <table:table-cell table:formula="of:=(1/[.D1377])*(10^4)" office:value-type="float" office:value="3.96196513470681" calcext:value-type="float">
            <text:p>3.96196513470681</text:p>
          </table:table-cell>
          <table:table-cell table:formula="of:=(2.5*LOG(([.E1377]/[.B1377]);10)-2.6)/0.38" office:value-type="float" office:value="4.66954878671654" calcext:value-type="float">
            <text:p>4.66954878671654</text:p>
          </table:table-cell>
          <table:table-cell table:number-columns-repeated="8"/>
        </table:table-row>
        <table:table-row table:style-name="ro1">
          <table:table-cell office:value-type="float" office:value="2525" calcext:value-type="float">
            <text:p>2.53E+03</text:p>
          </table:table-cell>
          <table:table-cell office:value-type="float" office:value="0.000000000011951683" calcext:value-type="float">
            <text:p>1.20E-11</text:p>
          </table:table-cell>
          <table:table-cell/>
          <table:table-cell office:value-type="float" office:value="2525" calcext:value-type="float">
            <text:p>2.53E+03</text:p>
          </table:table-cell>
          <table:table-cell office:value-type="float" office:value="0.00000000070153178" calcext:value-type="float">
            <text:p>7.02E-10</text:p>
          </table:table-cell>
          <table:table-cell/>
          <table:table-cell table:formula="of:=(1/[.D1378])*(10^4)" office:value-type="float" office:value="3.96039603960396" calcext:value-type="float">
            <text:p>3.96039603960396</text:p>
          </table:table-cell>
          <table:table-cell table:formula="of:=(2.5*LOG(([.E1378]/[.B1378]);10)-2.6)/0.38" office:value-type="float" office:value="4.7935413427411" calcext:value-type="float">
            <text:p>4.7935413427411</text:p>
          </table:table-cell>
          <table:table-cell table:number-columns-repeated="8"/>
        </table:table-row>
        <table:table-row table:style-name="ro1">
          <table:table-cell office:value-type="float" office:value="2526" calcext:value-type="float">
            <text:p>2.53E+03</text:p>
          </table:table-cell>
          <table:table-cell office:value-type="float" office:value="0.000000000011951683" calcext:value-type="float">
            <text:p>1.20E-11</text:p>
          </table:table-cell>
          <table:table-cell/>
          <table:table-cell office:value-type="float" office:value="2526" calcext:value-type="float">
            <text:p>2.53E+03</text:p>
          </table:table-cell>
          <table:table-cell office:value-type="float" office:value="0.00000000070153178" calcext:value-type="float">
            <text:p>7.02E-10</text:p>
          </table:table-cell>
          <table:table-cell/>
          <table:table-cell table:formula="of:=(1/[.D1379])*(10^4)" office:value-type="float" office:value="3.95882818685669" calcext:value-type="float">
            <text:p>3.95882818685669</text:p>
          </table:table-cell>
          <table:table-cell table:formula="of:=(2.5*LOG(([.E1379]/[.B1379]);10)-2.6)/0.38" office:value-type="float" office:value="4.7935413427411" calcext:value-type="float">
            <text:p>4.7935413427411</text:p>
          </table:table-cell>
          <table:table-cell table:number-columns-repeated="8"/>
        </table:table-row>
        <table:table-row table:style-name="ro1">
          <table:table-cell office:value-type="float" office:value="2527" calcext:value-type="float">
            <text:p>2.53E+03</text:p>
          </table:table-cell>
          <table:table-cell office:value-type="float" office:value="0.0000000000121265829015" calcext:value-type="float">
            <text:p>1.21E-11</text:p>
          </table:table-cell>
          <table:table-cell/>
          <table:table-cell office:value-type="float" office:value="2527" calcext:value-type="float">
            <text:p>2.53E+03</text:p>
          </table:table-cell>
          <table:table-cell office:value-type="float" office:value="0.000000000703974323" calcext:value-type="float">
            <text:p>7.04E-10</text:p>
          </table:table-cell>
          <table:table-cell/>
          <table:table-cell table:formula="of:=(1/[.D1380])*(10^4)" office:value-type="float" office:value="3.95726157499011" calcext:value-type="float">
            <text:p>3.95726157499011</text:p>
          </table:table-cell>
          <table:table-cell table:formula="of:=(2.5*LOG(([.E1380]/[.B1380]);10)-2.6)/0.38" office:value-type="float" office:value="4.7619630179284" calcext:value-type="float">
            <text:p>4.7619630179284</text:p>
          </table:table-cell>
          <table:table-cell table:number-columns-repeated="8"/>
        </table:table-row>
        <table:table-row table:style-name="ro1">
          <table:table-cell office:value-type="float" office:value="2528" calcext:value-type="float">
            <text:p>2.53E+03</text:p>
          </table:table-cell>
          <table:table-cell office:value-type="float" office:value="0.00000000001238948" calcext:value-type="float">
            <text:p>1.24E-11</text:p>
          </table:table-cell>
          <table:table-cell/>
          <table:table-cell office:value-type="float" office:value="2528" calcext:value-type="float">
            <text:p>2.53E+03</text:p>
          </table:table-cell>
          <table:table-cell office:value-type="float" office:value="0.00000000070764578" calcext:value-type="float">
            <text:p>7.08E-10</text:p>
          </table:table-cell>
          <table:table-cell/>
          <table:table-cell table:formula="of:=(1/[.D1381])*(10^4)" office:value-type="float" office:value="3.95569620253165" calcext:value-type="float">
            <text:p>3.95569620253165</text:p>
          </table:table-cell>
          <table:table-cell table:formula="of:=(2.5*LOG(([.E1381]/[.B1381]);10)-2.6)/0.38" office:value-type="float" office:value="4.71554501434882" calcext:value-type="float">
            <text:p>4.71554501434882</text:p>
          </table:table-cell>
          <table:table-cell table:number-columns-repeated="8"/>
        </table:table-row>
        <table:table-row table:style-name="ro1">
          <table:table-cell office:value-type="float" office:value="2529" calcext:value-type="float">
            <text:p>2.53E+03</text:p>
          </table:table-cell>
          <table:table-cell office:value-type="float" office:value="0.00000000001238948" calcext:value-type="float">
            <text:p>1.24E-11</text:p>
          </table:table-cell>
          <table:table-cell/>
          <table:table-cell office:value-type="float" office:value="2529" calcext:value-type="float">
            <text:p>2.53E+03</text:p>
          </table:table-cell>
          <table:table-cell office:value-type="float" office:value="0.00000000070764578" calcext:value-type="float">
            <text:p>7.08E-10</text:p>
          </table:table-cell>
          <table:table-cell/>
          <table:table-cell table:formula="of:=(1/[.D1382])*(10^4)" office:value-type="float" office:value="3.95413206801107" calcext:value-type="float">
            <text:p>3.95413206801107</text:p>
          </table:table-cell>
          <table:table-cell table:formula="of:=(2.5*LOG(([.E1382]/[.B1382]);10)-2.6)/0.38" office:value-type="float" office:value="4.71554501434882" calcext:value-type="float">
            <text:p>4.71554501434882</text:p>
          </table:table-cell>
          <table:table-cell table:number-columns-repeated="8"/>
        </table:table-row>
        <table:table-row table:style-name="ro1">
          <table:table-cell office:value-type="float" office:value="2530" calcext:value-type="float">
            <text:p>2.53E+03</text:p>
          </table:table-cell>
          <table:table-cell office:value-type="float" office:value="0.0000000000129441868772817" calcext:value-type="float">
            <text:p>1.29E-11</text:p>
          </table:table-cell>
          <table:table-cell/>
          <table:table-cell office:value-type="float" office:value="2530" calcext:value-type="float">
            <text:p>2.53E+03</text:p>
          </table:table-cell>
          <table:table-cell office:value-type="float" office:value="0.000000000669086253881982" calcext:value-type="float">
            <text:p>6.69E-10</text:p>
          </table:table-cell>
          <table:table-cell/>
          <table:table-cell table:formula="of:=(1/[.D1383])*(10^4)" office:value-type="float" office:value="3.95256916996047" calcext:value-type="float">
            <text:p>3.95256916996047</text:p>
          </table:table-cell>
          <table:table-cell table:formula="of:=(2.5*LOG(([.E1383]/[.B1383]);10)-2.6)/0.38" office:value-type="float" office:value="4.43031140307397" calcext:value-type="float">
            <text:p>4.43031140307397</text:p>
          </table:table-cell>
          <table:table-cell table:number-columns-repeated="8"/>
        </table:table-row>
        <table:table-row table:style-name="ro1">
          <table:table-cell office:value-type="float" office:value="2531" calcext:value-type="float">
            <text:p>2.53E+03</text:p>
          </table:table-cell>
          <table:table-cell office:value-type="float" office:value="0.000000000013148794" calcext:value-type="float">
            <text:p>1.31E-11</text:p>
          </table:table-cell>
          <table:table-cell/>
          <table:table-cell office:value-type="float" office:value="2531" calcext:value-type="float">
            <text:p>2.53E+03</text:p>
          </table:table-cell>
          <table:table-cell office:value-type="float" office:value="0.00000000065486333" calcext:value-type="float">
            <text:p>6.55E-10</text:p>
          </table:table-cell>
          <table:table-cell/>
          <table:table-cell table:formula="of:=(1/[.D1384])*(10^4)" office:value-type="float" office:value="3.95100750691426" calcext:value-type="float">
            <text:p>3.95100750691426</text:p>
          </table:table-cell>
          <table:table-cell table:formula="of:=(2.5*LOG(([.E1384]/[.B1384]);10)-2.6)/0.38" office:value-type="float" office:value="4.32411020242337" calcext:value-type="float">
            <text:p>4.32411020242337</text:p>
          </table:table-cell>
          <table:table-cell table:number-columns-repeated="8"/>
        </table:table-row>
        <table:table-row table:style-name="ro1">
          <table:table-cell office:value-type="float" office:value="2532" calcext:value-type="float">
            <text:p>2.53E+03</text:p>
          </table:table-cell>
          <table:table-cell office:value-type="float" office:value="0.0000000000131227390089999" calcext:value-type="float">
            <text:p>1.31E-11</text:p>
          </table:table-cell>
          <table:table-cell/>
          <table:table-cell office:value-type="float" office:value="2532" calcext:value-type="float">
            <text:p>2.53E+03</text:p>
          </table:table-cell>
          <table:table-cell office:value-type="float" office:value="0.000000000653793842009997" calcext:value-type="float">
            <text:p>6.54E-10</text:p>
          </table:table-cell>
          <table:table-cell/>
          <table:table-cell table:formula="of:=(1/[.D1385])*(10^4)" office:value-type="float" office:value="3.94944707740916" calcext:value-type="float">
            <text:p>3.94944707740916</text:p>
          </table:table-cell>
          <table:table-cell table:formula="of:=(2.5*LOG(([.E1385]/[.B1385]);10)-2.6)/0.38" office:value-type="float" office:value="4.32510746209292" calcext:value-type="float">
            <text:p>4.32510746209292</text:p>
          </table:table-cell>
          <table:table-cell table:number-columns-repeated="8"/>
        </table:table-row>
        <table:table-row table:style-name="ro1">
          <table:table-cell office:value-type="float" office:value="2533" calcext:value-type="float">
            <text:p>2.53E+03</text:p>
          </table:table-cell>
          <table:table-cell office:value-type="float" office:value="0.000000000012721663" calcext:value-type="float">
            <text:p>1.27E-11</text:p>
          </table:table-cell>
          <table:table-cell/>
          <table:table-cell office:value-type="float" office:value="2533" calcext:value-type="float">
            <text:p>2.53E+03</text:p>
          </table:table-cell>
          <table:table-cell office:value-type="float" office:value="0.00000000063733074" calcext:value-type="float">
            <text:p>6.37E-10</text:p>
          </table:table-cell>
          <table:table-cell/>
          <table:table-cell table:formula="of:=(1/[.D1386])*(10^4)" office:value-type="float" office:value="3.94788787998421" calcext:value-type="float">
            <text:p>3.94788787998421</text:p>
          </table:table-cell>
          <table:table-cell table:formula="of:=(2.5*LOG(([.E1386]/[.B1386]);10)-2.6)/0.38" office:value-type="float" office:value="4.3409274949447" calcext:value-type="float">
            <text:p>4.3409274949447</text:p>
          </table:table-cell>
          <table:table-cell table:number-columns-repeated="8"/>
        </table:table-row>
        <table:table-row table:style-name="ro1">
          <table:table-cell office:value-type="float" office:value="2534" calcext:value-type="float">
            <text:p>2.53E+03</text:p>
          </table:table-cell>
          <table:table-cell office:value-type="float" office:value="0.000000000012721663" calcext:value-type="float">
            <text:p>1.27E-11</text:p>
          </table:table-cell>
          <table:table-cell/>
          <table:table-cell office:value-type="float" office:value="2534" calcext:value-type="float">
            <text:p>2.53E+03</text:p>
          </table:table-cell>
          <table:table-cell office:value-type="float" office:value="0.00000000063733074" calcext:value-type="float">
            <text:p>6.37E-10</text:p>
          </table:table-cell>
          <table:table-cell/>
          <table:table-cell table:formula="of:=(1/[.D1387])*(10^4)" office:value-type="float" office:value="3.94632991318074" calcext:value-type="float">
            <text:p>3.94632991318074</text:p>
          </table:table-cell>
          <table:table-cell table:formula="of:=(2.5*LOG(([.E1387]/[.B1387]);10)-2.6)/0.38" office:value-type="float" office:value="4.3409274949447" calcext:value-type="float">
            <text:p>4.3409274949447</text:p>
          </table:table-cell>
          <table:table-cell table:number-columns-repeated="8"/>
        </table:table-row>
        <table:table-row table:style-name="ro1">
          <table:table-cell office:value-type="float" office:value="2535" calcext:value-type="float">
            <text:p>2.54E+03</text:p>
          </table:table-cell>
          <table:table-cell office:value-type="float" office:value="0.0000000000120061921793851" calcext:value-type="float">
            <text:p>1.20E-11</text:p>
          </table:table-cell>
          <table:table-cell/>
          <table:table-cell office:value-type="float" office:value="2535" calcext:value-type="float">
            <text:p>2.54E+03</text:p>
          </table:table-cell>
          <table:table-cell office:value-type="float" office:value="0.000000000639149120685501" calcext:value-type="float">
            <text:p>6.39E-10</text:p>
          </table:table-cell>
          <table:table-cell/>
          <table:table-cell table:formula="of:=(1/[.D1388])*(10^4)" office:value-type="float" office:value="3.94477317554241" calcext:value-type="float">
            <text:p>3.94477317554241</text:p>
          </table:table-cell>
          <table:table-cell table:formula="of:=(2.5*LOG(([.E1388]/[.B1388]);10)-2.6)/0.38" office:value-type="float" office:value="4.5144533228962" calcext:value-type="float">
            <text:p>4.5144533228962</text:p>
          </table:table-cell>
          <table:table-cell table:number-columns-repeated="8"/>
        </table:table-row>
        <table:table-row table:style-name="ro1">
          <table:table-cell office:value-type="float" office:value="2536" calcext:value-type="float">
            <text:p>2.54E+03</text:p>
          </table:table-cell>
          <table:table-cell office:value-type="float" office:value="0.000000000010893943" calcext:value-type="float">
            <text:p>1.09E-11</text:p>
          </table:table-cell>
          <table:table-cell/>
          <table:table-cell office:value-type="float" office:value="2536" calcext:value-type="float">
            <text:p>2.54E+03</text:p>
          </table:table-cell>
          <table:table-cell office:value-type="float" office:value="0.00000000064197592" calcext:value-type="float">
            <text:p>6.42E-10</text:p>
          </table:table-cell>
          <table:table-cell/>
          <table:table-cell table:formula="of:=(1/[.D1389])*(10^4)" office:value-type="float" office:value="3.94321766561514" calcext:value-type="float">
            <text:p>3.94321766561514</text:p>
          </table:table-cell>
          <table:table-cell table:formula="of:=(2.5*LOG(([.E1389]/[.B1389]);10)-2.6)/0.38" office:value-type="float" office:value="4.80482657722908" calcext:value-type="float">
            <text:p>4.80482657722908</text:p>
          </table:table-cell>
          <table:table-cell table:number-columns-repeated="8"/>
        </table:table-row>
        <table:table-row table:style-name="ro1">
          <table:table-cell office:value-type="float" office:value="2537" calcext:value-type="float">
            <text:p>2.54E+03</text:p>
          </table:table-cell>
          <table:table-cell office:value-type="float" office:value="0.000000000010893943" calcext:value-type="float">
            <text:p>1.09E-11</text:p>
          </table:table-cell>
          <table:table-cell/>
          <table:table-cell office:value-type="float" office:value="2537" calcext:value-type="float">
            <text:p>2.54E+03</text:p>
          </table:table-cell>
          <table:table-cell office:value-type="float" office:value="0.00000000064197592" calcext:value-type="float">
            <text:p>6.42E-10</text:p>
          </table:table-cell>
          <table:table-cell/>
          <table:table-cell table:formula="of:=(1/[.D1390])*(10^4)" office:value-type="float" office:value="3.94166338194718" calcext:value-type="float">
            <text:p>3.94166338194718</text:p>
          </table:table-cell>
          <table:table-cell table:formula="of:=(2.5*LOG(([.E1390]/[.B1390]);10)-2.6)/0.38" office:value-type="float" office:value="4.80482657722908" calcext:value-type="float">
            <text:p>4.80482657722908</text:p>
          </table:table-cell>
          <table:table-cell table:number-columns-repeated="8"/>
        </table:table-row>
        <table:table-row table:style-name="ro1">
          <table:table-cell office:value-type="float" office:value="2538" calcext:value-type="float">
            <text:p>2.54E+03</text:p>
          </table:table-cell>
          <table:table-cell office:value-type="float" office:value="0.0000000000108767198723103" calcext:value-type="float">
            <text:p>1.09E-11</text:p>
          </table:table-cell>
          <table:table-cell/>
          <table:table-cell office:value-type="float" office:value="2538" calcext:value-type="float">
            <text:p>2.54E+03</text:p>
          </table:table-cell>
          <table:table-cell office:value-type="float" office:value="0.000000000601283363587659" calcext:value-type="float">
            <text:p>6.01E-10</text:p>
          </table:table-cell>
          <table:table-cell/>
          <table:table-cell table:formula="of:=(1/[.D1391])*(10^4)" office:value-type="float" office:value="3.94011032308905" calcext:value-type="float">
            <text:p>3.94011032308905</text:p>
          </table:table-cell>
          <table:table-cell table:formula="of:=(2.5*LOG(([.E1391]/[.B1391]);10)-2.6)/0.38" office:value-type="float" office:value="4.62224502871887" calcext:value-type="float">
            <text:p>4.62224502871887</text:p>
          </table:table-cell>
          <table:table-cell table:number-columns-repeated="8"/>
        </table:table-row>
        <table:table-row table:style-name="ro1">
          <table:table-cell office:value-type="float" office:value="2539" calcext:value-type="float">
            <text:p>2.54E+03</text:p>
          </table:table-cell>
          <table:table-cell office:value-type="float" office:value="0.000000000010870106" calcext:value-type="float">
            <text:p>1.09E-11</text:p>
          </table:table-cell>
          <table:table-cell/>
          <table:table-cell office:value-type="float" office:value="2539" calcext:value-type="float">
            <text:p>2.54E+03</text:p>
          </table:table-cell>
          <table:table-cell office:value-type="float" office:value="0.00000000058565697" calcext:value-type="float">
            <text:p>5.86E-10</text:p>
          </table:table-cell>
          <table:table-cell/>
          <table:table-cell table:formula="of:=(1/[.D1392])*(10^4)" office:value-type="float" office:value="3.93855848759354" calcext:value-type="float">
            <text:p>3.93855848759354</text:p>
          </table:table-cell>
          <table:table-cell table:formula="of:=(2.5*LOG(([.E1392]/[.B1392]);10)-2.6)/0.38" office:value-type="float" office:value="4.54874695478131" calcext:value-type="float">
            <text:p>4.54874695478131</text:p>
          </table:table-cell>
          <table:table-cell table:number-columns-repeated="8"/>
        </table:table-row>
        <table:table-row table:style-name="ro1">
          <table:table-cell office:value-type="float" office:value="2540" calcext:value-type="float">
            <text:p>2.54E+03</text:p>
          </table:table-cell>
          <table:table-cell office:value-type="float" office:value="0.000000000010853078902" calcext:value-type="float">
            <text:p>1.09E-11</text:p>
          </table:table-cell>
          <table:table-cell/>
          <table:table-cell office:value-type="float" office:value="2540" calcext:value-type="float">
            <text:p>2.54E+03</text:p>
          </table:table-cell>
          <table:table-cell office:value-type="float" office:value="0.000000000584432942420003" calcext:value-type="float">
            <text:p>5.84E-10</text:p>
          </table:table-cell>
          <table:table-cell/>
          <table:table-cell table:formula="of:=(1/[.D1393])*(10^4)" office:value-type="float" office:value="3.93700787401575" calcext:value-type="float">
            <text:p>3.93700787401575</text:p>
          </table:table-cell>
          <table:table-cell table:formula="of:=(2.5*LOG(([.E1393]/[.B1393]);10)-2.6)/0.38" office:value-type="float" office:value="4.54724820559597" calcext:value-type="float">
            <text:p>4.54724820559597</text:p>
          </table:table-cell>
          <table:table-cell table:number-columns-repeated="8"/>
        </table:table-row>
        <table:table-row table:style-name="ro1">
          <table:table-cell office:value-type="float" office:value="2541" calcext:value-type="float">
            <text:p>2.54E+03</text:p>
          </table:table-cell>
          <table:table-cell office:value-type="float" office:value="0.00000000001054884" calcext:value-type="float">
            <text:p>1.05E-11</text:p>
          </table:table-cell>
          <table:table-cell/>
          <table:table-cell office:value-type="float" office:value="2541" calcext:value-type="float">
            <text:p>2.54E+03</text:p>
          </table:table-cell>
          <table:table-cell office:value-type="float" office:value="0.00000000056256211" calcext:value-type="float">
            <text:p>5.63E-10</text:p>
          </table:table-cell>
          <table:table-cell/>
          <table:table-cell table:formula="of:=(1/[.D1394])*(10^4)" office:value-type="float" office:value="3.93545848091303" calcext:value-type="float">
            <text:p>3.93545848091303</text:p>
          </table:table-cell>
          <table:table-cell table:formula="of:=(2.5*LOG(([.E1394]/[.B1394]);10)-2.6)/0.38" office:value-type="float" office:value="4.51951166295883" calcext:value-type="float">
            <text:p>4.51951166295883</text:p>
          </table:table-cell>
          <table:table-cell table:number-columns-repeated="8"/>
        </table:table-row>
        <table:table-row table:style-name="ro1">
          <table:table-cell office:value-type="float" office:value="2542" calcext:value-type="float">
            <text:p>2.54E+03</text:p>
          </table:table-cell>
          <table:table-cell office:value-type="float" office:value="0.00000000001054884" calcext:value-type="float">
            <text:p>1.05E-11</text:p>
          </table:table-cell>
          <table:table-cell/>
          <table:table-cell office:value-type="float" office:value="2542" calcext:value-type="float">
            <text:p>2.54E+03</text:p>
          </table:table-cell>
          <table:table-cell office:value-type="float" office:value="0.00000000056256211" calcext:value-type="float">
            <text:p>5.63E-10</text:p>
          </table:table-cell>
          <table:table-cell/>
          <table:table-cell table:formula="of:=(1/[.D1395])*(10^4)" office:value-type="float" office:value="3.933910306845" calcext:value-type="float">
            <text:p>3.933910306845</text:p>
          </table:table-cell>
          <table:table-cell table:formula="of:=(2.5*LOG(([.E1395]/[.B1395]);10)-2.6)/0.38" office:value-type="float" office:value="4.51951166295883" calcext:value-type="float">
            <text:p>4.51951166295883</text:p>
          </table:table-cell>
          <table:table-cell table:number-columns-repeated="8"/>
        </table:table-row>
        <table:table-row table:style-name="ro1">
          <table:table-cell office:value-type="float" office:value="2543" calcext:value-type="float">
            <text:p>2.54E+03</text:p>
          </table:table-cell>
          <table:table-cell office:value-type="float" office:value="0.0000000000108154203294196" calcext:value-type="float">
            <text:p>1.08E-11</text:p>
          </table:table-cell>
          <table:table-cell/>
          <table:table-cell office:value-type="float" office:value="2543" calcext:value-type="float">
            <text:p>2.54E+03</text:p>
          </table:table-cell>
          <table:table-cell office:value-type="float" office:value="0.000000000569830513052549" calcext:value-type="float">
            <text:p>5.70E-10</text:p>
          </table:table-cell>
          <table:table-cell/>
          <table:table-cell table:formula="of:=(1/[.D1396])*(10^4)" office:value-type="float" office:value="3.93236335037357" calcext:value-type="float">
            <text:p>3.93236335037357</text:p>
          </table:table-cell>
          <table:table-cell table:formula="of:=(2.5*LOG(([.E1396]/[.B1396]);10)-2.6)/0.38" office:value-type="float" office:value="4.48488354256424" calcext:value-type="float">
            <text:p>4.48488354256424</text:p>
          </table:table-cell>
          <table:table-cell table:number-columns-repeated="8"/>
        </table:table-row>
        <table:table-row table:style-name="ro1">
          <table:table-cell office:value-type="float" office:value="2544" calcext:value-type="float">
            <text:p>2.54E+03</text:p>
          </table:table-cell>
          <table:table-cell office:value-type="float" office:value="0.000000000011244045" calcext:value-type="float">
            <text:p>1.12E-11</text:p>
          </table:table-cell>
          <table:table-cell/>
          <table:table-cell office:value-type="float" office:value="2544" calcext:value-type="float">
            <text:p>2.54E+03</text:p>
          </table:table-cell>
          <table:table-cell office:value-type="float" office:value="0.00000000058151711" calcext:value-type="float">
            <text:p>5.82E-10</text:p>
          </table:table-cell>
          <table:table-cell/>
          <table:table-cell table:formula="of:=(1/[.D1397])*(10^4)" office:value-type="float" office:value="3.93081761006289" calcext:value-type="float">
            <text:p>3.93081761006289</text:p>
          </table:table-cell>
          <table:table-cell table:formula="of:=(2.5*LOG(([.E1397]/[.B1397]);10)-2.6)/0.38" office:value-type="float" office:value="4.43184159525422" calcext:value-type="float">
            <text:p>4.43184159525422</text:p>
          </table:table-cell>
          <table:table-cell table:number-columns-repeated="8"/>
        </table:table-row>
        <table:table-row table:style-name="ro1">
          <table:table-cell office:value-type="float" office:value="2545" calcext:value-type="float">
            <text:p>2.55E+03</text:p>
          </table:table-cell>
          <table:table-cell office:value-type="float" office:value="0.000000000011244045" calcext:value-type="float">
            <text:p>1.12E-11</text:p>
          </table:table-cell>
          <table:table-cell/>
          <table:table-cell office:value-type="float" office:value="2545" calcext:value-type="float">
            <text:p>2.55E+03</text:p>
          </table:table-cell>
          <table:table-cell office:value-type="float" office:value="0.00000000058151711" calcext:value-type="float">
            <text:p>5.82E-10</text:p>
          </table:table-cell>
          <table:table-cell/>
          <table:table-cell table:formula="of:=(1/[.D1398])*(10^4)" office:value-type="float" office:value="3.92927308447937" calcext:value-type="float">
            <text:p>3.92927308447937</text:p>
          </table:table-cell>
          <table:table-cell table:formula="of:=(2.5*LOG(([.E1398]/[.B1398]);10)-2.6)/0.38" office:value-type="float" office:value="4.43184159525422" calcext:value-type="float">
            <text:p>4.43184159525422</text:p>
          </table:table-cell>
          <table:table-cell table:number-columns-repeated="8"/>
        </table:table-row>
        <table:table-row table:style-name="ro1">
          <table:table-cell office:value-type="float" office:value="2546" calcext:value-type="float">
            <text:p>2.55E+03</text:p>
          </table:table-cell>
          <table:table-cell office:value-type="float" office:value="0.0000000000126585755647206" calcext:value-type="float">
            <text:p>1.27E-11</text:p>
          </table:table-cell>
          <table:table-cell/>
          <table:table-cell office:value-type="float" office:value="2546" calcext:value-type="float">
            <text:p>2.55E+03</text:p>
          </table:table-cell>
          <table:table-cell office:value-type="float" office:value="0.000000000613152317454797" calcext:value-type="float">
            <text:p>6.13E-10</text:p>
          </table:table-cell>
          <table:table-cell/>
          <table:table-cell table:formula="of:=(1/[.D1399])*(10^4)" office:value-type="float" office:value="3.92772977219167" calcext:value-type="float">
            <text:p>3.92772977219167</text:p>
          </table:table-cell>
          <table:table-cell table:formula="of:=(2.5*LOG(([.E1399]/[.B1399]);10)-2.6)/0.38" office:value-type="float" office:value="4.24462852370492" calcext:value-type="float">
            <text:p>4.24462852370492</text:p>
          </table:table-cell>
          <table:table-cell table:number-columns-repeated="8"/>
        </table:table-row>
        <table:table-row table:style-name="ro1">
          <table:table-cell office:value-type="float" office:value="2547" calcext:value-type="float">
            <text:p>2.55E+03</text:p>
          </table:table-cell>
          <table:table-cell office:value-type="float" office:value="0.000000000013223688" calcext:value-type="float">
            <text:p>1.32E-11</text:p>
          </table:table-cell>
          <table:table-cell/>
          <table:table-cell office:value-type="float" office:value="2547" calcext:value-type="float">
            <text:p>2.55E+03</text:p>
          </table:table-cell>
          <table:table-cell office:value-type="float" office:value="0.00000000062579075" calcext:value-type="float">
            <text:p>6.26E-10</text:p>
          </table:table-cell>
          <table:table-cell/>
          <table:table-cell table:formula="of:=(1/[.D1400])*(10^4)" office:value-type="float" office:value="3.92618767177071" calcext:value-type="float">
            <text:p>3.92618767177071</text:p>
          </table:table-cell>
          <table:table-cell table:formula="of:=(2.5*LOG(([.E1400]/[.B1400]);10)-2.6)/0.38" office:value-type="float" office:value="4.17813516770342" calcext:value-type="float">
            <text:p>4.17813516770342</text:p>
          </table:table-cell>
          <table:table-cell table:number-columns-repeated="8"/>
        </table:table-row>
        <table:table-row table:style-name="ro1">
          <table:table-cell office:value-type="float" office:value="2548" calcext:value-type="float">
            <text:p>2.55E+03</text:p>
          </table:table-cell>
          <table:table-cell office:value-type="float" office:value="0.000000000013217364735" calcext:value-type="float">
            <text:p>1.32E-11</text:p>
          </table:table-cell>
          <table:table-cell/>
          <table:table-cell office:value-type="float" office:value="2548" calcext:value-type="float">
            <text:p>2.55E+03</text:p>
          </table:table-cell>
          <table:table-cell office:value-type="float" office:value="0.000000000627576219500003" calcext:value-type="float">
            <text:p>6.28E-10</text:p>
          </table:table-cell>
          <table:table-cell/>
          <table:table-cell table:formula="of:=(1/[.D1401])*(10^4)" office:value-type="float" office:value="3.92464678178964" calcext:value-type="float">
            <text:p>3.92464678178964</text:p>
          </table:table-cell>
          <table:table-cell table:formula="of:=(2.5*LOG(([.E1401]/[.B1401]);10)-2.6)/0.38" office:value-type="float" office:value="4.18764213221118" calcext:value-type="float">
            <text:p>4.18764213221118</text:p>
          </table:table-cell>
          <table:table-cell table:number-columns-repeated="8"/>
        </table:table-row>
        <table:table-row table:style-name="ro1">
          <table:table-cell office:value-type="float" office:value="2549" calcext:value-type="float">
            <text:p>2.55E+03</text:p>
          </table:table-cell>
          <table:table-cell office:value-type="float" office:value="0.000000000013083171" calcext:value-type="float">
            <text:p>1.31E-11</text:p>
          </table:table-cell>
          <table:table-cell/>
          <table:table-cell office:value-type="float" office:value="2549" calcext:value-type="float">
            <text:p>2.55E+03</text:p>
          </table:table-cell>
          <table:table-cell office:value-type="float" office:value="0.00000000066546785" calcext:value-type="float">
            <text:p>6.65E-10</text:p>
          </table:table-cell>
          <table:table-cell/>
          <table:table-cell table:formula="of:=(1/[.D1402])*(10^4)" office:value-type="float" office:value="3.92310710082385" calcext:value-type="float">
            <text:p>3.92310710082385</text:p>
          </table:table-cell>
          <table:table-cell table:formula="of:=(2.5*LOG(([.E1402]/[.B1402]);10)-2.6)/0.38" office:value-type="float" office:value="4.38430303275894" calcext:value-type="float">
            <text:p>4.38430303275894</text:p>
          </table:table-cell>
          <table:table-cell table:number-columns-repeated="8"/>
        </table:table-row>
        <table:table-row table:style-name="ro1">
          <table:table-cell office:value-type="float" office:value="2550" calcext:value-type="float">
            <text:p>2.55E+03</text:p>
          </table:table-cell>
          <table:table-cell office:value-type="float" office:value="0.000000000013083171" calcext:value-type="float">
            <text:p>1.31E-11</text:p>
          </table:table-cell>
          <table:table-cell/>
          <table:table-cell office:value-type="float" office:value="2550" calcext:value-type="float">
            <text:p>2.55E+03</text:p>
          </table:table-cell>
          <table:table-cell office:value-type="float" office:value="0.00000000066546785" calcext:value-type="float">
            <text:p>6.65E-10</text:p>
          </table:table-cell>
          <table:table-cell/>
          <table:table-cell table:formula="of:=(1/[.D1403])*(10^4)" office:value-type="float" office:value="3.92156862745098" calcext:value-type="float">
            <text:p>3.92156862745098</text:p>
          </table:table-cell>
          <table:table-cell table:formula="of:=(2.5*LOG(([.E1403]/[.B1403]);10)-2.6)/0.38" office:value-type="float" office:value="4.38430303275894" calcext:value-type="float">
            <text:p>4.38430303275894</text:p>
          </table:table-cell>
          <table:table-cell table:number-columns-repeated="8"/>
        </table:table-row>
        <table:table-row table:style-name="ro1">
          <table:table-cell office:value-type="float" office:value="2551" calcext:value-type="float">
            <text:p>2.55E+03</text:p>
          </table:table-cell>
          <table:table-cell office:value-type="float" office:value="0.0000000000135202296549038" calcext:value-type="float">
            <text:p>1.35E-11</text:p>
          </table:table-cell>
          <table:table-cell/>
          <table:table-cell office:value-type="float" office:value="2551" calcext:value-type="float">
            <text:p>2.55E+03</text:p>
          </table:table-cell>
          <table:table-cell office:value-type="float" office:value="0.000000000667425203891463" calcext:value-type="float">
            <text:p>6.67E-10</text:p>
          </table:table-cell>
          <table:table-cell/>
          <table:table-cell table:formula="of:=(1/[.D1404])*(10^4)" office:value-type="float" office:value="3.92003136025088" calcext:value-type="float">
            <text:p>3.92003136025088</text:p>
          </table:table-cell>
          <table:table-cell table:formula="of:=(2.5*LOG(([.E1404]/[.B1404]);10)-2.6)/0.38" office:value-type="float" office:value="4.29880614625816" calcext:value-type="float">
            <text:p>4.29880614625816</text:p>
          </table:table-cell>
          <table:table-cell table:number-columns-repeated="8"/>
        </table:table-row>
        <table:table-row table:style-name="ro1">
          <table:table-cell office:value-type="float" office:value="2552" calcext:value-type="float">
            <text:p>2.55E+03</text:p>
          </table:table-cell>
          <table:table-cell office:value-type="float" office:value="0.000000000014247245" calcext:value-type="float">
            <text:p>1.42E-11</text:p>
          </table:table-cell>
          <table:table-cell/>
          <table:table-cell office:value-type="float" office:value="2552" calcext:value-type="float">
            <text:p>2.55E+03</text:p>
          </table:table-cell>
          <table:table-cell office:value-type="float" office:value="0.00000000067068112" calcext:value-type="float">
            <text:p>6.71E-10</text:p>
          </table:table-cell>
          <table:table-cell/>
          <table:table-cell table:formula="of:=(1/[.D1405])*(10^4)" office:value-type="float" office:value="3.91849529780564" calcext:value-type="float">
            <text:p>3.91849529780564</text:p>
          </table:table-cell>
          <table:table-cell table:formula="of:=(2.5*LOG(([.E1405]/[.B1405]);10)-2.6)/0.38" office:value-type="float" office:value="4.16306044924006" calcext:value-type="float">
            <text:p>4.16306044924006</text:p>
          </table:table-cell>
          <table:table-cell table:number-columns-repeated="8"/>
        </table:table-row>
        <table:table-row table:style-name="ro1">
          <table:table-cell office:value-type="float" office:value="2553" calcext:value-type="float">
            <text:p>2.55E+03</text:p>
          </table:table-cell>
          <table:table-cell office:value-type="float" office:value="0.000000000014247245" calcext:value-type="float">
            <text:p>1.42E-11</text:p>
          </table:table-cell>
          <table:table-cell/>
          <table:table-cell office:value-type="float" office:value="2553" calcext:value-type="float">
            <text:p>2.55E+03</text:p>
          </table:table-cell>
          <table:table-cell office:value-type="float" office:value="0.00000000067068112" calcext:value-type="float">
            <text:p>6.71E-10</text:p>
          </table:table-cell>
          <table:table-cell/>
          <table:table-cell table:formula="of:=(1/[.D1406])*(10^4)" office:value-type="float" office:value="3.91696043869957" calcext:value-type="float">
            <text:p>3.91696043869957</text:p>
          </table:table-cell>
          <table:table-cell table:formula="of:=(2.5*LOG(([.E1406]/[.B1406]);10)-2.6)/0.38" office:value-type="float" office:value="4.16306044924006" calcext:value-type="float">
            <text:p>4.16306044924006</text:p>
          </table:table-cell>
          <table:table-cell table:number-columns-repeated="8"/>
        </table:table-row>
        <table:table-row table:style-name="ro1">
          <table:table-cell office:value-type="float" office:value="2554" calcext:value-type="float">
            <text:p>2.55E+03</text:p>
          </table:table-cell>
          <table:table-cell office:value-type="float" office:value="0.0000000000135664707844997" calcext:value-type="float">
            <text:p>1.36E-11</text:p>
          </table:table-cell>
          <table:table-cell/>
          <table:table-cell office:value-type="float" office:value="2554" calcext:value-type="float">
            <text:p>2.55E+03</text:p>
          </table:table-cell>
          <table:table-cell office:value-type="float" office:value="0.000000000692952557530009" calcext:value-type="float">
            <text:p>6.93E-10</text:p>
          </table:table-cell>
          <table:table-cell/>
          <table:table-cell table:formula="of:=(1/[.D1407])*(10^4)" office:value-type="float" office:value="3.91542678151918" calcext:value-type="float">
            <text:p>3.91542678151918</text:p>
          </table:table-cell>
          <table:table-cell table:formula="of:=(2.5*LOG(([.E1407]/[.B1407]);10)-2.6)/0.38" office:value-type="float" office:value="4.39629354002563" calcext:value-type="float">
            <text:p>4.39629354002563</text:p>
          </table:table-cell>
          <table:table-cell table:number-columns-repeated="8"/>
        </table:table-row>
        <table:table-row table:style-name="ro1">
          <table:table-cell office:value-type="float" office:value="2555" calcext:value-type="float">
            <text:p>2.56E+03</text:p>
          </table:table-cell>
          <table:table-cell office:value-type="float" office:value="0.000000000013283658" calcext:value-type="float">
            <text:p>1.33E-11</text:p>
          </table:table-cell>
          <table:table-cell/>
          <table:table-cell office:value-type="float" office:value="2555" calcext:value-type="float">
            <text:p>2.56E+03</text:p>
          </table:table-cell>
          <table:table-cell office:value-type="float" office:value="0.00000000070220474" calcext:value-type="float">
            <text:p>7.02E-10</text:p>
          </table:table-cell>
          <table:table-cell/>
          <table:table-cell table:formula="of:=(1/[.D1408])*(10^4)" office:value-type="float" office:value="3.91389432485323" calcext:value-type="float">
            <text:p>3.91389432485323</text:p>
          </table:table-cell>
          <table:table-cell table:formula="of:=(2.5*LOG(([.E1408]/[.B1408]);10)-2.6)/0.38" office:value-type="float" office:value="4.49438204566311" calcext:value-type="float">
            <text:p>4.49438204566311</text:p>
          </table:table-cell>
          <table:table-cell table:number-columns-repeated="8"/>
        </table:table-row>
        <table:table-row table:style-name="ro1">
          <table:table-cell office:value-type="float" office:value="2556" calcext:value-type="float">
            <text:p>2.56E+03</text:p>
          </table:table-cell>
          <table:table-cell office:value-type="float" office:value="0.0000000000133110792684296" calcext:value-type="float">
            <text:p>1.33E-11</text:p>
          </table:table-cell>
          <table:table-cell/>
          <table:table-cell office:value-type="float" office:value="2556" calcext:value-type="float">
            <text:p>2.56E+03</text:p>
          </table:table-cell>
          <table:table-cell office:value-type="float" office:value="0.00000000070160578589723" calcext:value-type="float">
            <text:p>7.02E-10</text:p>
          </table:table-cell>
          <table:table-cell/>
          <table:table-cell table:formula="of:=(1/[.D1409])*(10^4)" office:value-type="float" office:value="3.91236306729264" calcext:value-type="float">
            <text:p>3.91236306729264</text:p>
          </table:table-cell>
          <table:table-cell table:formula="of:=(2.5*LOG(([.E1409]/[.B1409]);10)-2.6)/0.38" office:value-type="float" office:value="4.48605192203045" calcext:value-type="float">
            <text:p>4.48605192203045</text:p>
          </table:table-cell>
          <table:table-cell table:number-columns-repeated="8"/>
        </table:table-row>
        <table:table-row table:style-name="ro1">
          <table:table-cell office:value-type="float" office:value="2557" calcext:value-type="float">
            <text:p>2.56E+03</text:p>
          </table:table-cell>
          <table:table-cell office:value-type="float" office:value="0.00000000001401476" calcext:value-type="float">
            <text:p>1.40E-11</text:p>
          </table:table-cell>
          <table:table-cell/>
          <table:table-cell office:value-type="float" office:value="2557" calcext:value-type="float">
            <text:p>2.56E+03</text:p>
          </table:table-cell>
          <table:table-cell office:value-type="float" office:value="0.00000000068623551" calcext:value-type="float">
            <text:p>6.86E-10</text:p>
          </table:table-cell>
          <table:table-cell/>
          <table:table-cell table:formula="of:=(1/[.D1410])*(10^4)" office:value-type="float" office:value="3.91083300743058" calcext:value-type="float">
            <text:p>3.91083300743058</text:p>
          </table:table-cell>
          <table:table-cell table:formula="of:=(2.5*LOG(([.E1410]/[.B1410]);10)-2.6)/0.38" office:value-type="float" office:value="4.27557580518078" calcext:value-type="float">
            <text:p>4.27557580518078</text:p>
          </table:table-cell>
          <table:table-cell table:number-columns-repeated="8"/>
        </table:table-row>
        <table:table-row table:style-name="ro1">
          <table:table-cell office:value-type="float" office:value="2558" calcext:value-type="float">
            <text:p>2.56E+03</text:p>
          </table:table-cell>
          <table:table-cell office:value-type="float" office:value="0.00000000001401476" calcext:value-type="float">
            <text:p>1.40E-11</text:p>
          </table:table-cell>
          <table:table-cell/>
          <table:table-cell office:value-type="float" office:value="2558" calcext:value-type="float">
            <text:p>2.56E+03</text:p>
          </table:table-cell>
          <table:table-cell office:value-type="float" office:value="0.00000000068623551" calcext:value-type="float">
            <text:p>6.86E-10</text:p>
          </table:table-cell>
          <table:table-cell/>
          <table:table-cell table:formula="of:=(1/[.D1411])*(10^4)" office:value-type="float" office:value="3.90930414386239" calcext:value-type="float">
            <text:p>3.90930414386239</text:p>
          </table:table-cell>
          <table:table-cell table:formula="of:=(2.5*LOG(([.E1411]/[.B1411]);10)-2.6)/0.38" office:value-type="float" office:value="4.27557580518078" calcext:value-type="float">
            <text:p>4.27557580518078</text:p>
          </table:table-cell>
          <table:table-cell table:number-columns-repeated="8"/>
        </table:table-row>
        <table:table-row table:style-name="ro1">
          <table:table-cell office:value-type="float" office:value="2559" calcext:value-type="float">
            <text:p>2.56E+03</text:p>
          </table:table-cell>
          <table:table-cell office:value-type="float" office:value="0.000000000014081355488" calcext:value-type="float">
            <text:p>1.41E-11</text:p>
          </table:table-cell>
          <table:table-cell/>
          <table:table-cell office:value-type="float" office:value="2559" calcext:value-type="float">
            <text:p>2.56E+03</text:p>
          </table:table-cell>
          <table:table-cell office:value-type="float" office:value="0.000000000658912801680005" calcext:value-type="float">
            <text:p>6.59E-10</text:p>
          </table:table-cell>
          <table:table-cell/>
          <table:table-cell table:formula="of:=(1/[.D1412])*(10^4)" office:value-type="float" office:value="3.90777647518562" calcext:value-type="float">
            <text:p>3.90777647518562</text:p>
          </table:table-cell>
          <table:table-cell table:formula="of:=(2.5*LOG(([.E1412]/[.B1412]);10)-2.6)/0.38" office:value-type="float" office:value="4.14594396575073" calcext:value-type="float">
            <text:p>4.14594396575073</text:p>
          </table:table-cell>
          <table:table-cell table:number-columns-repeated="8"/>
        </table:table-row>
        <table:table-row table:style-name="ro1">
          <table:table-cell office:value-type="float" office:value="2560" calcext:value-type="float">
            <text:p>2.56E+03</text:p>
          </table:table-cell>
          <table:table-cell office:value-type="float" office:value="0.000000000014195726" calcext:value-type="float">
            <text:p>1.42E-11</text:p>
          </table:table-cell>
          <table:table-cell/>
          <table:table-cell office:value-type="float" office:value="2560" calcext:value-type="float">
            <text:p>2.56E+03</text:p>
          </table:table-cell>
          <table:table-cell office:value-type="float" office:value="0.00000000061198902" calcext:value-type="float">
            <text:p>6.12E-10</text:p>
          </table:table-cell>
          <table:table-cell/>
          <table:table-cell table:formula="of:=(1/[.D1413])*(10^4)" office:value-type="float" office:value="3.90625" calcext:value-type="float">
            <text:p>3.90625</text:p>
          </table:table-cell>
          <table:table-cell table:formula="of:=(2.5*LOG(([.E1413]/[.B1413]);10)-2.6)/0.38" office:value-type="float" office:value="3.91175014563658" calcext:value-type="float">
            <text:p>3.91175014563658</text:p>
          </table:table-cell>
          <table:table-cell table:number-columns-repeated="8"/>
        </table:table-row>
        <table:table-row table:style-name="ro1">
          <table:table-cell office:value-type="float" office:value="2561" calcext:value-type="float">
            <text:p>2.56E+03</text:p>
          </table:table-cell>
          <table:table-cell office:value-type="float" office:value="0.000000000014195726" calcext:value-type="float">
            <text:p>1.42E-11</text:p>
          </table:table-cell>
          <table:table-cell/>
          <table:table-cell office:value-type="float" office:value="2561" calcext:value-type="float">
            <text:p>2.56E+03</text:p>
          </table:table-cell>
          <table:table-cell office:value-type="float" office:value="0.00000000061198902" calcext:value-type="float">
            <text:p>6.12E-10</text:p>
          </table:table-cell>
          <table:table-cell/>
          <table:table-cell table:formula="of:=(1/[.D1414])*(10^4)" office:value-type="float" office:value="3.90472471690746" calcext:value-type="float">
            <text:p>3.90472471690746</text:p>
          </table:table-cell>
          <table:table-cell table:formula="of:=(2.5*LOG(([.E1414]/[.B1414]);10)-2.6)/0.38" office:value-type="float" office:value="3.91175014563658" calcext:value-type="float">
            <text:p>3.91175014563658</text:p>
          </table:table-cell>
          <table:table-cell table:number-columns-repeated="8"/>
        </table:table-row>
        <table:table-row table:style-name="ro1">
          <table:table-cell office:value-type="float" office:value="2562" calcext:value-type="float">
            <text:p>2.56E+03</text:p>
          </table:table-cell>
          <table:table-cell office:value-type="float" office:value="0.0000000000128171897792463" calcext:value-type="float">
            <text:p>1.28E-11</text:p>
          </table:table-cell>
          <table:table-cell/>
          <table:table-cell office:value-type="float" office:value="2562" calcext:value-type="float">
            <text:p>2.56E+03</text:p>
          </table:table-cell>
          <table:table-cell office:value-type="float" office:value="0.000000000576230361299427" calcext:value-type="float">
            <text:p>5.76E-10</text:p>
          </table:table-cell>
          <table:table-cell/>
          <table:table-cell table:formula="of:=(1/[.D1415])*(10^4)" office:value-type="float" office:value="3.9032006245121" calcext:value-type="float">
            <text:p>3.9032006245121</text:p>
          </table:table-cell>
          <table:table-cell table:formula="of:=(2.5*LOG(([.E1415]/[.B1415]);10)-2.6)/0.38" office:value-type="float" office:value="4.03160080603448" calcext:value-type="float">
            <text:p>4.03160080603448</text:p>
          </table:table-cell>
          <table:table-cell table:number-columns-repeated="8"/>
        </table:table-row>
        <table:table-row table:style-name="ro1">
          <table:table-cell office:value-type="float" office:value="2563" calcext:value-type="float">
            <text:p>2.56E+03</text:p>
          </table:table-cell>
          <table:table-cell office:value-type="float" office:value="0.000000000012222048" calcext:value-type="float">
            <text:p>1.22E-11</text:p>
          </table:table-cell>
          <table:table-cell/>
          <table:table-cell office:value-type="float" office:value="2563" calcext:value-type="float">
            <text:p>2.56E+03</text:p>
          </table:table-cell>
          <table:table-cell office:value-type="float" office:value="0.00000000056079263" calcext:value-type="float">
            <text:p>5.61E-10</text:p>
          </table:table-cell>
          <table:table-cell/>
          <table:table-cell table:formula="of:=(1/[.D1416])*(10^4)" office:value-type="float" office:value="3.90167772142021" calcext:value-type="float">
            <text:p>3.90167772142021</text:p>
          </table:table-cell>
          <table:table-cell table:formula="of:=(2.5*LOG(([.E1416]/[.B1416]);10)-2.6)/0.38" office:value-type="float" office:value="4.08985731871509" calcext:value-type="float">
            <text:p>4.08985731871509</text:p>
          </table:table-cell>
          <table:table-cell table:number-columns-repeated="8"/>
        </table:table-row>
        <table:table-row table:style-name="ro1">
          <table:table-cell office:value-type="float" office:value="2564" calcext:value-type="float">
            <text:p>2.56E+03</text:p>
          </table:table-cell>
          <table:table-cell office:value-type="float" office:value="0.0000000000122217963192506" calcext:value-type="float">
            <text:p>1.22E-11</text:p>
          </table:table-cell>
          <table:table-cell/>
          <table:table-cell office:value-type="float" office:value="2564" calcext:value-type="float">
            <text:p>2.56E+03</text:p>
          </table:table-cell>
          <table:table-cell office:value-type="float" office:value="0.000000000562253565347424" calcext:value-type="float">
            <text:p>5.62E-10</text:p>
          </table:table-cell>
          <table:table-cell/>
          <table:table-cell table:formula="of:=(1/[.D1417])*(10^4)" office:value-type="float" office:value="3.90015600624025" calcext:value-type="float">
            <text:p>3.90015600624025</text:p>
          </table:table-cell>
          <table:table-cell table:formula="of:=(2.5*LOG(([.E1417]/[.B1417]);10)-2.6)/0.38" office:value-type="float" office:value="4.0973498439927" calcext:value-type="float">
            <text:p>4.0973498439927</text:p>
          </table:table-cell>
          <table:table-cell table:number-columns-repeated="8"/>
        </table:table-row>
        <table:table-row table:style-name="ro1">
          <table:table-cell office:value-type="float" office:value="2565" calcext:value-type="float">
            <text:p>2.57E+03</text:p>
          </table:table-cell>
          <table:table-cell office:value-type="float" office:value="0.000000000012213518" calcext:value-type="float">
            <text:p>1.22E-11</text:p>
          </table:table-cell>
          <table:table-cell/>
          <table:table-cell office:value-type="float" office:value="2565" calcext:value-type="float">
            <text:p>2.57E+03</text:p>
          </table:table-cell>
          <table:table-cell office:value-type="float" office:value="0.00000000061030686" calcext:value-type="float">
            <text:p>6.10E-10</text:p>
          </table:table-cell>
          <table:table-cell/>
          <table:table-cell table:formula="of:=(1/[.D1418])*(10^4)" office:value-type="float" office:value="3.89863547758285" calcext:value-type="float">
            <text:p>3.89863547758285</text:p>
          </table:table-cell>
          <table:table-cell table:formula="of:=(2.5*LOG(([.E1418]/[.B1418]);10)-2.6)/0.38" office:value-type="float" office:value="4.33360180766038" calcext:value-type="float">
            <text:p>4.33360180766038</text:p>
          </table:table-cell>
          <table:table-cell table:number-columns-repeated="8"/>
        </table:table-row>
        <table:table-row table:style-name="ro1">
          <table:table-cell office:value-type="float" office:value="2566" calcext:value-type="float">
            <text:p>2.57E+03</text:p>
          </table:table-cell>
          <table:table-cell office:value-type="float" office:value="0.000000000012213518" calcext:value-type="float">
            <text:p>1.22E-11</text:p>
          </table:table-cell>
          <table:table-cell/>
          <table:table-cell office:value-type="float" office:value="2566" calcext:value-type="float">
            <text:p>2.57E+03</text:p>
          </table:table-cell>
          <table:table-cell office:value-type="float" office:value="0.00000000061030686" calcext:value-type="float">
            <text:p>6.10E-10</text:p>
          </table:table-cell>
          <table:table-cell/>
          <table:table-cell table:formula="of:=(1/[.D1419])*(10^4)" office:value-type="float" office:value="3.89711613406079" calcext:value-type="float">
            <text:p>3.89711613406079</text:p>
          </table:table-cell>
          <table:table-cell table:formula="of:=(2.5*LOG(([.E1419]/[.B1419]);10)-2.6)/0.38" office:value-type="float" office:value="4.33360180766038" calcext:value-type="float">
            <text:p>4.33360180766038</text:p>
          </table:table-cell>
          <table:table-cell table:number-columns-repeated="8"/>
        </table:table-row>
        <table:table-row table:style-name="ro1">
          <table:table-cell office:value-type="float" office:value="2567" calcext:value-type="float">
            <text:p>2.57E+03</text:p>
          </table:table-cell>
          <table:table-cell office:value-type="float" office:value="0.0000000000125847780800001" calcext:value-type="float">
            <text:p>1.26E-11</text:p>
          </table:table-cell>
          <table:table-cell/>
          <table:table-cell office:value-type="float" office:value="2567" calcext:value-type="float">
            <text:p>2.57E+03</text:p>
          </table:table-cell>
          <table:table-cell office:value-type="float" office:value="0.000000000630217473600007" calcext:value-type="float">
            <text:p>6.30E-10</text:p>
          </table:table-cell>
          <table:table-cell/>
          <table:table-cell table:formula="of:=(1/[.D1420])*(10^4)" office:value-type="float" office:value="3.89559797428905" calcext:value-type="float">
            <text:p>3.89559797428905</text:p>
          </table:table-cell>
          <table:table-cell table:formula="of:=(2.5*LOG(([.E1420]/[.B1420]);10)-2.6)/0.38" office:value-type="float" office:value="4.33976893935969" calcext:value-type="float">
            <text:p>4.33976893935969</text:p>
          </table:table-cell>
          <table:table-cell table:number-columns-repeated="8"/>
        </table:table-row>
        <table:table-row table:style-name="ro1">
          <table:table-cell office:value-type="float" office:value="2568" calcext:value-type="float">
            <text:p>2.57E+03</text:p>
          </table:table-cell>
          <table:table-cell office:value-type="float" office:value="0.000000000013244796" calcext:value-type="float">
            <text:p>1.32E-11</text:p>
          </table:table-cell>
          <table:table-cell/>
          <table:table-cell office:value-type="float" office:value="2568" calcext:value-type="float">
            <text:p>2.57E+03</text:p>
          </table:table-cell>
          <table:table-cell office:value-type="float" office:value="0.00000000066561412" calcext:value-type="float">
            <text:p>6.66E-10</text:p>
          </table:table-cell>
          <table:table-cell/>
          <table:table-cell table:formula="of:=(1/[.D1421])*(10^4)" office:value-type="float" office:value="3.89408099688473" calcext:value-type="float">
            <text:p>3.89408099688473</text:p>
          </table:table-cell>
          <table:table-cell table:formula="of:=(2.5*LOG(([.E1421]/[.B1421]);10)-2.6)/0.38" office:value-type="float" office:value="4.3498503468528" calcext:value-type="float">
            <text:p>4.3498503468528</text:p>
          </table:table-cell>
          <table:table-cell table:number-columns-repeated="8"/>
        </table:table-row>
        <table:table-row table:style-name="ro1">
          <table:table-cell office:value-type="float" office:value="2569" calcext:value-type="float">
            <text:p>2.57E+03</text:p>
          </table:table-cell>
          <table:table-cell office:value-type="float" office:value="0.000000000013244796" calcext:value-type="float">
            <text:p>1.32E-11</text:p>
          </table:table-cell>
          <table:table-cell/>
          <table:table-cell office:value-type="float" office:value="2569" calcext:value-type="float">
            <text:p>2.57E+03</text:p>
          </table:table-cell>
          <table:table-cell office:value-type="float" office:value="0.00000000066561412" calcext:value-type="float">
            <text:p>6.66E-10</text:p>
          </table:table-cell>
          <table:table-cell/>
          <table:table-cell table:formula="of:=(1/[.D1422])*(10^4)" office:value-type="float" office:value="3.89256520046711" calcext:value-type="float">
            <text:p>3.89256520046711</text:p>
          </table:table-cell>
          <table:table-cell table:formula="of:=(2.5*LOG(([.E1422]/[.B1422]);10)-2.6)/0.38" office:value-type="float" office:value="4.3498503468528" calcext:value-type="float">
            <text:p>4.3498503468528</text:p>
          </table:table-cell>
          <table:table-cell table:number-columns-repeated="8"/>
        </table:table-row>
        <table:table-row table:style-name="ro1">
          <table:table-cell office:value-type="float" office:value="2570" calcext:value-type="float">
            <text:p>2.57E+03</text:p>
          </table:table-cell>
          <table:table-cell office:value-type="float" office:value="0.0000000000128500800603342" calcext:value-type="float">
            <text:p>1.29E-11</text:p>
          </table:table-cell>
          <table:table-cell/>
          <table:table-cell office:value-type="float" office:value="2570" calcext:value-type="float">
            <text:p>2.57E+03</text:p>
          </table:table-cell>
          <table:table-cell office:value-type="float" office:value="0.000000000680905895689943" calcext:value-type="float">
            <text:p>6.81E-10</text:p>
          </table:table-cell>
          <table:table-cell/>
          <table:table-cell table:formula="of:=(1/[.D1423])*(10^4)" office:value-type="float" office:value="3.89105058365759" calcext:value-type="float">
            <text:p>3.89105058365759</text:p>
          </table:table-cell>
          <table:table-cell table:formula="of:=(2.5*LOG(([.E1423]/[.B1423]);10)-2.6)/0.38" office:value-type="float" office:value="4.50119250722868" calcext:value-type="float">
            <text:p>4.50119250722868</text:p>
          </table:table-cell>
          <table:table-cell table:number-columns-repeated="8"/>
        </table:table-row>
        <table:table-row table:style-name="ro1">
          <table:table-cell office:value-type="float" office:value="2571" calcext:value-type="float">
            <text:p>2.57E+03</text:p>
          </table:table-cell>
          <table:table-cell office:value-type="float" office:value="0.000000000012673125" calcext:value-type="float">
            <text:p>1.27E-11</text:p>
          </table:table-cell>
          <table:table-cell/>
          <table:table-cell office:value-type="float" office:value="2571" calcext:value-type="float">
            <text:p>2.57E+03</text:p>
          </table:table-cell>
          <table:table-cell office:value-type="float" office:value="0.00000000068776135" calcext:value-type="float">
            <text:p>6.88E-10</text:p>
          </table:table-cell>
          <table:table-cell/>
          <table:table-cell table:formula="of:=(1/[.D1424])*(10^4)" office:value-type="float" office:value="3.88953714507974" calcext:value-type="float">
            <text:p>3.88953714507974</text:p>
          </table:table-cell>
          <table:table-cell table:formula="of:=(2.5*LOG(([.E1424]/[.B1424]);10)-2.6)/0.38" office:value-type="float" office:value="4.56943452431696" calcext:value-type="float">
            <text:p>4.56943452431696</text:p>
          </table:table-cell>
          <table:table-cell table:number-columns-repeated="8"/>
        </table:table-row>
        <table:table-row table:style-name="ro1">
          <table:table-cell office:value-type="float" office:value="2572" calcext:value-type="float">
            <text:p>2.57E+03</text:p>
          </table:table-cell>
          <table:table-cell office:value-type="float" office:value="0.0000000000127042936078959" calcext:value-type="float">
            <text:p>1.27E-11</text:p>
          </table:table-cell>
          <table:table-cell/>
          <table:table-cell office:value-type="float" office:value="2572" calcext:value-type="float">
            <text:p>2.57E+03</text:p>
          </table:table-cell>
          <table:table-cell office:value-type="float" office:value="0.000000000687505733942219" calcext:value-type="float">
            <text:p>6.88E-10</text:p>
          </table:table-cell>
          <table:table-cell/>
          <table:table-cell table:formula="of:=(1/[.D1425])*(10^4)" office:value-type="float" office:value="3.88802488335925" calcext:value-type="float">
            <text:p>3.88802488335925</text:p>
          </table:table-cell>
          <table:table-cell table:formula="of:=(2.5*LOG(([.E1425]/[.B1425]);10)-2.6)/0.38" office:value-type="float" office:value="4.56135396369185" calcext:value-type="float">
            <text:p>4.56135396369185</text:p>
          </table:table-cell>
          <table:table-cell table:number-columns-repeated="8"/>
        </table:table-row>
        <table:table-row table:style-name="ro1">
          <table:table-cell office:value-type="float" office:value="2573" calcext:value-type="float">
            <text:p>2.57E+03</text:p>
          </table:table-cell>
          <table:table-cell office:value-type="float" office:value="0.000000000014122562" calcext:value-type="float">
            <text:p>1.41E-11</text:p>
          </table:table-cell>
          <table:table-cell/>
          <table:table-cell office:value-type="float" office:value="2573" calcext:value-type="float">
            <text:p>2.57E+03</text:p>
          </table:table-cell>
          <table:table-cell office:value-type="float" office:value="0.00000000067587441" calcext:value-type="float">
            <text:p>6.76E-10</text:p>
          </table:table-cell>
          <table:table-cell/>
          <table:table-cell table:formula="of:=(1/[.D1426])*(10^4)" office:value-type="float" office:value="3.88651379712398" calcext:value-type="float">
            <text:p>3.88651379712398</text:p>
          </table:table-cell>
          <table:table-cell table:formula="of:=(2.5*LOG(([.E1426]/[.B1426]);10)-2.6)/0.38" office:value-type="float" office:value="4.21021390423707" calcext:value-type="float">
            <text:p>4.21021390423707</text:p>
          </table:table-cell>
          <table:table-cell table:number-columns-repeated="8"/>
        </table:table-row>
        <table:table-row table:style-name="ro1">
          <table:table-cell office:value-type="float" office:value="2574" calcext:value-type="float">
            <text:p>2.57E+03</text:p>
          </table:table-cell>
          <table:table-cell office:value-type="float" office:value="0.000000000014122562" calcext:value-type="float">
            <text:p>1.41E-11</text:p>
          </table:table-cell>
          <table:table-cell/>
          <table:table-cell office:value-type="float" office:value="2574" calcext:value-type="float">
            <text:p>2.57E+03</text:p>
          </table:table-cell>
          <table:table-cell office:value-type="float" office:value="0.00000000067587441" calcext:value-type="float">
            <text:p>6.76E-10</text:p>
          </table:table-cell>
          <table:table-cell/>
          <table:table-cell table:formula="of:=(1/[.D1427])*(10^4)" office:value-type="float" office:value="3.88500388500388" calcext:value-type="float">
            <text:p>3.88500388500388</text:p>
          </table:table-cell>
          <table:table-cell table:formula="of:=(2.5*LOG(([.E1427]/[.B1427]);10)-2.6)/0.38" office:value-type="float" office:value="4.21021390423707" calcext:value-type="float">
            <text:p>4.21021390423707</text:p>
          </table:table-cell>
          <table:table-cell table:number-columns-repeated="8"/>
        </table:table-row>
        <table:table-row table:style-name="ro1">
          <table:table-cell office:value-type="float" office:value="2575" calcext:value-type="float">
            <text:p>2.58E+03</text:p>
          </table:table-cell>
          <table:table-cell office:value-type="float" office:value="0.0000000000137898709600001" calcext:value-type="float">
            <text:p>1.38E-11</text:p>
          </table:table-cell>
          <table:table-cell/>
          <table:table-cell office:value-type="float" office:value="2575" calcext:value-type="float">
            <text:p>2.58E+03</text:p>
          </table:table-cell>
          <table:table-cell office:value-type="float" office:value="0.000000000651954964560009" calcext:value-type="float">
            <text:p>6.52E-10</text:p>
          </table:table-cell>
          <table:table-cell/>
          <table:table-cell table:formula="of:=(1/[.D1428])*(10^4)" office:value-type="float" office:value="3.88349514563107" calcext:value-type="float">
            <text:p>3.88349514563107</text:p>
          </table:table-cell>
          <table:table-cell table:formula="of:=(2.5*LOG(([.E1428]/[.B1428]);10)-2.6)/0.38" office:value-type="float" office:value="4.17537759561288" calcext:value-type="float">
            <text:p>4.17537759561288</text:p>
          </table:table-cell>
          <table:table-cell table:number-columns-repeated="8"/>
        </table:table-row>
        <table:table-row table:style-name="ro1">
          <table:table-cell office:value-type="float" office:value="2576" calcext:value-type="float">
            <text:p>2.58E+03</text:p>
          </table:table-cell>
          <table:table-cell office:value-type="float" office:value="0.000000000013177417" calcext:value-type="float">
            <text:p>1.32E-11</text:p>
          </table:table-cell>
          <table:table-cell/>
          <table:table-cell office:value-type="float" office:value="2576" calcext:value-type="float">
            <text:p>2.58E+03</text:p>
          </table:table-cell>
          <table:table-cell office:value-type="float" office:value="0.00000000060792144" calcext:value-type="float">
            <text:p>6.08E-10</text:p>
          </table:table-cell>
          <table:table-cell/>
          <table:table-cell table:formula="of:=(1/[.D1429])*(10^4)" office:value-type="float" office:value="3.88198757763975" calcext:value-type="float">
            <text:p>3.88198757763975</text:p>
          </table:table-cell>
          <table:table-cell table:formula="of:=(2.5*LOG(([.E1429]/[.B1429]);10)-2.6)/0.38" office:value-type="float" office:value="4.1053761237097" calcext:value-type="float">
            <text:p>4.1053761237097</text:p>
          </table:table-cell>
          <table:table-cell table:number-columns-repeated="8"/>
        </table:table-row>
        <table:table-row table:style-name="ro1">
          <table:table-cell office:value-type="float" office:value="2577" calcext:value-type="float">
            <text:p>2.58E+03</text:p>
          </table:table-cell>
          <table:table-cell office:value-type="float" office:value="0.000000000013177417" calcext:value-type="float">
            <text:p>1.32E-11</text:p>
          </table:table-cell>
          <table:table-cell/>
          <table:table-cell office:value-type="float" office:value="2577" calcext:value-type="float">
            <text:p>2.58E+03</text:p>
          </table:table-cell>
          <table:table-cell office:value-type="float" office:value="0.00000000060792144" calcext:value-type="float">
            <text:p>6.08E-10</text:p>
          </table:table-cell>
          <table:table-cell/>
          <table:table-cell table:formula="of:=(1/[.D1430])*(10^4)" office:value-type="float" office:value="3.88048117966628" calcext:value-type="float">
            <text:p>3.88048117966628</text:p>
          </table:table-cell>
          <table:table-cell table:formula="of:=(2.5*LOG(([.E1430]/[.B1430]);10)-2.6)/0.38" office:value-type="float" office:value="4.1053761237097" calcext:value-type="float">
            <text:p>4.1053761237097</text:p>
          </table:table-cell>
          <table:table-cell table:number-columns-repeated="8"/>
        </table:table-row>
        <table:table-row table:style-name="ro1">
          <table:table-cell office:value-type="float" office:value="2578" calcext:value-type="float">
            <text:p>2.58E+03</text:p>
          </table:table-cell>
          <table:table-cell office:value-type="float" office:value="0.0000000000126414195232043" calcext:value-type="float">
            <text:p>1.26E-11</text:p>
          </table:table-cell>
          <table:table-cell/>
          <table:table-cell office:value-type="float" office:value="2578" calcext:value-type="float">
            <text:p>2.58E+03</text:p>
          </table:table-cell>
          <table:table-cell office:value-type="float" office:value="0.000000000590612228863133" calcext:value-type="float">
            <text:p>5.91E-10</text:p>
          </table:table-cell>
          <table:table-cell/>
          <table:table-cell table:formula="of:=(1/[.D1431])*(10^4)" office:value-type="float" office:value="3.87897595034911" calcext:value-type="float">
            <text:p>3.87897595034911</text:p>
          </table:table-cell>
          <table:table-cell table:formula="of:=(2.5*LOG(([.E1431]/[.B1431]);10)-2.6)/0.38" office:value-type="float" office:value="4.14149072846137" calcext:value-type="float">
            <text:p>4.14149072846137</text:p>
          </table:table-cell>
          <table:table-cell table:number-columns-repeated="8"/>
        </table:table-row>
        <table:table-row table:style-name="ro1">
          <table:table-cell office:value-type="float" office:value="2579" calcext:value-type="float">
            <text:p>2.58E+03</text:p>
          </table:table-cell>
          <table:table-cell office:value-type="float" office:value="0.000000000012392026" calcext:value-type="float">
            <text:p>1.24E-11</text:p>
          </table:table-cell>
          <table:table-cell/>
          <table:table-cell office:value-type="float" office:value="2579" calcext:value-type="float">
            <text:p>2.58E+03</text:p>
          </table:table-cell>
          <table:table-cell office:value-type="float" office:value="0.00000000058255845" calcext:value-type="float">
            <text:p>5.83E-10</text:p>
          </table:table-cell>
          <table:table-cell/>
          <table:table-cell table:formula="of:=(1/[.D1432])*(10^4)" office:value-type="float" office:value="3.87747188832881" calcext:value-type="float">
            <text:p>3.87747188832881</text:p>
          </table:table-cell>
          <table:table-cell table:formula="of:=(2.5*LOG(([.E1432]/[.B1432]);10)-2.6)/0.38" office:value-type="float" office:value="4.15919204025289" calcext:value-type="float">
            <text:p>4.15919204025289</text:p>
          </table:table-cell>
          <table:table-cell table:number-columns-repeated="8"/>
        </table:table-row>
        <table:table-row table:style-name="ro1">
          <table:table-cell office:value-type="float" office:value="2580" calcext:value-type="float">
            <text:p>2.58E+03</text:p>
          </table:table-cell>
          <table:table-cell office:value-type="float" office:value="0.0000000000123973911025" calcext:value-type="float">
            <text:p>1.24E-11</text:p>
          </table:table-cell>
          <table:table-cell/>
          <table:table-cell office:value-type="float" office:value="2580" calcext:value-type="float">
            <text:p>2.58E+03</text:p>
          </table:table-cell>
          <table:table-cell office:value-type="float" office:value="0.000000000582992489310001" calcext:value-type="float">
            <text:p>5.83E-10</text:p>
          </table:table-cell>
          <table:table-cell/>
          <table:table-cell table:formula="of:=(1/[.D1433])*(10^4)" office:value-type="float" office:value="3.87596899224806" calcext:value-type="float">
            <text:p>3.87596899224806</text:p>
          </table:table-cell>
          <table:table-cell table:formula="of:=(2.5*LOG(([.E1433]/[.B1433]);10)-2.6)/0.38" office:value-type="float" office:value="4.16008327369922" calcext:value-type="float">
            <text:p>4.16008327369922</text:p>
          </table:table-cell>
          <table:table-cell table:number-columns-repeated="8"/>
        </table:table-row>
        <table:table-row table:style-name="ro1">
          <table:table-cell office:value-type="float" office:value="2581" calcext:value-type="float">
            <text:p>2.58E+03</text:p>
          </table:table-cell>
          <table:table-cell office:value-type="float" office:value="0.000000000012789441" calcext:value-type="float">
            <text:p>1.28E-11</text:p>
          </table:table-cell>
          <table:table-cell/>
          <table:table-cell office:value-type="float" office:value="2581" calcext:value-type="float">
            <text:p>2.58E+03</text:p>
          </table:table-cell>
          <table:table-cell office:value-type="float" office:value="0.00000000061470951" calcext:value-type="float">
            <text:p>6.15E-10</text:p>
          </table:table-cell>
          <table:table-cell/>
          <table:table-cell table:formula="of:=(1/[.D1434])*(10^4)" office:value-type="float" office:value="3.87446726075165" calcext:value-type="float">
            <text:p>3.87446726075165</text:p>
          </table:table-cell>
          <table:table-cell table:formula="of:=(2.5*LOG(([.E1434]/[.B1434]);10)-2.6)/0.38" office:value-type="float" office:value="4.22248927132684" calcext:value-type="float">
            <text:p>4.22248927132684</text:p>
          </table:table-cell>
          <table:table-cell table:number-columns-repeated="8"/>
        </table:table-row>
        <table:table-row table:style-name="ro1">
          <table:table-cell office:value-type="float" office:value="2582" calcext:value-type="float">
            <text:p>2.58E+03</text:p>
          </table:table-cell>
          <table:table-cell office:value-type="float" office:value="0.000000000012789441" calcext:value-type="float">
            <text:p>1.28E-11</text:p>
          </table:table-cell>
          <table:table-cell/>
          <table:table-cell office:value-type="float" office:value="2582" calcext:value-type="float">
            <text:p>2.58E+03</text:p>
          </table:table-cell>
          <table:table-cell office:value-type="float" office:value="0.00000000061470951" calcext:value-type="float">
            <text:p>6.15E-10</text:p>
          </table:table-cell>
          <table:table-cell/>
          <table:table-cell table:formula="of:=(1/[.D1435])*(10^4)" office:value-type="float" office:value="3.87296669248644" calcext:value-type="float">
            <text:p>3.87296669248644</text:p>
          </table:table-cell>
          <table:table-cell table:formula="of:=(2.5*LOG(([.E1435]/[.B1435]);10)-2.6)/0.38" office:value-type="float" office:value="4.22248927132684" calcext:value-type="float">
            <text:p>4.22248927132684</text:p>
          </table:table-cell>
          <table:table-cell table:number-columns-repeated="8"/>
        </table:table-row>
        <table:table-row table:style-name="ro1">
          <table:table-cell office:value-type="float" office:value="2583" calcext:value-type="float">
            <text:p>2.58E+03</text:p>
          </table:table-cell>
          <table:table-cell office:value-type="float" office:value="0.0000000000126546408918087" calcext:value-type="float">
            <text:p>1.27E-11</text:p>
          </table:table-cell>
          <table:table-cell/>
          <table:table-cell office:value-type="float" office:value="2583" calcext:value-type="float">
            <text:p>2.58E+03</text:p>
          </table:table-cell>
          <table:table-cell office:value-type="float" office:value="0.000000000609270682373581" calcext:value-type="float">
            <text:p>6.09E-10</text:p>
          </table:table-cell>
          <table:table-cell/>
          <table:table-cell table:formula="of:=(1/[.D1436])*(10^4)" office:value-type="float" office:value="3.87146728610143" calcext:value-type="float">
            <text:p>3.87146728610143</text:p>
          </table:table-cell>
          <table:table-cell table:formula="of:=(2.5*LOG(([.E1436]/[.B1436]);10)-2.6)/0.38" office:value-type="float" office:value="4.22737141630937" calcext:value-type="float">
            <text:p>4.22737141630937</text:p>
          </table:table-cell>
          <table:table-cell table:number-columns-repeated="8"/>
        </table:table-row>
        <table:table-row table:style-name="ro1">
          <table:table-cell office:value-type="float" office:value="2584" calcext:value-type="float">
            <text:p>2.58E+03</text:p>
          </table:table-cell>
          <table:table-cell office:value-type="float" office:value="0.000000000012398197" calcext:value-type="float">
            <text:p>1.24E-11</text:p>
          </table:table-cell>
          <table:table-cell/>
          <table:table-cell office:value-type="float" office:value="2584" calcext:value-type="float">
            <text:p>2.58E+03</text:p>
          </table:table-cell>
          <table:table-cell office:value-type="float" office:value="0.00000000059892385" calcext:value-type="float">
            <text:p>5.99E-10</text:p>
          </table:table-cell>
          <table:table-cell/>
          <table:table-cell table:formula="of:=(1/[.D1437])*(10^4)" office:value-type="float" office:value="3.86996904024768" calcext:value-type="float">
            <text:p>3.86996904024768</text:p>
          </table:table-cell>
          <table:table-cell table:formula="of:=(2.5*LOG(([.E1437]/[.B1437]);10)-2.6)/0.38" office:value-type="float" office:value="4.2369281243462" calcext:value-type="float">
            <text:p>4.2369281243462</text:p>
          </table:table-cell>
          <table:table-cell table:number-columns-repeated="8"/>
        </table:table-row>
        <table:table-row table:style-name="ro1">
          <table:table-cell office:value-type="float" office:value="2585" calcext:value-type="float">
            <text:p>2.59E+03</text:p>
          </table:table-cell>
          <table:table-cell office:value-type="float" office:value="0.000000000012398197" calcext:value-type="float">
            <text:p>1.24E-11</text:p>
          </table:table-cell>
          <table:table-cell/>
          <table:table-cell office:value-type="float" office:value="2585" calcext:value-type="float">
            <text:p>2.59E+03</text:p>
          </table:table-cell>
          <table:table-cell office:value-type="float" office:value="0.00000000059892385" calcext:value-type="float">
            <text:p>5.99E-10</text:p>
          </table:table-cell>
          <table:table-cell/>
          <table:table-cell table:formula="of:=(1/[.D1438])*(10^4)" office:value-type="float" office:value="3.86847195357834" calcext:value-type="float">
            <text:p>3.86847195357834</text:p>
          </table:table-cell>
          <table:table-cell table:formula="of:=(2.5*LOG(([.E1438]/[.B1438]);10)-2.6)/0.38" office:value-type="float" office:value="4.2369281243462" calcext:value-type="float">
            <text:p>4.2369281243462</text:p>
          </table:table-cell>
          <table:table-cell table:number-columns-repeated="8"/>
        </table:table-row>
        <table:table-row table:style-name="ro1">
          <table:table-cell office:value-type="float" office:value="2586" calcext:value-type="float">
            <text:p>2.59E+03</text:p>
          </table:table-cell>
          <table:table-cell office:value-type="float" office:value="0.0000000000126467988250001" calcext:value-type="float">
            <text:p>1.26E-11</text:p>
          </table:table-cell>
          <table:table-cell/>
          <table:table-cell office:value-type="float" office:value="2586" calcext:value-type="float">
            <text:p>2.59E+03</text:p>
          </table:table-cell>
          <table:table-cell office:value-type="float" office:value="0.000000000607035925750002" calcext:value-type="float">
            <text:p>6.07E-10</text:p>
          </table:table-cell>
          <table:table-cell/>
          <table:table-cell table:formula="of:=(1/[.D1439])*(10^4)" office:value-type="float" office:value="3.86697602474865" calcext:value-type="float">
            <text:p>3.86697602474865</text:p>
          </table:table-cell>
          <table:table-cell table:formula="of:=(2.5*LOG(([.E1439]/[.B1439]);10)-2.6)/0.38" office:value-type="float" office:value="4.21864331677359" calcext:value-type="float">
            <text:p>4.21864331677359</text:p>
          </table:table-cell>
          <table:table-cell table:number-columns-repeated="8"/>
        </table:table-row>
        <table:table-row table:style-name="ro1">
          <table:table-cell office:value-type="float" office:value="2587" calcext:value-type="float">
            <text:p>2.59E+03</text:p>
          </table:table-cell>
          <table:table-cell office:value-type="float" office:value="0.000000000012766496" calcext:value-type="float">
            <text:p>1.28E-11</text:p>
          </table:table-cell>
          <table:table-cell/>
          <table:table-cell office:value-type="float" office:value="2587" calcext:value-type="float">
            <text:p>2.59E+03</text:p>
          </table:table-cell>
          <table:table-cell office:value-type="float" office:value="0.00000000061094174" calcext:value-type="float">
            <text:p>6.11E-10</text:p>
          </table:table-cell>
          <table:table-cell/>
          <table:table-cell table:formula="of:=(1/[.D1440])*(10^4)" office:value-type="float" office:value="3.86548125241593" calcext:value-type="float">
            <text:p>3.86548125241593</text:p>
          </table:table-cell>
          <table:table-cell table:formula="of:=(2.5*LOG(([.E1440]/[.B1440]);10)-2.6)/0.38" office:value-type="float" office:value="4.21005318403848" calcext:value-type="float">
            <text:p>4.21005318403848</text:p>
          </table:table-cell>
          <table:table-cell table:number-columns-repeated="8"/>
        </table:table-row>
        <table:table-row table:style-name="ro1">
          <table:table-cell office:value-type="float" office:value="2588" calcext:value-type="float">
            <text:p>2.59E+03</text:p>
          </table:table-cell>
          <table:table-cell office:value-type="float" office:value="0.000000000012767643366" calcext:value-type="float">
            <text:p>1.28E-11</text:p>
          </table:table-cell>
          <table:table-cell/>
          <table:table-cell office:value-type="float" office:value="2588" calcext:value-type="float">
            <text:p>2.59E+03</text:p>
          </table:table-cell>
          <table:table-cell office:value-type="float" office:value="0.00000000061119071224001" calcext:value-type="float">
            <text:p>6.11E-10</text:p>
          </table:table-cell>
          <table:table-cell/>
          <table:table-cell table:formula="of:=(1/[.D1441])*(10^4)" office:value-type="float" office:value="3.86398763523957" calcext:value-type="float">
            <text:p>3.86398763523957</text:p>
          </table:table-cell>
          <table:table-cell table:formula="of:=(2.5*LOG(([.E1441]/[.B1441]);10)-2.6)/0.38" office:value-type="float" office:value="4.21096054486437" calcext:value-type="float">
            <text:p>4.21096054486437</text:p>
          </table:table-cell>
          <table:table-cell table:number-columns-repeated="8"/>
        </table:table-row>
        <table:table-row table:style-name="ro1">
          <table:table-cell office:value-type="float" office:value="2589" calcext:value-type="float">
            <text:p>2.59E+03</text:p>
          </table:table-cell>
          <table:table-cell office:value-type="float" office:value="0.000000000012975108" calcext:value-type="float">
            <text:p>1.30E-11</text:p>
          </table:table-cell>
          <table:table-cell/>
          <table:table-cell office:value-type="float" office:value="2589" calcext:value-type="float">
            <text:p>2.59E+03</text:p>
          </table:table-cell>
          <table:table-cell office:value-type="float" office:value="0.00000000065620942" calcext:value-type="float">
            <text:p>6.56E-10</text:p>
          </table:table-cell>
          <table:table-cell/>
          <table:table-cell table:formula="of:=(1/[.D1442])*(10^4)" office:value-type="float" office:value="3.86249517188104" calcext:value-type="float">
            <text:p>3.86249517188104</text:p>
          </table:table-cell>
          <table:table-cell table:formula="of:=(2.5*LOG(([.E1442]/[.B1442]);10)-2.6)/0.38" office:value-type="float" office:value="4.36797025674464" calcext:value-type="float">
            <text:p>4.36797025674464</text:p>
          </table:table-cell>
          <table:table-cell table:number-columns-repeated="8"/>
        </table:table-row>
        <table:table-row table:style-name="ro1">
          <table:table-cell office:value-type="float" office:value="2590" calcext:value-type="float">
            <text:p>2.59E+03</text:p>
          </table:table-cell>
          <table:table-cell office:value-type="float" office:value="0.000000000012975108" calcext:value-type="float">
            <text:p>1.30E-11</text:p>
          </table:table-cell>
          <table:table-cell/>
          <table:table-cell office:value-type="float" office:value="2590" calcext:value-type="float">
            <text:p>2.59E+03</text:p>
          </table:table-cell>
          <table:table-cell office:value-type="float" office:value="0.00000000065620942" calcext:value-type="float">
            <text:p>6.56E-10</text:p>
          </table:table-cell>
          <table:table-cell/>
          <table:table-cell table:formula="of:=(1/[.D1443])*(10^4)" office:value-type="float" office:value="3.86100386100386" calcext:value-type="float">
            <text:p>3.86100386100386</text:p>
          </table:table-cell>
          <table:table-cell table:formula="of:=(2.5*LOG(([.E1443]/[.B1443]);10)-2.6)/0.38" office:value-type="float" office:value="4.36797025674464" calcext:value-type="float">
            <text:p>4.36797025674464</text:p>
          </table:table-cell>
          <table:table-cell table:number-columns-repeated="8"/>
        </table:table-row>
        <table:table-row table:style-name="ro1">
          <table:table-cell office:value-type="float" office:value="2591" calcext:value-type="float">
            <text:p>2.59E+03</text:p>
          </table:table-cell>
          <table:table-cell office:value-type="float" office:value="0.0000000000132628116960002" calcext:value-type="float">
            <text:p>1.33E-11</text:p>
          </table:table-cell>
          <table:table-cell/>
          <table:table-cell office:value-type="float" office:value="2591" calcext:value-type="float">
            <text:p>2.59E+03</text:p>
          </table:table-cell>
          <table:table-cell office:value-type="float" office:value="0.000000000658944587680002" calcext:value-type="float">
            <text:p>6.59E-10</text:p>
          </table:table-cell>
          <table:table-cell/>
          <table:table-cell table:formula="of:=(1/[.D1444])*(10^4)" office:value-type="float" office:value="3.85951370127364" calcext:value-type="float">
            <text:p>3.85951370127364</text:p>
          </table:table-cell>
          <table:table-cell table:formula="of:=(2.5*LOG(([.E1444]/[.B1444]);10)-2.6)/0.38" office:value-type="float" office:value="4.31719270792094" calcext:value-type="float">
            <text:p>4.31719270792094</text:p>
          </table:table-cell>
          <table:table-cell table:number-columns-repeated="8"/>
        </table:table-row>
        <table:table-row table:style-name="ro1">
          <table:table-cell office:value-type="float" office:value="2592" calcext:value-type="float">
            <text:p>2.59E+03</text:p>
          </table:table-cell>
          <table:table-cell office:value-type="float" office:value="0.000000000013831369" calcext:value-type="float">
            <text:p>1.38E-11</text:p>
          </table:table-cell>
          <table:table-cell/>
          <table:table-cell office:value-type="float" office:value="2592" calcext:value-type="float">
            <text:p>2.59E+03</text:p>
          </table:table-cell>
          <table:table-cell office:value-type="float" office:value="0.0000000006643498" calcext:value-type="float">
            <text:p>6.64E-10</text:p>
          </table:table-cell>
          <table:table-cell/>
          <table:table-cell table:formula="of:=(1/[.D1445])*(10^4)" office:value-type="float" office:value="3.85802469135802" calcext:value-type="float">
            <text:p>3.85802469135802</text:p>
          </table:table-cell>
          <table:table-cell table:formula="of:=(2.5*LOG(([.E1445]/[.B1445]);10)-2.6)/0.38" office:value-type="float" office:value="4.22060290000471" calcext:value-type="float">
            <text:p>4.22060290000471</text:p>
          </table:table-cell>
          <table:table-cell table:number-columns-repeated="8"/>
        </table:table-row>
        <table:table-row table:style-name="ro1">
          <table:table-cell office:value-type="float" office:value="2593" calcext:value-type="float">
            <text:p>2.59E+03</text:p>
          </table:table-cell>
          <table:table-cell office:value-type="float" office:value="0.000000000013831369" calcext:value-type="float">
            <text:p>1.38E-11</text:p>
          </table:table-cell>
          <table:table-cell/>
          <table:table-cell office:value-type="float" office:value="2593" calcext:value-type="float">
            <text:p>2.59E+03</text:p>
          </table:table-cell>
          <table:table-cell office:value-type="float" office:value="0.0000000006643498" calcext:value-type="float">
            <text:p>6.64E-10</text:p>
          </table:table-cell>
          <table:table-cell/>
          <table:table-cell table:formula="of:=(1/[.D1446])*(10^4)" office:value-type="float" office:value="3.85653682992673" calcext:value-type="float">
            <text:p>3.85653682992673</text:p>
          </table:table-cell>
          <table:table-cell table:formula="of:=(2.5*LOG(([.E1446]/[.B1446]);10)-2.6)/0.38" office:value-type="float" office:value="4.22060290000471" calcext:value-type="float">
            <text:p>4.22060290000471</text:p>
          </table:table-cell>
          <table:table-cell table:number-columns-repeated="8"/>
        </table:table-row>
        <table:table-row table:style-name="ro1">
          <table:table-cell office:value-type="float" office:value="2594" calcext:value-type="float">
            <text:p>2.59E+03</text:p>
          </table:table-cell>
          <table:table-cell office:value-type="float" office:value="0.0000000000140213896081618" calcext:value-type="float">
            <text:p>1.40E-11</text:p>
          </table:table-cell>
          <table:table-cell/>
          <table:table-cell office:value-type="float" office:value="2594" calcext:value-type="float">
            <text:p>2.59E+03</text:p>
          </table:table-cell>
          <table:table-cell office:value-type="float" office:value="0.000000000645320567676404" calcext:value-type="float">
            <text:p>6.45E-10</text:p>
          </table:table-cell>
          <table:table-cell/>
          <table:table-cell table:formula="of:=(1/[.D1447])*(10^4)" office:value-type="float" office:value="3.8550501156515" calcext:value-type="float">
            <text:p>3.8550501156515</text:p>
          </table:table-cell>
          <table:table-cell table:formula="of:=(2.5*LOG(([.E1447]/[.B1447]);10)-2.6)/0.38" office:value-type="float" office:value="4.09858190847345" calcext:value-type="float">
            <text:p>4.09858190847345</text:p>
          </table:table-cell>
          <table:table-cell table:number-columns-repeated="8"/>
        </table:table-row>
        <table:table-row table:style-name="ro1">
          <table:table-cell office:value-type="float" office:value="2595" calcext:value-type="float">
            <text:p>2.60E+03</text:p>
          </table:table-cell>
          <table:table-cell office:value-type="float" office:value="0.000000000014116489" calcext:value-type="float">
            <text:p>1.41E-11</text:p>
          </table:table-cell>
          <table:table-cell/>
          <table:table-cell office:value-type="float" office:value="2595" calcext:value-type="float">
            <text:p>2.60E+03</text:p>
          </table:table-cell>
          <table:table-cell office:value-type="float" office:value="0.00000000063579703" calcext:value-type="float">
            <text:p>6.36E-10</text:p>
          </table:table-cell>
          <table:table-cell/>
          <table:table-cell table:formula="of:=(1/[.D1448])*(10^4)" office:value-type="float" office:value="3.85356454720617" calcext:value-type="float">
            <text:p>3.85356454720617</text:p>
          </table:table-cell>
          <table:table-cell table:formula="of:=(2.5*LOG(([.E1448]/[.B1448]);10)-2.6)/0.38" office:value-type="float" office:value="4.03678816319139" calcext:value-type="float">
            <text:p>4.03678816319139</text:p>
          </table:table-cell>
          <table:table-cell table:number-columns-repeated="8"/>
        </table:table-row>
        <table:table-row table:style-name="ro1">
          <table:table-cell office:value-type="float" office:value="2596" calcext:value-type="float">
            <text:p>2.60E+03</text:p>
          </table:table-cell>
          <table:table-cell office:value-type="float" office:value="0.000000000014116489" calcext:value-type="float">
            <text:p>1.41E-11</text:p>
          </table:table-cell>
          <table:table-cell/>
          <table:table-cell office:value-type="float" office:value="2596" calcext:value-type="float">
            <text:p>2.60E+03</text:p>
          </table:table-cell>
          <table:table-cell office:value-type="float" office:value="0.00000000063579703" calcext:value-type="float">
            <text:p>6.36E-10</text:p>
          </table:table-cell>
          <table:table-cell/>
          <table:table-cell table:formula="of:=(1/[.D1449])*(10^4)" office:value-type="float" office:value="3.85208012326656" calcext:value-type="float">
            <text:p>3.85208012326656</text:p>
          </table:table-cell>
          <table:table-cell table:formula="of:=(2.5*LOG(([.E1449]/[.B1449]);10)-2.6)/0.38" office:value-type="float" office:value="4.03678816319139" calcext:value-type="float">
            <text:p>4.03678816319139</text:p>
          </table:table-cell>
          <table:table-cell table:number-columns-repeated="8"/>
        </table:table-row>
        <table:table-row table:style-name="ro1">
          <table:table-cell office:value-type="float" office:value="2597" calcext:value-type="float">
            <text:p>2.60E+03</text:p>
          </table:table-cell>
          <table:table-cell office:value-type="float" office:value="0.000000000013610894155" calcext:value-type="float">
            <text:p>1.36E-11</text:p>
          </table:table-cell>
          <table:table-cell/>
          <table:table-cell office:value-type="float" office:value="2597" calcext:value-type="float">
            <text:p>2.60E+03</text:p>
          </table:table-cell>
          <table:table-cell office:value-type="float" office:value="0.000000000614409722275001" calcext:value-type="float">
            <text:p>6.14E-10</text:p>
          </table:table-cell>
          <table:table-cell/>
          <table:table-cell table:formula="of:=(1/[.D1450])*(10^4)" office:value-type="float" office:value="3.85059684251059" calcext:value-type="float">
            <text:p>3.85059684251059</text:p>
          </table:table-cell>
          <table:table-cell table:formula="of:=(2.5*LOG(([.E1450]/[.B1450]);10)-2.6)/0.38" office:value-type="float" office:value="4.0432330430267" calcext:value-type="float">
            <text:p>4.0432330430267</text:p>
          </table:table-cell>
          <table:table-cell table:number-columns-repeated="8"/>
        </table:table-row>
        <table:table-row table:style-name="ro1">
          <table:table-cell office:value-type="float" office:value="2598" calcext:value-type="float">
            <text:p>2.60E+03</text:p>
          </table:table-cell>
          <table:table-cell office:value-type="float" office:value="0.000000000013609627" calcext:value-type="float">
            <text:p>1.36E-11</text:p>
          </table:table-cell>
          <table:table-cell/>
          <table:table-cell office:value-type="float" office:value="2598" calcext:value-type="float">
            <text:p>2.60E+03</text:p>
          </table:table-cell>
          <table:table-cell office:value-type="float" office:value="0.00000000061435612" calcext:value-type="float">
            <text:p>6.14E-10</text:p>
          </table:table-cell>
          <table:table-cell/>
          <table:table-cell table:formula="of:=(1/[.D1451])*(10^4)" office:value-type="float" office:value="3.84911470361817" calcext:value-type="float">
            <text:p>3.84911470361817</text:p>
          </table:table-cell>
          <table:table-cell table:formula="of:=(2.5*LOG(([.E1451]/[.B1451]);10)-2.6)/0.38" office:value-type="float" office:value="4.04324977824607" calcext:value-type="float">
            <text:p>4.04324977824607</text:p>
          </table:table-cell>
          <table:table-cell table:number-columns-repeated="8"/>
        </table:table-row>
        <table:table-row table:style-name="ro1">
          <table:table-cell office:value-type="float" office:value="2599" calcext:value-type="float">
            <text:p>2.60E+03</text:p>
          </table:table-cell>
          <table:table-cell office:value-type="float" office:value="0.0000000000133870790225585" calcext:value-type="float">
            <text:p>1.34E-11</text:p>
          </table:table-cell>
          <table:table-cell/>
          <table:table-cell office:value-type="float" office:value="2599" calcext:value-type="float">
            <text:p>2.60E+03</text:p>
          </table:table-cell>
          <table:table-cell office:value-type="float" office:value="0.000000000600939149512512" calcext:value-type="float">
            <text:p>6.01E-10</text:p>
          </table:table-cell>
          <table:table-cell/>
          <table:table-cell table:formula="of:=(1/[.D1452])*(10^4)" office:value-type="float" office:value="3.84763370527126" calcext:value-type="float">
            <text:p>3.84763370527126</text:p>
          </table:table-cell>
          <table:table-cell table:formula="of:=(2.5*LOG(([.E1452]/[.B1452]);10)-2.6)/0.38" office:value-type="float" office:value="4.02726757249663" calcext:value-type="float">
            <text:p>4.02726757249663</text:p>
          </table:table-cell>
          <table:table-cell table:number-columns-repeated="8"/>
        </table:table-row>
        <table:table-row table:style-name="ro1">
          <table:table-cell office:value-type="float" office:value="2600" calcext:value-type="float">
            <text:p>2.60E+03</text:p>
          </table:table-cell>
          <table:table-cell office:value-type="float" office:value="0.000000000012932245" calcext:value-type="float">
            <text:p>1.29E-11</text:p>
          </table:table-cell>
          <table:table-cell/>
          <table:table-cell office:value-type="float" office:value="2600" calcext:value-type="float">
            <text:p>2.60E+03</text:p>
          </table:table-cell>
          <table:table-cell office:value-type="float" office:value="0.00000000057351812" calcext:value-type="float">
            <text:p>5.74E-10</text:p>
          </table:table-cell>
          <table:table-cell/>
          <table:table-cell table:formula="of:=(1/[.D1453])*(10^4)" office:value-type="float" office:value="3.84615384615385" calcext:value-type="float">
            <text:p>3.84615384615385</text:p>
          </table:table-cell>
          <table:table-cell table:formula="of:=(2.5*LOG(([.E1453]/[.B1453]);10)-2.6)/0.38" office:value-type="float" office:value="3.99258697419226" calcext:value-type="float">
            <text:p>3.99258697419226</text:p>
          </table:table-cell>
          <table:table-cell table:number-columns-repeated="8"/>
        </table:table-row>
        <table:table-row table:style-name="ro1">
          <table:table-cell office:value-type="float" office:value="2601" calcext:value-type="float">
            <text:p>2.60E+03</text:p>
          </table:table-cell>
          <table:table-cell office:value-type="float" office:value="0.000000000012932245" calcext:value-type="float">
            <text:p>1.29E-11</text:p>
          </table:table-cell>
          <table:table-cell/>
          <table:table-cell office:value-type="float" office:value="2601" calcext:value-type="float">
            <text:p>2.60E+03</text:p>
          </table:table-cell>
          <table:table-cell office:value-type="float" office:value="0.00000000057351812" calcext:value-type="float">
            <text:p>5.74E-10</text:p>
          </table:table-cell>
          <table:table-cell/>
          <table:table-cell table:formula="of:=(1/[.D1454])*(10^4)" office:value-type="float" office:value="3.84467512495194" calcext:value-type="float">
            <text:p>3.84467512495194</text:p>
          </table:table-cell>
          <table:table-cell table:formula="of:=(2.5*LOG(([.E1454]/[.B1454]);10)-2.6)/0.38" office:value-type="float" office:value="3.99258697419226" calcext:value-type="float">
            <text:p>3.99258697419226</text:p>
          </table:table-cell>
          <table:table-cell table:number-columns-repeated="8"/>
        </table:table-row>
        <table:table-row table:style-name="ro1">
          <table:table-cell office:value-type="float" office:value="2602" calcext:value-type="float">
            <text:p>2.60E+03</text:p>
          </table:table-cell>
          <table:table-cell office:value-type="float" office:value="0.0000000000122878767769999" calcext:value-type="float">
            <text:p>1.23E-11</text:p>
          </table:table-cell>
          <table:table-cell/>
          <table:table-cell office:value-type="float" office:value="2602" calcext:value-type="float">
            <text:p>2.60E+03</text:p>
          </table:table-cell>
          <table:table-cell office:value-type="float" office:value="0.000000000566997519289999" calcext:value-type="float">
            <text:p>5.67E-10</text:p>
          </table:table-cell>
          <table:table-cell/>
          <table:table-cell table:formula="of:=(1/[.D1455])*(10^4)" office:value-type="float" office:value="3.84319754035357" calcext:value-type="float">
            <text:p>3.84319754035357</text:p>
          </table:table-cell>
          <table:table-cell table:formula="of:=(2.5*LOG(([.E1455]/[.B1455]);10)-2.6)/0.38" office:value-type="float" office:value="4.10594941570492" calcext:value-type="float">
            <text:p>4.10594941570492</text:p>
          </table:table-cell>
          <table:table-cell table:number-columns-repeated="8"/>
        </table:table-row>
        <table:table-row table:style-name="ro1">
          <table:table-cell office:value-type="float" office:value="2603" calcext:value-type="float">
            <text:p>2.60E+03</text:p>
          </table:table-cell>
          <table:table-cell office:value-type="float" office:value="0.000000000011954448" calcext:value-type="float">
            <text:p>1.20E-11</text:p>
          </table:table-cell>
          <table:table-cell/>
          <table:table-cell office:value-type="float" office:value="2603" calcext:value-type="float">
            <text:p>2.60E+03</text:p>
          </table:table-cell>
          <table:table-cell office:value-type="float" office:value="0.00000000056362343" calcext:value-type="float">
            <text:p>5.64E-10</text:p>
          </table:table-cell>
          <table:table-cell/>
          <table:table-cell table:formula="of:=(1/[.D1456])*(10^4)" office:value-type="float" office:value="3.84172109104879" calcext:value-type="float">
            <text:p>3.84172109104879</text:p>
          </table:table-cell>
          <table:table-cell table:formula="of:=(2.5*LOG(([.E1456]/[.B1456]);10)-2.6)/0.38" office:value-type="float" office:value="4.1674967850224" calcext:value-type="float">
            <text:p>4.1674967850224</text:p>
          </table:table-cell>
          <table:table-cell table:number-columns-repeated="8"/>
        </table:table-row>
        <table:table-row table:style-name="ro1">
          <table:table-cell office:value-type="float" office:value="2604" calcext:value-type="float">
            <text:p>2.60E+03</text:p>
          </table:table-cell>
          <table:table-cell office:value-type="float" office:value="0.000000000011954448" calcext:value-type="float">
            <text:p>1.20E-11</text:p>
          </table:table-cell>
          <table:table-cell/>
          <table:table-cell office:value-type="float" office:value="2604" calcext:value-type="float">
            <text:p>2.60E+03</text:p>
          </table:table-cell>
          <table:table-cell office:value-type="float" office:value="0.00000000056362343" calcext:value-type="float">
            <text:p>5.64E-10</text:p>
          </table:table-cell>
          <table:table-cell/>
          <table:table-cell table:formula="of:=(1/[.D1457])*(10^4)" office:value-type="float" office:value="3.84024577572965" calcext:value-type="float">
            <text:p>3.84024577572965</text:p>
          </table:table-cell>
          <table:table-cell table:formula="of:=(2.5*LOG(([.E1457]/[.B1457]);10)-2.6)/0.38" office:value-type="float" office:value="4.1674967850224" calcext:value-type="float">
            <text:p>4.1674967850224</text:p>
          </table:table-cell>
          <table:table-cell table:number-columns-repeated="8"/>
        </table:table-row>
        <table:table-row table:style-name="ro1">
          <table:table-cell office:value-type="float" office:value="2605" calcext:value-type="float">
            <text:p>2.61E+03</text:p>
          </table:table-cell>
          <table:table-cell office:value-type="float" office:value="0.000000000012720434275283" calcext:value-type="float">
            <text:p>1.27E-11</text:p>
          </table:table-cell>
          <table:table-cell/>
          <table:table-cell office:value-type="float" office:value="2605" calcext:value-type="float">
            <text:p>2.61E+03</text:p>
          </table:table-cell>
          <table:table-cell office:value-type="float" office:value="0.000000000641483618071775" calcext:value-type="float">
            <text:p>6.41E-10</text:p>
          </table:table-cell>
          <table:table-cell/>
          <table:table-cell table:formula="of:=(1/[.D1458])*(10^4)" office:value-type="float" office:value="3.83877159309021" calcext:value-type="float">
            <text:p>3.83877159309021</text:p>
          </table:table-cell>
          <table:table-cell table:formula="of:=(2.5*LOG(([.E1458]/[.B1458]);10)-2.6)/0.38" office:value-type="float" office:value="4.35976073462195" calcext:value-type="float">
            <text:p>4.35976073462195</text:p>
          </table:table-cell>
          <table:table-cell table:number-columns-repeated="8"/>
        </table:table-row>
        <table:table-row table:style-name="ro1">
          <table:table-cell office:value-type="float" office:value="2606" calcext:value-type="float">
            <text:p>2.61E+03</text:p>
          </table:table-cell>
          <table:table-cell office:value-type="float" office:value="0.000000000012728564" calcext:value-type="float">
            <text:p>1.27E-11</text:p>
          </table:table-cell>
          <table:table-cell/>
          <table:table-cell office:value-type="float" office:value="2606" calcext:value-type="float">
            <text:p>2.61E+03</text:p>
          </table:table-cell>
          <table:table-cell office:value-type="float" office:value="0.00000000064230998" calcext:value-type="float">
            <text:p>6.42E-10</text:p>
          </table:table-cell>
          <table:table-cell/>
          <table:table-cell table:formula="of:=(1/[.D1459])*(10^4)" office:value-type="float" office:value="3.83729854182655" calcext:value-type="float">
            <text:p>3.83729854182655</text:p>
          </table:table-cell>
          <table:table-cell table:formula="of:=(2.5*LOG(([.E1459]/[.B1459]);10)-2.6)/0.38" office:value-type="float" office:value="4.36161354887029" calcext:value-type="float">
            <text:p>4.36161354887029</text:p>
          </table:table-cell>
          <table:table-cell table:number-columns-repeated="8"/>
        </table:table-row>
        <table:table-row table:style-name="ro1">
          <table:table-cell office:value-type="float" office:value="2607" calcext:value-type="float">
            <text:p>2.61E+03</text:p>
          </table:table-cell>
          <table:table-cell office:value-type="float" office:value="0.0000000000129986712273234" calcext:value-type="float">
            <text:p>1.30E-11</text:p>
          </table:table-cell>
          <table:table-cell/>
          <table:table-cell office:value-type="float" office:value="2607" calcext:value-type="float">
            <text:p>2.61E+03</text:p>
          </table:table-cell>
          <table:table-cell office:value-type="float" office:value="0.000000000640001156703695" calcext:value-type="float">
            <text:p>6.40E-10</text:p>
          </table:table-cell>
          <table:table-cell/>
          <table:table-cell table:formula="of:=(1/[.D1460])*(10^4)" office:value-type="float" office:value="3.83582662063675" calcext:value-type="float">
            <text:p>3.83582662063675</text:p>
          </table:table-cell>
          <table:table-cell table:formula="of:=(2.5*LOG(([.E1460]/[.B1460]);10)-2.6)/0.38" office:value-type="float" office:value="4.29132762849857" calcext:value-type="float">
            <text:p>4.29132762849857</text:p>
          </table:table-cell>
          <table:table-cell table:number-columns-repeated="8"/>
        </table:table-row>
        <table:table-row table:style-name="ro1">
          <table:table-cell office:value-type="float" office:value="2608" calcext:value-type="float">
            <text:p>2.61E+03</text:p>
          </table:table-cell>
          <table:table-cell office:value-type="float" office:value="0.000000000013571225" calcext:value-type="float">
            <text:p>1.36E-11</text:p>
          </table:table-cell>
          <table:table-cell/>
          <table:table-cell office:value-type="float" office:value="2608" calcext:value-type="float">
            <text:p>2.61E+03</text:p>
          </table:table-cell>
          <table:table-cell office:value-type="float" office:value="0.00000000063510708" calcext:value-type="float">
            <text:p>6.35E-10</text:p>
          </table:table-cell>
          <table:table-cell/>
          <table:table-cell table:formula="of:=(1/[.D1461])*(10^4)" office:value-type="float" office:value="3.83435582822086" calcext:value-type="float">
            <text:p>3.83435582822086</text:p>
          </table:table-cell>
          <table:table-cell table:formula="of:=(2.5*LOG(([.E1461]/[.B1461]);10)-2.6)/0.38" office:value-type="float" office:value="4.14623620627397" calcext:value-type="float">
            <text:p>4.14623620627397</text:p>
          </table:table-cell>
          <table:table-cell table:number-columns-repeated="8"/>
        </table:table-row>
        <table:table-row table:style-name="ro1">
          <table:table-cell office:value-type="float" office:value="2609" calcext:value-type="float">
            <text:p>2.61E+03</text:p>
          </table:table-cell>
          <table:table-cell office:value-type="float" office:value="0.000000000013571225" calcext:value-type="float">
            <text:p>1.36E-11</text:p>
          </table:table-cell>
          <table:table-cell/>
          <table:table-cell office:value-type="float" office:value="2609" calcext:value-type="float">
            <text:p>2.61E+03</text:p>
          </table:table-cell>
          <table:table-cell office:value-type="float" office:value="0.00000000063510708" calcext:value-type="float">
            <text:p>6.35E-10</text:p>
          </table:table-cell>
          <table:table-cell/>
          <table:table-cell table:formula="of:=(1/[.D1462])*(10^4)" office:value-type="float" office:value="3.83288616328095" calcext:value-type="float">
            <text:p>3.83288616328095</text:p>
          </table:table-cell>
          <table:table-cell table:formula="of:=(2.5*LOG(([.E1462]/[.B1462]);10)-2.6)/0.38" office:value-type="float" office:value="4.14623620627397" calcext:value-type="float">
            <text:p>4.14623620627397</text:p>
          </table:table-cell>
          <table:table-cell table:number-columns-repeated="8"/>
        </table:table-row>
        <table:table-row table:style-name="ro1">
          <table:table-cell office:value-type="float" office:value="2610" calcext:value-type="float">
            <text:p>2.61E+03</text:p>
          </table:table-cell>
          <table:table-cell office:value-type="float" office:value="0.000000000013737782699" calcext:value-type="float">
            <text:p>1.37E-11</text:p>
          </table:table-cell>
          <table:table-cell/>
          <table:table-cell office:value-type="float" office:value="2610" calcext:value-type="float">
            <text:p>2.61E+03</text:p>
          </table:table-cell>
          <table:table-cell office:value-type="float" office:value="0.000000000611865872220006" calcext:value-type="float">
            <text:p>6.12E-10</text:p>
          </table:table-cell>
          <table:table-cell/>
          <table:table-cell table:formula="of:=(1/[.D1463])*(10^4)" office:value-type="float" office:value="3.83141762452107" calcext:value-type="float">
            <text:p>3.83141762452107</text:p>
          </table:table-cell>
          <table:table-cell table:formula="of:=(2.5*LOG(([.E1463]/[.B1463]);10)-2.6)/0.38" office:value-type="float" office:value="4.00486570979008" calcext:value-type="float">
            <text:p>4.00486570979008</text:p>
          </table:table-cell>
          <table:table-cell table:number-columns-repeated="8"/>
        </table:table-row>
        <table:table-row table:style-name="ro1">
          <table:table-cell office:value-type="float" office:value="2611" calcext:value-type="float">
            <text:p>2.61E+03</text:p>
          </table:table-cell>
          <table:table-cell office:value-type="float" office:value="0.000000000013827074" calcext:value-type="float">
            <text:p>1.38E-11</text:p>
          </table:table-cell>
          <table:table-cell/>
          <table:table-cell office:value-type="float" office:value="2611" calcext:value-type="float">
            <text:p>2.61E+03</text:p>
          </table:table-cell>
          <table:table-cell office:value-type="float" office:value="0.0000000005994063" calcext:value-type="float">
            <text:p>5.99E-10</text:p>
          </table:table-cell>
          <table:table-cell/>
          <table:table-cell table:formula="of:=(1/[.D1464])*(10^4)" office:value-type="float" office:value="3.82995021064726" calcext:value-type="float">
            <text:p>3.82995021064726</text:p>
          </table:table-cell>
          <table:table-cell table:formula="of:=(2.5*LOG(([.E1464]/[.B1464]);10)-2.6)/0.38" office:value-type="float" office:value="3.92757247451585" calcext:value-type="float">
            <text:p>3.92757247451585</text:p>
          </table:table-cell>
          <table:table-cell table:number-columns-repeated="8"/>
        </table:table-row>
        <table:table-row table:style-name="ro1">
          <table:table-cell office:value-type="float" office:value="2612" calcext:value-type="float">
            <text:p>2.61E+03</text:p>
          </table:table-cell>
          <table:table-cell office:value-type="float" office:value="0.000000000013827074" calcext:value-type="float">
            <text:p>1.38E-11</text:p>
          </table:table-cell>
          <table:table-cell/>
          <table:table-cell office:value-type="float" office:value="2612" calcext:value-type="float">
            <text:p>2.61E+03</text:p>
          </table:table-cell>
          <table:table-cell office:value-type="float" office:value="0.0000000005994063" calcext:value-type="float">
            <text:p>5.99E-10</text:p>
          </table:table-cell>
          <table:table-cell/>
          <table:table-cell table:formula="of:=(1/[.D1465])*(10^4)" office:value-type="float" office:value="3.82848392036753" calcext:value-type="float">
            <text:p>3.82848392036753</text:p>
          </table:table-cell>
          <table:table-cell table:formula="of:=(2.5*LOG(([.E1465]/[.B1465]);10)-2.6)/0.38" office:value-type="float" office:value="3.92757247451585" calcext:value-type="float">
            <text:p>3.92757247451585</text:p>
          </table:table-cell>
          <table:table-cell table:number-columns-repeated="8"/>
        </table:table-row>
        <table:table-row table:style-name="ro1">
          <table:table-cell office:value-type="float" office:value="2613" calcext:value-type="float">
            <text:p>2.61E+03</text:p>
          </table:table-cell>
          <table:table-cell office:value-type="float" office:value="0.0000000000148167533355509" calcext:value-type="float">
            <text:p>1.48E-11</text:p>
          </table:table-cell>
          <table:table-cell/>
          <table:table-cell office:value-type="float" office:value="2613" calcext:value-type="float">
            <text:p>2.61E+03</text:p>
          </table:table-cell>
          <table:table-cell office:value-type="float" office:value="0.000000000593180745596014" calcext:value-type="float">
            <text:p>5.93E-10</text:p>
          </table:table-cell>
          <table:table-cell/>
          <table:table-cell table:formula="of:=(1/[.D1466])*(10^4)" office:value-type="float" office:value="3.82701875239189" calcext:value-type="float">
            <text:p>3.82701875239189</text:p>
          </table:table-cell>
          <table:table-cell table:formula="of:=(2.5*LOG(([.E1466]/[.B1466]);10)-2.6)/0.38" office:value-type="float" office:value="3.70022364878192" calcext:value-type="float">
            <text:p>3.70022364878192</text:p>
          </table:table-cell>
          <table:table-cell table:number-columns-repeated="8"/>
        </table:table-row>
        <table:table-row table:style-name="ro1">
          <table:table-cell office:value-type="float" office:value="2614" calcext:value-type="float">
            <text:p>2.61E+03</text:p>
          </table:table-cell>
          <table:table-cell office:value-type="float" office:value="0.000000000014835411" calcext:value-type="float">
            <text:p>1.48E-11</text:p>
          </table:table-cell>
          <table:table-cell/>
          <table:table-cell office:value-type="float" office:value="2614" calcext:value-type="float">
            <text:p>2.61E+03</text:p>
          </table:table-cell>
          <table:table-cell office:value-type="float" office:value="0.00000000059306338" calcext:value-type="float">
            <text:p>5.93E-10</text:p>
          </table:table-cell>
          <table:table-cell/>
          <table:table-cell table:formula="of:=(1/[.D1467])*(10^4)" office:value-type="float" office:value="3.82555470543229" calcext:value-type="float">
            <text:p>3.82555470543229</text:p>
          </table:table-cell>
          <table:table-cell table:formula="of:=(2.5*LOG(([.E1467]/[.B1467]);10)-2.6)/0.38" office:value-type="float" office:value="3.69606267031618" calcext:value-type="float">
            <text:p>3.69606267031618</text:p>
          </table:table-cell>
          <table:table-cell table:number-columns-repeated="8"/>
        </table:table-row>
        <table:table-row table:style-name="ro1">
          <table:table-cell office:value-type="float" office:value="2615" calcext:value-type="float">
            <text:p>2.62E+03</text:p>
          </table:table-cell>
          <table:table-cell office:value-type="float" office:value="0.000000000013987684125" calcext:value-type="float">
            <text:p>1.40E-11</text:p>
          </table:table-cell>
          <table:table-cell/>
          <table:table-cell office:value-type="float" office:value="2615" calcext:value-type="float">
            <text:p>2.62E+03</text:p>
          </table:table-cell>
          <table:table-cell office:value-type="float" office:value="0.000000000598955089375" calcext:value-type="float">
            <text:p>5.99E-10</text:p>
          </table:table-cell>
          <table:table-cell/>
          <table:table-cell table:formula="of:=(1/[.D1468])*(10^4)" office:value-type="float" office:value="3.82409177820268" calcext:value-type="float">
            <text:p>3.82409177820268</text:p>
          </table:table-cell>
          <table:table-cell table:formula="of:=(2.5*LOG(([.E1468]/[.B1468]);10)-2.6)/0.38" office:value-type="float" office:value="3.89242396811647" calcext:value-type="float">
            <text:p>3.89242396811647</text:p>
          </table:table-cell>
          <table:table-cell table:number-columns-repeated="8"/>
        </table:table-row>
        <table:table-row table:style-name="ro1">
          <table:table-cell office:value-type="float" office:value="2616" calcext:value-type="float">
            <text:p>2.62E+03</text:p>
          </table:table-cell>
          <table:table-cell office:value-type="float" office:value="0.000000000012122685" calcext:value-type="float">
            <text:p>1.21E-11</text:p>
          </table:table-cell>
          <table:table-cell/>
          <table:table-cell office:value-type="float" office:value="2616" calcext:value-type="float">
            <text:p>2.62E+03</text:p>
          </table:table-cell>
          <table:table-cell office:value-type="float" office:value="0.00000000061191685" calcext:value-type="float">
            <text:p>6.12E-10</text:p>
          </table:table-cell>
          <table:table-cell/>
          <table:table-cell table:formula="of:=(1/[.D1469])*(10^4)" office:value-type="float" office:value="3.82262996941896" calcext:value-type="float">
            <text:p>3.82262996941896</text:p>
          </table:table-cell>
          <table:table-cell table:formula="of:=(2.5*LOG(([.E1469]/[.B1469]);10)-2.6)/0.38" office:value-type="float" office:value="4.36245784095179" calcext:value-type="float">
            <text:p>4.36245784095179</text:p>
          </table:table-cell>
          <table:table-cell table:number-columns-repeated="8"/>
        </table:table-row>
        <table:table-row table:style-name="ro1">
          <table:table-cell office:value-type="float" office:value="2617" calcext:value-type="float">
            <text:p>2.62E+03</text:p>
          </table:table-cell>
          <table:table-cell office:value-type="float" office:value="0.000000000012122685" calcext:value-type="float">
            <text:p>1.21E-11</text:p>
          </table:table-cell>
          <table:table-cell/>
          <table:table-cell office:value-type="float" office:value="2617" calcext:value-type="float">
            <text:p>2.62E+03</text:p>
          </table:table-cell>
          <table:table-cell office:value-type="float" office:value="0.00000000061191685" calcext:value-type="float">
            <text:p>6.12E-10</text:p>
          </table:table-cell>
          <table:table-cell/>
          <table:table-cell table:formula="of:=(1/[.D1470])*(10^4)" office:value-type="float" office:value="3.82116927779901" calcext:value-type="float">
            <text:p>3.82116927779901</text:p>
          </table:table-cell>
          <table:table-cell table:formula="of:=(2.5*LOG(([.E1470]/[.B1470]);10)-2.6)/0.38" office:value-type="float" office:value="4.36245784095179" calcext:value-type="float">
            <text:p>4.36245784095179</text:p>
          </table:table-cell>
          <table:table-cell table:number-columns-repeated="8"/>
        </table:table-row>
        <table:table-row table:style-name="ro1">
          <table:table-cell office:value-type="float" office:value="2618" calcext:value-type="float">
            <text:p>2.62E+03</text:p>
          </table:table-cell>
          <table:table-cell office:value-type="float" office:value="0.000000000012615221256527" calcext:value-type="float">
            <text:p>1.26E-11</text:p>
          </table:table-cell>
          <table:table-cell/>
          <table:table-cell office:value-type="float" office:value="2618" calcext:value-type="float">
            <text:p>2.62E+03</text:p>
          </table:table-cell>
          <table:table-cell office:value-type="float" office:value="0.000000000628499272719864" calcext:value-type="float">
            <text:p>6.28E-10</text:p>
          </table:table-cell>
          <table:table-cell/>
          <table:table-cell table:formula="of:=(1/[.D1471])*(10^4)" office:value-type="float" office:value="3.81970970206264" calcext:value-type="float">
            <text:p>3.81970970206264</text:p>
          </table:table-cell>
          <table:table-cell table:formula="of:=(2.5*LOG(([.E1471]/[.B1471]);10)-2.6)/0.38" office:value-type="float" office:value="4.32506518106555" calcext:value-type="float">
            <text:p>4.32506518106555</text:p>
          </table:table-cell>
          <table:table-cell table:number-columns-repeated="8"/>
        </table:table-row>
        <table:table-row table:style-name="ro1">
          <table:table-cell office:value-type="float" office:value="2619" calcext:value-type="float">
            <text:p>2.62E+03</text:p>
          </table:table-cell>
          <table:table-cell office:value-type="float" office:value="0.000000000012888036" calcext:value-type="float">
            <text:p>1.29E-11</text:p>
          </table:table-cell>
          <table:table-cell/>
          <table:table-cell office:value-type="float" office:value="2619" calcext:value-type="float">
            <text:p>2.62E+03</text:p>
          </table:table-cell>
          <table:table-cell office:value-type="float" office:value="0.00000000063768424" calcext:value-type="float">
            <text:p>6.38E-10</text:p>
          </table:table-cell>
          <table:table-cell/>
          <table:table-cell table:formula="of:=(1/[.D1472])*(10^4)" office:value-type="float" office:value="3.81825124093165" calcext:value-type="float">
            <text:p>3.81825124093165</text:p>
          </table:table-cell>
          <table:table-cell table:formula="of:=(2.5*LOG(([.E1472]/[.B1472]);10)-2.6)/0.38" office:value-type="float" office:value="4.30538778459526" calcext:value-type="float">
            <text:p>4.30538778459526</text:p>
          </table:table-cell>
          <table:table-cell table:number-columns-repeated="8"/>
        </table:table-row>
        <table:table-row table:style-name="ro1">
          <table:table-cell office:value-type="float" office:value="2620" calcext:value-type="float">
            <text:p>2.62E+03</text:p>
          </table:table-cell>
          <table:table-cell office:value-type="float" office:value="0.000000000012888036" calcext:value-type="float">
            <text:p>1.29E-11</text:p>
          </table:table-cell>
          <table:table-cell/>
          <table:table-cell office:value-type="float" office:value="2620" calcext:value-type="float">
            <text:p>2.62E+03</text:p>
          </table:table-cell>
          <table:table-cell office:value-type="float" office:value="0.00000000063768424" calcext:value-type="float">
            <text:p>6.38E-10</text:p>
          </table:table-cell>
          <table:table-cell/>
          <table:table-cell table:formula="of:=(1/[.D1473])*(10^4)" office:value-type="float" office:value="3.81679389312977" calcext:value-type="float">
            <text:p>3.81679389312977</text:p>
          </table:table-cell>
          <table:table-cell table:formula="of:=(2.5*LOG(([.E1473]/[.B1473]);10)-2.6)/0.38" office:value-type="float" office:value="4.30538778459526" calcext:value-type="float">
            <text:p>4.30538778459526</text:p>
          </table:table-cell>
          <table:table-cell table:number-columns-repeated="8"/>
        </table:table-row>
        <table:table-row table:style-name="ro1">
          <table:table-cell office:value-type="float" office:value="2621" calcext:value-type="float">
            <text:p>2.62E+03</text:p>
          </table:table-cell>
          <table:table-cell office:value-type="float" office:value="0.0000000000143481262840002" calcext:value-type="float">
            <text:p>1.43E-11</text:p>
          </table:table-cell>
          <table:table-cell/>
          <table:table-cell office:value-type="float" office:value="2621" calcext:value-type="float">
            <text:p>2.62E+03</text:p>
          </table:table-cell>
          <table:table-cell office:value-type="float" office:value="0.000000000602754126039994" calcext:value-type="float">
            <text:p>6.03E-10</text:p>
          </table:table-cell>
          <table:table-cell/>
          <table:table-cell table:formula="of:=(1/[.D1474])*(10^4)" office:value-type="float" office:value="3.81533765738268" calcext:value-type="float">
            <text:p>3.81533765738268</text:p>
          </table:table-cell>
          <table:table-cell table:formula="of:=(2.5*LOG(([.E1474]/[.B1474]);10)-2.6)/0.38" office:value-type="float" office:value="3.83779606255589" calcext:value-type="float">
            <text:p>3.83779606255589</text:p>
          </table:table-cell>
          <table:table-cell table:number-columns-repeated="8"/>
        </table:table-row>
        <table:table-row table:style-name="ro1">
          <table:table-cell office:value-type="float" office:value="2622" calcext:value-type="float">
            <text:p>2.62E+03</text:p>
          </table:table-cell>
          <table:table-cell office:value-type="float" office:value="0.000000000014387102" calcext:value-type="float">
            <text:p>1.44E-11</text:p>
          </table:table-cell>
          <table:table-cell/>
          <table:table-cell office:value-type="float" office:value="2622" calcext:value-type="float">
            <text:p>2.62E+03</text:p>
          </table:table-cell>
          <table:table-cell office:value-type="float" office:value="0.0000000006018217" calcext:value-type="float">
            <text:p>6.02E-10</text:p>
          </table:table-cell>
          <table:table-cell/>
          <table:table-cell table:formula="of:=(1/[.D1475])*(10^4)" office:value-type="float" office:value="3.813882532418" calcext:value-type="float">
            <text:p>3.813882532418</text:p>
          </table:table-cell>
          <table:table-cell table:formula="of:=(2.5*LOG(([.E1475]/[.B1475]);10)-2.6)/0.38" office:value-type="float" office:value="3.82562184539093" calcext:value-type="float">
            <text:p>3.82562184539093</text:p>
          </table:table-cell>
          <table:table-cell table:number-columns-repeated="8"/>
        </table:table-row>
        <table:table-row table:style-name="ro1">
          <table:table-cell office:value-type="float" office:value="2623" calcext:value-type="float">
            <text:p>2.62E+03</text:p>
          </table:table-cell>
          <table:table-cell office:value-type="float" office:value="0.0000000000139926769900195" calcext:value-type="float">
            <text:p>1.40E-11</text:p>
          </table:table-cell>
          <table:table-cell/>
          <table:table-cell office:value-type="float" office:value="2623" calcext:value-type="float">
            <text:p>2.62E+03</text:p>
          </table:table-cell>
          <table:table-cell office:value-type="float" office:value="0.000000000604031177757186" calcext:value-type="float">
            <text:p>6.04E-10</text:p>
          </table:table-cell>
          <table:table-cell/>
          <table:table-cell table:formula="of:=(1/[.D1476])*(10^4)" office:value-type="float" office:value="3.81242851696531" calcext:value-type="float">
            <text:p>3.81242851696531</text:p>
          </table:table-cell>
          <table:table-cell table:formula="of:=(2.5*LOG(([.E1476]/[.B1476]);10)-2.6)/0.38" office:value-type="float" office:value="3.91551675594481" calcext:value-type="float">
            <text:p>3.91551675594481</text:p>
          </table:table-cell>
          <table:table-cell table:number-columns-repeated="8"/>
        </table:table-row>
        <table:table-row table:style-name="ro1">
          <table:table-cell office:value-type="float" office:value="2624" calcext:value-type="float">
            <text:p>2.62E+03</text:p>
          </table:table-cell>
          <table:table-cell office:value-type="float" office:value="0.000000000013091613" calcext:value-type="float">
            <text:p>1.31E-11</text:p>
          </table:table-cell>
          <table:table-cell/>
          <table:table-cell office:value-type="float" office:value="2624" calcext:value-type="float">
            <text:p>2.62E+03</text:p>
          </table:table-cell>
          <table:table-cell office:value-type="float" office:value="0.00000000060907873" calcext:value-type="float">
            <text:p>6.09E-10</text:p>
          </table:table-cell>
          <table:table-cell/>
          <table:table-cell table:formula="of:=(1/[.D1477])*(10^4)" office:value-type="float" office:value="3.8109756097561" calcext:value-type="float">
            <text:p>3.8109756097561</text:p>
          </table:table-cell>
          <table:table-cell table:formula="of:=(2.5*LOG(([.E1477]/[.B1477]);10)-2.6)/0.38" office:value-type="float" office:value="4.12947549227192" calcext:value-type="float">
            <text:p>4.12947549227192</text:p>
          </table:table-cell>
          <table:table-cell table:number-columns-repeated="8"/>
        </table:table-row>
        <table:table-row table:style-name="ro1">
          <table:table-cell office:value-type="float" office:value="2625" calcext:value-type="float">
            <text:p>2.63E+03</text:p>
          </table:table-cell>
          <table:table-cell office:value-type="float" office:value="0.000000000013091613" calcext:value-type="float">
            <text:p>1.31E-11</text:p>
          </table:table-cell>
          <table:table-cell/>
          <table:table-cell office:value-type="float" office:value="2625" calcext:value-type="float">
            <text:p>2.63E+03</text:p>
          </table:table-cell>
          <table:table-cell office:value-type="float" office:value="0.00000000060907873" calcext:value-type="float">
            <text:p>6.09E-10</text:p>
          </table:table-cell>
          <table:table-cell/>
          <table:table-cell table:formula="of:=(1/[.D1478])*(10^4)" office:value-type="float" office:value="3.80952380952381" calcext:value-type="float">
            <text:p>3.80952380952381</text:p>
          </table:table-cell>
          <table:table-cell table:formula="of:=(2.5*LOG(([.E1478]/[.B1478]);10)-2.6)/0.38" office:value-type="float" office:value="4.12947549227192" calcext:value-type="float">
            <text:p>4.12947549227192</text:p>
          </table:table-cell>
          <table:table-cell table:number-columns-repeated="8"/>
        </table:table-row>
        <table:table-row table:style-name="ro1">
          <table:table-cell office:value-type="float" office:value="2626" calcext:value-type="float">
            <text:p>2.63E+03</text:p>
          </table:table-cell>
          <table:table-cell office:value-type="float" office:value="0.0000000000129744251544438" calcext:value-type="float">
            <text:p>1.30E-11</text:p>
          </table:table-cell>
          <table:table-cell/>
          <table:table-cell office:value-type="float" office:value="2626" calcext:value-type="float">
            <text:p>2.63E+03</text:p>
          </table:table-cell>
          <table:table-cell office:value-type="float" office:value="0.000000000615932881146203" calcext:value-type="float">
            <text:p>6.16E-10</text:p>
          </table:table-cell>
          <table:table-cell/>
          <table:table-cell table:formula="of:=(1/[.D1479])*(10^4)" office:value-type="float" office:value="3.80807311500381" calcext:value-type="float">
            <text:p>3.80807311500381</text:p>
          </table:table-cell>
          <table:table-cell table:formula="of:=(2.5*LOG(([.E1479]/[.B1479]);10)-2.6)/0.38" office:value-type="float" office:value="4.18713989568126" calcext:value-type="float">
            <text:p>4.18713989568126</text:p>
          </table:table-cell>
          <table:table-cell table:number-columns-repeated="8"/>
        </table:table-row>
        <table:table-row table:style-name="ro1">
          <table:table-cell office:value-type="float" office:value="2627" calcext:value-type="float">
            <text:p>2.63E+03</text:p>
          </table:table-cell>
          <table:table-cell office:value-type="float" office:value="0.000000000012907223" calcext:value-type="float">
            <text:p>1.29E-11</text:p>
          </table:table-cell>
          <table:table-cell/>
          <table:table-cell office:value-type="float" office:value="2627" calcext:value-type="float">
            <text:p>2.63E+03</text:p>
          </table:table-cell>
          <table:table-cell office:value-type="float" office:value="0.00000000061986344" calcext:value-type="float">
            <text:p>6.20E-10</text:p>
          </table:table-cell>
          <table:table-cell/>
          <table:table-cell table:formula="of:=(1/[.D1480])*(10^4)" office:value-type="float" office:value="3.80662352493338" calcext:value-type="float">
            <text:p>3.80662352493338</text:p>
          </table:table-cell>
          <table:table-cell table:formula="of:=(2.5*LOG(([.E1480]/[.B1480]);10)-2.6)/0.38" office:value-type="float" office:value="4.22015268822592" calcext:value-type="float">
            <text:p>4.22015268822592</text:p>
          </table:table-cell>
          <table:table-cell table:number-columns-repeated="8"/>
        </table:table-row>
        <table:table-row table:style-name="ro1">
          <table:table-cell office:value-type="float" office:value="2628" calcext:value-type="float">
            <text:p>2.63E+03</text:p>
          </table:table-cell>
          <table:table-cell office:value-type="float" office:value="0.000000000012907223" calcext:value-type="float">
            <text:p>1.29E-11</text:p>
          </table:table-cell>
          <table:table-cell/>
          <table:table-cell office:value-type="float" office:value="2628" calcext:value-type="float">
            <text:p>2.63E+03</text:p>
          </table:table-cell>
          <table:table-cell office:value-type="float" office:value="0.00000000061986344" calcext:value-type="float">
            <text:p>6.20E-10</text:p>
          </table:table-cell>
          <table:table-cell/>
          <table:table-cell table:formula="of:=(1/[.D1481])*(10^4)" office:value-type="float" office:value="3.80517503805175" calcext:value-type="float">
            <text:p>3.80517503805175</text:p>
          </table:table-cell>
          <table:table-cell table:formula="of:=(2.5*LOG(([.E1481]/[.B1481]);10)-2.6)/0.38" office:value-type="float" office:value="4.22015268822592" calcext:value-type="float">
            <text:p>4.22015268822592</text:p>
          </table:table-cell>
          <table:table-cell table:number-columns-repeated="8"/>
        </table:table-row>
        <table:table-row table:style-name="ro1">
          <table:table-cell office:value-type="float" office:value="2629" calcext:value-type="float">
            <text:p>2.63E+03</text:p>
          </table:table-cell>
          <table:table-cell office:value-type="float" office:value="0.0000000000138749473099999" calcext:value-type="float">
            <text:p>1.39E-11</text:p>
          </table:table-cell>
          <table:table-cell/>
          <table:table-cell office:value-type="float" office:value="2629" calcext:value-type="float">
            <text:p>2.63E+03</text:p>
          </table:table-cell>
          <table:table-cell office:value-type="float" office:value="0.000000000582225452480004" calcext:value-type="float">
            <text:p>5.82E-10</text:p>
          </table:table-cell>
          <table:table-cell/>
          <table:table-cell table:formula="of:=(1/[.D1482])*(10^4)" office:value-type="float" office:value="3.80372765310004" calcext:value-type="float">
            <text:p>3.80372765310004</text:p>
          </table:table-cell>
          <table:table-cell table:formula="of:=(2.5*LOG(([.E1482]/[.B1482]);10)-2.6)/0.38" office:value-type="float" office:value="3.83460424014306" calcext:value-type="float">
            <text:p>3.83460424014306</text:p>
          </table:table-cell>
          <table:table-cell table:number-columns-repeated="8"/>
        </table:table-row>
        <table:table-row table:style-name="ro1">
          <table:table-cell office:value-type="float" office:value="2630" calcext:value-type="float">
            <text:p>2.63E+03</text:p>
          </table:table-cell>
          <table:table-cell office:value-type="float" office:value="0.000000000013909008" calcext:value-type="float">
            <text:p>1.39E-11</text:p>
          </table:table-cell>
          <table:table-cell/>
          <table:table-cell office:value-type="float" office:value="2630" calcext:value-type="float">
            <text:p>2.63E+03</text:p>
          </table:table-cell>
          <table:table-cell office:value-type="float" office:value="0.00000000058090072" calcext:value-type="float">
            <text:p>5.81E-10</text:p>
          </table:table-cell>
          <table:table-cell/>
          <table:table-cell table:formula="of:=(1/[.D1483])*(10^4)" office:value-type="float" office:value="3.80228136882129" calcext:value-type="float">
            <text:p>3.80228136882129</text:p>
          </table:table-cell>
          <table:table-cell table:formula="of:=(2.5*LOG(([.E1483]/[.B1483]);10)-2.6)/0.38" office:value-type="float" office:value="3.82109051216369" calcext:value-type="float">
            <text:p>3.82109051216369</text:p>
          </table:table-cell>
          <table:table-cell table:number-columns-repeated="8"/>
        </table:table-row>
        <table:table-row table:style-name="ro1">
          <table:table-cell office:value-type="float" office:value="2631" calcext:value-type="float">
            <text:p>2.63E+03</text:p>
          </table:table-cell>
          <table:table-cell office:value-type="float" office:value="0.0000000000138574460328998" calcext:value-type="float">
            <text:p>1.39E-11</text:p>
          </table:table-cell>
          <table:table-cell/>
          <table:table-cell office:value-type="float" office:value="2631" calcext:value-type="float">
            <text:p>2.63E+03</text:p>
          </table:table-cell>
          <table:table-cell office:value-type="float" office:value="0.00000000059008762914867" calcext:value-type="float">
            <text:p>5.90E-10</text:p>
          </table:table-cell>
          <table:table-cell/>
          <table:table-cell table:formula="of:=(1/[.D1484])*(10^4)" office:value-type="float" office:value="3.80083618396047" calcext:value-type="float">
            <text:p>3.80083618396047</text:p>
          </table:table-cell>
          <table:table-cell table:formula="of:=(2.5*LOG(([.E1484]/[.B1484]);10)-2.6)/0.38" office:value-type="float" office:value="3.87653496096825" calcext:value-type="float">
            <text:p>3.87653496096825</text:p>
          </table:table-cell>
          <table:table-cell table:number-columns-repeated="8"/>
        </table:table-row>
        <table:table-row table:style-name="ro1">
          <table:table-cell office:value-type="float" office:value="2632" calcext:value-type="float">
            <text:p>2.63E+03</text:p>
          </table:table-cell>
          <table:table-cell office:value-type="float" office:value="0.000000000013735083" calcext:value-type="float">
            <text:p>1.37E-11</text:p>
          </table:table-cell>
          <table:table-cell/>
          <table:table-cell office:value-type="float" office:value="2632" calcext:value-type="float">
            <text:p>2.63E+03</text:p>
          </table:table-cell>
          <table:table-cell office:value-type="float" office:value="0.00000000061188932" calcext:value-type="float">
            <text:p>6.12E-10</text:p>
          </table:table-cell>
          <table:table-cell/>
          <table:table-cell table:formula="of:=(1/[.D1485])*(10^4)" office:value-type="float" office:value="3.79939209726444" calcext:value-type="float">
            <text:p>3.79939209726444</text:p>
          </table:table-cell>
          <table:table-cell table:formula="of:=(2.5*LOG(([.E1485]/[.B1485]);10)-2.6)/0.38" office:value-type="float" office:value="4.00553674247602" calcext:value-type="float">
            <text:p>4.00553674247602</text:p>
          </table:table-cell>
          <table:table-cell table:number-columns-repeated="8"/>
        </table:table-row>
        <table:table-row table:style-name="ro1">
          <table:table-cell office:value-type="float" office:value="2633" calcext:value-type="float">
            <text:p>2.63E+03</text:p>
          </table:table-cell>
          <table:table-cell office:value-type="float" office:value="0.000000000013735083" calcext:value-type="float">
            <text:p>1.37E-11</text:p>
          </table:table-cell>
          <table:table-cell/>
          <table:table-cell office:value-type="float" office:value="2633" calcext:value-type="float">
            <text:p>2.63E+03</text:p>
          </table:table-cell>
          <table:table-cell office:value-type="float" office:value="0.00000000061188932" calcext:value-type="float">
            <text:p>6.12E-10</text:p>
          </table:table-cell>
          <table:table-cell/>
          <table:table-cell table:formula="of:=(1/[.D1486])*(10^4)" office:value-type="float" office:value="3.79794910748196" calcext:value-type="float">
            <text:p>3.79794910748196</text:p>
          </table:table-cell>
          <table:table-cell table:formula="of:=(2.5*LOG(([.E1486]/[.B1486]);10)-2.6)/0.38" office:value-type="float" office:value="4.00553674247602" calcext:value-type="float">
            <text:p>4.00553674247602</text:p>
          </table:table-cell>
          <table:table-cell table:number-columns-repeated="8"/>
        </table:table-row>
        <table:table-row table:style-name="ro1">
          <table:table-cell office:value-type="float" office:value="2634" calcext:value-type="float">
            <text:p>2.63E+03</text:p>
          </table:table-cell>
          <table:table-cell office:value-type="float" office:value="0.0000000000146218590975001" calcext:value-type="float">
            <text:p>1.46E-11</text:p>
          </table:table-cell>
          <table:table-cell/>
          <table:table-cell office:value-type="float" office:value="2634" calcext:value-type="float">
            <text:p>2.63E+03</text:p>
          </table:table-cell>
          <table:table-cell office:value-type="float" office:value="0.000000000635742113550004" calcext:value-type="float">
            <text:p>6.36E-10</text:p>
          </table:table-cell>
          <table:table-cell/>
          <table:table-cell table:formula="of:=(1/[.D1487])*(10^4)" office:value-type="float" office:value="3.79650721336371" calcext:value-type="float">
            <text:p>3.79650721336371</text:p>
          </table:table-cell>
          <table:table-cell table:formula="of:=(2.5*LOG(([.E1487]/[.B1487]);10)-2.6)/0.38" office:value-type="float" office:value="3.93604201888237" calcext:value-type="float">
            <text:p>3.93604201888237</text:p>
          </table:table-cell>
          <table:table-cell table:number-columns-repeated="8"/>
        </table:table-row>
        <table:table-row table:style-name="ro1">
          <table:table-cell office:value-type="float" office:value="2635" calcext:value-type="float">
            <text:p>2.64E+03</text:p>
          </table:table-cell>
          <table:table-cell office:value-type="float" office:value="0.000000000015148272" calcext:value-type="float">
            <text:p>1.51E-11</text:p>
          </table:table-cell>
          <table:table-cell/>
          <table:table-cell office:value-type="float" office:value="2635" calcext:value-type="float">
            <text:p>2.64E+03</text:p>
          </table:table-cell>
          <table:table-cell office:value-type="float" office:value="0.00000000064990174" calcext:value-type="float">
            <text:p>6.50E-10</text:p>
          </table:table-cell>
          <table:table-cell/>
          <table:table-cell table:formula="of:=(1/[.D1488])*(10^4)" office:value-type="float" office:value="3.79506641366224" calcext:value-type="float">
            <text:p>3.79506641366224</text:p>
          </table:table-cell>
          <table:table-cell table:formula="of:=(2.5*LOG(([.E1488]/[.B1488]);10)-2.6)/0.38" office:value-type="float" office:value="3.8979250333869" calcext:value-type="float">
            <text:p>3.8979250333869</text:p>
          </table:table-cell>
          <table:table-cell table:number-columns-repeated="8"/>
        </table:table-row>
        <table:table-row table:style-name="ro1">
          <table:table-cell office:value-type="float" office:value="2636" calcext:value-type="float">
            <text:p>2.64E+03</text:p>
          </table:table-cell>
          <table:table-cell office:value-type="float" office:value="0.000000000015148272" calcext:value-type="float">
            <text:p>1.51E-11</text:p>
          </table:table-cell>
          <table:table-cell/>
          <table:table-cell office:value-type="float" office:value="2636" calcext:value-type="float">
            <text:p>2.64E+03</text:p>
          </table:table-cell>
          <table:table-cell office:value-type="float" office:value="0.00000000064990174" calcext:value-type="float">
            <text:p>6.50E-10</text:p>
          </table:table-cell>
          <table:table-cell/>
          <table:table-cell table:formula="of:=(1/[.D1489])*(10^4)" office:value-type="float" office:value="3.79362670713202" calcext:value-type="float">
            <text:p>3.79362670713202</text:p>
          </table:table-cell>
          <table:table-cell table:formula="of:=(2.5*LOG(([.E1489]/[.B1489]);10)-2.6)/0.38" office:value-type="float" office:value="3.8979250333869" calcext:value-type="float">
            <text:p>3.8979250333869</text:p>
          </table:table-cell>
          <table:table-cell table:number-columns-repeated="8"/>
        </table:table-row>
        <table:table-row table:style-name="ro1">
          <table:table-cell office:value-type="float" office:value="2637" calcext:value-type="float">
            <text:p>2.64E+03</text:p>
          </table:table-cell>
          <table:table-cell office:value-type="float" office:value="0.0000000000136088879473818" calcext:value-type="float">
            <text:p>1.36E-11</text:p>
          </table:table-cell>
          <table:table-cell/>
          <table:table-cell office:value-type="float" office:value="2637" calcext:value-type="float">
            <text:p>2.64E+03</text:p>
          </table:table-cell>
          <table:table-cell office:value-type="float" office:value="0.00000000063596282751796" calcext:value-type="float">
            <text:p>6.36E-10</text:p>
          </table:table-cell>
          <table:table-cell/>
          <table:table-cell table:formula="of:=(1/[.D1490])*(10^4)" office:value-type="float" office:value="3.79218809252939" calcext:value-type="float">
            <text:p>3.79218809252939</text:p>
          </table:table-cell>
          <table:table-cell table:formula="of:=(2.5*LOG(([.E1490]/[.B1490]);10)-2.6)/0.38" office:value-type="float" office:value="4.14216508790962" calcext:value-type="float">
            <text:p>4.14216508790962</text:p>
          </table:table-cell>
          <table:table-cell table:number-columns-repeated="8"/>
        </table:table-row>
        <table:table-row table:style-name="ro1">
          <table:table-cell office:value-type="float" office:value="2638" calcext:value-type="float">
            <text:p>2.64E+03</text:p>
          </table:table-cell>
          <table:table-cell office:value-type="float" office:value="0.00000000001354225" calcext:value-type="float">
            <text:p>1.35E-11</text:p>
          </table:table-cell>
          <table:table-cell/>
          <table:table-cell office:value-type="float" office:value="2638" calcext:value-type="float">
            <text:p>2.64E+03</text:p>
          </table:table-cell>
          <table:table-cell office:value-type="float" office:value="0.00000000063535943" calcext:value-type="float">
            <text:p>6.35E-10</text:p>
          </table:table-cell>
          <table:table-cell/>
          <table:table-cell table:formula="of:=(1/[.D1491])*(10^4)" office:value-type="float" office:value="3.79075056861258" calcext:value-type="float">
            <text:p>3.79075056861258</text:p>
          </table:table-cell>
          <table:table-cell table:formula="of:=(2.5*LOG(([.E1491]/[.B1491]);10)-2.6)/0.38" office:value-type="float" office:value="4.15347798136218" calcext:value-type="float">
            <text:p>4.15347798136218</text:p>
          </table:table-cell>
          <table:table-cell table:number-columns-repeated="8"/>
        </table:table-row>
        <table:table-row table:style-name="ro1">
          <table:table-cell office:value-type="float" office:value="2639" calcext:value-type="float">
            <text:p>2.64E+03</text:p>
          </table:table-cell>
          <table:table-cell office:value-type="float" office:value="0.0000000000137102428099999" calcext:value-type="float">
            <text:p>1.37E-11</text:p>
          </table:table-cell>
          <table:table-cell/>
          <table:table-cell office:value-type="float" office:value="2639" calcext:value-type="float">
            <text:p>2.64E+03</text:p>
          </table:table-cell>
          <table:table-cell office:value-type="float" office:value="0.000000000641521904159995" calcext:value-type="float">
            <text:p>6.42E-10</text:p>
          </table:table-cell>
          <table:table-cell/>
          <table:table-cell table:formula="of:=(1/[.D1492])*(10^4)" office:value-type="float" office:value="3.78931413414172" calcext:value-type="float">
            <text:p>3.78931413414172</text:p>
          </table:table-cell>
          <table:table-cell table:formula="of:=(2.5*LOG(([.E1492]/[.B1492]);10)-2.6)/0.38" office:value-type="float" office:value="4.14583120576162" calcext:value-type="float">
            <text:p>4.14583120576162</text:p>
          </table:table-cell>
          <table:table-cell table:number-columns-repeated="8"/>
        </table:table-row>
        <table:table-row table:style-name="ro1">
          <table:table-cell office:value-type="float" office:value="2640" calcext:value-type="float">
            <text:p>2.64E+03</text:p>
          </table:table-cell>
          <table:table-cell office:value-type="float" office:value="0.00000000001412354" calcext:value-type="float">
            <text:p>1.41E-11</text:p>
          </table:table-cell>
          <table:table-cell/>
          <table:table-cell office:value-type="float" office:value="2640" calcext:value-type="float">
            <text:p>2.64E+03</text:p>
          </table:table-cell>
          <table:table-cell office:value-type="float" office:value="0.00000000065668287" calcext:value-type="float">
            <text:p>6.57E-10</text:p>
          </table:table-cell>
          <table:table-cell/>
          <table:table-cell table:formula="of:=(1/[.D1493])*(10^4)" office:value-type="float" office:value="3.78787878787879" calcext:value-type="float">
            <text:p>3.78787878787879</text:p>
          </table:table-cell>
          <table:table-cell table:formula="of:=(2.5*LOG(([.E1493]/[.B1493]);10)-2.6)/0.38" office:value-type="float" office:value="4.12771133761409" calcext:value-type="float">
            <text:p>4.12771133761409</text:p>
          </table:table-cell>
          <table:table-cell table:number-columns-repeated="8"/>
        </table:table-row>
        <table:table-row table:style-name="ro1">
          <table:table-cell office:value-type="float" office:value="2641" calcext:value-type="float">
            <text:p>2.64E+03</text:p>
          </table:table-cell>
          <table:table-cell office:value-type="float" office:value="0.00000000001412354" calcext:value-type="float">
            <text:p>1.41E-11</text:p>
          </table:table-cell>
          <table:table-cell/>
          <table:table-cell office:value-type="float" office:value="2641" calcext:value-type="float">
            <text:p>2.64E+03</text:p>
          </table:table-cell>
          <table:table-cell office:value-type="float" office:value="0.00000000065668287" calcext:value-type="float">
            <text:p>6.57E-10</text:p>
          </table:table-cell>
          <table:table-cell/>
          <table:table-cell table:formula="of:=(1/[.D1494])*(10^4)" office:value-type="float" office:value="3.78644452858766" calcext:value-type="float">
            <text:p>3.78644452858766</text:p>
          </table:table-cell>
          <table:table-cell table:formula="of:=(2.5*LOG(([.E1494]/[.B1494]);10)-2.6)/0.38" office:value-type="float" office:value="4.12771133761409" calcext:value-type="float">
            <text:p>4.12771133761409</text:p>
          </table:table-cell>
          <table:table-cell table:number-columns-repeated="8"/>
        </table:table-row>
        <table:table-row table:style-name="ro1">
          <table:table-cell office:value-type="float" office:value="2642" calcext:value-type="float">
            <text:p>2.64E+03</text:p>
          </table:table-cell>
          <table:table-cell office:value-type="float" office:value="0.0000000000150604793536707" calcext:value-type="float">
            <text:p>1.51E-11</text:p>
          </table:table-cell>
          <table:table-cell/>
          <table:table-cell office:value-type="float" office:value="2642" calcext:value-type="float">
            <text:p>2.64E+03</text:p>
          </table:table-cell>
          <table:table-cell office:value-type="float" office:value="0.000000000640851164425808" calcext:value-type="float">
            <text:p>6.41E-10</text:p>
          </table:table-cell>
          <table:table-cell/>
          <table:table-cell table:formula="of:=(1/[.D1495])*(10^4)" office:value-type="float" office:value="3.78501135503407" calcext:value-type="float">
            <text:p>3.78501135503407</text:p>
          </table:table-cell>
          <table:table-cell table:formula="of:=(2.5*LOG(([.E1495]/[.B1495]);10)-2.6)/0.38" office:value-type="float" office:value="3.87446304410496" calcext:value-type="float">
            <text:p>3.87446304410496</text:p>
          </table:table-cell>
          <table:table-cell table:number-columns-repeated="8"/>
        </table:table-row>
        <table:table-row table:style-name="ro1">
          <table:table-cell office:value-type="float" office:value="2643" calcext:value-type="float">
            <text:p>2.64E+03</text:p>
          </table:table-cell>
          <table:table-cell office:value-type="float" office:value="0.00000000001563606" calcext:value-type="float">
            <text:p>1.56E-11</text:p>
          </table:table-cell>
          <table:table-cell/>
          <table:table-cell office:value-type="float" office:value="2643" calcext:value-type="float">
            <text:p>2.64E+03</text:p>
          </table:table-cell>
          <table:table-cell office:value-type="float" office:value="0.00000000063112543" calcext:value-type="float">
            <text:p>6.31E-10</text:p>
          </table:table-cell>
          <table:table-cell/>
          <table:table-cell table:formula="of:=(1/[.D1496])*(10^4)" office:value-type="float" office:value="3.78357926598562" calcext:value-type="float">
            <text:p>3.78357926598562</text:p>
          </table:table-cell>
          <table:table-cell table:formula="of:=(2.5*LOG(([.E1496]/[.B1496]);10)-2.6)/0.38" office:value-type="float" office:value="3.7236075744979" calcext:value-type="float">
            <text:p>3.7236075744979</text:p>
          </table:table-cell>
          <table:table-cell table:number-columns-repeated="8"/>
        </table:table-row>
        <table:table-row table:style-name="ro1">
          <table:table-cell office:value-type="float" office:value="2644" calcext:value-type="float">
            <text:p>2.64E+03</text:p>
          </table:table-cell>
          <table:table-cell office:value-type="float" office:value="0.00000000001563606" calcext:value-type="float">
            <text:p>1.56E-11</text:p>
          </table:table-cell>
          <table:table-cell/>
          <table:table-cell office:value-type="float" office:value="2644" calcext:value-type="float">
            <text:p>2.64E+03</text:p>
          </table:table-cell>
          <table:table-cell office:value-type="float" office:value="0.00000000063112543" calcext:value-type="float">
            <text:p>6.31E-10</text:p>
          </table:table-cell>
          <table:table-cell/>
          <table:table-cell table:formula="of:=(1/[.D1497])*(10^4)" office:value-type="float" office:value="3.7821482602118" calcext:value-type="float">
            <text:p>3.7821482602118</text:p>
          </table:table-cell>
          <table:table-cell table:formula="of:=(2.5*LOG(([.E1497]/[.B1497]);10)-2.6)/0.38" office:value-type="float" office:value="3.7236075744979" calcext:value-type="float">
            <text:p>3.7236075744979</text:p>
          </table:table-cell>
          <table:table-cell table:number-columns-repeated="8"/>
        </table:table-row>
        <table:table-row table:style-name="ro1">
          <table:table-cell office:value-type="float" office:value="2645" calcext:value-type="float">
            <text:p>2.65E+03</text:p>
          </table:table-cell>
          <table:table-cell office:value-type="float" office:value="0.000000000015062865165682" calcext:value-type="float">
            <text:p>1.51E-11</text:p>
          </table:table-cell>
          <table:table-cell/>
          <table:table-cell office:value-type="float" office:value="2645" calcext:value-type="float">
            <text:p>2.65E+03</text:p>
          </table:table-cell>
          <table:table-cell office:value-type="float" office:value="0.000000000655937730659741" calcext:value-type="float">
            <text:p>6.56E-10</text:p>
          </table:table-cell>
          <table:table-cell/>
          <table:table-cell table:formula="of:=(1/[.D1498])*(10^4)" office:value-type="float" office:value="3.78071833648393" calcext:value-type="float">
            <text:p>3.78071833648393</text:p>
          </table:table-cell>
          <table:table-cell table:formula="of:=(2.5*LOG(([.E1498]/[.B1498]);10)-2.6)/0.38" office:value-type="float" office:value="3.94049358178162" calcext:value-type="float">
            <text:p>3.94049358178162</text:p>
          </table:table-cell>
          <table:table-cell table:number-columns-repeated="8"/>
        </table:table-row>
        <table:table-row table:style-name="ro1">
          <table:table-cell office:value-type="float" office:value="2646" calcext:value-type="float">
            <text:p>2.65E+03</text:p>
          </table:table-cell>
          <table:table-cell office:value-type="float" office:value="0.00000000001503302" calcext:value-type="float">
            <text:p>1.50E-11</text:p>
          </table:table-cell>
          <table:table-cell/>
          <table:table-cell office:value-type="float" office:value="2646" calcext:value-type="float">
            <text:p>2.65E+03</text:p>
          </table:table-cell>
          <table:table-cell office:value-type="float" office:value="0.00000000065722966" calcext:value-type="float">
            <text:p>6.57E-10</text:p>
          </table:table-cell>
          <table:table-cell/>
          <table:table-cell table:formula="of:=(1/[.D1499])*(10^4)" office:value-type="float" office:value="3.77928949357521" calcext:value-type="float">
            <text:p>3.77928949357521</text:p>
          </table:table-cell>
          <table:table-cell table:formula="of:=(2.5*LOG(([.E1499]/[.B1499]);10)-2.6)/0.38" office:value-type="float" office:value="3.95178236285195" calcext:value-type="float">
            <text:p>3.95178236285195</text:p>
          </table:table-cell>
          <table:table-cell table:number-columns-repeated="8"/>
        </table:table-row>
        <table:table-row table:style-name="ro1">
          <table:table-cell office:value-type="float" office:value="2647" calcext:value-type="float">
            <text:p>2.65E+03</text:p>
          </table:table-cell>
          <table:table-cell office:value-type="float" office:value="0.000000000015192202004" calcext:value-type="float">
            <text:p>1.52E-11</text:p>
          </table:table-cell>
          <table:table-cell/>
          <table:table-cell office:value-type="float" office:value="2647" calcext:value-type="float">
            <text:p>2.65E+03</text:p>
          </table:table-cell>
          <table:table-cell office:value-type="float" office:value="0.00000000065907340216" calcext:value-type="float">
            <text:p>6.59E-10</text:p>
          </table:table-cell>
          <table:table-cell/>
          <table:table-cell table:formula="of:=(1/[.D1500])*(10^4)" office:value-type="float" office:value="3.77786173026067" calcext:value-type="float">
            <text:p>3.77786173026067</text:p>
          </table:table-cell>
          <table:table-cell table:formula="of:=(2.5*LOG(([.E1500]/[.B1500]);10)-2.6)/0.38" office:value-type="float" office:value="3.92969117786867" calcext:value-type="float">
            <text:p>3.92969117786867</text:p>
          </table:table-cell>
          <table:table-cell table:number-columns-repeated="8"/>
        </table:table-row>
        <table:table-row table:style-name="ro1">
          <table:table-cell office:value-type="float" office:value="2648" calcext:value-type="float">
            <text:p>2.65E+03</text:p>
          </table:table-cell>
          <table:table-cell office:value-type="float" office:value="0.000000000015599504" calcext:value-type="float">
            <text:p>1.56E-11</text:p>
          </table:table-cell>
          <table:table-cell/>
          <table:table-cell office:value-type="float" office:value="2648" calcext:value-type="float">
            <text:p>2.65E+03</text:p>
          </table:table-cell>
          <table:table-cell office:value-type="float" office:value="0.00000000066379102" calcext:value-type="float">
            <text:p>6.64E-10</text:p>
          </table:table-cell>
          <table:table-cell/>
          <table:table-cell table:formula="of:=(1/[.D1501])*(10^4)" office:value-type="float" office:value="3.77643504531722" calcext:value-type="float">
            <text:p>3.77643504531722</text:p>
          </table:table-cell>
          <table:table-cell table:formula="of:=(2.5*LOG(([.E1501]/[.B1501]);10)-2.6)/0.38" office:value-type="float" office:value="3.87447751990265" calcext:value-type="float">
            <text:p>3.87447751990265</text:p>
          </table:table-cell>
          <table:table-cell table:number-columns-repeated="8"/>
        </table:table-row>
        <table:table-row table:style-name="ro1">
          <table:table-cell office:value-type="float" office:value="2649" calcext:value-type="float">
            <text:p>2.65E+03</text:p>
          </table:table-cell>
          <table:table-cell office:value-type="float" office:value="0.000000000015599504" calcext:value-type="float">
            <text:p>1.56E-11</text:p>
          </table:table-cell>
          <table:table-cell/>
          <table:table-cell office:value-type="float" office:value="2649" calcext:value-type="float">
            <text:p>2.65E+03</text:p>
          </table:table-cell>
          <table:table-cell office:value-type="float" office:value="0.00000000066379102" calcext:value-type="float">
            <text:p>6.64E-10</text:p>
          </table:table-cell>
          <table:table-cell/>
          <table:table-cell table:formula="of:=(1/[.D1502])*(10^4)" office:value-type="float" office:value="3.77500943752359" calcext:value-type="float">
            <text:p>3.77500943752359</text:p>
          </table:table-cell>
          <table:table-cell table:formula="of:=(2.5*LOG(([.E1502]/[.B1502]);10)-2.6)/0.38" office:value-type="float" office:value="3.87447751990265" calcext:value-type="float">
            <text:p>3.87447751990265</text:p>
          </table:table-cell>
          <table:table-cell table:number-columns-repeated="8"/>
        </table:table-row>
        <table:table-row table:style-name="ro1">
          <table:table-cell office:value-type="float" office:value="2650" calcext:value-type="float">
            <text:p>2.65E+03</text:p>
          </table:table-cell>
          <table:table-cell office:value-type="float" office:value="0.0000000000146144125050255" calcext:value-type="float">
            <text:p>1.46E-11</text:p>
          </table:table-cell>
          <table:table-cell/>
          <table:table-cell office:value-type="float" office:value="2650" calcext:value-type="float">
            <text:p>2.65E+03</text:p>
          </table:table-cell>
          <table:table-cell office:value-type="float" office:value="0.000000000653341111015081" calcext:value-type="float">
            <text:p>6.53E-10</text:p>
          </table:table-cell>
          <table:table-cell/>
          <table:table-cell table:formula="of:=(1/[.D1503])*(10^4)" office:value-type="float" office:value="3.77358490566038" calcext:value-type="float">
            <text:p>3.77358490566038</text:p>
          </table:table-cell>
          <table:table-cell table:formula="of:=(2.5*LOG(([.E1503]/[.B1503]);10)-2.6)/0.38" office:value-type="float" office:value="4.01551727090411" calcext:value-type="float">
            <text:p>4.01551727090411</text:p>
          </table:table-cell>
          <table:table-cell table:number-columns-repeated="8"/>
        </table:table-row>
        <table:table-row table:style-name="ro1">
          <table:table-cell office:value-type="float" office:value="2651" calcext:value-type="float">
            <text:p>2.65E+03</text:p>
          </table:table-cell>
          <table:table-cell office:value-type="float" office:value="0.000000000013988444" calcext:value-type="float">
            <text:p>1.40E-11</text:p>
          </table:table-cell>
          <table:table-cell/>
          <table:table-cell office:value-type="float" office:value="2651" calcext:value-type="float">
            <text:p>2.65E+03</text:p>
          </table:table-cell>
          <table:table-cell office:value-type="float" office:value="0.0000000006467008" calcext:value-type="float">
            <text:p>6.47E-10</text:p>
          </table:table-cell>
          <table:table-cell/>
          <table:table-cell table:formula="of:=(1/[.D1504])*(10^4)" office:value-type="float" office:value="3.77216144851" calcext:value-type="float">
            <text:p>3.77216144851</text:p>
          </table:table-cell>
          <table:table-cell table:formula="of:=(2.5*LOG(([.E1504]/[.B1504]);10)-2.6)/0.38" office:value-type="float" office:value="4.11140782642799" calcext:value-type="float">
            <text:p>4.11140782642799</text:p>
          </table:table-cell>
          <table:table-cell table:number-columns-repeated="8"/>
        </table:table-row>
        <table:table-row table:style-name="ro1">
          <table:table-cell office:value-type="float" office:value="2652" calcext:value-type="float">
            <text:p>2.65E+03</text:p>
          </table:table-cell>
          <table:table-cell office:value-type="float" office:value="0.000000000013988444" calcext:value-type="float">
            <text:p>1.40E-11</text:p>
          </table:table-cell>
          <table:table-cell/>
          <table:table-cell office:value-type="float" office:value="2652" calcext:value-type="float">
            <text:p>2.65E+03</text:p>
          </table:table-cell>
          <table:table-cell office:value-type="float" office:value="0.0000000006467008" calcext:value-type="float">
            <text:p>6.47E-10</text:p>
          </table:table-cell>
          <table:table-cell/>
          <table:table-cell table:formula="of:=(1/[.D1505])*(10^4)" office:value-type="float" office:value="3.77073906485671" calcext:value-type="float">
            <text:p>3.77073906485671</text:p>
          </table:table-cell>
          <table:table-cell table:formula="of:=(2.5*LOG(([.E1505]/[.B1505]);10)-2.6)/0.38" office:value-type="float" office:value="4.11140782642799" calcext:value-type="float">
            <text:p>4.11140782642799</text:p>
          </table:table-cell>
          <table:table-cell table:number-columns-repeated="8"/>
        </table:table-row>
        <table:table-row table:style-name="ro1">
          <table:table-cell office:value-type="float" office:value="2653" calcext:value-type="float">
            <text:p>2.65E+03</text:p>
          </table:table-cell>
          <table:table-cell office:value-type="float" office:value="0.0000000000155550560971102" calcext:value-type="float">
            <text:p>1.56E-11</text:p>
          </table:table-cell>
          <table:table-cell/>
          <table:table-cell office:value-type="float" office:value="2653" calcext:value-type="float">
            <text:p>2.65E+03</text:p>
          </table:table-cell>
          <table:table-cell office:value-type="float" office:value="0.000000000643815418274995" calcext:value-type="float">
            <text:p>6.44E-10</text:p>
          </table:table-cell>
          <table:table-cell/>
          <table:table-cell table:formula="of:=(1/[.D1506])*(10^4)" office:value-type="float" office:value="3.76931775348662" calcext:value-type="float">
            <text:p>3.76931775348662</text:p>
          </table:table-cell>
          <table:table-cell table:formula="of:=(2.5*LOG(([.E1506]/[.B1506]);10)-2.6)/0.38" office:value-type="float" office:value="3.79532757508481" calcext:value-type="float">
            <text:p>3.79532757508481</text:p>
          </table:table-cell>
          <table:table-cell table:number-columns-repeated="8"/>
        </table:table-row>
        <table:table-row table:style-name="ro1">
          <table:table-cell office:value-type="float" office:value="2654" calcext:value-type="float">
            <text:p>2.65E+03</text:p>
          </table:table-cell>
          <table:table-cell office:value-type="float" office:value="0.000000000015650614" calcext:value-type="float">
            <text:p>1.57E-11</text:p>
          </table:table-cell>
          <table:table-cell/>
          <table:table-cell office:value-type="float" office:value="2654" calcext:value-type="float">
            <text:p>2.65E+03</text:p>
          </table:table-cell>
          <table:table-cell office:value-type="float" office:value="0.00000000064363942" calcext:value-type="float">
            <text:p>6.44E-10</text:p>
          </table:table-cell>
          <table:table-cell/>
          <table:table-cell table:formula="of:=(1/[.D1507])*(10^4)" office:value-type="float" office:value="3.76789751318764" calcext:value-type="float">
            <text:p>3.76789751318764</text:p>
          </table:table-cell>
          <table:table-cell table:formula="of:=(2.5*LOG(([.E1507]/[.B1507]);10)-2.6)/0.38" office:value-type="float" office:value="3.77704772690704" calcext:value-type="float">
            <text:p>3.77704772690704</text:p>
          </table:table-cell>
          <table:table-cell table:number-columns-repeated="8"/>
        </table:table-row>
        <table:table-row table:style-name="ro1">
          <table:table-cell office:value-type="float" office:value="2655" calcext:value-type="float">
            <text:p>2.66E+03</text:p>
          </table:table-cell>
          <table:table-cell office:value-type="float" office:value="0.00000000001574098246" calcext:value-type="float">
            <text:p>1.57E-11</text:p>
          </table:table-cell>
          <table:table-cell/>
          <table:table-cell office:value-type="float" office:value="2655" calcext:value-type="float">
            <text:p>2.66E+03</text:p>
          </table:table-cell>
          <table:table-cell office:value-type="float" office:value="0.000000000634500122559995" calcext:value-type="float">
            <text:p>6.35E-10</text:p>
          </table:table-cell>
          <table:table-cell/>
          <table:table-cell table:formula="of:=(1/[.D1508])*(10^4)" office:value-type="float" office:value="3.76647834274953" calcext:value-type="float">
            <text:p>3.76647834274953</text:p>
          </table:table-cell>
          <table:table-cell table:formula="of:=(2.5*LOG(([.E1508]/[.B1508]);10)-2.6)/0.38" office:value-type="float" office:value="3.71973602190929" calcext:value-type="float">
            <text:p>3.71973602190929</text:p>
          </table:table-cell>
          <table:table-cell table:number-columns-repeated="8"/>
        </table:table-row>
        <table:table-row table:style-name="ro1">
          <table:table-cell office:value-type="float" office:value="2656" calcext:value-type="float">
            <text:p>2.66E+03</text:p>
          </table:table-cell>
          <table:table-cell office:value-type="float" office:value="0.000000000015981634" calcext:value-type="float">
            <text:p>1.60E-11</text:p>
          </table:table-cell>
          <table:table-cell/>
          <table:table-cell office:value-type="float" office:value="2656" calcext:value-type="float">
            <text:p>2.66E+03</text:p>
          </table:table-cell>
          <table:table-cell office:value-type="float" office:value="0.00000000061016214" calcext:value-type="float">
            <text:p>6.10E-10</text:p>
          </table:table-cell>
          <table:table-cell/>
          <table:table-cell table:formula="of:=(1/[.D1509])*(10^4)" office:value-type="float" office:value="3.76506024096386" calcext:value-type="float">
            <text:p>3.76506024096386</text:p>
          </table:table-cell>
          <table:table-cell table:formula="of:=(2.5*LOG(([.E1509]/[.B1509]);10)-2.6)/0.38" office:value-type="float" office:value="3.56463207912808" calcext:value-type="float">
            <text:p>3.56463207912808</text:p>
          </table:table-cell>
          <table:table-cell table:number-columns-repeated="8"/>
        </table:table-row>
        <table:table-row table:style-name="ro1">
          <table:table-cell office:value-type="float" office:value="2657" calcext:value-type="float">
            <text:p>2.66E+03</text:p>
          </table:table-cell>
          <table:table-cell office:value-type="float" office:value="0.000000000015981634" calcext:value-type="float">
            <text:p>1.60E-11</text:p>
          </table:table-cell>
          <table:table-cell/>
          <table:table-cell office:value-type="float" office:value="2657" calcext:value-type="float">
            <text:p>2.66E+03</text:p>
          </table:table-cell>
          <table:table-cell office:value-type="float" office:value="0.00000000061016214" calcext:value-type="float">
            <text:p>6.10E-10</text:p>
          </table:table-cell>
          <table:table-cell/>
          <table:table-cell table:formula="of:=(1/[.D1510])*(10^4)" office:value-type="float" office:value="3.76364320662401" calcext:value-type="float">
            <text:p>3.76364320662401</text:p>
          </table:table-cell>
          <table:table-cell table:formula="of:=(2.5*LOG(([.E1510]/[.B1510]);10)-2.6)/0.38" office:value-type="float" office:value="3.56463207912808" calcext:value-type="float">
            <text:p>3.56463207912808</text:p>
          </table:table-cell>
          <table:table-cell table:number-columns-repeated="8"/>
        </table:table-row>
        <table:table-row table:style-name="ro1">
          <table:table-cell office:value-type="float" office:value="2658" calcext:value-type="float">
            <text:p>2.66E+03</text:p>
          </table:table-cell>
          <table:table-cell office:value-type="float" office:value="0.0000000000147553557539223" calcext:value-type="float">
            <text:p>1.48E-11</text:p>
          </table:table-cell>
          <table:table-cell/>
          <table:table-cell office:value-type="float" office:value="2658" calcext:value-type="float">
            <text:p>2.66E+03</text:p>
          </table:table-cell>
          <table:table-cell office:value-type="float" office:value="0.000000000617637700479669" calcext:value-type="float">
            <text:p>6.18E-10</text:p>
          </table:table-cell>
          <table:table-cell/>
          <table:table-cell table:formula="of:=(1/[.D1511])*(10^4)" office:value-type="float" office:value="3.76222723852521" calcext:value-type="float">
            <text:p>3.76222723852521</text:p>
          </table:table-cell>
          <table:table-cell table:formula="of:=(2.5*LOG(([.E1511]/[.B1511]);10)-2.6)/0.38" office:value-type="float" office:value="3.82752705601273" calcext:value-type="float">
            <text:p>3.82752705601273</text:p>
          </table:table-cell>
          <table:table-cell table:number-columns-repeated="8"/>
        </table:table-row>
        <table:table-row table:style-name="ro1">
          <table:table-cell office:value-type="float" office:value="2659" calcext:value-type="float">
            <text:p>2.66E+03</text:p>
          </table:table-cell>
          <table:table-cell office:value-type="float" office:value="0.000000000013949539" calcext:value-type="float">
            <text:p>1.39E-11</text:p>
          </table:table-cell>
          <table:table-cell/>
          <table:table-cell office:value-type="float" office:value="2659" calcext:value-type="float">
            <text:p>2.66E+03</text:p>
          </table:table-cell>
          <table:table-cell office:value-type="float" office:value="0.00000000062255007" calcext:value-type="float">
            <text:p>6.23E-10</text:p>
          </table:table-cell>
          <table:table-cell/>
          <table:table-cell table:formula="of:=(1/[.D1512])*(10^4)" office:value-type="float" office:value="3.76081233546446" calcext:value-type="float">
            <text:p>3.76081233546446</text:p>
          </table:table-cell>
          <table:table-cell table:formula="of:=(2.5*LOG(([.E1512]/[.B1512]);10)-2.6)/0.38" office:value-type="float" office:value="4.01062125573432" calcext:value-type="float">
            <text:p>4.01062125573432</text:p>
          </table:table-cell>
          <table:table-cell table:number-columns-repeated="8"/>
        </table:table-row>
        <table:table-row table:style-name="ro1">
          <table:table-cell office:value-type="float" office:value="2660" calcext:value-type="float">
            <text:p>2.66E+03</text:p>
          </table:table-cell>
          <table:table-cell office:value-type="float" office:value="0.000000000013949539" calcext:value-type="float">
            <text:p>1.39E-11</text:p>
          </table:table-cell>
          <table:table-cell/>
          <table:table-cell office:value-type="float" office:value="2660" calcext:value-type="float">
            <text:p>2.66E+03</text:p>
          </table:table-cell>
          <table:table-cell office:value-type="float" office:value="0.00000000062255007" calcext:value-type="float">
            <text:p>6.23E-10</text:p>
          </table:table-cell>
          <table:table-cell/>
          <table:table-cell table:formula="of:=(1/[.D1513])*(10^4)" office:value-type="float" office:value="3.7593984962406" calcext:value-type="float">
            <text:p>3.7593984962406</text:p>
          </table:table-cell>
          <table:table-cell table:formula="of:=(2.5*LOG(([.E1513]/[.B1513]);10)-2.6)/0.38" office:value-type="float" office:value="4.01062125573432" calcext:value-type="float">
            <text:p>4.01062125573432</text:p>
          </table:table-cell>
          <table:table-cell table:number-columns-repeated="8"/>
        </table:table-row>
        <table:table-row table:style-name="ro1">
          <table:table-cell office:value-type="float" office:value="2661" calcext:value-type="float">
            <text:p>2.66E+03</text:p>
          </table:table-cell>
          <table:table-cell office:value-type="float" office:value="0.0000000000144729392466867" calcext:value-type="float">
            <text:p>1.45E-11</text:p>
          </table:table-cell>
          <table:table-cell/>
          <table:table-cell office:value-type="float" office:value="2661" calcext:value-type="float">
            <text:p>2.66E+03</text:p>
          </table:table-cell>
          <table:table-cell office:value-type="float" office:value="0.000000000599525146655294" calcext:value-type="float">
            <text:p>6.00E-10</text:p>
          </table:table-cell>
          <table:table-cell/>
          <table:table-cell table:formula="of:=(1/[.D1514])*(10^4)" office:value-type="float" office:value="3.75798571965427" calcext:value-type="float">
            <text:p>3.75798571965427</text:p>
          </table:table-cell>
          <table:table-cell table:formula="of:=(2.5*LOG(([.E1514]/[.B1514]);10)-2.6)/0.38" office:value-type="float" office:value="3.79770174292039" calcext:value-type="float">
            <text:p>3.79770174292039</text:p>
          </table:table-cell>
          <table:table-cell table:number-columns-repeated="8"/>
        </table:table-row>
        <table:table-row table:style-name="ro1">
          <table:table-cell office:value-type="float" office:value="2662" calcext:value-type="float">
            <text:p>2.66E+03</text:p>
          </table:table-cell>
          <table:table-cell office:value-type="float" office:value="0.000000000014509618" calcext:value-type="float">
            <text:p>1.45E-11</text:p>
          </table:table-cell>
          <table:table-cell/>
          <table:table-cell office:value-type="float" office:value="2662" calcext:value-type="float">
            <text:p>2.66E+03</text:p>
          </table:table-cell>
          <table:table-cell office:value-type="float" office:value="0.00000000059791161" calcext:value-type="float">
            <text:p>5.98E-10</text:p>
          </table:table-cell>
          <table:table-cell/>
          <table:table-cell table:formula="of:=(1/[.D1515])*(10^4)" office:value-type="float" office:value="3.75657400450789" calcext:value-type="float">
            <text:p>3.75657400450789</text:p>
          </table:table-cell>
          <table:table-cell table:formula="of:=(2.5*LOG(([.E1515]/[.B1515]);10)-2.6)/0.38" office:value-type="float" office:value="3.78276978745542" calcext:value-type="float">
            <text:p>3.78276978745542</text:p>
          </table:table-cell>
          <table:table-cell table:number-columns-repeated="8"/>
        </table:table-row>
        <table:table-row table:style-name="ro1">
          <table:table-cell office:value-type="float" office:value="2663" calcext:value-type="float">
            <text:p>2.66E+03</text:p>
          </table:table-cell>
          <table:table-cell office:value-type="float" office:value="0.0000000000144049377000001" calcext:value-type="float">
            <text:p>1.44E-11</text:p>
          </table:table-cell>
          <table:table-cell/>
          <table:table-cell office:value-type="float" office:value="2663" calcext:value-type="float">
            <text:p>2.66E+03</text:p>
          </table:table-cell>
          <table:table-cell office:value-type="float" office:value="0.000000000594958293650002" calcext:value-type="float">
            <text:p>5.95E-10</text:p>
          </table:table-cell>
          <table:table-cell/>
          <table:table-cell table:formula="of:=(1/[.D1516])*(10^4)" office:value-type="float" office:value="3.75516334960571" calcext:value-type="float">
            <text:p>3.75516334960571</text:p>
          </table:table-cell>
          <table:table-cell table:formula="of:=(2.5*LOG(([.E1516]/[.B1516]);10)-2.6)/0.38" office:value-type="float" office:value="3.78931012223614" calcext:value-type="float">
            <text:p>3.78931012223614</text:p>
          </table:table-cell>
          <table:table-cell table:number-columns-repeated="8"/>
        </table:table-row>
        <table:table-row table:style-name="ro1">
          <table:table-cell office:value-type="float" office:value="2664" calcext:value-type="float">
            <text:p>2.66E+03</text:p>
          </table:table-cell>
          <table:table-cell office:value-type="float" office:value="0.000000000014114598" calcext:value-type="float">
            <text:p>1.41E-11</text:p>
          </table:table-cell>
          <table:table-cell/>
          <table:table-cell office:value-type="float" office:value="2664" calcext:value-type="float">
            <text:p>2.66E+03</text:p>
          </table:table-cell>
          <table:table-cell office:value-type="float" office:value="0.00000000058676702" calcext:value-type="float">
            <text:p>5.87E-10</text:p>
          </table:table-cell>
          <table:table-cell/>
          <table:table-cell table:formula="of:=(1/[.D1517])*(10^4)" office:value-type="float" office:value="3.75375375375375" calcext:value-type="float">
            <text:p>3.75375375375375</text:p>
          </table:table-cell>
          <table:table-cell table:formula="of:=(2.5*LOG(([.E1517]/[.B1517]);10)-2.6)/0.38" office:value-type="float" office:value="3.80787619948256" calcext:value-type="float">
            <text:p>3.80787619948256</text:p>
          </table:table-cell>
          <table:table-cell table:number-columns-repeated="8"/>
        </table:table-row>
        <table:table-row table:style-name="ro1">
          <table:table-cell office:value-type="float" office:value="2665" calcext:value-type="float">
            <text:p>2.67E+03</text:p>
          </table:table-cell>
          <table:table-cell office:value-type="float" office:value="0.000000000014114598" calcext:value-type="float">
            <text:p>1.41E-11</text:p>
          </table:table-cell>
          <table:table-cell/>
          <table:table-cell office:value-type="float" office:value="2665" calcext:value-type="float">
            <text:p>2.67E+03</text:p>
          </table:table-cell>
          <table:table-cell office:value-type="float" office:value="0.00000000058676702" calcext:value-type="float">
            <text:p>5.87E-10</text:p>
          </table:table-cell>
          <table:table-cell/>
          <table:table-cell table:formula="of:=(1/[.D1518])*(10^4)" office:value-type="float" office:value="3.75234521575985" calcext:value-type="float">
            <text:p>3.75234521575985</text:p>
          </table:table-cell>
          <table:table-cell table:formula="of:=(2.5*LOG(([.E1518]/[.B1518]);10)-2.6)/0.38" office:value-type="float" office:value="3.80787619948256" calcext:value-type="float">
            <text:p>3.80787619948256</text:p>
          </table:table-cell>
          <table:table-cell table:number-columns-repeated="8"/>
        </table:table-row>
        <table:table-row table:style-name="ro1">
          <table:table-cell office:value-type="float" office:value="2666" calcext:value-type="float">
            <text:p>2.67E+03</text:p>
          </table:table-cell>
          <table:table-cell office:value-type="float" office:value="0.0000000000144300670170639" calcext:value-type="float">
            <text:p>1.44E-11</text:p>
          </table:table-cell>
          <table:table-cell/>
          <table:table-cell office:value-type="float" office:value="2666" calcext:value-type="float">
            <text:p>2.67E+03</text:p>
          </table:table-cell>
          <table:table-cell office:value-type="float" office:value="0.000000000595160754414253" calcext:value-type="float">
            <text:p>5.95E-10</text:p>
          </table:table-cell>
          <table:table-cell/>
          <table:table-cell table:formula="of:=(1/[.D1519])*(10^4)" office:value-type="float" office:value="3.75093773443361" calcext:value-type="float">
            <text:p>3.75093773443361</text:p>
          </table:table-cell>
          <table:table-cell table:formula="of:=(2.5*LOG(([.E1519]/[.B1519]);10)-2.6)/0.38" office:value-type="float" office:value="3.78530222056881" calcext:value-type="float">
            <text:p>3.78530222056881</text:p>
          </table:table-cell>
          <table:table-cell table:number-columns-repeated="8"/>
        </table:table-row>
        <table:table-row table:style-name="ro1">
          <table:table-cell office:value-type="float" office:value="2667" calcext:value-type="float">
            <text:p>2.67E+03</text:p>
          </table:table-cell>
          <table:table-cell office:value-type="float" office:value="0.000000000014644393" calcext:value-type="float">
            <text:p>1.46E-11</text:p>
          </table:table-cell>
          <table:table-cell/>
          <table:table-cell office:value-type="float" office:value="2667" calcext:value-type="float">
            <text:p>2.67E+03</text:p>
          </table:table-cell>
          <table:table-cell office:value-type="float" office:value="0.00000000060086336" calcext:value-type="float">
            <text:p>6.01E-10</text:p>
          </table:table-cell>
          <table:table-cell/>
          <table:table-cell table:formula="of:=(1/[.D1520])*(10^4)" office:value-type="float" office:value="3.74953130858643" calcext:value-type="float">
            <text:p>3.74953130858643</text:p>
          </table:table-cell>
          <table:table-cell table:formula="of:=(2.5*LOG(([.E1520]/[.B1520]);10)-2.6)/0.38" office:value-type="float" office:value="3.77042333439251" calcext:value-type="float">
            <text:p>3.77042333439251</text:p>
          </table:table-cell>
          <table:table-cell table:number-columns-repeated="8"/>
        </table:table-row>
        <table:table-row table:style-name="ro1">
          <table:table-cell office:value-type="float" office:value="2668" calcext:value-type="float">
            <text:p>2.67E+03</text:p>
          </table:table-cell>
          <table:table-cell office:value-type="float" office:value="0.000000000014644393" calcext:value-type="float">
            <text:p>1.46E-11</text:p>
          </table:table-cell>
          <table:table-cell/>
          <table:table-cell office:value-type="float" office:value="2668" calcext:value-type="float">
            <text:p>2.67E+03</text:p>
          </table:table-cell>
          <table:table-cell office:value-type="float" office:value="0.00000000060086336" calcext:value-type="float">
            <text:p>6.01E-10</text:p>
          </table:table-cell>
          <table:table-cell/>
          <table:table-cell table:formula="of:=(1/[.D1521])*(10^4)" office:value-type="float" office:value="3.74812593703148" calcext:value-type="float">
            <text:p>3.74812593703148</text:p>
          </table:table-cell>
          <table:table-cell table:formula="of:=(2.5*LOG(([.E1521]/[.B1521]);10)-2.6)/0.38" office:value-type="float" office:value="3.77042333439251" calcext:value-type="float">
            <text:p>3.77042333439251</text:p>
          </table:table-cell>
          <table:table-cell table:number-columns-repeated="8"/>
        </table:table-row>
        <table:table-row table:style-name="ro1">
          <table:table-cell office:value-type="float" office:value="2669" calcext:value-type="float">
            <text:p>2.67E+03</text:p>
          </table:table-cell>
          <table:table-cell office:value-type="float" office:value="0.0000000000154343519155" calcext:value-type="float">
            <text:p>1.54E-11</text:p>
          </table:table-cell>
          <table:table-cell/>
          <table:table-cell office:value-type="float" office:value="2669" calcext:value-type="float">
            <text:p>2.67E+03</text:p>
          </table:table-cell>
          <table:table-cell office:value-type="float" office:value="0.000000000601328194315" calcext:value-type="float">
            <text:p>6.01E-10</text:p>
          </table:table-cell>
          <table:table-cell/>
          <table:table-cell table:formula="of:=(1/[.D1522])*(10^4)" office:value-type="float" office:value="3.74672161858374" calcext:value-type="float">
            <text:p>3.74672161858374</text:p>
          </table:table-cell>
          <table:table-cell table:formula="of:=(2.5*LOG(([.E1522]/[.B1522]);10)-2.6)/0.38" office:value-type="float" office:value="3.62252084661985" calcext:value-type="float">
            <text:p>3.62252084661985</text:p>
          </table:table-cell>
          <table:table-cell table:number-columns-repeated="8"/>
        </table:table-row>
        <table:table-row table:style-name="ro1">
          <table:table-cell office:value-type="float" office:value="2670" calcext:value-type="float">
            <text:p>2.67E+03</text:p>
          </table:table-cell>
          <table:table-cell office:value-type="float" office:value="0.00000000001549702" calcext:value-type="float">
            <text:p>1.55E-11</text:p>
          </table:table-cell>
          <table:table-cell/>
          <table:table-cell office:value-type="float" office:value="2670" calcext:value-type="float">
            <text:p>2.67E+03</text:p>
          </table:table-cell>
          <table:table-cell office:value-type="float" office:value="0.00000000060136507" calcext:value-type="float">
            <text:p>6.01E-10</text:p>
          </table:table-cell>
          <table:table-cell/>
          <table:table-cell table:formula="of:=(1/[.D1523])*(10^4)" office:value-type="float" office:value="3.74531835205993" calcext:value-type="float">
            <text:p>3.74531835205993</text:p>
          </table:table-cell>
          <table:table-cell table:formula="of:=(2.5*LOG(([.E1523]/[.B1523]);10)-2.6)/0.38" office:value-type="float" office:value="3.6111184551665" calcext:value-type="float">
            <text:p>3.6111184551665</text:p>
          </table:table-cell>
          <table:table-cell table:number-columns-repeated="8"/>
        </table:table-row>
        <table:table-row table:style-name="ro1">
          <table:table-cell office:value-type="float" office:value="2671" calcext:value-type="float">
            <text:p>2.67E+03</text:p>
          </table:table-cell>
          <table:table-cell office:value-type="float" office:value="0.0000000000155057484038677" calcext:value-type="float">
            <text:p>1.55E-11</text:p>
          </table:table-cell>
          <table:table-cell/>
          <table:table-cell office:value-type="float" office:value="2671" calcext:value-type="float">
            <text:p>2.67E+03</text:p>
          </table:table-cell>
          <table:table-cell office:value-type="float" office:value="0.000000000604106191085412" calcext:value-type="float">
            <text:p>6.04E-10</text:p>
          </table:table-cell>
          <table:table-cell/>
          <table:table-cell table:formula="of:=(1/[.D1524])*(10^4)" office:value-type="float" office:value="3.74391613627855" calcext:value-type="float">
            <text:p>3.74391613627855</text:p>
          </table:table-cell>
          <table:table-cell table:formula="of:=(2.5*LOG(([.E1524]/[.B1524]);10)-2.6)/0.38" office:value-type="float" office:value="3.62250364287673" calcext:value-type="float">
            <text:p>3.62250364287673</text:p>
          </table:table-cell>
          <table:table-cell table:number-columns-repeated="8"/>
        </table:table-row>
        <table:table-row table:style-name="ro1">
          <table:table-cell office:value-type="float" office:value="2672" calcext:value-type="float">
            <text:p>2.67E+03</text:p>
          </table:table-cell>
          <table:table-cell office:value-type="float" office:value="0.000000000015530912" calcext:value-type="float">
            <text:p>1.55E-11</text:p>
          </table:table-cell>
          <table:table-cell/>
          <table:table-cell office:value-type="float" office:value="2672" calcext:value-type="float">
            <text:p>2.67E+03</text:p>
          </table:table-cell>
          <table:table-cell office:value-type="float" office:value="0.00000000061200872" calcext:value-type="float">
            <text:p>6.12E-10</text:p>
          </table:table-cell>
          <table:table-cell/>
          <table:table-cell table:formula="of:=(1/[.D1525])*(10^4)" office:value-type="float" office:value="3.74251497005988" calcext:value-type="float">
            <text:p>3.74251497005988</text:p>
          </table:table-cell>
          <table:table-cell table:formula="of:=(2.5*LOG(([.E1525]/[.B1525]);10)-2.6)/0.38" office:value-type="float" office:value="3.65500428384251" calcext:value-type="float">
            <text:p>3.65500428384251</text:p>
          </table:table-cell>
          <table:table-cell table:number-columns-repeated="8"/>
        </table:table-row>
        <table:table-row table:style-name="ro1">
          <table:table-cell office:value-type="float" office:value="2673" calcext:value-type="float">
            <text:p>2.67E+03</text:p>
          </table:table-cell>
          <table:table-cell office:value-type="float" office:value="0.000000000015530912" calcext:value-type="float">
            <text:p>1.55E-11</text:p>
          </table:table-cell>
          <table:table-cell/>
          <table:table-cell office:value-type="float" office:value="2673" calcext:value-type="float">
            <text:p>2.67E+03</text:p>
          </table:table-cell>
          <table:table-cell office:value-type="float" office:value="0.00000000061200872" calcext:value-type="float">
            <text:p>6.12E-10</text:p>
          </table:table-cell>
          <table:table-cell/>
          <table:table-cell table:formula="of:=(1/[.D1526])*(10^4)" office:value-type="float" office:value="3.74111485222596" calcext:value-type="float">
            <text:p>3.74111485222596</text:p>
          </table:table-cell>
          <table:table-cell table:formula="of:=(2.5*LOG(([.E1526]/[.B1526]);10)-2.6)/0.38" office:value-type="float" office:value="3.65500428384251" calcext:value-type="float">
            <text:p>3.65500428384251</text:p>
          </table:table-cell>
          <table:table-cell table:number-columns-repeated="8"/>
        </table:table-row>
        <table:table-row table:style-name="ro1">
          <table:table-cell office:value-type="float" office:value="2674" calcext:value-type="float">
            <text:p>2.67E+03</text:p>
          </table:table-cell>
          <table:table-cell office:value-type="float" office:value="0.0000000000147622672280003" calcext:value-type="float">
            <text:p>1.48E-11</text:p>
          </table:table-cell>
          <table:table-cell/>
          <table:table-cell office:value-type="float" office:value="2674" calcext:value-type="float">
            <text:p>2.67E+03</text:p>
          </table:table-cell>
          <table:table-cell office:value-type="float" office:value="0.000000000624100187359995" calcext:value-type="float">
            <text:p>6.24E-10</text:p>
          </table:table-cell>
          <table:table-cell/>
          <table:table-cell table:formula="of:=(1/[.D1527])*(10^4)" office:value-type="float" office:value="3.7397157816006" calcext:value-type="float">
            <text:p>3.7397157816006</text:p>
          </table:table-cell>
          <table:table-cell table:formula="of:=(2.5*LOG(([.E1527]/[.B1527]);10)-2.6)/0.38" office:value-type="float" office:value="3.85592927800176" calcext:value-type="float">
            <text:p>3.85592927800176</text:p>
          </table:table-cell>
          <table:table-cell table:number-columns-repeated="8"/>
        </table:table-row>
        <table:table-row table:style-name="ro1">
          <table:table-cell office:value-type="float" office:value="2675" calcext:value-type="float">
            <text:p>2.68E+03</text:p>
          </table:table-cell>
          <table:table-cell office:value-type="float" office:value="0.000000000014223693" calcext:value-type="float">
            <text:p>1.42E-11</text:p>
          </table:table-cell>
          <table:table-cell/>
          <table:table-cell office:value-type="float" office:value="2675" calcext:value-type="float">
            <text:p>2.68E+03</text:p>
          </table:table-cell>
          <table:table-cell office:value-type="float" office:value="0.00000000063257244" calcext:value-type="float">
            <text:p>6.33E-10</text:p>
          </table:table-cell>
          <table:table-cell/>
          <table:table-cell table:formula="of:=(1/[.D1528])*(10^4)" office:value-type="float" office:value="3.73831775700935" calcext:value-type="float">
            <text:p>3.73831775700935</text:p>
          </table:table-cell>
          <table:table-cell table:formula="of:=(2.5*LOG(([.E1528]/[.B1528]);10)-2.6)/0.38" office:value-type="float" office:value="4.00064405624434" calcext:value-type="float">
            <text:p>4.00064405624434</text:p>
          </table:table-cell>
          <table:table-cell table:number-columns-repeated="8"/>
        </table:table-row>
        <table:table-row table:style-name="ro1">
          <table:table-cell office:value-type="float" office:value="2676" calcext:value-type="float">
            <text:p>2.68E+03</text:p>
          </table:table-cell>
          <table:table-cell office:value-type="float" office:value="0.000000000014223693" calcext:value-type="float">
            <text:p>1.42E-11</text:p>
          </table:table-cell>
          <table:table-cell/>
          <table:table-cell office:value-type="float" office:value="2676" calcext:value-type="float">
            <text:p>2.68E+03</text:p>
          </table:table-cell>
          <table:table-cell office:value-type="float" office:value="0.00000000063257244" calcext:value-type="float">
            <text:p>6.33E-10</text:p>
          </table:table-cell>
          <table:table-cell/>
          <table:table-cell table:formula="of:=(1/[.D1529])*(10^4)" office:value-type="float" office:value="3.73692077727952" calcext:value-type="float">
            <text:p>3.73692077727952</text:p>
          </table:table-cell>
          <table:table-cell table:formula="of:=(2.5*LOG(([.E1529]/[.B1529]);10)-2.6)/0.38" office:value-type="float" office:value="4.00064405624434" calcext:value-type="float">
            <text:p>4.00064405624434</text:p>
          </table:table-cell>
          <table:table-cell table:number-columns-repeated="8"/>
        </table:table-row>
        <table:table-row table:style-name="ro1">
          <table:table-cell office:value-type="float" office:value="2677" calcext:value-type="float">
            <text:p>2.68E+03</text:p>
          </table:table-cell>
          <table:table-cell office:value-type="float" office:value="0.0000000000145425610210579" calcext:value-type="float">
            <text:p>1.45E-11</text:p>
          </table:table-cell>
          <table:table-cell/>
          <table:table-cell office:value-type="float" office:value="2677" calcext:value-type="float">
            <text:p>2.68E+03</text:p>
          </table:table-cell>
          <table:table-cell office:value-type="float" office:value="0.000000000618420600953734" calcext:value-type="float">
            <text:p>6.18E-10</text:p>
          </table:table-cell>
          <table:table-cell/>
          <table:table-cell table:formula="of:=(1/[.D1530])*(10^4)" office:value-type="float" office:value="3.73552484124019" calcext:value-type="float">
            <text:p>3.73552484124019</text:p>
          </table:table-cell>
          <table:table-cell table:formula="of:=(2.5*LOG(([.E1530]/[.B1530]);10)-2.6)/0.38" office:value-type="float" office:value="3.8726516688817" calcext:value-type="float">
            <text:p>3.8726516688817</text:p>
          </table:table-cell>
          <table:table-cell table:number-columns-repeated="8"/>
        </table:table-row>
        <table:table-row table:style-name="ro1">
          <table:table-cell office:value-type="float" office:value="2678" calcext:value-type="float">
            <text:p>2.68E+03</text:p>
          </table:table-cell>
          <table:table-cell office:value-type="float" office:value="0.00000000001457086" calcext:value-type="float">
            <text:p>1.46E-11</text:p>
          </table:table-cell>
          <table:table-cell/>
          <table:table-cell office:value-type="float" office:value="2678" calcext:value-type="float">
            <text:p>2.68E+03</text:p>
          </table:table-cell>
          <table:table-cell office:value-type="float" office:value="0.00000000061716465" calcext:value-type="float">
            <text:p>6.17E-10</text:p>
          </table:table-cell>
          <table:table-cell/>
          <table:table-cell table:formula="of:=(1/[.D1531])*(10^4)" office:value-type="float" office:value="3.73412994772218" calcext:value-type="float">
            <text:p>3.73412994772218</text:p>
          </table:table-cell>
          <table:table-cell table:formula="of:=(2.5*LOG(([.E1531]/[.B1531]);10)-2.6)/0.38" office:value-type="float" office:value="3.86128853379678" calcext:value-type="float">
            <text:p>3.86128853379678</text:p>
          </table:table-cell>
          <table:table-cell table:number-columns-repeated="8"/>
        </table:table-row>
        <table:table-row table:style-name="ro1">
          <table:table-cell office:value-type="float" office:value="2679" calcext:value-type="float">
            <text:p>2.68E+03</text:p>
          </table:table-cell>
          <table:table-cell office:value-type="float" office:value="0.000000000014478253540366" calcext:value-type="float">
            <text:p>1.45E-11</text:p>
          </table:table-cell>
          <table:table-cell/>
          <table:table-cell office:value-type="float" office:value="2679" calcext:value-type="float">
            <text:p>2.68E+03</text:p>
          </table:table-cell>
          <table:table-cell office:value-type="float" office:value="0.000000000615951620065117" calcext:value-type="float">
            <text:p>6.16E-10</text:p>
          </table:table-cell>
          <table:table-cell/>
          <table:table-cell table:formula="of:=(1/[.D1532])*(10^4)" office:value-type="float" office:value="3.73273609555804" calcext:value-type="float">
            <text:p>3.73273609555804</text:p>
          </table:table-cell>
          <table:table-cell table:formula="of:=(2.5*LOG(([.E1532]/[.B1532]);10)-2.6)/0.38" office:value-type="float" office:value="3.87388436969559" calcext:value-type="float">
            <text:p>3.87388436969559</text:p>
          </table:table-cell>
          <table:table-cell table:number-columns-repeated="8"/>
        </table:table-row>
        <table:table-row table:style-name="ro1">
          <table:table-cell office:value-type="float" office:value="2680" calcext:value-type="float">
            <text:p>2.68E+03</text:p>
          </table:table-cell>
          <table:table-cell office:value-type="float" office:value="0.000000000014199744" calcext:value-type="float">
            <text:p>1.42E-11</text:p>
          </table:table-cell>
          <table:table-cell/>
          <table:table-cell office:value-type="float" office:value="2680" calcext:value-type="float">
            <text:p>2.68E+03</text:p>
          </table:table-cell>
          <table:table-cell office:value-type="float" office:value="0.00000000061230349" calcext:value-type="float">
            <text:p>6.12E-10</text:p>
          </table:table-cell>
          <table:table-cell/>
          <table:table-cell table:formula="of:=(1/[.D1533])*(10^4)" office:value-type="float" office:value="3.73134328358209" calcext:value-type="float">
            <text:p>3.73134328358209</text:p>
          </table:table-cell>
          <table:table-cell table:formula="of:=(2.5*LOG(([.E1533]/[.B1533]);10)-2.6)/0.38" office:value-type="float" office:value="3.91240934244109" calcext:value-type="float">
            <text:p>3.91240934244109</text:p>
          </table:table-cell>
          <table:table-cell table:number-columns-repeated="8"/>
        </table:table-row>
        <table:table-row table:style-name="ro1">
          <table:table-cell office:value-type="float" office:value="2681" calcext:value-type="float">
            <text:p>2.68E+03</text:p>
          </table:table-cell>
          <table:table-cell office:value-type="float" office:value="0.000000000014199744" calcext:value-type="float">
            <text:p>1.42E-11</text:p>
          </table:table-cell>
          <table:table-cell/>
          <table:table-cell office:value-type="float" office:value="2681" calcext:value-type="float">
            <text:p>2.68E+03</text:p>
          </table:table-cell>
          <table:table-cell office:value-type="float" office:value="0.00000000061230349" calcext:value-type="float">
            <text:p>6.12E-10</text:p>
          </table:table-cell>
          <table:table-cell/>
          <table:table-cell table:formula="of:=(1/[.D1534])*(10^4)" office:value-type="float" office:value="3.72995151063036" calcext:value-type="float">
            <text:p>3.72995151063036</text:p>
          </table:table-cell>
          <table:table-cell table:formula="of:=(2.5*LOG(([.E1534]/[.B1534]);10)-2.6)/0.38" office:value-type="float" office:value="3.91240934244109" calcext:value-type="float">
            <text:p>3.91240934244109</text:p>
          </table:table-cell>
          <table:table-cell table:number-columns-repeated="8"/>
        </table:table-row>
        <table:table-row table:style-name="ro1">
          <table:table-cell office:value-type="float" office:value="2682" calcext:value-type="float">
            <text:p>2.68E+03</text:p>
          </table:table-cell>
          <table:table-cell office:value-type="float" office:value="0.00000000001417626966" calcext:value-type="float">
            <text:p>1.42E-11</text:p>
          </table:table-cell>
          <table:table-cell/>
          <table:table-cell office:value-type="float" office:value="2682" calcext:value-type="float">
            <text:p>2.68E+03</text:p>
          </table:table-cell>
          <table:table-cell office:value-type="float" office:value="0.000000000646469346999996" calcext:value-type="float">
            <text:p>6.46E-10</text:p>
          </table:table-cell>
          <table:table-cell/>
          <table:table-cell table:formula="of:=(1/[.D1535])*(10^4)" office:value-type="float" office:value="3.72856077554064" calcext:value-type="float">
            <text:p>3.72856077554064</text:p>
          </table:table-cell>
          <table:table-cell table:formula="of:=(2.5*LOG(([.E1535]/[.B1535]);10)-2.6)/0.38" office:value-type="float" office:value="4.07227612796449" calcext:value-type="float">
            <text:p>4.07227612796449</text:p>
          </table:table-cell>
          <table:table-cell table:number-columns-repeated="8"/>
        </table:table-row>
        <table:table-row table:style-name="ro1">
          <table:table-cell office:value-type="float" office:value="2683" calcext:value-type="float">
            <text:p>2.68E+03</text:p>
          </table:table-cell>
          <table:table-cell office:value-type="float" office:value="0.000000000014159271" calcext:value-type="float">
            <text:p>1.42E-11</text:p>
          </table:table-cell>
          <table:table-cell/>
          <table:table-cell office:value-type="float" office:value="2683" calcext:value-type="float">
            <text:p>2.68E+03</text:p>
          </table:table-cell>
          <table:table-cell office:value-type="float" office:value="0.00000000067121014" calcext:value-type="float">
            <text:p>6.71E-10</text:p>
          </table:table-cell>
          <table:table-cell/>
          <table:table-cell table:formula="of:=(1/[.D1536])*(10^4)" office:value-type="float" office:value="3.72717107715244" calcext:value-type="float">
            <text:p>3.72717107715244</text:p>
          </table:table-cell>
          <table:table-cell table:formula="of:=(2.5*LOG(([.E1536]/[.B1536]);10)-2.6)/0.38" office:value-type="float" office:value="4.18301062369763" calcext:value-type="float">
            <text:p>4.18301062369763</text:p>
          </table:table-cell>
          <table:table-cell table:number-columns-repeated="8"/>
        </table:table-row>
        <table:table-row table:style-name="ro1">
          <table:table-cell office:value-type="float" office:value="2684" calcext:value-type="float">
            <text:p>2.68E+03</text:p>
          </table:table-cell>
          <table:table-cell office:value-type="float" office:value="0.000000000014159271" calcext:value-type="float">
            <text:p>1.42E-11</text:p>
          </table:table-cell>
          <table:table-cell/>
          <table:table-cell office:value-type="float" office:value="2684" calcext:value-type="float">
            <text:p>2.68E+03</text:p>
          </table:table-cell>
          <table:table-cell office:value-type="float" office:value="0.00000000067121014" calcext:value-type="float">
            <text:p>6.71E-10</text:p>
          </table:table-cell>
          <table:table-cell/>
          <table:table-cell table:formula="of:=(1/[.D1537])*(10^4)" office:value-type="float" office:value="3.725782414307" calcext:value-type="float">
            <text:p>3.725782414307</text:p>
          </table:table-cell>
          <table:table-cell table:formula="of:=(2.5*LOG(([.E1537]/[.B1537]);10)-2.6)/0.38" office:value-type="float" office:value="4.18301062369763" calcext:value-type="float">
            <text:p>4.18301062369763</text:p>
          </table:table-cell>
          <table:table-cell table:number-columns-repeated="8"/>
        </table:table-row>
        <table:table-row table:style-name="ro1">
          <table:table-cell office:value-type="float" office:value="2685" calcext:value-type="float">
            <text:p>2.69E+03</text:p>
          </table:table-cell>
          <table:table-cell office:value-type="float" office:value="0.0000000000155502877254078" calcext:value-type="float">
            <text:p>1.56E-11</text:p>
          </table:table-cell>
          <table:table-cell/>
          <table:table-cell office:value-type="float" office:value="2685" calcext:value-type="float">
            <text:p>2.69E+03</text:p>
          </table:table-cell>
          <table:table-cell office:value-type="float" office:value="0.000000000669554387091312" calcext:value-type="float">
            <text:p>6.70E-10</text:p>
          </table:table-cell>
          <table:table-cell/>
          <table:table-cell table:formula="of:=(1/[.D1538])*(10^4)" office:value-type="float" office:value="3.7243947858473" calcext:value-type="float">
            <text:p>3.7243947858473</text:p>
          </table:table-cell>
          <table:table-cell table:formula="of:=(2.5*LOG(([.E1538]/[.B1538]);10)-2.6)/0.38" office:value-type="float" office:value="3.9082067819143" calcext:value-type="float">
            <text:p>3.9082067819143</text:p>
          </table:table-cell>
          <table:table-cell table:number-columns-repeated="8"/>
        </table:table-row>
        <table:table-row table:style-name="ro1">
          <table:table-cell office:value-type="float" office:value="2686" calcext:value-type="float">
            <text:p>2.69E+03</text:p>
          </table:table-cell>
          <table:table-cell office:value-type="float" office:value="0.000000000015687047" calcext:value-type="float">
            <text:p>1.57E-11</text:p>
          </table:table-cell>
          <table:table-cell/>
          <table:table-cell office:value-type="float" office:value="2686" calcext:value-type="float">
            <text:p>2.69E+03</text:p>
          </table:table-cell>
          <table:table-cell office:value-type="float" office:value="0.0000000006693916" calcext:value-type="float">
            <text:p>6.69E-10</text:p>
          </table:table-cell>
          <table:table-cell/>
          <table:table-cell table:formula="of:=(1/[.D1539])*(10^4)" office:value-type="float" office:value="3.72300819061802" calcext:value-type="float">
            <text:p>3.72300819061802</text:p>
          </table:table-cell>
          <table:table-cell table:formula="of:=(2.5*LOG(([.E1539]/[.B1539]);10)-2.6)/0.38" office:value-type="float" office:value="3.88249381894148" calcext:value-type="float">
            <text:p>3.88249381894148</text:p>
          </table:table-cell>
          <table:table-cell table:number-columns-repeated="8"/>
        </table:table-row>
        <table:table-row table:style-name="ro1">
          <table:table-cell office:value-type="float" office:value="2687" calcext:value-type="float">
            <text:p>2.69E+03</text:p>
          </table:table-cell>
          <table:table-cell office:value-type="float" office:value="0.0000000000154150412029999" calcext:value-type="float">
            <text:p>1.54E-11</text:p>
          </table:table-cell>
          <table:table-cell/>
          <table:table-cell office:value-type="float" office:value="2687" calcext:value-type="float">
            <text:p>2.69E+03</text:p>
          </table:table-cell>
          <table:table-cell office:value-type="float" office:value="0.000000000658343023299996" calcext:value-type="float">
            <text:p>6.58E-10</text:p>
          </table:table-cell>
          <table:table-cell/>
          <table:table-cell table:formula="of:=(1/[.D1540])*(10^4)" office:value-type="float" office:value="3.72162262746557" calcext:value-type="float">
            <text:p>3.72162262746557</text:p>
          </table:table-cell>
          <table:table-cell table:formula="of:=(2.5*LOG(([.E1540]/[.B1540]);10)-2.6)/0.38" office:value-type="float" office:value="3.88491807667845" calcext:value-type="float">
            <text:p>3.88491807667845</text:p>
          </table:table-cell>
          <table:table-cell table:number-columns-repeated="8"/>
        </table:table-row>
        <table:table-row table:style-name="ro1">
          <table:table-cell office:value-type="float" office:value="2688" calcext:value-type="float">
            <text:p>2.69E+03</text:p>
          </table:table-cell>
          <table:table-cell office:value-type="float" office:value="0.000000000014560729" calcext:value-type="float">
            <text:p>1.46E-11</text:p>
          </table:table-cell>
          <table:table-cell/>
          <table:table-cell office:value-type="float" office:value="2688" calcext:value-type="float">
            <text:p>2.69E+03</text:p>
          </table:table-cell>
          <table:table-cell office:value-type="float" office:value="0.0000000006236418" calcext:value-type="float">
            <text:p>6.24E-10</text:p>
          </table:table-cell>
          <table:table-cell/>
          <table:table-cell table:formula="of:=(1/[.D1541])*(10^4)" office:value-type="float" office:value="3.72023809523809" calcext:value-type="float">
            <text:p>3.72023809523809</text:p>
          </table:table-cell>
          <table:table-cell table:formula="of:=(2.5*LOG(([.E1541]/[.B1541]);10)-2.6)/0.38" office:value-type="float" office:value="3.89310590381382" calcext:value-type="float">
            <text:p>3.89310590381382</text:p>
          </table:table-cell>
          <table:table-cell table:number-columns-repeated="8"/>
        </table:table-row>
        <table:table-row table:style-name="ro1">
          <table:table-cell office:value-type="float" office:value="2689" calcext:value-type="float">
            <text:p>2.69E+03</text:p>
          </table:table-cell>
          <table:table-cell office:value-type="float" office:value="0.000000000014560729" calcext:value-type="float">
            <text:p>1.46E-11</text:p>
          </table:table-cell>
          <table:table-cell/>
          <table:table-cell office:value-type="float" office:value="2689" calcext:value-type="float">
            <text:p>2.69E+03</text:p>
          </table:table-cell>
          <table:table-cell office:value-type="float" office:value="0.0000000006236418" calcext:value-type="float">
            <text:p>6.24E-10</text:p>
          </table:table-cell>
          <table:table-cell/>
          <table:table-cell table:formula="of:=(1/[.D1542])*(10^4)" office:value-type="float" office:value="3.71885459278542" calcext:value-type="float">
            <text:p>3.71885459278542</text:p>
          </table:table-cell>
          <table:table-cell table:formula="of:=(2.5*LOG(([.E1542]/[.B1542]);10)-2.6)/0.38" office:value-type="float" office:value="3.89310590381382" calcext:value-type="float">
            <text:p>3.89310590381382</text:p>
          </table:table-cell>
          <table:table-cell table:number-columns-repeated="8"/>
        </table:table-row>
        <table:table-row table:style-name="ro1">
          <table:table-cell office:value-type="float" office:value="2690" calcext:value-type="float">
            <text:p>2.69E+03</text:p>
          </table:table-cell>
          <table:table-cell office:value-type="float" office:value="0.0000000000148239346226834" calcext:value-type="float">
            <text:p>1.48E-11</text:p>
          </table:table-cell>
          <table:table-cell/>
          <table:table-cell office:value-type="float" office:value="2690" calcext:value-type="float">
            <text:p>2.69E+03</text:p>
          </table:table-cell>
          <table:table-cell office:value-type="float" office:value="0.000000000608554884922986" calcext:value-type="float">
            <text:p>6.09E-10</text:p>
          </table:table-cell>
          <table:table-cell/>
          <table:table-cell table:formula="of:=(1/[.D1543])*(10^4)" office:value-type="float" office:value="3.71747211895911" calcext:value-type="float">
            <text:p>3.71747211895911</text:p>
          </table:table-cell>
          <table:table-cell table:formula="of:=(2.5*LOG(([.E1543]/[.B1543]);10)-2.6)/0.38" office:value-type="float" office:value="3.77194909162813" calcext:value-type="float">
            <text:p>3.77194909162813</text:p>
          </table:table-cell>
          <table:table-cell table:number-columns-repeated="8"/>
        </table:table-row>
        <table:table-row table:style-name="ro1">
          <table:table-cell office:value-type="float" office:value="2691" calcext:value-type="float">
            <text:p>2.69E+03</text:p>
          </table:table-cell>
          <table:table-cell office:value-type="float" office:value="0.00000000001502044" calcext:value-type="float">
            <text:p>1.50E-11</text:p>
          </table:table-cell>
          <table:table-cell/>
          <table:table-cell office:value-type="float" office:value="2691" calcext:value-type="float">
            <text:p>2.69E+03</text:p>
          </table:table-cell>
          <table:table-cell office:value-type="float" office:value="0.00000000059729122" calcext:value-type="float">
            <text:p>5.97E-10</text:p>
          </table:table-cell>
          <table:table-cell/>
          <table:table-cell table:formula="of:=(1/[.D1544])*(10^4)" office:value-type="float" office:value="3.71609067261241" calcext:value-type="float">
            <text:p>3.71609067261241</text:p>
          </table:table-cell>
          <table:table-cell table:formula="of:=(2.5*LOG(([.E1544]/[.B1544]);10)-2.6)/0.38" office:value-type="float" office:value="3.68094392087618" calcext:value-type="float">
            <text:p>3.68094392087618</text:p>
          </table:table-cell>
          <table:table-cell table:number-columns-repeated="8"/>
        </table:table-row>
        <table:table-row table:style-name="ro1">
          <table:table-cell office:value-type="float" office:value="2692" calcext:value-type="float">
            <text:p>2.69E+03</text:p>
          </table:table-cell>
          <table:table-cell office:value-type="float" office:value="0.00000000001502044" calcext:value-type="float">
            <text:p>1.50E-11</text:p>
          </table:table-cell>
          <table:table-cell/>
          <table:table-cell office:value-type="float" office:value="2692" calcext:value-type="float">
            <text:p>2.69E+03</text:p>
          </table:table-cell>
          <table:table-cell office:value-type="float" office:value="0.00000000059729122" calcext:value-type="float">
            <text:p>5.97E-10</text:p>
          </table:table-cell>
          <table:table-cell/>
          <table:table-cell table:formula="of:=(1/[.D1545])*(10^4)" office:value-type="float" office:value="3.7147102526003" calcext:value-type="float">
            <text:p>3.7147102526003</text:p>
          </table:table-cell>
          <table:table-cell table:formula="of:=(2.5*LOG(([.E1545]/[.B1545]);10)-2.6)/0.38" office:value-type="float" office:value="3.68094392087618" calcext:value-type="float">
            <text:p>3.68094392087618</text:p>
          </table:table-cell>
          <table:table-cell table:number-columns-repeated="8"/>
        </table:table-row>
        <table:table-row table:style-name="ro1">
          <table:table-cell office:value-type="float" office:value="2693" calcext:value-type="float">
            <text:p>2.69E+03</text:p>
          </table:table-cell>
          <table:table-cell office:value-type="float" office:value="0.0000000000144887924289999" calcext:value-type="float">
            <text:p>1.45E-11</text:p>
          </table:table-cell>
          <table:table-cell/>
          <table:table-cell office:value-type="float" office:value="2693" calcext:value-type="float">
            <text:p>2.69E+03</text:p>
          </table:table-cell>
          <table:table-cell office:value-type="float" office:value="0.000000000585286954719997" calcext:value-type="float">
            <text:p>5.85E-10</text:p>
          </table:table-cell>
          <table:table-cell/>
          <table:table-cell table:formula="of:=(1/[.D1546])*(10^4)" office:value-type="float" office:value="3.71333085777943" calcext:value-type="float">
            <text:p>3.71333085777943</text:p>
          </table:table-cell>
          <table:table-cell table:formula="of:=(2.5*LOG(([.E1546]/[.B1546]);10)-2.6)/0.38" office:value-type="float" office:value="3.72589903775327" calcext:value-type="float">
            <text:p>3.72589903775327</text:p>
          </table:table-cell>
          <table:table-cell table:number-columns-repeated="8"/>
        </table:table-row>
        <table:table-row table:style-name="ro1">
          <table:table-cell office:value-type="float" office:value="2694" calcext:value-type="float">
            <text:p>2.69E+03</text:p>
          </table:table-cell>
          <table:table-cell office:value-type="float" office:value="0.000000000014431683" calcext:value-type="float">
            <text:p>1.44E-11</text:p>
          </table:table-cell>
          <table:table-cell/>
          <table:table-cell office:value-type="float" office:value="2694" calcext:value-type="float">
            <text:p>2.69E+03</text:p>
          </table:table-cell>
          <table:table-cell office:value-type="float" office:value="0.00000000058399746" calcext:value-type="float">
            <text:p>5.84E-10</text:p>
          </table:table-cell>
          <table:table-cell/>
          <table:table-cell table:formula="of:=(1/[.D1547])*(10^4)" office:value-type="float" office:value="3.71195248700817" calcext:value-type="float">
            <text:p>3.71195248700817</text:p>
          </table:table-cell>
          <table:table-cell table:formula="of:=(2.5*LOG(([.E1547]/[.B1547]);10)-2.6)/0.38" office:value-type="float" office:value="3.73088143055037" calcext:value-type="float">
            <text:p>3.73088143055037</text:p>
          </table:table-cell>
          <table:table-cell table:number-columns-repeated="8"/>
        </table:table-row>
        <table:table-row table:style-name="ro1">
          <table:table-cell office:value-type="float" office:value="2695" calcext:value-type="float">
            <text:p>2.70E+03</text:p>
          </table:table-cell>
          <table:table-cell office:value-type="float" office:value="0.0000000000145077906905001" calcext:value-type="float">
            <text:p>1.45E-11</text:p>
          </table:table-cell>
          <table:table-cell/>
          <table:table-cell office:value-type="float" office:value="2695" calcext:value-type="float">
            <text:p>2.70E+03</text:p>
          </table:table-cell>
          <table:table-cell office:value-type="float" office:value="0.000000000583301228379999" calcext:value-type="float">
            <text:p>5.83E-10</text:p>
          </table:table-cell>
          <table:table-cell/>
          <table:table-cell table:formula="of:=(1/[.D1548])*(10^4)" office:value-type="float" office:value="3.71057513914657" calcext:value-type="float">
            <text:p>3.71057513914657</text:p>
          </table:table-cell>
          <table:table-cell table:formula="of:=(2.5*LOG(([.E1548]/[.B1548]);10)-2.6)/0.38" office:value-type="float" office:value="3.71244480129469" calcext:value-type="float">
            <text:p>3.71244480129469</text:p>
          </table:table-cell>
          <table:table-cell table:number-columns-repeated="8"/>
        </table:table-row>
        <table:table-row table:style-name="ro1">
          <table:table-cell office:value-type="float" office:value="2696" calcext:value-type="float">
            <text:p>2.70E+03</text:p>
          </table:table-cell>
          <table:table-cell office:value-type="float" office:value="0.000000000014757626" calcext:value-type="float">
            <text:p>1.48E-11</text:p>
          </table:table-cell>
          <table:table-cell/>
          <table:table-cell office:value-type="float" office:value="2696" calcext:value-type="float">
            <text:p>2.70E+03</text:p>
          </table:table-cell>
          <table:table-cell office:value-type="float" office:value="0.00000000058101574" calcext:value-type="float">
            <text:p>5.81E-10</text:p>
          </table:table-cell>
          <table:table-cell/>
          <table:table-cell table:formula="of:=(1/[.D1549])*(10^4)" office:value-type="float" office:value="3.70919881305638" calcext:value-type="float">
            <text:p>3.70919881305638</text:p>
          </table:table-cell>
          <table:table-cell table:formula="of:=(2.5*LOG(([.E1549]/[.B1549]);10)-2.6)/0.38" office:value-type="float" office:value="3.65244340724884" calcext:value-type="float">
            <text:p>3.65244340724884</text:p>
          </table:table-cell>
          <table:table-cell table:number-columns-repeated="8"/>
        </table:table-row>
        <table:table-row table:style-name="ro1">
          <table:table-cell office:value-type="float" office:value="2697" calcext:value-type="float">
            <text:p>2.70E+03</text:p>
          </table:table-cell>
          <table:table-cell office:value-type="float" office:value="0.000000000014757626" calcext:value-type="float">
            <text:p>1.48E-11</text:p>
          </table:table-cell>
          <table:table-cell/>
          <table:table-cell office:value-type="float" office:value="2697" calcext:value-type="float">
            <text:p>2.70E+03</text:p>
          </table:table-cell>
          <table:table-cell office:value-type="float" office:value="0.00000000058101574" calcext:value-type="float">
            <text:p>5.81E-10</text:p>
          </table:table-cell>
          <table:table-cell/>
          <table:table-cell table:formula="of:=(1/[.D1550])*(10^4)" office:value-type="float" office:value="3.70782350760104" calcext:value-type="float">
            <text:p>3.70782350760104</text:p>
          </table:table-cell>
          <table:table-cell table:formula="of:=(2.5*LOG(([.E1550]/[.B1550]);10)-2.6)/0.38" office:value-type="float" office:value="3.65244340724884" calcext:value-type="float">
            <text:p>3.65244340724884</text:p>
          </table:table-cell>
          <table:table-cell table:number-columns-repeated="8"/>
        </table:table-row>
        <table:table-row table:style-name="ro1">
          <table:table-cell office:value-type="float" office:value="2698" calcext:value-type="float">
            <text:p>2.70E+03</text:p>
          </table:table-cell>
          <table:table-cell office:value-type="float" office:value="0.0000000000139593815720003" calcext:value-type="float">
            <text:p>1.40E-11</text:p>
          </table:table-cell>
          <table:table-cell/>
          <table:table-cell office:value-type="float" office:value="2698" calcext:value-type="float">
            <text:p>2.70E+03</text:p>
          </table:table-cell>
          <table:table-cell office:value-type="float" office:value="0.000000000583321749879999" calcext:value-type="float">
            <text:p>5.83E-10</text:p>
          </table:table-cell>
          <table:table-cell/>
          <table:table-cell table:formula="of:=(1/[.D1551])*(10^4)" office:value-type="float" office:value="3.70644922164566" calcext:value-type="float">
            <text:p>3.70644922164566</text:p>
          </table:table-cell>
          <table:table-cell table:formula="of:=(2.5*LOG(([.E1551]/[.B1551]);10)-2.6)/0.38" office:value-type="float" office:value="3.82264467979379" calcext:value-type="float">
            <text:p>3.82264467979379</text:p>
          </table:table-cell>
          <table:table-cell table:number-columns-repeated="8"/>
        </table:table-row>
        <table:table-row table:style-name="ro1">
          <table:table-cell office:value-type="float" office:value="2699" calcext:value-type="float">
            <text:p>2.70E+03</text:p>
          </table:table-cell>
          <table:table-cell office:value-type="float" office:value="0.000000000013342299" calcext:value-type="float">
            <text:p>1.33E-11</text:p>
          </table:table-cell>
          <table:table-cell/>
          <table:table-cell office:value-type="float" office:value="2699" calcext:value-type="float">
            <text:p>2.70E+03</text:p>
          </table:table-cell>
          <table:table-cell office:value-type="float" office:value="0.00000000058510441" calcext:value-type="float">
            <text:p>5.85E-10</text:p>
          </table:table-cell>
          <table:table-cell/>
          <table:table-cell table:formula="of:=(1/[.D1552])*(10^4)" office:value-type="float" office:value="3.70507595405706" calcext:value-type="float">
            <text:p>3.70507595405706</text:p>
          </table:table-cell>
          <table:table-cell table:formula="of:=(2.5*LOG(([.E1552]/[.B1552]);10)-2.6)/0.38" office:value-type="float" office:value="3.9605440955006" calcext:value-type="float">
            <text:p>3.9605440955006</text:p>
          </table:table-cell>
          <table:table-cell table:number-columns-repeated="8"/>
        </table:table-row>
        <table:table-row table:style-name="ro1">
          <table:table-cell office:value-type="float" office:value="2700" calcext:value-type="float">
            <text:p>2.70E+03</text:p>
          </table:table-cell>
          <table:table-cell office:value-type="float" office:value="0.000000000013342299" calcext:value-type="float">
            <text:p>1.33E-11</text:p>
          </table:table-cell>
          <table:table-cell/>
          <table:table-cell office:value-type="float" office:value="2700" calcext:value-type="float">
            <text:p>2.70E+03</text:p>
          </table:table-cell>
          <table:table-cell office:value-type="float" office:value="0.00000000058510441" calcext:value-type="float">
            <text:p>5.85E-10</text:p>
          </table:table-cell>
          <table:table-cell/>
          <table:table-cell table:formula="of:=(1/[.D1553])*(10^4)" office:value-type="float" office:value="3.7037037037037" calcext:value-type="float">
            <text:p>3.7037037037037</text:p>
          </table:table-cell>
          <table:table-cell table:formula="of:=(2.5*LOG(([.E1553]/[.B1553]);10)-2.6)/0.38" office:value-type="float" office:value="3.9605440955006" calcext:value-type="float">
            <text:p>3.9605440955006</text:p>
          </table:table-cell>
          <table:table-cell table:number-columns-repeated="8"/>
        </table:table-row>
        <table:table-row table:style-name="ro1">
          <table:table-cell office:value-type="float" office:value="2701" calcext:value-type="float">
            <text:p>2.70E+03</text:p>
          </table:table-cell>
          <table:table-cell office:value-type="float" office:value="0.00000000001532348073801" calcext:value-type="float">
            <text:p>1.53E-11</text:p>
          </table:table-cell>
          <table:table-cell/>
          <table:table-cell office:value-type="float" office:value="2701" calcext:value-type="float">
            <text:p>2.70E+03</text:p>
          </table:table-cell>
          <table:table-cell office:value-type="float" office:value="0.000000000610361236450176" calcext:value-type="float">
            <text:p>6.10E-10</text:p>
          </table:table-cell>
          <table:table-cell/>
          <table:table-cell table:formula="of:=(1/[.D1554])*(10^4)" office:value-type="float" office:value="3.70233246945576" calcext:value-type="float">
            <text:p>3.70233246945576</text:p>
          </table:table-cell>
          <table:table-cell table:formula="of:=(2.5*LOG(([.E1554]/[.B1554]);10)-2.6)/0.38" office:value-type="float" office:value="3.68572050901981" calcext:value-type="float">
            <text:p>3.68572050901981</text:p>
          </table:table-cell>
          <table:table-cell table:number-columns-repeated="8"/>
        </table:table-row>
        <table:table-row table:style-name="ro1">
          <table:table-cell office:value-type="float" office:value="2702" calcext:value-type="float">
            <text:p>2.70E+03</text:p>
          </table:table-cell>
          <table:table-cell office:value-type="float" office:value="0.000000000015557191" calcext:value-type="float">
            <text:p>1.56E-11</text:p>
          </table:table-cell>
          <table:table-cell/>
          <table:table-cell office:value-type="float" office:value="2702" calcext:value-type="float">
            <text:p>2.70E+03</text:p>
          </table:table-cell>
          <table:table-cell office:value-type="float" office:value="0.00000000061334066" calcext:value-type="float">
            <text:p>6.13E-10</text:p>
          </table:table-cell>
          <table:table-cell/>
          <table:table-cell table:formula="of:=(1/[.D1555])*(10^4)" office:value-type="float" office:value="3.70096225018505" calcext:value-type="float">
            <text:p>3.70096225018505</text:p>
          </table:table-cell>
          <table:table-cell table:formula="of:=(2.5*LOG(([.E1555]/[.B1555]);10)-2.6)/0.38" office:value-type="float" office:value="3.65638534533095" calcext:value-type="float">
            <text:p>3.65638534533095</text:p>
          </table:table-cell>
          <table:table-cell table:number-columns-repeated="8"/>
        </table:table-row>
        <table:table-row table:style-name="ro1">
          <table:table-cell office:value-type="float" office:value="2703" calcext:value-type="float">
            <text:p>2.70E+03</text:p>
          </table:table-cell>
          <table:table-cell office:value-type="float" office:value="0.000000000015365771717" calcext:value-type="float">
            <text:p>1.54E-11</text:p>
          </table:table-cell>
          <table:table-cell/>
          <table:table-cell office:value-type="float" office:value="2703" calcext:value-type="float">
            <text:p>2.70E+03</text:p>
          </table:table-cell>
          <table:table-cell office:value-type="float" office:value="0.000000000613462044395" calcext:value-type="float">
            <text:p>6.13E-10</text:p>
          </table:table-cell>
          <table:table-cell/>
          <table:table-cell table:formula="of:=(1/[.D1556])*(10^4)" office:value-type="float" office:value="3.69959304476508" calcext:value-type="float">
            <text:p>3.69959304476508</text:p>
          </table:table-cell>
          <table:table-cell table:formula="of:=(2.5*LOG(([.E1556]/[.B1556]);10)-2.6)/0.38" office:value-type="float" office:value="3.69232447913875" calcext:value-type="float">
            <text:p>3.69232447913875</text:p>
          </table:table-cell>
          <table:table-cell table:number-columns-repeated="8"/>
        </table:table-row>
        <table:table-row table:style-name="ro1">
          <table:table-cell office:value-type="float" office:value="2704" calcext:value-type="float">
            <text:p>2.70E+03</text:p>
          </table:table-cell>
          <table:table-cell office:value-type="float" office:value="0.000000000014708325" calcext:value-type="float">
            <text:p>1.47E-11</text:p>
          </table:table-cell>
          <table:table-cell/>
          <table:table-cell office:value-type="float" office:value="2704" calcext:value-type="float">
            <text:p>2.70E+03</text:p>
          </table:table-cell>
          <table:table-cell office:value-type="float" office:value="0.00000000061387895" calcext:value-type="float">
            <text:p>6.14E-10</text:p>
          </table:table-cell>
          <table:table-cell/>
          <table:table-cell table:formula="of:=(1/[.D1557])*(10^4)" office:value-type="float" office:value="3.69822485207101" calcext:value-type="float">
            <text:p>3.69822485207101</text:p>
          </table:table-cell>
          <table:table-cell table:formula="of:=(2.5*LOG(([.E1557]/[.B1557]);10)-2.6)/0.38" office:value-type="float" office:value="3.81920739471474" calcext:value-type="float">
            <text:p>3.81920739471474</text:p>
          </table:table-cell>
          <table:table-cell table:number-columns-repeated="8"/>
        </table:table-row>
        <table:table-row table:style-name="ro1">
          <table:table-cell office:value-type="float" office:value="2705" calcext:value-type="float">
            <text:p>2.71E+03</text:p>
          </table:table-cell>
          <table:table-cell office:value-type="float" office:value="0.000000000014708325" calcext:value-type="float">
            <text:p>1.47E-11</text:p>
          </table:table-cell>
          <table:table-cell/>
          <table:table-cell office:value-type="float" office:value="2705" calcext:value-type="float">
            <text:p>2.71E+03</text:p>
          </table:table-cell>
          <table:table-cell office:value-type="float" office:value="0.00000000061387895" calcext:value-type="float">
            <text:p>6.14E-10</text:p>
          </table:table-cell>
          <table:table-cell/>
          <table:table-cell table:formula="of:=(1/[.D1558])*(10^4)" office:value-type="float" office:value="3.69685767097967" calcext:value-type="float">
            <text:p>3.69685767097967</text:p>
          </table:table-cell>
          <table:table-cell table:formula="of:=(2.5*LOG(([.E1558]/[.B1558]);10)-2.6)/0.38" office:value-type="float" office:value="3.81920739471474" calcext:value-type="float">
            <text:p>3.81920739471474</text:p>
          </table:table-cell>
          <table:table-cell table:number-columns-repeated="8"/>
        </table:table-row>
        <table:table-row table:style-name="ro1">
          <table:table-cell office:value-type="float" office:value="2706" calcext:value-type="float">
            <text:p>2.71E+03</text:p>
          </table:table-cell>
          <table:table-cell office:value-type="float" office:value="0.0000000000149181462684311" calcext:value-type="float">
            <text:p>1.49E-11</text:p>
          </table:table-cell>
          <table:table-cell/>
          <table:table-cell office:value-type="float" office:value="2706" calcext:value-type="float">
            <text:p>2.71E+03</text:p>
          </table:table-cell>
          <table:table-cell office:value-type="float" office:value="0.000000000594912644737134" calcext:value-type="float">
            <text:p>5.95E-10</text:p>
          </table:table-cell>
          <table:table-cell/>
          <table:table-cell table:formula="of:=(1/[.D1559])*(10^4)" office:value-type="float" office:value="3.69549150036955" calcext:value-type="float">
            <text:p>3.69549150036955</text:p>
          </table:table-cell>
          <table:table-cell table:formula="of:=(2.5*LOG(([.E1559]/[.B1559]);10)-2.6)/0.38" office:value-type="float" office:value="3.68906801893826" calcext:value-type="float">
            <text:p>3.68906801893826</text:p>
          </table:table-cell>
          <table:table-cell table:number-columns-repeated="8"/>
        </table:table-row>
        <table:table-row table:style-name="ro1">
          <table:table-cell office:value-type="float" office:value="2707" calcext:value-type="float">
            <text:p>2.71E+03</text:p>
          </table:table-cell>
          <table:table-cell office:value-type="float" office:value="0.000000000015085331" calcext:value-type="float">
            <text:p>1.51E-11</text:p>
          </table:table-cell>
          <table:table-cell/>
          <table:table-cell office:value-type="float" office:value="2707" calcext:value-type="float">
            <text:p>2.71E+03</text:p>
          </table:table-cell>
          <table:table-cell office:value-type="float" office:value="0.00000000057980037" calcext:value-type="float">
            <text:p>5.80E-10</text:p>
          </table:table-cell>
          <table:table-cell/>
          <table:table-cell table:formula="of:=(1/[.D1560])*(10^4)" office:value-type="float" office:value="3.6941263391208" calcext:value-type="float">
            <text:p>3.6941263391208</text:p>
          </table:table-cell>
          <table:table-cell table:formula="of:=(2.5*LOG(([.E1560]/[.B1560]);10)-2.6)/0.38" office:value-type="float" office:value="3.58370818635835" calcext:value-type="float">
            <text:p>3.58370818635835</text:p>
          </table:table-cell>
          <table:table-cell table:number-columns-repeated="8"/>
        </table:table-row>
        <table:table-row table:style-name="ro1">
          <table:table-cell office:value-type="float" office:value="2708" calcext:value-type="float">
            <text:p>2.71E+03</text:p>
          </table:table-cell>
          <table:table-cell office:value-type="float" office:value="0.000000000015085331" calcext:value-type="float">
            <text:p>1.51E-11</text:p>
          </table:table-cell>
          <table:table-cell/>
          <table:table-cell office:value-type="float" office:value="2708" calcext:value-type="float">
            <text:p>2.71E+03</text:p>
          </table:table-cell>
          <table:table-cell office:value-type="float" office:value="0.00000000057980037" calcext:value-type="float">
            <text:p>5.80E-10</text:p>
          </table:table-cell>
          <table:table-cell/>
          <table:table-cell table:formula="of:=(1/[.D1561])*(10^4)" office:value-type="float" office:value="3.69276218611521" calcext:value-type="float">
            <text:p>3.69276218611521</text:p>
          </table:table-cell>
          <table:table-cell table:formula="of:=(2.5*LOG(([.E1561]/[.B1561]);10)-2.6)/0.38" office:value-type="float" office:value="3.58370818635835" calcext:value-type="float">
            <text:p>3.58370818635835</text:p>
          </table:table-cell>
          <table:table-cell table:number-columns-repeated="8"/>
        </table:table-row>
        <table:table-row table:style-name="ro1">
          <table:table-cell office:value-type="float" office:value="2709" calcext:value-type="float">
            <text:p>2.71E+03</text:p>
          </table:table-cell>
          <table:table-cell office:value-type="float" office:value="0.0000000000144947663999999" calcext:value-type="float">
            <text:p>1.45E-11</text:p>
          </table:table-cell>
          <table:table-cell/>
          <table:table-cell office:value-type="float" office:value="2709" calcext:value-type="float">
            <text:p>2.71E+03</text:p>
          </table:table-cell>
          <table:table-cell office:value-type="float" office:value="0.000000000584938938400001" calcext:value-type="float">
            <text:p>5.85E-10</text:p>
          </table:table-cell>
          <table:table-cell/>
          <table:table-cell table:formula="of:=(1/[.D1562])*(10^4)" office:value-type="float" office:value="3.69139904023625" calcext:value-type="float">
            <text:p>3.69139904023625</text:p>
          </table:table-cell>
          <table:table-cell table:formula="of:=(2.5*LOG(([.E1562]/[.B1562]);10)-2.6)/0.38" office:value-type="float" office:value="3.72302178941164" calcext:value-type="float">
            <text:p>3.72302178941164</text:p>
          </table:table-cell>
          <table:table-cell table:number-columns-repeated="8"/>
        </table:table-row>
        <table:table-row table:style-name="ro1">
          <table:table-cell office:value-type="float" office:value="2710" calcext:value-type="float">
            <text:p>2.71E+03</text:p>
          </table:table-cell>
          <table:table-cell office:value-type="float" office:value="0.000000000014419531" calcext:value-type="float">
            <text:p>1.44E-11</text:p>
          </table:table-cell>
          <table:table-cell/>
          <table:table-cell office:value-type="float" office:value="2710" calcext:value-type="float">
            <text:p>2.71E+03</text:p>
          </table:table-cell>
          <table:table-cell office:value-type="float" office:value="0.00000000058559357" calcext:value-type="float">
            <text:p>5.86E-10</text:p>
          </table:table-cell>
          <table:table-cell/>
          <table:table-cell table:formula="of:=(1/[.D1563])*(10^4)" office:value-type="float" office:value="3.690036900369" calcext:value-type="float">
            <text:p>3.690036900369</text:p>
          </table:table-cell>
          <table:table-cell table:formula="of:=(2.5*LOG(([.E1563]/[.B1563]);10)-2.6)/0.38" office:value-type="float" office:value="3.74108660753797" calcext:value-type="float">
            <text:p>3.74108660753797</text:p>
          </table:table-cell>
          <table:table-cell table:number-columns-repeated="8"/>
        </table:table-row>
        <table:table-row table:style-name="ro1">
          <table:table-cell office:value-type="float" office:value="2711" calcext:value-type="float">
            <text:p>2.71E+03</text:p>
          </table:table-cell>
          <table:table-cell office:value-type="float" office:value="0.0000000000144632120817691" calcext:value-type="float">
            <text:p>1.45E-11</text:p>
          </table:table-cell>
          <table:table-cell/>
          <table:table-cell office:value-type="float" office:value="2711" calcext:value-type="float">
            <text:p>2.71E+03</text:p>
          </table:table-cell>
          <table:table-cell office:value-type="float" office:value="0.000000000591239733976086" calcext:value-type="float">
            <text:p>5.91E-10</text:p>
          </table:table-cell>
          <table:table-cell/>
          <table:table-cell table:formula="of:=(1/[.D1564])*(10^4)" office:value-type="float" office:value="3.68867576540022" calcext:value-type="float">
            <text:p>3.68867576540022</text:p>
          </table:table-cell>
          <table:table-cell table:formula="of:=(2.5*LOG(([.E1564]/[.B1564]);10)-2.6)/0.38" office:value-type="float" office:value="3.75986091036014" calcext:value-type="float">
            <text:p>3.75986091036014</text:p>
          </table:table-cell>
          <table:table-cell table:number-columns-repeated="8"/>
        </table:table-row>
        <table:table-row table:style-name="ro1">
          <table:table-cell office:value-type="float" office:value="2712" calcext:value-type="float">
            <text:p>2.71E+03</text:p>
          </table:table-cell>
          <table:table-cell office:value-type="float" office:value="0.000000000014620393" calcext:value-type="float">
            <text:p>1.46E-11</text:p>
          </table:table-cell>
          <table:table-cell/>
          <table:table-cell office:value-type="float" office:value="2712" calcext:value-type="float">
            <text:p>2.71E+03</text:p>
          </table:table-cell>
          <table:table-cell office:value-type="float" office:value="0.00000000061155675" calcext:value-type="float">
            <text:p>6.12E-10</text:p>
          </table:table-cell>
          <table:table-cell/>
          <table:table-cell table:formula="of:=(1/[.D1565])*(10^4)" office:value-type="float" office:value="3.68731563421829" calcext:value-type="float">
            <text:p>3.68731563421829</text:p>
          </table:table-cell>
          <table:table-cell table:formula="of:=(2.5*LOG(([.E1565]/[.B1565]);10)-2.6)/0.38" office:value-type="float" office:value="3.82551129796278" calcext:value-type="float">
            <text:p>3.82551129796278</text:p>
          </table:table-cell>
          <table:table-cell table:number-columns-repeated="8"/>
        </table:table-row>
        <table:table-row table:style-name="ro1">
          <table:table-cell office:value-type="float" office:value="2713" calcext:value-type="float">
            <text:p>2.71E+03</text:p>
          </table:table-cell>
          <table:table-cell office:value-type="float" office:value="0.000000000014620393" calcext:value-type="float">
            <text:p>1.46E-11</text:p>
          </table:table-cell>
          <table:table-cell/>
          <table:table-cell office:value-type="float" office:value="2713" calcext:value-type="float">
            <text:p>2.71E+03</text:p>
          </table:table-cell>
          <table:table-cell office:value-type="float" office:value="0.00000000061155675" calcext:value-type="float">
            <text:p>6.12E-10</text:p>
          </table:table-cell>
          <table:table-cell/>
          <table:table-cell table:formula="of:=(1/[.D1566])*(10^4)" office:value-type="float" office:value="3.68595650571323" calcext:value-type="float">
            <text:p>3.68595650571323</text:p>
          </table:table-cell>
          <table:table-cell table:formula="of:=(2.5*LOG(([.E1566]/[.B1566]);10)-2.6)/0.38" office:value-type="float" office:value="3.82551129796278" calcext:value-type="float">
            <text:p>3.82551129796278</text:p>
          </table:table-cell>
          <table:table-cell table:number-columns-repeated="8"/>
        </table:table-row>
        <table:table-row table:style-name="ro1">
          <table:table-cell office:value-type="float" office:value="2714" calcext:value-type="float">
            <text:p>2.71E+03</text:p>
          </table:table-cell>
          <table:table-cell office:value-type="float" office:value="0.0000000000145959250883368" calcext:value-type="float">
            <text:p>1.46E-11</text:p>
          </table:table-cell>
          <table:table-cell/>
          <table:table-cell office:value-type="float" office:value="2714" calcext:value-type="float">
            <text:p>2.71E+03</text:p>
          </table:table-cell>
          <table:table-cell office:value-type="float" office:value="0.000000000619425115854358" calcext:value-type="float">
            <text:p>6.19E-10</text:p>
          </table:table-cell>
          <table:table-cell/>
          <table:table-cell table:formula="of:=(1/[.D1567])*(10^4)" office:value-type="float" office:value="3.68459837877671" calcext:value-type="float">
            <text:p>3.68459837877671</text:p>
          </table:table-cell>
          <table:table-cell table:formula="of:=(2.5*LOG(([.E1567]/[.B1567]);10)-2.6)/0.38" office:value-type="float" office:value="3.86682358548681" calcext:value-type="float">
            <text:p>3.86682358548681</text:p>
          </table:table-cell>
          <table:table-cell table:number-columns-repeated="8"/>
        </table:table-row>
        <table:table-row table:style-name="ro1">
          <table:table-cell office:value-type="float" office:value="2715" calcext:value-type="float">
            <text:p>2.72E+03</text:p>
          </table:table-cell>
          <table:table-cell office:value-type="float" office:value="0.000000000014575788" calcext:value-type="float">
            <text:p>1.46E-11</text:p>
          </table:table-cell>
          <table:table-cell/>
          <table:table-cell office:value-type="float" office:value="2715" calcext:value-type="float">
            <text:p>2.72E+03</text:p>
          </table:table-cell>
          <table:table-cell office:value-type="float" office:value="0.00000000062590078" calcext:value-type="float">
            <text:p>6.26E-10</text:p>
          </table:table-cell>
          <table:table-cell/>
          <table:table-cell table:formula="of:=(1/[.D1568])*(10^4)" office:value-type="float" office:value="3.68324125230203" calcext:value-type="float">
            <text:p>3.68324125230203</text:p>
          </table:table-cell>
          <table:table-cell table:formula="of:=(2.5*LOG(([.E1568]/[.B1568]);10)-2.6)/0.38" office:value-type="float" office:value="3.90048322215388" calcext:value-type="float">
            <text:p>3.90048322215388</text:p>
          </table:table-cell>
          <table:table-cell table:number-columns-repeated="8"/>
        </table:table-row>
        <table:table-row table:style-name="ro1">
          <table:table-cell office:value-type="float" office:value="2716" calcext:value-type="float">
            <text:p>2.72E+03</text:p>
          </table:table-cell>
          <table:table-cell office:value-type="float" office:value="0.000000000014575788" calcext:value-type="float">
            <text:p>1.46E-11</text:p>
          </table:table-cell>
          <table:table-cell/>
          <table:table-cell office:value-type="float" office:value="2716" calcext:value-type="float">
            <text:p>2.72E+03</text:p>
          </table:table-cell>
          <table:table-cell office:value-type="float" office:value="0.00000000062590078" calcext:value-type="float">
            <text:p>6.26E-10</text:p>
          </table:table-cell>
          <table:table-cell/>
          <table:table-cell table:formula="of:=(1/[.D1569])*(10^4)" office:value-type="float" office:value="3.68188512518409" calcext:value-type="float">
            <text:p>3.68188512518409</text:p>
          </table:table-cell>
          <table:table-cell table:formula="of:=(2.5*LOG(([.E1569]/[.B1569]);10)-2.6)/0.38" office:value-type="float" office:value="3.90048322215388" calcext:value-type="float">
            <text:p>3.90048322215388</text:p>
          </table:table-cell>
          <table:table-cell table:number-columns-repeated="8"/>
        </table:table-row>
        <table:table-row table:style-name="ro1">
          <table:table-cell office:value-type="float" office:value="2717" calcext:value-type="float">
            <text:p>2.72E+03</text:p>
          </table:table-cell>
          <table:table-cell office:value-type="float" office:value="0.000000000014818304979" calcext:value-type="float">
            <text:p>1.48E-11</text:p>
          </table:table-cell>
          <table:table-cell/>
          <table:table-cell office:value-type="float" office:value="2717" calcext:value-type="float">
            <text:p>2.72E+03</text:p>
          </table:table-cell>
          <table:table-cell office:value-type="float" office:value="0.000000000616332601300001" calcext:value-type="float">
            <text:p>6.16E-10</text:p>
          </table:table-cell>
          <table:table-cell/>
          <table:table-cell table:formula="of:=(1/[.D1570])*(10^4)" office:value-type="float" office:value="3.68052999631947" calcext:value-type="float">
            <text:p>3.68052999631947</text:p>
          </table:table-cell>
          <table:table-cell table:formula="of:=(2.5*LOG(([.E1570]/[.B1570]);10)-2.6)/0.38" office:value-type="float" office:value="3.80931981422997" calcext:value-type="float">
            <text:p>3.80931981422997</text:p>
          </table:table-cell>
          <table:table-cell table:number-columns-repeated="8"/>
        </table:table-row>
        <table:table-row table:style-name="ro1">
          <table:table-cell office:value-type="float" office:value="2718" calcext:value-type="float">
            <text:p>2.72E+03</text:p>
          </table:table-cell>
          <table:table-cell office:value-type="float" office:value="0.000000000014851689" calcext:value-type="float">
            <text:p>1.49E-11</text:p>
          </table:table-cell>
          <table:table-cell/>
          <table:table-cell office:value-type="float" office:value="2718" calcext:value-type="float">
            <text:p>2.72E+03</text:p>
          </table:table-cell>
          <table:table-cell office:value-type="float" office:value="0.00000000061501548" calcext:value-type="float">
            <text:p>6.15E-10</text:p>
          </table:table-cell>
          <table:table-cell/>
          <table:table-cell table:formula="of:=(1/[.D1571])*(10^4)" office:value-type="float" office:value="3.67917586460633" calcext:value-type="float">
            <text:p>3.67917586460633</text:p>
          </table:table-cell>
          <table:table-cell table:formula="of:=(2.5*LOG(([.E1571]/[.B1571]);10)-2.6)/0.38" office:value-type="float" office:value="3.7967776367733" calcext:value-type="float">
            <text:p>3.7967776367733</text:p>
          </table:table-cell>
          <table:table-cell table:number-columns-repeated="8"/>
        </table:table-row>
        <table:table-row table:style-name="ro1">
          <table:table-cell office:value-type="float" office:value="2719" calcext:value-type="float">
            <text:p>2.72E+03</text:p>
          </table:table-cell>
          <table:table-cell office:value-type="float" office:value="0.0000000000146200783110352" calcext:value-type="float">
            <text:p>1.46E-11</text:p>
          </table:table-cell>
          <table:table-cell/>
          <table:table-cell office:value-type="float" office:value="2719" calcext:value-type="float">
            <text:p>2.72E+03</text:p>
          </table:table-cell>
          <table:table-cell office:value-type="float" office:value="0.000000000607660843971962" calcext:value-type="float">
            <text:p>6.08E-10</text:p>
          </table:table-cell>
          <table:table-cell/>
          <table:table-cell table:formula="of:=(1/[.D1572])*(10^4)" office:value-type="float" office:value="3.67782272894446" calcext:value-type="float">
            <text:p>3.67782272894446</text:p>
          </table:table-cell>
          <table:table-cell table:formula="of:=(2.5*LOG(([.E1572]/[.B1572]);10)-2.6)/0.38" office:value-type="float" office:value="3.80731285261726" calcext:value-type="float">
            <text:p>3.80731285261726</text:p>
          </table:table-cell>
          <table:table-cell table:number-columns-repeated="8"/>
        </table:table-row>
        <table:table-row table:style-name="ro1">
          <table:table-cell office:value-type="float" office:value="2720" calcext:value-type="float">
            <text:p>2.72E+03</text:p>
          </table:table-cell>
          <table:table-cell office:value-type="float" office:value="0.000000000013745985" calcext:value-type="float">
            <text:p>1.37E-11</text:p>
          </table:table-cell>
          <table:table-cell/>
          <table:table-cell office:value-type="float" office:value="2720" calcext:value-type="float">
            <text:p>2.72E+03</text:p>
          </table:table-cell>
          <table:table-cell office:value-type="float" office:value="0.00000000057990462" calcext:value-type="float">
            <text:p>5.80E-10</text:p>
          </table:table-cell>
          <table:table-cell/>
          <table:table-cell table:formula="of:=(1/[.D1573])*(10^4)" office:value-type="float" office:value="3.67647058823529" calcext:value-type="float">
            <text:p>3.67647058823529</text:p>
          </table:table-cell>
          <table:table-cell table:formula="of:=(2.5*LOG(([.E1573]/[.B1573]);10)-2.6)/0.38" office:value-type="float" office:value="3.84987304639504" calcext:value-type="float">
            <text:p>3.84987304639504</text:p>
          </table:table-cell>
          <table:table-cell table:number-columns-repeated="8"/>
        </table:table-row>
        <table:table-row table:style-name="ro1">
          <table:table-cell office:value-type="float" office:value="2721" calcext:value-type="float">
            <text:p>2.72E+03</text:p>
          </table:table-cell>
          <table:table-cell office:value-type="float" office:value="0.000000000013745985" calcext:value-type="float">
            <text:p>1.37E-11</text:p>
          </table:table-cell>
          <table:table-cell/>
          <table:table-cell office:value-type="float" office:value="2721" calcext:value-type="float">
            <text:p>2.72E+03</text:p>
          </table:table-cell>
          <table:table-cell office:value-type="float" office:value="0.00000000057990462" calcext:value-type="float">
            <text:p>5.80E-10</text:p>
          </table:table-cell>
          <table:table-cell/>
          <table:table-cell table:formula="of:=(1/[.D1574])*(10^4)" office:value-type="float" office:value="3.67511944138185" calcext:value-type="float">
            <text:p>3.67511944138185</text:p>
          </table:table-cell>
          <table:table-cell table:formula="of:=(2.5*LOG(([.E1574]/[.B1574]);10)-2.6)/0.38" office:value-type="float" office:value="3.84987304639504" calcext:value-type="float">
            <text:p>3.84987304639504</text:p>
          </table:table-cell>
          <table:table-cell table:number-columns-repeated="8"/>
        </table:table-row>
        <table:table-row table:style-name="ro1">
          <table:table-cell office:value-type="float" office:value="2722" calcext:value-type="float">
            <text:p>2.72E+03</text:p>
          </table:table-cell>
          <table:table-cell office:value-type="float" office:value="0.0000000000135516120115" calcext:value-type="float">
            <text:p>1.36E-11</text:p>
          </table:table-cell>
          <table:table-cell/>
          <table:table-cell office:value-type="float" office:value="2722" calcext:value-type="float">
            <text:p>2.72E+03</text:p>
          </table:table-cell>
          <table:table-cell office:value-type="float" office:value="0.000000000558341745444997" calcext:value-type="float">
            <text:p>5.58E-10</text:p>
          </table:table-cell>
          <table:table-cell/>
          <table:table-cell table:formula="of:=(1/[.D1575])*(10^4)" office:value-type="float" office:value="3.67376928728876" calcext:value-type="float">
            <text:p>3.67376928728876</text:p>
          </table:table-cell>
          <table:table-cell table:formula="of:=(2.5*LOG(([.E1575]/[.B1575]);10)-2.6)/0.38" office:value-type="float" office:value="3.78229697869682" calcext:value-type="float">
            <text:p>3.78229697869682</text:p>
          </table:table-cell>
          <table:table-cell table:number-columns-repeated="8"/>
        </table:table-row>
        <table:table-row table:style-name="ro1">
          <table:table-cell office:value-type="float" office:value="2723" calcext:value-type="float">
            <text:p>2.72E+03</text:p>
          </table:table-cell>
          <table:table-cell office:value-type="float" office:value="0.000000000013386368" calcext:value-type="float">
            <text:p>1.34E-11</text:p>
          </table:table-cell>
          <table:table-cell/>
          <table:table-cell office:value-type="float" office:value="2723" calcext:value-type="float">
            <text:p>2.72E+03</text:p>
          </table:table-cell>
          <table:table-cell office:value-type="float" office:value="0.00000000054001031" calcext:value-type="float">
            <text:p>5.40E-10</text:p>
          </table:table-cell>
          <table:table-cell/>
          <table:table-cell table:formula="of:=(1/[.D1576])*(10^4)" office:value-type="float" office:value="3.67242012486228" calcext:value-type="float">
            <text:p>3.67242012486228</text:p>
          </table:table-cell>
          <table:table-cell table:formula="of:=(2.5*LOG(([.E1576]/[.B1576]);10)-2.6)/0.38" office:value-type="float" office:value="3.72196902421613" calcext:value-type="float">
            <text:p>3.72196902421613</text:p>
          </table:table-cell>
          <table:table-cell table:number-columns-repeated="8"/>
        </table:table-row>
        <table:table-row table:style-name="ro1">
          <table:table-cell office:value-type="float" office:value="2724" calcext:value-type="float">
            <text:p>2.72E+03</text:p>
          </table:table-cell>
          <table:table-cell office:value-type="float" office:value="0.000000000013386368" calcext:value-type="float">
            <text:p>1.34E-11</text:p>
          </table:table-cell>
          <table:table-cell/>
          <table:table-cell office:value-type="float" office:value="2724" calcext:value-type="float">
            <text:p>2.72E+03</text:p>
          </table:table-cell>
          <table:table-cell office:value-type="float" office:value="0.00000000054001031" calcext:value-type="float">
            <text:p>5.40E-10</text:p>
          </table:table-cell>
          <table:table-cell/>
          <table:table-cell table:formula="of:=(1/[.D1577])*(10^4)" office:value-type="float" office:value="3.67107195301028" calcext:value-type="float">
            <text:p>3.67107195301028</text:p>
          </table:table-cell>
          <table:table-cell table:formula="of:=(2.5*LOG(([.E1577]/[.B1577]);10)-2.6)/0.38" office:value-type="float" office:value="3.72196902421613" calcext:value-type="float">
            <text:p>3.72196902421613</text:p>
          </table:table-cell>
          <table:table-cell table:number-columns-repeated="8"/>
        </table:table-row>
        <table:table-row table:style-name="ro1">
          <table:table-cell office:value-type="float" office:value="2725" calcext:value-type="float">
            <text:p>2.73E+03</text:p>
          </table:table-cell>
          <table:table-cell office:value-type="float" office:value="0.0000000000141106611944174" calcext:value-type="float">
            <text:p>1.41E-11</text:p>
          </table:table-cell>
          <table:table-cell/>
          <table:table-cell office:value-type="float" office:value="2725" calcext:value-type="float">
            <text:p>2.73E+03</text:p>
          </table:table-cell>
          <table:table-cell office:value-type="float" office:value="0.000000000581751101209784" calcext:value-type="float">
            <text:p>5.82E-10</text:p>
          </table:table-cell>
          <table:table-cell/>
          <table:table-cell table:formula="of:=(1/[.D1578])*(10^4)" office:value-type="float" office:value="3.6697247706422" calcext:value-type="float">
            <text:p>3.6697247706422</text:p>
          </table:table-cell>
          <table:table-cell table:formula="of:=(2.5*LOG(([.E1578]/[.B1578]);10)-2.6)/0.38" office:value-type="float" office:value="3.78414374825019" calcext:value-type="float">
            <text:p>3.78414374825019</text:p>
          </table:table-cell>
          <table:table-cell table:number-columns-repeated="8"/>
        </table:table-row>
        <table:table-row table:style-name="ro1">
          <table:table-cell office:value-type="float" office:value="2726" calcext:value-type="float">
            <text:p>2.73E+03</text:p>
          </table:table-cell>
          <table:table-cell office:value-type="float" office:value="0.000000000014217436" calcext:value-type="float">
            <text:p>1.42E-11</text:p>
          </table:table-cell>
          <table:table-cell/>
          <table:table-cell office:value-type="float" office:value="2726" calcext:value-type="float">
            <text:p>2.73E+03</text:p>
          </table:table-cell>
          <table:table-cell office:value-type="float" office:value="0.0000000005879045" calcext:value-type="float">
            <text:p>5.88E-10</text:p>
          </table:table-cell>
          <table:table-cell/>
          <table:table-cell table:formula="of:=(1/[.D1579])*(10^4)" office:value-type="float" office:value="3.66837857666911" calcext:value-type="float">
            <text:p>3.66837857666911</text:p>
          </table:table-cell>
          <table:table-cell table:formula="of:=(2.5*LOG(([.E1579]/[.B1579]);10)-2.6)/0.38" office:value-type="float" office:value="3.79266777946344" calcext:value-type="float">
            <text:p>3.79266777946344</text:p>
          </table:table-cell>
          <table:table-cell table:number-columns-repeated="8"/>
        </table:table-row>
        <table:table-row table:style-name="ro1">
          <table:table-cell office:value-type="float" office:value="2727" calcext:value-type="float">
            <text:p>2.73E+03</text:p>
          </table:table-cell>
          <table:table-cell office:value-type="float" office:value="0.000000000014219858384" calcext:value-type="float">
            <text:p>1.42E-11</text:p>
          </table:table-cell>
          <table:table-cell/>
          <table:table-cell office:value-type="float" office:value="2727" calcext:value-type="float">
            <text:p>2.73E+03</text:p>
          </table:table-cell>
          <table:table-cell office:value-type="float" office:value="0.000000000603188646180017" calcext:value-type="float">
            <text:p>6.03E-10</text:p>
          </table:table-cell>
          <table:table-cell/>
          <table:table-cell table:formula="of:=(1/[.D1580])*(10^4)" office:value-type="float" office:value="3.66703337000367" calcext:value-type="float">
            <text:p>3.66703337000367</text:p>
          </table:table-cell>
          <table:table-cell table:formula="of:=(2.5*LOG(([.E1580]/[.B1580]);10)-2.6)/0.38" office:value-type="float" office:value="3.86551241414576" calcext:value-type="float">
            <text:p>3.86551241414576</text:p>
          </table:table-cell>
          <table:table-cell table:number-columns-repeated="8"/>
        </table:table-row>
        <table:table-row table:style-name="ro1">
          <table:table-cell office:value-type="float" office:value="2728" calcext:value-type="float">
            <text:p>2.73E+03</text:p>
          </table:table-cell>
          <table:table-cell office:value-type="float" office:value="0.000000000014229428" calcext:value-type="float">
            <text:p>1.42E-11</text:p>
          </table:table-cell>
          <table:table-cell/>
          <table:table-cell office:value-type="float" office:value="2728" calcext:value-type="float">
            <text:p>2.73E+03</text:p>
          </table:table-cell>
          <table:table-cell office:value-type="float" office:value="0.00000000066356859" calcext:value-type="float">
            <text:p>6.64E-10</text:p>
          </table:table-cell>
          <table:table-cell/>
          <table:table-cell table:formula="of:=(1/[.D1581])*(10^4)" office:value-type="float" office:value="3.66568914956012" calcext:value-type="float">
            <text:p>3.66568914956012</text:p>
          </table:table-cell>
          <table:table-cell table:formula="of:=(2.5*LOG(([.E1581]/[.B1581]);10)-2.6)/0.38" office:value-type="float" office:value="4.13617353962483" calcext:value-type="float">
            <text:p>4.13617353962483</text:p>
          </table:table-cell>
          <table:table-cell table:number-columns-repeated="8"/>
        </table:table-row>
        <table:table-row table:style-name="ro1">
          <table:table-cell office:value-type="float" office:value="2729" calcext:value-type="float">
            <text:p>2.73E+03</text:p>
          </table:table-cell>
          <table:table-cell office:value-type="float" office:value="0.000000000014229428" calcext:value-type="float">
            <text:p>1.42E-11</text:p>
          </table:table-cell>
          <table:table-cell/>
          <table:table-cell office:value-type="float" office:value="2729" calcext:value-type="float">
            <text:p>2.73E+03</text:p>
          </table:table-cell>
          <table:table-cell office:value-type="float" office:value="0.00000000066356859" calcext:value-type="float">
            <text:p>6.64E-10</text:p>
          </table:table-cell>
          <table:table-cell/>
          <table:table-cell table:formula="of:=(1/[.D1582])*(10^4)" office:value-type="float" office:value="3.66434591425431" calcext:value-type="float">
            <text:p>3.66434591425431</text:p>
          </table:table-cell>
          <table:table-cell table:formula="of:=(2.5*LOG(([.E1582]/[.B1582]);10)-2.6)/0.38" office:value-type="float" office:value="4.13617353962483" calcext:value-type="float">
            <text:p>4.13617353962483</text:p>
          </table:table-cell>
          <table:table-cell table:number-columns-repeated="8"/>
        </table:table-row>
        <table:table-row table:style-name="ro1">
          <table:table-cell office:value-type="float" office:value="2730" calcext:value-type="float">
            <text:p>2.73E+03</text:p>
          </table:table-cell>
          <table:table-cell office:value-type="float" office:value="0.0000000000138210197607373" calcext:value-type="float">
            <text:p>1.38E-11</text:p>
          </table:table-cell>
          <table:table-cell/>
          <table:table-cell office:value-type="float" office:value="2730" calcext:value-type="float">
            <text:p>2.73E+03</text:p>
          </table:table-cell>
          <table:table-cell office:value-type="float" office:value="0.000000000638645246526883" calcext:value-type="float">
            <text:p>6.39E-10</text:p>
          </table:table-cell>
          <table:table-cell/>
          <table:table-cell table:formula="of:=(1/[.D1583])*(10^4)" office:value-type="float" office:value="3.66300366300366" calcext:value-type="float">
            <text:p>3.66300366300366</text:p>
          </table:table-cell>
          <table:table-cell table:formula="of:=(2.5*LOG(([.E1583]/[.B1583]);10)-2.6)/0.38" office:value-type="float" office:value="4.1099973429966" calcext:value-type="float">
            <text:p>4.1099973429966</text:p>
          </table:table-cell>
          <table:table-cell table:number-columns-repeated="8"/>
        </table:table-row>
        <table:table-row table:style-name="ro1">
          <table:table-cell office:value-type="float" office:value="2731" calcext:value-type="float">
            <text:p>2.73E+03</text:p>
          </table:table-cell>
          <table:table-cell office:value-type="float" office:value="0.000000000013462397" calcext:value-type="float">
            <text:p>1.35E-11</text:p>
          </table:table-cell>
          <table:table-cell/>
          <table:table-cell office:value-type="float" office:value="2731" calcext:value-type="float">
            <text:p>2.73E+03</text:p>
          </table:table-cell>
          <table:table-cell office:value-type="float" office:value="0.00000000061676009" calcext:value-type="float">
            <text:p>6.17E-10</text:p>
          </table:table-cell>
          <table:table-cell/>
          <table:table-cell table:formula="of:=(1/[.D1584])*(10^4)" office:value-type="float" office:value="3.66166239472721" calcext:value-type="float">
            <text:p>3.66166239472721</text:p>
          </table:table-cell>
          <table:table-cell table:formula="of:=(2.5*LOG(([.E1584]/[.B1584]);10)-2.6)/0.38" office:value-type="float" office:value="4.08548598409734" calcext:value-type="float">
            <text:p>4.08548598409734</text:p>
          </table:table-cell>
          <table:table-cell table:number-columns-repeated="8"/>
        </table:table-row>
        <table:table-row table:style-name="ro1">
          <table:table-cell office:value-type="float" office:value="2732" calcext:value-type="float">
            <text:p>2.73E+03</text:p>
          </table:table-cell>
          <table:table-cell office:value-type="float" office:value="0.000000000013462397" calcext:value-type="float">
            <text:p>1.35E-11</text:p>
          </table:table-cell>
          <table:table-cell/>
          <table:table-cell office:value-type="float" office:value="2732" calcext:value-type="float">
            <text:p>2.73E+03</text:p>
          </table:table-cell>
          <table:table-cell office:value-type="float" office:value="0.00000000061676009" calcext:value-type="float">
            <text:p>6.17E-10</text:p>
          </table:table-cell>
          <table:table-cell/>
          <table:table-cell table:formula="of:=(1/[.D1585])*(10^4)" office:value-type="float" office:value="3.66032210834553" calcext:value-type="float">
            <text:p>3.66032210834553</text:p>
          </table:table-cell>
          <table:table-cell table:formula="of:=(2.5*LOG(([.E1585]/[.B1585]);10)-2.6)/0.38" office:value-type="float" office:value="4.08548598409734" calcext:value-type="float">
            <text:p>4.08548598409734</text:p>
          </table:table-cell>
          <table:table-cell table:number-columns-repeated="8"/>
        </table:table-row>
        <table:table-row table:style-name="ro1">
          <table:table-cell office:value-type="float" office:value="2733" calcext:value-type="float">
            <text:p>2.73E+03</text:p>
          </table:table-cell>
          <table:table-cell office:value-type="float" office:value="0.0000000000140701092971283" calcext:value-type="float">
            <text:p>1.41E-11</text:p>
          </table:table-cell>
          <table:table-cell/>
          <table:table-cell office:value-type="float" office:value="2733" calcext:value-type="float">
            <text:p>2.73E+03</text:p>
          </table:table-cell>
          <table:table-cell office:value-type="float" office:value="0.000000000590191285901401" calcext:value-type="float">
            <text:p>5.90E-10</text:p>
          </table:table-cell>
          <table:table-cell/>
          <table:table-cell table:formula="of:=(1/[.D1586])*(10^4)" office:value-type="float" office:value="3.65898280278083" calcext:value-type="float">
            <text:p>3.65898280278083</text:p>
          </table:table-cell>
          <table:table-cell table:formula="of:=(2.5*LOG(([.E1586]/[.B1586]);10)-2.6)/0.38" office:value-type="float" office:value="3.83352185424717" calcext:value-type="float">
            <text:p>3.83352185424717</text:p>
          </table:table-cell>
          <table:table-cell table:number-columns-repeated="8"/>
        </table:table-row>
        <table:table-row table:style-name="ro1">
          <table:table-cell office:value-type="float" office:value="2734" calcext:value-type="float">
            <text:p>2.73E+03</text:p>
          </table:table-cell>
          <table:table-cell office:value-type="float" office:value="0.000000000014166157" calcext:value-type="float">
            <text:p>1.42E-11</text:p>
          </table:table-cell>
          <table:table-cell/>
          <table:table-cell office:value-type="float" office:value="2734" calcext:value-type="float">
            <text:p>2.73E+03</text:p>
          </table:table-cell>
          <table:table-cell office:value-type="float" office:value="0.00000000058599214" calcext:value-type="float">
            <text:p>5.86E-10</text:p>
          </table:table-cell>
          <table:table-cell/>
          <table:table-cell table:formula="of:=(1/[.D1587])*(10^4)" office:value-type="float" office:value="3.65764447695684" calcext:value-type="float">
            <text:p>3.65764447695684</text:p>
          </table:table-cell>
          <table:table-cell table:formula="of:=(2.5*LOG(([.E1587]/[.B1587]);10)-2.6)/0.38" office:value-type="float" office:value="3.79368250087859" calcext:value-type="float">
            <text:p>3.79368250087859</text:p>
          </table:table-cell>
          <table:table-cell table:number-columns-repeated="8"/>
        </table:table-row>
        <table:table-row table:style-name="ro1">
          <table:table-cell office:value-type="float" office:value="2735" calcext:value-type="float">
            <text:p>2.74E+03</text:p>
          </table:table-cell>
          <table:table-cell office:value-type="float" office:value="0.00000000001409541587" calcext:value-type="float">
            <text:p>1.41E-11</text:p>
          </table:table-cell>
          <table:table-cell/>
          <table:table-cell office:value-type="float" office:value="2735" calcext:value-type="float">
            <text:p>2.74E+03</text:p>
          </table:table-cell>
          <table:table-cell office:value-type="float" office:value="0.000000000588254979279999" calcext:value-type="float">
            <text:p>5.88E-10</text:p>
          </table:table-cell>
          <table:table-cell/>
          <table:table-cell table:formula="of:=(1/[.D1588])*(10^4)" office:value-type="float" office:value="3.6563071297989" calcext:value-type="float">
            <text:p>3.6563071297989</text:p>
          </table:table-cell>
          <table:table-cell table:formula="of:=(2.5*LOG(([.E1588]/[.B1588]);10)-2.6)/0.38" office:value-type="float" office:value="3.8189981457927" calcext:value-type="float">
            <text:p>3.8189981457927</text:p>
          </table:table-cell>
          <table:table-cell table:number-columns-repeated="8"/>
        </table:table-row>
        <table:table-row table:style-name="ro1">
          <table:table-cell office:value-type="float" office:value="2736" calcext:value-type="float">
            <text:p>2.74E+03</text:p>
          </table:table-cell>
          <table:table-cell office:value-type="float" office:value="0.000000000013801512" calcext:value-type="float">
            <text:p>1.38E-11</text:p>
          </table:table-cell>
          <table:table-cell/>
          <table:table-cell office:value-type="float" office:value="2736" calcext:value-type="float">
            <text:p>2.74E+03</text:p>
          </table:table-cell>
          <table:table-cell office:value-type="float" office:value="0.00000000059765626" calcext:value-type="float">
            <text:p>5.98E-10</text:p>
          </table:table-cell>
          <table:table-cell/>
          <table:table-cell table:formula="of:=(1/[.D1589])*(10^4)" office:value-type="float" office:value="3.65497076023392" calcext:value-type="float">
            <text:p>3.65497076023392</text:p>
          </table:table-cell>
          <table:table-cell table:formula="of:=(2.5*LOG(([.E1589]/[.B1589]);10)-2.6)/0.38" office:value-type="float" office:value="3.92450529873934" calcext:value-type="float">
            <text:p>3.92450529873934</text:p>
          </table:table-cell>
          <table:table-cell table:number-columns-repeated="8"/>
        </table:table-row>
        <table:table-row table:style-name="ro1">
          <table:table-cell office:value-type="float" office:value="2737" calcext:value-type="float">
            <text:p>2.74E+03</text:p>
          </table:table-cell>
          <table:table-cell office:value-type="float" office:value="0.000000000013801512" calcext:value-type="float">
            <text:p>1.38E-11</text:p>
          </table:table-cell>
          <table:table-cell/>
          <table:table-cell office:value-type="float" office:value="2737" calcext:value-type="float">
            <text:p>2.74E+03</text:p>
          </table:table-cell>
          <table:table-cell office:value-type="float" office:value="0.00000000059765626" calcext:value-type="float">
            <text:p>5.98E-10</text:p>
          </table:table-cell>
          <table:table-cell/>
          <table:table-cell table:formula="of:=(1/[.D1590])*(10^4)" office:value-type="float" office:value="3.65363536719035" calcext:value-type="float">
            <text:p>3.65363536719035</text:p>
          </table:table-cell>
          <table:table-cell table:formula="of:=(2.5*LOG(([.E1590]/[.B1590]);10)-2.6)/0.38" office:value-type="float" office:value="3.92450529873934" calcext:value-type="float">
            <text:p>3.92450529873934</text:p>
          </table:table-cell>
          <table:table-cell table:number-columns-repeated="8"/>
        </table:table-row>
        <table:table-row table:style-name="ro1">
          <table:table-cell office:value-type="float" office:value="2738" calcext:value-type="float">
            <text:p>2.74E+03</text:p>
          </table:table-cell>
          <table:table-cell office:value-type="float" office:value="0.0000000000137201666736039" calcext:value-type="float">
            <text:p>1.37E-11</text:p>
          </table:table-cell>
          <table:table-cell/>
          <table:table-cell office:value-type="float" office:value="2738" calcext:value-type="float">
            <text:p>2.74E+03</text:p>
          </table:table-cell>
          <table:table-cell office:value-type="float" office:value="0.000000000604273496847748" calcext:value-type="float">
            <text:p>6.04E-10</text:p>
          </table:table-cell>
          <table:table-cell/>
          <table:table-cell table:formula="of:=(1/[.D1591])*(10^4)" office:value-type="float" office:value="3.65230094959825" calcext:value-type="float">
            <text:p>3.65230094959825</text:p>
          </table:table-cell>
          <table:table-cell table:formula="of:=(2.5*LOG(([.E1591]/[.B1591]);10)-2.6)/0.38" office:value-type="float" office:value="3.9728563122987" calcext:value-type="float">
            <text:p>3.9728563122987</text:p>
          </table:table-cell>
          <table:table-cell table:number-columns-repeated="8"/>
        </table:table-row>
        <table:table-row table:style-name="ro1">
          <table:table-cell office:value-type="float" office:value="2739" calcext:value-type="float">
            <text:p>2.74E+03</text:p>
          </table:table-cell>
          <table:table-cell office:value-type="float" office:value="0.000000000013646407" calcext:value-type="float">
            <text:p>1.36E-11</text:p>
          </table:table-cell>
          <table:table-cell/>
          <table:table-cell office:value-type="float" office:value="2739" calcext:value-type="float">
            <text:p>2.74E+03</text:p>
          </table:table-cell>
          <table:table-cell office:value-type="float" office:value="0.00000000061027366" calcext:value-type="float">
            <text:p>6.10E-10</text:p>
          </table:table-cell>
          <table:table-cell/>
          <table:table-cell table:formula="of:=(1/[.D1592])*(10^4)" office:value-type="float" office:value="3.65096750638919" calcext:value-type="float">
            <text:p>3.65096750638919</text:p>
          </table:table-cell>
          <table:table-cell table:formula="of:=(2.5*LOG(([.E1592]/[.B1592]);10)-2.6)/0.38" office:value-type="float" office:value="4.01648885494985" calcext:value-type="float">
            <text:p>4.01648885494985</text:p>
          </table:table-cell>
          <table:table-cell table:number-columns-repeated="8"/>
        </table:table-row>
        <table:table-row table:style-name="ro1">
          <table:table-cell office:value-type="float" office:value="2740" calcext:value-type="float">
            <text:p>2.74E+03</text:p>
          </table:table-cell>
          <table:table-cell office:value-type="float" office:value="0.000000000013646407" calcext:value-type="float">
            <text:p>1.36E-11</text:p>
          </table:table-cell>
          <table:table-cell/>
          <table:table-cell office:value-type="float" office:value="2740" calcext:value-type="float">
            <text:p>2.74E+03</text:p>
          </table:table-cell>
          <table:table-cell office:value-type="float" office:value="0.00000000061027366" calcext:value-type="float">
            <text:p>6.10E-10</text:p>
          </table:table-cell>
          <table:table-cell/>
          <table:table-cell table:formula="of:=(1/[.D1593])*(10^4)" office:value-type="float" office:value="3.64963503649635" calcext:value-type="float">
            <text:p>3.64963503649635</text:p>
          </table:table-cell>
          <table:table-cell table:formula="of:=(2.5*LOG(([.E1593]/[.B1593]);10)-2.6)/0.38" office:value-type="float" office:value="4.01648885494985" calcext:value-type="float">
            <text:p>4.01648885494985</text:p>
          </table:table-cell>
          <table:table-cell table:number-columns-repeated="8"/>
        </table:table-row>
        <table:table-row table:style-name="ro1">
          <table:table-cell office:value-type="float" office:value="2741" calcext:value-type="float">
            <text:p>2.74E+03</text:p>
          </table:table-cell>
          <table:table-cell office:value-type="float" office:value="0.000000000013595999229" calcext:value-type="float">
            <text:p>1.36E-11</text:p>
          </table:table-cell>
          <table:table-cell/>
          <table:table-cell office:value-type="float" office:value="2741" calcext:value-type="float">
            <text:p>2.74E+03</text:p>
          </table:table-cell>
          <table:table-cell office:value-type="float" office:value="0.000000000603377003974999" calcext:value-type="float">
            <text:p>6.03E-10</text:p>
          </table:table-cell>
          <table:table-cell/>
          <table:table-cell table:formula="of:=(1/[.D1594])*(10^4)" office:value-type="float" office:value="3.64830353885443" calcext:value-type="float">
            <text:p>3.64830353885443</text:p>
          </table:table-cell>
          <table:table-cell table:formula="of:=(2.5*LOG(([.E1594]/[.B1594]);10)-2.6)/0.38" office:value-type="float" office:value="3.99458962469175" calcext:value-type="float">
            <text:p>3.99458962469175</text:p>
          </table:table-cell>
          <table:table-cell table:number-columns-repeated="8"/>
        </table:table-row>
        <table:table-row table:style-name="ro1">
          <table:table-cell office:value-type="float" office:value="2742" calcext:value-type="float">
            <text:p>2.74E+03</text:p>
          </table:table-cell>
          <table:table-cell office:value-type="float" office:value="0.000000000013587485" calcext:value-type="float">
            <text:p>1.36E-11</text:p>
          </table:table-cell>
          <table:table-cell/>
          <table:table-cell office:value-type="float" office:value="2742" calcext:value-type="float">
            <text:p>2.74E+03</text:p>
          </table:table-cell>
          <table:table-cell office:value-type="float" office:value="0.00000000060221211" calcext:value-type="float">
            <text:p>6.02E-10</text:p>
          </table:table-cell>
          <table:table-cell/>
          <table:table-cell table:formula="of:=(1/[.D1595])*(10^4)" office:value-type="float" office:value="3.64697301239971" calcext:value-type="float">
            <text:p>3.64697301239971</text:p>
          </table:table-cell>
          <table:table-cell table:formula="of:=(2.5*LOG(([.E1595]/[.B1595]);10)-2.6)/0.38" office:value-type="float" office:value="3.9908579402913" calcext:value-type="float">
            <text:p>3.9908579402913</text:p>
          </table:table-cell>
          <table:table-cell table:number-columns-repeated="8"/>
        </table:table-row>
        <table:table-row table:style-name="ro1">
          <table:table-cell office:value-type="float" office:value="2743" calcext:value-type="float">
            <text:p>2.74E+03</text:p>
          </table:table-cell>
          <table:table-cell office:value-type="float" office:value="0.0000000000136886419742231" calcext:value-type="float">
            <text:p>1.37E-11</text:p>
          </table:table-cell>
          <table:table-cell/>
          <table:table-cell office:value-type="float" office:value="2743" calcext:value-type="float">
            <text:p>2.74E+03</text:p>
          </table:table-cell>
          <table:table-cell office:value-type="float" office:value="0.000000000593629456096549" calcext:value-type="float">
            <text:p>5.94E-10</text:p>
          </table:table-cell>
          <table:table-cell/>
          <table:table-cell table:formula="of:=(1/[.D1596])*(10^4)" office:value-type="float" office:value="3.64564345607" calcext:value-type="float">
            <text:p>3.64564345607</text:p>
          </table:table-cell>
          <table:table-cell table:formula="of:=(2.5*LOG(([.E1596]/[.B1596]);10)-2.6)/0.38" office:value-type="float" office:value="3.92865182866358" calcext:value-type="float">
            <text:p>3.92865182866358</text:p>
          </table:table-cell>
          <table:table-cell table:number-columns-repeated="8"/>
        </table:table-row>
        <table:table-row table:style-name="ro1">
          <table:table-cell office:value-type="float" office:value="2744" calcext:value-type="float">
            <text:p>2.74E+03</text:p>
          </table:table-cell>
          <table:table-cell office:value-type="float" office:value="0.000000000014129799" calcext:value-type="float">
            <text:p>1.41E-11</text:p>
          </table:table-cell>
          <table:table-cell/>
          <table:table-cell office:value-type="float" office:value="2744" calcext:value-type="float">
            <text:p>2.74E+03</text:p>
          </table:table-cell>
          <table:table-cell office:value-type="float" office:value="0.00000000055619953" calcext:value-type="float">
            <text:p>5.56E-10</text:p>
          </table:table-cell>
          <table:table-cell/>
          <table:table-cell table:formula="of:=(1/[.D1597])*(10^4)" office:value-type="float" office:value="3.64431486880466" calcext:value-type="float">
            <text:p>3.64431486880466</text:p>
          </table:table-cell>
          <table:table-cell table:formula="of:=(2.5*LOG(([.E1597]/[.B1597]);10)-2.6)/0.38" office:value-type="float" office:value="3.6519383789342" calcext:value-type="float">
            <text:p>3.6519383789342</text:p>
          </table:table-cell>
          <table:table-cell table:number-columns-repeated="8"/>
        </table:table-row>
        <table:table-row table:style-name="ro1">
          <table:table-cell office:value-type="float" office:value="2745" calcext:value-type="float">
            <text:p>2.75E+03</text:p>
          </table:table-cell>
          <table:table-cell office:value-type="float" office:value="0.000000000014129799" calcext:value-type="float">
            <text:p>1.41E-11</text:p>
          </table:table-cell>
          <table:table-cell/>
          <table:table-cell office:value-type="float" office:value="2745" calcext:value-type="float">
            <text:p>2.75E+03</text:p>
          </table:table-cell>
          <table:table-cell office:value-type="float" office:value="0.00000000055619953" calcext:value-type="float">
            <text:p>5.56E-10</text:p>
          </table:table-cell>
          <table:table-cell/>
          <table:table-cell table:formula="of:=(1/[.D1598])*(10^4)" office:value-type="float" office:value="3.64298724954463" calcext:value-type="float">
            <text:p>3.64298724954463</text:p>
          </table:table-cell>
          <table:table-cell table:formula="of:=(2.5*LOG(([.E1598]/[.B1598]);10)-2.6)/0.38" office:value-type="float" office:value="3.6519383789342" calcext:value-type="float">
            <text:p>3.6519383789342</text:p>
          </table:table-cell>
          <table:table-cell table:number-columns-repeated="8"/>
        </table:table-row>
        <table:table-row table:style-name="ro1">
          <table:table-cell office:value-type="float" office:value="2746" calcext:value-type="float">
            <text:p>2.75E+03</text:p>
          </table:table-cell>
          <table:table-cell office:value-type="float" office:value="0.000000000014201437105" calcext:value-type="float">
            <text:p>1.42E-11</text:p>
          </table:table-cell>
          <table:table-cell/>
          <table:table-cell office:value-type="float" office:value="2746" calcext:value-type="float">
            <text:p>2.75E+03</text:p>
          </table:table-cell>
          <table:table-cell office:value-type="float" office:value="0.000000000561445901239998" calcext:value-type="float">
            <text:p>5.61E-10</text:p>
          </table:table-cell>
          <table:table-cell/>
          <table:table-cell table:formula="of:=(1/[.D1599])*(10^4)" office:value-type="float" office:value="3.64166059723234" calcext:value-type="float">
            <text:p>3.64166059723234</text:p>
          </table:table-cell>
          <table:table-cell table:formula="of:=(2.5*LOG(([.E1599]/[.B1599]);10)-2.6)/0.38" office:value-type="float" office:value="3.66431329555792" calcext:value-type="float">
            <text:p>3.66431329555792</text:p>
          </table:table-cell>
          <table:table-cell table:number-columns-repeated="8"/>
        </table:table-row>
        <table:table-row table:style-name="ro1">
          <table:table-cell office:value-type="float" office:value="2747" calcext:value-type="float">
            <text:p>2.75E+03</text:p>
          </table:table-cell>
          <table:table-cell office:value-type="float" office:value="0.000000000014268364" calcext:value-type="float">
            <text:p>1.43E-11</text:p>
          </table:table-cell>
          <table:table-cell/>
          <table:table-cell office:value-type="float" office:value="2747" calcext:value-type="float">
            <text:p>2.75E+03</text:p>
          </table:table-cell>
          <table:table-cell office:value-type="float" office:value="0.00000000056634725" calcext:value-type="float">
            <text:p>5.66E-10</text:p>
          </table:table-cell>
          <table:table-cell/>
          <table:table-cell table:formula="of:=(1/[.D1600])*(10^4)" office:value-type="float" office:value="3.64033491081179" calcext:value-type="float">
            <text:p>3.64033491081179</text:p>
          </table:table-cell>
          <table:table-cell table:formula="of:=(2.5*LOG(([.E1600]/[.B1600]);10)-2.6)/0.38" office:value-type="float" office:value="3.67571457875281" calcext:value-type="float">
            <text:p>3.67571457875281</text:p>
          </table:table-cell>
          <table:table-cell table:number-columns-repeated="8"/>
        </table:table-row>
        <table:table-row table:style-name="ro1">
          <table:table-cell office:value-type="float" office:value="2748" calcext:value-type="float">
            <text:p>2.75E+03</text:p>
          </table:table-cell>
          <table:table-cell office:value-type="float" office:value="0.000000000014268364" calcext:value-type="float">
            <text:p>1.43E-11</text:p>
          </table:table-cell>
          <table:table-cell/>
          <table:table-cell office:value-type="float" office:value="2748" calcext:value-type="float">
            <text:p>2.75E+03</text:p>
          </table:table-cell>
          <table:table-cell office:value-type="float" office:value="0.00000000056634725" calcext:value-type="float">
            <text:p>5.66E-10</text:p>
          </table:table-cell>
          <table:table-cell/>
          <table:table-cell table:formula="of:=(1/[.D1601])*(10^4)" office:value-type="float" office:value="3.63901018922853" calcext:value-type="float">
            <text:p>3.63901018922853</text:p>
          </table:table-cell>
          <table:table-cell table:formula="of:=(2.5*LOG(([.E1601]/[.B1601]);10)-2.6)/0.38" office:value-type="float" office:value="3.67571457875281" calcext:value-type="float">
            <text:p>3.67571457875281</text:p>
          </table:table-cell>
          <table:table-cell table:number-columns-repeated="8"/>
        </table:table-row>
        <table:table-row table:style-name="ro1">
          <table:table-cell office:value-type="float" office:value="2749" calcext:value-type="float">
            <text:p>2.75E+03</text:p>
          </table:table-cell>
          <table:table-cell office:value-type="float" office:value="0.0000000000143793468868574" calcext:value-type="float">
            <text:p>1.44E-11</text:p>
          </table:table-cell>
          <table:table-cell/>
          <table:table-cell office:value-type="float" office:value="2749" calcext:value-type="float">
            <text:p>2.75E+03</text:p>
          </table:table-cell>
          <table:table-cell office:value-type="float" office:value="0.000000000554083961771847" calcext:value-type="float">
            <text:p>5.54E-10</text:p>
          </table:table-cell>
          <table:table-cell/>
          <table:table-cell table:formula="of:=(1/[.D1602])*(10^4)" office:value-type="float" office:value="3.63768643142961" calcext:value-type="float">
            <text:p>3.63768643142961</text:p>
          </table:table-cell>
          <table:table-cell table:formula="of:=(2.5*LOG(([.E1602]/[.B1602]);10)-2.6)/0.38" office:value-type="float" office:value="3.59102907062825" calcext:value-type="float">
            <text:p>3.59102907062825</text:p>
          </table:table-cell>
          <table:table-cell table:number-columns-repeated="8"/>
        </table:table-row>
        <table:table-row table:style-name="ro1">
          <table:table-cell office:value-type="float" office:value="2750" calcext:value-type="float">
            <text:p>2.75E+03</text:p>
          </table:table-cell>
          <table:table-cell office:value-type="float" office:value="0.000000000014399321" calcext:value-type="float">
            <text:p>1.44E-11</text:p>
          </table:table-cell>
          <table:table-cell/>
          <table:table-cell office:value-type="float" office:value="2750" calcext:value-type="float">
            <text:p>2.75E+03</text:p>
          </table:table-cell>
          <table:table-cell office:value-type="float" office:value="0.00000000055187688" calcext:value-type="float">
            <text:p>5.52E-10</text:p>
          </table:table-cell>
          <table:table-cell/>
          <table:table-cell table:formula="of:=(1/[.D1603])*(10^4)" office:value-type="float" office:value="3.63636363636364" calcext:value-type="float">
            <text:p>3.63636363636364</text:p>
          </table:table-cell>
          <table:table-cell table:formula="of:=(2.5*LOG(([.E1603]/[.B1603]);10)-2.6)/0.38" office:value-type="float" office:value="3.57565912468286" calcext:value-type="float">
            <text:p>3.57565912468286</text:p>
          </table:table-cell>
          <table:table-cell table:number-columns-repeated="8"/>
        </table:table-row>
        <table:table-row table:style-name="ro1">
          <table:table-cell office:value-type="float" office:value="2751" calcext:value-type="float">
            <text:p>2.75E+03</text:p>
          </table:table-cell>
          <table:table-cell office:value-type="float" office:value="0.0000000000143988207660301" calcext:value-type="float">
            <text:p>1.44E-11</text:p>
          </table:table-cell>
          <table:table-cell/>
          <table:table-cell office:value-type="float" office:value="2751" calcext:value-type="float">
            <text:p>2.75E+03</text:p>
          </table:table-cell>
          <table:table-cell office:value-type="float" office:value="0.000000000553048561138959" calcext:value-type="float">
            <text:p>5.53E-10</text:p>
          </table:table-cell>
          <table:table-cell/>
          <table:table-cell table:formula="of:=(1/[.D1604])*(10^4)" office:value-type="float" office:value="3.63504180298073" calcext:value-type="float">
            <text:p>3.63504180298073</text:p>
          </table:table-cell>
          <table:table-cell table:formula="of:=(2.5*LOG(([.E1604]/[.B1604]);10)-2.6)/0.38" office:value-type="float" office:value="3.58181803316905" calcext:value-type="float">
            <text:p>3.58181803316905</text:p>
          </table:table-cell>
          <table:table-cell table:number-columns-repeated="8"/>
        </table:table-row>
        <table:table-row table:style-name="ro1">
          <table:table-cell office:value-type="float" office:value="2752" calcext:value-type="float">
            <text:p>2.75E+03</text:p>
          </table:table-cell>
          <table:table-cell office:value-type="float" office:value="0.000000000014396519" calcext:value-type="float">
            <text:p>1.44E-11</text:p>
          </table:table-cell>
          <table:table-cell/>
          <table:table-cell office:value-type="float" office:value="2752" calcext:value-type="float">
            <text:p>2.75E+03</text:p>
          </table:table-cell>
          <table:table-cell office:value-type="float" office:value="0.00000000055843991" calcext:value-type="float">
            <text:p>5.58E-10</text:p>
          </table:table-cell>
          <table:table-cell/>
          <table:table-cell table:formula="of:=(1/[.D1605])*(10^4)" office:value-type="float" office:value="3.63372093023256" calcext:value-type="float">
            <text:p>3.63372093023256</text:p>
          </table:table-cell>
          <table:table-cell table:formula="of:=(2.5*LOG(([.E1605]/[.B1605]);10)-2.6)/0.38" office:value-type="float" office:value="3.60999311634027" calcext:value-type="float">
            <text:p>3.60999311634027</text:p>
          </table:table-cell>
          <table:table-cell table:number-columns-repeated="8"/>
        </table:table-row>
        <table:table-row table:style-name="ro1">
          <table:table-cell office:value-type="float" office:value="2753" calcext:value-type="float">
            <text:p>2.75E+03</text:p>
          </table:table-cell>
          <table:table-cell office:value-type="float" office:value="0.000000000014396519" calcext:value-type="float">
            <text:p>1.44E-11</text:p>
          </table:table-cell>
          <table:table-cell/>
          <table:table-cell office:value-type="float" office:value="2753" calcext:value-type="float">
            <text:p>2.75E+03</text:p>
          </table:table-cell>
          <table:table-cell office:value-type="float" office:value="0.00000000055843991" calcext:value-type="float">
            <text:p>5.58E-10</text:p>
          </table:table-cell>
          <table:table-cell/>
          <table:table-cell table:formula="of:=(1/[.D1606])*(10^4)" office:value-type="float" office:value="3.63240101707229" calcext:value-type="float">
            <text:p>3.63240101707229</text:p>
          </table:table-cell>
          <table:table-cell table:formula="of:=(2.5*LOG(([.E1606]/[.B1606]);10)-2.6)/0.38" office:value-type="float" office:value="3.60999311634027" calcext:value-type="float">
            <text:p>3.60999311634027</text:p>
          </table:table-cell>
          <table:table-cell table:number-columns-repeated="8"/>
        </table:table-row>
        <table:table-row table:style-name="ro1">
          <table:table-cell office:value-type="float" office:value="2754" calcext:value-type="float">
            <text:p>2.75E+03</text:p>
          </table:table-cell>
          <table:table-cell office:value-type="float" office:value="0.000000000014835464821" calcext:value-type="float">
            <text:p>1.48E-11</text:p>
          </table:table-cell>
          <table:table-cell/>
          <table:table-cell office:value-type="float" office:value="2754" calcext:value-type="float">
            <text:p>2.75E+03</text:p>
          </table:table-cell>
          <table:table-cell office:value-type="float" office:value="0.000000000591839589070001" calcext:value-type="float">
            <text:p>5.92E-10</text:p>
          </table:table-cell>
          <table:table-cell/>
          <table:table-cell table:formula="of:=(1/[.D1607])*(10^4)" office:value-type="float" office:value="3.63108206245461" calcext:value-type="float">
            <text:p>3.63108206245461</text:p>
          </table:table-cell>
          <table:table-cell table:formula="of:=(2.5*LOG(([.E1607]/[.B1607]);10)-2.6)/0.38" office:value-type="float" office:value="3.69015035762642" calcext:value-type="float">
            <text:p>3.69015035762642</text:p>
          </table:table-cell>
          <table:table-cell table:number-columns-repeated="8"/>
        </table:table-row>
        <table:table-row table:style-name="ro1">
          <table:table-cell office:value-type="float" office:value="2755" calcext:value-type="float">
            <text:p>2.76E+03</text:p>
          </table:table-cell>
          <table:table-cell office:value-type="float" office:value="0.000000000015258888" calcext:value-type="float">
            <text:p>1.53E-11</text:p>
          </table:table-cell>
          <table:table-cell/>
          <table:table-cell office:value-type="float" office:value="2755" calcext:value-type="float">
            <text:p>2.76E+03</text:p>
          </table:table-cell>
          <table:table-cell office:value-type="float" office:value="0.00000000062405814" calcext:value-type="float">
            <text:p>6.24E-10</text:p>
          </table:table-cell>
          <table:table-cell/>
          <table:table-cell table:formula="of:=(1/[.D1608])*(10^4)" office:value-type="float" office:value="3.62976406533575" calcext:value-type="float">
            <text:p>3.62976406533575</text:p>
          </table:table-cell>
          <table:table-cell table:formula="of:=(2.5*LOG(([.E1608]/[.B1608]);10)-2.6)/0.38" office:value-type="float" office:value="3.76119846731521" calcext:value-type="float">
            <text:p>3.76119846731521</text:p>
          </table:table-cell>
          <table:table-cell table:number-columns-repeated="8"/>
        </table:table-row>
        <table:table-row table:style-name="ro1">
          <table:table-cell office:value-type="float" office:value="2756" calcext:value-type="float">
            <text:p>2.76E+03</text:p>
          </table:table-cell>
          <table:table-cell office:value-type="float" office:value="0.000000000015258888" calcext:value-type="float">
            <text:p>1.53E-11</text:p>
          </table:table-cell>
          <table:table-cell/>
          <table:table-cell office:value-type="float" office:value="2756" calcext:value-type="float">
            <text:p>2.76E+03</text:p>
          </table:table-cell>
          <table:table-cell office:value-type="float" office:value="0.00000000062405814" calcext:value-type="float">
            <text:p>6.24E-10</text:p>
          </table:table-cell>
          <table:table-cell/>
          <table:table-cell table:formula="of:=(1/[.D1609])*(10^4)" office:value-type="float" office:value="3.62844702467344" calcext:value-type="float">
            <text:p>3.62844702467344</text:p>
          </table:table-cell>
          <table:table-cell table:formula="of:=(2.5*LOG(([.E1609]/[.B1609]);10)-2.6)/0.38" office:value-type="float" office:value="3.76119846731521" calcext:value-type="float">
            <text:p>3.76119846731521</text:p>
          </table:table-cell>
          <table:table-cell table:number-columns-repeated="8"/>
        </table:table-row>
        <table:table-row table:style-name="ro1">
          <table:table-cell office:value-type="float" office:value="2757" calcext:value-type="float">
            <text:p>2.76E+03</text:p>
          </table:table-cell>
          <table:table-cell office:value-type="float" office:value="0.0000000000148503013636546" calcext:value-type="float">
            <text:p>1.49E-11</text:p>
          </table:table-cell>
          <table:table-cell/>
          <table:table-cell office:value-type="float" office:value="2757" calcext:value-type="float">
            <text:p>2.76E+03</text:p>
          </table:table-cell>
          <table:table-cell office:value-type="float" office:value="0.000000000643705811684792" calcext:value-type="float">
            <text:p>6.44E-10</text:p>
          </table:table-cell>
          <table:table-cell/>
          <table:table-cell table:formula="of:=(1/[.D1610])*(10^4)" office:value-type="float" office:value="3.62713093942691" calcext:value-type="float">
            <text:p>3.62713093942691</text:p>
          </table:table-cell>
          <table:table-cell table:formula="of:=(2.5*LOG(([.E1610]/[.B1610]);10)-2.6)/0.38" office:value-type="float" office:value="3.92731686246837" calcext:value-type="float">
            <text:p>3.92731686246837</text:p>
          </table:table-cell>
          <table:table-cell table:number-columns-repeated="8"/>
        </table:table-row>
        <table:table-row table:style-name="ro1">
          <table:table-cell office:value-type="float" office:value="2758" calcext:value-type="float">
            <text:p>2.76E+03</text:p>
          </table:table-cell>
          <table:table-cell office:value-type="float" office:value="0.000000000014772171" calcext:value-type="float">
            <text:p>1.48E-11</text:p>
          </table:table-cell>
          <table:table-cell/>
          <table:table-cell office:value-type="float" office:value="2758" calcext:value-type="float">
            <text:p>2.76E+03</text:p>
          </table:table-cell>
          <table:table-cell office:value-type="float" office:value="0.00000000064746286" calcext:value-type="float">
            <text:p>6.47E-10</text:p>
          </table:table-cell>
          <table:table-cell/>
          <table:table-cell table:formula="of:=(1/[.D1611])*(10^4)" office:value-type="float" office:value="3.62581580855693" calcext:value-type="float">
            <text:p>3.62581580855693</text:p>
          </table:table-cell>
          <table:table-cell table:formula="of:=(2.5*LOG(([.E1611]/[.B1611]);10)-2.6)/0.38" office:value-type="float" office:value="3.95901667754459" calcext:value-type="float">
            <text:p>3.95901667754459</text:p>
          </table:table-cell>
          <table:table-cell table:number-columns-repeated="8"/>
        </table:table-row>
        <table:table-row table:style-name="ro1">
          <table:table-cell office:value-type="float" office:value="2759" calcext:value-type="float">
            <text:p>2.76E+03</text:p>
          </table:table-cell>
          <table:table-cell office:value-type="float" office:value="0.0000000000148030899815" calcext:value-type="float">
            <text:p>1.48E-11</text:p>
          </table:table-cell>
          <table:table-cell/>
          <table:table-cell office:value-type="float" office:value="2759" calcext:value-type="float">
            <text:p>2.76E+03</text:p>
          </table:table-cell>
          <table:table-cell office:value-type="float" office:value="0.000000000643231517169995" calcext:value-type="float">
            <text:p>6.43E-10</text:p>
          </table:table-cell>
          <table:table-cell/>
          <table:table-cell table:formula="of:=(1/[.D1612])*(10^4)" office:value-type="float" office:value="3.62450163102573" calcext:value-type="float">
            <text:p>3.62450163102573</text:p>
          </table:table-cell>
          <table:table-cell table:formula="of:=(2.5*LOG(([.E1612]/[.B1612]);10)-2.6)/0.38" office:value-type="float" office:value="3.93430879516665" calcext:value-type="float">
            <text:p>3.93430879516665</text:p>
          </table:table-cell>
          <table:table-cell table:number-columns-repeated="8"/>
        </table:table-row>
        <table:table-row table:style-name="ro1">
          <table:table-cell office:value-type="float" office:value="2760" calcext:value-type="float">
            <text:p>2.76E+03</text:p>
          </table:table-cell>
          <table:table-cell office:value-type="float" office:value="0.000000000014953514" calcext:value-type="float">
            <text:p>1.50E-11</text:p>
          </table:table-cell>
          <table:table-cell/>
          <table:table-cell office:value-type="float" office:value="2760" calcext:value-type="float">
            <text:p>2.76E+03</text:p>
          </table:table-cell>
          <table:table-cell office:value-type="float" office:value="0.0000000006226456" calcext:value-type="float">
            <text:p>6.23E-10</text:p>
          </table:table-cell>
          <table:table-cell/>
          <table:table-cell table:formula="of:=(1/[.D1613])*(10^4)" office:value-type="float" office:value="3.6231884057971" calcext:value-type="float">
            <text:p>3.6231884057971</text:p>
          </table:table-cell>
          <table:table-cell table:formula="of:=(2.5*LOG(([.E1613]/[.B1613]);10)-2.6)/0.38" office:value-type="float" office:value="3.8124846170725" calcext:value-type="float">
            <text:p>3.8124846170725</text:p>
          </table:table-cell>
          <table:table-cell table:number-columns-repeated="8"/>
        </table:table-row>
        <table:table-row table:style-name="ro1">
          <table:table-cell office:value-type="float" office:value="2761" calcext:value-type="float">
            <text:p>2.76E+03</text:p>
          </table:table-cell>
          <table:table-cell office:value-type="float" office:value="0.000000000014953514" calcext:value-type="float">
            <text:p>1.50E-11</text:p>
          </table:table-cell>
          <table:table-cell/>
          <table:table-cell office:value-type="float" office:value="2761" calcext:value-type="float">
            <text:p>2.76E+03</text:p>
          </table:table-cell>
          <table:table-cell office:value-type="float" office:value="0.0000000006226456" calcext:value-type="float">
            <text:p>6.23E-10</text:p>
          </table:table-cell>
          <table:table-cell/>
          <table:table-cell table:formula="of:=(1/[.D1614])*(10^4)" office:value-type="float" office:value="3.62187613183629" calcext:value-type="float">
            <text:p>3.62187613183629</text:p>
          </table:table-cell>
          <table:table-cell table:formula="of:=(2.5*LOG(([.E1614]/[.B1614]);10)-2.6)/0.38" office:value-type="float" office:value="3.8124846170725" calcext:value-type="float">
            <text:p>3.8124846170725</text:p>
          </table:table-cell>
          <table:table-cell table:number-columns-repeated="8"/>
        </table:table-row>
        <table:table-row table:style-name="ro1">
          <table:table-cell office:value-type="float" office:value="2762" calcext:value-type="float">
            <text:p>2.76E+03</text:p>
          </table:table-cell>
          <table:table-cell office:value-type="float" office:value="0.0000000000152282949566728" calcext:value-type="float">
            <text:p>1.52E-11</text:p>
          </table:table-cell>
          <table:table-cell/>
          <table:table-cell office:value-type="float" office:value="2762" calcext:value-type="float">
            <text:p>2.76E+03</text:p>
          </table:table-cell>
          <table:table-cell office:value-type="float" office:value="0.00000000059694922938158" calcext:value-type="float">
            <text:p>5.97E-10</text:p>
          </table:table-cell>
          <table:table-cell/>
          <table:table-cell table:formula="of:=(1/[.D1615])*(10^4)" office:value-type="float" office:value="3.62056480811006" calcext:value-type="float">
            <text:p>3.62056480811006</text:p>
          </table:table-cell>
          <table:table-cell table:formula="of:=(2.5*LOG(([.E1615]/[.B1615]);10)-2.6)/0.38" office:value-type="float" office:value="3.64004023567585" calcext:value-type="float">
            <text:p>3.64004023567585</text:p>
          </table:table-cell>
          <table:table-cell table:number-columns-repeated="8"/>
        </table:table-row>
        <table:table-row table:style-name="ro1">
          <table:table-cell office:value-type="float" office:value="2763" calcext:value-type="float">
            <text:p>2.76E+03</text:p>
          </table:table-cell>
          <table:table-cell office:value-type="float" office:value="0.000000000015501381" calcext:value-type="float">
            <text:p>1.55E-11</text:p>
          </table:table-cell>
          <table:table-cell/>
          <table:table-cell office:value-type="float" office:value="2763" calcext:value-type="float">
            <text:p>2.76E+03</text:p>
          </table:table-cell>
          <table:table-cell office:value-type="float" office:value="0.00000000057141136" calcext:value-type="float">
            <text:p>5.71E-10</text:p>
          </table:table-cell>
          <table:table-cell/>
          <table:table-cell table:formula="of:=(1/[.D1616])*(10^4)" office:value-type="float" office:value="3.61925443358668" calcext:value-type="float">
            <text:p>3.61925443358668</text:p>
          </table:table-cell>
          <table:table-cell table:formula="of:=(2.5*LOG(([.E1616]/[.B1616]);10)-2.6)/0.38" office:value-type="float" office:value="3.46433210186113" calcext:value-type="float">
            <text:p>3.46433210186113</text:p>
          </table:table-cell>
          <table:table-cell table:number-columns-repeated="8"/>
        </table:table-row>
        <table:table-row table:style-name="ro1">
          <table:table-cell office:value-type="float" office:value="2764" calcext:value-type="float">
            <text:p>2.76E+03</text:p>
          </table:table-cell>
          <table:table-cell office:value-type="float" office:value="0.000000000015501381" calcext:value-type="float">
            <text:p>1.55E-11</text:p>
          </table:table-cell>
          <table:table-cell/>
          <table:table-cell office:value-type="float" office:value="2764" calcext:value-type="float">
            <text:p>2.76E+03</text:p>
          </table:table-cell>
          <table:table-cell office:value-type="float" office:value="0.00000000057141136" calcext:value-type="float">
            <text:p>5.71E-10</text:p>
          </table:table-cell>
          <table:table-cell/>
          <table:table-cell table:formula="of:=(1/[.D1617])*(10^4)" office:value-type="float" office:value="3.61794500723589" calcext:value-type="float">
            <text:p>3.61794500723589</text:p>
          </table:table-cell>
          <table:table-cell table:formula="of:=(2.5*LOG(([.E1617]/[.B1617]);10)-2.6)/0.38" office:value-type="float" office:value="3.46433210186113" calcext:value-type="float">
            <text:p>3.46433210186113</text:p>
          </table:table-cell>
          <table:table-cell table:number-columns-repeated="8"/>
        </table:table-row>
        <table:table-row table:style-name="ro1">
          <table:table-cell office:value-type="float" office:value="2765" calcext:value-type="float">
            <text:p>2.77E+03</text:p>
          </table:table-cell>
          <table:table-cell office:value-type="float" office:value="0.000000000015212582984" calcext:value-type="float">
            <text:p>1.52E-11</text:p>
          </table:table-cell>
          <table:table-cell/>
          <table:table-cell office:value-type="float" office:value="2765" calcext:value-type="float">
            <text:p>2.77E+03</text:p>
          </table:table-cell>
          <table:table-cell office:value-type="float" office:value="0.000000000561334292480001" calcext:value-type="float">
            <text:p>5.61E-10</text:p>
          </table:table-cell>
          <table:table-cell/>
          <table:table-cell table:formula="of:=(1/[.D1618])*(10^4)" office:value-type="float" office:value="3.61663652802893" calcext:value-type="float">
            <text:p>3.61663652802893</text:p>
          </table:table-cell>
          <table:table-cell table:formula="of:=(2.5*LOG(([.E1618]/[.B1618]);10)-2.6)/0.38" office:value-type="float" office:value="3.46722772511069" calcext:value-type="float">
            <text:p>3.46722772511069</text:p>
          </table:table-cell>
          <table:table-cell table:number-columns-repeated="8"/>
        </table:table-row>
        <table:table-row table:style-name="ro1">
          <table:table-cell office:value-type="float" office:value="2766" calcext:value-type="float">
            <text:p>2.77E+03</text:p>
          </table:table-cell>
          <table:table-cell office:value-type="float" office:value="0.000000000015154268" calcext:value-type="float">
            <text:p>1.52E-11</text:p>
          </table:table-cell>
          <table:table-cell/>
          <table:table-cell office:value-type="float" office:value="2766" calcext:value-type="float">
            <text:p>2.77E+03</text:p>
          </table:table-cell>
          <table:table-cell office:value-type="float" office:value="0.0000000005592995" calcext:value-type="float">
            <text:p>5.59E-10</text:p>
          </table:table-cell>
          <table:table-cell/>
          <table:table-cell table:formula="of:=(1/[.D1619])*(10^4)" office:value-type="float" office:value="3.61532899493854" calcext:value-type="float">
            <text:p>3.61532899493854</text:p>
          </table:table-cell>
          <table:table-cell table:formula="of:=(2.5*LOG(([.E1619]/[.B1619]);10)-2.6)/0.38" office:value-type="float" office:value="3.46782544534968" calcext:value-type="float">
            <text:p>3.46782544534968</text:p>
          </table:table-cell>
          <table:table-cell table:number-columns-repeated="8"/>
        </table:table-row>
        <table:table-row table:style-name="ro1">
          <table:table-cell office:value-type="float" office:value="2767" calcext:value-type="float">
            <text:p>2.77E+03</text:p>
          </table:table-cell>
          <table:table-cell office:value-type="float" office:value="0.0000000000151629983125" calcext:value-type="float">
            <text:p>1.52E-11</text:p>
          </table:table-cell>
          <table:table-cell/>
          <table:table-cell office:value-type="float" office:value="2767" calcext:value-type="float">
            <text:p>2.77E+03</text:p>
          </table:table-cell>
          <table:table-cell office:value-type="float" office:value="0.000000000563695254999997" calcext:value-type="float">
            <text:p>5.64E-10</text:p>
          </table:table-cell>
          <table:table-cell/>
          <table:table-cell table:formula="of:=(1/[.D1620])*(10^4)" office:value-type="float" office:value="3.61402240693892" calcext:value-type="float">
            <text:p>3.61402240693892</text:p>
          </table:table-cell>
          <table:table-cell table:formula="of:=(2.5*LOG(([.E1620]/[.B1620]);10)-2.6)/0.38" office:value-type="float" office:value="3.48854797663097" calcext:value-type="float">
            <text:p>3.48854797663097</text:p>
          </table:table-cell>
          <table:table-cell table:number-columns-repeated="8"/>
        </table:table-row>
        <table:table-row table:style-name="ro1">
          <table:table-cell office:value-type="float" office:value="2768" calcext:value-type="float">
            <text:p>2.77E+03</text:p>
          </table:table-cell>
          <table:table-cell office:value-type="float" office:value="0.000000000015207993" calcext:value-type="float">
            <text:p>1.52E-11</text:p>
          </table:table-cell>
          <table:table-cell/>
          <table:table-cell office:value-type="float" office:value="2768" calcext:value-type="float">
            <text:p>2.77E+03</text:p>
          </table:table-cell>
          <table:table-cell office:value-type="float" office:value="0.0000000005863503" calcext:value-type="float">
            <text:p>5.86E-10</text:p>
          </table:table-cell>
          <table:table-cell/>
          <table:table-cell table:formula="of:=(1/[.D1621])*(10^4)" office:value-type="float" office:value="3.61271676300578" calcext:value-type="float">
            <text:p>3.61271676300578</text:p>
          </table:table-cell>
          <table:table-cell table:formula="of:=(2.5*LOG(([.E1621]/[.B1621]);10)-2.6)/0.38" office:value-type="float" office:value="3.59266610349804" calcext:value-type="float">
            <text:p>3.59266610349804</text:p>
          </table:table-cell>
          <table:table-cell table:number-columns-repeated="8"/>
        </table:table-row>
        <table:table-row table:style-name="ro1">
          <table:table-cell office:value-type="float" office:value="2769" calcext:value-type="float">
            <text:p>2.77E+03</text:p>
          </table:table-cell>
          <table:table-cell office:value-type="float" office:value="0.000000000015207993" calcext:value-type="float">
            <text:p>1.52E-11</text:p>
          </table:table-cell>
          <table:table-cell/>
          <table:table-cell office:value-type="float" office:value="2769" calcext:value-type="float">
            <text:p>2.77E+03</text:p>
          </table:table-cell>
          <table:table-cell office:value-type="float" office:value="0.0000000005863503" calcext:value-type="float">
            <text:p>5.86E-10</text:p>
          </table:table-cell>
          <table:table-cell/>
          <table:table-cell table:formula="of:=(1/[.D1622])*(10^4)" office:value-type="float" office:value="3.61141206211629" calcext:value-type="float">
            <text:p>3.61141206211629</text:p>
          </table:table-cell>
          <table:table-cell table:formula="of:=(2.5*LOG(([.E1622]/[.B1622]);10)-2.6)/0.38" office:value-type="float" office:value="3.59266610349804" calcext:value-type="float">
            <text:p>3.59266610349804</text:p>
          </table:table-cell>
          <table:table-cell table:number-columns-repeated="8"/>
        </table:table-row>
        <table:table-row table:style-name="ro1">
          <table:table-cell office:value-type="float" office:value="2770" calcext:value-type="float">
            <text:p>2.77E+03</text:p>
          </table:table-cell>
          <table:table-cell office:value-type="float" office:value="0.000000000015194910752" calcext:value-type="float">
            <text:p>1.52E-11</text:p>
          </table:table-cell>
          <table:table-cell/>
          <table:table-cell office:value-type="float" office:value="2770" calcext:value-type="float">
            <text:p>2.77E+03</text:p>
          </table:table-cell>
          <table:table-cell office:value-type="float" office:value="0.00000000058413784418" calcext:value-type="float">
            <text:p>5.84E-10</text:p>
          </table:table-cell>
          <table:table-cell/>
          <table:table-cell table:formula="of:=(1/[.D1623])*(10^4)" office:value-type="float" office:value="3.6101083032491" calcext:value-type="float">
            <text:p>3.6101083032491</text:p>
          </table:table-cell>
          <table:table-cell table:formula="of:=(2.5*LOG(([.E1623]/[.B1623]);10)-2.6)/0.38" office:value-type="float" office:value="3.58432361806691" calcext:value-type="float">
            <text:p>3.58432361806691</text:p>
          </table:table-cell>
          <table:table-cell table:number-columns-repeated="8"/>
        </table:table-row>
        <table:table-row table:style-name="ro1">
          <table:table-cell office:value-type="float" office:value="2771" calcext:value-type="float">
            <text:p>2.77E+03</text:p>
          </table:table-cell>
          <table:table-cell office:value-type="float" office:value="0.000000000015181457" calcext:value-type="float">
            <text:p>1.52E-11</text:p>
          </table:table-cell>
          <table:table-cell/>
          <table:table-cell office:value-type="float" office:value="2771" calcext:value-type="float">
            <text:p>2.77E+03</text:p>
          </table:table-cell>
          <table:table-cell office:value-type="float" office:value="0.00000000058186256" calcext:value-type="float">
            <text:p>5.82E-10</text:p>
          </table:table-cell>
          <table:table-cell/>
          <table:table-cell table:formula="of:=(1/[.D1624])*(10^4)" office:value-type="float" office:value="3.60880548538434" calcext:value-type="float">
            <text:p>3.60880548538434</text:p>
          </table:table-cell>
          <table:table-cell table:formula="of:=(2.5*LOG(([.E1624]/[.B1624]);10)-2.6)/0.38" office:value-type="float" office:value="3.57570368128492" calcext:value-type="float">
            <text:p>3.57570368128492</text:p>
          </table:table-cell>
          <table:table-cell table:number-columns-repeated="8"/>
        </table:table-row>
        <table:table-row table:style-name="ro1">
          <table:table-cell office:value-type="float" office:value="2772" calcext:value-type="float">
            <text:p>2.77E+03</text:p>
          </table:table-cell>
          <table:table-cell office:value-type="float" office:value="0.000000000015181457" calcext:value-type="float">
            <text:p>1.52E-11</text:p>
          </table:table-cell>
          <table:table-cell/>
          <table:table-cell office:value-type="float" office:value="2772" calcext:value-type="float">
            <text:p>2.77E+03</text:p>
          </table:table-cell>
          <table:table-cell office:value-type="float" office:value="0.00000000058186256" calcext:value-type="float">
            <text:p>5.82E-10</text:p>
          </table:table-cell>
          <table:table-cell/>
          <table:table-cell table:formula="of:=(1/[.D1625])*(10^4)" office:value-type="float" office:value="3.60750360750361" calcext:value-type="float">
            <text:p>3.60750360750361</text:p>
          </table:table-cell>
          <table:table-cell table:formula="of:=(2.5*LOG(([.E1625]/[.B1625]);10)-2.6)/0.38" office:value-type="float" office:value="3.57570368128492" calcext:value-type="float">
            <text:p>3.57570368128492</text:p>
          </table:table-cell>
          <table:table-cell table:number-columns-repeated="8"/>
        </table:table-row>
        <table:table-row table:style-name="ro1">
          <table:table-cell office:value-type="float" office:value="2773" calcext:value-type="float">
            <text:p>2.77E+03</text:p>
          </table:table-cell>
          <table:table-cell office:value-type="float" office:value="0.0000000000149891069360199" calcext:value-type="float">
            <text:p>1.50E-11</text:p>
          </table:table-cell>
          <table:table-cell/>
          <table:table-cell office:value-type="float" office:value="2773" calcext:value-type="float">
            <text:p>2.77E+03</text:p>
          </table:table-cell>
          <table:table-cell office:value-type="float" office:value="0.000000000565515612603846" calcext:value-type="float">
            <text:p>5.66E-10</text:p>
          </table:table-cell>
          <table:table-cell/>
          <table:table-cell table:formula="of:=(1/[.D1626])*(10^4)" office:value-type="float" office:value="3.60620266858997" calcext:value-type="float">
            <text:p>3.60620266858997</text:p>
          </table:table-cell>
          <table:table-cell table:formula="of:=(2.5*LOG(([.E1626]/[.B1626]);10)-2.6)/0.38" office:value-type="float" office:value="3.53071606141717" calcext:value-type="float">
            <text:p>3.53071606141717</text:p>
          </table:table-cell>
          <table:table-cell table:number-columns-repeated="8"/>
        </table:table-row>
        <table:table-row table:style-name="ro1">
          <table:table-cell office:value-type="float" office:value="2774" calcext:value-type="float">
            <text:p>2.77E+03</text:p>
          </table:table-cell>
          <table:table-cell office:value-type="float" office:value="0.000000000014947873" calcext:value-type="float">
            <text:p>1.49E-11</text:p>
          </table:table-cell>
          <table:table-cell/>
          <table:table-cell office:value-type="float" office:value="2774" calcext:value-type="float">
            <text:p>2.77E+03</text:p>
          </table:table-cell>
          <table:table-cell office:value-type="float" office:value="0.00000000056201133" calcext:value-type="float">
            <text:p>5.62E-10</text:p>
          </table:table-cell>
          <table:table-cell/>
          <table:table-cell table:formula="of:=(1/[.D1627])*(10^4)" office:value-type="float" office:value="3.60490266762797" calcext:value-type="float">
            <text:p>3.60490266762797</text:p>
          </table:table-cell>
          <table:table-cell table:formula="of:=(2.5*LOG(([.E1627]/[.B1627]);10)-2.6)/0.38" office:value-type="float" office:value="3.52082678668053" calcext:value-type="float">
            <text:p>3.52082678668053</text:p>
          </table:table-cell>
          <table:table-cell table:number-columns-repeated="8"/>
        </table:table-row>
        <table:table-row table:style-name="ro1">
          <table:table-cell office:value-type="float" office:value="2775" calcext:value-type="float">
            <text:p>2.78E+03</text:p>
          </table:table-cell>
          <table:table-cell office:value-type="float" office:value="0.0000000000148120328919999" calcext:value-type="float">
            <text:p>1.48E-11</text:p>
          </table:table-cell>
          <table:table-cell/>
          <table:table-cell office:value-type="float" office:value="2775" calcext:value-type="float">
            <text:p>2.78E+03</text:p>
          </table:table-cell>
          <table:table-cell office:value-type="float" office:value="0.00000000056192290656" calcext:value-type="float">
            <text:p>5.62E-10</text:p>
          </table:table-cell>
          <table:table-cell/>
          <table:table-cell table:formula="of:=(1/[.D1628])*(10^4)" office:value-type="float" office:value="3.6036036036036" calcext:value-type="float">
            <text:p>3.6036036036036</text:p>
          </table:table-cell>
          <table:table-cell table:formula="of:=(2.5*LOG(([.E1628]/[.B1628]);10)-2.6)/0.38" office:value-type="float" office:value="3.5464609770403" calcext:value-type="float">
            <text:p>3.5464609770403</text:p>
          </table:table-cell>
          <table:table-cell table:number-columns-repeated="8"/>
        </table:table-row>
        <table:table-row table:style-name="ro1">
          <table:table-cell office:value-type="float" office:value="2776" calcext:value-type="float">
            <text:p>2.78E+03</text:p>
          </table:table-cell>
          <table:table-cell office:value-type="float" office:value="0.000000000014068649" calcext:value-type="float">
            <text:p>1.41E-11</text:p>
          </table:table-cell>
          <table:table-cell/>
          <table:table-cell office:value-type="float" office:value="2776" calcext:value-type="float">
            <text:p>2.78E+03</text:p>
          </table:table-cell>
          <table:table-cell office:value-type="float" office:value="0.00000000056143901" calcext:value-type="float">
            <text:p>5.61E-10</text:p>
          </table:table-cell>
          <table:table-cell/>
          <table:table-cell table:formula="of:=(1/[.D1629])*(10^4)" office:value-type="float" office:value="3.60230547550432" calcext:value-type="float">
            <text:p>3.60230547550432</text:p>
          </table:table-cell>
          <table:table-cell table:formula="of:=(2.5*LOG(([.E1629]/[.B1629]);10)-2.6)/0.38" office:value-type="float" office:value="3.69111967466867" calcext:value-type="float">
            <text:p>3.69111967466867</text:p>
          </table:table-cell>
          <table:table-cell table:number-columns-repeated="8"/>
        </table:table-row>
        <table:table-row table:style-name="ro1">
          <table:table-cell office:value-type="float" office:value="2777" calcext:value-type="float">
            <text:p>2.78E+03</text:p>
          </table:table-cell>
          <table:table-cell office:value-type="float" office:value="0.000000000014068649" calcext:value-type="float">
            <text:p>1.41E-11</text:p>
          </table:table-cell>
          <table:table-cell/>
          <table:table-cell office:value-type="float" office:value="2777" calcext:value-type="float">
            <text:p>2.78E+03</text:p>
          </table:table-cell>
          <table:table-cell office:value-type="float" office:value="0.00000000056143901" calcext:value-type="float">
            <text:p>5.61E-10</text:p>
          </table:table-cell>
          <table:table-cell/>
          <table:table-cell table:formula="of:=(1/[.D1630])*(10^4)" office:value-type="float" office:value="3.60100828231905" calcext:value-type="float">
            <text:p>3.60100828231905</text:p>
          </table:table-cell>
          <table:table-cell table:formula="of:=(2.5*LOG(([.E1630]/[.B1630]);10)-2.6)/0.38" office:value-type="float" office:value="3.69111967466867" calcext:value-type="float">
            <text:p>3.69111967466867</text:p>
          </table:table-cell>
          <table:table-cell table:number-columns-repeated="8"/>
        </table:table-row>
        <table:table-row table:style-name="ro1">
          <table:table-cell office:value-type="float" office:value="2778" calcext:value-type="float">
            <text:p>2.78E+03</text:p>
          </table:table-cell>
          <table:table-cell office:value-type="float" office:value="0.0000000000143474028689957" calcext:value-type="float">
            <text:p>1.43E-11</text:p>
          </table:table-cell>
          <table:table-cell/>
          <table:table-cell office:value-type="float" office:value="2778" calcext:value-type="float">
            <text:p>2.78E+03</text:p>
          </table:table-cell>
          <table:table-cell office:value-type="float" office:value="0.000000000567886338200552" calcext:value-type="float">
            <text:p>5.68E-10</text:p>
          </table:table-cell>
          <table:table-cell/>
          <table:table-cell table:formula="of:=(1/[.D1631])*(10^4)" office:value-type="float" office:value="3.59971202303816" calcext:value-type="float">
            <text:p>3.59971202303816</text:p>
          </table:table-cell>
          <table:table-cell table:formula="of:=(2.5*LOG(([.E1631]/[.B1631]);10)-2.6)/0.38" office:value-type="float" office:value="3.66768504988913" calcext:value-type="float">
            <text:p>3.66768504988913</text:p>
          </table:table-cell>
          <table:table-cell table:number-columns-repeated="8"/>
        </table:table-row>
        <table:table-row table:style-name="ro1">
          <table:table-cell office:value-type="float" office:value="2779" calcext:value-type="float">
            <text:p>2.78E+03</text:p>
          </table:table-cell>
          <table:table-cell office:value-type="float" office:value="0.000000000014642752" calcext:value-type="float">
            <text:p>1.46E-11</text:p>
          </table:table-cell>
          <table:table-cell/>
          <table:table-cell office:value-type="float" office:value="2779" calcext:value-type="float">
            <text:p>2.78E+03</text:p>
          </table:table-cell>
          <table:table-cell office:value-type="float" office:value="0.0000000005747175" calcext:value-type="float">
            <text:p>5.75E-10</text:p>
          </table:table-cell>
          <table:table-cell/>
          <table:table-cell table:formula="of:=(1/[.D1632])*(10^4)" office:value-type="float" office:value="3.59841669665347" calcext:value-type="float">
            <text:p>3.59841669665347</text:p>
          </table:table-cell>
          <table:table-cell table:formula="of:=(2.5*LOG(([.E1632]/[.B1632]);10)-2.6)/0.38" office:value-type="float" office:value="3.64362970111959" calcext:value-type="float">
            <text:p>3.64362970111959</text:p>
          </table:table-cell>
          <table:table-cell table:number-columns-repeated="8"/>
        </table:table-row>
        <table:table-row table:style-name="ro1">
          <table:table-cell office:value-type="float" office:value="2780" calcext:value-type="float">
            <text:p>2.78E+03</text:p>
          </table:table-cell>
          <table:table-cell office:value-type="float" office:value="0.000000000014642752" calcext:value-type="float">
            <text:p>1.46E-11</text:p>
          </table:table-cell>
          <table:table-cell/>
          <table:table-cell office:value-type="float" office:value="2780" calcext:value-type="float">
            <text:p>2.78E+03</text:p>
          </table:table-cell>
          <table:table-cell office:value-type="float" office:value="0.0000000005747175" calcext:value-type="float">
            <text:p>5.75E-10</text:p>
          </table:table-cell>
          <table:table-cell/>
          <table:table-cell table:formula="of:=(1/[.D1633])*(10^4)" office:value-type="float" office:value="3.59712230215827" calcext:value-type="float">
            <text:p>3.59712230215827</text:p>
          </table:table-cell>
          <table:table-cell table:formula="of:=(2.5*LOG(([.E1633]/[.B1633]);10)-2.6)/0.38" office:value-type="float" office:value="3.64362970111959" calcext:value-type="float">
            <text:p>3.64362970111959</text:p>
          </table:table-cell>
          <table:table-cell table:number-columns-repeated="8"/>
        </table:table-row>
        <table:table-row table:style-name="ro1">
          <table:table-cell office:value-type="float" office:value="2781" calcext:value-type="float">
            <text:p>2.78E+03</text:p>
          </table:table-cell>
          <table:table-cell office:value-type="float" office:value="0.000000000014615748112" calcext:value-type="float">
            <text:p>1.46E-11</text:p>
          </table:table-cell>
          <table:table-cell/>
          <table:table-cell office:value-type="float" office:value="2781" calcext:value-type="float">
            <text:p>2.78E+03</text:p>
          </table:table-cell>
          <table:table-cell office:value-type="float" office:value="0.00000000057403237824" calcext:value-type="float">
            <text:p>5.74E-10</text:p>
          </table:table-cell>
          <table:table-cell/>
          <table:table-cell table:formula="of:=(1/[.D1634])*(10^4)" office:value-type="float" office:value="3.59582883854728" calcext:value-type="float">
            <text:p>3.59582883854728</text:p>
          </table:table-cell>
          <table:table-cell table:formula="of:=(2.5*LOG(([.E1634]/[.B1634]);10)-2.6)/0.38" office:value-type="float" office:value="3.64549565562169" calcext:value-type="float">
            <text:p>3.64549565562169</text:p>
          </table:table-cell>
          <table:table-cell table:number-columns-repeated="8"/>
        </table:table-row>
        <table:table-row table:style-name="ro1">
          <table:table-cell office:value-type="float" office:value="2782" calcext:value-type="float">
            <text:p>2.78E+03</text:p>
          </table:table-cell>
          <table:table-cell office:value-type="float" office:value="0.000000000014609659" calcext:value-type="float">
            <text:p>1.46E-11</text:p>
          </table:table-cell>
          <table:table-cell/>
          <table:table-cell office:value-type="float" office:value="2782" calcext:value-type="float">
            <text:p>2.78E+03</text:p>
          </table:table-cell>
          <table:table-cell office:value-type="float" office:value="0.00000000057387789" calcext:value-type="float">
            <text:p>5.74E-10</text:p>
          </table:table-cell>
          <table:table-cell/>
          <table:table-cell table:formula="of:=(1/[.D1635])*(10^4)" office:value-type="float" office:value="3.59453630481668" calcext:value-type="float">
            <text:p>3.59453630481668</text:p>
          </table:table-cell>
          <table:table-cell table:formula="of:=(2.5*LOG(([.E1635]/[.B1635]);10)-2.6)/0.38" office:value-type="float" office:value="3.6459171943682" calcext:value-type="float">
            <text:p>3.6459171943682</text:p>
          </table:table-cell>
          <table:table-cell table:number-columns-repeated="8"/>
        </table:table-row>
        <table:table-row table:style-name="ro1">
          <table:table-cell office:value-type="float" office:value="2783" calcext:value-type="float">
            <text:p>2.78E+03</text:p>
          </table:table-cell>
          <table:table-cell office:value-type="float" office:value="0.000000000014798925196973" calcext:value-type="float">
            <text:p>1.48E-11</text:p>
          </table:table-cell>
          <table:table-cell/>
          <table:table-cell office:value-type="float" office:value="2783" calcext:value-type="float">
            <text:p>2.78E+03</text:p>
          </table:table-cell>
          <table:table-cell office:value-type="float" office:value="0.000000000575723450960774" calcext:value-type="float">
            <text:p>5.76E-10</text:p>
          </table:table-cell>
          <table:table-cell/>
          <table:table-cell table:formula="of:=(1/[.D1636])*(10^4)" office:value-type="float" office:value="3.59324469996407" calcext:value-type="float">
            <text:p>3.59324469996407</text:p>
          </table:table-cell>
          <table:table-cell table:formula="of:=(2.5*LOG(([.E1636]/[.B1636]);10)-2.6)/0.38" office:value-type="float" office:value="3.61831411154212" calcext:value-type="float">
            <text:p>3.61831411154212</text:p>
          </table:table-cell>
          <table:table-cell table:number-columns-repeated="8"/>
        </table:table-row>
        <table:table-row table:style-name="ro1">
          <table:table-cell office:value-type="float" office:value="2784" calcext:value-type="float">
            <text:p>2.78E+03</text:p>
          </table:table-cell>
          <table:table-cell office:value-type="float" office:value="0.000000000015901785" calcext:value-type="float">
            <text:p>1.59E-11</text:p>
          </table:table-cell>
          <table:table-cell/>
          <table:table-cell office:value-type="float" office:value="2784" calcext:value-type="float">
            <text:p>2.78E+03</text:p>
          </table:table-cell>
          <table:table-cell office:value-type="float" office:value="0.00000000058647759" calcext:value-type="float">
            <text:p>5.86E-10</text:p>
          </table:table-cell>
          <table:table-cell/>
          <table:table-cell table:formula="of:=(1/[.D1637])*(10^4)" office:value-type="float" office:value="3.59195402298851" calcext:value-type="float">
            <text:p>3.59195402298851</text:p>
          </table:table-cell>
          <table:table-cell table:formula="of:=(2.5*LOG(([.E1637]/[.B1637]);10)-2.6)/0.38" office:value-type="float" office:value="3.46582595118005" calcext:value-type="float">
            <text:p>3.46582595118005</text:p>
          </table:table-cell>
          <table:table-cell table:number-columns-repeated="8"/>
        </table:table-row>
        <table:table-row table:style-name="ro1">
          <table:table-cell office:value-type="float" office:value="2785" calcext:value-type="float">
            <text:p>2.79E+03</text:p>
          </table:table-cell>
          <table:table-cell office:value-type="float" office:value="0.000000000015901785" calcext:value-type="float">
            <text:p>1.59E-11</text:p>
          </table:table-cell>
          <table:table-cell/>
          <table:table-cell office:value-type="float" office:value="2785" calcext:value-type="float">
            <text:p>2.79E+03</text:p>
          </table:table-cell>
          <table:table-cell office:value-type="float" office:value="0.00000000058647759" calcext:value-type="float">
            <text:p>5.86E-10</text:p>
          </table:table-cell>
          <table:table-cell/>
          <table:table-cell table:formula="of:=(1/[.D1638])*(10^4)" office:value-type="float" office:value="3.59066427289049" calcext:value-type="float">
            <text:p>3.59066427289049</text:p>
          </table:table-cell>
          <table:table-cell table:formula="of:=(2.5*LOG(([.E1638]/[.B1638]);10)-2.6)/0.38" office:value-type="float" office:value="3.46582595118005" calcext:value-type="float">
            <text:p>3.46582595118005</text:p>
          </table:table-cell>
          <table:table-cell table:number-columns-repeated="8"/>
        </table:table-row>
        <table:table-row table:style-name="ro1">
          <table:table-cell office:value-type="float" office:value="2786" calcext:value-type="float">
            <text:p>2.79E+03</text:p>
          </table:table-cell>
          <table:table-cell office:value-type="float" office:value="0.0000000000143053978399399" calcext:value-type="float">
            <text:p>1.43E-11</text:p>
          </table:table-cell>
          <table:table-cell/>
          <table:table-cell office:value-type="float" office:value="2786" calcext:value-type="float">
            <text:p>2.79E+03</text:p>
          </table:table-cell>
          <table:table-cell office:value-type="float" office:value="0.000000000581032286946677" calcext:value-type="float">
            <text:p>5.81E-10</text:p>
          </table:table-cell>
          <table:table-cell/>
          <table:table-cell table:formula="of:=(1/[.D1639])*(10^4)" office:value-type="float" office:value="3.58937544867193" calcext:value-type="float">
            <text:p>3.58937544867193</text:p>
          </table:table-cell>
          <table:table-cell table:formula="of:=(2.5*LOG(([.E1639]/[.B1639]);10)-2.6)/0.38" office:value-type="float" office:value="3.74144951183346" calcext:value-type="float">
            <text:p>3.74144951183346</text:p>
          </table:table-cell>
          <table:table-cell table:number-columns-repeated="8"/>
        </table:table-row>
        <table:table-row table:style-name="ro1">
          <table:table-cell office:value-type="float" office:value="2787" calcext:value-type="float">
            <text:p>2.79E+03</text:p>
          </table:table-cell>
          <table:table-cell office:value-type="float" office:value="0.000000000012558893" calcext:value-type="float">
            <text:p>1.26E-11</text:p>
          </table:table-cell>
          <table:table-cell/>
          <table:table-cell office:value-type="float" office:value="2787" calcext:value-type="float">
            <text:p>2.79E+03</text:p>
          </table:table-cell>
          <table:table-cell office:value-type="float" office:value="0.00000000057507493" calcext:value-type="float">
            <text:p>5.75E-10</text:p>
          </table:table-cell>
          <table:table-cell/>
          <table:table-cell table:formula="of:=(1/[.D1640])*(10^4)" office:value-type="float" office:value="3.5880875493362" calcext:value-type="float">
            <text:p>3.5880875493362</text:p>
          </table:table-cell>
          <table:table-cell table:formula="of:=(2.5*LOG(([.E1640]/[.B1640]);10)-2.6)/0.38" office:value-type="float" office:value="4.08403338757745" calcext:value-type="float">
            <text:p>4.08403338757745</text:p>
          </table:table-cell>
          <table:table-cell table:number-columns-repeated="8"/>
        </table:table-row>
        <table:table-row table:style-name="ro1">
          <table:table-cell office:value-type="float" office:value="2788" calcext:value-type="float">
            <text:p>2.79E+03</text:p>
          </table:table-cell>
          <table:table-cell office:value-type="float" office:value="0.000000000012558893" calcext:value-type="float">
            <text:p>1.26E-11</text:p>
          </table:table-cell>
          <table:table-cell/>
          <table:table-cell office:value-type="float" office:value="2788" calcext:value-type="float">
            <text:p>2.79E+03</text:p>
          </table:table-cell>
          <table:table-cell office:value-type="float" office:value="0.00000000057507493" calcext:value-type="float">
            <text:p>5.75E-10</text:p>
          </table:table-cell>
          <table:table-cell/>
          <table:table-cell table:formula="of:=(1/[.D1641])*(10^4)" office:value-type="float" office:value="3.58680057388809" calcext:value-type="float">
            <text:p>3.58680057388809</text:p>
          </table:table-cell>
          <table:table-cell table:formula="of:=(2.5*LOG(([.E1641]/[.B1641]);10)-2.6)/0.38" office:value-type="float" office:value="4.08403338757745" calcext:value-type="float">
            <text:p>4.08403338757745</text:p>
          </table:table-cell>
          <table:table-cell table:number-columns-repeated="8"/>
        </table:table-row>
        <table:table-row table:style-name="ro1">
          <table:table-cell office:value-type="float" office:value="2789" calcext:value-type="float">
            <text:p>2.79E+03</text:p>
          </table:table-cell>
          <table:table-cell office:value-type="float" office:value="0.00000000001410408392" calcext:value-type="float">
            <text:p>1.41E-11</text:p>
          </table:table-cell>
          <table:table-cell/>
          <table:table-cell office:value-type="float" office:value="2789" calcext:value-type="float">
            <text:p>2.79E+03</text:p>
          </table:table-cell>
          <table:table-cell office:value-type="float" office:value="0.00000000053430520536" calcext:value-type="float">
            <text:p>5.34E-10</text:p>
          </table:table-cell>
          <table:table-cell/>
          <table:table-cell table:formula="of:=(1/[.D1642])*(10^4)" office:value-type="float" office:value="3.58551452133381" calcext:value-type="float">
            <text:p>3.58551452133381</text:p>
          </table:table-cell>
          <table:table-cell table:formula="of:=(2.5*LOG(([.E1642]/[.B1642]);10)-2.6)/0.38" office:value-type="float" office:value="3.54239817010954" calcext:value-type="float">
            <text:p>3.54239817010954</text:p>
          </table:table-cell>
          <table:table-cell table:number-columns-repeated="8"/>
        </table:table-row>
        <table:table-row table:style-name="ro1">
          <table:table-cell office:value-type="float" office:value="2790" calcext:value-type="float">
            <text:p>2.79E+03</text:p>
          </table:table-cell>
          <table:table-cell office:value-type="float" office:value="0.000000000014471258" calcext:value-type="float">
            <text:p>1.45E-11</text:p>
          </table:table-cell>
          <table:table-cell/>
          <table:table-cell office:value-type="float" office:value="2790" calcext:value-type="float">
            <text:p>2.79E+03</text:p>
          </table:table-cell>
          <table:table-cell office:value-type="float" office:value="0.00000000052461735" calcext:value-type="float">
            <text:p>5.25E-10</text:p>
          </table:table-cell>
          <table:table-cell/>
          <table:table-cell table:formula="of:=(1/[.D1643])*(10^4)" office:value-type="float" office:value="3.584229390681" calcext:value-type="float">
            <text:p>3.584229390681</text:p>
          </table:table-cell>
          <table:table-cell table:formula="of:=(2.5*LOG(([.E1643]/[.B1643]);10)-2.6)/0.38" office:value-type="float" office:value="3.41668659850711" calcext:value-type="float">
            <text:p>3.41668659850711</text:p>
          </table:table-cell>
          <table:table-cell table:number-columns-repeated="8"/>
        </table:table-row>
        <table:table-row table:style-name="ro1">
          <table:table-cell office:value-type="float" office:value="2791" calcext:value-type="float">
            <text:p>2.79E+03</text:p>
          </table:table-cell>
          <table:table-cell office:value-type="float" office:value="0.0000000000144945365085807" calcext:value-type="float">
            <text:p>1.45E-11</text:p>
          </table:table-cell>
          <table:table-cell/>
          <table:table-cell office:value-type="float" office:value="2791" calcext:value-type="float">
            <text:p>2.79E+03</text:p>
          </table:table-cell>
          <table:table-cell office:value-type="float" office:value="0.00000000051947846929413" calcext:value-type="float">
            <text:p>5.19E-10</text:p>
          </table:table-cell>
          <table:table-cell/>
          <table:table-cell table:formula="of:=(1/[.D1644])*(10^4)" office:value-type="float" office:value="3.58294518093873" calcext:value-type="float">
            <text:p>3.58294518093873</text:p>
          </table:table-cell>
          <table:table-cell table:formula="of:=(2.5*LOG(([.E1644]/[.B1644]);10)-2.6)/0.38" office:value-type="float" office:value="3.38396855047399" calcext:value-type="float">
            <text:p>3.38396855047399</text:p>
          </table:table-cell>
          <table:table-cell table:number-columns-repeated="8"/>
        </table:table-row>
        <table:table-row table:style-name="ro1">
          <table:table-cell office:value-type="float" office:value="2792" calcext:value-type="float">
            <text:p>2.79E+03</text:p>
          </table:table-cell>
          <table:table-cell office:value-type="float" office:value="0.000000000014639361" calcext:value-type="float">
            <text:p>1.46E-11</text:p>
          </table:table-cell>
          <table:table-cell/>
          <table:table-cell office:value-type="float" office:value="2792" calcext:value-type="float">
            <text:p>2.79E+03</text:p>
          </table:table-cell>
          <table:table-cell office:value-type="float" office:value="0.00000000048750753" calcext:value-type="float">
            <text:p>4.88E-10</text:p>
          </table:table-cell>
          <table:table-cell/>
          <table:table-cell table:formula="of:=(1/[.D1645])*(10^4)" office:value-type="float" office:value="3.58166189111748" calcext:value-type="float">
            <text:p>3.58166189111748</text:p>
          </table:table-cell>
          <table:table-cell table:formula="of:=(2.5*LOG(([.E1645]/[.B1645]);10)-2.6)/0.38" office:value-type="float" office:value="3.17407373512932" calcext:value-type="float">
            <text:p>3.17407373512932</text:p>
          </table:table-cell>
          <table:table-cell table:number-columns-repeated="8"/>
        </table:table-row>
        <table:table-row table:style-name="ro1">
          <table:table-cell office:value-type="float" office:value="2793" calcext:value-type="float">
            <text:p>2.79E+03</text:p>
          </table:table-cell>
          <table:table-cell office:value-type="float" office:value="0.000000000014639361" calcext:value-type="float">
            <text:p>1.46E-11</text:p>
          </table:table-cell>
          <table:table-cell/>
          <table:table-cell office:value-type="float" office:value="2793" calcext:value-type="float">
            <text:p>2.79E+03</text:p>
          </table:table-cell>
          <table:table-cell office:value-type="float" office:value="0.00000000048750753" calcext:value-type="float">
            <text:p>4.88E-10</text:p>
          </table:table-cell>
          <table:table-cell/>
          <table:table-cell table:formula="of:=(1/[.D1646])*(10^4)" office:value-type="float" office:value="3.58037952022914" calcext:value-type="float">
            <text:p>3.58037952022914</text:p>
          </table:table-cell>
          <table:table-cell table:formula="of:=(2.5*LOG(([.E1646]/[.B1646]);10)-2.6)/0.38" office:value-type="float" office:value="3.17407373512932" calcext:value-type="float">
            <text:p>3.17407373512932</text:p>
          </table:table-cell>
          <table:table-cell table:number-columns-repeated="8"/>
        </table:table-row>
        <table:table-row table:style-name="ro1">
          <table:table-cell office:value-type="float" office:value="2794" calcext:value-type="float">
            <text:p>2.79E+03</text:p>
          </table:table-cell>
          <table:table-cell office:value-type="float" office:value="0.0000000000140731069094998" calcext:value-type="float">
            <text:p>1.41E-11</text:p>
          </table:table-cell>
          <table:table-cell/>
          <table:table-cell office:value-type="float" office:value="2794" calcext:value-type="float">
            <text:p>2.79E+03</text:p>
          </table:table-cell>
          <table:table-cell office:value-type="float" office:value="0.000000000477723023234997" calcext:value-type="float">
            <text:p>4.78E-10</text:p>
          </table:table-cell>
          <table:table-cell/>
          <table:table-cell table:formula="of:=(1/[.D1647])*(10^4)" office:value-type="float" office:value="3.57909806728704" calcext:value-type="float">
            <text:p>3.57909806728704</text:p>
          </table:table-cell>
          <table:table-cell table:formula="of:=(2.5*LOG(([.E1647]/[.B1647]);10)-2.6)/0.38" office:value-type="float" office:value="3.22885648122833" calcext:value-type="float">
            <text:p>3.22885648122833</text:p>
          </table:table-cell>
          <table:table-cell table:number-columns-repeated="8"/>
        </table:table-row>
        <table:table-row table:style-name="ro1">
          <table:table-cell office:value-type="float" office:value="2795" calcext:value-type="float">
            <text:p>2.80E+03</text:p>
          </table:table-cell>
          <table:table-cell office:value-type="float" office:value="0.000000000013433282" calcext:value-type="float">
            <text:p>1.34E-11</text:p>
          </table:table-cell>
          <table:table-cell/>
          <table:table-cell office:value-type="float" office:value="2795" calcext:value-type="float">
            <text:p>2.80E+03</text:p>
          </table:table-cell>
          <table:table-cell office:value-type="float" office:value="0.00000000046666726" calcext:value-type="float">
            <text:p>4.67E-10</text:p>
          </table:table-cell>
          <table:table-cell/>
          <table:table-cell table:formula="of:=(1/[.D1648])*(10^4)" office:value-type="float" office:value="3.5778175313059" calcext:value-type="float">
            <text:p>3.5778175313059</text:p>
          </table:table-cell>
          <table:table-cell table:formula="of:=(2.5*LOG(([.E1648]/[.B1648]);10)-2.6)/0.38" office:value-type="float" office:value="3.29490264013957" calcext:value-type="float">
            <text:p>3.29490264013957</text:p>
          </table:table-cell>
          <table:table-cell table:number-columns-repeated="8"/>
        </table:table-row>
        <table:table-row table:style-name="ro1">
          <table:table-cell office:value-type="float" office:value="2796" calcext:value-type="float">
            <text:p>2.80E+03</text:p>
          </table:table-cell>
          <table:table-cell office:value-type="float" office:value="0.000000000013433282" calcext:value-type="float">
            <text:p>1.34E-11</text:p>
          </table:table-cell>
          <table:table-cell/>
          <table:table-cell office:value-type="float" office:value="2796" calcext:value-type="float">
            <text:p>2.80E+03</text:p>
          </table:table-cell>
          <table:table-cell office:value-type="float" office:value="0.00000000046666726" calcext:value-type="float">
            <text:p>4.67E-10</text:p>
          </table:table-cell>
          <table:table-cell/>
          <table:table-cell table:formula="of:=(1/[.D1649])*(10^4)" office:value-type="float" office:value="3.57653791130186" calcext:value-type="float">
            <text:p>3.57653791130186</text:p>
          </table:table-cell>
          <table:table-cell table:formula="of:=(2.5*LOG(([.E1649]/[.B1649]);10)-2.6)/0.38" office:value-type="float" office:value="3.29490264013957" calcext:value-type="float">
            <text:p>3.29490264013957</text:p>
          </table:table-cell>
          <table:table-cell table:number-columns-repeated="8"/>
        </table:table-row>
        <table:table-row table:style-name="ro1">
          <table:table-cell office:value-type="float" office:value="2797" calcext:value-type="float">
            <text:p>2.80E+03</text:p>
          </table:table-cell>
          <table:table-cell office:value-type="float" office:value="0.000000000012711536238352" calcext:value-type="float">
            <text:p>1.27E-11</text:p>
          </table:table-cell>
          <table:table-cell/>
          <table:table-cell office:value-type="float" office:value="2797" calcext:value-type="float">
            <text:p>2.80E+03</text:p>
          </table:table-cell>
          <table:table-cell office:value-type="float" office:value="0.000000000499917758261354" calcext:value-type="float">
            <text:p>5.00E-10</text:p>
          </table:table-cell>
          <table:table-cell/>
          <table:table-cell table:formula="of:=(1/[.D1650])*(10^4)" office:value-type="float" office:value="3.57525920629246" calcext:value-type="float">
            <text:p>3.57525920629246</text:p>
          </table:table-cell>
          <table:table-cell table:formula="of:=(2.5*LOG(([.E1650]/[.B1650]);10)-2.6)/0.38" office:value-type="float" office:value="3.64934555459939" calcext:value-type="float">
            <text:p>3.64934555459939</text:p>
          </table:table-cell>
          <table:table-cell table:number-columns-repeated="8"/>
        </table:table-row>
        <table:table-row table:style-name="ro1">
          <table:table-cell office:value-type="float" office:value="2798" calcext:value-type="float">
            <text:p>2.80E+03</text:p>
          </table:table-cell>
          <table:table-cell office:value-type="float" office:value="0.000000000012531697" calcext:value-type="float">
            <text:p>1.25E-11</text:p>
          </table:table-cell>
          <table:table-cell/>
          <table:table-cell office:value-type="float" office:value="2798" calcext:value-type="float">
            <text:p>2.80E+03</text:p>
          </table:table-cell>
          <table:table-cell office:value-type="float" office:value="0.00000000050820287" calcext:value-type="float">
            <text:p>5.08E-10</text:p>
          </table:table-cell>
          <table:table-cell/>
          <table:table-cell table:formula="of:=(1/[.D1651])*(10^4)" office:value-type="float" office:value="3.57398141529664" calcext:value-type="float">
            <text:p>3.57398141529664</text:p>
          </table:table-cell>
          <table:table-cell table:formula="of:=(2.5*LOG(([.E1651]/[.B1651]);10)-2.6)/0.38" office:value-type="float" office:value="3.73702123466521" calcext:value-type="float">
            <text:p>3.73702123466521</text:p>
          </table:table-cell>
          <table:table-cell table:number-columns-repeated="8"/>
        </table:table-row>
        <table:table-row table:style-name="ro1">
          <table:table-cell office:value-type="float" office:value="2799" calcext:value-type="float">
            <text:p>2.80E+03</text:p>
          </table:table-cell>
          <table:table-cell office:value-type="float" office:value="0.000000000012527995726" calcext:value-type="float">
            <text:p>1.25E-11</text:p>
          </table:table-cell>
          <table:table-cell/>
          <table:table-cell office:value-type="float" office:value="2799" calcext:value-type="float">
            <text:p>2.80E+03</text:p>
          </table:table-cell>
          <table:table-cell office:value-type="float" office:value="0.000000000511477521539996" calcext:value-type="float">
            <text:p>5.11E-10</text:p>
          </table:table-cell>
          <table:table-cell/>
          <table:table-cell table:formula="of:=(1/[.D1652])*(10^4)" office:value-type="float" office:value="3.57270453733476" calcext:value-type="float">
            <text:p>3.57270453733476</text:p>
          </table:table-cell>
          <table:table-cell table:formula="of:=(2.5*LOG(([.E1652]/[.B1652]);10)-2.6)/0.38" office:value-type="float" office:value="3.75621681251948" calcext:value-type="float">
            <text:p>3.75621681251948</text:p>
          </table:table-cell>
          <table:table-cell table:number-columns-repeated="8"/>
        </table:table-row>
        <table:table-row table:style-name="ro1">
          <table:table-cell office:value-type="float" office:value="2800" calcext:value-type="float">
            <text:p>2.80E+03</text:p>
          </table:table-cell>
          <table:table-cell office:value-type="float" office:value="0.000000000012503443" calcext:value-type="float">
            <text:p>1.25E-11</text:p>
          </table:table-cell>
          <table:table-cell/>
          <table:table-cell office:value-type="float" office:value="2800" calcext:value-type="float">
            <text:p>2.80E+03</text:p>
          </table:table-cell>
          <table:table-cell office:value-type="float" office:value="0.00000000053320021" calcext:value-type="float">
            <text:p>5.33E-10</text:p>
          </table:table-cell>
          <table:table-cell/>
          <table:table-cell table:formula="of:=(1/[.D1653])*(10^4)" office:value-type="float" office:value="3.57142857142857" calcext:value-type="float">
            <text:p>3.57142857142857</text:p>
          </table:table-cell>
          <table:table-cell table:formula="of:=(2.5*LOG(([.E1653]/[.B1653]);10)-2.6)/0.38" office:value-type="float" office:value="3.88066245512616" calcext:value-type="float">
            <text:p>3.88066245512616</text:p>
          </table:table-cell>
          <table:table-cell table:number-columns-repeated="8"/>
        </table:table-row>
        <table:table-row table:style-name="ro1">
          <table:table-cell office:value-type="float" office:value="2801" calcext:value-type="float">
            <text:p>2.80E+03</text:p>
          </table:table-cell>
          <table:table-cell office:value-type="float" office:value="0.000000000012503443" calcext:value-type="float">
            <text:p>1.25E-11</text:p>
          </table:table-cell>
          <table:table-cell/>
          <table:table-cell office:value-type="float" office:value="2801" calcext:value-type="float">
            <text:p>2.80E+03</text:p>
          </table:table-cell>
          <table:table-cell office:value-type="float" office:value="0.00000000053320021" calcext:value-type="float">
            <text:p>5.33E-10</text:p>
          </table:table-cell>
          <table:table-cell/>
          <table:table-cell table:formula="of:=(1/[.D1654])*(10^4)" office:value-type="float" office:value="3.57015351660121" calcext:value-type="float">
            <text:p>3.57015351660121</text:p>
          </table:table-cell>
          <table:table-cell table:formula="of:=(2.5*LOG(([.E1654]/[.B1654]);10)-2.6)/0.38" office:value-type="float" office:value="3.88066245512616" calcext:value-type="float">
            <text:p>3.88066245512616</text:p>
          </table:table-cell>
          <table:table-cell table:number-columns-repeated="8"/>
        </table:table-row>
        <table:table-row table:style-name="ro1">
          <table:table-cell office:value-type="float" office:value="2802" calcext:value-type="float">
            <text:p>2.80E+03</text:p>
          </table:table-cell>
          <table:table-cell office:value-type="float" office:value="0.0000000000133864429410422" calcext:value-type="float">
            <text:p>1.34E-11</text:p>
          </table:table-cell>
          <table:table-cell/>
          <table:table-cell office:value-type="float" office:value="2802" calcext:value-type="float">
            <text:p>2.80E+03</text:p>
          </table:table-cell>
          <table:table-cell office:value-type="float" office:value="0.000000000530672875608706" calcext:value-type="float">
            <text:p>5.31E-10</text:p>
          </table:table-cell>
          <table:table-cell/>
          <table:table-cell table:formula="of:=(1/[.D1655])*(10^4)" office:value-type="float" office:value="3.56887937187723" calcext:value-type="float">
            <text:p>3.56887937187723</text:p>
          </table:table-cell>
          <table:table-cell table:formula="of:=(2.5*LOG(([.E1655]/[.B1655]);10)-2.6)/0.38" office:value-type="float" office:value="3.67211643970326" calcext:value-type="float">
            <text:p>3.67211643970326</text:p>
          </table:table-cell>
          <table:table-cell table:number-columns-repeated="8"/>
        </table:table-row>
        <table:table-row table:style-name="ro1">
          <table:table-cell office:value-type="float" office:value="2803" calcext:value-type="float">
            <text:p>2.80E+03</text:p>
          </table:table-cell>
          <table:table-cell office:value-type="float" office:value="0.000000000014416962" calcext:value-type="float">
            <text:p>1.44E-11</text:p>
          </table:table-cell>
          <table:table-cell/>
          <table:table-cell office:value-type="float" office:value="2803" calcext:value-type="float">
            <text:p>2.80E+03</text:p>
          </table:table-cell>
          <table:table-cell office:value-type="float" office:value="0.00000000052772331" calcext:value-type="float">
            <text:p>5.28E-10</text:p>
          </table:table-cell>
          <table:table-cell/>
          <table:table-cell table:formula="of:=(1/[.D1656])*(10^4)" office:value-type="float" office:value="3.56760613628255" calcext:value-type="float">
            <text:p>3.56760613628255</text:p>
          </table:table-cell>
          <table:table-cell table:formula="of:=(2.5*LOG(([.E1656]/[.B1656]);10)-2.6)/0.38" office:value-type="float" office:value="3.44429292116309" calcext:value-type="float">
            <text:p>3.44429292116309</text:p>
          </table:table-cell>
          <table:table-cell table:number-columns-repeated="8"/>
        </table:table-row>
        <table:table-row table:style-name="ro1">
          <table:table-cell office:value-type="float" office:value="2804" calcext:value-type="float">
            <text:p>2.80E+03</text:p>
          </table:table-cell>
          <table:table-cell office:value-type="float" office:value="0.000000000014416962" calcext:value-type="float">
            <text:p>1.44E-11</text:p>
          </table:table-cell>
          <table:table-cell/>
          <table:table-cell office:value-type="float" office:value="2804" calcext:value-type="float">
            <text:p>2.80E+03</text:p>
          </table:table-cell>
          <table:table-cell office:value-type="float" office:value="0.00000000052772331" calcext:value-type="float">
            <text:p>5.28E-10</text:p>
          </table:table-cell>
          <table:table-cell/>
          <table:table-cell table:formula="of:=(1/[.D1657])*(10^4)" office:value-type="float" office:value="3.56633380884451" calcext:value-type="float">
            <text:p>3.56633380884451</text:p>
          </table:table-cell>
          <table:table-cell table:formula="of:=(2.5*LOG(([.E1657]/[.B1657]);10)-2.6)/0.38" office:value-type="float" office:value="3.44429292116309" calcext:value-type="float">
            <text:p>3.44429292116309</text:p>
          </table:table-cell>
          <table:table-cell table:number-columns-repeated="8"/>
        </table:table-row>
        <table:table-row table:style-name="ro1">
          <table:table-cell office:value-type="float" office:value="2805" calcext:value-type="float">
            <text:p>2.81E+03</text:p>
          </table:table-cell>
          <table:table-cell office:value-type="float" office:value="0.0000000000144235724994168" calcext:value-type="float">
            <text:p>1.44E-11</text:p>
          </table:table-cell>
          <table:table-cell/>
          <table:table-cell office:value-type="float" office:value="2805" calcext:value-type="float">
            <text:p>2.81E+03</text:p>
          </table:table-cell>
          <table:table-cell office:value-type="float" office:value="0.000000000566525665601844" calcext:value-type="float">
            <text:p>5.67E-10</text:p>
          </table:table-cell>
          <table:table-cell/>
          <table:table-cell table:formula="of:=(1/[.D1658])*(10^4)" office:value-type="float" office:value="3.5650623885918" calcext:value-type="float">
            <text:p>3.5650623885918</text:p>
          </table:table-cell>
          <table:table-cell table:formula="of:=(2.5*LOG(([.E1658]/[.B1658]);10)-2.6)/0.38" office:value-type="float" office:value="3.64570228860958" calcext:value-type="float">
            <text:p>3.64570228860958</text:p>
          </table:table-cell>
          <table:table-cell table:number-columns-repeated="8"/>
        </table:table-row>
        <table:table-row table:style-name="ro1">
          <table:table-cell office:value-type="float" office:value="2806" calcext:value-type="float">
            <text:p>2.81E+03</text:p>
          </table:table-cell>
          <table:table-cell office:value-type="float" office:value="0.000000000014425303" calcext:value-type="float">
            <text:p>1.44E-11</text:p>
          </table:table-cell>
          <table:table-cell/>
          <table:table-cell office:value-type="float" office:value="2806" calcext:value-type="float">
            <text:p>2.81E+03</text:p>
          </table:table-cell>
          <table:table-cell office:value-type="float" office:value="0.00000000057668337" calcext:value-type="float">
            <text:p>5.77E-10</text:p>
          </table:table-cell>
          <table:table-cell/>
          <table:table-cell table:formula="of:=(1/[.D1659])*(10^4)" office:value-type="float" office:value="3.56379187455453" calcext:value-type="float">
            <text:p>3.56379187455453</text:p>
          </table:table-cell>
          <table:table-cell table:formula="of:=(2.5*LOG(([.E1659]/[.B1659]);10)-2.6)/0.38" office:value-type="float" office:value="3.6961347600696" calcext:value-type="float">
            <text:p>3.6961347600696</text:p>
          </table:table-cell>
          <table:table-cell table:number-columns-repeated="8"/>
        </table:table-row>
        <table:table-row table:style-name="ro1">
          <table:table-cell office:value-type="float" office:value="2807" calcext:value-type="float">
            <text:p>2.81E+03</text:p>
          </table:table-cell>
          <table:table-cell office:value-type="float" office:value="0.000000000014435559478" calcext:value-type="float">
            <text:p>1.44E-11</text:p>
          </table:table-cell>
          <table:table-cell/>
          <table:table-cell office:value-type="float" office:value="2807" calcext:value-type="float">
            <text:p>2.81E+03</text:p>
          </table:table-cell>
          <table:table-cell office:value-type="float" office:value="0.00000000057691884981" calcext:value-type="float">
            <text:p>5.77E-10</text:p>
          </table:table-cell>
          <table:table-cell/>
          <table:table-cell table:formula="of:=(1/[.D1660])*(10^4)" office:value-type="float" office:value="3.56252226576416" calcext:value-type="float">
            <text:p>3.56252226576416</text:p>
          </table:table-cell>
          <table:table-cell table:formula="of:=(2.5*LOG(([.E1660]/[.B1660]);10)-2.6)/0.38" office:value-type="float" office:value="3.69527045088525" calcext:value-type="float">
            <text:p>3.69527045088525</text:p>
          </table:table-cell>
          <table:table-cell table:number-columns-repeated="8"/>
        </table:table-row>
        <table:table-row table:style-name="ro1">
          <table:table-cell office:value-type="float" office:value="2808" calcext:value-type="float">
            <text:p>2.81E+03</text:p>
          </table:table-cell>
          <table:table-cell office:value-type="float" office:value="0.000000000014508689" calcext:value-type="float">
            <text:p>1.45E-11</text:p>
          </table:table-cell>
          <table:table-cell/>
          <table:table-cell office:value-type="float" office:value="2808" calcext:value-type="float">
            <text:p>2.81E+03</text:p>
          </table:table-cell>
          <table:table-cell office:value-type="float" office:value="0.00000000057859784" calcext:value-type="float">
            <text:p>5.79E-10</text:p>
          </table:table-cell>
          <table:table-cell/>
          <table:table-cell table:formula="of:=(1/[.D1661])*(10^4)" office:value-type="float" office:value="3.56125356125356" calcext:value-type="float">
            <text:p>3.56125356125356</text:p>
          </table:table-cell>
          <table:table-cell table:formula="of:=(2.5*LOG(([.E1661]/[.B1661]);10)-2.6)/0.38" office:value-type="float" office:value="3.68913576649944" calcext:value-type="float">
            <text:p>3.68913576649944</text:p>
          </table:table-cell>
          <table:table-cell table:number-columns-repeated="8"/>
        </table:table-row>
        <table:table-row table:style-name="ro1">
          <table:table-cell office:value-type="float" office:value="2809" calcext:value-type="float">
            <text:p>2.81E+03</text:p>
          </table:table-cell>
          <table:table-cell office:value-type="float" office:value="0.000000000014508689" calcext:value-type="float">
            <text:p>1.45E-11</text:p>
          </table:table-cell>
          <table:table-cell/>
          <table:table-cell office:value-type="float" office:value="2809" calcext:value-type="float">
            <text:p>2.81E+03</text:p>
          </table:table-cell>
          <table:table-cell office:value-type="float" office:value="0.00000000057859784" calcext:value-type="float">
            <text:p>5.79E-10</text:p>
          </table:table-cell>
          <table:table-cell/>
          <table:table-cell table:formula="of:=(1/[.D1662])*(10^4)" office:value-type="float" office:value="3.55998576005696" calcext:value-type="float">
            <text:p>3.55998576005696</text:p>
          </table:table-cell>
          <table:table-cell table:formula="of:=(2.5*LOG(([.E1662]/[.B1662]);10)-2.6)/0.38" office:value-type="float" office:value="3.68913576649944" calcext:value-type="float">
            <text:p>3.68913576649944</text:p>
          </table:table-cell>
          <table:table-cell table:number-columns-repeated="8"/>
        </table:table-row>
        <table:table-row table:style-name="ro1">
          <table:table-cell office:value-type="float" office:value="2810" calcext:value-type="float">
            <text:p>2.81E+03</text:p>
          </table:table-cell>
          <table:table-cell office:value-type="float" office:value="0.0000000000144254625841512" calcext:value-type="float">
            <text:p>1.44E-11</text:p>
          </table:table-cell>
          <table:table-cell/>
          <table:table-cell office:value-type="float" office:value="2810" calcext:value-type="float">
            <text:p>2.81E+03</text:p>
          </table:table-cell>
          <table:table-cell office:value-type="float" office:value="0.000000000562477234359193" calcext:value-type="float">
            <text:p>5.62E-10</text:p>
          </table:table-cell>
          <table:table-cell/>
          <table:table-cell table:formula="of:=(1/[.D1663])*(10^4)" office:value-type="float" office:value="3.55871886120996" calcext:value-type="float">
            <text:p>3.55871886120996</text:p>
          </table:table-cell>
          <table:table-cell table:formula="of:=(2.5*LOG(([.E1663]/[.B1663]);10)-2.6)/0.38" office:value-type="float" office:value="3.6248368479929" calcext:value-type="float">
            <text:p>3.6248368479929</text:p>
          </table:table-cell>
          <table:table-cell table:number-columns-repeated="8"/>
        </table:table-row>
        <table:table-row table:style-name="ro1">
          <table:table-cell office:value-type="float" office:value="2811" calcext:value-type="float">
            <text:p>2.81E+03</text:p>
          </table:table-cell>
          <table:table-cell office:value-type="float" office:value="0.00000000001432515" calcext:value-type="float">
            <text:p>1.43E-11</text:p>
          </table:table-cell>
          <table:table-cell/>
          <table:table-cell office:value-type="float" office:value="2811" calcext:value-type="float">
            <text:p>2.81E+03</text:p>
          </table:table-cell>
          <table:table-cell office:value-type="float" office:value="0.00000000054304711" calcext:value-type="float">
            <text:p>5.43E-10</text:p>
          </table:table-cell>
          <table:table-cell/>
          <table:table-cell table:formula="of:=(1/[.D1664])*(10^4)" office:value-type="float" office:value="3.55745286374955" calcext:value-type="float">
            <text:p>3.55745286374955</text:p>
          </table:table-cell>
          <table:table-cell table:formula="of:=(2.5*LOG(([.E1664]/[.B1664]);10)-2.6)/0.38" office:value-type="float" office:value="3.54433110919751" calcext:value-type="float">
            <text:p>3.54433110919751</text:p>
          </table:table-cell>
          <table:table-cell table:number-columns-repeated="8"/>
        </table:table-row>
        <table:table-row table:style-name="ro1">
          <table:table-cell office:value-type="float" office:value="2812" calcext:value-type="float">
            <text:p>2.81E+03</text:p>
          </table:table-cell>
          <table:table-cell office:value-type="float" office:value="0.00000000001432515" calcext:value-type="float">
            <text:p>1.43E-11</text:p>
          </table:table-cell>
          <table:table-cell/>
          <table:table-cell office:value-type="float" office:value="2812" calcext:value-type="float">
            <text:p>2.81E+03</text:p>
          </table:table-cell>
          <table:table-cell office:value-type="float" office:value="0.00000000054304711" calcext:value-type="float">
            <text:p>5.43E-10</text:p>
          </table:table-cell>
          <table:table-cell/>
          <table:table-cell table:formula="of:=(1/[.D1665])*(10^4)" office:value-type="float" office:value="3.55618776671408" calcext:value-type="float">
            <text:p>3.55618776671408</text:p>
          </table:table-cell>
          <table:table-cell table:formula="of:=(2.5*LOG(([.E1665]/[.B1665]);10)-2.6)/0.38" office:value-type="float" office:value="3.54433110919751" calcext:value-type="float">
            <text:p>3.54433110919751</text:p>
          </table:table-cell>
          <table:table-cell table:number-columns-repeated="8"/>
        </table:table-row>
        <table:table-row table:style-name="ro1">
          <table:table-cell office:value-type="float" office:value="2813" calcext:value-type="float">
            <text:p>2.81E+03</text:p>
          </table:table-cell>
          <table:table-cell office:value-type="float" office:value="0.0000000000144430894299321" calcext:value-type="float">
            <text:p>1.44E-11</text:p>
          </table:table-cell>
          <table:table-cell/>
          <table:table-cell office:value-type="float" office:value="2813" calcext:value-type="float">
            <text:p>2.81E+03</text:p>
          </table:table-cell>
          <table:table-cell office:value-type="float" office:value="0.000000000546767602366586" calcext:value-type="float">
            <text:p>5.47E-10</text:p>
          </table:table-cell>
          <table:table-cell/>
          <table:table-cell table:formula="of:=(1/[.D1666])*(10^4)" office:value-type="float" office:value="3.55492356914326" calcext:value-type="float">
            <text:p>3.55492356914326</text:p>
          </table:table-cell>
          <table:table-cell table:formula="of:=(2.5*LOG(([.E1666]/[.B1666]);10)-2.6)/0.38" office:value-type="float" office:value="3.5404123226324" calcext:value-type="float">
            <text:p>3.5404123226324</text:p>
          </table:table-cell>
          <table:table-cell table:number-columns-repeated="8"/>
        </table:table-row>
        <table:table-row table:style-name="ro1">
          <table:table-cell office:value-type="float" office:value="2814" calcext:value-type="float">
            <text:p>2.81E+03</text:p>
          </table:table-cell>
          <table:table-cell office:value-type="float" office:value="0.000000000014475481" calcext:value-type="float">
            <text:p>1.45E-11</text:p>
          </table:table-cell>
          <table:table-cell/>
          <table:table-cell office:value-type="float" office:value="2814" calcext:value-type="float">
            <text:p>2.81E+03</text:p>
          </table:table-cell>
          <table:table-cell office:value-type="float" office:value="0.00000000054778942" calcext:value-type="float">
            <text:p>5.48E-10</text:p>
          </table:table-cell>
          <table:table-cell/>
          <table:table-cell table:formula="of:=(1/[.D1667])*(10^4)" office:value-type="float" office:value="3.55366027007818" calcext:value-type="float">
            <text:p>3.55366027007818</text:p>
          </table:table-cell>
          <table:table-cell table:formula="of:=(2.5*LOG(([.E1667]/[.B1667]);10)-2.6)/0.38" office:value-type="float" office:value="3.53934629211414" calcext:value-type="float">
            <text:p>3.53934629211414</text:p>
          </table:table-cell>
          <table:table-cell table:number-columns-repeated="8"/>
        </table:table-row>
        <table:table-row table:style-name="ro1">
          <table:table-cell office:value-type="float" office:value="2815" calcext:value-type="float">
            <text:p>2.82E+03</text:p>
          </table:table-cell>
          <table:table-cell office:value-type="float" office:value="0.0000000000144251060550001" calcext:value-type="float">
            <text:p>1.44E-11</text:p>
          </table:table-cell>
          <table:table-cell/>
          <table:table-cell office:value-type="float" office:value="2815" calcext:value-type="float">
            <text:p>2.82E+03</text:p>
          </table:table-cell>
          <table:table-cell office:value-type="float" office:value="0.000000000548329929199999" calcext:value-type="float">
            <text:p>5.48E-10</text:p>
          </table:table-cell>
          <table:table-cell/>
          <table:table-cell table:formula="of:=(1/[.D1668])*(10^4)" office:value-type="float" office:value="3.55239786856128" calcext:value-type="float">
            <text:p>3.55239786856128</text:p>
          </table:table-cell>
          <table:table-cell table:formula="of:=(2.5*LOG(([.E1668]/[.B1668]);10)-2.6)/0.38" office:value-type="float" office:value="3.55212458271798" calcext:value-type="float">
            <text:p>3.55212458271798</text:p>
          </table:table-cell>
          <table:table-cell table:number-columns-repeated="8"/>
        </table:table-row>
        <table:table-row table:style-name="ro1">
          <table:table-cell office:value-type="float" office:value="2816" calcext:value-type="float">
            <text:p>2.82E+03</text:p>
          </table:table-cell>
          <table:table-cell office:value-type="float" office:value="0.000000000014037438" calcext:value-type="float">
            <text:p>1.40E-11</text:p>
          </table:table-cell>
          <table:table-cell/>
          <table:table-cell office:value-type="float" office:value="2816" calcext:value-type="float">
            <text:p>2.82E+03</text:p>
          </table:table-cell>
          <table:table-cell office:value-type="float" office:value="0.0000000005524895" calcext:value-type="float">
            <text:p>5.52E-10</text:p>
          </table:table-cell>
          <table:table-cell/>
          <table:table-cell table:formula="of:=(1/[.D1669])*(10^4)" office:value-type="float" office:value="3.55113636363636" calcext:value-type="float">
            <text:p>3.55113636363636</text:p>
          </table:table-cell>
          <table:table-cell table:formula="of:=(2.5*LOG(([.E1669]/[.B1669]);10)-2.6)/0.38" office:value-type="float" office:value="3.65155380012724" calcext:value-type="float">
            <text:p>3.65155380012724</text:p>
          </table:table-cell>
          <table:table-cell table:number-columns-repeated="8"/>
        </table:table-row>
        <table:table-row table:style-name="ro1">
          <table:table-cell office:value-type="float" office:value="2817" calcext:value-type="float">
            <text:p>2.82E+03</text:p>
          </table:table-cell>
          <table:table-cell office:value-type="float" office:value="0.000000000014037438" calcext:value-type="float">
            <text:p>1.40E-11</text:p>
          </table:table-cell>
          <table:table-cell/>
          <table:table-cell office:value-type="float" office:value="2817" calcext:value-type="float">
            <text:p>2.82E+03</text:p>
          </table:table-cell>
          <table:table-cell office:value-type="float" office:value="0.0000000005524895" calcext:value-type="float">
            <text:p>5.52E-10</text:p>
          </table:table-cell>
          <table:table-cell/>
          <table:table-cell table:formula="of:=(1/[.D1670])*(10^4)" office:value-type="float" office:value="3.5498757543486" calcext:value-type="float">
            <text:p>3.5498757543486</text:p>
          </table:table-cell>
          <table:table-cell table:formula="of:=(2.5*LOG(([.E1670]/[.B1670]);10)-2.6)/0.38" office:value-type="float" office:value="3.65155380012724" calcext:value-type="float">
            <text:p>3.65155380012724</text:p>
          </table:table-cell>
          <table:table-cell table:number-columns-repeated="8"/>
        </table:table-row>
        <table:table-row table:style-name="ro1">
          <table:table-cell office:value-type="float" office:value="2818" calcext:value-type="float">
            <text:p>2.82E+03</text:p>
          </table:table-cell>
          <table:table-cell office:value-type="float" office:value="0.0000000000142991554283543" calcext:value-type="float">
            <text:p>1.43E-11</text:p>
          </table:table-cell>
          <table:table-cell/>
          <table:table-cell office:value-type="float" office:value="2818" calcext:value-type="float">
            <text:p>2.82E+03</text:p>
          </table:table-cell>
          <table:table-cell office:value-type="float" office:value="0.000000000553424231192127" calcext:value-type="float">
            <text:p>5.53E-10</text:p>
          </table:table-cell>
          <table:table-cell/>
          <table:table-cell table:formula="of:=(1/[.D1671])*(10^4)" office:value-type="float" office:value="3.5486160397445" calcext:value-type="float">
            <text:p>3.5486160397445</text:p>
          </table:table-cell>
          <table:table-cell table:formula="of:=(2.5*LOG(([.E1671]/[.B1671]);10)-2.6)/0.38" office:value-type="float" office:value="3.60360383921866" calcext:value-type="float">
            <text:p>3.60360383921866</text:p>
          </table:table-cell>
          <table:table-cell table:number-columns-repeated="8"/>
        </table:table-row>
        <table:table-row table:style-name="ro1">
          <table:table-cell office:value-type="float" office:value="2819" calcext:value-type="float">
            <text:p>2.82E+03</text:p>
          </table:table-cell>
          <table:table-cell office:value-type="float" office:value="0.000000000014624968" calcext:value-type="float">
            <text:p>1.46E-11</text:p>
          </table:table-cell>
          <table:table-cell/>
          <table:table-cell office:value-type="float" office:value="2819" calcext:value-type="float">
            <text:p>2.82E+03</text:p>
          </table:table-cell>
          <table:table-cell office:value-type="float" office:value="0.00000000055458788" calcext:value-type="float">
            <text:p>5.55E-10</text:p>
          </table:table-cell>
          <table:table-cell/>
          <table:table-cell table:formula="of:=(1/[.D1672])*(10^4)" office:value-type="float" office:value="3.54735721887194" calcext:value-type="float">
            <text:p>3.54735721887194</text:p>
          </table:table-cell>
          <table:table-cell table:formula="of:=(2.5*LOG(([.E1672]/[.B1672]);10)-2.6)/0.38" office:value-type="float" office:value="3.54523322199592" calcext:value-type="float">
            <text:p>3.54523322199592</text:p>
          </table:table-cell>
          <table:table-cell table:number-columns-repeated="8"/>
        </table:table-row>
        <table:table-row table:style-name="ro1">
          <table:table-cell office:value-type="float" office:value="2820" calcext:value-type="float">
            <text:p>2.82E+03</text:p>
          </table:table-cell>
          <table:table-cell office:value-type="float" office:value="0.000000000014624968" calcext:value-type="float">
            <text:p>1.46E-11</text:p>
          </table:table-cell>
          <table:table-cell/>
          <table:table-cell office:value-type="float" office:value="2820" calcext:value-type="float">
            <text:p>2.82E+03</text:p>
          </table:table-cell>
          <table:table-cell office:value-type="float" office:value="0.00000000055458788" calcext:value-type="float">
            <text:p>5.55E-10</text:p>
          </table:table-cell>
          <table:table-cell/>
          <table:table-cell table:formula="of:=(1/[.D1673])*(10^4)" office:value-type="float" office:value="3.54609929078014" calcext:value-type="float">
            <text:p>3.54609929078014</text:p>
          </table:table-cell>
          <table:table-cell table:formula="of:=(2.5*LOG(([.E1673]/[.B1673]);10)-2.6)/0.38" office:value-type="float" office:value="3.54523322199592" calcext:value-type="float">
            <text:p>3.54523322199592</text:p>
          </table:table-cell>
          <table:table-cell table:number-columns-repeated="8"/>
        </table:table-row>
        <table:table-row table:style-name="ro1">
          <table:table-cell office:value-type="float" office:value="2821" calcext:value-type="float">
            <text:p>2.82E+03</text:p>
          </table:table-cell>
          <table:table-cell office:value-type="float" office:value="0.0000000000146758005944425" calcext:value-type="float">
            <text:p>1.47E-11</text:p>
          </table:table-cell>
          <table:table-cell/>
          <table:table-cell office:value-type="float" office:value="2821" calcext:value-type="float">
            <text:p>2.82E+03</text:p>
          </table:table-cell>
          <table:table-cell office:value-type="float" office:value="0.000000000546541023069311" calcext:value-type="float">
            <text:p>5.47E-10</text:p>
          </table:table-cell>
          <table:table-cell/>
          <table:table-cell table:formula="of:=(1/[.D1674])*(10^4)" office:value-type="float" office:value="3.54484225451967" calcext:value-type="float">
            <text:p>3.54484225451967</text:p>
          </table:table-cell>
          <table:table-cell table:formula="of:=(2.5*LOG(([.E1674]/[.B1674]);10)-2.6)/0.38" office:value-type="float" office:value="3.49355896849502" calcext:value-type="float">
            <text:p>3.49355896849502</text:p>
          </table:table-cell>
          <table:table-cell table:number-columns-repeated="8"/>
        </table:table-row>
        <table:table-row table:style-name="ro1">
          <table:table-cell office:value-type="float" office:value="2822" calcext:value-type="float">
            <text:p>2.82E+03</text:p>
          </table:table-cell>
          <table:table-cell office:value-type="float" office:value="0.000000000014690429" calcext:value-type="float">
            <text:p>1.47E-11</text:p>
          </table:table-cell>
          <table:table-cell/>
          <table:table-cell office:value-type="float" office:value="2822" calcext:value-type="float">
            <text:p>2.82E+03</text:p>
          </table:table-cell>
          <table:table-cell office:value-type="float" office:value="0.00000000054422533" calcext:value-type="float">
            <text:p>5.44E-10</text:p>
          </table:table-cell>
          <table:table-cell/>
          <table:table-cell table:formula="of:=(1/[.D1675])*(10^4)" office:value-type="float" office:value="3.54358610914245" calcext:value-type="float">
            <text:p>3.54358610914245</text:p>
          </table:table-cell>
          <table:table-cell table:formula="of:=(2.5*LOG(([.E1675]/[.B1675]);10)-2.6)/0.38" office:value-type="float" office:value="3.47858074234929" calcext:value-type="float">
            <text:p>3.47858074234929</text:p>
          </table:table-cell>
          <table:table-cell table:number-columns-repeated="8"/>
        </table:table-row>
        <table:table-row table:style-name="ro1">
          <table:table-cell office:value-type="float" office:value="2823" calcext:value-type="float">
            <text:p>2.82E+03</text:p>
          </table:table-cell>
          <table:table-cell office:value-type="float" office:value="0.000000000014758437986" calcext:value-type="float">
            <text:p>1.48E-11</text:p>
          </table:table-cell>
          <table:table-cell/>
          <table:table-cell office:value-type="float" office:value="2823" calcext:value-type="float">
            <text:p>2.82E+03</text:p>
          </table:table-cell>
          <table:table-cell office:value-type="float" office:value="0.00000000054388571628" calcext:value-type="float">
            <text:p>5.44E-10</text:p>
          </table:table-cell>
          <table:table-cell/>
          <table:table-cell table:formula="of:=(1/[.D1676])*(10^4)" office:value-type="float" office:value="3.54233085370174" calcext:value-type="float">
            <text:p>3.54233085370174</text:p>
          </table:table-cell>
          <table:table-cell table:formula="of:=(2.5*LOG(([.E1676]/[.B1676]);10)-2.6)/0.38" office:value-type="float" office:value="3.46360038563286" calcext:value-type="float">
            <text:p>3.46360038563286</text:p>
          </table:table-cell>
          <table:table-cell table:number-columns-repeated="8"/>
        </table:table-row>
        <table:table-row table:style-name="ro1">
          <table:table-cell office:value-type="float" office:value="2824" calcext:value-type="float">
            <text:p>2.82E+03</text:p>
          </table:table-cell>
          <table:table-cell office:value-type="float" office:value="0.000000000015326027" calcext:value-type="float">
            <text:p>1.53E-11</text:p>
          </table:table-cell>
          <table:table-cell/>
          <table:table-cell office:value-type="float" office:value="2824" calcext:value-type="float">
            <text:p>2.82E+03</text:p>
          </table:table-cell>
          <table:table-cell office:value-type="float" office:value="0.00000000054105137" calcext:value-type="float">
            <text:p>5.41E-10</text:p>
          </table:table-cell>
          <table:table-cell/>
          <table:table-cell table:formula="of:=(1/[.D1677])*(10^4)" office:value-type="float" office:value="3.54107648725212" calcext:value-type="float">
            <text:p>3.54107648725212</text:p>
          </table:table-cell>
          <table:table-cell table:formula="of:=(2.5*LOG(([.E1677]/[.B1677]);10)-2.6)/0.38" office:value-type="float" office:value="3.34084812324814" calcext:value-type="float">
            <text:p>3.34084812324814</text:p>
          </table:table-cell>
          <table:table-cell table:number-columns-repeated="8"/>
        </table:table-row>
        <table:table-row table:style-name="ro1">
          <table:table-cell office:value-type="float" office:value="2825" calcext:value-type="float">
            <text:p>2.83E+03</text:p>
          </table:table-cell>
          <table:table-cell office:value-type="float" office:value="0.000000000015326027" calcext:value-type="float">
            <text:p>1.53E-11</text:p>
          </table:table-cell>
          <table:table-cell/>
          <table:table-cell office:value-type="float" office:value="2825" calcext:value-type="float">
            <text:p>2.83E+03</text:p>
          </table:table-cell>
          <table:table-cell office:value-type="float" office:value="0.00000000054105137" calcext:value-type="float">
            <text:p>5.41E-10</text:p>
          </table:table-cell>
          <table:table-cell/>
          <table:table-cell table:formula="of:=(1/[.D1678])*(10^4)" office:value-type="float" office:value="3.53982300884956" calcext:value-type="float">
            <text:p>3.53982300884956</text:p>
          </table:table-cell>
          <table:table-cell table:formula="of:=(2.5*LOG(([.E1678]/[.B1678]);10)-2.6)/0.38" office:value-type="float" office:value="3.34084812324814" calcext:value-type="float">
            <text:p>3.34084812324814</text:p>
          </table:table-cell>
          <table:table-cell table:number-columns-repeated="8"/>
        </table:table-row>
        <table:table-row table:style-name="ro1">
          <table:table-cell office:value-type="float" office:value="2826" calcext:value-type="float">
            <text:p>2.83E+03</text:p>
          </table:table-cell>
          <table:table-cell office:value-type="float" office:value="0.0000000000150769626205439" calcext:value-type="float">
            <text:p>1.51E-11</text:p>
          </table:table-cell>
          <table:table-cell/>
          <table:table-cell office:value-type="float" office:value="2826" calcext:value-type="float">
            <text:p>2.83E+03</text:p>
          </table:table-cell>
          <table:table-cell office:value-type="float" office:value="0.000000000547253709543885" calcext:value-type="float">
            <text:p>5.47E-10</text:p>
          </table:table-cell>
          <table:table-cell/>
          <table:table-cell table:formula="of:=(1/[.D1679])*(10^4)" office:value-type="float" office:value="3.53857041755131" calcext:value-type="float">
            <text:p>3.53857041755131</text:p>
          </table:table-cell>
          <table:table-cell table:formula="of:=(2.5*LOG(([.E1679]/[.B1679]);10)-2.6)/0.38" office:value-type="float" office:value="3.42022931573027" calcext:value-type="float">
            <text:p>3.42022931573027</text:p>
          </table:table-cell>
          <table:table-cell table:number-columns-repeated="8"/>
        </table:table-row>
        <table:table-row table:style-name="ro1">
          <table:table-cell office:value-type="float" office:value="2827" calcext:value-type="float">
            <text:p>2.83E+03</text:p>
          </table:table-cell>
          <table:table-cell office:value-type="float" office:value="0.000000000014756677" calcext:value-type="float">
            <text:p>1.48E-11</text:p>
          </table:table-cell>
          <table:table-cell/>
          <table:table-cell office:value-type="float" office:value="2827" calcext:value-type="float">
            <text:p>2.83E+03</text:p>
          </table:table-cell>
          <table:table-cell office:value-type="float" office:value="0.00000000055522964" calcext:value-type="float">
            <text:p>5.55E-10</text:p>
          </table:table-cell>
          <table:table-cell/>
          <table:table-cell table:formula="of:=(1/[.D1680])*(10^4)" office:value-type="float" office:value="3.53731871241599" calcext:value-type="float">
            <text:p>3.53731871241599</text:p>
          </table:table-cell>
          <table:table-cell table:formula="of:=(2.5*LOG(([.E1680]/[.B1680]);10)-2.6)/0.38" office:value-type="float" office:value="3.52292151824083" calcext:value-type="float">
            <text:p>3.52292151824083</text:p>
          </table:table-cell>
          <table:table-cell table:number-columns-repeated="8"/>
        </table:table-row>
        <table:table-row table:style-name="ro1">
          <table:table-cell office:value-type="float" office:value="2828" calcext:value-type="float">
            <text:p>2.83E+03</text:p>
          </table:table-cell>
          <table:table-cell office:value-type="float" office:value="0.000000000014756677" calcext:value-type="float">
            <text:p>1.48E-11</text:p>
          </table:table-cell>
          <table:table-cell/>
          <table:table-cell office:value-type="float" office:value="2828" calcext:value-type="float">
            <text:p>2.83E+03</text:p>
          </table:table-cell>
          <table:table-cell office:value-type="float" office:value="0.00000000055522964" calcext:value-type="float">
            <text:p>5.55E-10</text:p>
          </table:table-cell>
          <table:table-cell/>
          <table:table-cell table:formula="of:=(1/[.D1681])*(10^4)" office:value-type="float" office:value="3.53606789250354" calcext:value-type="float">
            <text:p>3.53606789250354</text:p>
          </table:table-cell>
          <table:table-cell table:formula="of:=(2.5*LOG(([.E1681]/[.B1681]);10)-2.6)/0.38" office:value-type="float" office:value="3.52292151824083" calcext:value-type="float">
            <text:p>3.52292151824083</text:p>
          </table:table-cell>
          <table:table-cell table:number-columns-repeated="8"/>
        </table:table-row>
        <table:table-row table:style-name="ro1">
          <table:table-cell office:value-type="float" office:value="2829" calcext:value-type="float">
            <text:p>2.83E+03</text:p>
          </table:table-cell>
          <table:table-cell office:value-type="float" office:value="0.000000000014709294364" calcext:value-type="float">
            <text:p>1.47E-11</text:p>
          </table:table-cell>
          <table:table-cell/>
          <table:table-cell office:value-type="float" office:value="2829" calcext:value-type="float">
            <text:p>2.83E+03</text:p>
          </table:table-cell>
          <table:table-cell office:value-type="float" office:value="0.000000000562965622290001" calcext:value-type="float">
            <text:p>5.63E-10</text:p>
          </table:table-cell>
          <table:table-cell/>
          <table:table-cell table:formula="of:=(1/[.D1682])*(10^4)" office:value-type="float" office:value="3.53481795687522" calcext:value-type="float">
            <text:p>3.53481795687522</text:p>
          </table:table-cell>
          <table:table-cell table:formula="of:=(2.5*LOG(([.E1682]/[.B1682]);10)-2.6)/0.38" office:value-type="float" office:value="3.57164497435501" calcext:value-type="float">
            <text:p>3.57164497435501</text:p>
          </table:table-cell>
          <table:table-cell table:number-columns-repeated="8"/>
        </table:table-row>
        <table:table-row table:style-name="ro1">
          <table:table-cell office:value-type="float" office:value="2830" calcext:value-type="float">
            <text:p>2.83E+03</text:p>
          </table:table-cell>
          <table:table-cell office:value-type="float" office:value="0.000000000014695021" calcext:value-type="float">
            <text:p>1.47E-11</text:p>
          </table:table-cell>
          <table:table-cell/>
          <table:table-cell office:value-type="float" office:value="2830" calcext:value-type="float">
            <text:p>2.83E+03</text:p>
          </table:table-cell>
          <table:table-cell office:value-type="float" office:value="0.00000000056529598" calcext:value-type="float">
            <text:p>5.65E-10</text:p>
          </table:table-cell>
          <table:table-cell/>
          <table:table-cell table:formula="of:=(1/[.D1683])*(10^4)" office:value-type="float" office:value="3.53356890459364" calcext:value-type="float">
            <text:p>3.53356890459364</text:p>
          </table:table-cell>
          <table:table-cell table:formula="of:=(2.5*LOG(([.E1683]/[.B1683]);10)-2.6)/0.38" office:value-type="float" office:value="3.58622161858261" calcext:value-type="float">
            <text:p>3.58622161858261</text:p>
          </table:table-cell>
          <table:table-cell table:number-columns-repeated="8"/>
        </table:table-row>
        <table:table-row table:style-name="ro1">
          <table:table-cell office:value-type="float" office:value="2831" calcext:value-type="float">
            <text:p>2.83E+03</text:p>
          </table:table-cell>
          <table:table-cell office:value-type="float" office:value="0.0000000000147083897863403" calcext:value-type="float">
            <text:p>1.47E-11</text:p>
          </table:table-cell>
          <table:table-cell/>
          <table:table-cell office:value-type="float" office:value="2831" calcext:value-type="float">
            <text:p>2.83E+03</text:p>
          </table:table-cell>
          <table:table-cell office:value-type="float" office:value="0.00000000056632383513272" calcext:value-type="float">
            <text:p>5.66E-10</text:p>
          </table:table-cell>
          <table:table-cell/>
          <table:table-cell table:formula="of:=(1/[.D1684])*(10^4)" office:value-type="float" office:value="3.53232073472271" calcext:value-type="float">
            <text:p>3.53232073472271</text:p>
          </table:table-cell>
          <table:table-cell table:formula="of:=(2.5*LOG(([.E1684]/[.B1684]);10)-2.6)/0.38" office:value-type="float" office:value="3.58881388024181" calcext:value-type="float">
            <text:p>3.58881388024181</text:p>
          </table:table-cell>
          <table:table-cell table:number-columns-repeated="8"/>
        </table:table-row>
        <table:table-row table:style-name="ro1">
          <table:table-cell office:value-type="float" office:value="2832" calcext:value-type="float">
            <text:p>2.83E+03</text:p>
          </table:table-cell>
          <table:table-cell office:value-type="float" office:value="0.000000000014829358" calcext:value-type="float">
            <text:p>1.48E-11</text:p>
          </table:table-cell>
          <table:table-cell/>
          <table:table-cell office:value-type="float" office:value="2832" calcext:value-type="float">
            <text:p>2.83E+03</text:p>
          </table:table-cell>
          <table:table-cell office:value-type="float" office:value="0.00000000057562444" calcext:value-type="float">
            <text:p>5.76E-10</text:p>
          </table:table-cell>
          <table:table-cell/>
          <table:table-cell table:formula="of:=(1/[.D1685])*(10^4)" office:value-type="float" office:value="3.53107344632768" calcext:value-type="float">
            <text:p>3.53107344632768</text:p>
          </table:table-cell>
          <table:table-cell table:formula="of:=(2.5*LOG(([.E1685]/[.B1685]);10)-2.6)/0.38" office:value-type="float" office:value="3.61195312693391" calcext:value-type="float">
            <text:p>3.61195312693391</text:p>
          </table:table-cell>
          <table:table-cell table:number-columns-repeated="8"/>
        </table:table-row>
        <table:table-row table:style-name="ro1">
          <table:table-cell office:value-type="float" office:value="2833" calcext:value-type="float">
            <text:p>2.83E+03</text:p>
          </table:table-cell>
          <table:table-cell office:value-type="float" office:value="0.000000000014829358" calcext:value-type="float">
            <text:p>1.48E-11</text:p>
          </table:table-cell>
          <table:table-cell/>
          <table:table-cell office:value-type="float" office:value="2833" calcext:value-type="float">
            <text:p>2.83E+03</text:p>
          </table:table-cell>
          <table:table-cell office:value-type="float" office:value="0.00000000057562444" calcext:value-type="float">
            <text:p>5.76E-10</text:p>
          </table:table-cell>
          <table:table-cell/>
          <table:table-cell table:formula="of:=(1/[.D1686])*(10^4)" office:value-type="float" office:value="3.52982703847511" calcext:value-type="float">
            <text:p>3.52982703847511</text:p>
          </table:table-cell>
          <table:table-cell table:formula="of:=(2.5*LOG(([.E1686]/[.B1686]);10)-2.6)/0.38" office:value-type="float" office:value="3.61195312693391" calcext:value-type="float">
            <text:p>3.61195312693391</text:p>
          </table:table-cell>
          <table:table-cell table:number-columns-repeated="8"/>
        </table:table-row>
        <table:table-row table:style-name="ro1">
          <table:table-cell office:value-type="float" office:value="2834" calcext:value-type="float">
            <text:p>2.83E+03</text:p>
          </table:table-cell>
          <table:table-cell office:value-type="float" office:value="0.00000000001474942057" calcext:value-type="float">
            <text:p>1.47E-11</text:p>
          </table:table-cell>
          <table:table-cell/>
          <table:table-cell office:value-type="float" office:value="2834" calcext:value-type="float">
            <text:p>2.83E+03</text:p>
          </table:table-cell>
          <table:table-cell office:value-type="float" office:value="0.000000000548638491400013" calcext:value-type="float">
            <text:p>5.49E-10</text:p>
          </table:table-cell>
          <table:table-cell/>
          <table:table-cell table:formula="of:=(1/[.D1687])*(10^4)" office:value-type="float" office:value="3.52858151023289" calcext:value-type="float">
            <text:p>3.52858151023289</text:p>
          </table:table-cell>
          <table:table-cell table:formula="of:=(2.5*LOG(([.E1687]/[.B1687]);10)-2.6)/0.38" office:value-type="float" office:value="3.49020601425278" calcext:value-type="float">
            <text:p>3.49020601425278</text:p>
          </table:table-cell>
          <table:table-cell table:number-columns-repeated="8"/>
        </table:table-row>
        <table:table-row table:style-name="ro1">
          <table:table-cell office:value-type="float" office:value="2835" calcext:value-type="float">
            <text:p>2.84E+03</text:p>
          </table:table-cell>
          <table:table-cell office:value-type="float" office:value="0.000000000014643457" calcext:value-type="float">
            <text:p>1.46E-11</text:p>
          </table:table-cell>
          <table:table-cell/>
          <table:table-cell office:value-type="float" office:value="2835" calcext:value-type="float">
            <text:p>2.84E+03</text:p>
          </table:table-cell>
          <table:table-cell office:value-type="float" office:value="0.00000000051286642" calcext:value-type="float">
            <text:p>5.13E-10</text:p>
          </table:table-cell>
          <table:table-cell/>
          <table:table-cell table:formula="of:=(1/[.D1688])*(10^4)" office:value-type="float" office:value="3.52733686067019" calcext:value-type="float">
            <text:p>3.52733686067019</text:p>
          </table:table-cell>
          <table:table-cell table:formula="of:=(2.5*LOG(([.E1688]/[.B1688]);10)-2.6)/0.38" office:value-type="float" office:value="3.31816215952545" calcext:value-type="float">
            <text:p>3.31816215952545</text:p>
          </table:table-cell>
          <table:table-cell table:number-columns-repeated="8"/>
        </table:table-row>
        <table:table-row table:style-name="ro1">
          <table:table-cell office:value-type="float" office:value="2836" calcext:value-type="float">
            <text:p>2.84E+03</text:p>
          </table:table-cell>
          <table:table-cell office:value-type="float" office:value="0.000000000014643457" calcext:value-type="float">
            <text:p>1.46E-11</text:p>
          </table:table-cell>
          <table:table-cell/>
          <table:table-cell office:value-type="float" office:value="2836" calcext:value-type="float">
            <text:p>2.84E+03</text:p>
          </table:table-cell>
          <table:table-cell office:value-type="float" office:value="0.00000000051286642" calcext:value-type="float">
            <text:p>5.13E-10</text:p>
          </table:table-cell>
          <table:table-cell/>
          <table:table-cell table:formula="of:=(1/[.D1689])*(10^4)" office:value-type="float" office:value="3.52609308885755" calcext:value-type="float">
            <text:p>3.52609308885755</text:p>
          </table:table-cell>
          <table:table-cell table:formula="of:=(2.5*LOG(([.E1689]/[.B1689]);10)-2.6)/0.38" office:value-type="float" office:value="3.31816215952545" calcext:value-type="float">
            <text:p>3.31816215952545</text:p>
          </table:table-cell>
          <table:table-cell table:number-columns-repeated="8"/>
        </table:table-row>
        <table:table-row table:style-name="ro1">
          <table:table-cell office:value-type="float" office:value="2837" calcext:value-type="float">
            <text:p>2.84E+03</text:p>
          </table:table-cell>
          <table:table-cell office:value-type="float" office:value="0.0000000000145953613354078" calcext:value-type="float">
            <text:p>1.46E-11</text:p>
          </table:table-cell>
          <table:table-cell/>
          <table:table-cell office:value-type="float" office:value="2837" calcext:value-type="float">
            <text:p>2.84E+03</text:p>
          </table:table-cell>
          <table:table-cell office:value-type="float" office:value="0.000000000481012451071755" calcext:value-type="float">
            <text:p>4.81E-10</text:p>
          </table:table-cell>
          <table:table-cell/>
          <table:table-cell table:formula="of:=(1/[.D1690])*(10^4)" office:value-type="float" office:value="3.52485019386676" calcext:value-type="float">
            <text:p>3.52485019386676</text:p>
          </table:table-cell>
          <table:table-cell table:formula="of:=(2.5*LOG(([.E1690]/[.B1690]);10)-2.6)/0.38" office:value-type="float" office:value="3.14435175699136" calcext:value-type="float">
            <text:p>3.14435175699136</text:p>
          </table:table-cell>
          <table:table-cell table:number-columns-repeated="8"/>
        </table:table-row>
        <table:table-row table:style-name="ro1">
          <table:table-cell office:value-type="float" office:value="2838" calcext:value-type="float">
            <text:p>2.84E+03</text:p>
          </table:table-cell>
          <table:table-cell office:value-type="float" office:value="0.000000000014580212" calcext:value-type="float">
            <text:p>1.46E-11</text:p>
          </table:table-cell>
          <table:table-cell/>
          <table:table-cell office:value-type="float" office:value="2838" calcext:value-type="float">
            <text:p>2.84E+03</text:p>
          </table:table-cell>
          <table:table-cell office:value-type="float" office:value="0.00000000047097898" calcext:value-type="float">
            <text:p>4.71E-10</text:p>
          </table:table-cell>
          <table:table-cell/>
          <table:table-cell table:formula="of:=(1/[.D1691])*(10^4)" office:value-type="float" office:value="3.52360817477097" calcext:value-type="float">
            <text:p>3.52360817477097</text:p>
          </table:table-cell>
          <table:table-cell table:formula="of:=(2.5*LOG(([.E1691]/[.B1691]);10)-2.6)/0.38" office:value-type="float" office:value="3.08709003964743" calcext:value-type="float">
            <text:p>3.08709003964743</text:p>
          </table:table-cell>
          <table:table-cell table:number-columns-repeated="8"/>
        </table:table-row>
        <table:table-row table:style-name="ro1">
          <table:table-cell office:value-type="float" office:value="2839" calcext:value-type="float">
            <text:p>2.84E+03</text:p>
          </table:table-cell>
          <table:table-cell office:value-type="float" office:value="0.0000000000145411397923578" calcext:value-type="float">
            <text:p>1.45E-11</text:p>
          </table:table-cell>
          <table:table-cell/>
          <table:table-cell office:value-type="float" office:value="2839" calcext:value-type="float">
            <text:p>2.84E+03</text:p>
          </table:table-cell>
          <table:table-cell office:value-type="float" office:value="0.000000000473459365914789" calcext:value-type="float">
            <text:p>4.73E-10</text:p>
          </table:table-cell>
          <table:table-cell/>
          <table:table-cell table:formula="of:=(1/[.D1692])*(10^4)" office:value-type="float" office:value="3.52236703064459" calcext:value-type="float">
            <text:p>3.52236703064459</text:p>
          </table:table-cell>
          <table:table-cell table:formula="of:=(2.5*LOG(([.E1692]/[.B1692]);10)-2.6)/0.38" office:value-type="float" office:value="3.1097648851791" calcext:value-type="float">
            <text:p>3.1097648851791</text:p>
          </table:table-cell>
          <table:table-cell table:number-columns-repeated="8"/>
        </table:table-row>
        <table:table-row table:style-name="ro1">
          <table:table-cell office:value-type="float" office:value="2840" calcext:value-type="float">
            <text:p>2.84E+03</text:p>
          </table:table-cell>
          <table:table-cell office:value-type="float" office:value="0.000000000014153266" calcext:value-type="float">
            <text:p>1.42E-11</text:p>
          </table:table-cell>
          <table:table-cell/>
          <table:table-cell office:value-type="float" office:value="2840" calcext:value-type="float">
            <text:p>2.84E+03</text:p>
          </table:table-cell>
          <table:table-cell office:value-type="float" office:value="0.00000000049808241" calcext:value-type="float">
            <text:p>4.98E-10</text:p>
          </table:table-cell>
          <table:table-cell/>
          <table:table-cell table:formula="of:=(1/[.D1693])*(10^4)" office:value-type="float" office:value="3.52112676056338" calcext:value-type="float">
            <text:p>3.52112676056338</text:p>
          </table:table-cell>
          <table:table-cell table:formula="of:=(2.5*LOG(([.E1693]/[.B1693]);10)-2.6)/0.38" office:value-type="float" office:value="3.33187194550869" calcext:value-type="float">
            <text:p>3.33187194550869</text:p>
          </table:table-cell>
          <table:table-cell table:number-columns-repeated="8"/>
        </table:table-row>
        <table:table-row table:style-name="ro1">
          <table:table-cell office:value-type="float" office:value="2841" calcext:value-type="float">
            <text:p>2.84E+03</text:p>
          </table:table-cell>
          <table:table-cell office:value-type="float" office:value="0.000000000014153266" calcext:value-type="float">
            <text:p>1.42E-11</text:p>
          </table:table-cell>
          <table:table-cell/>
          <table:table-cell office:value-type="float" office:value="2841" calcext:value-type="float">
            <text:p>2.84E+03</text:p>
          </table:table-cell>
          <table:table-cell office:value-type="float" office:value="0.00000000049808241" calcext:value-type="float">
            <text:p>4.98E-10</text:p>
          </table:table-cell>
          <table:table-cell/>
          <table:table-cell table:formula="of:=(1/[.D1694])*(10^4)" office:value-type="float" office:value="3.51988736360436" calcext:value-type="float">
            <text:p>3.51988736360436</text:p>
          </table:table-cell>
          <table:table-cell table:formula="of:=(2.5*LOG(([.E1694]/[.B1694]);10)-2.6)/0.38" office:value-type="float" office:value="3.33187194550869" calcext:value-type="float">
            <text:p>3.33187194550869</text:p>
          </table:table-cell>
          <table:table-cell table:number-columns-repeated="8"/>
        </table:table-row>
        <table:table-row table:style-name="ro1">
          <table:table-cell office:value-type="float" office:value="2842" calcext:value-type="float">
            <text:p>2.84E+03</text:p>
          </table:table-cell>
          <table:table-cell office:value-type="float" office:value="0.000000000014510314292" calcext:value-type="float">
            <text:p>1.45E-11</text:p>
          </table:table-cell>
          <table:table-cell/>
          <table:table-cell office:value-type="float" office:value="2842" calcext:value-type="float">
            <text:p>2.84E+03</text:p>
          </table:table-cell>
          <table:table-cell office:value-type="float" office:value="0.000000000522777271860002" calcext:value-type="float">
            <text:p>5.23E-10</text:p>
          </table:table-cell>
          <table:table-cell/>
          <table:table-cell table:formula="of:=(1/[.D1695])*(10^4)" office:value-type="float" office:value="3.51864883884588" calcext:value-type="float">
            <text:p>3.51864883884588</text:p>
          </table:table-cell>
          <table:table-cell table:formula="of:=(2.5*LOG(([.E1695]/[.B1695]);10)-2.6)/0.38" office:value-type="float" office:value="3.398946570524" calcext:value-type="float">
            <text:p>3.398946570524</text:p>
          </table:table-cell>
          <table:table-cell table:number-columns-repeated="8"/>
        </table:table-row>
        <table:table-row table:style-name="ro1">
          <table:table-cell office:value-type="float" office:value="2843" calcext:value-type="float">
            <text:p>2.84E+03</text:p>
          </table:table-cell>
          <table:table-cell office:value-type="float" office:value="0.000000000014999352" calcext:value-type="float">
            <text:p>1.50E-11</text:p>
          </table:table-cell>
          <table:table-cell/>
          <table:table-cell office:value-type="float" office:value="2843" calcext:value-type="float">
            <text:p>2.84E+03</text:p>
          </table:table-cell>
          <table:table-cell office:value-type="float" office:value="0.00000000055660104" calcext:value-type="float">
            <text:p>5.57E-10</text:p>
          </table:table-cell>
          <table:table-cell/>
          <table:table-cell table:formula="of:=(1/[.D1696])*(10^4)" office:value-type="float" office:value="3.51741118536757" calcext:value-type="float">
            <text:p>3.51741118536757</text:p>
          </table:table-cell>
          <table:table-cell table:formula="of:=(2.5*LOG(([.E1696]/[.B1696]);10)-2.6)/0.38" office:value-type="float" office:value="3.48336523909318" calcext:value-type="float">
            <text:p>3.48336523909318</text:p>
          </table:table-cell>
          <table:table-cell table:number-columns-repeated="8"/>
        </table:table-row>
        <table:table-row table:style-name="ro1">
          <table:table-cell office:value-type="float" office:value="2844" calcext:value-type="float">
            <text:p>2.84E+03</text:p>
          </table:table-cell>
          <table:table-cell office:value-type="float" office:value="0.000000000014999352" calcext:value-type="float">
            <text:p>1.50E-11</text:p>
          </table:table-cell>
          <table:table-cell/>
          <table:table-cell office:value-type="float" office:value="2844" calcext:value-type="float">
            <text:p>2.84E+03</text:p>
          </table:table-cell>
          <table:table-cell office:value-type="float" office:value="0.00000000055660104" calcext:value-type="float">
            <text:p>5.57E-10</text:p>
          </table:table-cell>
          <table:table-cell/>
          <table:table-cell table:formula="of:=(1/[.D1697])*(10^4)" office:value-type="float" office:value="3.51617440225035" calcext:value-type="float">
            <text:p>3.51617440225035</text:p>
          </table:table-cell>
          <table:table-cell table:formula="of:=(2.5*LOG(([.E1697]/[.B1697]);10)-2.6)/0.38" office:value-type="float" office:value="3.48336523909318" calcext:value-type="float">
            <text:p>3.48336523909318</text:p>
          </table:table-cell>
          <table:table-cell table:number-columns-repeated="8"/>
        </table:table-row>
        <table:table-row table:style-name="ro1">
          <table:table-cell office:value-type="float" office:value="2845" calcext:value-type="float">
            <text:p>2.85E+03</text:p>
          </table:table-cell>
          <table:table-cell office:value-type="float" office:value="0.0000000000150447986353359" calcext:value-type="float">
            <text:p>1.50E-11</text:p>
          </table:table-cell>
          <table:table-cell/>
          <table:table-cell office:value-type="float" office:value="2845" calcext:value-type="float">
            <text:p>2.85E+03</text:p>
          </table:table-cell>
          <table:table-cell office:value-type="float" office:value="0.000000000557011976246662" calcext:value-type="float">
            <text:p>5.57E-10</text:p>
          </table:table-cell>
          <table:table-cell/>
          <table:table-cell table:formula="of:=(1/[.D1698])*(10^4)" office:value-type="float" office:value="3.51493848857645" calcext:value-type="float">
            <text:p>3.51493848857645</text:p>
          </table:table-cell>
          <table:table-cell table:formula="of:=(2.5*LOG(([.E1698]/[.B1698]);10)-2.6)/0.38" office:value-type="float" office:value="3.47682995799897" calcext:value-type="float">
            <text:p>3.47682995799897</text:p>
          </table:table-cell>
          <table:table-cell table:number-columns-repeated="8"/>
        </table:table-row>
        <table:table-row table:style-name="ro1">
          <table:table-cell office:value-type="float" office:value="2846" calcext:value-type="float">
            <text:p>2.85E+03</text:p>
          </table:table-cell>
          <table:table-cell office:value-type="float" office:value="0.000000000015059749" calcext:value-type="float">
            <text:p>1.51E-11</text:p>
          </table:table-cell>
          <table:table-cell/>
          <table:table-cell office:value-type="float" office:value="2846" calcext:value-type="float">
            <text:p>2.85E+03</text:p>
          </table:table-cell>
          <table:table-cell office:value-type="float" office:value="0.00000000055714716" calcext:value-type="float">
            <text:p>5.57E-10</text:p>
          </table:table-cell>
          <table:table-cell/>
          <table:table-cell table:formula="of:=(1/[.D1699])*(10^4)" office:value-type="float" office:value="3.51370344342937" calcext:value-type="float">
            <text:p>3.51370344342937</text:p>
          </table:table-cell>
          <table:table-cell table:formula="of:=(2.5*LOG(([.E1699]/[.B1699]);10)-2.6)/0.38" office:value-type="float" office:value="3.47468544424989" calcext:value-type="float">
            <text:p>3.47468544424989</text:p>
          </table:table-cell>
          <table:table-cell table:number-columns-repeated="8"/>
        </table:table-row>
        <table:table-row table:style-name="ro1">
          <table:table-cell office:value-type="float" office:value="2847" calcext:value-type="float">
            <text:p>2.85E+03</text:p>
          </table:table-cell>
          <table:table-cell office:value-type="float" office:value="0.0000000000149402106505004" calcext:value-type="float">
            <text:p>1.49E-11</text:p>
          </table:table-cell>
          <table:table-cell/>
          <table:table-cell office:value-type="float" office:value="2847" calcext:value-type="float">
            <text:p>2.85E+03</text:p>
          </table:table-cell>
          <table:table-cell office:value-type="float" office:value="0.000000000552542427250016" calcext:value-type="float">
            <text:p>5.53E-10</text:p>
          </table:table-cell>
          <table:table-cell/>
          <table:table-cell table:formula="of:=(1/[.D1700])*(10^4)" office:value-type="float" office:value="3.51246926589392" calcext:value-type="float">
            <text:p>3.51246926589392</text:p>
          </table:table-cell>
          <table:table-cell table:formula="of:=(2.5*LOG(([.E1700]/[.B1700]);10)-2.6)/0.38" office:value-type="float" office:value="3.47374283074018" calcext:value-type="float">
            <text:p>3.47374283074018</text:p>
          </table:table-cell>
          <table:table-cell table:number-columns-repeated="8"/>
        </table:table-row>
        <table:table-row table:style-name="ro1">
          <table:table-cell office:value-type="float" office:value="2848" calcext:value-type="float">
            <text:p>2.85E+03</text:p>
          </table:table-cell>
          <table:table-cell office:value-type="float" office:value="0.000000000013628152" calcext:value-type="float">
            <text:p>1.36E-11</text:p>
          </table:table-cell>
          <table:table-cell/>
          <table:table-cell office:value-type="float" office:value="2848" calcext:value-type="float">
            <text:p>2.85E+03</text:p>
          </table:table-cell>
          <table:table-cell office:value-type="float" office:value="0.00000000050200066" calcext:value-type="float">
            <text:p>5.02E-10</text:p>
          </table:table-cell>
          <table:table-cell/>
          <table:table-cell table:formula="of:=(1/[.D1701])*(10^4)" office:value-type="float" office:value="3.51123595505618" calcext:value-type="float">
            <text:p>3.51123595505618</text:p>
          </table:table-cell>
          <table:table-cell table:formula="of:=(2.5*LOG(([.E1701]/[.B1701]);10)-2.6)/0.38" office:value-type="float" office:value="3.46228499574894" calcext:value-type="float">
            <text:p>3.46228499574894</text:p>
          </table:table-cell>
          <table:table-cell table:number-columns-repeated="8"/>
        </table:table-row>
        <table:table-row table:style-name="ro1">
          <table:table-cell office:value-type="float" office:value="2849" calcext:value-type="float">
            <text:p>2.85E+03</text:p>
          </table:table-cell>
          <table:table-cell office:value-type="float" office:value="0.000000000013628152" calcext:value-type="float">
            <text:p>1.36E-11</text:p>
          </table:table-cell>
          <table:table-cell/>
          <table:table-cell office:value-type="float" office:value="2849" calcext:value-type="float">
            <text:p>2.85E+03</text:p>
          </table:table-cell>
          <table:table-cell office:value-type="float" office:value="0.00000000050200066" calcext:value-type="float">
            <text:p>5.02E-10</text:p>
          </table:table-cell>
          <table:table-cell/>
          <table:table-cell table:formula="of:=(1/[.D1702])*(10^4)" office:value-type="float" office:value="3.51000351000351" calcext:value-type="float">
            <text:p>3.51000351000351</text:p>
          </table:table-cell>
          <table:table-cell table:formula="of:=(2.5*LOG(([.E1702]/[.B1702]);10)-2.6)/0.38" office:value-type="float" office:value="3.46228499574894" calcext:value-type="float">
            <text:p>3.46228499574894</text:p>
          </table:table-cell>
          <table:table-cell table:number-columns-repeated="8"/>
        </table:table-row>
        <table:table-row table:style-name="ro1">
          <table:table-cell office:value-type="float" office:value="2850" calcext:value-type="float">
            <text:p>2.85E+03</text:p>
          </table:table-cell>
          <table:table-cell office:value-type="float" office:value="0.0000000000136655750914933" calcext:value-type="float">
            <text:p>1.37E-11</text:p>
          </table:table-cell>
          <table:table-cell/>
          <table:table-cell office:value-type="float" office:value="2850" calcext:value-type="float">
            <text:p>2.85E+03</text:p>
          </table:table-cell>
          <table:table-cell office:value-type="float" office:value="0.000000000487159231913783" calcext:value-type="float">
            <text:p>4.87E-10</text:p>
          </table:table-cell>
          <table:table-cell/>
          <table:table-cell table:formula="of:=(1/[.D1703])*(10^4)" office:value-type="float" office:value="3.50877192982456" calcext:value-type="float">
            <text:p>3.50877192982456</text:p>
          </table:table-cell>
          <table:table-cell table:formula="of:=(2.5*LOG(([.E1703]/[.B1703]);10)-2.6)/0.38" office:value-type="float" office:value="3.36870410616779" calcext:value-type="float">
            <text:p>3.36870410616779</text:p>
          </table:table-cell>
          <table:table-cell table:number-columns-repeated="8"/>
        </table:table-row>
        <table:table-row table:style-name="ro1">
          <table:table-cell office:value-type="float" office:value="2851" calcext:value-type="float">
            <text:p>2.85E+03</text:p>
          </table:table-cell>
          <table:table-cell office:value-type="float" office:value="0.000000000013718427" calcext:value-type="float">
            <text:p>1.37E-11</text:p>
          </table:table-cell>
          <table:table-cell/>
          <table:table-cell office:value-type="float" office:value="2851" calcext:value-type="float">
            <text:p>2.85E+03</text:p>
          </table:table-cell>
          <table:table-cell office:value-type="float" office:value="0.00000000046619897" calcext:value-type="float">
            <text:p>4.66E-10</text:p>
          </table:table-cell>
          <table:table-cell/>
          <table:table-cell table:formula="of:=(1/[.D1704])*(10^4)" office:value-type="float" office:value="3.50754121360926" calcext:value-type="float">
            <text:p>3.50754121360926</text:p>
          </table:table-cell>
          <table:table-cell table:formula="of:=(2.5*LOG(([.E1704]/[.B1704]);10)-2.6)/0.38" office:value-type="float" office:value="3.23201969133878" calcext:value-type="float">
            <text:p>3.23201969133878</text:p>
          </table:table-cell>
          <table:table-cell table:number-columns-repeated="8"/>
        </table:table-row>
        <table:table-row table:style-name="ro1">
          <table:table-cell office:value-type="float" office:value="2852" calcext:value-type="float">
            <text:p>2.85E+03</text:p>
          </table:table-cell>
          <table:table-cell office:value-type="float" office:value="0.000000000013718427" calcext:value-type="float">
            <text:p>1.37E-11</text:p>
          </table:table-cell>
          <table:table-cell/>
          <table:table-cell office:value-type="float" office:value="2852" calcext:value-type="float">
            <text:p>2.85E+03</text:p>
          </table:table-cell>
          <table:table-cell office:value-type="float" office:value="0.00000000046619897" calcext:value-type="float">
            <text:p>4.66E-10</text:p>
          </table:table-cell>
          <table:table-cell/>
          <table:table-cell table:formula="of:=(1/[.D1705])*(10^4)" office:value-type="float" office:value="3.50631136044881" calcext:value-type="float">
            <text:p>3.50631136044881</text:p>
          </table:table-cell>
          <table:table-cell table:formula="of:=(2.5*LOG(([.E1705]/[.B1705]);10)-2.6)/0.38" office:value-type="float" office:value="3.23201969133878" calcext:value-type="float">
            <text:p>3.23201969133878</text:p>
          </table:table-cell>
          <table:table-cell table:number-columns-repeated="8"/>
        </table:table-row>
        <table:table-row table:style-name="ro1">
          <table:table-cell office:value-type="float" office:value="2853" calcext:value-type="float">
            <text:p>2.85E+03</text:p>
          </table:table-cell>
          <table:table-cell office:value-type="float" office:value="0.0000000000141477474049999" calcext:value-type="float">
            <text:p>1.41E-11</text:p>
          </table:table-cell>
          <table:table-cell/>
          <table:table-cell office:value-type="float" office:value="2853" calcext:value-type="float">
            <text:p>2.85E+03</text:p>
          </table:table-cell>
          <table:table-cell office:value-type="float" office:value="0.000000000474703375949999" calcext:value-type="float">
            <text:p>4.75E-10</text:p>
          </table:table-cell>
          <table:table-cell/>
          <table:table-cell table:formula="of:=(1/[.D1706])*(10^4)" office:value-type="float" office:value="3.50508236943568" calcext:value-type="float">
            <text:p>3.50508236943568</text:p>
          </table:table-cell>
          <table:table-cell table:formula="of:=(2.5*LOG(([.E1706]/[.B1706]);10)-2.6)/0.38" office:value-type="float" office:value="3.19562515144278" calcext:value-type="float">
            <text:p>3.19562515144278</text:p>
          </table:table-cell>
          <table:table-cell table:number-columns-repeated="8"/>
        </table:table-row>
        <table:table-row table:style-name="ro1">
          <table:table-cell office:value-type="float" office:value="2854" calcext:value-type="float">
            <text:p>2.85E+03</text:p>
          </table:table-cell>
          <table:table-cell office:value-type="float" office:value="0.000000000014294696" calcext:value-type="float">
            <text:p>1.43E-11</text:p>
          </table:table-cell>
          <table:table-cell/>
          <table:table-cell office:value-type="float" office:value="2854" calcext:value-type="float">
            <text:p>2.85E+03</text:p>
          </table:table-cell>
          <table:table-cell office:value-type="float" office:value="0.00000000047761428" calcext:value-type="float">
            <text:p>4.78E-10</text:p>
          </table:table-cell>
          <table:table-cell/>
          <table:table-cell table:formula="of:=(1/[.D1707])*(10^4)" office:value-type="float" office:value="3.50385423966363" calcext:value-type="float">
            <text:p>3.50385423966363</text:p>
          </table:table-cell>
          <table:table-cell table:formula="of:=(2.5*LOG(([.E1707]/[.B1707]);10)-2.6)/0.38" office:value-type="float" office:value="3.18356828487813" calcext:value-type="float">
            <text:p>3.18356828487813</text:p>
          </table:table-cell>
          <table:table-cell table:number-columns-repeated="8"/>
        </table:table-row>
        <table:table-row table:style-name="ro1">
          <table:table-cell office:value-type="float" office:value="2855" calcext:value-type="float">
            <text:p>2.86E+03</text:p>
          </table:table-cell>
          <table:table-cell office:value-type="float" office:value="0.0000000000143484489569067" calcext:value-type="float">
            <text:p>1.43E-11</text:p>
          </table:table-cell>
          <table:table-cell/>
          <table:table-cell office:value-type="float" office:value="2855" calcext:value-type="float">
            <text:p>2.86E+03</text:p>
          </table:table-cell>
          <table:table-cell office:value-type="float" office:value="0.000000000481184011450328" calcext:value-type="float">
            <text:p>4.81E-10</text:p>
          </table:table-cell>
          <table:table-cell/>
          <table:table-cell table:formula="of:=(1/[.D1708])*(10^4)" office:value-type="float" office:value="3.50262697022767" calcext:value-type="float">
            <text:p>3.50262697022767</text:p>
          </table:table-cell>
          <table:table-cell table:formula="of:=(2.5*LOG(([.E1708]/[.B1708]);10)-2.6)/0.38" office:value-type="float" office:value="3.19411994258606" calcext:value-type="float">
            <text:p>3.19411994258606</text:p>
          </table:table-cell>
          <table:table-cell table:number-columns-repeated="8"/>
        </table:table-row>
        <table:table-row table:style-name="ro1">
          <table:table-cell office:value-type="float" office:value="2856" calcext:value-type="float">
            <text:p>2.86E+03</text:p>
          </table:table-cell>
          <table:table-cell office:value-type="float" office:value="0.000000000015006779" calcext:value-type="float">
            <text:p>1.50E-11</text:p>
          </table:table-cell>
          <table:table-cell/>
          <table:table-cell office:value-type="float" office:value="2856" calcext:value-type="float">
            <text:p>2.86E+03</text:p>
          </table:table-cell>
          <table:table-cell office:value-type="float" office:value="0.00000000052490368" calcext:value-type="float">
            <text:p>5.25E-10</text:p>
          </table:table-cell>
          <table:table-cell/>
          <table:table-cell table:formula="of:=(1/[.D1709])*(10^4)" office:value-type="float" office:value="3.50140056022409" calcext:value-type="float">
            <text:p>3.50140056022409</text:p>
          </table:table-cell>
          <table:table-cell table:formula="of:=(2.5*LOG(([.E1709]/[.B1709]);10)-2.6)/0.38" office:value-type="float" office:value="3.3144219122632" calcext:value-type="float">
            <text:p>3.3144219122632</text:p>
          </table:table-cell>
          <table:table-cell table:number-columns-repeated="8"/>
        </table:table-row>
        <table:table-row table:style-name="ro1">
          <table:table-cell office:value-type="float" office:value="2857" calcext:value-type="float">
            <text:p>2.86E+03</text:p>
          </table:table-cell>
          <table:table-cell office:value-type="float" office:value="0.000000000015006779" calcext:value-type="float">
            <text:p>1.50E-11</text:p>
          </table:table-cell>
          <table:table-cell/>
          <table:table-cell office:value-type="float" office:value="2857" calcext:value-type="float">
            <text:p>2.86E+03</text:p>
          </table:table-cell>
          <table:table-cell office:value-type="float" office:value="0.00000000052490368" calcext:value-type="float">
            <text:p>5.25E-10</text:p>
          </table:table-cell>
          <table:table-cell/>
          <table:table-cell table:formula="of:=(1/[.D1710])*(10^4)" office:value-type="float" office:value="3.50017500875044" calcext:value-type="float">
            <text:p>3.50017500875044</text:p>
          </table:table-cell>
          <table:table-cell table:formula="of:=(2.5*LOG(([.E1710]/[.B1710]);10)-2.6)/0.38" office:value-type="float" office:value="3.3144219122632" calcext:value-type="float">
            <text:p>3.3144219122632</text:p>
          </table:table-cell>
          <table:table-cell table:number-columns-repeated="8"/>
        </table:table-row>
        <table:table-row table:style-name="ro1">
          <table:table-cell office:value-type="float" office:value="2858" calcext:value-type="float">
            <text:p>2.86E+03</text:p>
          </table:table-cell>
          <table:table-cell office:value-type="float" office:value="0.0000000000153027865876327" calcext:value-type="float">
            <text:p>1.53E-11</text:p>
          </table:table-cell>
          <table:table-cell/>
          <table:table-cell office:value-type="float" office:value="2858" calcext:value-type="float">
            <text:p>2.86E+03</text:p>
          </table:table-cell>
          <table:table-cell office:value-type="float" office:value="0.000000000523133212274249" calcext:value-type="float">
            <text:p>5.23E-10</text:p>
          </table:table-cell>
          <table:table-cell/>
          <table:table-cell table:formula="of:=(1/[.D1711])*(10^4)" office:value-type="float" office:value="3.49895031490553" calcext:value-type="float">
            <text:p>3.49895031490553</text:p>
          </table:table-cell>
          <table:table-cell table:formula="of:=(2.5*LOG(([.E1711]/[.B1711]);10)-2.6)/0.38" office:value-type="float" office:value="3.24895902251443" calcext:value-type="float">
            <text:p>3.24895902251443</text:p>
          </table:table-cell>
          <table:table-cell table:number-columns-repeated="8"/>
        </table:table-row>
        <table:table-row table:style-name="ro1">
          <table:table-cell office:value-type="float" office:value="2859" calcext:value-type="float">
            <text:p>2.86E+03</text:p>
          </table:table-cell>
          <table:table-cell office:value-type="float" office:value="0.000000000015734884" calcext:value-type="float">
            <text:p>1.57E-11</text:p>
          </table:table-cell>
          <table:table-cell/>
          <table:table-cell office:value-type="float" office:value="2859" calcext:value-type="float">
            <text:p>2.86E+03</text:p>
          </table:table-cell>
          <table:table-cell office:value-type="float" office:value="0.00000000052054877" calcext:value-type="float">
            <text:p>5.21E-10</text:p>
          </table:table-cell>
          <table:table-cell/>
          <table:table-cell table:formula="of:=(1/[.D1712])*(10^4)" office:value-type="float" office:value="3.49772647778944" calcext:value-type="float">
            <text:p>3.49772647778944</text:p>
          </table:table-cell>
          <table:table-cell table:formula="of:=(2.5*LOG(([.E1712]/[.B1712]);10)-2.6)/0.38" office:value-type="float" office:value="3.15524920427025" calcext:value-type="float">
            <text:p>3.15524920427025</text:p>
          </table:table-cell>
          <table:table-cell table:number-columns-repeated="8"/>
        </table:table-row>
        <table:table-row table:style-name="ro1">
          <table:table-cell office:value-type="float" office:value="2860" calcext:value-type="float">
            <text:p>2.86E+03</text:p>
          </table:table-cell>
          <table:table-cell office:value-type="float" office:value="0.000000000015734884" calcext:value-type="float">
            <text:p>1.57E-11</text:p>
          </table:table-cell>
          <table:table-cell/>
          <table:table-cell office:value-type="float" office:value="2860" calcext:value-type="float">
            <text:p>2.86E+03</text:p>
          </table:table-cell>
          <table:table-cell office:value-type="float" office:value="0.00000000052054877" calcext:value-type="float">
            <text:p>5.21E-10</text:p>
          </table:table-cell>
          <table:table-cell/>
          <table:table-cell table:formula="of:=(1/[.D1713])*(10^4)" office:value-type="float" office:value="3.4965034965035" calcext:value-type="float">
            <text:p>3.4965034965035</text:p>
          </table:table-cell>
          <table:table-cell table:formula="of:=(2.5*LOG(([.E1713]/[.B1713]);10)-2.6)/0.38" office:value-type="float" office:value="3.15524920427025" calcext:value-type="float">
            <text:p>3.15524920427025</text:p>
          </table:table-cell>
          <table:table-cell table:number-columns-repeated="8"/>
        </table:table-row>
        <table:table-row table:style-name="ro1">
          <table:table-cell office:value-type="float" office:value="2861" calcext:value-type="float">
            <text:p>2.86E+03</text:p>
          </table:table-cell>
          <table:table-cell office:value-type="float" office:value="0.000000000015465276871" calcext:value-type="float">
            <text:p>1.55E-11</text:p>
          </table:table-cell>
          <table:table-cell/>
          <table:table-cell office:value-type="float" office:value="2861" calcext:value-type="float">
            <text:p>2.86E+03</text:p>
          </table:table-cell>
          <table:table-cell office:value-type="float" office:value="0.000000000502407618179998" calcext:value-type="float">
            <text:p>5.02E-10</text:p>
          </table:table-cell>
          <table:table-cell/>
          <table:table-cell table:formula="of:=(1/[.D1714])*(10^4)" office:value-type="float" office:value="3.4952813701503" calcext:value-type="float">
            <text:p>3.4952813701503</text:p>
          </table:table-cell>
          <table:table-cell table:formula="of:=(2.5*LOG(([.E1714]/[.B1714]);10)-2.6)/0.38" office:value-type="float" office:value="3.1032797148773" calcext:value-type="float">
            <text:p>3.1032797148773</text:p>
          </table:table-cell>
          <table:table-cell table:number-columns-repeated="8"/>
        </table:table-row>
        <table:table-row table:style-name="ro1">
          <table:table-cell office:value-type="float" office:value="2862" calcext:value-type="float">
            <text:p>2.86E+03</text:p>
          </table:table-cell>
          <table:table-cell office:value-type="float" office:value="0.000000000015369067" calcext:value-type="float">
            <text:p>1.54E-11</text:p>
          </table:table-cell>
          <table:table-cell/>
          <table:table-cell office:value-type="float" office:value="2862" calcext:value-type="float">
            <text:p>2.86E+03</text:p>
          </table:table-cell>
          <table:table-cell office:value-type="float" office:value="0.00000000049593391" calcext:value-type="float">
            <text:p>4.96E-10</text:p>
          </table:table-cell>
          <table:table-cell/>
          <table:table-cell table:formula="of:=(1/[.D1715])*(10^4)" office:value-type="float" office:value="3.49406009783368" calcext:value-type="float">
            <text:p>3.49406009783368</text:p>
          </table:table-cell>
          <table:table-cell table:formula="of:=(2.5*LOG(([.E1715]/[.B1715]);10)-2.6)/0.38" office:value-type="float" office:value="3.08405461039455" calcext:value-type="float">
            <text:p>3.08405461039455</text:p>
          </table:table-cell>
          <table:table-cell table:number-columns-repeated="8"/>
        </table:table-row>
        <table:table-row table:style-name="ro1">
          <table:table-cell office:value-type="float" office:value="2863" calcext:value-type="float">
            <text:p>2.86E+03</text:p>
          </table:table-cell>
          <table:table-cell office:value-type="float" office:value="0.0000000000153227383681901" calcext:value-type="float">
            <text:p>1.53E-11</text:p>
          </table:table-cell>
          <table:table-cell/>
          <table:table-cell office:value-type="float" office:value="2863" calcext:value-type="float">
            <text:p>2.86E+03</text:p>
          </table:table-cell>
          <table:table-cell office:value-type="float" office:value="0.000000000495120993584095" calcext:value-type="float">
            <text:p>4.95E-10</text:p>
          </table:table-cell>
          <table:table-cell/>
          <table:table-cell table:formula="of:=(1/[.D1716])*(10^4)" office:value-type="float" office:value="3.49283967865875" calcext:value-type="float">
            <text:p>3.49283967865875</text:p>
          </table:table-cell>
          <table:table-cell table:formula="of:=(2.5*LOG(([.E1716]/[.B1716]);10)-2.6)/0.38" office:value-type="float" office:value="3.0879931251777" calcext:value-type="float">
            <text:p>3.0879931251777</text:p>
          </table:table-cell>
          <table:table-cell table:number-columns-repeated="8"/>
        </table:table-row>
        <table:table-row table:style-name="ro1">
          <table:table-cell office:value-type="float" office:value="2864" calcext:value-type="float">
            <text:p>2.86E+03</text:p>
          </table:table-cell>
          <table:table-cell office:value-type="float" office:value="0.000000000014682597" calcext:value-type="float">
            <text:p>1.47E-11</text:p>
          </table:table-cell>
          <table:table-cell/>
          <table:table-cell office:value-type="float" office:value="2864" calcext:value-type="float">
            <text:p>2.86E+03</text:p>
          </table:table-cell>
          <table:table-cell office:value-type="float" office:value="0.0000000004838886" calcext:value-type="float">
            <text:p>4.84E-10</text:p>
          </table:table-cell>
          <table:table-cell/>
          <table:table-cell table:formula="of:=(1/[.D1717])*(10^4)" office:value-type="float" office:value="3.49162011173184" calcext:value-type="float">
            <text:p>3.49162011173184</text:p>
          </table:table-cell>
          <table:table-cell table:formula="of:=(2.5*LOG(([.E1717]/[.B1717]);10)-2.6)/0.38" office:value-type="float" office:value="3.14435863125062" calcext:value-type="float">
            <text:p>3.14435863125062</text:p>
          </table:table-cell>
          <table:table-cell table:number-columns-repeated="8"/>
        </table:table-row>
        <table:table-row table:style-name="ro1">
          <table:table-cell office:value-type="float" office:value="2865" calcext:value-type="float">
            <text:p>2.87E+03</text:p>
          </table:table-cell>
          <table:table-cell office:value-type="float" office:value="0.000000000014682597" calcext:value-type="float">
            <text:p>1.47E-11</text:p>
          </table:table-cell>
          <table:table-cell/>
          <table:table-cell office:value-type="float" office:value="2865" calcext:value-type="float">
            <text:p>2.87E+03</text:p>
          </table:table-cell>
          <table:table-cell office:value-type="float" office:value="0.0000000004838886" calcext:value-type="float">
            <text:p>4.84E-10</text:p>
          </table:table-cell>
          <table:table-cell/>
          <table:table-cell table:formula="of:=(1/[.D1718])*(10^4)" office:value-type="float" office:value="3.49040139616056" calcext:value-type="float">
            <text:p>3.49040139616056</text:p>
          </table:table-cell>
          <table:table-cell table:formula="of:=(2.5*LOG(([.E1718]/[.B1718]);10)-2.6)/0.38" office:value-type="float" office:value="3.14435863125062" calcext:value-type="float">
            <text:p>3.14435863125062</text:p>
          </table:table-cell>
          <table:table-cell table:number-columns-repeated="8"/>
        </table:table-row>
        <table:table-row table:style-name="ro1">
          <table:table-cell office:value-type="float" office:value="2866" calcext:value-type="float">
            <text:p>2.87E+03</text:p>
          </table:table-cell>
          <table:table-cell office:value-type="float" office:value="0.0000000000149889363035002" calcext:value-type="float">
            <text:p>1.50E-11</text:p>
          </table:table-cell>
          <table:table-cell/>
          <table:table-cell office:value-type="float" office:value="2866" calcext:value-type="float">
            <text:p>2.87E+03</text:p>
          </table:table-cell>
          <table:table-cell office:value-type="float" office:value="0.000000000483769787225" calcext:value-type="float">
            <text:p>4.84E-10</text:p>
          </table:table-cell>
          <table:table-cell/>
          <table:table-cell table:formula="of:=(1/[.D1719])*(10^4)" office:value-type="float" office:value="3.48918353105373" calcext:value-type="float">
            <text:p>3.48918353105373</text:p>
          </table:table-cell>
          <table:table-cell table:formula="of:=(2.5*LOG(([.E1719]/[.B1719]);10)-2.6)/0.38" office:value-type="float" office:value="3.08465742057363" calcext:value-type="float">
            <text:p>3.08465742057363</text:p>
          </table:table-cell>
          <table:table-cell table:number-columns-repeated="8"/>
        </table:table-row>
        <table:table-row table:style-name="ro1">
          <table:table-cell office:value-type="float" office:value="2867" calcext:value-type="float">
            <text:p>2.87E+03</text:p>
          </table:table-cell>
          <table:table-cell office:value-type="float" office:value="0.000000000015451328" calcext:value-type="float">
            <text:p>1.55E-11</text:p>
          </table:table-cell>
          <table:table-cell/>
          <table:table-cell office:value-type="float" office:value="2867" calcext:value-type="float">
            <text:p>2.87E+03</text:p>
          </table:table-cell>
          <table:table-cell office:value-type="float" office:value="0.00000000048359045" calcext:value-type="float">
            <text:p>4.84E-10</text:p>
          </table:table-cell>
          <table:table-cell/>
          <table:table-cell table:formula="of:=(1/[.D1720])*(10^4)" office:value-type="float" office:value="3.48796651552145" calcext:value-type="float">
            <text:p>3.48796651552145</text:p>
          </table:table-cell>
          <table:table-cell table:formula="of:=(2.5*LOG(([.E1720]/[.B1720]);10)-2.6)/0.38" office:value-type="float" office:value="2.99678884191181" calcext:value-type="float">
            <text:p>2.99678884191181</text:p>
          </table:table-cell>
          <table:table-cell table:number-columns-repeated="8"/>
        </table:table-row>
        <table:table-row table:style-name="ro1">
          <table:table-cell office:value-type="float" office:value="2868" calcext:value-type="float">
            <text:p>2.87E+03</text:p>
          </table:table-cell>
          <table:table-cell office:value-type="float" office:value="0.000000000015451328" calcext:value-type="float">
            <text:p>1.55E-11</text:p>
          </table:table-cell>
          <table:table-cell/>
          <table:table-cell office:value-type="float" office:value="2868" calcext:value-type="float">
            <text:p>2.87E+03</text:p>
          </table:table-cell>
          <table:table-cell office:value-type="float" office:value="0.00000000048359045" calcext:value-type="float">
            <text:p>4.84E-10</text:p>
          </table:table-cell>
          <table:table-cell/>
          <table:table-cell table:formula="of:=(1/[.D1721])*(10^4)" office:value-type="float" office:value="3.48675034867503" calcext:value-type="float">
            <text:p>3.48675034867503</text:p>
          </table:table-cell>
          <table:table-cell table:formula="of:=(2.5*LOG(([.E1721]/[.B1721]);10)-2.6)/0.38" office:value-type="float" office:value="2.99678884191181" calcext:value-type="float">
            <text:p>2.99678884191181</text:p>
          </table:table-cell>
          <table:table-cell table:number-columns-repeated="8"/>
        </table:table-row>
        <table:table-row table:style-name="ro1">
          <table:table-cell office:value-type="float" office:value="2869" calcext:value-type="float">
            <text:p>2.87E+03</text:p>
          </table:table-cell>
          <table:table-cell office:value-type="float" office:value="0.0000000000149201849671816" calcext:value-type="float">
            <text:p>1.49E-11</text:p>
          </table:table-cell>
          <table:table-cell/>
          <table:table-cell office:value-type="float" office:value="2869" calcext:value-type="float">
            <text:p>2.87E+03</text:p>
          </table:table-cell>
          <table:table-cell office:value-type="float" office:value="0.00000000049282641711952" calcext:value-type="float">
            <text:p>4.93E-10</text:p>
          </table:table-cell>
          <table:table-cell/>
          <table:table-cell table:formula="of:=(1/[.D1722])*(10^4)" office:value-type="float" office:value="3.48553502962705" calcext:value-type="float">
            <text:p>3.48553502962705</text:p>
          </table:table-cell>
          <table:table-cell table:formula="of:=(2.5*LOG(([.E1722]/[.B1722]);10)-2.6)/0.38" office:value-type="float" office:value="3.15078797518807" calcext:value-type="float">
            <text:p>3.15078797518807</text:p>
          </table:table-cell>
          <table:table-cell table:number-columns-repeated="8"/>
        </table:table-row>
        <table:table-row table:style-name="ro1">
          <table:table-cell office:value-type="float" office:value="2870" calcext:value-type="float">
            <text:p>2.87E+03</text:p>
          </table:table-cell>
          <table:table-cell office:value-type="float" office:value="0.000000000014723273" calcext:value-type="float">
            <text:p>1.47E-11</text:p>
          </table:table-cell>
          <table:table-cell/>
          <table:table-cell office:value-type="float" office:value="2870" calcext:value-type="float">
            <text:p>2.87E+03</text:p>
          </table:table-cell>
          <table:table-cell office:value-type="float" office:value="0.00000000049625049" calcext:value-type="float">
            <text:p>4.96E-10</text:p>
          </table:table-cell>
          <table:table-cell/>
          <table:table-cell table:formula="of:=(1/[.D1723])*(10^4)" office:value-type="float" office:value="3.48432055749129" calcext:value-type="float">
            <text:p>3.48432055749129</text:p>
          </table:table-cell>
          <table:table-cell table:formula="of:=(2.5*LOG(([.E1723]/[.B1723]);10)-2.6)/0.38" office:value-type="float" office:value="3.20853015601509" calcext:value-type="float">
            <text:p>3.20853015601509</text:p>
          </table:table-cell>
          <table:table-cell table:number-columns-repeated="8"/>
        </table:table-row>
        <table:table-row table:style-name="ro1">
          <table:table-cell office:value-type="float" office:value="2871" calcext:value-type="float">
            <text:p>2.87E+03</text:p>
          </table:table-cell>
          <table:table-cell office:value-type="float" office:value="0.00000000001471203818" calcext:value-type="float">
            <text:p>1.47E-11</text:p>
          </table:table-cell>
          <table:table-cell/>
          <table:table-cell office:value-type="float" office:value="2871" calcext:value-type="float">
            <text:p>2.87E+03</text:p>
          </table:table-cell>
          <table:table-cell office:value-type="float" office:value="0.000000000497438263199999" calcext:value-type="float">
            <text:p>4.97E-10</text:p>
          </table:table-cell>
          <table:table-cell/>
          <table:table-cell table:formula="of:=(1/[.D1724])*(10^4)" office:value-type="float" office:value="3.48310693138279" calcext:value-type="float">
            <text:p>3.48310693138279</text:p>
          </table:table-cell>
          <table:table-cell table:formula="of:=(2.5*LOG(([.E1724]/[.B1724]);10)-2.6)/0.38" office:value-type="float" office:value="3.21754174391543" calcext:value-type="float">
            <text:p>3.21754174391543</text:p>
          </table:table-cell>
          <table:table-cell table:number-columns-repeated="8"/>
        </table:table-row>
        <table:table-row table:style-name="ro1">
          <table:table-cell office:value-type="float" office:value="2872" calcext:value-type="float">
            <text:p>2.87E+03</text:p>
          </table:table-cell>
          <table:table-cell office:value-type="float" office:value="0.000000000014536026" calcext:value-type="float">
            <text:p>1.45E-11</text:p>
          </table:table-cell>
          <table:table-cell/>
          <table:table-cell office:value-type="float" office:value="2872" calcext:value-type="float">
            <text:p>2.87E+03</text:p>
          </table:table-cell>
          <table:table-cell office:value-type="float" office:value="0.00000000051604671" calcext:value-type="float">
            <text:p>5.16E-10</text:p>
          </table:table-cell>
          <table:table-cell/>
          <table:table-cell table:formula="of:=(1/[.D1725])*(10^4)" office:value-type="float" office:value="3.48189415041783" calcext:value-type="float">
            <text:p>3.48189415041783</text:p>
          </table:table-cell>
          <table:table-cell table:formula="of:=(2.5*LOG(([.E1725]/[.B1725]);10)-2.6)/0.38" office:value-type="float" office:value="3.35686396376845" calcext:value-type="float">
            <text:p>3.35686396376845</text:p>
          </table:table-cell>
          <table:table-cell table:number-columns-repeated="8"/>
        </table:table-row>
        <table:table-row table:style-name="ro1">
          <table:table-cell office:value-type="float" office:value="2873" calcext:value-type="float">
            <text:p>2.87E+03</text:p>
          </table:table-cell>
          <table:table-cell office:value-type="float" office:value="0.000000000014536026" calcext:value-type="float">
            <text:p>1.45E-11</text:p>
          </table:table-cell>
          <table:table-cell/>
          <table:table-cell office:value-type="float" office:value="2873" calcext:value-type="float">
            <text:p>2.87E+03</text:p>
          </table:table-cell>
          <table:table-cell office:value-type="float" office:value="0.00000000051604671" calcext:value-type="float">
            <text:p>5.16E-10</text:p>
          </table:table-cell>
          <table:table-cell/>
          <table:table-cell table:formula="of:=(1/[.D1726])*(10^4)" office:value-type="float" office:value="3.48068221371389" calcext:value-type="float">
            <text:p>3.48068221371389</text:p>
          </table:table-cell>
          <table:table-cell table:formula="of:=(2.5*LOG(([.E1726]/[.B1726]);10)-2.6)/0.38" office:value-type="float" office:value="3.35686396376845" calcext:value-type="float">
            <text:p>3.35686396376845</text:p>
          </table:table-cell>
          <table:table-cell table:number-columns-repeated="8"/>
        </table:table-row>
        <table:table-row table:style-name="ro1">
          <table:table-cell office:value-type="float" office:value="2874" calcext:value-type="float">
            <text:p>2.87E+03</text:p>
          </table:table-cell>
          <table:table-cell office:value-type="float" office:value="0.000000000014682217485" calcext:value-type="float">
            <text:p>1.47E-11</text:p>
          </table:table-cell>
          <table:table-cell/>
          <table:table-cell office:value-type="float" office:value="2874" calcext:value-type="float">
            <text:p>2.87E+03</text:p>
          </table:table-cell>
          <table:table-cell office:value-type="float" office:value="0.000000000513446280685" calcext:value-type="float">
            <text:p>5.13E-10</text:p>
          </table:table-cell>
          <table:table-cell/>
          <table:table-cell table:formula="of:=(1/[.D1727])*(10^4)" office:value-type="float" office:value="3.4794711203897" calcext:value-type="float">
            <text:p>3.4794711203897</text:p>
          </table:table-cell>
          <table:table-cell table:formula="of:=(2.5*LOG(([.E1727]/[.B1727]);10)-2.6)/0.38" office:value-type="float" office:value="3.31383789042098" calcext:value-type="float">
            <text:p>3.31383789042098</text:p>
          </table:table-cell>
          <table:table-cell table:number-columns-repeated="8"/>
        </table:table-row>
        <table:table-row table:style-name="ro1">
          <table:table-cell office:value-type="float" office:value="2875" calcext:value-type="float">
            <text:p>2.88E+03</text:p>
          </table:table-cell>
          <table:table-cell office:value-type="float" office:value="0.000000000014910396" calcext:value-type="float">
            <text:p>1.49E-11</text:p>
          </table:table-cell>
          <table:table-cell/>
          <table:table-cell office:value-type="float" office:value="2875" calcext:value-type="float">
            <text:p>2.88E+03</text:p>
          </table:table-cell>
          <table:table-cell office:value-type="float" office:value="0.00000000050938748" calcext:value-type="float">
            <text:p>5.09E-10</text:p>
          </table:table-cell>
          <table:table-cell/>
          <table:table-cell table:formula="of:=(1/[.D1728])*(10^4)" office:value-type="float" office:value="3.47826086956522" calcext:value-type="float">
            <text:p>3.47826086956522</text:p>
          </table:table-cell>
          <table:table-cell table:formula="of:=(2.5*LOG(([.E1728]/[.B1728]);10)-2.6)/0.38" office:value-type="float" office:value="3.24709926679812" calcext:value-type="float">
            <text:p>3.24709926679812</text:p>
          </table:table-cell>
          <table:table-cell table:number-columns-repeated="8"/>
        </table:table-row>
        <table:table-row table:style-name="ro1">
          <table:table-cell office:value-type="float" office:value="2876" calcext:value-type="float">
            <text:p>2.88E+03</text:p>
          </table:table-cell>
          <table:table-cell office:value-type="float" office:value="0.000000000014910396" calcext:value-type="float">
            <text:p>1.49E-11</text:p>
          </table:table-cell>
          <table:table-cell/>
          <table:table-cell office:value-type="float" office:value="2876" calcext:value-type="float">
            <text:p>2.88E+03</text:p>
          </table:table-cell>
          <table:table-cell office:value-type="float" office:value="0.00000000050938748" calcext:value-type="float">
            <text:p>5.09E-10</text:p>
          </table:table-cell>
          <table:table-cell/>
          <table:table-cell table:formula="of:=(1/[.D1729])*(10^4)" office:value-type="float" office:value="3.47705146036161" calcext:value-type="float">
            <text:p>3.47705146036161</text:p>
          </table:table-cell>
          <table:table-cell table:formula="of:=(2.5*LOG(([.E1729]/[.B1729]);10)-2.6)/0.38" office:value-type="float" office:value="3.24709926679812" calcext:value-type="float">
            <text:p>3.24709926679812</text:p>
          </table:table-cell>
          <table:table-cell table:number-columns-repeated="8"/>
        </table:table-row>
        <table:table-row table:style-name="ro1">
          <table:table-cell office:value-type="float" office:value="2877" calcext:value-type="float">
            <text:p>2.88E+03</text:p>
          </table:table-cell>
          <table:table-cell office:value-type="float" office:value="0.000000000014681660192" calcext:value-type="float">
            <text:p>1.47E-11</text:p>
          </table:table-cell>
          <table:table-cell/>
          <table:table-cell office:value-type="float" office:value="2877" calcext:value-type="float">
            <text:p>2.88E+03</text:p>
          </table:table-cell>
          <table:table-cell office:value-type="float" office:value="0.00000000049631046507" calcext:value-type="float">
            <text:p>4.96E-10</text:p>
          </table:table-cell>
          <table:table-cell/>
          <table:table-cell table:formula="of:=(1/[.D1730])*(10^4)" office:value-type="float" office:value="3.47584289190129" calcext:value-type="float">
            <text:p>3.47584289190129</text:p>
          </table:table-cell>
          <table:table-cell table:formula="of:=(2.5*LOG(([.E1730]/[.B1730]);10)-2.6)/0.38" office:value-type="float" office:value="3.2169622673307" calcext:value-type="float">
            <text:p>3.2169622673307</text:p>
          </table:table-cell>
          <table:table-cell table:number-columns-repeated="8"/>
        </table:table-row>
        <table:table-row table:style-name="ro1">
          <table:table-cell office:value-type="float" office:value="2878" calcext:value-type="float">
            <text:p>2.88E+03</text:p>
          </table:table-cell>
          <table:table-cell office:value-type="float" office:value="0.000000000014593148" calcext:value-type="float">
            <text:p>1.46E-11</text:p>
          </table:table-cell>
          <table:table-cell/>
          <table:table-cell office:value-type="float" office:value="2878" calcext:value-type="float">
            <text:p>2.88E+03</text:p>
          </table:table-cell>
          <table:table-cell office:value-type="float" office:value="0.00000000049125015" calcext:value-type="float">
            <text:p>4.91E-10</text:p>
          </table:table-cell>
          <table:table-cell/>
          <table:table-cell table:formula="of:=(1/[.D1731])*(10^4)" office:value-type="float" office:value="3.47463516330785" calcext:value-type="float">
            <text:p>3.47463516330785</text:p>
          </table:table-cell>
          <table:table-cell table:formula="of:=(2.5*LOG(([.E1731]/[.B1731]);10)-2.6)/0.38" office:value-type="float" office:value="3.20495861181341" calcext:value-type="float">
            <text:p>3.20495861181341</text:p>
          </table:table-cell>
          <table:table-cell table:number-columns-repeated="8"/>
        </table:table-row>
        <table:table-row table:style-name="ro1">
          <table:table-cell office:value-type="float" office:value="2879" calcext:value-type="float">
            <text:p>2.88E+03</text:p>
          </table:table-cell>
          <table:table-cell office:value-type="float" office:value="0.0000000000146469557844878" calcext:value-type="float">
            <text:p>1.46E-11</text:p>
          </table:table-cell>
          <table:table-cell/>
          <table:table-cell office:value-type="float" office:value="2879" calcext:value-type="float">
            <text:p>2.88E+03</text:p>
          </table:table-cell>
          <table:table-cell office:value-type="float" office:value="0.000000000491656553896794" calcext:value-type="float">
            <text:p>4.92E-10</text:p>
          </table:table-cell>
          <table:table-cell/>
          <table:table-cell table:formula="of:=(1/[.D1732])*(10^4)" office:value-type="float" office:value="3.47342827370615" calcext:value-type="float">
            <text:p>3.47342827370615</text:p>
          </table:table-cell>
          <table:table-cell table:formula="of:=(2.5*LOG(([.E1732]/[.B1732]);10)-2.6)/0.38" office:value-type="float" office:value="3.19680567269211" calcext:value-type="float">
            <text:p>3.19680567269211</text:p>
          </table:table-cell>
          <table:table-cell table:number-columns-repeated="8"/>
        </table:table-row>
        <table:table-row table:style-name="ro1">
          <table:table-cell office:value-type="float" office:value="2880" calcext:value-type="float">
            <text:p>2.88E+03</text:p>
          </table:table-cell>
          <table:table-cell office:value-type="float" office:value="0.000000000015638145" calcext:value-type="float">
            <text:p>1.56E-11</text:p>
          </table:table-cell>
          <table:table-cell/>
          <table:table-cell office:value-type="float" office:value="2880" calcext:value-type="float">
            <text:p>2.88E+03</text:p>
          </table:table-cell>
          <table:table-cell office:value-type="float" office:value="0.00000000049914289" calcext:value-type="float">
            <text:p>4.99E-10</text:p>
          </table:table-cell>
          <table:table-cell/>
          <table:table-cell table:formula="of:=(1/[.D1733])*(10^4)" office:value-type="float" office:value="3.47222222222222" calcext:value-type="float">
            <text:p>3.47222222222222</text:p>
          </table:table-cell>
          <table:table-cell table:formula="of:=(2.5*LOG(([.E1733]/[.B1733]);10)-2.6)/0.38" office:value-type="float" office:value="3.05289245752255" calcext:value-type="float">
            <text:p>3.05289245752255</text:p>
          </table:table-cell>
          <table:table-cell table:number-columns-repeated="8"/>
        </table:table-row>
        <table:table-row table:style-name="ro1">
          <table:table-cell office:value-type="float" office:value="2881" calcext:value-type="float">
            <text:p>2.88E+03</text:p>
          </table:table-cell>
          <table:table-cell office:value-type="float" office:value="0.000000000015638145" calcext:value-type="float">
            <text:p>1.56E-11</text:p>
          </table:table-cell>
          <table:table-cell/>
          <table:table-cell office:value-type="float" office:value="2881" calcext:value-type="float">
            <text:p>2.88E+03</text:p>
          </table:table-cell>
          <table:table-cell office:value-type="float" office:value="0.00000000049914289" calcext:value-type="float">
            <text:p>4.99E-10</text:p>
          </table:table-cell>
          <table:table-cell/>
          <table:table-cell table:formula="of:=(1/[.D1734])*(10^4)" office:value-type="float" office:value="3.47101700798334" calcext:value-type="float">
            <text:p>3.47101700798334</text:p>
          </table:table-cell>
          <table:table-cell table:formula="of:=(2.5*LOG(([.E1734]/[.B1734]);10)-2.6)/0.38" office:value-type="float" office:value="3.05289245752255" calcext:value-type="float">
            <text:p>3.05289245752255</text:p>
          </table:table-cell>
          <table:table-cell table:number-columns-repeated="8"/>
        </table:table-row>
        <table:table-row table:style-name="ro1">
          <table:table-cell office:value-type="float" office:value="2882" calcext:value-type="float">
            <text:p>2.88E+03</text:p>
          </table:table-cell>
          <table:table-cell office:value-type="float" office:value="0.0000000000155155380394798" calcext:value-type="float">
            <text:p>1.55E-11</text:p>
          </table:table-cell>
          <table:table-cell/>
          <table:table-cell office:value-type="float" office:value="2882" calcext:value-type="float">
            <text:p>2.88E+03</text:p>
          </table:table-cell>
          <table:table-cell office:value-type="float" office:value="0.000000000501137686089849" calcext:value-type="float">
            <text:p>5.01E-10</text:p>
          </table:table-cell>
          <table:table-cell/>
          <table:table-cell table:formula="of:=(1/[.D1735])*(10^4)" office:value-type="float" office:value="3.46981263011797" calcext:value-type="float">
            <text:p>3.46981263011797</text:p>
          </table:table-cell>
          <table:table-cell table:formula="of:=(2.5*LOG(([.E1735]/[.B1735]);10)-2.6)/0.38" office:value-type="float" office:value="3.08677778268611" calcext:value-type="float">
            <text:p>3.08677778268611</text:p>
          </table:table-cell>
          <table:table-cell table:number-columns-repeated="8"/>
        </table:table-row>
        <table:table-row table:style-name="ro1">
          <table:table-cell office:value-type="float" office:value="2883" calcext:value-type="float">
            <text:p>2.88E+03</text:p>
          </table:table-cell>
          <table:table-cell office:value-type="float" office:value="0.000000000015317641" calcext:value-type="float">
            <text:p>1.53E-11</text:p>
          </table:table-cell>
          <table:table-cell/>
          <table:table-cell office:value-type="float" office:value="2883" calcext:value-type="float">
            <text:p>2.88E+03</text:p>
          </table:table-cell>
          <table:table-cell office:value-type="float" office:value="0.00000000050435744" calcext:value-type="float">
            <text:p>5.04E-10</text:p>
          </table:table-cell>
          <table:table-cell/>
          <table:table-cell table:formula="of:=(1/[.D1736])*(10^4)" office:value-type="float" office:value="3.46860908775581" calcext:value-type="float">
            <text:p>3.46860908775581</text:p>
          </table:table-cell>
          <table:table-cell table:formula="of:=(2.5*LOG(([.E1736]/[.B1736]);10)-2.6)/0.38" office:value-type="float" office:value="3.14175358517822" calcext:value-type="float">
            <text:p>3.14175358517822</text:p>
          </table:table-cell>
          <table:table-cell table:number-columns-repeated="8"/>
        </table:table-row>
        <table:table-row table:style-name="ro1">
          <table:table-cell office:value-type="float" office:value="2884" calcext:value-type="float">
            <text:p>2.88E+03</text:p>
          </table:table-cell>
          <table:table-cell office:value-type="float" office:value="0.000000000015317641" calcext:value-type="float">
            <text:p>1.53E-11</text:p>
          </table:table-cell>
          <table:table-cell/>
          <table:table-cell office:value-type="float" office:value="2884" calcext:value-type="float">
            <text:p>2.88E+03</text:p>
          </table:table-cell>
          <table:table-cell office:value-type="float" office:value="0.00000000050435744" calcext:value-type="float">
            <text:p>5.04E-10</text:p>
          </table:table-cell>
          <table:table-cell/>
          <table:table-cell table:formula="of:=(1/[.D1737])*(10^4)" office:value-type="float" office:value="3.46740638002774" calcext:value-type="float">
            <text:p>3.46740638002774</text:p>
          </table:table-cell>
          <table:table-cell table:formula="of:=(2.5*LOG(([.E1737]/[.B1737]);10)-2.6)/0.38" office:value-type="float" office:value="3.14175358517822" calcext:value-type="float">
            <text:p>3.14175358517822</text:p>
          </table:table-cell>
          <table:table-cell table:number-columns-repeated="8"/>
        </table:table-row>
        <table:table-row table:style-name="ro1">
          <table:table-cell office:value-type="float" office:value="2885" calcext:value-type="float">
            <text:p>2.89E+03</text:p>
          </table:table-cell>
          <table:table-cell office:value-type="float" office:value="0.0000000000162689641019997" calcext:value-type="float">
            <text:p>1.63E-11</text:p>
          </table:table-cell>
          <table:table-cell/>
          <table:table-cell office:value-type="float" office:value="2885" calcext:value-type="float">
            <text:p>2.89E+03</text:p>
          </table:table-cell>
          <table:table-cell office:value-type="float" office:value="0.000000000508609579489998" calcext:value-type="float">
            <text:p>5.09E-10</text:p>
          </table:table-cell>
          <table:table-cell/>
          <table:table-cell table:formula="of:=(1/[.D1738])*(10^4)" office:value-type="float" office:value="3.46620450606586" calcext:value-type="float">
            <text:p>3.46620450606586</text:p>
          </table:table-cell>
          <table:table-cell table:formula="of:=(2.5*LOG(([.E1738]/[.B1738]);10)-2.6)/0.38" office:value-type="float" office:value="2.99358312391896" calcext:value-type="float">
            <text:p>2.99358312391896</text:p>
          </table:table-cell>
          <table:table-cell table:number-columns-repeated="8"/>
        </table:table-row>
        <table:table-row table:style-name="ro1">
          <table:table-cell office:value-type="float" office:value="2886" calcext:value-type="float">
            <text:p>2.89E+03</text:p>
          </table:table-cell>
          <table:table-cell office:value-type="float" office:value="0.000000000016651895" calcext:value-type="float">
            <text:p>1.67E-11</text:p>
          </table:table-cell>
          <table:table-cell/>
          <table:table-cell office:value-type="float" office:value="2886" calcext:value-type="float">
            <text:p>2.89E+03</text:p>
          </table:table-cell>
          <table:table-cell office:value-type="float" office:value="0.00000000051032117" calcext:value-type="float">
            <text:p>5.10E-10</text:p>
          </table:table-cell>
          <table:table-cell/>
          <table:table-cell table:formula="of:=(1/[.D1739])*(10^4)" office:value-type="float" office:value="3.46500346500346" calcext:value-type="float">
            <text:p>3.46500346500346</text:p>
          </table:table-cell>
          <table:table-cell table:formula="of:=(2.5*LOG(([.E1739]/[.B1739]);10)-2.6)/0.38" office:value-type="float" office:value="2.93671000722451" calcext:value-type="float">
            <text:p>2.93671000722451</text:p>
          </table:table-cell>
          <table:table-cell table:number-columns-repeated="8"/>
        </table:table-row>
        <table:table-row table:style-name="ro1">
          <table:table-cell office:value-type="float" office:value="2887" calcext:value-type="float">
            <text:p>2.89E+03</text:p>
          </table:table-cell>
          <table:table-cell office:value-type="float" office:value="0.000000000016627292719908" calcext:value-type="float">
            <text:p>1.66E-11</text:p>
          </table:table-cell>
          <table:table-cell/>
          <table:table-cell office:value-type="float" office:value="2887" calcext:value-type="float">
            <text:p>2.89E+03</text:p>
          </table:table-cell>
          <table:table-cell office:value-type="float" office:value="0.000000000509837684534294" calcext:value-type="float">
            <text:p>5.10E-10</text:p>
          </table:table-cell>
          <table:table-cell/>
          <table:table-cell table:formula="of:=(1/[.D1740])*(10^4)" office:value-type="float" office:value="3.46380325597506" calcext:value-type="float">
            <text:p>3.46380325597506</text:p>
          </table:table-cell>
          <table:table-cell table:formula="of:=(2.5*LOG(([.E1740]/[.B1740]);10)-2.6)/0.38" office:value-type="float" office:value="2.93822625382907" calcext:value-type="float">
            <text:p>2.93822625382907</text:p>
          </table:table-cell>
          <table:table-cell table:number-columns-repeated="8"/>
        </table:table-row>
        <table:table-row table:style-name="ro1">
          <table:table-cell office:value-type="float" office:value="2888" calcext:value-type="float">
            <text:p>2.89E+03</text:p>
          </table:table-cell>
          <table:table-cell office:value-type="float" office:value="0.000000000016086224" calcext:value-type="float">
            <text:p>1.61E-11</text:p>
          </table:table-cell>
          <table:table-cell/>
          <table:table-cell office:value-type="float" office:value="2888" calcext:value-type="float">
            <text:p>2.89E+03</text:p>
          </table:table-cell>
          <table:table-cell office:value-type="float" office:value="0.00000000049920457" calcext:value-type="float">
            <text:p>4.99E-10</text:p>
          </table:table-cell>
          <table:table-cell/>
          <table:table-cell table:formula="of:=(1/[.D1741])*(10^4)" office:value-type="float" office:value="3.46260387811634" calcext:value-type="float">
            <text:p>3.46260387811634</text:p>
          </table:table-cell>
          <table:table-cell table:formula="of:=(2.5*LOG(([.E1741]/[.B1741]);10)-2.6)/0.38" office:value-type="float" office:value="2.97252921399876" calcext:value-type="float">
            <text:p>2.97252921399876</text:p>
          </table:table-cell>
          <table:table-cell table:number-columns-repeated="8"/>
        </table:table-row>
        <table:table-row table:style-name="ro1">
          <table:table-cell office:value-type="float" office:value="2889" calcext:value-type="float">
            <text:p>2.89E+03</text:p>
          </table:table-cell>
          <table:table-cell office:value-type="float" office:value="0.000000000016086224" calcext:value-type="float">
            <text:p>1.61E-11</text:p>
          </table:table-cell>
          <table:table-cell/>
          <table:table-cell office:value-type="float" office:value="2889" calcext:value-type="float">
            <text:p>2.89E+03</text:p>
          </table:table-cell>
          <table:table-cell office:value-type="float" office:value="0.00000000049920457" calcext:value-type="float">
            <text:p>4.99E-10</text:p>
          </table:table-cell>
          <table:table-cell/>
          <table:table-cell table:formula="of:=(1/[.D1742])*(10^4)" office:value-type="float" office:value="3.46140533056421" calcext:value-type="float">
            <text:p>3.46140533056421</text:p>
          </table:table-cell>
          <table:table-cell table:formula="of:=(2.5*LOG(([.E1742]/[.B1742]);10)-2.6)/0.38" office:value-type="float" office:value="2.97252921399876" calcext:value-type="float">
            <text:p>2.97252921399876</text:p>
          </table:table-cell>
          <table:table-cell table:number-columns-repeated="8"/>
        </table:table-row>
        <table:table-row table:style-name="ro1">
          <table:table-cell office:value-type="float" office:value="2890" calcext:value-type="float">
            <text:p>2.89E+03</text:p>
          </table:table-cell>
          <table:table-cell office:value-type="float" office:value="0.0000000000158990043345001" calcext:value-type="float">
            <text:p>1.59E-11</text:p>
          </table:table-cell>
          <table:table-cell/>
          <table:table-cell office:value-type="float" office:value="2890" calcext:value-type="float">
            <text:p>2.89E+03</text:p>
          </table:table-cell>
          <table:table-cell office:value-type="float" office:value="0.000000000498911714745" calcext:value-type="float">
            <text:p>4.99E-10</text:p>
          </table:table-cell>
          <table:table-cell/>
          <table:table-cell table:formula="of:=(1/[.D1743])*(10^4)" office:value-type="float" office:value="3.46020761245675" calcext:value-type="float">
            <text:p>3.46020761245675</text:p>
          </table:table-cell>
          <table:table-cell table:formula="of:=(2.5*LOG(([.E1743]/[.B1743]);10)-2.6)/0.38" office:value-type="float" office:value="3.00430114348086" calcext:value-type="float">
            <text:p>3.00430114348086</text:p>
          </table:table-cell>
          <table:table-cell table:number-columns-repeated="8"/>
        </table:table-row>
        <table:table-row table:style-name="ro1">
          <table:table-cell office:value-type="float" office:value="2891" calcext:value-type="float">
            <text:p>2.89E+03</text:p>
          </table:table-cell>
          <table:table-cell office:value-type="float" office:value="0.000000000015586305" calcext:value-type="float">
            <text:p>1.56E-11</text:p>
          </table:table-cell>
          <table:table-cell/>
          <table:table-cell office:value-type="float" office:value="2891" calcext:value-type="float">
            <text:p>2.89E+03</text:p>
          </table:table-cell>
          <table:table-cell office:value-type="float" office:value="0.00000000049842258" calcext:value-type="float">
            <text:p>4.98E-10</text:p>
          </table:table-cell>
          <table:table-cell/>
          <table:table-cell table:formula="of:=(1/[.D1744])*(10^4)" office:value-type="float" office:value="3.45901072293324" calcext:value-type="float">
            <text:p>3.45901072293324</text:p>
          </table:table-cell>
          <table:table-cell table:formula="of:=(2.5*LOG(([.E1744]/[.B1744]);10)-2.6)/0.38" office:value-type="float" office:value="3.05825354240503" calcext:value-type="float">
            <text:p>3.05825354240503</text:p>
          </table:table-cell>
          <table:table-cell table:number-columns-repeated="8"/>
        </table:table-row>
        <table:table-row table:style-name="ro1">
          <table:table-cell office:value-type="float" office:value="2892" calcext:value-type="float">
            <text:p>2.89E+03</text:p>
          </table:table-cell>
          <table:table-cell office:value-type="float" office:value="0.000000000015586305" calcext:value-type="float">
            <text:p>1.56E-11</text:p>
          </table:table-cell>
          <table:table-cell/>
          <table:table-cell office:value-type="float" office:value="2892" calcext:value-type="float">
            <text:p>2.89E+03</text:p>
          </table:table-cell>
          <table:table-cell office:value-type="float" office:value="0.00000000049842258" calcext:value-type="float">
            <text:p>4.98E-10</text:p>
          </table:table-cell>
          <table:table-cell/>
          <table:table-cell table:formula="of:=(1/[.D1745])*(10^4)" office:value-type="float" office:value="3.45781466113416" calcext:value-type="float">
            <text:p>3.45781466113416</text:p>
          </table:table-cell>
          <table:table-cell table:formula="of:=(2.5*LOG(([.E1745]/[.B1745]);10)-2.6)/0.38" office:value-type="float" office:value="3.05825354240503" calcext:value-type="float">
            <text:p>3.05825354240503</text:p>
          </table:table-cell>
          <table:table-cell table:number-columns-repeated="8"/>
        </table:table-row>
        <table:table-row table:style-name="ro1">
          <table:table-cell office:value-type="float" office:value="2893" calcext:value-type="float">
            <text:p>2.89E+03</text:p>
          </table:table-cell>
          <table:table-cell office:value-type="float" office:value="0.0000000000147597633358441" calcext:value-type="float">
            <text:p>1.48E-11</text:p>
          </table:table-cell>
          <table:table-cell/>
          <table:table-cell office:value-type="float" office:value="2893" calcext:value-type="float">
            <text:p>2.89E+03</text:p>
          </table:table-cell>
          <table:table-cell office:value-type="float" office:value="0.000000000504566984381221" calcext:value-type="float">
            <text:p>5.05E-10</text:p>
          </table:table-cell>
          <table:table-cell/>
          <table:table-cell table:formula="of:=(1/[.D1746])*(10^4)" office:value-type="float" office:value="3.45661942620118" calcext:value-type="float">
            <text:p>3.45661942620118</text:p>
          </table:table-cell>
          <table:table-cell table:formula="of:=(2.5*LOG(([.E1746]/[.B1746]);10)-2.6)/0.38" office:value-type="float" office:value="3.24894365649868" calcext:value-type="float">
            <text:p>3.24894365649868</text:p>
          </table:table-cell>
          <table:table-cell table:number-columns-repeated="8"/>
        </table:table-row>
        <table:table-row table:style-name="ro1">
          <table:table-cell office:value-type="float" office:value="2894" calcext:value-type="float">
            <text:p>2.89E+03</text:p>
          </table:table-cell>
          <table:table-cell office:value-type="float" office:value="0.000000000014414801" calcext:value-type="float">
            <text:p>1.44E-11</text:p>
          </table:table-cell>
          <table:table-cell/>
          <table:table-cell office:value-type="float" office:value="2894" calcext:value-type="float">
            <text:p>2.89E+03</text:p>
          </table:table-cell>
          <table:table-cell office:value-type="float" office:value="0.00000000050713139" calcext:value-type="float">
            <text:p>5.07E-10</text:p>
          </table:table-cell>
          <table:table-cell/>
          <table:table-cell table:formula="of:=(1/[.D1747])*(10^4)" office:value-type="float" office:value="3.45542501727712" calcext:value-type="float">
            <text:p>3.45542501727712</text:p>
          </table:table-cell>
          <table:table-cell table:formula="of:=(2.5*LOG(([.E1747]/[.B1747]);10)-2.6)/0.38" office:value-type="float" office:value="3.33099895895667" calcext:value-type="float">
            <text:p>3.33099895895667</text:p>
          </table:table-cell>
          <table:table-cell table:number-columns-repeated="8"/>
        </table:table-row>
        <table:table-row table:style-name="ro1">
          <table:table-cell office:value-type="float" office:value="2895" calcext:value-type="float">
            <text:p>2.90E+03</text:p>
          </table:table-cell>
          <table:table-cell office:value-type="float" office:value="0.000000000014401814288" calcext:value-type="float">
            <text:p>1.44E-11</text:p>
          </table:table-cell>
          <table:table-cell/>
          <table:table-cell office:value-type="float" office:value="2895" calcext:value-type="float">
            <text:p>2.90E+03</text:p>
          </table:table-cell>
          <table:table-cell office:value-type="float" office:value="0.000000000507513472400001" calcext:value-type="float">
            <text:p>5.08E-10</text:p>
          </table:table-cell>
          <table:table-cell/>
          <table:table-cell table:formula="of:=(1/[.D1748])*(10^4)" office:value-type="float" office:value="3.45423143350604" calcext:value-type="float">
            <text:p>3.45423143350604</text:p>
          </table:table-cell>
          <table:table-cell table:formula="of:=(2.5*LOG(([.E1748]/[.B1748]);10)-2.6)/0.38" office:value-type="float" office:value="3.33572611249433" calcext:value-type="float">
            <text:p>3.33572611249433</text:p>
          </table:table-cell>
          <table:table-cell table:number-columns-repeated="8"/>
        </table:table-row>
        <table:table-row table:style-name="ro1">
          <table:table-cell office:value-type="float" office:value="2896" calcext:value-type="float">
            <text:p>2.90E+03</text:p>
          </table:table-cell>
          <table:table-cell office:value-type="float" office:value="0.000000000014054059" calcext:value-type="float">
            <text:p>1.41E-11</text:p>
          </table:table-cell>
          <table:table-cell/>
          <table:table-cell office:value-type="float" office:value="2896" calcext:value-type="float">
            <text:p>2.90E+03</text:p>
          </table:table-cell>
          <table:table-cell office:value-type="float" office:value="0.00000000051774479" calcext:value-type="float">
            <text:p>5.18E-10</text:p>
          </table:table-cell>
          <table:table-cell/>
          <table:table-cell table:formula="of:=(1/[.D1749])*(10^4)" office:value-type="float" office:value="3.45303867403315" calcext:value-type="float">
            <text:p>3.45303867403315</text:p>
          </table:table-cell>
          <table:table-cell table:formula="of:=(2.5*LOG(([.E1749]/[.B1749]);10)-2.6)/0.38" office:value-type="float" office:value="3.46259187454798" calcext:value-type="float">
            <text:p>3.46259187454798</text:p>
          </table:table-cell>
          <table:table-cell table:number-columns-repeated="8"/>
        </table:table-row>
        <table:table-row table:style-name="ro1">
          <table:table-cell office:value-type="float" office:value="2897" calcext:value-type="float">
            <text:p>2.90E+03</text:p>
          </table:table-cell>
          <table:table-cell office:value-type="float" office:value="0.000000000014054059" calcext:value-type="float">
            <text:p>1.41E-11</text:p>
          </table:table-cell>
          <table:table-cell/>
          <table:table-cell office:value-type="float" office:value="2897" calcext:value-type="float">
            <text:p>2.90E+03</text:p>
          </table:table-cell>
          <table:table-cell office:value-type="float" office:value="0.00000000051774479" calcext:value-type="float">
            <text:p>5.18E-10</text:p>
          </table:table-cell>
          <table:table-cell/>
          <table:table-cell table:formula="of:=(1/[.D1750])*(10^4)" office:value-type="float" office:value="3.45184673800483" calcext:value-type="float">
            <text:p>3.45184673800483</text:p>
          </table:table-cell>
          <table:table-cell table:formula="of:=(2.5*LOG(([.E1750]/[.B1750]);10)-2.6)/0.38" office:value-type="float" office:value="3.46259187454798" calcext:value-type="float">
            <text:p>3.46259187454798</text:p>
          </table:table-cell>
          <table:table-cell table:number-columns-repeated="8"/>
        </table:table-row>
        <table:table-row table:style-name="ro1">
          <table:table-cell office:value-type="float" office:value="2898" calcext:value-type="float">
            <text:p>2.90E+03</text:p>
          </table:table-cell>
          <table:table-cell office:value-type="float" office:value="0.0000000000144357919824195" calcext:value-type="float">
            <text:p>1.44E-11</text:p>
          </table:table-cell>
          <table:table-cell/>
          <table:table-cell office:value-type="float" office:value="2898" calcext:value-type="float">
            <text:p>2.90E+03</text:p>
          </table:table-cell>
          <table:table-cell office:value-type="float" office:value="0.00000000051694399091176" calcext:value-type="float">
            <text:p>5.17E-10</text:p>
          </table:table-cell>
          <table:table-cell/>
          <table:table-cell table:formula="of:=(1/[.D1751])*(10^4)" office:value-type="float" office:value="3.45065562456867" calcext:value-type="float">
            <text:p>3.45065562456867</text:p>
          </table:table-cell>
          <table:table-cell table:formula="of:=(2.5*LOG(([.E1751]/[.B1751]);10)-2.6)/0.38" office:value-type="float" office:value="3.38159786860193" calcext:value-type="float">
            <text:p>3.38159786860193</text:p>
          </table:table-cell>
          <table:table-cell table:number-columns-repeated="8"/>
        </table:table-row>
        <table:table-row table:style-name="ro1">
          <table:table-cell office:value-type="float" office:value="2899" calcext:value-type="float">
            <text:p>2.90E+03</text:p>
          </table:table-cell>
          <table:table-cell office:value-type="float" office:value="0.000000000015095746" calcext:value-type="float">
            <text:p>1.51E-11</text:p>
          </table:table-cell>
          <table:table-cell/>
          <table:table-cell office:value-type="float" office:value="2899" calcext:value-type="float">
            <text:p>2.90E+03</text:p>
          </table:table-cell>
          <table:table-cell office:value-type="float" office:value="0.00000000051555954" calcext:value-type="float">
            <text:p>5.16E-10</text:p>
          </table:table-cell>
          <table:table-cell/>
          <table:table-cell table:formula="of:=(1/[.D1752])*(10^4)" office:value-type="float" office:value="3.4494653328734" calcext:value-type="float">
            <text:p>3.4494653328734</text:p>
          </table:table-cell>
          <table:table-cell table:formula="of:=(2.5*LOG(([.E1752]/[.B1752]);10)-2.6)/0.38" office:value-type="float" office:value="3.24621215602776" calcext:value-type="float">
            <text:p>3.24621215602776</text:p>
          </table:table-cell>
          <table:table-cell table:number-columns-repeated="8"/>
        </table:table-row>
        <table:table-row table:style-name="ro1">
          <table:table-cell office:value-type="float" office:value="2900" calcext:value-type="float">
            <text:p>2.90E+03</text:p>
          </table:table-cell>
          <table:table-cell office:value-type="float" office:value="0.000000000015095746" calcext:value-type="float">
            <text:p>1.51E-11</text:p>
          </table:table-cell>
          <table:table-cell/>
          <table:table-cell office:value-type="float" office:value="2900" calcext:value-type="float">
            <text:p>2.90E+03</text:p>
          </table:table-cell>
          <table:table-cell office:value-type="float" office:value="0.00000000051555954" calcext:value-type="float">
            <text:p>5.16E-10</text:p>
          </table:table-cell>
          <table:table-cell/>
          <table:table-cell table:formula="of:=(1/[.D1753])*(10^4)" office:value-type="float" office:value="3.44827586206897" calcext:value-type="float">
            <text:p>3.44827586206897</text:p>
          </table:table-cell>
          <table:table-cell table:formula="of:=(2.5*LOG(([.E1753]/[.B1753]);10)-2.6)/0.38" office:value-type="float" office:value="3.24621215602776" calcext:value-type="float">
            <text:p>3.24621215602776</text:p>
          </table:table-cell>
          <table:table-cell table:number-columns-repeated="8"/>
        </table:table-row>
        <table:table-row table:style-name="ro1">
          <table:table-cell office:value-type="float" office:value="2901" calcext:value-type="float">
            <text:p>2.90E+03</text:p>
          </table:table-cell>
          <table:table-cell office:value-type="float" office:value="0.0000000000154512965424784" calcext:value-type="float">
            <text:p>1.55E-11</text:p>
          </table:table-cell>
          <table:table-cell/>
          <table:table-cell office:value-type="float" office:value="2901" calcext:value-type="float">
            <text:p>2.90E+03</text:p>
          </table:table-cell>
          <table:table-cell office:value-type="float" office:value="0.0000000005241508134191" calcext:value-type="float">
            <text:p>5.24E-10</text:p>
          </table:table-cell>
          <table:table-cell/>
          <table:table-cell table:formula="of:=(1/[.D1754])*(10^4)" office:value-type="float" office:value="3.44708721130645" calcext:value-type="float">
            <text:p>3.44708721130645</text:p>
          </table:table-cell>
          <table:table-cell table:formula="of:=(2.5*LOG(([.E1754]/[.B1754]);10)-2.6)/0.38" office:value-type="float" office:value="3.22691668740979" calcext:value-type="float">
            <text:p>3.22691668740979</text:p>
          </table:table-cell>
          <table:table-cell table:number-columns-repeated="8"/>
        </table:table-row>
        <table:table-row table:style-name="ro1">
          <table:table-cell office:value-type="float" office:value="2902" calcext:value-type="float">
            <text:p>2.90E+03</text:p>
          </table:table-cell>
          <table:table-cell office:value-type="float" office:value="0.000000000015605467" calcext:value-type="float">
            <text:p>1.56E-11</text:p>
          </table:table-cell>
          <table:table-cell/>
          <table:table-cell office:value-type="float" office:value="2902" calcext:value-type="float">
            <text:p>2.90E+03</text:p>
          </table:table-cell>
          <table:table-cell office:value-type="float" office:value="0.00000000052787608" calcext:value-type="float">
            <text:p>5.28E-10</text:p>
          </table:table-cell>
          <table:table-cell/>
          <table:table-cell table:formula="of:=(1/[.D1755])*(10^4)" office:value-type="float" office:value="3.44589937973811" calcext:value-type="float">
            <text:p>3.44589937973811</text:p>
          </table:table-cell>
          <table:table-cell table:formula="of:=(2.5*LOG(([.E1755]/[.B1755]);10)-2.6)/0.38" office:value-type="float" office:value="3.21878429826141" calcext:value-type="float">
            <text:p>3.21878429826141</text:p>
          </table:table-cell>
          <table:table-cell table:number-columns-repeated="8"/>
        </table:table-row>
        <table:table-row table:style-name="ro1">
          <table:table-cell office:value-type="float" office:value="2903" calcext:value-type="float">
            <text:p>2.90E+03</text:p>
          </table:table-cell>
          <table:table-cell office:value-type="float" office:value="0.0000000000155964303079999" calcext:value-type="float">
            <text:p>1.56E-11</text:p>
          </table:table-cell>
          <table:table-cell/>
          <table:table-cell office:value-type="float" office:value="2903" calcext:value-type="float">
            <text:p>2.90E+03</text:p>
          </table:table-cell>
          <table:table-cell office:value-type="float" office:value="0.00000000052791901324" calcext:value-type="float">
            <text:p>5.28E-10</text:p>
          </table:table-cell>
          <table:table-cell/>
          <table:table-cell table:formula="of:=(1/[.D1756])*(10^4)" office:value-type="float" office:value="3.4447123665174" calcext:value-type="float">
            <text:p>3.4447123665174</text:p>
          </table:table-cell>
          <table:table-cell table:formula="of:=(2.5*LOG(([.E1756]/[.B1756]);10)-2.6)/0.38" office:value-type="float" office:value="3.22067167538075" calcext:value-type="float">
            <text:p>3.22067167538075</text:p>
          </table:table-cell>
          <table:table-cell table:number-columns-repeated="8"/>
        </table:table-row>
        <table:table-row table:style-name="ro1">
          <table:table-cell office:value-type="float" office:value="2904" calcext:value-type="float">
            <text:p>2.90E+03</text:p>
          </table:table-cell>
          <table:table-cell office:value-type="float" office:value="0.000000000015282728" calcext:value-type="float">
            <text:p>1.53E-11</text:p>
          </table:table-cell>
          <table:table-cell/>
          <table:table-cell office:value-type="float" office:value="2904" calcext:value-type="float">
            <text:p>2.90E+03</text:p>
          </table:table-cell>
          <table:table-cell office:value-type="float" office:value="0.00000000052940941" calcext:value-type="float">
            <text:p>5.29E-10</text:p>
          </table:table-cell>
          <table:table-cell/>
          <table:table-cell table:formula="of:=(1/[.D1757])*(10^4)" office:value-type="float" office:value="3.4435261707989" calcext:value-type="float">
            <text:p>3.4435261707989</text:p>
          </table:table-cell>
          <table:table-cell table:formula="of:=(2.5*LOG(([.E1757]/[.B1757]);10)-2.6)/0.38" office:value-type="float" office:value="3.28678139965577" calcext:value-type="float">
            <text:p>3.28678139965577</text:p>
          </table:table-cell>
          <table:table-cell table:number-columns-repeated="8"/>
        </table:table-row>
        <table:table-row table:style-name="ro1">
          <table:table-cell office:value-type="float" office:value="2905" calcext:value-type="float">
            <text:p>2.91E+03</text:p>
          </table:table-cell>
          <table:table-cell office:value-type="float" office:value="0.000000000015282728" calcext:value-type="float">
            <text:p>1.53E-11</text:p>
          </table:table-cell>
          <table:table-cell/>
          <table:table-cell office:value-type="float" office:value="2905" calcext:value-type="float">
            <text:p>2.91E+03</text:p>
          </table:table-cell>
          <table:table-cell office:value-type="float" office:value="0.00000000052940941" calcext:value-type="float">
            <text:p>5.29E-10</text:p>
          </table:table-cell>
          <table:table-cell/>
          <table:table-cell table:formula="of:=(1/[.D1758])*(10^4)" office:value-type="float" office:value="3.44234079173838" calcext:value-type="float">
            <text:p>3.44234079173838</text:p>
          </table:table-cell>
          <table:table-cell table:formula="of:=(2.5*LOG(([.E1758]/[.B1758]);10)-2.6)/0.38" office:value-type="float" office:value="3.28678139965577" calcext:value-type="float">
            <text:p>3.28678139965577</text:p>
          </table:table-cell>
          <table:table-cell table:number-columns-repeated="8"/>
        </table:table-row>
        <table:table-row table:style-name="ro1">
          <table:table-cell office:value-type="float" office:value="2906" calcext:value-type="float">
            <text:p>2.91E+03</text:p>
          </table:table-cell>
          <table:table-cell office:value-type="float" office:value="0.0000000000156804004677757" calcext:value-type="float">
            <text:p>1.57E-11</text:p>
          </table:table-cell>
          <table:table-cell/>
          <table:table-cell office:value-type="float" office:value="2906" calcext:value-type="float">
            <text:p>2.91E+03</text:p>
          </table:table-cell>
          <table:table-cell office:value-type="float" office:value="0.00000000053087514035425" calcext:value-type="float">
            <text:p>5.31E-10</text:p>
          </table:table-cell>
          <table:table-cell/>
          <table:table-cell table:formula="of:=(1/[.D1759])*(10^4)" office:value-type="float" office:value="3.44115622849277" calcext:value-type="float">
            <text:p>3.44115622849277</text:p>
          </table:table-cell>
          <table:table-cell table:formula="of:=(2.5*LOG(([.E1759]/[.B1759]);10)-2.6)/0.38" office:value-type="float" office:value="3.2212844652299" calcext:value-type="float">
            <text:p>3.2212844652299</text:p>
          </table:table-cell>
          <table:table-cell table:number-columns-repeated="8"/>
        </table:table-row>
        <table:table-row table:style-name="ro1">
          <table:table-cell office:value-type="float" office:value="2907" calcext:value-type="float">
            <text:p>2.91E+03</text:p>
          </table:table-cell>
          <table:table-cell office:value-type="float" office:value="0.000000000016392129" calcext:value-type="float">
            <text:p>1.64E-11</text:p>
          </table:table-cell>
          <table:table-cell/>
          <table:table-cell office:value-type="float" office:value="2907" calcext:value-type="float">
            <text:p>2.91E+03</text:p>
          </table:table-cell>
          <table:table-cell office:value-type="float" office:value="0.00000000053349841" calcext:value-type="float">
            <text:p>5.33E-10</text:p>
          </table:table-cell>
          <table:table-cell/>
          <table:table-cell table:formula="of:=(1/[.D1760])*(10^4)" office:value-type="float" office:value="3.43997248022016" calcext:value-type="float">
            <text:p>3.43997248022016</text:p>
          </table:table-cell>
          <table:table-cell table:formula="of:=(2.5*LOG(([.E1760]/[.B1760]);10)-2.6)/0.38" office:value-type="float" office:value="3.10853793604529" calcext:value-type="float">
            <text:p>3.10853793604529</text:p>
          </table:table-cell>
          <table:table-cell table:number-columns-repeated="8"/>
        </table:table-row>
        <table:table-row table:style-name="ro1">
          <table:table-cell office:value-type="float" office:value="2908" calcext:value-type="float">
            <text:p>2.91E+03</text:p>
          </table:table-cell>
          <table:table-cell office:value-type="float" office:value="0.000000000016392129" calcext:value-type="float">
            <text:p>1.64E-11</text:p>
          </table:table-cell>
          <table:table-cell/>
          <table:table-cell office:value-type="float" office:value="2908" calcext:value-type="float">
            <text:p>2.91E+03</text:p>
          </table:table-cell>
          <table:table-cell office:value-type="float" office:value="0.00000000053349841" calcext:value-type="float">
            <text:p>5.33E-10</text:p>
          </table:table-cell>
          <table:table-cell/>
          <table:table-cell table:formula="of:=(1/[.D1761])*(10^4)" office:value-type="float" office:value="3.43878954607978" calcext:value-type="float">
            <text:p>3.43878954607978</text:p>
          </table:table-cell>
          <table:table-cell table:formula="of:=(2.5*LOG(([.E1761]/[.B1761]);10)-2.6)/0.38" office:value-type="float" office:value="3.10853793604529" calcext:value-type="float">
            <text:p>3.10853793604529</text:p>
          </table:table-cell>
          <table:table-cell table:number-columns-repeated="8"/>
        </table:table-row>
        <table:table-row table:style-name="ro1">
          <table:table-cell office:value-type="float" office:value="2909" calcext:value-type="float">
            <text:p>2.91E+03</text:p>
          </table:table-cell>
          <table:table-cell office:value-type="float" office:value="0.0000000000173272695804999" calcext:value-type="float">
            <text:p>1.73E-11</text:p>
          </table:table-cell>
          <table:table-cell/>
          <table:table-cell office:value-type="float" office:value="2909" calcext:value-type="float">
            <text:p>2.91E+03</text:p>
          </table:table-cell>
          <table:table-cell office:value-type="float" office:value="0.000000000523040742815001" calcext:value-type="float">
            <text:p>5.23E-10</text:p>
          </table:table-cell>
          <table:table-cell/>
          <table:table-cell table:formula="of:=(1/[.D1762])*(10^4)" office:value-type="float" office:value="3.43760742523204" calcext:value-type="float">
            <text:p>3.43760742523204</text:p>
          </table:table-cell>
          <table:table-cell table:formula="of:=(2.5*LOG(([.E1762]/[.B1762]);10)-2.6)/0.38" office:value-type="float" office:value="2.89345649830838" calcext:value-type="float">
            <text:p>2.89345649830838</text:p>
          </table:table-cell>
          <table:table-cell table:number-columns-repeated="8"/>
        </table:table-row>
        <table:table-row table:style-name="ro1">
          <table:table-cell office:value-type="float" office:value="2910" calcext:value-type="float">
            <text:p>2.91E+03</text:p>
          </table:table-cell>
          <table:table-cell office:value-type="float" office:value="0.000000000017748388" calcext:value-type="float">
            <text:p>1.77E-11</text:p>
          </table:table-cell>
          <table:table-cell/>
          <table:table-cell office:value-type="float" office:value="2910" calcext:value-type="float">
            <text:p>2.91E+03</text:p>
          </table:table-cell>
          <table:table-cell office:value-type="float" office:value="0.00000000051833138" calcext:value-type="float">
            <text:p>5.18E-10</text:p>
          </table:table-cell>
          <table:table-cell/>
          <table:table-cell table:formula="of:=(1/[.D1763])*(10^4)" office:value-type="float" office:value="3.43642611683849" calcext:value-type="float">
            <text:p>3.43642611683849</text:p>
          </table:table-cell>
          <table:table-cell table:formula="of:=(2.5*LOG(([.E1763]/[.B1763]);10)-2.6)/0.38" office:value-type="float" office:value="2.79900386635099" calcext:value-type="float">
            <text:p>2.79900386635099</text:p>
          </table:table-cell>
          <table:table-cell table:number-columns-repeated="8"/>
        </table:table-row>
        <table:table-row table:style-name="ro1">
          <table:table-cell office:value-type="float" office:value="2911" calcext:value-type="float">
            <text:p>2.91E+03</text:p>
          </table:table-cell>
          <table:table-cell office:value-type="float" office:value="0.0000000000177361707311036" calcext:value-type="float">
            <text:p>1.77E-11</text:p>
          </table:table-cell>
          <table:table-cell/>
          <table:table-cell office:value-type="float" office:value="2911" calcext:value-type="float">
            <text:p>2.91E+03</text:p>
          </table:table-cell>
          <table:table-cell office:value-type="float" office:value="0.000000000517622159395447" calcext:value-type="float">
            <text:p>5.18E-10</text:p>
          </table:table-cell>
          <table:table-cell/>
          <table:table-cell table:formula="of:=(1/[.D1764])*(10^4)" office:value-type="float" office:value="3.43524562006183" calcext:value-type="float">
            <text:p>3.43524562006183</text:p>
          </table:table-cell>
          <table:table-cell table:formula="of:=(2.5*LOG(([.E1764]/[.B1764]);10)-2.6)/0.38" office:value-type="float" office:value="2.79705920714298" calcext:value-type="float">
            <text:p>2.79705920714298</text:p>
          </table:table-cell>
          <table:table-cell table:number-columns-repeated="8"/>
        </table:table-row>
        <table:table-row table:style-name="ro1">
          <table:table-cell office:value-type="float" office:value="2912" calcext:value-type="float">
            <text:p>2.91E+03</text:p>
          </table:table-cell>
          <table:table-cell office:value-type="float" office:value="0.000000000017152533" calcext:value-type="float">
            <text:p>1.72E-11</text:p>
          </table:table-cell>
          <table:table-cell/>
          <table:table-cell office:value-type="float" office:value="2912" calcext:value-type="float">
            <text:p>2.91E+03</text:p>
          </table:table-cell>
          <table:table-cell office:value-type="float" office:value="0.0000000004837416" calcext:value-type="float">
            <text:p>4.84E-10</text:p>
          </table:table-cell>
          <table:table-cell/>
          <table:table-cell table:formula="of:=(1/[.D1765])*(10^4)" office:value-type="float" office:value="3.43406593406593" calcext:value-type="float">
            <text:p>3.43406593406593</text:p>
          </table:table-cell>
          <table:table-cell table:formula="of:=(2.5*LOG(([.E1765]/[.B1765]);10)-2.6)/0.38" office:value-type="float" office:value="2.69924456039112" calcext:value-type="float">
            <text:p>2.69924456039112</text:p>
          </table:table-cell>
          <table:table-cell table:number-columns-repeated="8"/>
        </table:table-row>
        <table:table-row table:style-name="ro1">
          <table:table-cell office:value-type="float" office:value="2913" calcext:value-type="float">
            <text:p>2.91E+03</text:p>
          </table:table-cell>
          <table:table-cell office:value-type="float" office:value="0.000000000017152533" calcext:value-type="float">
            <text:p>1.72E-11</text:p>
          </table:table-cell>
          <table:table-cell/>
          <table:table-cell office:value-type="float" office:value="2913" calcext:value-type="float">
            <text:p>2.91E+03</text:p>
          </table:table-cell>
          <table:table-cell office:value-type="float" office:value="0.0000000004837416" calcext:value-type="float">
            <text:p>4.84E-10</text:p>
          </table:table-cell>
          <table:table-cell/>
          <table:table-cell table:formula="of:=(1/[.D1766])*(10^4)" office:value-type="float" office:value="3.43288705801579" calcext:value-type="float">
            <text:p>3.43288705801579</text:p>
          </table:table-cell>
          <table:table-cell table:formula="of:=(2.5*LOG(([.E1766]/[.B1766]);10)-2.6)/0.38" office:value-type="float" office:value="2.69924456039112" calcext:value-type="float">
            <text:p>2.69924456039112</text:p>
          </table:table-cell>
          <table:table-cell table:number-columns-repeated="8"/>
        </table:table-row>
        <table:table-row table:style-name="ro1">
          <table:table-cell office:value-type="float" office:value="2914" calcext:value-type="float">
            <text:p>2.91E+03</text:p>
          </table:table-cell>
          <table:table-cell office:value-type="float" office:value="0.000000000017074746837" calcext:value-type="float">
            <text:p>1.71E-11</text:p>
          </table:table-cell>
          <table:table-cell/>
          <table:table-cell office:value-type="float" office:value="2914" calcext:value-type="float">
            <text:p>2.91E+03</text:p>
          </table:table-cell>
          <table:table-cell office:value-type="float" office:value="0.000000000493935766710003" calcext:value-type="float">
            <text:p>4.94E-10</text:p>
          </table:table-cell>
          <table:table-cell/>
          <table:table-cell table:formula="of:=(1/[.D1767])*(10^4)" office:value-type="float" office:value="3.43170899107756" calcext:value-type="float">
            <text:p>3.43170899107756</text:p>
          </table:table-cell>
          <table:table-cell table:formula="of:=(2.5*LOG(([.E1767]/[.B1767]);10)-2.6)/0.38" office:value-type="float" office:value="2.77181711881553" calcext:value-type="float">
            <text:p>2.77181711881553</text:p>
          </table:table-cell>
          <table:table-cell table:number-columns-repeated="8"/>
        </table:table-row>
        <table:table-row table:style-name="ro1">
          <table:table-cell office:value-type="float" office:value="2915" calcext:value-type="float">
            <text:p>2.92E+03</text:p>
          </table:table-cell>
          <table:table-cell office:value-type="float" office:value="0.00000000001693092" calcext:value-type="float">
            <text:p>1.69E-11</text:p>
          </table:table-cell>
          <table:table-cell/>
          <table:table-cell office:value-type="float" office:value="2915" calcext:value-type="float">
            <text:p>2.92E+03</text:p>
          </table:table-cell>
          <table:table-cell office:value-type="float" office:value="0.00000000051278481" calcext:value-type="float">
            <text:p>5.13E-10</text:p>
          </table:table-cell>
          <table:table-cell/>
          <table:table-cell table:formula="of:=(1/[.D1768])*(10^4)" office:value-type="float" office:value="3.43053173241852" calcext:value-type="float">
            <text:p>3.43053173241852</text:p>
          </table:table-cell>
          <table:table-cell table:formula="of:=(2.5*LOG(([.E1768]/[.B1768]);10)-2.6)/0.38" office:value-type="float" office:value="2.90299075095751" calcext:value-type="float">
            <text:p>2.90299075095751</text:p>
          </table:table-cell>
          <table:table-cell table:number-columns-repeated="8"/>
        </table:table-row>
        <table:table-row table:style-name="ro1">
          <table:table-cell office:value-type="float" office:value="2916" calcext:value-type="float">
            <text:p>2.92E+03</text:p>
          </table:table-cell>
          <table:table-cell office:value-type="float" office:value="0.00000000001693092" calcext:value-type="float">
            <text:p>1.69E-11</text:p>
          </table:table-cell>
          <table:table-cell/>
          <table:table-cell office:value-type="float" office:value="2916" calcext:value-type="float">
            <text:p>2.92E+03</text:p>
          </table:table-cell>
          <table:table-cell office:value-type="float" office:value="0.00000000051278481" calcext:value-type="float">
            <text:p>5.13E-10</text:p>
          </table:table-cell>
          <table:table-cell/>
          <table:table-cell table:formula="of:=(1/[.D1769])*(10^4)" office:value-type="float" office:value="3.42935528120713" calcext:value-type="float">
            <text:p>3.42935528120713</text:p>
          </table:table-cell>
          <table:table-cell table:formula="of:=(2.5*LOG(([.E1769]/[.B1769]);10)-2.6)/0.38" office:value-type="float" office:value="2.90299075095751" calcext:value-type="float">
            <text:p>2.90299075095751</text:p>
          </table:table-cell>
          <table:table-cell table:number-columns-repeated="8"/>
        </table:table-row>
        <table:table-row table:style-name="ro1">
          <table:table-cell office:value-type="float" office:value="2917" calcext:value-type="float">
            <text:p>2.92E+03</text:p>
          </table:table-cell>
          <table:table-cell office:value-type="float" office:value="0.000000000016741023858946" calcext:value-type="float">
            <text:p>1.67E-11</text:p>
          </table:table-cell>
          <table:table-cell/>
          <table:table-cell office:value-type="float" office:value="2917" calcext:value-type="float">
            <text:p>2.92E+03</text:p>
          </table:table-cell>
          <table:table-cell office:value-type="float" office:value="0.000000000536235365976428" calcext:value-type="float">
            <text:p>5.36E-10</text:p>
          </table:table-cell>
          <table:table-cell/>
          <table:table-cell table:formula="of:=(1/[.D1770])*(10^4)" office:value-type="float" office:value="3.42817963661296" calcext:value-type="float">
            <text:p>3.42817963661296</text:p>
          </table:table-cell>
          <table:table-cell table:formula="of:=(2.5*LOG(([.E1770]/[.B1770]);10)-2.6)/0.38" office:value-type="float" office:value="3.06298314461036" calcext:value-type="float">
            <text:p>3.06298314461036</text:p>
          </table:table-cell>
          <table:table-cell table:number-columns-repeated="8"/>
        </table:table-row>
        <table:table-row table:style-name="ro1">
          <table:table-cell office:value-type="float" office:value="2918" calcext:value-type="float">
            <text:p>2.92E+03</text:p>
          </table:table-cell>
          <table:table-cell office:value-type="float" office:value="0.000000000016652259" calcext:value-type="float">
            <text:p>1.67E-11</text:p>
          </table:table-cell>
          <table:table-cell/>
          <table:table-cell office:value-type="float" office:value="2918" calcext:value-type="float">
            <text:p>2.92E+03</text:p>
          </table:table-cell>
          <table:table-cell office:value-type="float" office:value="0.00000000054719707" calcext:value-type="float">
            <text:p>5.47E-10</text:p>
          </table:table-cell>
          <table:table-cell/>
          <table:table-cell table:formula="of:=(1/[.D1771])*(10^4)" office:value-type="float" office:value="3.42700479780672" calcext:value-type="float">
            <text:p>3.42700479780672</text:p>
          </table:table-cell>
          <table:table-cell table:formula="of:=(2.5*LOG(([.E1771]/[.B1771]);10)-2.6)/0.38" office:value-type="float" office:value="3.13599083039019" calcext:value-type="float">
            <text:p>3.13599083039019</text:p>
          </table:table-cell>
          <table:table-cell table:number-columns-repeated="8"/>
        </table:table-row>
        <table:table-row table:style-name="ro1">
          <table:table-cell office:value-type="float" office:value="2919" calcext:value-type="float">
            <text:p>2.92E+03</text:p>
          </table:table-cell>
          <table:table-cell office:value-type="float" office:value="0.0000000000166481444764789" calcext:value-type="float">
            <text:p>1.66E-11</text:p>
          </table:table-cell>
          <table:table-cell/>
          <table:table-cell office:value-type="float" office:value="2919" calcext:value-type="float">
            <text:p>2.92E+03</text:p>
          </table:table-cell>
          <table:table-cell office:value-type="float" office:value="0.000000000546764083414924" calcext:value-type="float">
            <text:p>5.47E-10</text:p>
          </table:table-cell>
          <table:table-cell/>
          <table:table-cell table:formula="of:=(1/[.D1772])*(10^4)" office:value-type="float" office:value="3.42583076396026" calcext:value-type="float">
            <text:p>3.42583076396026</text:p>
          </table:table-cell>
          <table:table-cell table:formula="of:=(2.5*LOG(([.E1772]/[.B1772]);10)-2.6)/0.38" office:value-type="float" office:value="3.13443514589226" calcext:value-type="float">
            <text:p>3.13443514589226</text:p>
          </table:table-cell>
          <table:table-cell table:number-columns-repeated="8"/>
        </table:table-row>
        <table:table-row table:style-name="ro1">
          <table:table-cell office:value-type="float" office:value="2920" calcext:value-type="float">
            <text:p>2.92E+03</text:p>
          </table:table-cell>
          <table:table-cell office:value-type="float" office:value="0.000000000016323158" calcext:value-type="float">
            <text:p>1.63E-11</text:p>
          </table:table-cell>
          <table:table-cell/>
          <table:table-cell office:value-type="float" office:value="2920" calcext:value-type="float">
            <text:p>2.92E+03</text:p>
          </table:table-cell>
          <table:table-cell office:value-type="float" office:value="0.00000000051256455" calcext:value-type="float">
            <text:p>5.13E-10</text:p>
          </table:table-cell>
          <table:table-cell/>
          <table:table-cell table:formula="of:=(1/[.D1773])*(10^4)" office:value-type="float" office:value="3.42465753424658" calcext:value-type="float">
            <text:p>3.42465753424658</text:p>
          </table:table-cell>
          <table:table-cell table:formula="of:=(2.5*LOG(([.E1773]/[.B1773]);10)-2.6)/0.38" office:value-type="float" office:value="3.00621303818291" calcext:value-type="float">
            <text:p>3.00621303818291</text:p>
          </table:table-cell>
          <table:table-cell table:number-columns-repeated="8"/>
        </table:table-row>
        <table:table-row table:style-name="ro1">
          <table:table-cell office:value-type="float" office:value="2921" calcext:value-type="float">
            <text:p>2.92E+03</text:p>
          </table:table-cell>
          <table:table-cell office:value-type="float" office:value="0.000000000016323158" calcext:value-type="float">
            <text:p>1.63E-11</text:p>
          </table:table-cell>
          <table:table-cell/>
          <table:table-cell office:value-type="float" office:value="2921" calcext:value-type="float">
            <text:p>2.92E+03</text:p>
          </table:table-cell>
          <table:table-cell office:value-type="float" office:value="0.00000000051256455" calcext:value-type="float">
            <text:p>5.13E-10</text:p>
          </table:table-cell>
          <table:table-cell/>
          <table:table-cell table:formula="of:=(1/[.D1774])*(10^4)" office:value-type="float" office:value="3.42348510783978" calcext:value-type="float">
            <text:p>3.42348510783978</text:p>
          </table:table-cell>
          <table:table-cell table:formula="of:=(2.5*LOG(([.E1774]/[.B1774]);10)-2.6)/0.38" office:value-type="float" office:value="3.00621303818291" calcext:value-type="float">
            <text:p>3.00621303818291</text:p>
          </table:table-cell>
          <table:table-cell table:number-columns-repeated="8"/>
        </table:table-row>
        <table:table-row table:style-name="ro1">
          <table:table-cell office:value-type="float" office:value="2922" calcext:value-type="float">
            <text:p>2.92E+03</text:p>
          </table:table-cell>
          <table:table-cell office:value-type="float" office:value="0.0000000000165669997869999" calcext:value-type="float">
            <text:p>1.66E-11</text:p>
          </table:table-cell>
          <table:table-cell/>
          <table:table-cell office:value-type="float" office:value="2922" calcext:value-type="float">
            <text:p>2.92E+03</text:p>
          </table:table-cell>
          <table:table-cell office:value-type="float" office:value="0.000000000508913719740002" calcext:value-type="float">
            <text:p>5.09E-10</text:p>
          </table:table-cell>
          <table:table-cell/>
          <table:table-cell table:formula="of:=(1/[.D1775])*(10^4)" office:value-type="float" office:value="3.42231348391513" calcext:value-type="float">
            <text:p>3.42231348391513</text:p>
          </table:table-cell>
          <table:table-cell table:formula="of:=(2.5*LOG(([.E1775]/[.B1775]);10)-2.6)/0.38" office:value-type="float" office:value="2.94342297670376" calcext:value-type="float">
            <text:p>2.94342297670376</text:p>
          </table:table-cell>
          <table:table-cell table:number-columns-repeated="8"/>
        </table:table-row>
        <table:table-row table:style-name="ro1">
          <table:table-cell office:value-type="float" office:value="2923" calcext:value-type="float">
            <text:p>2.92E+03</text:p>
          </table:table-cell>
          <table:table-cell office:value-type="float" office:value="0.000000000017034067" calcext:value-type="float">
            <text:p>1.70E-11</text:p>
          </table:table-cell>
          <table:table-cell/>
          <table:table-cell office:value-type="float" office:value="2923" calcext:value-type="float">
            <text:p>2.92E+03</text:p>
          </table:table-cell>
          <table:table-cell office:value-type="float" office:value="0.00000000050192073" calcext:value-type="float">
            <text:p>5.02E-10</text:p>
          </table:table-cell>
          <table:table-cell/>
          <table:table-cell table:formula="of:=(1/[.D1776])*(10^4)" office:value-type="float" office:value="3.42114266164899" calcext:value-type="float">
            <text:p>3.42114266164899</text:p>
          </table:table-cell>
          <table:table-cell table:formula="of:=(2.5*LOG(([.E1776]/[.B1776]);10)-2.6)/0.38" office:value-type="float" office:value="2.82445251234694" calcext:value-type="float">
            <text:p>2.82445251234694</text:p>
          </table:table-cell>
          <table:table-cell table:number-columns-repeated="8"/>
        </table:table-row>
        <table:table-row table:style-name="ro1">
          <table:table-cell office:value-type="float" office:value="2924" calcext:value-type="float">
            <text:p>2.92E+03</text:p>
          </table:table-cell>
          <table:table-cell office:value-type="float" office:value="0.000000000017034067" calcext:value-type="float">
            <text:p>1.70E-11</text:p>
          </table:table-cell>
          <table:table-cell/>
          <table:table-cell office:value-type="float" office:value="2924" calcext:value-type="float">
            <text:p>2.92E+03</text:p>
          </table:table-cell>
          <table:table-cell office:value-type="float" office:value="0.00000000050192073" calcext:value-type="float">
            <text:p>5.02E-10</text:p>
          </table:table-cell>
          <table:table-cell/>
          <table:table-cell table:formula="of:=(1/[.D1777])*(10^4)" office:value-type="float" office:value="3.41997264021888" calcext:value-type="float">
            <text:p>3.41997264021888</text:p>
          </table:table-cell>
          <table:table-cell table:formula="of:=(2.5*LOG(([.E1777]/[.B1777]);10)-2.6)/0.38" office:value-type="float" office:value="2.82445251234694" calcext:value-type="float">
            <text:p>2.82445251234694</text:p>
          </table:table-cell>
          <table:table-cell table:number-columns-repeated="8"/>
        </table:table-row>
        <table:table-row table:style-name="ro1">
          <table:table-cell office:value-type="float" office:value="2925" calcext:value-type="float">
            <text:p>2.93E+03</text:p>
          </table:table-cell>
          <table:table-cell office:value-type="float" office:value="0.0000000000171531399048783" calcext:value-type="float">
            <text:p>1.72E-11</text:p>
          </table:table-cell>
          <table:table-cell/>
          <table:table-cell office:value-type="float" office:value="2925" calcext:value-type="float">
            <text:p>2.93E+03</text:p>
          </table:table-cell>
          <table:table-cell office:value-type="float" office:value="0.000000000526873853701434" calcext:value-type="float">
            <text:p>5.27E-10</text:p>
          </table:table-cell>
          <table:table-cell/>
          <table:table-cell table:formula="of:=(1/[.D1778])*(10^4)" office:value-type="float" office:value="3.41880341880342" calcext:value-type="float">
            <text:p>3.41880341880342</text:p>
          </table:table-cell>
          <table:table-cell table:formula="of:=(2.5*LOG(([.E1778]/[.B1778]);10)-2.6)/0.38" office:value-type="float" office:value="2.94317774512606" calcext:value-type="float">
            <text:p>2.94317774512606</text:p>
          </table:table-cell>
          <table:table-cell table:number-columns-repeated="8"/>
        </table:table-row>
        <table:table-row table:style-name="ro1">
          <table:table-cell office:value-type="float" office:value="2926" calcext:value-type="float">
            <text:p>2.93E+03</text:p>
          </table:table-cell>
          <table:table-cell office:value-type="float" office:value="0.000000000017210875" calcext:value-type="float">
            <text:p>1.72E-11</text:p>
          </table:table-cell>
          <table:table-cell/>
          <table:table-cell office:value-type="float" office:value="2926" calcext:value-type="float">
            <text:p>2.93E+03</text:p>
          </table:table-cell>
          <table:table-cell office:value-type="float" office:value="0.00000000053897292" calcext:value-type="float">
            <text:p>5.39E-10</text:p>
          </table:table-cell>
          <table:table-cell/>
          <table:table-cell table:formula="of:=(1/[.D1779])*(10^4)" office:value-type="float" office:value="3.41763499658237" calcext:value-type="float">
            <text:p>3.41763499658237</text:p>
          </table:table-cell>
          <table:table-cell table:formula="of:=(2.5*LOG(([.E1779]/[.B1779]);10)-2.6)/0.38" office:value-type="float" office:value="2.9984473340144" calcext:value-type="float">
            <text:p>2.9984473340144</text:p>
          </table:table-cell>
          <table:table-cell table:number-columns-repeated="8"/>
        </table:table-row>
        <table:table-row table:style-name="ro1">
          <table:table-cell office:value-type="float" office:value="2927" calcext:value-type="float">
            <text:p>2.93E+03</text:p>
          </table:table-cell>
          <table:table-cell office:value-type="float" office:value="0.0000000000172102852505364" calcext:value-type="float">
            <text:p>1.72E-11</text:p>
          </table:table-cell>
          <table:table-cell/>
          <table:table-cell office:value-type="float" office:value="2927" calcext:value-type="float">
            <text:p>2.93E+03</text:p>
          </table:table-cell>
          <table:table-cell office:value-type="float" office:value="0.000000000538970001790876" calcext:value-type="float">
            <text:p>5.39E-10</text:p>
          </table:table-cell>
          <table:table-cell/>
          <table:table-cell table:formula="of:=(1/[.D1780])*(10^4)" office:value-type="float" office:value="3.41646737273659" calcext:value-type="float">
            <text:p>3.41646737273659</text:p>
          </table:table-cell>
          <table:table-cell table:formula="of:=(2.5*LOG(([.E1780]/[.B1780]);10)-2.6)/0.38" office:value-type="float" office:value="2.99852977075715" calcext:value-type="float">
            <text:p>2.99852977075715</text:p>
          </table:table-cell>
          <table:table-cell table:number-columns-repeated="8"/>
        </table:table-row>
        <table:table-row table:style-name="ro1">
          <table:table-cell office:value-type="float" office:value="2928" calcext:value-type="float">
            <text:p>2.93E+03</text:p>
          </table:table-cell>
          <table:table-cell office:value-type="float" office:value="0.000000000017079844" calcext:value-type="float">
            <text:p>1.71E-11</text:p>
          </table:table-cell>
          <table:table-cell/>
          <table:table-cell office:value-type="float" office:value="2928" calcext:value-type="float">
            <text:p>2.93E+03</text:p>
          </table:table-cell>
          <table:table-cell office:value-type="float" office:value="0.00000000053832455" calcext:value-type="float">
            <text:p>5.38E-10</text:p>
          </table:table-cell>
          <table:table-cell/>
          <table:table-cell table:formula="of:=(1/[.D1781])*(10^4)" office:value-type="float" office:value="3.41530054644809" calcext:value-type="float">
            <text:p>3.41530054644809</text:p>
          </table:table-cell>
          <table:table-cell table:formula="of:=(2.5*LOG(([.E1781]/[.B1781]);10)-2.6)/0.38" office:value-type="float" office:value="3.01684398895736" calcext:value-type="float">
            <text:p>3.01684398895736</text:p>
          </table:table-cell>
          <table:table-cell table:number-columns-repeated="8"/>
        </table:table-row>
        <table:table-row table:style-name="ro1">
          <table:table-cell office:value-type="float" office:value="2929" calcext:value-type="float">
            <text:p>2.93E+03</text:p>
          </table:table-cell>
          <table:table-cell office:value-type="float" office:value="0.000000000017079844" calcext:value-type="float">
            <text:p>1.71E-11</text:p>
          </table:table-cell>
          <table:table-cell/>
          <table:table-cell office:value-type="float" office:value="2929" calcext:value-type="float">
            <text:p>2.93E+03</text:p>
          </table:table-cell>
          <table:table-cell office:value-type="float" office:value="0.00000000053832455" calcext:value-type="float">
            <text:p>5.38E-10</text:p>
          </table:table-cell>
          <table:table-cell/>
          <table:table-cell table:formula="of:=(1/[.D1782])*(10^4)" office:value-type="float" office:value="3.41413451689997" calcext:value-type="float">
            <text:p>3.41413451689997</text:p>
          </table:table-cell>
          <table:table-cell table:formula="of:=(2.5*LOG(([.E1782]/[.B1782]);10)-2.6)/0.38" office:value-type="float" office:value="3.01684398895736" calcext:value-type="float">
            <text:p>3.01684398895736</text:p>
          </table:table-cell>
          <table:table-cell table:number-columns-repeated="8"/>
        </table:table-row>
        <table:table-row table:style-name="ro1">
          <table:table-cell office:value-type="float" office:value="2930" calcext:value-type="float">
            <text:p>2.93E+03</text:p>
          </table:table-cell>
          <table:table-cell office:value-type="float" office:value="0.000000000017062388155" calcext:value-type="float">
            <text:p>1.71E-11</text:p>
          </table:table-cell>
          <table:table-cell/>
          <table:table-cell office:value-type="float" office:value="2930" calcext:value-type="float">
            <text:p>2.93E+03</text:p>
          </table:table-cell>
          <table:table-cell office:value-type="float" office:value="0.000000000531979569599999" calcext:value-type="float">
            <text:p>5.32E-10</text:p>
          </table:table-cell>
          <table:table-cell/>
          <table:table-cell table:formula="of:=(1/[.D1783])*(10^4)" office:value-type="float" office:value="3.41296928327645" calcext:value-type="float">
            <text:p>3.41296928327645</text:p>
          </table:table-cell>
          <table:table-cell table:formula="of:=(2.5*LOG(([.E1783]/[.B1783]);10)-2.6)/0.38" office:value-type="float" office:value="2.98588905390343" calcext:value-type="float">
            <text:p>2.98588905390343</text:p>
          </table:table-cell>
          <table:table-cell table:number-columns-repeated="8"/>
        </table:table-row>
        <table:table-row table:style-name="ro1">
          <table:table-cell office:value-type="float" office:value="2931" calcext:value-type="float">
            <text:p>2.93E+03</text:p>
          </table:table-cell>
          <table:table-cell office:value-type="float" office:value="0.000000000017027737" calcext:value-type="float">
            <text:p>1.70E-11</text:p>
          </table:table-cell>
          <table:table-cell/>
          <table:table-cell office:value-type="float" office:value="2931" calcext:value-type="float">
            <text:p>2.93E+03</text:p>
          </table:table-cell>
          <table:table-cell office:value-type="float" office:value="0.00000000051938431" calcext:value-type="float">
            <text:p>5.19E-10</text:p>
          </table:table-cell>
          <table:table-cell/>
          <table:table-cell table:formula="of:=(1/[.D1784])*(10^4)" office:value-type="float" office:value="3.41180484476288" calcext:value-type="float">
            <text:p>3.41180484476288</text:p>
          </table:table-cell>
          <table:table-cell table:formula="of:=(2.5*LOG(([.E1784]/[.B1784]);10)-2.6)/0.38" office:value-type="float" office:value="2.92323613320138" calcext:value-type="float">
            <text:p>2.92323613320138</text:p>
          </table:table-cell>
          <table:table-cell table:number-columns-repeated="8"/>
        </table:table-row>
        <table:table-row table:style-name="ro1">
          <table:table-cell office:value-type="float" office:value="2932" calcext:value-type="float">
            <text:p>2.93E+03</text:p>
          </table:table-cell>
          <table:table-cell office:value-type="float" office:value="0.000000000017027737" calcext:value-type="float">
            <text:p>1.70E-11</text:p>
          </table:table-cell>
          <table:table-cell/>
          <table:table-cell office:value-type="float" office:value="2932" calcext:value-type="float">
            <text:p>2.93E+03</text:p>
          </table:table-cell>
          <table:table-cell office:value-type="float" office:value="0.00000000051938431" calcext:value-type="float">
            <text:p>5.19E-10</text:p>
          </table:table-cell>
          <table:table-cell/>
          <table:table-cell table:formula="of:=(1/[.D1785])*(10^4)" office:value-type="float" office:value="3.4106412005457" calcext:value-type="float">
            <text:p>3.4106412005457</text:p>
          </table:table-cell>
          <table:table-cell table:formula="of:=(2.5*LOG(([.E1785]/[.B1785]);10)-2.6)/0.38" office:value-type="float" office:value="2.92323613320138" calcext:value-type="float">
            <text:p>2.92323613320138</text:p>
          </table:table-cell>
          <table:table-cell table:number-columns-repeated="8"/>
        </table:table-row>
        <table:table-row table:style-name="ro1">
          <table:table-cell office:value-type="float" office:value="2933" calcext:value-type="float">
            <text:p>2.93E+03</text:p>
          </table:table-cell>
          <table:table-cell office:value-type="float" office:value="0.0000000000171395519617363" calcext:value-type="float">
            <text:p>1.71E-11</text:p>
          </table:table-cell>
          <table:table-cell/>
          <table:table-cell office:value-type="float" office:value="2933" calcext:value-type="float">
            <text:p>2.93E+03</text:p>
          </table:table-cell>
          <table:table-cell office:value-type="float" office:value="0.00000000052145976796367" calcext:value-type="float">
            <text:p>5.21E-10</text:p>
          </table:table-cell>
          <table:table-cell/>
          <table:table-cell table:formula="of:=(1/[.D1786])*(10^4)" office:value-type="float" office:value="3.40947834981248" calcext:value-type="float">
            <text:p>3.40947834981248</text:p>
          </table:table-cell>
          <table:table-cell table:formula="of:=(2.5*LOG(([.E1786]/[.B1786]);10)-2.6)/0.38" office:value-type="float" office:value="2.91592988185666" calcext:value-type="float">
            <text:p>2.91592988185666</text:p>
          </table:table-cell>
          <table:table-cell table:number-columns-repeated="8"/>
        </table:table-row>
        <table:table-row table:style-name="ro1">
          <table:table-cell office:value-type="float" office:value="2934" calcext:value-type="float">
            <text:p>2.93E+03</text:p>
          </table:table-cell>
          <table:table-cell office:value-type="float" office:value="0.000000000017195764" calcext:value-type="float">
            <text:p>1.72E-11</text:p>
          </table:table-cell>
          <table:table-cell/>
          <table:table-cell office:value-type="float" office:value="2934" calcext:value-type="float">
            <text:p>2.93E+03</text:p>
          </table:table-cell>
          <table:table-cell office:value-type="float" office:value="0.00000000052250315" calcext:value-type="float">
            <text:p>5.23E-10</text:p>
          </table:table-cell>
          <table:table-cell/>
          <table:table-cell table:formula="of:=(1/[.D1787])*(10^4)" office:value-type="float" office:value="3.40831629175187" calcext:value-type="float">
            <text:p>3.40831629175187</text:p>
          </table:table-cell>
          <table:table-cell table:formula="of:=(2.5*LOG(([.E1787]/[.B1787]);10)-2.6)/0.38" office:value-type="float" office:value="2.9122857691856" calcext:value-type="float">
            <text:p>2.9122857691856</text:p>
          </table:table-cell>
          <table:table-cell table:number-columns-repeated="8"/>
        </table:table-row>
        <table:table-row table:style-name="ro1">
          <table:table-cell office:value-type="float" office:value="2935" calcext:value-type="float">
            <text:p>2.94E+03</text:p>
          </table:table-cell>
          <table:table-cell office:value-type="float" office:value="0.000000000017195764" calcext:value-type="float">
            <text:p>1.72E-11</text:p>
          </table:table-cell>
          <table:table-cell/>
          <table:table-cell office:value-type="float" office:value="2935" calcext:value-type="float">
            <text:p>2.94E+03</text:p>
          </table:table-cell>
          <table:table-cell office:value-type="float" office:value="0.00000000052250315" calcext:value-type="float">
            <text:p>5.23E-10</text:p>
          </table:table-cell>
          <table:table-cell/>
          <table:table-cell table:formula="of:=(1/[.D1788])*(10^4)" office:value-type="float" office:value="3.40715502555366" calcext:value-type="float">
            <text:p>3.40715502555366</text:p>
          </table:table-cell>
          <table:table-cell table:formula="of:=(2.5*LOG(([.E1788]/[.B1788]);10)-2.6)/0.38" office:value-type="float" office:value="2.9122857691856" calcext:value-type="float">
            <text:p>2.9122857691856</text:p>
          </table:table-cell>
          <table:table-cell table:number-columns-repeated="8"/>
        </table:table-row>
        <table:table-row table:style-name="ro1">
          <table:table-cell office:value-type="float" office:value="2936" calcext:value-type="float">
            <text:p>2.94E+03</text:p>
          </table:table-cell>
          <table:table-cell office:value-type="float" office:value="0.0000000000160446221474998" calcext:value-type="float">
            <text:p>1.60E-11</text:p>
          </table:table-cell>
          <table:table-cell/>
          <table:table-cell office:value-type="float" office:value="2936" calcext:value-type="float">
            <text:p>2.94E+03</text:p>
          </table:table-cell>
          <table:table-cell office:value-type="float" office:value="0.000000000518490075094999" calcext:value-type="float">
            <text:p>5.18E-10</text:p>
          </table:table-cell>
          <table:table-cell/>
          <table:table-cell table:formula="of:=(1/[.D1789])*(10^4)" office:value-type="float" office:value="3.40599455040872" calcext:value-type="float">
            <text:p>3.40599455040872</text:p>
          </table:table-cell>
          <table:table-cell table:formula="of:=(2.5*LOG(([.E1789]/[.B1789]);10)-2.6)/0.38" office:value-type="float" office:value="3.08822995851442" calcext:value-type="float">
            <text:p>3.08822995851442</text:p>
          </table:table-cell>
          <table:table-cell table:number-columns-repeated="8"/>
        </table:table-row>
        <table:table-row table:style-name="ro1">
          <table:table-cell office:value-type="float" office:value="2937" calcext:value-type="float">
            <text:p>2.94E+03</text:p>
          </table:table-cell>
          <table:table-cell office:value-type="float" office:value="0.000000000016040579" calcext:value-type="float">
            <text:p>1.60E-11</text:p>
          </table:table-cell>
          <table:table-cell/>
          <table:table-cell office:value-type="float" office:value="2937" calcext:value-type="float">
            <text:p>2.94E+03</text:p>
          </table:table-cell>
          <table:table-cell office:value-type="float" office:value="0.00000000051847598" calcext:value-type="float">
            <text:p>5.18E-10</text:p>
          </table:table-cell>
          <table:table-cell/>
          <table:table-cell table:formula="of:=(1/[.D1790])*(10^4)" office:value-type="float" office:value="3.40483486550902" calcext:value-type="float">
            <text:p>3.40483486550902</text:p>
          </table:table-cell>
          <table:table-cell table:formula="of:=(2.5*LOG(([.E1790]/[.B1790]);10)-2.6)/0.38" office:value-type="float" office:value="3.08887237272469" calcext:value-type="float">
            <text:p>3.08887237272469</text:p>
          </table:table-cell>
          <table:table-cell table:number-columns-repeated="8"/>
        </table:table-row>
        <table:table-row table:style-name="ro1">
          <table:table-cell office:value-type="float" office:value="2938" calcext:value-type="float">
            <text:p>2.94E+03</text:p>
          </table:table-cell>
          <table:table-cell office:value-type="float" office:value="0.0000000000160354618229408" calcext:value-type="float">
            <text:p>1.60E-11</text:p>
          </table:table-cell>
          <table:table-cell/>
          <table:table-cell office:value-type="float" office:value="2938" calcext:value-type="float">
            <text:p>2.94E+03</text:p>
          </table:table-cell>
          <table:table-cell office:value-type="float" office:value="0.000000000510055680379758" calcext:value-type="float">
            <text:p>5.10E-10</text:p>
          </table:table-cell>
          <table:table-cell/>
          <table:table-cell table:formula="of:=(1/[.D1791])*(10^4)" office:value-type="float" office:value="3.40367597004765" calcext:value-type="float">
            <text:p>3.40367597004765</text:p>
          </table:table-cell>
          <table:table-cell table:formula="of:=(2.5*LOG(([.E1791]/[.B1791]);10)-2.6)/0.38" office:value-type="float" office:value="3.04300076580158" calcext:value-type="float">
            <text:p>3.04300076580158</text:p>
          </table:table-cell>
          <table:table-cell table:number-columns-repeated="8"/>
        </table:table-row>
        <table:table-row table:style-name="ro1">
          <table:table-cell office:value-type="float" office:value="2939" calcext:value-type="float">
            <text:p>2.94E+03</text:p>
          </table:table-cell>
          <table:table-cell office:value-type="float" office:value="0.000000000016024956" calcext:value-type="float">
            <text:p>1.60E-11</text:p>
          </table:table-cell>
          <table:table-cell/>
          <table:table-cell office:value-type="float" office:value="2939" calcext:value-type="float">
            <text:p>2.94E+03</text:p>
          </table:table-cell>
          <table:table-cell office:value-type="float" office:value="0.00000000049276838" calcext:value-type="float">
            <text:p>4.93E-10</text:p>
          </table:table-cell>
          <table:table-cell/>
          <table:table-cell table:formula="of:=(1/[.D1792])*(10^4)" office:value-type="float" office:value="3.40251786321878" calcext:value-type="float">
            <text:p>3.40251786321878</text:p>
          </table:table-cell>
          <table:table-cell table:formula="of:=(2.5*LOG(([.E1792]/[.B1792]);10)-2.6)/0.38" office:value-type="float" office:value="2.9463551741153" calcext:value-type="float">
            <text:p>2.9463551741153</text:p>
          </table:table-cell>
          <table:table-cell table:number-columns-repeated="8"/>
        </table:table-row>
        <table:table-row table:style-name="ro1">
          <table:table-cell office:value-type="float" office:value="2940" calcext:value-type="float">
            <text:p>2.94E+03</text:p>
          </table:table-cell>
          <table:table-cell office:value-type="float" office:value="0.000000000016024956" calcext:value-type="float">
            <text:p>1.60E-11</text:p>
          </table:table-cell>
          <table:table-cell/>
          <table:table-cell office:value-type="float" office:value="2940" calcext:value-type="float">
            <text:p>2.94E+03</text:p>
          </table:table-cell>
          <table:table-cell office:value-type="float" office:value="0.00000000049276838" calcext:value-type="float">
            <text:p>4.93E-10</text:p>
          </table:table-cell>
          <table:table-cell/>
          <table:table-cell table:formula="of:=(1/[.D1793])*(10^4)" office:value-type="float" office:value="3.40136054421769" calcext:value-type="float">
            <text:p>3.40136054421769</text:p>
          </table:table-cell>
          <table:table-cell table:formula="of:=(2.5*LOG(([.E1793]/[.B1793]);10)-2.6)/0.38" office:value-type="float" office:value="2.9463551741153" calcext:value-type="float">
            <text:p>2.9463551741153</text:p>
          </table:table-cell>
          <table:table-cell table:number-columns-repeated="8"/>
        </table:table-row>
        <table:table-row table:style-name="ro1">
          <table:table-cell office:value-type="float" office:value="2941" calcext:value-type="float">
            <text:p>2.94E+03</text:p>
          </table:table-cell>
          <table:table-cell office:value-type="float" office:value="0.0000000000173278032379998" calcext:value-type="float">
            <text:p>1.73E-11</text:p>
          </table:table-cell>
          <table:table-cell/>
          <table:table-cell office:value-type="float" office:value="2941" calcext:value-type="float">
            <text:p>2.94E+03</text:p>
          </table:table-cell>
          <table:table-cell office:value-type="float" office:value="0.000000000476515253600003" calcext:value-type="float">
            <text:p>4.77E-10</text:p>
          </table:table-cell>
          <table:table-cell/>
          <table:table-cell table:formula="of:=(1/[.D1794])*(10^4)" office:value-type="float" office:value="3.40020401224073" calcext:value-type="float">
            <text:p>3.40020401224073</text:p>
          </table:table-cell>
          <table:table-cell table:formula="of:=(2.5*LOG(([.E1794]/[.B1794]);10)-2.6)/0.38" office:value-type="float" office:value="2.62719275989473" calcext:value-type="float">
            <text:p>2.62719275989473</text:p>
          </table:table-cell>
          <table:table-cell table:number-columns-repeated="8"/>
        </table:table-row>
        <table:table-row table:style-name="ro1">
          <table:table-cell office:value-type="float" office:value="2942" calcext:value-type="float">
            <text:p>2.94E+03</text:p>
          </table:table-cell>
          <table:table-cell office:value-type="float" office:value="0.000000000018004967" calcext:value-type="float">
            <text:p>1.80E-11</text:p>
          </table:table-cell>
          <table:table-cell/>
          <table:table-cell office:value-type="float" office:value="2942" calcext:value-type="float">
            <text:p>2.94E+03</text:p>
          </table:table-cell>
          <table:table-cell office:value-type="float" office:value="0.00000000046806758" calcext:value-type="float">
            <text:p>4.68E-10</text:p>
          </table:table-cell>
          <table:table-cell/>
          <table:table-cell table:formula="of:=(1/[.D1795])*(10^4)" office:value-type="float" office:value="3.39904826648538" calcext:value-type="float">
            <text:p>3.39904826648538</text:p>
          </table:table-cell>
          <table:table-cell table:formula="of:=(2.5*LOG(([.E1795]/[.B1795]);10)-2.6)/0.38" office:value-type="float" office:value="2.46655415586235" calcext:value-type="float">
            <text:p>2.46655415586235</text:p>
          </table:table-cell>
          <table:table-cell table:number-columns-repeated="8"/>
        </table:table-row>
        <table:table-row table:style-name="ro1">
          <table:table-cell office:value-type="float" office:value="2943" calcext:value-type="float">
            <text:p>2.94E+03</text:p>
          </table:table-cell>
          <table:table-cell office:value-type="float" office:value="0.000000000018004967" calcext:value-type="float">
            <text:p>1.80E-11</text:p>
          </table:table-cell>
          <table:table-cell/>
          <table:table-cell office:value-type="float" office:value="2943" calcext:value-type="float">
            <text:p>2.94E+03</text:p>
          </table:table-cell>
          <table:table-cell office:value-type="float" office:value="0.00000000046806758" calcext:value-type="float">
            <text:p>4.68E-10</text:p>
          </table:table-cell>
          <table:table-cell/>
          <table:table-cell table:formula="of:=(1/[.D1796])*(10^4)" office:value-type="float" office:value="3.39789330615019" calcext:value-type="float">
            <text:p>3.39789330615019</text:p>
          </table:table-cell>
          <table:table-cell table:formula="of:=(2.5*LOG(([.E1796]/[.B1796]);10)-2.6)/0.38" office:value-type="float" office:value="2.46655415586235" calcext:value-type="float">
            <text:p>2.46655415586235</text:p>
          </table:table-cell>
          <table:table-cell table:number-columns-repeated="8"/>
        </table:table-row>
        <table:table-row table:style-name="ro1">
          <table:table-cell office:value-type="float" office:value="2944" calcext:value-type="float">
            <text:p>2.94E+03</text:p>
          </table:table-cell>
          <table:table-cell office:value-type="float" office:value="0.0000000000161890114012312" calcext:value-type="float">
            <text:p>1.62E-11</text:p>
          </table:table-cell>
          <table:table-cell/>
          <table:table-cell office:value-type="float" office:value="2944" calcext:value-type="float">
            <text:p>2.94E+03</text:p>
          </table:table-cell>
          <table:table-cell office:value-type="float" office:value="0.000000000467836568047684" calcext:value-type="float">
            <text:p>4.68E-10</text:p>
          </table:table-cell>
          <table:table-cell/>
          <table:table-cell table:formula="of:=(1/[.D1797])*(10^4)" office:value-type="float" office:value="3.39673913043478" calcext:value-type="float">
            <text:p>3.39673913043478</text:p>
          </table:table-cell>
          <table:table-cell table:formula="of:=(2.5*LOG(([.E1797]/[.B1797]);10)-2.6)/0.38" office:value-type="float" office:value="2.76890681670209" calcext:value-type="float">
            <text:p>2.76890681670209</text:p>
          </table:table-cell>
          <table:table-cell table:number-columns-repeated="8"/>
        </table:table-row>
        <table:table-row table:style-name="ro1">
          <table:table-cell office:value-type="float" office:value="2945" calcext:value-type="float">
            <text:p>2.95E+03</text:p>
          </table:table-cell>
          <table:table-cell office:value-type="float" office:value="0.000000000016167881" calcext:value-type="float">
            <text:p>1.62E-11</text:p>
          </table:table-cell>
          <table:table-cell/>
          <table:table-cell office:value-type="float" office:value="2945" calcext:value-type="float">
            <text:p>2.95E+03</text:p>
          </table:table-cell>
          <table:table-cell office:value-type="float" office:value="0.00000000046783388" calcext:value-type="float">
            <text:p>4.68E-10</text:p>
          </table:table-cell>
          <table:table-cell/>
          <table:table-cell table:formula="of:=(1/[.D1798])*(10^4)" office:value-type="float" office:value="3.3955857385399" calcext:value-type="float">
            <text:p>3.3955857385399</text:p>
          </table:table-cell>
          <table:table-cell table:formula="of:=(2.5*LOG(([.E1798]/[.B1798]);10)-2.6)/0.38" office:value-type="float" office:value="2.77262214298176" calcext:value-type="float">
            <text:p>2.77262214298176</text:p>
          </table:table-cell>
          <table:table-cell table:number-columns-repeated="8"/>
        </table:table-row>
        <table:table-row table:style-name="ro1">
          <table:table-cell office:value-type="float" office:value="2946" calcext:value-type="float">
            <text:p>2.95E+03</text:p>
          </table:table-cell>
          <table:table-cell office:value-type="float" office:value="0.0000000000163385285304485" calcext:value-type="float">
            <text:p>1.63E-11</text:p>
          </table:table-cell>
          <table:table-cell/>
          <table:table-cell office:value-type="float" office:value="2946" calcext:value-type="float">
            <text:p>2.95E+03</text:p>
          </table:table-cell>
          <table:table-cell office:value-type="float" office:value="0.000000000477739866250422" calcext:value-type="float">
            <text:p>4.78E-10</text:p>
          </table:table-cell>
          <table:table-cell/>
          <table:table-cell table:formula="of:=(1/[.D1799])*(10^4)" office:value-type="float" office:value="3.39443312966735" calcext:value-type="float">
            <text:p>3.39443312966735</text:p>
          </table:table-cell>
          <table:table-cell table:formula="of:=(2.5*LOG(([.E1799]/[.B1799]);10)-2.6)/0.38" office:value-type="float" office:value="2.80249041323661" calcext:value-type="float">
            <text:p>2.80249041323661</text:p>
          </table:table-cell>
          <table:table-cell table:number-columns-repeated="8"/>
        </table:table-row>
        <table:table-row table:style-name="ro1">
          <table:table-cell office:value-type="float" office:value="2947" calcext:value-type="float">
            <text:p>2.95E+03</text:p>
          </table:table-cell>
          <table:table-cell office:value-type="float" office:value="0.000000000016701921" calcext:value-type="float">
            <text:p>1.67E-11</text:p>
          </table:table-cell>
          <table:table-cell/>
          <table:table-cell office:value-type="float" office:value="2947" calcext:value-type="float">
            <text:p>2.95E+03</text:p>
          </table:table-cell>
          <table:table-cell office:value-type="float" office:value="0.00000000049883458" calcext:value-type="float">
            <text:p>4.99E-10</text:p>
          </table:table-cell>
          <table:table-cell/>
          <table:table-cell table:formula="of:=(1/[.D1800])*(10^4)" office:value-type="float" office:value="3.39328130302002" calcext:value-type="float">
            <text:p>3.39328130302002</text:p>
          </table:table-cell>
          <table:table-cell table:formula="of:=(2.5*LOG(([.E1800]/[.B1800]);10)-2.6)/0.38" office:value-type="float" office:value="2.86309293872272" calcext:value-type="float">
            <text:p>2.86309293872272</text:p>
          </table:table-cell>
          <table:table-cell table:number-columns-repeated="8"/>
        </table:table-row>
        <table:table-row table:style-name="ro1">
          <table:table-cell office:value-type="float" office:value="2948" calcext:value-type="float">
            <text:p>2.95E+03</text:p>
          </table:table-cell>
          <table:table-cell office:value-type="float" office:value="0.000000000016701921" calcext:value-type="float">
            <text:p>1.67E-11</text:p>
          </table:table-cell>
          <table:table-cell/>
          <table:table-cell office:value-type="float" office:value="2948" calcext:value-type="float">
            <text:p>2.95E+03</text:p>
          </table:table-cell>
          <table:table-cell office:value-type="float" office:value="0.00000000049883458" calcext:value-type="float">
            <text:p>4.99E-10</text:p>
          </table:table-cell>
          <table:table-cell/>
          <table:table-cell table:formula="of:=(1/[.D1801])*(10^4)" office:value-type="float" office:value="3.3921302578019" calcext:value-type="float">
            <text:p>3.3921302578019</text:p>
          </table:table-cell>
          <table:table-cell table:formula="of:=(2.5*LOG(([.E1801]/[.B1801]);10)-2.6)/0.38" office:value-type="float" office:value="2.86309293872272" calcext:value-type="float">
            <text:p>2.86309293872272</text:p>
          </table:table-cell>
          <table:table-cell table:number-columns-repeated="8"/>
        </table:table-row>
        <table:table-row table:style-name="ro1">
          <table:table-cell office:value-type="float" office:value="2949" calcext:value-type="float">
            <text:p>2.95E+03</text:p>
          </table:table-cell>
          <table:table-cell office:value-type="float" office:value="0.0000000000176922772500001" calcext:value-type="float">
            <text:p>1.77E-11</text:p>
          </table:table-cell>
          <table:table-cell/>
          <table:table-cell office:value-type="float" office:value="2949" calcext:value-type="float">
            <text:p>2.95E+03</text:p>
          </table:table-cell>
          <table:table-cell office:value-type="float" office:value="0.000000000502753118000001" calcext:value-type="float">
            <text:p>5.03E-10</text:p>
          </table:table-cell>
          <table:table-cell/>
          <table:table-cell table:formula="of:=(1/[.D1802])*(10^4)" office:value-type="float" office:value="3.39097999321804" calcext:value-type="float">
            <text:p>3.39097999321804</text:p>
          </table:table-cell>
          <table:table-cell table:formula="of:=(2.5*LOG(([.E1802]/[.B1802]);10)-2.6)/0.38" office:value-type="float" office:value="2.72086208070059" calcext:value-type="float">
            <text:p>2.72086208070059</text:p>
          </table:table-cell>
          <table:table-cell table:number-columns-repeated="8"/>
        </table:table-row>
        <table:table-row table:style-name="ro1">
          <table:table-cell office:value-type="float" office:value="2950" calcext:value-type="float">
            <text:p>2.95E+03</text:p>
          </table:table-cell>
          <table:table-cell office:value-type="float" office:value="0.000000000018225546" calcext:value-type="float">
            <text:p>1.82E-11</text:p>
          </table:table-cell>
          <table:table-cell/>
          <table:table-cell office:value-type="float" office:value="2950" calcext:value-type="float">
            <text:p>2.95E+03</text:p>
          </table:table-cell>
          <table:table-cell office:value-type="float" office:value="0.0000000005048631" calcext:value-type="float">
            <text:p>5.05E-10</text:p>
          </table:table-cell>
          <table:table-cell/>
          <table:table-cell table:formula="of:=(1/[.D1803])*(10^4)" office:value-type="float" office:value="3.38983050847458" calcext:value-type="float">
            <text:p>3.38983050847458</text:p>
          </table:table-cell>
          <table:table-cell table:formula="of:=(2.5*LOG(([.E1803]/[.B1803]);10)-2.6)/0.38" office:value-type="float" office:value="2.64798080194932" calcext:value-type="float">
            <text:p>2.64798080194932</text:p>
          </table:table-cell>
          <table:table-cell table:number-columns-repeated="8"/>
        </table:table-row>
        <table:table-row table:style-name="ro1">
          <table:table-cell office:value-type="float" office:value="2951" calcext:value-type="float">
            <text:p>2.95E+03</text:p>
          </table:table-cell>
          <table:table-cell office:value-type="float" office:value="0.000000000018225546" calcext:value-type="float">
            <text:p>1.82E-11</text:p>
          </table:table-cell>
          <table:table-cell/>
          <table:table-cell office:value-type="float" office:value="2951" calcext:value-type="float">
            <text:p>2.95E+03</text:p>
          </table:table-cell>
          <table:table-cell office:value-type="float" office:value="0.0000000005048631" calcext:value-type="float">
            <text:p>5.05E-10</text:p>
          </table:table-cell>
          <table:table-cell/>
          <table:table-cell table:formula="of:=(1/[.D1804])*(10^4)" office:value-type="float" office:value="3.38868180277872" calcext:value-type="float">
            <text:p>3.38868180277872</text:p>
          </table:table-cell>
          <table:table-cell table:formula="of:=(2.5*LOG(([.E1804]/[.B1804]);10)-2.6)/0.38" office:value-type="float" office:value="2.64798080194932" calcext:value-type="float">
            <text:p>2.64798080194932</text:p>
          </table:table-cell>
          <table:table-cell table:number-columns-repeated="8"/>
        </table:table-row>
        <table:table-row table:style-name="ro1">
          <table:table-cell office:value-type="float" office:value="2952" calcext:value-type="float">
            <text:p>2.95E+03</text:p>
          </table:table-cell>
          <table:table-cell office:value-type="float" office:value="0.000000000015931389305177" calcext:value-type="float">
            <text:p>1.59E-11</text:p>
          </table:table-cell>
          <table:table-cell/>
          <table:table-cell office:value-type="float" office:value="2952" calcext:value-type="float">
            <text:p>2.95E+03</text:p>
          </table:table-cell>
          <table:table-cell office:value-type="float" office:value="0.000000000477126827127087" calcext:value-type="float">
            <text:p>4.77E-10</text:p>
          </table:table-cell>
          <table:table-cell/>
          <table:table-cell table:formula="of:=(1/[.D1805])*(10^4)" office:value-type="float" office:value="3.38753387533875" calcext:value-type="float">
            <text:p>3.38753387533875</text:p>
          </table:table-cell>
          <table:table-cell table:formula="of:=(2.5*LOG(([.E1805]/[.B1805]);10)-2.6)/0.38" office:value-type="float" office:value="2.87092227455616" calcext:value-type="float">
            <text:p>2.87092227455616</text:p>
          </table:table-cell>
          <table:table-cell table:number-columns-repeated="8"/>
        </table:table-row>
        <table:table-row table:style-name="ro1">
          <table:table-cell office:value-type="float" office:value="2953" calcext:value-type="float">
            <text:p>2.95E+03</text:p>
          </table:table-cell>
          <table:table-cell office:value-type="float" office:value="0.000000000015885755" calcext:value-type="float">
            <text:p>1.59E-11</text:p>
          </table:table-cell>
          <table:table-cell/>
          <table:table-cell office:value-type="float" office:value="2953" calcext:value-type="float">
            <text:p>2.95E+03</text:p>
          </table:table-cell>
          <table:table-cell office:value-type="float" office:value="0.00000000047657511" calcext:value-type="float">
            <text:p>4.77E-10</text:p>
          </table:table-cell>
          <table:table-cell/>
          <table:table-cell table:formula="of:=(1/[.D1806])*(10^4)" office:value-type="float" office:value="3.38638672536404" calcext:value-type="float">
            <text:p>3.38638672536404</text:p>
          </table:table-cell>
          <table:table-cell table:formula="of:=(2.5*LOG(([.E1806]/[.B1806]);10)-2.6)/0.38" office:value-type="float" office:value="2.87581247684215" calcext:value-type="float">
            <text:p>2.87581247684215</text:p>
          </table:table-cell>
          <table:table-cell table:number-columns-repeated="8"/>
        </table:table-row>
        <table:table-row table:style-name="ro1">
          <table:table-cell office:value-type="float" office:value="2954" calcext:value-type="float">
            <text:p>2.95E+03</text:p>
          </table:table-cell>
          <table:table-cell office:value-type="float" office:value="0.0000000000157359798815001" calcext:value-type="float">
            <text:p>1.57E-11</text:p>
          </table:table-cell>
          <table:table-cell/>
          <table:table-cell office:value-type="float" office:value="2954" calcext:value-type="float">
            <text:p>2.95E+03</text:p>
          </table:table-cell>
          <table:table-cell office:value-type="float" office:value="0.000000000479123513304998" calcext:value-type="float">
            <text:p>4.79E-10</text:p>
          </table:table-cell>
          <table:table-cell/>
          <table:table-cell table:formula="of:=(1/[.D1807])*(10^4)" office:value-type="float" office:value="3.385240352065" calcext:value-type="float">
            <text:p>3.385240352065</text:p>
          </table:table-cell>
          <table:table-cell table:formula="of:=(2.5*LOG(([.E1807]/[.B1807]);10)-2.6)/0.38" office:value-type="float" office:value="2.91811640136084" calcext:value-type="float">
            <text:p>2.91811640136084</text:p>
          </table:table-cell>
          <table:table-cell table:number-columns-repeated="8"/>
        </table:table-row>
        <table:table-row table:style-name="ro1">
          <table:table-cell office:value-type="float" office:value="2955" calcext:value-type="float">
            <text:p>2.96E+03</text:p>
          </table:table-cell>
          <table:table-cell office:value-type="float" office:value="0.000000000015404936" calcext:value-type="float">
            <text:p>1.54E-11</text:p>
          </table:table-cell>
          <table:table-cell/>
          <table:table-cell office:value-type="float" office:value="2955" calcext:value-type="float">
            <text:p>2.96E+03</text:p>
          </table:table-cell>
          <table:table-cell office:value-type="float" office:value="0.00000000048475618" calcext:value-type="float">
            <text:p>4.85E-10</text:p>
          </table:table-cell>
          <table:table-cell/>
          <table:table-cell table:formula="of:=(1/[.D1808])*(10^4)" office:value-type="float" office:value="3.38409475465313" calcext:value-type="float">
            <text:p>3.38409475465313</text:p>
          </table:table-cell>
          <table:table-cell table:formula="of:=(2.5*LOG(([.E1808]/[.B1808]);10)-2.6)/0.38" office:value-type="float" office:value="3.0122595795481" calcext:value-type="float">
            <text:p>3.0122595795481</text:p>
          </table:table-cell>
          <table:table-cell table:number-columns-repeated="8"/>
        </table:table-row>
        <table:table-row table:style-name="ro1">
          <table:table-cell office:value-type="float" office:value="2956" calcext:value-type="float">
            <text:p>2.96E+03</text:p>
          </table:table-cell>
          <table:table-cell office:value-type="float" office:value="0.000000000015404936" calcext:value-type="float">
            <text:p>1.54E-11</text:p>
          </table:table-cell>
          <table:table-cell/>
          <table:table-cell office:value-type="float" office:value="2956" calcext:value-type="float">
            <text:p>2.96E+03</text:p>
          </table:table-cell>
          <table:table-cell office:value-type="float" office:value="0.00000000048475618" calcext:value-type="float">
            <text:p>4.85E-10</text:p>
          </table:table-cell>
          <table:table-cell/>
          <table:table-cell table:formula="of:=(1/[.D1809])*(10^4)" office:value-type="float" office:value="3.382949932341" calcext:value-type="float">
            <text:p>3.382949932341</text:p>
          </table:table-cell>
          <table:table-cell table:formula="of:=(2.5*LOG(([.E1809]/[.B1809]);10)-2.6)/0.38" office:value-type="float" office:value="3.0122595795481" calcext:value-type="float">
            <text:p>3.0122595795481</text:p>
          </table:table-cell>
          <table:table-cell table:number-columns-repeated="8"/>
        </table:table-row>
        <table:table-row table:style-name="ro1">
          <table:table-cell office:value-type="float" office:value="2957" calcext:value-type="float">
            <text:p>2.96E+03</text:p>
          </table:table-cell>
          <table:table-cell office:value-type="float" office:value="0.0000000000171094137370079" calcext:value-type="float">
            <text:p>1.71E-11</text:p>
          </table:table-cell>
          <table:table-cell/>
          <table:table-cell office:value-type="float" office:value="2957" calcext:value-type="float">
            <text:p>2.96E+03</text:p>
          </table:table-cell>
          <table:table-cell office:value-type="float" office:value="0.000000000484239382645195" calcext:value-type="float">
            <text:p>4.84E-10</text:p>
          </table:table-cell>
          <table:table-cell/>
          <table:table-cell table:formula="of:=(1/[.D1810])*(10^4)" office:value-type="float" office:value="3.38180588434224" calcext:value-type="float">
            <text:p>3.38180588434224</text:p>
          </table:table-cell>
          <table:table-cell table:formula="of:=(2.5*LOG(([.E1810]/[.B1810]);10)-2.6)/0.38" office:value-type="float" office:value="2.70937486023452" calcext:value-type="float">
            <text:p>2.70937486023452</text:p>
          </table:table-cell>
          <table:table-cell table:number-columns-repeated="8"/>
        </table:table-row>
        <table:table-row table:style-name="ro1">
          <table:table-cell office:value-type="float" office:value="2958" calcext:value-type="float">
            <text:p>2.96E+03</text:p>
          </table:table-cell>
          <table:table-cell office:value-type="float" office:value="0.000000000018057642" calcext:value-type="float">
            <text:p>1.81E-11</text:p>
          </table:table-cell>
          <table:table-cell/>
          <table:table-cell office:value-type="float" office:value="2958" calcext:value-type="float">
            <text:p>2.96E+03</text:p>
          </table:table-cell>
          <table:table-cell office:value-type="float" office:value="0.00000000048395188" calcext:value-type="float">
            <text:p>4.84E-10</text:p>
          </table:table-cell>
          <table:table-cell/>
          <table:table-cell table:formula="of:=(1/[.D1811])*(10^4)" office:value-type="float" office:value="3.38066260987153" calcext:value-type="float">
            <text:p>3.38066260987153</text:p>
          </table:table-cell>
          <table:table-cell table:formula="of:=(2.5*LOG(([.E1811]/[.B1811]);10)-2.6)/0.38" office:value-type="float" office:value="2.55356014858043" calcext:value-type="float">
            <text:p>2.55356014858043</text:p>
          </table:table-cell>
          <table:table-cell table:number-columns-repeated="8"/>
        </table:table-row>
        <table:table-row table:style-name="ro1">
          <table:table-cell office:value-type="float" office:value="2959" calcext:value-type="float">
            <text:p>2.96E+03</text:p>
          </table:table-cell>
          <table:table-cell office:value-type="float" office:value="0.000000000018057642" calcext:value-type="float">
            <text:p>1.81E-11</text:p>
          </table:table-cell>
          <table:table-cell/>
          <table:table-cell office:value-type="float" office:value="2959" calcext:value-type="float">
            <text:p>2.96E+03</text:p>
          </table:table-cell>
          <table:table-cell office:value-type="float" office:value="0.00000000048395188" calcext:value-type="float">
            <text:p>4.84E-10</text:p>
          </table:table-cell>
          <table:table-cell/>
          <table:table-cell table:formula="of:=(1/[.D1812])*(10^4)" office:value-type="float" office:value="3.37952010814464" calcext:value-type="float">
            <text:p>3.37952010814464</text:p>
          </table:table-cell>
          <table:table-cell table:formula="of:=(2.5*LOG(([.E1812]/[.B1812]);10)-2.6)/0.38" office:value-type="float" office:value="2.55356014858043" calcext:value-type="float">
            <text:p>2.55356014858043</text:p>
          </table:table-cell>
          <table:table-cell table:number-columns-repeated="8"/>
        </table:table-row>
        <table:table-row table:style-name="ro1">
          <table:table-cell office:value-type="float" office:value="2960" calcext:value-type="float">
            <text:p>2.96E+03</text:p>
          </table:table-cell>
          <table:table-cell office:value-type="float" office:value="0.000000000018317404783" calcext:value-type="float">
            <text:p>1.83E-11</text:p>
          </table:table-cell>
          <table:table-cell/>
          <table:table-cell office:value-type="float" office:value="2960" calcext:value-type="float">
            <text:p>2.96E+03</text:p>
          </table:table-cell>
          <table:table-cell office:value-type="float" office:value="0.000000000451009476310002" calcext:value-type="float">
            <text:p>4.51E-10</text:p>
          </table:table-cell>
          <table:table-cell/>
          <table:table-cell table:formula="of:=(1/[.D1813])*(10^4)" office:value-type="float" office:value="3.37837837837838" calcext:value-type="float">
            <text:p>3.37837837837838</text:p>
          </table:table-cell>
          <table:table-cell table:formula="of:=(2.5*LOG(([.E1813]/[.B1813]);10)-2.6)/0.38" office:value-type="float" office:value="2.31132713420751" calcext:value-type="float">
            <text:p>2.31132713420751</text:p>
          </table:table-cell>
          <table:table-cell table:number-columns-repeated="8"/>
        </table:table-row>
        <table:table-row table:style-name="ro1">
          <table:table-cell office:value-type="float" office:value="2961" calcext:value-type="float">
            <text:p>2.96E+03</text:p>
          </table:table-cell>
          <table:table-cell office:value-type="float" office:value="0.000000000018324613" calcext:value-type="float">
            <text:p>1.83E-11</text:p>
          </table:table-cell>
          <table:table-cell/>
          <table:table-cell office:value-type="float" office:value="2961" calcext:value-type="float">
            <text:p>2.96E+03</text:p>
          </table:table-cell>
          <table:table-cell office:value-type="float" office:value="0.00000000045009535" calcext:value-type="float">
            <text:p>4.50E-10</text:p>
          </table:table-cell>
          <table:table-cell/>
          <table:table-cell table:formula="of:=(1/[.D1814])*(10^4)" office:value-type="float" office:value="3.37723741979061" calcext:value-type="float">
            <text:p>3.37723741979061</text:p>
          </table:table-cell>
          <table:table-cell table:formula="of:=(2.5*LOG(([.E1814]/[.B1814]);10)-2.6)/0.38" office:value-type="float" office:value="2.30440601787536" calcext:value-type="float">
            <text:p>2.30440601787536</text:p>
          </table:table-cell>
          <table:table-cell table:number-columns-repeated="8"/>
        </table:table-row>
        <table:table-row table:style-name="ro1">
          <table:table-cell office:value-type="float" office:value="2962" calcext:value-type="float">
            <text:p>2.96E+03</text:p>
          </table:table-cell>
          <table:table-cell office:value-type="float" office:value="0.0000000000177869512623779" calcext:value-type="float">
            <text:p>1.78E-11</text:p>
          </table:table-cell>
          <table:table-cell/>
          <table:table-cell office:value-type="float" office:value="2962" calcext:value-type="float">
            <text:p>2.96E+03</text:p>
          </table:table-cell>
          <table:table-cell office:value-type="float" office:value="0.000000000451049399166065" calcext:value-type="float">
            <text:p>4.51E-10</text:p>
          </table:table-cell>
          <table:table-cell/>
          <table:table-cell table:formula="of:=(1/[.D1815])*(10^4)" office:value-type="float" office:value="3.37609723160027" calcext:value-type="float">
            <text:p>3.37609723160027</text:p>
          </table:table-cell>
          <table:table-cell table:formula="of:=(2.5*LOG(([.E1815]/[.B1815]);10)-2.6)/0.38" office:value-type="float" office:value="2.39554337878784" calcext:value-type="float">
            <text:p>2.39554337878784</text:p>
          </table:table-cell>
          <table:table-cell table:number-columns-repeated="8"/>
        </table:table-row>
        <table:table-row table:style-name="ro1">
          <table:table-cell office:value-type="float" office:value="2963" calcext:value-type="float">
            <text:p>2.96E+03</text:p>
          </table:table-cell>
          <table:table-cell office:value-type="float" office:value="0.000000000016552844" calcext:value-type="float">
            <text:p>1.66E-11</text:p>
          </table:table-cell>
          <table:table-cell/>
          <table:table-cell office:value-type="float" office:value="2963" calcext:value-type="float">
            <text:p>2.96E+03</text:p>
          </table:table-cell>
          <table:table-cell office:value-type="float" office:value="0.00000000045323925" calcext:value-type="float">
            <text:p>4.53E-10</text:p>
          </table:table-cell>
          <table:table-cell/>
          <table:table-cell table:formula="of:=(1/[.D1816])*(10^4)" office:value-type="float" office:value="3.37495781302734" calcext:value-type="float">
            <text:p>3.37495781302734</text:p>
          </table:table-cell>
          <table:table-cell table:formula="of:=(2.5*LOG(([.E1816]/[.B1816]);10)-2.6)/0.38" office:value-type="float" office:value="2.61483480329753" calcext:value-type="float">
            <text:p>2.61483480329753</text:p>
          </table:table-cell>
          <table:table-cell table:number-columns-repeated="8"/>
        </table:table-row>
        <table:table-row table:style-name="ro1">
          <table:table-cell office:value-type="float" office:value="2964" calcext:value-type="float">
            <text:p>2.96E+03</text:p>
          </table:table-cell>
          <table:table-cell office:value-type="float" office:value="0.000000000016552844" calcext:value-type="float">
            <text:p>1.66E-11</text:p>
          </table:table-cell>
          <table:table-cell/>
          <table:table-cell office:value-type="float" office:value="2964" calcext:value-type="float">
            <text:p>2.96E+03</text:p>
          </table:table-cell>
          <table:table-cell office:value-type="float" office:value="0.00000000045323925" calcext:value-type="float">
            <text:p>4.53E-10</text:p>
          </table:table-cell>
          <table:table-cell/>
          <table:table-cell table:formula="of:=(1/[.D1817])*(10^4)" office:value-type="float" office:value="3.37381916329285" calcext:value-type="float">
            <text:p>3.37381916329285</text:p>
          </table:table-cell>
          <table:table-cell table:formula="of:=(2.5*LOG(([.E1817]/[.B1817]);10)-2.6)/0.38" office:value-type="float" office:value="2.61483480329753" calcext:value-type="float">
            <text:p>2.61483480329753</text:p>
          </table:table-cell>
          <table:table-cell table:number-columns-repeated="8"/>
        </table:table-row>
        <table:table-row table:style-name="ro1">
          <table:table-cell office:value-type="float" office:value="2965" calcext:value-type="float">
            <text:p>2.97E+03</text:p>
          </table:table-cell>
          <table:table-cell office:value-type="float" office:value="0.0000000000166924035805414" calcext:value-type="float">
            <text:p>1.67E-11</text:p>
          </table:table-cell>
          <table:table-cell/>
          <table:table-cell office:value-type="float" office:value="2965" calcext:value-type="float">
            <text:p>2.97E+03</text:p>
          </table:table-cell>
          <table:table-cell office:value-type="float" office:value="0.000000000464457235601614" calcext:value-type="float">
            <text:p>4.64E-10</text:p>
          </table:table-cell>
          <table:table-cell/>
          <table:table-cell table:formula="of:=(1/[.D1818])*(10^4)" office:value-type="float" office:value="3.37268128161889" calcext:value-type="float">
            <text:p>3.37268128161889</text:p>
          </table:table-cell>
          <table:table-cell table:formula="of:=(2.5*LOG(([.E1818]/[.B1818]);10)-2.6)/0.38" office:value-type="float" office:value="2.66070300430778" calcext:value-type="float">
            <text:p>2.66070300430778</text:p>
          </table:table-cell>
          <table:table-cell table:number-columns-repeated="8"/>
        </table:table-row>
        <table:table-row table:style-name="ro1">
          <table:table-cell office:value-type="float" office:value="2966" calcext:value-type="float">
            <text:p>2.97E+03</text:p>
          </table:table-cell>
          <table:table-cell office:value-type="float" office:value="0.000000000016772781" calcext:value-type="float">
            <text:p>1.68E-11</text:p>
          </table:table-cell>
          <table:table-cell/>
          <table:table-cell office:value-type="float" office:value="2966" calcext:value-type="float">
            <text:p>2.97E+03</text:p>
          </table:table-cell>
          <table:table-cell office:value-type="float" office:value="0.00000000047091808" calcext:value-type="float">
            <text:p>4.71E-10</text:p>
          </table:table-cell>
          <table:table-cell/>
          <table:table-cell table:formula="of:=(1/[.D1819])*(10^4)" office:value-type="float" office:value="3.37154416722859" calcext:value-type="float">
            <text:p>3.37154416722859</text:p>
          </table:table-cell>
          <table:table-cell table:formula="of:=(2.5*LOG(([.E1819]/[.B1819]);10)-2.6)/0.38" office:value-type="float" office:value="2.6864492643449" calcext:value-type="float">
            <text:p>2.6864492643449</text:p>
          </table:table-cell>
          <table:table-cell table:number-columns-repeated="8"/>
        </table:table-row>
        <table:table-row table:style-name="ro1">
          <table:table-cell office:value-type="float" office:value="2967" calcext:value-type="float">
            <text:p>2.97E+03</text:p>
          </table:table-cell>
          <table:table-cell office:value-type="float" office:value="0.000000000016772781" calcext:value-type="float">
            <text:p>1.68E-11</text:p>
          </table:table-cell>
          <table:table-cell/>
          <table:table-cell office:value-type="float" office:value="2967" calcext:value-type="float">
            <text:p>2.97E+03</text:p>
          </table:table-cell>
          <table:table-cell office:value-type="float" office:value="0.00000000047091808" calcext:value-type="float">
            <text:p>4.71E-10</text:p>
          </table:table-cell>
          <table:table-cell/>
          <table:table-cell table:formula="of:=(1/[.D1820])*(10^4)" office:value-type="float" office:value="3.37040781934614" calcext:value-type="float">
            <text:p>3.37040781934614</text:p>
          </table:table-cell>
          <table:table-cell table:formula="of:=(2.5*LOG(([.E1820]/[.B1820]);10)-2.6)/0.38" office:value-type="float" office:value="2.6864492643449" calcext:value-type="float">
            <text:p>2.6864492643449</text:p>
          </table:table-cell>
          <table:table-cell table:number-columns-repeated="8"/>
        </table:table-row>
        <table:table-row table:style-name="ro1">
          <table:table-cell office:value-type="float" office:value="2968" calcext:value-type="float">
            <text:p>2.97E+03</text:p>
          </table:table-cell>
          <table:table-cell office:value-type="float" office:value="0.0000000000164277684099999" calcext:value-type="float">
            <text:p>1.64E-11</text:p>
          </table:table-cell>
          <table:table-cell/>
          <table:table-cell office:value-type="float" office:value="2968" calcext:value-type="float">
            <text:p>2.97E+03</text:p>
          </table:table-cell>
          <table:table-cell office:value-type="float" office:value="0.000000000488615533450003" calcext:value-type="float">
            <text:p>4.89E-10</text:p>
          </table:table-cell>
          <table:table-cell/>
          <table:table-cell table:formula="of:=(1/[.D1821])*(10^4)" office:value-type="float" office:value="3.36927223719677" calcext:value-type="float">
            <text:p>3.36927223719677</text:p>
          </table:table-cell>
          <table:table-cell table:formula="of:=(2.5*LOG(([.E1821]/[.B1821]);10)-2.6)/0.38" office:value-type="float" office:value="2.85124143177489" calcext:value-type="float">
            <text:p>2.85124143177489</text:p>
          </table:table-cell>
          <table:table-cell table:number-columns-repeated="8"/>
        </table:table-row>
        <table:table-row table:style-name="ro1">
          <table:table-cell office:value-type="float" office:value="2969" calcext:value-type="float">
            <text:p>2.97E+03</text:p>
          </table:table-cell>
          <table:table-cell office:value-type="float" office:value="0.000000000016415255" calcext:value-type="float">
            <text:p>1.64E-11</text:p>
          </table:table-cell>
          <table:table-cell/>
          <table:table-cell office:value-type="float" office:value="2969" calcext:value-type="float">
            <text:p>2.97E+03</text:p>
          </table:table-cell>
          <table:table-cell office:value-type="float" office:value="0.00000000048925741" calcext:value-type="float">
            <text:p>4.89E-10</text:p>
          </table:table-cell>
          <table:table-cell/>
          <table:table-cell table:formula="of:=(1/[.D1822])*(10^4)" office:value-type="float" office:value="3.36813742000674" calcext:value-type="float">
            <text:p>3.36813742000674</text:p>
          </table:table-cell>
          <table:table-cell table:formula="of:=(2.5*LOG(([.E1822]/[.B1822]);10)-2.6)/0.38" office:value-type="float" office:value="2.85716959442338" calcext:value-type="float">
            <text:p>2.85716959442338</text:p>
          </table:table-cell>
          <table:table-cell table:number-columns-repeated="8"/>
        </table:table-row>
        <table:table-row table:style-name="ro1">
          <table:table-cell office:value-type="float" office:value="2970" calcext:value-type="float">
            <text:p>2.97E+03</text:p>
          </table:table-cell>
          <table:table-cell office:value-type="float" office:value="0.0000000000168218654812528" calcext:value-type="float">
            <text:p>1.68E-11</text:p>
          </table:table-cell>
          <table:table-cell/>
          <table:table-cell office:value-type="float" office:value="2970" calcext:value-type="float">
            <text:p>2.97E+03</text:p>
          </table:table-cell>
          <table:table-cell office:value-type="float" office:value="0.000000000495234763419246" calcext:value-type="float">
            <text:p>4.95E-10</text:p>
          </table:table-cell>
          <table:table-cell/>
          <table:table-cell table:formula="of:=(1/[.D1823])*(10^4)" office:value-type="float" office:value="3.36700336700337" calcext:value-type="float">
            <text:p>3.36700336700337</text:p>
          </table:table-cell>
          <table:table-cell table:formula="of:=(2.5*LOG(([.E1823]/[.B1823]);10)-2.6)/0.38" office:value-type="float" office:value="2.82195373025877" calcext:value-type="float">
            <text:p>2.82195373025877</text:p>
          </table:table-cell>
          <table:table-cell table:number-columns-repeated="8"/>
        </table:table-row>
        <table:table-row table:style-name="ro1">
          <table:table-cell office:value-type="float" office:value="2971" calcext:value-type="float">
            <text:p>2.97E+03</text:p>
          </table:table-cell>
          <table:table-cell office:value-type="float" office:value="0.000000000017791445" calcext:value-type="float">
            <text:p>1.78E-11</text:p>
          </table:table-cell>
          <table:table-cell/>
          <table:table-cell office:value-type="float" office:value="2971" calcext:value-type="float">
            <text:p>2.97E+03</text:p>
          </table:table-cell>
          <table:table-cell office:value-type="float" office:value="0.00000000050948801" calcext:value-type="float">
            <text:p>5.09E-10</text:p>
          </table:table-cell>
          <table:table-cell/>
          <table:table-cell table:formula="of:=(1/[.D1824])*(10^4)" office:value-type="float" office:value="3.36587007741501" calcext:value-type="float">
            <text:p>3.36587007741501</text:p>
          </table:table-cell>
          <table:table-cell table:formula="of:=(2.5*LOG(([.E1824]/[.B1824]);10)-2.6)/0.38" office:value-type="float" office:value="2.74291280017521" calcext:value-type="float">
            <text:p>2.74291280017521</text:p>
          </table:table-cell>
          <table:table-cell table:number-columns-repeated="8"/>
        </table:table-row>
        <table:table-row table:style-name="ro1">
          <table:table-cell office:value-type="float" office:value="2972" calcext:value-type="float">
            <text:p>2.97E+03</text:p>
          </table:table-cell>
          <table:table-cell office:value-type="float" office:value="0.000000000017791445" calcext:value-type="float">
            <text:p>1.78E-11</text:p>
          </table:table-cell>
          <table:table-cell/>
          <table:table-cell office:value-type="float" office:value="2972" calcext:value-type="float">
            <text:p>2.97E+03</text:p>
          </table:table-cell>
          <table:table-cell office:value-type="float" office:value="0.00000000050948801" calcext:value-type="float">
            <text:p>5.09E-10</text:p>
          </table:table-cell>
          <table:table-cell/>
          <table:table-cell table:formula="of:=(1/[.D1825])*(10^4)" office:value-type="float" office:value="3.36473755047106" calcext:value-type="float">
            <text:p>3.36473755047106</text:p>
          </table:table-cell>
          <table:table-cell table:formula="of:=(2.5*LOG(([.E1825]/[.B1825]);10)-2.6)/0.38" office:value-type="float" office:value="2.74291280017521" calcext:value-type="float">
            <text:p>2.74291280017521</text:p>
          </table:table-cell>
          <table:table-cell table:number-columns-repeated="8"/>
        </table:table-row>
        <table:table-row table:style-name="ro1">
          <table:table-cell office:value-type="float" office:value="2973" calcext:value-type="float">
            <text:p>2.97E+03</text:p>
          </table:table-cell>
          <table:table-cell office:value-type="float" office:value="0.0000000000179426426305" calcext:value-type="float">
            <text:p>1.79E-11</text:p>
          </table:table-cell>
          <table:table-cell/>
          <table:table-cell office:value-type="float" office:value="2973" calcext:value-type="float">
            <text:p>2.97E+03</text:p>
          </table:table-cell>
          <table:table-cell office:value-type="float" office:value="0.000000000507733891445001" calcext:value-type="float">
            <text:p>5.08E-10</text:p>
          </table:table-cell>
          <table:table-cell/>
          <table:table-cell table:formula="of:=(1/[.D1826])*(10^4)" office:value-type="float" office:value="3.36360578540195" calcext:value-type="float">
            <text:p>3.36360578540195</text:p>
          </table:table-cell>
          <table:table-cell table:formula="of:=(2.5*LOG(([.E1826]/[.B1826]);10)-2.6)/0.38" office:value-type="float" office:value="2.7088799110152" calcext:value-type="float">
            <text:p>2.7088799110152</text:p>
          </table:table-cell>
          <table:table-cell table:number-columns-repeated="8"/>
        </table:table-row>
        <table:table-row table:style-name="ro1">
          <table:table-cell office:value-type="float" office:value="2974" calcext:value-type="float">
            <text:p>2.97E+03</text:p>
          </table:table-cell>
          <table:table-cell office:value-type="float" office:value="0.000000000018032782" calcext:value-type="float">
            <text:p>1.80E-11</text:p>
          </table:table-cell>
          <table:table-cell/>
          <table:table-cell office:value-type="float" office:value="2974" calcext:value-type="float">
            <text:p>2.97E+03</text:p>
          </table:table-cell>
          <table:table-cell office:value-type="float" office:value="0.00000000050668814" calcext:value-type="float">
            <text:p>5.07E-10</text:p>
          </table:table-cell>
          <table:table-cell/>
          <table:table-cell table:formula="of:=(1/[.D1827])*(10^4)" office:value-type="float" office:value="3.36247478143914" calcext:value-type="float">
            <text:p>3.36247478143914</text:p>
          </table:table-cell>
          <table:table-cell table:formula="of:=(2.5*LOG(([.E1827]/[.B1827]);10)-2.6)/0.38" office:value-type="float" office:value="2.68867109491996" calcext:value-type="float">
            <text:p>2.68867109491996</text:p>
          </table:table-cell>
          <table:table-cell table:number-columns-repeated="8"/>
        </table:table-row>
        <table:table-row table:style-name="ro1">
          <table:table-cell office:value-type="float" office:value="2975" calcext:value-type="float">
            <text:p>2.98E+03</text:p>
          </table:table-cell>
          <table:table-cell office:value-type="float" office:value="0.000000000018032782" calcext:value-type="float">
            <text:p>1.80E-11</text:p>
          </table:table-cell>
          <table:table-cell/>
          <table:table-cell office:value-type="float" office:value="2975" calcext:value-type="float">
            <text:p>2.98E+03</text:p>
          </table:table-cell>
          <table:table-cell office:value-type="float" office:value="0.00000000050668814" calcext:value-type="float">
            <text:p>5.07E-10</text:p>
          </table:table-cell>
          <table:table-cell/>
          <table:table-cell table:formula="of:=(1/[.D1828])*(10^4)" office:value-type="float" office:value="3.36134453781513" calcext:value-type="float">
            <text:p>3.36134453781513</text:p>
          </table:table-cell>
          <table:table-cell table:formula="of:=(2.5*LOG(([.E1828]/[.B1828]);10)-2.6)/0.38" office:value-type="float" office:value="2.68867109491996" calcext:value-type="float">
            <text:p>2.68867109491996</text:p>
          </table:table-cell>
          <table:table-cell table:number-columns-repeated="8"/>
        </table:table-row>
        <table:table-row table:style-name="ro1">
          <table:table-cell office:value-type="float" office:value="2976" calcext:value-type="float">
            <text:p>2.98E+03</text:p>
          </table:table-cell>
          <table:table-cell office:value-type="float" office:value="0.0000000000173999767026849" calcext:value-type="float">
            <text:p>1.74E-11</text:p>
          </table:table-cell>
          <table:table-cell/>
          <table:table-cell office:value-type="float" office:value="2976" calcext:value-type="float">
            <text:p>2.98E+03</text:p>
          </table:table-cell>
          <table:table-cell office:value-type="float" office:value="0.000000000480749631946898" calcext:value-type="float">
            <text:p>4.81E-10</text:p>
          </table:table-cell>
          <table:table-cell/>
          <table:table-cell table:formula="of:=(1/[.D1829])*(10^4)" office:value-type="float" office:value="3.36021505376344" calcext:value-type="float">
            <text:p>3.36021505376344</text:p>
          </table:table-cell>
          <table:table-cell table:formula="of:=(2.5*LOG(([.E1829]/[.B1829]);10)-2.6)/0.38" office:value-type="float" office:value="2.64059403703146" calcext:value-type="float">
            <text:p>2.64059403703146</text:p>
          </table:table-cell>
          <table:table-cell table:number-columns-repeated="8"/>
        </table:table-row>
        <table:table-row table:style-name="ro1">
          <table:table-cell office:value-type="float" office:value="2977" calcext:value-type="float">
            <text:p>2.98E+03</text:p>
          </table:table-cell>
          <table:table-cell office:value-type="float" office:value="0.000000000017371894" calcext:value-type="float">
            <text:p>1.74E-11</text:p>
          </table:table-cell>
          <table:table-cell/>
          <table:table-cell office:value-type="float" office:value="2977" calcext:value-type="float">
            <text:p>2.98E+03</text:p>
          </table:table-cell>
          <table:table-cell office:value-type="float" office:value="0.00000000047959853" calcext:value-type="float">
            <text:p>4.80E-10</text:p>
          </table:table-cell>
          <table:table-cell/>
          <table:table-cell table:formula="of:=(1/[.D1830])*(10^4)" office:value-type="float" office:value="3.35908632851864" calcext:value-type="float">
            <text:p>3.35908632851864</text:p>
          </table:table-cell>
          <table:table-cell table:formula="of:=(2.5*LOG(([.E1830]/[.B1830]);10)-2.6)/0.38" office:value-type="float" office:value="2.63835968797936" calcext:value-type="float">
            <text:p>2.63835968797936</text:p>
          </table:table-cell>
          <table:table-cell table:number-columns-repeated="8"/>
        </table:table-row>
        <table:table-row table:style-name="ro1">
          <table:table-cell office:value-type="float" office:value="2978" calcext:value-type="float">
            <text:p>2.98E+03</text:p>
          </table:table-cell>
          <table:table-cell office:value-type="float" office:value="0.00000000001731066952" calcext:value-type="float">
            <text:p>1.73E-11</text:p>
          </table:table-cell>
          <table:table-cell/>
          <table:table-cell office:value-type="float" office:value="2978" calcext:value-type="float">
            <text:p>2.98E+03</text:p>
          </table:table-cell>
          <table:table-cell office:value-type="float" office:value="0.00000000047524924904" calcext:value-type="float">
            <text:p>4.75E-10</text:p>
          </table:table-cell>
          <table:table-cell/>
          <table:table-cell table:formula="of:=(1/[.D1831])*(10^4)" office:value-type="float" office:value="3.35795836131632" calcext:value-type="float">
            <text:p>3.35795836131632</text:p>
          </table:table-cell>
          <table:table-cell table:formula="of:=(2.5*LOG(([.E1831]/[.B1831]);10)-2.6)/0.38" office:value-type="float" office:value="2.62241825002564" calcext:value-type="float">
            <text:p>2.62241825002564</text:p>
          </table:table-cell>
          <table:table-cell table:number-columns-repeated="8"/>
        </table:table-row>
        <table:table-row table:style-name="ro1">
          <table:table-cell office:value-type="float" office:value="2979" calcext:value-type="float">
            <text:p>2.98E+03</text:p>
          </table:table-cell>
          <table:table-cell office:value-type="float" office:value="0.000000000017159309" calcext:value-type="float">
            <text:p>1.72E-11</text:p>
          </table:table-cell>
          <table:table-cell/>
          <table:table-cell office:value-type="float" office:value="2979" calcext:value-type="float">
            <text:p>2.98E+03</text:p>
          </table:table-cell>
          <table:table-cell office:value-type="float" office:value="0.00000000046449686" calcext:value-type="float">
            <text:p>4.64E-10</text:p>
          </table:table-cell>
          <table:table-cell/>
          <table:table-cell table:formula="of:=(1/[.D1832])*(10^4)" office:value-type="float" office:value="3.35683115139308" calcext:value-type="float">
            <text:p>3.35683115139308</text:p>
          </table:table-cell>
          <table:table-cell table:formula="of:=(2.5*LOG(([.E1832]/[.B1832]);10)-2.6)/0.38" office:value-type="float" office:value="2.5821249180639" calcext:value-type="float">
            <text:p>2.5821249180639</text:p>
          </table:table-cell>
          <table:table-cell table:number-columns-repeated="8"/>
        </table:table-row>
        <table:table-row table:style-name="ro1">
          <table:table-cell office:value-type="float" office:value="2980" calcext:value-type="float">
            <text:p>2.98E+03</text:p>
          </table:table-cell>
          <table:table-cell office:value-type="float" office:value="0.000000000017159309" calcext:value-type="float">
            <text:p>1.72E-11</text:p>
          </table:table-cell>
          <table:table-cell/>
          <table:table-cell office:value-type="float" office:value="2980" calcext:value-type="float">
            <text:p>2.98E+03</text:p>
          </table:table-cell>
          <table:table-cell office:value-type="float" office:value="0.00000000046449686" calcext:value-type="float">
            <text:p>4.64E-10</text:p>
          </table:table-cell>
          <table:table-cell/>
          <table:table-cell table:formula="of:=(1/[.D1833])*(10^4)" office:value-type="float" office:value="3.35570469798658" calcext:value-type="float">
            <text:p>3.35570469798658</text:p>
          </table:table-cell>
          <table:table-cell table:formula="of:=(2.5*LOG(([.E1833]/[.B1833]);10)-2.6)/0.38" office:value-type="float" office:value="2.5821249180639" calcext:value-type="float">
            <text:p>2.5821249180639</text:p>
          </table:table-cell>
          <table:table-cell table:number-columns-repeated="8"/>
        </table:table-row>
        <table:table-row table:style-name="ro1">
          <table:table-cell office:value-type="float" office:value="2981" calcext:value-type="float">
            <text:p>2.98E+03</text:p>
          </table:table-cell>
          <table:table-cell office:value-type="float" office:value="0.0000000000165368437512913" calcext:value-type="float">
            <text:p>1.65E-11</text:p>
          </table:table-cell>
          <table:table-cell/>
          <table:table-cell office:value-type="float" office:value="2981" calcext:value-type="float">
            <text:p>2.98E+03</text:p>
          </table:table-cell>
          <table:table-cell office:value-type="float" office:value="0.000000000465078171344425" calcext:value-type="float">
            <text:p>4.65E-10</text:p>
          </table:table-cell>
          <table:table-cell/>
          <table:table-cell table:formula="of:=(1/[.D1834])*(10^4)" office:value-type="float" office:value="3.35457900033546" calcext:value-type="float">
            <text:p>3.35457900033546</text:p>
          </table:table-cell>
          <table:table-cell table:formula="of:=(2.5*LOG(([.E1834]/[.B1834]);10)-2.6)/0.38" office:value-type="float" office:value="2.6912719289556" calcext:value-type="float">
            <text:p>2.6912719289556</text:p>
          </table:table-cell>
          <table:table-cell table:number-columns-repeated="8"/>
        </table:table-row>
        <table:table-row table:style-name="ro1">
          <table:table-cell office:value-type="float" office:value="2982" calcext:value-type="float">
            <text:p>2.98E+03</text:p>
          </table:table-cell>
          <table:table-cell office:value-type="float" office:value="0.000000000016152826" calcext:value-type="float">
            <text:p>1.62E-11</text:p>
          </table:table-cell>
          <table:table-cell/>
          <table:table-cell office:value-type="float" office:value="2982" calcext:value-type="float">
            <text:p>2.98E+03</text:p>
          </table:table-cell>
          <table:table-cell office:value-type="float" office:value="0.0000000004654368" calcext:value-type="float">
            <text:p>4.65E-10</text:p>
          </table:table-cell>
          <table:table-cell/>
          <table:table-cell table:formula="of:=(1/[.D1835])*(10^4)" office:value-type="float" office:value="3.35345405767941" calcext:value-type="float">
            <text:p>3.35345405767941</text:p>
          </table:table-cell>
          <table:table-cell table:formula="of:=(2.5*LOG(([.E1835]/[.B1835]);10)-2.6)/0.38" office:value-type="float" office:value="2.76060659996316" calcext:value-type="float">
            <text:p>2.76060659996316</text:p>
          </table:table-cell>
          <table:table-cell table:number-columns-repeated="8"/>
        </table:table-row>
        <table:table-row table:style-name="ro1">
          <table:table-cell office:value-type="float" office:value="2983" calcext:value-type="float">
            <text:p>2.98E+03</text:p>
          </table:table-cell>
          <table:table-cell office:value-type="float" office:value="0.000000000016152826" calcext:value-type="float">
            <text:p>1.62E-11</text:p>
          </table:table-cell>
          <table:table-cell/>
          <table:table-cell office:value-type="float" office:value="2983" calcext:value-type="float">
            <text:p>2.98E+03</text:p>
          </table:table-cell>
          <table:table-cell office:value-type="float" office:value="0.0000000004654368" calcext:value-type="float">
            <text:p>4.65E-10</text:p>
          </table:table-cell>
          <table:table-cell/>
          <table:table-cell table:formula="of:=(1/[.D1836])*(10^4)" office:value-type="float" office:value="3.35232986925914" calcext:value-type="float">
            <text:p>3.35232986925914</text:p>
          </table:table-cell>
          <table:table-cell table:formula="of:=(2.5*LOG(([.E1836]/[.B1836]);10)-2.6)/0.38" office:value-type="float" office:value="2.76060659996316" calcext:value-type="float">
            <text:p>2.76060659996316</text:p>
          </table:table-cell>
          <table:table-cell table:number-columns-repeated="8"/>
        </table:table-row>
        <table:table-row table:style-name="ro1">
          <table:table-cell office:value-type="float" office:value="2984" calcext:value-type="float">
            <text:p>2.98E+03</text:p>
          </table:table-cell>
          <table:table-cell office:value-type="float" office:value="0.0000000000182305880784278" calcext:value-type="float">
            <text:p>1.82E-11</text:p>
          </table:table-cell>
          <table:table-cell/>
          <table:table-cell office:value-type="float" office:value="2984" calcext:value-type="float">
            <text:p>2.98E+03</text:p>
          </table:table-cell>
          <table:table-cell office:value-type="float" office:value="0.000000000476407303331698" calcext:value-type="float">
            <text:p>4.76E-10</text:p>
          </table:table-cell>
          <table:table-cell/>
          <table:table-cell table:formula="of:=(1/[.D1837])*(10^4)" office:value-type="float" office:value="3.35120643431635" calcext:value-type="float">
            <text:p>3.35120643431635</text:p>
          </table:table-cell>
          <table:table-cell table:formula="of:=(2.5*LOG(([.E1837]/[.B1837]);10)-2.6)/0.38" office:value-type="float" office:value="2.48143244962755" calcext:value-type="float">
            <text:p>2.48143244962755</text:p>
          </table:table-cell>
          <table:table-cell table:number-columns-repeated="8"/>
        </table:table-row>
        <table:table-row table:style-name="ro1">
          <table:table-cell office:value-type="float" office:value="2985" calcext:value-type="float">
            <text:p>2.99E+03</text:p>
          </table:table-cell>
          <table:table-cell office:value-type="float" office:value="0.000000000018341075" calcext:value-type="float">
            <text:p>1.83E-11</text:p>
          </table:table-cell>
          <table:table-cell/>
          <table:table-cell office:value-type="float" office:value="2985" calcext:value-type="float">
            <text:p>2.99E+03</text:p>
          </table:table-cell>
          <table:table-cell office:value-type="float" office:value="0.00000000047699067" calcext:value-type="float">
            <text:p>4.77E-10</text:p>
          </table:table-cell>
          <table:table-cell/>
          <table:table-cell table:formula="of:=(1/[.D1838])*(10^4)" office:value-type="float" office:value="3.3500837520938" calcext:value-type="float">
            <text:p>3.3500837520938</text:p>
          </table:table-cell>
          <table:table-cell table:formula="of:=(2.5*LOG(([.E1838]/[.B1838]);10)-2.6)/0.38" office:value-type="float" office:value="2.46766511503871" calcext:value-type="float">
            <text:p>2.46766511503871</text:p>
          </table:table-cell>
          <table:table-cell table:number-columns-repeated="8"/>
        </table:table-row>
        <table:table-row table:style-name="ro1">
          <table:table-cell office:value-type="float" office:value="2986" calcext:value-type="float">
            <text:p>2.99E+03</text:p>
          </table:table-cell>
          <table:table-cell office:value-type="float" office:value="0.0000000000184871526799999" calcext:value-type="float">
            <text:p>1.85E-11</text:p>
          </table:table-cell>
          <table:table-cell/>
          <table:table-cell office:value-type="float" office:value="2986" calcext:value-type="float">
            <text:p>2.99E+03</text:p>
          </table:table-cell>
          <table:table-cell office:value-type="float" office:value="0.000000000479846672799997" calcext:value-type="float">
            <text:p>4.80E-10</text:p>
          </table:table-cell>
          <table:table-cell/>
          <table:table-cell table:formula="of:=(1/[.D1839])*(10^4)" office:value-type="float" office:value="3.34896182183523" calcext:value-type="float">
            <text:p>3.34896182183523</text:p>
          </table:table-cell>
          <table:table-cell table:formula="of:=(2.5*LOG(([.E1839]/[.B1839]);10)-2.6)/0.38" office:value-type="float" office:value="2.46205565694949" calcext:value-type="float">
            <text:p>2.46205565694949</text:p>
          </table:table-cell>
          <table:table-cell table:number-columns-repeated="8"/>
        </table:table-row>
        <table:table-row table:style-name="ro1">
          <table:table-cell office:value-type="float" office:value="2987" calcext:value-type="float">
            <text:p>2.99E+03</text:p>
          </table:table-cell>
          <table:table-cell office:value-type="float" office:value="0.000000000018862781" calcext:value-type="float">
            <text:p>1.89E-11</text:p>
          </table:table-cell>
          <table:table-cell/>
          <table:table-cell office:value-type="float" office:value="2987" calcext:value-type="float">
            <text:p>2.99E+03</text:p>
          </table:table-cell>
          <table:table-cell office:value-type="float" office:value="0.00000000048719068" calcext:value-type="float">
            <text:p>4.87E-10</text:p>
          </table:table-cell>
          <table:table-cell/>
          <table:table-cell table:formula="of:=(1/[.D1840])*(10^4)" office:value-type="float" office:value="3.3478406427854" calcext:value-type="float">
            <text:p>3.3478406427854</text:p>
          </table:table-cell>
          <table:table-cell table:formula="of:=(2.5*LOG(([.E1840]/[.B1840]);10)-2.6)/0.38" office:value-type="float" office:value="2.44798190177567" calcext:value-type="float">
            <text:p>2.44798190177567</text:p>
          </table:table-cell>
          <table:table-cell table:number-columns-repeated="8"/>
        </table:table-row>
        <table:table-row table:style-name="ro1">
          <table:table-cell office:value-type="float" office:value="2988" calcext:value-type="float">
            <text:p>2.99E+03</text:p>
          </table:table-cell>
          <table:table-cell office:value-type="float" office:value="0.000000000018862781" calcext:value-type="float">
            <text:p>1.89E-11</text:p>
          </table:table-cell>
          <table:table-cell/>
          <table:table-cell office:value-type="float" office:value="2988" calcext:value-type="float">
            <text:p>2.99E+03</text:p>
          </table:table-cell>
          <table:table-cell office:value-type="float" office:value="0.00000000048719068" calcext:value-type="float">
            <text:p>4.87E-10</text:p>
          </table:table-cell>
          <table:table-cell/>
          <table:table-cell table:formula="of:=(1/[.D1841])*(10^4)" office:value-type="float" office:value="3.34672021419009" calcext:value-type="float">
            <text:p>3.34672021419009</text:p>
          </table:table-cell>
          <table:table-cell table:formula="of:=(2.5*LOG(([.E1841]/[.B1841]);10)-2.6)/0.38" office:value-type="float" office:value="2.44798190177567" calcext:value-type="float">
            <text:p>2.44798190177567</text:p>
          </table:table-cell>
          <table:table-cell table:number-columns-repeated="8"/>
        </table:table-row>
        <table:table-row table:style-name="ro1">
          <table:table-cell office:value-type="float" office:value="2989" calcext:value-type="float">
            <text:p>2.99E+03</text:p>
          </table:table-cell>
          <table:table-cell office:value-type="float" office:value="0.0000000000186698532320001" calcext:value-type="float">
            <text:p>1.87E-11</text:p>
          </table:table-cell>
          <table:table-cell/>
          <table:table-cell office:value-type="float" office:value="2989" calcext:value-type="float">
            <text:p>2.99E+03</text:p>
          </table:table-cell>
          <table:table-cell office:value-type="float" office:value="0.000000000480207262075003" calcext:value-type="float">
            <text:p>4.80E-10</text:p>
          </table:table-cell>
          <table:table-cell/>
          <table:table-cell table:formula="of:=(1/[.D1842])*(10^4)" office:value-type="float" office:value="3.34560053529609" calcext:value-type="float">
            <text:p>3.34560053529609</text:p>
          </table:table-cell>
          <table:table-cell table:formula="of:=(2.5*LOG(([.E1842]/[.B1842]);10)-2.6)/0.38" office:value-type="float" office:value="2.43610407659391" calcext:value-type="float">
            <text:p>2.43610407659391</text:p>
          </table:table-cell>
          <table:table-cell table:number-columns-repeated="8"/>
        </table:table-row>
        <table:table-row table:style-name="ro1">
          <table:table-cell office:value-type="float" office:value="2990" calcext:value-type="float">
            <text:p>2.99E+03</text:p>
          </table:table-cell>
          <table:table-cell office:value-type="float" office:value="0.000000000018546765" calcext:value-type="float">
            <text:p>1.85E-11</text:p>
          </table:table-cell>
          <table:table-cell/>
          <table:table-cell office:value-type="float" office:value="2990" calcext:value-type="float">
            <text:p>2.99E+03</text:p>
          </table:table-cell>
          <table:table-cell office:value-type="float" office:value="0.00000000047575183" calcext:value-type="float">
            <text:p>4.76E-10</text:p>
          </table:table-cell>
          <table:table-cell/>
          <table:table-cell table:formula="of:=(1/[.D1843])*(10^4)" office:value-type="float" office:value="3.34448160535117" calcext:value-type="float">
            <text:p>3.34448160535117</text:p>
          </table:table-cell>
          <table:table-cell table:formula="of:=(2.5*LOG(([.E1843]/[.B1843]);10)-2.6)/0.38" office:value-type="float" office:value="2.42837038353161" calcext:value-type="float">
            <text:p>2.42837038353161</text:p>
          </table:table-cell>
          <table:table-cell table:number-columns-repeated="8"/>
        </table:table-row>
        <table:table-row table:style-name="ro1">
          <table:table-cell office:value-type="float" office:value="2991" calcext:value-type="float">
            <text:p>2.99E+03</text:p>
          </table:table-cell>
          <table:table-cell office:value-type="float" office:value="0.000000000018546765" calcext:value-type="float">
            <text:p>1.85E-11</text:p>
          </table:table-cell>
          <table:table-cell/>
          <table:table-cell office:value-type="float" office:value="2991" calcext:value-type="float">
            <text:p>2.99E+03</text:p>
          </table:table-cell>
          <table:table-cell office:value-type="float" office:value="0.00000000047575183" calcext:value-type="float">
            <text:p>4.76E-10</text:p>
          </table:table-cell>
          <table:table-cell/>
          <table:table-cell table:formula="of:=(1/[.D1844])*(10^4)" office:value-type="float" office:value="3.34336342360415" calcext:value-type="float">
            <text:p>3.34336342360415</text:p>
          </table:table-cell>
          <table:table-cell table:formula="of:=(2.5*LOG(([.E1844]/[.B1844]);10)-2.6)/0.38" office:value-type="float" office:value="2.42837038353161" calcext:value-type="float">
            <text:p>2.42837038353161</text:p>
          </table:table-cell>
          <table:table-cell table:number-columns-repeated="8"/>
        </table:table-row>
        <table:table-row table:style-name="ro1">
          <table:table-cell office:value-type="float" office:value="2992" calcext:value-type="float">
            <text:p>2.99E+03</text:p>
          </table:table-cell>
          <table:table-cell office:value-type="float" office:value="0.0000000000167901127870004" calcext:value-type="float">
            <text:p>1.68E-11</text:p>
          </table:table-cell>
          <table:table-cell/>
          <table:table-cell office:value-type="float" office:value="2992" calcext:value-type="float">
            <text:p>2.99E+03</text:p>
          </table:table-cell>
          <table:table-cell office:value-type="float" office:value="0.000000000460722300330003" calcext:value-type="float">
            <text:p>4.61E-10</text:p>
          </table:table-cell>
          <table:table-cell/>
          <table:table-cell table:formula="of:=(1/[.D1845])*(10^4)" office:value-type="float" office:value="3.34224598930481" calcext:value-type="float">
            <text:p>3.34224598930481</text:p>
          </table:table-cell>
          <table:table-cell table:formula="of:=(2.5*LOG(([.E1845]/[.B1845]);10)-2.6)/0.38" office:value-type="float" office:value="2.62095802895025" calcext:value-type="float">
            <text:p>2.62095802895025</text:p>
          </table:table-cell>
          <table:table-cell table:number-columns-repeated="8"/>
        </table:table-row>
        <table:table-row table:style-name="ro1">
          <table:table-cell office:value-type="float" office:value="2993" calcext:value-type="float">
            <text:p>2.99E+03</text:p>
          </table:table-cell>
          <table:table-cell office:value-type="float" office:value="0.000000000016679972" calcext:value-type="float">
            <text:p>1.67E-11</text:p>
          </table:table-cell>
          <table:table-cell/>
          <table:table-cell office:value-type="float" office:value="2993" calcext:value-type="float">
            <text:p>2.99E+03</text:p>
          </table:table-cell>
          <table:table-cell office:value-type="float" office:value="0.00000000045977996" calcext:value-type="float">
            <text:p>4.60E-10</text:p>
          </table:table-cell>
          <table:table-cell/>
          <table:table-cell table:formula="of:=(1/[.D1846])*(10^4)" office:value-type="float" office:value="3.34112930170398" calcext:value-type="float">
            <text:p>3.34112930170398</text:p>
          </table:table-cell>
          <table:table-cell table:formula="of:=(2.5*LOG(([.E1846]/[.B1846]);10)-2.6)/0.38" office:value-type="float" office:value="2.6339126374205" calcext:value-type="float">
            <text:p>2.6339126374205</text:p>
          </table:table-cell>
          <table:table-cell table:number-columns-repeated="8"/>
        </table:table-row>
        <table:table-row table:style-name="ro1">
          <table:table-cell office:value-type="float" office:value="2994" calcext:value-type="float">
            <text:p>2.99E+03</text:p>
          </table:table-cell>
          <table:table-cell office:value-type="float" office:value="0.000000000016898383218974" calcext:value-type="float">
            <text:p>1.69E-11</text:p>
          </table:table-cell>
          <table:table-cell/>
          <table:table-cell office:value-type="float" office:value="2994" calcext:value-type="float">
            <text:p>2.99E+03</text:p>
          </table:table-cell>
          <table:table-cell office:value-type="float" office:value="0.000000000464674979955404" calcext:value-type="float">
            <text:p>4.65E-10</text:p>
          </table:table-cell>
          <table:table-cell/>
          <table:table-cell table:formula="of:=(1/[.D1847])*(10^4)" office:value-type="float" office:value="3.34001336005344" calcext:value-type="float">
            <text:p>3.34001336005344</text:p>
          </table:table-cell>
          <table:table-cell table:formula="of:=(2.5*LOG(([.E1847]/[.B1847]);10)-2.6)/0.38" office:value-type="float" office:value="2.62700088240249" calcext:value-type="float">
            <text:p>2.62700088240249</text:p>
          </table:table-cell>
          <table:table-cell table:number-columns-repeated="8"/>
        </table:table-row>
        <table:table-row table:style-name="ro1">
          <table:table-cell office:value-type="float" office:value="2995" calcext:value-type="float">
            <text:p>3.00E+03</text:p>
          </table:table-cell>
          <table:table-cell office:value-type="float" office:value="0.000000000017484543" calcext:value-type="float">
            <text:p>1.75E-11</text:p>
          </table:table-cell>
          <table:table-cell/>
          <table:table-cell office:value-type="float" office:value="2995" calcext:value-type="float">
            <text:p>3.00E+03</text:p>
          </table:table-cell>
          <table:table-cell office:value-type="float" office:value="0.00000000047781196" calcext:value-type="float">
            <text:p>4.78E-10</text:p>
          </table:table-cell>
          <table:table-cell/>
          <table:table-cell table:formula="of:=(1/[.D1848])*(10^4)" office:value-type="float" office:value="3.33889816360601" calcext:value-type="float">
            <text:p>3.33889816360601</text:p>
          </table:table-cell>
          <table:table-cell table:formula="of:=(2.5*LOG(([.E1848]/[.B1848]);10)-2.6)/0.38" office:value-type="float" office:value="2.60922849208389" calcext:value-type="float">
            <text:p>2.60922849208389</text:p>
          </table:table-cell>
          <table:table-cell table:number-columns-repeated="8"/>
        </table:table-row>
        <table:table-row table:style-name="ro1">
          <table:table-cell office:value-type="float" office:value="2996" calcext:value-type="float">
            <text:p>3.00E+03</text:p>
          </table:table-cell>
          <table:table-cell office:value-type="float" office:value="0.000000000017484543" calcext:value-type="float">
            <text:p>1.75E-11</text:p>
          </table:table-cell>
          <table:table-cell/>
          <table:table-cell office:value-type="float" office:value="2996" calcext:value-type="float">
            <text:p>3.00E+03</text:p>
          </table:table-cell>
          <table:table-cell office:value-type="float" office:value="0.00000000047781196" calcext:value-type="float">
            <text:p>4.78E-10</text:p>
          </table:table-cell>
          <table:table-cell/>
          <table:table-cell table:formula="of:=(1/[.D1849])*(10^4)" office:value-type="float" office:value="3.33778371161549" calcext:value-type="float">
            <text:p>3.33778371161549</text:p>
          </table:table-cell>
          <table:table-cell table:formula="of:=(2.5*LOG(([.E1849]/[.B1849]);10)-2.6)/0.38" office:value-type="float" office:value="2.60922849208389" calcext:value-type="float">
            <text:p>2.60922849208389</text:p>
          </table:table-cell>
          <table:table-cell table:number-columns-repeated="8"/>
        </table:table-row>
        <table:table-row table:style-name="ro1">
          <table:table-cell office:value-type="float" office:value="2997" calcext:value-type="float">
            <text:p>3.00E+03</text:p>
          </table:table-cell>
          <table:table-cell office:value-type="float" office:value="0.000000000018314933805" calcext:value-type="float">
            <text:p>1.83E-11</text:p>
          </table:table-cell>
          <table:table-cell/>
          <table:table-cell office:value-type="float" office:value="2997" calcext:value-type="float">
            <text:p>3.00E+03</text:p>
          </table:table-cell>
          <table:table-cell office:value-type="float" office:value="0.000000000480985164825" calcext:value-type="float">
            <text:p>4.81E-10</text:p>
          </table:table-cell>
          <table:table-cell/>
          <table:table-cell table:formula="of:=(1/[.D1850])*(10^4)" office:value-type="float" office:value="3.33667000333667" calcext:value-type="float">
            <text:p>3.33667000333667</text:p>
          </table:table-cell>
          <table:table-cell table:formula="of:=(2.5*LOG(([.E1850]/[.B1850]);10)-2.6)/0.38" office:value-type="float" office:value="2.49556794836859" calcext:value-type="float">
            <text:p>2.49556794836859</text:p>
          </table:table-cell>
          <table:table-cell table:number-columns-repeated="8"/>
        </table:table-row>
        <table:table-row table:style-name="ro1">
          <table:table-cell office:value-type="float" office:value="2998" calcext:value-type="float">
            <text:p>3.00E+03</text:p>
          </table:table-cell>
          <table:table-cell office:value-type="float" office:value="0.000000000018862785" calcext:value-type="float">
            <text:p>1.89E-11</text:p>
          </table:table-cell>
          <table:table-cell/>
          <table:table-cell office:value-type="float" office:value="2998" calcext:value-type="float">
            <text:p>3.00E+03</text:p>
          </table:table-cell>
          <table:table-cell office:value-type="float" office:value="0.00000000048307869" calcext:value-type="float">
            <text:p>4.83E-10</text:p>
          </table:table-cell>
          <table:table-cell/>
          <table:table-cell table:formula="of:=(1/[.D1851])*(10^4)" office:value-type="float" office:value="3.33555703802535" calcext:value-type="float">
            <text:p>3.33555703802535</text:p>
          </table:table-cell>
          <table:table-cell table:formula="of:=(2.5*LOG(([.E1851]/[.B1851]);10)-2.6)/0.38" office:value-type="float" office:value="2.4237635873881" calcext:value-type="float">
            <text:p>2.4237635873881</text:p>
          </table:table-cell>
          <table:table-cell table:number-columns-repeated="8"/>
        </table:table-row>
        <table:table-row table:style-name="ro1">
          <table:table-cell office:value-type="float" office:value="2999" calcext:value-type="float">
            <text:p>3.00E+03</text:p>
          </table:table-cell>
          <table:table-cell office:value-type="float" office:value="0.000000000018862785" calcext:value-type="float">
            <text:p>1.89E-11</text:p>
          </table:table-cell>
          <table:table-cell/>
          <table:table-cell office:value-type="float" office:value="2999" calcext:value-type="float">
            <text:p>3.00E+03</text:p>
          </table:table-cell>
          <table:table-cell office:value-type="float" office:value="0.00000000048307869" calcext:value-type="float">
            <text:p>4.83E-10</text:p>
          </table:table-cell>
          <table:table-cell/>
          <table:table-cell table:formula="of:=(1/[.D1852])*(10^4)" office:value-type="float" office:value="3.33444481493831" calcext:value-type="float">
            <text:p>3.33444481493831</text:p>
          </table:table-cell>
          <table:table-cell table:formula="of:=(2.5*LOG(([.E1852]/[.B1852]);10)-2.6)/0.38" office:value-type="float" office:value="2.4237635873881" calcext:value-type="float">
            <text:p>2.4237635873881</text:p>
          </table:table-cell>
          <table:table-cell table:number-columns-repeated="8"/>
        </table:table-row>
        <table:table-row table:style-name="ro1">
          <table:table-cell office:value-type="float" office:value="3000" calcext:value-type="float">
            <text:p>3.00E+03</text:p>
          </table:table-cell>
          <table:table-cell office:value-type="float" office:value="0.0000000000160475930518313" calcext:value-type="float">
            <text:p>1.60E-11</text:p>
          </table:table-cell>
          <table:table-cell/>
          <table:table-cell office:value-type="float" office:value="3000" calcext:value-type="float">
            <text:p>3.00E+03</text:p>
          </table:table-cell>
          <table:table-cell office:value-type="float" office:value="0.000000000458412222881421" calcext:value-type="float">
            <text:p>4.58E-10</text:p>
          </table:table-cell>
          <table:table-cell/>
          <table:table-cell table:formula="of:=(1/[.D1853])*(10^4)" office:value-type="float" office:value="3.33333333333333" calcext:value-type="float">
            <text:p>3.33333333333333</text:p>
          </table:table-cell>
          <table:table-cell table:formula="of:=(2.5*LOG(([.E1853]/[.B1853]);10)-2.6)/0.38" office:value-type="float" office:value="2.73583083101917" calcext:value-type="float">
            <text:p>2.73583083101917</text:p>
          </table:table-cell>
          <table:table-cell table:number-columns-repeated="8"/>
        </table:table-row>
        <table:table-row table:style-name="ro1">
          <table:table-cell office:value-type="float" office:value="3001" calcext:value-type="float">
            <text:p>3.00E+03</text:p>
          </table:table-cell>
          <table:table-cell office:value-type="float" office:value="0.000000000015847084" calcext:value-type="float">
            <text:p>1.58E-11</text:p>
          </table:table-cell>
          <table:table-cell/>
          <table:table-cell office:value-type="float" office:value="3001" calcext:value-type="float">
            <text:p>3.00E+03</text:p>
          </table:table-cell>
          <table:table-cell office:value-type="float" office:value="0.00000000045665538" calcext:value-type="float">
            <text:p>4.57E-10</text:p>
          </table:table-cell>
          <table:table-cell/>
          <table:table-cell table:formula="of:=(1/[.D1854])*(10^4)" office:value-type="float" office:value="3.33222259246918" calcext:value-type="float">
            <text:p>3.33222259246918</text:p>
          </table:table-cell>
          <table:table-cell table:formula="of:=(2.5*LOG(([.E1854]/[.B1854]);10)-2.6)/0.38" office:value-type="float" office:value="2.7607843328601" calcext:value-type="float">
            <text:p>2.7607843328601</text:p>
          </table:table-cell>
          <table:table-cell table:number-columns-repeated="8"/>
        </table:table-row>
        <table:table-row table:style-name="ro1">
          <table:table-cell office:value-type="float" office:value="3002" calcext:value-type="float">
            <text:p>3.00E+03</text:p>
          </table:table-cell>
          <table:table-cell office:value-type="float" office:value="0.000000000015909607384" calcext:value-type="float">
            <text:p>1.59E-11</text:p>
          </table:table-cell>
          <table:table-cell/>
          <table:table-cell office:value-type="float" office:value="3002" calcext:value-type="float">
            <text:p>3.00E+03</text:p>
          </table:table-cell>
          <table:table-cell office:value-type="float" office:value="0.000000000448590663119996" calcext:value-type="float">
            <text:p>4.49E-10</text:p>
          </table:table-cell>
          <table:table-cell/>
          <table:table-cell table:formula="of:=(1/[.D1855])*(10^4)" office:value-type="float" office:value="3.3311125916056" calcext:value-type="float">
            <text:p>3.3311125916056</text:p>
          </table:table-cell>
          <table:table-cell table:formula="of:=(2.5*LOG(([.E1855]/[.B1855]);10)-2.6)/0.38" office:value-type="float" office:value="2.6986234718694" calcext:value-type="float">
            <text:p>2.6986234718694</text:p>
          </table:table-cell>
          <table:table-cell table:number-columns-repeated="8"/>
        </table:table-row>
        <table:table-row table:style-name="ro1">
          <table:table-cell office:value-type="float" office:value="3003" calcext:value-type="float">
            <text:p>3.00E+03</text:p>
          </table:table-cell>
          <table:table-cell office:value-type="float" office:value="0.000000000016083915" calcext:value-type="float">
            <text:p>1.61E-11</text:p>
          </table:table-cell>
          <table:table-cell/>
          <table:table-cell office:value-type="float" office:value="3003" calcext:value-type="float">
            <text:p>3.00E+03</text:p>
          </table:table-cell>
          <table:table-cell office:value-type="float" office:value="0.00000000042610721" calcext:value-type="float">
            <text:p>4.26E-10</text:p>
          </table:table-cell>
          <table:table-cell/>
          <table:table-cell table:formula="of:=(1/[.D1856])*(10^4)" office:value-type="float" office:value="3.33000333000333" calcext:value-type="float">
            <text:p>3.33000333000333</text:p>
          </table:table-cell>
          <table:table-cell table:formula="of:=(2.5*LOG(([.E1856]/[.B1856]);10)-2.6)/0.38" office:value-type="float" office:value="2.52057311520735" calcext:value-type="float">
            <text:p>2.52057311520735</text:p>
          </table:table-cell>
          <table:table-cell table:number-columns-repeated="8"/>
        </table:table-row>
        <table:table-row table:style-name="ro1">
          <table:table-cell office:value-type="float" office:value="3004" calcext:value-type="float">
            <text:p>3.00E+03</text:p>
          </table:table-cell>
          <table:table-cell office:value-type="float" office:value="0.000000000016083915" calcext:value-type="float">
            <text:p>1.61E-11</text:p>
          </table:table-cell>
          <table:table-cell/>
          <table:table-cell office:value-type="float" office:value="3004" calcext:value-type="float">
            <text:p>3.00E+03</text:p>
          </table:table-cell>
          <table:table-cell office:value-type="float" office:value="0.00000000042610721" calcext:value-type="float">
            <text:p>4.26E-10</text:p>
          </table:table-cell>
          <table:table-cell/>
          <table:table-cell table:formula="of:=(1/[.D1857])*(10^4)" office:value-type="float" office:value="3.3288948069241" calcext:value-type="float">
            <text:p>3.3288948069241</text:p>
          </table:table-cell>
          <table:table-cell table:formula="of:=(2.5*LOG(([.E1857]/[.B1857]);10)-2.6)/0.38" office:value-type="float" office:value="2.52057311520735" calcext:value-type="float">
            <text:p>2.52057311520735</text:p>
          </table:table-cell>
          <table:table-cell table:number-columns-repeated="8"/>
        </table:table-row>
        <table:table-row table:style-name="ro1">
          <table:table-cell office:value-type="float" office:value="3005" calcext:value-type="float">
            <text:p>3.01E+03</text:p>
          </table:table-cell>
          <table:table-cell office:value-type="float" office:value="0.0000000000155807410764967" calcext:value-type="float">
            <text:p>1.56E-11</text:p>
          </table:table-cell>
          <table:table-cell/>
          <table:table-cell office:value-type="float" office:value="3005" calcext:value-type="float">
            <text:p>3.01E+03</text:p>
          </table:table-cell>
          <table:table-cell office:value-type="float" office:value="0.000000000429872956590887" calcext:value-type="float">
            <text:p>4.30E-10</text:p>
          </table:table-cell>
          <table:table-cell/>
          <table:table-cell table:formula="of:=(1/[.D1858])*(10^4)" office:value-type="float" office:value="3.32778702163062" calcext:value-type="float">
            <text:p>3.32778702163062</text:p>
          </table:table-cell>
          <table:table-cell table:formula="of:=(2.5*LOG(([.E1858]/[.B1858]);10)-2.6)/0.38" office:value-type="float" office:value="2.63652640763935" calcext:value-type="float">
            <text:p>2.63652640763935</text:p>
          </table:table-cell>
          <table:table-cell table:number-columns-repeated="8"/>
        </table:table-row>
        <table:table-row table:style-name="ro1">
          <table:table-cell office:value-type="float" office:value="3006" calcext:value-type="float">
            <text:p>3.01E+03</text:p>
          </table:table-cell>
          <table:table-cell office:value-type="float" office:value="0.000000000015237469" calcext:value-type="float">
            <text:p>1.52E-11</text:p>
          </table:table-cell>
          <table:table-cell/>
          <table:table-cell office:value-type="float" office:value="3006" calcext:value-type="float">
            <text:p>3.01E+03</text:p>
          </table:table-cell>
          <table:table-cell office:value-type="float" office:value="0.000000000432442" calcext:value-type="float">
            <text:p>4.32E-10</text:p>
          </table:table-cell>
          <table:table-cell/>
          <table:table-cell table:formula="of:=(1/[.D1859])*(10^4)" office:value-type="float" office:value="3.32667997338656" calcext:value-type="float">
            <text:p>3.32667997338656</text:p>
          </table:table-cell>
          <table:table-cell table:formula="of:=(2.5*LOG(([.E1859]/[.B1859]);10)-2.6)/0.38" office:value-type="float" office:value="2.71720415904511" calcext:value-type="float">
            <text:p>2.71720415904511</text:p>
          </table:table-cell>
          <table:table-cell table:number-columns-repeated="8"/>
        </table:table-row>
        <table:table-row table:style-name="ro1">
          <table:table-cell office:value-type="float" office:value="3007" calcext:value-type="float">
            <text:p>3.01E+03</text:p>
          </table:table-cell>
          <table:table-cell office:value-type="float" office:value="0.000000000015237469" calcext:value-type="float">
            <text:p>1.52E-11</text:p>
          </table:table-cell>
          <table:table-cell/>
          <table:table-cell office:value-type="float" office:value="3007" calcext:value-type="float">
            <text:p>3.01E+03</text:p>
          </table:table-cell>
          <table:table-cell office:value-type="float" office:value="0.000000000432442" calcext:value-type="float">
            <text:p>4.32E-10</text:p>
          </table:table-cell>
          <table:table-cell/>
          <table:table-cell table:formula="of:=(1/[.D1860])*(10^4)" office:value-type="float" office:value="3.3255736614566" calcext:value-type="float">
            <text:p>3.3255736614566</text:p>
          </table:table-cell>
          <table:table-cell table:formula="of:=(2.5*LOG(([.E1860]/[.B1860]);10)-2.6)/0.38" office:value-type="float" office:value="2.71720415904511" calcext:value-type="float">
            <text:p>2.71720415904511</text:p>
          </table:table-cell>
          <table:table-cell table:number-columns-repeated="8"/>
        </table:table-row>
        <table:table-row table:style-name="ro1">
          <table:table-cell office:value-type="float" office:value="3008" calcext:value-type="float">
            <text:p>3.01E+03</text:p>
          </table:table-cell>
          <table:table-cell office:value-type="float" office:value="0.0000000000172475025753563" calcext:value-type="float">
            <text:p>1.72E-11</text:p>
          </table:table-cell>
          <table:table-cell/>
          <table:table-cell office:value-type="float" office:value="3008" calcext:value-type="float">
            <text:p>3.01E+03</text:p>
          </table:table-cell>
          <table:table-cell office:value-type="float" office:value="0.000000000452223616871184" calcext:value-type="float">
            <text:p>4.52E-10</text:p>
          </table:table-cell>
          <table:table-cell/>
          <table:table-cell table:formula="of:=(1/[.D1861])*(10^4)" office:value-type="float" office:value="3.32446808510638" calcext:value-type="float">
            <text:p>3.32446808510638</text:p>
          </table:table-cell>
          <table:table-cell table:formula="of:=(2.5*LOG(([.E1861]/[.B1861]);10)-2.6)/0.38" office:value-type="float" office:value="2.49096724129836" calcext:value-type="float">
            <text:p>2.49096724129836</text:p>
          </table:table-cell>
          <table:table-cell table:number-columns-repeated="8"/>
        </table:table-row>
        <table:table-row table:style-name="ro1">
          <table:table-cell office:value-type="float" office:value="3009" calcext:value-type="float">
            <text:p>3.01E+03</text:p>
          </table:table-cell>
          <table:table-cell office:value-type="float" office:value="0.000000000017409274" calcext:value-type="float">
            <text:p>1.74E-11</text:p>
          </table:table-cell>
          <table:table-cell/>
          <table:table-cell office:value-type="float" office:value="3009" calcext:value-type="float">
            <text:p>3.01E+03</text:p>
          </table:table-cell>
          <table:table-cell office:value-type="float" office:value="0.00000000045381568" calcext:value-type="float">
            <text:p>4.54E-10</text:p>
          </table:table-cell>
          <table:table-cell/>
          <table:table-cell table:formula="of:=(1/[.D1862])*(10^4)" office:value-type="float" office:value="3.32336324360253" calcext:value-type="float">
            <text:p>3.32336324360253</text:p>
          </table:table-cell>
          <table:table-cell table:formula="of:=(2.5*LOG(([.E1862]/[.B1862]);10)-2.6)/0.38" office:value-type="float" office:value="2.47433445221725" calcext:value-type="float">
            <text:p>2.47433445221725</text:p>
          </table:table-cell>
          <table:table-cell table:number-columns-repeated="8"/>
        </table:table-row>
        <table:table-row table:style-name="ro1">
          <table:table-cell office:value-type="float" office:value="3010" calcext:value-type="float">
            <text:p>3.01E+03</text:p>
          </table:table-cell>
          <table:table-cell office:value-type="float" office:value="0.0000000000171305240480002" calcext:value-type="float">
            <text:p>1.71E-11</text:p>
          </table:table-cell>
          <table:table-cell/>
          <table:table-cell office:value-type="float" office:value="3010" calcext:value-type="float">
            <text:p>3.01E+03</text:p>
          </table:table-cell>
          <table:table-cell office:value-type="float" office:value="0.000000000464157821439993" calcext:value-type="float">
            <text:p>4.64E-10</text:p>
          </table:table-cell>
          <table:table-cell/>
          <table:table-cell table:formula="of:=(1/[.D1863])*(10^4)" office:value-type="float" office:value="3.32225913621262" calcext:value-type="float">
            <text:p>3.32225913621262</text:p>
          </table:table-cell>
          <table:table-cell table:formula="of:=(2.5*LOG(([.E1863]/[.B1863]);10)-2.6)/0.38" office:value-type="float" office:value="2.58483568547139" calcext:value-type="float">
            <text:p>2.58483568547139</text:p>
          </table:table-cell>
          <table:table-cell table:number-columns-repeated="8"/>
        </table:table-row>
        <table:table-row table:style-name="ro1">
          <table:table-cell office:value-type="float" office:value="3011" calcext:value-type="float">
            <text:p>3.01E+03</text:p>
          </table:table-cell>
          <table:table-cell office:value-type="float" office:value="0.000000000016320407" calcext:value-type="float">
            <text:p>1.63E-11</text:p>
          </table:table-cell>
          <table:table-cell/>
          <table:table-cell office:value-type="float" office:value="3011" calcext:value-type="float">
            <text:p>3.01E+03</text:p>
          </table:table-cell>
          <table:table-cell office:value-type="float" office:value="0.00000000049421467" calcext:value-type="float">
            <text:p>4.94E-10</text:p>
          </table:table-cell>
          <table:table-cell/>
          <table:table-cell table:formula="of:=(1/[.D1864])*(10^4)" office:value-type="float" office:value="3.32115576220525" calcext:value-type="float">
            <text:p>3.32115576220525</text:p>
          </table:table-cell>
          <table:table-cell table:formula="of:=(2.5*LOG(([.E1864]/[.B1864]);10)-2.6)/0.38" office:value-type="float" office:value="2.90253057621972" calcext:value-type="float">
            <text:p>2.90253057621972</text:p>
          </table:table-cell>
          <table:table-cell table:number-columns-repeated="8"/>
        </table:table-row>
        <table:table-row table:style-name="ro1">
          <table:table-cell office:value-type="float" office:value="3012" calcext:value-type="float">
            <text:p>3.01E+03</text:p>
          </table:table-cell>
          <table:table-cell office:value-type="float" office:value="0.000000000016320407" calcext:value-type="float">
            <text:p>1.63E-11</text:p>
          </table:table-cell>
          <table:table-cell/>
          <table:table-cell office:value-type="float" office:value="3012" calcext:value-type="float">
            <text:p>3.01E+03</text:p>
          </table:table-cell>
          <table:table-cell office:value-type="float" office:value="0.00000000049421467" calcext:value-type="float">
            <text:p>4.94E-10</text:p>
          </table:table-cell>
          <table:table-cell/>
          <table:table-cell table:formula="of:=(1/[.D1865])*(10^4)" office:value-type="float" office:value="3.32005312084993" calcext:value-type="float">
            <text:p>3.32005312084993</text:p>
          </table:table-cell>
          <table:table-cell table:formula="of:=(2.5*LOG(([.E1865]/[.B1865]);10)-2.6)/0.38" office:value-type="float" office:value="2.90253057621972" calcext:value-type="float">
            <text:p>2.90253057621972</text:p>
          </table:table-cell>
          <table:table-cell table:number-columns-repeated="8"/>
        </table:table-row>
        <table:table-row table:style-name="ro1">
          <table:table-cell office:value-type="float" office:value="3013" calcext:value-type="float">
            <text:p>3.01E+03</text:p>
          </table:table-cell>
          <table:table-cell office:value-type="float" office:value="0.0000000000164034513130994" calcext:value-type="float">
            <text:p>1.64E-11</text:p>
          </table:table-cell>
          <table:table-cell/>
          <table:table-cell office:value-type="float" office:value="3013" calcext:value-type="float">
            <text:p>3.01E+03</text:p>
          </table:table-cell>
          <table:table-cell office:value-type="float" office:value="0.000000000506891823883675" calcext:value-type="float">
            <text:p>5.07E-10</text:p>
          </table:table-cell>
          <table:table-cell/>
          <table:table-cell table:formula="of:=(1/[.D1866])*(10^4)" office:value-type="float" office:value="3.31895121141719" calcext:value-type="float">
            <text:p>3.31895121141719</text:p>
          </table:table-cell>
          <table:table-cell table:formula="of:=(2.5*LOG(([.E1866]/[.B1866]);10)-2.6)/0.38" office:value-type="float" office:value="2.9603950803781" calcext:value-type="float">
            <text:p>2.9603950803781</text:p>
          </table:table-cell>
          <table:table-cell table:number-columns-repeated="8"/>
        </table:table-row>
        <table:table-row table:style-name="ro1">
          <table:table-cell office:value-type="float" office:value="3014" calcext:value-type="float">
            <text:p>3.01E+03</text:p>
          </table:table-cell>
          <table:table-cell office:value-type="float" office:value="0.000000000016462011" calcext:value-type="float">
            <text:p>1.65E-11</text:p>
          </table:table-cell>
          <table:table-cell/>
          <table:table-cell office:value-type="float" office:value="3014" calcext:value-type="float">
            <text:p>3.01E+03</text:p>
          </table:table-cell>
          <table:table-cell office:value-type="float" office:value="0.00000000051583127" calcext:value-type="float">
            <text:p>5.16E-10</text:p>
          </table:table-cell>
          <table:table-cell/>
          <table:table-cell table:formula="of:=(1/[.D1867])*(10^4)" office:value-type="float" office:value="3.3178500331785" calcext:value-type="float">
            <text:p>3.3178500331785</text:p>
          </table:table-cell>
          <table:table-cell table:formula="of:=(2.5*LOG(([.E1867]/[.B1867]);10)-2.6)/0.38" office:value-type="float" office:value="3.0001630147417" calcext:value-type="float">
            <text:p>3.0001630147417</text:p>
          </table:table-cell>
          <table:table-cell table:number-columns-repeated="8"/>
        </table:table-row>
        <table:table-row table:style-name="ro1">
          <table:table-cell office:value-type="float" office:value="3015" calcext:value-type="float">
            <text:p>3.02E+03</text:p>
          </table:table-cell>
          <table:table-cell office:value-type="float" office:value="0.000000000016462011" calcext:value-type="float">
            <text:p>1.65E-11</text:p>
          </table:table-cell>
          <table:table-cell/>
          <table:table-cell office:value-type="float" office:value="3015" calcext:value-type="float">
            <text:p>3.02E+03</text:p>
          </table:table-cell>
          <table:table-cell office:value-type="float" office:value="0.00000000051583127" calcext:value-type="float">
            <text:p>5.16E-10</text:p>
          </table:table-cell>
          <table:table-cell/>
          <table:table-cell table:formula="of:=(1/[.D1868])*(10^4)" office:value-type="float" office:value="3.3167495854063" calcext:value-type="float">
            <text:p>3.3167495854063</text:p>
          </table:table-cell>
          <table:table-cell table:formula="of:=(2.5*LOG(([.E1868]/[.B1868]);10)-2.6)/0.38" office:value-type="float" office:value="3.0001630147417" calcext:value-type="float">
            <text:p>3.0001630147417</text:p>
          </table:table-cell>
          <table:table-cell table:number-columns-repeated="8"/>
        </table:table-row>
        <table:table-row table:style-name="ro1">
          <table:table-cell office:value-type="float" office:value="3016" calcext:value-type="float">
            <text:p>3.02E+03</text:p>
          </table:table-cell>
          <table:table-cell office:value-type="float" office:value="0.00000000001651137617" calcext:value-type="float">
            <text:p>1.65E-11</text:p>
          </table:table-cell>
          <table:table-cell/>
          <table:table-cell office:value-type="float" office:value="3016" calcext:value-type="float">
            <text:p>3.02E+03</text:p>
          </table:table-cell>
          <table:table-cell office:value-type="float" office:value="0.0000000005049267825" calcext:value-type="float">
            <text:p>5.05E-10</text:p>
          </table:table-cell>
          <table:table-cell/>
          <table:table-cell table:formula="of:=(1/[.D1869])*(10^4)" office:value-type="float" office:value="3.31564986737401" calcext:value-type="float">
            <text:p>3.31564986737401</text:p>
          </table:table-cell>
          <table:table-cell table:formula="of:=(2.5*LOG(([.E1869]/[.B1869]);10)-2.6)/0.38" office:value-type="float" office:value="2.93056010188608" calcext:value-type="float">
            <text:p>2.93056010188608</text:p>
          </table:table-cell>
          <table:table-cell table:number-columns-repeated="8"/>
        </table:table-row>
        <table:table-row table:style-name="ro1">
          <table:table-cell office:value-type="float" office:value="3017" calcext:value-type="float">
            <text:p>3.02E+03</text:p>
          </table:table-cell>
          <table:table-cell office:value-type="float" office:value="0.000000000016515815" calcext:value-type="float">
            <text:p>1.65E-11</text:p>
          </table:table-cell>
          <table:table-cell/>
          <table:table-cell office:value-type="float" office:value="3017" calcext:value-type="float">
            <text:p>3.02E+03</text:p>
          </table:table-cell>
          <table:table-cell office:value-type="float" office:value="0.00000000050394627" calcext:value-type="float">
            <text:p>5.04E-10</text:p>
          </table:table-cell>
          <table:table-cell/>
          <table:table-cell table:formula="of:=(1/[.D1870])*(10^4)" office:value-type="float" office:value="3.31455087835598" calcext:value-type="float">
            <text:p>3.31455087835598</text:p>
          </table:table-cell>
          <table:table-cell table:formula="of:=(2.5*LOG(([.E1870]/[.B1870]);10)-2.6)/0.38" office:value-type="float" office:value="2.92423832600856" calcext:value-type="float">
            <text:p>2.92423832600856</text:p>
          </table:table-cell>
          <table:table-cell table:number-columns-repeated="8"/>
        </table:table-row>
        <table:table-row table:style-name="ro1">
          <table:table-cell office:value-type="float" office:value="3018" calcext:value-type="float">
            <text:p>3.02E+03</text:p>
          </table:table-cell>
          <table:table-cell office:value-type="float" office:value="0.0000000000165623740524984" calcext:value-type="float">
            <text:p>1.66E-11</text:p>
          </table:table-cell>
          <table:table-cell/>
          <table:table-cell office:value-type="float" office:value="3018" calcext:value-type="float">
            <text:p>3.02E+03</text:p>
          </table:table-cell>
          <table:table-cell office:value-type="float" office:value="0.000000000502118501484342" calcext:value-type="float">
            <text:p>5.02E-10</text:p>
          </table:table-cell>
          <table:table-cell/>
          <table:table-cell table:formula="of:=(1/[.D1871])*(10^4)" office:value-type="float" office:value="3.31345261762757" calcext:value-type="float">
            <text:p>3.31345261762757</text:p>
          </table:table-cell>
          <table:table-cell table:formula="of:=(2.5*LOG(([.E1871]/[.B1871]);10)-2.6)/0.38" office:value-type="float" office:value="2.90581339028278" calcext:value-type="float">
            <text:p>2.90581339028278</text:p>
          </table:table-cell>
          <table:table-cell table:number-columns-repeated="8"/>
        </table:table-row>
        <table:table-row table:style-name="ro1">
          <table:table-cell office:value-type="float" office:value="3019" calcext:value-type="float">
            <text:p>3.02E+03</text:p>
          </table:table-cell>
          <table:table-cell office:value-type="float" office:value="0.000000000016703149" calcext:value-type="float">
            <text:p>1.67E-11</text:p>
          </table:table-cell>
          <table:table-cell/>
          <table:table-cell office:value-type="float" office:value="3019" calcext:value-type="float">
            <text:p>3.02E+03</text:p>
          </table:table-cell>
          <table:table-cell office:value-type="float" office:value="0.0000000004965921" calcext:value-type="float">
            <text:p>4.97E-10</text:p>
          </table:table-cell>
          <table:table-cell/>
          <table:table-cell table:formula="of:=(1/[.D1872])*(10^4)" office:value-type="float" office:value="3.31235508446505" calcext:value-type="float">
            <text:p>3.31235508446505</text:p>
          </table:table-cell>
          <table:table-cell table:formula="of:=(2.5*LOG(([.E1872]/[.B1872]);10)-2.6)/0.38" office:value-type="float" office:value="2.8500095466267" calcext:value-type="float">
            <text:p>2.8500095466267</text:p>
          </table:table-cell>
          <table:table-cell table:number-columns-repeated="8"/>
        </table:table-row>
        <table:table-row table:style-name="ro1">
          <table:table-cell office:value-type="float" office:value="3020" calcext:value-type="float">
            <text:p>3.02E+03</text:p>
          </table:table-cell>
          <table:table-cell office:value-type="float" office:value="0.000000000016703149" calcext:value-type="float">
            <text:p>1.67E-11</text:p>
          </table:table-cell>
          <table:table-cell/>
          <table:table-cell office:value-type="float" office:value="3020" calcext:value-type="float">
            <text:p>3.02E+03</text:p>
          </table:table-cell>
          <table:table-cell office:value-type="float" office:value="0.0000000004965921" calcext:value-type="float">
            <text:p>4.97E-10</text:p>
          </table:table-cell>
          <table:table-cell/>
          <table:table-cell table:formula="of:=(1/[.D1873])*(10^4)" office:value-type="float" office:value="3.3112582781457" calcext:value-type="float">
            <text:p>3.3112582781457</text:p>
          </table:table-cell>
          <table:table-cell table:formula="of:=(2.5*LOG(([.E1873]/[.B1873]);10)-2.6)/0.38" office:value-type="float" office:value="2.8500095466267" calcext:value-type="float">
            <text:p>2.8500095466267</text:p>
          </table:table-cell>
          <table:table-cell table:number-columns-repeated="8"/>
        </table:table-row>
        <table:table-row table:style-name="ro1">
          <table:table-cell office:value-type="float" office:value="3021" calcext:value-type="float">
            <text:p>3.02E+03</text:p>
          </table:table-cell>
          <table:table-cell office:value-type="float" office:value="0.0000000000174108792280003" calcext:value-type="float">
            <text:p>1.74E-11</text:p>
          </table:table-cell>
          <table:table-cell/>
          <table:table-cell office:value-type="float" office:value="3021" calcext:value-type="float">
            <text:p>3.02E+03</text:p>
          </table:table-cell>
          <table:table-cell office:value-type="float" office:value="0.000000000490588524269998" calcext:value-type="float">
            <text:p>4.91E-10</text:p>
          </table:table-cell>
          <table:table-cell/>
          <table:table-cell table:formula="of:=(1/[.D1874])*(10^4)" office:value-type="float" office:value="3.3101621979477" calcext:value-type="float">
            <text:p>3.3101621979477</text:p>
          </table:table-cell>
          <table:table-cell table:formula="of:=(2.5*LOG(([.E1874]/[.B1874]);10)-2.6)/0.38" office:value-type="float" office:value="2.69668869781184" calcext:value-type="float">
            <text:p>2.69668869781184</text:p>
          </table:table-cell>
          <table:table-cell table:number-columns-repeated="8"/>
        </table:table-row>
        <table:table-row table:style-name="ro1">
          <table:table-cell office:value-type="float" office:value="3022" calcext:value-type="float">
            <text:p>3.02E+03</text:p>
          </table:table-cell>
          <table:table-cell office:value-type="float" office:value="0.000000000017925481" calcext:value-type="float">
            <text:p>1.79E-11</text:p>
          </table:table-cell>
          <table:table-cell/>
          <table:table-cell office:value-type="float" office:value="3022" calcext:value-type="float">
            <text:p>3.02E+03</text:p>
          </table:table-cell>
          <table:table-cell office:value-type="float" office:value="0.00000000048622323" calcext:value-type="float">
            <text:p>4.86E-10</text:p>
          </table:table-cell>
          <table:table-cell/>
          <table:table-cell table:formula="of:=(1/[.D1875])*(10^4)" office:value-type="float" office:value="3.30906684315023" calcext:value-type="float">
            <text:p>3.30906684315023</text:p>
          </table:table-cell>
          <table:table-cell table:formula="of:=(2.5*LOG(([.E1875]/[.B1875]);10)-2.6)/0.38" office:value-type="float" office:value="2.58792688144038" calcext:value-type="float">
            <text:p>2.58792688144038</text:p>
          </table:table-cell>
          <table:table-cell table:number-columns-repeated="8"/>
        </table:table-row>
        <table:table-row table:style-name="ro1">
          <table:table-cell office:value-type="float" office:value="3023" calcext:value-type="float">
            <text:p>3.02E+03</text:p>
          </table:table-cell>
          <table:table-cell office:value-type="float" office:value="0.000000000017925481" calcext:value-type="float">
            <text:p>1.79E-11</text:p>
          </table:table-cell>
          <table:table-cell/>
          <table:table-cell office:value-type="float" office:value="3023" calcext:value-type="float">
            <text:p>3.02E+03</text:p>
          </table:table-cell>
          <table:table-cell office:value-type="float" office:value="0.00000000048622323" calcext:value-type="float">
            <text:p>4.86E-10</text:p>
          </table:table-cell>
          <table:table-cell/>
          <table:table-cell table:formula="of:=(1/[.D1876])*(10^4)" office:value-type="float" office:value="3.30797221303341" calcext:value-type="float">
            <text:p>3.30797221303341</text:p>
          </table:table-cell>
          <table:table-cell table:formula="of:=(2.5*LOG(([.E1876]/[.B1876]);10)-2.6)/0.38" office:value-type="float" office:value="2.58792688144038" calcext:value-type="float">
            <text:p>2.58792688144038</text:p>
          </table:table-cell>
          <table:table-cell table:number-columns-repeated="8"/>
        </table:table-row>
        <table:table-row table:style-name="ro1">
          <table:table-cell office:value-type="float" office:value="3024" calcext:value-type="float">
            <text:p>3.02E+03</text:p>
          </table:table-cell>
          <table:table-cell office:value-type="float" office:value="0.0000000000191328536128066" calcext:value-type="float">
            <text:p>1.91E-11</text:p>
          </table:table-cell>
          <table:table-cell/>
          <table:table-cell office:value-type="float" office:value="3024" calcext:value-type="float">
            <text:p>3.02E+03</text:p>
          </table:table-cell>
          <table:table-cell office:value-type="float" office:value="0.000000000456285644204303" calcext:value-type="float">
            <text:p>4.56E-10</text:p>
          </table:table-cell>
          <table:table-cell/>
          <table:table-cell table:formula="of:=(1/[.D1877])*(10^4)" office:value-type="float" office:value="3.30687830687831" calcext:value-type="float">
            <text:p>3.30687830687831</text:p>
          </table:table-cell>
          <table:table-cell table:formula="of:=(2.5*LOG(([.E1877]/[.B1877]);10)-2.6)/0.38" office:value-type="float" office:value="2.22011221310295" calcext:value-type="float">
            <text:p>2.22011221310295</text:p>
          </table:table-cell>
          <table:table-cell table:number-columns-repeated="8"/>
        </table:table-row>
        <table:table-row table:style-name="ro1">
          <table:table-cell office:value-type="float" office:value="3025" calcext:value-type="float">
            <text:p>3.03E+03</text:p>
          </table:table-cell>
          <table:table-cell office:value-type="float" office:value="0.000000000019253016" calcext:value-type="float">
            <text:p>1.93E-11</text:p>
          </table:table-cell>
          <table:table-cell/>
          <table:table-cell office:value-type="float" office:value="3025" calcext:value-type="float">
            <text:p>3.03E+03</text:p>
          </table:table-cell>
          <table:table-cell office:value-type="float" office:value="0.00000000045330614" calcext:value-type="float">
            <text:p>4.53E-10</text:p>
          </table:table-cell>
          <table:table-cell/>
          <table:table-cell table:formula="of:=(1/[.D1878])*(10^4)" office:value-type="float" office:value="3.30578512396694" calcext:value-type="float">
            <text:p>3.30578512396694</text:p>
          </table:table-cell>
          <table:table-cell table:formula="of:=(2.5*LOG(([.E1878]/[.B1878]);10)-2.6)/0.38" office:value-type="float" office:value="2.18350545949513" calcext:value-type="float">
            <text:p>2.18350545949513</text:p>
          </table:table-cell>
          <table:table-cell table:number-columns-repeated="8"/>
        </table:table-row>
        <table:table-row table:style-name="ro1">
          <table:table-cell office:value-type="float" office:value="3026" calcext:value-type="float">
            <text:p>3.03E+03</text:p>
          </table:table-cell>
          <table:table-cell office:value-type="float" office:value="0.0000000000189275748878409" calcext:value-type="float">
            <text:p>1.89E-11</text:p>
          </table:table-cell>
          <table:table-cell/>
          <table:table-cell office:value-type="float" office:value="3026" calcext:value-type="float">
            <text:p>3.03E+03</text:p>
          </table:table-cell>
          <table:table-cell office:value-type="float" office:value="0.000000000459222819917914" calcext:value-type="float">
            <text:p>4.59E-10</text:p>
          </table:table-cell>
          <table:table-cell/>
          <table:table-cell table:formula="of:=(1/[.D1879])*(10^4)" office:value-type="float" office:value="3.30469266358229" calcext:value-type="float">
            <text:p>3.30469266358229</text:p>
          </table:table-cell>
          <table:table-cell table:formula="of:=(2.5*LOG(([.E1879]/[.B1879]);10)-2.6)/0.38" office:value-type="float" office:value="2.26926636794103" calcext:value-type="float">
            <text:p>2.26926636794103</text:p>
          </table:table-cell>
          <table:table-cell table:number-columns-repeated="8"/>
        </table:table-row>
        <table:table-row table:style-name="ro1">
          <table:table-cell office:value-type="float" office:value="3027" calcext:value-type="float">
            <text:p>3.03E+03</text:p>
          </table:table-cell>
          <table:table-cell office:value-type="float" office:value="0.000000000017900023" calcext:value-type="float">
            <text:p>1.79E-11</text:p>
          </table:table-cell>
          <table:table-cell/>
          <table:table-cell office:value-type="float" office:value="3027" calcext:value-type="float">
            <text:p>3.03E+03</text:p>
          </table:table-cell>
          <table:table-cell office:value-type="float" office:value="0.00000000047790422" calcext:value-type="float">
            <text:p>4.78E-10</text:p>
          </table:table-cell>
          <table:table-cell/>
          <table:table-cell table:formula="of:=(1/[.D1880])*(10^4)" office:value-type="float" office:value="3.30360092500826" calcext:value-type="float">
            <text:p>3.30360092500826</text:p>
          </table:table-cell>
          <table:table-cell table:formula="of:=(2.5*LOG(([.E1880]/[.B1880]);10)-2.6)/0.38" office:value-type="float" office:value="2.54267945027986" calcext:value-type="float">
            <text:p>2.54267945027986</text:p>
          </table:table-cell>
          <table:table-cell table:number-columns-repeated="8"/>
        </table:table-row>
        <table:table-row table:style-name="ro1">
          <table:table-cell office:value-type="float" office:value="3028" calcext:value-type="float">
            <text:p>3.03E+03</text:p>
          </table:table-cell>
          <table:table-cell office:value-type="float" office:value="0.000000000017900023" calcext:value-type="float">
            <text:p>1.79E-11</text:p>
          </table:table-cell>
          <table:table-cell/>
          <table:table-cell office:value-type="float" office:value="3028" calcext:value-type="float">
            <text:p>3.03E+03</text:p>
          </table:table-cell>
          <table:table-cell office:value-type="float" office:value="0.00000000047790422" calcext:value-type="float">
            <text:p>4.78E-10</text:p>
          </table:table-cell>
          <table:table-cell/>
          <table:table-cell table:formula="of:=(1/[.D1881])*(10^4)" office:value-type="float" office:value="3.30250990752972" calcext:value-type="float">
            <text:p>3.30250990752972</text:p>
          </table:table-cell>
          <table:table-cell table:formula="of:=(2.5*LOG(([.E1881]/[.B1881]);10)-2.6)/0.38" office:value-type="float" office:value="2.54267945027986" calcext:value-type="float">
            <text:p>2.54267945027986</text:p>
          </table:table-cell>
          <table:table-cell table:number-columns-repeated="8"/>
        </table:table-row>
        <table:table-row table:style-name="ro1">
          <table:table-cell office:value-type="float" office:value="3029" calcext:value-type="float">
            <text:p>3.03E+03</text:p>
          </table:table-cell>
          <table:table-cell office:value-type="float" office:value="0.000000000018077533767" calcext:value-type="float">
            <text:p>1.81E-11</text:p>
          </table:table-cell>
          <table:table-cell/>
          <table:table-cell office:value-type="float" office:value="3029" calcext:value-type="float">
            <text:p>3.03E+03</text:p>
          </table:table-cell>
          <table:table-cell office:value-type="float" office:value="0.000000000491126250319998" calcext:value-type="float">
            <text:p>4.91E-10</text:p>
          </table:table-cell>
          <table:table-cell/>
          <table:table-cell table:formula="of:=(1/[.D1882])*(10^4)" office:value-type="float" office:value="3.30141961043249" calcext:value-type="float">
            <text:p>3.30141961043249</text:p>
          </table:table-cell>
          <table:table-cell table:formula="of:=(2.5*LOG(([.E1882]/[.B1882]);10)-2.6)/0.38" office:value-type="float" office:value="2.59246030284853" calcext:value-type="float">
            <text:p>2.59246030284853</text:p>
          </table:table-cell>
          <table:table-cell table:number-columns-repeated="8"/>
        </table:table-row>
        <table:table-row table:style-name="ro1">
          <table:table-cell office:value-type="float" office:value="3030" calcext:value-type="float">
            <text:p>3.03E+03</text:p>
          </table:table-cell>
          <table:table-cell office:value-type="float" office:value="0.0000000000182109" calcext:value-type="float">
            <text:p>1.82E-11</text:p>
          </table:table-cell>
          <table:table-cell/>
          <table:table-cell office:value-type="float" office:value="3030" calcext:value-type="float">
            <text:p>3.03E+03</text:p>
          </table:table-cell>
          <table:table-cell office:value-type="float" office:value="0.00000000050106014" calcext:value-type="float">
            <text:p>5.01E-10</text:p>
          </table:table-cell>
          <table:table-cell/>
          <table:table-cell table:formula="of:=(1/[.D1883])*(10^4)" office:value-type="float" office:value="3.3003300330033" calcext:value-type="float">
            <text:p>3.3003300330033</text:p>
          </table:table-cell>
          <table:table-cell table:formula="of:=(2.5*LOG(([.E1883]/[.B1883]);10)-2.6)/0.38" office:value-type="float" office:value="2.62867398580087" calcext:value-type="float">
            <text:p>2.62867398580087</text:p>
          </table:table-cell>
          <table:table-cell table:number-columns-repeated="8"/>
        </table:table-row>
        <table:table-row table:style-name="ro1">
          <table:table-cell office:value-type="float" office:value="3031" calcext:value-type="float">
            <text:p>3.03E+03</text:p>
          </table:table-cell>
          <table:table-cell office:value-type="float" office:value="0.0000000000182109" calcext:value-type="float">
            <text:p>1.82E-11</text:p>
          </table:table-cell>
          <table:table-cell/>
          <table:table-cell office:value-type="float" office:value="3031" calcext:value-type="float">
            <text:p>3.03E+03</text:p>
          </table:table-cell>
          <table:table-cell office:value-type="float" office:value="0.00000000050106014" calcext:value-type="float">
            <text:p>5.01E-10</text:p>
          </table:table-cell>
          <table:table-cell/>
          <table:table-cell table:formula="of:=(1/[.D1884])*(10^4)" office:value-type="float" office:value="3.29924117452986" calcext:value-type="float">
            <text:p>3.29924117452986</text:p>
          </table:table-cell>
          <table:table-cell table:formula="of:=(2.5*LOG(([.E1884]/[.B1884]);10)-2.6)/0.38" office:value-type="float" office:value="2.62867398580087" calcext:value-type="float">
            <text:p>2.62867398580087</text:p>
          </table:table-cell>
          <table:table-cell table:number-columns-repeated="8"/>
        </table:table-row>
        <table:table-row table:style-name="ro1">
          <table:table-cell office:value-type="float" office:value="3032" calcext:value-type="float">
            <text:p>3.03E+03</text:p>
          </table:table-cell>
          <table:table-cell office:value-type="float" office:value="0.000000000019657767279031" calcext:value-type="float">
            <text:p>1.97E-11</text:p>
          </table:table-cell>
          <table:table-cell/>
          <table:table-cell office:value-type="float" office:value="3032" calcext:value-type="float">
            <text:p>3.03E+03</text:p>
          </table:table-cell>
          <table:table-cell office:value-type="float" office:value="0.000000000491230365384939" calcext:value-type="float">
            <text:p>4.91E-10</text:p>
          </table:table-cell>
          <table:table-cell/>
          <table:table-cell table:formula="of:=(1/[.D1885])*(10^4)" office:value-type="float" office:value="3.29815303430079" calcext:value-type="float">
            <text:p>3.29815303430079</text:p>
          </table:table-cell>
          <table:table-cell table:formula="of:=(2.5*LOG(([.E1885]/[.B1885]);10)-2.6)/0.38" office:value-type="float" office:value="2.35362510228015" calcext:value-type="float">
            <text:p>2.35362510228015</text:p>
          </table:table-cell>
          <table:table-cell table:number-columns-repeated="8"/>
        </table:table-row>
        <table:table-row table:style-name="ro1">
          <table:table-cell office:value-type="float" office:value="3033" calcext:value-type="float">
            <text:p>3.03E+03</text:p>
          </table:table-cell>
          <table:table-cell office:value-type="float" office:value="0.000000000019815885" calcext:value-type="float">
            <text:p>1.98E-11</text:p>
          </table:table-cell>
          <table:table-cell/>
          <table:table-cell office:value-type="float" office:value="3033" calcext:value-type="float">
            <text:p>3.03E+03</text:p>
          </table:table-cell>
          <table:table-cell office:value-type="float" office:value="0.00000000049015614" calcext:value-type="float">
            <text:p>4.90E-10</text:p>
          </table:table-cell>
          <table:table-cell/>
          <table:table-cell table:formula="of:=(1/[.D1886])*(10^4)" office:value-type="float" office:value="3.29706561160567" calcext:value-type="float">
            <text:p>3.29706561160567</text:p>
          </table:table-cell>
          <table:table-cell table:formula="of:=(2.5*LOG(([.E1886]/[.B1886]);10)-2.6)/0.38" office:value-type="float" office:value="2.32448009250364" calcext:value-type="float">
            <text:p>2.32448009250364</text:p>
          </table:table-cell>
          <table:table-cell table:number-columns-repeated="8"/>
        </table:table-row>
        <table:table-row table:style-name="ro1">
          <table:table-cell office:value-type="float" office:value="3034" calcext:value-type="float">
            <text:p>3.03E+03</text:p>
          </table:table-cell>
          <table:table-cell office:value-type="float" office:value="0.0000000000194848389449999" calcext:value-type="float">
            <text:p>1.95E-11</text:p>
          </table:table-cell>
          <table:table-cell/>
          <table:table-cell office:value-type="float" office:value="3034" calcext:value-type="float">
            <text:p>3.03E+03</text:p>
          </table:table-cell>
          <table:table-cell office:value-type="float" office:value="0.000000000486490312499999" calcext:value-type="float">
            <text:p>4.86E-10</text:p>
          </table:table-cell>
          <table:table-cell/>
          <table:table-cell table:formula="of:=(1/[.D1887])*(10^4)" office:value-type="float" office:value="3.295978905735" calcext:value-type="float">
            <text:p>3.295978905735</text:p>
          </table:table-cell>
          <table:table-cell table:formula="of:=(2.5*LOG(([.E1887]/[.B1887]);10)-2.6)/0.38" office:value-type="float" office:value="2.35116694838031" calcext:value-type="float">
            <text:p>2.35116694838031</text:p>
          </table:table-cell>
          <table:table-cell table:number-columns-repeated="8"/>
        </table:table-row>
        <table:table-row table:style-name="ro1">
          <table:table-cell office:value-type="float" office:value="3035" calcext:value-type="float">
            <text:p>3.04E+03</text:p>
          </table:table-cell>
          <table:table-cell office:value-type="float" office:value="0.000000000018392031" calcext:value-type="float">
            <text:p>1.84E-11</text:p>
          </table:table-cell>
          <table:table-cell/>
          <table:table-cell office:value-type="float" office:value="3035" calcext:value-type="float">
            <text:p>3.04E+03</text:p>
          </table:table-cell>
          <table:table-cell office:value-type="float" office:value="0.00000000047438914" calcext:value-type="float">
            <text:p>4.74E-10</text:p>
          </table:table-cell>
          <table:table-cell/>
          <table:table-cell table:formula="of:=(1/[.D1888])*(10^4)" office:value-type="float" office:value="3.29489291598023" calcext:value-type="float">
            <text:p>3.29489291598023</text:p>
          </table:table-cell>
          <table:table-cell table:formula="of:=(2.5*LOG(([.E1888]/[.B1888]);10)-2.6)/0.38" office:value-type="float" office:value="2.44411215835687" calcext:value-type="float">
            <text:p>2.44411215835687</text:p>
          </table:table-cell>
          <table:table-cell table:number-columns-repeated="8"/>
        </table:table-row>
        <table:table-row table:style-name="ro1">
          <table:table-cell office:value-type="float" office:value="3036" calcext:value-type="float">
            <text:p>3.04E+03</text:p>
          </table:table-cell>
          <table:table-cell office:value-type="float" office:value="0.000000000018392031" calcext:value-type="float">
            <text:p>1.84E-11</text:p>
          </table:table-cell>
          <table:table-cell/>
          <table:table-cell office:value-type="float" office:value="3036" calcext:value-type="float">
            <text:p>3.04E+03</text:p>
          </table:table-cell>
          <table:table-cell office:value-type="float" office:value="0.00000000047438914" calcext:value-type="float">
            <text:p>4.74E-10</text:p>
          </table:table-cell>
          <table:table-cell/>
          <table:table-cell table:formula="of:=(1/[.D1889])*(10^4)" office:value-type="float" office:value="3.29380764163373" calcext:value-type="float">
            <text:p>3.29380764163373</text:p>
          </table:table-cell>
          <table:table-cell table:formula="of:=(2.5*LOG(([.E1889]/[.B1889]);10)-2.6)/0.38" office:value-type="float" office:value="2.44411215835687" calcext:value-type="float">
            <text:p>2.44411215835687</text:p>
          </table:table-cell>
          <table:table-cell table:number-columns-repeated="8"/>
        </table:table-row>
        <table:table-row table:style-name="ro1">
          <table:table-cell office:value-type="float" office:value="3037" calcext:value-type="float">
            <text:p>3.04E+03</text:p>
          </table:table-cell>
          <table:table-cell office:value-type="float" office:value="0.0000000000173024107215416" calcext:value-type="float">
            <text:p>1.73E-11</text:p>
          </table:table-cell>
          <table:table-cell/>
          <table:table-cell office:value-type="float" office:value="3037" calcext:value-type="float">
            <text:p>3.04E+03</text:p>
          </table:table-cell>
          <table:table-cell office:value-type="float" office:value="0.000000000474025692230643" calcext:value-type="float">
            <text:p>4.74E-10</text:p>
          </table:table-cell>
          <table:table-cell/>
          <table:table-cell table:formula="of:=(1/[.D1890])*(10^4)" office:value-type="float" office:value="3.2927230819888" calcext:value-type="float">
            <text:p>3.2927230819888</text:p>
          </table:table-cell>
          <table:table-cell table:formula="of:=(2.5*LOG(([.E1890]/[.B1890]);10)-2.6)/0.38" office:value-type="float" office:value="2.61641621117821" calcext:value-type="float">
            <text:p>2.61641621117821</text:p>
          </table:table-cell>
          <table:table-cell table:number-columns-repeated="8"/>
        </table:table-row>
        <table:table-row table:style-name="ro1">
          <table:table-cell office:value-type="float" office:value="3038" calcext:value-type="float">
            <text:p>3.04E+03</text:p>
          </table:table-cell>
          <table:table-cell office:value-type="float" office:value="0.000000000016458524" calcext:value-type="float">
            <text:p>1.65E-11</text:p>
          </table:table-cell>
          <table:table-cell/>
          <table:table-cell office:value-type="float" office:value="3038" calcext:value-type="float">
            <text:p>3.04E+03</text:p>
          </table:table-cell>
          <table:table-cell office:value-type="float" office:value="0.00000000047374421" calcext:value-type="float">
            <text:p>4.74E-10</text:p>
          </table:table-cell>
          <table:table-cell/>
          <table:table-cell table:formula="of:=(1/[.D1891])*(10^4)" office:value-type="float" office:value="3.2916392363397" calcext:value-type="float">
            <text:p>3.2916392363397</text:p>
          </table:table-cell>
          <table:table-cell table:formula="of:=(2.5*LOG(([.E1891]/[.B1891]);10)-2.6)/0.38" office:value-type="float" office:value="2.75758572401214" calcext:value-type="float">
            <text:p>2.75758572401214</text:p>
          </table:table-cell>
          <table:table-cell table:number-columns-repeated="8"/>
        </table:table-row>
        <table:table-row table:style-name="ro1">
          <table:table-cell office:value-type="float" office:value="3039" calcext:value-type="float">
            <text:p>3.04E+03</text:p>
          </table:table-cell>
          <table:table-cell office:value-type="float" office:value="0.000000000016458524" calcext:value-type="float">
            <text:p>1.65E-11</text:p>
          </table:table-cell>
          <table:table-cell/>
          <table:table-cell office:value-type="float" office:value="3039" calcext:value-type="float">
            <text:p>3.04E+03</text:p>
          </table:table-cell>
          <table:table-cell office:value-type="float" office:value="0.00000000047374421" calcext:value-type="float">
            <text:p>4.74E-10</text:p>
          </table:table-cell>
          <table:table-cell/>
          <table:table-cell table:formula="of:=(1/[.D1892])*(10^4)" office:value-type="float" office:value="3.29055610398157" calcext:value-type="float">
            <text:p>3.29055610398157</text:p>
          </table:table-cell>
          <table:table-cell table:formula="of:=(2.5*LOG(([.E1892]/[.B1892]);10)-2.6)/0.38" office:value-type="float" office:value="2.75758572401214" calcext:value-type="float">
            <text:p>2.75758572401214</text:p>
          </table:table-cell>
          <table:table-cell table:number-columns-repeated="8"/>
        </table:table-row>
        <table:table-row table:style-name="ro1">
          <table:table-cell office:value-type="float" office:value="3040" calcext:value-type="float">
            <text:p>3.04E+03</text:p>
          </table:table-cell>
          <table:table-cell office:value-type="float" office:value="0.000000000016618694828" calcext:value-type="float">
            <text:p>1.66E-11</text:p>
          </table:table-cell>
          <table:table-cell/>
          <table:table-cell office:value-type="float" office:value="3040" calcext:value-type="float">
            <text:p>3.04E+03</text:p>
          </table:table-cell>
          <table:table-cell office:value-type="float" office:value="0.000000000488590760720004" calcext:value-type="float">
            <text:p>4.89E-10</text:p>
          </table:table-cell>
          <table:table-cell/>
          <table:table-cell table:formula="of:=(1/[.D1893])*(10^4)" office:value-type="float" office:value="3.28947368421053" calcext:value-type="float">
            <text:p>3.28947368421053</text:p>
          </table:table-cell>
          <table:table-cell table:formula="of:=(2.5*LOG(([.E1893]/[.B1893]);10)-2.6)/0.38" office:value-type="float" office:value="2.81808116649029" calcext:value-type="float">
            <text:p>2.81808116649029</text:p>
          </table:table-cell>
          <table:table-cell table:number-columns-repeated="8"/>
        </table:table-row>
        <table:table-row table:style-name="ro1">
          <table:table-cell office:value-type="float" office:value="3041" calcext:value-type="float">
            <text:p>3.04E+03</text:p>
          </table:table-cell>
          <table:table-cell office:value-type="float" office:value="0.000000000016637686" calcext:value-type="float">
            <text:p>1.66E-11</text:p>
          </table:table-cell>
          <table:table-cell/>
          <table:table-cell office:value-type="float" office:value="3041" calcext:value-type="float">
            <text:p>3.04E+03</text:p>
          </table:table-cell>
          <table:table-cell office:value-type="float" office:value="0.00000000049035109" calcext:value-type="float">
            <text:p>4.90E-10</text:p>
          </table:table-cell>
          <table:table-cell/>
          <table:table-cell table:formula="of:=(1/[.D1894])*(10^4)" office:value-type="float" office:value="3.28839197632358" calcext:value-type="float">
            <text:p>3.28839197632358</text:p>
          </table:table-cell>
          <table:table-cell table:formula="of:=(2.5*LOG(([.E1894]/[.B1894]);10)-2.6)/0.38" office:value-type="float" office:value="2.82509356151581" calcext:value-type="float">
            <text:p>2.82509356151581</text:p>
          </table:table-cell>
          <table:table-cell table:number-columns-repeated="8"/>
        </table:table-row>
        <table:table-row table:style-name="ro1">
          <table:table-cell office:value-type="float" office:value="3042" calcext:value-type="float">
            <text:p>3.04E+03</text:p>
          </table:table-cell>
          <table:table-cell office:value-type="float" office:value="0.000000000016738240656507" calcext:value-type="float">
            <text:p>1.67E-11</text:p>
          </table:table-cell>
          <table:table-cell/>
          <table:table-cell office:value-type="float" office:value="3042" calcext:value-type="float">
            <text:p>3.04E+03</text:p>
          </table:table-cell>
          <table:table-cell office:value-type="float" office:value="0.000000000493937692801467" calcext:value-type="float">
            <text:p>4.94E-10</text:p>
          </table:table-cell>
          <table:table-cell/>
          <table:table-cell table:formula="of:=(1/[.D1895])*(10^4)" office:value-type="float" office:value="3.28731097961867" calcext:value-type="float">
            <text:p>3.28731097961867</text:p>
          </table:table-cell>
          <table:table-cell table:formula="of:=(2.5*LOG(([.E1895]/[.B1895]);10)-2.6)/0.38" office:value-type="float" office:value="2.82869974410509" calcext:value-type="float">
            <text:p>2.82869974410509</text:p>
          </table:table-cell>
          <table:table-cell table:number-columns-repeated="8"/>
        </table:table-row>
        <table:table-row table:style-name="ro1">
          <table:table-cell office:value-type="float" office:value="3043" calcext:value-type="float">
            <text:p>3.04E+03</text:p>
          </table:table-cell>
          <table:table-cell office:value-type="float" office:value="0.000000000017085656" calcext:value-type="float">
            <text:p>1.71E-11</text:p>
          </table:table-cell>
          <table:table-cell/>
          <table:table-cell office:value-type="float" office:value="3043" calcext:value-type="float">
            <text:p>3.04E+03</text:p>
          </table:table-cell>
          <table:table-cell office:value-type="float" office:value="0.00000000050632937" calcext:value-type="float">
            <text:p>5.06E-10</text:p>
          </table:table-cell>
          <table:table-cell/>
          <table:table-cell table:formula="of:=(1/[.D1896])*(10^4)" office:value-type="float" office:value="3.28623069339468" calcext:value-type="float">
            <text:p>3.28623069339468</text:p>
          </table:table-cell>
          <table:table-cell table:formula="of:=(2.5*LOG(([.E1896]/[.B1896]);10)-2.6)/0.38" office:value-type="float" office:value="2.84079908938155" calcext:value-type="float">
            <text:p>2.84079908938155</text:p>
          </table:table-cell>
          <table:table-cell table:number-columns-repeated="8"/>
        </table:table-row>
        <table:table-row table:style-name="ro1">
          <table:table-cell office:value-type="float" office:value="3044" calcext:value-type="float">
            <text:p>3.04E+03</text:p>
          </table:table-cell>
          <table:table-cell office:value-type="float" office:value="0.000000000017085656" calcext:value-type="float">
            <text:p>1.71E-11</text:p>
          </table:table-cell>
          <table:table-cell/>
          <table:table-cell office:value-type="float" office:value="3044" calcext:value-type="float">
            <text:p>3.04E+03</text:p>
          </table:table-cell>
          <table:table-cell office:value-type="float" office:value="0.00000000050632937" calcext:value-type="float">
            <text:p>5.06E-10</text:p>
          </table:table-cell>
          <table:table-cell/>
          <table:table-cell table:formula="of:=(1/[.D1897])*(10^4)" office:value-type="float" office:value="3.28515111695138" calcext:value-type="float">
            <text:p>3.28515111695138</text:p>
          </table:table-cell>
          <table:table-cell table:formula="of:=(2.5*LOG(([.E1897]/[.B1897]);10)-2.6)/0.38" office:value-type="float" office:value="2.84079908938155" calcext:value-type="float">
            <text:p>2.84079908938155</text:p>
          </table:table-cell>
          <table:table-cell table:number-columns-repeated="8"/>
        </table:table-row>
        <table:table-row table:style-name="ro1">
          <table:table-cell office:value-type="float" office:value="3045" calcext:value-type="float">
            <text:p>3.05E+03</text:p>
          </table:table-cell>
          <table:table-cell office:value-type="float" office:value="0.0000000000170369784818391" calcext:value-type="float">
            <text:p>1.70E-11</text:p>
          </table:table-cell>
          <table:table-cell/>
          <table:table-cell office:value-type="float" office:value="3045" calcext:value-type="float">
            <text:p>3.05E+03</text:p>
          </table:table-cell>
          <table:table-cell office:value-type="float" office:value="0.000000000489705815051094" calcext:value-type="float">
            <text:p>4.90E-10</text:p>
          </table:table-cell>
          <table:table-cell/>
          <table:table-cell table:formula="of:=(1/[.D1898])*(10^4)" office:value-type="float" office:value="3.28407224958949" calcext:value-type="float">
            <text:p>3.28407224958949</text:p>
          </table:table-cell>
          <table:table-cell table:formula="of:=(2.5*LOG(([.E1898]/[.B1898]);10)-2.6)/0.38" office:value-type="float" office:value="2.75357030418232" calcext:value-type="float">
            <text:p>2.75357030418232</text:p>
          </table:table-cell>
          <table:table-cell table:number-columns-repeated="8"/>
        </table:table-row>
        <table:table-row table:style-name="ro1">
          <table:table-cell office:value-type="float" office:value="3046" calcext:value-type="float">
            <text:p>3.05E+03</text:p>
          </table:table-cell>
          <table:table-cell office:value-type="float" office:value="0.000000000016998035" calcext:value-type="float">
            <text:p>1.70E-11</text:p>
          </table:table-cell>
          <table:table-cell/>
          <table:table-cell office:value-type="float" office:value="3046" calcext:value-type="float">
            <text:p>3.05E+03</text:p>
          </table:table-cell>
          <table:table-cell office:value-type="float" office:value="0.00000000047640647" calcext:value-type="float">
            <text:p>4.76E-10</text:p>
          </table:table-cell>
          <table:table-cell/>
          <table:table-cell table:formula="of:=(1/[.D1899])*(10^4)" office:value-type="float" office:value="3.28299409061064" calcext:value-type="float">
            <text:p>3.28299409061064</text:p>
          </table:table-cell>
          <table:table-cell table:formula="of:=(2.5*LOG(([.E1899]/[.B1899]);10)-2.6)/0.38" office:value-type="float" office:value="2.68144034072736" calcext:value-type="float">
            <text:p>2.68144034072736</text:p>
          </table:table-cell>
          <table:table-cell table:number-columns-repeated="8"/>
        </table:table-row>
        <table:table-row table:style-name="ro1">
          <table:table-cell office:value-type="float" office:value="3047" calcext:value-type="float">
            <text:p>3.05E+03</text:p>
          </table:table-cell>
          <table:table-cell office:value-type="float" office:value="0.000000000016998035" calcext:value-type="float">
            <text:p>1.70E-11</text:p>
          </table:table-cell>
          <table:table-cell/>
          <table:table-cell office:value-type="float" office:value="3047" calcext:value-type="float">
            <text:p>3.05E+03</text:p>
          </table:table-cell>
          <table:table-cell office:value-type="float" office:value="0.00000000047640647" calcext:value-type="float">
            <text:p>4.76E-10</text:p>
          </table:table-cell>
          <table:table-cell/>
          <table:table-cell table:formula="of:=(1/[.D1900])*(10^4)" office:value-type="float" office:value="3.28191663931736" calcext:value-type="float">
            <text:p>3.28191663931736</text:p>
          </table:table-cell>
          <table:table-cell table:formula="of:=(2.5*LOG(([.E1900]/[.B1900]);10)-2.6)/0.38" office:value-type="float" office:value="2.68144034072736" calcext:value-type="float">
            <text:p>2.68144034072736</text:p>
          </table:table-cell>
          <table:table-cell table:number-columns-repeated="8"/>
        </table:table-row>
        <table:table-row table:style-name="ro1">
          <table:table-cell office:value-type="float" office:value="3048" calcext:value-type="float">
            <text:p>3.05E+03</text:p>
          </table:table-cell>
          <table:table-cell office:value-type="float" office:value="0.00000000001708860635" calcext:value-type="float">
            <text:p>1.71E-11</text:p>
          </table:table-cell>
          <table:table-cell/>
          <table:table-cell office:value-type="float" office:value="3048" calcext:value-type="float">
            <text:p>3.05E+03</text:p>
          </table:table-cell>
          <table:table-cell office:value-type="float" office:value="0.00000000047376618114" calcext:value-type="float">
            <text:p>4.74E-10</text:p>
          </table:table-cell>
          <table:table-cell/>
          <table:table-cell table:formula="of:=(1/[.D1901])*(10^4)" office:value-type="float" office:value="3.28083989501312" calcext:value-type="float">
            <text:p>3.28083989501312</text:p>
          </table:table-cell>
          <table:table-cell table:formula="of:=(2.5*LOG(([.E1901]/[.B1901]);10)-2.6)/0.38" office:value-type="float" office:value="2.65037770182105" calcext:value-type="float">
            <text:p>2.65037770182105</text:p>
          </table:table-cell>
          <table:table-cell table:number-columns-repeated="8"/>
        </table:table-row>
        <table:table-row table:style-name="ro1">
          <table:table-cell office:value-type="float" office:value="3049" calcext:value-type="float">
            <text:p>3.05E+03</text:p>
          </table:table-cell>
          <table:table-cell office:value-type="float" office:value="0.00000000001710026" calcext:value-type="float">
            <text:p>1.71E-11</text:p>
          </table:table-cell>
          <table:table-cell/>
          <table:table-cell office:value-type="float" office:value="3049" calcext:value-type="float">
            <text:p>3.05E+03</text:p>
          </table:table-cell>
          <table:table-cell office:value-type="float" office:value="0.00000000047342646" calcext:value-type="float">
            <text:p>4.73E-10</text:p>
          </table:table-cell>
          <table:table-cell/>
          <table:table-cell table:formula="of:=(1/[.D1902])*(10^4)" office:value-type="float" office:value="3.2797638570023" calcext:value-type="float">
            <text:p>3.2797638570023</text:p>
          </table:table-cell>
          <table:table-cell table:formula="of:=(2.5*LOG(([.E1902]/[.B1902]);10)-2.6)/0.38" office:value-type="float" office:value="2.64638035209966" calcext:value-type="float">
            <text:p>2.64638035209966</text:p>
          </table:table-cell>
          <table:table-cell table:number-columns-repeated="8"/>
        </table:table-row>
        <table:table-row table:style-name="ro1">
          <table:table-cell office:value-type="float" office:value="3050" calcext:value-type="float">
            <text:p>3.05E+03</text:p>
          </table:table-cell>
          <table:table-cell office:value-type="float" office:value="0.0000000000172594390450469" calcext:value-type="float">
            <text:p>1.73E-11</text:p>
          </table:table-cell>
          <table:table-cell/>
          <table:table-cell office:value-type="float" office:value="3050" calcext:value-type="float">
            <text:p>3.05E+03</text:p>
          </table:table-cell>
          <table:table-cell office:value-type="float" office:value="0.00000000047223854297987" calcext:value-type="float">
            <text:p>4.72E-10</text:p>
          </table:table-cell>
          <table:table-cell/>
          <table:table-cell table:formula="of:=(1/[.D1903])*(10^4)" office:value-type="float" office:value="3.27868852459016" calcext:value-type="float">
            <text:p>3.27868852459016</text:p>
          </table:table-cell>
          <table:table-cell table:formula="of:=(2.5*LOG(([.E1903]/[.B1903]);10)-2.6)/0.38" office:value-type="float" office:value="2.61272864349455" calcext:value-type="float">
            <text:p>2.61272864349455</text:p>
          </table:table-cell>
          <table:table-cell table:number-columns-repeated="8"/>
        </table:table-row>
        <table:table-row table:style-name="ro1">
          <table:table-cell office:value-type="float" office:value="3051" calcext:value-type="float">
            <text:p>3.05E+03</text:p>
          </table:table-cell>
          <table:table-cell office:value-type="float" office:value="0.000000000017835606" calcext:value-type="float">
            <text:p>1.78E-11</text:p>
          </table:table-cell>
          <table:table-cell/>
          <table:table-cell office:value-type="float" office:value="3051" calcext:value-type="float">
            <text:p>3.05E+03</text:p>
          </table:table-cell>
          <table:table-cell office:value-type="float" office:value="0.00000000046793874" calcext:value-type="float">
            <text:p>4.68E-10</text:p>
          </table:table-cell>
          <table:table-cell/>
          <table:table-cell table:formula="of:=(1/[.D1904])*(10^4)" office:value-type="float" office:value="3.27761389708292" calcext:value-type="float">
            <text:p>3.27761389708292</text:p>
          </table:table-cell>
          <table:table-cell table:formula="of:=(2.5*LOG(([.E1904]/[.B1904]);10)-2.6)/0.38" office:value-type="float" office:value="2.49277060118267" calcext:value-type="float">
            <text:p>2.49277060118267</text:p>
          </table:table-cell>
          <table:table-cell table:number-columns-repeated="8"/>
        </table:table-row>
        <table:table-row table:style-name="ro1">
          <table:table-cell office:value-type="float" office:value="3052" calcext:value-type="float">
            <text:p>3.05E+03</text:p>
          </table:table-cell>
          <table:table-cell office:value-type="float" office:value="0.000000000017835606" calcext:value-type="float">
            <text:p>1.78E-11</text:p>
          </table:table-cell>
          <table:table-cell/>
          <table:table-cell office:value-type="float" office:value="3052" calcext:value-type="float">
            <text:p>3.05E+03</text:p>
          </table:table-cell>
          <table:table-cell office:value-type="float" office:value="0.00000000046793874" calcext:value-type="float">
            <text:p>4.68E-10</text:p>
          </table:table-cell>
          <table:table-cell/>
          <table:table-cell table:formula="of:=(1/[.D1905])*(10^4)" office:value-type="float" office:value="3.27653997378768" calcext:value-type="float">
            <text:p>3.27653997378768</text:p>
          </table:table-cell>
          <table:table-cell table:formula="of:=(2.5*LOG(([.E1905]/[.B1905]);10)-2.6)/0.38" office:value-type="float" office:value="2.49277060118267" calcext:value-type="float">
            <text:p>2.49277060118267</text:p>
          </table:table-cell>
          <table:table-cell table:number-columns-repeated="8"/>
        </table:table-row>
        <table:table-row table:style-name="ro1">
          <table:table-cell office:value-type="float" office:value="3053" calcext:value-type="float">
            <text:p>3.05E+03</text:p>
          </table:table-cell>
          <table:table-cell office:value-type="float" office:value="0.0000000000182422533848702" calcext:value-type="float">
            <text:p>1.82E-11</text:p>
          </table:table-cell>
          <table:table-cell/>
          <table:table-cell office:value-type="float" office:value="3053" calcext:value-type="float">
            <text:p>3.05E+03</text:p>
          </table:table-cell>
          <table:table-cell office:value-type="float" office:value="0.000000000458514765483296" calcext:value-type="float">
            <text:p>4.59E-10</text:p>
          </table:table-cell>
          <table:table-cell/>
          <table:table-cell table:formula="of:=(1/[.D1906])*(10^4)" office:value-type="float" office:value="3.27546675401245" calcext:value-type="float">
            <text:p>3.27546675401245</text:p>
          </table:table-cell>
          <table:table-cell table:formula="of:=(2.5*LOG(([.E1906]/[.B1906]);10)-2.6)/0.38" office:value-type="float" office:value="2.37022922348643" calcext:value-type="float">
            <text:p>2.37022922348643</text:p>
          </table:table-cell>
          <table:table-cell table:number-columns-repeated="8"/>
        </table:table-row>
        <table:table-row table:style-name="ro1">
          <table:table-cell office:value-type="float" office:value="3054" calcext:value-type="float">
            <text:p>3.05E+03</text:p>
          </table:table-cell>
          <table:table-cell office:value-type="float" office:value="0.000000000018578278" calcext:value-type="float">
            <text:p>1.86E-11</text:p>
          </table:table-cell>
          <table:table-cell/>
          <table:table-cell office:value-type="float" office:value="3054" calcext:value-type="float">
            <text:p>3.05E+03</text:p>
          </table:table-cell>
          <table:table-cell office:value-type="float" office:value="0.00000000045072746" calcext:value-type="float">
            <text:p>4.51E-10</text:p>
          </table:table-cell>
          <table:table-cell/>
          <table:table-cell table:formula="of:=(1/[.D1907])*(10^4)" office:value-type="float" office:value="3.27439423706614" calcext:value-type="float">
            <text:p>3.27439423706614</text:p>
          </table:table-cell>
          <table:table-cell table:formula="of:=(2.5*LOG(([.E1907]/[.B1907]);10)-2.6)/0.38" office:value-type="float" office:value="2.26913526624864" calcext:value-type="float">
            <text:p>2.26913526624864</text:p>
          </table:table-cell>
          <table:table-cell table:number-columns-repeated="8"/>
        </table:table-row>
        <table:table-row table:style-name="ro1">
          <table:table-cell office:value-type="float" office:value="3055" calcext:value-type="float">
            <text:p>3.06E+03</text:p>
          </table:table-cell>
          <table:table-cell office:value-type="float" office:value="0.000000000018578278" calcext:value-type="float">
            <text:p>1.86E-11</text:p>
          </table:table-cell>
          <table:table-cell/>
          <table:table-cell office:value-type="float" office:value="3055" calcext:value-type="float">
            <text:p>3.06E+03</text:p>
          </table:table-cell>
          <table:table-cell office:value-type="float" office:value="0.00000000045072746" calcext:value-type="float">
            <text:p>4.51E-10</text:p>
          </table:table-cell>
          <table:table-cell/>
          <table:table-cell table:formula="of:=(1/[.D1908])*(10^4)" office:value-type="float" office:value="3.27332242225859" calcext:value-type="float">
            <text:p>3.27332242225859</text:p>
          </table:table-cell>
          <table:table-cell table:formula="of:=(2.5*LOG(([.E1908]/[.B1908]);10)-2.6)/0.38" office:value-type="float" office:value="2.26913526624864" calcext:value-type="float">
            <text:p>2.26913526624864</text:p>
          </table:table-cell>
          <table:table-cell table:number-columns-repeated="8"/>
        </table:table-row>
        <table:table-row table:style-name="ro1">
          <table:table-cell office:value-type="float" office:value="3056" calcext:value-type="float">
            <text:p>3.06E+03</text:p>
          </table:table-cell>
          <table:table-cell office:value-type="float" office:value="0.0000000000166700336779996" calcext:value-type="float">
            <text:p>1.67E-11</text:p>
          </table:table-cell>
          <table:table-cell/>
          <table:table-cell office:value-type="float" office:value="3056" calcext:value-type="float">
            <text:p>3.06E+03</text:p>
          </table:table-cell>
          <table:table-cell office:value-type="float" office:value="0.000000000463000837620002" calcext:value-type="float">
            <text:p>4.63E-10</text:p>
          </table:table-cell>
          <table:table-cell/>
          <table:table-cell table:formula="of:=(1/[.D1909])*(10^4)" office:value-type="float" office:value="3.27225130890052" calcext:value-type="float">
            <text:p>3.27225130890052</text:p>
          </table:table-cell>
          <table:table-cell table:formula="of:=(2.5*LOG(([.E1909]/[.B1909]);10)-2.6)/0.38" office:value-type="float" office:value="2.65556118081495" calcext:value-type="float">
            <text:p>2.65556118081495</text:p>
          </table:table-cell>
          <table:table-cell table:number-columns-repeated="8"/>
        </table:table-row>
        <table:table-row table:style-name="ro1">
          <table:table-cell office:value-type="float" office:value="3057" calcext:value-type="float">
            <text:p>3.06E+03</text:p>
          </table:table-cell>
          <table:table-cell office:value-type="float" office:value="0.000000000016404879" calcext:value-type="float">
            <text:p>1.64E-11</text:p>
          </table:table-cell>
          <table:table-cell/>
          <table:table-cell office:value-type="float" office:value="3057" calcext:value-type="float">
            <text:p>3.06E+03</text:p>
          </table:table-cell>
          <table:table-cell office:value-type="float" office:value="0.00000000046470625" calcext:value-type="float">
            <text:p>4.65E-10</text:p>
          </table:table-cell>
          <table:table-cell/>
          <table:table-cell table:formula="of:=(1/[.D1910])*(10^4)" office:value-type="float" office:value="3.27118089630357" calcext:value-type="float">
            <text:p>3.27118089630357</text:p>
          </table:table-cell>
          <table:table-cell table:formula="of:=(2.5*LOG(([.E1910]/[.B1910]);10)-2.6)/0.38" office:value-type="float" office:value="2.71187817143718" calcext:value-type="float">
            <text:p>2.71187817143718</text:p>
          </table:table-cell>
          <table:table-cell table:number-columns-repeated="8"/>
        </table:table-row>
        <table:table-row table:style-name="ro1">
          <table:table-cell office:value-type="float" office:value="3058" calcext:value-type="float">
            <text:p>3.06E+03</text:p>
          </table:table-cell>
          <table:table-cell office:value-type="float" office:value="0.0000000000163955977476917" calcext:value-type="float">
            <text:p>1.64E-11</text:p>
          </table:table-cell>
          <table:table-cell/>
          <table:table-cell office:value-type="float" office:value="3058" calcext:value-type="float">
            <text:p>3.06E+03</text:p>
          </table:table-cell>
          <table:table-cell office:value-type="float" office:value="0.000000000465887606802537" calcext:value-type="float">
            <text:p>4.66E-10</text:p>
          </table:table-cell>
          <table:table-cell/>
          <table:table-cell table:formula="of:=(1/[.D1911])*(10^4)" office:value-type="float" office:value="3.27011118378025" calcext:value-type="float">
            <text:p>3.27011118378025</text:p>
          </table:table-cell>
          <table:table-cell table:formula="of:=(2.5*LOG(([.E1911]/[.B1911]);10)-2.6)/0.38" office:value-type="float" office:value="2.72074936249256" calcext:value-type="float">
            <text:p>2.72074936249256</text:p>
          </table:table-cell>
          <table:table-cell table:number-columns-repeated="8"/>
        </table:table-row>
        <table:table-row table:style-name="ro1">
          <table:table-cell office:value-type="float" office:value="3059" calcext:value-type="float">
            <text:p>3.06E+03</text:p>
          </table:table-cell>
          <table:table-cell office:value-type="float" office:value="0.000000000016360358" calcext:value-type="float">
            <text:p>1.64E-11</text:p>
          </table:table-cell>
          <table:table-cell/>
          <table:table-cell office:value-type="float" office:value="3059" calcext:value-type="float">
            <text:p>3.06E+03</text:p>
          </table:table-cell>
          <table:table-cell office:value-type="float" office:value="0.00000000047037307" calcext:value-type="float">
            <text:p>4.70E-10</text:p>
          </table:table-cell>
          <table:table-cell/>
          <table:table-cell table:formula="of:=(1/[.D1912])*(10^4)" office:value-type="float" office:value="3.269042170644" calcext:value-type="float">
            <text:p>3.269042170644</text:p>
          </table:table-cell>
          <table:table-cell table:formula="of:=(2.5*LOG(([.E1912]/[.B1912]);10)-2.6)/0.38" office:value-type="float" office:value="2.7542739909552" calcext:value-type="float">
            <text:p>2.7542739909552</text:p>
          </table:table-cell>
          <table:table-cell table:number-columns-repeated="8"/>
        </table:table-row>
        <table:table-row table:style-name="ro1">
          <table:table-cell office:value-type="float" office:value="3060" calcext:value-type="float">
            <text:p>3.06E+03</text:p>
          </table:table-cell>
          <table:table-cell office:value-type="float" office:value="0.000000000016360358" calcext:value-type="float">
            <text:p>1.64E-11</text:p>
          </table:table-cell>
          <table:table-cell/>
          <table:table-cell office:value-type="float" office:value="3060" calcext:value-type="float">
            <text:p>3.06E+03</text:p>
          </table:table-cell>
          <table:table-cell office:value-type="float" office:value="0.00000000047037307" calcext:value-type="float">
            <text:p>4.70E-10</text:p>
          </table:table-cell>
          <table:table-cell/>
          <table:table-cell table:formula="of:=(1/[.D1913])*(10^4)" office:value-type="float" office:value="3.26797385620915" calcext:value-type="float">
            <text:p>3.26797385620915</text:p>
          </table:table-cell>
          <table:table-cell table:formula="of:=(2.5*LOG(([.E1913]/[.B1913]);10)-2.6)/0.38" office:value-type="float" office:value="2.7542739909552" calcext:value-type="float">
            <text:p>2.7542739909552</text:p>
          </table:table-cell>
          <table:table-cell table:number-columns-repeated="8"/>
        </table:table-row>
        <table:table-row table:style-name="ro1">
          <table:table-cell office:value-type="float" office:value="3061" calcext:value-type="float">
            <text:p>3.06E+03</text:p>
          </table:table-cell>
          <table:table-cell office:value-type="float" office:value="0.0000000000168918965984999" calcext:value-type="float">
            <text:p>1.69E-11</text:p>
          </table:table-cell>
          <table:table-cell/>
          <table:table-cell office:value-type="float" office:value="3061" calcext:value-type="float">
            <text:p>3.06E+03</text:p>
          </table:table-cell>
          <table:table-cell office:value-type="float" office:value="0.000000000463115845480002" calcext:value-type="float">
            <text:p>4.63E-10</text:p>
          </table:table-cell>
          <table:table-cell/>
          <table:table-cell table:formula="of:=(1/[.D1914])*(10^4)" office:value-type="float" office:value="3.26690623979092" calcext:value-type="float">
            <text:p>3.26690623979092</text:p>
          </table:table-cell>
          <table:table-cell table:formula="of:=(2.5*LOG(([.E1914]/[.B1914]);10)-2.6)/0.38" office:value-type="float" office:value="2.61849491001239" calcext:value-type="float">
            <text:p>2.61849491001239</text:p>
          </table:table-cell>
          <table:table-cell table:number-columns-repeated="8"/>
        </table:table-row>
        <table:table-row table:style-name="ro1">
          <table:table-cell office:value-type="float" office:value="3062" calcext:value-type="float">
            <text:p>3.06E+03</text:p>
          </table:table-cell>
          <table:table-cell office:value-type="float" office:value="0.000000000017345601" calcext:value-type="float">
            <text:p>1.73E-11</text:p>
          </table:table-cell>
          <table:table-cell/>
          <table:table-cell office:value-type="float" office:value="3062" calcext:value-type="float">
            <text:p>3.06E+03</text:p>
          </table:table-cell>
          <table:table-cell office:value-type="float" office:value="0.00000000045692131" calcext:value-type="float">
            <text:p>4.57E-10</text:p>
          </table:table-cell>
          <table:table-cell/>
          <table:table-cell table:formula="of:=(1/[.D1915])*(10^4)" office:value-type="float" office:value="3.26583932070542" calcext:value-type="float">
            <text:p>3.26583932070542</text:p>
          </table:table-cell>
          <table:table-cell table:formula="of:=(2.5*LOG(([.E1915]/[.B1915]);10)-2.6)/0.38" office:value-type="float" office:value="2.50428987590872" calcext:value-type="float">
            <text:p>2.50428987590872</text:p>
          </table:table-cell>
          <table:table-cell table:number-columns-repeated="8"/>
        </table:table-row>
        <table:table-row table:style-name="ro1">
          <table:table-cell office:value-type="float" office:value="3063" calcext:value-type="float">
            <text:p>3.06E+03</text:p>
          </table:table-cell>
          <table:table-cell office:value-type="float" office:value="0.000000000017345601" calcext:value-type="float">
            <text:p>1.73E-11</text:p>
          </table:table-cell>
          <table:table-cell/>
          <table:table-cell office:value-type="float" office:value="3063" calcext:value-type="float">
            <text:p>3.06E+03</text:p>
          </table:table-cell>
          <table:table-cell office:value-type="float" office:value="0.00000000045692131" calcext:value-type="float">
            <text:p>4.57E-10</text:p>
          </table:table-cell>
          <table:table-cell/>
          <table:table-cell table:formula="of:=(1/[.D1916])*(10^4)" office:value-type="float" office:value="3.26477309826967" calcext:value-type="float">
            <text:p>3.26477309826967</text:p>
          </table:table-cell>
          <table:table-cell table:formula="of:=(2.5*LOG(([.E1916]/[.B1916]);10)-2.6)/0.38" office:value-type="float" office:value="2.50428987590872" calcext:value-type="float">
            <text:p>2.50428987590872</text:p>
          </table:table-cell>
          <table:table-cell table:number-columns-repeated="8"/>
        </table:table-row>
        <table:table-row table:style-name="ro1">
          <table:table-cell office:value-type="float" office:value="3064" calcext:value-type="float">
            <text:p>3.06E+03</text:p>
          </table:table-cell>
          <table:table-cell office:value-type="float" office:value="0.0000000000172473531164506" calcext:value-type="float">
            <text:p>1.72E-11</text:p>
          </table:table-cell>
          <table:table-cell/>
          <table:table-cell office:value-type="float" office:value="3064" calcext:value-type="float">
            <text:p>3.06E+03</text:p>
          </table:table-cell>
          <table:table-cell office:value-type="float" office:value="0.000000000449300524414199" calcext:value-type="float">
            <text:p>4.49E-10</text:p>
          </table:table-cell>
          <table:table-cell/>
          <table:table-cell table:formula="of:=(1/[.D1917])*(10^4)" office:value-type="float" office:value="3.26370757180157" calcext:value-type="float">
            <text:p>3.26370757180157</text:p>
          </table:table-cell>
          <table:table-cell table:formula="of:=(2.5*LOG(([.E1917]/[.B1917]);10)-2.6)/0.38" office:value-type="float" office:value="2.47246362130515" calcext:value-type="float">
            <text:p>2.47246362130515</text:p>
          </table:table-cell>
          <table:table-cell table:number-columns-repeated="8"/>
        </table:table-row>
        <table:table-row table:style-name="ro1">
          <table:table-cell office:value-type="float" office:value="3065" calcext:value-type="float">
            <text:p>3.07E+03</text:p>
          </table:table-cell>
          <table:table-cell office:value-type="float" office:value="0.00000000001723274" calcext:value-type="float">
            <text:p>1.72E-11</text:p>
          </table:table-cell>
          <table:table-cell/>
          <table:table-cell office:value-type="float" office:value="3065" calcext:value-type="float">
            <text:p>3.07E+03</text:p>
          </table:table-cell>
          <table:table-cell office:value-type="float" office:value="0.00000000044816703" calcext:value-type="float">
            <text:p>4.48E-10</text:p>
          </table:table-cell>
          <table:table-cell/>
          <table:table-cell table:formula="of:=(1/[.D1918])*(10^4)" office:value-type="float" office:value="3.2626427406199" calcext:value-type="float">
            <text:p>3.2626427406199</text:p>
          </table:table-cell>
          <table:table-cell table:formula="of:=(2.5*LOG(([.E1918]/[.B1918]);10)-2.6)/0.38" office:value-type="float" office:value="2.46766821255432" calcext:value-type="float">
            <text:p>2.46766821255432</text:p>
          </table:table-cell>
          <table:table-cell table:number-columns-repeated="8"/>
        </table:table-row>
        <table:table-row table:style-name="ro1">
          <table:table-cell office:value-type="float" office:value="3066" calcext:value-type="float">
            <text:p>3.07E+03</text:p>
          </table:table-cell>
          <table:table-cell office:value-type="float" office:value="0.000000000017065877639" calcext:value-type="float">
            <text:p>1.71E-11</text:p>
          </table:table-cell>
          <table:table-cell/>
          <table:table-cell office:value-type="float" office:value="3066" calcext:value-type="float">
            <text:p>3.07E+03</text:p>
          </table:table-cell>
          <table:table-cell office:value-type="float" office:value="0.0000000004462820922" calcext:value-type="float">
            <text:p>4.46E-10</text:p>
          </table:table-cell>
          <table:table-cell/>
          <table:table-cell table:formula="of:=(1/[.D1919])*(10^4)" office:value-type="float" office:value="3.26157860404436" calcext:value-type="float">
            <text:p>3.26157860404436</text:p>
          </table:table-cell>
          <table:table-cell table:formula="of:=(2.5*LOG(([.E1919]/[.B1919]);10)-2.6)/0.38" office:value-type="float" office:value="2.48342653264568" calcext:value-type="float">
            <text:p>2.48342653264568</text:p>
          </table:table-cell>
          <table:table-cell table:number-columns-repeated="8"/>
        </table:table-row>
        <table:table-row table:style-name="ro1">
          <table:table-cell office:value-type="float" office:value="3067" calcext:value-type="float">
            <text:p>3.07E+03</text:p>
          </table:table-cell>
          <table:table-cell office:value-type="float" office:value="0.000000000016402579" calcext:value-type="float">
            <text:p>1.64E-11</text:p>
          </table:table-cell>
          <table:table-cell/>
          <table:table-cell office:value-type="float" office:value="3067" calcext:value-type="float">
            <text:p>3.07E+03</text:p>
          </table:table-cell>
          <table:table-cell office:value-type="float" office:value="0.00000000043878923" calcext:value-type="float">
            <text:p>4.39E-10</text:p>
          </table:table-cell>
          <table:table-cell/>
          <table:table-cell table:formula="of:=(1/[.D1920])*(10^4)" office:value-type="float" office:value="3.2605151613955" calcext:value-type="float">
            <text:p>3.2605151613955</text:p>
          </table:table-cell>
          <table:table-cell table:formula="of:=(2.5*LOG(([.E1920]/[.B1920]);10)-2.6)/0.38" office:value-type="float" office:value="2.54831461330597" calcext:value-type="float">
            <text:p>2.54831461330597</text:p>
          </table:table-cell>
          <table:table-cell table:number-columns-repeated="8"/>
        </table:table-row>
        <table:table-row table:style-name="ro1">
          <table:table-cell office:value-type="float" office:value="3068" calcext:value-type="float">
            <text:p>3.07E+03</text:p>
          </table:table-cell>
          <table:table-cell office:value-type="float" office:value="0.000000000016402579" calcext:value-type="float">
            <text:p>1.64E-11</text:p>
          </table:table-cell>
          <table:table-cell/>
          <table:table-cell office:value-type="float" office:value="3068" calcext:value-type="float">
            <text:p>3.07E+03</text:p>
          </table:table-cell>
          <table:table-cell office:value-type="float" office:value="0.00000000043878923" calcext:value-type="float">
            <text:p>4.39E-10</text:p>
          </table:table-cell>
          <table:table-cell/>
          <table:table-cell table:formula="of:=(1/[.D1921])*(10^4)" office:value-type="float" office:value="3.25945241199478" calcext:value-type="float">
            <text:p>3.25945241199478</text:p>
          </table:table-cell>
          <table:table-cell table:formula="of:=(2.5*LOG(([.E1921]/[.B1921]);10)-2.6)/0.38" office:value-type="float" office:value="2.54831461330597" calcext:value-type="float">
            <text:p>2.54831461330597</text:p>
          </table:table-cell>
          <table:table-cell table:number-columns-repeated="8"/>
        </table:table-row>
        <table:table-row table:style-name="ro1">
          <table:table-cell office:value-type="float" office:value="3069" calcext:value-type="float">
            <text:p>3.07E+03</text:p>
          </table:table-cell>
          <table:table-cell office:value-type="float" office:value="0.0000000000170224959557772" calcext:value-type="float">
            <text:p>1.70E-11</text:p>
          </table:table-cell>
          <table:table-cell/>
          <table:table-cell office:value-type="float" office:value="3069" calcext:value-type="float">
            <text:p>3.07E+03</text:p>
          </table:table-cell>
          <table:table-cell office:value-type="float" office:value="0.000000000437542902791343" calcext:value-type="float">
            <text:p>4.38E-10</text:p>
          </table:table-cell>
          <table:table-cell/>
          <table:table-cell table:formula="of:=(1/[.D1922])*(10^4)" office:value-type="float" office:value="3.25839035516455" calcext:value-type="float">
            <text:p>3.25839035516455</text:p>
          </table:table-cell>
          <table:table-cell table:formula="of:=(2.5*LOG(([.E1922]/[.B1922]);10)-2.6)/0.38" office:value-type="float" office:value="2.43419344767752" calcext:value-type="float">
            <text:p>2.43419344767752</text:p>
          </table:table-cell>
          <table:table-cell table:number-columns-repeated="8"/>
        </table:table-row>
        <table:table-row table:style-name="ro1">
          <table:table-cell office:value-type="float" office:value="3070" calcext:value-type="float">
            <text:p>3.07E+03</text:p>
          </table:table-cell>
          <table:table-cell office:value-type="float" office:value="0.000000000017569035" calcext:value-type="float">
            <text:p>1.76E-11</text:p>
          </table:table-cell>
          <table:table-cell/>
          <table:table-cell office:value-type="float" office:value="3070" calcext:value-type="float">
            <text:p>3.07E+03</text:p>
          </table:table-cell>
          <table:table-cell office:value-type="float" office:value="0.0000000004364441" calcext:value-type="float">
            <text:p>4.36E-10</text:p>
          </table:table-cell>
          <table:table-cell/>
          <table:table-cell table:formula="of:=(1/[.D1923])*(10^4)" office:value-type="float" office:value="3.25732899022801" calcext:value-type="float">
            <text:p>3.25732899022801</text:p>
          </table:table-cell>
          <table:table-cell table:formula="of:=(2.5*LOG(([.E1923]/[.B1923]);10)-2.6)/0.38" office:value-type="float" office:value="2.33671525601842" calcext:value-type="float">
            <text:p>2.33671525601842</text:p>
          </table:table-cell>
          <table:table-cell table:number-columns-repeated="8"/>
        </table:table-row>
        <table:table-row table:style-name="ro1">
          <table:table-cell office:value-type="float" office:value="3071" calcext:value-type="float">
            <text:p>3.07E+03</text:p>
          </table:table-cell>
          <table:table-cell office:value-type="float" office:value="0.000000000017569035" calcext:value-type="float">
            <text:p>1.76E-11</text:p>
          </table:table-cell>
          <table:table-cell/>
          <table:table-cell office:value-type="float" office:value="3071" calcext:value-type="float">
            <text:p>3.07E+03</text:p>
          </table:table-cell>
          <table:table-cell office:value-type="float" office:value="0.0000000004364441" calcext:value-type="float">
            <text:p>4.36E-10</text:p>
          </table:table-cell>
          <table:table-cell/>
          <table:table-cell table:formula="of:=(1/[.D1924])*(10^4)" office:value-type="float" office:value="3.25626831650928" calcext:value-type="float">
            <text:p>3.25626831650928</text:p>
          </table:table-cell>
          <table:table-cell table:formula="of:=(2.5*LOG(([.E1924]/[.B1924]);10)-2.6)/0.38" office:value-type="float" office:value="2.33671525601842" calcext:value-type="float">
            <text:p>2.33671525601842</text:p>
          </table:table-cell>
          <table:table-cell table:number-columns-repeated="8"/>
        </table:table-row>
        <table:table-row table:style-name="ro1">
          <table:table-cell office:value-type="float" office:value="3072" calcext:value-type="float">
            <text:p>3.07E+03</text:p>
          </table:table-cell>
          <table:table-cell office:value-type="float" office:value="0.0000000000167806267329228" calcext:value-type="float">
            <text:p>1.68E-11</text:p>
          </table:table-cell>
          <table:table-cell/>
          <table:table-cell office:value-type="float" office:value="3072" calcext:value-type="float">
            <text:p>3.07E+03</text:p>
          </table:table-cell>
          <table:table-cell office:value-type="float" office:value="0.000000000424006779815665" calcext:value-type="float">
            <text:p>4.24E-10</text:p>
          </table:table-cell>
          <table:table-cell/>
          <table:table-cell table:formula="of:=(1/[.D1925])*(10^4)" office:value-type="float" office:value="3.25520833333333" calcext:value-type="float">
            <text:p>3.25520833333333</text:p>
          </table:table-cell>
          <table:table-cell table:formula="of:=(2.5*LOG(([.E1925]/[.B1925]);10)-2.6)/0.38" office:value-type="float" office:value="2.38529357813374" calcext:value-type="float">
            <text:p>2.38529357813374</text:p>
          </table:table-cell>
          <table:table-cell table:number-columns-repeated="8"/>
        </table:table-row>
        <table:table-row table:style-name="ro1">
          <table:table-cell office:value-type="float" office:value="3073" calcext:value-type="float">
            <text:p>3.07E+03</text:p>
          </table:table-cell>
          <table:table-cell office:value-type="float" office:value="0.000000000016654962" calcext:value-type="float">
            <text:p>1.67E-11</text:p>
          </table:table-cell>
          <table:table-cell/>
          <table:table-cell office:value-type="float" office:value="3073" calcext:value-type="float">
            <text:p>3.07E+03</text:p>
          </table:table-cell>
          <table:table-cell office:value-type="float" office:value="0.00000000042202439" calcext:value-type="float">
            <text:p>4.22E-10</text:p>
          </table:table-cell>
          <table:table-cell/>
          <table:table-cell table:formula="of:=(1/[.D1926])*(10^4)" office:value-type="float" office:value="3.25414904002603" calcext:value-type="float">
            <text:p>3.25414904002603</text:p>
          </table:table-cell>
          <table:table-cell table:formula="of:=(2.5*LOG(([.E1926]/[.B1926]);10)-2.6)/0.38" office:value-type="float" office:value="2.39338095177471" calcext:value-type="float">
            <text:p>2.39338095177471</text:p>
          </table:table-cell>
          <table:table-cell table:number-columns-repeated="8"/>
        </table:table-row>
        <table:table-row table:style-name="ro1">
          <table:table-cell office:value-type="float" office:value="3074" calcext:value-type="float">
            <text:p>3.07E+03</text:p>
          </table:table-cell>
          <table:table-cell office:value-type="float" office:value="0.0000000000166074214679999" calcext:value-type="float">
            <text:p>1.66E-11</text:p>
          </table:table-cell>
          <table:table-cell/>
          <table:table-cell office:value-type="float" office:value="3074" calcext:value-type="float">
            <text:p>3.07E+03</text:p>
          </table:table-cell>
          <table:table-cell office:value-type="float" office:value="0.000000000426536417340005" calcext:value-type="float">
            <text:p>4.27E-10</text:p>
          </table:table-cell>
          <table:table-cell/>
          <table:table-cell table:formula="of:=(1/[.D1927])*(10^4)" office:value-type="float" office:value="3.25309043591412" calcext:value-type="float">
            <text:p>3.25309043591412</text:p>
          </table:table-cell>
          <table:table-cell table:formula="of:=(2.5*LOG(([.E1927]/[.B1927]);10)-2.6)/0.38" office:value-type="float" office:value="2.43193361412187" calcext:value-type="float">
            <text:p>2.43193361412187</text:p>
          </table:table-cell>
          <table:table-cell table:number-columns-repeated="8"/>
        </table:table-row>
        <table:table-row table:style-name="ro1">
          <table:table-cell office:value-type="float" office:value="3075" calcext:value-type="float">
            <text:p>3.08E+03</text:p>
          </table:table-cell>
          <table:table-cell office:value-type="float" office:value="0.000000000016408638" calcext:value-type="float">
            <text:p>1.64E-11</text:p>
          </table:table-cell>
          <table:table-cell/>
          <table:table-cell office:value-type="float" office:value="3075" calcext:value-type="float">
            <text:p>3.08E+03</text:p>
          </table:table-cell>
          <table:table-cell office:value-type="float" office:value="0.00000000044540277" calcext:value-type="float">
            <text:p>4.45E-10</text:p>
          </table:table-cell>
          <table:table-cell/>
          <table:table-cell table:formula="of:=(1/[.D1928])*(10^4)" office:value-type="float" office:value="3.2520325203252" calcext:value-type="float">
            <text:p>3.2520325203252</text:p>
          </table:table-cell>
          <table:table-cell table:formula="of:=(2.5*LOG(([.E1928]/[.B1928]);10)-2.6)/0.38" office:value-type="float" office:value="2.59000249811753" calcext:value-type="float">
            <text:p>2.59000249811753</text:p>
          </table:table-cell>
          <table:table-cell table:number-columns-repeated="8"/>
        </table:table-row>
        <table:table-row table:style-name="ro1">
          <table:table-cell office:value-type="float" office:value="3076" calcext:value-type="float">
            <text:p>3.08E+03</text:p>
          </table:table-cell>
          <table:table-cell office:value-type="float" office:value="0.000000000016408638" calcext:value-type="float">
            <text:p>1.64E-11</text:p>
          </table:table-cell>
          <table:table-cell/>
          <table:table-cell office:value-type="float" office:value="3076" calcext:value-type="float">
            <text:p>3.08E+03</text:p>
          </table:table-cell>
          <table:table-cell office:value-type="float" office:value="0.00000000044540277" calcext:value-type="float">
            <text:p>4.45E-10</text:p>
          </table:table-cell>
          <table:table-cell/>
          <table:table-cell table:formula="of:=(1/[.D1929])*(10^4)" office:value-type="float" office:value="3.25097529258778" calcext:value-type="float">
            <text:p>3.25097529258778</text:p>
          </table:table-cell>
          <table:table-cell table:formula="of:=(2.5*LOG(([.E1929]/[.B1929]);10)-2.6)/0.38" office:value-type="float" office:value="2.59000249811753" calcext:value-type="float">
            <text:p>2.59000249811753</text:p>
          </table:table-cell>
          <table:table-cell table:number-columns-repeated="8"/>
        </table:table-row>
        <table:table-row table:style-name="ro1">
          <table:table-cell office:value-type="float" office:value="3077" calcext:value-type="float">
            <text:p>3.08E+03</text:p>
          </table:table-cell>
          <table:table-cell office:value-type="float" office:value="0.000000000016415833388699" calcext:value-type="float">
            <text:p>1.64E-11</text:p>
          </table:table-cell>
          <table:table-cell/>
          <table:table-cell office:value-type="float" office:value="3077" calcext:value-type="float">
            <text:p>3.08E+03</text:p>
          </table:table-cell>
          <table:table-cell office:value-type="float" office:value="0.000000000462346570345783" calcext:value-type="float">
            <text:p>4.62E-10</text:p>
          </table:table-cell>
          <table:table-cell/>
          <table:table-cell table:formula="of:=(1/[.D1930])*(10^4)" office:value-type="float" office:value="3.2499187520312" calcext:value-type="float">
            <text:p>3.2499187520312</text:p>
          </table:table-cell>
          <table:table-cell table:formula="of:=(2.5*LOG(([.E1930]/[.B1930]);10)-2.6)/0.38" office:value-type="float" office:value="2.69542568945364" calcext:value-type="float">
            <text:p>2.69542568945364</text:p>
          </table:table-cell>
          <table:table-cell table:number-columns-repeated="8"/>
        </table:table-row>
        <table:table-row table:style-name="ro1">
          <table:table-cell office:value-type="float" office:value="3078" calcext:value-type="float">
            <text:p>3.08E+03</text:p>
          </table:table-cell>
          <table:table-cell office:value-type="float" office:value="0.000000000016422384" calcext:value-type="float">
            <text:p>1.64E-11</text:p>
          </table:table-cell>
          <table:table-cell/>
          <table:table-cell office:value-type="float" office:value="3078" calcext:value-type="float">
            <text:p>3.08E+03</text:p>
          </table:table-cell>
          <table:table-cell office:value-type="float" office:value="0.00000000047777204" calcext:value-type="float">
            <text:p>4.78E-10</text:p>
          </table:table-cell>
          <table:table-cell/>
          <table:table-cell table:formula="of:=(1/[.D1931])*(10^4)" office:value-type="float" office:value="3.2488628979857" calcext:value-type="float">
            <text:p>3.2488628979857</text:p>
          </table:table-cell>
          <table:table-cell table:formula="of:=(2.5*LOG(([.E1931]/[.B1931]);10)-2.6)/0.38" office:value-type="float" office:value="2.78805610287256" calcext:value-type="float">
            <text:p>2.78805610287256</text:p>
          </table:table-cell>
          <table:table-cell table:number-columns-repeated="8"/>
        </table:table-row>
        <table:table-row table:style-name="ro1">
          <table:table-cell office:value-type="float" office:value="3079" calcext:value-type="float">
            <text:p>3.08E+03</text:p>
          </table:table-cell>
          <table:table-cell office:value-type="float" office:value="0.000000000016422384" calcext:value-type="float">
            <text:p>1.64E-11</text:p>
          </table:table-cell>
          <table:table-cell/>
          <table:table-cell office:value-type="float" office:value="3079" calcext:value-type="float">
            <text:p>3.08E+03</text:p>
          </table:table-cell>
          <table:table-cell office:value-type="float" office:value="0.00000000047777204" calcext:value-type="float">
            <text:p>4.78E-10</text:p>
          </table:table-cell>
          <table:table-cell/>
          <table:table-cell table:formula="of:=(1/[.D1932])*(10^4)" office:value-type="float" office:value="3.2478077297824" calcext:value-type="float">
            <text:p>3.2478077297824</text:p>
          </table:table-cell>
          <table:table-cell table:formula="of:=(2.5*LOG(([.E1932]/[.B1932]);10)-2.6)/0.38" office:value-type="float" office:value="2.78805610287256" calcext:value-type="float">
            <text:p>2.78805610287256</text:p>
          </table:table-cell>
          <table:table-cell table:number-columns-repeated="8"/>
        </table:table-row>
        <table:table-row table:style-name="ro1">
          <table:table-cell office:value-type="float" office:value="3080" calcext:value-type="float">
            <text:p>3.08E+03</text:p>
          </table:table-cell>
          <table:table-cell office:value-type="float" office:value="0.0000000000161896075838086" calcext:value-type="float">
            <text:p>1.62E-11</text:p>
          </table:table-cell>
          <table:table-cell/>
          <table:table-cell office:value-type="float" office:value="3080" calcext:value-type="float">
            <text:p>3.08E+03</text:p>
          </table:table-cell>
          <table:table-cell office:value-type="float" office:value="0.000000000467938408180972" calcext:value-type="float">
            <text:p>4.68E-10</text:p>
          </table:table-cell>
          <table:table-cell/>
          <table:table-cell table:formula="of:=(1/[.D1933])*(10^4)" office:value-type="float" office:value="3.24675324675325" calcext:value-type="float">
            <text:p>3.24675324675325</text:p>
          </table:table-cell>
          <table:table-cell table:formula="of:=(2.5*LOG(([.E1933]/[.B1933]);10)-2.6)/0.38" office:value-type="float" office:value="2.76942349500587" calcext:value-type="float">
            <text:p>2.76942349500587</text:p>
          </table:table-cell>
          <table:table-cell table:number-columns-repeated="8"/>
        </table:table-row>
        <table:table-row table:style-name="ro1">
          <table:table-cell office:value-type="float" office:value="3081" calcext:value-type="float">
            <text:p>3.08E+03</text:p>
          </table:table-cell>
          <table:table-cell office:value-type="float" office:value="0.000000000016149979" calcext:value-type="float">
            <text:p>1.61E-11</text:p>
          </table:table-cell>
          <table:table-cell/>
          <table:table-cell office:value-type="float" office:value="3081" calcext:value-type="float">
            <text:p>3.08E+03</text:p>
          </table:table-cell>
          <table:table-cell office:value-type="float" office:value="0.0000000004662643" calcext:value-type="float">
            <text:p>4.66E-10</text:p>
          </table:table-cell>
          <table:table-cell/>
          <table:table-cell table:formula="of:=(1/[.D1934])*(10^4)" office:value-type="float" office:value="3.24569944823109" calcext:value-type="float">
            <text:p>3.24569944823109</text:p>
          </table:table-cell>
          <table:table-cell table:formula="of:=(2.5*LOG(([.E1934]/[.B1934]);10)-2.6)/0.38" office:value-type="float" office:value="2.7661855432866" calcext:value-type="float">
            <text:p>2.7661855432866</text:p>
          </table:table-cell>
          <table:table-cell table:number-columns-repeated="8"/>
        </table:table-row>
        <table:table-row table:style-name="ro1">
          <table:table-cell office:value-type="float" office:value="3082" calcext:value-type="float">
            <text:p>3.08E+03</text:p>
          </table:table-cell>
          <table:table-cell office:value-type="float" office:value="0.00000000001613818377" calcext:value-type="float">
            <text:p>1.61E-11</text:p>
          </table:table-cell>
          <table:table-cell/>
          <table:table-cell office:value-type="float" office:value="3082" calcext:value-type="float">
            <text:p>3.08E+03</text:p>
          </table:table-cell>
          <table:table-cell office:value-type="float" office:value="0.000000000463114887750001" calcext:value-type="float">
            <text:p>4.63E-10</text:p>
          </table:table-cell>
          <table:table-cell/>
          <table:table-cell table:formula="of:=(1/[.D1935])*(10^4)" office:value-type="float" office:value="3.24464633354964" calcext:value-type="float">
            <text:p>3.24464633354964</text:p>
          </table:table-cell>
          <table:table-cell table:formula="of:=(2.5*LOG(([.E1935]/[.B1935]);10)-2.6)/0.38" office:value-type="float" office:value="2.74890845978881" calcext:value-type="float">
            <text:p>2.74890845978881</text:p>
          </table:table-cell>
          <table:table-cell table:number-columns-repeated="8"/>
        </table:table-row>
        <table:table-row table:style-name="ro1">
          <table:table-cell office:value-type="float" office:value="3083" calcext:value-type="float">
            <text:p>3.08E+03</text:p>
          </table:table-cell>
          <table:table-cell office:value-type="float" office:value="0.000000000016086221" calcext:value-type="float">
            <text:p>1.61E-11</text:p>
          </table:table-cell>
          <table:table-cell/>
          <table:table-cell office:value-type="float" office:value="3083" calcext:value-type="float">
            <text:p>3.08E+03</text:p>
          </table:table-cell>
          <table:table-cell office:value-type="float" office:value="0.00000000044924045" calcext:value-type="float">
            <text:p>4.49E-10</text:p>
          </table:table-cell>
          <table:table-cell/>
          <table:table-cell table:formula="of:=(1/[.D1936])*(10^4)" office:value-type="float" office:value="3.24359390204346" calcext:value-type="float">
            <text:p>3.24359390204346</text:p>
          </table:table-cell>
          <table:table-cell table:formula="of:=(2.5*LOG(([.E1936]/[.B1936]);10)-2.6)/0.38" office:value-type="float" office:value="2.67121593851712" calcext:value-type="float">
            <text:p>2.67121593851712</text:p>
          </table:table-cell>
          <table:table-cell table:number-columns-repeated="8"/>
        </table:table-row>
        <table:table-row table:style-name="ro1">
          <table:table-cell office:value-type="float" office:value="3084" calcext:value-type="float">
            <text:p>3.08E+03</text:p>
          </table:table-cell>
          <table:table-cell office:value-type="float" office:value="0.000000000016086221" calcext:value-type="float">
            <text:p>1.61E-11</text:p>
          </table:table-cell>
          <table:table-cell/>
          <table:table-cell office:value-type="float" office:value="3084" calcext:value-type="float">
            <text:p>3.08E+03</text:p>
          </table:table-cell>
          <table:table-cell office:value-type="float" office:value="0.00000000044924045" calcext:value-type="float">
            <text:p>4.49E-10</text:p>
          </table:table-cell>
          <table:table-cell/>
          <table:table-cell table:formula="of:=(1/[.D1937])*(10^4)" office:value-type="float" office:value="3.24254215304799" calcext:value-type="float">
            <text:p>3.24254215304799</text:p>
          </table:table-cell>
          <table:table-cell table:formula="of:=(2.5*LOG(([.E1937]/[.B1937]);10)-2.6)/0.38" office:value-type="float" office:value="2.67121593851712" calcext:value-type="float">
            <text:p>2.67121593851712</text:p>
          </table:table-cell>
          <table:table-cell table:number-columns-repeated="8"/>
        </table:table-row>
        <table:table-row table:style-name="ro1">
          <table:table-cell office:value-type="float" office:value="3085" calcext:value-type="float">
            <text:p>3.09E+03</text:p>
          </table:table-cell>
          <table:table-cell office:value-type="float" office:value="0.0000000000155503274875163" calcext:value-type="float">
            <text:p>1.56E-11</text:p>
          </table:table-cell>
          <table:table-cell/>
          <table:table-cell office:value-type="float" office:value="3085" calcext:value-type="float">
            <text:p>3.09E+03</text:p>
          </table:table-cell>
          <table:table-cell office:value-type="float" office:value="0.000000000442413076292009" calcext:value-type="float">
            <text:p>4.42E-10</text:p>
          </table:table-cell>
          <table:table-cell/>
          <table:table-cell table:formula="of:=(1/[.D1938])*(10^4)" office:value-type="float" office:value="3.24149108589951" calcext:value-type="float">
            <text:p>3.24149108589951</text:p>
          </table:table-cell>
          <table:table-cell table:formula="of:=(2.5*LOG(([.E1938]/[.B1938]);10)-2.6)/0.38" office:value-type="float" office:value="2.72426588937259" calcext:value-type="float">
            <text:p>2.72426588937259</text:p>
          </table:table-cell>
          <table:table-cell table:number-columns-repeated="8"/>
        </table:table-row>
        <table:table-row table:style-name="ro1">
          <table:table-cell office:value-type="float" office:value="3086" calcext:value-type="float">
            <text:p>3.09E+03</text:p>
          </table:table-cell>
          <table:table-cell office:value-type="float" office:value="0.000000000015046566" calcext:value-type="float">
            <text:p>1.50E-11</text:p>
          </table:table-cell>
          <table:table-cell/>
          <table:table-cell office:value-type="float" office:value="3086" calcext:value-type="float">
            <text:p>3.09E+03</text:p>
          </table:table-cell>
          <table:table-cell office:value-type="float" office:value="0.00000000043599507" calcext:value-type="float">
            <text:p>4.36E-10</text:p>
          </table:table-cell>
          <table:table-cell/>
          <table:table-cell table:formula="of:=(1/[.D1939])*(10^4)" office:value-type="float" office:value="3.24044069993519" calcext:value-type="float">
            <text:p>3.24044069993519</text:p>
          </table:table-cell>
          <table:table-cell table:formula="of:=(2.5*LOG(([.E1939]/[.B1939]);10)-2.6)/0.38" office:value-type="float" office:value="2.77660647416013" calcext:value-type="float">
            <text:p>2.77660647416013</text:p>
          </table:table-cell>
          <table:table-cell table:number-columns-repeated="8"/>
        </table:table-row>
        <table:table-row table:style-name="ro1">
          <table:table-cell office:value-type="float" office:value="3087" calcext:value-type="float">
            <text:p>3.09E+03</text:p>
          </table:table-cell>
          <table:table-cell office:value-type="float" office:value="0.000000000015046566" calcext:value-type="float">
            <text:p>1.50E-11</text:p>
          </table:table-cell>
          <table:table-cell/>
          <table:table-cell office:value-type="float" office:value="3087" calcext:value-type="float">
            <text:p>3.09E+03</text:p>
          </table:table-cell>
          <table:table-cell office:value-type="float" office:value="0.00000000043599507" calcext:value-type="float">
            <text:p>4.36E-10</text:p>
          </table:table-cell>
          <table:table-cell/>
          <table:table-cell table:formula="of:=(1/[.D1940])*(10^4)" office:value-type="float" office:value="3.23939099449304" calcext:value-type="float">
            <text:p>3.23939099449304</text:p>
          </table:table-cell>
          <table:table-cell table:formula="of:=(2.5*LOG(([.E1940]/[.B1940]);10)-2.6)/0.38" office:value-type="float" office:value="2.77660647416013" calcext:value-type="float">
            <text:p>2.77660647416013</text:p>
          </table:table-cell>
          <table:table-cell table:number-columns-repeated="8"/>
        </table:table-row>
        <table:table-row table:style-name="ro1">
          <table:table-cell office:value-type="float" office:value="3088" calcext:value-type="float">
            <text:p>3.09E+03</text:p>
          </table:table-cell>
          <table:table-cell office:value-type="float" office:value="0.0000000000158481456310001" calcext:value-type="float">
            <text:p>1.58E-11</text:p>
          </table:table-cell>
          <table:table-cell/>
          <table:table-cell office:value-type="float" office:value="3088" calcext:value-type="float">
            <text:p>3.09E+03</text:p>
          </table:table-cell>
          <table:table-cell office:value-type="float" office:value="0.000000000415773666374997" calcext:value-type="float">
            <text:p>4.16E-10</text:p>
          </table:table-cell>
          <table:table-cell/>
          <table:table-cell table:formula="of:=(1/[.D1941])*(10^4)" office:value-type="float" office:value="3.23834196891192" calcext:value-type="float">
            <text:p>3.23834196891192</text:p>
          </table:table-cell>
          <table:table-cell table:formula="of:=(2.5*LOG(([.E1941]/[.B1941]);10)-2.6)/0.38" office:value-type="float" office:value="2.49262188060929" calcext:value-type="float">
            <text:p>2.49262188060929</text:p>
          </table:table-cell>
          <table:table-cell table:number-columns-repeated="8"/>
        </table:table-row>
        <table:table-row table:style-name="ro1">
          <table:table-cell office:value-type="float" office:value="3089" calcext:value-type="float">
            <text:p>3.09E+03</text:p>
          </table:table-cell>
          <table:table-cell office:value-type="float" office:value="0.0000000000159935" calcext:value-type="float">
            <text:p>1.60E-11</text:p>
          </table:table-cell>
          <table:table-cell/>
          <table:table-cell office:value-type="float" office:value="3089" calcext:value-type="float">
            <text:p>3.09E+03</text:p>
          </table:table-cell>
          <table:table-cell office:value-type="float" office:value="0.00000000041210682" calcext:value-type="float">
            <text:p>4.12E-10</text:p>
          </table:table-cell>
          <table:table-cell/>
          <table:table-cell table:formula="of:=(1/[.D1942])*(10^4)" office:value-type="float" office:value="3.23729362253156" calcext:value-type="float">
            <text:p>3.23729362253156</text:p>
          </table:table-cell>
          <table:table-cell table:formula="of:=(2.5*LOG(([.E1942]/[.B1942]);10)-2.6)/0.38" office:value-type="float" office:value="2.44122557299271" calcext:value-type="float">
            <text:p>2.44122557299271</text:p>
          </table:table-cell>
          <table:table-cell table:number-columns-repeated="8"/>
        </table:table-row>
        <table:table-row table:style-name="ro1">
          <table:table-cell office:value-type="float" office:value="3090" calcext:value-type="float">
            <text:p>3.09E+03</text:p>
          </table:table-cell>
          <table:table-cell office:value-type="float" office:value="0.0000000000158465796086695" calcext:value-type="float">
            <text:p>1.58E-11</text:p>
          </table:table-cell>
          <table:table-cell/>
          <table:table-cell office:value-type="float" office:value="3090" calcext:value-type="float">
            <text:p>3.09E+03</text:p>
          </table:table-cell>
          <table:table-cell office:value-type="float" office:value="0.000000000427428878840773" calcext:value-type="float">
            <text:p>4.27E-10</text:p>
          </table:table-cell>
          <table:table-cell/>
          <table:table-cell table:formula="of:=(1/[.D1943])*(10^4)" office:value-type="float" office:value="3.23624595469256" calcext:value-type="float">
            <text:p>3.23624595469256</text:p>
          </table:table-cell>
          <table:table-cell table:formula="of:=(2.5*LOG(([.E1943]/[.B1943]);10)-2.6)/0.38" office:value-type="float" office:value="2.57189687353863" calcext:value-type="float">
            <text:p>2.57189687353863</text:p>
          </table:table-cell>
          <table:table-cell table:number-columns-repeated="8"/>
        </table:table-row>
        <table:table-row table:style-name="ro1">
          <table:table-cell office:value-type="float" office:value="3091" calcext:value-type="float">
            <text:p>3.09E+03</text:p>
          </table:table-cell>
          <table:table-cell office:value-type="float" office:value="0.000000000015165907" calcext:value-type="float">
            <text:p>1.52E-11</text:p>
          </table:table-cell>
          <table:table-cell/>
          <table:table-cell office:value-type="float" office:value="3091" calcext:value-type="float">
            <text:p>3.09E+03</text:p>
          </table:table-cell>
          <table:table-cell office:value-type="float" office:value="0.00000000049841498" calcext:value-type="float">
            <text:p>4.98E-10</text:p>
          </table:table-cell>
          <table:table-cell/>
          <table:table-cell table:formula="of:=(1/[.D1944])*(10^4)" office:value-type="float" office:value="3.23519896473633" calcext:value-type="float">
            <text:p>3.23519896473633</text:p>
          </table:table-cell>
          <table:table-cell table:formula="of:=(2.5*LOG(([.E1944]/[.B1944]);10)-2.6)/0.38" office:value-type="float" office:value="3.1363335407839" calcext:value-type="float">
            <text:p>3.1363335407839</text:p>
          </table:table-cell>
          <table:table-cell table:number-columns-repeated="8"/>
        </table:table-row>
        <table:table-row table:style-name="ro1">
          <table:table-cell office:value-type="float" office:value="3092" calcext:value-type="float">
            <text:p>3.09E+03</text:p>
          </table:table-cell>
          <table:table-cell office:value-type="float" office:value="0.000000000015165907" calcext:value-type="float">
            <text:p>1.52E-11</text:p>
          </table:table-cell>
          <table:table-cell/>
          <table:table-cell office:value-type="float" office:value="3092" calcext:value-type="float">
            <text:p>3.09E+03</text:p>
          </table:table-cell>
          <table:table-cell office:value-type="float" office:value="0.00000000049841498" calcext:value-type="float">
            <text:p>4.98E-10</text:p>
          </table:table-cell>
          <table:table-cell/>
          <table:table-cell table:formula="of:=(1/[.D1945])*(10^4)" office:value-type="float" office:value="3.23415265200517" calcext:value-type="float">
            <text:p>3.23415265200517</text:p>
          </table:table-cell>
          <table:table-cell table:formula="of:=(2.5*LOG(([.E1945]/[.B1945]);10)-2.6)/0.38" office:value-type="float" office:value="3.1363335407839" calcext:value-type="float">
            <text:p>3.1363335407839</text:p>
          </table:table-cell>
          <table:table-cell table:number-columns-repeated="8"/>
        </table:table-row>
        <table:table-row table:style-name="ro1">
          <table:table-cell office:value-type="float" office:value="3093" calcext:value-type="float">
            <text:p>3.09E+03</text:p>
          </table:table-cell>
          <table:table-cell office:value-type="float" office:value="0.000000000015177121608" calcext:value-type="float">
            <text:p>1.52E-11</text:p>
          </table:table-cell>
          <table:table-cell/>
          <table:table-cell office:value-type="float" office:value="3093" calcext:value-type="float">
            <text:p>3.09E+03</text:p>
          </table:table-cell>
          <table:table-cell office:value-type="float" office:value="0.000000000493067335120002" calcext:value-type="float">
            <text:p>4.93E-10</text:p>
          </table:table-cell>
          <table:table-cell/>
          <table:table-cell table:formula="of:=(1/[.D1946])*(10^4)" office:value-type="float" office:value="3.23310701584222" calcext:value-type="float">
            <text:p>3.23310701584222</text:p>
          </table:table-cell>
          <table:table-cell table:formula="of:=(2.5*LOG(([.E1946]/[.B1946]);10)-2.6)/0.38" office:value-type="float" office:value="3.10340012001524" calcext:value-type="float">
            <text:p>3.10340012001524</text:p>
          </table:table-cell>
          <table:table-cell table:number-columns-repeated="8"/>
        </table:table-row>
        <table:table-row table:style-name="ro1">
          <table:table-cell office:value-type="float" office:value="3094" calcext:value-type="float">
            <text:p>3.09E+03</text:p>
          </table:table-cell>
          <table:table-cell office:value-type="float" office:value="0.000000000015187983" calcext:value-type="float">
            <text:p>1.52E-11</text:p>
          </table:table-cell>
          <table:table-cell/>
          <table:table-cell office:value-type="float" office:value="3094" calcext:value-type="float">
            <text:p>3.09E+03</text:p>
          </table:table-cell>
          <table:table-cell office:value-type="float" office:value="0.00000000048788812" calcext:value-type="float">
            <text:p>4.88E-10</text:p>
          </table:table-cell>
          <table:table-cell/>
          <table:table-cell table:formula="of:=(1/[.D1947])*(10^4)" office:value-type="float" office:value="3.23206205559147" calcext:value-type="float">
            <text:p>3.23206205559147</text:p>
          </table:table-cell>
          <table:table-cell table:formula="of:=(2.5*LOG(([.E1947]/[.B1947]);10)-2.6)/0.38" office:value-type="float" office:value="3.07118513735629" calcext:value-type="float">
            <text:p>3.07118513735629</text:p>
          </table:table-cell>
          <table:table-cell table:number-columns-repeated="8"/>
        </table:table-row>
        <table:table-row table:style-name="ro1">
          <table:table-cell office:value-type="float" office:value="3095" calcext:value-type="float">
            <text:p>3.10E+03</text:p>
          </table:table-cell>
          <table:table-cell office:value-type="float" office:value="0.000000000015187983" calcext:value-type="float">
            <text:p>1.52E-11</text:p>
          </table:table-cell>
          <table:table-cell/>
          <table:table-cell office:value-type="float" office:value="3095" calcext:value-type="float">
            <text:p>3.10E+03</text:p>
          </table:table-cell>
          <table:table-cell office:value-type="float" office:value="0.00000000048788812" calcext:value-type="float">
            <text:p>4.88E-10</text:p>
          </table:table-cell>
          <table:table-cell/>
          <table:table-cell table:formula="of:=(1/[.D1948])*(10^4)" office:value-type="float" office:value="3.23101777059774" calcext:value-type="float">
            <text:p>3.23101777059774</text:p>
          </table:table-cell>
          <table:table-cell table:formula="of:=(2.5*LOG(([.E1948]/[.B1948]);10)-2.6)/0.38" office:value-type="float" office:value="3.07118513735629" calcext:value-type="float">
            <text:p>3.07118513735629</text:p>
          </table:table-cell>
          <table:table-cell table:number-columns-repeated="8"/>
        </table:table-row>
        <table:table-row table:style-name="ro1">
          <table:table-cell office:value-type="float" office:value="3096" calcext:value-type="float">
            <text:p>3.10E+03</text:p>
          </table:table-cell>
          <table:table-cell office:value-type="float" office:value="0.000000000015186970092" calcext:value-type="float">
            <text:p>1.52E-11</text:p>
          </table:table-cell>
          <table:table-cell/>
          <table:table-cell office:value-type="float" office:value="3096" calcext:value-type="float">
            <text:p>3.10E+03</text:p>
          </table:table-cell>
          <table:table-cell office:value-type="float" office:value="0.00000000043554628357001" calcext:value-type="float">
            <text:p>4.36E-10</text:p>
          </table:table-cell>
          <table:table-cell/>
          <table:table-cell table:formula="of:=(1/[.D1949])*(10^4)" office:value-type="float" office:value="3.22997416020672" calcext:value-type="float">
            <text:p>3.22997416020672</text:p>
          </table:table-cell>
          <table:table-cell table:formula="of:=(2.5*LOG(([.E1949]/[.B1949]);10)-2.6)/0.38" office:value-type="float" office:value="2.74712614907969" calcext:value-type="float">
            <text:p>2.74712614907969</text:p>
          </table:table-cell>
          <table:table-cell table:number-columns-repeated="8"/>
        </table:table-row>
        <table:table-row table:style-name="ro1">
          <table:table-cell office:value-type="float" office:value="3097" calcext:value-type="float">
            <text:p>3.10E+03</text:p>
          </table:table-cell>
          <table:table-cell office:value-type="float" office:value="0.000000000015186775" calcext:value-type="float">
            <text:p>1.52E-11</text:p>
          </table:table-cell>
          <table:table-cell/>
          <table:table-cell office:value-type="float" office:value="3097" calcext:value-type="float">
            <text:p>3.10E+03</text:p>
          </table:table-cell>
          <table:table-cell office:value-type="float" office:value="0.00000000042546494" calcext:value-type="float">
            <text:p>4.25E-10</text:p>
          </table:table-cell>
          <table:table-cell/>
          <table:table-cell table:formula="of:=(1/[.D1950])*(10^4)" office:value-type="float" office:value="3.22893122376493" calcext:value-type="float">
            <text:p>3.22893122376493</text:p>
          </table:table-cell>
          <table:table-cell table:formula="of:=(2.5*LOG(([.E1950]/[.B1950]);10)-2.6)/0.38" office:value-type="float" office:value="2.68025144481084" calcext:value-type="float">
            <text:p>2.68025144481084</text:p>
          </table:table-cell>
          <table:table-cell table:number-columns-repeated="8"/>
        </table:table-row>
        <table:table-row table:style-name="ro1">
          <table:table-cell office:value-type="float" office:value="3098" calcext:value-type="float">
            <text:p>3.10E+03</text:p>
          </table:table-cell>
          <table:table-cell office:value-type="float" office:value="0.000000000015198725159" calcext:value-type="float">
            <text:p>1.52E-11</text:p>
          </table:table-cell>
          <table:table-cell/>
          <table:table-cell office:value-type="float" office:value="3098" calcext:value-type="float">
            <text:p>3.10E+03</text:p>
          </table:table-cell>
          <table:table-cell office:value-type="float" office:value="0.000000000427466880199998" calcext:value-type="float">
            <text:p>4.27E-10</text:p>
          </table:table-cell>
          <table:table-cell/>
          <table:table-cell table:formula="of:=(1/[.D1951])*(10^4)" office:value-type="float" office:value="3.22788896061975" calcext:value-type="float">
            <text:p>3.22788896061975</text:p>
          </table:table-cell>
          <table:table-cell table:formula="of:=(2.5*LOG(([.E1951]/[.B1951]);10)-2.6)/0.38" office:value-type="float" office:value="2.69141651261279" calcext:value-type="float">
            <text:p>2.69141651261279</text:p>
          </table:table-cell>
          <table:table-cell table:number-columns-repeated="8"/>
        </table:table-row>
        <table:table-row table:style-name="ro1">
          <table:table-cell office:value-type="float" office:value="3099" calcext:value-type="float">
            <text:p>3.10E+03</text:p>
          </table:table-cell>
          <table:table-cell office:value-type="float" office:value="0.000000000015257486" calcext:value-type="float">
            <text:p>1.53E-11</text:p>
          </table:table-cell>
          <table:table-cell/>
          <table:table-cell office:value-type="float" office:value="3099" calcext:value-type="float">
            <text:p>3.10E+03</text:p>
          </table:table-cell>
          <table:table-cell office:value-type="float" office:value="0.00000000043731074" calcext:value-type="float">
            <text:p>4.37E-10</text:p>
          </table:table-cell>
          <table:table-cell/>
          <table:table-cell table:formula="of:=(1/[.D1952])*(10^4)" office:value-type="float" office:value="3.22684737011939" calcext:value-type="float">
            <text:p>3.22684737011939</text:p>
          </table:table-cell>
          <table:table-cell table:formula="of:=(2.5*LOG(([.E1952]/[.B1952]);10)-2.6)/0.38" office:value-type="float" office:value="2.74544186362567" calcext:value-type="float">
            <text:p>2.74544186362567</text:p>
          </table:table-cell>
          <table:table-cell table:number-columns-repeated="8"/>
        </table:table-row>
        <table:table-row table:style-name="ro1">
          <table:table-cell office:value-type="float" office:value="3100" calcext:value-type="float">
            <text:p>3.10E+03</text:p>
          </table:table-cell>
          <table:table-cell office:value-type="float" office:value="0.000000000015257486" calcext:value-type="float">
            <text:p>1.53E-11</text:p>
          </table:table-cell>
          <table:table-cell/>
          <table:table-cell office:value-type="float" office:value="3100" calcext:value-type="float">
            <text:p>3.10E+03</text:p>
          </table:table-cell>
          <table:table-cell office:value-type="float" office:value="0.00000000043731074" calcext:value-type="float">
            <text:p>4.37E-10</text:p>
          </table:table-cell>
          <table:table-cell/>
          <table:table-cell table:formula="of:=(1/[.D1953])*(10^4)" office:value-type="float" office:value="3.2258064516129" calcext:value-type="float">
            <text:p>3.2258064516129</text:p>
          </table:table-cell>
          <table:table-cell table:formula="of:=(2.5*LOG(([.E1953]/[.B1953]);10)-2.6)/0.38" office:value-type="float" office:value="2.74544186362567" calcext:value-type="float">
            <text:p>2.74544186362567</text:p>
          </table:table-cell>
          <table:table-cell table:number-columns-repeated="8"/>
        </table:table-row>
        <table:table-row table:style-name="ro1">
          <table:table-cell office:value-type="float" office:value="3101" calcext:value-type="float">
            <text:p>3.10E+03</text:p>
          </table:table-cell>
          <table:table-cell office:value-type="float" office:value="0.0000000000152208301329167" calcext:value-type="float">
            <text:p>1.52E-11</text:p>
          </table:table-cell>
          <table:table-cell/>
          <table:table-cell office:value-type="float" office:value="3101" calcext:value-type="float">
            <text:p>3.10E+03</text:p>
          </table:table-cell>
          <table:table-cell office:value-type="float" office:value="0.00000000044855336094265" calcext:value-type="float">
            <text:p>4.49E-10</text:p>
          </table:table-cell>
          <table:table-cell/>
          <table:table-cell table:formula="of:=(1/[.D1954])*(10^4)" office:value-type="float" office:value="3.22476620445018" calcext:value-type="float">
            <text:p>3.22476620445018</text:p>
          </table:table-cell>
          <table:table-cell table:formula="of:=(2.5*LOG(([.E1954]/[.B1954]);10)-2.6)/0.38" office:value-type="float" office:value="2.82484063120915" calcext:value-type="float">
            <text:p>2.82484063120915</text:p>
          </table:table-cell>
          <table:table-cell table:number-columns-repeated="8"/>
        </table:table-row>
        <table:table-row table:style-name="ro1">
          <table:table-cell office:value-type="float" office:value="3102" calcext:value-type="float">
            <text:p>3.10E+03</text:p>
          </table:table-cell>
          <table:table-cell office:value-type="float" office:value="0.000000000015184094" calcext:value-type="float">
            <text:p>1.52E-11</text:p>
          </table:table-cell>
          <table:table-cell/>
          <table:table-cell office:value-type="float" office:value="3102" calcext:value-type="float">
            <text:p>3.10E+03</text:p>
          </table:table-cell>
          <table:table-cell office:value-type="float" office:value="0.0000000004598206" calcext:value-type="float">
            <text:p>4.60E-10</text:p>
          </table:table-cell>
          <table:table-cell/>
          <table:table-cell table:formula="of:=(1/[.D1955])*(10^4)" office:value-type="float" office:value="3.22372662798195" calcext:value-type="float">
            <text:p>3.22372662798195</text:p>
          </table:table-cell>
          <table:table-cell table:formula="of:=(2.5*LOG(([.E1955]/[.B1955]);10)-2.6)/0.38" office:value-type="float" office:value="2.90262855344369" calcext:value-type="float">
            <text:p>2.90262855344369</text:p>
          </table:table-cell>
          <table:table-cell table:number-columns-repeated="8"/>
        </table:table-row>
        <table:table-row table:style-name="ro1">
          <table:table-cell office:value-type="float" office:value="3103" calcext:value-type="float">
            <text:p>3.10E+03</text:p>
          </table:table-cell>
          <table:table-cell office:value-type="float" office:value="0.000000000015184094" calcext:value-type="float">
            <text:p>1.52E-11</text:p>
          </table:table-cell>
          <table:table-cell/>
          <table:table-cell office:value-type="float" office:value="3103" calcext:value-type="float">
            <text:p>3.10E+03</text:p>
          </table:table-cell>
          <table:table-cell office:value-type="float" office:value="0.0000000004598206" calcext:value-type="float">
            <text:p>4.60E-10</text:p>
          </table:table-cell>
          <table:table-cell/>
          <table:table-cell table:formula="of:=(1/[.D1956])*(10^4)" office:value-type="float" office:value="3.22268772155978" calcext:value-type="float">
            <text:p>3.22268772155978</text:p>
          </table:table-cell>
          <table:table-cell table:formula="of:=(2.5*LOG(([.E1956]/[.B1956]);10)-2.6)/0.38" office:value-type="float" office:value="2.90262855344369" calcext:value-type="float">
            <text:p>2.90262855344369</text:p>
          </table:table-cell>
          <table:table-cell table:number-columns-repeated="8"/>
        </table:table-row>
        <table:table-row table:style-name="ro1">
          <table:table-cell office:value-type="float" office:value="3104" calcext:value-type="float">
            <text:p>3.10E+03</text:p>
          </table:table-cell>
          <table:table-cell office:value-type="float" office:value="0.000000000016312469435" calcext:value-type="float">
            <text:p>1.63E-11</text:p>
          </table:table-cell>
          <table:table-cell/>
          <table:table-cell office:value-type="float" office:value="3104" calcext:value-type="float">
            <text:p>3.10E+03</text:p>
          </table:table-cell>
          <table:table-cell office:value-type="float" office:value="0.000000000451231909505" calcext:value-type="float">
            <text:p>4.51E-10</text:p>
          </table:table-cell>
          <table:table-cell/>
          <table:table-cell table:formula="of:=(1/[.D1957])*(10^4)" office:value-type="float" office:value="3.22164948453608" calcext:value-type="float">
            <text:p>3.22164948453608</text:p>
          </table:table-cell>
          <table:table-cell table:formula="of:=(2.5*LOG(([.E1957]/[.B1957]);10)-2.6)/0.38" office:value-type="float" office:value="2.64394797944174" calcext:value-type="float">
            <text:p>2.64394797944174</text:p>
          </table:table-cell>
          <table:table-cell table:number-columns-repeated="8"/>
        </table:table-row>
        <table:table-row table:style-name="ro1">
          <table:table-cell office:value-type="float" office:value="3105" calcext:value-type="float">
            <text:p>3.11E+03</text:p>
          </table:table-cell>
          <table:table-cell office:value-type="float" office:value="0.000000000016542764" calcext:value-type="float">
            <text:p>1.65E-11</text:p>
          </table:table-cell>
          <table:table-cell/>
          <table:table-cell office:value-type="float" office:value="3105" calcext:value-type="float">
            <text:p>3.11E+03</text:p>
          </table:table-cell>
          <table:table-cell office:value-type="float" office:value="0.00000000044947901" calcext:value-type="float">
            <text:p>4.49E-10</text:p>
          </table:table-cell>
          <table:table-cell/>
          <table:table-cell table:formula="of:=(1/[.D1958])*(10^4)" office:value-type="float" office:value="3.22061191626409" calcext:value-type="float">
            <text:p>3.22061191626409</text:p>
          </table:table-cell>
          <table:table-cell table:formula="of:=(2.5*LOG(([.E1958]/[.B1958]);10)-2.6)/0.38" office:value-type="float" office:value="2.59277198366965" calcext:value-type="float">
            <text:p>2.59277198366965</text:p>
          </table:table-cell>
          <table:table-cell table:number-columns-repeated="8"/>
        </table:table-row>
        <table:table-row table:style-name="ro1">
          <table:table-cell office:value-type="float" office:value="3106" calcext:value-type="float">
            <text:p>3.11E+03</text:p>
          </table:table-cell>
          <table:table-cell office:value-type="float" office:value="0.0000000000165168041274531" calcext:value-type="float">
            <text:p>1.65E-11</text:p>
          </table:table-cell>
          <table:table-cell/>
          <table:table-cell office:value-type="float" office:value="3106" calcext:value-type="float">
            <text:p>3.11E+03</text:p>
          </table:table-cell>
          <table:table-cell office:value-type="float" office:value="0.000000000441920795458171" calcext:value-type="float">
            <text:p>4.42E-10</text:p>
          </table:table-cell>
          <table:table-cell/>
          <table:table-cell table:formula="of:=(1/[.D1959])*(10^4)" office:value-type="float" office:value="3.21957501609787" calcext:value-type="float">
            <text:p>3.21957501609787</text:p>
          </table:table-cell>
          <table:table-cell table:formula="of:=(2.5*LOG(([.E1959]/[.B1959]);10)-2.6)/0.38" office:value-type="float" office:value="2.54880539543318" calcext:value-type="float">
            <text:p>2.54880539543318</text:p>
          </table:table-cell>
          <table:table-cell table:number-columns-repeated="8"/>
        </table:table-row>
        <table:table-row table:style-name="ro1">
          <table:table-cell office:value-type="float" office:value="3107" calcext:value-type="float">
            <text:p>3.11E+03</text:p>
          </table:table-cell>
          <table:table-cell office:value-type="float" office:value="0.000000000016382047" calcext:value-type="float">
            <text:p>1.64E-11</text:p>
          </table:table-cell>
          <table:table-cell/>
          <table:table-cell office:value-type="float" office:value="3107" calcext:value-type="float">
            <text:p>3.11E+03</text:p>
          </table:table-cell>
          <table:table-cell office:value-type="float" office:value="0.00000000040268627" calcext:value-type="float">
            <text:p>4.03E-10</text:p>
          </table:table-cell>
          <table:table-cell/>
          <table:table-cell table:formula="of:=(1/[.D1960])*(10^4)" office:value-type="float" office:value="3.21853878339234" calcext:value-type="float">
            <text:p>3.21853878339234</text:p>
          </table:table-cell>
          <table:table-cell table:formula="of:=(2.5*LOG(([.E1960]/[.B1960]);10)-2.6)/0.38" office:value-type="float" office:value="2.30657009578141" calcext:value-type="float">
            <text:p>2.30657009578141</text:p>
          </table:table-cell>
          <table:table-cell table:number-columns-repeated="8"/>
        </table:table-row>
        <table:table-row table:style-name="ro1">
          <table:table-cell office:value-type="float" office:value="3108" calcext:value-type="float">
            <text:p>3.11E+03</text:p>
          </table:table-cell>
          <table:table-cell office:value-type="float" office:value="0.000000000016382047" calcext:value-type="float">
            <text:p>1.64E-11</text:p>
          </table:table-cell>
          <table:table-cell/>
          <table:table-cell office:value-type="float" office:value="3108" calcext:value-type="float">
            <text:p>3.11E+03</text:p>
          </table:table-cell>
          <table:table-cell office:value-type="float" office:value="0.00000000040268627" calcext:value-type="float">
            <text:p>4.03E-10</text:p>
          </table:table-cell>
          <table:table-cell/>
          <table:table-cell table:formula="of:=(1/[.D1961])*(10^4)" office:value-type="float" office:value="3.21750321750322" calcext:value-type="float">
            <text:p>3.21750321750322</text:p>
          </table:table-cell>
          <table:table-cell table:formula="of:=(2.5*LOG(([.E1961]/[.B1961]);10)-2.6)/0.38" office:value-type="float" office:value="2.30657009578141" calcext:value-type="float">
            <text:p>2.30657009578141</text:p>
          </table:table-cell>
          <table:table-cell table:number-columns-repeated="8"/>
        </table:table-row>
        <table:table-row table:style-name="ro1">
          <table:table-cell office:value-type="float" office:value="3109" calcext:value-type="float">
            <text:p>3.11E+03</text:p>
          </table:table-cell>
          <table:table-cell office:value-type="float" office:value="0.00000000001627561756" calcext:value-type="float">
            <text:p>1.63E-11</text:p>
          </table:table-cell>
          <table:table-cell/>
          <table:table-cell office:value-type="float" office:value="3109" calcext:value-type="float">
            <text:p>3.11E+03</text:p>
          </table:table-cell>
          <table:table-cell office:value-type="float" office:value="0.000000000399207387199999" calcext:value-type="float">
            <text:p>3.99E-10</text:p>
          </table:table-cell>
          <table:table-cell/>
          <table:table-cell table:formula="of:=(1/[.D1962])*(10^4)" office:value-type="float" office:value="3.21646831778707" calcext:value-type="float">
            <text:p>3.21646831778707</text:p>
          </table:table-cell>
          <table:table-cell table:formula="of:=(2.5*LOG(([.E1962]/[.B1962]);10)-2.6)/0.38" office:value-type="float" office:value="2.30040192629119" calcext:value-type="float">
            <text:p>2.30040192629119</text:p>
          </table:table-cell>
          <table:table-cell table:number-columns-repeated="8"/>
        </table:table-row>
        <table:table-row table:style-name="ro1">
          <table:table-cell office:value-type="float" office:value="3110" calcext:value-type="float">
            <text:p>3.11E+03</text:p>
          </table:table-cell>
          <table:table-cell office:value-type="float" office:value="0.000000000016165727" calcext:value-type="float">
            <text:p>1.62E-11</text:p>
          </table:table-cell>
          <table:table-cell/>
          <table:table-cell office:value-type="float" office:value="3110" calcext:value-type="float">
            <text:p>3.11E+03</text:p>
          </table:table-cell>
          <table:table-cell office:value-type="float" office:value="0.00000000039561537" calcext:value-type="float">
            <text:p>3.96E-10</text:p>
          </table:table-cell>
          <table:table-cell/>
          <table:table-cell table:formula="of:=(1/[.D1963])*(10^4)" office:value-type="float" office:value="3.21543408360129" calcext:value-type="float">
            <text:p>3.21543408360129</text:p>
          </table:table-cell>
          <table:table-cell table:formula="of:=(2.5*LOG(([.E1963]/[.B1963]);10)-2.6)/0.38" office:value-type="float" office:value="2.29393365544778" calcext:value-type="float">
            <text:p>2.29393365544778</text:p>
          </table:table-cell>
          <table:table-cell table:number-columns-repeated="8"/>
        </table:table-row>
        <table:table-row table:style-name="ro1">
          <table:table-cell office:value-type="float" office:value="3111" calcext:value-type="float">
            <text:p>3.11E+03</text:p>
          </table:table-cell>
          <table:table-cell office:value-type="float" office:value="0.000000000016165727" calcext:value-type="float">
            <text:p>1.62E-11</text:p>
          </table:table-cell>
          <table:table-cell/>
          <table:table-cell office:value-type="float" office:value="3111" calcext:value-type="float">
            <text:p>3.11E+03</text:p>
          </table:table-cell>
          <table:table-cell office:value-type="float" office:value="0.00000000039561537" calcext:value-type="float">
            <text:p>3.96E-10</text:p>
          </table:table-cell>
          <table:table-cell/>
          <table:table-cell table:formula="of:=(1/[.D1964])*(10^4)" office:value-type="float" office:value="3.21440051430408" calcext:value-type="float">
            <text:p>3.21440051430408</text:p>
          </table:table-cell>
          <table:table-cell table:formula="of:=(2.5*LOG(([.E1964]/[.B1964]);10)-2.6)/0.38" office:value-type="float" office:value="2.29393365544778" calcext:value-type="float">
            <text:p>2.29393365544778</text:p>
          </table:table-cell>
          <table:table-cell table:number-columns-repeated="8"/>
        </table:table-row>
        <table:table-row table:style-name="ro1">
          <table:table-cell office:value-type="float" office:value="3112" calcext:value-type="float">
            <text:p>3.11E+03</text:p>
          </table:table-cell>
          <table:table-cell office:value-type="float" office:value="0.0000000000181083539409696" calcext:value-type="float">
            <text:p>1.81E-11</text:p>
          </table:table-cell>
          <table:table-cell/>
          <table:table-cell office:value-type="float" office:value="3112" calcext:value-type="float">
            <text:p>3.11E+03</text:p>
          </table:table-cell>
          <table:table-cell office:value-type="float" office:value="0.000000000500658114377479" calcext:value-type="float">
            <text:p>5.01E-10</text:p>
          </table:table-cell>
          <table:table-cell/>
          <table:table-cell table:formula="of:=(1/[.D1965])*(10^4)" office:value-type="float" office:value="3.2133676092545" calcext:value-type="float">
            <text:p>3.2133676092545</text:p>
          </table:table-cell>
          <table:table-cell table:formula="of:=(2.5*LOG(([.E1965]/[.B1965]);10)-2.6)/0.38" office:value-type="float" office:value="2.64251503187036" calcext:value-type="float">
            <text:p>2.64251503187036</text:p>
          </table:table-cell>
          <table:table-cell table:number-columns-repeated="8"/>
        </table:table-row>
        <table:table-row table:style-name="ro1">
          <table:table-cell office:value-type="float" office:value="3113" calcext:value-type="float">
            <text:p>3.11E+03</text:p>
          </table:table-cell>
          <table:table-cell office:value-type="float" office:value="0.000000000018527662" calcext:value-type="float">
            <text:p>1.85E-11</text:p>
          </table:table-cell>
          <table:table-cell/>
          <table:table-cell office:value-type="float" office:value="3113" calcext:value-type="float">
            <text:p>3.11E+03</text:p>
          </table:table-cell>
          <table:table-cell office:value-type="float" office:value="0.00000000052333116" calcext:value-type="float">
            <text:p>5.23E-10</text:p>
          </table:table-cell>
          <table:table-cell/>
          <table:table-cell table:formula="of:=(1/[.D1966])*(10^4)" office:value-type="float" office:value="3.2123353678124" calcext:value-type="float">
            <text:p>3.2123353678124</text:p>
          </table:table-cell>
          <table:table-cell table:formula="of:=(2.5*LOG(([.E1966]/[.B1966]);10)-2.6)/0.38" office:value-type="float" office:value="2.70365772914688" calcext:value-type="float">
            <text:p>2.70365772914688</text:p>
          </table:table-cell>
          <table:table-cell table:number-columns-repeated="8"/>
        </table:table-row>
        <table:table-row table:style-name="ro1">
          <table:table-cell office:value-type="float" office:value="3114" calcext:value-type="float">
            <text:p>3.11E+03</text:p>
          </table:table-cell>
          <table:table-cell office:value-type="float" office:value="0.0000000000182923094917917" calcext:value-type="float">
            <text:p>1.83E-11</text:p>
          </table:table-cell>
          <table:table-cell/>
          <table:table-cell office:value-type="float" office:value="3114" calcext:value-type="float">
            <text:p>3.11E+03</text:p>
          </table:table-cell>
          <table:table-cell office:value-type="float" office:value="0.000000000519788800757917" calcext:value-type="float">
            <text:p>5.20E-10</text:p>
          </table:table-cell>
          <table:table-cell/>
          <table:table-cell table:formula="of:=(1/[.D1967])*(10^4)" office:value-type="float" office:value="3.21130378933847" calcext:value-type="float">
            <text:p>3.21130378933847</text:p>
          </table:table-cell>
          <table:table-cell table:formula="of:=(2.5*LOG(([.E1967]/[.B1967]);10)-2.6)/0.38" office:value-type="float" office:value="2.72077879844943" calcext:value-type="float">
            <text:p>2.72077879844943</text:p>
          </table:table-cell>
          <table:table-cell table:number-columns-repeated="8"/>
        </table:table-row>
        <table:table-row table:style-name="ro1">
          <table:table-cell office:value-type="float" office:value="3115" calcext:value-type="float">
            <text:p>3.12E+03</text:p>
          </table:table-cell>
          <table:table-cell office:value-type="float" office:value="0.000000000016994664" calcext:value-type="float">
            <text:p>1.70E-11</text:p>
          </table:table-cell>
          <table:table-cell/>
          <table:table-cell office:value-type="float" office:value="3115" calcext:value-type="float">
            <text:p>3.12E+03</text:p>
          </table:table-cell>
          <table:table-cell office:value-type="float" office:value="0.00000000050025756" calcext:value-type="float">
            <text:p>5.00E-10</text:p>
          </table:table-cell>
          <table:table-cell/>
          <table:table-cell table:formula="of:=(1/[.D1968])*(10^4)" office:value-type="float" office:value="3.21027287319422" calcext:value-type="float">
            <text:p>3.21027287319422</text:p>
          </table:table-cell>
          <table:table-cell table:formula="of:=(2.5*LOG(([.E1968]/[.B1968]);10)-2.6)/0.38" office:value-type="float" office:value="2.82158603883855" calcext:value-type="float">
            <text:p>2.82158603883855</text:p>
          </table:table-cell>
          <table:table-cell table:number-columns-repeated="8"/>
        </table:table-row>
        <table:table-row table:style-name="ro1">
          <table:table-cell office:value-type="float" office:value="3116" calcext:value-type="float">
            <text:p>3.12E+03</text:p>
          </table:table-cell>
          <table:table-cell office:value-type="float" office:value="0.000000000016994664" calcext:value-type="float">
            <text:p>1.70E-11</text:p>
          </table:table-cell>
          <table:table-cell/>
          <table:table-cell office:value-type="float" office:value="3116" calcext:value-type="float">
            <text:p>3.12E+03</text:p>
          </table:table-cell>
          <table:table-cell office:value-type="float" office:value="0.00000000050025756" calcext:value-type="float">
            <text:p>5.00E-10</text:p>
          </table:table-cell>
          <table:table-cell/>
          <table:table-cell table:formula="of:=(1/[.D1969])*(10^4)" office:value-type="float" office:value="3.20924261874198" calcext:value-type="float">
            <text:p>3.20924261874198</text:p>
          </table:table-cell>
          <table:table-cell table:formula="of:=(2.5*LOG(([.E1969]/[.B1969]);10)-2.6)/0.38" office:value-type="float" office:value="2.82158603883855" calcext:value-type="float">
            <text:p>2.82158603883855</text:p>
          </table:table-cell>
          <table:table-cell table:number-columns-repeated="8"/>
        </table:table-row>
        <table:table-row table:style-name="ro1">
          <table:table-cell office:value-type="float" office:value="3117" calcext:value-type="float">
            <text:p>3.12E+03</text:p>
          </table:table-cell>
          <table:table-cell office:value-type="float" office:value="0.0000000000163741692240001" calcext:value-type="float">
            <text:p>1.64E-11</text:p>
          </table:table-cell>
          <table:table-cell/>
          <table:table-cell office:value-type="float" office:value="3117" calcext:value-type="float">
            <text:p>3.12E+03</text:p>
          </table:table-cell>
          <table:table-cell office:value-type="float" office:value="0.000000000488732145440002" calcext:value-type="float">
            <text:p>4.89E-10</text:p>
          </table:table-cell>
          <table:table-cell/>
          <table:table-cell table:formula="of:=(1/[.D1970])*(10^4)" office:value-type="float" office:value="3.20821302534488" calcext:value-type="float">
            <text:p>3.20821302534488</text:p>
          </table:table-cell>
          <table:table-cell table:formula="of:=(2.5*LOG(([.E1970]/[.B1970]);10)-2.6)/0.38" office:value-type="float" office:value="2.86126072659748" calcext:value-type="float">
            <text:p>2.86126072659748</text:p>
          </table:table-cell>
          <table:table-cell table:number-columns-repeated="8"/>
        </table:table-row>
        <table:table-row table:style-name="ro1">
          <table:table-cell office:value-type="float" office:value="3118" calcext:value-type="float">
            <text:p>3.12E+03</text:p>
          </table:table-cell>
          <table:table-cell office:value-type="float" office:value="0.00000000001571265" calcext:value-type="float">
            <text:p>1.57E-11</text:p>
          </table:table-cell>
          <table:table-cell/>
          <table:table-cell office:value-type="float" office:value="3118" calcext:value-type="float">
            <text:p>3.12E+03</text:p>
          </table:table-cell>
          <table:table-cell office:value-type="float" office:value="0.00000000047644472" calcext:value-type="float">
            <text:p>4.76E-10</text:p>
          </table:table-cell>
          <table:table-cell/>
          <table:table-cell table:formula="of:=(1/[.D1971])*(10^4)" office:value-type="float" office:value="3.2071840923669" calcext:value-type="float">
            <text:p>3.2071840923669</text:p>
          </table:table-cell>
          <table:table-cell table:formula="of:=(2.5*LOG(([.E1971]/[.B1971]);10)-2.6)/0.38" office:value-type="float" office:value="2.90633606407564" calcext:value-type="float">
            <text:p>2.90633606407564</text:p>
          </table:table-cell>
          <table:table-cell table:number-columns-repeated="8"/>
        </table:table-row>
        <table:table-row table:style-name="ro1">
          <table:table-cell office:value-type="float" office:value="3119" calcext:value-type="float">
            <text:p>3.12E+03</text:p>
          </table:table-cell>
          <table:table-cell office:value-type="float" office:value="0.00000000001571265" calcext:value-type="float">
            <text:p>1.57E-11</text:p>
          </table:table-cell>
          <table:table-cell/>
          <table:table-cell office:value-type="float" office:value="3119" calcext:value-type="float">
            <text:p>3.12E+03</text:p>
          </table:table-cell>
          <table:table-cell office:value-type="float" office:value="0.00000000047644472" calcext:value-type="float">
            <text:p>4.76E-10</text:p>
          </table:table-cell>
          <table:table-cell/>
          <table:table-cell table:formula="of:=(1/[.D1972])*(10^4)" office:value-type="float" office:value="3.20615581917281" calcext:value-type="float">
            <text:p>3.20615581917281</text:p>
          </table:table-cell>
          <table:table-cell table:formula="of:=(2.5*LOG(([.E1972]/[.B1972]);10)-2.6)/0.38" office:value-type="float" office:value="2.90633606407564" calcext:value-type="float">
            <text:p>2.90633606407564</text:p>
          </table:table-cell>
          <table:table-cell table:number-columns-repeated="8"/>
        </table:table-row>
        <table:table-row table:style-name="ro1">
          <table:table-cell office:value-type="float" office:value="3120" calcext:value-type="float">
            <text:p>3.12E+03</text:p>
          </table:table-cell>
          <table:table-cell office:value-type="float" office:value="0.0000000000173796756459534" calcext:value-type="float">
            <text:p>1.74E-11</text:p>
          </table:table-cell>
          <table:table-cell/>
          <table:table-cell office:value-type="float" office:value="3120" calcext:value-type="float">
            <text:p>3.12E+03</text:p>
          </table:table-cell>
          <table:table-cell office:value-type="float" office:value="0.000000000500417480821351" calcext:value-type="float">
            <text:p>5.00E-10</text:p>
          </table:table-cell>
          <table:table-cell/>
          <table:table-cell table:formula="of:=(1/[.D1973])*(10^4)" office:value-type="float" office:value="3.20512820512821" calcext:value-type="float">
            <text:p>3.20512820512821</text:p>
          </table:table-cell>
          <table:table-cell table:formula="of:=(2.5*LOG(([.E1973]/[.B1973]);10)-2.6)/0.38" office:value-type="float" office:value="2.75849213977864" calcext:value-type="float">
            <text:p>2.75849213977864</text:p>
          </table:table-cell>
          <table:table-cell table:number-columns-repeated="8"/>
        </table:table-row>
        <table:table-row table:style-name="ro1">
          <table:table-cell office:value-type="float" office:value="3121" calcext:value-type="float">
            <text:p>3.12E+03</text:p>
          </table:table-cell>
          <table:table-cell office:value-type="float" office:value="0.000000000017759407" calcext:value-type="float">
            <text:p>1.78E-11</text:p>
          </table:table-cell>
          <table:table-cell/>
          <table:table-cell office:value-type="float" office:value="3121" calcext:value-type="float">
            <text:p>3.12E+03</text:p>
          </table:table-cell>
          <table:table-cell office:value-type="float" office:value="0.00000000050587823" calcext:value-type="float">
            <text:p>5.06E-10</text:p>
          </table:table-cell>
          <table:table-cell/>
          <table:table-cell table:formula="of:=(1/[.D1974])*(10^4)" office:value-type="float" office:value="3.20410124959949" calcext:value-type="float">
            <text:p>3.20410124959949</text:p>
          </table:table-cell>
          <table:table-cell table:formula="of:=(2.5*LOG(([.E1974]/[.B1974]);10)-2.6)/0.38" office:value-type="float" office:value="2.7277469084645" calcext:value-type="float">
            <text:p>2.7277469084645</text:p>
          </table:table-cell>
          <table:table-cell table:number-columns-repeated="8"/>
        </table:table-row>
        <table:table-row table:style-name="ro1">
          <table:table-cell office:value-type="float" office:value="3122" calcext:value-type="float">
            <text:p>3.12E+03</text:p>
          </table:table-cell>
          <table:table-cell office:value-type="float" office:value="0.000000000017751303814" calcext:value-type="float">
            <text:p>1.78E-11</text:p>
          </table:table-cell>
          <table:table-cell/>
          <table:table-cell office:value-type="float" office:value="3122" calcext:value-type="float">
            <text:p>3.12E+03</text:p>
          </table:table-cell>
          <table:table-cell office:value-type="float" office:value="0.000000000504687916324999" calcext:value-type="float">
            <text:p>5.05E-10</text:p>
          </table:table-cell>
          <table:table-cell/>
          <table:table-cell table:formula="of:=(1/[.D1975])*(10^4)" office:value-type="float" office:value="3.20307495195388" calcext:value-type="float">
            <text:p>3.20307495195388</text:p>
          </table:table-cell>
          <table:table-cell table:formula="of:=(2.5*LOG(([.E1975]/[.B1975]);10)-2.6)/0.38" office:value-type="float" office:value="2.72232006304423" calcext:value-type="float">
            <text:p>2.72232006304423</text:p>
          </table:table-cell>
          <table:table-cell table:number-columns-repeated="8"/>
        </table:table-row>
        <table:table-row table:style-name="ro1">
          <table:table-cell office:value-type="float" office:value="3123" calcext:value-type="float">
            <text:p>3.12E+03</text:p>
          </table:table-cell>
          <table:table-cell office:value-type="float" office:value="0.000000000017703715" calcext:value-type="float">
            <text:p>1.77E-11</text:p>
          </table:table-cell>
          <table:table-cell/>
          <table:table-cell office:value-type="float" office:value="3123" calcext:value-type="float">
            <text:p>3.12E+03</text:p>
          </table:table-cell>
          <table:table-cell office:value-type="float" office:value="0.00000000049769738" calcext:value-type="float">
            <text:p>4.98E-10</text:p>
          </table:table-cell>
          <table:table-cell/>
          <table:table-cell table:formula="of:=(1/[.D1976])*(10^4)" office:value-type="float" office:value="3.2020493115594" calcext:value-type="float">
            <text:p>3.2020493115594</text:p>
          </table:table-cell>
          <table:table-cell table:formula="of:=(2.5*LOG(([.E1976]/[.B1976]);10)-2.6)/0.38" office:value-type="float" office:value="2.69013779574131" calcext:value-type="float">
            <text:p>2.69013779574131</text:p>
          </table:table-cell>
          <table:table-cell table:number-columns-repeated="8"/>
        </table:table-row>
        <table:table-row table:style-name="ro1">
          <table:table-cell office:value-type="float" office:value="3124" calcext:value-type="float">
            <text:p>3.12E+03</text:p>
          </table:table-cell>
          <table:table-cell office:value-type="float" office:value="0.000000000017703715" calcext:value-type="float">
            <text:p>1.77E-11</text:p>
          </table:table-cell>
          <table:table-cell/>
          <table:table-cell office:value-type="float" office:value="3124" calcext:value-type="float">
            <text:p>3.12E+03</text:p>
          </table:table-cell>
          <table:table-cell office:value-type="float" office:value="0.00000000049769738" calcext:value-type="float">
            <text:p>4.98E-10</text:p>
          </table:table-cell>
          <table:table-cell/>
          <table:table-cell table:formula="of:=(1/[.D1977])*(10^4)" office:value-type="float" office:value="3.20102432778489" calcext:value-type="float">
            <text:p>3.20102432778489</text:p>
          </table:table-cell>
          <table:table-cell table:formula="of:=(2.5*LOG(([.E1977]/[.B1977]);10)-2.6)/0.38" office:value-type="float" office:value="2.69013779574131" calcext:value-type="float">
            <text:p>2.69013779574131</text:p>
          </table:table-cell>
          <table:table-cell table:number-columns-repeated="8"/>
        </table:table-row>
        <table:table-row table:style-name="ro1">
          <table:table-cell office:value-type="float" office:value="3125" calcext:value-type="float">
            <text:p>3.13E+03</text:p>
          </table:table-cell>
          <table:table-cell office:value-type="float" office:value="0.0000000000174813192206337" calcext:value-type="float">
            <text:p>1.75E-11</text:p>
          </table:table-cell>
          <table:table-cell/>
          <table:table-cell office:value-type="float" office:value="3125" calcext:value-type="float">
            <text:p>3.13E+03</text:p>
          </table:table-cell>
          <table:table-cell office:value-type="float" office:value="0.000000000461177988863137" calcext:value-type="float">
            <text:p>4.61E-10</text:p>
          </table:table-cell>
          <table:table-cell/>
          <table:table-cell table:formula="of:=(1/[.D1978])*(10^4)" office:value-type="float" office:value="3.2" calcext:value-type="float">
            <text:p>3.2</text:p>
          </table:table-cell>
          <table:table-cell table:formula="of:=(2.5*LOG(([.E1978]/[.B1978]);10)-2.6)/0.38" office:value-type="float" office:value="2.5085155768894" calcext:value-type="float">
            <text:p>2.5085155768894</text:p>
          </table:table-cell>
          <table:table-cell table:number-columns-repeated="8"/>
        </table:table-row>
        <table:table-row table:style-name="ro1">
          <table:table-cell office:value-type="float" office:value="3126" calcext:value-type="float">
            <text:p>3.13E+03</text:p>
          </table:table-cell>
          <table:table-cell office:value-type="float" office:value="0.000000000017237033" calcext:value-type="float">
            <text:p>1.72E-11</text:p>
          </table:table-cell>
          <table:table-cell/>
          <table:table-cell office:value-type="float" office:value="3126" calcext:value-type="float">
            <text:p>3.13E+03</text:p>
          </table:table-cell>
          <table:table-cell office:value-type="float" office:value="0.00000000042106399" calcext:value-type="float">
            <text:p>4.21E-10</text:p>
          </table:table-cell>
          <table:table-cell/>
          <table:table-cell table:formula="of:=(1/[.D1979])*(10^4)" office:value-type="float" office:value="3.19897632757518" calcext:value-type="float">
            <text:p>3.19897632757518</text:p>
          </table:table-cell>
          <table:table-cell table:formula="of:=(2.5*LOG(([.E1979]/[.B1979]);10)-2.6)/0.38" office:value-type="float" office:value="2.28872097658399" calcext:value-type="float">
            <text:p>2.28872097658399</text:p>
          </table:table-cell>
          <table:table-cell table:number-columns-repeated="8"/>
        </table:table-row>
        <table:table-row table:style-name="ro1">
          <table:table-cell office:value-type="float" office:value="3127" calcext:value-type="float">
            <text:p>3.13E+03</text:p>
          </table:table-cell>
          <table:table-cell office:value-type="float" office:value="0.000000000017237033" calcext:value-type="float">
            <text:p>1.72E-11</text:p>
          </table:table-cell>
          <table:table-cell/>
          <table:table-cell office:value-type="float" office:value="3127" calcext:value-type="float">
            <text:p>3.13E+03</text:p>
          </table:table-cell>
          <table:table-cell office:value-type="float" office:value="0.00000000042106399" calcext:value-type="float">
            <text:p>4.21E-10</text:p>
          </table:table-cell>
          <table:table-cell/>
          <table:table-cell table:formula="of:=(1/[.D1980])*(10^4)" office:value-type="float" office:value="3.19795330988168" calcext:value-type="float">
            <text:p>3.19795330988168</text:p>
          </table:table-cell>
          <table:table-cell table:formula="of:=(2.5*LOG(([.E1980]/[.B1980]);10)-2.6)/0.38" office:value-type="float" office:value="2.28872097658399" calcext:value-type="float">
            <text:p>2.28872097658399</text:p>
          </table:table-cell>
          <table:table-cell table:number-columns-repeated="8"/>
        </table:table-row>
        <table:table-row table:style-name="ro1">
          <table:table-cell office:value-type="float" office:value="3128" calcext:value-type="float">
            <text:p>3.13E+03</text:p>
          </table:table-cell>
          <table:table-cell office:value-type="float" office:value="0.000000000017056076162" calcext:value-type="float">
            <text:p>1.71E-11</text:p>
          </table:table-cell>
          <table:table-cell/>
          <table:table-cell office:value-type="float" office:value="3128" calcext:value-type="float">
            <text:p>3.13E+03</text:p>
          </table:table-cell>
          <table:table-cell office:value-type="float" office:value="0.000000000398783551210006" calcext:value-type="float">
            <text:p>3.99E-10</text:p>
          </table:table-cell>
          <table:table-cell/>
          <table:table-cell table:formula="of:=(1/[.D1981])*(10^4)" office:value-type="float" office:value="3.19693094629156" calcext:value-type="float">
            <text:p>3.19693094629156</text:p>
          </table:table-cell>
          <table:table-cell table:formula="of:=(2.5*LOG(([.E1981]/[.B1981]);10)-2.6)/0.38" office:value-type="float" office:value="2.16354019632096" calcext:value-type="float">
            <text:p>2.16354019632096</text:p>
          </table:table-cell>
          <table:table-cell table:number-columns-repeated="8"/>
        </table:table-row>
        <table:table-row table:style-name="ro1">
          <table:table-cell office:value-type="float" office:value="3129" calcext:value-type="float">
            <text:p>3.13E+03</text:p>
          </table:table-cell>
          <table:table-cell office:value-type="float" office:value="0.000000000017012799" calcext:value-type="float">
            <text:p>1.70E-11</text:p>
          </table:table-cell>
          <table:table-cell/>
          <table:table-cell office:value-type="float" office:value="3129" calcext:value-type="float">
            <text:p>3.13E+03</text:p>
          </table:table-cell>
          <table:table-cell office:value-type="float" office:value="0.00000000039345502" calcext:value-type="float">
            <text:p>3.93E-10</text:p>
          </table:table-cell>
          <table:table-cell/>
          <table:table-cell table:formula="of:=(1/[.D1982])*(10^4)" office:value-type="float" office:value="3.19590923617769" calcext:value-type="float">
            <text:p>3.19590923617769</text:p>
          </table:table-cell>
          <table:table-cell table:formula="of:=(2.5*LOG(([.E1982]/[.B1982]);10)-2.6)/0.38" office:value-type="float" office:value="2.13236394563824" calcext:value-type="float">
            <text:p>2.13236394563824</text:p>
          </table:table-cell>
          <table:table-cell table:number-columns-repeated="8"/>
        </table:table-row>
        <table:table-row table:style-name="ro1">
          <table:table-cell office:value-type="float" office:value="3130" calcext:value-type="float">
            <text:p>3.13E+03</text:p>
          </table:table-cell>
          <table:table-cell office:value-type="float" office:value="0.0000000000170458191021987" calcext:value-type="float">
            <text:p>1.70E-11</text:p>
          </table:table-cell>
          <table:table-cell/>
          <table:table-cell office:value-type="float" office:value="3130" calcext:value-type="float">
            <text:p>3.13E+03</text:p>
          </table:table-cell>
          <table:table-cell office:value-type="float" office:value="0.000000000397194128469683" calcext:value-type="float">
            <text:p>3.97E-10</text:p>
          </table:table-cell>
          <table:table-cell/>
          <table:table-cell table:formula="of:=(1/[.D1983])*(10^4)" office:value-type="float" office:value="3.19488817891374" calcext:value-type="float">
            <text:p>3.19488817891374</text:p>
          </table:table-cell>
          <table:table-cell table:formula="of:=(2.5*LOG(([.E1983]/[.B1983]);10)-2.6)/0.38" office:value-type="float" office:value="2.15384832038549" calcext:value-type="float">
            <text:p>2.15384832038549</text:p>
          </table:table-cell>
          <table:table-cell table:number-columns-repeated="8"/>
        </table:table-row>
        <table:table-row table:style-name="ro1">
          <table:table-cell office:value-type="float" office:value="3131" calcext:value-type="float">
            <text:p>3.13E+03</text:p>
          </table:table-cell>
          <table:table-cell office:value-type="float" office:value="0.000000000017252984" calcext:value-type="float">
            <text:p>1.73E-11</text:p>
          </table:table-cell>
          <table:table-cell/>
          <table:table-cell office:value-type="float" office:value="3131" calcext:value-type="float">
            <text:p>3.13E+03</text:p>
          </table:table-cell>
          <table:table-cell office:value-type="float" office:value="0.00000000042065293" calcext:value-type="float">
            <text:p>4.21E-10</text:p>
          </table:table-cell>
          <table:table-cell/>
          <table:table-cell table:formula="of:=(1/[.D1984])*(10^4)" office:value-type="float" office:value="3.19386777387416" calcext:value-type="float">
            <text:p>3.19386777387416</text:p>
          </table:table-cell>
          <table:table-cell table:formula="of:=(2.5*LOG(([.E1984]/[.B1984]);10)-2.6)/0.38" office:value-type="float" office:value="2.28328749156011" calcext:value-type="float">
            <text:p>2.28328749156011</text:p>
          </table:table-cell>
          <table:table-cell table:number-columns-repeated="8"/>
        </table:table-row>
        <table:table-row table:style-name="ro1">
          <table:table-cell office:value-type="float" office:value="3132" calcext:value-type="float">
            <text:p>3.13E+03</text:p>
          </table:table-cell>
          <table:table-cell office:value-type="float" office:value="0.000000000017252984" calcext:value-type="float">
            <text:p>1.73E-11</text:p>
          </table:table-cell>
          <table:table-cell/>
          <table:table-cell office:value-type="float" office:value="3132" calcext:value-type="float">
            <text:p>3.13E+03</text:p>
          </table:table-cell>
          <table:table-cell office:value-type="float" office:value="0.00000000042065293" calcext:value-type="float">
            <text:p>4.21E-10</text:p>
          </table:table-cell>
          <table:table-cell/>
          <table:table-cell table:formula="of:=(1/[.D1985])*(10^4)" office:value-type="float" office:value="3.19284802043423" calcext:value-type="float">
            <text:p>3.19284802043423</text:p>
          </table:table-cell>
          <table:table-cell table:formula="of:=(2.5*LOG(([.E1985]/[.B1985]);10)-2.6)/0.38" office:value-type="float" office:value="2.28328749156011" calcext:value-type="float">
            <text:p>2.28328749156011</text:p>
          </table:table-cell>
          <table:table-cell table:number-columns-repeated="8"/>
        </table:table-row>
        <table:table-row table:style-name="ro1">
          <table:table-cell office:value-type="float" office:value="3133" calcext:value-type="float">
            <text:p>3.13E+03</text:p>
          </table:table-cell>
          <table:table-cell office:value-type="float" office:value="0.0000000000167385610169464" calcext:value-type="float">
            <text:p>1.67E-11</text:p>
          </table:table-cell>
          <table:table-cell/>
          <table:table-cell office:value-type="float" office:value="3133" calcext:value-type="float">
            <text:p>3.13E+03</text:p>
          </table:table-cell>
          <table:table-cell office:value-type="float" office:value="0.000000000417126657327872" calcext:value-type="float">
            <text:p>4.17E-10</text:p>
          </table:table-cell>
          <table:table-cell/>
          <table:table-cell table:formula="of:=(1/[.D1986])*(10^4)" office:value-type="float" office:value="3.19182891797" calcext:value-type="float">
            <text:p>3.19182891797</text:p>
          </table:table-cell>
          <table:table-cell table:formula="of:=(2.5*LOG(([.E1986]/[.B1986]);10)-2.6)/0.38" office:value-type="float" office:value="2.34572253575466" calcext:value-type="float">
            <text:p>2.34572253575466</text:p>
          </table:table-cell>
          <table:table-cell table:number-columns-repeated="8"/>
        </table:table-row>
        <table:table-row table:style-name="ro1">
          <table:table-cell office:value-type="float" office:value="3134" calcext:value-type="float">
            <text:p>3.13E+03</text:p>
          </table:table-cell>
          <table:table-cell office:value-type="float" office:value="0.000000000016155072" calcext:value-type="float">
            <text:p>1.62E-11</text:p>
          </table:table-cell>
          <table:table-cell/>
          <table:table-cell office:value-type="float" office:value="3134" calcext:value-type="float">
            <text:p>3.13E+03</text:p>
          </table:table-cell>
          <table:table-cell office:value-type="float" office:value="0.00000000041312695" calcext:value-type="float">
            <text:p>4.13E-10</text:p>
          </table:table-cell>
          <table:table-cell/>
          <table:table-cell table:formula="of:=(1/[.D1987])*(10^4)" office:value-type="float" office:value="3.19081046585833" calcext:value-type="float">
            <text:p>3.19081046585833</text:p>
          </table:table-cell>
          <table:table-cell table:formula="of:=(2.5*LOG(([.E1987]/[.B1987]);10)-2.6)/0.38" office:value-type="float" office:value="2.41956992647205" calcext:value-type="float">
            <text:p>2.41956992647205</text:p>
          </table:table-cell>
          <table:table-cell table:number-columns-repeated="8"/>
        </table:table-row>
        <table:table-row table:style-name="ro1">
          <table:table-cell office:value-type="float" office:value="3135" calcext:value-type="float">
            <text:p>3.14E+03</text:p>
          </table:table-cell>
          <table:table-cell office:value-type="float" office:value="0.000000000016155072" calcext:value-type="float">
            <text:p>1.62E-11</text:p>
          </table:table-cell>
          <table:table-cell/>
          <table:table-cell office:value-type="float" office:value="3135" calcext:value-type="float">
            <text:p>3.14E+03</text:p>
          </table:table-cell>
          <table:table-cell office:value-type="float" office:value="0.00000000041312695" calcext:value-type="float">
            <text:p>4.13E-10</text:p>
          </table:table-cell>
          <table:table-cell/>
          <table:table-cell table:formula="of:=(1/[.D1988])*(10^4)" office:value-type="float" office:value="3.18979266347687" calcext:value-type="float">
            <text:p>3.18979266347687</text:p>
          </table:table-cell>
          <table:table-cell table:formula="of:=(2.5*LOG(([.E1988]/[.B1988]);10)-2.6)/0.38" office:value-type="float" office:value="2.41956992647205" calcext:value-type="float">
            <text:p>2.41956992647205</text:p>
          </table:table-cell>
          <table:table-cell table:number-columns-repeated="8"/>
        </table:table-row>
        <table:table-row table:style-name="ro1">
          <table:table-cell office:value-type="float" office:value="3136" calcext:value-type="float">
            <text:p>3.14E+03</text:p>
          </table:table-cell>
          <table:table-cell office:value-type="float" office:value="0.000000000016954891774" calcext:value-type="float">
            <text:p>1.70E-11</text:p>
          </table:table-cell>
          <table:table-cell/>
          <table:table-cell office:value-type="float" office:value="3136" calcext:value-type="float">
            <text:p>3.14E+03</text:p>
          </table:table-cell>
          <table:table-cell office:value-type="float" office:value="0.00000000042586054908" calcext:value-type="float">
            <text:p>4.26E-10</text:p>
          </table:table-cell>
          <table:table-cell/>
          <table:table-cell table:formula="of:=(1/[.D1989])*(10^4)" office:value-type="float" office:value="3.18877551020408" calcext:value-type="float">
            <text:p>3.18877551020408</text:p>
          </table:table-cell>
          <table:table-cell table:formula="of:=(2.5*LOG(([.E1989]/[.B1989]);10)-2.6)/0.38" office:value-type="float" office:value="2.36823939320496" calcext:value-type="float">
            <text:p>2.36823939320496</text:p>
          </table:table-cell>
          <table:table-cell table:number-columns-repeated="8"/>
        </table:table-row>
        <table:table-row table:style-name="ro1">
          <table:table-cell office:value-type="float" office:value="3137" calcext:value-type="float">
            <text:p>3.14E+03</text:p>
          </table:table-cell>
          <table:table-cell office:value-type="float" office:value="0.000000000017156098" calcext:value-type="float">
            <text:p>1.72E-11</text:p>
          </table:table-cell>
          <table:table-cell/>
          <table:table-cell office:value-type="float" office:value="3137" calcext:value-type="float">
            <text:p>3.14E+03</text:p>
          </table:table-cell>
          <table:table-cell office:value-type="float" office:value="0.00000000042906387" calcext:value-type="float">
            <text:p>4.29E-10</text:p>
          </table:table-cell>
          <table:table-cell/>
          <table:table-cell table:formula="of:=(1/[.D1990])*(10^4)" office:value-type="float" office:value="3.18775900541919" calcext:value-type="float">
            <text:p>3.18775900541919</text:p>
          </table:table-cell>
          <table:table-cell table:formula="of:=(2.5*LOG(([.E1990]/[.B1990]);10)-2.6)/0.38" office:value-type="float" office:value="2.3559436003001" calcext:value-type="float">
            <text:p>2.3559436003001</text:p>
          </table:table-cell>
          <table:table-cell table:number-columns-repeated="8"/>
        </table:table-row>
        <table:table-row table:style-name="ro1">
          <table:table-cell office:value-type="float" office:value="3138" calcext:value-type="float">
            <text:p>3.14E+03</text:p>
          </table:table-cell>
          <table:table-cell office:value-type="float" office:value="0.0000000000171640341493041" calcext:value-type="float">
            <text:p>1.72E-11</text:p>
          </table:table-cell>
          <table:table-cell/>
          <table:table-cell office:value-type="float" office:value="3138" calcext:value-type="float">
            <text:p>3.14E+03</text:p>
          </table:table-cell>
          <table:table-cell office:value-type="float" office:value="0.00000000042941416476531" calcext:value-type="float">
            <text:p>4.29E-10</text:p>
          </table:table-cell>
          <table:table-cell/>
          <table:table-cell table:formula="of:=(1/[.D1991])*(10^4)" office:value-type="float" office:value="3.18674314850223" calcext:value-type="float">
            <text:p>3.18674314850223</text:p>
          </table:table-cell>
          <table:table-cell table:formula="of:=(2.5*LOG(([.E1991]/[.B1991]);10)-2.6)/0.38" office:value-type="float" office:value="2.35695392209177" calcext:value-type="float">
            <text:p>2.35695392209177</text:p>
          </table:table-cell>
          <table:table-cell table:number-columns-repeated="8"/>
        </table:table-row>
        <table:table-row table:style-name="ro1">
          <table:table-cell office:value-type="float" office:value="3139" calcext:value-type="float">
            <text:p>3.14E+03</text:p>
          </table:table-cell>
          <table:table-cell office:value-type="float" office:value="0.000000000017217391" calcext:value-type="float">
            <text:p>1.72E-11</text:p>
          </table:table-cell>
          <table:table-cell/>
          <table:table-cell office:value-type="float" office:value="3139" calcext:value-type="float">
            <text:p>3.14E+03</text:p>
          </table:table-cell>
          <table:table-cell office:value-type="float" office:value="0.00000000043176929" calcext:value-type="float">
            <text:p>4.32E-10</text:p>
          </table:table-cell>
          <table:table-cell/>
          <table:table-cell table:formula="of:=(1/[.D1992])*(10^4)" office:value-type="float" office:value="3.18572793883402" calcext:value-type="float">
            <text:p>3.18572793883402</text:p>
          </table:table-cell>
          <table:table-cell table:formula="of:=(2.5*LOG(([.E1992]/[.B1992]);10)-2.6)/0.38" office:value-type="float" office:value="2.36371320565146" calcext:value-type="float">
            <text:p>2.36371320565146</text:p>
          </table:table-cell>
          <table:table-cell table:number-columns-repeated="8"/>
        </table:table-row>
        <table:table-row table:style-name="ro1">
          <table:table-cell office:value-type="float" office:value="3140" calcext:value-type="float">
            <text:p>3.14E+03</text:p>
          </table:table-cell>
          <table:table-cell office:value-type="float" office:value="0.000000000017217391" calcext:value-type="float">
            <text:p>1.72E-11</text:p>
          </table:table-cell>
          <table:table-cell/>
          <table:table-cell office:value-type="float" office:value="3140" calcext:value-type="float">
            <text:p>3.14E+03</text:p>
          </table:table-cell>
          <table:table-cell office:value-type="float" office:value="0.00000000043176929" calcext:value-type="float">
            <text:p>4.32E-10</text:p>
          </table:table-cell>
          <table:table-cell/>
          <table:table-cell table:formula="of:=(1/[.D1993])*(10^4)" office:value-type="float" office:value="3.18471337579618" calcext:value-type="float">
            <text:p>3.18471337579618</text:p>
          </table:table-cell>
          <table:table-cell table:formula="of:=(2.5*LOG(([.E1993]/[.B1993]);10)-2.6)/0.38" office:value-type="float" office:value="2.36371320565146" calcext:value-type="float">
            <text:p>2.36371320565146</text:p>
          </table:table-cell>
          <table:table-cell table:number-columns-repeated="8"/>
        </table:table-row>
        <table:table-row table:style-name="ro1">
          <table:table-cell office:value-type="float" office:value="3141" calcext:value-type="float">
            <text:p>3.14E+03</text:p>
          </table:table-cell>
          <table:table-cell office:value-type="float" office:value="0.0000000000174423738010001" calcext:value-type="float">
            <text:p>1.74E-11</text:p>
          </table:table-cell>
          <table:table-cell/>
          <table:table-cell office:value-type="float" office:value="3141" calcext:value-type="float">
            <text:p>3.14E+03</text:p>
          </table:table-cell>
          <table:table-cell office:value-type="float" office:value="0.000000000437669625845002" calcext:value-type="float">
            <text:p>4.38E-10</text:p>
          </table:table-cell>
          <table:table-cell/>
          <table:table-cell table:formula="of:=(1/[.D1994])*(10^4)" office:value-type="float" office:value="3.18369945877109" calcext:value-type="float">
            <text:p>3.18369945877109</text:p>
          </table:table-cell>
          <table:table-cell table:formula="of:=(2.5*LOG(([.E1994]/[.B1994]);10)-2.6)/0.38" office:value-type="float" office:value="2.36540012027187" calcext:value-type="float">
            <text:p>2.36540012027187</text:p>
          </table:table-cell>
          <table:table-cell table:number-columns-repeated="8"/>
        </table:table-row>
        <table:table-row table:style-name="ro1">
          <table:table-cell office:value-type="float" office:value="3142" calcext:value-type="float">
            <text:p>3.14E+03</text:p>
          </table:table-cell>
          <table:table-cell office:value-type="float" office:value="0.000000000017705953" calcext:value-type="float">
            <text:p>1.77E-11</text:p>
          </table:table-cell>
          <table:table-cell/>
          <table:table-cell office:value-type="float" office:value="3142" calcext:value-type="float">
            <text:p>3.14E+03</text:p>
          </table:table-cell>
          <table:table-cell office:value-type="float" office:value="0.00000000044458218" calcext:value-type="float">
            <text:p>4.45E-10</text:p>
          </table:table-cell>
          <table:table-cell/>
          <table:table-cell table:formula="of:=(1/[.D1995])*(10^4)" office:value-type="float" office:value="3.18268618714195" calcext:value-type="float">
            <text:p>3.18268618714195</text:p>
          </table:table-cell>
          <table:table-cell table:formula="of:=(2.5*LOG(([.E1995]/[.B1995]);10)-2.6)/0.38" office:value-type="float" office:value="2.36732068426167" calcext:value-type="float">
            <text:p>2.36732068426167</text:p>
          </table:table-cell>
          <table:table-cell table:number-columns-repeated="8"/>
        </table:table-row>
        <table:table-row table:style-name="ro1">
          <table:table-cell office:value-type="float" office:value="3143" calcext:value-type="float">
            <text:p>3.14E+03</text:p>
          </table:table-cell>
          <table:table-cell office:value-type="float" office:value="0.000000000017705953" calcext:value-type="float">
            <text:p>1.77E-11</text:p>
          </table:table-cell>
          <table:table-cell/>
          <table:table-cell office:value-type="float" office:value="3143" calcext:value-type="float">
            <text:p>3.14E+03</text:p>
          </table:table-cell>
          <table:table-cell office:value-type="float" office:value="0.00000000044458218" calcext:value-type="float">
            <text:p>4.45E-10</text:p>
          </table:table-cell>
          <table:table-cell/>
          <table:table-cell table:formula="of:=(1/[.D1996])*(10^4)" office:value-type="float" office:value="3.18167356029271" calcext:value-type="float">
            <text:p>3.18167356029271</text:p>
          </table:table-cell>
          <table:table-cell table:formula="of:=(2.5*LOG(([.E1996]/[.B1996]);10)-2.6)/0.38" office:value-type="float" office:value="2.36732068426167" calcext:value-type="float">
            <text:p>2.36732068426167</text:p>
          </table:table-cell>
          <table:table-cell table:number-columns-repeated="8"/>
        </table:table-row>
        <table:table-row table:style-name="ro1">
          <table:table-cell office:value-type="float" office:value="3144" calcext:value-type="float">
            <text:p>3.14E+03</text:p>
          </table:table-cell>
          <table:table-cell office:value-type="float" office:value="0.000000000018003282879903" calcext:value-type="float">
            <text:p>1.80E-11</text:p>
          </table:table-cell>
          <table:table-cell/>
          <table:table-cell office:value-type="float" office:value="3144" calcext:value-type="float">
            <text:p>3.14E+03</text:p>
          </table:table-cell>
          <table:table-cell office:value-type="float" office:value="0.000000000445364109641118" calcext:value-type="float">
            <text:p>4.45E-10</text:p>
          </table:table-cell>
          <table:table-cell/>
          <table:table-cell table:formula="of:=(1/[.D1997])*(10^4)" office:value-type="float" office:value="3.18066157760814" calcext:value-type="float">
            <text:p>3.18066157760814</text:p>
          </table:table-cell>
          <table:table-cell table:formula="of:=(2.5*LOG(([.E1997]/[.B1997]);10)-2.6)/0.38" office:value-type="float" office:value="2.3247599364532" calcext:value-type="float">
            <text:p>2.3247599364532</text:p>
          </table:table-cell>
          <table:table-cell table:number-columns-repeated="8"/>
        </table:table-row>
        <table:table-row table:style-name="ro1">
          <table:table-cell office:value-type="float" office:value="3145" calcext:value-type="float">
            <text:p>3.15E+03</text:p>
          </table:table-cell>
          <table:table-cell office:value-type="float" office:value="0.000000000018081592" calcext:value-type="float">
            <text:p>1.81E-11</text:p>
          </table:table-cell>
          <table:table-cell/>
          <table:table-cell office:value-type="float" office:value="3145" calcext:value-type="float">
            <text:p>3.15E+03</text:p>
          </table:table-cell>
          <table:table-cell office:value-type="float" office:value="0.00000000044557005" calcext:value-type="float">
            <text:p>4.46E-10</text:p>
          </table:table-cell>
          <table:table-cell/>
          <table:table-cell table:formula="of:=(1/[.D1998])*(10^4)" office:value-type="float" office:value="3.17965023847377" calcext:value-type="float">
            <text:p>3.17965023847377</text:p>
          </table:table-cell>
          <table:table-cell table:formula="of:=(2.5*LOG(([.E1998]/[.B1998]);10)-2.6)/0.38" office:value-type="float" office:value="2.31367977387805" calcext:value-type="float">
            <text:p>2.31367977387805</text:p>
          </table:table-cell>
          <table:table-cell table:number-columns-repeated="8"/>
        </table:table-row>
        <table:table-row table:style-name="ro1">
          <table:table-cell office:value-type="float" office:value="3146" calcext:value-type="float">
            <text:p>3.15E+03</text:p>
          </table:table-cell>
          <table:table-cell office:value-type="float" office:value="0.0000000000179446435840002" calcext:value-type="float">
            <text:p>1.79E-11</text:p>
          </table:table-cell>
          <table:table-cell/>
          <table:table-cell office:value-type="float" office:value="3146" calcext:value-type="float">
            <text:p>3.15E+03</text:p>
          </table:table-cell>
          <table:table-cell office:value-type="float" office:value="0.000000000450204305399993" calcext:value-type="float">
            <text:p>4.50E-10</text:p>
          </table:table-cell>
          <table:table-cell/>
          <table:table-cell table:formula="of:=(1/[.D1999])*(10^4)" office:value-type="float" office:value="3.17863954227591" calcext:value-type="float">
            <text:p>3.17863954227591</text:p>
          </table:table-cell>
          <table:table-cell table:formula="of:=(2.5*LOG(([.E1999]/[.B1999]);10)-2.6)/0.38" office:value-type="float" office:value="2.36496583634882" calcext:value-type="float">
            <text:p>2.36496583634882</text:p>
          </table:table-cell>
          <table:table-cell table:number-columns-repeated="8"/>
        </table:table-row>
        <table:table-row table:style-name="ro1">
          <table:table-cell office:value-type="float" office:value="3147" calcext:value-type="float">
            <text:p>3.15E+03</text:p>
          </table:table-cell>
          <table:table-cell office:value-type="float" office:value="0.000000000016959064" calcext:value-type="float">
            <text:p>1.70E-11</text:p>
          </table:table-cell>
          <table:table-cell/>
          <table:table-cell office:value-type="float" office:value="3147" calcext:value-type="float">
            <text:p>3.15E+03</text:p>
          </table:table-cell>
          <table:table-cell office:value-type="float" office:value="0.00000000048355575" calcext:value-type="float">
            <text:p>4.84E-10</text:p>
          </table:table-cell>
          <table:table-cell/>
          <table:table-cell table:formula="of:=(1/[.D2000])*(10^4)" office:value-type="float" office:value="3.17762948840165" calcext:value-type="float">
            <text:p>3.17762948840165</text:p>
          </table:table-cell>
          <table:table-cell table:formula="of:=(2.5*LOG(([.E2000]/[.B2000]);10)-2.6)/0.38" office:value-type="float" office:value="2.73055705767247" calcext:value-type="float">
            <text:p>2.73055705767247</text:p>
          </table:table-cell>
          <table:table-cell table:number-columns-repeated="8"/>
        </table:table-row>
        <table:table-row table:style-name="ro1">
          <table:table-cell office:value-type="float" office:value="3148" calcext:value-type="float">
            <text:p>3.15E+03</text:p>
          </table:table-cell>
          <table:table-cell office:value-type="float" office:value="0.000000000016959064" calcext:value-type="float">
            <text:p>1.70E-11</text:p>
          </table:table-cell>
          <table:table-cell/>
          <table:table-cell office:value-type="float" office:value="3148" calcext:value-type="float">
            <text:p>3.15E+03</text:p>
          </table:table-cell>
          <table:table-cell office:value-type="float" office:value="0.00000000048355575" calcext:value-type="float">
            <text:p>4.84E-10</text:p>
          </table:table-cell>
          <table:table-cell/>
          <table:table-cell table:formula="of:=(1/[.D2001])*(10^4)" office:value-type="float" office:value="3.17662007623888" calcext:value-type="float">
            <text:p>3.17662007623888</text:p>
          </table:table-cell>
          <table:table-cell table:formula="of:=(2.5*LOG(([.E2001]/[.B2001]);10)-2.6)/0.38" office:value-type="float" office:value="2.73055705767247" calcext:value-type="float">
            <text:p>2.73055705767247</text:p>
          </table:table-cell>
          <table:table-cell table:number-columns-repeated="8"/>
        </table:table-row>
        <table:table-row table:style-name="ro1">
          <table:table-cell office:value-type="float" office:value="3149" calcext:value-type="float">
            <text:p>3.15E+03</text:p>
          </table:table-cell>
          <table:table-cell office:value-type="float" office:value="0.0000000000163808893888489" calcext:value-type="float">
            <text:p>1.64E-11</text:p>
          </table:table-cell>
          <table:table-cell/>
          <table:table-cell office:value-type="float" office:value="3149" calcext:value-type="float">
            <text:p>3.15E+03</text:p>
          </table:table-cell>
          <table:table-cell office:value-type="float" office:value="0.000000000481407486764851" calcext:value-type="float">
            <text:p>4.81E-10</text:p>
          </table:table-cell>
          <table:table-cell/>
          <table:table-cell table:formula="of:=(1/[.D2002])*(10^4)" office:value-type="float" office:value="3.17561130517625" calcext:value-type="float">
            <text:p>3.17561130517625</text:p>
          </table:table-cell>
          <table:table-cell table:formula="of:=(2.5*LOG(([.E2002]/[.B2002]);10)-2.6)/0.38" office:value-type="float" office:value="2.81694317293232" calcext:value-type="float">
            <text:p>2.81694317293232</text:p>
          </table:table-cell>
          <table:table-cell table:number-columns-repeated="8"/>
        </table:table-row>
        <table:table-row table:style-name="ro1">
          <table:table-cell office:value-type="float" office:value="3150" calcext:value-type="float">
            <text:p>3.15E+03</text:p>
          </table:table-cell>
          <table:table-cell office:value-type="float" office:value="0.000000000015681199" calcext:value-type="float">
            <text:p>1.57E-11</text:p>
          </table:table-cell>
          <table:table-cell/>
          <table:table-cell office:value-type="float" office:value="3150" calcext:value-type="float">
            <text:p>3.15E+03</text:p>
          </table:table-cell>
          <table:table-cell office:value-type="float" office:value="0.00000000047880772" calcext:value-type="float">
            <text:p>4.79E-10</text:p>
          </table:table-cell>
          <table:table-cell/>
          <table:table-cell table:formula="of:=(1/[.D2003])*(10^4)" office:value-type="float" office:value="3.17460317460317" calcext:value-type="float">
            <text:p>3.17460317460317</text:p>
          </table:table-cell>
          <table:table-cell table:formula="of:=(2.5*LOG(([.E2003]/[.B2003]);10)-2.6)/0.38" office:value-type="float" office:value="2.92619656501864" calcext:value-type="float">
            <text:p>2.92619656501864</text:p>
          </table:table-cell>
          <table:table-cell table:number-columns-repeated="8"/>
        </table:table-row>
        <table:table-row table:style-name="ro1">
          <table:table-cell office:value-type="float" office:value="3151" calcext:value-type="float">
            <text:p>3.15E+03</text:p>
          </table:table-cell>
          <table:table-cell office:value-type="float" office:value="0.000000000015681199" calcext:value-type="float">
            <text:p>1.57E-11</text:p>
          </table:table-cell>
          <table:table-cell/>
          <table:table-cell office:value-type="float" office:value="3151" calcext:value-type="float">
            <text:p>3.15E+03</text:p>
          </table:table-cell>
          <table:table-cell office:value-type="float" office:value="0.00000000047880772" calcext:value-type="float">
            <text:p>4.79E-10</text:p>
          </table:table-cell>
          <table:table-cell/>
          <table:table-cell table:formula="of:=(1/[.D2004])*(10^4)" office:value-type="float" office:value="3.17359568390987" calcext:value-type="float">
            <text:p>3.17359568390987</text:p>
          </table:table-cell>
          <table:table-cell table:formula="of:=(2.5*LOG(([.E2004]/[.B2004]);10)-2.6)/0.38" office:value-type="float" office:value="2.92619656501864" calcext:value-type="float">
            <text:p>2.92619656501864</text:p>
          </table:table-cell>
          <table:table-cell table:number-columns-repeated="8"/>
        </table:table-row>
        <table:table-row table:style-name="ro1">
          <table:table-cell office:value-type="float" office:value="3152" calcext:value-type="float">
            <text:p>3.15E+03</text:p>
          </table:table-cell>
          <table:table-cell office:value-type="float" office:value="0.0000000000157274218898689" calcext:value-type="float">
            <text:p>1.57E-11</text:p>
          </table:table-cell>
          <table:table-cell/>
          <table:table-cell office:value-type="float" office:value="3152" calcext:value-type="float">
            <text:p>3.15E+03</text:p>
          </table:table-cell>
          <table:table-cell office:value-type="float" office:value="0.000000000405234760377566" calcext:value-type="float">
            <text:p>4.05E-10</text:p>
          </table:table-cell>
          <table:table-cell/>
          <table:table-cell table:formula="of:=(1/[.D2005])*(10^4)" office:value-type="float" office:value="3.17258883248731" calcext:value-type="float">
            <text:p>3.17258883248731</text:p>
          </table:table-cell>
          <table:table-cell table:formula="of:=(2.5*LOG(([.E2005]/[.B2005]);10)-2.6)/0.38" office:value-type="float" office:value="2.44111285800881" calcext:value-type="float">
            <text:p>2.44111285800881</text:p>
          </table:table-cell>
          <table:table-cell table:number-columns-repeated="8"/>
        </table:table-row>
        <table:table-row table:style-name="ro1">
          <table:table-cell office:value-type="float" office:value="3153" calcext:value-type="float">
            <text:p>3.15E+03</text:p>
          </table:table-cell>
          <table:table-cell office:value-type="float" office:value="0.000000000015740192" calcext:value-type="float">
            <text:p>1.57E-11</text:p>
          </table:table-cell>
          <table:table-cell/>
          <table:table-cell office:value-type="float" office:value="3153" calcext:value-type="float">
            <text:p>3.15E+03</text:p>
          </table:table-cell>
          <table:table-cell office:value-type="float" office:value="0.00000000038490858" calcext:value-type="float">
            <text:p>3.85E-10</text:p>
          </table:table-cell>
          <table:table-cell/>
          <table:table-cell table:formula="of:=(1/[.D2006])*(10^4)" office:value-type="float" office:value="3.17158261972724" calcext:value-type="float">
            <text:p>3.17158261972724</text:p>
          </table:table-cell>
          <table:table-cell table:formula="of:=(2.5*LOG(([.E2006]/[.B2006]);10)-2.6)/0.38" office:value-type="float" office:value="2.29176030561283" calcext:value-type="float">
            <text:p>2.29176030561283</text:p>
          </table:table-cell>
          <table:table-cell table:number-columns-repeated="8"/>
        </table:table-row>
        <table:table-row table:style-name="ro1">
          <table:table-cell office:value-type="float" office:value="3154" calcext:value-type="float">
            <text:p>3.15E+03</text:p>
          </table:table-cell>
          <table:table-cell office:value-type="float" office:value="0.000000000015691410374" calcext:value-type="float">
            <text:p>1.57E-11</text:p>
          </table:table-cell>
          <table:table-cell/>
          <table:table-cell office:value-type="float" office:value="3154" calcext:value-type="float">
            <text:p>3.15E+03</text:p>
          </table:table-cell>
          <table:table-cell office:value-type="float" office:value="0.00000000038489397774" calcext:value-type="float">
            <text:p>3.85E-10</text:p>
          </table:table-cell>
          <table:table-cell/>
          <table:table-cell table:formula="of:=(1/[.D2007])*(10^4)" office:value-type="float" office:value="3.17057704502219" calcext:value-type="float">
            <text:p>3.17057704502219</text:p>
          </table:table-cell>
          <table:table-cell table:formula="of:=(2.5*LOG(([.E2007]/[.B2007]);10)-2.6)/0.38" office:value-type="float" office:value="2.30052062750003" calcext:value-type="float">
            <text:p>2.30052062750003</text:p>
          </table:table-cell>
          <table:table-cell table:number-columns-repeated="8"/>
        </table:table-row>
        <table:table-row table:style-name="ro1">
          <table:table-cell office:value-type="float" office:value="3155" calcext:value-type="float">
            <text:p>3.16E+03</text:p>
          </table:table-cell>
          <table:table-cell office:value-type="float" office:value="0.000000000015312283" calcext:value-type="float">
            <text:p>1.53E-11</text:p>
          </table:table-cell>
          <table:table-cell/>
          <table:table-cell office:value-type="float" office:value="3155" calcext:value-type="float">
            <text:p>3.16E+03</text:p>
          </table:table-cell>
          <table:table-cell office:value-type="float" office:value="0.00000000038478049" calcext:value-type="float">
            <text:p>3.85E-10</text:p>
          </table:table-cell>
          <table:table-cell/>
          <table:table-cell table:formula="of:=(1/[.D2008])*(10^4)" office:value-type="float" office:value="3.16957210776545" calcext:value-type="float">
            <text:p>3.16957210776545</text:p>
          </table:table-cell>
          <table:table-cell table:formula="of:=(2.5*LOG(([.E2008]/[.B2008]);10)-2.6)/0.38" office:value-type="float" office:value="2.369559843837" calcext:value-type="float">
            <text:p>2.369559843837</text:p>
          </table:table-cell>
          <table:table-cell table:number-columns-repeated="8"/>
        </table:table-row>
        <table:table-row table:style-name="ro1">
          <table:table-cell office:value-type="float" office:value="3156" calcext:value-type="float">
            <text:p>3.16E+03</text:p>
          </table:table-cell>
          <table:table-cell office:value-type="float" office:value="0.000000000015312283" calcext:value-type="float">
            <text:p>1.53E-11</text:p>
          </table:table-cell>
          <table:table-cell/>
          <table:table-cell office:value-type="float" office:value="3156" calcext:value-type="float">
            <text:p>3.16E+03</text:p>
          </table:table-cell>
          <table:table-cell office:value-type="float" office:value="0.00000000038478049" calcext:value-type="float">
            <text:p>3.85E-10</text:p>
          </table:table-cell>
          <table:table-cell/>
          <table:table-cell table:formula="of:=(1/[.D2009])*(10^4)" office:value-type="float" office:value="3.16856780735108" calcext:value-type="float">
            <text:p>3.16856780735108</text:p>
          </table:table-cell>
          <table:table-cell table:formula="of:=(2.5*LOG(([.E2009]/[.B2009]);10)-2.6)/0.38" office:value-type="float" office:value="2.369559843837" calcext:value-type="float">
            <text:p>2.369559843837</text:p>
          </table:table-cell>
          <table:table-cell table:number-columns-repeated="8"/>
        </table:table-row>
        <table:table-row table:style-name="ro1">
          <table:table-cell office:value-type="float" office:value="3157" calcext:value-type="float">
            <text:p>3.16E+03</text:p>
          </table:table-cell>
          <table:table-cell office:value-type="float" office:value="0.0000000000152756417885747" calcext:value-type="float">
            <text:p>1.53E-11</text:p>
          </table:table-cell>
          <table:table-cell/>
          <table:table-cell office:value-type="float" office:value="3157" calcext:value-type="float">
            <text:p>3.16E+03</text:p>
          </table:table-cell>
          <table:table-cell office:value-type="float" office:value="0.000000000388760573311863" calcext:value-type="float">
            <text:p>3.89E-10</text:p>
          </table:table-cell>
          <table:table-cell/>
          <table:table-cell table:formula="of:=(1/[.D2010])*(10^4)" office:value-type="float" office:value="3.1675641431739" calcext:value-type="float">
            <text:p>3.1675641431739</text:p>
          </table:table-cell>
          <table:table-cell table:formula="of:=(2.5*LOG(([.E2010]/[.B2010]);10)-2.6)/0.38" office:value-type="float" office:value="2.40580755416326" calcext:value-type="float">
            <text:p>2.40580755416326</text:p>
          </table:table-cell>
          <table:table-cell table:number-columns-repeated="8"/>
        </table:table-row>
        <table:table-row table:style-name="ro1">
          <table:table-cell office:value-type="float" office:value="3158" calcext:value-type="float">
            <text:p>3.16E+03</text:p>
          </table:table-cell>
          <table:table-cell office:value-type="float" office:value="0.000000000015229842" calcext:value-type="float">
            <text:p>1.52E-11</text:p>
          </table:table-cell>
          <table:table-cell/>
          <table:table-cell office:value-type="float" office:value="3158" calcext:value-type="float">
            <text:p>3.16E+03</text:p>
          </table:table-cell>
          <table:table-cell office:value-type="float" office:value="0.00000000039373549" calcext:value-type="float">
            <text:p>3.94E-10</text:p>
          </table:table-cell>
          <table:table-cell/>
          <table:table-cell table:formula="of:=(1/[.D2011])*(10^4)" office:value-type="float" office:value="3.16656111462951" calcext:value-type="float">
            <text:p>3.16656111462951</text:p>
          </table:table-cell>
          <table:table-cell table:formula="of:=(2.5*LOG(([.E2011]/[.B2011]);10)-2.6)/0.38" office:value-type="float" office:value="2.45071818801452" calcext:value-type="float">
            <text:p>2.45071818801452</text:p>
          </table:table-cell>
          <table:table-cell table:number-columns-repeated="8"/>
        </table:table-row>
        <table:table-row table:style-name="ro1">
          <table:table-cell office:value-type="float" office:value="3159" calcext:value-type="float">
            <text:p>3.16E+03</text:p>
          </table:table-cell>
          <table:table-cell office:value-type="float" office:value="0.000000000015229842" calcext:value-type="float">
            <text:p>1.52E-11</text:p>
          </table:table-cell>
          <table:table-cell/>
          <table:table-cell office:value-type="float" office:value="3159" calcext:value-type="float">
            <text:p>3.16E+03</text:p>
          </table:table-cell>
          <table:table-cell office:value-type="float" office:value="0.00000000039373549" calcext:value-type="float">
            <text:p>3.94E-10</text:p>
          </table:table-cell>
          <table:table-cell/>
          <table:table-cell table:formula="of:=(1/[.D2012])*(10^4)" office:value-type="float" office:value="3.16555872111428" calcext:value-type="float">
            <text:p>3.16555872111428</text:p>
          </table:table-cell>
          <table:table-cell table:formula="of:=(2.5*LOG(([.E2012]/[.B2012]);10)-2.6)/0.38" office:value-type="float" office:value="2.45071818801452" calcext:value-type="float">
            <text:p>2.45071818801452</text:p>
          </table:table-cell>
          <table:table-cell table:number-columns-repeated="8"/>
        </table:table-row>
        <table:table-row table:style-name="ro1">
          <table:table-cell office:value-type="float" office:value="3160" calcext:value-type="float">
            <text:p>3.16E+03</text:p>
          </table:table-cell>
          <table:table-cell office:value-type="float" office:value="0.0000000000151682577309386" calcext:value-type="float">
            <text:p>1.52E-11</text:p>
          </table:table-cell>
          <table:table-cell/>
          <table:table-cell office:value-type="float" office:value="3160" calcext:value-type="float">
            <text:p>3.16E+03</text:p>
          </table:table-cell>
          <table:table-cell office:value-type="float" office:value="0.000000000400251577035416" calcext:value-type="float">
            <text:p>4.00E-10</text:p>
          </table:table-cell>
          <table:table-cell/>
          <table:table-cell table:formula="of:=(1/[.D2013])*(10^4)" office:value-type="float" office:value="3.16455696202532" calcext:value-type="float">
            <text:p>3.16455696202532</text:p>
          </table:table-cell>
          <table:table-cell table:formula="of:=(2.5*LOG(([.E2013]/[.B2013]);10)-2.6)/0.38" office:value-type="float" office:value="2.50919310793574" calcext:value-type="float">
            <text:p>2.50919310793574</text:p>
          </table:table-cell>
          <table:table-cell table:number-columns-repeated="8"/>
        </table:table-row>
        <table:table-row table:style-name="ro1">
          <table:table-cell office:value-type="float" office:value="3161" calcext:value-type="float">
            <text:p>3.16E+03</text:p>
          </table:table-cell>
          <table:table-cell office:value-type="float" office:value="0.000000000015150433" calcext:value-type="float">
            <text:p>1.52E-11</text:p>
          </table:table-cell>
          <table:table-cell/>
          <table:table-cell office:value-type="float" office:value="3161" calcext:value-type="float">
            <text:p>3.16E+03</text:p>
          </table:table-cell>
          <table:table-cell office:value-type="float" office:value="0.00000000040213757" calcext:value-type="float">
            <text:p>4.02E-10</text:p>
          </table:table-cell>
          <table:table-cell/>
          <table:table-cell table:formula="of:=(1/[.D2014])*(10^4)" office:value-type="float" office:value="3.16355583676052" calcext:value-type="float">
            <text:p>3.16355583676052</text:p>
          </table:table-cell>
          <table:table-cell table:formula="of:=(2.5*LOG(([.E2014]/[.B2014]);10)-2.6)/0.38" office:value-type="float" office:value="2.52598423757733" calcext:value-type="float">
            <text:p>2.52598423757733</text:p>
          </table:table-cell>
          <table:table-cell table:number-columns-repeated="8"/>
        </table:table-row>
        <table:table-row table:style-name="ro1">
          <table:table-cell office:value-type="float" office:value="3162" calcext:value-type="float">
            <text:p>3.16E+03</text:p>
          </table:table-cell>
          <table:table-cell office:value-type="float" office:value="0.0000000000150805933100002" calcext:value-type="float">
            <text:p>1.51E-11</text:p>
          </table:table-cell>
          <table:table-cell/>
          <table:table-cell office:value-type="float" office:value="3162" calcext:value-type="float">
            <text:p>3.16E+03</text:p>
          </table:table-cell>
          <table:table-cell office:value-type="float" office:value="0.000000000400373201060004" calcext:value-type="float">
            <text:p>4.00E-10</text:p>
          </table:table-cell>
          <table:table-cell/>
          <table:table-cell table:formula="of:=(1/[.D2015])*(10^4)" office:value-type="float" office:value="3.16255534471853" calcext:value-type="float">
            <text:p>3.16255534471853</text:p>
          </table:table-cell>
          <table:table-cell table:formula="of:=(2.5*LOG(([.E2015]/[.B2015]);10)-2.6)/0.38" office:value-type="float" office:value="2.52662218533845" calcext:value-type="float">
            <text:p>2.52662218533845</text:p>
          </table:table-cell>
          <table:table-cell table:number-columns-repeated="8"/>
        </table:table-row>
        <table:table-row table:style-name="ro1">
          <table:table-cell office:value-type="float" office:value="3163" calcext:value-type="float">
            <text:p>3.16E+03</text:p>
          </table:table-cell>
          <table:table-cell office:value-type="float" office:value="0.000000000014491568" calcext:value-type="float">
            <text:p>1.45E-11</text:p>
          </table:table-cell>
          <table:table-cell/>
          <table:table-cell office:value-type="float" office:value="3163" calcext:value-type="float">
            <text:p>3.16E+03</text:p>
          </table:table-cell>
          <table:table-cell office:value-type="float" office:value="0.00000000038549258" calcext:value-type="float">
            <text:p>3.85E-10</text:p>
          </table:table-cell>
          <table:table-cell/>
          <table:table-cell table:formula="of:=(1/[.D2016])*(10^4)" office:value-type="float" office:value="3.16155548529877" calcext:value-type="float">
            <text:p>3.16155548529877</text:p>
          </table:table-cell>
          <table:table-cell table:formula="of:=(2.5*LOG(([.E2016]/[.B2016]);10)-2.6)/0.38" office:value-type="float" office:value="2.53224107945448" calcext:value-type="float">
            <text:p>2.53224107945448</text:p>
          </table:table-cell>
          <table:table-cell table:number-columns-repeated="8"/>
        </table:table-row>
        <table:table-row table:style-name="ro1">
          <table:table-cell office:value-type="float" office:value="3164" calcext:value-type="float">
            <text:p>3.16E+03</text:p>
          </table:table-cell>
          <table:table-cell office:value-type="float" office:value="0.000000000014491568" calcext:value-type="float">
            <text:p>1.45E-11</text:p>
          </table:table-cell>
          <table:table-cell/>
          <table:table-cell office:value-type="float" office:value="3164" calcext:value-type="float">
            <text:p>3.16E+03</text:p>
          </table:table-cell>
          <table:table-cell office:value-type="float" office:value="0.00000000038549258" calcext:value-type="float">
            <text:p>3.85E-10</text:p>
          </table:table-cell>
          <table:table-cell/>
          <table:table-cell table:formula="of:=(1/[.D2017])*(10^4)" office:value-type="float" office:value="3.16055625790139" calcext:value-type="float">
            <text:p>3.16055625790139</text:p>
          </table:table-cell>
          <table:table-cell table:formula="of:=(2.5*LOG(([.E2017]/[.B2017]);10)-2.6)/0.38" office:value-type="float" office:value="2.53224107945448" calcext:value-type="float">
            <text:p>2.53224107945448</text:p>
          </table:table-cell>
          <table:table-cell table:number-columns-repeated="8"/>
        </table:table-row>
        <table:table-row table:style-name="ro1">
          <table:table-cell office:value-type="float" office:value="3165" calcext:value-type="float">
            <text:p>3.17E+03</text:p>
          </table:table-cell>
          <table:table-cell office:value-type="float" office:value="0.0000000000145806181310225" calcext:value-type="float">
            <text:p>1.46E-11</text:p>
          </table:table-cell>
          <table:table-cell/>
          <table:table-cell office:value-type="float" office:value="3165" calcext:value-type="float">
            <text:p>3.17E+03</text:p>
          </table:table-cell>
          <table:table-cell office:value-type="float" office:value="0.00000000037489166406384" calcext:value-type="float">
            <text:p>3.75E-10</text:p>
          </table:table-cell>
          <table:table-cell/>
          <table:table-cell table:formula="of:=(1/[.D2018])*(10^4)" office:value-type="float" office:value="3.15955766192733" calcext:value-type="float">
            <text:p>3.15955766192733</text:p>
          </table:table-cell>
          <table:table-cell table:formula="of:=(2.5*LOG(([.E2018]/[.B2018]);10)-2.6)/0.38" office:value-type="float" office:value="2.43506478865049" calcext:value-type="float">
            <text:p>2.43506478865049</text:p>
          </table:table-cell>
          <table:table-cell table:number-columns-repeated="8"/>
        </table:table-row>
        <table:table-row table:style-name="ro1">
          <table:table-cell office:value-type="float" office:value="3166" calcext:value-type="float">
            <text:p>3.17E+03</text:p>
          </table:table-cell>
          <table:table-cell office:value-type="float" office:value="0.000000000014695599" calcext:value-type="float">
            <text:p>1.47E-11</text:p>
          </table:table-cell>
          <table:table-cell/>
          <table:table-cell office:value-type="float" office:value="3166" calcext:value-type="float">
            <text:p>3.17E+03</text:p>
          </table:table-cell>
          <table:table-cell office:value-type="float" office:value="0.00000000036120384" calcext:value-type="float">
            <text:p>3.61E-10</text:p>
          </table:table-cell>
          <table:table-cell/>
          <table:table-cell table:formula="of:=(1/[.D2019])*(10^4)" office:value-type="float" office:value="3.15855969677827" calcext:value-type="float">
            <text:p>3.15855969677827</text:p>
          </table:table-cell>
          <table:table-cell table:formula="of:=(2.5*LOG(([.E2019]/[.B2019]);10)-2.6)/0.38" office:value-type="float" office:value="2.30634911756831" calcext:value-type="float">
            <text:p>2.30634911756831</text:p>
          </table:table-cell>
          <table:table-cell table:number-columns-repeated="8"/>
        </table:table-row>
        <table:table-row table:style-name="ro1">
          <table:table-cell office:value-type="float" office:value="3167" calcext:value-type="float">
            <text:p>3.17E+03</text:p>
          </table:table-cell>
          <table:table-cell office:value-type="float" office:value="0.000000000014695599" calcext:value-type="float">
            <text:p>1.47E-11</text:p>
          </table:table-cell>
          <table:table-cell/>
          <table:table-cell office:value-type="float" office:value="3167" calcext:value-type="float">
            <text:p>3.17E+03</text:p>
          </table:table-cell>
          <table:table-cell office:value-type="float" office:value="0.00000000036120384" calcext:value-type="float">
            <text:p>3.61E-10</text:p>
          </table:table-cell>
          <table:table-cell/>
          <table:table-cell table:formula="of:=(1/[.D2020])*(10^4)" office:value-type="float" office:value="3.15756236185665" calcext:value-type="float">
            <text:p>3.15756236185665</text:p>
          </table:table-cell>
          <table:table-cell table:formula="of:=(2.5*LOG(([.E2020]/[.B2020]);10)-2.6)/0.38" office:value-type="float" office:value="2.30634911756831" calcext:value-type="float">
            <text:p>2.30634911756831</text:p>
          </table:table-cell>
          <table:table-cell table:number-columns-repeated="8"/>
        </table:table-row>
        <table:table-row table:style-name="ro1">
          <table:table-cell office:value-type="float" office:value="3168" calcext:value-type="float">
            <text:p>3.17E+03</text:p>
          </table:table-cell>
          <table:table-cell office:value-type="float" office:value="0.0000000000149394819779893" calcext:value-type="float">
            <text:p>1.49E-11</text:p>
          </table:table-cell>
          <table:table-cell/>
          <table:table-cell office:value-type="float" office:value="3168" calcext:value-type="float">
            <text:p>3.17E+03</text:p>
          </table:table-cell>
          <table:table-cell office:value-type="float" office:value="0.00000000040398117177003" calcext:value-type="float">
            <text:p>4.04E-10</text:p>
          </table:table-cell>
          <table:table-cell/>
          <table:table-cell table:formula="of:=(1/[.D2021])*(10^4)" office:value-type="float" office:value="3.15656565656566" calcext:value-type="float">
            <text:p>3.15656565656566</text:p>
          </table:table-cell>
          <table:table-cell table:formula="of:=(2.5*LOG(([.E2021]/[.B2021]);10)-2.6)/0.38" office:value-type="float" office:value="2.57911569630267" calcext:value-type="float">
            <text:p>2.57911569630267</text:p>
          </table:table-cell>
          <table:table-cell table:number-columns-repeated="8"/>
        </table:table-row>
        <table:table-row table:style-name="ro1">
          <table:table-cell office:value-type="float" office:value="3169" calcext:value-type="float">
            <text:p>3.17E+03</text:p>
          </table:table-cell>
          <table:table-cell office:value-type="float" office:value="0.000000000015013348" calcext:value-type="float">
            <text:p>1.50E-11</text:p>
          </table:table-cell>
          <table:table-cell/>
          <table:table-cell office:value-type="float" office:value="3169" calcext:value-type="float">
            <text:p>3.17E+03</text:p>
          </table:table-cell>
          <table:table-cell office:value-type="float" office:value="0.00000000041693735" calcext:value-type="float">
            <text:p>4.17E-10</text:p>
          </table:table-cell>
          <table:table-cell/>
          <table:table-cell table:formula="of:=(1/[.D2022])*(10^4)" office:value-type="float" office:value="3.15556958030925" calcext:value-type="float">
            <text:p>3.15556958030925</text:p>
          </table:table-cell>
          <table:table-cell table:formula="of:=(2.5*LOG(([.E2022]/[.B2022]);10)-2.6)/0.38" office:value-type="float" office:value="2.65521875238413" calcext:value-type="float">
            <text:p>2.65521875238413</text:p>
          </table:table-cell>
          <table:table-cell table:number-columns-repeated="8"/>
        </table:table-row>
        <table:table-row table:style-name="ro1">
          <table:table-cell office:value-type="float" office:value="3170" calcext:value-type="float">
            <text:p>3.17E+03</text:p>
          </table:table-cell>
          <table:table-cell office:value-type="float" office:value="0.0000000000151515246679999" calcext:value-type="float">
            <text:p>1.52E-11</text:p>
          </table:table-cell>
          <table:table-cell/>
          <table:table-cell office:value-type="float" office:value="3170" calcext:value-type="float">
            <text:p>3.17E+03</text:p>
          </table:table-cell>
          <table:table-cell office:value-type="float" office:value="0.00000000041712818246" calcext:value-type="float">
            <text:p>4.17E-10</text:p>
          </table:table-cell>
          <table:table-cell/>
          <table:table-cell table:formula="of:=(1/[.D2023])*(10^4)" office:value-type="float" office:value="3.15457413249211" calcext:value-type="float">
            <text:p>3.15457413249211</text:p>
          </table:table-cell>
          <table:table-cell table:formula="of:=(2.5*LOG(([.E2023]/[.B2023]);10)-2.6)/0.38" office:value-type="float" office:value="2.63034997284061" calcext:value-type="float">
            <text:p>2.63034997284061</text:p>
          </table:table-cell>
          <table:table-cell table:number-columns-repeated="8"/>
        </table:table-row>
        <table:table-row table:style-name="ro1">
          <table:table-cell office:value-type="float" office:value="3171" calcext:value-type="float">
            <text:p>3.17E+03</text:p>
          </table:table-cell>
          <table:table-cell office:value-type="float" office:value="0.000000000016423314" calcext:value-type="float">
            <text:p>1.64E-11</text:p>
          </table:table-cell>
          <table:table-cell/>
          <table:table-cell office:value-type="float" office:value="3171" calcext:value-type="float">
            <text:p>3.17E+03</text:p>
          </table:table-cell>
          <table:table-cell office:value-type="float" office:value="0.00000000041888462" calcext:value-type="float">
            <text:p>4.19E-10</text:p>
          </table:table-cell>
          <table:table-cell/>
          <table:table-cell table:formula="of:=(1/[.D2024])*(10^4)" office:value-type="float" office:value="3.15357931251971" calcext:value-type="float">
            <text:p>3.15357931251971</text:p>
          </table:table-cell>
          <table:table-cell table:formula="of:=(2.5*LOG(([.E2024]/[.B2024]);10)-2.6)/0.38" office:value-type="float" office:value="2.41206327991945" calcext:value-type="float">
            <text:p>2.41206327991945</text:p>
          </table:table-cell>
          <table:table-cell table:number-columns-repeated="8"/>
        </table:table-row>
        <table:table-row table:style-name="ro1">
          <table:table-cell office:value-type="float" office:value="3172" calcext:value-type="float">
            <text:p>3.17E+03</text:p>
          </table:table-cell>
          <table:table-cell office:value-type="float" office:value="0.000000000016423314" calcext:value-type="float">
            <text:p>1.64E-11</text:p>
          </table:table-cell>
          <table:table-cell/>
          <table:table-cell office:value-type="float" office:value="3172" calcext:value-type="float">
            <text:p>3.17E+03</text:p>
          </table:table-cell>
          <table:table-cell office:value-type="float" office:value="0.00000000041888462" calcext:value-type="float">
            <text:p>4.19E-10</text:p>
          </table:table-cell>
          <table:table-cell/>
          <table:table-cell table:formula="of:=(1/[.D2025])*(10^4)" office:value-type="float" office:value="3.15258511979823" calcext:value-type="float">
            <text:p>3.15258511979823</text:p>
          </table:table-cell>
          <table:table-cell table:formula="of:=(2.5*LOG(([.E2025]/[.B2025]);10)-2.6)/0.38" office:value-type="float" office:value="2.41206327991945" calcext:value-type="float">
            <text:p>2.41206327991945</text:p>
          </table:table-cell>
          <table:table-cell table:number-columns-repeated="8"/>
        </table:table-row>
        <table:table-row table:style-name="ro1">
          <table:table-cell office:value-type="float" office:value="3173" calcext:value-type="float">
            <text:p>3.17E+03</text:p>
          </table:table-cell>
          <table:table-cell office:value-type="float" office:value="0.0000000000166802493718387" calcext:value-type="float">
            <text:p>1.67E-11</text:p>
          </table:table-cell>
          <table:table-cell/>
          <table:table-cell office:value-type="float" office:value="3173" calcext:value-type="float">
            <text:p>3.17E+03</text:p>
          </table:table-cell>
          <table:table-cell office:value-type="float" office:value="0.000000000407338912353137" calcext:value-type="float">
            <text:p>4.07E-10</text:p>
          </table:table-cell>
          <table:table-cell/>
          <table:table-cell table:formula="of:=(1/[.D2026])*(10^4)" office:value-type="float" office:value="3.15159155373464" calcext:value-type="float">
            <text:p>3.15159155373464</text:p>
          </table:table-cell>
          <table:table-cell table:formula="of:=(2.5*LOG(([.E2026]/[.B2026]);10)-2.6)/0.38" office:value-type="float" office:value="2.28785105480394" calcext:value-type="float">
            <text:p>2.28785105480394</text:p>
          </table:table-cell>
          <table:table-cell table:number-columns-repeated="8"/>
        </table:table-row>
        <table:table-row table:style-name="ro1">
          <table:table-cell office:value-type="float" office:value="3174" calcext:value-type="float">
            <text:p>3.17E+03</text:p>
          </table:table-cell>
          <table:table-cell office:value-type="float" office:value="0.000000000017022994" calcext:value-type="float">
            <text:p>1.70E-11</text:p>
          </table:table-cell>
          <table:table-cell/>
          <table:table-cell office:value-type="float" office:value="3174" calcext:value-type="float">
            <text:p>3.17E+03</text:p>
          </table:table-cell>
          <table:table-cell office:value-type="float" office:value="0.00000000039193726" calcext:value-type="float">
            <text:p>3.92E-10</text:p>
          </table:table-cell>
          <table:table-cell/>
          <table:table-cell table:formula="of:=(1/[.D2027])*(10^4)" office:value-type="float" office:value="3.15059861373661" calcext:value-type="float">
            <text:p>3.15059861373661</text:p>
          </table:table-cell>
          <table:table-cell table:formula="of:=(2.5*LOG(([.E2027]/[.B2027]);10)-2.6)/0.38" office:value-type="float" office:value="2.11960925071792" calcext:value-type="float">
            <text:p>2.11960925071792</text:p>
          </table:table-cell>
          <table:table-cell table:number-columns-repeated="8"/>
        </table:table-row>
        <table:table-row table:style-name="ro1">
          <table:table-cell office:value-type="float" office:value="3175" calcext:value-type="float">
            <text:p>3.18E+03</text:p>
          </table:table-cell>
          <table:table-cell office:value-type="float" office:value="0.000000000017022994" calcext:value-type="float">
            <text:p>1.70E-11</text:p>
          </table:table-cell>
          <table:table-cell/>
          <table:table-cell office:value-type="float" office:value="3175" calcext:value-type="float">
            <text:p>3.18E+03</text:p>
          </table:table-cell>
          <table:table-cell office:value-type="float" office:value="0.00000000039193726" calcext:value-type="float">
            <text:p>3.92E-10</text:p>
          </table:table-cell>
          <table:table-cell/>
          <table:table-cell table:formula="of:=(1/[.D2028])*(10^4)" office:value-type="float" office:value="3.1496062992126" calcext:value-type="float">
            <text:p>3.1496062992126</text:p>
          </table:table-cell>
          <table:table-cell table:formula="of:=(2.5*LOG(([.E2028]/[.B2028]);10)-2.6)/0.38" office:value-type="float" office:value="2.11960925071792" calcext:value-type="float">
            <text:p>2.11960925071792</text:p>
          </table:table-cell>
          <table:table-cell table:number-columns-repeated="8"/>
        </table:table-row>
        <table:table-row table:style-name="ro1">
          <table:table-cell office:value-type="float" office:value="3176" calcext:value-type="float">
            <text:p>3.18E+03</text:p>
          </table:table-cell>
          <table:table-cell office:value-type="float" office:value="0.000000000016820933582" calcext:value-type="float">
            <text:p>1.68E-11</text:p>
          </table:table-cell>
          <table:table-cell/>
          <table:table-cell office:value-type="float" office:value="3176" calcext:value-type="float">
            <text:p>3.18E+03</text:p>
          </table:table-cell>
          <table:table-cell office:value-type="float" office:value="0.000000000386235336534999" calcext:value-type="float">
            <text:p>3.86E-10</text:p>
          </table:table-cell>
          <table:table-cell/>
          <table:table-cell table:formula="of:=(1/[.D2029])*(10^4)" office:value-type="float" office:value="3.14861460957179" calcext:value-type="float">
            <text:p>3.14861460957179</text:p>
          </table:table-cell>
          <table:table-cell table:formula="of:=(2.5*LOG(([.E2029]/[.B2029]);10)-2.6)/0.38" office:value-type="float" office:value="2.11185466259631" calcext:value-type="float">
            <text:p>2.11185466259631</text:p>
          </table:table-cell>
          <table:table-cell table:number-columns-repeated="8"/>
        </table:table-row>
        <table:table-row table:style-name="ro1">
          <table:table-cell office:value-type="float" office:value="3177" calcext:value-type="float">
            <text:p>3.18E+03</text:p>
          </table:table-cell>
          <table:table-cell office:value-type="float" office:value="0.00000000001675695" calcext:value-type="float">
            <text:p>1.68E-11</text:p>
          </table:table-cell>
          <table:table-cell/>
          <table:table-cell office:value-type="float" office:value="3177" calcext:value-type="float">
            <text:p>3.18E+03</text:p>
          </table:table-cell>
          <table:table-cell office:value-type="float" office:value="0.00000000038442979" calcext:value-type="float">
            <text:p>3.84E-10</text:p>
          </table:table-cell>
          <table:table-cell/>
          <table:table-cell table:formula="of:=(1/[.D2030])*(10^4)" office:value-type="float" office:value="3.14762354422411" calcext:value-type="float">
            <text:p>3.14762354422411</text:p>
          </table:table-cell>
          <table:table-cell table:formula="of:=(2.5*LOG(([.E2030]/[.B2030]);10)-2.6)/0.38" office:value-type="float" office:value="2.10935566175362" calcext:value-type="float">
            <text:p>2.10935566175362</text:p>
          </table:table-cell>
          <table:table-cell table:number-columns-repeated="8"/>
        </table:table-row>
        <table:table-row table:style-name="ro1">
          <table:table-cell office:value-type="float" office:value="3178" calcext:value-type="float">
            <text:p>3.18E+03</text:p>
          </table:table-cell>
          <table:table-cell office:value-type="float" office:value="0.0000000000167106542595088" calcext:value-type="float">
            <text:p>1.67E-11</text:p>
          </table:table-cell>
          <table:table-cell/>
          <table:table-cell office:value-type="float" office:value="3178" calcext:value-type="float">
            <text:p>3.18E+03</text:p>
          </table:table-cell>
          <table:table-cell office:value-type="float" office:value="0.00000000039088168292661" calcext:value-type="float">
            <text:p>3.91E-10</text:p>
          </table:table-cell>
          <table:table-cell/>
          <table:table-cell table:formula="of:=(1/[.D2031])*(10^4)" office:value-type="float" office:value="3.14663310258024" calcext:value-type="float">
            <text:p>3.14663310258024</text:p>
          </table:table-cell>
          <table:table-cell table:formula="of:=(2.5*LOG(([.E2031]/[.B2031]);10)-2.6)/0.38" office:value-type="float" office:value="2.16481490555997" calcext:value-type="float">
            <text:p>2.16481490555997</text:p>
          </table:table-cell>
          <table:table-cell table:number-columns-repeated="8"/>
        </table:table-row>
        <table:table-row table:style-name="ro1">
          <table:table-cell office:value-type="float" office:value="3179" calcext:value-type="float">
            <text:p>3.18E+03</text:p>
          </table:table-cell>
          <table:table-cell office:value-type="float" office:value="0.000000000016245482" calcext:value-type="float">
            <text:p>1.62E-11</text:p>
          </table:table-cell>
          <table:table-cell/>
          <table:table-cell office:value-type="float" office:value="3179" calcext:value-type="float">
            <text:p>3.18E+03</text:p>
          </table:table-cell>
          <table:table-cell office:value-type="float" office:value="0.00000000045570928" calcext:value-type="float">
            <text:p>4.56E-10</text:p>
          </table:table-cell>
          <table:table-cell/>
          <table:table-cell table:formula="of:=(1/[.D2032])*(10^4)" office:value-type="float" office:value="3.14564328405159" calcext:value-type="float">
            <text:p>3.14564328405159</text:p>
          </table:table-cell>
          <table:table-cell table:formula="of:=(2.5*LOG(([.E2032]/[.B2032]);10)-2.6)/0.38" office:value-type="float" office:value="2.6839162584695" calcext:value-type="float">
            <text:p>2.6839162584695</text:p>
          </table:table-cell>
          <table:table-cell table:number-columns-repeated="8"/>
        </table:table-row>
        <table:table-row table:style-name="ro1">
          <table:table-cell office:value-type="float" office:value="3180" calcext:value-type="float">
            <text:p>3.18E+03</text:p>
          </table:table-cell>
          <table:table-cell office:value-type="float" office:value="0.000000000016245482" calcext:value-type="float">
            <text:p>1.62E-11</text:p>
          </table:table-cell>
          <table:table-cell/>
          <table:table-cell office:value-type="float" office:value="3180" calcext:value-type="float">
            <text:p>3.18E+03</text:p>
          </table:table-cell>
          <table:table-cell office:value-type="float" office:value="0.00000000045570928" calcext:value-type="float">
            <text:p>4.56E-10</text:p>
          </table:table-cell>
          <table:table-cell/>
          <table:table-cell table:formula="of:=(1/[.D2033])*(10^4)" office:value-type="float" office:value="3.14465408805031" calcext:value-type="float">
            <text:p>3.14465408805031</text:p>
          </table:table-cell>
          <table:table-cell table:formula="of:=(2.5*LOG(([.E2033]/[.B2033]);10)-2.6)/0.38" office:value-type="float" office:value="2.6839162584695" calcext:value-type="float">
            <text:p>2.6839162584695</text:p>
          </table:table-cell>
          <table:table-cell table:number-columns-repeated="8"/>
        </table:table-row>
        <table:table-row table:style-name="ro1">
          <table:table-cell office:value-type="float" office:value="3181" calcext:value-type="float">
            <text:p>3.18E+03</text:p>
          </table:table-cell>
          <table:table-cell office:value-type="float" office:value="0.0000000000155739512150004" calcext:value-type="float">
            <text:p>1.56E-11</text:p>
          </table:table-cell>
          <table:table-cell/>
          <table:table-cell office:value-type="float" office:value="3181" calcext:value-type="float">
            <text:p>3.18E+03</text:p>
          </table:table-cell>
          <table:table-cell office:value-type="float" office:value="0.000000000411994711320023" calcext:value-type="float">
            <text:p>4.12E-10</text:p>
          </table:table-cell>
          <table:table-cell/>
          <table:table-cell table:formula="of:=(1/[.D2034])*(10^4)" office:value-type="float" office:value="3.14366551398931" calcext:value-type="float">
            <text:p>3.14366551398931</text:p>
          </table:table-cell>
          <table:table-cell table:formula="of:=(2.5*LOG(([.E2034]/[.B2034]);10)-2.6)/0.38" office:value-type="float" office:value="2.51640020517083" calcext:value-type="float">
            <text:p>2.51640020517083</text:p>
          </table:table-cell>
          <table:table-cell table:number-columns-repeated="8"/>
        </table:table-row>
        <table:table-row table:style-name="ro1">
          <table:table-cell office:value-type="float" office:value="3182" calcext:value-type="float">
            <text:p>3.18E+03</text:p>
          </table:table-cell>
          <table:table-cell office:value-type="float" office:value="0.000000000014650397" calcext:value-type="float">
            <text:p>1.47E-11</text:p>
          </table:table-cell>
          <table:table-cell/>
          <table:table-cell office:value-type="float" office:value="3182" calcext:value-type="float">
            <text:p>3.18E+03</text:p>
          </table:table-cell>
          <table:table-cell office:value-type="float" office:value="0.0000000003518742" calcext:value-type="float">
            <text:p>3.52E-10</text:p>
          </table:table-cell>
          <table:table-cell/>
          <table:table-cell table:formula="of:=(1/[.D2035])*(10^4)" office:value-type="float" office:value="3.14267756128221" calcext:value-type="float">
            <text:p>3.14267756128221</text:p>
          </table:table-cell>
          <table:table-cell table:formula="of:=(2.5*LOG(([.E2035]/[.B2035]);10)-2.6)/0.38" office:value-type="float" office:value="2.24038178515983" calcext:value-type="float">
            <text:p>2.24038178515983</text:p>
          </table:table-cell>
          <table:table-cell table:number-columns-repeated="8"/>
        </table:table-row>
        <table:table-row table:style-name="ro1">
          <table:table-cell office:value-type="float" office:value="3183" calcext:value-type="float">
            <text:p>3.18E+03</text:p>
          </table:table-cell>
          <table:table-cell office:value-type="float" office:value="0.000000000014650397" calcext:value-type="float">
            <text:p>1.47E-11</text:p>
          </table:table-cell>
          <table:table-cell/>
          <table:table-cell office:value-type="float" office:value="3183" calcext:value-type="float">
            <text:p>3.18E+03</text:p>
          </table:table-cell>
          <table:table-cell office:value-type="float" office:value="0.0000000003518742" calcext:value-type="float">
            <text:p>3.52E-10</text:p>
          </table:table-cell>
          <table:table-cell/>
          <table:table-cell table:formula="of:=(1/[.D2036])*(10^4)" office:value-type="float" office:value="3.14169022934339" calcext:value-type="float">
            <text:p>3.14169022934339</text:p>
          </table:table-cell>
          <table:table-cell table:formula="of:=(2.5*LOG(([.E2036]/[.B2036]);10)-2.6)/0.38" office:value-type="float" office:value="2.24038178515983" calcext:value-type="float">
            <text:p>2.24038178515983</text:p>
          </table:table-cell>
          <table:table-cell table:number-columns-repeated="8"/>
        </table:table-row>
        <table:table-row table:style-name="ro1">
          <table:table-cell office:value-type="float" office:value="3184" calcext:value-type="float">
            <text:p>3.18E+03</text:p>
          </table:table-cell>
          <table:table-cell office:value-type="float" office:value="0.0000000000146532127394188" calcext:value-type="float">
            <text:p>1.47E-11</text:p>
          </table:table-cell>
          <table:table-cell/>
          <table:table-cell office:value-type="float" office:value="3184" calcext:value-type="float">
            <text:p>3.18E+03</text:p>
          </table:table-cell>
          <table:table-cell office:value-type="float" office:value="0.000000000333074093291674" calcext:value-type="float">
            <text:p>3.33E-10</text:p>
          </table:table-cell>
          <table:table-cell/>
          <table:table-cell table:formula="of:=(1/[.D2037])*(10^4)" office:value-type="float" office:value="3.14070351758794" calcext:value-type="float">
            <text:p>3.14070351758794</text:p>
          </table:table-cell>
          <table:table-cell table:formula="of:=(2.5*LOG(([.E2037]/[.B2037]);10)-2.6)/0.38" office:value-type="float" office:value="2.08294736479793" calcext:value-type="float">
            <text:p>2.08294736479793</text:p>
          </table:table-cell>
          <table:table-cell table:number-columns-repeated="8"/>
        </table:table-row>
        <table:table-row table:style-name="ro1">
          <table:table-cell office:value-type="float" office:value="3185" calcext:value-type="float">
            <text:p>3.19E+03</text:p>
          </table:table-cell>
          <table:table-cell office:value-type="float" office:value="0.000000000014654144" calcext:value-type="float">
            <text:p>1.47E-11</text:p>
          </table:table-cell>
          <table:table-cell/>
          <table:table-cell office:value-type="float" office:value="3185" calcext:value-type="float">
            <text:p>3.19E+03</text:p>
          </table:table-cell>
          <table:table-cell office:value-type="float" office:value="0.00000000032685626" calcext:value-type="float">
            <text:p>3.27E-10</text:p>
          </table:table-cell>
          <table:table-cell/>
          <table:table-cell table:formula="of:=(1/[.D2038])*(10^4)" office:value-type="float" office:value="3.13971742543171" calcext:value-type="float">
            <text:p>3.13971742543171</text:p>
          </table:table-cell>
          <table:table-cell table:formula="of:=(2.5*LOG(([.E2038]/[.B2038]);10)-2.6)/0.38" office:value-type="float" office:value="2.02892336976693" calcext:value-type="float">
            <text:p>2.02892336976693</text:p>
          </table:table-cell>
          <table:table-cell table:number-columns-repeated="8"/>
        </table:table-row>
        <table:table-row table:style-name="ro1">
          <table:table-cell office:value-type="float" office:value="3186" calcext:value-type="float">
            <text:p>3.19E+03</text:p>
          </table:table-cell>
          <table:table-cell office:value-type="float" office:value="0.000000000014741398867132" calcext:value-type="float">
            <text:p>1.47E-11</text:p>
          </table:table-cell>
          <table:table-cell/>
          <table:table-cell office:value-type="float" office:value="3186" calcext:value-type="float">
            <text:p>3.19E+03</text:p>
          </table:table-cell>
          <table:table-cell office:value-type="float" office:value="0.000000000326762202911415" calcext:value-type="float">
            <text:p>3.27E-10</text:p>
          </table:table-cell>
          <table:table-cell/>
          <table:table-cell table:formula="of:=(1/[.D2039])*(10^4)" office:value-type="float" office:value="3.13873195229127" calcext:value-type="float">
            <text:p>3.13873195229127</text:p>
          </table:table-cell>
          <table:table-cell table:formula="of:=(2.5*LOG(([.E2039]/[.B2039]);10)-2.6)/0.38" office:value-type="float" office:value="2.01113893372747" calcext:value-type="float">
            <text:p>2.01113893372747</text:p>
          </table:table-cell>
          <table:table-cell table:number-columns-repeated="8"/>
        </table:table-row>
        <table:table-row table:style-name="ro1">
          <table:table-cell office:value-type="float" office:value="3187" calcext:value-type="float">
            <text:p>3.19E+03</text:p>
          </table:table-cell>
          <table:table-cell office:value-type="float" office:value="0.000000000015711597" calcext:value-type="float">
            <text:p>1.57E-11</text:p>
          </table:table-cell>
          <table:table-cell/>
          <table:table-cell office:value-type="float" office:value="3187" calcext:value-type="float">
            <text:p>3.19E+03</text:p>
          </table:table-cell>
          <table:table-cell office:value-type="float" office:value="0.00000000032571637" calcext:value-type="float">
            <text:p>3.26E-10</text:p>
          </table:table-cell>
          <table:table-cell/>
          <table:table-cell table:formula="of:=(1/[.D2040])*(10^4)" office:value-type="float" office:value="3.13774709758393" calcext:value-type="float">
            <text:p>3.13774709758393</text:p>
          </table:table-cell>
          <table:table-cell table:formula="of:=(2.5*LOG(([.E2040]/[.B2040]);10)-2.6)/0.38" office:value-type="float" office:value="1.81986352026757" calcext:value-type="float">
            <text:p>1.81986352026757</text:p>
          </table:table-cell>
          <table:table-cell table:number-columns-repeated="8"/>
        </table:table-row>
        <table:table-row table:style-name="ro1">
          <table:table-cell office:value-type="float" office:value="3188" calcext:value-type="float">
            <text:p>3.19E+03</text:p>
          </table:table-cell>
          <table:table-cell office:value-type="float" office:value="0.000000000015711597" calcext:value-type="float">
            <text:p>1.57E-11</text:p>
          </table:table-cell>
          <table:table-cell/>
          <table:table-cell office:value-type="float" office:value="3188" calcext:value-type="float">
            <text:p>3.19E+03</text:p>
          </table:table-cell>
          <table:table-cell office:value-type="float" office:value="0.00000000032571637" calcext:value-type="float">
            <text:p>3.26E-10</text:p>
          </table:table-cell>
          <table:table-cell/>
          <table:table-cell table:formula="of:=(1/[.D2041])*(10^4)" office:value-type="float" office:value="3.13676286072773" calcext:value-type="float">
            <text:p>3.13676286072773</text:p>
          </table:table-cell>
          <table:table-cell table:formula="of:=(2.5*LOG(([.E2041]/[.B2041]);10)-2.6)/0.38" office:value-type="float" office:value="1.81986352026757" calcext:value-type="float">
            <text:p>1.81986352026757</text:p>
          </table:table-cell>
          <table:table-cell table:number-columns-repeated="8"/>
        </table:table-row>
        <table:table-row table:style-name="ro1">
          <table:table-cell office:value-type="float" office:value="3189" calcext:value-type="float">
            <text:p>3.19E+03</text:p>
          </table:table-cell>
          <table:table-cell office:value-type="float" office:value="0.000000000015747509828" calcext:value-type="float">
            <text:p>1.57E-11</text:p>
          </table:table-cell>
          <table:table-cell/>
          <table:table-cell office:value-type="float" office:value="3189" calcext:value-type="float">
            <text:p>3.19E+03</text:p>
          </table:table-cell>
          <table:table-cell office:value-type="float" office:value="0.00000000033327481103" calcext:value-type="float">
            <text:p>3.33E-10</text:p>
          </table:table-cell>
          <table:table-cell/>
          <table:table-cell table:formula="of:=(1/[.D2042])*(10^4)" office:value-type="float" office:value="3.13577924114142" calcext:value-type="float">
            <text:p>3.13577924114142</text:p>
          </table:table-cell>
          <table:table-cell table:formula="of:=(2.5*LOG(([.E2042]/[.B2042]);10)-2.6)/0.38" office:value-type="float" office:value="1.87888554461474" calcext:value-type="float">
            <text:p>1.87888554461474</text:p>
          </table:table-cell>
          <table:table-cell table:number-columns-repeated="8"/>
        </table:table-row>
        <table:table-row table:style-name="ro1">
          <table:table-cell office:value-type="float" office:value="3190" calcext:value-type="float">
            <text:p>3.19E+03</text:p>
          </table:table-cell>
          <table:table-cell office:value-type="float" office:value="0.000000000015798553" calcext:value-type="float">
            <text:p>1.58E-11</text:p>
          </table:table-cell>
          <table:table-cell/>
          <table:table-cell office:value-type="float" office:value="3190" calcext:value-type="float">
            <text:p>3.19E+03</text:p>
          </table:table-cell>
          <table:table-cell office:value-type="float" office:value="0.00000000034401768" calcext:value-type="float">
            <text:p>3.44E-10</text:p>
          </table:table-cell>
          <table:table-cell/>
          <table:table-cell table:formula="of:=(1/[.D2043])*(10^4)" office:value-type="float" office:value="3.13479623824451" calcext:value-type="float">
            <text:p>3.13479623824451</text:p>
          </table:table-cell>
          <table:table-cell table:formula="of:=(2.5*LOG(([.E2043]/[.B2043]);10)-2.6)/0.38" office:value-type="float" office:value="1.96028586354941" calcext:value-type="float">
            <text:p>1.96028586354941</text:p>
          </table:table-cell>
          <table:table-cell table:number-columns-repeated="8"/>
        </table:table-row>
        <table:table-row table:style-name="ro1">
          <table:table-cell office:value-type="float" office:value="3191" calcext:value-type="float">
            <text:p>3.19E+03</text:p>
          </table:table-cell>
          <table:table-cell office:value-type="float" office:value="0.000000000015798553" calcext:value-type="float">
            <text:p>1.58E-11</text:p>
          </table:table-cell>
          <table:table-cell/>
          <table:table-cell office:value-type="float" office:value="3191" calcext:value-type="float">
            <text:p>3.19E+03</text:p>
          </table:table-cell>
          <table:table-cell office:value-type="float" office:value="0.00000000034401768" calcext:value-type="float">
            <text:p>3.44E-10</text:p>
          </table:table-cell>
          <table:table-cell/>
          <table:table-cell table:formula="of:=(1/[.D2044])*(10^4)" office:value-type="float" office:value="3.13381385145722" calcext:value-type="float">
            <text:p>3.13381385145722</text:p>
          </table:table-cell>
          <table:table-cell table:formula="of:=(2.5*LOG(([.E2044]/[.B2044]);10)-2.6)/0.38" office:value-type="float" office:value="1.96028586354941" calcext:value-type="float">
            <text:p>1.96028586354941</text:p>
          </table:table-cell>
          <table:table-cell table:number-columns-repeated="8"/>
        </table:table-row>
        <table:table-row table:style-name="ro1">
          <table:table-cell office:value-type="float" office:value="3192" calcext:value-type="float">
            <text:p>3.19E+03</text:p>
          </table:table-cell>
          <table:table-cell office:value-type="float" office:value="0.0000000000154796558945495" calcext:value-type="float">
            <text:p>1.55E-11</text:p>
          </table:table-cell>
          <table:table-cell/>
          <table:table-cell office:value-type="float" office:value="3192" calcext:value-type="float">
            <text:p>3.19E+03</text:p>
          </table:table-cell>
          <table:table-cell office:value-type="float" office:value="0.000000000418131856722468" calcext:value-type="float">
            <text:p>4.18E-10</text:p>
          </table:table-cell>
          <table:table-cell/>
          <table:table-cell table:formula="of:=(1/[.D2045])*(10^4)" office:value-type="float" office:value="3.1328320802005" calcext:value-type="float">
            <text:p>3.1328320802005</text:p>
          </table:table-cell>
          <table:table-cell table:formula="of:=(2.5*LOG(([.E2045]/[.B2045]);10)-2.6)/0.38" office:value-type="float" office:value="2.57599970159488" calcext:value-type="float">
            <text:p>2.57599970159488</text:p>
          </table:table-cell>
          <table:table-cell table:number-columns-repeated="8"/>
        </table:table-row>
        <table:table-row table:style-name="ro1">
          <table:table-cell office:value-type="float" office:value="3193" calcext:value-type="float">
            <text:p>3.19E+03</text:p>
          </table:table-cell>
          <table:table-cell office:value-type="float" office:value="0.000000000015369619" calcext:value-type="float">
            <text:p>1.54E-11</text:p>
          </table:table-cell>
          <table:table-cell/>
          <table:table-cell office:value-type="float" office:value="3193" calcext:value-type="float">
            <text:p>3.19E+03</text:p>
          </table:table-cell>
          <table:table-cell office:value-type="float" office:value="0.00000000044370529" calcext:value-type="float">
            <text:p>4.44E-10</text:p>
          </table:table-cell>
          <table:table-cell/>
          <table:table-cell table:formula="of:=(1/[.D2046])*(10^4)" office:value-type="float" office:value="3.13185092389602" calcext:value-type="float">
            <text:p>3.13185092389602</text:p>
          </table:table-cell>
          <table:table-cell table:formula="of:=(2.5*LOG(([.E2046]/[.B2046]);10)-2.6)/0.38" office:value-type="float" office:value="2.76599674152938" calcext:value-type="float">
            <text:p>2.76599674152938</text:p>
          </table:table-cell>
          <table:table-cell table:number-columns-repeated="8"/>
        </table:table-row>
        <table:table-row table:style-name="ro1">
          <table:table-cell office:value-type="float" office:value="3194" calcext:value-type="float">
            <text:p>3.19E+03</text:p>
          </table:table-cell>
          <table:table-cell office:value-type="float" office:value="0.0000000000153451814458217" calcext:value-type="float">
            <text:p>1.53E-11</text:p>
          </table:table-cell>
          <table:table-cell/>
          <table:table-cell office:value-type="float" office:value="3194" calcext:value-type="float">
            <text:p>3.19E+03</text:p>
          </table:table-cell>
          <table:table-cell office:value-type="float" office:value="0.000000000448222582664424" calcext:value-type="float">
            <text:p>4.48E-10</text:p>
          </table:table-cell>
          <table:table-cell/>
          <table:table-cell table:formula="of:=(1/[.D2047])*(10^4)" office:value-type="float" office:value="3.13087038196619" calcext:value-type="float">
            <text:p>3.13087038196619</text:p>
          </table:table-cell>
          <table:table-cell table:formula="of:=(2.5*LOG(([.E2047]/[.B2047]);10)-2.6)/0.38" office:value-type="float" office:value="2.79948490564986" calcext:value-type="float">
            <text:p>2.79948490564986</text:p>
          </table:table-cell>
          <table:table-cell table:number-columns-repeated="8"/>
        </table:table-row>
        <table:table-row table:style-name="ro1">
          <table:table-cell office:value-type="float" office:value="3195" calcext:value-type="float">
            <text:p>3.20E+03</text:p>
          </table:table-cell>
          <table:table-cell office:value-type="float" office:value="0.000000000015041655" calcext:value-type="float">
            <text:p>1.50E-11</text:p>
          </table:table-cell>
          <table:table-cell/>
          <table:table-cell office:value-type="float" office:value="3195" calcext:value-type="float">
            <text:p>3.20E+03</text:p>
          </table:table-cell>
          <table:table-cell office:value-type="float" office:value="0.00000000050432958" calcext:value-type="float">
            <text:p>5.04E-10</text:p>
          </table:table-cell>
          <table:table-cell/>
          <table:table-cell table:formula="of:=(1/[.D2048])*(10^4)" office:value-type="float" office:value="3.12989045383412" calcext:value-type="float">
            <text:p>3.12989045383412</text:p>
          </table:table-cell>
          <table:table-cell table:formula="of:=(2.5*LOG(([.E2048]/[.B2048]);10)-2.6)/0.38" office:value-type="float" office:value="3.19354485430289" calcext:value-type="float">
            <text:p>3.19354485430289</text:p>
          </table:table-cell>
          <table:table-cell table:number-columns-repeated="8"/>
        </table:table-row>
        <table:table-row table:style-name="ro1">
          <table:table-cell office:value-type="float" office:value="3196" calcext:value-type="float">
            <text:p>3.20E+03</text:p>
          </table:table-cell>
          <table:table-cell office:value-type="float" office:value="0.000000000015041655" calcext:value-type="float">
            <text:p>1.50E-11</text:p>
          </table:table-cell>
          <table:table-cell/>
          <table:table-cell office:value-type="float" office:value="3196" calcext:value-type="float">
            <text:p>3.20E+03</text:p>
          </table:table-cell>
          <table:table-cell office:value-type="float" office:value="0.00000000050432958" calcext:value-type="float">
            <text:p>5.04E-10</text:p>
          </table:table-cell>
          <table:table-cell/>
          <table:table-cell table:formula="of:=(1/[.D2049])*(10^4)" office:value-type="float" office:value="3.12891113892365" calcext:value-type="float">
            <text:p>3.12891113892365</text:p>
          </table:table-cell>
          <table:table-cell table:formula="of:=(2.5*LOG(([.E2049]/[.B2049]);10)-2.6)/0.38" office:value-type="float" office:value="3.19354485430289" calcext:value-type="float">
            <text:p>3.19354485430289</text:p>
          </table:table-cell>
          <table:table-cell table:number-columns-repeated="8"/>
        </table:table-row>
        <table:table-row table:style-name="ro1">
          <table:table-cell office:value-type="float" office:value="3197" calcext:value-type="float">
            <text:p>3.20E+03</text:p>
          </table:table-cell>
          <table:table-cell office:value-type="float" office:value="0.0000000000147493369350002" calcext:value-type="float">
            <text:p>1.47E-11</text:p>
          </table:table-cell>
          <table:table-cell/>
          <table:table-cell office:value-type="float" office:value="3197" calcext:value-type="float">
            <text:p>3.20E+03</text:p>
          </table:table-cell>
          <table:table-cell office:value-type="float" office:value="0.000000000478847146050016" calcext:value-type="float">
            <text:p>4.79E-10</text:p>
          </table:table-cell>
          <table:table-cell/>
          <table:table-cell table:formula="of:=(1/[.D2050])*(10^4)" office:value-type="float" office:value="3.12793243665937" calcext:value-type="float">
            <text:p>3.12793243665937</text:p>
          </table:table-cell>
          <table:table-cell table:formula="of:=(2.5*LOG(([.E2050]/[.B2050]);10)-2.6)/0.38" office:value-type="float" office:value="3.10147635892749" calcext:value-type="float">
            <text:p>3.10147635892749</text:p>
          </table:table-cell>
          <table:table-cell table:number-columns-repeated="8"/>
        </table:table-row>
        <table:table-row table:style-name="ro1">
          <table:table-cell office:value-type="float" office:value="3198" calcext:value-type="float">
            <text:p>3.20E+03</text:p>
          </table:table-cell>
          <table:table-cell office:value-type="float" office:value="0.000000000014319882" calcext:value-type="float">
            <text:p>1.43E-11</text:p>
          </table:table-cell>
          <table:table-cell/>
          <table:table-cell office:value-type="float" office:value="3198" calcext:value-type="float">
            <text:p>3.20E+03</text:p>
          </table:table-cell>
          <table:table-cell office:value-type="float" office:value="0.00000000044140999" calcext:value-type="float">
            <text:p>4.41E-10</text:p>
          </table:table-cell>
          <table:table-cell/>
          <table:table-cell table:formula="of:=(1/[.D2051])*(10^4)" office:value-type="float" office:value="3.12695434646654" calcext:value-type="float">
            <text:p>3.12695434646654</text:p>
          </table:table-cell>
          <table:table-cell table:formula="of:=(2.5*LOG(([.E2051]/[.B2051]);10)-2.6)/0.38" office:value-type="float" office:value="2.95330735937516" calcext:value-type="float">
            <text:p>2.95330735937516</text:p>
          </table:table-cell>
          <table:table-cell table:number-columns-repeated="8"/>
        </table:table-row>
        <table:table-row table:style-name="ro1">
          <table:table-cell office:value-type="float" office:value="3199" calcext:value-type="float">
            <text:p>3.20E+03</text:p>
          </table:table-cell>
          <table:table-cell office:value-type="float" office:value="0.000000000014319882" calcext:value-type="float">
            <text:p>1.43E-11</text:p>
          </table:table-cell>
          <table:table-cell/>
          <table:table-cell office:value-type="float" office:value="3199" calcext:value-type="float">
            <text:p>3.20E+03</text:p>
          </table:table-cell>
          <table:table-cell office:value-type="float" office:value="0.00000000044140999" calcext:value-type="float">
            <text:p>4.41E-10</text:p>
          </table:table-cell>
          <table:table-cell/>
          <table:table-cell table:formula="of:=(1/[.D2052])*(10^4)" office:value-type="float" office:value="3.12597686777118" calcext:value-type="float">
            <text:p>3.12597686777118</text:p>
          </table:table-cell>
          <table:table-cell table:formula="of:=(2.5*LOG(([.E2052]/[.B2052]);10)-2.6)/0.38" office:value-type="float" office:value="2.95330735937516" calcext:value-type="float">
            <text:p>2.95330735937516</text:p>
          </table:table-cell>
          <table:table-cell table:number-columns-repeated="8"/>
        </table:table-row>
        <table:table-row table:style-name="ro1">
          <table:table-cell office:value-type="float" office:value="3200" calcext:value-type="float">
            <text:p>3.20E+03</text:p>
          </table:table-cell>
          <table:table-cell office:value-type="float" office:value="0.0000000000146311287066031" calcext:value-type="float">
            <text:p>1.46E-11</text:p>
          </table:table-cell>
          <table:table-cell/>
          <table:table-cell office:value-type="float" office:value="3200" calcext:value-type="float">
            <text:p>3.20E+03</text:p>
          </table:table-cell>
          <table:table-cell office:value-type="float" office:value="0.00000000041109904357433" calcext:value-type="float">
            <text:p>4.11E-10</text:p>
          </table:table-cell>
          <table:table-cell/>
          <table:table-cell table:formula="of:=(1/[.D2053])*(10^4)" office:value-type="float" office:value="3.125" calcext:value-type="float">
            <text:p>3.125</text:p>
          </table:table-cell>
          <table:table-cell table:formula="of:=(2.5*LOG(([.E2053]/[.B2053]);10)-2.6)/0.38" office:value-type="float" office:value="2.68860944524249" calcext:value-type="float">
            <text:p>2.68860944524249</text:p>
          </table:table-cell>
          <table:table-cell table:number-columns-repeated="8"/>
        </table:table-row>
        <table:table-row table:style-name="ro1">
          <table:table-cell office:value-type="float" office:value="3201" calcext:value-type="float">
            <text:p>3.20E+03</text:p>
          </table:table-cell>
          <table:table-cell office:value-type="float" office:value="0.00000000001474308" calcext:value-type="float">
            <text:p>1.47E-11</text:p>
          </table:table-cell>
          <table:table-cell/>
          <table:table-cell office:value-type="float" office:value="3201" calcext:value-type="float">
            <text:p>3.20E+03</text:p>
          </table:table-cell>
          <table:table-cell office:value-type="float" office:value="0.0000000004001966" calcext:value-type="float">
            <text:p>4.00E-10</text:p>
          </table:table-cell>
          <table:table-cell/>
          <table:table-cell table:formula="of:=(1/[.D2054])*(10^4)" office:value-type="float" office:value="3.12402374258044" calcext:value-type="float">
            <text:p>3.12402374258044</text:p>
          </table:table-cell>
          <table:table-cell table:formula="of:=(2.5*LOG(([.E2054]/[.B2054]);10)-2.6)/0.38" office:value-type="float" office:value="2.59003402948913" calcext:value-type="float">
            <text:p>2.59003402948913</text:p>
          </table:table-cell>
          <table:table-cell table:number-columns-repeated="8"/>
        </table:table-row>
        <table:table-row table:style-name="ro1">
          <table:table-cell office:value-type="float" office:value="3202" calcext:value-type="float">
            <text:p>3.20E+03</text:p>
          </table:table-cell>
          <table:table-cell office:value-type="float" office:value="0.00000000001480091066443" calcext:value-type="float">
            <text:p>1.48E-11</text:p>
          </table:table-cell>
          <table:table-cell/>
          <table:table-cell office:value-type="float" office:value="3202" calcext:value-type="float">
            <text:p>3.20E+03</text:p>
          </table:table-cell>
          <table:table-cell office:value-type="float" office:value="0.000000000403343609710409" calcext:value-type="float">
            <text:p>4.03E-10</text:p>
          </table:table-cell>
          <table:table-cell/>
          <table:table-cell table:formula="of:=(1/[.D2055])*(10^4)" office:value-type="float" office:value="3.12304809494066" calcext:value-type="float">
            <text:p>3.12304809494066</text:p>
          </table:table-cell>
          <table:table-cell table:formula="of:=(2.5*LOG(([.E2055]/[.B2055]);10)-2.6)/0.38" office:value-type="float" office:value="2.6012285747924" calcext:value-type="float">
            <text:p>2.6012285747924</text:p>
          </table:table-cell>
          <table:table-cell table:number-columns-repeated="8"/>
        </table:table-row>
        <table:table-row table:style-name="ro1">
          <table:table-cell office:value-type="float" office:value="3203" calcext:value-type="float">
            <text:p>3.20E+03</text:p>
          </table:table-cell>
          <table:table-cell office:value-type="float" office:value="0.000000000015612562" calcext:value-type="float">
            <text:p>1.56E-11</text:p>
          </table:table-cell>
          <table:table-cell/>
          <table:table-cell office:value-type="float" office:value="3203" calcext:value-type="float">
            <text:p>3.20E+03</text:p>
          </table:table-cell>
          <table:table-cell office:value-type="float" office:value="0.00000000044751178" calcext:value-type="float">
            <text:p>4.48E-10</text:p>
          </table:table-cell>
          <table:table-cell/>
          <table:table-cell table:formula="of:=(1/[.D2056])*(10^4)" office:value-type="float" office:value="3.12207305650952" calcext:value-type="float">
            <text:p>3.12207305650952</text:p>
          </table:table-cell>
          <table:table-cell table:formula="of:=(2.5*LOG(([.E2056]/[.B2056]);10)-2.6)/0.38" office:value-type="float" office:value="2.74559405157965" calcext:value-type="float">
            <text:p>2.74559405157965</text:p>
          </table:table-cell>
          <table:table-cell table:number-columns-repeated="8"/>
        </table:table-row>
        <table:table-row table:style-name="ro1">
          <table:table-cell office:value-type="float" office:value="3204" calcext:value-type="float">
            <text:p>3.20E+03</text:p>
          </table:table-cell>
          <table:table-cell office:value-type="float" office:value="0.000000000015612562" calcext:value-type="float">
            <text:p>1.56E-11</text:p>
          </table:table-cell>
          <table:table-cell/>
          <table:table-cell office:value-type="float" office:value="3204" calcext:value-type="float">
            <text:p>3.20E+03</text:p>
          </table:table-cell>
          <table:table-cell office:value-type="float" office:value="0.00000000044751178" calcext:value-type="float">
            <text:p>4.48E-10</text:p>
          </table:table-cell>
          <table:table-cell/>
          <table:table-cell table:formula="of:=(1/[.D2057])*(10^4)" office:value-type="float" office:value="3.1210986267166" calcext:value-type="float">
            <text:p>3.1210986267166</text:p>
          </table:table-cell>
          <table:table-cell table:formula="of:=(2.5*LOG(([.E2057]/[.B2057]);10)-2.6)/0.38" office:value-type="float" office:value="2.74559405157965" calcext:value-type="float">
            <text:p>2.74559405157965</text:p>
          </table:table-cell>
          <table:table-cell table:number-columns-repeated="8"/>
        </table:table-row>
        <table:table-row table:style-name="ro1">
          <table:table-cell office:value-type="float" office:value="3205" calcext:value-type="float">
            <text:p>3.21E+03</text:p>
          </table:table-cell>
          <table:table-cell office:value-type="float" office:value="0.0000000000152761314960001" calcext:value-type="float">
            <text:p>1.53E-11</text:p>
          </table:table-cell>
          <table:table-cell/>
          <table:table-cell office:value-type="float" office:value="3205" calcext:value-type="float">
            <text:p>3.21E+03</text:p>
          </table:table-cell>
          <table:table-cell office:value-type="float" office:value="0.000000000444025278360001" calcext:value-type="float">
            <text:p>4.44E-10</text:p>
          </table:table-cell>
          <table:table-cell/>
          <table:table-cell table:formula="of:=(1/[.D2058])*(10^4)" office:value-type="float" office:value="3.1201248049922" calcext:value-type="float">
            <text:p>3.1201248049922</text:p>
          </table:table-cell>
          <table:table-cell table:formula="of:=(2.5*LOG(([.E2058]/[.B2058]);10)-2.6)/0.38" office:value-type="float" office:value="2.78548886254351" calcext:value-type="float">
            <text:p>2.78548886254351</text:p>
          </table:table-cell>
          <table:table-cell table:number-columns-repeated="8"/>
        </table:table-row>
        <table:table-row table:style-name="ro1">
          <table:table-cell office:value-type="float" office:value="3206" calcext:value-type="float">
            <text:p>3.21E+03</text:p>
          </table:table-cell>
          <table:table-cell office:value-type="float" office:value="0.00000000001476513" calcext:value-type="float">
            <text:p>1.48E-11</text:p>
          </table:table-cell>
          <table:table-cell/>
          <table:table-cell office:value-type="float" office:value="3206" calcext:value-type="float">
            <text:p>3.21E+03</text:p>
          </table:table-cell>
          <table:table-cell office:value-type="float" office:value="0.00000000043872966" calcext:value-type="float">
            <text:p>4.39E-10</text:p>
          </table:table-cell>
          <table:table-cell/>
          <table:table-cell table:formula="of:=(1/[.D2059])*(10^4)" office:value-type="float" office:value="3.11915159076731" calcext:value-type="float">
            <text:p>3.11915159076731</text:p>
          </table:table-cell>
          <table:table-cell table:formula="of:=(2.5*LOG(([.E2059]/[.B2059]);10)-2.6)/0.38" office:value-type="float" office:value="2.84841921371441" calcext:value-type="float">
            <text:p>2.84841921371441</text:p>
          </table:table-cell>
          <table:table-cell table:number-columns-repeated="8"/>
        </table:table-row>
        <table:table-row table:style-name="ro1">
          <table:table-cell office:value-type="float" office:value="3207" calcext:value-type="float">
            <text:p>3.21E+03</text:p>
          </table:table-cell>
          <table:table-cell office:value-type="float" office:value="0.00000000001476513" calcext:value-type="float">
            <text:p>1.48E-11</text:p>
          </table:table-cell>
          <table:table-cell/>
          <table:table-cell office:value-type="float" office:value="3207" calcext:value-type="float">
            <text:p>3.21E+03</text:p>
          </table:table-cell>
          <table:table-cell office:value-type="float" office:value="0.00000000043872966" calcext:value-type="float">
            <text:p>4.39E-10</text:p>
          </table:table-cell>
          <table:table-cell/>
          <table:table-cell table:formula="of:=(1/[.D2060])*(10^4)" office:value-type="float" office:value="3.11817898347365" calcext:value-type="float">
            <text:p>3.11817898347365</text:p>
          </table:table-cell>
          <table:table-cell table:formula="of:=(2.5*LOG(([.E2060]/[.B2060]);10)-2.6)/0.38" office:value-type="float" office:value="2.84841921371441" calcext:value-type="float">
            <text:p>2.84841921371441</text:p>
          </table:table-cell>
          <table:table-cell table:number-columns-repeated="8"/>
        </table:table-row>
        <table:table-row table:style-name="ro1">
          <table:table-cell office:value-type="float" office:value="3208" calcext:value-type="float">
            <text:p>3.21E+03</text:p>
          </table:table-cell>
          <table:table-cell office:value-type="float" office:value="0.0000000000172657028455515" calcext:value-type="float">
            <text:p>1.73E-11</text:p>
          </table:table-cell>
          <table:table-cell/>
          <table:table-cell office:value-type="float" office:value="3208" calcext:value-type="float">
            <text:p>3.21E+03</text:p>
          </table:table-cell>
          <table:table-cell office:value-type="float" office:value="0.000000000420617355091541" calcext:value-type="float">
            <text:p>4.21E-10</text:p>
          </table:table-cell>
          <table:table-cell/>
          <table:table-cell table:formula="of:=(1/[.D2061])*(10^4)" office:value-type="float" office:value="3.11720698254364" calcext:value-type="float">
            <text:p>3.11720698254364</text:p>
          </table:table-cell>
          <table:table-cell table:formula="of:=(2.5*LOG(([.E2061]/[.B2061]);10)-2.6)/0.38" office:value-type="float" office:value="2.28094030267347" calcext:value-type="float">
            <text:p>2.28094030267347</text:p>
          </table:table-cell>
          <table:table-cell table:number-columns-repeated="8"/>
        </table:table-row>
        <table:table-row table:style-name="ro1">
          <table:table-cell office:value-type="float" office:value="3209" calcext:value-type="float">
            <text:p>3.21E+03</text:p>
          </table:table-cell>
          <table:table-cell office:value-type="float" office:value="0.000000000018202519" calcext:value-type="float">
            <text:p>1.82E-11</text:p>
          </table:table-cell>
          <table:table-cell/>
          <table:table-cell office:value-type="float" office:value="3209" calcext:value-type="float">
            <text:p>3.21E+03</text:p>
          </table:table-cell>
          <table:table-cell office:value-type="float" office:value="0.00000000041383175" calcext:value-type="float">
            <text:p>4.14E-10</text:p>
          </table:table-cell>
          <table:table-cell/>
          <table:table-cell table:formula="of:=(1/[.D2062])*(10^4)" office:value-type="float" office:value="3.11623558741041" calcext:value-type="float">
            <text:p>3.11623558741041</text:p>
          </table:table-cell>
          <table:table-cell table:formula="of:=(2.5*LOG(([.E2062]/[.B2062]);10)-2.6)/0.38" office:value-type="float" office:value="2.08350206910678" calcext:value-type="float">
            <text:p>2.08350206910678</text:p>
          </table:table-cell>
          <table:table-cell table:number-columns-repeated="8"/>
        </table:table-row>
        <table:table-row table:style-name="ro1">
          <table:table-cell office:value-type="float" office:value="3210" calcext:value-type="float">
            <text:p>3.21E+03</text:p>
          </table:table-cell>
          <table:table-cell office:value-type="float" office:value="0.00000000001822744702" calcext:value-type="float">
            <text:p>1.82E-11</text:p>
          </table:table-cell>
          <table:table-cell/>
          <table:table-cell office:value-type="float" office:value="3210" calcext:value-type="float">
            <text:p>3.21E+03</text:p>
          </table:table-cell>
          <table:table-cell office:value-type="float" office:value="0.000000000415181143175002" calcext:value-type="float">
            <text:p>4.15E-10</text:p>
          </table:table-cell>
          <table:table-cell/>
          <table:table-cell table:formula="of:=(1/[.D2063])*(10^4)" office:value-type="float" office:value="3.11526479750779" calcext:value-type="float">
            <text:p>3.11526479750779</text:p>
          </table:table-cell>
          <table:table-cell table:formula="of:=(2.5*LOG(([.E2063]/[.B2063]);10)-2.6)/0.38" office:value-type="float" office:value="2.08889326171966" calcext:value-type="float">
            <text:p>2.08889326171966</text:p>
          </table:table-cell>
          <table:table-cell table:number-columns-repeated="8"/>
        </table:table-row>
        <table:table-row table:style-name="ro1">
          <table:table-cell office:value-type="float" office:value="3211" calcext:value-type="float">
            <text:p>3.21E+03</text:p>
          </table:table-cell>
          <table:table-cell office:value-type="float" office:value="0.000000000018628639" calcext:value-type="float">
            <text:p>1.86E-11</text:p>
          </table:table-cell>
          <table:table-cell/>
          <table:table-cell office:value-type="float" office:value="3211" calcext:value-type="float">
            <text:p>3.21E+03</text:p>
          </table:table-cell>
          <table:table-cell office:value-type="float" office:value="0.0000000004368983" calcext:value-type="float">
            <text:p>4.37E-10</text:p>
          </table:table-cell>
          <table:table-cell/>
          <table:table-cell table:formula="of:=(1/[.D2064])*(10^4)" office:value-type="float" office:value="3.11429461227032" calcext:value-type="float">
            <text:p>3.11429461227032</text:p>
          </table:table-cell>
          <table:table-cell table:formula="of:=(2.5*LOG(([.E2064]/[.B2064]);10)-2.6)/0.38" office:value-type="float" office:value="2.17236334308589" calcext:value-type="float">
            <text:p>2.17236334308589</text:p>
          </table:table-cell>
          <table:table-cell table:number-columns-repeated="8"/>
        </table:table-row>
        <table:table-row table:style-name="ro1">
          <table:table-cell office:value-type="float" office:value="3212" calcext:value-type="float">
            <text:p>3.21E+03</text:p>
          </table:table-cell>
          <table:table-cell office:value-type="float" office:value="0.000000000018628639" calcext:value-type="float">
            <text:p>1.86E-11</text:p>
          </table:table-cell>
          <table:table-cell/>
          <table:table-cell office:value-type="float" office:value="3212" calcext:value-type="float">
            <text:p>3.21E+03</text:p>
          </table:table-cell>
          <table:table-cell office:value-type="float" office:value="0.0000000004368983" calcext:value-type="float">
            <text:p>4.37E-10</text:p>
          </table:table-cell>
          <table:table-cell/>
          <table:table-cell table:formula="of:=(1/[.D2065])*(10^4)" office:value-type="float" office:value="3.11332503113325" calcext:value-type="float">
            <text:p>3.11332503113325</text:p>
          </table:table-cell>
          <table:table-cell table:formula="of:=(2.5*LOG(([.E2065]/[.B2065]);10)-2.6)/0.38" office:value-type="float" office:value="2.17236334308589" calcext:value-type="float">
            <text:p>2.17236334308589</text:p>
          </table:table-cell>
          <table:table-cell table:number-columns-repeated="8"/>
        </table:table-row>
        <table:table-row table:style-name="ro1">
          <table:table-cell office:value-type="float" office:value="3213" calcext:value-type="float">
            <text:p>3.21E+03</text:p>
          </table:table-cell>
          <table:table-cell office:value-type="float" office:value="0.0000000000182888018985597" calcext:value-type="float">
            <text:p>1.83E-11</text:p>
          </table:table-cell>
          <table:table-cell/>
          <table:table-cell office:value-type="float" office:value="3213" calcext:value-type="float">
            <text:p>3.21E+03</text:p>
          </table:table-cell>
          <table:table-cell office:value-type="float" office:value="0.000000000416113979489969" calcext:value-type="float">
            <text:p>4.16E-10</text:p>
          </table:table-cell>
          <table:table-cell/>
          <table:table-cell table:formula="of:=(1/[.D2066])*(10^4)" office:value-type="float" office:value="3.11235605353252" calcext:value-type="float">
            <text:p>3.11235605353252</text:p>
          </table:table-cell>
          <table:table-cell table:formula="of:=(2.5*LOG(([.E2066]/[.B2066]);10)-2.6)/0.38" office:value-type="float" office:value="2.08570428012842" calcext:value-type="float">
            <text:p>2.08570428012842</text:p>
          </table:table-cell>
          <table:table-cell table:number-columns-repeated="8"/>
        </table:table-row>
        <table:table-row table:style-name="ro1">
          <table:table-cell office:value-type="float" office:value="3214" calcext:value-type="float">
            <text:p>3.21E+03</text:p>
          </table:table-cell>
          <table:table-cell office:value-type="float" office:value="0.000000000017756243" calcext:value-type="float">
            <text:p>1.78E-11</text:p>
          </table:table-cell>
          <table:table-cell/>
          <table:table-cell office:value-type="float" office:value="3214" calcext:value-type="float">
            <text:p>3.21E+03</text:p>
          </table:table-cell>
          <table:table-cell office:value-type="float" office:value="0.00000000038354286" calcext:value-type="float">
            <text:p>3.84E-10</text:p>
          </table:table-cell>
          <table:table-cell/>
          <table:table-cell table:formula="of:=(1/[.D2067])*(10^4)" office:value-type="float" office:value="3.11138767890479" calcext:value-type="float">
            <text:p>3.11138767890479</text:p>
          </table:table-cell>
          <table:table-cell table:formula="of:=(2.5*LOG(([.E2067]/[.B2067]);10)-2.6)/0.38" office:value-type="float" office:value="1.9372554112721" calcext:value-type="float">
            <text:p>1.9372554112721</text:p>
          </table:table-cell>
          <table:table-cell table:number-columns-repeated="8"/>
        </table:table-row>
        <table:table-row table:style-name="ro1">
          <table:table-cell office:value-type="float" office:value="3215" calcext:value-type="float">
            <text:p>3.22E+03</text:p>
          </table:table-cell>
          <table:table-cell office:value-type="float" office:value="0.000000000017756243" calcext:value-type="float">
            <text:p>1.78E-11</text:p>
          </table:table-cell>
          <table:table-cell/>
          <table:table-cell office:value-type="float" office:value="3215" calcext:value-type="float">
            <text:p>3.22E+03</text:p>
          </table:table-cell>
          <table:table-cell office:value-type="float" office:value="0.00000000038354286" calcext:value-type="float">
            <text:p>3.84E-10</text:p>
          </table:table-cell>
          <table:table-cell/>
          <table:table-cell table:formula="of:=(1/[.D2068])*(10^4)" office:value-type="float" office:value="3.1104199066874" calcext:value-type="float">
            <text:p>3.1104199066874</text:p>
          </table:table-cell>
          <table:table-cell table:formula="of:=(2.5*LOG(([.E2068]/[.B2068]);10)-2.6)/0.38" office:value-type="float" office:value="1.9372554112721" calcext:value-type="float">
            <text:p>1.9372554112721</text:p>
          </table:table-cell>
          <table:table-cell table:number-columns-repeated="8"/>
        </table:table-row>
        <table:table-row table:style-name="ro1">
          <table:table-cell office:value-type="float" office:value="3216" calcext:value-type="float">
            <text:p>3.22E+03</text:p>
          </table:table-cell>
          <table:table-cell office:value-type="float" office:value="0.0000000000150847701199991" calcext:value-type="float">
            <text:p>1.51E-11</text:p>
          </table:table-cell>
          <table:table-cell/>
          <table:table-cell office:value-type="float" office:value="3216" calcext:value-type="float">
            <text:p>3.22E+03</text:p>
          </table:table-cell>
          <table:table-cell office:value-type="float" office:value="0.00000000032807909279998" calcext:value-type="float">
            <text:p>3.28E-10</text:p>
          </table:table-cell>
          <table:table-cell/>
          <table:table-cell table:formula="of:=(1/[.D2069])*(10^4)" office:value-type="float" office:value="3.10945273631841" calcext:value-type="float">
            <text:p>3.10945273631841</text:p>
          </table:table-cell>
          <table:table-cell table:formula="of:=(2.5*LOG(([.E2069]/[.B2069]);10)-2.6)/0.38" office:value-type="float" office:value="1.95684117841876" calcext:value-type="float">
            <text:p>1.95684117841876</text:p>
          </table:table-cell>
          <table:table-cell table:number-columns-repeated="8"/>
        </table:table-row>
        <table:table-row table:style-name="ro1">
          <table:table-cell office:value-type="float" office:value="3217" calcext:value-type="float">
            <text:p>3.22E+03</text:p>
          </table:table-cell>
          <table:table-cell office:value-type="float" office:value="0.000000000014045864" calcext:value-type="float">
            <text:p>1.40E-11</text:p>
          </table:table-cell>
          <table:table-cell/>
          <table:table-cell office:value-type="float" office:value="3217" calcext:value-type="float">
            <text:p>3.22E+03</text:p>
          </table:table-cell>
          <table:table-cell office:value-type="float" office:value="0.00000000030650985" calcext:value-type="float">
            <text:p>3.07E-10</text:p>
          </table:table-cell>
          <table:table-cell/>
          <table:table-cell table:formula="of:=(1/[.D2070])*(10^4)" office:value-type="float" office:value="3.10848616723656" calcext:value-type="float">
            <text:p>3.10848616723656</text:p>
          </table:table-cell>
          <table:table-cell table:formula="of:=(2.5*LOG(([.E2070]/[.B2070]);10)-2.6)/0.38" office:value-type="float" office:value="1.9664208983526" calcext:value-type="float">
            <text:p>1.9664208983526</text:p>
          </table:table-cell>
          <table:table-cell table:number-columns-repeated="8"/>
        </table:table-row>
        <table:table-row table:style-name="ro1">
          <table:table-cell office:value-type="float" office:value="3218" calcext:value-type="float">
            <text:p>3.22E+03</text:p>
          </table:table-cell>
          <table:table-cell office:value-type="float" office:value="0.0000000000140761166532911" calcext:value-type="float">
            <text:p>1.41E-11</text:p>
          </table:table-cell>
          <table:table-cell/>
          <table:table-cell office:value-type="float" office:value="3218" calcext:value-type="float">
            <text:p>3.22E+03</text:p>
          </table:table-cell>
          <table:table-cell office:value-type="float" office:value="0.000000000308838630096836" calcext:value-type="float">
            <text:p>3.09E-10</text:p>
          </table:table-cell>
          <table:table-cell/>
          <table:table-cell table:formula="of:=(1/[.D2071])*(10^4)" office:value-type="float" office:value="3.10752019888129" calcext:value-type="float">
            <text:p>3.10752019888129</text:p>
          </table:table-cell>
          <table:table-cell table:formula="of:=(2.5*LOG(([.E2071]/[.B2071]);10)-2.6)/0.38" office:value-type="float" office:value="1.98189973742337" calcext:value-type="float">
            <text:p>1.98189973742337</text:p>
          </table:table-cell>
          <table:table-cell table:number-columns-repeated="8"/>
        </table:table-row>
        <table:table-row table:style-name="ro1">
          <table:table-cell office:value-type="float" office:value="3219" calcext:value-type="float">
            <text:p>3.22E+03</text:p>
          </table:table-cell>
          <table:table-cell office:value-type="float" office:value="0.000000000014645033" calcext:value-type="float">
            <text:p>1.46E-11</text:p>
          </table:table-cell>
          <table:table-cell/>
          <table:table-cell office:value-type="float" office:value="3219" calcext:value-type="float">
            <text:p>3.22E+03</text:p>
          </table:table-cell>
          <table:table-cell office:value-type="float" office:value="0.00000000035263251" calcext:value-type="float">
            <text:p>3.53E-10</text:p>
          </table:table-cell>
          <table:table-cell/>
          <table:table-cell table:formula="of:=(1/[.D2072])*(10^4)" office:value-type="float" office:value="3.10655483069276" calcext:value-type="float">
            <text:p>3.10655483069276</text:p>
          </table:table-cell>
          <table:table-cell table:formula="of:=(2.5*LOG(([.E2072]/[.B2072]);10)-2.6)/0.38" office:value-type="float" office:value="2.24757890650517" calcext:value-type="float">
            <text:p>2.24757890650517</text:p>
          </table:table-cell>
          <table:table-cell table:number-columns-repeated="8"/>
        </table:table-row>
        <table:table-row table:style-name="ro1">
          <table:table-cell office:value-type="float" office:value="3220" calcext:value-type="float">
            <text:p>3.22E+03</text:p>
          </table:table-cell>
          <table:table-cell office:value-type="float" office:value="0.000000000014645033" calcext:value-type="float">
            <text:p>1.46E-11</text:p>
          </table:table-cell>
          <table:table-cell/>
          <table:table-cell office:value-type="float" office:value="3220" calcext:value-type="float">
            <text:p>3.22E+03</text:p>
          </table:table-cell>
          <table:table-cell office:value-type="float" office:value="0.00000000035263251" calcext:value-type="float">
            <text:p>3.53E-10</text:p>
          </table:table-cell>
          <table:table-cell/>
          <table:table-cell table:formula="of:=(1/[.D2073])*(10^4)" office:value-type="float" office:value="3.1055900621118" calcext:value-type="float">
            <text:p>3.1055900621118</text:p>
          </table:table-cell>
          <table:table-cell table:formula="of:=(2.5*LOG(([.E2073]/[.B2073]);10)-2.6)/0.38" office:value-type="float" office:value="2.24757890650517" calcext:value-type="float">
            <text:p>2.24757890650517</text:p>
          </table:table-cell>
          <table:table-cell table:number-columns-repeated="8"/>
        </table:table-row>
        <table:table-row table:style-name="ro1">
          <table:table-cell office:value-type="float" office:value="3221" calcext:value-type="float">
            <text:p>3.22E+03</text:p>
          </table:table-cell>
          <table:table-cell office:value-type="float" office:value="0.0000000000155889714436756" calcext:value-type="float">
            <text:p>1.56E-11</text:p>
          </table:table-cell>
          <table:table-cell/>
          <table:table-cell office:value-type="float" office:value="3221" calcext:value-type="float">
            <text:p>3.22E+03</text:p>
          </table:table-cell>
          <table:table-cell office:value-type="float" office:value="0.000000000366968182480494" calcext:value-type="float">
            <text:p>3.67E-10</text:p>
          </table:table-cell>
          <table:table-cell/>
          <table:table-cell table:formula="of:=(1/[.D2074])*(10^4)" office:value-type="float" office:value="3.10462589257994" calcext:value-type="float">
            <text:p>3.10462589257994</text:p>
          </table:table-cell>
          <table:table-cell table:formula="of:=(2.5*LOG(([.E2074]/[.B2074]);10)-2.6)/0.38" office:value-type="float" office:value="2.1829667725392" calcext:value-type="float">
            <text:p>2.1829667725392</text:p>
          </table:table-cell>
          <table:table-cell table:number-columns-repeated="8"/>
        </table:table-row>
        <table:table-row table:style-name="ro1">
          <table:table-cell office:value-type="float" office:value="3222" calcext:value-type="float">
            <text:p>3.22E+03</text:p>
          </table:table-cell>
          <table:table-cell office:value-type="float" office:value="0.000000000017119028" calcext:value-type="float">
            <text:p>1.71E-11</text:p>
          </table:table-cell>
          <table:table-cell/>
          <table:table-cell office:value-type="float" office:value="3222" calcext:value-type="float">
            <text:p>3.22E+03</text:p>
          </table:table-cell>
          <table:table-cell office:value-type="float" office:value="0.00000000039020528" calcext:value-type="float">
            <text:p>3.90E-10</text:p>
          </table:table-cell>
          <table:table-cell/>
          <table:table-cell table:formula="of:=(1/[.D2075])*(10^4)" office:value-type="float" office:value="3.10366232153942" calcext:value-type="float">
            <text:p>3.10366232153942</text:p>
          </table:table-cell>
          <table:table-cell table:formula="of:=(2.5*LOG(([.E2075]/[.B2075]);10)-2.6)/0.38" office:value-type="float" office:value="2.09088183826769" calcext:value-type="float">
            <text:p>2.09088183826769</text:p>
          </table:table-cell>
          <table:table-cell table:number-columns-repeated="8"/>
        </table:table-row>
        <table:table-row table:style-name="ro1">
          <table:table-cell office:value-type="float" office:value="3223" calcext:value-type="float">
            <text:p>3.22E+03</text:p>
          </table:table-cell>
          <table:table-cell office:value-type="float" office:value="0.000000000017119028" calcext:value-type="float">
            <text:p>1.71E-11</text:p>
          </table:table-cell>
          <table:table-cell/>
          <table:table-cell office:value-type="float" office:value="3223" calcext:value-type="float">
            <text:p>3.22E+03</text:p>
          </table:table-cell>
          <table:table-cell office:value-type="float" office:value="0.00000000039020528" calcext:value-type="float">
            <text:p>3.90E-10</text:p>
          </table:table-cell>
          <table:table-cell/>
          <table:table-cell table:formula="of:=(1/[.D2076])*(10^4)" office:value-type="float" office:value="3.10269934843314" calcext:value-type="float">
            <text:p>3.10269934843314</text:p>
          </table:table-cell>
          <table:table-cell table:formula="of:=(2.5*LOG(([.E2076]/[.B2076]);10)-2.6)/0.38" office:value-type="float" office:value="2.09088183826769" calcext:value-type="float">
            <text:p>2.09088183826769</text:p>
          </table:table-cell>
          <table:table-cell table:number-columns-repeated="8"/>
        </table:table-row>
        <table:table-row table:style-name="ro1">
          <table:table-cell office:value-type="float" office:value="3224" calcext:value-type="float">
            <text:p>3.22E+03</text:p>
          </table:table-cell>
          <table:table-cell office:value-type="float" office:value="0.000000000017417118192" calcext:value-type="float">
            <text:p>1.74E-11</text:p>
          </table:table-cell>
          <table:table-cell/>
          <table:table-cell office:value-type="float" office:value="3224" calcext:value-type="float">
            <text:p>3.22E+03</text:p>
          </table:table-cell>
          <table:table-cell office:value-type="float" office:value="0.000000000397827418" calcext:value-type="float">
            <text:p>3.98E-10</text:p>
          </table:table-cell>
          <table:table-cell/>
          <table:table-cell table:formula="of:=(1/[.D2077])*(10^4)" office:value-type="float" office:value="3.10173697270471" calcext:value-type="float">
            <text:p>3.10173697270471</text:p>
          </table:table-cell>
          <table:table-cell table:formula="of:=(2.5*LOG(([.E2077]/[.B2077]);10)-2.6)/0.38" office:value-type="float" office:value="2.09683165886373" calcext:value-type="float">
            <text:p>2.09683165886373</text:p>
          </table:table-cell>
          <table:table-cell table:number-columns-repeated="8"/>
        </table:table-row>
        <table:table-row table:style-name="ro1">
          <table:table-cell office:value-type="float" office:value="3225" calcext:value-type="float">
            <text:p>3.23E+03</text:p>
          </table:table-cell>
          <table:table-cell office:value-type="float" office:value="0.000000000017537694" calcext:value-type="float">
            <text:p>1.75E-11</text:p>
          </table:table-cell>
          <table:table-cell/>
          <table:table-cell office:value-type="float" office:value="3225" calcext:value-type="float">
            <text:p>3.23E+03</text:p>
          </table:table-cell>
          <table:table-cell office:value-type="float" office:value="0.00000000040091053" calcext:value-type="float">
            <text:p>4.01E-10</text:p>
          </table:table-cell>
          <table:table-cell/>
          <table:table-cell table:formula="of:=(1/[.D2078])*(10^4)" office:value-type="float" office:value="3.10077519379845" calcext:value-type="float">
            <text:p>3.10077519379845</text:p>
          </table:table-cell>
          <table:table-cell table:formula="of:=(2.5*LOG(([.E2078]/[.B2078]);10)-2.6)/0.38" office:value-type="float" office:value="2.0991774674813" calcext:value-type="float">
            <text:p>2.0991774674813</text:p>
          </table:table-cell>
          <table:table-cell table:number-columns-repeated="8"/>
        </table:table-row>
        <table:table-row table:style-name="ro1">
          <table:table-cell office:value-type="float" office:value="3226" calcext:value-type="float">
            <text:p>3.23E+03</text:p>
          </table:table-cell>
          <table:table-cell office:value-type="float" office:value="0.0000000000174631507261473" calcext:value-type="float">
            <text:p>1.75E-11</text:p>
          </table:table-cell>
          <table:table-cell/>
          <table:table-cell office:value-type="float" office:value="3226" calcext:value-type="float">
            <text:p>3.23E+03</text:p>
          </table:table-cell>
          <table:table-cell office:value-type="float" office:value="0.000000000399900192978493" calcext:value-type="float">
            <text:p>4.00E-10</text:p>
          </table:table-cell>
          <table:table-cell/>
          <table:table-cell table:formula="of:=(1/[.D2079])*(10^4)" office:value-type="float" office:value="3.09981401115933" calcext:value-type="float">
            <text:p>3.09981401115933</text:p>
          </table:table-cell>
          <table:table-cell table:formula="of:=(2.5*LOG(([.E2079]/[.B2079]);10)-2.6)/0.38" office:value-type="float" office:value="2.10413823191509" calcext:value-type="float">
            <text:p>2.10413823191509</text:p>
          </table:table-cell>
          <table:table-cell table:number-columns-repeated="8"/>
        </table:table-row>
        <table:table-row table:style-name="ro1">
          <table:table-cell office:value-type="float" office:value="3227" calcext:value-type="float">
            <text:p>3.23E+03</text:p>
          </table:table-cell>
          <table:table-cell office:value-type="float" office:value="0.00000000001578342" calcext:value-type="float">
            <text:p>1.58E-11</text:p>
          </table:table-cell>
          <table:table-cell/>
          <table:table-cell office:value-type="float" office:value="3227" calcext:value-type="float">
            <text:p>3.23E+03</text:p>
          </table:table-cell>
          <table:table-cell office:value-type="float" office:value="0.00000000037713363" calcext:value-type="float">
            <text:p>3.77E-10</text:p>
          </table:table-cell>
          <table:table-cell/>
          <table:table-cell table:formula="of:=(1/[.D2080])*(10^4)" office:value-type="float" office:value="3.09885342423303" calcext:value-type="float">
            <text:p>3.09885342423303</text:p>
          </table:table-cell>
          <table:table-cell table:formula="of:=(2.5*LOG(([.E2080]/[.B2080]);10)-2.6)/0.38" office:value-type="float" office:value="2.22561939461611" calcext:value-type="float">
            <text:p>2.22561939461611</text:p>
          </table:table-cell>
          <table:table-cell table:number-columns-repeated="8"/>
        </table:table-row>
        <table:table-row table:style-name="ro1">
          <table:table-cell office:value-type="float" office:value="3228" calcext:value-type="float">
            <text:p>3.23E+03</text:p>
          </table:table-cell>
          <table:table-cell office:value-type="float" office:value="0.00000000001578342" calcext:value-type="float">
            <text:p>1.58E-11</text:p>
          </table:table-cell>
          <table:table-cell/>
          <table:table-cell office:value-type="float" office:value="3228" calcext:value-type="float">
            <text:p>3.23E+03</text:p>
          </table:table-cell>
          <table:table-cell office:value-type="float" office:value="0.00000000037713363" calcext:value-type="float">
            <text:p>3.77E-10</text:p>
          </table:table-cell>
          <table:table-cell/>
          <table:table-cell table:formula="of:=(1/[.D2081])*(10^4)" office:value-type="float" office:value="3.09789343246592" calcext:value-type="float">
            <text:p>3.09789343246592</text:p>
          </table:table-cell>
          <table:table-cell table:formula="of:=(2.5*LOG(([.E2081]/[.B2081]);10)-2.6)/0.38" office:value-type="float" office:value="2.22561939461611" calcext:value-type="float">
            <text:p>2.22561939461611</text:p>
          </table:table-cell>
          <table:table-cell table:number-columns-repeated="8"/>
        </table:table-row>
        <table:table-row table:style-name="ro1">
          <table:table-cell office:value-type="float" office:value="3229" calcext:value-type="float">
            <text:p>3.23E+03</text:p>
          </table:table-cell>
          <table:table-cell office:value-type="float" office:value="0.0000000000155134396334999" calcext:value-type="float">
            <text:p>1.55E-11</text:p>
          </table:table-cell>
          <table:table-cell/>
          <table:table-cell office:value-type="float" office:value="3229" calcext:value-type="float">
            <text:p>3.23E+03</text:p>
          </table:table-cell>
          <table:table-cell office:value-type="float" office:value="0.00000000035738041766999" calcext:value-type="float">
            <text:p>3.57E-10</text:p>
          </table:table-cell>
          <table:table-cell/>
          <table:table-cell table:formula="of:=(1/[.D2082])*(10^4)" office:value-type="float" office:value="3.09693403530505" calcext:value-type="float">
            <text:p>3.09693403530505</text:p>
          </table:table-cell>
          <table:table-cell table:formula="of:=(2.5*LOG(([.E2082]/[.B2082]);10)-2.6)/0.38" office:value-type="float" office:value="2.12120165770531" calcext:value-type="float">
            <text:p>2.12120165770531</text:p>
          </table:table-cell>
          <table:table-cell table:number-columns-repeated="8"/>
        </table:table-row>
        <table:table-row table:style-name="ro1">
          <table:table-cell office:value-type="float" office:value="3230" calcext:value-type="float">
            <text:p>3.23E+03</text:p>
          </table:table-cell>
          <table:table-cell office:value-type="float" office:value="0.000000000015060581" calcext:value-type="float">
            <text:p>1.51E-11</text:p>
          </table:table-cell>
          <table:table-cell/>
          <table:table-cell office:value-type="float" office:value="3230" calcext:value-type="float">
            <text:p>3.23E+03</text:p>
          </table:table-cell>
          <table:table-cell office:value-type="float" office:value="0.00000000032424685" calcext:value-type="float">
            <text:p>3.24E-10</text:p>
          </table:table-cell>
          <table:table-cell/>
          <table:table-cell table:formula="of:=(1/[.D2083])*(10^4)" office:value-type="float" office:value="3.09597523219814" calcext:value-type="float">
            <text:p>3.09597523219814</text:p>
          </table:table-cell>
          <table:table-cell table:formula="of:=(2.5*LOG(([.E2083]/[.B2083]);10)-2.6)/0.38" office:value-type="float" office:value="1.92785552294596" calcext:value-type="float">
            <text:p>1.92785552294596</text:p>
          </table:table-cell>
          <table:table-cell table:number-columns-repeated="8"/>
        </table:table-row>
        <table:table-row table:style-name="ro1">
          <table:table-cell office:value-type="float" office:value="3231" calcext:value-type="float">
            <text:p>3.23E+03</text:p>
          </table:table-cell>
          <table:table-cell office:value-type="float" office:value="0.000000000015060581" calcext:value-type="float">
            <text:p>1.51E-11</text:p>
          </table:table-cell>
          <table:table-cell/>
          <table:table-cell office:value-type="float" office:value="3231" calcext:value-type="float">
            <text:p>3.23E+03</text:p>
          </table:table-cell>
          <table:table-cell office:value-type="float" office:value="0.00000000032424685" calcext:value-type="float">
            <text:p>3.24E-10</text:p>
          </table:table-cell>
          <table:table-cell/>
          <table:table-cell table:formula="of:=(1/[.D2084])*(10^4)" office:value-type="float" office:value="3.09501702259362" calcext:value-type="float">
            <text:p>3.09501702259362</text:p>
          </table:table-cell>
          <table:table-cell table:formula="of:=(2.5*LOG(([.E2084]/[.B2084]);10)-2.6)/0.38" office:value-type="float" office:value="1.92785552294596" calcext:value-type="float">
            <text:p>1.92785552294596</text:p>
          </table:table-cell>
          <table:table-cell table:number-columns-repeated="8"/>
        </table:table-row>
        <table:table-row table:style-name="ro1">
          <table:table-cell office:value-type="float" office:value="3232" calcext:value-type="float">
            <text:p>3.23E+03</text:p>
          </table:table-cell>
          <table:table-cell office:value-type="float" office:value="0.0000000000153929064073616" calcext:value-type="float">
            <text:p>1.54E-11</text:p>
          </table:table-cell>
          <table:table-cell/>
          <table:table-cell office:value-type="float" office:value="3232" calcext:value-type="float">
            <text:p>3.23E+03</text:p>
          </table:table-cell>
          <table:table-cell office:value-type="float" office:value="0.000000000323104355475849" calcext:value-type="float">
            <text:p>3.23E-10</text:p>
          </table:table-cell>
          <table:table-cell/>
          <table:table-cell table:formula="of:=(1/[.D2085])*(10^4)" office:value-type="float" office:value="3.09405940594059" calcext:value-type="float">
            <text:p>3.09405940594059</text:p>
          </table:table-cell>
          <table:table-cell table:formula="of:=(2.5*LOG(([.E2085]/[.B2085]);10)-2.6)/0.38" office:value-type="float" office:value="1.85540910276022" calcext:value-type="float">
            <text:p>1.85540910276022</text:p>
          </table:table-cell>
          <table:table-cell table:number-columns-repeated="8"/>
        </table:table-row>
        <table:table-row table:style-name="ro1">
          <table:table-cell office:value-type="float" office:value="3233" calcext:value-type="float">
            <text:p>3.23E+03</text:p>
          </table:table-cell>
          <table:table-cell office:value-type="float" office:value="0.000000000015532273" calcext:value-type="float">
            <text:p>1.55E-11</text:p>
          </table:table-cell>
          <table:table-cell/>
          <table:table-cell office:value-type="float" office:value="3233" calcext:value-type="float">
            <text:p>3.23E+03</text:p>
          </table:table-cell>
          <table:table-cell office:value-type="float" office:value="0.00000000032262523" calcext:value-type="float">
            <text:p>3.23E-10</text:p>
          </table:table-cell>
          <table:table-cell/>
          <table:table-cell table:formula="of:=(1/[.D2086])*(10^4)" office:value-type="float" office:value="3.09310238168883" calcext:value-type="float">
            <text:p>3.09310238168883</text:p>
          </table:table-cell>
          <table:table-cell table:formula="of:=(2.5*LOG(([.E2086]/[.B2086]);10)-2.6)/0.38" office:value-type="float" office:value="1.8254165258351" calcext:value-type="float">
            <text:p>1.8254165258351</text:p>
          </table:table-cell>
          <table:table-cell table:number-columns-repeated="8"/>
        </table:table-row>
        <table:table-row table:style-name="ro1">
          <table:table-cell office:value-type="float" office:value="3234" calcext:value-type="float">
            <text:p>3.23E+03</text:p>
          </table:table-cell>
          <table:table-cell office:value-type="float" office:value="0.0000000000155775940099998" calcext:value-type="float">
            <text:p>1.56E-11</text:p>
          </table:table-cell>
          <table:table-cell/>
          <table:table-cell office:value-type="float" office:value="3234" calcext:value-type="float">
            <text:p>3.23E+03</text:p>
          </table:table-cell>
          <table:table-cell office:value-type="float" office:value="0.000000000324190229099993" calcext:value-type="float">
            <text:p>3.24E-10</text:p>
          </table:table-cell>
          <table:table-cell/>
          <table:table-cell table:formula="of:=(1/[.D2087])*(10^4)" office:value-type="float" office:value="3.09214594928881" calcext:value-type="float">
            <text:p>3.09214594928881</text:p>
          </table:table-cell>
          <table:table-cell table:formula="of:=(2.5*LOG(([.E2087]/[.B2087]);10)-2.6)/0.38" office:value-type="float" office:value="1.83091802929683" calcext:value-type="float">
            <text:p>1.83091802929683</text:p>
          </table:table-cell>
          <table:table-cell table:number-columns-repeated="8"/>
        </table:table-row>
        <table:table-row table:style-name="ro1">
          <table:table-cell office:value-type="float" office:value="3235" calcext:value-type="float">
            <text:p>3.24E+03</text:p>
          </table:table-cell>
          <table:table-cell office:value-type="float" office:value="0.000000000016827159" calcext:value-type="float">
            <text:p>1.68E-11</text:p>
          </table:table-cell>
          <table:table-cell/>
          <table:table-cell office:value-type="float" office:value="3235" calcext:value-type="float">
            <text:p>3.24E+03</text:p>
          </table:table-cell>
          <table:table-cell office:value-type="float" office:value="0.00000000036733949" calcext:value-type="float">
            <text:p>3.67E-10</text:p>
          </table:table-cell>
          <table:table-cell/>
          <table:table-cell table:formula="of:=(1/[.D2088])*(10^4)" office:value-type="float" office:value="3.09119010819165" calcext:value-type="float">
            <text:p>3.09119010819165</text:p>
          </table:table-cell>
          <table:table-cell table:formula="of:=(2.5*LOG(([.E2088]/[.B2088]);10)-2.6)/0.38" office:value-type="float" office:value="1.96747908090891" calcext:value-type="float">
            <text:p>1.96747908090891</text:p>
          </table:table-cell>
          <table:table-cell table:number-columns-repeated="8"/>
        </table:table-row>
        <table:table-row table:style-name="ro1">
          <table:table-cell office:value-type="float" office:value="3236" calcext:value-type="float">
            <text:p>3.24E+03</text:p>
          </table:table-cell>
          <table:table-cell office:value-type="float" office:value="0.000000000016827159" calcext:value-type="float">
            <text:p>1.68E-11</text:p>
          </table:table-cell>
          <table:table-cell/>
          <table:table-cell office:value-type="float" office:value="3236" calcext:value-type="float">
            <text:p>3.24E+03</text:p>
          </table:table-cell>
          <table:table-cell office:value-type="float" office:value="0.00000000036733949" calcext:value-type="float">
            <text:p>3.67E-10</text:p>
          </table:table-cell>
          <table:table-cell/>
          <table:table-cell table:formula="of:=(1/[.D2089])*(10^4)" office:value-type="float" office:value="3.0902348578492" calcext:value-type="float">
            <text:p>3.0902348578492</text:p>
          </table:table-cell>
          <table:table-cell table:formula="of:=(2.5*LOG(([.E2089]/[.B2089]);10)-2.6)/0.38" office:value-type="float" office:value="1.96747908090891" calcext:value-type="float">
            <text:p>1.96747908090891</text:p>
          </table:table-cell>
          <table:table-cell table:number-columns-repeated="8"/>
        </table:table-row>
        <table:table-row table:style-name="ro1">
          <table:table-cell office:value-type="float" office:value="3237" calcext:value-type="float">
            <text:p>3.24E+03</text:p>
          </table:table-cell>
          <table:table-cell office:value-type="float" office:value="0.0000000000176083063171244" calcext:value-type="float">
            <text:p>1.76E-11</text:p>
          </table:table-cell>
          <table:table-cell/>
          <table:table-cell office:value-type="float" office:value="3237" calcext:value-type="float">
            <text:p>3.24E+03</text:p>
          </table:table-cell>
          <table:table-cell office:value-type="float" office:value="0.0000000003684499151396" calcext:value-type="float">
            <text:p>3.68E-10</text:p>
          </table:table-cell>
          <table:table-cell/>
          <table:table-cell table:formula="of:=(1/[.D2090])*(10^4)" office:value-type="float" office:value="3.08928019771393" calcext:value-type="float">
            <text:p>3.08928019771393</text:p>
          </table:table-cell>
          <table:table-cell table:formula="of:=(2.5*LOG(([.E2090]/[.B2090]);10)-2.6)/0.38" office:value-type="float" office:value="1.84645313263676" calcext:value-type="float">
            <text:p>1.84645313263676</text:p>
          </table:table-cell>
          <table:table-cell table:number-columns-repeated="8"/>
        </table:table-row>
        <table:table-row table:style-name="ro1">
          <table:table-cell office:value-type="float" office:value="3238" calcext:value-type="float">
            <text:p>3.24E+03</text:p>
          </table:table-cell>
          <table:table-cell office:value-type="float" office:value="0.000000000018964615" calcext:value-type="float">
            <text:p>1.90E-11</text:p>
          </table:table-cell>
          <table:table-cell/>
          <table:table-cell office:value-type="float" office:value="3238" calcext:value-type="float">
            <text:p>3.24E+03</text:p>
          </table:table-cell>
          <table:table-cell office:value-type="float" office:value="0.00000000037037795" calcext:value-type="float">
            <text:p>3.70E-10</text:p>
          </table:table-cell>
          <table:table-cell/>
          <table:table-cell table:formula="of:=(1/[.D2091])*(10^4)" office:value-type="float" office:value="3.08832612723904" calcext:value-type="float">
            <text:p>3.08832612723904</text:p>
          </table:table-cell>
          <table:table-cell table:formula="of:=(2.5*LOG(([.E2091]/[.B2091]);10)-2.6)/0.38" office:value-type="float" office:value="1.64934929641942" calcext:value-type="float">
            <text:p>1.64934929641942</text:p>
          </table:table-cell>
          <table:table-cell table:number-columns-repeated="8"/>
        </table:table-row>
        <table:table-row table:style-name="ro1">
          <table:table-cell office:value-type="float" office:value="3239" calcext:value-type="float">
            <text:p>3.24E+03</text:p>
          </table:table-cell>
          <table:table-cell office:value-type="float" office:value="0.000000000018964615" calcext:value-type="float">
            <text:p>1.90E-11</text:p>
          </table:table-cell>
          <table:table-cell/>
          <table:table-cell office:value-type="float" office:value="3239" calcext:value-type="float">
            <text:p>3.24E+03</text:p>
          </table:table-cell>
          <table:table-cell office:value-type="float" office:value="0.00000000037037795" calcext:value-type="float">
            <text:p>3.70E-10</text:p>
          </table:table-cell>
          <table:table-cell/>
          <table:table-cell table:formula="of:=(1/[.D2092])*(10^4)" office:value-type="float" office:value="3.08737264587836" calcext:value-type="float">
            <text:p>3.08737264587836</text:p>
          </table:table-cell>
          <table:table-cell table:formula="of:=(2.5*LOG(([.E2092]/[.B2092]);10)-2.6)/0.38" office:value-type="float" office:value="1.64934929641942" calcext:value-type="float">
            <text:p>1.64934929641942</text:p>
          </table:table-cell>
          <table:table-cell table:number-columns-repeated="8"/>
        </table:table-row>
        <table:table-row table:style-name="ro1">
          <table:table-cell office:value-type="float" office:value="3240" calcext:value-type="float">
            <text:p>3.24E+03</text:p>
          </table:table-cell>
          <table:table-cell office:value-type="float" office:value="0.0000000000193792462145644" calcext:value-type="float">
            <text:p>1.94E-11</text:p>
          </table:table-cell>
          <table:table-cell/>
          <table:table-cell office:value-type="float" office:value="3240" calcext:value-type="float">
            <text:p>3.24E+03</text:p>
          </table:table-cell>
          <table:table-cell office:value-type="float" office:value="0.000000000464256567579937" calcext:value-type="float">
            <text:p>4.64E-10</text:p>
          </table:table-cell>
          <table:table-cell/>
          <table:table-cell table:formula="of:=(1/[.D2093])*(10^4)" office:value-type="float" office:value="3.08641975308642" calcext:value-type="float">
            <text:p>3.08641975308642</text:p>
          </table:table-cell>
          <table:table-cell table:formula="of:=(2.5*LOG(([.E2093]/[.B2093]);10)-2.6)/0.38" office:value-type="float" office:value="2.23303405054855" calcext:value-type="float">
            <text:p>2.23303405054855</text:p>
          </table:table-cell>
          <table:table-cell table:number-columns-repeated="8"/>
        </table:table-row>
        <table:table-row table:style-name="ro1">
          <table:table-cell office:value-type="float" office:value="3241" calcext:value-type="float">
            <text:p>3.24E+03</text:p>
          </table:table-cell>
          <table:table-cell office:value-type="float" office:value="0.000000000019559888" calcext:value-type="float">
            <text:p>1.96E-11</text:p>
          </table:table-cell>
          <table:table-cell/>
          <table:table-cell office:value-type="float" office:value="3241" calcext:value-type="float">
            <text:p>3.24E+03</text:p>
          </table:table-cell>
          <table:table-cell office:value-type="float" office:value="0.00000000050515653" calcext:value-type="float">
            <text:p>5.05E-10</text:p>
          </table:table-cell>
          <table:table-cell/>
          <table:table-cell table:formula="of:=(1/[.D2094])*(10^4)" office:value-type="float" office:value="3.08546744831842" calcext:value-type="float">
            <text:p>3.08546744831842</text:p>
          </table:table-cell>
          <table:table-cell table:formula="of:=(2.5*LOG(([.E2094]/[.B2094]);10)-2.6)/0.38" office:value-type="float" office:value="2.44776057673268" calcext:value-type="float">
            <text:p>2.44776057673268</text:p>
          </table:table-cell>
          <table:table-cell table:number-columns-repeated="8"/>
        </table:table-row>
        <table:table-row table:style-name="ro1">
          <table:table-cell office:value-type="float" office:value="3242" calcext:value-type="float">
            <text:p>3.24E+03</text:p>
          </table:table-cell>
          <table:table-cell office:value-type="float" office:value="0.000000000019532244968" calcext:value-type="float">
            <text:p>1.95E-11</text:p>
          </table:table-cell>
          <table:table-cell/>
          <table:table-cell office:value-type="float" office:value="3242" calcext:value-type="float">
            <text:p>3.24E+03</text:p>
          </table:table-cell>
          <table:table-cell office:value-type="float" office:value="0.000000000507188589420003" calcext:value-type="float">
            <text:p>5.07E-10</text:p>
          </table:table-cell>
          <table:table-cell/>
          <table:table-cell table:formula="of:=(1/[.D2095])*(10^4)" office:value-type="float" office:value="3.08451573103023" calcext:value-type="float">
            <text:p>3.08451573103023</text:p>
          </table:table-cell>
          <table:table-cell table:formula="of:=(2.5*LOG(([.E2095]/[.B2095]);10)-2.6)/0.38" office:value-type="float" office:value="2.46327178885932" calcext:value-type="float">
            <text:p>2.46327178885932</text:p>
          </table:table-cell>
          <table:table-cell table:number-columns-repeated="8"/>
        </table:table-row>
        <table:table-row table:style-name="ro1">
          <table:table-cell office:value-type="float" office:value="3243" calcext:value-type="float">
            <text:p>3.24E+03</text:p>
          </table:table-cell>
          <table:table-cell office:value-type="float" office:value="0.000000000018536072" calcext:value-type="float">
            <text:p>1.85E-11</text:p>
          </table:table-cell>
          <table:table-cell/>
          <table:table-cell office:value-type="float" office:value="3243" calcext:value-type="float">
            <text:p>3.24E+03</text:p>
          </table:table-cell>
          <table:table-cell office:value-type="float" office:value="0.00000000058041799" calcext:value-type="float">
            <text:p>5.80E-10</text:p>
          </table:table-cell>
          <table:table-cell/>
          <table:table-cell table:formula="of:=(1/[.D2096])*(10^4)" office:value-type="float" office:value="3.08356460067838" calcext:value-type="float">
            <text:p>3.08356460067838</text:p>
          </table:table-cell>
          <table:table-cell table:formula="of:=(2.5*LOG(([.E2096]/[.B2096]);10)-2.6)/0.38" office:value-type="float" office:value="2.99817866557279" calcext:value-type="float">
            <text:p>2.99817866557279</text:p>
          </table:table-cell>
          <table:table-cell table:number-columns-repeated="8"/>
        </table:table-row>
        <table:table-row table:style-name="ro1">
          <table:table-cell office:value-type="float" office:value="3244" calcext:value-type="float">
            <text:p>3.24E+03</text:p>
          </table:table-cell>
          <table:table-cell office:value-type="float" office:value="0.000000000018536072" calcext:value-type="float">
            <text:p>1.85E-11</text:p>
          </table:table-cell>
          <table:table-cell/>
          <table:table-cell office:value-type="float" office:value="3244" calcext:value-type="float">
            <text:p>3.24E+03</text:p>
          </table:table-cell>
          <table:table-cell office:value-type="float" office:value="0.00000000058041799" calcext:value-type="float">
            <text:p>5.80E-10</text:p>
          </table:table-cell>
          <table:table-cell/>
          <table:table-cell table:formula="of:=(1/[.D2097])*(10^4)" office:value-type="float" office:value="3.0826140567201" calcext:value-type="float">
            <text:p>3.0826140567201</text:p>
          </table:table-cell>
          <table:table-cell table:formula="of:=(2.5*LOG(([.E2097]/[.B2097]);10)-2.6)/0.38" office:value-type="float" office:value="2.99817866557279" calcext:value-type="float">
            <text:p>2.99817866557279</text:p>
          </table:table-cell>
          <table:table-cell table:number-columns-repeated="8"/>
        </table:table-row>
        <table:table-row table:style-name="ro1">
          <table:table-cell office:value-type="float" office:value="3245" calcext:value-type="float">
            <text:p>3.25E+03</text:p>
          </table:table-cell>
          <table:table-cell office:value-type="float" office:value="0.0000000000185676350934577" calcext:value-type="float">
            <text:p>1.86E-11</text:p>
          </table:table-cell>
          <table:table-cell/>
          <table:table-cell office:value-type="float" office:value="3245" calcext:value-type="float">
            <text:p>3.25E+03</text:p>
          </table:table-cell>
          <table:table-cell office:value-type="float" office:value="0.000000000540308868796475" calcext:value-type="float">
            <text:p>5.40E-10</text:p>
          </table:table-cell>
          <table:table-cell/>
          <table:table-cell table:formula="of:=(1/[.D2098])*(10^4)" office:value-type="float" office:value="3.08166409861325" calcext:value-type="float">
            <text:p>3.08166409861325</text:p>
          </table:table-cell>
          <table:table-cell table:formula="of:=(2.5*LOG(([.E2098]/[.B2098]);10)-2.6)/0.38" office:value-type="float" office:value="2.78872041989754" calcext:value-type="float">
            <text:p>2.78872041989754</text:p>
          </table:table-cell>
          <table:table-cell table:number-columns-repeated="8"/>
        </table:table-row>
        <table:table-row table:style-name="ro1">
          <table:table-cell office:value-type="float" office:value="3246" calcext:value-type="float">
            <text:p>3.25E+03</text:p>
          </table:table-cell>
          <table:table-cell office:value-type="float" office:value="0.000000000018624371" calcext:value-type="float">
            <text:p>1.86E-11</text:p>
          </table:table-cell>
          <table:table-cell/>
          <table:table-cell office:value-type="float" office:value="3246" calcext:value-type="float">
            <text:p>3.25E+03</text:p>
          </table:table-cell>
          <table:table-cell office:value-type="float" office:value="0.00000000046821114" calcext:value-type="float">
            <text:p>4.68E-10</text:p>
          </table:table-cell>
          <table:table-cell/>
          <table:table-cell table:formula="of:=(1/[.D2099])*(10^4)" office:value-type="float" office:value="3.08071472581639" calcext:value-type="float">
            <text:p>3.08071472581639</text:p>
          </table:table-cell>
          <table:table-cell table:formula="of:=(2.5*LOG(([.E2099]/[.B2099]);10)-2.6)/0.38" office:value-type="float" office:value="2.37079031746153" calcext:value-type="float">
            <text:p>2.37079031746153</text:p>
          </table:table-cell>
          <table:table-cell table:number-columns-repeated="8"/>
        </table:table-row>
        <table:table-row table:style-name="ro1">
          <table:table-cell office:value-type="float" office:value="3247" calcext:value-type="float">
            <text:p>3.25E+03</text:p>
          </table:table-cell>
          <table:table-cell office:value-type="float" office:value="0.000000000018624371" calcext:value-type="float">
            <text:p>1.86E-11</text:p>
          </table:table-cell>
          <table:table-cell/>
          <table:table-cell office:value-type="float" office:value="3247" calcext:value-type="float">
            <text:p>3.25E+03</text:p>
          </table:table-cell>
          <table:table-cell office:value-type="float" office:value="0.00000000046821114" calcext:value-type="float">
            <text:p>4.68E-10</text:p>
          </table:table-cell>
          <table:table-cell/>
          <table:table-cell table:formula="of:=(1/[.D2100])*(10^4)" office:value-type="float" office:value="3.07976593778873" calcext:value-type="float">
            <text:p>3.07976593778873</text:p>
          </table:table-cell>
          <table:table-cell table:formula="of:=(2.5*LOG(([.E2100]/[.B2100]);10)-2.6)/0.38" office:value-type="float" office:value="2.37079031746153" calcext:value-type="float">
            <text:p>2.37079031746153</text:p>
          </table:table-cell>
          <table:table-cell table:number-columns-repeated="8"/>
        </table:table-row>
        <table:table-row table:style-name="ro1">
          <table:table-cell office:value-type="float" office:value="3248" calcext:value-type="float">
            <text:p>3.25E+03</text:p>
          </table:table-cell>
          <table:table-cell office:value-type="float" office:value="0.0000000000175624740409996" calcext:value-type="float">
            <text:p>1.76E-11</text:p>
          </table:table-cell>
          <table:table-cell/>
          <table:table-cell office:value-type="float" office:value="3248" calcext:value-type="float">
            <text:p>3.25E+03</text:p>
          </table:table-cell>
          <table:table-cell office:value-type="float" office:value="0.000000000460936779479998" calcext:value-type="float">
            <text:p>4.61E-10</text:p>
          </table:table-cell>
          <table:table-cell/>
          <table:table-cell table:formula="of:=(1/[.D2101])*(10^4)" office:value-type="float" office:value="3.07881773399015" calcext:value-type="float">
            <text:p>3.07881773399015</text:p>
          </table:table-cell>
          <table:table-cell table:formula="of:=(2.5*LOG(([.E2101]/[.B2101]);10)-2.6)/0.38" office:value-type="float" office:value="2.49378728815693" calcext:value-type="float">
            <text:p>2.49378728815693</text:p>
          </table:table-cell>
          <table:table-cell table:number-columns-repeated="8"/>
        </table:table-row>
        <table:table-row table:style-name="ro1">
          <table:table-cell office:value-type="float" office:value="3249" calcext:value-type="float">
            <text:p>3.25E+03</text:p>
          </table:table-cell>
          <table:table-cell office:value-type="float" office:value="0.000000000017082037" calcext:value-type="float">
            <text:p>1.71E-11</text:p>
          </table:table-cell>
          <table:table-cell/>
          <table:table-cell office:value-type="float" office:value="3249" calcext:value-type="float">
            <text:p>3.25E+03</text:p>
          </table:table-cell>
          <table:table-cell office:value-type="float" office:value="0.00000000045764562" calcext:value-type="float">
            <text:p>4.58E-10</text:p>
          </table:table-cell>
          <table:table-cell/>
          <table:table-cell table:formula="of:=(1/[.D2102])*(10^4)" office:value-type="float" office:value="3.07787011388119" calcext:value-type="float">
            <text:p>3.07787011388119</text:p>
          </table:table-cell>
          <table:table-cell table:formula="of:=(2.5*LOG(([.E2102]/[.B2102]);10)-2.6)/0.38" office:value-type="float" office:value="2.55256349989466" calcext:value-type="float">
            <text:p>2.55256349989466</text:p>
          </table:table-cell>
          <table:table-cell table:number-columns-repeated="8"/>
        </table:table-row>
        <table:table-row table:style-name="ro1">
          <table:table-cell office:value-type="float" office:value="3250" calcext:value-type="float">
            <text:p>3.25E+03</text:p>
          </table:table-cell>
          <table:table-cell office:value-type="float" office:value="0.0000000000170533553836608" calcext:value-type="float">
            <text:p>1.71E-11</text:p>
          </table:table-cell>
          <table:table-cell/>
          <table:table-cell office:value-type="float" office:value="3250" calcext:value-type="float">
            <text:p>3.25E+03</text:p>
          </table:table-cell>
          <table:table-cell office:value-type="float" office:value="0.000000000456476570430663" calcext:value-type="float">
            <text:p>4.56E-10</text:p>
          </table:table-cell>
          <table:table-cell/>
          <table:table-cell table:formula="of:=(1/[.D2103])*(10^4)" office:value-type="float" office:value="3.07692307692308" calcext:value-type="float">
            <text:p>3.07692307692308</text:p>
          </table:table-cell>
          <table:table-cell table:formula="of:=(2.5*LOG(([.E2103]/[.B2103]);10)-2.6)/0.38" office:value-type="float" office:value="2.55005689983023" calcext:value-type="float">
            <text:p>2.55005689983023</text:p>
          </table:table-cell>
          <table:table-cell table:number-columns-repeated="8"/>
        </table:table-row>
        <table:table-row table:style-name="ro1">
          <table:table-cell office:value-type="float" office:value="3251" calcext:value-type="float">
            <text:p>3.25E+03</text:p>
          </table:table-cell>
          <table:table-cell office:value-type="float" office:value="0.000000000015611455" calcext:value-type="float">
            <text:p>1.56E-11</text:p>
          </table:table-cell>
          <table:table-cell/>
          <table:table-cell office:value-type="float" office:value="3251" calcext:value-type="float">
            <text:p>3.25E+03</text:p>
          </table:table-cell>
          <table:table-cell office:value-type="float" office:value="0.00000000039770537" calcext:value-type="float">
            <text:p>3.98E-10</text:p>
          </table:table-cell>
          <table:table-cell/>
          <table:table-cell table:formula="of:=(1/[.D2104])*(10^4)" office:value-type="float" office:value="3.07597662257767" calcext:value-type="float">
            <text:p>3.07597662257767</text:p>
          </table:table-cell>
          <table:table-cell table:formula="of:=(2.5*LOG(([.E2104]/[.B2104]);10)-2.6)/0.38" office:value-type="float" office:value="2.40867153637665" calcext:value-type="float">
            <text:p>2.40867153637665</text:p>
          </table:table-cell>
          <table:table-cell table:number-columns-repeated="8"/>
        </table:table-row>
        <table:table-row table:style-name="ro1">
          <table:table-cell office:value-type="float" office:value="3252" calcext:value-type="float">
            <text:p>3.25E+03</text:p>
          </table:table-cell>
          <table:table-cell office:value-type="float" office:value="0.000000000015611455" calcext:value-type="float">
            <text:p>1.56E-11</text:p>
          </table:table-cell>
          <table:table-cell/>
          <table:table-cell office:value-type="float" office:value="3252" calcext:value-type="float">
            <text:p>3.25E+03</text:p>
          </table:table-cell>
          <table:table-cell office:value-type="float" office:value="0.00000000039770537" calcext:value-type="float">
            <text:p>3.98E-10</text:p>
          </table:table-cell>
          <table:table-cell/>
          <table:table-cell table:formula="of:=(1/[.D2105])*(10^4)" office:value-type="float" office:value="3.0750307503075" calcext:value-type="float">
            <text:p>3.0750307503075</text:p>
          </table:table-cell>
          <table:table-cell table:formula="of:=(2.5*LOG(([.E2105]/[.B2105]);10)-2.6)/0.38" office:value-type="float" office:value="2.40867153637665" calcext:value-type="float">
            <text:p>2.40867153637665</text:p>
          </table:table-cell>
          <table:table-cell table:number-columns-repeated="8"/>
        </table:table-row>
        <table:table-row table:style-name="ro1">
          <table:table-cell office:value-type="float" office:value="3253" calcext:value-type="float">
            <text:p>3.25E+03</text:p>
          </table:table-cell>
          <table:table-cell office:value-type="float" office:value="0.00000000001581987055" calcext:value-type="float">
            <text:p>1.58E-11</text:p>
          </table:table-cell>
          <table:table-cell/>
          <table:table-cell office:value-type="float" office:value="3253" calcext:value-type="float">
            <text:p>3.25E+03</text:p>
          </table:table-cell>
          <table:table-cell office:value-type="float" office:value="0.000000000424313174999993" calcext:value-type="float">
            <text:p>4.24E-10</text:p>
          </table:table-cell>
          <table:table-cell/>
          <table:table-cell table:formula="of:=(1/[.D2106])*(10^4)" office:value-type="float" office:value="3.07408545957578" calcext:value-type="float">
            <text:p>3.07408545957578</text:p>
          </table:table-cell>
          <table:table-cell table:formula="of:=(2.5*LOG(([.E2106]/[.B2106]);10)-2.6)/0.38" office:value-type="float" office:value="2.55581310159903" calcext:value-type="float">
            <text:p>2.55581310159903</text:p>
          </table:table-cell>
          <table:table-cell table:number-columns-repeated="8"/>
        </table:table-row>
        <table:table-row table:style-name="ro1">
          <table:table-cell office:value-type="float" office:value="3254" calcext:value-type="float">
            <text:p>3.25E+03</text:p>
          </table:table-cell>
          <table:table-cell office:value-type="float" office:value="0.000000000016206928" calcext:value-type="float">
            <text:p>1.62E-11</text:p>
          </table:table-cell>
          <table:table-cell/>
          <table:table-cell office:value-type="float" office:value="3254" calcext:value-type="float">
            <text:p>3.25E+03</text:p>
          </table:table-cell>
          <table:table-cell office:value-type="float" office:value="0.00000000047372767" calcext:value-type="float">
            <text:p>4.74E-10</text:p>
          </table:table-cell>
          <table:table-cell/>
          <table:table-cell table:formula="of:=(1/[.D2107])*(10^4)" office:value-type="float" office:value="3.07314074984634" calcext:value-type="float">
            <text:p>3.07314074984634</text:p>
          </table:table-cell>
          <table:table-cell table:formula="of:=(2.5*LOG(([.E2107]/[.B2107]);10)-2.6)/0.38" office:value-type="float" office:value="2.80150032539676" calcext:value-type="float">
            <text:p>2.80150032539676</text:p>
          </table:table-cell>
          <table:table-cell table:number-columns-repeated="8"/>
        </table:table-row>
        <table:table-row table:style-name="ro1">
          <table:table-cell office:value-type="float" office:value="3255" calcext:value-type="float">
            <text:p>3.26E+03</text:p>
          </table:table-cell>
          <table:table-cell office:value-type="float" office:value="0.000000000016206928" calcext:value-type="float">
            <text:p>1.62E-11</text:p>
          </table:table-cell>
          <table:table-cell/>
          <table:table-cell office:value-type="float" office:value="3255" calcext:value-type="float">
            <text:p>3.26E+03</text:p>
          </table:table-cell>
          <table:table-cell office:value-type="float" office:value="0.00000000047372767" calcext:value-type="float">
            <text:p>4.74E-10</text:p>
          </table:table-cell>
          <table:table-cell/>
          <table:table-cell table:formula="of:=(1/[.D2108])*(10^4)" office:value-type="float" office:value="3.07219662058372" calcext:value-type="float">
            <text:p>3.07219662058372</text:p>
          </table:table-cell>
          <table:table-cell table:formula="of:=(2.5*LOG(([.E2108]/[.B2108]);10)-2.6)/0.38" office:value-type="float" office:value="2.80150032539676" calcext:value-type="float">
            <text:p>2.80150032539676</text:p>
          </table:table-cell>
          <table:table-cell table:number-columns-repeated="8"/>
        </table:table-row>
        <table:table-row table:style-name="ro1">
          <table:table-cell office:value-type="float" office:value="3256" calcext:value-type="float">
            <text:p>3.26E+03</text:p>
          </table:table-cell>
          <table:table-cell office:value-type="float" office:value="0.0000000000170978227039971" calcext:value-type="float">
            <text:p>1.71E-11</text:p>
          </table:table-cell>
          <table:table-cell/>
          <table:table-cell office:value-type="float" office:value="3256" calcext:value-type="float">
            <text:p>3.26E+03</text:p>
          </table:table-cell>
          <table:table-cell office:value-type="float" office:value="0.000000000447340527757792" calcext:value-type="float">
            <text:p>4.47E-10</text:p>
          </table:table-cell>
          <table:table-cell/>
          <table:table-cell table:formula="of:=(1/[.D2109])*(10^4)" office:value-type="float" office:value="3.07125307125307" calcext:value-type="float">
            <text:p>3.07125307125307</text:p>
          </table:table-cell>
          <table:table-cell table:formula="of:=(2.5*LOG(([.E2109]/[.B2109]);10)-2.6)/0.38" office:value-type="float" office:value="2.48485155546193" calcext:value-type="float">
            <text:p>2.48485155546193</text:p>
          </table:table-cell>
          <table:table-cell table:number-columns-repeated="8"/>
        </table:table-row>
        <table:table-row table:style-name="ro1">
          <table:table-cell office:value-type="float" office:value="3257" calcext:value-type="float">
            <text:p>3.26E+03</text:p>
          </table:table-cell>
          <table:table-cell office:value-type="float" office:value="0.000000000017516183" calcext:value-type="float">
            <text:p>1.75E-11</text:p>
          </table:table-cell>
          <table:table-cell/>
          <table:table-cell office:value-type="float" office:value="3257" calcext:value-type="float">
            <text:p>3.26E+03</text:p>
          </table:table-cell>
          <table:table-cell office:value-type="float" office:value="0.00000000043494924" calcext:value-type="float">
            <text:p>4.35E-10</text:p>
          </table:table-cell>
          <table:table-cell/>
          <table:table-cell table:formula="of:=(1/[.D2110])*(10^4)" office:value-type="float" office:value="3.07031010132023" calcext:value-type="float">
            <text:p>3.07031010132023</text:p>
          </table:table-cell>
          <table:table-cell table:formula="of:=(2.5*LOG(([.E2110]/[.B2110]);10)-2.6)/0.38" office:value-type="float" office:value="2.3355204111637" calcext:value-type="float">
            <text:p>2.3355204111637</text:p>
          </table:table-cell>
          <table:table-cell table:number-columns-repeated="8"/>
        </table:table-row>
        <table:table-row table:style-name="ro1">
          <table:table-cell office:value-type="float" office:value="3258" calcext:value-type="float">
            <text:p>3.26E+03</text:p>
          </table:table-cell>
          <table:table-cell office:value-type="float" office:value="0.0000000000175135126310891" calcext:value-type="float">
            <text:p>1.75E-11</text:p>
          </table:table-cell>
          <table:table-cell/>
          <table:table-cell office:value-type="float" office:value="3258" calcext:value-type="float">
            <text:p>3.26E+03</text:p>
          </table:table-cell>
          <table:table-cell office:value-type="float" office:value="0.000000000434629359105" calcext:value-type="float">
            <text:p>4.35E-10</text:p>
          </table:table-cell>
          <table:table-cell/>
          <table:table-cell table:formula="of:=(1/[.D2111])*(10^4)" office:value-type="float" office:value="3.06936771025169" calcext:value-type="float">
            <text:p>3.06936771025169</text:p>
          </table:table-cell>
          <table:table-cell table:formula="of:=(2.5*LOG(([.E2111]/[.B2111]);10)-2.6)/0.38" office:value-type="float" office:value="2.33385394432891" calcext:value-type="float">
            <text:p>2.33385394432891</text:p>
          </table:table-cell>
          <table:table-cell table:number-columns-repeated="8"/>
        </table:table-row>
        <table:table-row table:style-name="ro1">
          <table:table-cell office:value-type="float" office:value="3259" calcext:value-type="float">
            <text:p>3.26E+03</text:p>
          </table:table-cell>
          <table:table-cell office:value-type="float" office:value="0.00000000001728402" calcext:value-type="float">
            <text:p>1.73E-11</text:p>
          </table:table-cell>
          <table:table-cell/>
          <table:table-cell office:value-type="float" office:value="3259" calcext:value-type="float">
            <text:p>3.26E+03</text:p>
          </table:table-cell>
          <table:table-cell office:value-type="float" office:value="0.00000000040713866" calcext:value-type="float">
            <text:p>4.07E-10</text:p>
          </table:table-cell>
          <table:table-cell/>
          <table:table-cell table:formula="of:=(1/[.D2112])*(10^4)" office:value-type="float" office:value="3.06842589751457" calcext:value-type="float">
            <text:p>3.06842589751457</text:p>
          </table:table-cell>
          <table:table-cell table:formula="of:=(2.5*LOG(([.E2112]/[.B2112]);10)-2.6)/0.38" office:value-type="float" office:value="2.18485251809335" calcext:value-type="float">
            <text:p>2.18485251809335</text:p>
          </table:table-cell>
          <table:table-cell table:number-columns-repeated="8"/>
        </table:table-row>
        <table:table-row table:style-name="ro1">
          <table:table-cell office:value-type="float" office:value="3260" calcext:value-type="float">
            <text:p>3.26E+03</text:p>
          </table:table-cell>
          <table:table-cell office:value-type="float" office:value="0.00000000001728402" calcext:value-type="float">
            <text:p>1.73E-11</text:p>
          </table:table-cell>
          <table:table-cell/>
          <table:table-cell office:value-type="float" office:value="3260" calcext:value-type="float">
            <text:p>3.26E+03</text:p>
          </table:table-cell>
          <table:table-cell office:value-type="float" office:value="0.00000000040713866" calcext:value-type="float">
            <text:p>4.07E-10</text:p>
          </table:table-cell>
          <table:table-cell/>
          <table:table-cell table:formula="of:=(1/[.D2113])*(10^4)" office:value-type="float" office:value="3.06748466257669" calcext:value-type="float">
            <text:p>3.06748466257669</text:p>
          </table:table-cell>
          <table:table-cell table:formula="of:=(2.5*LOG(([.E2113]/[.B2113]);10)-2.6)/0.38" office:value-type="float" office:value="2.18485251809335" calcext:value-type="float">
            <text:p>2.18485251809335</text:p>
          </table:table-cell>
          <table:table-cell table:number-columns-repeated="8"/>
        </table:table-row>
        <table:table-row table:style-name="ro1">
          <table:table-cell office:value-type="float" office:value="3261" calcext:value-type="float">
            <text:p>3.26E+03</text:p>
          </table:table-cell>
          <table:table-cell office:value-type="float" office:value="0.0000000000176498502180001" calcext:value-type="float">
            <text:p>1.76E-11</text:p>
          </table:table-cell>
          <table:table-cell/>
          <table:table-cell office:value-type="float" office:value="3261" calcext:value-type="float">
            <text:p>3.26E+03</text:p>
          </table:table-cell>
          <table:table-cell office:value-type="float" office:value="0.000000000397685492719997" calcext:value-type="float">
            <text:p>3.98E-10</text:p>
          </table:table-cell>
          <table:table-cell/>
          <table:table-cell table:formula="of:=(1/[.D2114])*(10^4)" office:value-type="float" office:value="3.06654400490647" calcext:value-type="float">
            <text:p>3.06654400490647</text:p>
          </table:table-cell>
          <table:table-cell table:formula="of:=(2.5*LOG(([.E2114]/[.B2114]);10)-2.6)/0.38" office:value-type="float" office:value="2.05788634434909" calcext:value-type="float">
            <text:p>2.05788634434909</text:p>
          </table:table-cell>
          <table:table-cell table:number-columns-repeated="8"/>
        </table:table-row>
        <table:table-row table:style-name="ro1">
          <table:table-cell office:value-type="float" office:value="3262" calcext:value-type="float">
            <text:p>3.26E+03</text:p>
          </table:table-cell>
          <table:table-cell office:value-type="float" office:value="0.000000000018353699" calcext:value-type="float">
            <text:p>1.84E-11</text:p>
          </table:table-cell>
          <table:table-cell/>
          <table:table-cell office:value-type="float" office:value="3262" calcext:value-type="float">
            <text:p>3.26E+03</text:p>
          </table:table-cell>
          <table:table-cell office:value-type="float" office:value="0.00000000037949782" calcext:value-type="float">
            <text:p>3.79E-10</text:p>
          </table:table-cell>
          <table:table-cell/>
          <table:table-cell table:formula="of:=(1/[.D2115])*(10^4)" office:value-type="float" office:value="3.06560392397302" calcext:value-type="float">
            <text:p>3.06560392397302</text:p>
          </table:table-cell>
          <table:table-cell table:formula="of:=(2.5*LOG(([.E2115]/[.B2115]);10)-2.6)/0.38" office:value-type="float" office:value="1.81240579243394" calcext:value-type="float">
            <text:p>1.81240579243394</text:p>
          </table:table-cell>
          <table:table-cell table:number-columns-repeated="8"/>
        </table:table-row>
        <table:table-row table:style-name="ro1">
          <table:table-cell office:value-type="float" office:value="3263" calcext:value-type="float">
            <text:p>3.26E+03</text:p>
          </table:table-cell>
          <table:table-cell office:value-type="float" office:value="0.000000000018353699" calcext:value-type="float">
            <text:p>1.84E-11</text:p>
          </table:table-cell>
          <table:table-cell/>
          <table:table-cell office:value-type="float" office:value="3263" calcext:value-type="float">
            <text:p>3.26E+03</text:p>
          </table:table-cell>
          <table:table-cell office:value-type="float" office:value="0.00000000037949782" calcext:value-type="float">
            <text:p>3.79E-10</text:p>
          </table:table-cell>
          <table:table-cell/>
          <table:table-cell table:formula="of:=(1/[.D2116])*(10^4)" office:value-type="float" office:value="3.06466441924609" calcext:value-type="float">
            <text:p>3.06466441924609</text:p>
          </table:table-cell>
          <table:table-cell table:formula="of:=(2.5*LOG(([.E2116]/[.B2116]);10)-2.6)/0.38" office:value-type="float" office:value="1.81240579243394" calcext:value-type="float">
            <text:p>1.81240579243394</text:p>
          </table:table-cell>
          <table:table-cell table:number-columns-repeated="8"/>
        </table:table-row>
        <table:table-row table:style-name="ro1">
          <table:table-cell office:value-type="float" office:value="3264" calcext:value-type="float">
            <text:p>3.26E+03</text:p>
          </table:table-cell>
          <table:table-cell office:value-type="float" office:value="0.0000000000203027426611696" calcext:value-type="float">
            <text:p>2.03E-11</text:p>
          </table:table-cell>
          <table:table-cell/>
          <table:table-cell office:value-type="float" office:value="3264" calcext:value-type="float">
            <text:p>3.26E+03</text:p>
          </table:table-cell>
          <table:table-cell office:value-type="float" office:value="0.000000000409779706403558" calcext:value-type="float">
            <text:p>4.10E-10</text:p>
          </table:table-cell>
          <table:table-cell/>
          <table:table-cell table:formula="of:=(1/[.D2117])*(10^4)" office:value-type="float" office:value="3.06372549019608" calcext:value-type="float">
            <text:p>3.06372549019608</text:p>
          </table:table-cell>
          <table:table-cell table:formula="of:=(2.5*LOG(([.E2117]/[.B2117]);10)-2.6)/0.38" office:value-type="float" office:value="1.74339300665107" calcext:value-type="float">
            <text:p>1.74339300665107</text:p>
          </table:table-cell>
          <table:table-cell table:number-columns-repeated="8"/>
        </table:table-row>
        <table:table-row table:style-name="ro1">
          <table:table-cell office:value-type="float" office:value="3265" calcext:value-type="float">
            <text:p>3.27E+03</text:p>
          </table:table-cell>
          <table:table-cell office:value-type="float" office:value="0.000000000021252083" calcext:value-type="float">
            <text:p>2.13E-11</text:p>
          </table:table-cell>
          <table:table-cell/>
          <table:table-cell office:value-type="float" office:value="3265" calcext:value-type="float">
            <text:p>3.27E+03</text:p>
          </table:table-cell>
          <table:table-cell office:value-type="float" office:value="0.00000000042452941" calcext:value-type="float">
            <text:p>4.25E-10</text:p>
          </table:table-cell>
          <table:table-cell/>
          <table:table-cell table:formula="of:=(1/[.D2118])*(10^4)" office:value-type="float" office:value="3.06278713629403" calcext:value-type="float">
            <text:p>3.06278713629403</text:p>
          </table:table-cell>
          <table:table-cell table:formula="of:=(2.5*LOG(([.E2118]/[.B2118]);10)-2.6)/0.38" office:value-type="float" office:value="1.71385709694933" calcext:value-type="float">
            <text:p>1.71385709694933</text:p>
          </table:table-cell>
          <table:table-cell table:number-columns-repeated="8"/>
        </table:table-row>
        <table:table-row table:style-name="ro1">
          <table:table-cell office:value-type="float" office:value="3266" calcext:value-type="float">
            <text:p>3.27E+03</text:p>
          </table:table-cell>
          <table:table-cell office:value-type="float" office:value="0.0000000000212377910580008" calcext:value-type="float">
            <text:p>2.12E-11</text:p>
          </table:table-cell>
          <table:table-cell/>
          <table:table-cell office:value-type="float" office:value="3266" calcext:value-type="float">
            <text:p>3.27E+03</text:p>
          </table:table-cell>
          <table:table-cell office:value-type="float" office:value="0.000000000424249766510016" calcext:value-type="float">
            <text:p>4.24E-10</text:p>
          </table:table-cell>
          <table:table-cell/>
          <table:table-cell table:formula="of:=(1/[.D2119])*(10^4)" office:value-type="float" office:value="3.06184935701163" calcext:value-type="float">
            <text:p>3.06184935701163</text:p>
          </table:table-cell>
          <table:table-cell table:formula="of:=(2.5*LOG(([.E2119]/[.B2119]);10)-2.6)/0.38" office:value-type="float" office:value="1.71389650111185" calcext:value-type="float">
            <text:p>1.71389650111185</text:p>
          </table:table-cell>
          <table:table-cell table:number-columns-repeated="8"/>
        </table:table-row>
        <table:table-row table:style-name="ro1">
          <table:table-cell office:value-type="float" office:value="3267" calcext:value-type="float">
            <text:p>3.27E+03</text:p>
          </table:table-cell>
          <table:table-cell office:value-type="float" office:value="0.000000000017168671" calcext:value-type="float">
            <text:p>1.72E-11</text:p>
          </table:table-cell>
          <table:table-cell/>
          <table:table-cell office:value-type="float" office:value="3267" calcext:value-type="float">
            <text:p>3.27E+03</text:p>
          </table:table-cell>
          <table:table-cell office:value-type="float" office:value="0.00000000034463127" calcext:value-type="float">
            <text:p>3.45E-10</text:p>
          </table:table-cell>
          <table:table-cell/>
          <table:table-cell table:formula="of:=(1/[.D2120])*(10^4)" office:value-type="float" office:value="3.06091215182124" calcext:value-type="float">
            <text:p>3.06091215182124</text:p>
          </table:table-cell>
          <table:table-cell table:formula="of:=(2.5*LOG(([.E2120]/[.B2120]);10)-2.6)/0.38" office:value-type="float" office:value="1.72775001352598" calcext:value-type="float">
            <text:p>1.72775001352598</text:p>
          </table:table-cell>
          <table:table-cell table:number-columns-repeated="8"/>
        </table:table-row>
        <table:table-row table:style-name="ro1">
          <table:table-cell office:value-type="float" office:value="3268" calcext:value-type="float">
            <text:p>3.27E+03</text:p>
          </table:table-cell>
          <table:table-cell office:value-type="float" office:value="0.000000000017168671" calcext:value-type="float">
            <text:p>1.72E-11</text:p>
          </table:table-cell>
          <table:table-cell/>
          <table:table-cell office:value-type="float" office:value="3268" calcext:value-type="float">
            <text:p>3.27E+03</text:p>
          </table:table-cell>
          <table:table-cell office:value-type="float" office:value="0.00000000034463127" calcext:value-type="float">
            <text:p>3.45E-10</text:p>
          </table:table-cell>
          <table:table-cell/>
          <table:table-cell table:formula="of:=(1/[.D2121])*(10^4)" office:value-type="float" office:value="3.05997552019584" calcext:value-type="float">
            <text:p>3.05997552019584</text:p>
          </table:table-cell>
          <table:table-cell table:formula="of:=(2.5*LOG(([.E2121]/[.B2121]);10)-2.6)/0.38" office:value-type="float" office:value="1.72775001352598" calcext:value-type="float">
            <text:p>1.72775001352598</text:p>
          </table:table-cell>
          <table:table-cell table:number-columns-repeated="8"/>
        </table:table-row>
        <table:table-row table:style-name="ro1">
          <table:table-cell office:value-type="float" office:value="3269" calcext:value-type="float">
            <text:p>3.27E+03</text:p>
          </table:table-cell>
          <table:table-cell office:value-type="float" office:value="0.0000000000168309374374132" calcext:value-type="float">
            <text:p>1.68E-11</text:p>
          </table:table-cell>
          <table:table-cell/>
          <table:table-cell office:value-type="float" office:value="3269" calcext:value-type="float">
            <text:p>3.27E+03</text:p>
          </table:table-cell>
          <table:table-cell office:value-type="float" office:value="0.000000000345921225996481" calcext:value-type="float">
            <text:p>3.46E-10</text:p>
          </table:table-cell>
          <table:table-cell/>
          <table:table-cell table:formula="of:=(1/[.D2122])*(10^4)" office:value-type="float" office:value="3.05903946160905" calcext:value-type="float">
            <text:p>3.05903946160905</text:p>
          </table:table-cell>
          <table:table-cell table:formula="of:=(2.5*LOG(([.E2122]/[.B2122]);10)-2.6)/0.38" office:value-type="float" office:value="1.79519016980372" calcext:value-type="float">
            <text:p>1.79519016980372</text:p>
          </table:table-cell>
          <table:table-cell table:number-columns-repeated="8"/>
        </table:table-row>
        <table:table-row table:style-name="ro1">
          <table:table-cell office:value-type="float" office:value="3270" calcext:value-type="float">
            <text:p>3.27E+03</text:p>
          </table:table-cell>
          <table:table-cell office:value-type="float" office:value="0.00000000001615913" calcext:value-type="float">
            <text:p>1.62E-11</text:p>
          </table:table-cell>
          <table:table-cell/>
          <table:table-cell office:value-type="float" office:value="3270" calcext:value-type="float">
            <text:p>3.27E+03</text:p>
          </table:table-cell>
          <table:table-cell office:value-type="float" office:value="0.00000000034848716" calcext:value-type="float">
            <text:p>3.48E-10</text:p>
          </table:table-cell>
          <table:table-cell/>
          <table:table-cell table:formula="of:=(1/[.D2123])*(10^4)" office:value-type="float" office:value="3.05810397553517" calcext:value-type="float">
            <text:p>3.05810397553517</text:p>
          </table:table-cell>
          <table:table-cell table:formula="of:=(2.5*LOG(([.E2123]/[.B2123]);10)-2.6)/0.38" office:value-type="float" office:value="1.93268951515859" calcext:value-type="float">
            <text:p>1.93268951515859</text:p>
          </table:table-cell>
          <table:table-cell table:number-columns-repeated="8"/>
        </table:table-row>
        <table:table-row table:style-name="ro1">
          <table:table-cell office:value-type="float" office:value="3271" calcext:value-type="float">
            <text:p>3.27E+03</text:p>
          </table:table-cell>
          <table:table-cell office:value-type="float" office:value="0.00000000001615913" calcext:value-type="float">
            <text:p>1.62E-11</text:p>
          </table:table-cell>
          <table:table-cell/>
          <table:table-cell office:value-type="float" office:value="3271" calcext:value-type="float">
            <text:p>3.27E+03</text:p>
          </table:table-cell>
          <table:table-cell office:value-type="float" office:value="0.00000000034848716" calcext:value-type="float">
            <text:p>3.48E-10</text:p>
          </table:table-cell>
          <table:table-cell/>
          <table:table-cell table:formula="of:=(1/[.D2124])*(10^4)" office:value-type="float" office:value="3.0571690614491" calcext:value-type="float">
            <text:p>3.0571690614491</text:p>
          </table:table-cell>
          <table:table-cell table:formula="of:=(2.5*LOG(([.E2124]/[.B2124]);10)-2.6)/0.38" office:value-type="float" office:value="1.93268951515859" calcext:value-type="float">
            <text:p>1.93268951515859</text:p>
          </table:table-cell>
          <table:table-cell table:number-columns-repeated="8"/>
        </table:table-row>
        <table:table-row table:style-name="ro1">
          <table:table-cell office:value-type="float" office:value="3272" calcext:value-type="float">
            <text:p>3.27E+03</text:p>
          </table:table-cell>
          <table:table-cell office:value-type="float" office:value="0.0000000000204029824449998" calcext:value-type="float">
            <text:p>2.04E-11</text:p>
          </table:table-cell>
          <table:table-cell/>
          <table:table-cell office:value-type="float" office:value="3272" calcext:value-type="float">
            <text:p>3.27E+03</text:p>
          </table:table-cell>
          <table:table-cell office:value-type="float" office:value="0.000000000397528236699997" calcext:value-type="float">
            <text:p>3.98E-10</text:p>
          </table:table-cell>
          <table:table-cell/>
          <table:table-cell table:formula="of:=(1/[.D2125])*(10^4)" office:value-type="float" office:value="3.05623471882641" calcext:value-type="float">
            <text:p>3.05623471882641</text:p>
          </table:table-cell>
          <table:table-cell table:formula="of:=(2.5*LOG(([.E2125]/[.B2125]);10)-2.6)/0.38" office:value-type="float" office:value="1.64259425280418" calcext:value-type="float">
            <text:p>1.64259425280418</text:p>
          </table:table-cell>
          <table:table-cell table:number-columns-repeated="8"/>
        </table:table-row>
        <table:table-row table:style-name="ro1">
          <table:table-cell office:value-type="float" office:value="3273" calcext:value-type="float">
            <text:p>3.27E+03</text:p>
          </table:table-cell>
          <table:table-cell office:value-type="float" office:value="0.000000000022540863" calcext:value-type="float">
            <text:p>2.25E-11</text:p>
          </table:table-cell>
          <table:table-cell/>
          <table:table-cell office:value-type="float" office:value="3273" calcext:value-type="float">
            <text:p>3.27E+03</text:p>
          </table:table-cell>
          <table:table-cell office:value-type="float" office:value="0.00000000042223314" calcext:value-type="float">
            <text:p>4.22E-10</text:p>
          </table:table-cell>
          <table:table-cell/>
          <table:table-cell table:formula="of:=(1/[.D2126])*(10^4)" office:value-type="float" office:value="3.05530094714329" calcext:value-type="float">
            <text:p>3.05530094714329</text:p>
          </table:table-cell>
          <table:table-cell table:formula="of:=(2.5*LOG(([.E2126]/[.B2126]);10)-2.6)/0.38" office:value-type="float" office:value="1.53014327326554" calcext:value-type="float">
            <text:p>1.53014327326554</text:p>
          </table:table-cell>
          <table:table-cell table:number-columns-repeated="8"/>
        </table:table-row>
        <table:table-row table:style-name="ro1">
          <table:table-cell office:value-type="float" office:value="3274" calcext:value-type="float">
            <text:p>3.27E+03</text:p>
          </table:table-cell>
          <table:table-cell office:value-type="float" office:value="0.000000000022540863" calcext:value-type="float">
            <text:p>2.25E-11</text:p>
          </table:table-cell>
          <table:table-cell/>
          <table:table-cell office:value-type="float" office:value="3274" calcext:value-type="float">
            <text:p>3.27E+03</text:p>
          </table:table-cell>
          <table:table-cell office:value-type="float" office:value="0.00000000042223314" calcext:value-type="float">
            <text:p>4.22E-10</text:p>
          </table:table-cell>
          <table:table-cell/>
          <table:table-cell table:formula="of:=(1/[.D2127])*(10^4)" office:value-type="float" office:value="3.0543677458766" calcext:value-type="float">
            <text:p>3.0543677458766</text:p>
          </table:table-cell>
          <table:table-cell table:formula="of:=(2.5*LOG(([.E2127]/[.B2127]);10)-2.6)/0.38" office:value-type="float" office:value="1.53014327326554" calcext:value-type="float">
            <text:p>1.53014327326554</text:p>
          </table:table-cell>
          <table:table-cell table:number-columns-repeated="8"/>
        </table:table-row>
        <table:table-row table:style-name="ro1">
          <table:table-cell office:value-type="float" office:value="3275" calcext:value-type="float">
            <text:p>3.28E+03</text:p>
          </table:table-cell>
          <table:table-cell office:value-type="float" office:value="0.0000000000206627994885" calcext:value-type="float">
            <text:p>2.07E-11</text:p>
          </table:table-cell>
          <table:table-cell/>
          <table:table-cell office:value-type="float" office:value="3275" calcext:value-type="float">
            <text:p>3.28E+03</text:p>
          </table:table-cell>
          <table:table-cell office:value-type="float" office:value="0.00000000043218352088" calcext:value-type="float">
            <text:p>4.32E-10</text:p>
          </table:table-cell>
          <table:table-cell/>
          <table:table-cell table:formula="of:=(1/[.D2128])*(10^4)" office:value-type="float" office:value="3.05343511450382" calcext:value-type="float">
            <text:p>3.05343511450382</text:p>
          </table:table-cell>
          <table:table-cell table:formula="of:=(2.5*LOG(([.E2128]/[.B2128]);10)-2.6)/0.38" office:value-type="float" office:value="1.845256854758" calcext:value-type="float">
            <text:p>1.845256854758</text:p>
          </table:table-cell>
          <table:table-cell table:number-columns-repeated="8"/>
        </table:table-row>
        <table:table-row table:style-name="ro1">
          <table:table-cell office:value-type="float" office:value="3276" calcext:value-type="float">
            <text:p>3.28E+03</text:p>
          </table:table-cell>
          <table:table-cell office:value-type="float" office:value="0.00000000002065431" calcext:value-type="float">
            <text:p>2.07E-11</text:p>
          </table:table-cell>
          <table:table-cell/>
          <table:table-cell office:value-type="float" office:value="3276" calcext:value-type="float">
            <text:p>3.28E+03</text:p>
          </table:table-cell>
          <table:table-cell office:value-type="float" office:value="0.0000000004322285" calcext:value-type="float">
            <text:p>4.32E-10</text:p>
          </table:table-cell>
          <table:table-cell/>
          <table:table-cell table:formula="of:=(1/[.D2129])*(10^4)" office:value-type="float" office:value="3.05250305250305" calcext:value-type="float">
            <text:p>3.05250305250305</text:p>
          </table:table-cell>
          <table:table-cell table:formula="of:=(2.5*LOG(([.E2129]/[.B2129]);10)-2.6)/0.38" office:value-type="float" office:value="1.84672834650237" calcext:value-type="float">
            <text:p>1.84672834650237</text:p>
          </table:table-cell>
          <table:table-cell table:number-columns-repeated="8"/>
        </table:table-row>
        <table:table-row table:style-name="ro1">
          <table:table-cell office:value-type="float" office:value="3277" calcext:value-type="float">
            <text:p>3.28E+03</text:p>
          </table:table-cell>
          <table:table-cell office:value-type="float" office:value="0.0000000000195435575839999" calcext:value-type="float">
            <text:p>1.95E-11</text:p>
          </table:table-cell>
          <table:table-cell/>
          <table:table-cell office:value-type="float" office:value="3277" calcext:value-type="float">
            <text:p>3.28E+03</text:p>
          </table:table-cell>
          <table:table-cell office:value-type="float" office:value="0.000000000364749773039996" calcext:value-type="float">
            <text:p>3.65E-10</text:p>
          </table:table-cell>
          <table:table-cell/>
          <table:table-cell table:formula="of:=(1/[.D2130])*(10^4)" office:value-type="float" office:value="3.05157155935307" calcext:value-type="float">
            <text:p>3.05157155935307</text:p>
          </table:table-cell>
          <table:table-cell table:formula="of:=(2.5*LOG(([.E2130]/[.B2130]);10)-2.6)/0.38" office:value-type="float" office:value="1.51968031295104" calcext:value-type="float">
            <text:p>1.51968031295104</text:p>
          </table:table-cell>
          <table:table-cell table:number-columns-repeated="8"/>
        </table:table-row>
        <table:table-row table:style-name="ro1">
          <table:table-cell office:value-type="float" office:value="3278" calcext:value-type="float">
            <text:p>3.28E+03</text:p>
          </table:table-cell>
          <table:table-cell office:value-type="float" office:value="0.000000000017247094" calcext:value-type="float">
            <text:p>1.72E-11</text:p>
          </table:table-cell>
          <table:table-cell/>
          <table:table-cell office:value-type="float" office:value="3278" calcext:value-type="float">
            <text:p>3.28E+03</text:p>
          </table:table-cell>
          <table:table-cell office:value-type="float" office:value="0.00000000022523854" calcext:value-type="float">
            <text:p>2.25E-10</text:p>
          </table:table-cell>
          <table:table-cell/>
          <table:table-cell table:formula="of:=(1/[.D2131])*(10^4)" office:value-type="float" office:value="3.05064063453325" calcext:value-type="float">
            <text:p>3.05064063453325</text:p>
          </table:table-cell>
          <table:table-cell table:formula="of:=(2.5*LOG(([.E2131]/[.B2131]);10)-2.6)/0.38" office:value-type="float" office:value="0.499518244821761" calcext:value-type="float">
            <text:p>0.499518244821761</text:p>
          </table:table-cell>
          <table:table-cell table:number-columns-repeated="8"/>
        </table:table-row>
        <table:table-row table:style-name="ro1">
          <table:table-cell office:value-type="float" office:value="3279" calcext:value-type="float">
            <text:p>3.28E+03</text:p>
          </table:table-cell>
          <table:table-cell office:value-type="float" office:value="0.000000000017247094" calcext:value-type="float">
            <text:p>1.72E-11</text:p>
          </table:table-cell>
          <table:table-cell/>
          <table:table-cell office:value-type="float" office:value="3279" calcext:value-type="float">
            <text:p>3.28E+03</text:p>
          </table:table-cell>
          <table:table-cell office:value-type="float" office:value="0.00000000022523854" calcext:value-type="float">
            <text:p>2.25E-10</text:p>
          </table:table-cell>
          <table:table-cell/>
          <table:table-cell table:formula="of:=(1/[.D2132])*(10^4)" office:value-type="float" office:value="3.04971027752364" calcext:value-type="float">
            <text:p>3.04971027752364</text:p>
          </table:table-cell>
          <table:table-cell table:formula="of:=(2.5*LOG(([.E2132]/[.B2132]);10)-2.6)/0.38" office:value-type="float" office:value="0.499518244821761" calcext:value-type="float">
            <text:p>0.499518244821761</text:p>
          </table:table-cell>
          <table:table-cell table:number-columns-repeated="8"/>
        </table:table-row>
        <table:table-row table:style-name="ro1">
          <table:table-cell office:value-type="float" office:value="3280" calcext:value-type="float">
            <text:p>3.28E+03</text:p>
          </table:table-cell>
          <table:table-cell office:value-type="float" office:value="0.0000000000176802005391186" calcext:value-type="float">
            <text:p>1.77E-11</text:p>
          </table:table-cell>
          <table:table-cell/>
          <table:table-cell office:value-type="float" office:value="3280" calcext:value-type="float">
            <text:p>3.28E+03</text:p>
          </table:table-cell>
          <table:table-cell office:value-type="float" office:value="0.000000000283178315638698" calcext:value-type="float">
            <text:p>2.83E-10</text:p>
          </table:table-cell>
          <table:table-cell/>
          <table:table-cell table:formula="of:=(1/[.D2133])*(10^4)" office:value-type="float" office:value="3.04878048780488" calcext:value-type="float">
            <text:p>3.04878048780488</text:p>
          </table:table-cell>
          <table:table-cell table:formula="of:=(2.5*LOG(([.E2133]/[.B2133]);10)-2.6)/0.38" office:value-type="float" office:value="1.08271583877186" calcext:value-type="float">
            <text:p>1.08271583877186</text:p>
          </table:table-cell>
          <table:table-cell table:number-columns-repeated="8"/>
        </table:table-row>
        <table:table-row table:style-name="ro1">
          <table:table-cell office:value-type="float" office:value="3281" calcext:value-type="float">
            <text:p>3.28E+03</text:p>
          </table:table-cell>
          <table:table-cell office:value-type="float" office:value="0.000000000017906857" calcext:value-type="float">
            <text:p>1.79E-11</text:p>
          </table:table-cell>
          <table:table-cell/>
          <table:table-cell office:value-type="float" office:value="3281" calcext:value-type="float">
            <text:p>3.28E+03</text:p>
          </table:table-cell>
          <table:table-cell office:value-type="float" office:value="0.00000000031349978" calcext:value-type="float">
            <text:p>3.13E-10</text:p>
          </table:table-cell>
          <table:table-cell/>
          <table:table-cell table:formula="of:=(1/[.D2134])*(10^4)" office:value-type="float" office:value="3.04785126485827" calcext:value-type="float">
            <text:p>3.04785126485827</text:p>
          </table:table-cell>
          <table:table-cell table:formula="of:=(2.5*LOG(([.E2134]/[.B2134]);10)-2.6)/0.38" office:value-type="float" office:value="1.33695970360675" calcext:value-type="float">
            <text:p>1.33695970360675</text:p>
          </table:table-cell>
          <table:table-cell table:number-columns-repeated="8"/>
        </table:table-row>
        <table:table-row table:style-name="ro1">
          <table:table-cell office:value-type="float" office:value="3282" calcext:value-type="float">
            <text:p>3.28E+03</text:p>
          </table:table-cell>
          <table:table-cell office:value-type="float" office:value="0.000000000017906857" calcext:value-type="float">
            <text:p>1.79E-11</text:p>
          </table:table-cell>
          <table:table-cell/>
          <table:table-cell office:value-type="float" office:value="3282" calcext:value-type="float">
            <text:p>3.28E+03</text:p>
          </table:table-cell>
          <table:table-cell office:value-type="float" office:value="0.00000000031349978" calcext:value-type="float">
            <text:p>3.13E-10</text:p>
          </table:table-cell>
          <table:table-cell/>
          <table:table-cell table:formula="of:=(1/[.D2135])*(10^4)" office:value-type="float" office:value="3.04692260816575" calcext:value-type="float">
            <text:p>3.04692260816575</text:p>
          </table:table-cell>
          <table:table-cell table:formula="of:=(2.5*LOG(([.E2135]/[.B2135]);10)-2.6)/0.38" office:value-type="float" office:value="1.33695970360675" calcext:value-type="float">
            <text:p>1.33695970360675</text:p>
          </table:table-cell>
          <table:table-cell table:number-columns-repeated="8"/>
        </table:table-row>
        <table:table-row table:style-name="ro1">
          <table:table-cell office:value-type="float" office:value="3283" calcext:value-type="float">
            <text:p>3.28E+03</text:p>
          </table:table-cell>
          <table:table-cell office:value-type="float" office:value="0.0000000000140078798964708" calcext:value-type="float">
            <text:p>1.40E-11</text:p>
          </table:table-cell>
          <table:table-cell/>
          <table:table-cell office:value-type="float" office:value="3283" calcext:value-type="float">
            <text:p>3.28E+03</text:p>
          </table:table-cell>
          <table:table-cell office:value-type="float" office:value="0.000000000393409444714509" calcext:value-type="float">
            <text:p>3.93E-10</text:p>
          </table:table-cell>
          <table:table-cell/>
          <table:table-cell table:formula="of:=(1/[.D2136])*(10^4)" office:value-type="float" office:value="3.04599451720987" calcext:value-type="float">
            <text:p>3.04599451720987</text:p>
          </table:table-cell>
          <table:table-cell table:formula="of:=(2.5*LOG(([.E2136]/[.B2136]);10)-2.6)/0.38" office:value-type="float" office:value="2.68731824021385" calcext:value-type="float">
            <text:p>2.68731824021385</text:p>
          </table:table-cell>
          <table:table-cell table:number-columns-repeated="8"/>
        </table:table-row>
        <table:table-row table:style-name="ro1">
          <table:table-cell office:value-type="float" office:value="3284" calcext:value-type="float">
            <text:p>3.28E+03</text:p>
          </table:table-cell>
          <table:table-cell office:value-type="float" office:value="0.000000000013958535" calcext:value-type="float">
            <text:p>1.40E-11</text:p>
          </table:table-cell>
          <table:table-cell/>
          <table:table-cell office:value-type="float" office:value="3284" calcext:value-type="float">
            <text:p>3.28E+03</text:p>
          </table:table-cell>
          <table:table-cell office:value-type="float" office:value="0.00000000039442077" calcext:value-type="float">
            <text:p>3.94E-10</text:p>
          </table:table-cell>
          <table:table-cell/>
          <table:table-cell table:formula="of:=(1/[.D2137])*(10^4)" office:value-type="float" office:value="3.04506699147381" calcext:value-type="float">
            <text:p>3.04506699147381</text:p>
          </table:table-cell>
          <table:table-cell table:formula="of:=(2.5*LOG(([.E2137]/[.B2137]);10)-2.6)/0.38" office:value-type="float" office:value="2.70473642590889" calcext:value-type="float">
            <text:p>2.70473642590889</text:p>
          </table:table-cell>
          <table:table-cell table:number-columns-repeated="8"/>
        </table:table-row>
        <table:table-row table:style-name="ro1">
          <table:table-cell office:value-type="float" office:value="3285" calcext:value-type="float">
            <text:p>3.29E+03</text:p>
          </table:table-cell>
          <table:table-cell office:value-type="float" office:value="0.0000000000138547512479999" calcext:value-type="float">
            <text:p>1.39E-11</text:p>
          </table:table-cell>
          <table:table-cell/>
          <table:table-cell office:value-type="float" office:value="3285" calcext:value-type="float">
            <text:p>3.29E+03</text:p>
          </table:table-cell>
          <table:table-cell office:value-type="float" office:value="0.000000000404431705740007" calcext:value-type="float">
            <text:p>4.04E-10</text:p>
          </table:table-cell>
          <table:table-cell/>
          <table:table-cell table:formula="of:=(1/[.D2138])*(10^4)" office:value-type="float" office:value="3.0441400304414" calcext:value-type="float">
            <text:p>3.0441400304414</text:p>
          </table:table-cell>
          <table:table-cell table:formula="of:=(2.5*LOG(([.E2138]/[.B2138]);10)-2.6)/0.38" office:value-type="float" office:value="2.79767409449462" calcext:value-type="float">
            <text:p>2.79767409449462</text:p>
          </table:table-cell>
          <table:table-cell table:number-columns-repeated="8"/>
        </table:table-row>
        <table:table-row table:style-name="ro1">
          <table:table-cell office:value-type="float" office:value="3286" calcext:value-type="float">
            <text:p>3.29E+03</text:p>
          </table:table-cell>
          <table:table-cell office:value-type="float" office:value="0.000000000013632171" calcext:value-type="float">
            <text:p>1.36E-11</text:p>
          </table:table-cell>
          <table:table-cell/>
          <table:table-cell office:value-type="float" office:value="3286" calcext:value-type="float">
            <text:p>3.29E+03</text:p>
          </table:table-cell>
          <table:table-cell office:value-type="float" office:value="0.0000000004259017" calcext:value-type="float">
            <text:p>4.26E-10</text:p>
          </table:table-cell>
          <table:table-cell/>
          <table:table-cell table:formula="of:=(1/[.D2139])*(10^4)" office:value-type="float" office:value="3.04321363359708" calcext:value-type="float">
            <text:p>3.04321363359708</text:p>
          </table:table-cell>
          <table:table-cell table:formula="of:=(2.5*LOG(([.E2139]/[.B2139]);10)-2.6)/0.38" office:value-type="float" office:value="2.99173913416254" calcext:value-type="float">
            <text:p>2.99173913416254</text:p>
          </table:table-cell>
          <table:table-cell table:number-columns-repeated="8"/>
        </table:table-row>
        <table:table-row table:style-name="ro1">
          <table:table-cell office:value-type="float" office:value="3287" calcext:value-type="float">
            <text:p>3.29E+03</text:p>
          </table:table-cell>
          <table:table-cell office:value-type="float" office:value="0.000000000013632171" calcext:value-type="float">
            <text:p>1.36E-11</text:p>
          </table:table-cell>
          <table:table-cell/>
          <table:table-cell office:value-type="float" office:value="3287" calcext:value-type="float">
            <text:p>3.29E+03</text:p>
          </table:table-cell>
          <table:table-cell office:value-type="float" office:value="0.0000000004259017" calcext:value-type="float">
            <text:p>4.26E-10</text:p>
          </table:table-cell>
          <table:table-cell/>
          <table:table-cell table:formula="of:=(1/[.D2140])*(10^4)" office:value-type="float" office:value="3.04228780042592" calcext:value-type="float">
            <text:p>3.04228780042592</text:p>
          </table:table-cell>
          <table:table-cell table:formula="of:=(2.5*LOG(([.E2140]/[.B2140]);10)-2.6)/0.38" office:value-type="float" office:value="2.99173913416254" calcext:value-type="float">
            <text:p>2.99173913416254</text:p>
          </table:table-cell>
          <table:table-cell table:number-columns-repeated="8"/>
        </table:table-row>
        <table:table-row table:style-name="ro1">
          <table:table-cell office:value-type="float" office:value="3288" calcext:value-type="float">
            <text:p>3.29E+03</text:p>
          </table:table-cell>
          <table:table-cell office:value-type="float" office:value="0.0000000000136184885509706" calcext:value-type="float">
            <text:p>1.36E-11</text:p>
          </table:table-cell>
          <table:table-cell/>
          <table:table-cell office:value-type="float" office:value="3288" calcext:value-type="float">
            <text:p>3.29E+03</text:p>
          </table:table-cell>
          <table:table-cell office:value-type="float" office:value="0.000000000406044257970393" calcext:value-type="float">
            <text:p>4.06E-10</text:p>
          </table:table-cell>
          <table:table-cell/>
          <table:table-cell table:formula="of:=(1/[.D2141])*(10^4)" office:value-type="float" office:value="3.04136253041362" calcext:value-type="float">
            <text:p>3.04136253041362</text:p>
          </table:table-cell>
          <table:table-cell table:formula="of:=(2.5*LOG(([.E2141]/[.B2141]);10)-2.6)/0.38" office:value-type="float" office:value="2.85818725854429" calcext:value-type="float">
            <text:p>2.85818725854429</text:p>
          </table:table-cell>
          <table:table-cell table:number-columns-repeated="8"/>
        </table:table-row>
        <table:table-row table:style-name="ro1">
          <table:table-cell office:value-type="float" office:value="3289" calcext:value-type="float">
            <text:p>3.29E+03</text:p>
          </table:table-cell>
          <table:table-cell office:value-type="float" office:value="0.000000000013611071" calcext:value-type="float">
            <text:p>1.36E-11</text:p>
          </table:table-cell>
          <table:table-cell/>
          <table:table-cell office:value-type="float" office:value="3289" calcext:value-type="float">
            <text:p>3.29E+03</text:p>
          </table:table-cell>
          <table:table-cell office:value-type="float" office:value="0.00000000039527911" calcext:value-type="float">
            <text:p>3.95E-10</text:p>
          </table:table-cell>
          <table:table-cell/>
          <table:table-cell table:formula="of:=(1/[.D2142])*(10^4)" office:value-type="float" office:value="3.04043782304652" calcext:value-type="float">
            <text:p>3.04043782304652</text:p>
          </table:table-cell>
          <table:table-cell table:formula="of:=(2.5*LOG(([.E2142]/[.B2142]);10)-2.6)/0.38" office:value-type="float" office:value="2.78297081326572" calcext:value-type="float">
            <text:p>2.78297081326572</text:p>
          </table:table-cell>
          <table:table-cell table:number-columns-repeated="8"/>
        </table:table-row>
        <table:table-row table:style-name="ro1">
          <table:table-cell office:value-type="float" office:value="3290" calcext:value-type="float">
            <text:p>3.29E+03</text:p>
          </table:table-cell>
          <table:table-cell office:value-type="float" office:value="0.000000000013611071" calcext:value-type="float">
            <text:p>1.36E-11</text:p>
          </table:table-cell>
          <table:table-cell/>
          <table:table-cell office:value-type="float" office:value="3290" calcext:value-type="float">
            <text:p>3.29E+03</text:p>
          </table:table-cell>
          <table:table-cell office:value-type="float" office:value="0.00000000039527911" calcext:value-type="float">
            <text:p>3.95E-10</text:p>
          </table:table-cell>
          <table:table-cell/>
          <table:table-cell table:formula="of:=(1/[.D2143])*(10^4)" office:value-type="float" office:value="3.03951367781155" calcext:value-type="float">
            <text:p>3.03951367781155</text:p>
          </table:table-cell>
          <table:table-cell table:formula="of:=(2.5*LOG(([.E2143]/[.B2143]);10)-2.6)/0.38" office:value-type="float" office:value="2.78297081326572" calcext:value-type="float">
            <text:p>2.78297081326572</text:p>
          </table:table-cell>
          <table:table-cell table:number-columns-repeated="8"/>
        </table:table-row>
        <table:table-row table:style-name="ro1">
          <table:table-cell office:value-type="float" office:value="3291" calcext:value-type="float">
            <text:p>3.29E+03</text:p>
          </table:table-cell>
          <table:table-cell office:value-type="float" office:value="0.0000000000172506393094997" calcext:value-type="float">
            <text:p>1.73E-11</text:p>
          </table:table-cell>
          <table:table-cell/>
          <table:table-cell office:value-type="float" office:value="3291" calcext:value-type="float">
            <text:p>3.29E+03</text:p>
          </table:table-cell>
          <table:table-cell office:value-type="float" office:value="0.000000000537099817959988" calcext:value-type="float">
            <text:p>5.37E-10</text:p>
          </table:table-cell>
          <table:table-cell/>
          <table:table-cell table:formula="of:=(1/[.D2144])*(10^4)" office:value-type="float" office:value="3.03859009419629" calcext:value-type="float">
            <text:p>3.03859009419629</text:p>
          </table:table-cell>
          <table:table-cell table:formula="of:=(2.5*LOG(([.E2144]/[.B2144]);10)-2.6)/0.38" office:value-type="float" office:value="2.98190664801394" calcext:value-type="float">
            <text:p>2.98190664801394</text:p>
          </table:table-cell>
          <table:table-cell table:number-columns-repeated="8"/>
        </table:table-row>
        <table:table-row table:style-name="ro1">
          <table:table-cell office:value-type="float" office:value="3292" calcext:value-type="float">
            <text:p>3.29E+03</text:p>
          </table:table-cell>
          <table:table-cell office:value-type="float" office:value="0.000000000017326812" calcext:value-type="float">
            <text:p>1.73E-11</text:p>
          </table:table-cell>
          <table:table-cell/>
          <table:table-cell office:value-type="float" office:value="3292" calcext:value-type="float">
            <text:p>3.29E+03</text:p>
          </table:table-cell>
          <table:table-cell office:value-type="float" office:value="0.00000000054006799" calcext:value-type="float">
            <text:p>5.40E-10</text:p>
          </table:table-cell>
          <table:table-cell/>
          <table:table-cell table:formula="of:=(1/[.D2145])*(10^4)" office:value-type="float" office:value="3.03766707168894" calcext:value-type="float">
            <text:p>3.03766707168894</text:p>
          </table:table-cell>
          <table:table-cell table:formula="of:=(2.5*LOG(([.E2145]/[.B2145]);10)-2.6)/0.38" office:value-type="float" office:value="2.98506430295946" calcext:value-type="float">
            <text:p>2.98506430295946</text:p>
          </table:table-cell>
          <table:table-cell table:number-columns-repeated="8"/>
        </table:table-row>
        <table:table-row table:style-name="ro1">
          <table:table-cell office:value-type="float" office:value="3293" calcext:value-type="float">
            <text:p>3.29E+03</text:p>
          </table:table-cell>
          <table:table-cell office:value-type="float" office:value="0.0000000000175124149885188" calcext:value-type="float">
            <text:p>1.75E-11</text:p>
          </table:table-cell>
          <table:table-cell/>
          <table:table-cell office:value-type="float" office:value="3293" calcext:value-type="float">
            <text:p>3.29E+03</text:p>
          </table:table-cell>
          <table:table-cell office:value-type="float" office:value="0.000000000564650313610452" calcext:value-type="float">
            <text:p>5.65E-10</text:p>
          </table:table-cell>
          <table:table-cell/>
          <table:table-cell table:formula="of:=(1/[.D2146])*(10^4)" office:value-type="float" office:value="3.03674460977832" calcext:value-type="float">
            <text:p>3.03674460977832</text:p>
          </table:table-cell>
          <table:table-cell table:formula="of:=(2.5*LOG(([.E2146]/[.B2146]);10)-2.6)/0.38" office:value-type="float" office:value="3.08179956320601" calcext:value-type="float">
            <text:p>3.08179956320601</text:p>
          </table:table-cell>
          <table:table-cell table:number-columns-repeated="8"/>
        </table:table-row>
        <table:table-row table:style-name="ro1">
          <table:table-cell office:value-type="float" office:value="3294" calcext:value-type="float">
            <text:p>3.29E+03</text:p>
          </table:table-cell>
          <table:table-cell office:value-type="float" office:value="0.00000000001792449" calcext:value-type="float">
            <text:p>1.79E-11</text:p>
          </table:table-cell>
          <table:table-cell/>
          <table:table-cell office:value-type="float" office:value="3294" calcext:value-type="float">
            <text:p>3.29E+03</text:p>
          </table:table-cell>
          <table:table-cell office:value-type="float" office:value="0.00000000061922789" calcext:value-type="float">
            <text:p>6.19E-10</text:p>
          </table:table-cell>
          <table:table-cell/>
          <table:table-cell table:formula="of:=(1/[.D2147])*(10^4)" office:value-type="float" office:value="3.03582270795386" calcext:value-type="float">
            <text:p>3.03582270795386</text:p>
          </table:table-cell>
          <table:table-cell table:formula="of:=(2.5*LOG(([.E2147]/[.B2147]);10)-2.6)/0.38" office:value-type="float" office:value="3.27897171745749" calcext:value-type="float">
            <text:p>3.27897171745749</text:p>
          </table:table-cell>
          <table:table-cell table:number-columns-repeated="8"/>
        </table:table-row>
        <table:table-row table:style-name="ro1">
          <table:table-cell office:value-type="float" office:value="3295" calcext:value-type="float">
            <text:p>3.30E+03</text:p>
          </table:table-cell>
          <table:table-cell office:value-type="float" office:value="0.00000000001792449" calcext:value-type="float">
            <text:p>1.79E-11</text:p>
          </table:table-cell>
          <table:table-cell/>
          <table:table-cell office:value-type="float" office:value="3295" calcext:value-type="float">
            <text:p>3.30E+03</text:p>
          </table:table-cell>
          <table:table-cell office:value-type="float" office:value="0.00000000061922789" calcext:value-type="float">
            <text:p>6.19E-10</text:p>
          </table:table-cell>
          <table:table-cell/>
          <table:table-cell table:formula="of:=(1/[.D2148])*(10^4)" office:value-type="float" office:value="3.03490136570561" calcext:value-type="float">
            <text:p>3.03490136570561</text:p>
          </table:table-cell>
          <table:table-cell table:formula="of:=(2.5*LOG(([.E2148]/[.B2148]);10)-2.6)/0.38" office:value-type="float" office:value="3.27897171745749" calcext:value-type="float">
            <text:p>3.27897171745749</text:p>
          </table:table-cell>
          <table:table-cell table:number-columns-repeated="8"/>
        </table:table-row>
        <table:table-row table:style-name="ro1">
          <table:table-cell office:value-type="float" office:value="3296" calcext:value-type="float">
            <text:p>3.30E+03</text:p>
          </table:table-cell>
          <table:table-cell office:value-type="float" office:value="0.0000000000185079839670001" calcext:value-type="float">
            <text:p>1.85E-11</text:p>
          </table:table-cell>
          <table:table-cell/>
          <table:table-cell office:value-type="float" office:value="3296" calcext:value-type="float">
            <text:p>3.30E+03</text:p>
          </table:table-cell>
          <table:table-cell office:value-type="float" office:value="0.000000000517121314169988" calcext:value-type="float">
            <text:p>5.17E-10</text:p>
          </table:table-cell>
          <table:table-cell/>
          <table:table-cell table:formula="of:=(1/[.D2149])*(10^4)" office:value-type="float" office:value="3.03398058252427" calcext:value-type="float">
            <text:p>3.03398058252427</text:p>
          </table:table-cell>
          <table:table-cell table:formula="of:=(2.5*LOG(([.E2149]/[.B2149]);10)-2.6)/0.38" office:value-type="float" office:value="2.67258765678182" calcext:value-type="float">
            <text:p>2.67258765678182</text:p>
          </table:table-cell>
          <table:table-cell table:number-columns-repeated="8"/>
        </table:table-row>
        <table:table-row table:style-name="ro1">
          <table:table-cell office:value-type="float" office:value="3297" calcext:value-type="float">
            <text:p>3.30E+03</text:p>
          </table:table-cell>
          <table:table-cell office:value-type="float" office:value="0.000000000018834777" calcext:value-type="float">
            <text:p>1.88E-11</text:p>
          </table:table-cell>
          <table:table-cell/>
          <table:table-cell office:value-type="float" office:value="3297" calcext:value-type="float">
            <text:p>3.30E+03</text:p>
          </table:table-cell>
          <table:table-cell office:value-type="float" office:value="0.00000000045993526" calcext:value-type="float">
            <text:p>4.60E-10</text:p>
          </table:table-cell>
          <table:table-cell/>
          <table:table-cell table:formula="of:=(1/[.D2150])*(10^4)" office:value-type="float" office:value="3.03306035790112" calcext:value-type="float">
            <text:p>3.03306035790112</text:p>
          </table:table-cell>
          <table:table-cell table:formula="of:=(2.5*LOG(([.E2150]/[.B2150]);10)-2.6)/0.38" office:value-type="float" office:value="2.28773830620091" calcext:value-type="float">
            <text:p>2.28773830620091</text:p>
          </table:table-cell>
          <table:table-cell table:number-columns-repeated="8"/>
        </table:table-row>
        <table:table-row table:style-name="ro1">
          <table:table-cell office:value-type="float" office:value="3298" calcext:value-type="float">
            <text:p>3.30E+03</text:p>
          </table:table-cell>
          <table:table-cell office:value-type="float" office:value="0.000000000018834777" calcext:value-type="float">
            <text:p>1.88E-11</text:p>
          </table:table-cell>
          <table:table-cell/>
          <table:table-cell office:value-type="float" office:value="3298" calcext:value-type="float">
            <text:p>3.30E+03</text:p>
          </table:table-cell>
          <table:table-cell office:value-type="float" office:value="0.00000000045993526" calcext:value-type="float">
            <text:p>4.60E-10</text:p>
          </table:table-cell>
          <table:table-cell/>
          <table:table-cell table:formula="of:=(1/[.D2151])*(10^4)" office:value-type="float" office:value="3.03214069132808" calcext:value-type="float">
            <text:p>3.03214069132808</text:p>
          </table:table-cell>
          <table:table-cell table:formula="of:=(2.5*LOG(([.E2151]/[.B2151]);10)-2.6)/0.38" office:value-type="float" office:value="2.28773830620091" calcext:value-type="float">
            <text:p>2.28773830620091</text:p>
          </table:table-cell>
          <table:table-cell table:number-columns-repeated="8"/>
        </table:table-row>
        <table:table-row table:style-name="ro1">
          <table:table-cell office:value-type="float" office:value="3299" calcext:value-type="float">
            <text:p>3.30E+03</text:p>
          </table:table-cell>
          <table:table-cell office:value-type="float" office:value="0.0000000000171184750019706" calcext:value-type="float">
            <text:p>1.71E-11</text:p>
          </table:table-cell>
          <table:table-cell/>
          <table:table-cell office:value-type="float" office:value="3299" calcext:value-type="float">
            <text:p>3.30E+03</text:p>
          </table:table-cell>
          <table:table-cell office:value-type="float" office:value="0.000000000318430920052736" calcext:value-type="float">
            <text:p>3.18E-10</text:p>
          </table:table-cell>
          <table:table-cell/>
          <table:table-cell table:formula="of:=(1/[.D2152])*(10^4)" office:value-type="float" office:value="3.03122158229767" calcext:value-type="float">
            <text:p>3.03122158229767</text:p>
          </table:table-cell>
          <table:table-cell table:formula="of:=(2.5*LOG(([.E2152]/[.B2152]);10)-2.6)/0.38" office:value-type="float" office:value="1.51019841245579" calcext:value-type="float">
            <text:p>1.51019841245579</text:p>
          </table:table-cell>
          <table:table-cell table:number-columns-repeated="8"/>
        </table:table-row>
        <table:table-row table:style-name="ro1">
          <table:table-cell office:value-type="float" office:value="3300" calcext:value-type="float">
            <text:p>3.30E+03</text:p>
          </table:table-cell>
          <table:table-cell office:value-type="float" office:value="0.000000000017068116" calcext:value-type="float">
            <text:p>1.71E-11</text:p>
          </table:table-cell>
          <table:table-cell/>
          <table:table-cell office:value-type="float" office:value="3300" calcext:value-type="float">
            <text:p>3.30E+03</text:p>
          </table:table-cell>
          <table:table-cell office:value-type="float" office:value="0.00000000031427896" calcext:value-type="float">
            <text:p>3.14E-10</text:p>
          </table:table-cell>
          <table:table-cell/>
          <table:table-cell table:formula="of:=(1/[.D2153])*(10^4)" office:value-type="float" office:value="3.03030303030303" calcext:value-type="float">
            <text:p>3.03030303030303</text:p>
          </table:table-cell>
          <table:table-cell table:formula="of:=(2.5*LOG(([.E2153]/[.B2153]);10)-2.6)/0.38" office:value-type="float" office:value="1.48111658902941" calcext:value-type="float">
            <text:p>1.48111658902941</text:p>
          </table:table-cell>
          <table:table-cell table:number-columns-repeated="8"/>
        </table:table-row>
        <table:table-row table:style-name="ro1">
          <table:table-cell office:value-type="float" office:value="3301" calcext:value-type="float">
            <text:p>3.30E+03</text:p>
          </table:table-cell>
          <table:table-cell office:value-type="float" office:value="0.00000000001896421076795" calcext:value-type="float">
            <text:p>1.90E-11</text:p>
          </table:table-cell>
          <table:table-cell/>
          <table:table-cell office:value-type="float" office:value="3301" calcext:value-type="float">
            <text:p>3.30E+03</text:p>
          </table:table-cell>
          <table:table-cell office:value-type="float" office:value="0.000000000342220572610493" calcext:value-type="float">
            <text:p>3.42E-10</text:p>
          </table:table-cell>
          <table:table-cell/>
          <table:table-cell table:formula="of:=(1/[.D2154])*(10^4)" office:value-type="float" office:value="3.02938503483793" calcext:value-type="float">
            <text:p>3.02938503483793</text:p>
          </table:table-cell>
          <table:table-cell table:formula="of:=(2.5*LOG(([.E2154]/[.B2154]);10)-2.6)/0.38" office:value-type="float" office:value="1.4234956592959" calcext:value-type="float">
            <text:p>1.4234956592959</text:p>
          </table:table-cell>
          <table:table-cell table:number-columns-repeated="8"/>
        </table:table-row>
        <table:table-row table:style-name="ro1">
          <table:table-cell office:value-type="float" office:value="3302" calcext:value-type="float">
            <text:p>3.30E+03</text:p>
          </table:table-cell>
          <table:table-cell office:value-type="float" office:value="0.000000000023335379" calcext:value-type="float">
            <text:p>2.33E-11</text:p>
          </table:table-cell>
          <table:table-cell/>
          <table:table-cell office:value-type="float" office:value="3302" calcext:value-type="float">
            <text:p>3.30E+03</text:p>
          </table:table-cell>
          <table:table-cell office:value-type="float" office:value="0.00000000040663586" calcext:value-type="float">
            <text:p>4.07E-10</text:p>
          </table:table-cell>
          <table:table-cell/>
          <table:table-cell table:formula="of:=(1/[.D2155])*(10^4)" office:value-type="float" office:value="3.02846759539673" calcext:value-type="float">
            <text:p>3.02846759539673</text:p>
          </table:table-cell>
          <table:table-cell table:formula="of:=(2.5*LOG(([.E2155]/[.B2155]);10)-2.6)/0.38" office:value-type="float" office:value="1.32362379130722" calcext:value-type="float">
            <text:p>1.32362379130722</text:p>
          </table:table-cell>
          <table:table-cell table:number-columns-repeated="8"/>
        </table:table-row>
        <table:table-row table:style-name="ro1">
          <table:table-cell office:value-type="float" office:value="3303" calcext:value-type="float">
            <text:p>3.30E+03</text:p>
          </table:table-cell>
          <table:table-cell office:value-type="float" office:value="0.000000000023335379" calcext:value-type="float">
            <text:p>2.33E-11</text:p>
          </table:table-cell>
          <table:table-cell/>
          <table:table-cell office:value-type="float" office:value="3303" calcext:value-type="float">
            <text:p>3.30E+03</text:p>
          </table:table-cell>
          <table:table-cell office:value-type="float" office:value="0.00000000040663586" calcext:value-type="float">
            <text:p>4.07E-10</text:p>
          </table:table-cell>
          <table:table-cell/>
          <table:table-cell table:formula="of:=(1/[.D2156])*(10^4)" office:value-type="float" office:value="3.02755071147442" calcext:value-type="float">
            <text:p>3.02755071147442</text:p>
          </table:table-cell>
          <table:table-cell table:formula="of:=(2.5*LOG(([.E2156]/[.B2156]);10)-2.6)/0.38" office:value-type="float" office:value="1.32362379130722" calcext:value-type="float">
            <text:p>1.32362379130722</text:p>
          </table:table-cell>
          <table:table-cell table:number-columns-repeated="8"/>
        </table:table-row>
        <table:table-row table:style-name="ro1">
          <table:table-cell office:value-type="float" office:value="3304" calcext:value-type="float">
            <text:p>3.30E+03</text:p>
          </table:table-cell>
          <table:table-cell office:value-type="float" office:value="0.0000000000230911087310001" calcext:value-type="float">
            <text:p>2.31E-11</text:p>
          </table:table-cell>
          <table:table-cell/>
          <table:table-cell office:value-type="float" office:value="3304" calcext:value-type="float">
            <text:p>3.30E+03</text:p>
          </table:table-cell>
          <table:table-cell office:value-type="float" office:value="0.000000000565442944309953" calcext:value-type="float">
            <text:p>5.65E-10</text:p>
          </table:table-cell>
          <table:table-cell/>
          <table:table-cell table:formula="of:=(1/[.D2157])*(10^4)" office:value-type="float" office:value="3.02663438256659" calcext:value-type="float">
            <text:p>3.02663438256659</text:p>
          </table:table-cell>
          <table:table-cell table:formula="of:=(2.5*LOG(([.E2157]/[.B2157]);10)-2.6)/0.38" office:value-type="float" office:value="2.29568422999445" calcext:value-type="float">
            <text:p>2.29568422999445</text:p>
          </table:table-cell>
          <table:table-cell table:number-columns-repeated="8"/>
        </table:table-row>
        <table:table-row table:style-name="ro1">
          <table:table-cell office:value-type="float" office:value="3305" calcext:value-type="float">
            <text:p>3.31E+03</text:p>
          </table:table-cell>
          <table:table-cell office:value-type="float" office:value="0.000000000022949486" calcext:value-type="float">
            <text:p>2.29E-11</text:p>
          </table:table-cell>
          <table:table-cell/>
          <table:table-cell office:value-type="float" office:value="3305" calcext:value-type="float">
            <text:p>3.31E+03</text:p>
          </table:table-cell>
          <table:table-cell office:value-type="float" office:value="0.00000000065751593" calcext:value-type="float">
            <text:p>6.58E-10</text:p>
          </table:table-cell>
          <table:table-cell/>
          <table:table-cell table:formula="of:=(1/[.D2158])*(10^4)" office:value-type="float" office:value="3.02571860816944" calcext:value-type="float">
            <text:p>3.02571860816944</text:p>
          </table:table-cell>
          <table:table-cell table:formula="of:=(2.5*LOG(([.E2158]/[.B2158]);10)-2.6)/0.38" office:value-type="float" office:value="2.74429813222792" calcext:value-type="float">
            <text:p>2.74429813222792</text:p>
          </table:table-cell>
          <table:table-cell table:number-columns-repeated="8"/>
        </table:table-row>
        <table:table-row table:style-name="ro1">
          <table:table-cell office:value-type="float" office:value="3306" calcext:value-type="float">
            <text:p>3.31E+03</text:p>
          </table:table-cell>
          <table:table-cell office:value-type="float" office:value="0.000000000022949486" calcext:value-type="float">
            <text:p>2.29E-11</text:p>
          </table:table-cell>
          <table:table-cell/>
          <table:table-cell office:value-type="float" office:value="3306" calcext:value-type="float">
            <text:p>3.31E+03</text:p>
          </table:table-cell>
          <table:table-cell office:value-type="float" office:value="0.00000000065751593" calcext:value-type="float">
            <text:p>6.58E-10</text:p>
          </table:table-cell>
          <table:table-cell/>
          <table:table-cell table:formula="of:=(1/[.D2159])*(10^4)" office:value-type="float" office:value="3.02480338777979" calcext:value-type="float">
            <text:p>3.02480338777979</text:p>
          </table:table-cell>
          <table:table-cell table:formula="of:=(2.5*LOG(([.E2159]/[.B2159]);10)-2.6)/0.38" office:value-type="float" office:value="2.74429813222792" calcext:value-type="float">
            <text:p>2.74429813222792</text:p>
          </table:table-cell>
          <table:table-cell table:number-columns-repeated="8"/>
        </table:table-row>
        <table:table-row table:style-name="ro1">
          <table:table-cell office:value-type="float" office:value="3307" calcext:value-type="float">
            <text:p>3.31E+03</text:p>
          </table:table-cell>
          <table:table-cell office:value-type="float" office:value="0.0000000000232835763770678" calcext:value-type="float">
            <text:p>2.33E-11</text:p>
          </table:table-cell>
          <table:table-cell/>
          <table:table-cell office:value-type="float" office:value="3307" calcext:value-type="float">
            <text:p>3.31E+03</text:p>
          </table:table-cell>
          <table:table-cell office:value-type="float" office:value="0.00000000210549272556687" calcext:value-type="float">
            <text:p>2.11E-09</text:p>
          </table:table-cell>
          <table:table-cell/>
          <table:table-cell table:formula="of:=(1/[.D2160])*(10^4)" office:value-type="float" office:value="3.02388872089507" calcext:value-type="float">
            <text:p>3.02388872089507</text:p>
          </table:table-cell>
          <table:table-cell table:formula="of:=(2.5*LOG(([.E2160]/[.B2160]);10)-2.6)/0.38" office:value-type="float" office:value="6.02831615906868" calcext:value-type="float">
            <text:p>6.02831615906868</text:p>
          </table:table-cell>
          <table:table-cell table:number-columns-repeated="8"/>
        </table:table-row>
        <table:table-row table:style-name="ro1">
          <table:table-cell office:value-type="float" office:value="3308" calcext:value-type="float">
            <text:p>3.31E+03</text:p>
          </table:table-cell>
          <table:table-cell office:value-type="float" office:value="0.000000000023296235" calcext:value-type="float">
            <text:p>2.33E-11</text:p>
          </table:table-cell>
          <table:table-cell/>
          <table:table-cell office:value-type="float" office:value="3308" calcext:value-type="float">
            <text:p>3.31E+03</text:p>
          </table:table-cell>
          <table:table-cell office:value-type="float" office:value="0.0000000021603563" calcext:value-type="float">
            <text:p>2.16E-09</text:p>
          </table:table-cell>
          <table:table-cell/>
          <table:table-cell table:formula="of:=(1/[.D2161])*(10^4)" office:value-type="float" office:value="3.0229746070133" calcext:value-type="float">
            <text:p>3.0229746070133</text:p>
          </table:table-cell>
          <table:table-cell table:formula="of:=(2.5*LOG(([.E2161]/[.B2161]);10)-2.6)/0.38" office:value-type="float" office:value="6.10026082329007" calcext:value-type="float">
            <text:p>6.10026082329007</text:p>
          </table:table-cell>
          <table:table-cell table:number-columns-repeated="8"/>
        </table:table-row>
        <table:table-row table:style-name="ro1">
          <table:table-cell office:value-type="float" office:value="3309" calcext:value-type="float">
            <text:p>3.31E+03</text:p>
          </table:table-cell>
          <table:table-cell office:value-type="float" office:value="0.0000000000235123865145" calcext:value-type="float">
            <text:p>2.35E-11</text:p>
          </table:table-cell>
          <table:table-cell/>
          <table:table-cell office:value-type="float" office:value="3309" calcext:value-type="float">
            <text:p>3.31E+03</text:p>
          </table:table-cell>
          <table:table-cell office:value-type="float" office:value="0.00000000210241775415001" calcext:value-type="float">
            <text:p>2.10E-09</text:p>
          </table:table-cell>
          <table:table-cell/>
          <table:table-cell table:formula="of:=(1/[.D2162])*(10^4)" office:value-type="float" office:value="3.02206104563312" calcext:value-type="float">
            <text:p>3.02206104563312</text:p>
          </table:table-cell>
          <table:table-cell table:formula="of:=(2.5*LOG(([.E2162]/[.B2162]);10)-2.6)/0.38" office:value-type="float" office:value="5.99619936162538" calcext:value-type="float">
            <text:p>5.99619936162538</text:p>
          </table:table-cell>
          <table:table-cell table:number-columns-repeated="8"/>
        </table:table-row>
        <table:table-row table:style-name="ro1">
          <table:table-cell office:value-type="float" office:value="3310" calcext:value-type="float">
            <text:p>3.31E+03</text:p>
          </table:table-cell>
          <table:table-cell office:value-type="float" office:value="0.000000000024030196" calcext:value-type="float">
            <text:p>2.40E-11</text:p>
          </table:table-cell>
          <table:table-cell/>
          <table:table-cell office:value-type="float" office:value="3310" calcext:value-type="float">
            <text:p>3.31E+03</text:p>
          </table:table-cell>
          <table:table-cell office:value-type="float" office:value="0.000000001963621" calcext:value-type="float">
            <text:p>1.96E-09</text:p>
          </table:table-cell>
          <table:table-cell/>
          <table:table-cell table:formula="of:=(1/[.D2163])*(10^4)" office:value-type="float" office:value="3.02114803625378" calcext:value-type="float">
            <text:p>3.02114803625378</text:p>
          </table:table-cell>
          <table:table-cell table:formula="of:=(2.5*LOG(([.E2163]/[.B2163]);10)-2.6)/0.38" office:value-type="float" office:value="5.73881812452225" calcext:value-type="float">
            <text:p>5.73881812452225</text:p>
          </table:table-cell>
          <table:table-cell table:number-columns-repeated="8"/>
        </table:table-row>
        <table:table-row table:style-name="ro1">
          <table:table-cell office:value-type="float" office:value="3311" calcext:value-type="float">
            <text:p>3.31E+03</text:p>
          </table:table-cell>
          <table:table-cell office:value-type="float" office:value="0.000000000024030196" calcext:value-type="float">
            <text:p>2.40E-11</text:p>
          </table:table-cell>
          <table:table-cell/>
          <table:table-cell office:value-type="float" office:value="3311" calcext:value-type="float">
            <text:p>3.31E+03</text:p>
          </table:table-cell>
          <table:table-cell office:value-type="float" office:value="0.000000001963621" calcext:value-type="float">
            <text:p>1.96E-09</text:p>
          </table:table-cell>
          <table:table-cell/>
          <table:table-cell table:formula="of:=(1/[.D2164])*(10^4)" office:value-type="float" office:value="3.02023557837511" calcext:value-type="float">
            <text:p>3.02023557837511</text:p>
          </table:table-cell>
          <table:table-cell table:formula="of:=(2.5*LOG(([.E2164]/[.B2164]);10)-2.6)/0.38" office:value-type="float" office:value="5.73881812452225" calcext:value-type="float">
            <text:p>5.73881812452225</text:p>
          </table:table-cell>
          <table:table-cell table:number-columns-repeated="8"/>
        </table:table-row>
        <table:table-row table:style-name="ro1">
          <table:table-cell office:value-type="float" office:value="3312" calcext:value-type="float">
            <text:p>3.31E+03</text:p>
          </table:table-cell>
          <table:table-cell office:value-type="float" office:value="0.0000000000212264338977888" calcext:value-type="float">
            <text:p>2.12E-11</text:p>
          </table:table-cell>
          <table:table-cell/>
          <table:table-cell office:value-type="float" office:value="3312" calcext:value-type="float">
            <text:p>3.31E+03</text:p>
          </table:table-cell>
          <table:table-cell office:value-type="float" office:value="0.00000000169061100682645" calcext:value-type="float">
            <text:p>1.69E-09</text:p>
          </table:table-cell>
          <table:table-cell/>
          <table:table-cell table:formula="of:=(1/[.D2165])*(10^4)" office:value-type="float" office:value="3.01932367149758" calcext:value-type="float">
            <text:p>3.01932367149758</text:p>
          </table:table-cell>
          <table:table-cell table:formula="of:=(2.5*LOG(([.E2165]/[.B2165]);10)-2.6)/0.38" office:value-type="float" office:value="5.66557009593984" calcext:value-type="float">
            <text:p>5.66557009593984</text:p>
          </table:table-cell>
          <table:table-cell table:number-columns-repeated="8"/>
        </table:table-row>
        <table:table-row table:style-name="ro1">
          <table:table-cell office:value-type="float" office:value="3313" calcext:value-type="float">
            <text:p>3.31E+03</text:p>
          </table:table-cell>
          <table:table-cell office:value-type="float" office:value="0.000000000019548077" calcext:value-type="float">
            <text:p>1.95E-11</text:p>
          </table:table-cell>
          <table:table-cell/>
          <table:table-cell office:value-type="float" office:value="3313" calcext:value-type="float">
            <text:p>3.31E+03</text:p>
          </table:table-cell>
          <table:table-cell office:value-type="float" office:value="0.0000000015271848" calcext:value-type="float">
            <text:p>1.53E-09</text:p>
          </table:table-cell>
          <table:table-cell/>
          <table:table-cell table:formula="of:=(1/[.D2166])*(10^4)" office:value-type="float" office:value="3.01841231512225" calcext:value-type="float">
            <text:p>3.01841231512225</text:p>
          </table:table-cell>
          <table:table-cell table:formula="of:=(2.5*LOG(([.E2166]/[.B2166]);10)-2.6)/0.38" office:value-type="float" office:value="5.61044442003882" calcext:value-type="float">
            <text:p>5.61044442003882</text:p>
          </table:table-cell>
          <table:table-cell table:number-columns-repeated="8"/>
        </table:table-row>
        <table:table-row table:style-name="ro1">
          <table:table-cell office:value-type="float" office:value="3314" calcext:value-type="float">
            <text:p>3.31E+03</text:p>
          </table:table-cell>
          <table:table-cell office:value-type="float" office:value="0.000000000019548077" calcext:value-type="float">
            <text:p>1.95E-11</text:p>
          </table:table-cell>
          <table:table-cell/>
          <table:table-cell office:value-type="float" office:value="3314" calcext:value-type="float">
            <text:p>3.31E+03</text:p>
          </table:table-cell>
          <table:table-cell office:value-type="float" office:value="0.0000000015271848" calcext:value-type="float">
            <text:p>1.53E-09</text:p>
          </table:table-cell>
          <table:table-cell/>
          <table:table-cell table:formula="of:=(1/[.D2167])*(10^4)" office:value-type="float" office:value="3.01750150875075" calcext:value-type="float">
            <text:p>3.01750150875075</text:p>
          </table:table-cell>
          <table:table-cell table:formula="of:=(2.5*LOG(([.E2167]/[.B2167]);10)-2.6)/0.38" office:value-type="float" office:value="5.61044442003882" calcext:value-type="float">
            <text:p>5.61044442003882</text:p>
          </table:table-cell>
          <table:table-cell table:number-columns-repeated="8"/>
        </table:table-row>
        <table:table-row table:style-name="ro1">
          <table:table-cell office:value-type="float" office:value="3315" calcext:value-type="float">
            <text:p>3.32E+03</text:p>
          </table:table-cell>
          <table:table-cell office:value-type="float" office:value="0.0000000000208212672840002" calcext:value-type="float">
            <text:p>2.08E-11</text:p>
          </table:table-cell>
          <table:table-cell/>
          <table:table-cell office:value-type="float" office:value="3315" calcext:value-type="float">
            <text:p>3.32E+03</text:p>
          </table:table-cell>
          <table:table-cell office:value-type="float" office:value="0.00000000165559166080002" calcext:value-type="float">
            <text:p>1.66E-09</text:p>
          </table:table-cell>
          <table:table-cell/>
          <table:table-cell table:formula="of:=(1/[.D2168])*(10^4)" office:value-type="float" office:value="3.01659125188537" calcext:value-type="float">
            <text:p>3.01659125188537</text:p>
          </table:table-cell>
          <table:table-cell table:formula="of:=(2.5*LOG(([.E2168]/[.B2168]);10)-2.6)/0.38" office:value-type="float" office:value="5.66082941404636" calcext:value-type="float">
            <text:p>5.66082941404636</text:p>
          </table:table-cell>
          <table:table-cell table:number-columns-repeated="8"/>
        </table:table-row>
        <table:table-row table:style-name="ro1">
          <table:table-cell office:value-type="float" office:value="3316" calcext:value-type="float">
            <text:p>3.32E+03</text:p>
          </table:table-cell>
          <table:table-cell office:value-type="float" office:value="0.000000000020879866" calcext:value-type="float">
            <text:p>2.09E-11</text:p>
          </table:table-cell>
          <table:table-cell/>
          <table:table-cell office:value-type="float" office:value="3316" calcext:value-type="float">
            <text:p>3.32E+03</text:p>
          </table:table-cell>
          <table:table-cell office:value-type="float" office:value="0.0000000016615016" calcext:value-type="float">
            <text:p>1.66E-09</text:p>
          </table:table-cell>
          <table:table-cell/>
          <table:table-cell table:formula="of:=(1/[.D2169])*(10^4)" office:value-type="float" office:value="3.01568154402895" calcext:value-type="float">
            <text:p>3.01568154402895</text:p>
          </table:table-cell>
          <table:table-cell table:formula="of:=(2.5*LOG(([.E2169]/[.B2169]);10)-2.6)/0.38" office:value-type="float" office:value="5.66298063586412" calcext:value-type="float">
            <text:p>5.66298063586412</text:p>
          </table:table-cell>
          <table:table-cell table:number-columns-repeated="8"/>
        </table:table-row>
        <table:table-row table:style-name="ro1">
          <table:table-cell office:value-type="float" office:value="3317" calcext:value-type="float">
            <text:p>3.32E+03</text:p>
          </table:table-cell>
          <table:table-cell office:value-type="float" office:value="0.0000000000202588969348912" calcext:value-type="float">
            <text:p>2.03E-11</text:p>
          </table:table-cell>
          <table:table-cell/>
          <table:table-cell office:value-type="float" office:value="3317" calcext:value-type="float">
            <text:p>3.32E+03</text:p>
          </table:table-cell>
          <table:table-cell office:value-type="float" office:value="0.00000000139617918838262" calcext:value-type="float">
            <text:p>1.40E-09</text:p>
          </table:table-cell>
          <table:table-cell/>
          <table:table-cell table:formula="of:=(1/[.D2170])*(10^4)" office:value-type="float" office:value="3.01477238468496" calcext:value-type="float">
            <text:p>3.01477238468496</text:p>
          </table:table-cell>
          <table:table-cell table:formula="of:=(2.5*LOG(([.E2170]/[.B2170]);10)-2.6)/0.38" office:value-type="float" office:value="5.25214055958078" calcext:value-type="float">
            <text:p>5.25214055958078</text:p>
          </table:table-cell>
          <table:table-cell table:number-columns-repeated="8"/>
        </table:table-row>
        <table:table-row table:style-name="ro1">
          <table:table-cell office:value-type="float" office:value="3318" calcext:value-type="float">
            <text:p>3.32E+03</text:p>
          </table:table-cell>
          <table:table-cell office:value-type="float" office:value="0.000000000018712145" calcext:value-type="float">
            <text:p>1.87E-11</text:p>
          </table:table-cell>
          <table:table-cell/>
          <table:table-cell office:value-type="float" office:value="3318" calcext:value-type="float">
            <text:p>3.32E+03</text:p>
          </table:table-cell>
          <table:table-cell office:value-type="float" office:value="0.0000000007352961" calcext:value-type="float">
            <text:p>7.35E-10</text:p>
          </table:table-cell>
          <table:table-cell/>
          <table:table-cell table:formula="of:=(1/[.D2171])*(10^4)" office:value-type="float" office:value="3.01386377335744" calcext:value-type="float">
            <text:p>3.01386377335744</text:p>
          </table:table-cell>
          <table:table-cell table:formula="of:=(2.5*LOG(([.E2171]/[.B2171]);10)-2.6)/0.38" office:value-type="float" office:value="3.64696505482634" calcext:value-type="float">
            <text:p>3.64696505482634</text:p>
          </table:table-cell>
          <table:table-cell table:number-columns-repeated="8"/>
        </table:table-row>
        <table:table-row table:style-name="ro1">
          <table:table-cell office:value-type="float" office:value="3319" calcext:value-type="float">
            <text:p>3.32E+03</text:p>
          </table:table-cell>
          <table:table-cell office:value-type="float" office:value="0.000000000018712145" calcext:value-type="float">
            <text:p>1.87E-11</text:p>
          </table:table-cell>
          <table:table-cell/>
          <table:table-cell office:value-type="float" office:value="3319" calcext:value-type="float">
            <text:p>3.32E+03</text:p>
          </table:table-cell>
          <table:table-cell office:value-type="float" office:value="0.0000000007352961" calcext:value-type="float">
            <text:p>7.35E-10</text:p>
          </table:table-cell>
          <table:table-cell/>
          <table:table-cell table:formula="of:=(1/[.D2172])*(10^4)" office:value-type="float" office:value="3.01295570955107" calcext:value-type="float">
            <text:p>3.01295570955107</text:p>
          </table:table-cell>
          <table:table-cell table:formula="of:=(2.5*LOG(([.E2172]/[.B2172]);10)-2.6)/0.38" office:value-type="float" office:value="3.64696505482634" calcext:value-type="float">
            <text:p>3.64696505482634</text:p>
          </table:table-cell>
          <table:table-cell table:number-columns-repeated="8"/>
        </table:table-row>
        <table:table-row table:style-name="ro1">
          <table:table-cell office:value-type="float" office:value="3320" calcext:value-type="float">
            <text:p>3.32E+03</text:p>
          </table:table-cell>
          <table:table-cell office:value-type="float" office:value="0.0000000000182822106983758" calcext:value-type="float">
            <text:p>1.83E-11</text:p>
          </table:table-cell>
          <table:table-cell/>
          <table:table-cell office:value-type="float" office:value="3320" calcext:value-type="float">
            <text:p>3.32E+03</text:p>
          </table:table-cell>
          <table:table-cell office:value-type="float" office:value="0.000000000521737339113656" calcext:value-type="float">
            <text:p>5.22E-10</text:p>
          </table:table-cell>
          <table:table-cell/>
          <table:table-cell table:formula="of:=(1/[.D2173])*(10^4)" office:value-type="float" office:value="3.01204819277108" calcext:value-type="float">
            <text:p>3.01204819277108</text:p>
          </table:table-cell>
          <table:table-cell table:formula="of:=(2.5*LOG(([.E2173]/[.B2173]);10)-2.6)/0.38" office:value-type="float" office:value="2.7330474286459" calcext:value-type="float">
            <text:p>2.7330474286459</text:p>
          </table:table-cell>
          <table:table-cell table:number-columns-repeated="8"/>
        </table:table-row>
        <table:table-row table:style-name="ro1">
          <table:table-cell office:value-type="float" office:value="3321" calcext:value-type="float">
            <text:p>3.32E+03</text:p>
          </table:table-cell>
          <table:table-cell office:value-type="float" office:value="0.000000000018015945" calcext:value-type="float">
            <text:p>1.80E-11</text:p>
          </table:table-cell>
          <table:table-cell/>
          <table:table-cell office:value-type="float" office:value="3321" calcext:value-type="float">
            <text:p>3.32E+03</text:p>
          </table:table-cell>
          <table:table-cell office:value-type="float" office:value="0.00000000038947673" calcext:value-type="float">
            <text:p>3.89E-10</text:p>
          </table:table-cell>
          <table:table-cell/>
          <table:table-cell table:formula="of:=(1/[.D2174])*(10^4)" office:value-type="float" office:value="3.01114122252334" calcext:value-type="float">
            <text:p>3.01114122252334</text:p>
          </table:table-cell>
          <table:table-cell table:formula="of:=(2.5*LOG(([.E2174]/[.B2174]);10)-2.6)/0.38" office:value-type="float" office:value="1.939634656107" calcext:value-type="float">
            <text:p>1.939634656107</text:p>
          </table:table-cell>
          <table:table-cell table:number-columns-repeated="8"/>
        </table:table-row>
        <table:table-row table:style-name="ro1">
          <table:table-cell office:value-type="float" office:value="3322" calcext:value-type="float">
            <text:p>3.32E+03</text:p>
          </table:table-cell>
          <table:table-cell office:value-type="float" office:value="0.000000000018015945" calcext:value-type="float">
            <text:p>1.80E-11</text:p>
          </table:table-cell>
          <table:table-cell/>
          <table:table-cell office:value-type="float" office:value="3322" calcext:value-type="float">
            <text:p>3.32E+03</text:p>
          </table:table-cell>
          <table:table-cell office:value-type="float" office:value="0.00000000038947673" calcext:value-type="float">
            <text:p>3.89E-10</text:p>
          </table:table-cell>
          <table:table-cell/>
          <table:table-cell table:formula="of:=(1/[.D2175])*(10^4)" office:value-type="float" office:value="3.01023479831427" calcext:value-type="float">
            <text:p>3.01023479831427</text:p>
          </table:table-cell>
          <table:table-cell table:formula="of:=(2.5*LOG(([.E2175]/[.B2175]);10)-2.6)/0.38" office:value-type="float" office:value="1.939634656107" calcext:value-type="float">
            <text:p>1.939634656107</text:p>
          </table:table-cell>
          <table:table-cell table:number-columns-repeated="8"/>
        </table:table-row>
        <table:table-row table:style-name="ro1">
          <table:table-cell office:value-type="float" office:value="3323" calcext:value-type="float">
            <text:p>3.32E+03</text:p>
          </table:table-cell>
          <table:table-cell office:value-type="float" office:value="0.0000000000149931597840005" calcext:value-type="float">
            <text:p>1.50E-11</text:p>
          </table:table-cell>
          <table:table-cell/>
          <table:table-cell office:value-type="float" office:value="3323" calcext:value-type="float">
            <text:p>3.32E+03</text:p>
          </table:table-cell>
          <table:table-cell office:value-type="float" office:value="0.000000000315571095560011" calcext:value-type="float">
            <text:p>3.16E-10</text:p>
          </table:table-cell>
          <table:table-cell/>
          <table:table-cell table:formula="of:=(1/[.D2176])*(10^4)" office:value-type="float" office:value="3.00932891965092" calcext:value-type="float">
            <text:p>3.00932891965092</text:p>
          </table:table-cell>
          <table:table-cell table:formula="of:=(2.5*LOG(([.E2176]/[.B2176]);10)-2.6)/0.38" office:value-type="float" office:value="1.8631845277136" calcext:value-type="float">
            <text:p>1.8631845277136</text:p>
          </table:table-cell>
          <table:table-cell table:number-columns-repeated="8"/>
        </table:table-row>
        <table:table-row table:style-name="ro1">
          <table:table-cell office:value-type="float" office:value="3324" calcext:value-type="float">
            <text:p>3.32E+03</text:p>
          </table:table-cell>
          <table:table-cell office:value-type="float" office:value="0.000000000014827353" calcext:value-type="float">
            <text:p>1.48E-11</text:p>
          </table:table-cell>
          <table:table-cell/>
          <table:table-cell office:value-type="float" office:value="3324" calcext:value-type="float">
            <text:p>3.32E+03</text:p>
          </table:table-cell>
          <table:table-cell office:value-type="float" office:value="0.0000000003115172" calcext:value-type="float">
            <text:p>3.12E-10</text:p>
          </table:table-cell>
          <table:table-cell/>
          <table:table-cell table:formula="of:=(1/[.D2177])*(10^4)" office:value-type="float" office:value="3.00842358604091" calcext:value-type="float">
            <text:p>3.00842358604091</text:p>
          </table:table-cell>
          <table:table-cell table:formula="of:=(2.5*LOG(([.E2177]/[.B2177]);10)-2.6)/0.38" office:value-type="float" office:value="1.85801581285996" calcext:value-type="float">
            <text:p>1.85801581285996</text:p>
          </table:table-cell>
          <table:table-cell table:number-columns-repeated="8"/>
        </table:table-row>
        <table:table-row table:style-name="ro1">
          <table:table-cell office:value-type="float" office:value="3325" calcext:value-type="float">
            <text:p>3.33E+03</text:p>
          </table:table-cell>
          <table:table-cell office:value-type="float" office:value="0.0000000000157820222240601" calcext:value-type="float">
            <text:p>1.58E-11</text:p>
          </table:table-cell>
          <table:table-cell/>
          <table:table-cell office:value-type="float" office:value="3325" calcext:value-type="float">
            <text:p>3.33E+03</text:p>
          </table:table-cell>
          <table:table-cell office:value-type="float" office:value="0.000000000288555806230471" calcext:value-type="float">
            <text:p>2.89E-10</text:p>
          </table:table-cell>
          <table:table-cell/>
          <table:table-cell table:formula="of:=(1/[.D2178])*(10^4)" office:value-type="float" office:value="3.00751879699248" calcext:value-type="float">
            <text:p>3.00751879699248</text:p>
          </table:table-cell>
          <table:table-cell table:formula="of:=(2.5*LOG(([.E2178]/[.B2178]);10)-2.6)/0.38" office:value-type="float" office:value="1.4609682030038" calcext:value-type="float">
            <text:p>1.4609682030038</text:p>
          </table:table-cell>
          <table:table-cell table:number-columns-repeated="8"/>
        </table:table-row>
        <table:table-row table:style-name="ro1">
          <table:table-cell office:value-type="float" office:value="3326" calcext:value-type="float">
            <text:p>3.33E+03</text:p>
          </table:table-cell>
          <table:table-cell office:value-type="float" office:value="0.000000000018255713" calcext:value-type="float">
            <text:p>1.83E-11</text:p>
          </table:table-cell>
          <table:table-cell/>
          <table:table-cell office:value-type="float" office:value="3326" calcext:value-type="float">
            <text:p>3.33E+03</text:p>
          </table:table-cell>
          <table:table-cell office:value-type="float" office:value="0.0000000002290594" calcext:value-type="float">
            <text:p>2.29E-10</text:p>
          </table:table-cell>
          <table:table-cell/>
          <table:table-cell table:formula="of:=(1/[.D2179])*(10^4)" office:value-type="float" office:value="3.00661455201443" calcext:value-type="float">
            <text:p>3.00661455201443</text:p>
          </table:table-cell>
          <table:table-cell table:formula="of:=(2.5*LOG(([.E2179]/[.B2179]);10)-2.6)/0.38" office:value-type="float" office:value="0.385192889814209" calcext:value-type="float">
            <text:p>0.385192889814209</text:p>
          </table:table-cell>
          <table:table-cell table:number-columns-repeated="8"/>
        </table:table-row>
        <table:table-row table:style-name="ro1">
          <table:table-cell office:value-type="float" office:value="3327" calcext:value-type="float">
            <text:p>3.33E+03</text:p>
          </table:table-cell>
          <table:table-cell office:value-type="float" office:value="0.000000000018255713" calcext:value-type="float">
            <text:p>1.83E-11</text:p>
          </table:table-cell>
          <table:table-cell/>
          <table:table-cell office:value-type="float" office:value="3327" calcext:value-type="float">
            <text:p>3.33E+03</text:p>
          </table:table-cell>
          <table:table-cell office:value-type="float" office:value="0.0000000002290594" calcext:value-type="float">
            <text:p>2.29E-10</text:p>
          </table:table-cell>
          <table:table-cell/>
          <table:table-cell table:formula="of:=(1/[.D2180])*(10^4)" office:value-type="float" office:value="3.00571085061617" calcext:value-type="float">
            <text:p>3.00571085061617</text:p>
          </table:table-cell>
          <table:table-cell table:formula="of:=(2.5*LOG(([.E2180]/[.B2180]);10)-2.6)/0.38" office:value-type="float" office:value="0.385192889814209" calcext:value-type="float">
            <text:p>0.385192889814209</text:p>
          </table:table-cell>
          <table:table-cell table:number-columns-repeated="8"/>
        </table:table-row>
        <table:table-row table:style-name="ro1">
          <table:table-cell office:value-type="float" office:value="3328" calcext:value-type="float">
            <text:p>3.33E+03</text:p>
          </table:table-cell>
          <table:table-cell office:value-type="float" office:value="0.0000000000251012448853057" calcext:value-type="float">
            <text:p>2.51E-11</text:p>
          </table:table-cell>
          <table:table-cell/>
          <table:table-cell office:value-type="float" office:value="3328" calcext:value-type="float">
            <text:p>3.33E+03</text:p>
          </table:table-cell>
          <table:table-cell office:value-type="float" office:value="0.000000000230301773768507" calcext:value-type="float">
            <text:p>2.30E-10</text:p>
          </table:table-cell>
          <table:table-cell/>
          <table:table-cell table:formula="of:=(1/[.D2181])*(10^4)" office:value-type="float" office:value="3.00480769230769" calcext:value-type="float">
            <text:p>3.00480769230769</text:p>
          </table:table-cell>
          <table:table-cell table:formula="of:=(2.5*LOG(([.E2181]/[.B2181]);10)-2.6)/0.38" office:value-type="float" office:value="-0.509197222219084" calcext:value-type="float">
            <text:p>-0.509197222219084</text:p>
          </table:table-cell>
          <table:table-cell table:number-columns-repeated="8"/>
        </table:table-row>
        <table:table-row table:style-name="ro1">
          <table:table-cell office:value-type="float" office:value="3329" calcext:value-type="float">
            <text:p>3.33E+03</text:p>
          </table:table-cell>
          <table:table-cell office:value-type="float" office:value="0.000000000029486281" calcext:value-type="float">
            <text:p>2.95E-11</text:p>
          </table:table-cell>
          <table:table-cell/>
          <table:table-cell office:value-type="float" office:value="3329" calcext:value-type="float">
            <text:p>3.33E+03</text:p>
          </table:table-cell>
          <table:table-cell office:value-type="float" office:value="0.0000000002310976" calcext:value-type="float">
            <text:p>2.31E-10</text:p>
          </table:table-cell>
          <table:table-cell/>
          <table:table-cell table:formula="of:=(1/[.D2182])*(10^4)" office:value-type="float" office:value="3.00390507659958" calcext:value-type="float">
            <text:p>3.00390507659958</text:p>
          </table:table-cell>
          <table:table-cell table:formula="of:=(2.5*LOG(([.E2182]/[.B2182]);10)-2.6)/0.38" office:value-type="float" office:value="-0.959372136356029" calcext:value-type="float">
            <text:p>-0.959372136356029</text:p>
          </table:table-cell>
          <table:table-cell table:number-columns-repeated="8"/>
        </table:table-row>
        <table:table-row table:style-name="ro1">
          <table:table-cell office:value-type="float" office:value="3330" calcext:value-type="float">
            <text:p>3.33E+03</text:p>
          </table:table-cell>
          <table:table-cell office:value-type="float" office:value="0.000000000029486281" calcext:value-type="float">
            <text:p>2.95E-11</text:p>
          </table:table-cell>
          <table:table-cell/>
          <table:table-cell office:value-type="float" office:value="3330" calcext:value-type="float">
            <text:p>3.33E+03</text:p>
          </table:table-cell>
          <table:table-cell office:value-type="float" office:value="0.0000000002310976" calcext:value-type="float">
            <text:p>2.31E-10</text:p>
          </table:table-cell>
          <table:table-cell/>
          <table:table-cell table:formula="of:=(1/[.D2183])*(10^4)" office:value-type="float" office:value="3.003003003003" calcext:value-type="float">
            <text:p>3.003003003003</text:p>
          </table:table-cell>
          <table:table-cell table:formula="of:=(2.5*LOG(([.E2183]/[.B2183]);10)-2.6)/0.38" office:value-type="float" office:value="-0.959372136356029" calcext:value-type="float">
            <text:p>-0.959372136356029</text:p>
          </table:table-cell>
          <table:table-cell table:number-columns-repeated="8"/>
        </table:table-row>
        <table:table-row table:style-name="ro1">
          <table:table-cell office:value-type="float" office:value="3331" calcext:value-type="float">
            <text:p>3.33E+03</text:p>
          </table:table-cell>
          <table:table-cell office:value-type="float" office:value="0.0000000000305931667200001" calcext:value-type="float">
            <text:p>3.06E-11</text:p>
          </table:table-cell>
          <table:table-cell/>
          <table:table-cell office:value-type="float" office:value="3331" calcext:value-type="float">
            <text:p>3.33E+03</text:p>
          </table:table-cell>
          <table:table-cell office:value-type="float" office:value="0.00000000057287864840002" calcext:value-type="float">
            <text:p>5.73E-10</text:p>
          </table:table-cell>
          <table:table-cell/>
          <table:table-cell table:formula="of:=(1/[.D2184])*(10^4)" office:value-type="float" office:value="3.00210147102972" calcext:value-type="float">
            <text:p>3.00210147102972</text:p>
          </table:table-cell>
          <table:table-cell table:formula="of:=(2.5*LOG(([.E2184]/[.B2184]);10)-2.6)/0.38" office:value-type="float" office:value="1.52919870162611" calcext:value-type="float">
            <text:p>1.52919870162611</text:p>
          </table:table-cell>
          <table:table-cell table:number-columns-repeated="8"/>
        </table:table-row>
        <table:table-row table:style-name="ro1">
          <table:table-cell office:value-type="float" office:value="3332" calcext:value-type="float">
            <text:p>3.33E+03</text:p>
          </table:table-cell>
          <table:table-cell office:value-type="float" office:value="0.000000000030663819" calcext:value-type="float">
            <text:p>3.07E-11</text:p>
          </table:table-cell>
          <table:table-cell/>
          <table:table-cell office:value-type="float" office:value="3332" calcext:value-type="float">
            <text:p>3.33E+03</text:p>
          </table:table-cell>
          <table:table-cell office:value-type="float" office:value="0.00000000059469446" calcext:value-type="float">
            <text:p>5.95E-10</text:p>
          </table:table-cell>
          <table:table-cell/>
          <table:table-cell table:formula="of:=(1/[.D2185])*(10^4)" office:value-type="float" office:value="3.00120048019208" calcext:value-type="float">
            <text:p>3.00120048019208</text:p>
          </table:table-cell>
          <table:table-cell table:formula="of:=(2.5*LOG(([.E2185]/[.B2185]);10)-2.6)/0.38" office:value-type="float" office:value="1.62939243436344" calcext:value-type="float">
            <text:p>1.62939243436344</text:p>
          </table:table-cell>
          <table:table-cell table:number-columns-repeated="8"/>
        </table:table-row>
        <table:table-row table:style-name="ro1">
          <table:table-cell office:value-type="float" office:value="3333" calcext:value-type="float">
            <text:p>3.33E+03</text:p>
          </table:table-cell>
          <table:table-cell office:value-type="float" office:value="0.0000000000300947766682757" calcext:value-type="float">
            <text:p>3.01E-11</text:p>
          </table:table-cell>
          <table:table-cell/>
          <table:table-cell office:value-type="float" office:value="3333" calcext:value-type="float">
            <text:p>3.33E+03</text:p>
          </table:table-cell>
          <table:table-cell office:value-type="float" office:value="0.000000000598163843553247" calcext:value-type="float">
            <text:p>5.98E-10</text:p>
          </table:table-cell>
          <table:table-cell/>
          <table:table-cell table:formula="of:=(1/[.D2186])*(10^4)" office:value-type="float" office:value="3.000300030003" calcext:value-type="float">
            <text:p>3.000300030003</text:p>
          </table:table-cell>
          <table:table-cell table:formula="of:=(2.5*LOG(([.E2186]/[.B2186]);10)-2.6)/0.38" office:value-type="float" office:value="1.69953311478588" calcext:value-type="float">
            <text:p>1.69953311478588</text:p>
          </table:table-cell>
          <table:table-cell table:number-columns-repeated="8"/>
        </table:table-row>
        <table:table-row table:style-name="ro1">
          <table:table-cell office:value-type="float" office:value="3334" calcext:value-type="float">
            <text:p>3.33E+03</text:p>
          </table:table-cell>
          <table:table-cell office:value-type="float" office:value="0.000000000028559863" calcext:value-type="float">
            <text:p>2.86E-11</text:p>
          </table:table-cell>
          <table:table-cell/>
          <table:table-cell office:value-type="float" office:value="3334" calcext:value-type="float">
            <text:p>3.33E+03</text:p>
          </table:table-cell>
          <table:table-cell office:value-type="float" office:value="0.00000000060752203" calcext:value-type="float">
            <text:p>6.08E-10</text:p>
          </table:table-cell>
          <table:table-cell/>
          <table:table-cell table:formula="of:=(1/[.D2187])*(10^4)" office:value-type="float" office:value="2.999400119976" calcext:value-type="float">
            <text:p>2.999400119976</text:p>
          </table:table-cell>
          <table:table-cell table:formula="of:=(2.5*LOG(([.E2187]/[.B2187]);10)-2.6)/0.38" office:value-type="float" office:value="1.89345994173978" calcext:value-type="float">
            <text:p>1.89345994173978</text:p>
          </table:table-cell>
          <table:table-cell table:number-columns-repeated="8"/>
        </table:table-row>
        <table:table-row table:style-name="ro1">
          <table:table-cell office:value-type="float" office:value="3335" calcext:value-type="float">
            <text:p>3.34E+03</text:p>
          </table:table-cell>
          <table:table-cell office:value-type="float" office:value="0.000000000028559863" calcext:value-type="float">
            <text:p>2.86E-11</text:p>
          </table:table-cell>
          <table:table-cell/>
          <table:table-cell office:value-type="float" office:value="3335" calcext:value-type="float">
            <text:p>3.34E+03</text:p>
          </table:table-cell>
          <table:table-cell office:value-type="float" office:value="0.00000000060752203" calcext:value-type="float">
            <text:p>6.08E-10</text:p>
          </table:table-cell>
          <table:table-cell/>
          <table:table-cell table:formula="of:=(1/[.D2188])*(10^4)" office:value-type="float" office:value="2.99850074962519" calcext:value-type="float">
            <text:p>2.99850074962519</text:p>
          </table:table-cell>
          <table:table-cell table:formula="of:=(2.5*LOG(([.E2188]/[.B2188]);10)-2.6)/0.38" office:value-type="float" office:value="1.89345994173978" calcext:value-type="float">
            <text:p>1.89345994173978</text:p>
          </table:table-cell>
          <table:table-cell table:number-columns-repeated="8"/>
        </table:table-row>
        <table:table-row table:style-name="ro1">
          <table:table-cell office:value-type="float" office:value="3336" calcext:value-type="float">
            <text:p>3.34E+03</text:p>
          </table:table-cell>
          <table:table-cell office:value-type="float" office:value="0.0000000000370045314234961" calcext:value-type="float">
            <text:p>3.70E-11</text:p>
          </table:table-cell>
          <table:table-cell/>
          <table:table-cell office:value-type="float" office:value="3336" calcext:value-type="float">
            <text:p>3.34E+03</text:p>
          </table:table-cell>
          <table:table-cell office:value-type="float" office:value="0.00000000058543757855501" calcext:value-type="float">
            <text:p>5.85E-10</text:p>
          </table:table-cell>
          <table:table-cell/>
          <table:table-cell table:formula="of:=(1/[.D2189])*(10^4)" office:value-type="float" office:value="2.99760191846523" calcext:value-type="float">
            <text:p>2.99760191846523</text:p>
          </table:table-cell>
          <table:table-cell table:formula="of:=(2.5*LOG(([.E2189]/[.B2189]);10)-2.6)/0.38" office:value-type="float" office:value="1.04753741184147" calcext:value-type="float">
            <text:p>1.04753741184147</text:p>
          </table:table-cell>
          <table:table-cell table:number-columns-repeated="8"/>
        </table:table-row>
        <table:table-row table:style-name="ro1">
          <table:table-cell office:value-type="float" office:value="3337" calcext:value-type="float">
            <text:p>3.34E+03</text:p>
          </table:table-cell>
          <table:table-cell office:value-type="float" office:value="0.000000000042599212" calcext:value-type="float">
            <text:p>4.26E-11</text:p>
          </table:table-cell>
          <table:table-cell/>
          <table:table-cell office:value-type="float" office:value="3337" calcext:value-type="float">
            <text:p>3.34E+03</text:p>
          </table:table-cell>
          <table:table-cell office:value-type="float" office:value="0.0000000005708064" calcext:value-type="float">
            <text:p>5.71E-10</text:p>
          </table:table-cell>
          <table:table-cell/>
          <table:table-cell table:formula="of:=(1/[.D2190])*(10^4)" office:value-type="float" office:value="2.99670362601139" calcext:value-type="float">
            <text:p>2.99670362601139</text:p>
          </table:table-cell>
          <table:table-cell table:formula="of:=(2.5*LOG(([.E2190]/[.B2190]);10)-2.6)/0.38" office:value-type="float" office:value="0.572942554407461" calcext:value-type="float">
            <text:p>0.572942554407461</text:p>
          </table:table-cell>
          <table:table-cell table:number-columns-repeated="8"/>
        </table:table-row>
        <table:table-row table:style-name="ro1">
          <table:table-cell office:value-type="float" office:value="3338" calcext:value-type="float">
            <text:p>3.34E+03</text:p>
          </table:table-cell>
          <table:table-cell office:value-type="float" office:value="0.000000000042599212" calcext:value-type="float">
            <text:p>4.26E-11</text:p>
          </table:table-cell>
          <table:table-cell/>
          <table:table-cell office:value-type="float" office:value="3338" calcext:value-type="float">
            <text:p>3.34E+03</text:p>
          </table:table-cell>
          <table:table-cell office:value-type="float" office:value="0.0000000005708064" calcext:value-type="float">
            <text:p>5.71E-10</text:p>
          </table:table-cell>
          <table:table-cell/>
          <table:table-cell table:formula="of:=(1/[.D2191])*(10^4)" office:value-type="float" office:value="2.99580587177951" calcext:value-type="float">
            <text:p>2.99580587177951</text:p>
          </table:table-cell>
          <table:table-cell table:formula="of:=(2.5*LOG(([.E2191]/[.B2191]);10)-2.6)/0.38" office:value-type="float" office:value="0.572942554407461" calcext:value-type="float">
            <text:p>0.572942554407461</text:p>
          </table:table-cell>
          <table:table-cell table:number-columns-repeated="8"/>
        </table:table-row>
        <table:table-row table:style-name="ro1">
          <table:table-cell office:value-type="float" office:value="3339" calcext:value-type="float">
            <text:p>3.34E+03</text:p>
          </table:table-cell>
          <table:table-cell office:value-type="float" office:value="0.0000000000460013665653172" calcext:value-type="float">
            <text:p>4.60E-11</text:p>
          </table:table-cell>
          <table:table-cell/>
          <table:table-cell office:value-type="float" office:value="3339" calcext:value-type="float">
            <text:p>3.34E+03</text:p>
          </table:table-cell>
          <table:table-cell office:value-type="float" office:value="0.000000000359844612198745" calcext:value-type="float">
            <text:p>3.60E-10</text:p>
          </table:table-cell>
          <table:table-cell/>
          <table:table-cell table:formula="of:=(1/[.D2192])*(10^4)" office:value-type="float" office:value="2.99490865528601" calcext:value-type="float">
            <text:p>2.99490865528601</text:p>
          </table:table-cell>
          <table:table-cell table:formula="of:=(2.5*LOG(([.E2192]/[.B2192]);10)-2.6)/0.38" office:value-type="float" office:value="-0.964840321845794" calcext:value-type="float">
            <text:p>-0.964840321845794</text:p>
          </table:table-cell>
          <table:table-cell table:number-columns-repeated="8"/>
        </table:table-row>
        <table:table-row table:style-name="ro1">
          <table:table-cell office:value-type="float" office:value="3340" calcext:value-type="float">
            <text:p>3.34E+03</text:p>
          </table:table-cell>
          <table:table-cell office:value-type="float" office:value="0.000000000046247589" calcext:value-type="float">
            <text:p>4.62E-11</text:p>
          </table:table-cell>
          <table:table-cell/>
          <table:table-cell office:value-type="float" office:value="3340" calcext:value-type="float">
            <text:p>3.34E+03</text:p>
          </table:table-cell>
          <table:table-cell office:value-type="float" office:value="0.00000000034457678" calcext:value-type="float">
            <text:p>3.45E-10</text:p>
          </table:table-cell>
          <table:table-cell/>
          <table:table-cell table:formula="of:=(1/[.D2193])*(10^4)" office:value-type="float" office:value="2.9940119760479" calcext:value-type="float">
            <text:p>2.9940119760479</text:p>
          </table:table-cell>
          <table:table-cell table:formula="of:=(2.5*LOG(([.E2193]/[.B2193]);10)-2.6)/0.38" office:value-type="float" office:value="-1.10396768776901" calcext:value-type="float">
            <text:p>-1.10396768776901</text:p>
          </table:table-cell>
          <table:table-cell table:number-columns-repeated="8"/>
        </table:table-row>
        <table:table-row table:style-name="ro1">
          <table:table-cell office:value-type="float" office:value="3341" calcext:value-type="float">
            <text:p>3.34E+03</text:p>
          </table:table-cell>
          <table:table-cell office:value-type="float" office:value="0.0000000000448002132100004" calcext:value-type="float">
            <text:p>4.48E-11</text:p>
          </table:table-cell>
          <table:table-cell/>
          <table:table-cell office:value-type="float" office:value="3341" calcext:value-type="float">
            <text:p>3.34E+03</text:p>
          </table:table-cell>
          <table:table-cell office:value-type="float" office:value="0.00000000044248769554997" calcext:value-type="float">
            <text:p>4.42E-10</text:p>
          </table:table-cell>
          <table:table-cell/>
          <table:table-cell table:formula="of:=(1/[.D2194])*(10^4)" office:value-type="float" office:value="2.99311583358276" calcext:value-type="float">
            <text:p>2.99311583358276</text:p>
          </table:table-cell>
          <table:table-cell table:formula="of:=(2.5*LOG(([.E2194]/[.B2194]);10)-2.6)/0.38" office:value-type="float" office:value="-0.298545278174811" calcext:value-type="float">
            <text:p>-0.298545278174811</text:p>
          </table:table-cell>
          <table:table-cell table:number-columns-repeated="8"/>
        </table:table-row>
        <table:table-row table:style-name="ro1">
          <table:table-cell office:value-type="float" office:value="3342" calcext:value-type="float">
            <text:p>3.34E+03</text:p>
          </table:table-cell>
          <table:table-cell office:value-type="float" office:value="0.000000000040744259" calcext:value-type="float">
            <text:p>4.07E-11</text:p>
          </table:table-cell>
          <table:table-cell/>
          <table:table-cell office:value-type="float" office:value="3342" calcext:value-type="float">
            <text:p>3.34E+03</text:p>
          </table:table-cell>
          <table:table-cell office:value-type="float" office:value="0.00000000071686163" calcext:value-type="float">
            <text:p>7.17E-10</text:p>
          </table:table-cell>
          <table:table-cell/>
          <table:table-cell table:formula="of:=(1/[.D2195])*(10^4)" office:value-type="float" office:value="2.99222022740874" calcext:value-type="float">
            <text:p>2.99222022740874</text:p>
          </table:table-cell>
          <table:table-cell table:formula="of:=(2.5*LOG(([.E2195]/[.B2195]);10)-2.6)/0.38" office:value-type="float" office:value="1.35111126013408" calcext:value-type="float">
            <text:p>1.35111126013408</text:p>
          </table:table-cell>
          <table:table-cell table:number-columns-repeated="8"/>
        </table:table-row>
        <table:table-row table:style-name="ro1">
          <table:table-cell office:value-type="float" office:value="3343" calcext:value-type="float">
            <text:p>3.34E+03</text:p>
          </table:table-cell>
          <table:table-cell office:value-type="float" office:value="0.000000000040744259" calcext:value-type="float">
            <text:p>4.07E-11</text:p>
          </table:table-cell>
          <table:table-cell/>
          <table:table-cell office:value-type="float" office:value="3343" calcext:value-type="float">
            <text:p>3.34E+03</text:p>
          </table:table-cell>
          <table:table-cell office:value-type="float" office:value="0.00000000071686163" calcext:value-type="float">
            <text:p>7.17E-10</text:p>
          </table:table-cell>
          <table:table-cell/>
          <table:table-cell table:formula="of:=(1/[.D2196])*(10^4)" office:value-type="float" office:value="2.99132515704457" calcext:value-type="float">
            <text:p>2.99132515704457</text:p>
          </table:table-cell>
          <table:table-cell table:formula="of:=(2.5*LOG(([.E2196]/[.B2196]);10)-2.6)/0.38" office:value-type="float" office:value="1.35111126013408" calcext:value-type="float">
            <text:p>1.35111126013408</text:p>
          </table:table-cell>
          <table:table-cell table:number-columns-repeated="8"/>
        </table:table-row>
        <table:table-row table:style-name="ro1">
          <table:table-cell office:value-type="float" office:value="3344" calcext:value-type="float">
            <text:p>3.34E+03</text:p>
          </table:table-cell>
          <table:table-cell office:value-type="float" office:value="0.0000000000404496626926325" calcext:value-type="float">
            <text:p>4.04E-11</text:p>
          </table:table-cell>
          <table:table-cell/>
          <table:table-cell office:value-type="float" office:value="3344" calcext:value-type="float">
            <text:p>3.34E+03</text:p>
          </table:table-cell>
          <table:table-cell office:value-type="float" office:value="0.000000000688449067186808" calcext:value-type="float">
            <text:p>6.88E-10</text:p>
          </table:table-cell>
          <table:table-cell/>
          <table:table-cell table:formula="of:=(1/[.D2197])*(10^4)" office:value-type="float" office:value="2.99043062200957" calcext:value-type="float">
            <text:p>2.99043062200957</text:p>
          </table:table-cell>
          <table:table-cell table:formula="of:=(2.5*LOG(([.E2197]/[.B2197]);10)-2.6)/0.38" office:value-type="float" office:value="1.25629546984279" calcext:value-type="float">
            <text:p>1.25629546984279</text:p>
          </table:table-cell>
          <table:table-cell table:number-columns-repeated="8"/>
        </table:table-row>
        <table:table-row table:style-name="ro1">
          <table:table-cell office:value-type="float" office:value="3345" calcext:value-type="float">
            <text:p>3.35E+03</text:p>
          </table:table-cell>
          <table:table-cell office:value-type="float" office:value="0.00000000004024785" calcext:value-type="float">
            <text:p>4.02E-11</text:p>
          </table:table-cell>
          <table:table-cell/>
          <table:table-cell office:value-type="float" office:value="3345" calcext:value-type="float">
            <text:p>3.35E+03</text:p>
          </table:table-cell>
          <table:table-cell office:value-type="float" office:value="0.00000000066898509" calcext:value-type="float">
            <text:p>6.69E-10</text:p>
          </table:table-cell>
          <table:table-cell/>
          <table:table-cell table:formula="of:=(1/[.D2198])*(10^4)" office:value-type="float" office:value="2.98953662182362" calcext:value-type="float">
            <text:p>2.98953662182362</text:p>
          </table:table-cell>
          <table:table-cell table:formula="of:=(2.5*LOG(([.E2198]/[.B2198]);10)-2.6)/0.38" office:value-type="float" office:value="1.18864311049536" calcext:value-type="float">
            <text:p>1.18864311049536</text:p>
          </table:table-cell>
          <table:table-cell table:number-columns-repeated="8"/>
        </table:table-row>
        <table:table-row table:style-name="ro1">
          <table:table-cell office:value-type="float" office:value="3346" calcext:value-type="float">
            <text:p>3.35E+03</text:p>
          </table:table-cell>
          <table:table-cell office:value-type="float" office:value="0.00000000004024785" calcext:value-type="float">
            <text:p>4.02E-11</text:p>
          </table:table-cell>
          <table:table-cell/>
          <table:table-cell office:value-type="float" office:value="3346" calcext:value-type="float">
            <text:p>3.35E+03</text:p>
          </table:table-cell>
          <table:table-cell office:value-type="float" office:value="0.00000000066898509" calcext:value-type="float">
            <text:p>6.69E-10</text:p>
          </table:table-cell>
          <table:table-cell/>
          <table:table-cell table:formula="of:=(1/[.D2199])*(10^4)" office:value-type="float" office:value="2.98864315600717" calcext:value-type="float">
            <text:p>2.98864315600717</text:p>
          </table:table-cell>
          <table:table-cell table:formula="of:=(2.5*LOG(([.E2199]/[.B2199]);10)-2.6)/0.38" office:value-type="float" office:value="1.18864311049536" calcext:value-type="float">
            <text:p>1.18864311049536</text:p>
          </table:table-cell>
          <table:table-cell table:number-columns-repeated="8"/>
        </table:table-row>
        <table:table-row table:style-name="ro1">
          <table:table-cell office:value-type="float" office:value="3347" calcext:value-type="float">
            <text:p>3.35E+03</text:p>
          </table:table-cell>
          <table:table-cell table:style-name="Default"/>
          <table:table-cell/>
          <table:table-cell office:value-type="float" office:value="3347" calcext:value-type="float">
            <text:p>3.35E+03</text:p>
          </table:table-cell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23:33:06.047565012</meta:creation-date>
    <dc:date>2021-02-10T00:34:00.534735792</dc:date>
    <meta:editing-duration>PT23M33S</meta:editing-duration>
    <meta:editing-cycles>1</meta:editing-cycles>
    <meta:document-statistic meta:table-count="1" meta:cell-count="13744" meta:object-count="0"/>
    <meta:generator>LibreOffice/6.4.6.2$Linux_X86_64 LibreOffice_project/40$Build-2</meta:generator>
  </office:meta>
</office:document-meta>
</file>